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3.076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3.143cm"/>
    </style:style>
    <style:style style:name="co6" style:family="table-column">
      <style:table-column-properties fo:break-before="auto" style:column-width="4.083cm"/>
    </style:style>
    <style:style style:name="co7" style:family="table-column">
      <style:table-column-properties fo:break-before="auto" style:column-width="3.401cm"/>
    </style:style>
    <style:style style:name="co8" style:family="table-column">
      <style:table-column-properties fo:break-before="auto" style:column-width="3.26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4" style:family="table-cell" style:parent-style-name="Default" style:data-style-name="N1"/>
    <style:style style:name="ce2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>
        <table:iteration table:status="enable" table:steps="32767"/>
      </table:calculation-settings>
      <table:table table:name="Arkusz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zien tygodnia</text:p>
          </table:table-cell>
          <table:table-cell office:value-type="string" calcext:value-type="string">
            <text:p>sezon </text:p>
          </table:table-cell>
          <table:table-cell office:value-type="string" calcext:value-type="string">
            <text:p>koszta dzien </text:p>
          </table:table-cell>
          <table:table-cell office:value-type="string" calcext:value-type="string">
            <text:p>koszta sum</text:p>
          </table:table-cell>
          <table:table-cell office:value-type="string" calcext:value-type="string">
            <text:p>klienci</text:p>
          </table:table-cell>
          <table:table-cell office:value-type="string" calcext:value-type="string">
            <text:p>przychody dzien </text:p>
          </table:table-cell>
          <table:table-cell office:value-type="string" calcext:value-type="string">
            <text:p>przychody sum</text:p>
          </table:table-cell>
          <table:table-cell office:value-type="string" calcext:value-type="string">
            <text:p>dochód</text:p>
          </table:table-cell>
          <table:table-cell table:style-name="ce4" office:value-type="string" calcext:value-type="string">
            <text:p>ilosc rowerow </text:p>
          </table:table-cell>
          <table:table-cell office:value-type="string" calcext:value-type="string">
            <text:p>czy nowe rowery?</text:p>
          </table:table-cell>
          <table:table-cell office:value-type="string" calcext:value-type="string">
            <text:p>nowe rowery</text:p>
          </table:table-cell>
          <table:table-cell office:value-type="string" calcext:value-type="string">
            <text:p>koszta nowych rowerów</text:p>
          </table:table-cell>
          <table:table-cell/>
          <table:table-cell office:value-type="string" calcext:value-type="string">
            <text:p>zim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style-name="ce1" office:value-type="date" office:date-value="2023-01-01" calcext:value-type="date">
            <text:p>1.01.2023</text:p>
          </table:table-cell>
          <table:table-cell office:value-type="string" calcext:value-type="string">
            <text:p>niedziela </text:p>
          </table:table-cell>
          <table:table-cell office:value-type="string" calcext:value-type="string">
            <text:p>zima</text:p>
          </table:table-cell>
          <table:table-cell table:formula="of:=([.P5]+[.P7])*[.J2]" office:value-type="float" office:value="8150" calcext:value-type="float">
            <text:p>8150</text:p>
          </table:table-cell>
          <table:table-cell office:value-type="float" office:value="8150" calcext:value-type="float">
            <text:p>8150</text:p>
          </table:table-cell>
          <table:table-cell table:formula="of:=IF(AND(NOT([.B2]=&quot;niedziela&quot;);NOT([.B2]=&quot;sobota&quot;));ROUNDDOWN(VLOOKUP([.C2];[.$O$1:.$P$4];2;0) * [.J2];0);0)" office:value-type="float" office:value="2" calcext:value-type="float">
            <text:p>2</text:p>
          </table:table-cell>
          <table:table-cell table:formula="of:=[.F2]*[.$P$8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H2]-[.E2] - 800*[.L2]" office:value-type="float" office:value="-8150" calcext:value-type="float">
            <text:p>-8150</text:p>
          </table:table-cell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NIE</text:p>
          </table:table-cell>
          <table:table-cell table:formula="of:=IF([.K2] = &quot;TAK&quot;;3;0)" office:value-type="float" office:value="0" calcext:value-type="float">
            <text:p>0</text:p>
          </table:table-cell>
          <table:table-cell table:formula="of:=[.L2]*800" office:value-type="float" office:value="0" calcext:value-type="float">
            <text:p>0</text:p>
          </table:table-cell>
          <table:table-cell/>
          <table:table-cell office:value-type="string" calcext:value-type="string">
            <text:p>wiosna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" office:value-type="date" office:date-value="2023-01-02" calcext:value-type="date">
            <text:p>2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([.P6]+[.P8])*[.J3] +[.M2]" office:value-type="float" office:value="400" calcext:value-type="float">
            <text:p>400</text:p>
          </table:table-cell>
          <table:table-cell table:formula="of:=[.E2]+[.D3]" office:value-type="float" office:value="8550" calcext:value-type="float">
            <text:p>8550</text:p>
          </table:table-cell>
          <table:table-cell table:formula="of:=IF(AND(NOT([.B3]=&quot;niedziela&quot;);NOT([.B3]=&quot;sobota&quot;));ROUNDDOWN(VLOOKUP([.C3];[.$O$1:.$P$4];2;0) * [.J3];0);0)" office:value-type="float" office:value="2" calcext:value-type="float">
            <text:p>2</text:p>
          </table:table-cell>
          <table:table-cell table:formula="of:=[.F3]*[.$P$8]" office:value-type="float" office:value="60" calcext:value-type="float">
            <text:p>60</text:p>
          </table:table-cell>
          <table:table-cell table:formula="of:=[.G3]+[.H2]" office:value-type="float" office:value="60" calcext:value-type="float">
            <text:p>60</text:p>
          </table:table-cell>
          <table:table-cell table:formula="of:=[.H3]-[.E3]" office:value-type="float" office:value="-8490" calcext:value-type="float">
            <text:p>-8490</text:p>
          </table:table-cell>
          <table:table-cell table:style-name="ce2" table:formula="of:=[.J2]+[.L2]" office:value-type="float" office:value="10" calcext:value-type="float">
            <text:p>10</text:p>
          </table:table-cell>
          <table:table-cell table:style-name="ce2" table:formula="of:=IF(AND(NOT(MONTH([.A3]) = MONTH([.A4]));[.I3]&gt;=2400);&quot;TAK&quot;;&quot;NIE&quot;)" office:value-type="string" office:string-value="NIE" calcext:value-type="string">
            <text:p>NIE</text:p>
          </table:table-cell>
          <table:table-cell table:formula="of:=IF([.K3] = &quot;TAK&quot;;3;0)" office:value-type="float" office:value="0" calcext:value-type="float">
            <text:p>0</text:p>
          </table:table-cell>
          <table:table-cell table:formula="of:=[.L3]*800" office:value-type="float" office:value="0" calcext:value-type="float">
            <text:p>0</text:p>
          </table:table-cell>
          <table:table-cell/>
          <table:table-cell office:value-type="string" calcext:value-type="string">
            <text:p>lato 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1" office:value-type="date" office:date-value="2023-01-03" calcext:value-type="date">
            <text:p>3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([.P7]+[.P9])*[.J4] +[.M3]" office:value-type="float" office:value="150" calcext:value-type="float">
            <text:p>150</text:p>
          </table:table-cell>
          <table:table-cell table:formula="of:=[.E3]+[.D4]" office:value-type="float" office:value="8700" calcext:value-type="float">
            <text:p>8700</text:p>
          </table:table-cell>
          <table:table-cell table:formula="of:=IF(AND(NOT([.B4]=&quot;niedziela&quot;);NOT([.B4]=&quot;sobota&quot;));ROUNDDOWN(VLOOKUP([.C4];[.$O$1:.$P$4];2;0) * [.J4];0);0)" office:value-type="float" office:value="2" calcext:value-type="float">
            <text:p>2</text:p>
          </table:table-cell>
          <table:table-cell table:formula="of:=[.F4]*[.$P$8]" office:value-type="float" office:value="60" calcext:value-type="float">
            <text:p>60</text:p>
          </table:table-cell>
          <table:table-cell table:formula="of:=[.G4]+[.H3]" office:value-type="float" office:value="120" calcext:value-type="float">
            <text:p>120</text:p>
          </table:table-cell>
          <table:table-cell table:formula="of:=[.H4]-[.E4]" office:value-type="float" office:value="-8580" calcext:value-type="float">
            <text:p>-8580</text:p>
          </table:table-cell>
          <table:table-cell table:style-name="ce2" table:formula="of:=[.J3]+[.L3]" office:value-type="float" office:value="10" calcext:value-type="float">
            <text:p>10</text:p>
          </table:table-cell>
          <table:table-cell table:formula="of:=IF(AND(NOT(MONTH([.A4]) = MONTH([.A5]));[.I4]&gt;=2400);&quot;TAK&quot;;&quot;NIE&quot;)" office:value-type="string" office:string-value="NIE" calcext:value-type="string">
            <text:p>NIE</text:p>
          </table:table-cell>
          <table:table-cell table:formula="of:=IF([.K4] = &quot;TAK&quot;;3;0)" office:value-type="float" office:value="0" calcext:value-type="float">
            <text:p>0</text:p>
          </table:table-cell>
          <table:table-cell table:formula="of:=[.L4]*800" office:value-type="float" office:value="0" calcext:value-type="float">
            <text:p>0</text:p>
          </table:table-cell>
          <table:table-cell/>
          <table:table-cell office:value-type="string" calcext:value-type="string">
            <text:p>jesień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style-name="ce1" office:value-type="date" office:date-value="2023-01-04" calcext:value-type="date">
            <text:p>4.0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5] = &quot;niedziela&quot;;[.$P$7]*[.J5];0)" office:value-type="float" office:value="0" calcext:value-type="float">
            <text:p>0</text:p>
          </table:table-cell>
          <table:table-cell table:formula="of:=[.E4]+[.D5]" office:value-type="float" office:value="8700" calcext:value-type="float">
            <text:p>8700</text:p>
          </table:table-cell>
          <table:table-cell table:formula="of:=IF(AND(NOT([.B5]=&quot;niedziela&quot;);NOT([.B5]=&quot;sobota&quot;));ROUNDDOWN(VLOOKUP([.C5];[.$O$1:.$P$4];2;0) * [.J5];0);0)" office:value-type="float" office:value="2" calcext:value-type="float">
            <text:p>2</text:p>
          </table:table-cell>
          <table:table-cell table:formula="of:=[.F5]*[.$P$8]" office:value-type="float" office:value="60" calcext:value-type="float">
            <text:p>60</text:p>
          </table:table-cell>
          <table:table-cell table:formula="of:=[.G5]+[.H4]" office:value-type="float" office:value="180" calcext:value-type="float">
            <text:p>180</text:p>
          </table:table-cell>
          <table:table-cell table:formula="of:=[.H5]-[.E5]" office:value-type="float" office:value="-8520" calcext:value-type="float">
            <text:p>-8520</text:p>
          </table:table-cell>
          <table:table-cell table:style-name="ce2" table:formula="of:=[.J4]+[.L4]" office:value-type="float" office:value="10" calcext:value-type="float">
            <text:p>10</text:p>
          </table:table-cell>
          <table:table-cell table:formula="of:=IF(AND(NOT(MONTH([.A5]) = MONTH([.A6]));[.I5]&gt;=2400);&quot;TAK&quot;;&quot;NIE&quot;)" office:value-type="string" office:string-value="NIE" calcext:value-type="string">
            <text:p>NIE</text:p>
          </table:table-cell>
          <table:table-cell table:formula="of:=IF([.K5] = &quot;TAK&quot;;3;0)" office:value-type="float" office:value="0" calcext:value-type="float">
            <text:p>0</text:p>
          </table:table-cell>
          <table:table-cell table:formula="of:=[.L5]*800" office:value-type="float" office:value="0" calcext:value-type="float">
            <text:p>0</text:p>
          </table:table-cell>
          <table:table-cell/>
          <table:table-cell office:value-type="string" calcext:value-type="string">
            <text:p>cena roweru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date" office:date-value="2023-01-05" calcext:value-type="date">
            <text:p>5.0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6] = &quot;niedziela&quot;;[.$P$7]*[.J6];0)" office:value-type="float" office:value="0" calcext:value-type="float">
            <text:p>0</text:p>
          </table:table-cell>
          <table:table-cell table:formula="of:=[.E5]+[.D6]" office:value-type="float" office:value="8700" calcext:value-type="float">
            <text:p>8700</text:p>
          </table:table-cell>
          <table:table-cell table:formula="of:=IF(AND(NOT([.B6]=&quot;niedziela&quot;);NOT([.B6]=&quot;sobota&quot;));ROUNDDOWN(VLOOKUP([.C6];[.$O$1:.$P$4];2;0) * [.J6];0);0)" office:value-type="float" office:value="2" calcext:value-type="float">
            <text:p>2</text:p>
          </table:table-cell>
          <table:table-cell table:formula="of:=[.F6]*[.$P$8]" office:value-type="float" office:value="60" calcext:value-type="float">
            <text:p>60</text:p>
          </table:table-cell>
          <table:table-cell table:formula="of:=[.G6]+[.H5]" office:value-type="float" office:value="240" calcext:value-type="float">
            <text:p>240</text:p>
          </table:table-cell>
          <table:table-cell table:formula="of:=[.H6]-[.E6]" office:value-type="float" office:value="-8460" calcext:value-type="float">
            <text:p>-8460</text:p>
          </table:table-cell>
          <table:table-cell table:style-name="ce2" table:formula="of:=[.J5]+[.L5]" office:value-type="float" office:value="10" calcext:value-type="float">
            <text:p>10</text:p>
          </table:table-cell>
          <table:table-cell table:formula="of:=IF(AND(NOT(MONTH([.A6]) = MONTH([.A7]));[.I6]&gt;=2400);&quot;TAK&quot;;&quot;NIE&quot;)" office:value-type="string" office:string-value="NIE" calcext:value-type="string">
            <text:p>NIE</text:p>
          </table:table-cell>
          <table:table-cell table:formula="of:=IF([.K6] = &quot;TAK&quot;;3;0)" office:value-type="float" office:value="0" calcext:value-type="float">
            <text:p>0</text:p>
          </table:table-cell>
          <table:table-cell table:formula="of:=[.L6]*800" office:value-type="float" office:value="0" calcext:value-type="float">
            <text:p>0</text:p>
          </table:table-cell>
          <table:table-cell/>
          <table:table-cell office:value-type="string" calcext:value-type="string">
            <text:p>ilosc rowerow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2023-01-06" calcext:value-type="date">
            <text:p>6.0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7] = &quot;niedziela&quot;;[.$P$7]*[.J7];0)" office:value-type="float" office:value="0" calcext:value-type="float">
            <text:p>0</text:p>
          </table:table-cell>
          <table:table-cell table:formula="of:=[.E6]+[.D7]" office:value-type="float" office:value="8700" calcext:value-type="float">
            <text:p>8700</text:p>
          </table:table-cell>
          <table:table-cell table:formula="of:=IF(AND(NOT([.B7]=&quot;niedziela&quot;);NOT([.B7]=&quot;sobota&quot;));ROUNDDOWN(VLOOKUP([.C7];[.$O$1:.$P$4];2;0) * [.J7];0);0)" office:value-type="float" office:value="2" calcext:value-type="float">
            <text:p>2</text:p>
          </table:table-cell>
          <table:table-cell table:formula="of:=[.F7]*[.$P$8]" office:value-type="float" office:value="60" calcext:value-type="float">
            <text:p>60</text:p>
          </table:table-cell>
          <table:table-cell table:formula="of:=[.G7]+[.H6]" office:value-type="float" office:value="300" calcext:value-type="float">
            <text:p>300</text:p>
          </table:table-cell>
          <table:table-cell table:formula="of:=[.H7]-[.E7]" office:value-type="float" office:value="-8400" calcext:value-type="float">
            <text:p>-8400</text:p>
          </table:table-cell>
          <table:table-cell table:style-name="ce2" table:formula="of:=[.J6]+[.L6]" office:value-type="float" office:value="10" calcext:value-type="float">
            <text:p>10</text:p>
          </table:table-cell>
          <table:table-cell table:formula="of:=IF(AND(NOT(MONTH([.A7]) = MONTH([.A8]));[.I7]&gt;=2400);&quot;TAK&quot;;&quot;NIE&quot;)" office:value-type="string" office:string-value="NIE" calcext:value-type="string">
            <text:p>NIE</text:p>
          </table:table-cell>
          <table:table-cell table:formula="of:=IF([.K7] = &quot;TAK&quot;;3;0)" office:value-type="float" office:value="0" calcext:value-type="float">
            <text:p>0</text:p>
          </table:table-cell>
          <table:table-cell table:formula="of:=[.L7]*800" office:value-type="float" office:value="0" calcext:value-type="float">
            <text:p>0</text:p>
          </table:table-cell>
          <table:table-cell/>
          <table:table-cell office:value-type="string" calcext:value-type="string">
            <text:p>cena serwis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date" office:date-value="2023-01-07" calcext:value-type="date">
            <text:p>7.0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8] = &quot;niedziela&quot;;[.$P$7]*[.J8];0)" office:value-type="float" office:value="0" calcext:value-type="float">
            <text:p>0</text:p>
          </table:table-cell>
          <table:table-cell table:formula="of:=[.E7]+[.D8]" office:value-type="float" office:value="8700" calcext:value-type="float">
            <text:p>8700</text:p>
          </table:table-cell>
          <table:table-cell table:formula="of:=IF(AND(NOT([.B8]=&quot;niedziela&quot;);NOT([.B8]=&quot;sobota&quot;));ROUNDDOWN(VLOOKUP([.C8];[.$O$1:.$P$4];2;0) * [.J8];0);0)" office:value-type="float" office:value="0" calcext:value-type="float">
            <text:p>0</text:p>
          </table:table-cell>
          <table:table-cell table:formula="of:=[.F8]*[.$P$8]" office:value-type="float" office:value="0" calcext:value-type="float">
            <text:p>0</text:p>
          </table:table-cell>
          <table:table-cell table:formula="of:=[.G8]+[.H7]" office:value-type="float" office:value="300" calcext:value-type="float">
            <text:p>300</text:p>
          </table:table-cell>
          <table:table-cell table:formula="of:=[.H8]-[.E8]" office:value-type="float" office:value="-8400" calcext:value-type="float">
            <text:p>-8400</text:p>
          </table:table-cell>
          <table:table-cell table:style-name="ce2" table:formula="of:=[.J7]+[.L7]" office:value-type="float" office:value="10" calcext:value-type="float">
            <text:p>10</text:p>
          </table:table-cell>
          <table:table-cell table:formula="of:=IF(AND(NOT(MONTH([.A8]) = MONTH([.A9]));[.I8]&gt;=2400);&quot;TAK&quot;;&quot;NIE&quot;)" office:value-type="string" office:string-value="NIE" calcext:value-type="string">
            <text:p>NIE</text:p>
          </table:table-cell>
          <table:table-cell table:formula="of:=IF([.K8] = &quot;TAK&quot;;3;0)" office:value-type="float" office:value="0" calcext:value-type="float">
            <text:p>0</text:p>
          </table:table-cell>
          <table:table-cell table:formula="of:=[.L8]*800" office:value-type="float" office:value="0" calcext:value-type="float">
            <text:p>0</text:p>
          </table:table-cell>
          <table:table-cell/>
          <table:table-cell office:value-type="string" calcext:value-type="string">
            <text:p>cena wypozyczeni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23-01-08" calcext:value-type="date">
            <text:p>8.0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9] = &quot;niedziela&quot;;[.$P$7]*[.J9];0)" office:value-type="float" office:value="150" calcext:value-type="float">
            <text:p>150</text:p>
          </table:table-cell>
          <table:table-cell table:formula="of:=[.E8]+[.D9]" office:value-type="float" office:value="8850" calcext:value-type="float">
            <text:p>8850</text:p>
          </table:table-cell>
          <table:table-cell table:formula="of:=IF(AND(NOT([.B9]=&quot;niedziela&quot;);NOT([.B9]=&quot;sobota&quot;));ROUNDDOWN(VLOOKUP([.C9];[.$O$1:.$P$4];2;0) * [.J9];0);0)" office:value-type="float" office:value="0" calcext:value-type="float">
            <text:p>0</text:p>
          </table:table-cell>
          <table:table-cell table:formula="of:=[.F9]*[.$P$8]" office:value-type="float" office:value="0" calcext:value-type="float">
            <text:p>0</text:p>
          </table:table-cell>
          <table:table-cell table:formula="of:=[.G9]+[.H8]" office:value-type="float" office:value="300" calcext:value-type="float">
            <text:p>300</text:p>
          </table:table-cell>
          <table:table-cell table:formula="of:=[.H9]-[.E9]" office:value-type="float" office:value="-8550" calcext:value-type="float">
            <text:p>-8550</text:p>
          </table:table-cell>
          <table:table-cell table:style-name="ce2" table:formula="of:=[.J8]+[.L8]" office:value-type="float" office:value="10" calcext:value-type="float">
            <text:p>10</text:p>
          </table:table-cell>
          <table:table-cell table:formula="of:=IF(AND(NOT(MONTH([.A9]) = MONTH([.A10]));[.I9]&gt;=2400);&quot;TAK&quot;;&quot;NIE&quot;)" office:value-type="string" office:string-value="NIE" calcext:value-type="string">
            <text:p>NIE</text:p>
          </table:table-cell>
          <table:table-cell table:formula="of:=IF([.K9] = &quot;TAK&quot;;3;0)" office:value-type="float" office:value="0" calcext:value-type="float">
            <text:p>0</text:p>
          </table:table-cell>
          <table:table-cell table:formula="of:=[.L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09" calcext:value-type="date">
            <text:p>9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10] = &quot;niedziela&quot;;[.$P$7]*[.J10];0)" office:value-type="float" office:value="0" calcext:value-type="float">
            <text:p>0</text:p>
          </table:table-cell>
          <table:table-cell table:formula="of:=[.E9]+[.D10]" office:value-type="float" office:value="8850" calcext:value-type="float">
            <text:p>8850</text:p>
          </table:table-cell>
          <table:table-cell table:formula="of:=IF(AND(NOT([.B10]=&quot;niedziela&quot;);NOT([.B10]=&quot;sobota&quot;));ROUNDDOWN(VLOOKUP([.C10];[.$O$1:.$P$4];2;0) * [.J10];0);0)" office:value-type="float" office:value="2" calcext:value-type="float">
            <text:p>2</text:p>
          </table:table-cell>
          <table:table-cell table:formula="of:=[.F10]*[.$P$8]" office:value-type="float" office:value="60" calcext:value-type="float">
            <text:p>60</text:p>
          </table:table-cell>
          <table:table-cell table:formula="of:=[.G10]+[.H9]" office:value-type="float" office:value="360" calcext:value-type="float">
            <text:p>360</text:p>
          </table:table-cell>
          <table:table-cell table:formula="of:=[.H10]-[.E10]" office:value-type="float" office:value="-8490" calcext:value-type="float">
            <text:p>-8490</text:p>
          </table:table-cell>
          <table:table-cell table:style-name="ce2" table:formula="of:=[.J9]+[.L9]" office:value-type="float" office:value="10" calcext:value-type="float">
            <text:p>10</text:p>
          </table:table-cell>
          <table:table-cell table:formula="of:=IF(AND(NOT(MONTH([.A10]) = MONTH([.A11]));[.I10]&gt;=2400);&quot;TAK&quot;;&quot;NIE&quot;)" office:value-type="string" office:string-value="NIE" calcext:value-type="string">
            <text:p>NIE</text:p>
          </table:table-cell>
          <table:table-cell table:formula="of:=IF([.K10] = &quot;TAK&quot;;3;0)" office:value-type="float" office:value="0" calcext:value-type="float">
            <text:p>0</text:p>
          </table:table-cell>
          <table:table-cell table:formula="of:=[.L10]*800" office:value-type="float" office:value="0" calcext:value-type="float">
            <text:p>0</text:p>
          </table:table-cell>
          <table:table-cell/>
          <table:table-cell office:value-type="string" calcext:value-type="string">
            <text:p>2 letni przychód</text:p>
          </table:table-cell>
          <table:table-cell table:formula="of:=VLOOKUP(&quot;31.12.2024&quot;;[.$A$1:.$I$1048576];9;0)" office:value-type="float" office:value="191625" calcext:value-type="float">
            <text:p>191625</text:p>
          </table:table-cell>
        </table:table-row>
        <table:table-row table:style-name="ro1">
          <table:table-cell table:style-name="ce1" office:value-type="date" office:date-value="2023-01-10" calcext:value-type="date">
            <text:p>10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11] = &quot;niedziela&quot;;[.$P$7]*[.J11];0)" office:value-type="float" office:value="0" calcext:value-type="float">
            <text:p>0</text:p>
          </table:table-cell>
          <table:table-cell table:formula="of:=[.E10]+[.D11]" office:value-type="float" office:value="8850" calcext:value-type="float">
            <text:p>8850</text:p>
          </table:table-cell>
          <table:table-cell table:formula="of:=IF(AND(NOT([.B11]=&quot;niedziela&quot;);NOT([.B11]=&quot;sobota&quot;));ROUNDDOWN(VLOOKUP([.C11];[.$O$1:.$P$4];2;0) * [.J11];0);0)" office:value-type="float" office:value="2" calcext:value-type="float">
            <text:p>2</text:p>
          </table:table-cell>
          <table:table-cell table:formula="of:=[.F11]*[.$P$8]" office:value-type="float" office:value="60" calcext:value-type="float">
            <text:p>60</text:p>
          </table:table-cell>
          <table:table-cell table:formula="of:=[.G11]+[.H10]" office:value-type="float" office:value="420" calcext:value-type="float">
            <text:p>420</text:p>
          </table:table-cell>
          <table:table-cell table:formula="of:=[.H11]-[.E11]" office:value-type="float" office:value="-8430" calcext:value-type="float">
            <text:p>-8430</text:p>
          </table:table-cell>
          <table:table-cell table:style-name="ce2" table:formula="of:=[.J10]+[.L10]" office:value-type="float" office:value="10" calcext:value-type="float">
            <text:p>10</text:p>
          </table:table-cell>
          <table:table-cell table:formula="of:=IF(AND(NOT(MONTH([.A11]) = MONTH([.A12]));[.I11]&gt;=2400);&quot;TAK&quot;;&quot;NIE&quot;)" office:value-type="string" office:string-value="NIE" calcext:value-type="string">
            <text:p>NIE</text:p>
          </table:table-cell>
          <table:table-cell table:formula="of:=IF([.K11] = &quot;TAK&quot;;3;0)" office:value-type="float" office:value="0" calcext:value-type="float">
            <text:p>0</text:p>
          </table:table-cell>
          <table:table-cell table:formula="of:=[.L1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1" calcext:value-type="date">
            <text:p>11.0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12] = &quot;niedziela&quot;;[.$P$7]*[.J12];0)" office:value-type="float" office:value="0" calcext:value-type="float">
            <text:p>0</text:p>
          </table:table-cell>
          <table:table-cell table:formula="of:=[.E11]+[.D12]" office:value-type="float" office:value="8850" calcext:value-type="float">
            <text:p>8850</text:p>
          </table:table-cell>
          <table:table-cell table:formula="of:=IF(AND(NOT([.B12]=&quot;niedziela&quot;);NOT([.B12]=&quot;sobota&quot;));ROUNDDOWN(VLOOKUP([.C12];[.$O$1:.$P$4];2;0) * [.J12];0);0)" office:value-type="float" office:value="2" calcext:value-type="float">
            <text:p>2</text:p>
          </table:table-cell>
          <table:table-cell table:formula="of:=[.F12]*[.$P$8]" office:value-type="float" office:value="60" calcext:value-type="float">
            <text:p>60</text:p>
          </table:table-cell>
          <table:table-cell table:formula="of:=[.G12]+[.H11]" office:value-type="float" office:value="480" calcext:value-type="float">
            <text:p>480</text:p>
          </table:table-cell>
          <table:table-cell table:formula="of:=[.H12]-[.E12]" office:value-type="float" office:value="-8370" calcext:value-type="float">
            <text:p>-8370</text:p>
          </table:table-cell>
          <table:table-cell table:style-name="ce2" table:formula="of:=[.J11]+[.L11]" office:value-type="float" office:value="10" calcext:value-type="float">
            <text:p>10</text:p>
          </table:table-cell>
          <table:table-cell table:formula="of:=IF(AND(NOT(MONTH([.A12]) = MONTH([.A13]));[.I12]&gt;=2400);&quot;TAK&quot;;&quot;NIE&quot;)" office:value-type="string" office:string-value="NIE" calcext:value-type="string">
            <text:p>NIE</text:p>
          </table:table-cell>
          <table:table-cell table:formula="of:=IF([.K12] = &quot;TAK&quot;;3;0)" office:value-type="float" office:value="0" calcext:value-type="float">
            <text:p>0</text:p>
          </table:table-cell>
          <table:table-cell table:formula="of:=[.L1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2" calcext:value-type="date">
            <text:p>12.0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13] = &quot;niedziela&quot;;[.$P$7]*[.J13];0)" office:value-type="float" office:value="0" calcext:value-type="float">
            <text:p>0</text:p>
          </table:table-cell>
          <table:table-cell table:formula="of:=[.E12]+[.D13]" office:value-type="float" office:value="8850" calcext:value-type="float">
            <text:p>8850</text:p>
          </table:table-cell>
          <table:table-cell table:formula="of:=IF(AND(NOT([.B13]=&quot;niedziela&quot;);NOT([.B13]=&quot;sobota&quot;));ROUNDDOWN(VLOOKUP([.C13];[.$O$1:.$P$4];2;0) * [.J13];0);0)" office:value-type="float" office:value="2" calcext:value-type="float">
            <text:p>2</text:p>
          </table:table-cell>
          <table:table-cell table:formula="of:=[.F13]*[.$P$8]" office:value-type="float" office:value="60" calcext:value-type="float">
            <text:p>60</text:p>
          </table:table-cell>
          <table:table-cell table:formula="of:=[.G13]+[.H12]" office:value-type="float" office:value="540" calcext:value-type="float">
            <text:p>540</text:p>
          </table:table-cell>
          <table:table-cell table:formula="of:=[.H13]-[.E13]" office:value-type="float" office:value="-8310" calcext:value-type="float">
            <text:p>-8310</text:p>
          </table:table-cell>
          <table:table-cell table:style-name="ce2" table:formula="of:=[.J12]+[.L12]" office:value-type="float" office:value="10" calcext:value-type="float">
            <text:p>10</text:p>
          </table:table-cell>
          <table:table-cell table:formula="of:=IF(AND(NOT(MONTH([.A13]) = MONTH([.A14]));[.I13]&gt;=2400);&quot;TAK&quot;;&quot;NIE&quot;)" office:value-type="string" office:string-value="NIE" calcext:value-type="string">
            <text:p>NIE</text:p>
          </table:table-cell>
          <table:table-cell table:formula="of:=IF([.K13] = &quot;TAK&quot;;3;0)" office:value-type="float" office:value="0" calcext:value-type="float">
            <text:p>0</text:p>
          </table:table-cell>
          <table:table-cell table:formula="of:=[.L1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3" calcext:value-type="date">
            <text:p>13.0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14] = &quot;niedziela&quot;;[.$P$7]*[.J14];0)" office:value-type="float" office:value="0" calcext:value-type="float">
            <text:p>0</text:p>
          </table:table-cell>
          <table:table-cell table:formula="of:=[.E13]+[.D14]" office:value-type="float" office:value="8850" calcext:value-type="float">
            <text:p>8850</text:p>
          </table:table-cell>
          <table:table-cell table:formula="of:=IF(AND(NOT([.B14]=&quot;niedziela&quot;);NOT([.B14]=&quot;sobota&quot;));ROUNDDOWN(VLOOKUP([.C14];[.$O$1:.$P$4];2;0) * [.J14];0);0)" office:value-type="float" office:value="2" calcext:value-type="float">
            <text:p>2</text:p>
          </table:table-cell>
          <table:table-cell table:formula="of:=[.F14]*[.$P$8]" office:value-type="float" office:value="60" calcext:value-type="float">
            <text:p>60</text:p>
          </table:table-cell>
          <table:table-cell table:formula="of:=[.G14]+[.H13]" office:value-type="float" office:value="600" calcext:value-type="float">
            <text:p>600</text:p>
          </table:table-cell>
          <table:table-cell table:formula="of:=[.H14]-[.E14]" office:value-type="float" office:value="-8250" calcext:value-type="float">
            <text:p>-8250</text:p>
          </table:table-cell>
          <table:table-cell table:style-name="ce2" table:formula="of:=[.J13]+[.L13]" office:value-type="float" office:value="10" calcext:value-type="float">
            <text:p>10</text:p>
          </table:table-cell>
          <table:table-cell table:formula="of:=IF(AND(NOT(MONTH([.A14]) = MONTH([.A15]));[.I14]&gt;=2400);&quot;TAK&quot;;&quot;NIE&quot;)" office:value-type="string" office:string-value="NIE" calcext:value-type="string">
            <text:p>NIE</text:p>
          </table:table-cell>
          <table:table-cell table:formula="of:=IF([.K14] = &quot;TAK&quot;;3;0)" office:value-type="float" office:value="0" calcext:value-type="float">
            <text:p>0</text:p>
          </table:table-cell>
          <table:table-cell table:formula="of:=[.L1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4" calcext:value-type="date">
            <text:p>14.0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15] = &quot;niedziela&quot;;[.$P$7]*[.J15];0)" office:value-type="float" office:value="0" calcext:value-type="float">
            <text:p>0</text:p>
          </table:table-cell>
          <table:table-cell table:formula="of:=[.E14]+[.D15]" office:value-type="float" office:value="8850" calcext:value-type="float">
            <text:p>8850</text:p>
          </table:table-cell>
          <table:table-cell table:formula="of:=IF(AND(NOT([.B15]=&quot;niedziela&quot;);NOT([.B15]=&quot;sobota&quot;));ROUNDDOWN(VLOOKUP([.C15];[.$O$1:.$P$4];2;0) * [.J15];0);0)" office:value-type="float" office:value="0" calcext:value-type="float">
            <text:p>0</text:p>
          </table:table-cell>
          <table:table-cell table:formula="of:=[.F15]*[.$P$8]" office:value-type="float" office:value="0" calcext:value-type="float">
            <text:p>0</text:p>
          </table:table-cell>
          <table:table-cell table:formula="of:=[.G15]+[.H14]" office:value-type="float" office:value="600" calcext:value-type="float">
            <text:p>600</text:p>
          </table:table-cell>
          <table:table-cell table:formula="of:=[.H15]-[.E15]" office:value-type="float" office:value="-8250" calcext:value-type="float">
            <text:p>-8250</text:p>
          </table:table-cell>
          <table:table-cell table:style-name="ce2" table:formula="of:=[.J14]+[.L14]" office:value-type="float" office:value="10" calcext:value-type="float">
            <text:p>10</text:p>
          </table:table-cell>
          <table:table-cell table:formula="of:=IF(AND(NOT(MONTH([.A15]) = MONTH([.A16]));[.I15]&gt;=2400);&quot;TAK&quot;;&quot;NIE&quot;)" office:value-type="string" office:string-value="NIE" calcext:value-type="string">
            <text:p>NIE</text:p>
          </table:table-cell>
          <table:table-cell table:formula="of:=IF([.K15] = &quot;TAK&quot;;3;0)" office:value-type="float" office:value="0" calcext:value-type="float">
            <text:p>0</text:p>
          </table:table-cell>
          <table:table-cell table:formula="of:=[.L1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5" calcext:value-type="date">
            <text:p>15.0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16] = &quot;niedziela&quot;;[.$P$7]*[.J16];0)" office:value-type="float" office:value="150" calcext:value-type="float">
            <text:p>150</text:p>
          </table:table-cell>
          <table:table-cell table:formula="of:=[.E15]+[.D16]" office:value-type="float" office:value="9000" calcext:value-type="float">
            <text:p>9000</text:p>
          </table:table-cell>
          <table:table-cell table:formula="of:=IF(AND(NOT([.B16]=&quot;niedziela&quot;);NOT([.B16]=&quot;sobota&quot;));ROUNDDOWN(VLOOKUP([.C16];[.$O$1:.$P$4];2;0) * [.J16];0);0)" office:value-type="float" office:value="0" calcext:value-type="float">
            <text:p>0</text:p>
          </table:table-cell>
          <table:table-cell table:formula="of:=[.F16]*[.$P$8]" office:value-type="float" office:value="0" calcext:value-type="float">
            <text:p>0</text:p>
          </table:table-cell>
          <table:table-cell table:formula="of:=[.G16]+[.H15]" office:value-type="float" office:value="600" calcext:value-type="float">
            <text:p>600</text:p>
          </table:table-cell>
          <table:table-cell table:formula="of:=[.H16]-[.E16]" office:value-type="float" office:value="-8400" calcext:value-type="float">
            <text:p>-8400</text:p>
          </table:table-cell>
          <table:table-cell table:style-name="ce2" table:formula="of:=[.J15]+[.L15]" office:value-type="float" office:value="10" calcext:value-type="float">
            <text:p>10</text:p>
          </table:table-cell>
          <table:table-cell table:formula="of:=IF(AND(NOT(MONTH([.A16]) = MONTH([.A17]));[.I16]&gt;=2400);&quot;TAK&quot;;&quot;NIE&quot;)" office:value-type="string" office:string-value="NIE" calcext:value-type="string">
            <text:p>NIE</text:p>
          </table:table-cell>
          <table:table-cell table:formula="of:=IF([.K16] = &quot;TAK&quot;;3;0)" office:value-type="float" office:value="0" calcext:value-type="float">
            <text:p>0</text:p>
          </table:table-cell>
          <table:table-cell table:formula="of:=[.L1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6" calcext:value-type="date">
            <text:p>16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17] = &quot;niedziela&quot;;[.$P$7]*[.J17];0)" office:value-type="float" office:value="0" calcext:value-type="float">
            <text:p>0</text:p>
          </table:table-cell>
          <table:table-cell table:formula="of:=[.E16]+[.D17]" office:value-type="float" office:value="9000" calcext:value-type="float">
            <text:p>9000</text:p>
          </table:table-cell>
          <table:table-cell table:formula="of:=IF(AND(NOT([.B17]=&quot;niedziela&quot;);NOT([.B17]=&quot;sobota&quot;));ROUNDDOWN(VLOOKUP([.C17];[.$O$1:.$P$4];2;0) * [.J17];0);0)" office:value-type="float" office:value="2" calcext:value-type="float">
            <text:p>2</text:p>
          </table:table-cell>
          <table:table-cell table:formula="of:=[.F17]*[.$P$8]" office:value-type="float" office:value="60" calcext:value-type="float">
            <text:p>60</text:p>
          </table:table-cell>
          <table:table-cell table:formula="of:=[.G17]+[.H16]" office:value-type="float" office:value="660" calcext:value-type="float">
            <text:p>660</text:p>
          </table:table-cell>
          <table:table-cell table:formula="of:=[.H17]-[.E17]" office:value-type="float" office:value="-8340" calcext:value-type="float">
            <text:p>-8340</text:p>
          </table:table-cell>
          <table:table-cell table:style-name="ce2" table:formula="of:=[.J16]+[.L16]" office:value-type="float" office:value="10" calcext:value-type="float">
            <text:p>10</text:p>
          </table:table-cell>
          <table:table-cell table:formula="of:=IF(AND(NOT(MONTH([.A17]) = MONTH([.A18]));[.I17]&gt;=2400);&quot;TAK&quot;;&quot;NIE&quot;)" office:value-type="string" office:string-value="NIE" calcext:value-type="string">
            <text:p>NIE</text:p>
          </table:table-cell>
          <table:table-cell table:formula="of:=IF([.K17] = &quot;TAK&quot;;3;0)" office:value-type="float" office:value="0" calcext:value-type="float">
            <text:p>0</text:p>
          </table:table-cell>
          <table:table-cell table:formula="of:=[.L1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7" calcext:value-type="date">
            <text:p>17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18] = &quot;niedziela&quot;;[.$P$7]*[.J18];0)" office:value-type="float" office:value="0" calcext:value-type="float">
            <text:p>0</text:p>
          </table:table-cell>
          <table:table-cell table:formula="of:=[.E17]+[.D18]" office:value-type="float" office:value="9000" calcext:value-type="float">
            <text:p>9000</text:p>
          </table:table-cell>
          <table:table-cell table:formula="of:=IF(AND(NOT([.B18]=&quot;niedziela&quot;);NOT([.B18]=&quot;sobota&quot;));ROUNDDOWN(VLOOKUP([.C18];[.$O$1:.$P$4];2;0) * [.J18];0);0)" office:value-type="float" office:value="2" calcext:value-type="float">
            <text:p>2</text:p>
          </table:table-cell>
          <table:table-cell table:formula="of:=[.F18]*[.$P$8]" office:value-type="float" office:value="60" calcext:value-type="float">
            <text:p>60</text:p>
          </table:table-cell>
          <table:table-cell table:formula="of:=[.G18]+[.H17]" office:value-type="float" office:value="720" calcext:value-type="float">
            <text:p>720</text:p>
          </table:table-cell>
          <table:table-cell table:formula="of:=[.H18]-[.E18]" office:value-type="float" office:value="-8280" calcext:value-type="float">
            <text:p>-8280</text:p>
          </table:table-cell>
          <table:table-cell table:style-name="ce2" table:formula="of:=[.J17]+[.L17]" office:value-type="float" office:value="10" calcext:value-type="float">
            <text:p>10</text:p>
          </table:table-cell>
          <table:table-cell table:formula="of:=IF(AND(NOT(MONTH([.A18]) = MONTH([.A19]));[.I18]&gt;=2400);&quot;TAK&quot;;&quot;NIE&quot;)" office:value-type="string" office:string-value="NIE" calcext:value-type="string">
            <text:p>NIE</text:p>
          </table:table-cell>
          <table:table-cell table:formula="of:=IF([.K18] = &quot;TAK&quot;;3;0)" office:value-type="float" office:value="0" calcext:value-type="float">
            <text:p>0</text:p>
          </table:table-cell>
          <table:table-cell table:formula="of:=[.L1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8" calcext:value-type="date">
            <text:p>18.0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19] = &quot;niedziela&quot;;[.$P$7]*[.J19];0)" office:value-type="float" office:value="0" calcext:value-type="float">
            <text:p>0</text:p>
          </table:table-cell>
          <table:table-cell table:formula="of:=[.E18]+[.D19]" office:value-type="float" office:value="9000" calcext:value-type="float">
            <text:p>9000</text:p>
          </table:table-cell>
          <table:table-cell table:formula="of:=IF(AND(NOT([.B19]=&quot;niedziela&quot;);NOT([.B19]=&quot;sobota&quot;));ROUNDDOWN(VLOOKUP([.C19];[.$O$1:.$P$4];2;0) * [.J19];0);0)" office:value-type="float" office:value="2" calcext:value-type="float">
            <text:p>2</text:p>
          </table:table-cell>
          <table:table-cell table:formula="of:=[.F19]*[.$P$8]" office:value-type="float" office:value="60" calcext:value-type="float">
            <text:p>60</text:p>
          </table:table-cell>
          <table:table-cell table:formula="of:=[.G19]+[.H18]" office:value-type="float" office:value="780" calcext:value-type="float">
            <text:p>780</text:p>
          </table:table-cell>
          <table:table-cell table:formula="of:=[.H19]-[.E19]" office:value-type="float" office:value="-8220" calcext:value-type="float">
            <text:p>-8220</text:p>
          </table:table-cell>
          <table:table-cell table:style-name="ce2" table:formula="of:=[.J18]+[.L18]" office:value-type="float" office:value="10" calcext:value-type="float">
            <text:p>10</text:p>
          </table:table-cell>
          <table:table-cell table:formula="of:=IF(AND(NOT(MONTH([.A19]) = MONTH([.A20]));[.I19]&gt;=2400);&quot;TAK&quot;;&quot;NIE&quot;)" office:value-type="string" office:string-value="NIE" calcext:value-type="string">
            <text:p>NIE</text:p>
          </table:table-cell>
          <table:table-cell table:formula="of:=IF([.K19] = &quot;TAK&quot;;3;0)" office:value-type="float" office:value="0" calcext:value-type="float">
            <text:p>0</text:p>
          </table:table-cell>
          <table:table-cell table:formula="of:=[.L1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19" calcext:value-type="date">
            <text:p>19.0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20] = &quot;niedziela&quot;;[.$P$7]*[.J20];0)" office:value-type="float" office:value="0" calcext:value-type="float">
            <text:p>0</text:p>
          </table:table-cell>
          <table:table-cell table:formula="of:=[.E19]+[.D20]" office:value-type="float" office:value="9000" calcext:value-type="float">
            <text:p>9000</text:p>
          </table:table-cell>
          <table:table-cell table:formula="of:=IF(AND(NOT([.B20]=&quot;niedziela&quot;);NOT([.B20]=&quot;sobota&quot;));ROUNDDOWN(VLOOKUP([.C20];[.$O$1:.$P$4];2;0) * [.J20];0);0)" office:value-type="float" office:value="2" calcext:value-type="float">
            <text:p>2</text:p>
          </table:table-cell>
          <table:table-cell table:formula="of:=[.F20]*[.$P$8]" office:value-type="float" office:value="60" calcext:value-type="float">
            <text:p>60</text:p>
          </table:table-cell>
          <table:table-cell table:formula="of:=[.G20]+[.H19]" office:value-type="float" office:value="840" calcext:value-type="float">
            <text:p>840</text:p>
          </table:table-cell>
          <table:table-cell table:formula="of:=[.H20]-[.E20]" office:value-type="float" office:value="-8160" calcext:value-type="float">
            <text:p>-8160</text:p>
          </table:table-cell>
          <table:table-cell table:style-name="ce2" table:formula="of:=[.J19]+[.L19]" office:value-type="float" office:value="10" calcext:value-type="float">
            <text:p>10</text:p>
          </table:table-cell>
          <table:table-cell table:formula="of:=IF(AND(NOT(MONTH([.A20]) = MONTH([.A21]));[.I20]&gt;=2400);&quot;TAK&quot;;&quot;NIE&quot;)" office:value-type="string" office:string-value="NIE" calcext:value-type="string">
            <text:p>NIE</text:p>
          </table:table-cell>
          <table:table-cell table:formula="of:=IF([.K20] = &quot;TAK&quot;;3;0)" office:value-type="float" office:value="0" calcext:value-type="float">
            <text:p>0</text:p>
          </table:table-cell>
          <table:table-cell table:formula="of:=[.L2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0" calcext:value-type="date">
            <text:p>20.0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21] = &quot;niedziela&quot;;[.$P$7]*[.J21];0)" office:value-type="float" office:value="0" calcext:value-type="float">
            <text:p>0</text:p>
          </table:table-cell>
          <table:table-cell table:formula="of:=[.E20]+[.D21]" office:value-type="float" office:value="9000" calcext:value-type="float">
            <text:p>9000</text:p>
          </table:table-cell>
          <table:table-cell table:formula="of:=IF(AND(NOT([.B21]=&quot;niedziela&quot;);NOT([.B21]=&quot;sobota&quot;));ROUNDDOWN(VLOOKUP([.C21];[.$O$1:.$P$4];2;0) * [.J21];0);0)" office:value-type="float" office:value="2" calcext:value-type="float">
            <text:p>2</text:p>
          </table:table-cell>
          <table:table-cell table:formula="of:=[.F21]*[.$P$8]" office:value-type="float" office:value="60" calcext:value-type="float">
            <text:p>60</text:p>
          </table:table-cell>
          <table:table-cell table:formula="of:=[.G21]+[.H20]" office:value-type="float" office:value="900" calcext:value-type="float">
            <text:p>900</text:p>
          </table:table-cell>
          <table:table-cell table:formula="of:=[.H21]-[.E21]" office:value-type="float" office:value="-8100" calcext:value-type="float">
            <text:p>-8100</text:p>
          </table:table-cell>
          <table:table-cell table:style-name="ce2" table:formula="of:=[.J20]+[.L20]" office:value-type="float" office:value="10" calcext:value-type="float">
            <text:p>10</text:p>
          </table:table-cell>
          <table:table-cell table:formula="of:=IF(AND(NOT(MONTH([.A21]) = MONTH([.A22]));[.I21]&gt;=2400);&quot;TAK&quot;;&quot;NIE&quot;)" office:value-type="string" office:string-value="NIE" calcext:value-type="string">
            <text:p>NIE</text:p>
          </table:table-cell>
          <table:table-cell table:formula="of:=IF([.K21] = &quot;TAK&quot;;3;0)" office:value-type="float" office:value="0" calcext:value-type="float">
            <text:p>0</text:p>
          </table:table-cell>
          <table:table-cell table:formula="of:=[.L2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1" calcext:value-type="date">
            <text:p>21.0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22] = &quot;niedziela&quot;;[.$P$7]*[.J22];0)" office:value-type="float" office:value="0" calcext:value-type="float">
            <text:p>0</text:p>
          </table:table-cell>
          <table:table-cell table:formula="of:=[.E21]+[.D22]" office:value-type="float" office:value="9000" calcext:value-type="float">
            <text:p>9000</text:p>
          </table:table-cell>
          <table:table-cell table:formula="of:=IF(AND(NOT([.B22]=&quot;niedziela&quot;);NOT([.B22]=&quot;sobota&quot;));ROUNDDOWN(VLOOKUP([.C22];[.$O$1:.$P$4];2;0) * [.J22];0);0)" office:value-type="float" office:value="0" calcext:value-type="float">
            <text:p>0</text:p>
          </table:table-cell>
          <table:table-cell table:formula="of:=[.F22]*[.$P$8]" office:value-type="float" office:value="0" calcext:value-type="float">
            <text:p>0</text:p>
          </table:table-cell>
          <table:table-cell table:formula="of:=[.G22]+[.H21]" office:value-type="float" office:value="900" calcext:value-type="float">
            <text:p>900</text:p>
          </table:table-cell>
          <table:table-cell table:formula="of:=[.H22]-[.E22]" office:value-type="float" office:value="-8100" calcext:value-type="float">
            <text:p>-8100</text:p>
          </table:table-cell>
          <table:table-cell table:style-name="ce2" table:formula="of:=[.J21]+[.L21]" office:value-type="float" office:value="10" calcext:value-type="float">
            <text:p>10</text:p>
          </table:table-cell>
          <table:table-cell table:formula="of:=IF(AND(NOT(MONTH([.A22]) = MONTH([.A23]));[.I22]&gt;=2400);&quot;TAK&quot;;&quot;NIE&quot;)" office:value-type="string" office:string-value="NIE" calcext:value-type="string">
            <text:p>NIE</text:p>
          </table:table-cell>
          <table:table-cell table:formula="of:=IF([.K22] = &quot;TAK&quot;;3;0)" office:value-type="float" office:value="0" calcext:value-type="float">
            <text:p>0</text:p>
          </table:table-cell>
          <table:table-cell table:formula="of:=[.L2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2" calcext:value-type="date">
            <text:p>22.0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23] = &quot;niedziela&quot;;[.$P$7]*[.J23];0)" office:value-type="float" office:value="150" calcext:value-type="float">
            <text:p>150</text:p>
          </table:table-cell>
          <table:table-cell table:formula="of:=[.E22]+[.D23]" office:value-type="float" office:value="9150" calcext:value-type="float">
            <text:p>9150</text:p>
          </table:table-cell>
          <table:table-cell table:formula="of:=IF(AND(NOT([.B23]=&quot;niedziela&quot;);NOT([.B23]=&quot;sobota&quot;));ROUNDDOWN(VLOOKUP([.C23];[.$O$1:.$P$4];2;0) * [.J23];0);0)" office:value-type="float" office:value="0" calcext:value-type="float">
            <text:p>0</text:p>
          </table:table-cell>
          <table:table-cell table:formula="of:=[.F23]*[.$P$8]" office:value-type="float" office:value="0" calcext:value-type="float">
            <text:p>0</text:p>
          </table:table-cell>
          <table:table-cell table:formula="of:=[.G23]+[.H22]" office:value-type="float" office:value="900" calcext:value-type="float">
            <text:p>900</text:p>
          </table:table-cell>
          <table:table-cell table:formula="of:=[.H23]-[.E23]" office:value-type="float" office:value="-8250" calcext:value-type="float">
            <text:p>-8250</text:p>
          </table:table-cell>
          <table:table-cell table:style-name="ce2" table:formula="of:=[.J22]+[.L22]" office:value-type="float" office:value="10" calcext:value-type="float">
            <text:p>10</text:p>
          </table:table-cell>
          <table:table-cell table:formula="of:=IF(AND(NOT(MONTH([.A23]) = MONTH([.A24]));[.I23]&gt;=2400);&quot;TAK&quot;;&quot;NIE&quot;)" office:value-type="string" office:string-value="NIE" calcext:value-type="string">
            <text:p>NIE</text:p>
          </table:table-cell>
          <table:table-cell table:formula="of:=IF([.K23] = &quot;TAK&quot;;3;0)" office:value-type="float" office:value="0" calcext:value-type="float">
            <text:p>0</text:p>
          </table:table-cell>
          <table:table-cell table:formula="of:=[.L2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3" calcext:value-type="date">
            <text:p>23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24] = &quot;niedziela&quot;;[.$P$7]*[.J24];0)" office:value-type="float" office:value="0" calcext:value-type="float">
            <text:p>0</text:p>
          </table:table-cell>
          <table:table-cell table:formula="of:=[.E23]+[.D24]" office:value-type="float" office:value="9150" calcext:value-type="float">
            <text:p>9150</text:p>
          </table:table-cell>
          <table:table-cell table:formula="of:=IF(AND(NOT([.B24]=&quot;niedziela&quot;);NOT([.B24]=&quot;sobota&quot;));ROUNDDOWN(VLOOKUP([.C24];[.$O$1:.$P$4];2;0) * [.J24];0);0)" office:value-type="float" office:value="2" calcext:value-type="float">
            <text:p>2</text:p>
          </table:table-cell>
          <table:table-cell table:formula="of:=[.F24]*[.$P$8]" office:value-type="float" office:value="60" calcext:value-type="float">
            <text:p>60</text:p>
          </table:table-cell>
          <table:table-cell table:formula="of:=[.G24]+[.H23]" office:value-type="float" office:value="960" calcext:value-type="float">
            <text:p>960</text:p>
          </table:table-cell>
          <table:table-cell table:formula="of:=[.H24]-[.E24]" office:value-type="float" office:value="-8190" calcext:value-type="float">
            <text:p>-8190</text:p>
          </table:table-cell>
          <table:table-cell table:style-name="ce2" table:formula="of:=[.J23]+[.L23]" office:value-type="float" office:value="10" calcext:value-type="float">
            <text:p>10</text:p>
          </table:table-cell>
          <table:table-cell table:formula="of:=IF(AND(NOT(MONTH([.A24]) = MONTH([.A25]));[.I24]&gt;=2400);&quot;TAK&quot;;&quot;NIE&quot;)" office:value-type="string" office:string-value="NIE" calcext:value-type="string">
            <text:p>NIE</text:p>
          </table:table-cell>
          <table:table-cell table:formula="of:=IF([.K24] = &quot;TAK&quot;;3;0)" office:value-type="float" office:value="0" calcext:value-type="float">
            <text:p>0</text:p>
          </table:table-cell>
          <table:table-cell table:formula="of:=[.L2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4" calcext:value-type="date">
            <text:p>24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25] = &quot;niedziela&quot;;[.$P$7]*[.J25];0)" office:value-type="float" office:value="0" calcext:value-type="float">
            <text:p>0</text:p>
          </table:table-cell>
          <table:table-cell table:formula="of:=[.E24]+[.D25]" office:value-type="float" office:value="9150" calcext:value-type="float">
            <text:p>9150</text:p>
          </table:table-cell>
          <table:table-cell table:formula="of:=IF(AND(NOT([.B25]=&quot;niedziela&quot;);NOT([.B25]=&quot;sobota&quot;));ROUNDDOWN(VLOOKUP([.C25];[.$O$1:.$P$4];2;0) * [.J25];0);0)" office:value-type="float" office:value="2" calcext:value-type="float">
            <text:p>2</text:p>
          </table:table-cell>
          <table:table-cell table:formula="of:=[.F25]*[.$P$8]" office:value-type="float" office:value="60" calcext:value-type="float">
            <text:p>60</text:p>
          </table:table-cell>
          <table:table-cell table:formula="of:=[.G25]+[.H24]" office:value-type="float" office:value="1020" calcext:value-type="float">
            <text:p>1020</text:p>
          </table:table-cell>
          <table:table-cell table:formula="of:=[.H25]-[.E25]" office:value-type="float" office:value="-8130" calcext:value-type="float">
            <text:p>-8130</text:p>
          </table:table-cell>
          <table:table-cell table:style-name="ce2" table:formula="of:=[.J24]+[.L24]" office:value-type="float" office:value="10" calcext:value-type="float">
            <text:p>10</text:p>
          </table:table-cell>
          <table:table-cell table:formula="of:=IF(AND(NOT(MONTH([.A25]) = MONTH([.A26]));[.I25]&gt;=2400);&quot;TAK&quot;;&quot;NIE&quot;)" office:value-type="string" office:string-value="NIE" calcext:value-type="string">
            <text:p>NIE</text:p>
          </table:table-cell>
          <table:table-cell table:formula="of:=IF([.K25] = &quot;TAK&quot;;3;0)" office:value-type="float" office:value="0" calcext:value-type="float">
            <text:p>0</text:p>
          </table:table-cell>
          <table:table-cell table:formula="of:=[.L2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5" calcext:value-type="date">
            <text:p>25.0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26] = &quot;niedziela&quot;;[.$P$7]*[.J26];0)" office:value-type="float" office:value="0" calcext:value-type="float">
            <text:p>0</text:p>
          </table:table-cell>
          <table:table-cell table:formula="of:=[.E25]+[.D26]" office:value-type="float" office:value="9150" calcext:value-type="float">
            <text:p>9150</text:p>
          </table:table-cell>
          <table:table-cell table:formula="of:=IF(AND(NOT([.B26]=&quot;niedziela&quot;);NOT([.B26]=&quot;sobota&quot;));ROUNDDOWN(VLOOKUP([.C26];[.$O$1:.$P$4];2;0) * [.J26];0);0)" office:value-type="float" office:value="2" calcext:value-type="float">
            <text:p>2</text:p>
          </table:table-cell>
          <table:table-cell table:formula="of:=[.F26]*[.$P$8]" office:value-type="float" office:value="60" calcext:value-type="float">
            <text:p>60</text:p>
          </table:table-cell>
          <table:table-cell table:formula="of:=[.G26]+[.H25]" office:value-type="float" office:value="1080" calcext:value-type="float">
            <text:p>1080</text:p>
          </table:table-cell>
          <table:table-cell table:formula="of:=[.H26]-[.E26]" office:value-type="float" office:value="-8070" calcext:value-type="float">
            <text:p>-8070</text:p>
          </table:table-cell>
          <table:table-cell table:style-name="ce2" table:formula="of:=[.J25]+[.L25]" office:value-type="float" office:value="10" calcext:value-type="float">
            <text:p>10</text:p>
          </table:table-cell>
          <table:table-cell table:formula="of:=IF(AND(NOT(MONTH([.A26]) = MONTH([.A27]));[.I26]&gt;=2400);&quot;TAK&quot;;&quot;NIE&quot;)" office:value-type="string" office:string-value="NIE" calcext:value-type="string">
            <text:p>NIE</text:p>
          </table:table-cell>
          <table:table-cell table:formula="of:=IF([.K26] = &quot;TAK&quot;;3;0)" office:value-type="float" office:value="0" calcext:value-type="float">
            <text:p>0</text:p>
          </table:table-cell>
          <table:table-cell table:formula="of:=[.L2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6" calcext:value-type="date">
            <text:p>26.0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27] = &quot;niedziela&quot;;[.$P$7]*[.J27];0)" office:value-type="float" office:value="0" calcext:value-type="float">
            <text:p>0</text:p>
          </table:table-cell>
          <table:table-cell table:formula="of:=[.E26]+[.D27]" office:value-type="float" office:value="9150" calcext:value-type="float">
            <text:p>9150</text:p>
          </table:table-cell>
          <table:table-cell table:formula="of:=IF(AND(NOT([.B27]=&quot;niedziela&quot;);NOT([.B27]=&quot;sobota&quot;));ROUNDDOWN(VLOOKUP([.C27];[.$O$1:.$P$4];2;0) * [.J27];0);0)" office:value-type="float" office:value="2" calcext:value-type="float">
            <text:p>2</text:p>
          </table:table-cell>
          <table:table-cell table:formula="of:=[.F27]*[.$P$8]" office:value-type="float" office:value="60" calcext:value-type="float">
            <text:p>60</text:p>
          </table:table-cell>
          <table:table-cell table:formula="of:=[.G27]+[.H26]" office:value-type="float" office:value="1140" calcext:value-type="float">
            <text:p>1140</text:p>
          </table:table-cell>
          <table:table-cell table:formula="of:=[.H27]-[.E27]" office:value-type="float" office:value="-8010" calcext:value-type="float">
            <text:p>-8010</text:p>
          </table:table-cell>
          <table:table-cell table:style-name="ce2" table:formula="of:=[.J26]+[.L26]" office:value-type="float" office:value="10" calcext:value-type="float">
            <text:p>10</text:p>
          </table:table-cell>
          <table:table-cell table:formula="of:=IF(AND(NOT(MONTH([.A27]) = MONTH([.A28]));[.I27]&gt;=2400);&quot;TAK&quot;;&quot;NIE&quot;)" office:value-type="string" office:string-value="NIE" calcext:value-type="string">
            <text:p>NIE</text:p>
          </table:table-cell>
          <table:table-cell table:formula="of:=IF([.K27] = &quot;TAK&quot;;3;0)" office:value-type="float" office:value="0" calcext:value-type="float">
            <text:p>0</text:p>
          </table:table-cell>
          <table:table-cell table:formula="of:=[.L2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7" calcext:value-type="date">
            <text:p>27.0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28] = &quot;niedziela&quot;;[.$P$7]*[.J28];0)" office:value-type="float" office:value="0" calcext:value-type="float">
            <text:p>0</text:p>
          </table:table-cell>
          <table:table-cell table:formula="of:=[.E27]+[.D28]" office:value-type="float" office:value="9150" calcext:value-type="float">
            <text:p>9150</text:p>
          </table:table-cell>
          <table:table-cell table:formula="of:=IF(AND(NOT([.B28]=&quot;niedziela&quot;);NOT([.B28]=&quot;sobota&quot;));ROUNDDOWN(VLOOKUP([.C28];[.$O$1:.$P$4];2;0) * [.J28];0);0)" office:value-type="float" office:value="2" calcext:value-type="float">
            <text:p>2</text:p>
          </table:table-cell>
          <table:table-cell table:formula="of:=[.F28]*[.$P$8]" office:value-type="float" office:value="60" calcext:value-type="float">
            <text:p>60</text:p>
          </table:table-cell>
          <table:table-cell table:formula="of:=[.G28]+[.H27]" office:value-type="float" office:value="1200" calcext:value-type="float">
            <text:p>1200</text:p>
          </table:table-cell>
          <table:table-cell table:formula="of:=[.H28]-[.E28]" office:value-type="float" office:value="-7950" calcext:value-type="float">
            <text:p>-7950</text:p>
          </table:table-cell>
          <table:table-cell table:style-name="ce2" table:formula="of:=[.J27]+[.L27]" office:value-type="float" office:value="10" calcext:value-type="float">
            <text:p>10</text:p>
          </table:table-cell>
          <table:table-cell table:formula="of:=IF(AND(NOT(MONTH([.A28]) = MONTH([.A29]));[.I28]&gt;=2400);&quot;TAK&quot;;&quot;NIE&quot;)" office:value-type="string" office:string-value="NIE" calcext:value-type="string">
            <text:p>NIE</text:p>
          </table:table-cell>
          <table:table-cell table:formula="of:=IF([.K28] = &quot;TAK&quot;;3;0)" office:value-type="float" office:value="0" calcext:value-type="float">
            <text:p>0</text:p>
          </table:table-cell>
          <table:table-cell table:formula="of:=[.L2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8" calcext:value-type="date">
            <text:p>28.0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29] = &quot;niedziela&quot;;[.$P$7]*[.J29];0)" office:value-type="float" office:value="0" calcext:value-type="float">
            <text:p>0</text:p>
          </table:table-cell>
          <table:table-cell table:formula="of:=[.E28]+[.D29]" office:value-type="float" office:value="9150" calcext:value-type="float">
            <text:p>9150</text:p>
          </table:table-cell>
          <table:table-cell table:formula="of:=IF(AND(NOT([.B29]=&quot;niedziela&quot;);NOT([.B29]=&quot;sobota&quot;));ROUNDDOWN(VLOOKUP([.C29];[.$O$1:.$P$4];2;0) * [.J29];0);0)" office:value-type="float" office:value="0" calcext:value-type="float">
            <text:p>0</text:p>
          </table:table-cell>
          <table:table-cell table:formula="of:=[.F29]*[.$P$8]" office:value-type="float" office:value="0" calcext:value-type="float">
            <text:p>0</text:p>
          </table:table-cell>
          <table:table-cell table:formula="of:=[.G29]+[.H28]" office:value-type="float" office:value="1200" calcext:value-type="float">
            <text:p>1200</text:p>
          </table:table-cell>
          <table:table-cell table:formula="of:=[.H29]-[.E29]" office:value-type="float" office:value="-7950" calcext:value-type="float">
            <text:p>-7950</text:p>
          </table:table-cell>
          <table:table-cell table:style-name="ce2" table:formula="of:=[.J28]+[.L28]" office:value-type="float" office:value="10" calcext:value-type="float">
            <text:p>10</text:p>
          </table:table-cell>
          <table:table-cell table:formula="of:=IF(AND(NOT(MONTH([.A29]) = MONTH([.A30]));[.I29]&gt;=2400);&quot;TAK&quot;;&quot;NIE&quot;)" office:value-type="string" office:string-value="NIE" calcext:value-type="string">
            <text:p>NIE</text:p>
          </table:table-cell>
          <table:table-cell table:formula="of:=IF([.K29] = &quot;TAK&quot;;3;0)" office:value-type="float" office:value="0" calcext:value-type="float">
            <text:p>0</text:p>
          </table:table-cell>
          <table:table-cell table:formula="of:=[.L2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29" calcext:value-type="date">
            <text:p>29.0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0] = &quot;niedziela&quot;;[.$P$7]*[.J30];0)" office:value-type="float" office:value="150" calcext:value-type="float">
            <text:p>150</text:p>
          </table:table-cell>
          <table:table-cell table:formula="of:=[.E29]+[.D30]" office:value-type="float" office:value="9300" calcext:value-type="float">
            <text:p>9300</text:p>
          </table:table-cell>
          <table:table-cell table:formula="of:=IF(AND(NOT([.B30]=&quot;niedziela&quot;);NOT([.B30]=&quot;sobota&quot;));ROUNDDOWN(VLOOKUP([.C30];[.$O$1:.$P$4];2;0) * [.J30];0);0)" office:value-type="float" office:value="0" calcext:value-type="float">
            <text:p>0</text:p>
          </table:table-cell>
          <table:table-cell table:formula="of:=[.F30]*[.$P$8]" office:value-type="float" office:value="0" calcext:value-type="float">
            <text:p>0</text:p>
          </table:table-cell>
          <table:table-cell table:formula="of:=[.G30]+[.H29]" office:value-type="float" office:value="1200" calcext:value-type="float">
            <text:p>1200</text:p>
          </table:table-cell>
          <table:table-cell table:formula="of:=[.H30]-[.E30]" office:value-type="float" office:value="-8100" calcext:value-type="float">
            <text:p>-8100</text:p>
          </table:table-cell>
          <table:table-cell table:style-name="ce2" table:formula="of:=[.J29]+[.L29]" office:value-type="float" office:value="10" calcext:value-type="float">
            <text:p>10</text:p>
          </table:table-cell>
          <table:table-cell table:formula="of:=IF(AND(NOT(MONTH([.A30]) = MONTH([.A31]));[.I30]&gt;=2400);&quot;TAK&quot;;&quot;NIE&quot;)" office:value-type="string" office:string-value="NIE" calcext:value-type="string">
            <text:p>NIE</text:p>
          </table:table-cell>
          <table:table-cell table:formula="of:=IF([.K30] = &quot;TAK&quot;;3;0)" office:value-type="float" office:value="0" calcext:value-type="float">
            <text:p>0</text:p>
          </table:table-cell>
          <table:table-cell table:formula="of:=[.L3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30" calcext:value-type="date">
            <text:p>30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1] = &quot;niedziela&quot;;[.$P$7]*[.J31];0)" office:value-type="float" office:value="0" calcext:value-type="float">
            <text:p>0</text:p>
          </table:table-cell>
          <table:table-cell table:formula="of:=[.E30]+[.D31]" office:value-type="float" office:value="9300" calcext:value-type="float">
            <text:p>9300</text:p>
          </table:table-cell>
          <table:table-cell table:formula="of:=IF(AND(NOT([.B31]=&quot;niedziela&quot;);NOT([.B31]=&quot;sobota&quot;));ROUNDDOWN(VLOOKUP([.C31];[.$O$1:.$P$4];2;0) * [.J31];0);0)" office:value-type="float" office:value="2" calcext:value-type="float">
            <text:p>2</text:p>
          </table:table-cell>
          <table:table-cell table:formula="of:=[.F31]*[.$P$8]" office:value-type="float" office:value="60" calcext:value-type="float">
            <text:p>60</text:p>
          </table:table-cell>
          <table:table-cell table:formula="of:=[.G31]+[.H30]" office:value-type="float" office:value="1260" calcext:value-type="float">
            <text:p>1260</text:p>
          </table:table-cell>
          <table:table-cell table:formula="of:=[.H31]-[.E31]" office:value-type="float" office:value="-8040" calcext:value-type="float">
            <text:p>-8040</text:p>
          </table:table-cell>
          <table:table-cell table:style-name="ce2" table:formula="of:=[.J30]+[.L30]" office:value-type="float" office:value="10" calcext:value-type="float">
            <text:p>10</text:p>
          </table:table-cell>
          <table:table-cell table:formula="of:=IF(AND(NOT(MONTH([.A31]) = MONTH([.A32]));[.I31]&gt;=2400);&quot;TAK&quot;;&quot;NIE&quot;)" office:value-type="string" office:string-value="NIE" calcext:value-type="string">
            <text:p>NIE</text:p>
          </table:table-cell>
          <table:table-cell table:formula="of:=IF([.K31] = &quot;TAK&quot;;3;0)" office:value-type="float" office:value="0" calcext:value-type="float">
            <text:p>0</text:p>
          </table:table-cell>
          <table:table-cell table:formula="of:=[.L3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1-31" calcext:value-type="date">
            <text:p>31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2] = &quot;niedziela&quot;;[.$P$7]*[.J32];0)" office:value-type="float" office:value="0" calcext:value-type="float">
            <text:p>0</text:p>
          </table:table-cell>
          <table:table-cell table:formula="of:=[.E31]+[.D32]" office:value-type="float" office:value="9300" calcext:value-type="float">
            <text:p>9300</text:p>
          </table:table-cell>
          <table:table-cell table:formula="of:=IF(AND(NOT([.B32]=&quot;niedziela&quot;);NOT([.B32]=&quot;sobota&quot;));ROUNDDOWN(VLOOKUP([.C32];[.$O$1:.$P$4];2;0) * [.J32];0);0)" office:value-type="float" office:value="2" calcext:value-type="float">
            <text:p>2</text:p>
          </table:table-cell>
          <table:table-cell table:formula="of:=[.F32]*[.$P$8]" office:value-type="float" office:value="60" calcext:value-type="float">
            <text:p>60</text:p>
          </table:table-cell>
          <table:table-cell table:formula="of:=[.G32]+[.H31]" office:value-type="float" office:value="1320" calcext:value-type="float">
            <text:p>1320</text:p>
          </table:table-cell>
          <table:table-cell table:formula="of:=[.H32]-[.E32]" office:value-type="float" office:value="-7980" calcext:value-type="float">
            <text:p>-7980</text:p>
          </table:table-cell>
          <table:table-cell table:style-name="ce2" table:formula="of:=[.J31]+[.L31]" office:value-type="float" office:value="10" calcext:value-type="float">
            <text:p>10</text:p>
          </table:table-cell>
          <table:table-cell table:formula="of:=IF(AND(NOT(MONTH([.A32]) = MONTH([.A33]));[.I32]&gt;=2400);&quot;TAK&quot;;&quot;NIE&quot;)" office:value-type="string" office:string-value="NIE" calcext:value-type="string">
            <text:p>NIE</text:p>
          </table:table-cell>
          <table:table-cell table:formula="of:=IF([.K32] = &quot;TAK&quot;;3;0)" office:value-type="float" office:value="0" calcext:value-type="float">
            <text:p>0</text:p>
          </table:table-cell>
          <table:table-cell table:formula="of:=[.L3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1" calcext:value-type="date">
            <text:p>1.0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3] = &quot;niedziela&quot;;[.$P$7]*[.J33];0)" office:value-type="float" office:value="0" calcext:value-type="float">
            <text:p>0</text:p>
          </table:table-cell>
          <table:table-cell table:formula="of:=[.E32]+[.D33]" office:value-type="float" office:value="9300" calcext:value-type="float">
            <text:p>9300</text:p>
          </table:table-cell>
          <table:table-cell table:formula="of:=IF(AND(NOT([.B33]=&quot;niedziela&quot;);NOT([.B33]=&quot;sobota&quot;));ROUNDDOWN(VLOOKUP([.C33];[.$O$1:.$P$4];2;0) * [.J33];0);0)" office:value-type="float" office:value="2" calcext:value-type="float">
            <text:p>2</text:p>
          </table:table-cell>
          <table:table-cell table:formula="of:=[.F33]*[.$P$8]" office:value-type="float" office:value="60" calcext:value-type="float">
            <text:p>60</text:p>
          </table:table-cell>
          <table:table-cell table:formula="of:=[.G33]+[.H32]" office:value-type="float" office:value="1380" calcext:value-type="float">
            <text:p>1380</text:p>
          </table:table-cell>
          <table:table-cell table:formula="of:=[.H33]-[.E33]" office:value-type="float" office:value="-7920" calcext:value-type="float">
            <text:p>-7920</text:p>
          </table:table-cell>
          <table:table-cell table:style-name="ce2" table:formula="of:=[.J32]+[.L32]" office:value-type="float" office:value="10" calcext:value-type="float">
            <text:p>10</text:p>
          </table:table-cell>
          <table:table-cell table:formula="of:=IF(AND(NOT(MONTH([.A33]) = MONTH([.A34]));[.I33]&gt;=2400);&quot;TAK&quot;;&quot;NIE&quot;)" office:value-type="string" office:string-value="NIE" calcext:value-type="string">
            <text:p>NIE</text:p>
          </table:table-cell>
          <table:table-cell table:formula="of:=IF([.K33] = &quot;TAK&quot;;3;0)" office:value-type="float" office:value="0" calcext:value-type="float">
            <text:p>0</text:p>
          </table:table-cell>
          <table:table-cell table:formula="of:=[.L3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2" calcext:value-type="date">
            <text:p>2.0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4] = &quot;niedziela&quot;;[.$P$7]*[.J34];0)" office:value-type="float" office:value="0" calcext:value-type="float">
            <text:p>0</text:p>
          </table:table-cell>
          <table:table-cell table:formula="of:=[.E33]+[.D34]" office:value-type="float" office:value="9300" calcext:value-type="float">
            <text:p>9300</text:p>
          </table:table-cell>
          <table:table-cell table:formula="of:=IF(AND(NOT([.B34]=&quot;niedziela&quot;);NOT([.B34]=&quot;sobota&quot;));ROUNDDOWN(VLOOKUP([.C34];[.$O$1:.$P$4];2;0) * [.J34];0);0)" office:value-type="float" office:value="2" calcext:value-type="float">
            <text:p>2</text:p>
          </table:table-cell>
          <table:table-cell table:formula="of:=[.F34]*[.$P$8]" office:value-type="float" office:value="60" calcext:value-type="float">
            <text:p>60</text:p>
          </table:table-cell>
          <table:table-cell table:formula="of:=[.G34]+[.H33]" office:value-type="float" office:value="1440" calcext:value-type="float">
            <text:p>1440</text:p>
          </table:table-cell>
          <table:table-cell table:formula="of:=[.H34]-[.E34]" office:value-type="float" office:value="-7860" calcext:value-type="float">
            <text:p>-7860</text:p>
          </table:table-cell>
          <table:table-cell table:style-name="ce2" table:formula="of:=[.J33]+[.L33]" office:value-type="float" office:value="10" calcext:value-type="float">
            <text:p>10</text:p>
          </table:table-cell>
          <table:table-cell table:formula="of:=IF(AND(NOT(MONTH([.A34]) = MONTH([.A35]));[.I34]&gt;=2400);&quot;TAK&quot;;&quot;NIE&quot;)" office:value-type="string" office:string-value="NIE" calcext:value-type="string">
            <text:p>NIE</text:p>
          </table:table-cell>
          <table:table-cell table:formula="of:=IF([.K34] = &quot;TAK&quot;;3;0)" office:value-type="float" office:value="0" calcext:value-type="float">
            <text:p>0</text:p>
          </table:table-cell>
          <table:table-cell table:formula="of:=[.L3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3" calcext:value-type="date">
            <text:p>3.0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5] = &quot;niedziela&quot;;[.$P$7]*[.J35];0)" office:value-type="float" office:value="0" calcext:value-type="float">
            <text:p>0</text:p>
          </table:table-cell>
          <table:table-cell table:formula="of:=[.E34]+[.D35]" office:value-type="float" office:value="9300" calcext:value-type="float">
            <text:p>9300</text:p>
          </table:table-cell>
          <table:table-cell table:formula="of:=IF(AND(NOT([.B35]=&quot;niedziela&quot;);NOT([.B35]=&quot;sobota&quot;));ROUNDDOWN(VLOOKUP([.C35];[.$O$1:.$P$4];2;0) * [.J35];0);0)" office:value-type="float" office:value="2" calcext:value-type="float">
            <text:p>2</text:p>
          </table:table-cell>
          <table:table-cell table:formula="of:=[.F35]*[.$P$8]" office:value-type="float" office:value="60" calcext:value-type="float">
            <text:p>60</text:p>
          </table:table-cell>
          <table:table-cell table:formula="of:=[.G35]+[.H34]" office:value-type="float" office:value="1500" calcext:value-type="float">
            <text:p>1500</text:p>
          </table:table-cell>
          <table:table-cell table:formula="of:=[.H35]-[.E35]" office:value-type="float" office:value="-7800" calcext:value-type="float">
            <text:p>-7800</text:p>
          </table:table-cell>
          <table:table-cell table:style-name="ce2" table:formula="of:=[.J34]+[.L34]" office:value-type="float" office:value="10" calcext:value-type="float">
            <text:p>10</text:p>
          </table:table-cell>
          <table:table-cell table:formula="of:=IF(AND(NOT(MONTH([.A35]) = MONTH([.A36]));[.I35]&gt;=2400);&quot;TAK&quot;;&quot;NIE&quot;)" office:value-type="string" office:string-value="NIE" calcext:value-type="string">
            <text:p>NIE</text:p>
          </table:table-cell>
          <table:table-cell table:formula="of:=IF([.K35] = &quot;TAK&quot;;3;0)" office:value-type="float" office:value="0" calcext:value-type="float">
            <text:p>0</text:p>
          </table:table-cell>
          <table:table-cell table:formula="of:=[.L3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4" calcext:value-type="date">
            <text:p>4.0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6] = &quot;niedziela&quot;;[.$P$7]*[.J36];0)" office:value-type="float" office:value="0" calcext:value-type="float">
            <text:p>0</text:p>
          </table:table-cell>
          <table:table-cell table:formula="of:=[.E35]+[.D36]" office:value-type="float" office:value="9300" calcext:value-type="float">
            <text:p>9300</text:p>
          </table:table-cell>
          <table:table-cell table:formula="of:=IF(AND(NOT([.B36]=&quot;niedziela&quot;);NOT([.B36]=&quot;sobota&quot;));ROUNDDOWN(VLOOKUP([.C36];[.$O$1:.$P$4];2;0) * [.J36];0);0)" office:value-type="float" office:value="0" calcext:value-type="float">
            <text:p>0</text:p>
          </table:table-cell>
          <table:table-cell table:formula="of:=[.F36]*[.$P$8]" office:value-type="float" office:value="0" calcext:value-type="float">
            <text:p>0</text:p>
          </table:table-cell>
          <table:table-cell table:formula="of:=[.G36]+[.H35]" office:value-type="float" office:value="1500" calcext:value-type="float">
            <text:p>1500</text:p>
          </table:table-cell>
          <table:table-cell table:formula="of:=[.H36]-[.E36]" office:value-type="float" office:value="-7800" calcext:value-type="float">
            <text:p>-7800</text:p>
          </table:table-cell>
          <table:table-cell table:style-name="ce2" table:formula="of:=[.J35]+[.L35]" office:value-type="float" office:value="10" calcext:value-type="float">
            <text:p>10</text:p>
          </table:table-cell>
          <table:table-cell table:formula="of:=IF(AND(NOT(MONTH([.A36]) = MONTH([.A37]));[.I36]&gt;=2400);&quot;TAK&quot;;&quot;NIE&quot;)" office:value-type="string" office:string-value="NIE" calcext:value-type="string">
            <text:p>NIE</text:p>
          </table:table-cell>
          <table:table-cell table:formula="of:=IF([.K36] = &quot;TAK&quot;;3;0)" office:value-type="float" office:value="0" calcext:value-type="float">
            <text:p>0</text:p>
          </table:table-cell>
          <table:table-cell table:formula="of:=[.L3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5" calcext:value-type="date">
            <text:p>5.0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7] = &quot;niedziela&quot;;[.$P$7]*[.J37];0)" office:value-type="float" office:value="150" calcext:value-type="float">
            <text:p>150</text:p>
          </table:table-cell>
          <table:table-cell table:formula="of:=[.E36]+[.D37]" office:value-type="float" office:value="9450" calcext:value-type="float">
            <text:p>9450</text:p>
          </table:table-cell>
          <table:table-cell table:formula="of:=IF(AND(NOT([.B37]=&quot;niedziela&quot;);NOT([.B37]=&quot;sobota&quot;));ROUNDDOWN(VLOOKUP([.C37];[.$O$1:.$P$4];2;0) * [.J37];0);0)" office:value-type="float" office:value="0" calcext:value-type="float">
            <text:p>0</text:p>
          </table:table-cell>
          <table:table-cell table:formula="of:=[.F37]*[.$P$8]" office:value-type="float" office:value="0" calcext:value-type="float">
            <text:p>0</text:p>
          </table:table-cell>
          <table:table-cell table:formula="of:=[.G37]+[.H36]" office:value-type="float" office:value="1500" calcext:value-type="float">
            <text:p>1500</text:p>
          </table:table-cell>
          <table:table-cell table:formula="of:=[.H37]-[.E37]" office:value-type="float" office:value="-7950" calcext:value-type="float">
            <text:p>-7950</text:p>
          </table:table-cell>
          <table:table-cell table:style-name="ce2" table:formula="of:=[.J36]+[.L36]" office:value-type="float" office:value="10" calcext:value-type="float">
            <text:p>10</text:p>
          </table:table-cell>
          <table:table-cell table:formula="of:=IF(AND(NOT(MONTH([.A37]) = MONTH([.A38]));[.I37]&gt;=2400);&quot;TAK&quot;;&quot;NIE&quot;)" office:value-type="string" office:string-value="NIE" calcext:value-type="string">
            <text:p>NIE</text:p>
          </table:table-cell>
          <table:table-cell table:formula="of:=IF([.K37] = &quot;TAK&quot;;3;0)" office:value-type="float" office:value="0" calcext:value-type="float">
            <text:p>0</text:p>
          </table:table-cell>
          <table:table-cell table:formula="of:=[.L3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6" calcext:value-type="date">
            <text:p>6.0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8] = &quot;niedziela&quot;;[.$P$7]*[.J38];0)" office:value-type="float" office:value="0" calcext:value-type="float">
            <text:p>0</text:p>
          </table:table-cell>
          <table:table-cell table:formula="of:=[.E37]+[.D38]" office:value-type="float" office:value="9450" calcext:value-type="float">
            <text:p>9450</text:p>
          </table:table-cell>
          <table:table-cell table:formula="of:=IF(AND(NOT([.B38]=&quot;niedziela&quot;);NOT([.B38]=&quot;sobota&quot;));ROUNDDOWN(VLOOKUP([.C38];[.$O$1:.$P$4];2;0) * [.J38];0);0)" office:value-type="float" office:value="2" calcext:value-type="float">
            <text:p>2</text:p>
          </table:table-cell>
          <table:table-cell table:formula="of:=[.F38]*[.$P$8]" office:value-type="float" office:value="60" calcext:value-type="float">
            <text:p>60</text:p>
          </table:table-cell>
          <table:table-cell table:formula="of:=[.G38]+[.H37]" office:value-type="float" office:value="1560" calcext:value-type="float">
            <text:p>1560</text:p>
          </table:table-cell>
          <table:table-cell table:formula="of:=[.H38]-[.E38]" office:value-type="float" office:value="-7890" calcext:value-type="float">
            <text:p>-7890</text:p>
          </table:table-cell>
          <table:table-cell table:style-name="ce2" table:formula="of:=[.J37]+[.L37]" office:value-type="float" office:value="10" calcext:value-type="float">
            <text:p>10</text:p>
          </table:table-cell>
          <table:table-cell table:formula="of:=IF(AND(NOT(MONTH([.A38]) = MONTH([.A39]));[.I38]&gt;=2400);&quot;TAK&quot;;&quot;NIE&quot;)" office:value-type="string" office:string-value="NIE" calcext:value-type="string">
            <text:p>NIE</text:p>
          </table:table-cell>
          <table:table-cell table:formula="of:=IF([.K38] = &quot;TAK&quot;;3;0)" office:value-type="float" office:value="0" calcext:value-type="float">
            <text:p>0</text:p>
          </table:table-cell>
          <table:table-cell table:formula="of:=[.L3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7" calcext:value-type="date">
            <text:p>7.0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9] = &quot;niedziela&quot;;[.$P$7]*[.J39];0)" office:value-type="float" office:value="0" calcext:value-type="float">
            <text:p>0</text:p>
          </table:table-cell>
          <table:table-cell table:formula="of:=[.E38]+[.D39]" office:value-type="float" office:value="9450" calcext:value-type="float">
            <text:p>9450</text:p>
          </table:table-cell>
          <table:table-cell table:formula="of:=IF(AND(NOT([.B39]=&quot;niedziela&quot;);NOT([.B39]=&quot;sobota&quot;));ROUNDDOWN(VLOOKUP([.C39];[.$O$1:.$P$4];2;0) * [.J39];0);0)" office:value-type="float" office:value="2" calcext:value-type="float">
            <text:p>2</text:p>
          </table:table-cell>
          <table:table-cell table:formula="of:=[.F39]*[.$P$8]" office:value-type="float" office:value="60" calcext:value-type="float">
            <text:p>60</text:p>
          </table:table-cell>
          <table:table-cell table:formula="of:=[.G39]+[.H38]" office:value-type="float" office:value="1620" calcext:value-type="float">
            <text:p>1620</text:p>
          </table:table-cell>
          <table:table-cell table:formula="of:=[.H39]-[.E39]" office:value-type="float" office:value="-7830" calcext:value-type="float">
            <text:p>-7830</text:p>
          </table:table-cell>
          <table:table-cell table:style-name="ce2" table:formula="of:=[.J38]+[.L38]" office:value-type="float" office:value="10" calcext:value-type="float">
            <text:p>10</text:p>
          </table:table-cell>
          <table:table-cell table:formula="of:=IF(AND(NOT(MONTH([.A39]) = MONTH([.A40]));[.I39]&gt;=2400);&quot;TAK&quot;;&quot;NIE&quot;)" office:value-type="string" office:string-value="NIE" calcext:value-type="string">
            <text:p>NIE</text:p>
          </table:table-cell>
          <table:table-cell table:formula="of:=IF([.K39] = &quot;TAK&quot;;3;0)" office:value-type="float" office:value="0" calcext:value-type="float">
            <text:p>0</text:p>
          </table:table-cell>
          <table:table-cell table:formula="of:=[.L3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8" calcext:value-type="date">
            <text:p>8.0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0] = &quot;niedziela&quot;;[.$P$7]*[.J40];0)" office:value-type="float" office:value="0" calcext:value-type="float">
            <text:p>0</text:p>
          </table:table-cell>
          <table:table-cell table:formula="of:=[.E39]+[.D40]" office:value-type="float" office:value="9450" calcext:value-type="float">
            <text:p>9450</text:p>
          </table:table-cell>
          <table:table-cell table:formula="of:=IF(AND(NOT([.B40]=&quot;niedziela&quot;);NOT([.B40]=&quot;sobota&quot;));ROUNDDOWN(VLOOKUP([.C40];[.$O$1:.$P$4];2;0) * [.J40];0);0)" office:value-type="float" office:value="2" calcext:value-type="float">
            <text:p>2</text:p>
          </table:table-cell>
          <table:table-cell table:formula="of:=[.F40]*[.$P$8]" office:value-type="float" office:value="60" calcext:value-type="float">
            <text:p>60</text:p>
          </table:table-cell>
          <table:table-cell table:formula="of:=[.G40]+[.H39]" office:value-type="float" office:value="1680" calcext:value-type="float">
            <text:p>1680</text:p>
          </table:table-cell>
          <table:table-cell table:formula="of:=[.H40]-[.E40]" office:value-type="float" office:value="-7770" calcext:value-type="float">
            <text:p>-7770</text:p>
          </table:table-cell>
          <table:table-cell table:style-name="ce2" table:formula="of:=[.J39]+[.L39]" office:value-type="float" office:value="10" calcext:value-type="float">
            <text:p>10</text:p>
          </table:table-cell>
          <table:table-cell table:formula="of:=IF(AND(NOT(MONTH([.A40]) = MONTH([.A41]));[.I40]&gt;=2400);&quot;TAK&quot;;&quot;NIE&quot;)" office:value-type="string" office:string-value="NIE" calcext:value-type="string">
            <text:p>NIE</text:p>
          </table:table-cell>
          <table:table-cell table:formula="of:=IF([.K40] = &quot;TAK&quot;;3;0)" office:value-type="float" office:value="0" calcext:value-type="float">
            <text:p>0</text:p>
          </table:table-cell>
          <table:table-cell table:formula="of:=[.L4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09" calcext:value-type="date">
            <text:p>9.0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1] = &quot;niedziela&quot;;[.$P$7]*[.J41];0)" office:value-type="float" office:value="0" calcext:value-type="float">
            <text:p>0</text:p>
          </table:table-cell>
          <table:table-cell table:formula="of:=[.E40]+[.D41]" office:value-type="float" office:value="9450" calcext:value-type="float">
            <text:p>9450</text:p>
          </table:table-cell>
          <table:table-cell table:formula="of:=IF(AND(NOT([.B41]=&quot;niedziela&quot;);NOT([.B41]=&quot;sobota&quot;));ROUNDDOWN(VLOOKUP([.C41];[.$O$1:.$P$4];2;0) * [.J41];0);0)" office:value-type="float" office:value="2" calcext:value-type="float">
            <text:p>2</text:p>
          </table:table-cell>
          <table:table-cell table:formula="of:=[.F41]*[.$P$8]" office:value-type="float" office:value="60" calcext:value-type="float">
            <text:p>60</text:p>
          </table:table-cell>
          <table:table-cell table:formula="of:=[.G41]+[.H40]" office:value-type="float" office:value="1740" calcext:value-type="float">
            <text:p>1740</text:p>
          </table:table-cell>
          <table:table-cell table:formula="of:=[.H41]-[.E41]" office:value-type="float" office:value="-7710" calcext:value-type="float">
            <text:p>-7710</text:p>
          </table:table-cell>
          <table:table-cell table:style-name="ce2" table:formula="of:=[.J40]+[.L40]" office:value-type="float" office:value="10" calcext:value-type="float">
            <text:p>10</text:p>
          </table:table-cell>
          <table:table-cell table:formula="of:=IF(AND(NOT(MONTH([.A41]) = MONTH([.A42]));[.I41]&gt;=2400);&quot;TAK&quot;;&quot;NIE&quot;)" office:value-type="string" office:string-value="NIE" calcext:value-type="string">
            <text:p>NIE</text:p>
          </table:table-cell>
          <table:table-cell table:formula="of:=IF([.K41] = &quot;TAK&quot;;3;0)" office:value-type="float" office:value="0" calcext:value-type="float">
            <text:p>0</text:p>
          </table:table-cell>
          <table:table-cell table:formula="of:=[.L4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0" calcext:value-type="date">
            <text:p>10.0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2] = &quot;niedziela&quot;;[.$P$7]*[.J42];0)" office:value-type="float" office:value="0" calcext:value-type="float">
            <text:p>0</text:p>
          </table:table-cell>
          <table:table-cell table:formula="of:=[.E41]+[.D42]" office:value-type="float" office:value="9450" calcext:value-type="float">
            <text:p>9450</text:p>
          </table:table-cell>
          <table:table-cell table:formula="of:=IF(AND(NOT([.B42]=&quot;niedziela&quot;);NOT([.B42]=&quot;sobota&quot;));ROUNDDOWN(VLOOKUP([.C42];[.$O$1:.$P$4];2;0) * [.J42];0);0)" office:value-type="float" office:value="2" calcext:value-type="float">
            <text:p>2</text:p>
          </table:table-cell>
          <table:table-cell table:formula="of:=[.F42]*[.$P$8]" office:value-type="float" office:value="60" calcext:value-type="float">
            <text:p>60</text:p>
          </table:table-cell>
          <table:table-cell table:formula="of:=[.G42]+[.H41]" office:value-type="float" office:value="1800" calcext:value-type="float">
            <text:p>1800</text:p>
          </table:table-cell>
          <table:table-cell table:formula="of:=[.H42]-[.E42]" office:value-type="float" office:value="-7650" calcext:value-type="float">
            <text:p>-7650</text:p>
          </table:table-cell>
          <table:table-cell table:style-name="ce2" table:formula="of:=[.J41]+[.L41]" office:value-type="float" office:value="10" calcext:value-type="float">
            <text:p>10</text:p>
          </table:table-cell>
          <table:table-cell table:formula="of:=IF(AND(NOT(MONTH([.A42]) = MONTH([.A43]));[.I42]&gt;=2400);&quot;TAK&quot;;&quot;NIE&quot;)" office:value-type="string" office:string-value="NIE" calcext:value-type="string">
            <text:p>NIE</text:p>
          </table:table-cell>
          <table:table-cell table:formula="of:=IF([.K42] = &quot;TAK&quot;;3;0)" office:value-type="float" office:value="0" calcext:value-type="float">
            <text:p>0</text:p>
          </table:table-cell>
          <table:table-cell table:formula="of:=[.L4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1" calcext:value-type="date">
            <text:p>11.0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3] = &quot;niedziela&quot;;[.$P$7]*[.J43];0)" office:value-type="float" office:value="0" calcext:value-type="float">
            <text:p>0</text:p>
          </table:table-cell>
          <table:table-cell table:formula="of:=[.E42]+[.D43]" office:value-type="float" office:value="9450" calcext:value-type="float">
            <text:p>9450</text:p>
          </table:table-cell>
          <table:table-cell table:formula="of:=IF(AND(NOT([.B43]=&quot;niedziela&quot;);NOT([.B43]=&quot;sobota&quot;));ROUNDDOWN(VLOOKUP([.C43];[.$O$1:.$P$4];2;0) * [.J43];0);0)" office:value-type="float" office:value="0" calcext:value-type="float">
            <text:p>0</text:p>
          </table:table-cell>
          <table:table-cell table:formula="of:=[.F43]*[.$P$8]" office:value-type="float" office:value="0" calcext:value-type="float">
            <text:p>0</text:p>
          </table:table-cell>
          <table:table-cell table:formula="of:=[.G43]+[.H42]" office:value-type="float" office:value="1800" calcext:value-type="float">
            <text:p>1800</text:p>
          </table:table-cell>
          <table:table-cell table:formula="of:=[.H43]-[.E43]" office:value-type="float" office:value="-7650" calcext:value-type="float">
            <text:p>-7650</text:p>
          </table:table-cell>
          <table:table-cell table:style-name="ce2" table:formula="of:=[.J42]+[.L42]" office:value-type="float" office:value="10" calcext:value-type="float">
            <text:p>10</text:p>
          </table:table-cell>
          <table:table-cell table:formula="of:=IF(AND(NOT(MONTH([.A43]) = MONTH([.A44]));[.I43]&gt;=2400);&quot;TAK&quot;;&quot;NIE&quot;)" office:value-type="string" office:string-value="NIE" calcext:value-type="string">
            <text:p>NIE</text:p>
          </table:table-cell>
          <table:table-cell table:formula="of:=IF([.K43] = &quot;TAK&quot;;3;0)" office:value-type="float" office:value="0" calcext:value-type="float">
            <text:p>0</text:p>
          </table:table-cell>
          <table:table-cell table:formula="of:=[.L4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2" calcext:value-type="date">
            <text:p>12.0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4] = &quot;niedziela&quot;;[.$P$7]*[.J44];0)" office:value-type="float" office:value="150" calcext:value-type="float">
            <text:p>150</text:p>
          </table:table-cell>
          <table:table-cell table:formula="of:=[.E43]+[.D44]" office:value-type="float" office:value="9600" calcext:value-type="float">
            <text:p>9600</text:p>
          </table:table-cell>
          <table:table-cell table:formula="of:=IF(AND(NOT([.B44]=&quot;niedziela&quot;);NOT([.B44]=&quot;sobota&quot;));ROUNDDOWN(VLOOKUP([.C44];[.$O$1:.$P$4];2;0) * [.J44];0);0)" office:value-type="float" office:value="0" calcext:value-type="float">
            <text:p>0</text:p>
          </table:table-cell>
          <table:table-cell table:formula="of:=[.F44]*[.$P$8]" office:value-type="float" office:value="0" calcext:value-type="float">
            <text:p>0</text:p>
          </table:table-cell>
          <table:table-cell table:formula="of:=[.G44]+[.H43]" office:value-type="float" office:value="1800" calcext:value-type="float">
            <text:p>1800</text:p>
          </table:table-cell>
          <table:table-cell table:formula="of:=[.H44]-[.E44]" office:value-type="float" office:value="-7800" calcext:value-type="float">
            <text:p>-7800</text:p>
          </table:table-cell>
          <table:table-cell table:style-name="ce2" table:formula="of:=[.J43]+[.L43]" office:value-type="float" office:value="10" calcext:value-type="float">
            <text:p>10</text:p>
          </table:table-cell>
          <table:table-cell table:formula="of:=IF(AND(NOT(MONTH([.A44]) = MONTH([.A45]));[.I44]&gt;=2400);&quot;TAK&quot;;&quot;NIE&quot;)" office:value-type="string" office:string-value="NIE" calcext:value-type="string">
            <text:p>NIE</text:p>
          </table:table-cell>
          <table:table-cell table:formula="of:=IF([.K44] = &quot;TAK&quot;;3;0)" office:value-type="float" office:value="0" calcext:value-type="float">
            <text:p>0</text:p>
          </table:table-cell>
          <table:table-cell table:formula="of:=[.L4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3" calcext:value-type="date">
            <text:p>13.0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5] = &quot;niedziela&quot;;[.$P$7]*[.J45];0)" office:value-type="float" office:value="0" calcext:value-type="float">
            <text:p>0</text:p>
          </table:table-cell>
          <table:table-cell table:formula="of:=[.E44]+[.D45]" office:value-type="float" office:value="9600" calcext:value-type="float">
            <text:p>9600</text:p>
          </table:table-cell>
          <table:table-cell table:formula="of:=IF(AND(NOT([.B45]=&quot;niedziela&quot;);NOT([.B45]=&quot;sobota&quot;));ROUNDDOWN(VLOOKUP([.C45];[.$O$1:.$P$4];2;0) * [.J45];0);0)" office:value-type="float" office:value="2" calcext:value-type="float">
            <text:p>2</text:p>
          </table:table-cell>
          <table:table-cell table:formula="of:=[.F45]*[.$P$8]" office:value-type="float" office:value="60" calcext:value-type="float">
            <text:p>60</text:p>
          </table:table-cell>
          <table:table-cell table:formula="of:=[.G45]+[.H44]" office:value-type="float" office:value="1860" calcext:value-type="float">
            <text:p>1860</text:p>
          </table:table-cell>
          <table:table-cell table:formula="of:=[.H45]-[.E45]" office:value-type="float" office:value="-7740" calcext:value-type="float">
            <text:p>-7740</text:p>
          </table:table-cell>
          <table:table-cell table:style-name="ce2" table:formula="of:=[.J44]+[.L44]" office:value-type="float" office:value="10" calcext:value-type="float">
            <text:p>10</text:p>
          </table:table-cell>
          <table:table-cell table:formula="of:=IF(AND(NOT(MONTH([.A45]) = MONTH([.A46]));[.I45]&gt;=2400);&quot;TAK&quot;;&quot;NIE&quot;)" office:value-type="string" office:string-value="NIE" calcext:value-type="string">
            <text:p>NIE</text:p>
          </table:table-cell>
          <table:table-cell table:formula="of:=IF([.K45] = &quot;TAK&quot;;3;0)" office:value-type="float" office:value="0" calcext:value-type="float">
            <text:p>0</text:p>
          </table:table-cell>
          <table:table-cell table:formula="of:=[.L4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4" calcext:value-type="date">
            <text:p>14.0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6] = &quot;niedziela&quot;;[.$P$7]*[.J46];0)" office:value-type="float" office:value="0" calcext:value-type="float">
            <text:p>0</text:p>
          </table:table-cell>
          <table:table-cell table:formula="of:=[.E45]+[.D46]" office:value-type="float" office:value="9600" calcext:value-type="float">
            <text:p>9600</text:p>
          </table:table-cell>
          <table:table-cell table:formula="of:=IF(AND(NOT([.B46]=&quot;niedziela&quot;);NOT([.B46]=&quot;sobota&quot;));ROUNDDOWN(VLOOKUP([.C46];[.$O$1:.$P$4];2;0) * [.J46];0);0)" office:value-type="float" office:value="2" calcext:value-type="float">
            <text:p>2</text:p>
          </table:table-cell>
          <table:table-cell table:formula="of:=[.F46]*[.$P$8]" office:value-type="float" office:value="60" calcext:value-type="float">
            <text:p>60</text:p>
          </table:table-cell>
          <table:table-cell table:formula="of:=[.G46]+[.H45]" office:value-type="float" office:value="1920" calcext:value-type="float">
            <text:p>1920</text:p>
          </table:table-cell>
          <table:table-cell table:formula="of:=[.H46]-[.E46]" office:value-type="float" office:value="-7680" calcext:value-type="float">
            <text:p>-7680</text:p>
          </table:table-cell>
          <table:table-cell table:style-name="ce2" table:formula="of:=[.J45]+[.L45]" office:value-type="float" office:value="10" calcext:value-type="float">
            <text:p>10</text:p>
          </table:table-cell>
          <table:table-cell table:formula="of:=IF(AND(NOT(MONTH([.A46]) = MONTH([.A47]));[.I46]&gt;=2400);&quot;TAK&quot;;&quot;NIE&quot;)" office:value-type="string" office:string-value="NIE" calcext:value-type="string">
            <text:p>NIE</text:p>
          </table:table-cell>
          <table:table-cell table:formula="of:=IF([.K46] = &quot;TAK&quot;;3;0)" office:value-type="float" office:value="0" calcext:value-type="float">
            <text:p>0</text:p>
          </table:table-cell>
          <table:table-cell table:formula="of:=[.L4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5" calcext:value-type="date">
            <text:p>15.0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7] = &quot;niedziela&quot;;[.$P$7]*[.J47];0)" office:value-type="float" office:value="0" calcext:value-type="float">
            <text:p>0</text:p>
          </table:table-cell>
          <table:table-cell table:formula="of:=[.E46]+[.D47]" office:value-type="float" office:value="9600" calcext:value-type="float">
            <text:p>9600</text:p>
          </table:table-cell>
          <table:table-cell table:formula="of:=IF(AND(NOT([.B47]=&quot;niedziela&quot;);NOT([.B47]=&quot;sobota&quot;));ROUNDDOWN(VLOOKUP([.C47];[.$O$1:.$P$4];2;0) * [.J47];0);0)" office:value-type="float" office:value="2" calcext:value-type="float">
            <text:p>2</text:p>
          </table:table-cell>
          <table:table-cell table:formula="of:=[.F47]*[.$P$8]" office:value-type="float" office:value="60" calcext:value-type="float">
            <text:p>60</text:p>
          </table:table-cell>
          <table:table-cell table:formula="of:=[.G47]+[.H46]" office:value-type="float" office:value="1980" calcext:value-type="float">
            <text:p>1980</text:p>
          </table:table-cell>
          <table:table-cell table:formula="of:=[.H47]-[.E47]" office:value-type="float" office:value="-7620" calcext:value-type="float">
            <text:p>-7620</text:p>
          </table:table-cell>
          <table:table-cell table:style-name="ce2" table:formula="of:=[.J46]+[.L46]" office:value-type="float" office:value="10" calcext:value-type="float">
            <text:p>10</text:p>
          </table:table-cell>
          <table:table-cell table:formula="of:=IF(AND(NOT(MONTH([.A47]) = MONTH([.A48]));[.I47]&gt;=2400);&quot;TAK&quot;;&quot;NIE&quot;)" office:value-type="string" office:string-value="NIE" calcext:value-type="string">
            <text:p>NIE</text:p>
          </table:table-cell>
          <table:table-cell table:formula="of:=IF([.K47] = &quot;TAK&quot;;3;0)" office:value-type="float" office:value="0" calcext:value-type="float">
            <text:p>0</text:p>
          </table:table-cell>
          <table:table-cell table:formula="of:=[.L4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6" calcext:value-type="date">
            <text:p>16.0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8] = &quot;niedziela&quot;;[.$P$7]*[.J48];0)" office:value-type="float" office:value="0" calcext:value-type="float">
            <text:p>0</text:p>
          </table:table-cell>
          <table:table-cell table:formula="of:=[.E47]+[.D48]" office:value-type="float" office:value="9600" calcext:value-type="float">
            <text:p>9600</text:p>
          </table:table-cell>
          <table:table-cell table:formula="of:=IF(AND(NOT([.B48]=&quot;niedziela&quot;);NOT([.B48]=&quot;sobota&quot;));ROUNDDOWN(VLOOKUP([.C48];[.$O$1:.$P$4];2;0) * [.J48];0);0)" office:value-type="float" office:value="2" calcext:value-type="float">
            <text:p>2</text:p>
          </table:table-cell>
          <table:table-cell table:formula="of:=[.F48]*[.$P$8]" office:value-type="float" office:value="60" calcext:value-type="float">
            <text:p>60</text:p>
          </table:table-cell>
          <table:table-cell table:formula="of:=[.G48]+[.H47]" office:value-type="float" office:value="2040" calcext:value-type="float">
            <text:p>2040</text:p>
          </table:table-cell>
          <table:table-cell table:formula="of:=[.H48]-[.E48]" office:value-type="float" office:value="-7560" calcext:value-type="float">
            <text:p>-7560</text:p>
          </table:table-cell>
          <table:table-cell table:style-name="ce2" table:formula="of:=[.J47]+[.L47]" office:value-type="float" office:value="10" calcext:value-type="float">
            <text:p>10</text:p>
          </table:table-cell>
          <table:table-cell table:formula="of:=IF(AND(NOT(MONTH([.A48]) = MONTH([.A49]));[.I48]&gt;=2400);&quot;TAK&quot;;&quot;NIE&quot;)" office:value-type="string" office:string-value="NIE" calcext:value-type="string">
            <text:p>NIE</text:p>
          </table:table-cell>
          <table:table-cell table:formula="of:=IF([.K48] = &quot;TAK&quot;;3;0)" office:value-type="float" office:value="0" calcext:value-type="float">
            <text:p>0</text:p>
          </table:table-cell>
          <table:table-cell table:formula="of:=[.L4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7" calcext:value-type="date">
            <text:p>17.0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9] = &quot;niedziela&quot;;[.$P$7]*[.J49];0)" office:value-type="float" office:value="0" calcext:value-type="float">
            <text:p>0</text:p>
          </table:table-cell>
          <table:table-cell table:formula="of:=[.E48]+[.D49]" office:value-type="float" office:value="9600" calcext:value-type="float">
            <text:p>9600</text:p>
          </table:table-cell>
          <table:table-cell table:formula="of:=IF(AND(NOT([.B49]=&quot;niedziela&quot;);NOT([.B49]=&quot;sobota&quot;));ROUNDDOWN(VLOOKUP([.C49];[.$O$1:.$P$4];2;0) * [.J49];0);0)" office:value-type="float" office:value="2" calcext:value-type="float">
            <text:p>2</text:p>
          </table:table-cell>
          <table:table-cell table:formula="of:=[.F49]*[.$P$8]" office:value-type="float" office:value="60" calcext:value-type="float">
            <text:p>60</text:p>
          </table:table-cell>
          <table:table-cell table:formula="of:=[.G49]+[.H48]" office:value-type="float" office:value="2100" calcext:value-type="float">
            <text:p>2100</text:p>
          </table:table-cell>
          <table:table-cell table:formula="of:=[.H49]-[.E49]" office:value-type="float" office:value="-7500" calcext:value-type="float">
            <text:p>-7500</text:p>
          </table:table-cell>
          <table:table-cell table:style-name="ce2" table:formula="of:=[.J48]+[.L48]" office:value-type="float" office:value="10" calcext:value-type="float">
            <text:p>10</text:p>
          </table:table-cell>
          <table:table-cell table:formula="of:=IF(AND(NOT(MONTH([.A49]) = MONTH([.A50]));[.I49]&gt;=2400);&quot;TAK&quot;;&quot;NIE&quot;)" office:value-type="string" office:string-value="NIE" calcext:value-type="string">
            <text:p>NIE</text:p>
          </table:table-cell>
          <table:table-cell table:formula="of:=IF([.K49] = &quot;TAK&quot;;3;0)" office:value-type="float" office:value="0" calcext:value-type="float">
            <text:p>0</text:p>
          </table:table-cell>
          <table:table-cell table:formula="of:=[.L4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8" calcext:value-type="date">
            <text:p>18.0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50] = &quot;niedziela&quot;;[.$P$7]*[.J50];0)" office:value-type="float" office:value="0" calcext:value-type="float">
            <text:p>0</text:p>
          </table:table-cell>
          <table:table-cell table:formula="of:=[.E49]+[.D50]" office:value-type="float" office:value="9600" calcext:value-type="float">
            <text:p>9600</text:p>
          </table:table-cell>
          <table:table-cell table:formula="of:=IF(AND(NOT([.B50]=&quot;niedziela&quot;);NOT([.B50]=&quot;sobota&quot;));ROUNDDOWN(VLOOKUP([.C50];[.$O$1:.$P$4];2;0) * [.J50];0);0)" office:value-type="float" office:value="0" calcext:value-type="float">
            <text:p>0</text:p>
          </table:table-cell>
          <table:table-cell table:formula="of:=[.F50]*[.$P$8]" office:value-type="float" office:value="0" calcext:value-type="float">
            <text:p>0</text:p>
          </table:table-cell>
          <table:table-cell table:formula="of:=[.G50]+[.H49]" office:value-type="float" office:value="2100" calcext:value-type="float">
            <text:p>2100</text:p>
          </table:table-cell>
          <table:table-cell table:formula="of:=[.H50]-[.E50]" office:value-type="float" office:value="-7500" calcext:value-type="float">
            <text:p>-7500</text:p>
          </table:table-cell>
          <table:table-cell table:style-name="ce2" table:formula="of:=[.J49]+[.L49]" office:value-type="float" office:value="10" calcext:value-type="float">
            <text:p>10</text:p>
          </table:table-cell>
          <table:table-cell table:formula="of:=IF(AND(NOT(MONTH([.A50]) = MONTH([.A51]));[.I50]&gt;=2400);&quot;TAK&quot;;&quot;NIE&quot;)" office:value-type="string" office:string-value="NIE" calcext:value-type="string">
            <text:p>NIE</text:p>
          </table:table-cell>
          <table:table-cell table:formula="of:=IF([.K50] = &quot;TAK&quot;;3;0)" office:value-type="float" office:value="0" calcext:value-type="float">
            <text:p>0</text:p>
          </table:table-cell>
          <table:table-cell table:formula="of:=[.L5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19" calcext:value-type="date">
            <text:p>19.0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51] = &quot;niedziela&quot;;[.$P$7]*[.J51];0)" office:value-type="float" office:value="150" calcext:value-type="float">
            <text:p>150</text:p>
          </table:table-cell>
          <table:table-cell table:formula="of:=[.E50]+[.D51]" office:value-type="float" office:value="9750" calcext:value-type="float">
            <text:p>9750</text:p>
          </table:table-cell>
          <table:table-cell table:formula="of:=IF(AND(NOT([.B51]=&quot;niedziela&quot;);NOT([.B51]=&quot;sobota&quot;));ROUNDDOWN(VLOOKUP([.C51];[.$O$1:.$P$4];2;0) * [.J51];0);0)" office:value-type="float" office:value="0" calcext:value-type="float">
            <text:p>0</text:p>
          </table:table-cell>
          <table:table-cell table:formula="of:=[.F51]*[.$P$8]" office:value-type="float" office:value="0" calcext:value-type="float">
            <text:p>0</text:p>
          </table:table-cell>
          <table:table-cell table:formula="of:=[.G51]+[.H50]" office:value-type="float" office:value="2100" calcext:value-type="float">
            <text:p>2100</text:p>
          </table:table-cell>
          <table:table-cell table:formula="of:=[.H51]-[.E51]" office:value-type="float" office:value="-7650" calcext:value-type="float">
            <text:p>-7650</text:p>
          </table:table-cell>
          <table:table-cell table:style-name="ce2" table:formula="of:=[.J50]+[.L50]" office:value-type="float" office:value="10" calcext:value-type="float">
            <text:p>10</text:p>
          </table:table-cell>
          <table:table-cell table:formula="of:=IF(AND(NOT(MONTH([.A51]) = MONTH([.A52]));[.I51]&gt;=2400);&quot;TAK&quot;;&quot;NIE&quot;)" office:value-type="string" office:string-value="NIE" calcext:value-type="string">
            <text:p>NIE</text:p>
          </table:table-cell>
          <table:table-cell table:formula="of:=IF([.K51] = &quot;TAK&quot;;3;0)" office:value-type="float" office:value="0" calcext:value-type="float">
            <text:p>0</text:p>
          </table:table-cell>
          <table:table-cell table:formula="of:=[.L5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0" calcext:value-type="date">
            <text:p>20.0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52] = &quot;niedziela&quot;;[.$P$7]*[.J52];0)" office:value-type="float" office:value="0" calcext:value-type="float">
            <text:p>0</text:p>
          </table:table-cell>
          <table:table-cell table:formula="of:=[.E51]+[.D52]" office:value-type="float" office:value="9750" calcext:value-type="float">
            <text:p>9750</text:p>
          </table:table-cell>
          <table:table-cell table:formula="of:=IF(AND(NOT([.B52]=&quot;niedziela&quot;);NOT([.B52]=&quot;sobota&quot;));ROUNDDOWN(VLOOKUP([.C52];[.$O$1:.$P$4];2;0) * [.J52];0);0)" office:value-type="float" office:value="2" calcext:value-type="float">
            <text:p>2</text:p>
          </table:table-cell>
          <table:table-cell table:formula="of:=[.F52]*[.$P$8]" office:value-type="float" office:value="60" calcext:value-type="float">
            <text:p>60</text:p>
          </table:table-cell>
          <table:table-cell table:formula="of:=[.G52]+[.H51]" office:value-type="float" office:value="2160" calcext:value-type="float">
            <text:p>2160</text:p>
          </table:table-cell>
          <table:table-cell table:formula="of:=[.H52]-[.E52]" office:value-type="float" office:value="-7590" calcext:value-type="float">
            <text:p>-7590</text:p>
          </table:table-cell>
          <table:table-cell table:style-name="ce2" table:formula="of:=[.J51]+[.L51]" office:value-type="float" office:value="10" calcext:value-type="float">
            <text:p>10</text:p>
          </table:table-cell>
          <table:table-cell table:formula="of:=IF(AND(NOT(MONTH([.A52]) = MONTH([.A53]));[.I52]&gt;=2400);&quot;TAK&quot;;&quot;NIE&quot;)" office:value-type="string" office:string-value="NIE" calcext:value-type="string">
            <text:p>NIE</text:p>
          </table:table-cell>
          <table:table-cell table:formula="of:=IF([.K52] = &quot;TAK&quot;;3;0)" office:value-type="float" office:value="0" calcext:value-type="float">
            <text:p>0</text:p>
          </table:table-cell>
          <table:table-cell table:formula="of:=[.L5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1" calcext:value-type="date">
            <text:p>21.0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53] = &quot;niedziela&quot;;[.$P$7]*[.J53];0)" office:value-type="float" office:value="0" calcext:value-type="float">
            <text:p>0</text:p>
          </table:table-cell>
          <table:table-cell table:formula="of:=[.E52]+[.D53]" office:value-type="float" office:value="9750" calcext:value-type="float">
            <text:p>9750</text:p>
          </table:table-cell>
          <table:table-cell table:formula="of:=IF(AND(NOT([.B53]=&quot;niedziela&quot;);NOT([.B53]=&quot;sobota&quot;));ROUNDDOWN(VLOOKUP([.C53];[.$O$1:.$P$4];2;0) * [.J53];0);0)" office:value-type="float" office:value="2" calcext:value-type="float">
            <text:p>2</text:p>
          </table:table-cell>
          <table:table-cell table:formula="of:=[.F53]*[.$P$8]" office:value-type="float" office:value="60" calcext:value-type="float">
            <text:p>60</text:p>
          </table:table-cell>
          <table:table-cell table:formula="of:=[.G53]+[.H52]" office:value-type="float" office:value="2220" calcext:value-type="float">
            <text:p>2220</text:p>
          </table:table-cell>
          <table:table-cell table:formula="of:=[.H53]-[.E53]" office:value-type="float" office:value="-7530" calcext:value-type="float">
            <text:p>-7530</text:p>
          </table:table-cell>
          <table:table-cell table:style-name="ce2" table:formula="of:=[.J52]+[.L52]" office:value-type="float" office:value="10" calcext:value-type="float">
            <text:p>10</text:p>
          </table:table-cell>
          <table:table-cell table:formula="of:=IF(AND(NOT(MONTH([.A53]) = MONTH([.A54]));[.I53]&gt;=2400);&quot;TAK&quot;;&quot;NIE&quot;)" office:value-type="string" office:string-value="NIE" calcext:value-type="string">
            <text:p>NIE</text:p>
          </table:table-cell>
          <table:table-cell table:formula="of:=IF([.K53] = &quot;TAK&quot;;3;0)" office:value-type="float" office:value="0" calcext:value-type="float">
            <text:p>0</text:p>
          </table:table-cell>
          <table:table-cell table:formula="of:=[.L5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2" calcext:value-type="date">
            <text:p>22.0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54] = &quot;niedziela&quot;;[.$P$7]*[.J54];0)" office:value-type="float" office:value="0" calcext:value-type="float">
            <text:p>0</text:p>
          </table:table-cell>
          <table:table-cell table:formula="of:=[.E53]+[.D54]" office:value-type="float" office:value="9750" calcext:value-type="float">
            <text:p>9750</text:p>
          </table:table-cell>
          <table:table-cell table:formula="of:=IF(AND(NOT([.B54]=&quot;niedziela&quot;);NOT([.B54]=&quot;sobota&quot;));ROUNDDOWN(VLOOKUP([.C54];[.$O$1:.$P$4];2;0) * [.J54];0);0)" office:value-type="float" office:value="2" calcext:value-type="float">
            <text:p>2</text:p>
          </table:table-cell>
          <table:table-cell table:formula="of:=[.F54]*[.$P$8]" office:value-type="float" office:value="60" calcext:value-type="float">
            <text:p>60</text:p>
          </table:table-cell>
          <table:table-cell table:formula="of:=[.G54]+[.H53]" office:value-type="float" office:value="2280" calcext:value-type="float">
            <text:p>2280</text:p>
          </table:table-cell>
          <table:table-cell table:formula="of:=[.H54]-[.E54]" office:value-type="float" office:value="-7470" calcext:value-type="float">
            <text:p>-7470</text:p>
          </table:table-cell>
          <table:table-cell table:style-name="ce2" table:formula="of:=[.J53]+[.L53]" office:value-type="float" office:value="10" calcext:value-type="float">
            <text:p>10</text:p>
          </table:table-cell>
          <table:table-cell table:formula="of:=IF(AND(NOT(MONTH([.A54]) = MONTH([.A55]));[.I54]&gt;=2400);&quot;TAK&quot;;&quot;NIE&quot;)" office:value-type="string" office:string-value="NIE" calcext:value-type="string">
            <text:p>NIE</text:p>
          </table:table-cell>
          <table:table-cell table:formula="of:=IF([.K54] = &quot;TAK&quot;;3;0)" office:value-type="float" office:value="0" calcext:value-type="float">
            <text:p>0</text:p>
          </table:table-cell>
          <table:table-cell table:formula="of:=[.L5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3" calcext:value-type="date">
            <text:p>23.0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55] = &quot;niedziela&quot;;[.$P$7]*[.J55];0)" office:value-type="float" office:value="0" calcext:value-type="float">
            <text:p>0</text:p>
          </table:table-cell>
          <table:table-cell table:formula="of:=[.E54]+[.D55]" office:value-type="float" office:value="9750" calcext:value-type="float">
            <text:p>9750</text:p>
          </table:table-cell>
          <table:table-cell table:formula="of:=IF(AND(NOT([.B55]=&quot;niedziela&quot;);NOT([.B55]=&quot;sobota&quot;));ROUNDDOWN(VLOOKUP([.C55];[.$O$1:.$P$4];2;0) * [.J55];0);0)" office:value-type="float" office:value="2" calcext:value-type="float">
            <text:p>2</text:p>
          </table:table-cell>
          <table:table-cell table:formula="of:=[.F55]*[.$P$8]" office:value-type="float" office:value="60" calcext:value-type="float">
            <text:p>60</text:p>
          </table:table-cell>
          <table:table-cell table:formula="of:=[.G55]+[.H54]" office:value-type="float" office:value="2340" calcext:value-type="float">
            <text:p>2340</text:p>
          </table:table-cell>
          <table:table-cell table:formula="of:=[.H55]-[.E55]" office:value-type="float" office:value="-7410" calcext:value-type="float">
            <text:p>-7410</text:p>
          </table:table-cell>
          <table:table-cell table:style-name="ce2" table:formula="of:=[.J54]+[.L54]" office:value-type="float" office:value="10" calcext:value-type="float">
            <text:p>10</text:p>
          </table:table-cell>
          <table:table-cell table:formula="of:=IF(AND(NOT(MONTH([.A55]) = MONTH([.A56]));[.I55]&gt;=2400);&quot;TAK&quot;;&quot;NIE&quot;)" office:value-type="string" office:string-value="NIE" calcext:value-type="string">
            <text:p>NIE</text:p>
          </table:table-cell>
          <table:table-cell table:formula="of:=IF([.K55] = &quot;TAK&quot;;3;0)" office:value-type="float" office:value="0" calcext:value-type="float">
            <text:p>0</text:p>
          </table:table-cell>
          <table:table-cell table:formula="of:=[.L5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4" calcext:value-type="date">
            <text:p>24.0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56] = &quot;niedziela&quot;;[.$P$7]*[.J56];0)" office:value-type="float" office:value="0" calcext:value-type="float">
            <text:p>0</text:p>
          </table:table-cell>
          <table:table-cell table:formula="of:=[.E55]+[.D56]" office:value-type="float" office:value="9750" calcext:value-type="float">
            <text:p>9750</text:p>
          </table:table-cell>
          <table:table-cell table:formula="of:=IF(AND(NOT([.B56]=&quot;niedziela&quot;);NOT([.B56]=&quot;sobota&quot;));ROUNDDOWN(VLOOKUP([.C56];[.$O$1:.$P$4];2;0) * [.J56];0);0)" office:value-type="float" office:value="2" calcext:value-type="float">
            <text:p>2</text:p>
          </table:table-cell>
          <table:table-cell table:formula="of:=[.F56]*[.$P$8]" office:value-type="float" office:value="60" calcext:value-type="float">
            <text:p>60</text:p>
          </table:table-cell>
          <table:table-cell table:formula="of:=[.G56]+[.H55]" office:value-type="float" office:value="2400" calcext:value-type="float">
            <text:p>2400</text:p>
          </table:table-cell>
          <table:table-cell table:formula="of:=[.H56]-[.E56]" office:value-type="float" office:value="-7350" calcext:value-type="float">
            <text:p>-7350</text:p>
          </table:table-cell>
          <table:table-cell table:style-name="ce2" table:formula="of:=[.J55]+[.L55]" office:value-type="float" office:value="10" calcext:value-type="float">
            <text:p>10</text:p>
          </table:table-cell>
          <table:table-cell table:formula="of:=IF(AND(NOT(MONTH([.A56]) = MONTH([.A57]));[.I56]&gt;=2400);&quot;TAK&quot;;&quot;NIE&quot;)" office:value-type="string" office:string-value="NIE" calcext:value-type="string">
            <text:p>NIE</text:p>
          </table:table-cell>
          <table:table-cell table:formula="of:=IF([.K56] = &quot;TAK&quot;;3;0)" office:value-type="float" office:value="0" calcext:value-type="float">
            <text:p>0</text:p>
          </table:table-cell>
          <table:table-cell table:formula="of:=[.L5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5" calcext:value-type="date">
            <text:p>25.0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57] = &quot;niedziela&quot;;[.$P$7]*[.J57];0)" office:value-type="float" office:value="0" calcext:value-type="float">
            <text:p>0</text:p>
          </table:table-cell>
          <table:table-cell table:formula="of:=[.E56]+[.D57]" office:value-type="float" office:value="9750" calcext:value-type="float">
            <text:p>9750</text:p>
          </table:table-cell>
          <table:table-cell table:formula="of:=IF(AND(NOT([.B57]=&quot;niedziela&quot;);NOT([.B57]=&quot;sobota&quot;));ROUNDDOWN(VLOOKUP([.C57];[.$O$1:.$P$4];2;0) * [.J57];0);0)" office:value-type="float" office:value="0" calcext:value-type="float">
            <text:p>0</text:p>
          </table:table-cell>
          <table:table-cell table:formula="of:=[.F57]*[.$P$8]" office:value-type="float" office:value="0" calcext:value-type="float">
            <text:p>0</text:p>
          </table:table-cell>
          <table:table-cell table:formula="of:=[.G57]+[.H56]" office:value-type="float" office:value="2400" calcext:value-type="float">
            <text:p>2400</text:p>
          </table:table-cell>
          <table:table-cell table:formula="of:=[.H57]-[.E57]" office:value-type="float" office:value="-7350" calcext:value-type="float">
            <text:p>-7350</text:p>
          </table:table-cell>
          <table:table-cell table:style-name="ce2" table:formula="of:=[.J56]+[.L56]" office:value-type="float" office:value="10" calcext:value-type="float">
            <text:p>10</text:p>
          </table:table-cell>
          <table:table-cell table:formula="of:=IF(AND(NOT(MONTH([.A57]) = MONTH([.A58]));[.I57]&gt;=2400);&quot;TAK&quot;;&quot;NIE&quot;)" office:value-type="string" office:string-value="NIE" calcext:value-type="string">
            <text:p>NIE</text:p>
          </table:table-cell>
          <table:table-cell table:formula="of:=IF([.K57] = &quot;TAK&quot;;3;0)" office:value-type="float" office:value="0" calcext:value-type="float">
            <text:p>0</text:p>
          </table:table-cell>
          <table:table-cell table:formula="of:=[.L5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6" calcext:value-type="date">
            <text:p>26.0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58] = &quot;niedziela&quot;;[.$P$7]*[.J58];0)" office:value-type="float" office:value="150" calcext:value-type="float">
            <text:p>150</text:p>
          </table:table-cell>
          <table:table-cell table:formula="of:=[.E57]+[.D58]" office:value-type="float" office:value="9900" calcext:value-type="float">
            <text:p>9900</text:p>
          </table:table-cell>
          <table:table-cell table:formula="of:=IF(AND(NOT([.B58]=&quot;niedziela&quot;);NOT([.B58]=&quot;sobota&quot;));ROUNDDOWN(VLOOKUP([.C58];[.$O$1:.$P$4];2;0) * [.J58];0);0)" office:value-type="float" office:value="0" calcext:value-type="float">
            <text:p>0</text:p>
          </table:table-cell>
          <table:table-cell table:formula="of:=[.F58]*[.$P$8]" office:value-type="float" office:value="0" calcext:value-type="float">
            <text:p>0</text:p>
          </table:table-cell>
          <table:table-cell table:formula="of:=[.G58]+[.H57]" office:value-type="float" office:value="2400" calcext:value-type="float">
            <text:p>2400</text:p>
          </table:table-cell>
          <table:table-cell table:formula="of:=[.H58]-[.E58]" office:value-type="float" office:value="-7500" calcext:value-type="float">
            <text:p>-7500</text:p>
          </table:table-cell>
          <table:table-cell table:style-name="ce2" table:formula="of:=[.J57]+[.L57]" office:value-type="float" office:value="10" calcext:value-type="float">
            <text:p>10</text:p>
          </table:table-cell>
          <table:table-cell table:formula="of:=IF(AND(NOT(MONTH([.A58]) = MONTH([.A59]));[.I58]&gt;=2400);&quot;TAK&quot;;&quot;NIE&quot;)" office:value-type="string" office:string-value="NIE" calcext:value-type="string">
            <text:p>NIE</text:p>
          </table:table-cell>
          <table:table-cell table:formula="of:=IF([.K58] = &quot;TAK&quot;;3;0)" office:value-type="float" office:value="0" calcext:value-type="float">
            <text:p>0</text:p>
          </table:table-cell>
          <table:table-cell table:formula="of:=[.L5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7" calcext:value-type="date">
            <text:p>27.0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59] = &quot;niedziela&quot;;[.$P$7]*[.J59];0)" office:value-type="float" office:value="0" calcext:value-type="float">
            <text:p>0</text:p>
          </table:table-cell>
          <table:table-cell table:formula="of:=[.E58]+[.D59]" office:value-type="float" office:value="9900" calcext:value-type="float">
            <text:p>9900</text:p>
          </table:table-cell>
          <table:table-cell table:formula="of:=IF(AND(NOT([.B59]=&quot;niedziela&quot;);NOT([.B59]=&quot;sobota&quot;));ROUNDDOWN(VLOOKUP([.C59];[.$O$1:.$P$4];2;0) * [.J59];0);0)" office:value-type="float" office:value="2" calcext:value-type="float">
            <text:p>2</text:p>
          </table:table-cell>
          <table:table-cell table:formula="of:=[.F59]*[.$P$8]" office:value-type="float" office:value="60" calcext:value-type="float">
            <text:p>60</text:p>
          </table:table-cell>
          <table:table-cell table:formula="of:=[.G59]+[.H58]" office:value-type="float" office:value="2460" calcext:value-type="float">
            <text:p>2460</text:p>
          </table:table-cell>
          <table:table-cell table:formula="of:=[.H59]-[.E59]" office:value-type="float" office:value="-7440" calcext:value-type="float">
            <text:p>-7440</text:p>
          </table:table-cell>
          <table:table-cell table:style-name="ce2" table:formula="of:=[.J58]+[.L58]" office:value-type="float" office:value="10" calcext:value-type="float">
            <text:p>10</text:p>
          </table:table-cell>
          <table:table-cell table:formula="of:=IF(AND(NOT(MONTH([.A59]) = MONTH([.A60]));[.I59]&gt;=2400);&quot;TAK&quot;;&quot;NIE&quot;)" office:value-type="string" office:string-value="NIE" calcext:value-type="string">
            <text:p>NIE</text:p>
          </table:table-cell>
          <table:table-cell table:formula="of:=IF([.K59] = &quot;TAK&quot;;3;0)" office:value-type="float" office:value="0" calcext:value-type="float">
            <text:p>0</text:p>
          </table:table-cell>
          <table:table-cell table:formula="of:=[.L5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2-28" calcext:value-type="date">
            <text:p>28.0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60] = &quot;niedziela&quot;;[.$P$7]*[.J60];0)" office:value-type="float" office:value="0" calcext:value-type="float">
            <text:p>0</text:p>
          </table:table-cell>
          <table:table-cell table:formula="of:=[.E59]+[.D60]" office:value-type="float" office:value="9900" calcext:value-type="float">
            <text:p>9900</text:p>
          </table:table-cell>
          <table:table-cell table:formula="of:=IF(AND(NOT([.B60]=&quot;niedziela&quot;);NOT([.B60]=&quot;sobota&quot;));ROUNDDOWN(VLOOKUP([.C60];[.$O$1:.$P$4];2;0) * [.J60];0);0)" office:value-type="float" office:value="2" calcext:value-type="float">
            <text:p>2</text:p>
          </table:table-cell>
          <table:table-cell table:formula="of:=[.F60]*[.$P$8]" office:value-type="float" office:value="60" calcext:value-type="float">
            <text:p>60</text:p>
          </table:table-cell>
          <table:table-cell table:formula="of:=[.G60]+[.H59]" office:value-type="float" office:value="2520" calcext:value-type="float">
            <text:p>2520</text:p>
          </table:table-cell>
          <table:table-cell table:formula="of:=[.H60]-[.E60]" office:value-type="float" office:value="-7380" calcext:value-type="float">
            <text:p>-7380</text:p>
          </table:table-cell>
          <table:table-cell table:style-name="ce2" table:formula="of:=[.J59]+[.L59]" office:value-type="float" office:value="10" calcext:value-type="float">
            <text:p>10</text:p>
          </table:table-cell>
          <table:table-cell table:formula="of:=IF(AND(NOT(MONTH([.A60]) = MONTH([.A61]));[.I60]&gt;=2400);&quot;TAK&quot;;&quot;NIE&quot;)" office:value-type="string" office:string-value="NIE" calcext:value-type="string">
            <text:p>NIE</text:p>
          </table:table-cell>
          <table:table-cell table:formula="of:=IF([.K60] = &quot;TAK&quot;;3;0)" office:value-type="float" office:value="0" calcext:value-type="float">
            <text:p>0</text:p>
          </table:table-cell>
          <table:table-cell table:formula="of:=[.L6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1" calcext:value-type="date">
            <text:p>1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61] = &quot;niedziela&quot;;[.$P$7]*[.J61];0)" office:value-type="float" office:value="0" calcext:value-type="float">
            <text:p>0</text:p>
          </table:table-cell>
          <table:table-cell table:formula="of:=[.E60]+[.D61]" office:value-type="float" office:value="9900" calcext:value-type="float">
            <text:p>9900</text:p>
          </table:table-cell>
          <table:table-cell table:formula="of:=IF(AND(NOT([.B61]=&quot;niedziela&quot;);NOT([.B61]=&quot;sobota&quot;));ROUNDDOWN(VLOOKUP([.C61];[.$O$1:.$P$4];2;0) * [.J61];0);0)" office:value-type="float" office:value="2" calcext:value-type="float">
            <text:p>2</text:p>
          </table:table-cell>
          <table:table-cell table:formula="of:=[.F61]*[.$P$8]" office:value-type="float" office:value="60" calcext:value-type="float">
            <text:p>60</text:p>
          </table:table-cell>
          <table:table-cell table:formula="of:=[.G61]+[.H60]" office:value-type="float" office:value="2580" calcext:value-type="float">
            <text:p>2580</text:p>
          </table:table-cell>
          <table:table-cell table:formula="of:=[.H61]-[.E61]" office:value-type="float" office:value="-7320" calcext:value-type="float">
            <text:p>-7320</text:p>
          </table:table-cell>
          <table:table-cell table:style-name="ce2" table:formula="of:=[.J60]+[.L60]" office:value-type="float" office:value="10" calcext:value-type="float">
            <text:p>10</text:p>
          </table:table-cell>
          <table:table-cell table:formula="of:=IF(AND(NOT(MONTH([.A61]) = MONTH([.A62]));[.I61]&gt;=2400);&quot;TAK&quot;;&quot;NIE&quot;)" office:value-type="string" office:string-value="NIE" calcext:value-type="string">
            <text:p>NIE</text:p>
          </table:table-cell>
          <table:table-cell table:formula="of:=IF([.K61] = &quot;TAK&quot;;3;0)" office:value-type="float" office:value="0" calcext:value-type="float">
            <text:p>0</text:p>
          </table:table-cell>
          <table:table-cell table:formula="of:=[.L6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2" calcext:value-type="date">
            <text:p>2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62] = &quot;niedziela&quot;;[.$P$7]*[.J62];0)" office:value-type="float" office:value="0" calcext:value-type="float">
            <text:p>0</text:p>
          </table:table-cell>
          <table:table-cell table:formula="of:=[.E61]+[.D62]" office:value-type="float" office:value="9900" calcext:value-type="float">
            <text:p>9900</text:p>
          </table:table-cell>
          <table:table-cell table:formula="of:=IF(AND(NOT([.B62]=&quot;niedziela&quot;);NOT([.B62]=&quot;sobota&quot;));ROUNDDOWN(VLOOKUP([.C62];[.$O$1:.$P$4];2;0) * [.J62];0);0)" office:value-type="float" office:value="2" calcext:value-type="float">
            <text:p>2</text:p>
          </table:table-cell>
          <table:table-cell table:formula="of:=[.F62]*[.$P$8]" office:value-type="float" office:value="60" calcext:value-type="float">
            <text:p>60</text:p>
          </table:table-cell>
          <table:table-cell table:formula="of:=[.G62]+[.H61]" office:value-type="float" office:value="2640" calcext:value-type="float">
            <text:p>2640</text:p>
          </table:table-cell>
          <table:table-cell table:formula="of:=[.H62]-[.E62]" office:value-type="float" office:value="-7260" calcext:value-type="float">
            <text:p>-7260</text:p>
          </table:table-cell>
          <table:table-cell table:style-name="ce2" table:formula="of:=[.J61]+[.L61]" office:value-type="float" office:value="10" calcext:value-type="float">
            <text:p>10</text:p>
          </table:table-cell>
          <table:table-cell table:formula="of:=IF(AND(NOT(MONTH([.A62]) = MONTH([.A63]));[.I62]&gt;=2400);&quot;TAK&quot;;&quot;NIE&quot;)" office:value-type="string" office:string-value="NIE" calcext:value-type="string">
            <text:p>NIE</text:p>
          </table:table-cell>
          <table:table-cell table:formula="of:=IF([.K62] = &quot;TAK&quot;;3;0)" office:value-type="float" office:value="0" calcext:value-type="float">
            <text:p>0</text:p>
          </table:table-cell>
          <table:table-cell table:formula="of:=[.L6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3" calcext:value-type="date">
            <text:p>3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63] = &quot;niedziela&quot;;[.$P$7]*[.J63];0)" office:value-type="float" office:value="0" calcext:value-type="float">
            <text:p>0</text:p>
          </table:table-cell>
          <table:table-cell table:formula="of:=[.E62]+[.D63]" office:value-type="float" office:value="9900" calcext:value-type="float">
            <text:p>9900</text:p>
          </table:table-cell>
          <table:table-cell table:formula="of:=IF(AND(NOT([.B63]=&quot;niedziela&quot;);NOT([.B63]=&quot;sobota&quot;));ROUNDDOWN(VLOOKUP([.C63];[.$O$1:.$P$4];2;0) * [.J63];0);0)" office:value-type="float" office:value="2" calcext:value-type="float">
            <text:p>2</text:p>
          </table:table-cell>
          <table:table-cell table:formula="of:=[.F63]*[.$P$8]" office:value-type="float" office:value="60" calcext:value-type="float">
            <text:p>60</text:p>
          </table:table-cell>
          <table:table-cell table:formula="of:=[.G63]+[.H62]" office:value-type="float" office:value="2700" calcext:value-type="float">
            <text:p>2700</text:p>
          </table:table-cell>
          <table:table-cell table:formula="of:=[.H63]-[.E63]" office:value-type="float" office:value="-7200" calcext:value-type="float">
            <text:p>-7200</text:p>
          </table:table-cell>
          <table:table-cell table:style-name="ce2" table:formula="of:=[.J62]+[.L62]" office:value-type="float" office:value="10" calcext:value-type="float">
            <text:p>10</text:p>
          </table:table-cell>
          <table:table-cell table:formula="of:=IF(AND(NOT(MONTH([.A63]) = MONTH([.A64]));[.I63]&gt;=2400);&quot;TAK&quot;;&quot;NIE&quot;)" office:value-type="string" office:string-value="NIE" calcext:value-type="string">
            <text:p>NIE</text:p>
          </table:table-cell>
          <table:table-cell table:formula="of:=IF([.K63] = &quot;TAK&quot;;3;0)" office:value-type="float" office:value="0" calcext:value-type="float">
            <text:p>0</text:p>
          </table:table-cell>
          <table:table-cell table:formula="of:=[.L6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4" calcext:value-type="date">
            <text:p>4.03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64] = &quot;niedziela&quot;;[.$P$7]*[.J64];0)" office:value-type="float" office:value="0" calcext:value-type="float">
            <text:p>0</text:p>
          </table:table-cell>
          <table:table-cell table:formula="of:=[.E63]+[.D64]" office:value-type="float" office:value="9900" calcext:value-type="float">
            <text:p>9900</text:p>
          </table:table-cell>
          <table:table-cell table:formula="of:=IF(AND(NOT([.B64]=&quot;niedziela&quot;);NOT([.B64]=&quot;sobota&quot;));ROUNDDOWN(VLOOKUP([.C64];[.$O$1:.$P$4];2;0) * [.J64];0);0)" office:value-type="float" office:value="0" calcext:value-type="float">
            <text:p>0</text:p>
          </table:table-cell>
          <table:table-cell table:formula="of:=[.F64]*[.$P$8]" office:value-type="float" office:value="0" calcext:value-type="float">
            <text:p>0</text:p>
          </table:table-cell>
          <table:table-cell table:formula="of:=[.G64]+[.H63]" office:value-type="float" office:value="2700" calcext:value-type="float">
            <text:p>2700</text:p>
          </table:table-cell>
          <table:table-cell table:formula="of:=[.H64]-[.E64]" office:value-type="float" office:value="-7200" calcext:value-type="float">
            <text:p>-7200</text:p>
          </table:table-cell>
          <table:table-cell table:style-name="ce2" table:formula="of:=[.J63]+[.L63]" office:value-type="float" office:value="10" calcext:value-type="float">
            <text:p>10</text:p>
          </table:table-cell>
          <table:table-cell table:formula="of:=IF(AND(NOT(MONTH([.A64]) = MONTH([.A65]));[.I64]&gt;=2400);&quot;TAK&quot;;&quot;NIE&quot;)" office:value-type="string" office:string-value="NIE" calcext:value-type="string">
            <text:p>NIE</text:p>
          </table:table-cell>
          <table:table-cell table:formula="of:=IF([.K64] = &quot;TAK&quot;;3;0)" office:value-type="float" office:value="0" calcext:value-type="float">
            <text:p>0</text:p>
          </table:table-cell>
          <table:table-cell table:formula="of:=[.L6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5" calcext:value-type="date">
            <text:p>5.03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65] = &quot;niedziela&quot;;[.$P$7]*[.J65];0)" office:value-type="float" office:value="150" calcext:value-type="float">
            <text:p>150</text:p>
          </table:table-cell>
          <table:table-cell table:formula="of:=[.E64]+[.D65]" office:value-type="float" office:value="10050" calcext:value-type="float">
            <text:p>10050</text:p>
          </table:table-cell>
          <table:table-cell table:formula="of:=IF(AND(NOT([.B65]=&quot;niedziela&quot;);NOT([.B65]=&quot;sobota&quot;));ROUNDDOWN(VLOOKUP([.C65];[.$O$1:.$P$4];2;0) * [.J65];0);0)" office:value-type="float" office:value="0" calcext:value-type="float">
            <text:p>0</text:p>
          </table:table-cell>
          <table:table-cell table:formula="of:=[.F65]*[.$P$8]" office:value-type="float" office:value="0" calcext:value-type="float">
            <text:p>0</text:p>
          </table:table-cell>
          <table:table-cell table:formula="of:=[.G65]+[.H64]" office:value-type="float" office:value="2700" calcext:value-type="float">
            <text:p>2700</text:p>
          </table:table-cell>
          <table:table-cell table:formula="of:=[.H65]-[.E65]" office:value-type="float" office:value="-7350" calcext:value-type="float">
            <text:p>-7350</text:p>
          </table:table-cell>
          <table:table-cell table:style-name="ce2" table:formula="of:=[.J64]+[.L64]" office:value-type="float" office:value="10" calcext:value-type="float">
            <text:p>10</text:p>
          </table:table-cell>
          <table:table-cell table:formula="of:=IF(AND(NOT(MONTH([.A65]) = MONTH([.A66]));[.I65]&gt;=2400);&quot;TAK&quot;;&quot;NIE&quot;)" office:value-type="string" office:string-value="NIE" calcext:value-type="string">
            <text:p>NIE</text:p>
          </table:table-cell>
          <table:table-cell table:formula="of:=IF([.K65] = &quot;TAK&quot;;3;0)" office:value-type="float" office:value="0" calcext:value-type="float">
            <text:p>0</text:p>
          </table:table-cell>
          <table:table-cell table:formula="of:=[.L6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6" calcext:value-type="date">
            <text:p>6.03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66] = &quot;niedziela&quot;;[.$P$7]*[.J66];0)" office:value-type="float" office:value="0" calcext:value-type="float">
            <text:p>0</text:p>
          </table:table-cell>
          <table:table-cell table:formula="of:=[.E65]+[.D66]" office:value-type="float" office:value="10050" calcext:value-type="float">
            <text:p>10050</text:p>
          </table:table-cell>
          <table:table-cell table:formula="of:=IF(AND(NOT([.B66]=&quot;niedziela&quot;);NOT([.B66]=&quot;sobota&quot;));ROUNDDOWN(VLOOKUP([.C66];[.$O$1:.$P$4];2;0) * [.J66];0);0)" office:value-type="float" office:value="2" calcext:value-type="float">
            <text:p>2</text:p>
          </table:table-cell>
          <table:table-cell table:formula="of:=[.F66]*[.$P$8]" office:value-type="float" office:value="60" calcext:value-type="float">
            <text:p>60</text:p>
          </table:table-cell>
          <table:table-cell table:formula="of:=[.G66]+[.H65]" office:value-type="float" office:value="2760" calcext:value-type="float">
            <text:p>2760</text:p>
          </table:table-cell>
          <table:table-cell table:formula="of:=[.H66]-[.E66]" office:value-type="float" office:value="-7290" calcext:value-type="float">
            <text:p>-7290</text:p>
          </table:table-cell>
          <table:table-cell table:style-name="ce2" table:formula="of:=[.J65]+[.L65]" office:value-type="float" office:value="10" calcext:value-type="float">
            <text:p>10</text:p>
          </table:table-cell>
          <table:table-cell table:formula="of:=IF(AND(NOT(MONTH([.A66]) = MONTH([.A67]));[.I66]&gt;=2400);&quot;TAK&quot;;&quot;NIE&quot;)" office:value-type="string" office:string-value="NIE" calcext:value-type="string">
            <text:p>NIE</text:p>
          </table:table-cell>
          <table:table-cell table:formula="of:=IF([.K66] = &quot;TAK&quot;;3;0)" office:value-type="float" office:value="0" calcext:value-type="float">
            <text:p>0</text:p>
          </table:table-cell>
          <table:table-cell table:formula="of:=[.L6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7" calcext:value-type="date">
            <text:p>7.03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67] = &quot;niedziela&quot;;[.$P$7]*[.J67];0)" office:value-type="float" office:value="0" calcext:value-type="float">
            <text:p>0</text:p>
          </table:table-cell>
          <table:table-cell table:formula="of:=[.E66]+[.D67]" office:value-type="float" office:value="10050" calcext:value-type="float">
            <text:p>10050</text:p>
          </table:table-cell>
          <table:table-cell table:formula="of:=IF(AND(NOT([.B67]=&quot;niedziela&quot;);NOT([.B67]=&quot;sobota&quot;));ROUNDDOWN(VLOOKUP([.C67];[.$O$1:.$P$4];2;0) * [.J67];0);0)" office:value-type="float" office:value="2" calcext:value-type="float">
            <text:p>2</text:p>
          </table:table-cell>
          <table:table-cell table:formula="of:=[.F67]*[.$P$8]" office:value-type="float" office:value="60" calcext:value-type="float">
            <text:p>60</text:p>
          </table:table-cell>
          <table:table-cell table:formula="of:=[.G67]+[.H66]" office:value-type="float" office:value="2820" calcext:value-type="float">
            <text:p>2820</text:p>
          </table:table-cell>
          <table:table-cell table:formula="of:=[.H67]-[.E67]" office:value-type="float" office:value="-7230" calcext:value-type="float">
            <text:p>-7230</text:p>
          </table:table-cell>
          <table:table-cell table:style-name="ce2" table:formula="of:=[.J66]+[.L66]" office:value-type="float" office:value="10" calcext:value-type="float">
            <text:p>10</text:p>
          </table:table-cell>
          <table:table-cell table:formula="of:=IF(AND(NOT(MONTH([.A67]) = MONTH([.A68]));[.I67]&gt;=2400);&quot;TAK&quot;;&quot;NIE&quot;)" office:value-type="string" office:string-value="NIE" calcext:value-type="string">
            <text:p>NIE</text:p>
          </table:table-cell>
          <table:table-cell table:formula="of:=IF([.K67] = &quot;TAK&quot;;3;0)" office:value-type="float" office:value="0" calcext:value-type="float">
            <text:p>0</text:p>
          </table:table-cell>
          <table:table-cell table:formula="of:=[.L6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8" calcext:value-type="date">
            <text:p>8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68] = &quot;niedziela&quot;;[.$P$7]*[.J68];0)" office:value-type="float" office:value="0" calcext:value-type="float">
            <text:p>0</text:p>
          </table:table-cell>
          <table:table-cell table:formula="of:=[.E67]+[.D68]" office:value-type="float" office:value="10050" calcext:value-type="float">
            <text:p>10050</text:p>
          </table:table-cell>
          <table:table-cell table:formula="of:=IF(AND(NOT([.B68]=&quot;niedziela&quot;);NOT([.B68]=&quot;sobota&quot;));ROUNDDOWN(VLOOKUP([.C68];[.$O$1:.$P$4];2;0) * [.J68];0);0)" office:value-type="float" office:value="2" calcext:value-type="float">
            <text:p>2</text:p>
          </table:table-cell>
          <table:table-cell table:formula="of:=[.F68]*[.$P$8]" office:value-type="float" office:value="60" calcext:value-type="float">
            <text:p>60</text:p>
          </table:table-cell>
          <table:table-cell table:formula="of:=[.G68]+[.H67]" office:value-type="float" office:value="2880" calcext:value-type="float">
            <text:p>2880</text:p>
          </table:table-cell>
          <table:table-cell table:formula="of:=[.H68]-[.E68]" office:value-type="float" office:value="-7170" calcext:value-type="float">
            <text:p>-7170</text:p>
          </table:table-cell>
          <table:table-cell table:style-name="ce2" table:formula="of:=[.J67]+[.L67]" office:value-type="float" office:value="10" calcext:value-type="float">
            <text:p>10</text:p>
          </table:table-cell>
          <table:table-cell table:formula="of:=IF(AND(NOT(MONTH([.A68]) = MONTH([.A69]));[.I68]&gt;=2400);&quot;TAK&quot;;&quot;NIE&quot;)" office:value-type="string" office:string-value="NIE" calcext:value-type="string">
            <text:p>NIE</text:p>
          </table:table-cell>
          <table:table-cell table:formula="of:=IF([.K68] = &quot;TAK&quot;;3;0)" office:value-type="float" office:value="0" calcext:value-type="float">
            <text:p>0</text:p>
          </table:table-cell>
          <table:table-cell table:formula="of:=[.L6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09" calcext:value-type="date">
            <text:p>9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69] = &quot;niedziela&quot;;[.$P$7]*[.J69];0)" office:value-type="float" office:value="0" calcext:value-type="float">
            <text:p>0</text:p>
          </table:table-cell>
          <table:table-cell table:formula="of:=[.E68]+[.D69]" office:value-type="float" office:value="10050" calcext:value-type="float">
            <text:p>10050</text:p>
          </table:table-cell>
          <table:table-cell table:formula="of:=IF(AND(NOT([.B69]=&quot;niedziela&quot;);NOT([.B69]=&quot;sobota&quot;));ROUNDDOWN(VLOOKUP([.C69];[.$O$1:.$P$4];2;0) * [.J69];0);0)" office:value-type="float" office:value="2" calcext:value-type="float">
            <text:p>2</text:p>
          </table:table-cell>
          <table:table-cell table:formula="of:=[.F69]*[.$P$8]" office:value-type="float" office:value="60" calcext:value-type="float">
            <text:p>60</text:p>
          </table:table-cell>
          <table:table-cell table:formula="of:=[.G69]+[.H68]" office:value-type="float" office:value="2940" calcext:value-type="float">
            <text:p>2940</text:p>
          </table:table-cell>
          <table:table-cell table:formula="of:=[.H69]-[.E69]" office:value-type="float" office:value="-7110" calcext:value-type="float">
            <text:p>-7110</text:p>
          </table:table-cell>
          <table:table-cell table:style-name="ce2" table:formula="of:=[.J68]+[.L68]" office:value-type="float" office:value="10" calcext:value-type="float">
            <text:p>10</text:p>
          </table:table-cell>
          <table:table-cell table:formula="of:=IF(AND(NOT(MONTH([.A69]) = MONTH([.A70]));[.I69]&gt;=2400);&quot;TAK&quot;;&quot;NIE&quot;)" office:value-type="string" office:string-value="NIE" calcext:value-type="string">
            <text:p>NIE</text:p>
          </table:table-cell>
          <table:table-cell table:formula="of:=IF([.K69] = &quot;TAK&quot;;3;0)" office:value-type="float" office:value="0" calcext:value-type="float">
            <text:p>0</text:p>
          </table:table-cell>
          <table:table-cell table:formula="of:=[.L6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0" calcext:value-type="date">
            <text:p>10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70] = &quot;niedziela&quot;;[.$P$7]*[.J70];0)" office:value-type="float" office:value="0" calcext:value-type="float">
            <text:p>0</text:p>
          </table:table-cell>
          <table:table-cell table:formula="of:=[.E69]+[.D70]" office:value-type="float" office:value="10050" calcext:value-type="float">
            <text:p>10050</text:p>
          </table:table-cell>
          <table:table-cell table:formula="of:=IF(AND(NOT([.B70]=&quot;niedziela&quot;);NOT([.B70]=&quot;sobota&quot;));ROUNDDOWN(VLOOKUP([.C70];[.$O$1:.$P$4];2;0) * [.J70];0);0)" office:value-type="float" office:value="2" calcext:value-type="float">
            <text:p>2</text:p>
          </table:table-cell>
          <table:table-cell table:formula="of:=[.F70]*[.$P$8]" office:value-type="float" office:value="60" calcext:value-type="float">
            <text:p>60</text:p>
          </table:table-cell>
          <table:table-cell table:formula="of:=[.G70]+[.H69]" office:value-type="float" office:value="3000" calcext:value-type="float">
            <text:p>3000</text:p>
          </table:table-cell>
          <table:table-cell table:formula="of:=[.H70]-[.E70]" office:value-type="float" office:value="-7050" calcext:value-type="float">
            <text:p>-7050</text:p>
          </table:table-cell>
          <table:table-cell table:style-name="ce2" table:formula="of:=[.J69]+[.L69]" office:value-type="float" office:value="10" calcext:value-type="float">
            <text:p>10</text:p>
          </table:table-cell>
          <table:table-cell table:formula="of:=IF(AND(NOT(MONTH([.A70]) = MONTH([.A71]));[.I70]&gt;=2400);&quot;TAK&quot;;&quot;NIE&quot;)" office:value-type="string" office:string-value="NIE" calcext:value-type="string">
            <text:p>NIE</text:p>
          </table:table-cell>
          <table:table-cell table:formula="of:=IF([.K70] = &quot;TAK&quot;;3;0)" office:value-type="float" office:value="0" calcext:value-type="float">
            <text:p>0</text:p>
          </table:table-cell>
          <table:table-cell table:formula="of:=[.L7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1" calcext:value-type="date">
            <text:p>11.03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71] = &quot;niedziela&quot;;[.$P$7]*[.J71];0)" office:value-type="float" office:value="0" calcext:value-type="float">
            <text:p>0</text:p>
          </table:table-cell>
          <table:table-cell table:formula="of:=[.E70]+[.D71]" office:value-type="float" office:value="10050" calcext:value-type="float">
            <text:p>10050</text:p>
          </table:table-cell>
          <table:table-cell table:formula="of:=IF(AND(NOT([.B71]=&quot;niedziela&quot;);NOT([.B71]=&quot;sobota&quot;));ROUNDDOWN(VLOOKUP([.C71];[.$O$1:.$P$4];2;0) * [.J71];0);0)" office:value-type="float" office:value="0" calcext:value-type="float">
            <text:p>0</text:p>
          </table:table-cell>
          <table:table-cell table:formula="of:=[.F71]*[.$P$8]" office:value-type="float" office:value="0" calcext:value-type="float">
            <text:p>0</text:p>
          </table:table-cell>
          <table:table-cell table:formula="of:=[.G71]+[.H70]" office:value-type="float" office:value="3000" calcext:value-type="float">
            <text:p>3000</text:p>
          </table:table-cell>
          <table:table-cell table:formula="of:=[.H71]-[.E71]" office:value-type="float" office:value="-7050" calcext:value-type="float">
            <text:p>-7050</text:p>
          </table:table-cell>
          <table:table-cell table:style-name="ce2" table:formula="of:=[.J70]+[.L70]" office:value-type="float" office:value="10" calcext:value-type="float">
            <text:p>10</text:p>
          </table:table-cell>
          <table:table-cell table:formula="of:=IF(AND(NOT(MONTH([.A71]) = MONTH([.A72]));[.I71]&gt;=2400);&quot;TAK&quot;;&quot;NIE&quot;)" office:value-type="string" office:string-value="NIE" calcext:value-type="string">
            <text:p>NIE</text:p>
          </table:table-cell>
          <table:table-cell table:formula="of:=IF([.K71] = &quot;TAK&quot;;3;0)" office:value-type="float" office:value="0" calcext:value-type="float">
            <text:p>0</text:p>
          </table:table-cell>
          <table:table-cell table:formula="of:=[.L7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2" calcext:value-type="date">
            <text:p>12.03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72] = &quot;niedziela&quot;;[.$P$7]*[.J72];0)" office:value-type="float" office:value="150" calcext:value-type="float">
            <text:p>150</text:p>
          </table:table-cell>
          <table:table-cell table:formula="of:=[.E71]+[.D72]" office:value-type="float" office:value="10200" calcext:value-type="float">
            <text:p>10200</text:p>
          </table:table-cell>
          <table:table-cell table:formula="of:=IF(AND(NOT([.B72]=&quot;niedziela&quot;);NOT([.B72]=&quot;sobota&quot;));ROUNDDOWN(VLOOKUP([.C72];[.$O$1:.$P$4];2;0) * [.J72];0);0)" office:value-type="float" office:value="0" calcext:value-type="float">
            <text:p>0</text:p>
          </table:table-cell>
          <table:table-cell table:formula="of:=[.F72]*[.$P$8]" office:value-type="float" office:value="0" calcext:value-type="float">
            <text:p>0</text:p>
          </table:table-cell>
          <table:table-cell table:formula="of:=[.G72]+[.H71]" office:value-type="float" office:value="3000" calcext:value-type="float">
            <text:p>3000</text:p>
          </table:table-cell>
          <table:table-cell table:formula="of:=[.H72]-[.E72]" office:value-type="float" office:value="-7200" calcext:value-type="float">
            <text:p>-7200</text:p>
          </table:table-cell>
          <table:table-cell table:style-name="ce2" table:formula="of:=[.J71]+[.L71]" office:value-type="float" office:value="10" calcext:value-type="float">
            <text:p>10</text:p>
          </table:table-cell>
          <table:table-cell table:formula="of:=IF(AND(NOT(MONTH([.A72]) = MONTH([.A73]));[.I72]&gt;=2400);&quot;TAK&quot;;&quot;NIE&quot;)" office:value-type="string" office:string-value="NIE" calcext:value-type="string">
            <text:p>NIE</text:p>
          </table:table-cell>
          <table:table-cell table:formula="of:=IF([.K72] = &quot;TAK&quot;;3;0)" office:value-type="float" office:value="0" calcext:value-type="float">
            <text:p>0</text:p>
          </table:table-cell>
          <table:table-cell table:formula="of:=[.L7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3" calcext:value-type="date">
            <text:p>13.03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73] = &quot;niedziela&quot;;[.$P$7]*[.J73];0)" office:value-type="float" office:value="0" calcext:value-type="float">
            <text:p>0</text:p>
          </table:table-cell>
          <table:table-cell table:formula="of:=[.E72]+[.D73]" office:value-type="float" office:value="10200" calcext:value-type="float">
            <text:p>10200</text:p>
          </table:table-cell>
          <table:table-cell table:formula="of:=IF(AND(NOT([.B73]=&quot;niedziela&quot;);NOT([.B73]=&quot;sobota&quot;));ROUNDDOWN(VLOOKUP([.C73];[.$O$1:.$P$4];2;0) * [.J73];0);0)" office:value-type="float" office:value="2" calcext:value-type="float">
            <text:p>2</text:p>
          </table:table-cell>
          <table:table-cell table:formula="of:=[.F73]*[.$P$8]" office:value-type="float" office:value="60" calcext:value-type="float">
            <text:p>60</text:p>
          </table:table-cell>
          <table:table-cell table:formula="of:=[.G73]+[.H72]" office:value-type="float" office:value="3060" calcext:value-type="float">
            <text:p>3060</text:p>
          </table:table-cell>
          <table:table-cell table:formula="of:=[.H73]-[.E73]" office:value-type="float" office:value="-7140" calcext:value-type="float">
            <text:p>-7140</text:p>
          </table:table-cell>
          <table:table-cell table:style-name="ce2" table:formula="of:=[.J72]+[.L72]" office:value-type="float" office:value="10" calcext:value-type="float">
            <text:p>10</text:p>
          </table:table-cell>
          <table:table-cell table:formula="of:=IF(AND(NOT(MONTH([.A73]) = MONTH([.A74]));[.I73]&gt;=2400);&quot;TAK&quot;;&quot;NIE&quot;)" office:value-type="string" office:string-value="NIE" calcext:value-type="string">
            <text:p>NIE</text:p>
          </table:table-cell>
          <table:table-cell table:formula="of:=IF([.K73] = &quot;TAK&quot;;3;0)" office:value-type="float" office:value="0" calcext:value-type="float">
            <text:p>0</text:p>
          </table:table-cell>
          <table:table-cell table:formula="of:=[.L7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4" calcext:value-type="date">
            <text:p>14.03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74] = &quot;niedziela&quot;;[.$P$7]*[.J74];0)" office:value-type="float" office:value="0" calcext:value-type="float">
            <text:p>0</text:p>
          </table:table-cell>
          <table:table-cell table:formula="of:=[.E73]+[.D74]" office:value-type="float" office:value="10200" calcext:value-type="float">
            <text:p>10200</text:p>
          </table:table-cell>
          <table:table-cell table:formula="of:=IF(AND(NOT([.B74]=&quot;niedziela&quot;);NOT([.B74]=&quot;sobota&quot;));ROUNDDOWN(VLOOKUP([.C74];[.$O$1:.$P$4];2;0) * [.J74];0);0)" office:value-type="float" office:value="2" calcext:value-type="float">
            <text:p>2</text:p>
          </table:table-cell>
          <table:table-cell table:formula="of:=[.F74]*[.$P$8]" office:value-type="float" office:value="60" calcext:value-type="float">
            <text:p>60</text:p>
          </table:table-cell>
          <table:table-cell table:formula="of:=[.G74]+[.H73]" office:value-type="float" office:value="3120" calcext:value-type="float">
            <text:p>3120</text:p>
          </table:table-cell>
          <table:table-cell table:formula="of:=[.H74]-[.E74]" office:value-type="float" office:value="-7080" calcext:value-type="float">
            <text:p>-7080</text:p>
          </table:table-cell>
          <table:table-cell table:style-name="ce2" table:formula="of:=[.J73]+[.L73]" office:value-type="float" office:value="10" calcext:value-type="float">
            <text:p>10</text:p>
          </table:table-cell>
          <table:table-cell table:formula="of:=IF(AND(NOT(MONTH([.A74]) = MONTH([.A75]));[.I74]&gt;=2400);&quot;TAK&quot;;&quot;NIE&quot;)" office:value-type="string" office:string-value="NIE" calcext:value-type="string">
            <text:p>NIE</text:p>
          </table:table-cell>
          <table:table-cell table:formula="of:=IF([.K74] = &quot;TAK&quot;;3;0)" office:value-type="float" office:value="0" calcext:value-type="float">
            <text:p>0</text:p>
          </table:table-cell>
          <table:table-cell table:formula="of:=[.L7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5" calcext:value-type="date">
            <text:p>15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75] = &quot;niedziela&quot;;[.$P$7]*[.J75];0)" office:value-type="float" office:value="0" calcext:value-type="float">
            <text:p>0</text:p>
          </table:table-cell>
          <table:table-cell table:formula="of:=[.E74]+[.D75]" office:value-type="float" office:value="10200" calcext:value-type="float">
            <text:p>10200</text:p>
          </table:table-cell>
          <table:table-cell table:formula="of:=IF(AND(NOT([.B75]=&quot;niedziela&quot;);NOT([.B75]=&quot;sobota&quot;));ROUNDDOWN(VLOOKUP([.C75];[.$O$1:.$P$4];2;0) * [.J75];0);0)" office:value-type="float" office:value="2" calcext:value-type="float">
            <text:p>2</text:p>
          </table:table-cell>
          <table:table-cell table:formula="of:=[.F75]*[.$P$8]" office:value-type="float" office:value="60" calcext:value-type="float">
            <text:p>60</text:p>
          </table:table-cell>
          <table:table-cell table:formula="of:=[.G75]+[.H74]" office:value-type="float" office:value="3180" calcext:value-type="float">
            <text:p>3180</text:p>
          </table:table-cell>
          <table:table-cell table:formula="of:=[.H75]-[.E75]" office:value-type="float" office:value="-7020" calcext:value-type="float">
            <text:p>-7020</text:p>
          </table:table-cell>
          <table:table-cell table:style-name="ce2" table:formula="of:=[.J74]+[.L74]" office:value-type="float" office:value="10" calcext:value-type="float">
            <text:p>10</text:p>
          </table:table-cell>
          <table:table-cell table:formula="of:=IF(AND(NOT(MONTH([.A75]) = MONTH([.A76]));[.I75]&gt;=2400);&quot;TAK&quot;;&quot;NIE&quot;)" office:value-type="string" office:string-value="NIE" calcext:value-type="string">
            <text:p>NIE</text:p>
          </table:table-cell>
          <table:table-cell table:formula="of:=IF([.K75] = &quot;TAK&quot;;3;0)" office:value-type="float" office:value="0" calcext:value-type="float">
            <text:p>0</text:p>
          </table:table-cell>
          <table:table-cell table:formula="of:=[.L7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6" calcext:value-type="date">
            <text:p>16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76] = &quot;niedziela&quot;;[.$P$7]*[.J76];0)" office:value-type="float" office:value="0" calcext:value-type="float">
            <text:p>0</text:p>
          </table:table-cell>
          <table:table-cell table:formula="of:=[.E75]+[.D76]" office:value-type="float" office:value="10200" calcext:value-type="float">
            <text:p>10200</text:p>
          </table:table-cell>
          <table:table-cell table:formula="of:=IF(AND(NOT([.B76]=&quot;niedziela&quot;);NOT([.B76]=&quot;sobota&quot;));ROUNDDOWN(VLOOKUP([.C76];[.$O$1:.$P$4];2;0) * [.J76];0);0)" office:value-type="float" office:value="2" calcext:value-type="float">
            <text:p>2</text:p>
          </table:table-cell>
          <table:table-cell table:formula="of:=[.F76]*[.$P$8]" office:value-type="float" office:value="60" calcext:value-type="float">
            <text:p>60</text:p>
          </table:table-cell>
          <table:table-cell table:formula="of:=[.G76]+[.H75]" office:value-type="float" office:value="3240" calcext:value-type="float">
            <text:p>3240</text:p>
          </table:table-cell>
          <table:table-cell table:formula="of:=[.H76]-[.E76]" office:value-type="float" office:value="-6960" calcext:value-type="float">
            <text:p>-6960</text:p>
          </table:table-cell>
          <table:table-cell table:style-name="ce2" table:formula="of:=[.J75]+[.L75]" office:value-type="float" office:value="10" calcext:value-type="float">
            <text:p>10</text:p>
          </table:table-cell>
          <table:table-cell table:formula="of:=IF(AND(NOT(MONTH([.A76]) = MONTH([.A77]));[.I76]&gt;=2400);&quot;TAK&quot;;&quot;NIE&quot;)" office:value-type="string" office:string-value="NIE" calcext:value-type="string">
            <text:p>NIE</text:p>
          </table:table-cell>
          <table:table-cell table:formula="of:=IF([.K76] = &quot;TAK&quot;;3;0)" office:value-type="float" office:value="0" calcext:value-type="float">
            <text:p>0</text:p>
          </table:table-cell>
          <table:table-cell table:formula="of:=[.L7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7" calcext:value-type="date">
            <text:p>17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77] = &quot;niedziela&quot;;[.$P$7]*[.J77];0)" office:value-type="float" office:value="0" calcext:value-type="float">
            <text:p>0</text:p>
          </table:table-cell>
          <table:table-cell table:formula="of:=[.E76]+[.D77]" office:value-type="float" office:value="10200" calcext:value-type="float">
            <text:p>10200</text:p>
          </table:table-cell>
          <table:table-cell table:formula="of:=IF(AND(NOT([.B77]=&quot;niedziela&quot;);NOT([.B77]=&quot;sobota&quot;));ROUNDDOWN(VLOOKUP([.C77];[.$O$1:.$P$4];2;0) * [.J77];0);0)" office:value-type="float" office:value="2" calcext:value-type="float">
            <text:p>2</text:p>
          </table:table-cell>
          <table:table-cell table:formula="of:=[.F77]*[.$P$8]" office:value-type="float" office:value="60" calcext:value-type="float">
            <text:p>60</text:p>
          </table:table-cell>
          <table:table-cell table:formula="of:=[.G77]+[.H76]" office:value-type="float" office:value="3300" calcext:value-type="float">
            <text:p>3300</text:p>
          </table:table-cell>
          <table:table-cell table:formula="of:=[.H77]-[.E77]" office:value-type="float" office:value="-6900" calcext:value-type="float">
            <text:p>-6900</text:p>
          </table:table-cell>
          <table:table-cell table:style-name="ce2" table:formula="of:=[.J76]+[.L76]" office:value-type="float" office:value="10" calcext:value-type="float">
            <text:p>10</text:p>
          </table:table-cell>
          <table:table-cell table:formula="of:=IF(AND(NOT(MONTH([.A77]) = MONTH([.A78]));[.I77]&gt;=2400);&quot;TAK&quot;;&quot;NIE&quot;)" office:value-type="string" office:string-value="NIE" calcext:value-type="string">
            <text:p>NIE</text:p>
          </table:table-cell>
          <table:table-cell table:formula="of:=IF([.K77] = &quot;TAK&quot;;3;0)" office:value-type="float" office:value="0" calcext:value-type="float">
            <text:p>0</text:p>
          </table:table-cell>
          <table:table-cell table:formula="of:=[.L7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8" calcext:value-type="date">
            <text:p>18.03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78] = &quot;niedziela&quot;;[.$P$7]*[.J78];0)" office:value-type="float" office:value="0" calcext:value-type="float">
            <text:p>0</text:p>
          </table:table-cell>
          <table:table-cell table:formula="of:=[.E77]+[.D78]" office:value-type="float" office:value="10200" calcext:value-type="float">
            <text:p>10200</text:p>
          </table:table-cell>
          <table:table-cell table:formula="of:=IF(AND(NOT([.B78]=&quot;niedziela&quot;);NOT([.B78]=&quot;sobota&quot;));ROUNDDOWN(VLOOKUP([.C78];[.$O$1:.$P$4];2;0) * [.J78];0);0)" office:value-type="float" office:value="0" calcext:value-type="float">
            <text:p>0</text:p>
          </table:table-cell>
          <table:table-cell table:formula="of:=[.F78]*[.$P$8]" office:value-type="float" office:value="0" calcext:value-type="float">
            <text:p>0</text:p>
          </table:table-cell>
          <table:table-cell table:formula="of:=[.G78]+[.H77]" office:value-type="float" office:value="3300" calcext:value-type="float">
            <text:p>3300</text:p>
          </table:table-cell>
          <table:table-cell table:formula="of:=[.H78]-[.E78]" office:value-type="float" office:value="-6900" calcext:value-type="float">
            <text:p>-6900</text:p>
          </table:table-cell>
          <table:table-cell table:style-name="ce2" table:formula="of:=[.J77]+[.L77]" office:value-type="float" office:value="10" calcext:value-type="float">
            <text:p>10</text:p>
          </table:table-cell>
          <table:table-cell table:formula="of:=IF(AND(NOT(MONTH([.A78]) = MONTH([.A79]));[.I78]&gt;=2400);&quot;TAK&quot;;&quot;NIE&quot;)" office:value-type="string" office:string-value="NIE" calcext:value-type="string">
            <text:p>NIE</text:p>
          </table:table-cell>
          <table:table-cell table:formula="of:=IF([.K78] = &quot;TAK&quot;;3;0)" office:value-type="float" office:value="0" calcext:value-type="float">
            <text:p>0</text:p>
          </table:table-cell>
          <table:table-cell table:formula="of:=[.L7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19" calcext:value-type="date">
            <text:p>19.03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79] = &quot;niedziela&quot;;[.$P$7]*[.J79];0)" office:value-type="float" office:value="150" calcext:value-type="float">
            <text:p>150</text:p>
          </table:table-cell>
          <table:table-cell table:formula="of:=[.E78]+[.D79]" office:value-type="float" office:value="10350" calcext:value-type="float">
            <text:p>10350</text:p>
          </table:table-cell>
          <table:table-cell table:formula="of:=IF(AND(NOT([.B79]=&quot;niedziela&quot;);NOT([.B79]=&quot;sobota&quot;));ROUNDDOWN(VLOOKUP([.C79];[.$O$1:.$P$4];2;0) * [.J79];0);0)" office:value-type="float" office:value="0" calcext:value-type="float">
            <text:p>0</text:p>
          </table:table-cell>
          <table:table-cell table:formula="of:=[.F79]*[.$P$8]" office:value-type="float" office:value="0" calcext:value-type="float">
            <text:p>0</text:p>
          </table:table-cell>
          <table:table-cell table:formula="of:=[.G79]+[.H78]" office:value-type="float" office:value="3300" calcext:value-type="float">
            <text:p>3300</text:p>
          </table:table-cell>
          <table:table-cell table:formula="of:=[.H79]-[.E79]" office:value-type="float" office:value="-7050" calcext:value-type="float">
            <text:p>-7050</text:p>
          </table:table-cell>
          <table:table-cell table:style-name="ce2" table:formula="of:=[.J78]+[.L78]" office:value-type="float" office:value="10" calcext:value-type="float">
            <text:p>10</text:p>
          </table:table-cell>
          <table:table-cell table:formula="of:=IF(AND(NOT(MONTH([.A79]) = MONTH([.A80]));[.I79]&gt;=2400);&quot;TAK&quot;;&quot;NIE&quot;)" office:value-type="string" office:string-value="NIE" calcext:value-type="string">
            <text:p>NIE</text:p>
          </table:table-cell>
          <table:table-cell table:formula="of:=IF([.K79] = &quot;TAK&quot;;3;0)" office:value-type="float" office:value="0" calcext:value-type="float">
            <text:p>0</text:p>
          </table:table-cell>
          <table:table-cell table:formula="of:=[.L7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0" calcext:value-type="date">
            <text:p>20.03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80] = &quot;niedziela&quot;;[.$P$7]*[.J80];0)" office:value-type="float" office:value="0" calcext:value-type="float">
            <text:p>0</text:p>
          </table:table-cell>
          <table:table-cell table:formula="of:=[.E79]+[.D80]" office:value-type="float" office:value="10350" calcext:value-type="float">
            <text:p>10350</text:p>
          </table:table-cell>
          <table:table-cell table:formula="of:=IF(AND(NOT([.B80]=&quot;niedziela&quot;);NOT([.B80]=&quot;sobota&quot;));ROUNDDOWN(VLOOKUP([.C80];[.$O$1:.$P$4];2;0) * [.J80];0);0)" office:value-type="float" office:value="2" calcext:value-type="float">
            <text:p>2</text:p>
          </table:table-cell>
          <table:table-cell table:formula="of:=[.F80]*[.$P$8]" office:value-type="float" office:value="60" calcext:value-type="float">
            <text:p>60</text:p>
          </table:table-cell>
          <table:table-cell table:formula="of:=[.G80]+[.H79]" office:value-type="float" office:value="3360" calcext:value-type="float">
            <text:p>3360</text:p>
          </table:table-cell>
          <table:table-cell table:formula="of:=[.H80]-[.E80]" office:value-type="float" office:value="-6990" calcext:value-type="float">
            <text:p>-6990</text:p>
          </table:table-cell>
          <table:table-cell table:style-name="ce2" table:formula="of:=[.J79]+[.L79]" office:value-type="float" office:value="10" calcext:value-type="float">
            <text:p>10</text:p>
          </table:table-cell>
          <table:table-cell table:formula="of:=IF(AND(NOT(MONTH([.A80]) = MONTH([.A81]));[.I80]&gt;=2400);&quot;TAK&quot;;&quot;NIE&quot;)" office:value-type="string" office:string-value="NIE" calcext:value-type="string">
            <text:p>NIE</text:p>
          </table:table-cell>
          <table:table-cell table:formula="of:=IF([.K80] = &quot;TAK&quot;;3;0)" office:value-type="float" office:value="0" calcext:value-type="float">
            <text:p>0</text:p>
          </table:table-cell>
          <table:table-cell table:formula="of:=[.L8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1" calcext:value-type="date">
            <text:p>21.03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81] = &quot;niedziela&quot;;[.$P$7]*[.J81];0)" office:value-type="float" office:value="0" calcext:value-type="float">
            <text:p>0</text:p>
          </table:table-cell>
          <table:table-cell table:formula="of:=[.E80]+[.D81]" office:value-type="float" office:value="10350" calcext:value-type="float">
            <text:p>10350</text:p>
          </table:table-cell>
          <table:table-cell table:formula="of:=IF(AND(NOT([.B81]=&quot;niedziela&quot;);NOT([.B81]=&quot;sobota&quot;));ROUNDDOWN(VLOOKUP([.C81];[.$O$1:.$P$4];2;0) * [.J81];0);0)" office:value-type="float" office:value="5" calcext:value-type="float">
            <text:p>5</text:p>
          </table:table-cell>
          <table:table-cell table:formula="of:=[.F81]*[.$P$8]" office:value-type="float" office:value="150" calcext:value-type="float">
            <text:p>150</text:p>
          </table:table-cell>
          <table:table-cell table:formula="of:=[.G81]+[.H80]" office:value-type="float" office:value="3510" calcext:value-type="float">
            <text:p>3510</text:p>
          </table:table-cell>
          <table:table-cell table:formula="of:=[.H81]-[.E81]" office:value-type="float" office:value="-6840" calcext:value-type="float">
            <text:p>-6840</text:p>
          </table:table-cell>
          <table:table-cell table:style-name="ce2" table:formula="of:=[.J80]+[.L80]" office:value-type="float" office:value="10" calcext:value-type="float">
            <text:p>10</text:p>
          </table:table-cell>
          <table:table-cell table:formula="of:=IF(AND(NOT(MONTH([.A81]) = MONTH([.A82]));[.I81]&gt;=2400);&quot;TAK&quot;;&quot;NIE&quot;)" office:value-type="string" office:string-value="NIE" calcext:value-type="string">
            <text:p>NIE</text:p>
          </table:table-cell>
          <table:table-cell table:formula="of:=IF([.K81] = &quot;TAK&quot;;3;0)" office:value-type="float" office:value="0" calcext:value-type="float">
            <text:p>0</text:p>
          </table:table-cell>
          <table:table-cell table:formula="of:=[.L8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2" calcext:value-type="date">
            <text:p>22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82] = &quot;niedziela&quot;;[.$P$7]*[.J82];0)" office:value-type="float" office:value="0" calcext:value-type="float">
            <text:p>0</text:p>
          </table:table-cell>
          <table:table-cell table:formula="of:=[.E81]+[.D82]" office:value-type="float" office:value="10350" calcext:value-type="float">
            <text:p>10350</text:p>
          </table:table-cell>
          <table:table-cell table:formula="of:=IF(AND(NOT([.B82]=&quot;niedziela&quot;);NOT([.B82]=&quot;sobota&quot;));ROUNDDOWN(VLOOKUP([.C82];[.$O$1:.$P$4];2;0) * [.J82];0);0)" office:value-type="float" office:value="5" calcext:value-type="float">
            <text:p>5</text:p>
          </table:table-cell>
          <table:table-cell table:formula="of:=[.F82]*[.$P$8]" office:value-type="float" office:value="150" calcext:value-type="float">
            <text:p>150</text:p>
          </table:table-cell>
          <table:table-cell table:formula="of:=[.G82]+[.H81]" office:value-type="float" office:value="3660" calcext:value-type="float">
            <text:p>3660</text:p>
          </table:table-cell>
          <table:table-cell table:formula="of:=[.H82]-[.E82]" office:value-type="float" office:value="-6690" calcext:value-type="float">
            <text:p>-6690</text:p>
          </table:table-cell>
          <table:table-cell table:style-name="ce2" table:formula="of:=[.J81]+[.L81]" office:value-type="float" office:value="10" calcext:value-type="float">
            <text:p>10</text:p>
          </table:table-cell>
          <table:table-cell table:formula="of:=IF(AND(NOT(MONTH([.A82]) = MONTH([.A83]));[.I82]&gt;=2400);&quot;TAK&quot;;&quot;NIE&quot;)" office:value-type="string" office:string-value="NIE" calcext:value-type="string">
            <text:p>NIE</text:p>
          </table:table-cell>
          <table:table-cell table:formula="of:=IF([.K82] = &quot;TAK&quot;;3;0)" office:value-type="float" office:value="0" calcext:value-type="float">
            <text:p>0</text:p>
          </table:table-cell>
          <table:table-cell table:formula="of:=[.L8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3" calcext:value-type="date">
            <text:p>23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83] = &quot;niedziela&quot;;[.$P$7]*[.J83];0)" office:value-type="float" office:value="0" calcext:value-type="float">
            <text:p>0</text:p>
          </table:table-cell>
          <table:table-cell table:formula="of:=[.E82]+[.D83]" office:value-type="float" office:value="10350" calcext:value-type="float">
            <text:p>10350</text:p>
          </table:table-cell>
          <table:table-cell table:formula="of:=IF(AND(NOT([.B83]=&quot;niedziela&quot;);NOT([.B83]=&quot;sobota&quot;));ROUNDDOWN(VLOOKUP([.C83];[.$O$1:.$P$4];2;0) * [.J83];0);0)" office:value-type="float" office:value="5" calcext:value-type="float">
            <text:p>5</text:p>
          </table:table-cell>
          <table:table-cell table:formula="of:=[.F83]*[.$P$8]" office:value-type="float" office:value="150" calcext:value-type="float">
            <text:p>150</text:p>
          </table:table-cell>
          <table:table-cell table:formula="of:=[.G83]+[.H82]" office:value-type="float" office:value="3810" calcext:value-type="float">
            <text:p>3810</text:p>
          </table:table-cell>
          <table:table-cell table:formula="of:=[.H83]-[.E83]" office:value-type="float" office:value="-6540" calcext:value-type="float">
            <text:p>-6540</text:p>
          </table:table-cell>
          <table:table-cell table:style-name="ce2" table:formula="of:=[.J82]+[.L82]" office:value-type="float" office:value="10" calcext:value-type="float">
            <text:p>10</text:p>
          </table:table-cell>
          <table:table-cell table:formula="of:=IF(AND(NOT(MONTH([.A83]) = MONTH([.A84]));[.I83]&gt;=2400);&quot;TAK&quot;;&quot;NIE&quot;)" office:value-type="string" office:string-value="NIE" calcext:value-type="string">
            <text:p>NIE</text:p>
          </table:table-cell>
          <table:table-cell table:formula="of:=IF([.K83] = &quot;TAK&quot;;3;0)" office:value-type="float" office:value="0" calcext:value-type="float">
            <text:p>0</text:p>
          </table:table-cell>
          <table:table-cell table:formula="of:=[.L8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4" calcext:value-type="date">
            <text:p>24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84] = &quot;niedziela&quot;;[.$P$7]*[.J84];0)" office:value-type="float" office:value="0" calcext:value-type="float">
            <text:p>0</text:p>
          </table:table-cell>
          <table:table-cell table:formula="of:=[.E83]+[.D84]" office:value-type="float" office:value="10350" calcext:value-type="float">
            <text:p>10350</text:p>
          </table:table-cell>
          <table:table-cell table:formula="of:=IF(AND(NOT([.B84]=&quot;niedziela&quot;);NOT([.B84]=&quot;sobota&quot;));ROUNDDOWN(VLOOKUP([.C84];[.$O$1:.$P$4];2;0) * [.J84];0);0)" office:value-type="float" office:value="5" calcext:value-type="float">
            <text:p>5</text:p>
          </table:table-cell>
          <table:table-cell table:formula="of:=[.F84]*[.$P$8]" office:value-type="float" office:value="150" calcext:value-type="float">
            <text:p>150</text:p>
          </table:table-cell>
          <table:table-cell table:formula="of:=[.G84]+[.H83]" office:value-type="float" office:value="3960" calcext:value-type="float">
            <text:p>3960</text:p>
          </table:table-cell>
          <table:table-cell table:formula="of:=[.H84]-[.E84]" office:value-type="float" office:value="-6390" calcext:value-type="float">
            <text:p>-6390</text:p>
          </table:table-cell>
          <table:table-cell table:style-name="ce2" table:formula="of:=[.J83]+[.L83]" office:value-type="float" office:value="10" calcext:value-type="float">
            <text:p>10</text:p>
          </table:table-cell>
          <table:table-cell table:formula="of:=IF(AND(NOT(MONTH([.A84]) = MONTH([.A85]));[.I84]&gt;=2400);&quot;TAK&quot;;&quot;NIE&quot;)" office:value-type="string" office:string-value="NIE" calcext:value-type="string">
            <text:p>NIE</text:p>
          </table:table-cell>
          <table:table-cell table:formula="of:=IF([.K84] = &quot;TAK&quot;;3;0)" office:value-type="float" office:value="0" calcext:value-type="float">
            <text:p>0</text:p>
          </table:table-cell>
          <table:table-cell table:formula="of:=[.L8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5" calcext:value-type="date">
            <text:p>25.03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85] = &quot;niedziela&quot;;[.$P$7]*[.J85];0)" office:value-type="float" office:value="0" calcext:value-type="float">
            <text:p>0</text:p>
          </table:table-cell>
          <table:table-cell table:formula="of:=[.E84]+[.D85]" office:value-type="float" office:value="10350" calcext:value-type="float">
            <text:p>10350</text:p>
          </table:table-cell>
          <table:table-cell table:formula="of:=IF(AND(NOT([.B85]=&quot;niedziela&quot;);NOT([.B85]=&quot;sobota&quot;));ROUNDDOWN(VLOOKUP([.C85];[.$O$1:.$P$4];2;0) * [.J85];0);0)" office:value-type="float" office:value="0" calcext:value-type="float">
            <text:p>0</text:p>
          </table:table-cell>
          <table:table-cell table:formula="of:=[.F85]*[.$P$8]" office:value-type="float" office:value="0" calcext:value-type="float">
            <text:p>0</text:p>
          </table:table-cell>
          <table:table-cell table:formula="of:=[.G85]+[.H84]" office:value-type="float" office:value="3960" calcext:value-type="float">
            <text:p>3960</text:p>
          </table:table-cell>
          <table:table-cell table:formula="of:=[.H85]-[.E85]" office:value-type="float" office:value="-6390" calcext:value-type="float">
            <text:p>-6390</text:p>
          </table:table-cell>
          <table:table-cell table:style-name="ce2" table:formula="of:=[.J84]+[.L84]" office:value-type="float" office:value="10" calcext:value-type="float">
            <text:p>10</text:p>
          </table:table-cell>
          <table:table-cell table:formula="of:=IF(AND(NOT(MONTH([.A85]) = MONTH([.A86]));[.I85]&gt;=2400);&quot;TAK&quot;;&quot;NIE&quot;)" office:value-type="string" office:string-value="NIE" calcext:value-type="string">
            <text:p>NIE</text:p>
          </table:table-cell>
          <table:table-cell table:formula="of:=IF([.K85] = &quot;TAK&quot;;3;0)" office:value-type="float" office:value="0" calcext:value-type="float">
            <text:p>0</text:p>
          </table:table-cell>
          <table:table-cell table:formula="of:=[.L8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6" calcext:value-type="date">
            <text:p>26.03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86] = &quot;niedziela&quot;;[.$P$7]*[.J86];0)" office:value-type="float" office:value="150" calcext:value-type="float">
            <text:p>150</text:p>
          </table:table-cell>
          <table:table-cell table:formula="of:=[.E85]+[.D86]" office:value-type="float" office:value="10500" calcext:value-type="float">
            <text:p>10500</text:p>
          </table:table-cell>
          <table:table-cell table:formula="of:=IF(AND(NOT([.B86]=&quot;niedziela&quot;);NOT([.B86]=&quot;sobota&quot;));ROUNDDOWN(VLOOKUP([.C86];[.$O$1:.$P$4];2;0) * [.J86];0);0)" office:value-type="float" office:value="0" calcext:value-type="float">
            <text:p>0</text:p>
          </table:table-cell>
          <table:table-cell table:formula="of:=[.F86]*[.$P$8]" office:value-type="float" office:value="0" calcext:value-type="float">
            <text:p>0</text:p>
          </table:table-cell>
          <table:table-cell table:formula="of:=[.G86]+[.H85]" office:value-type="float" office:value="3960" calcext:value-type="float">
            <text:p>3960</text:p>
          </table:table-cell>
          <table:table-cell table:formula="of:=[.H86]-[.E86]" office:value-type="float" office:value="-6540" calcext:value-type="float">
            <text:p>-6540</text:p>
          </table:table-cell>
          <table:table-cell table:style-name="ce2" table:formula="of:=[.J85]+[.L85]" office:value-type="float" office:value="10" calcext:value-type="float">
            <text:p>10</text:p>
          </table:table-cell>
          <table:table-cell table:formula="of:=IF(AND(NOT(MONTH([.A86]) = MONTH([.A87]));[.I86]&gt;=2400);&quot;TAK&quot;;&quot;NIE&quot;)" office:value-type="string" office:string-value="NIE" calcext:value-type="string">
            <text:p>NIE</text:p>
          </table:table-cell>
          <table:table-cell table:formula="of:=IF([.K86] = &quot;TAK&quot;;3;0)" office:value-type="float" office:value="0" calcext:value-type="float">
            <text:p>0</text:p>
          </table:table-cell>
          <table:table-cell table:formula="of:=[.L8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7" calcext:value-type="date">
            <text:p>27.03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87] = &quot;niedziela&quot;;[.$P$7]*[.J87];0)" office:value-type="float" office:value="0" calcext:value-type="float">
            <text:p>0</text:p>
          </table:table-cell>
          <table:table-cell table:formula="of:=[.E86]+[.D87]" office:value-type="float" office:value="10500" calcext:value-type="float">
            <text:p>10500</text:p>
          </table:table-cell>
          <table:table-cell table:formula="of:=IF(AND(NOT([.B87]=&quot;niedziela&quot;);NOT([.B87]=&quot;sobota&quot;));ROUNDDOWN(VLOOKUP([.C87];[.$O$1:.$P$4];2;0) * [.J87];0);0)" office:value-type="float" office:value="5" calcext:value-type="float">
            <text:p>5</text:p>
          </table:table-cell>
          <table:table-cell table:formula="of:=[.F87]*[.$P$8]" office:value-type="float" office:value="150" calcext:value-type="float">
            <text:p>150</text:p>
          </table:table-cell>
          <table:table-cell table:formula="of:=[.G87]+[.H86]" office:value-type="float" office:value="4110" calcext:value-type="float">
            <text:p>4110</text:p>
          </table:table-cell>
          <table:table-cell table:formula="of:=[.H87]-[.E87]" office:value-type="float" office:value="-6390" calcext:value-type="float">
            <text:p>-6390</text:p>
          </table:table-cell>
          <table:table-cell table:style-name="ce2" table:formula="of:=[.J86]+[.L86]" office:value-type="float" office:value="10" calcext:value-type="float">
            <text:p>10</text:p>
          </table:table-cell>
          <table:table-cell table:formula="of:=IF(AND(NOT(MONTH([.A87]) = MONTH([.A88]));[.I87]&gt;=2400);&quot;TAK&quot;;&quot;NIE&quot;)" office:value-type="string" office:string-value="NIE" calcext:value-type="string">
            <text:p>NIE</text:p>
          </table:table-cell>
          <table:table-cell table:formula="of:=IF([.K87] = &quot;TAK&quot;;3;0)" office:value-type="float" office:value="0" calcext:value-type="float">
            <text:p>0</text:p>
          </table:table-cell>
          <table:table-cell table:formula="of:=[.L8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8" calcext:value-type="date">
            <text:p>28.03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88] = &quot;niedziela&quot;;[.$P$7]*[.J88];0)" office:value-type="float" office:value="0" calcext:value-type="float">
            <text:p>0</text:p>
          </table:table-cell>
          <table:table-cell table:formula="of:=[.E87]+[.D88]" office:value-type="float" office:value="10500" calcext:value-type="float">
            <text:p>10500</text:p>
          </table:table-cell>
          <table:table-cell table:formula="of:=IF(AND(NOT([.B88]=&quot;niedziela&quot;);NOT([.B88]=&quot;sobota&quot;));ROUNDDOWN(VLOOKUP([.C88];[.$O$1:.$P$4];2;0) * [.J88];0);0)" office:value-type="float" office:value="5" calcext:value-type="float">
            <text:p>5</text:p>
          </table:table-cell>
          <table:table-cell table:formula="of:=[.F88]*[.$P$8]" office:value-type="float" office:value="150" calcext:value-type="float">
            <text:p>150</text:p>
          </table:table-cell>
          <table:table-cell table:formula="of:=[.G88]+[.H87]" office:value-type="float" office:value="4260" calcext:value-type="float">
            <text:p>4260</text:p>
          </table:table-cell>
          <table:table-cell table:formula="of:=[.H88]-[.E88]" office:value-type="float" office:value="-6240" calcext:value-type="float">
            <text:p>-6240</text:p>
          </table:table-cell>
          <table:table-cell table:style-name="ce2" table:formula="of:=[.J87]+[.L87]" office:value-type="float" office:value="10" calcext:value-type="float">
            <text:p>10</text:p>
          </table:table-cell>
          <table:table-cell table:formula="of:=IF(AND(NOT(MONTH([.A88]) = MONTH([.A89]));[.I88]&gt;=2400);&quot;TAK&quot;;&quot;NIE&quot;)" office:value-type="string" office:string-value="NIE" calcext:value-type="string">
            <text:p>NIE</text:p>
          </table:table-cell>
          <table:table-cell table:formula="of:=IF([.K88] = &quot;TAK&quot;;3;0)" office:value-type="float" office:value="0" calcext:value-type="float">
            <text:p>0</text:p>
          </table:table-cell>
          <table:table-cell table:formula="of:=[.L8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29" calcext:value-type="date">
            <text:p>29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89] = &quot;niedziela&quot;;[.$P$7]*[.J89];0)" office:value-type="float" office:value="0" calcext:value-type="float">
            <text:p>0</text:p>
          </table:table-cell>
          <table:table-cell table:formula="of:=[.E88]+[.D89]" office:value-type="float" office:value="10500" calcext:value-type="float">
            <text:p>10500</text:p>
          </table:table-cell>
          <table:table-cell table:formula="of:=IF(AND(NOT([.B89]=&quot;niedziela&quot;);NOT([.B89]=&quot;sobota&quot;));ROUNDDOWN(VLOOKUP([.C89];[.$O$1:.$P$4];2;0) * [.J89];0);0)" office:value-type="float" office:value="5" calcext:value-type="float">
            <text:p>5</text:p>
          </table:table-cell>
          <table:table-cell table:formula="of:=[.F89]*[.$P$8]" office:value-type="float" office:value="150" calcext:value-type="float">
            <text:p>150</text:p>
          </table:table-cell>
          <table:table-cell table:formula="of:=[.G89]+[.H88]" office:value-type="float" office:value="4410" calcext:value-type="float">
            <text:p>4410</text:p>
          </table:table-cell>
          <table:table-cell table:formula="of:=[.H89]-[.E89]" office:value-type="float" office:value="-6090" calcext:value-type="float">
            <text:p>-6090</text:p>
          </table:table-cell>
          <table:table-cell table:style-name="ce2" table:formula="of:=[.J88]+[.L88]" office:value-type="float" office:value="10" calcext:value-type="float">
            <text:p>10</text:p>
          </table:table-cell>
          <table:table-cell table:formula="of:=IF(AND(NOT(MONTH([.A89]) = MONTH([.A90]));[.I89]&gt;=2400);&quot;TAK&quot;;&quot;NIE&quot;)" office:value-type="string" office:string-value="NIE" calcext:value-type="string">
            <text:p>NIE</text:p>
          </table:table-cell>
          <table:table-cell table:formula="of:=IF([.K89] = &quot;TAK&quot;;3;0)" office:value-type="float" office:value="0" calcext:value-type="float">
            <text:p>0</text:p>
          </table:table-cell>
          <table:table-cell table:formula="of:=[.L8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30" calcext:value-type="date">
            <text:p>30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90] = &quot;niedziela&quot;;[.$P$7]*[.J90];0)" office:value-type="float" office:value="0" calcext:value-type="float">
            <text:p>0</text:p>
          </table:table-cell>
          <table:table-cell table:formula="of:=[.E89]+[.D90]" office:value-type="float" office:value="10500" calcext:value-type="float">
            <text:p>10500</text:p>
          </table:table-cell>
          <table:table-cell table:formula="of:=IF(AND(NOT([.B90]=&quot;niedziela&quot;);NOT([.B90]=&quot;sobota&quot;));ROUNDDOWN(VLOOKUP([.C90];[.$O$1:.$P$4];2;0) * [.J90];0);0)" office:value-type="float" office:value="5" calcext:value-type="float">
            <text:p>5</text:p>
          </table:table-cell>
          <table:table-cell table:formula="of:=[.F90]*[.$P$8]" office:value-type="float" office:value="150" calcext:value-type="float">
            <text:p>150</text:p>
          </table:table-cell>
          <table:table-cell table:formula="of:=[.G90]+[.H89]" office:value-type="float" office:value="4560" calcext:value-type="float">
            <text:p>4560</text:p>
          </table:table-cell>
          <table:table-cell table:formula="of:=[.H90]-[.E90]" office:value-type="float" office:value="-5940" calcext:value-type="float">
            <text:p>-5940</text:p>
          </table:table-cell>
          <table:table-cell table:style-name="ce2" table:formula="of:=[.J89]+[.L89]" office:value-type="float" office:value="10" calcext:value-type="float">
            <text:p>10</text:p>
          </table:table-cell>
          <table:table-cell table:formula="of:=IF(AND(NOT(MONTH([.A90]) = MONTH([.A91]));[.I90]&gt;=2400);&quot;TAK&quot;;&quot;NIE&quot;)" office:value-type="string" office:string-value="NIE" calcext:value-type="string">
            <text:p>NIE</text:p>
          </table:table-cell>
          <table:table-cell table:formula="of:=IF([.K90] = &quot;TAK&quot;;3;0)" office:value-type="float" office:value="0" calcext:value-type="float">
            <text:p>0</text:p>
          </table:table-cell>
          <table:table-cell table:formula="of:=[.L9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3-31" calcext:value-type="date">
            <text:p>31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91] = &quot;niedziela&quot;;[.$P$7]*[.J91];0)" office:value-type="float" office:value="0" calcext:value-type="float">
            <text:p>0</text:p>
          </table:table-cell>
          <table:table-cell table:formula="of:=[.E90]+[.D91]" office:value-type="float" office:value="10500" calcext:value-type="float">
            <text:p>10500</text:p>
          </table:table-cell>
          <table:table-cell table:formula="of:=IF(AND(NOT([.B91]=&quot;niedziela&quot;);NOT([.B91]=&quot;sobota&quot;));ROUNDDOWN(VLOOKUP([.C91];[.$O$1:.$P$4];2;0) * [.J91];0);0)" office:value-type="float" office:value="5" calcext:value-type="float">
            <text:p>5</text:p>
          </table:table-cell>
          <table:table-cell table:formula="of:=[.F91]*[.$P$8]" office:value-type="float" office:value="150" calcext:value-type="float">
            <text:p>150</text:p>
          </table:table-cell>
          <table:table-cell table:formula="of:=[.G91]+[.H90]" office:value-type="float" office:value="4710" calcext:value-type="float">
            <text:p>4710</text:p>
          </table:table-cell>
          <table:table-cell table:formula="of:=[.H91]-[.E91]" office:value-type="float" office:value="-5790" calcext:value-type="float">
            <text:p>-5790</text:p>
          </table:table-cell>
          <table:table-cell table:style-name="ce2" table:formula="of:=[.J90]+[.L90]" office:value-type="float" office:value="10" calcext:value-type="float">
            <text:p>10</text:p>
          </table:table-cell>
          <table:table-cell table:formula="of:=IF(AND(NOT(MONTH([.A91]) = MONTH([.A92]));[.I91]&gt;=2400);&quot;TAK&quot;;&quot;NIE&quot;)" office:value-type="string" office:string-value="NIE" calcext:value-type="string">
            <text:p>NIE</text:p>
          </table:table-cell>
          <table:table-cell table:formula="of:=IF([.K91] = &quot;TAK&quot;;3;0)" office:value-type="float" office:value="0" calcext:value-type="float">
            <text:p>0</text:p>
          </table:table-cell>
          <table:table-cell table:formula="of:=[.L9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1" calcext:value-type="date">
            <text:p>1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92] = &quot;niedziela&quot;;[.$P$7]*[.J92];0)" office:value-type="float" office:value="0" calcext:value-type="float">
            <text:p>0</text:p>
          </table:table-cell>
          <table:table-cell table:formula="of:=[.E91]+[.D92]" office:value-type="float" office:value="10500" calcext:value-type="float">
            <text:p>10500</text:p>
          </table:table-cell>
          <table:table-cell table:formula="of:=IF(AND(NOT([.B92]=&quot;niedziela&quot;);NOT([.B92]=&quot;sobota&quot;));ROUNDDOWN(VLOOKUP([.C92];[.$O$1:.$P$4];2;0) * [.J92];0);0)" office:value-type="float" office:value="0" calcext:value-type="float">
            <text:p>0</text:p>
          </table:table-cell>
          <table:table-cell table:formula="of:=[.F92]*[.$P$8]" office:value-type="float" office:value="0" calcext:value-type="float">
            <text:p>0</text:p>
          </table:table-cell>
          <table:table-cell table:formula="of:=[.G92]+[.H91]" office:value-type="float" office:value="4710" calcext:value-type="float">
            <text:p>4710</text:p>
          </table:table-cell>
          <table:table-cell table:formula="of:=[.H92]-[.E92]" office:value-type="float" office:value="-5790" calcext:value-type="float">
            <text:p>-5790</text:p>
          </table:table-cell>
          <table:table-cell table:style-name="ce2" table:formula="of:=[.J91]+[.L91]" office:value-type="float" office:value="10" calcext:value-type="float">
            <text:p>10</text:p>
          </table:table-cell>
          <table:table-cell table:formula="of:=IF(AND(NOT(MONTH([.A92]) = MONTH([.A93]));[.I92]&gt;=2400);&quot;TAK&quot;;&quot;NIE&quot;)" office:value-type="string" office:string-value="NIE" calcext:value-type="string">
            <text:p>NIE</text:p>
          </table:table-cell>
          <table:table-cell table:formula="of:=IF([.K92] = &quot;TAK&quot;;3;0)" office:value-type="float" office:value="0" calcext:value-type="float">
            <text:p>0</text:p>
          </table:table-cell>
          <table:table-cell table:formula="of:=[.L9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2" calcext:value-type="date">
            <text:p>2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93] = &quot;niedziela&quot;;[.$P$7]*[.J93];0)" office:value-type="float" office:value="150" calcext:value-type="float">
            <text:p>150</text:p>
          </table:table-cell>
          <table:table-cell table:formula="of:=[.E92]+[.D93]" office:value-type="float" office:value="10650" calcext:value-type="float">
            <text:p>10650</text:p>
          </table:table-cell>
          <table:table-cell table:formula="of:=IF(AND(NOT([.B93]=&quot;niedziela&quot;);NOT([.B93]=&quot;sobota&quot;));ROUNDDOWN(VLOOKUP([.C93];[.$O$1:.$P$4];2;0) * [.J93];0);0)" office:value-type="float" office:value="0" calcext:value-type="float">
            <text:p>0</text:p>
          </table:table-cell>
          <table:table-cell table:formula="of:=[.F93]*[.$P$8]" office:value-type="float" office:value="0" calcext:value-type="float">
            <text:p>0</text:p>
          </table:table-cell>
          <table:table-cell table:formula="of:=[.G93]+[.H92]" office:value-type="float" office:value="4710" calcext:value-type="float">
            <text:p>4710</text:p>
          </table:table-cell>
          <table:table-cell table:formula="of:=[.H93]-[.E93]" office:value-type="float" office:value="-5940" calcext:value-type="float">
            <text:p>-5940</text:p>
          </table:table-cell>
          <table:table-cell table:style-name="ce2" table:formula="of:=[.J92]+[.L92]" office:value-type="float" office:value="10" calcext:value-type="float">
            <text:p>10</text:p>
          </table:table-cell>
          <table:table-cell table:formula="of:=IF(AND(NOT(MONTH([.A93]) = MONTH([.A94]));[.I93]&gt;=2400);&quot;TAK&quot;;&quot;NIE&quot;)" office:value-type="string" office:string-value="NIE" calcext:value-type="string">
            <text:p>NIE</text:p>
          </table:table-cell>
          <table:table-cell table:formula="of:=IF([.K93] = &quot;TAK&quot;;3;0)" office:value-type="float" office:value="0" calcext:value-type="float">
            <text:p>0</text:p>
          </table:table-cell>
          <table:table-cell table:formula="of:=[.L9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3" calcext:value-type="date">
            <text:p>3.04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94] = &quot;niedziela&quot;;[.$P$7]*[.J94];0)" office:value-type="float" office:value="0" calcext:value-type="float">
            <text:p>0</text:p>
          </table:table-cell>
          <table:table-cell table:formula="of:=[.E93]+[.D94]" office:value-type="float" office:value="10650" calcext:value-type="float">
            <text:p>10650</text:p>
          </table:table-cell>
          <table:table-cell table:formula="of:=IF(AND(NOT([.B94]=&quot;niedziela&quot;);NOT([.B94]=&quot;sobota&quot;));ROUNDDOWN(VLOOKUP([.C94];[.$O$1:.$P$4];2;0) * [.J94];0);0)" office:value-type="float" office:value="5" calcext:value-type="float">
            <text:p>5</text:p>
          </table:table-cell>
          <table:table-cell table:formula="of:=[.F94]*[.$P$8]" office:value-type="float" office:value="150" calcext:value-type="float">
            <text:p>150</text:p>
          </table:table-cell>
          <table:table-cell table:formula="of:=[.G94]+[.H93]" office:value-type="float" office:value="4860" calcext:value-type="float">
            <text:p>4860</text:p>
          </table:table-cell>
          <table:table-cell table:formula="of:=[.H94]-[.E94]" office:value-type="float" office:value="-5790" calcext:value-type="float">
            <text:p>-5790</text:p>
          </table:table-cell>
          <table:table-cell table:style-name="ce2" table:formula="of:=[.J93]+[.L93]" office:value-type="float" office:value="10" calcext:value-type="float">
            <text:p>10</text:p>
          </table:table-cell>
          <table:table-cell table:formula="of:=IF(AND(NOT(MONTH([.A94]) = MONTH([.A95]));[.I94]&gt;=2400);&quot;TAK&quot;;&quot;NIE&quot;)" office:value-type="string" office:string-value="NIE" calcext:value-type="string">
            <text:p>NIE</text:p>
          </table:table-cell>
          <table:table-cell table:formula="of:=IF([.K94] = &quot;TAK&quot;;3;0)" office:value-type="float" office:value="0" calcext:value-type="float">
            <text:p>0</text:p>
          </table:table-cell>
          <table:table-cell table:formula="of:=[.L9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4" calcext:value-type="date">
            <text:p>4.04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95] = &quot;niedziela&quot;;[.$P$7]*[.J95];0)" office:value-type="float" office:value="0" calcext:value-type="float">
            <text:p>0</text:p>
          </table:table-cell>
          <table:table-cell table:formula="of:=[.E94]+[.D95]" office:value-type="float" office:value="10650" calcext:value-type="float">
            <text:p>10650</text:p>
          </table:table-cell>
          <table:table-cell table:formula="of:=IF(AND(NOT([.B95]=&quot;niedziela&quot;);NOT([.B95]=&quot;sobota&quot;));ROUNDDOWN(VLOOKUP([.C95];[.$O$1:.$P$4];2;0) * [.J95];0);0)" office:value-type="float" office:value="5" calcext:value-type="float">
            <text:p>5</text:p>
          </table:table-cell>
          <table:table-cell table:formula="of:=[.F95]*[.$P$8]" office:value-type="float" office:value="150" calcext:value-type="float">
            <text:p>150</text:p>
          </table:table-cell>
          <table:table-cell table:formula="of:=[.G95]+[.H94]" office:value-type="float" office:value="5010" calcext:value-type="float">
            <text:p>5010</text:p>
          </table:table-cell>
          <table:table-cell table:formula="of:=[.H95]-[.E95]" office:value-type="float" office:value="-5640" calcext:value-type="float">
            <text:p>-5640</text:p>
          </table:table-cell>
          <table:table-cell table:style-name="ce2" table:formula="of:=[.J94]+[.L94]" office:value-type="float" office:value="10" calcext:value-type="float">
            <text:p>10</text:p>
          </table:table-cell>
          <table:table-cell table:formula="of:=IF(AND(NOT(MONTH([.A95]) = MONTH([.A96]));[.I95]&gt;=2400);&quot;TAK&quot;;&quot;NIE&quot;)" office:value-type="string" office:string-value="NIE" calcext:value-type="string">
            <text:p>NIE</text:p>
          </table:table-cell>
          <table:table-cell table:formula="of:=IF([.K95] = &quot;TAK&quot;;3;0)" office:value-type="float" office:value="0" calcext:value-type="float">
            <text:p>0</text:p>
          </table:table-cell>
          <table:table-cell table:formula="of:=[.L9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5" calcext:value-type="date">
            <text:p>5.04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96] = &quot;niedziela&quot;;[.$P$7]*[.J96];0)" office:value-type="float" office:value="0" calcext:value-type="float">
            <text:p>0</text:p>
          </table:table-cell>
          <table:table-cell table:formula="of:=[.E95]+[.D96]" office:value-type="float" office:value="10650" calcext:value-type="float">
            <text:p>10650</text:p>
          </table:table-cell>
          <table:table-cell table:formula="of:=IF(AND(NOT([.B96]=&quot;niedziela&quot;);NOT([.B96]=&quot;sobota&quot;));ROUNDDOWN(VLOOKUP([.C96];[.$O$1:.$P$4];2;0) * [.J96];0);0)" office:value-type="float" office:value="5" calcext:value-type="float">
            <text:p>5</text:p>
          </table:table-cell>
          <table:table-cell table:formula="of:=[.F96]*[.$P$8]" office:value-type="float" office:value="150" calcext:value-type="float">
            <text:p>150</text:p>
          </table:table-cell>
          <table:table-cell table:formula="of:=[.G96]+[.H95]" office:value-type="float" office:value="5160" calcext:value-type="float">
            <text:p>5160</text:p>
          </table:table-cell>
          <table:table-cell table:formula="of:=[.H96]-[.E96]" office:value-type="float" office:value="-5490" calcext:value-type="float">
            <text:p>-5490</text:p>
          </table:table-cell>
          <table:table-cell table:style-name="ce2" table:formula="of:=[.J95]+[.L95]" office:value-type="float" office:value="10" calcext:value-type="float">
            <text:p>10</text:p>
          </table:table-cell>
          <table:table-cell table:formula="of:=IF(AND(NOT(MONTH([.A96]) = MONTH([.A97]));[.I96]&gt;=2400);&quot;TAK&quot;;&quot;NIE&quot;)" office:value-type="string" office:string-value="NIE" calcext:value-type="string">
            <text:p>NIE</text:p>
          </table:table-cell>
          <table:table-cell table:formula="of:=IF([.K96] = &quot;TAK&quot;;3;0)" office:value-type="float" office:value="0" calcext:value-type="float">
            <text:p>0</text:p>
          </table:table-cell>
          <table:table-cell table:formula="of:=[.L9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6" calcext:value-type="date">
            <text:p>6.04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97] = &quot;niedziela&quot;;[.$P$7]*[.J97];0)" office:value-type="float" office:value="0" calcext:value-type="float">
            <text:p>0</text:p>
          </table:table-cell>
          <table:table-cell table:formula="of:=[.E96]+[.D97]" office:value-type="float" office:value="10650" calcext:value-type="float">
            <text:p>10650</text:p>
          </table:table-cell>
          <table:table-cell table:formula="of:=IF(AND(NOT([.B97]=&quot;niedziela&quot;);NOT([.B97]=&quot;sobota&quot;));ROUNDDOWN(VLOOKUP([.C97];[.$O$1:.$P$4];2;0) * [.J97];0);0)" office:value-type="float" office:value="5" calcext:value-type="float">
            <text:p>5</text:p>
          </table:table-cell>
          <table:table-cell table:formula="of:=[.F97]*[.$P$8]" office:value-type="float" office:value="150" calcext:value-type="float">
            <text:p>150</text:p>
          </table:table-cell>
          <table:table-cell table:formula="of:=[.G97]+[.H96]" office:value-type="float" office:value="5310" calcext:value-type="float">
            <text:p>5310</text:p>
          </table:table-cell>
          <table:table-cell table:formula="of:=[.H97]-[.E97]" office:value-type="float" office:value="-5340" calcext:value-type="float">
            <text:p>-5340</text:p>
          </table:table-cell>
          <table:table-cell table:style-name="ce2" table:formula="of:=[.J96]+[.L96]" office:value-type="float" office:value="10" calcext:value-type="float">
            <text:p>10</text:p>
          </table:table-cell>
          <table:table-cell table:formula="of:=IF(AND(NOT(MONTH([.A97]) = MONTH([.A98]));[.I97]&gt;=2400);&quot;TAK&quot;;&quot;NIE&quot;)" office:value-type="string" office:string-value="NIE" calcext:value-type="string">
            <text:p>NIE</text:p>
          </table:table-cell>
          <table:table-cell table:formula="of:=IF([.K97] = &quot;TAK&quot;;3;0)" office:value-type="float" office:value="0" calcext:value-type="float">
            <text:p>0</text:p>
          </table:table-cell>
          <table:table-cell table:formula="of:=[.L9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7" calcext:value-type="date">
            <text:p>7.04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98] = &quot;niedziela&quot;;[.$P$7]*[.J98];0)" office:value-type="float" office:value="0" calcext:value-type="float">
            <text:p>0</text:p>
          </table:table-cell>
          <table:table-cell table:formula="of:=[.E97]+[.D98]" office:value-type="float" office:value="10650" calcext:value-type="float">
            <text:p>10650</text:p>
          </table:table-cell>
          <table:table-cell table:formula="of:=IF(AND(NOT([.B98]=&quot;niedziela&quot;);NOT([.B98]=&quot;sobota&quot;));ROUNDDOWN(VLOOKUP([.C98];[.$O$1:.$P$4];2;0) * [.J98];0);0)" office:value-type="float" office:value="5" calcext:value-type="float">
            <text:p>5</text:p>
          </table:table-cell>
          <table:table-cell table:formula="of:=[.F98]*[.$P$8]" office:value-type="float" office:value="150" calcext:value-type="float">
            <text:p>150</text:p>
          </table:table-cell>
          <table:table-cell table:formula="of:=[.G98]+[.H97]" office:value-type="float" office:value="5460" calcext:value-type="float">
            <text:p>5460</text:p>
          </table:table-cell>
          <table:table-cell table:formula="of:=[.H98]-[.E98]" office:value-type="float" office:value="-5190" calcext:value-type="float">
            <text:p>-5190</text:p>
          </table:table-cell>
          <table:table-cell table:style-name="ce2" table:formula="of:=[.J97]+[.L97]" office:value-type="float" office:value="10" calcext:value-type="float">
            <text:p>10</text:p>
          </table:table-cell>
          <table:table-cell table:formula="of:=IF(AND(NOT(MONTH([.A98]) = MONTH([.A99]));[.I98]&gt;=2400);&quot;TAK&quot;;&quot;NIE&quot;)" office:value-type="string" office:string-value="NIE" calcext:value-type="string">
            <text:p>NIE</text:p>
          </table:table-cell>
          <table:table-cell table:formula="of:=IF([.K98] = &quot;TAK&quot;;3;0)" office:value-type="float" office:value="0" calcext:value-type="float">
            <text:p>0</text:p>
          </table:table-cell>
          <table:table-cell table:formula="of:=[.L9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8" calcext:value-type="date">
            <text:p>8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99] = &quot;niedziela&quot;;[.$P$7]*[.J99];0)" office:value-type="float" office:value="0" calcext:value-type="float">
            <text:p>0</text:p>
          </table:table-cell>
          <table:table-cell table:formula="of:=[.E98]+[.D99]" office:value-type="float" office:value="10650" calcext:value-type="float">
            <text:p>10650</text:p>
          </table:table-cell>
          <table:table-cell table:formula="of:=IF(AND(NOT([.B99]=&quot;niedziela&quot;);NOT([.B99]=&quot;sobota&quot;));ROUNDDOWN(VLOOKUP([.C99];[.$O$1:.$P$4];2;0) * [.J99];0);0)" office:value-type="float" office:value="0" calcext:value-type="float">
            <text:p>0</text:p>
          </table:table-cell>
          <table:table-cell table:formula="of:=[.F99]*[.$P$8]" office:value-type="float" office:value="0" calcext:value-type="float">
            <text:p>0</text:p>
          </table:table-cell>
          <table:table-cell table:formula="of:=[.G99]+[.H98]" office:value-type="float" office:value="5460" calcext:value-type="float">
            <text:p>5460</text:p>
          </table:table-cell>
          <table:table-cell table:formula="of:=[.H99]-[.E99]" office:value-type="float" office:value="-5190" calcext:value-type="float">
            <text:p>-5190</text:p>
          </table:table-cell>
          <table:table-cell table:style-name="ce2" table:formula="of:=[.J98]+[.L98]" office:value-type="float" office:value="10" calcext:value-type="float">
            <text:p>10</text:p>
          </table:table-cell>
          <table:table-cell table:formula="of:=IF(AND(NOT(MONTH([.A99]) = MONTH([.A100]));[.I99]&gt;=2400);&quot;TAK&quot;;&quot;NIE&quot;)" office:value-type="string" office:string-value="NIE" calcext:value-type="string">
            <text:p>NIE</text:p>
          </table:table-cell>
          <table:table-cell table:formula="of:=IF([.K99] = &quot;TAK&quot;;3;0)" office:value-type="float" office:value="0" calcext:value-type="float">
            <text:p>0</text:p>
          </table:table-cell>
          <table:table-cell table:formula="of:=[.L9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09" calcext:value-type="date">
            <text:p>9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00] = &quot;niedziela&quot;;[.$P$7]*[.J100];0)" office:value-type="float" office:value="150" calcext:value-type="float">
            <text:p>150</text:p>
          </table:table-cell>
          <table:table-cell table:formula="of:=[.E99]+[.D100]" office:value-type="float" office:value="10800" calcext:value-type="float">
            <text:p>10800</text:p>
          </table:table-cell>
          <table:table-cell table:formula="of:=IF(AND(NOT([.B100]=&quot;niedziela&quot;);NOT([.B100]=&quot;sobota&quot;));ROUNDDOWN(VLOOKUP([.C100];[.$O$1:.$P$4];2;0) * [.J100];0);0)" office:value-type="float" office:value="0" calcext:value-type="float">
            <text:p>0</text:p>
          </table:table-cell>
          <table:table-cell table:formula="of:=[.F100]*[.$P$8]" office:value-type="float" office:value="0" calcext:value-type="float">
            <text:p>0</text:p>
          </table:table-cell>
          <table:table-cell table:formula="of:=[.G100]+[.H99]" office:value-type="float" office:value="5460" calcext:value-type="float">
            <text:p>5460</text:p>
          </table:table-cell>
          <table:table-cell table:formula="of:=[.H100]-[.E100]" office:value-type="float" office:value="-5340" calcext:value-type="float">
            <text:p>-5340</text:p>
          </table:table-cell>
          <table:table-cell table:style-name="ce2" table:formula="of:=[.J99]+[.L99]" office:value-type="float" office:value="10" calcext:value-type="float">
            <text:p>10</text:p>
          </table:table-cell>
          <table:table-cell table:formula="of:=IF(AND(NOT(MONTH([.A100]) = MONTH([.A101]));[.I100]&gt;=2400);&quot;TAK&quot;;&quot;NIE&quot;)" office:value-type="string" office:string-value="NIE" calcext:value-type="string">
            <text:p>NIE</text:p>
          </table:table-cell>
          <table:table-cell table:formula="of:=IF([.K100] = &quot;TAK&quot;;3;0)" office:value-type="float" office:value="0" calcext:value-type="float">
            <text:p>0</text:p>
          </table:table-cell>
          <table:table-cell table:formula="of:=[.L10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0" calcext:value-type="date">
            <text:p>10.04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01] = &quot;niedziela&quot;;[.$P$7]*[.J101];0)" office:value-type="float" office:value="0" calcext:value-type="float">
            <text:p>0</text:p>
          </table:table-cell>
          <table:table-cell table:formula="of:=[.E100]+[.D101]" office:value-type="float" office:value="10800" calcext:value-type="float">
            <text:p>10800</text:p>
          </table:table-cell>
          <table:table-cell table:formula="of:=IF(AND(NOT([.B101]=&quot;niedziela&quot;);NOT([.B101]=&quot;sobota&quot;));ROUNDDOWN(VLOOKUP([.C101];[.$O$1:.$P$4];2;0) * [.J101];0);0)" office:value-type="float" office:value="5" calcext:value-type="float">
            <text:p>5</text:p>
          </table:table-cell>
          <table:table-cell table:formula="of:=[.F101]*[.$P$8]" office:value-type="float" office:value="150" calcext:value-type="float">
            <text:p>150</text:p>
          </table:table-cell>
          <table:table-cell table:formula="of:=[.G101]+[.H100]" office:value-type="float" office:value="5610" calcext:value-type="float">
            <text:p>5610</text:p>
          </table:table-cell>
          <table:table-cell table:formula="of:=[.H101]-[.E101]" office:value-type="float" office:value="-5190" calcext:value-type="float">
            <text:p>-5190</text:p>
          </table:table-cell>
          <table:table-cell table:style-name="ce2" table:formula="of:=[.J100]+[.L100]" office:value-type="float" office:value="10" calcext:value-type="float">
            <text:p>10</text:p>
          </table:table-cell>
          <table:table-cell table:formula="of:=IF(AND(NOT(MONTH([.A101]) = MONTH([.A102]));[.I101]&gt;=2400);&quot;TAK&quot;;&quot;NIE&quot;)" office:value-type="string" office:string-value="NIE" calcext:value-type="string">
            <text:p>NIE</text:p>
          </table:table-cell>
          <table:table-cell table:formula="of:=IF([.K101] = &quot;TAK&quot;;3;0)" office:value-type="float" office:value="0" calcext:value-type="float">
            <text:p>0</text:p>
          </table:table-cell>
          <table:table-cell table:formula="of:=[.L10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1" calcext:value-type="date">
            <text:p>11.04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02] = &quot;niedziela&quot;;[.$P$7]*[.J102];0)" office:value-type="float" office:value="0" calcext:value-type="float">
            <text:p>0</text:p>
          </table:table-cell>
          <table:table-cell table:formula="of:=[.E101]+[.D102]" office:value-type="float" office:value="10800" calcext:value-type="float">
            <text:p>10800</text:p>
          </table:table-cell>
          <table:table-cell table:formula="of:=IF(AND(NOT([.B102]=&quot;niedziela&quot;);NOT([.B102]=&quot;sobota&quot;));ROUNDDOWN(VLOOKUP([.C102];[.$O$1:.$P$4];2;0) * [.J102];0);0)" office:value-type="float" office:value="5" calcext:value-type="float">
            <text:p>5</text:p>
          </table:table-cell>
          <table:table-cell table:formula="of:=[.F102]*[.$P$8]" office:value-type="float" office:value="150" calcext:value-type="float">
            <text:p>150</text:p>
          </table:table-cell>
          <table:table-cell table:formula="of:=[.G102]+[.H101]" office:value-type="float" office:value="5760" calcext:value-type="float">
            <text:p>5760</text:p>
          </table:table-cell>
          <table:table-cell table:formula="of:=[.H102]-[.E102]" office:value-type="float" office:value="-5040" calcext:value-type="float">
            <text:p>-5040</text:p>
          </table:table-cell>
          <table:table-cell table:style-name="ce2" table:formula="of:=[.J101]+[.L101]" office:value-type="float" office:value="10" calcext:value-type="float">
            <text:p>10</text:p>
          </table:table-cell>
          <table:table-cell table:formula="of:=IF(AND(NOT(MONTH([.A102]) = MONTH([.A103]));[.I102]&gt;=2400);&quot;TAK&quot;;&quot;NIE&quot;)" office:value-type="string" office:string-value="NIE" calcext:value-type="string">
            <text:p>NIE</text:p>
          </table:table-cell>
          <table:table-cell table:formula="of:=IF([.K102] = &quot;TAK&quot;;3;0)" office:value-type="float" office:value="0" calcext:value-type="float">
            <text:p>0</text:p>
          </table:table-cell>
          <table:table-cell table:formula="of:=[.L10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2" calcext:value-type="date">
            <text:p>12.04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03] = &quot;niedziela&quot;;[.$P$7]*[.J103];0)" office:value-type="float" office:value="0" calcext:value-type="float">
            <text:p>0</text:p>
          </table:table-cell>
          <table:table-cell table:formula="of:=[.E102]+[.D103]" office:value-type="float" office:value="10800" calcext:value-type="float">
            <text:p>10800</text:p>
          </table:table-cell>
          <table:table-cell table:formula="of:=IF(AND(NOT([.B103]=&quot;niedziela&quot;);NOT([.B103]=&quot;sobota&quot;));ROUNDDOWN(VLOOKUP([.C103];[.$O$1:.$P$4];2;0) * [.J103];0);0)" office:value-type="float" office:value="5" calcext:value-type="float">
            <text:p>5</text:p>
          </table:table-cell>
          <table:table-cell table:formula="of:=[.F103]*[.$P$8]" office:value-type="float" office:value="150" calcext:value-type="float">
            <text:p>150</text:p>
          </table:table-cell>
          <table:table-cell table:formula="of:=[.G103]+[.H102]" office:value-type="float" office:value="5910" calcext:value-type="float">
            <text:p>5910</text:p>
          </table:table-cell>
          <table:table-cell table:formula="of:=[.H103]-[.E103]" office:value-type="float" office:value="-4890" calcext:value-type="float">
            <text:p>-4890</text:p>
          </table:table-cell>
          <table:table-cell table:style-name="ce2" table:formula="of:=[.J102]+[.L102]" office:value-type="float" office:value="10" calcext:value-type="float">
            <text:p>10</text:p>
          </table:table-cell>
          <table:table-cell table:formula="of:=IF(AND(NOT(MONTH([.A103]) = MONTH([.A104]));[.I103]&gt;=2400);&quot;TAK&quot;;&quot;NIE&quot;)" office:value-type="string" office:string-value="NIE" calcext:value-type="string">
            <text:p>NIE</text:p>
          </table:table-cell>
          <table:table-cell table:formula="of:=IF([.K103] = &quot;TAK&quot;;3;0)" office:value-type="float" office:value="0" calcext:value-type="float">
            <text:p>0</text:p>
          </table:table-cell>
          <table:table-cell table:formula="of:=[.L10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3" calcext:value-type="date">
            <text:p>13.04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04] = &quot;niedziela&quot;;[.$P$7]*[.J104];0)" office:value-type="float" office:value="0" calcext:value-type="float">
            <text:p>0</text:p>
          </table:table-cell>
          <table:table-cell table:formula="of:=[.E103]+[.D104]" office:value-type="float" office:value="10800" calcext:value-type="float">
            <text:p>10800</text:p>
          </table:table-cell>
          <table:table-cell table:formula="of:=IF(AND(NOT([.B104]=&quot;niedziela&quot;);NOT([.B104]=&quot;sobota&quot;));ROUNDDOWN(VLOOKUP([.C104];[.$O$1:.$P$4];2;0) * [.J104];0);0)" office:value-type="float" office:value="5" calcext:value-type="float">
            <text:p>5</text:p>
          </table:table-cell>
          <table:table-cell table:formula="of:=[.F104]*[.$P$8]" office:value-type="float" office:value="150" calcext:value-type="float">
            <text:p>150</text:p>
          </table:table-cell>
          <table:table-cell table:formula="of:=[.G104]+[.H103]" office:value-type="float" office:value="6060" calcext:value-type="float">
            <text:p>6060</text:p>
          </table:table-cell>
          <table:table-cell table:formula="of:=[.H104]-[.E104]" office:value-type="float" office:value="-4740" calcext:value-type="float">
            <text:p>-4740</text:p>
          </table:table-cell>
          <table:table-cell table:style-name="ce2" table:formula="of:=[.J103]+[.L103]" office:value-type="float" office:value="10" calcext:value-type="float">
            <text:p>10</text:p>
          </table:table-cell>
          <table:table-cell table:formula="of:=IF(AND(NOT(MONTH([.A104]) = MONTH([.A105]));[.I104]&gt;=2400);&quot;TAK&quot;;&quot;NIE&quot;)" office:value-type="string" office:string-value="NIE" calcext:value-type="string">
            <text:p>NIE</text:p>
          </table:table-cell>
          <table:table-cell table:formula="of:=IF([.K104] = &quot;TAK&quot;;3;0)" office:value-type="float" office:value="0" calcext:value-type="float">
            <text:p>0</text:p>
          </table:table-cell>
          <table:table-cell table:formula="of:=[.L10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4" calcext:value-type="date">
            <text:p>14.04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05] = &quot;niedziela&quot;;[.$P$7]*[.J105];0)" office:value-type="float" office:value="0" calcext:value-type="float">
            <text:p>0</text:p>
          </table:table-cell>
          <table:table-cell table:formula="of:=[.E104]+[.D105]" office:value-type="float" office:value="10800" calcext:value-type="float">
            <text:p>10800</text:p>
          </table:table-cell>
          <table:table-cell table:formula="of:=IF(AND(NOT([.B105]=&quot;niedziela&quot;);NOT([.B105]=&quot;sobota&quot;));ROUNDDOWN(VLOOKUP([.C105];[.$O$1:.$P$4];2;0) * [.J105];0);0)" office:value-type="float" office:value="5" calcext:value-type="float">
            <text:p>5</text:p>
          </table:table-cell>
          <table:table-cell table:formula="of:=[.F105]*[.$P$8]" office:value-type="float" office:value="150" calcext:value-type="float">
            <text:p>150</text:p>
          </table:table-cell>
          <table:table-cell table:formula="of:=[.G105]+[.H104]" office:value-type="float" office:value="6210" calcext:value-type="float">
            <text:p>6210</text:p>
          </table:table-cell>
          <table:table-cell table:formula="of:=[.H105]-[.E105]" office:value-type="float" office:value="-4590" calcext:value-type="float">
            <text:p>-4590</text:p>
          </table:table-cell>
          <table:table-cell table:style-name="ce2" table:formula="of:=[.J104]+[.L104]" office:value-type="float" office:value="10" calcext:value-type="float">
            <text:p>10</text:p>
          </table:table-cell>
          <table:table-cell table:formula="of:=IF(AND(NOT(MONTH([.A105]) = MONTH([.A106]));[.I105]&gt;=2400);&quot;TAK&quot;;&quot;NIE&quot;)" office:value-type="string" office:string-value="NIE" calcext:value-type="string">
            <text:p>NIE</text:p>
          </table:table-cell>
          <table:table-cell table:formula="of:=IF([.K105] = &quot;TAK&quot;;3;0)" office:value-type="float" office:value="0" calcext:value-type="float">
            <text:p>0</text:p>
          </table:table-cell>
          <table:table-cell table:formula="of:=[.L10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5" calcext:value-type="date">
            <text:p>15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06] = &quot;niedziela&quot;;[.$P$7]*[.J106];0)" office:value-type="float" office:value="0" calcext:value-type="float">
            <text:p>0</text:p>
          </table:table-cell>
          <table:table-cell table:formula="of:=[.E105]+[.D106]" office:value-type="float" office:value="10800" calcext:value-type="float">
            <text:p>10800</text:p>
          </table:table-cell>
          <table:table-cell table:formula="of:=IF(AND(NOT([.B106]=&quot;niedziela&quot;);NOT([.B106]=&quot;sobota&quot;));ROUNDDOWN(VLOOKUP([.C106];[.$O$1:.$P$4];2;0) * [.J106];0);0)" office:value-type="float" office:value="0" calcext:value-type="float">
            <text:p>0</text:p>
          </table:table-cell>
          <table:table-cell table:formula="of:=[.F106]*[.$P$8]" office:value-type="float" office:value="0" calcext:value-type="float">
            <text:p>0</text:p>
          </table:table-cell>
          <table:table-cell table:formula="of:=[.G106]+[.H105]" office:value-type="float" office:value="6210" calcext:value-type="float">
            <text:p>6210</text:p>
          </table:table-cell>
          <table:table-cell table:formula="of:=[.H106]-[.E106]" office:value-type="float" office:value="-4590" calcext:value-type="float">
            <text:p>-4590</text:p>
          </table:table-cell>
          <table:table-cell table:style-name="ce2" table:formula="of:=[.J105]+[.L105]" office:value-type="float" office:value="10" calcext:value-type="float">
            <text:p>10</text:p>
          </table:table-cell>
          <table:table-cell table:formula="of:=IF(AND(NOT(MONTH([.A106]) = MONTH([.A107]));[.I106]&gt;=2400);&quot;TAK&quot;;&quot;NIE&quot;)" office:value-type="string" office:string-value="NIE" calcext:value-type="string">
            <text:p>NIE</text:p>
          </table:table-cell>
          <table:table-cell table:formula="of:=IF([.K106] = &quot;TAK&quot;;3;0)" office:value-type="float" office:value="0" calcext:value-type="float">
            <text:p>0</text:p>
          </table:table-cell>
          <table:table-cell table:formula="of:=[.L10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6" calcext:value-type="date">
            <text:p>16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07] = &quot;niedziela&quot;;[.$P$7]*[.J107];0)" office:value-type="float" office:value="150" calcext:value-type="float">
            <text:p>150</text:p>
          </table:table-cell>
          <table:table-cell table:formula="of:=[.E106]+[.D107]" office:value-type="float" office:value="10950" calcext:value-type="float">
            <text:p>10950</text:p>
          </table:table-cell>
          <table:table-cell table:formula="of:=IF(AND(NOT([.B107]=&quot;niedziela&quot;);NOT([.B107]=&quot;sobota&quot;));ROUNDDOWN(VLOOKUP([.C107];[.$O$1:.$P$4];2;0) * [.J107];0);0)" office:value-type="float" office:value="0" calcext:value-type="float">
            <text:p>0</text:p>
          </table:table-cell>
          <table:table-cell table:formula="of:=[.F107]*[.$P$8]" office:value-type="float" office:value="0" calcext:value-type="float">
            <text:p>0</text:p>
          </table:table-cell>
          <table:table-cell table:formula="of:=[.G107]+[.H106]" office:value-type="float" office:value="6210" calcext:value-type="float">
            <text:p>6210</text:p>
          </table:table-cell>
          <table:table-cell table:formula="of:=[.H107]-[.E107]" office:value-type="float" office:value="-4740" calcext:value-type="float">
            <text:p>-4740</text:p>
          </table:table-cell>
          <table:table-cell table:style-name="ce2" table:formula="of:=[.J106]+[.L106]" office:value-type="float" office:value="10" calcext:value-type="float">
            <text:p>10</text:p>
          </table:table-cell>
          <table:table-cell table:formula="of:=IF(AND(NOT(MONTH([.A107]) = MONTH([.A108]));[.I107]&gt;=2400);&quot;TAK&quot;;&quot;NIE&quot;)" office:value-type="string" office:string-value="NIE" calcext:value-type="string">
            <text:p>NIE</text:p>
          </table:table-cell>
          <table:table-cell table:formula="of:=IF([.K107] = &quot;TAK&quot;;3;0)" office:value-type="float" office:value="0" calcext:value-type="float">
            <text:p>0</text:p>
          </table:table-cell>
          <table:table-cell table:formula="of:=[.L10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7" calcext:value-type="date">
            <text:p>17.04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08] = &quot;niedziela&quot;;[.$P$7]*[.J108];0)" office:value-type="float" office:value="0" calcext:value-type="float">
            <text:p>0</text:p>
          </table:table-cell>
          <table:table-cell table:formula="of:=[.E107]+[.D108]" office:value-type="float" office:value="10950" calcext:value-type="float">
            <text:p>10950</text:p>
          </table:table-cell>
          <table:table-cell table:formula="of:=IF(AND(NOT([.B108]=&quot;niedziela&quot;);NOT([.B108]=&quot;sobota&quot;));ROUNDDOWN(VLOOKUP([.C108];[.$O$1:.$P$4];2;0) * [.J108];0);0)" office:value-type="float" office:value="5" calcext:value-type="float">
            <text:p>5</text:p>
          </table:table-cell>
          <table:table-cell table:formula="of:=[.F108]*[.$P$8]" office:value-type="float" office:value="150" calcext:value-type="float">
            <text:p>150</text:p>
          </table:table-cell>
          <table:table-cell table:formula="of:=[.G108]+[.H107]" office:value-type="float" office:value="6360" calcext:value-type="float">
            <text:p>6360</text:p>
          </table:table-cell>
          <table:table-cell table:formula="of:=[.H108]-[.E108]" office:value-type="float" office:value="-4590" calcext:value-type="float">
            <text:p>-4590</text:p>
          </table:table-cell>
          <table:table-cell table:style-name="ce2" table:formula="of:=[.J107]+[.L107]" office:value-type="float" office:value="10" calcext:value-type="float">
            <text:p>10</text:p>
          </table:table-cell>
          <table:table-cell table:formula="of:=IF(AND(NOT(MONTH([.A108]) = MONTH([.A109]));[.I108]&gt;=2400);&quot;TAK&quot;;&quot;NIE&quot;)" office:value-type="string" office:string-value="NIE" calcext:value-type="string">
            <text:p>NIE</text:p>
          </table:table-cell>
          <table:table-cell table:formula="of:=IF([.K108] = &quot;TAK&quot;;3;0)" office:value-type="float" office:value="0" calcext:value-type="float">
            <text:p>0</text:p>
          </table:table-cell>
          <table:table-cell table:formula="of:=[.L10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8" calcext:value-type="date">
            <text:p>18.04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09] = &quot;niedziela&quot;;[.$P$7]*[.J109];0)" office:value-type="float" office:value="0" calcext:value-type="float">
            <text:p>0</text:p>
          </table:table-cell>
          <table:table-cell table:formula="of:=[.E108]+[.D109]" office:value-type="float" office:value="10950" calcext:value-type="float">
            <text:p>10950</text:p>
          </table:table-cell>
          <table:table-cell table:formula="of:=IF(AND(NOT([.B109]=&quot;niedziela&quot;);NOT([.B109]=&quot;sobota&quot;));ROUNDDOWN(VLOOKUP([.C109];[.$O$1:.$P$4];2;0) * [.J109];0);0)" office:value-type="float" office:value="5" calcext:value-type="float">
            <text:p>5</text:p>
          </table:table-cell>
          <table:table-cell table:formula="of:=[.F109]*[.$P$8]" office:value-type="float" office:value="150" calcext:value-type="float">
            <text:p>150</text:p>
          </table:table-cell>
          <table:table-cell table:formula="of:=[.G109]+[.H108]" office:value-type="float" office:value="6510" calcext:value-type="float">
            <text:p>6510</text:p>
          </table:table-cell>
          <table:table-cell table:formula="of:=[.H109]-[.E109]" office:value-type="float" office:value="-4440" calcext:value-type="float">
            <text:p>-4440</text:p>
          </table:table-cell>
          <table:table-cell table:style-name="ce2" table:formula="of:=[.J108]+[.L108]" office:value-type="float" office:value="10" calcext:value-type="float">
            <text:p>10</text:p>
          </table:table-cell>
          <table:table-cell table:formula="of:=IF(AND(NOT(MONTH([.A109]) = MONTH([.A110]));[.I109]&gt;=2400);&quot;TAK&quot;;&quot;NIE&quot;)" office:value-type="string" office:string-value="NIE" calcext:value-type="string">
            <text:p>NIE</text:p>
          </table:table-cell>
          <table:table-cell table:formula="of:=IF([.K109] = &quot;TAK&quot;;3;0)" office:value-type="float" office:value="0" calcext:value-type="float">
            <text:p>0</text:p>
          </table:table-cell>
          <table:table-cell table:formula="of:=[.L10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19" calcext:value-type="date">
            <text:p>19.04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10] = &quot;niedziela&quot;;[.$P$7]*[.J110];0)" office:value-type="float" office:value="0" calcext:value-type="float">
            <text:p>0</text:p>
          </table:table-cell>
          <table:table-cell table:formula="of:=[.E109]+[.D110]" office:value-type="float" office:value="10950" calcext:value-type="float">
            <text:p>10950</text:p>
          </table:table-cell>
          <table:table-cell table:formula="of:=IF(AND(NOT([.B110]=&quot;niedziela&quot;);NOT([.B110]=&quot;sobota&quot;));ROUNDDOWN(VLOOKUP([.C110];[.$O$1:.$P$4];2;0) * [.J110];0);0)" office:value-type="float" office:value="5" calcext:value-type="float">
            <text:p>5</text:p>
          </table:table-cell>
          <table:table-cell table:formula="of:=[.F110]*[.$P$8]" office:value-type="float" office:value="150" calcext:value-type="float">
            <text:p>150</text:p>
          </table:table-cell>
          <table:table-cell table:formula="of:=[.G110]+[.H109]" office:value-type="float" office:value="6660" calcext:value-type="float">
            <text:p>6660</text:p>
          </table:table-cell>
          <table:table-cell table:formula="of:=[.H110]-[.E110]" office:value-type="float" office:value="-4290" calcext:value-type="float">
            <text:p>-4290</text:p>
          </table:table-cell>
          <table:table-cell table:style-name="ce2" table:formula="of:=[.J109]+[.L109]" office:value-type="float" office:value="10" calcext:value-type="float">
            <text:p>10</text:p>
          </table:table-cell>
          <table:table-cell table:formula="of:=IF(AND(NOT(MONTH([.A110]) = MONTH([.A111]));[.I110]&gt;=2400);&quot;TAK&quot;;&quot;NIE&quot;)" office:value-type="string" office:string-value="NIE" calcext:value-type="string">
            <text:p>NIE</text:p>
          </table:table-cell>
          <table:table-cell table:formula="of:=IF([.K110] = &quot;TAK&quot;;3;0)" office:value-type="float" office:value="0" calcext:value-type="float">
            <text:p>0</text:p>
          </table:table-cell>
          <table:table-cell table:formula="of:=[.L11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0" calcext:value-type="date">
            <text:p>20.04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11] = &quot;niedziela&quot;;[.$P$7]*[.J111];0)" office:value-type="float" office:value="0" calcext:value-type="float">
            <text:p>0</text:p>
          </table:table-cell>
          <table:table-cell table:formula="of:=[.E110]+[.D111]" office:value-type="float" office:value="10950" calcext:value-type="float">
            <text:p>10950</text:p>
          </table:table-cell>
          <table:table-cell table:formula="of:=IF(AND(NOT([.B111]=&quot;niedziela&quot;);NOT([.B111]=&quot;sobota&quot;));ROUNDDOWN(VLOOKUP([.C111];[.$O$1:.$P$4];2;0) * [.J111];0);0)" office:value-type="float" office:value="5" calcext:value-type="float">
            <text:p>5</text:p>
          </table:table-cell>
          <table:table-cell table:formula="of:=[.F111]*[.$P$8]" office:value-type="float" office:value="150" calcext:value-type="float">
            <text:p>150</text:p>
          </table:table-cell>
          <table:table-cell table:formula="of:=[.G111]+[.H110]" office:value-type="float" office:value="6810" calcext:value-type="float">
            <text:p>6810</text:p>
          </table:table-cell>
          <table:table-cell table:formula="of:=[.H111]-[.E111]" office:value-type="float" office:value="-4140" calcext:value-type="float">
            <text:p>-4140</text:p>
          </table:table-cell>
          <table:table-cell table:style-name="ce2" table:formula="of:=[.J110]+[.L110]" office:value-type="float" office:value="10" calcext:value-type="float">
            <text:p>10</text:p>
          </table:table-cell>
          <table:table-cell table:formula="of:=IF(AND(NOT(MONTH([.A111]) = MONTH([.A112]));[.I111]&gt;=2400);&quot;TAK&quot;;&quot;NIE&quot;)" office:value-type="string" office:string-value="NIE" calcext:value-type="string">
            <text:p>NIE</text:p>
          </table:table-cell>
          <table:table-cell table:formula="of:=IF([.K111] = &quot;TAK&quot;;3;0)" office:value-type="float" office:value="0" calcext:value-type="float">
            <text:p>0</text:p>
          </table:table-cell>
          <table:table-cell table:formula="of:=[.L11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1" calcext:value-type="date">
            <text:p>21.04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12] = &quot;niedziela&quot;;[.$P$7]*[.J112];0)" office:value-type="float" office:value="0" calcext:value-type="float">
            <text:p>0</text:p>
          </table:table-cell>
          <table:table-cell table:formula="of:=[.E111]+[.D112]" office:value-type="float" office:value="10950" calcext:value-type="float">
            <text:p>10950</text:p>
          </table:table-cell>
          <table:table-cell table:formula="of:=IF(AND(NOT([.B112]=&quot;niedziela&quot;);NOT([.B112]=&quot;sobota&quot;));ROUNDDOWN(VLOOKUP([.C112];[.$O$1:.$P$4];2;0) * [.J112];0);0)" office:value-type="float" office:value="5" calcext:value-type="float">
            <text:p>5</text:p>
          </table:table-cell>
          <table:table-cell table:formula="of:=[.F112]*[.$P$8]" office:value-type="float" office:value="150" calcext:value-type="float">
            <text:p>150</text:p>
          </table:table-cell>
          <table:table-cell table:formula="of:=[.G112]+[.H111]" office:value-type="float" office:value="6960" calcext:value-type="float">
            <text:p>6960</text:p>
          </table:table-cell>
          <table:table-cell table:formula="of:=[.H112]-[.E112]" office:value-type="float" office:value="-3990" calcext:value-type="float">
            <text:p>-3990</text:p>
          </table:table-cell>
          <table:table-cell table:style-name="ce2" table:formula="of:=[.J111]+[.L111]" office:value-type="float" office:value="10" calcext:value-type="float">
            <text:p>10</text:p>
          </table:table-cell>
          <table:table-cell table:formula="of:=IF(AND(NOT(MONTH([.A112]) = MONTH([.A113]));[.I112]&gt;=2400);&quot;TAK&quot;;&quot;NIE&quot;)" office:value-type="string" office:string-value="NIE" calcext:value-type="string">
            <text:p>NIE</text:p>
          </table:table-cell>
          <table:table-cell table:formula="of:=IF([.K112] = &quot;TAK&quot;;3;0)" office:value-type="float" office:value="0" calcext:value-type="float">
            <text:p>0</text:p>
          </table:table-cell>
          <table:table-cell table:formula="of:=[.L11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2" calcext:value-type="date">
            <text:p>22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13] = &quot;niedziela&quot;;[.$P$7]*[.J113];0)" office:value-type="float" office:value="0" calcext:value-type="float">
            <text:p>0</text:p>
          </table:table-cell>
          <table:table-cell table:formula="of:=[.E112]+[.D113]" office:value-type="float" office:value="10950" calcext:value-type="float">
            <text:p>10950</text:p>
          </table:table-cell>
          <table:table-cell table:formula="of:=IF(AND(NOT([.B113]=&quot;niedziela&quot;);NOT([.B113]=&quot;sobota&quot;));ROUNDDOWN(VLOOKUP([.C113];[.$O$1:.$P$4];2;0) * [.J113];0);0)" office:value-type="float" office:value="0" calcext:value-type="float">
            <text:p>0</text:p>
          </table:table-cell>
          <table:table-cell table:formula="of:=[.F113]*[.$P$8]" office:value-type="float" office:value="0" calcext:value-type="float">
            <text:p>0</text:p>
          </table:table-cell>
          <table:table-cell table:formula="of:=[.G113]+[.H112]" office:value-type="float" office:value="6960" calcext:value-type="float">
            <text:p>6960</text:p>
          </table:table-cell>
          <table:table-cell table:formula="of:=[.H113]-[.E113]" office:value-type="float" office:value="-3990" calcext:value-type="float">
            <text:p>-3990</text:p>
          </table:table-cell>
          <table:table-cell table:style-name="ce2" table:formula="of:=[.J112]+[.L112]" office:value-type="float" office:value="10" calcext:value-type="float">
            <text:p>10</text:p>
          </table:table-cell>
          <table:table-cell table:formula="of:=IF(AND(NOT(MONTH([.A113]) = MONTH([.A114]));[.I113]&gt;=2400);&quot;TAK&quot;;&quot;NIE&quot;)" office:value-type="string" office:string-value="NIE" calcext:value-type="string">
            <text:p>NIE</text:p>
          </table:table-cell>
          <table:table-cell table:formula="of:=IF([.K113] = &quot;TAK&quot;;3;0)" office:value-type="float" office:value="0" calcext:value-type="float">
            <text:p>0</text:p>
          </table:table-cell>
          <table:table-cell table:formula="of:=[.L11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3" calcext:value-type="date">
            <text:p>23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14] = &quot;niedziela&quot;;[.$P$7]*[.J114];0)" office:value-type="float" office:value="150" calcext:value-type="float">
            <text:p>150</text:p>
          </table:table-cell>
          <table:table-cell table:formula="of:=[.E113]+[.D114]" office:value-type="float" office:value="11100" calcext:value-type="float">
            <text:p>11100</text:p>
          </table:table-cell>
          <table:table-cell table:formula="of:=IF(AND(NOT([.B114]=&quot;niedziela&quot;);NOT([.B114]=&quot;sobota&quot;));ROUNDDOWN(VLOOKUP([.C114];[.$O$1:.$P$4];2;0) * [.J114];0);0)" office:value-type="float" office:value="0" calcext:value-type="float">
            <text:p>0</text:p>
          </table:table-cell>
          <table:table-cell table:formula="of:=[.F114]*[.$P$8]" office:value-type="float" office:value="0" calcext:value-type="float">
            <text:p>0</text:p>
          </table:table-cell>
          <table:table-cell table:formula="of:=[.G114]+[.H113]" office:value-type="float" office:value="6960" calcext:value-type="float">
            <text:p>6960</text:p>
          </table:table-cell>
          <table:table-cell table:formula="of:=[.H114]-[.E114]" office:value-type="float" office:value="-4140" calcext:value-type="float">
            <text:p>-4140</text:p>
          </table:table-cell>
          <table:table-cell table:style-name="ce2" table:formula="of:=[.J113]+[.L113]" office:value-type="float" office:value="10" calcext:value-type="float">
            <text:p>10</text:p>
          </table:table-cell>
          <table:table-cell table:formula="of:=IF(AND(NOT(MONTH([.A114]) = MONTH([.A115]));[.I114]&gt;=2400);&quot;TAK&quot;;&quot;NIE&quot;)" office:value-type="string" office:string-value="NIE" calcext:value-type="string">
            <text:p>NIE</text:p>
          </table:table-cell>
          <table:table-cell table:formula="of:=IF([.K114] = &quot;TAK&quot;;3;0)" office:value-type="float" office:value="0" calcext:value-type="float">
            <text:p>0</text:p>
          </table:table-cell>
          <table:table-cell table:formula="of:=[.L11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4" calcext:value-type="date">
            <text:p>24.04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15] = &quot;niedziela&quot;;[.$P$7]*[.J115];0)" office:value-type="float" office:value="0" calcext:value-type="float">
            <text:p>0</text:p>
          </table:table-cell>
          <table:table-cell table:formula="of:=[.E114]+[.D115]" office:value-type="float" office:value="11100" calcext:value-type="float">
            <text:p>11100</text:p>
          </table:table-cell>
          <table:table-cell table:formula="of:=IF(AND(NOT([.B115]=&quot;niedziela&quot;);NOT([.B115]=&quot;sobota&quot;));ROUNDDOWN(VLOOKUP([.C115];[.$O$1:.$P$4];2;0) * [.J115];0);0)" office:value-type="float" office:value="5" calcext:value-type="float">
            <text:p>5</text:p>
          </table:table-cell>
          <table:table-cell table:formula="of:=[.F115]*[.$P$8]" office:value-type="float" office:value="150" calcext:value-type="float">
            <text:p>150</text:p>
          </table:table-cell>
          <table:table-cell table:formula="of:=[.G115]+[.H114]" office:value-type="float" office:value="7110" calcext:value-type="float">
            <text:p>7110</text:p>
          </table:table-cell>
          <table:table-cell table:formula="of:=[.H115]-[.E115]" office:value-type="float" office:value="-3990" calcext:value-type="float">
            <text:p>-3990</text:p>
          </table:table-cell>
          <table:table-cell table:style-name="ce2" table:formula="of:=[.J114]+[.L114]" office:value-type="float" office:value="10" calcext:value-type="float">
            <text:p>10</text:p>
          </table:table-cell>
          <table:table-cell table:formula="of:=IF(AND(NOT(MONTH([.A115]) = MONTH([.A116]));[.I115]&gt;=2400);&quot;TAK&quot;;&quot;NIE&quot;)" office:value-type="string" office:string-value="NIE" calcext:value-type="string">
            <text:p>NIE</text:p>
          </table:table-cell>
          <table:table-cell table:formula="of:=IF([.K115] = &quot;TAK&quot;;3;0)" office:value-type="float" office:value="0" calcext:value-type="float">
            <text:p>0</text:p>
          </table:table-cell>
          <table:table-cell table:formula="of:=[.L11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5" calcext:value-type="date">
            <text:p>25.04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16] = &quot;niedziela&quot;;[.$P$7]*[.J116];0)" office:value-type="float" office:value="0" calcext:value-type="float">
            <text:p>0</text:p>
          </table:table-cell>
          <table:table-cell table:formula="of:=[.E115]+[.D116]" office:value-type="float" office:value="11100" calcext:value-type="float">
            <text:p>11100</text:p>
          </table:table-cell>
          <table:table-cell table:formula="of:=IF(AND(NOT([.B116]=&quot;niedziela&quot;);NOT([.B116]=&quot;sobota&quot;));ROUNDDOWN(VLOOKUP([.C116];[.$O$1:.$P$4];2;0) * [.J116];0);0)" office:value-type="float" office:value="5" calcext:value-type="float">
            <text:p>5</text:p>
          </table:table-cell>
          <table:table-cell table:formula="of:=[.F116]*[.$P$8]" office:value-type="float" office:value="150" calcext:value-type="float">
            <text:p>150</text:p>
          </table:table-cell>
          <table:table-cell table:formula="of:=[.G116]+[.H115]" office:value-type="float" office:value="7260" calcext:value-type="float">
            <text:p>7260</text:p>
          </table:table-cell>
          <table:table-cell table:formula="of:=[.H116]-[.E116]" office:value-type="float" office:value="-3840" calcext:value-type="float">
            <text:p>-3840</text:p>
          </table:table-cell>
          <table:table-cell table:style-name="ce2" table:formula="of:=[.J115]+[.L115]" office:value-type="float" office:value="10" calcext:value-type="float">
            <text:p>10</text:p>
          </table:table-cell>
          <table:table-cell table:formula="of:=IF(AND(NOT(MONTH([.A116]) = MONTH([.A117]));[.I116]&gt;=2400);&quot;TAK&quot;;&quot;NIE&quot;)" office:value-type="string" office:string-value="NIE" calcext:value-type="string">
            <text:p>NIE</text:p>
          </table:table-cell>
          <table:table-cell table:formula="of:=IF([.K116] = &quot;TAK&quot;;3;0)" office:value-type="float" office:value="0" calcext:value-type="float">
            <text:p>0</text:p>
          </table:table-cell>
          <table:table-cell table:formula="of:=[.L11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6" calcext:value-type="date">
            <text:p>26.04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17] = &quot;niedziela&quot;;[.$P$7]*[.J117];0)" office:value-type="float" office:value="0" calcext:value-type="float">
            <text:p>0</text:p>
          </table:table-cell>
          <table:table-cell table:formula="of:=[.E116]+[.D117]" office:value-type="float" office:value="11100" calcext:value-type="float">
            <text:p>11100</text:p>
          </table:table-cell>
          <table:table-cell table:formula="of:=IF(AND(NOT([.B117]=&quot;niedziela&quot;);NOT([.B117]=&quot;sobota&quot;));ROUNDDOWN(VLOOKUP([.C117];[.$O$1:.$P$4];2;0) * [.J117];0);0)" office:value-type="float" office:value="5" calcext:value-type="float">
            <text:p>5</text:p>
          </table:table-cell>
          <table:table-cell table:formula="of:=[.F117]*[.$P$8]" office:value-type="float" office:value="150" calcext:value-type="float">
            <text:p>150</text:p>
          </table:table-cell>
          <table:table-cell table:formula="of:=[.G117]+[.H116]" office:value-type="float" office:value="7410" calcext:value-type="float">
            <text:p>7410</text:p>
          </table:table-cell>
          <table:table-cell table:formula="of:=[.H117]-[.E117]" office:value-type="float" office:value="-3690" calcext:value-type="float">
            <text:p>-3690</text:p>
          </table:table-cell>
          <table:table-cell table:style-name="ce2" table:formula="of:=[.J116]+[.L116]" office:value-type="float" office:value="10" calcext:value-type="float">
            <text:p>10</text:p>
          </table:table-cell>
          <table:table-cell table:formula="of:=IF(AND(NOT(MONTH([.A117]) = MONTH([.A118]));[.I117]&gt;=2400);&quot;TAK&quot;;&quot;NIE&quot;)" office:value-type="string" office:string-value="NIE" calcext:value-type="string">
            <text:p>NIE</text:p>
          </table:table-cell>
          <table:table-cell table:formula="of:=IF([.K117] = &quot;TAK&quot;;3;0)" office:value-type="float" office:value="0" calcext:value-type="float">
            <text:p>0</text:p>
          </table:table-cell>
          <table:table-cell table:formula="of:=[.L11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7" calcext:value-type="date">
            <text:p>27.04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18] = &quot;niedziela&quot;;[.$P$7]*[.J118];0)" office:value-type="float" office:value="0" calcext:value-type="float">
            <text:p>0</text:p>
          </table:table-cell>
          <table:table-cell table:formula="of:=[.E117]+[.D118]" office:value-type="float" office:value="11100" calcext:value-type="float">
            <text:p>11100</text:p>
          </table:table-cell>
          <table:table-cell table:formula="of:=IF(AND(NOT([.B118]=&quot;niedziela&quot;);NOT([.B118]=&quot;sobota&quot;));ROUNDDOWN(VLOOKUP([.C118];[.$O$1:.$P$4];2;0) * [.J118];0);0)" office:value-type="float" office:value="5" calcext:value-type="float">
            <text:p>5</text:p>
          </table:table-cell>
          <table:table-cell table:formula="of:=[.F118]*[.$P$8]" office:value-type="float" office:value="150" calcext:value-type="float">
            <text:p>150</text:p>
          </table:table-cell>
          <table:table-cell table:formula="of:=[.G118]+[.H117]" office:value-type="float" office:value="7560" calcext:value-type="float">
            <text:p>7560</text:p>
          </table:table-cell>
          <table:table-cell table:formula="of:=[.H118]-[.E118]" office:value-type="float" office:value="-3540" calcext:value-type="float">
            <text:p>-3540</text:p>
          </table:table-cell>
          <table:table-cell table:style-name="ce2" table:formula="of:=[.J117]+[.L117]" office:value-type="float" office:value="10" calcext:value-type="float">
            <text:p>10</text:p>
          </table:table-cell>
          <table:table-cell table:formula="of:=IF(AND(NOT(MONTH([.A118]) = MONTH([.A119]));[.I118]&gt;=2400);&quot;TAK&quot;;&quot;NIE&quot;)" office:value-type="string" office:string-value="NIE" calcext:value-type="string">
            <text:p>NIE</text:p>
          </table:table-cell>
          <table:table-cell table:formula="of:=IF([.K118] = &quot;TAK&quot;;3;0)" office:value-type="float" office:value="0" calcext:value-type="float">
            <text:p>0</text:p>
          </table:table-cell>
          <table:table-cell table:formula="of:=[.L11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8" calcext:value-type="date">
            <text:p>28.04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19] = &quot;niedziela&quot;;[.$P$7]*[.J119];0)" office:value-type="float" office:value="0" calcext:value-type="float">
            <text:p>0</text:p>
          </table:table-cell>
          <table:table-cell table:formula="of:=[.E118]+[.D119]" office:value-type="float" office:value="11100" calcext:value-type="float">
            <text:p>11100</text:p>
          </table:table-cell>
          <table:table-cell table:formula="of:=IF(AND(NOT([.B119]=&quot;niedziela&quot;);NOT([.B119]=&quot;sobota&quot;));ROUNDDOWN(VLOOKUP([.C119];[.$O$1:.$P$4];2;0) * [.J119];0);0)" office:value-type="float" office:value="5" calcext:value-type="float">
            <text:p>5</text:p>
          </table:table-cell>
          <table:table-cell table:formula="of:=[.F119]*[.$P$8]" office:value-type="float" office:value="150" calcext:value-type="float">
            <text:p>150</text:p>
          </table:table-cell>
          <table:table-cell table:formula="of:=[.G119]+[.H118]" office:value-type="float" office:value="7710" calcext:value-type="float">
            <text:p>7710</text:p>
          </table:table-cell>
          <table:table-cell table:formula="of:=[.H119]-[.E119]" office:value-type="float" office:value="-3390" calcext:value-type="float">
            <text:p>-3390</text:p>
          </table:table-cell>
          <table:table-cell table:style-name="ce2" table:formula="of:=[.J118]+[.L118]" office:value-type="float" office:value="10" calcext:value-type="float">
            <text:p>10</text:p>
          </table:table-cell>
          <table:table-cell table:formula="of:=IF(AND(NOT(MONTH([.A119]) = MONTH([.A120]));[.I119]&gt;=2400);&quot;TAK&quot;;&quot;NIE&quot;)" office:value-type="string" office:string-value="NIE" calcext:value-type="string">
            <text:p>NIE</text:p>
          </table:table-cell>
          <table:table-cell table:formula="of:=IF([.K119] = &quot;TAK&quot;;3;0)" office:value-type="float" office:value="0" calcext:value-type="float">
            <text:p>0</text:p>
          </table:table-cell>
          <table:table-cell table:formula="of:=[.L11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29" calcext:value-type="date">
            <text:p>29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20] = &quot;niedziela&quot;;[.$P$7]*[.J120];0)" office:value-type="float" office:value="0" calcext:value-type="float">
            <text:p>0</text:p>
          </table:table-cell>
          <table:table-cell table:formula="of:=[.E119]+[.D120]" office:value-type="float" office:value="11100" calcext:value-type="float">
            <text:p>11100</text:p>
          </table:table-cell>
          <table:table-cell table:formula="of:=IF(AND(NOT([.B120]=&quot;niedziela&quot;);NOT([.B120]=&quot;sobota&quot;));ROUNDDOWN(VLOOKUP([.C120];[.$O$1:.$P$4];2;0) * [.J120];0);0)" office:value-type="float" office:value="0" calcext:value-type="float">
            <text:p>0</text:p>
          </table:table-cell>
          <table:table-cell table:formula="of:=[.F120]*[.$P$8]" office:value-type="float" office:value="0" calcext:value-type="float">
            <text:p>0</text:p>
          </table:table-cell>
          <table:table-cell table:formula="of:=[.G120]+[.H119]" office:value-type="float" office:value="7710" calcext:value-type="float">
            <text:p>7710</text:p>
          </table:table-cell>
          <table:table-cell table:formula="of:=[.H120]-[.E120]" office:value-type="float" office:value="-3390" calcext:value-type="float">
            <text:p>-3390</text:p>
          </table:table-cell>
          <table:table-cell table:style-name="ce2" table:formula="of:=[.J119]+[.L119]" office:value-type="float" office:value="10" calcext:value-type="float">
            <text:p>10</text:p>
          </table:table-cell>
          <table:table-cell table:formula="of:=IF(AND(NOT(MONTH([.A120]) = MONTH([.A121]));[.I120]&gt;=2400);&quot;TAK&quot;;&quot;NIE&quot;)" office:value-type="string" office:string-value="NIE" calcext:value-type="string">
            <text:p>NIE</text:p>
          </table:table-cell>
          <table:table-cell table:formula="of:=IF([.K120] = &quot;TAK&quot;;3;0)" office:value-type="float" office:value="0" calcext:value-type="float">
            <text:p>0</text:p>
          </table:table-cell>
          <table:table-cell table:formula="of:=[.L12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4-30" calcext:value-type="date">
            <text:p>30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21] = &quot;niedziela&quot;;[.$P$7]*[.J121];0)" office:value-type="float" office:value="150" calcext:value-type="float">
            <text:p>150</text:p>
          </table:table-cell>
          <table:table-cell table:formula="of:=[.E120]+[.D121]" office:value-type="float" office:value="11250" calcext:value-type="float">
            <text:p>11250</text:p>
          </table:table-cell>
          <table:table-cell table:formula="of:=IF(AND(NOT([.B121]=&quot;niedziela&quot;);NOT([.B121]=&quot;sobota&quot;));ROUNDDOWN(VLOOKUP([.C121];[.$O$1:.$P$4];2;0) * [.J121];0);0)" office:value-type="float" office:value="0" calcext:value-type="float">
            <text:p>0</text:p>
          </table:table-cell>
          <table:table-cell table:formula="of:=[.F121]*[.$P$8]" office:value-type="float" office:value="0" calcext:value-type="float">
            <text:p>0</text:p>
          </table:table-cell>
          <table:table-cell table:formula="of:=[.G121]+[.H120]" office:value-type="float" office:value="7710" calcext:value-type="float">
            <text:p>7710</text:p>
          </table:table-cell>
          <table:table-cell table:formula="of:=[.H121]-[.E121]" office:value-type="float" office:value="-3540" calcext:value-type="float">
            <text:p>-3540</text:p>
          </table:table-cell>
          <table:table-cell table:style-name="ce2" table:formula="of:=[.J120]+[.L120]" office:value-type="float" office:value="10" calcext:value-type="float">
            <text:p>10</text:p>
          </table:table-cell>
          <table:table-cell table:formula="of:=IF(AND(NOT(MONTH([.A121]) = MONTH([.A122]));[.I121]&gt;=2400);&quot;TAK&quot;;&quot;NIE&quot;)" office:value-type="string" office:string-value="NIE" calcext:value-type="string">
            <text:p>NIE</text:p>
          </table:table-cell>
          <table:table-cell table:formula="of:=IF([.K121] = &quot;TAK&quot;;3;0)" office:value-type="float" office:value="0" calcext:value-type="float">
            <text:p>0</text:p>
          </table:table-cell>
          <table:table-cell table:formula="of:=[.L12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1" calcext:value-type="date">
            <text:p>1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22] = &quot;niedziela&quot;;[.$P$7]*[.J122];0)" office:value-type="float" office:value="0" calcext:value-type="float">
            <text:p>0</text:p>
          </table:table-cell>
          <table:table-cell table:formula="of:=[.E121]+[.D122]" office:value-type="float" office:value="11250" calcext:value-type="float">
            <text:p>11250</text:p>
          </table:table-cell>
          <table:table-cell table:formula="of:=IF(AND(NOT([.B122]=&quot;niedziela&quot;);NOT([.B122]=&quot;sobota&quot;));ROUNDDOWN(VLOOKUP([.C122];[.$O$1:.$P$4];2;0) * [.J122];0);0)" office:value-type="float" office:value="5" calcext:value-type="float">
            <text:p>5</text:p>
          </table:table-cell>
          <table:table-cell table:formula="of:=[.F122]*[.$P$8]" office:value-type="float" office:value="150" calcext:value-type="float">
            <text:p>150</text:p>
          </table:table-cell>
          <table:table-cell table:formula="of:=[.G122]+[.H121]" office:value-type="float" office:value="7860" calcext:value-type="float">
            <text:p>7860</text:p>
          </table:table-cell>
          <table:table-cell table:formula="of:=[.H122]-[.E122]" office:value-type="float" office:value="-3390" calcext:value-type="float">
            <text:p>-3390</text:p>
          </table:table-cell>
          <table:table-cell table:style-name="ce2" table:formula="of:=[.J121]+[.L121]" office:value-type="float" office:value="10" calcext:value-type="float">
            <text:p>10</text:p>
          </table:table-cell>
          <table:table-cell table:formula="of:=IF(AND(NOT(MONTH([.A122]) = MONTH([.A123]));[.I122]&gt;=2400);&quot;TAK&quot;;&quot;NIE&quot;)" office:value-type="string" office:string-value="NIE" calcext:value-type="string">
            <text:p>NIE</text:p>
          </table:table-cell>
          <table:table-cell table:formula="of:=IF([.K122] = &quot;TAK&quot;;3;0)" office:value-type="float" office:value="0" calcext:value-type="float">
            <text:p>0</text:p>
          </table:table-cell>
          <table:table-cell table:formula="of:=[.L12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2" calcext:value-type="date">
            <text:p>2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23] = &quot;niedziela&quot;;[.$P$7]*[.J123];0)" office:value-type="float" office:value="0" calcext:value-type="float">
            <text:p>0</text:p>
          </table:table-cell>
          <table:table-cell table:formula="of:=[.E122]+[.D123]" office:value-type="float" office:value="11250" calcext:value-type="float">
            <text:p>11250</text:p>
          </table:table-cell>
          <table:table-cell table:formula="of:=IF(AND(NOT([.B123]=&quot;niedziela&quot;);NOT([.B123]=&quot;sobota&quot;));ROUNDDOWN(VLOOKUP([.C123];[.$O$1:.$P$4];2;0) * [.J123];0);0)" office:value-type="float" office:value="5" calcext:value-type="float">
            <text:p>5</text:p>
          </table:table-cell>
          <table:table-cell table:formula="of:=[.F123]*[.$P$8]" office:value-type="float" office:value="150" calcext:value-type="float">
            <text:p>150</text:p>
          </table:table-cell>
          <table:table-cell table:formula="of:=[.G123]+[.H122]" office:value-type="float" office:value="8010" calcext:value-type="float">
            <text:p>8010</text:p>
          </table:table-cell>
          <table:table-cell table:formula="of:=[.H123]-[.E123]" office:value-type="float" office:value="-3240" calcext:value-type="float">
            <text:p>-3240</text:p>
          </table:table-cell>
          <table:table-cell table:style-name="ce2" table:formula="of:=[.J122]+[.L122]" office:value-type="float" office:value="10" calcext:value-type="float">
            <text:p>10</text:p>
          </table:table-cell>
          <table:table-cell table:formula="of:=IF(AND(NOT(MONTH([.A123]) = MONTH([.A124]));[.I123]&gt;=2400);&quot;TAK&quot;;&quot;NIE&quot;)" office:value-type="string" office:string-value="NIE" calcext:value-type="string">
            <text:p>NIE</text:p>
          </table:table-cell>
          <table:table-cell table:formula="of:=IF([.K123] = &quot;TAK&quot;;3;0)" office:value-type="float" office:value="0" calcext:value-type="float">
            <text:p>0</text:p>
          </table:table-cell>
          <table:table-cell table:formula="of:=[.L12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3" calcext:value-type="date">
            <text:p>3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24] = &quot;niedziela&quot;;[.$P$7]*[.J124];0)" office:value-type="float" office:value="0" calcext:value-type="float">
            <text:p>0</text:p>
          </table:table-cell>
          <table:table-cell table:formula="of:=[.E123]+[.D124]" office:value-type="float" office:value="11250" calcext:value-type="float">
            <text:p>11250</text:p>
          </table:table-cell>
          <table:table-cell table:formula="of:=IF(AND(NOT([.B124]=&quot;niedziela&quot;);NOT([.B124]=&quot;sobota&quot;));ROUNDDOWN(VLOOKUP([.C124];[.$O$1:.$P$4];2;0) * [.J124];0);0)" office:value-type="float" office:value="5" calcext:value-type="float">
            <text:p>5</text:p>
          </table:table-cell>
          <table:table-cell table:formula="of:=[.F124]*[.$P$8]" office:value-type="float" office:value="150" calcext:value-type="float">
            <text:p>150</text:p>
          </table:table-cell>
          <table:table-cell table:formula="of:=[.G124]+[.H123]" office:value-type="float" office:value="8160" calcext:value-type="float">
            <text:p>8160</text:p>
          </table:table-cell>
          <table:table-cell table:formula="of:=[.H124]-[.E124]" office:value-type="float" office:value="-3090" calcext:value-type="float">
            <text:p>-3090</text:p>
          </table:table-cell>
          <table:table-cell table:style-name="ce2" table:formula="of:=[.J123]+[.L123]" office:value-type="float" office:value="10" calcext:value-type="float">
            <text:p>10</text:p>
          </table:table-cell>
          <table:table-cell table:formula="of:=IF(AND(NOT(MONTH([.A124]) = MONTH([.A125]));[.I124]&gt;=2400);&quot;TAK&quot;;&quot;NIE&quot;)" office:value-type="string" office:string-value="NIE" calcext:value-type="string">
            <text:p>NIE</text:p>
          </table:table-cell>
          <table:table-cell table:formula="of:=IF([.K124] = &quot;TAK&quot;;3;0)" office:value-type="float" office:value="0" calcext:value-type="float">
            <text:p>0</text:p>
          </table:table-cell>
          <table:table-cell table:formula="of:=[.L12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4" calcext:value-type="date">
            <text:p>4.05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25] = &quot;niedziela&quot;;[.$P$7]*[.J125];0)" office:value-type="float" office:value="0" calcext:value-type="float">
            <text:p>0</text:p>
          </table:table-cell>
          <table:table-cell table:formula="of:=[.E124]+[.D125]" office:value-type="float" office:value="11250" calcext:value-type="float">
            <text:p>11250</text:p>
          </table:table-cell>
          <table:table-cell table:formula="of:=IF(AND(NOT([.B125]=&quot;niedziela&quot;);NOT([.B125]=&quot;sobota&quot;));ROUNDDOWN(VLOOKUP([.C125];[.$O$1:.$P$4];2;0) * [.J125];0);0)" office:value-type="float" office:value="5" calcext:value-type="float">
            <text:p>5</text:p>
          </table:table-cell>
          <table:table-cell table:formula="of:=[.F125]*[.$P$8]" office:value-type="float" office:value="150" calcext:value-type="float">
            <text:p>150</text:p>
          </table:table-cell>
          <table:table-cell table:formula="of:=[.G125]+[.H124]" office:value-type="float" office:value="8310" calcext:value-type="float">
            <text:p>8310</text:p>
          </table:table-cell>
          <table:table-cell table:formula="of:=[.H125]-[.E125]" office:value-type="float" office:value="-2940" calcext:value-type="float">
            <text:p>-2940</text:p>
          </table:table-cell>
          <table:table-cell table:style-name="ce2" table:formula="of:=[.J124]+[.L124]" office:value-type="float" office:value="10" calcext:value-type="float">
            <text:p>10</text:p>
          </table:table-cell>
          <table:table-cell table:formula="of:=IF(AND(NOT(MONTH([.A125]) = MONTH([.A126]));[.I125]&gt;=2400);&quot;TAK&quot;;&quot;NIE&quot;)" office:value-type="string" office:string-value="NIE" calcext:value-type="string">
            <text:p>NIE</text:p>
          </table:table-cell>
          <table:table-cell table:formula="of:=IF([.K125] = &quot;TAK&quot;;3;0)" office:value-type="float" office:value="0" calcext:value-type="float">
            <text:p>0</text:p>
          </table:table-cell>
          <table:table-cell table:formula="of:=[.L12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5" calcext:value-type="date">
            <text:p>5.05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26] = &quot;niedziela&quot;;[.$P$7]*[.J126];0)" office:value-type="float" office:value="0" calcext:value-type="float">
            <text:p>0</text:p>
          </table:table-cell>
          <table:table-cell table:formula="of:=[.E125]+[.D126]" office:value-type="float" office:value="11250" calcext:value-type="float">
            <text:p>11250</text:p>
          </table:table-cell>
          <table:table-cell table:formula="of:=IF(AND(NOT([.B126]=&quot;niedziela&quot;);NOT([.B126]=&quot;sobota&quot;));ROUNDDOWN(VLOOKUP([.C126];[.$O$1:.$P$4];2;0) * [.J126];0);0)" office:value-type="float" office:value="5" calcext:value-type="float">
            <text:p>5</text:p>
          </table:table-cell>
          <table:table-cell table:formula="of:=[.F126]*[.$P$8]" office:value-type="float" office:value="150" calcext:value-type="float">
            <text:p>150</text:p>
          </table:table-cell>
          <table:table-cell table:formula="of:=[.G126]+[.H125]" office:value-type="float" office:value="8460" calcext:value-type="float">
            <text:p>8460</text:p>
          </table:table-cell>
          <table:table-cell table:formula="of:=[.H126]-[.E126]" office:value-type="float" office:value="-2790" calcext:value-type="float">
            <text:p>-2790</text:p>
          </table:table-cell>
          <table:table-cell table:style-name="ce2" table:formula="of:=[.J125]+[.L125]" office:value-type="float" office:value="10" calcext:value-type="float">
            <text:p>10</text:p>
          </table:table-cell>
          <table:table-cell table:formula="of:=IF(AND(NOT(MONTH([.A126]) = MONTH([.A127]));[.I126]&gt;=2400);&quot;TAK&quot;;&quot;NIE&quot;)" office:value-type="string" office:string-value="NIE" calcext:value-type="string">
            <text:p>NIE</text:p>
          </table:table-cell>
          <table:table-cell table:formula="of:=IF([.K126] = &quot;TAK&quot;;3;0)" office:value-type="float" office:value="0" calcext:value-type="float">
            <text:p>0</text:p>
          </table:table-cell>
          <table:table-cell table:formula="of:=[.L12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6" calcext:value-type="date">
            <text:p>6.05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27] = &quot;niedziela&quot;;[.$P$7]*[.J127];0)" office:value-type="float" office:value="0" calcext:value-type="float">
            <text:p>0</text:p>
          </table:table-cell>
          <table:table-cell table:formula="of:=[.E126]+[.D127]" office:value-type="float" office:value="11250" calcext:value-type="float">
            <text:p>11250</text:p>
          </table:table-cell>
          <table:table-cell table:formula="of:=IF(AND(NOT([.B127]=&quot;niedziela&quot;);NOT([.B127]=&quot;sobota&quot;));ROUNDDOWN(VLOOKUP([.C127];[.$O$1:.$P$4];2;0) * [.J127];0);0)" office:value-type="float" office:value="0" calcext:value-type="float">
            <text:p>0</text:p>
          </table:table-cell>
          <table:table-cell table:formula="of:=[.F127]*[.$P$8]" office:value-type="float" office:value="0" calcext:value-type="float">
            <text:p>0</text:p>
          </table:table-cell>
          <table:table-cell table:formula="of:=[.G127]+[.H126]" office:value-type="float" office:value="8460" calcext:value-type="float">
            <text:p>8460</text:p>
          </table:table-cell>
          <table:table-cell table:formula="of:=[.H127]-[.E127]" office:value-type="float" office:value="-2790" calcext:value-type="float">
            <text:p>-2790</text:p>
          </table:table-cell>
          <table:table-cell table:style-name="ce2" table:formula="of:=[.J126]+[.L126]" office:value-type="float" office:value="10" calcext:value-type="float">
            <text:p>10</text:p>
          </table:table-cell>
          <table:table-cell table:formula="of:=IF(AND(NOT(MONTH([.A127]) = MONTH([.A128]));[.I127]&gt;=2400);&quot;TAK&quot;;&quot;NIE&quot;)" office:value-type="string" office:string-value="NIE" calcext:value-type="string">
            <text:p>NIE</text:p>
          </table:table-cell>
          <table:table-cell table:formula="of:=IF([.K127] = &quot;TAK&quot;;3;0)" office:value-type="float" office:value="0" calcext:value-type="float">
            <text:p>0</text:p>
          </table:table-cell>
          <table:table-cell table:formula="of:=[.L12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7" calcext:value-type="date">
            <text:p>7.05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28] = &quot;niedziela&quot;;[.$P$7]*[.J128];0)" office:value-type="float" office:value="150" calcext:value-type="float">
            <text:p>150</text:p>
          </table:table-cell>
          <table:table-cell table:formula="of:=[.E127]+[.D128]" office:value-type="float" office:value="11400" calcext:value-type="float">
            <text:p>11400</text:p>
          </table:table-cell>
          <table:table-cell table:formula="of:=IF(AND(NOT([.B128]=&quot;niedziela&quot;);NOT([.B128]=&quot;sobota&quot;));ROUNDDOWN(VLOOKUP([.C128];[.$O$1:.$P$4];2;0) * [.J128];0);0)" office:value-type="float" office:value="0" calcext:value-type="float">
            <text:p>0</text:p>
          </table:table-cell>
          <table:table-cell table:formula="of:=[.F128]*[.$P$8]" office:value-type="float" office:value="0" calcext:value-type="float">
            <text:p>0</text:p>
          </table:table-cell>
          <table:table-cell table:formula="of:=[.G128]+[.H127]" office:value-type="float" office:value="8460" calcext:value-type="float">
            <text:p>8460</text:p>
          </table:table-cell>
          <table:table-cell table:formula="of:=[.H128]-[.E128]" office:value-type="float" office:value="-2940" calcext:value-type="float">
            <text:p>-2940</text:p>
          </table:table-cell>
          <table:table-cell table:style-name="ce2" table:formula="of:=[.J127]+[.L127]" office:value-type="float" office:value="10" calcext:value-type="float">
            <text:p>10</text:p>
          </table:table-cell>
          <table:table-cell table:formula="of:=IF(AND(NOT(MONTH([.A128]) = MONTH([.A129]));[.I128]&gt;=2400);&quot;TAK&quot;;&quot;NIE&quot;)" office:value-type="string" office:string-value="NIE" calcext:value-type="string">
            <text:p>NIE</text:p>
          </table:table-cell>
          <table:table-cell table:formula="of:=IF([.K128] = &quot;TAK&quot;;3;0)" office:value-type="float" office:value="0" calcext:value-type="float">
            <text:p>0</text:p>
          </table:table-cell>
          <table:table-cell table:formula="of:=[.L12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8" calcext:value-type="date">
            <text:p>8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29] = &quot;niedziela&quot;;[.$P$7]*[.J129];0)" office:value-type="float" office:value="0" calcext:value-type="float">
            <text:p>0</text:p>
          </table:table-cell>
          <table:table-cell table:formula="of:=[.E128]+[.D129]" office:value-type="float" office:value="11400" calcext:value-type="float">
            <text:p>11400</text:p>
          </table:table-cell>
          <table:table-cell table:formula="of:=IF(AND(NOT([.B129]=&quot;niedziela&quot;);NOT([.B129]=&quot;sobota&quot;));ROUNDDOWN(VLOOKUP([.C129];[.$O$1:.$P$4];2;0) * [.J129];0);0)" office:value-type="float" office:value="5" calcext:value-type="float">
            <text:p>5</text:p>
          </table:table-cell>
          <table:table-cell table:formula="of:=[.F129]*[.$P$8]" office:value-type="float" office:value="150" calcext:value-type="float">
            <text:p>150</text:p>
          </table:table-cell>
          <table:table-cell table:formula="of:=[.G129]+[.H128]" office:value-type="float" office:value="8610" calcext:value-type="float">
            <text:p>8610</text:p>
          </table:table-cell>
          <table:table-cell table:formula="of:=[.H129]-[.E129]" office:value-type="float" office:value="-2790" calcext:value-type="float">
            <text:p>-2790</text:p>
          </table:table-cell>
          <table:table-cell table:style-name="ce2" table:formula="of:=[.J128]+[.L128]" office:value-type="float" office:value="10" calcext:value-type="float">
            <text:p>10</text:p>
          </table:table-cell>
          <table:table-cell table:formula="of:=IF(AND(NOT(MONTH([.A129]) = MONTH([.A130]));[.I129]&gt;=2400);&quot;TAK&quot;;&quot;NIE&quot;)" office:value-type="string" office:string-value="NIE" calcext:value-type="string">
            <text:p>NIE</text:p>
          </table:table-cell>
          <table:table-cell table:formula="of:=IF([.K129] = &quot;TAK&quot;;3;0)" office:value-type="float" office:value="0" calcext:value-type="float">
            <text:p>0</text:p>
          </table:table-cell>
          <table:table-cell table:formula="of:=[.L12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09" calcext:value-type="date">
            <text:p>9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30] = &quot;niedziela&quot;;[.$P$7]*[.J130];0)" office:value-type="float" office:value="0" calcext:value-type="float">
            <text:p>0</text:p>
          </table:table-cell>
          <table:table-cell table:formula="of:=[.E129]+[.D130]" office:value-type="float" office:value="11400" calcext:value-type="float">
            <text:p>11400</text:p>
          </table:table-cell>
          <table:table-cell table:formula="of:=IF(AND(NOT([.B130]=&quot;niedziela&quot;);NOT([.B130]=&quot;sobota&quot;));ROUNDDOWN(VLOOKUP([.C130];[.$O$1:.$P$4];2;0) * [.J130];0);0)" office:value-type="float" office:value="5" calcext:value-type="float">
            <text:p>5</text:p>
          </table:table-cell>
          <table:table-cell table:formula="of:=[.F130]*[.$P$8]" office:value-type="float" office:value="150" calcext:value-type="float">
            <text:p>150</text:p>
          </table:table-cell>
          <table:table-cell table:formula="of:=[.G130]+[.H129]" office:value-type="float" office:value="8760" calcext:value-type="float">
            <text:p>8760</text:p>
          </table:table-cell>
          <table:table-cell table:formula="of:=[.H130]-[.E130]" office:value-type="float" office:value="-2640" calcext:value-type="float">
            <text:p>-2640</text:p>
          </table:table-cell>
          <table:table-cell table:style-name="ce2" table:formula="of:=[.J129]+[.L129]" office:value-type="float" office:value="10" calcext:value-type="float">
            <text:p>10</text:p>
          </table:table-cell>
          <table:table-cell table:formula="of:=IF(AND(NOT(MONTH([.A130]) = MONTH([.A131]));[.I130]&gt;=2400);&quot;TAK&quot;;&quot;NIE&quot;)" office:value-type="string" office:string-value="NIE" calcext:value-type="string">
            <text:p>NIE</text:p>
          </table:table-cell>
          <table:table-cell table:formula="of:=IF([.K130] = &quot;TAK&quot;;3;0)" office:value-type="float" office:value="0" calcext:value-type="float">
            <text:p>0</text:p>
          </table:table-cell>
          <table:table-cell table:formula="of:=[.L13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0" calcext:value-type="date">
            <text:p>10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31] = &quot;niedziela&quot;;[.$P$7]*[.J131];0)" office:value-type="float" office:value="0" calcext:value-type="float">
            <text:p>0</text:p>
          </table:table-cell>
          <table:table-cell table:formula="of:=[.E130]+[.D131]" office:value-type="float" office:value="11400" calcext:value-type="float">
            <text:p>11400</text:p>
          </table:table-cell>
          <table:table-cell table:formula="of:=IF(AND(NOT([.B131]=&quot;niedziela&quot;);NOT([.B131]=&quot;sobota&quot;));ROUNDDOWN(VLOOKUP([.C131];[.$O$1:.$P$4];2;0) * [.J131];0);0)" office:value-type="float" office:value="5" calcext:value-type="float">
            <text:p>5</text:p>
          </table:table-cell>
          <table:table-cell table:formula="of:=[.F131]*[.$P$8]" office:value-type="float" office:value="150" calcext:value-type="float">
            <text:p>150</text:p>
          </table:table-cell>
          <table:table-cell table:formula="of:=[.G131]+[.H130]" office:value-type="float" office:value="8910" calcext:value-type="float">
            <text:p>8910</text:p>
          </table:table-cell>
          <table:table-cell table:formula="of:=[.H131]-[.E131]" office:value-type="float" office:value="-2490" calcext:value-type="float">
            <text:p>-2490</text:p>
          </table:table-cell>
          <table:table-cell table:style-name="ce2" table:formula="of:=[.J130]+[.L130]" office:value-type="float" office:value="10" calcext:value-type="float">
            <text:p>10</text:p>
          </table:table-cell>
          <table:table-cell table:formula="of:=IF(AND(NOT(MONTH([.A131]) = MONTH([.A132]));[.I131]&gt;=2400);&quot;TAK&quot;;&quot;NIE&quot;)" office:value-type="string" office:string-value="NIE" calcext:value-type="string">
            <text:p>NIE</text:p>
          </table:table-cell>
          <table:table-cell table:formula="of:=IF([.K131] = &quot;TAK&quot;;3;0)" office:value-type="float" office:value="0" calcext:value-type="float">
            <text:p>0</text:p>
          </table:table-cell>
          <table:table-cell table:formula="of:=[.L13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1" calcext:value-type="date">
            <text:p>11.05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32] = &quot;niedziela&quot;;[.$P$7]*[.J132];0)" office:value-type="float" office:value="0" calcext:value-type="float">
            <text:p>0</text:p>
          </table:table-cell>
          <table:table-cell table:formula="of:=[.E131]+[.D132]" office:value-type="float" office:value="11400" calcext:value-type="float">
            <text:p>11400</text:p>
          </table:table-cell>
          <table:table-cell table:formula="of:=IF(AND(NOT([.B132]=&quot;niedziela&quot;);NOT([.B132]=&quot;sobota&quot;));ROUNDDOWN(VLOOKUP([.C132];[.$O$1:.$P$4];2;0) * [.J132];0);0)" office:value-type="float" office:value="5" calcext:value-type="float">
            <text:p>5</text:p>
          </table:table-cell>
          <table:table-cell table:formula="of:=[.F132]*[.$P$8]" office:value-type="float" office:value="150" calcext:value-type="float">
            <text:p>150</text:p>
          </table:table-cell>
          <table:table-cell table:formula="of:=[.G132]+[.H131]" office:value-type="float" office:value="9060" calcext:value-type="float">
            <text:p>9060</text:p>
          </table:table-cell>
          <table:table-cell table:formula="of:=[.H132]-[.E132]" office:value-type="float" office:value="-2340" calcext:value-type="float">
            <text:p>-2340</text:p>
          </table:table-cell>
          <table:table-cell table:style-name="ce2" table:formula="of:=[.J131]+[.L131]" office:value-type="float" office:value="10" calcext:value-type="float">
            <text:p>10</text:p>
          </table:table-cell>
          <table:table-cell table:formula="of:=IF(AND(NOT(MONTH([.A132]) = MONTH([.A133]));[.I132]&gt;=2400);&quot;TAK&quot;;&quot;NIE&quot;)" office:value-type="string" office:string-value="NIE" calcext:value-type="string">
            <text:p>NIE</text:p>
          </table:table-cell>
          <table:table-cell table:formula="of:=IF([.K132] = &quot;TAK&quot;;3;0)" office:value-type="float" office:value="0" calcext:value-type="float">
            <text:p>0</text:p>
          </table:table-cell>
          <table:table-cell table:formula="of:=[.L13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2" calcext:value-type="date">
            <text:p>12.05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33] = &quot;niedziela&quot;;[.$P$7]*[.J133];0)" office:value-type="float" office:value="0" calcext:value-type="float">
            <text:p>0</text:p>
          </table:table-cell>
          <table:table-cell table:formula="of:=[.E132]+[.D133]" office:value-type="float" office:value="11400" calcext:value-type="float">
            <text:p>11400</text:p>
          </table:table-cell>
          <table:table-cell table:formula="of:=IF(AND(NOT([.B133]=&quot;niedziela&quot;);NOT([.B133]=&quot;sobota&quot;));ROUNDDOWN(VLOOKUP([.C133];[.$O$1:.$P$4];2;0) * [.J133];0);0)" office:value-type="float" office:value="5" calcext:value-type="float">
            <text:p>5</text:p>
          </table:table-cell>
          <table:table-cell table:formula="of:=[.F133]*[.$P$8]" office:value-type="float" office:value="150" calcext:value-type="float">
            <text:p>150</text:p>
          </table:table-cell>
          <table:table-cell table:formula="of:=[.G133]+[.H132]" office:value-type="float" office:value="9210" calcext:value-type="float">
            <text:p>9210</text:p>
          </table:table-cell>
          <table:table-cell table:formula="of:=[.H133]-[.E133]" office:value-type="float" office:value="-2190" calcext:value-type="float">
            <text:p>-2190</text:p>
          </table:table-cell>
          <table:table-cell table:style-name="ce2" table:formula="of:=[.J132]+[.L132]" office:value-type="float" office:value="10" calcext:value-type="float">
            <text:p>10</text:p>
          </table:table-cell>
          <table:table-cell table:formula="of:=IF(AND(NOT(MONTH([.A133]) = MONTH([.A134]));[.I133]&gt;=2400);&quot;TAK&quot;;&quot;NIE&quot;)" office:value-type="string" office:string-value="NIE" calcext:value-type="string">
            <text:p>NIE</text:p>
          </table:table-cell>
          <table:table-cell table:formula="of:=IF([.K133] = &quot;TAK&quot;;3;0)" office:value-type="float" office:value="0" calcext:value-type="float">
            <text:p>0</text:p>
          </table:table-cell>
          <table:table-cell table:formula="of:=[.L13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3" calcext:value-type="date">
            <text:p>13.05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34] = &quot;niedziela&quot;;[.$P$7]*[.J134];0)" office:value-type="float" office:value="0" calcext:value-type="float">
            <text:p>0</text:p>
          </table:table-cell>
          <table:table-cell table:formula="of:=[.E133]+[.D134]" office:value-type="float" office:value="11400" calcext:value-type="float">
            <text:p>11400</text:p>
          </table:table-cell>
          <table:table-cell table:formula="of:=IF(AND(NOT([.B134]=&quot;niedziela&quot;);NOT([.B134]=&quot;sobota&quot;));ROUNDDOWN(VLOOKUP([.C134];[.$O$1:.$P$4];2;0) * [.J134];0);0)" office:value-type="float" office:value="0" calcext:value-type="float">
            <text:p>0</text:p>
          </table:table-cell>
          <table:table-cell table:formula="of:=[.F134]*[.$P$8]" office:value-type="float" office:value="0" calcext:value-type="float">
            <text:p>0</text:p>
          </table:table-cell>
          <table:table-cell table:formula="of:=[.G134]+[.H133]" office:value-type="float" office:value="9210" calcext:value-type="float">
            <text:p>9210</text:p>
          </table:table-cell>
          <table:table-cell table:formula="of:=[.H134]-[.E134]" office:value-type="float" office:value="-2190" calcext:value-type="float">
            <text:p>-2190</text:p>
          </table:table-cell>
          <table:table-cell table:style-name="ce2" table:formula="of:=[.J133]+[.L133]" office:value-type="float" office:value="10" calcext:value-type="float">
            <text:p>10</text:p>
          </table:table-cell>
          <table:table-cell table:formula="of:=IF(AND(NOT(MONTH([.A134]) = MONTH([.A135]));[.I134]&gt;=2400);&quot;TAK&quot;;&quot;NIE&quot;)" office:value-type="string" office:string-value="NIE" calcext:value-type="string">
            <text:p>NIE</text:p>
          </table:table-cell>
          <table:table-cell table:formula="of:=IF([.K134] = &quot;TAK&quot;;3;0)" office:value-type="float" office:value="0" calcext:value-type="float">
            <text:p>0</text:p>
          </table:table-cell>
          <table:table-cell table:formula="of:=[.L13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4" calcext:value-type="date">
            <text:p>14.05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35] = &quot;niedziela&quot;;[.$P$7]*[.J135];0)" office:value-type="float" office:value="150" calcext:value-type="float">
            <text:p>150</text:p>
          </table:table-cell>
          <table:table-cell table:formula="of:=[.E134]+[.D135]" office:value-type="float" office:value="11550" calcext:value-type="float">
            <text:p>11550</text:p>
          </table:table-cell>
          <table:table-cell table:formula="of:=IF(AND(NOT([.B135]=&quot;niedziela&quot;);NOT([.B135]=&quot;sobota&quot;));ROUNDDOWN(VLOOKUP([.C135];[.$O$1:.$P$4];2;0) * [.J135];0);0)" office:value-type="float" office:value="0" calcext:value-type="float">
            <text:p>0</text:p>
          </table:table-cell>
          <table:table-cell table:formula="of:=[.F135]*[.$P$8]" office:value-type="float" office:value="0" calcext:value-type="float">
            <text:p>0</text:p>
          </table:table-cell>
          <table:table-cell table:formula="of:=[.G135]+[.H134]" office:value-type="float" office:value="9210" calcext:value-type="float">
            <text:p>9210</text:p>
          </table:table-cell>
          <table:table-cell table:formula="of:=[.H135]-[.E135]" office:value-type="float" office:value="-2340" calcext:value-type="float">
            <text:p>-2340</text:p>
          </table:table-cell>
          <table:table-cell table:style-name="ce2" table:formula="of:=[.J134]+[.L134]" office:value-type="float" office:value="10" calcext:value-type="float">
            <text:p>10</text:p>
          </table:table-cell>
          <table:table-cell table:formula="of:=IF(AND(NOT(MONTH([.A135]) = MONTH([.A136]));[.I135]&gt;=2400);&quot;TAK&quot;;&quot;NIE&quot;)" office:value-type="string" office:string-value="NIE" calcext:value-type="string">
            <text:p>NIE</text:p>
          </table:table-cell>
          <table:table-cell table:formula="of:=IF([.K135] = &quot;TAK&quot;;3;0)" office:value-type="float" office:value="0" calcext:value-type="float">
            <text:p>0</text:p>
          </table:table-cell>
          <table:table-cell table:formula="of:=[.L13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5" calcext:value-type="date">
            <text:p>15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36] = &quot;niedziela&quot;;[.$P$7]*[.J136];0)" office:value-type="float" office:value="0" calcext:value-type="float">
            <text:p>0</text:p>
          </table:table-cell>
          <table:table-cell table:formula="of:=[.E135]+[.D136]" office:value-type="float" office:value="11550" calcext:value-type="float">
            <text:p>11550</text:p>
          </table:table-cell>
          <table:table-cell table:formula="of:=IF(AND(NOT([.B136]=&quot;niedziela&quot;);NOT([.B136]=&quot;sobota&quot;));ROUNDDOWN(VLOOKUP([.C136];[.$O$1:.$P$4];2;0) * [.J136];0);0)" office:value-type="float" office:value="5" calcext:value-type="float">
            <text:p>5</text:p>
          </table:table-cell>
          <table:table-cell table:formula="of:=[.F136]*[.$P$8]" office:value-type="float" office:value="150" calcext:value-type="float">
            <text:p>150</text:p>
          </table:table-cell>
          <table:table-cell table:formula="of:=[.G136]+[.H135]" office:value-type="float" office:value="9360" calcext:value-type="float">
            <text:p>9360</text:p>
          </table:table-cell>
          <table:table-cell table:formula="of:=[.H136]-[.E136]" office:value-type="float" office:value="-2190" calcext:value-type="float">
            <text:p>-2190</text:p>
          </table:table-cell>
          <table:table-cell table:style-name="ce2" table:formula="of:=[.J135]+[.L135]" office:value-type="float" office:value="10" calcext:value-type="float">
            <text:p>10</text:p>
          </table:table-cell>
          <table:table-cell table:formula="of:=IF(AND(NOT(MONTH([.A136]) = MONTH([.A137]));[.I136]&gt;=2400);&quot;TAK&quot;;&quot;NIE&quot;)" office:value-type="string" office:string-value="NIE" calcext:value-type="string">
            <text:p>NIE</text:p>
          </table:table-cell>
          <table:table-cell table:formula="of:=IF([.K136] = &quot;TAK&quot;;3;0)" office:value-type="float" office:value="0" calcext:value-type="float">
            <text:p>0</text:p>
          </table:table-cell>
          <table:table-cell table:formula="of:=[.L13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6" calcext:value-type="date">
            <text:p>16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37] = &quot;niedziela&quot;;[.$P$7]*[.J137];0)" office:value-type="float" office:value="0" calcext:value-type="float">
            <text:p>0</text:p>
          </table:table-cell>
          <table:table-cell table:formula="of:=[.E136]+[.D137]" office:value-type="float" office:value="11550" calcext:value-type="float">
            <text:p>11550</text:p>
          </table:table-cell>
          <table:table-cell table:formula="of:=IF(AND(NOT([.B137]=&quot;niedziela&quot;);NOT([.B137]=&quot;sobota&quot;));ROUNDDOWN(VLOOKUP([.C137];[.$O$1:.$P$4];2;0) * [.J137];0);0)" office:value-type="float" office:value="5" calcext:value-type="float">
            <text:p>5</text:p>
          </table:table-cell>
          <table:table-cell table:formula="of:=[.F137]*[.$P$8]" office:value-type="float" office:value="150" calcext:value-type="float">
            <text:p>150</text:p>
          </table:table-cell>
          <table:table-cell table:formula="of:=[.G137]+[.H136]" office:value-type="float" office:value="9510" calcext:value-type="float">
            <text:p>9510</text:p>
          </table:table-cell>
          <table:table-cell table:formula="of:=[.H137]-[.E137]" office:value-type="float" office:value="-2040" calcext:value-type="float">
            <text:p>-2040</text:p>
          </table:table-cell>
          <table:table-cell table:style-name="ce2" table:formula="of:=[.J136]+[.L136]" office:value-type="float" office:value="10" calcext:value-type="float">
            <text:p>10</text:p>
          </table:table-cell>
          <table:table-cell table:formula="of:=IF(AND(NOT(MONTH([.A137]) = MONTH([.A138]));[.I137]&gt;=2400);&quot;TAK&quot;;&quot;NIE&quot;)" office:value-type="string" office:string-value="NIE" calcext:value-type="string">
            <text:p>NIE</text:p>
          </table:table-cell>
          <table:table-cell table:formula="of:=IF([.K137] = &quot;TAK&quot;;3;0)" office:value-type="float" office:value="0" calcext:value-type="float">
            <text:p>0</text:p>
          </table:table-cell>
          <table:table-cell table:formula="of:=[.L13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7" calcext:value-type="date">
            <text:p>17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38] = &quot;niedziela&quot;;[.$P$7]*[.J138];0)" office:value-type="float" office:value="0" calcext:value-type="float">
            <text:p>0</text:p>
          </table:table-cell>
          <table:table-cell table:formula="of:=[.E137]+[.D138]" office:value-type="float" office:value="11550" calcext:value-type="float">
            <text:p>11550</text:p>
          </table:table-cell>
          <table:table-cell table:formula="of:=IF(AND(NOT([.B138]=&quot;niedziela&quot;);NOT([.B138]=&quot;sobota&quot;));ROUNDDOWN(VLOOKUP([.C138];[.$O$1:.$P$4];2;0) * [.J138];0);0)" office:value-type="float" office:value="5" calcext:value-type="float">
            <text:p>5</text:p>
          </table:table-cell>
          <table:table-cell table:formula="of:=[.F138]*[.$P$8]" office:value-type="float" office:value="150" calcext:value-type="float">
            <text:p>150</text:p>
          </table:table-cell>
          <table:table-cell table:formula="of:=[.G138]+[.H137]" office:value-type="float" office:value="9660" calcext:value-type="float">
            <text:p>9660</text:p>
          </table:table-cell>
          <table:table-cell table:formula="of:=[.H138]-[.E138]" office:value-type="float" office:value="-1890" calcext:value-type="float">
            <text:p>-1890</text:p>
          </table:table-cell>
          <table:table-cell table:style-name="ce2" table:formula="of:=[.J137]+[.L137]" office:value-type="float" office:value="10" calcext:value-type="float">
            <text:p>10</text:p>
          </table:table-cell>
          <table:table-cell table:formula="of:=IF(AND(NOT(MONTH([.A138]) = MONTH([.A139]));[.I138]&gt;=2400);&quot;TAK&quot;;&quot;NIE&quot;)" office:value-type="string" office:string-value="NIE" calcext:value-type="string">
            <text:p>NIE</text:p>
          </table:table-cell>
          <table:table-cell table:formula="of:=IF([.K138] = &quot;TAK&quot;;3;0)" office:value-type="float" office:value="0" calcext:value-type="float">
            <text:p>0</text:p>
          </table:table-cell>
          <table:table-cell table:formula="of:=[.L13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8" calcext:value-type="date">
            <text:p>18.05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39] = &quot;niedziela&quot;;[.$P$7]*[.J139];0)" office:value-type="float" office:value="0" calcext:value-type="float">
            <text:p>0</text:p>
          </table:table-cell>
          <table:table-cell table:formula="of:=[.E138]+[.D139]" office:value-type="float" office:value="11550" calcext:value-type="float">
            <text:p>11550</text:p>
          </table:table-cell>
          <table:table-cell table:formula="of:=IF(AND(NOT([.B139]=&quot;niedziela&quot;);NOT([.B139]=&quot;sobota&quot;));ROUNDDOWN(VLOOKUP([.C139];[.$O$1:.$P$4];2;0) * [.J139];0);0)" office:value-type="float" office:value="5" calcext:value-type="float">
            <text:p>5</text:p>
          </table:table-cell>
          <table:table-cell table:formula="of:=[.F139]*[.$P$8]" office:value-type="float" office:value="150" calcext:value-type="float">
            <text:p>150</text:p>
          </table:table-cell>
          <table:table-cell table:formula="of:=[.G139]+[.H138]" office:value-type="float" office:value="9810" calcext:value-type="float">
            <text:p>9810</text:p>
          </table:table-cell>
          <table:table-cell table:formula="of:=[.H139]-[.E139]" office:value-type="float" office:value="-1740" calcext:value-type="float">
            <text:p>-1740</text:p>
          </table:table-cell>
          <table:table-cell table:style-name="ce2" table:formula="of:=[.J138]+[.L138]" office:value-type="float" office:value="10" calcext:value-type="float">
            <text:p>10</text:p>
          </table:table-cell>
          <table:table-cell table:formula="of:=IF(AND(NOT(MONTH([.A139]) = MONTH([.A140]));[.I139]&gt;=2400);&quot;TAK&quot;;&quot;NIE&quot;)" office:value-type="string" office:string-value="NIE" calcext:value-type="string">
            <text:p>NIE</text:p>
          </table:table-cell>
          <table:table-cell table:formula="of:=IF([.K139] = &quot;TAK&quot;;3;0)" office:value-type="float" office:value="0" calcext:value-type="float">
            <text:p>0</text:p>
          </table:table-cell>
          <table:table-cell table:formula="of:=[.L13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19" calcext:value-type="date">
            <text:p>19.05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40] = &quot;niedziela&quot;;[.$P$7]*[.J140];0)" office:value-type="float" office:value="0" calcext:value-type="float">
            <text:p>0</text:p>
          </table:table-cell>
          <table:table-cell table:formula="of:=[.E139]+[.D140]" office:value-type="float" office:value="11550" calcext:value-type="float">
            <text:p>11550</text:p>
          </table:table-cell>
          <table:table-cell table:formula="of:=IF(AND(NOT([.B140]=&quot;niedziela&quot;);NOT([.B140]=&quot;sobota&quot;));ROUNDDOWN(VLOOKUP([.C140];[.$O$1:.$P$4];2;0) * [.J140];0);0)" office:value-type="float" office:value="5" calcext:value-type="float">
            <text:p>5</text:p>
          </table:table-cell>
          <table:table-cell table:formula="of:=[.F140]*[.$P$8]" office:value-type="float" office:value="150" calcext:value-type="float">
            <text:p>150</text:p>
          </table:table-cell>
          <table:table-cell table:formula="of:=[.G140]+[.H139]" office:value-type="float" office:value="9960" calcext:value-type="float">
            <text:p>9960</text:p>
          </table:table-cell>
          <table:table-cell table:formula="of:=[.H140]-[.E140]" office:value-type="float" office:value="-1590" calcext:value-type="float">
            <text:p>-1590</text:p>
          </table:table-cell>
          <table:table-cell table:style-name="ce2" table:formula="of:=[.J139]+[.L139]" office:value-type="float" office:value="10" calcext:value-type="float">
            <text:p>10</text:p>
          </table:table-cell>
          <table:table-cell table:formula="of:=IF(AND(NOT(MONTH([.A140]) = MONTH([.A141]));[.I140]&gt;=2400);&quot;TAK&quot;;&quot;NIE&quot;)" office:value-type="string" office:string-value="NIE" calcext:value-type="string">
            <text:p>NIE</text:p>
          </table:table-cell>
          <table:table-cell table:formula="of:=IF([.K140] = &quot;TAK&quot;;3;0)" office:value-type="float" office:value="0" calcext:value-type="float">
            <text:p>0</text:p>
          </table:table-cell>
          <table:table-cell table:formula="of:=[.L14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0" calcext:value-type="date">
            <text:p>20.05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41] = &quot;niedziela&quot;;[.$P$7]*[.J141];0)" office:value-type="float" office:value="0" calcext:value-type="float">
            <text:p>0</text:p>
          </table:table-cell>
          <table:table-cell table:formula="of:=[.E140]+[.D141]" office:value-type="float" office:value="11550" calcext:value-type="float">
            <text:p>11550</text:p>
          </table:table-cell>
          <table:table-cell table:formula="of:=IF(AND(NOT([.B141]=&quot;niedziela&quot;);NOT([.B141]=&quot;sobota&quot;));ROUNDDOWN(VLOOKUP([.C141];[.$O$1:.$P$4];2;0) * [.J141];0);0)" office:value-type="float" office:value="0" calcext:value-type="float">
            <text:p>0</text:p>
          </table:table-cell>
          <table:table-cell table:formula="of:=[.F141]*[.$P$8]" office:value-type="float" office:value="0" calcext:value-type="float">
            <text:p>0</text:p>
          </table:table-cell>
          <table:table-cell table:formula="of:=[.G141]+[.H140]" office:value-type="float" office:value="9960" calcext:value-type="float">
            <text:p>9960</text:p>
          </table:table-cell>
          <table:table-cell table:formula="of:=[.H141]-[.E141]" office:value-type="float" office:value="-1590" calcext:value-type="float">
            <text:p>-1590</text:p>
          </table:table-cell>
          <table:table-cell table:style-name="ce2" table:formula="of:=[.J140]+[.L140]" office:value-type="float" office:value="10" calcext:value-type="float">
            <text:p>10</text:p>
          </table:table-cell>
          <table:table-cell table:formula="of:=IF(AND(NOT(MONTH([.A141]) = MONTH([.A142]));[.I141]&gt;=2400);&quot;TAK&quot;;&quot;NIE&quot;)" office:value-type="string" office:string-value="NIE" calcext:value-type="string">
            <text:p>NIE</text:p>
          </table:table-cell>
          <table:table-cell table:formula="of:=IF([.K141] = &quot;TAK&quot;;3;0)" office:value-type="float" office:value="0" calcext:value-type="float">
            <text:p>0</text:p>
          </table:table-cell>
          <table:table-cell table:formula="of:=[.L14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1" calcext:value-type="date">
            <text:p>21.05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42] = &quot;niedziela&quot;;[.$P$7]*[.J142];0)" office:value-type="float" office:value="150" calcext:value-type="float">
            <text:p>150</text:p>
          </table:table-cell>
          <table:table-cell table:formula="of:=[.E141]+[.D142]" office:value-type="float" office:value="11700" calcext:value-type="float">
            <text:p>11700</text:p>
          </table:table-cell>
          <table:table-cell table:formula="of:=IF(AND(NOT([.B142]=&quot;niedziela&quot;);NOT([.B142]=&quot;sobota&quot;));ROUNDDOWN(VLOOKUP([.C142];[.$O$1:.$P$4];2;0) * [.J142];0);0)" office:value-type="float" office:value="0" calcext:value-type="float">
            <text:p>0</text:p>
          </table:table-cell>
          <table:table-cell table:formula="of:=[.F142]*[.$P$8]" office:value-type="float" office:value="0" calcext:value-type="float">
            <text:p>0</text:p>
          </table:table-cell>
          <table:table-cell table:formula="of:=[.G142]+[.H141]" office:value-type="float" office:value="9960" calcext:value-type="float">
            <text:p>9960</text:p>
          </table:table-cell>
          <table:table-cell table:formula="of:=[.H142]-[.E142]" office:value-type="float" office:value="-1740" calcext:value-type="float">
            <text:p>-1740</text:p>
          </table:table-cell>
          <table:table-cell table:style-name="ce2" table:formula="of:=[.J141]+[.L141]" office:value-type="float" office:value="10" calcext:value-type="float">
            <text:p>10</text:p>
          </table:table-cell>
          <table:table-cell table:formula="of:=IF(AND(NOT(MONTH([.A142]) = MONTH([.A143]));[.I142]&gt;=2400);&quot;TAK&quot;;&quot;NIE&quot;)" office:value-type="string" office:string-value="NIE" calcext:value-type="string">
            <text:p>NIE</text:p>
          </table:table-cell>
          <table:table-cell table:formula="of:=IF([.K142] = &quot;TAK&quot;;3;0)" office:value-type="float" office:value="0" calcext:value-type="float">
            <text:p>0</text:p>
          </table:table-cell>
          <table:table-cell table:formula="of:=[.L14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2" calcext:value-type="date">
            <text:p>22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43] = &quot;niedziela&quot;;[.$P$7]*[.J143];0)" office:value-type="float" office:value="0" calcext:value-type="float">
            <text:p>0</text:p>
          </table:table-cell>
          <table:table-cell table:formula="of:=[.E142]+[.D143]" office:value-type="float" office:value="11700" calcext:value-type="float">
            <text:p>11700</text:p>
          </table:table-cell>
          <table:table-cell table:formula="of:=IF(AND(NOT([.B143]=&quot;niedziela&quot;);NOT([.B143]=&quot;sobota&quot;));ROUNDDOWN(VLOOKUP([.C143];[.$O$1:.$P$4];2;0) * [.J143];0);0)" office:value-type="float" office:value="5" calcext:value-type="float">
            <text:p>5</text:p>
          </table:table-cell>
          <table:table-cell table:formula="of:=[.F143]*[.$P$8]" office:value-type="float" office:value="150" calcext:value-type="float">
            <text:p>150</text:p>
          </table:table-cell>
          <table:table-cell table:formula="of:=[.G143]+[.H142]" office:value-type="float" office:value="10110" calcext:value-type="float">
            <text:p>10110</text:p>
          </table:table-cell>
          <table:table-cell table:formula="of:=[.H143]-[.E143]" office:value-type="float" office:value="-1590" calcext:value-type="float">
            <text:p>-1590</text:p>
          </table:table-cell>
          <table:table-cell table:style-name="ce2" table:formula="of:=[.J142]+[.L142]" office:value-type="float" office:value="10" calcext:value-type="float">
            <text:p>10</text:p>
          </table:table-cell>
          <table:table-cell table:formula="of:=IF(AND(NOT(MONTH([.A143]) = MONTH([.A144]));[.I143]&gt;=2400);&quot;TAK&quot;;&quot;NIE&quot;)" office:value-type="string" office:string-value="NIE" calcext:value-type="string">
            <text:p>NIE</text:p>
          </table:table-cell>
          <table:table-cell table:formula="of:=IF([.K143] = &quot;TAK&quot;;3;0)" office:value-type="float" office:value="0" calcext:value-type="float">
            <text:p>0</text:p>
          </table:table-cell>
          <table:table-cell table:formula="of:=[.L14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3" calcext:value-type="date">
            <text:p>23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44] = &quot;niedziela&quot;;[.$P$7]*[.J144];0)" office:value-type="float" office:value="0" calcext:value-type="float">
            <text:p>0</text:p>
          </table:table-cell>
          <table:table-cell table:formula="of:=[.E143]+[.D144]" office:value-type="float" office:value="11700" calcext:value-type="float">
            <text:p>11700</text:p>
          </table:table-cell>
          <table:table-cell table:formula="of:=IF(AND(NOT([.B144]=&quot;niedziela&quot;);NOT([.B144]=&quot;sobota&quot;));ROUNDDOWN(VLOOKUP([.C144];[.$O$1:.$P$4];2;0) * [.J144];0);0)" office:value-type="float" office:value="5" calcext:value-type="float">
            <text:p>5</text:p>
          </table:table-cell>
          <table:table-cell table:formula="of:=[.F144]*[.$P$8]" office:value-type="float" office:value="150" calcext:value-type="float">
            <text:p>150</text:p>
          </table:table-cell>
          <table:table-cell table:formula="of:=[.G144]+[.H143]" office:value-type="float" office:value="10260" calcext:value-type="float">
            <text:p>10260</text:p>
          </table:table-cell>
          <table:table-cell table:formula="of:=[.H144]-[.E144]" office:value-type="float" office:value="-1440" calcext:value-type="float">
            <text:p>-1440</text:p>
          </table:table-cell>
          <table:table-cell table:style-name="ce2" table:formula="of:=[.J143]+[.L143]" office:value-type="float" office:value="10" calcext:value-type="float">
            <text:p>10</text:p>
          </table:table-cell>
          <table:table-cell table:formula="of:=IF(AND(NOT(MONTH([.A144]) = MONTH([.A145]));[.I144]&gt;=2400);&quot;TAK&quot;;&quot;NIE&quot;)" office:value-type="string" office:string-value="NIE" calcext:value-type="string">
            <text:p>NIE</text:p>
          </table:table-cell>
          <table:table-cell table:formula="of:=IF([.K144] = &quot;TAK&quot;;3;0)" office:value-type="float" office:value="0" calcext:value-type="float">
            <text:p>0</text:p>
          </table:table-cell>
          <table:table-cell table:formula="of:=[.L14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4" calcext:value-type="date">
            <text:p>24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45] = &quot;niedziela&quot;;[.$P$7]*[.J145];0)" office:value-type="float" office:value="0" calcext:value-type="float">
            <text:p>0</text:p>
          </table:table-cell>
          <table:table-cell table:formula="of:=[.E144]+[.D145]" office:value-type="float" office:value="11700" calcext:value-type="float">
            <text:p>11700</text:p>
          </table:table-cell>
          <table:table-cell table:formula="of:=IF(AND(NOT([.B145]=&quot;niedziela&quot;);NOT([.B145]=&quot;sobota&quot;));ROUNDDOWN(VLOOKUP([.C145];[.$O$1:.$P$4];2;0) * [.J145];0);0)" office:value-type="float" office:value="5" calcext:value-type="float">
            <text:p>5</text:p>
          </table:table-cell>
          <table:table-cell table:formula="of:=[.F145]*[.$P$8]" office:value-type="float" office:value="150" calcext:value-type="float">
            <text:p>150</text:p>
          </table:table-cell>
          <table:table-cell table:formula="of:=[.G145]+[.H144]" office:value-type="float" office:value="10410" calcext:value-type="float">
            <text:p>10410</text:p>
          </table:table-cell>
          <table:table-cell table:formula="of:=[.H145]-[.E145]" office:value-type="float" office:value="-1290" calcext:value-type="float">
            <text:p>-1290</text:p>
          </table:table-cell>
          <table:table-cell table:style-name="ce2" table:formula="of:=[.J144]+[.L144]" office:value-type="float" office:value="10" calcext:value-type="float">
            <text:p>10</text:p>
          </table:table-cell>
          <table:table-cell table:formula="of:=IF(AND(NOT(MONTH([.A145]) = MONTH([.A146]));[.I145]&gt;=2400);&quot;TAK&quot;;&quot;NIE&quot;)" office:value-type="string" office:string-value="NIE" calcext:value-type="string">
            <text:p>NIE</text:p>
          </table:table-cell>
          <table:table-cell table:formula="of:=IF([.K145] = &quot;TAK&quot;;3;0)" office:value-type="float" office:value="0" calcext:value-type="float">
            <text:p>0</text:p>
          </table:table-cell>
          <table:table-cell table:formula="of:=[.L14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5" calcext:value-type="date">
            <text:p>25.05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46] = &quot;niedziela&quot;;[.$P$7]*[.J146];0)" office:value-type="float" office:value="0" calcext:value-type="float">
            <text:p>0</text:p>
          </table:table-cell>
          <table:table-cell table:formula="of:=[.E145]+[.D146]" office:value-type="float" office:value="11700" calcext:value-type="float">
            <text:p>11700</text:p>
          </table:table-cell>
          <table:table-cell table:formula="of:=IF(AND(NOT([.B146]=&quot;niedziela&quot;);NOT([.B146]=&quot;sobota&quot;));ROUNDDOWN(VLOOKUP([.C146];[.$O$1:.$P$4];2;0) * [.J146];0);0)" office:value-type="float" office:value="5" calcext:value-type="float">
            <text:p>5</text:p>
          </table:table-cell>
          <table:table-cell table:formula="of:=[.F146]*[.$P$8]" office:value-type="float" office:value="150" calcext:value-type="float">
            <text:p>150</text:p>
          </table:table-cell>
          <table:table-cell table:formula="of:=[.G146]+[.H145]" office:value-type="float" office:value="10560" calcext:value-type="float">
            <text:p>10560</text:p>
          </table:table-cell>
          <table:table-cell table:formula="of:=[.H146]-[.E146]" office:value-type="float" office:value="-1140" calcext:value-type="float">
            <text:p>-1140</text:p>
          </table:table-cell>
          <table:table-cell table:style-name="ce2" table:formula="of:=[.J145]+[.L145]" office:value-type="float" office:value="10" calcext:value-type="float">
            <text:p>10</text:p>
          </table:table-cell>
          <table:table-cell table:formula="of:=IF(AND(NOT(MONTH([.A146]) = MONTH([.A147]));[.I146]&gt;=2400);&quot;TAK&quot;;&quot;NIE&quot;)" office:value-type="string" office:string-value="NIE" calcext:value-type="string">
            <text:p>NIE</text:p>
          </table:table-cell>
          <table:table-cell table:formula="of:=IF([.K146] = &quot;TAK&quot;;3;0)" office:value-type="float" office:value="0" calcext:value-type="float">
            <text:p>0</text:p>
          </table:table-cell>
          <table:table-cell table:formula="of:=[.L14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6" calcext:value-type="date">
            <text:p>26.05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47] = &quot;niedziela&quot;;[.$P$7]*[.J147];0)" office:value-type="float" office:value="0" calcext:value-type="float">
            <text:p>0</text:p>
          </table:table-cell>
          <table:table-cell table:formula="of:=[.E146]+[.D147]" office:value-type="float" office:value="11700" calcext:value-type="float">
            <text:p>11700</text:p>
          </table:table-cell>
          <table:table-cell table:formula="of:=IF(AND(NOT([.B147]=&quot;niedziela&quot;);NOT([.B147]=&quot;sobota&quot;));ROUNDDOWN(VLOOKUP([.C147];[.$O$1:.$P$4];2;0) * [.J147];0);0)" office:value-type="float" office:value="5" calcext:value-type="float">
            <text:p>5</text:p>
          </table:table-cell>
          <table:table-cell table:formula="of:=[.F147]*[.$P$8]" office:value-type="float" office:value="150" calcext:value-type="float">
            <text:p>150</text:p>
          </table:table-cell>
          <table:table-cell table:formula="of:=[.G147]+[.H146]" office:value-type="float" office:value="10710" calcext:value-type="float">
            <text:p>10710</text:p>
          </table:table-cell>
          <table:table-cell table:formula="of:=[.H147]-[.E147]" office:value-type="float" office:value="-990" calcext:value-type="float">
            <text:p>-990</text:p>
          </table:table-cell>
          <table:table-cell table:style-name="ce2" table:formula="of:=[.J146]+[.L146]" office:value-type="float" office:value="10" calcext:value-type="float">
            <text:p>10</text:p>
          </table:table-cell>
          <table:table-cell table:formula="of:=IF(AND(NOT(MONTH([.A147]) = MONTH([.A148]));[.I147]&gt;=2400);&quot;TAK&quot;;&quot;NIE&quot;)" office:value-type="string" office:string-value="NIE" calcext:value-type="string">
            <text:p>NIE</text:p>
          </table:table-cell>
          <table:table-cell table:formula="of:=IF([.K147] = &quot;TAK&quot;;3;0)" office:value-type="float" office:value="0" calcext:value-type="float">
            <text:p>0</text:p>
          </table:table-cell>
          <table:table-cell table:formula="of:=[.L14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7" calcext:value-type="date">
            <text:p>27.05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48] = &quot;niedziela&quot;;[.$P$7]*[.J148];0)" office:value-type="float" office:value="0" calcext:value-type="float">
            <text:p>0</text:p>
          </table:table-cell>
          <table:table-cell table:formula="of:=[.E147]+[.D148]" office:value-type="float" office:value="11700" calcext:value-type="float">
            <text:p>11700</text:p>
          </table:table-cell>
          <table:table-cell table:formula="of:=IF(AND(NOT([.B148]=&quot;niedziela&quot;);NOT([.B148]=&quot;sobota&quot;));ROUNDDOWN(VLOOKUP([.C148];[.$O$1:.$P$4];2;0) * [.J148];0);0)" office:value-type="float" office:value="0" calcext:value-type="float">
            <text:p>0</text:p>
          </table:table-cell>
          <table:table-cell table:formula="of:=[.F148]*[.$P$8]" office:value-type="float" office:value="0" calcext:value-type="float">
            <text:p>0</text:p>
          </table:table-cell>
          <table:table-cell table:formula="of:=[.G148]+[.H147]" office:value-type="float" office:value="10710" calcext:value-type="float">
            <text:p>10710</text:p>
          </table:table-cell>
          <table:table-cell table:formula="of:=[.H148]-[.E148]" office:value-type="float" office:value="-990" calcext:value-type="float">
            <text:p>-990</text:p>
          </table:table-cell>
          <table:table-cell table:style-name="ce2" table:formula="of:=[.J147]+[.L147]" office:value-type="float" office:value="10" calcext:value-type="float">
            <text:p>10</text:p>
          </table:table-cell>
          <table:table-cell table:formula="of:=IF(AND(NOT(MONTH([.A148]) = MONTH([.A149]));[.I148]&gt;=2400);&quot;TAK&quot;;&quot;NIE&quot;)" office:value-type="string" office:string-value="NIE" calcext:value-type="string">
            <text:p>NIE</text:p>
          </table:table-cell>
          <table:table-cell table:formula="of:=IF([.K148] = &quot;TAK&quot;;3;0)" office:value-type="float" office:value="0" calcext:value-type="float">
            <text:p>0</text:p>
          </table:table-cell>
          <table:table-cell table:formula="of:=[.L14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8" calcext:value-type="date">
            <text:p>28.05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49] = &quot;niedziela&quot;;[.$P$7]*[.J149];0)" office:value-type="float" office:value="150" calcext:value-type="float">
            <text:p>150</text:p>
          </table:table-cell>
          <table:table-cell table:formula="of:=[.E148]+[.D149]" office:value-type="float" office:value="11850" calcext:value-type="float">
            <text:p>11850</text:p>
          </table:table-cell>
          <table:table-cell table:formula="of:=IF(AND(NOT([.B149]=&quot;niedziela&quot;);NOT([.B149]=&quot;sobota&quot;));ROUNDDOWN(VLOOKUP([.C149];[.$O$1:.$P$4];2;0) * [.J149];0);0)" office:value-type="float" office:value="0" calcext:value-type="float">
            <text:p>0</text:p>
          </table:table-cell>
          <table:table-cell table:formula="of:=[.F149]*[.$P$8]" office:value-type="float" office:value="0" calcext:value-type="float">
            <text:p>0</text:p>
          </table:table-cell>
          <table:table-cell table:formula="of:=[.G149]+[.H148]" office:value-type="float" office:value="10710" calcext:value-type="float">
            <text:p>10710</text:p>
          </table:table-cell>
          <table:table-cell table:formula="of:=[.H149]-[.E149]" office:value-type="float" office:value="-1140" calcext:value-type="float">
            <text:p>-1140</text:p>
          </table:table-cell>
          <table:table-cell table:style-name="ce2" table:formula="of:=[.J148]+[.L148]" office:value-type="float" office:value="10" calcext:value-type="float">
            <text:p>10</text:p>
          </table:table-cell>
          <table:table-cell table:formula="of:=IF(AND(NOT(MONTH([.A149]) = MONTH([.A150]));[.I149]&gt;=2400);&quot;TAK&quot;;&quot;NIE&quot;)" office:value-type="string" office:string-value="NIE" calcext:value-type="string">
            <text:p>NIE</text:p>
          </table:table-cell>
          <table:table-cell table:formula="of:=IF([.K149] = &quot;TAK&quot;;3;0)" office:value-type="float" office:value="0" calcext:value-type="float">
            <text:p>0</text:p>
          </table:table-cell>
          <table:table-cell table:formula="of:=[.L14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29" calcext:value-type="date">
            <text:p>29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50] = &quot;niedziela&quot;;[.$P$7]*[.J150];0)" office:value-type="float" office:value="0" calcext:value-type="float">
            <text:p>0</text:p>
          </table:table-cell>
          <table:table-cell table:formula="of:=[.E149]+[.D150]" office:value-type="float" office:value="11850" calcext:value-type="float">
            <text:p>11850</text:p>
          </table:table-cell>
          <table:table-cell table:formula="of:=IF(AND(NOT([.B150]=&quot;niedziela&quot;);NOT([.B150]=&quot;sobota&quot;));ROUNDDOWN(VLOOKUP([.C150];[.$O$1:.$P$4];2;0) * [.J150];0);0)" office:value-type="float" office:value="5" calcext:value-type="float">
            <text:p>5</text:p>
          </table:table-cell>
          <table:table-cell table:formula="of:=[.F150]*[.$P$8]" office:value-type="float" office:value="150" calcext:value-type="float">
            <text:p>150</text:p>
          </table:table-cell>
          <table:table-cell table:formula="of:=[.G150]+[.H149]" office:value-type="float" office:value="10860" calcext:value-type="float">
            <text:p>10860</text:p>
          </table:table-cell>
          <table:table-cell table:formula="of:=[.H150]-[.E150]" office:value-type="float" office:value="-990" calcext:value-type="float">
            <text:p>-990</text:p>
          </table:table-cell>
          <table:table-cell table:style-name="ce2" table:formula="of:=[.J149]+[.L149]" office:value-type="float" office:value="10" calcext:value-type="float">
            <text:p>10</text:p>
          </table:table-cell>
          <table:table-cell table:formula="of:=IF(AND(NOT(MONTH([.A150]) = MONTH([.A151]));[.I150]&gt;=2400);&quot;TAK&quot;;&quot;NIE&quot;)" office:value-type="string" office:string-value="NIE" calcext:value-type="string">
            <text:p>NIE</text:p>
          </table:table-cell>
          <table:table-cell table:formula="of:=IF([.K150] = &quot;TAK&quot;;3;0)" office:value-type="float" office:value="0" calcext:value-type="float">
            <text:p>0</text:p>
          </table:table-cell>
          <table:table-cell table:formula="of:=[.L15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30" calcext:value-type="date">
            <text:p>30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51] = &quot;niedziela&quot;;[.$P$7]*[.J151];0)" office:value-type="float" office:value="0" calcext:value-type="float">
            <text:p>0</text:p>
          </table:table-cell>
          <table:table-cell table:formula="of:=[.E150]+[.D151]" office:value-type="float" office:value="11850" calcext:value-type="float">
            <text:p>11850</text:p>
          </table:table-cell>
          <table:table-cell table:formula="of:=IF(AND(NOT([.B151]=&quot;niedziela&quot;);NOT([.B151]=&quot;sobota&quot;));ROUNDDOWN(VLOOKUP([.C151];[.$O$1:.$P$4];2;0) * [.J151];0);0)" office:value-type="float" office:value="5" calcext:value-type="float">
            <text:p>5</text:p>
          </table:table-cell>
          <table:table-cell table:formula="of:=[.F151]*[.$P$8]" office:value-type="float" office:value="150" calcext:value-type="float">
            <text:p>150</text:p>
          </table:table-cell>
          <table:table-cell table:formula="of:=[.G151]+[.H150]" office:value-type="float" office:value="11010" calcext:value-type="float">
            <text:p>11010</text:p>
          </table:table-cell>
          <table:table-cell table:formula="of:=[.H151]-[.E151]" office:value-type="float" office:value="-840" calcext:value-type="float">
            <text:p>-840</text:p>
          </table:table-cell>
          <table:table-cell table:style-name="ce2" table:formula="of:=[.J150]+[.L150]" office:value-type="float" office:value="10" calcext:value-type="float">
            <text:p>10</text:p>
          </table:table-cell>
          <table:table-cell table:formula="of:=IF(AND(NOT(MONTH([.A151]) = MONTH([.A152]));[.I151]&gt;=2400);&quot;TAK&quot;;&quot;NIE&quot;)" office:value-type="string" office:string-value="NIE" calcext:value-type="string">
            <text:p>NIE</text:p>
          </table:table-cell>
          <table:table-cell table:formula="of:=IF([.K151] = &quot;TAK&quot;;3;0)" office:value-type="float" office:value="0" calcext:value-type="float">
            <text:p>0</text:p>
          </table:table-cell>
          <table:table-cell table:formula="of:=[.L15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5-31" calcext:value-type="date">
            <text:p>31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52] = &quot;niedziela&quot;;[.$P$7]*[.J152];0)" office:value-type="float" office:value="0" calcext:value-type="float">
            <text:p>0</text:p>
          </table:table-cell>
          <table:table-cell table:formula="of:=[.E151]+[.D152]" office:value-type="float" office:value="11850" calcext:value-type="float">
            <text:p>11850</text:p>
          </table:table-cell>
          <table:table-cell table:formula="of:=IF(AND(NOT([.B152]=&quot;niedziela&quot;);NOT([.B152]=&quot;sobota&quot;));ROUNDDOWN(VLOOKUP([.C152];[.$O$1:.$P$4];2;0) * [.J152];0);0)" office:value-type="float" office:value="5" calcext:value-type="float">
            <text:p>5</text:p>
          </table:table-cell>
          <table:table-cell table:formula="of:=[.F152]*[.$P$8]" office:value-type="float" office:value="150" calcext:value-type="float">
            <text:p>150</text:p>
          </table:table-cell>
          <table:table-cell table:formula="of:=[.G152]+[.H151]" office:value-type="float" office:value="11160" calcext:value-type="float">
            <text:p>11160</text:p>
          </table:table-cell>
          <table:table-cell table:formula="of:=[.H152]-[.E152]" office:value-type="float" office:value="-690" calcext:value-type="float">
            <text:p>-690</text:p>
          </table:table-cell>
          <table:table-cell table:style-name="ce2" table:formula="of:=[.J151]+[.L151]" office:value-type="float" office:value="10" calcext:value-type="float">
            <text:p>10</text:p>
          </table:table-cell>
          <table:table-cell table:formula="of:=IF(AND(NOT(MONTH([.A152]) = MONTH([.A153]));[.I152]&gt;=2400);&quot;TAK&quot;;&quot;NIE&quot;)" office:value-type="string" office:string-value="NIE" calcext:value-type="string">
            <text:p>NIE</text:p>
          </table:table-cell>
          <table:table-cell table:formula="of:=IF([.K152] = &quot;TAK&quot;;3;0)" office:value-type="float" office:value="0" calcext:value-type="float">
            <text:p>0</text:p>
          </table:table-cell>
          <table:table-cell table:formula="of:=[.L15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1" calcext:value-type="date">
            <text:p>1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53] = &quot;niedziela&quot;;[.$P$7]*[.J153];0)" office:value-type="float" office:value="0" calcext:value-type="float">
            <text:p>0</text:p>
          </table:table-cell>
          <table:table-cell table:formula="of:=[.E152]+[.D153]" office:value-type="float" office:value="11850" calcext:value-type="float">
            <text:p>11850</text:p>
          </table:table-cell>
          <table:table-cell table:formula="of:=IF(AND(NOT([.B153]=&quot;niedziela&quot;);NOT([.B153]=&quot;sobota&quot;));ROUNDDOWN(VLOOKUP([.C153];[.$O$1:.$P$4];2;0) * [.J153];0);0)" office:value-type="float" office:value="5" calcext:value-type="float">
            <text:p>5</text:p>
          </table:table-cell>
          <table:table-cell table:formula="of:=[.F153]*[.$P$8]" office:value-type="float" office:value="150" calcext:value-type="float">
            <text:p>150</text:p>
          </table:table-cell>
          <table:table-cell table:formula="of:=[.G153]+[.H152]" office:value-type="float" office:value="11310" calcext:value-type="float">
            <text:p>11310</text:p>
          </table:table-cell>
          <table:table-cell table:formula="of:=[.H153]-[.E153]" office:value-type="float" office:value="-540" calcext:value-type="float">
            <text:p>-540</text:p>
          </table:table-cell>
          <table:table-cell table:style-name="ce2" table:formula="of:=[.J152]+[.L152]" office:value-type="float" office:value="10" calcext:value-type="float">
            <text:p>10</text:p>
          </table:table-cell>
          <table:table-cell table:formula="of:=IF(AND(NOT(MONTH([.A153]) = MONTH([.A154]));[.I153]&gt;=2400);&quot;TAK&quot;;&quot;NIE&quot;)" office:value-type="string" office:string-value="NIE" calcext:value-type="string">
            <text:p>NIE</text:p>
          </table:table-cell>
          <table:table-cell table:formula="of:=IF([.K153] = &quot;TAK&quot;;3;0)" office:value-type="float" office:value="0" calcext:value-type="float">
            <text:p>0</text:p>
          </table:table-cell>
          <table:table-cell table:formula="of:=[.L15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2" calcext:value-type="date">
            <text:p>2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54] = &quot;niedziela&quot;;[.$P$7]*[.J154];0)" office:value-type="float" office:value="0" calcext:value-type="float">
            <text:p>0</text:p>
          </table:table-cell>
          <table:table-cell table:formula="of:=[.E153]+[.D154]" office:value-type="float" office:value="11850" calcext:value-type="float">
            <text:p>11850</text:p>
          </table:table-cell>
          <table:table-cell table:formula="of:=IF(AND(NOT([.B154]=&quot;niedziela&quot;);NOT([.B154]=&quot;sobota&quot;));ROUNDDOWN(VLOOKUP([.C154];[.$O$1:.$P$4];2;0) * [.J154];0);0)" office:value-type="float" office:value="5" calcext:value-type="float">
            <text:p>5</text:p>
          </table:table-cell>
          <table:table-cell table:formula="of:=[.F154]*[.$P$8]" office:value-type="float" office:value="150" calcext:value-type="float">
            <text:p>150</text:p>
          </table:table-cell>
          <table:table-cell table:formula="of:=[.G154]+[.H153]" office:value-type="float" office:value="11460" calcext:value-type="float">
            <text:p>11460</text:p>
          </table:table-cell>
          <table:table-cell table:formula="of:=[.H154]-[.E154]" office:value-type="float" office:value="-390" calcext:value-type="float">
            <text:p>-390</text:p>
          </table:table-cell>
          <table:table-cell table:style-name="ce2" table:formula="of:=[.J153]+[.L153]" office:value-type="float" office:value="10" calcext:value-type="float">
            <text:p>10</text:p>
          </table:table-cell>
          <table:table-cell table:formula="of:=IF(AND(NOT(MONTH([.A154]) = MONTH([.A155]));[.I154]&gt;=2400);&quot;TAK&quot;;&quot;NIE&quot;)" office:value-type="string" office:string-value="NIE" calcext:value-type="string">
            <text:p>NIE</text:p>
          </table:table-cell>
          <table:table-cell table:formula="of:=IF([.K154] = &quot;TAK&quot;;3;0)" office:value-type="float" office:value="0" calcext:value-type="float">
            <text:p>0</text:p>
          </table:table-cell>
          <table:table-cell table:formula="of:=[.L15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3" calcext:value-type="date">
            <text:p>3.06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55] = &quot;niedziela&quot;;[.$P$7]*[.J155];0)" office:value-type="float" office:value="0" calcext:value-type="float">
            <text:p>0</text:p>
          </table:table-cell>
          <table:table-cell table:formula="of:=[.E154]+[.D155]" office:value-type="float" office:value="11850" calcext:value-type="float">
            <text:p>11850</text:p>
          </table:table-cell>
          <table:table-cell table:formula="of:=IF(AND(NOT([.B155]=&quot;niedziela&quot;);NOT([.B155]=&quot;sobota&quot;));ROUNDDOWN(VLOOKUP([.C155];[.$O$1:.$P$4];2;0) * [.J155];0);0)" office:value-type="float" office:value="0" calcext:value-type="float">
            <text:p>0</text:p>
          </table:table-cell>
          <table:table-cell table:formula="of:=[.F155]*[.$P$8]" office:value-type="float" office:value="0" calcext:value-type="float">
            <text:p>0</text:p>
          </table:table-cell>
          <table:table-cell table:formula="of:=[.G155]+[.H154]" office:value-type="float" office:value="11460" calcext:value-type="float">
            <text:p>11460</text:p>
          </table:table-cell>
          <table:table-cell table:formula="of:=[.H155]-[.E155]" office:value-type="float" office:value="-390" calcext:value-type="float">
            <text:p>-390</text:p>
          </table:table-cell>
          <table:table-cell table:style-name="ce2" table:formula="of:=[.J154]+[.L154]" office:value-type="float" office:value="10" calcext:value-type="float">
            <text:p>10</text:p>
          </table:table-cell>
          <table:table-cell table:formula="of:=IF(AND(NOT(MONTH([.A155]) = MONTH([.A156]));[.I155]&gt;=2400);&quot;TAK&quot;;&quot;NIE&quot;)" office:value-type="string" office:string-value="NIE" calcext:value-type="string">
            <text:p>NIE</text:p>
          </table:table-cell>
          <table:table-cell table:formula="of:=IF([.K155] = &quot;TAK&quot;;3;0)" office:value-type="float" office:value="0" calcext:value-type="float">
            <text:p>0</text:p>
          </table:table-cell>
          <table:table-cell table:formula="of:=[.L15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4" calcext:value-type="date">
            <text:p>4.06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56] = &quot;niedziela&quot;;[.$P$7]*[.J156];0)" office:value-type="float" office:value="150" calcext:value-type="float">
            <text:p>150</text:p>
          </table:table-cell>
          <table:table-cell table:formula="of:=[.E155]+[.D156]" office:value-type="float" office:value="12000" calcext:value-type="float">
            <text:p>12000</text:p>
          </table:table-cell>
          <table:table-cell table:formula="of:=IF(AND(NOT([.B156]=&quot;niedziela&quot;);NOT([.B156]=&quot;sobota&quot;));ROUNDDOWN(VLOOKUP([.C156];[.$O$1:.$P$4];2;0) * [.J156];0);0)" office:value-type="float" office:value="0" calcext:value-type="float">
            <text:p>0</text:p>
          </table:table-cell>
          <table:table-cell table:formula="of:=[.F156]*[.$P$8]" office:value-type="float" office:value="0" calcext:value-type="float">
            <text:p>0</text:p>
          </table:table-cell>
          <table:table-cell table:formula="of:=[.G156]+[.H155]" office:value-type="float" office:value="11460" calcext:value-type="float">
            <text:p>11460</text:p>
          </table:table-cell>
          <table:table-cell table:formula="of:=[.H156]-[.E156]" office:value-type="float" office:value="-540" calcext:value-type="float">
            <text:p>-540</text:p>
          </table:table-cell>
          <table:table-cell table:style-name="ce2" table:formula="of:=[.J155]+[.L155]" office:value-type="float" office:value="10" calcext:value-type="float">
            <text:p>10</text:p>
          </table:table-cell>
          <table:table-cell table:formula="of:=IF(AND(NOT(MONTH([.A156]) = MONTH([.A157]));[.I156]&gt;=2400);&quot;TAK&quot;;&quot;NIE&quot;)" office:value-type="string" office:string-value="NIE" calcext:value-type="string">
            <text:p>NIE</text:p>
          </table:table-cell>
          <table:table-cell table:formula="of:=IF([.K156] = &quot;TAK&quot;;3;0)" office:value-type="float" office:value="0" calcext:value-type="float">
            <text:p>0</text:p>
          </table:table-cell>
          <table:table-cell table:formula="of:=[.L15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5" calcext:value-type="date">
            <text:p>5.06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57] = &quot;niedziela&quot;;[.$P$7]*[.J157];0)" office:value-type="float" office:value="0" calcext:value-type="float">
            <text:p>0</text:p>
          </table:table-cell>
          <table:table-cell table:formula="of:=[.E156]+[.D157]" office:value-type="float" office:value="12000" calcext:value-type="float">
            <text:p>12000</text:p>
          </table:table-cell>
          <table:table-cell table:formula="of:=IF(AND(NOT([.B157]=&quot;niedziela&quot;);NOT([.B157]=&quot;sobota&quot;));ROUNDDOWN(VLOOKUP([.C157];[.$O$1:.$P$4];2;0) * [.J157];0);0)" office:value-type="float" office:value="5" calcext:value-type="float">
            <text:p>5</text:p>
          </table:table-cell>
          <table:table-cell table:formula="of:=[.F157]*[.$P$8]" office:value-type="float" office:value="150" calcext:value-type="float">
            <text:p>150</text:p>
          </table:table-cell>
          <table:table-cell table:formula="of:=[.G157]+[.H156]" office:value-type="float" office:value="11610" calcext:value-type="float">
            <text:p>11610</text:p>
          </table:table-cell>
          <table:table-cell table:formula="of:=[.H157]-[.E157]" office:value-type="float" office:value="-390" calcext:value-type="float">
            <text:p>-390</text:p>
          </table:table-cell>
          <table:table-cell table:style-name="ce2" table:formula="of:=[.J156]+[.L156]" office:value-type="float" office:value="10" calcext:value-type="float">
            <text:p>10</text:p>
          </table:table-cell>
          <table:table-cell table:formula="of:=IF(AND(NOT(MONTH([.A157]) = MONTH([.A158]));[.I157]&gt;=2400);&quot;TAK&quot;;&quot;NIE&quot;)" office:value-type="string" office:string-value="NIE" calcext:value-type="string">
            <text:p>NIE</text:p>
          </table:table-cell>
          <table:table-cell table:formula="of:=IF([.K157] = &quot;TAK&quot;;3;0)" office:value-type="float" office:value="0" calcext:value-type="float">
            <text:p>0</text:p>
          </table:table-cell>
          <table:table-cell table:formula="of:=[.L15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6" calcext:value-type="date">
            <text:p>6.06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58] = &quot;niedziela&quot;;[.$P$7]*[.J158];0)" office:value-type="float" office:value="0" calcext:value-type="float">
            <text:p>0</text:p>
          </table:table-cell>
          <table:table-cell table:formula="of:=[.E157]+[.D158]" office:value-type="float" office:value="12000" calcext:value-type="float">
            <text:p>12000</text:p>
          </table:table-cell>
          <table:table-cell table:formula="of:=IF(AND(NOT([.B158]=&quot;niedziela&quot;);NOT([.B158]=&quot;sobota&quot;));ROUNDDOWN(VLOOKUP([.C158];[.$O$1:.$P$4];2;0) * [.J158];0);0)" office:value-type="float" office:value="5" calcext:value-type="float">
            <text:p>5</text:p>
          </table:table-cell>
          <table:table-cell table:formula="of:=[.F158]*[.$P$8]" office:value-type="float" office:value="150" calcext:value-type="float">
            <text:p>150</text:p>
          </table:table-cell>
          <table:table-cell table:formula="of:=[.G158]+[.H157]" office:value-type="float" office:value="11760" calcext:value-type="float">
            <text:p>11760</text:p>
          </table:table-cell>
          <table:table-cell table:formula="of:=[.H158]-[.E158]" office:value-type="float" office:value="-240" calcext:value-type="float">
            <text:p>-240</text:p>
          </table:table-cell>
          <table:table-cell table:style-name="ce2" table:formula="of:=[.J157]+[.L157]" office:value-type="float" office:value="10" calcext:value-type="float">
            <text:p>10</text:p>
          </table:table-cell>
          <table:table-cell table:formula="of:=IF(AND(NOT(MONTH([.A158]) = MONTH([.A159]));[.I158]&gt;=2400);&quot;TAK&quot;;&quot;NIE&quot;)" office:value-type="string" office:string-value="NIE" calcext:value-type="string">
            <text:p>NIE</text:p>
          </table:table-cell>
          <table:table-cell table:formula="of:=IF([.K158] = &quot;TAK&quot;;3;0)" office:value-type="float" office:value="0" calcext:value-type="float">
            <text:p>0</text:p>
          </table:table-cell>
          <table:table-cell table:formula="of:=[.L15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7" calcext:value-type="date">
            <text:p>7.06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59] = &quot;niedziela&quot;;[.$P$7]*[.J159];0)" office:value-type="float" office:value="0" calcext:value-type="float">
            <text:p>0</text:p>
          </table:table-cell>
          <table:table-cell table:formula="of:=[.E158]+[.D159]" office:value-type="float" office:value="12000" calcext:value-type="float">
            <text:p>12000</text:p>
          </table:table-cell>
          <table:table-cell table:formula="of:=IF(AND(NOT([.B159]=&quot;niedziela&quot;);NOT([.B159]=&quot;sobota&quot;));ROUNDDOWN(VLOOKUP([.C159];[.$O$1:.$P$4];2;0) * [.J159];0);0)" office:value-type="float" office:value="5" calcext:value-type="float">
            <text:p>5</text:p>
          </table:table-cell>
          <table:table-cell table:formula="of:=[.F159]*[.$P$8]" office:value-type="float" office:value="150" calcext:value-type="float">
            <text:p>150</text:p>
          </table:table-cell>
          <table:table-cell table:formula="of:=[.G159]+[.H158]" office:value-type="float" office:value="11910" calcext:value-type="float">
            <text:p>11910</text:p>
          </table:table-cell>
          <table:table-cell table:formula="of:=[.H159]-[.E159]" office:value-type="float" office:value="-90" calcext:value-type="float">
            <text:p>-90</text:p>
          </table:table-cell>
          <table:table-cell table:style-name="ce2" table:formula="of:=[.J158]+[.L158]" office:value-type="float" office:value="10" calcext:value-type="float">
            <text:p>10</text:p>
          </table:table-cell>
          <table:table-cell table:formula="of:=IF(AND(NOT(MONTH([.A159]) = MONTH([.A160]));[.I159]&gt;=2400);&quot;TAK&quot;;&quot;NIE&quot;)" office:value-type="string" office:string-value="NIE" calcext:value-type="string">
            <text:p>NIE</text:p>
          </table:table-cell>
          <table:table-cell table:formula="of:=IF([.K159] = &quot;TAK&quot;;3;0)" office:value-type="float" office:value="0" calcext:value-type="float">
            <text:p>0</text:p>
          </table:table-cell>
          <table:table-cell table:formula="of:=[.L15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8" calcext:value-type="date">
            <text:p>8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60] = &quot;niedziela&quot;;[.$P$7]*[.J160];0)" office:value-type="float" office:value="0" calcext:value-type="float">
            <text:p>0</text:p>
          </table:table-cell>
          <table:table-cell table:formula="of:=[.E159]+[.D160]" office:value-type="float" office:value="12000" calcext:value-type="float">
            <text:p>12000</text:p>
          </table:table-cell>
          <table:table-cell table:formula="of:=IF(AND(NOT([.B160]=&quot;niedziela&quot;);NOT([.B160]=&quot;sobota&quot;));ROUNDDOWN(VLOOKUP([.C160];[.$O$1:.$P$4];2;0) * [.J160];0);0)" office:value-type="float" office:value="5" calcext:value-type="float">
            <text:p>5</text:p>
          </table:table-cell>
          <table:table-cell table:formula="of:=[.F160]*[.$P$8]" office:value-type="float" office:value="150" calcext:value-type="float">
            <text:p>150</text:p>
          </table:table-cell>
          <table:table-cell table:formula="of:=[.G160]+[.H159]" office:value-type="float" office:value="12060" calcext:value-type="float">
            <text:p>12060</text:p>
          </table:table-cell>
          <table:table-cell table:formula="of:=[.H160]-[.E160]" office:value-type="float" office:value="60" calcext:value-type="float">
            <text:p>60</text:p>
          </table:table-cell>
          <table:table-cell table:style-name="ce2" table:formula="of:=[.J159]+[.L159]" office:value-type="float" office:value="10" calcext:value-type="float">
            <text:p>10</text:p>
          </table:table-cell>
          <table:table-cell table:formula="of:=IF(AND(NOT(MONTH([.A160]) = MONTH([.A161]));[.I160]&gt;=2400);&quot;TAK&quot;;&quot;NIE&quot;)" office:value-type="string" office:string-value="NIE" calcext:value-type="string">
            <text:p>NIE</text:p>
          </table:table-cell>
          <table:table-cell table:formula="of:=IF([.K160] = &quot;TAK&quot;;3;0)" office:value-type="float" office:value="0" calcext:value-type="float">
            <text:p>0</text:p>
          </table:table-cell>
          <table:table-cell table:formula="of:=[.L16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09" calcext:value-type="date">
            <text:p>9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61] = &quot;niedziela&quot;;[.$P$7]*[.J161];0)" office:value-type="float" office:value="0" calcext:value-type="float">
            <text:p>0</text:p>
          </table:table-cell>
          <table:table-cell table:formula="of:=[.E160]+[.D161]" office:value-type="float" office:value="12000" calcext:value-type="float">
            <text:p>12000</text:p>
          </table:table-cell>
          <table:table-cell table:formula="of:=IF(AND(NOT([.B161]=&quot;niedziela&quot;);NOT([.B161]=&quot;sobota&quot;));ROUNDDOWN(VLOOKUP([.C161];[.$O$1:.$P$4];2;0) * [.J161];0);0)" office:value-type="float" office:value="5" calcext:value-type="float">
            <text:p>5</text:p>
          </table:table-cell>
          <table:table-cell table:formula="of:=[.F161]*[.$P$8]" office:value-type="float" office:value="150" calcext:value-type="float">
            <text:p>150</text:p>
          </table:table-cell>
          <table:table-cell table:formula="of:=[.G161]+[.H160]" office:value-type="float" office:value="12210" calcext:value-type="float">
            <text:p>12210</text:p>
          </table:table-cell>
          <table:table-cell table:formula="of:=[.H161]-[.E161]" office:value-type="float" office:value="210" calcext:value-type="float">
            <text:p>210</text:p>
          </table:table-cell>
          <table:table-cell table:style-name="ce2" table:formula="of:=[.J160]+[.L160]" office:value-type="float" office:value="10" calcext:value-type="float">
            <text:p>10</text:p>
          </table:table-cell>
          <table:table-cell table:formula="of:=IF(AND(NOT(MONTH([.A161]) = MONTH([.A162]));[.I161]&gt;=2400);&quot;TAK&quot;;&quot;NIE&quot;)" office:value-type="string" office:string-value="NIE" calcext:value-type="string">
            <text:p>NIE</text:p>
          </table:table-cell>
          <table:table-cell table:formula="of:=IF([.K161] = &quot;TAK&quot;;3;0)" office:value-type="float" office:value="0" calcext:value-type="float">
            <text:p>0</text:p>
          </table:table-cell>
          <table:table-cell table:formula="of:=[.L16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0" calcext:value-type="date">
            <text:p>10.06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62] = &quot;niedziela&quot;;[.$P$7]*[.J162];0)" office:value-type="float" office:value="0" calcext:value-type="float">
            <text:p>0</text:p>
          </table:table-cell>
          <table:table-cell table:formula="of:=[.E161]+[.D162]" office:value-type="float" office:value="12000" calcext:value-type="float">
            <text:p>12000</text:p>
          </table:table-cell>
          <table:table-cell table:formula="of:=IF(AND(NOT([.B162]=&quot;niedziela&quot;);NOT([.B162]=&quot;sobota&quot;));ROUNDDOWN(VLOOKUP([.C162];[.$O$1:.$P$4];2;0) * [.J162];0);0)" office:value-type="float" office:value="0" calcext:value-type="float">
            <text:p>0</text:p>
          </table:table-cell>
          <table:table-cell table:formula="of:=[.F162]*[.$P$8]" office:value-type="float" office:value="0" calcext:value-type="float">
            <text:p>0</text:p>
          </table:table-cell>
          <table:table-cell table:formula="of:=[.G162]+[.H161]" office:value-type="float" office:value="12210" calcext:value-type="float">
            <text:p>12210</text:p>
          </table:table-cell>
          <table:table-cell table:formula="of:=[.H162]-[.E162]" office:value-type="float" office:value="210" calcext:value-type="float">
            <text:p>210</text:p>
          </table:table-cell>
          <table:table-cell table:style-name="ce2" table:formula="of:=[.J161]+[.L161]" office:value-type="float" office:value="10" calcext:value-type="float">
            <text:p>10</text:p>
          </table:table-cell>
          <table:table-cell table:formula="of:=IF(AND(NOT(MONTH([.A162]) = MONTH([.A163]));[.I162]&gt;=2400);&quot;TAK&quot;;&quot;NIE&quot;)" office:value-type="string" office:string-value="NIE" calcext:value-type="string">
            <text:p>NIE</text:p>
          </table:table-cell>
          <table:table-cell table:formula="of:=IF([.K162] = &quot;TAK&quot;;3;0)" office:value-type="float" office:value="0" calcext:value-type="float">
            <text:p>0</text:p>
          </table:table-cell>
          <table:table-cell table:formula="of:=[.L16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1" calcext:value-type="date">
            <text:p>11.06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63] = &quot;niedziela&quot;;[.$P$7]*[.J163];0)" office:value-type="float" office:value="150" calcext:value-type="float">
            <text:p>150</text:p>
          </table:table-cell>
          <table:table-cell table:formula="of:=[.E162]+[.D163]" office:value-type="float" office:value="12150" calcext:value-type="float">
            <text:p>12150</text:p>
          </table:table-cell>
          <table:table-cell table:formula="of:=IF(AND(NOT([.B163]=&quot;niedziela&quot;);NOT([.B163]=&quot;sobota&quot;));ROUNDDOWN(VLOOKUP([.C163];[.$O$1:.$P$4];2;0) * [.J163];0);0)" office:value-type="float" office:value="0" calcext:value-type="float">
            <text:p>0</text:p>
          </table:table-cell>
          <table:table-cell table:formula="of:=[.F163]*[.$P$8]" office:value-type="float" office:value="0" calcext:value-type="float">
            <text:p>0</text:p>
          </table:table-cell>
          <table:table-cell table:formula="of:=[.G163]+[.H162]" office:value-type="float" office:value="12210" calcext:value-type="float">
            <text:p>12210</text:p>
          </table:table-cell>
          <table:table-cell table:formula="of:=[.H163]-[.E163]" office:value-type="float" office:value="60" calcext:value-type="float">
            <text:p>60</text:p>
          </table:table-cell>
          <table:table-cell table:style-name="ce2" table:formula="of:=[.J162]+[.L162]" office:value-type="float" office:value="10" calcext:value-type="float">
            <text:p>10</text:p>
          </table:table-cell>
          <table:table-cell table:formula="of:=IF(AND(NOT(MONTH([.A163]) = MONTH([.A164]));[.I163]&gt;=2400);&quot;TAK&quot;;&quot;NIE&quot;)" office:value-type="string" office:string-value="NIE" calcext:value-type="string">
            <text:p>NIE</text:p>
          </table:table-cell>
          <table:table-cell table:formula="of:=IF([.K163] = &quot;TAK&quot;;3;0)" office:value-type="float" office:value="0" calcext:value-type="float">
            <text:p>0</text:p>
          </table:table-cell>
          <table:table-cell table:formula="of:=[.L16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2" calcext:value-type="date">
            <text:p>12.06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64] = &quot;niedziela&quot;;[.$P$7]*[.J164];0)" office:value-type="float" office:value="0" calcext:value-type="float">
            <text:p>0</text:p>
          </table:table-cell>
          <table:table-cell table:formula="of:=[.E163]+[.D164]" office:value-type="float" office:value="12150" calcext:value-type="float">
            <text:p>12150</text:p>
          </table:table-cell>
          <table:table-cell table:formula="of:=IF(AND(NOT([.B164]=&quot;niedziela&quot;);NOT([.B164]=&quot;sobota&quot;));ROUNDDOWN(VLOOKUP([.C164];[.$O$1:.$P$4];2;0) * [.J164];0);0)" office:value-type="float" office:value="5" calcext:value-type="float">
            <text:p>5</text:p>
          </table:table-cell>
          <table:table-cell table:formula="of:=[.F164]*[.$P$8]" office:value-type="float" office:value="150" calcext:value-type="float">
            <text:p>150</text:p>
          </table:table-cell>
          <table:table-cell table:formula="of:=[.G164]+[.H163]" office:value-type="float" office:value="12360" calcext:value-type="float">
            <text:p>12360</text:p>
          </table:table-cell>
          <table:table-cell table:formula="of:=[.H164]-[.E164]" office:value-type="float" office:value="210" calcext:value-type="float">
            <text:p>210</text:p>
          </table:table-cell>
          <table:table-cell table:style-name="ce2" table:formula="of:=[.J163]+[.L163]" office:value-type="float" office:value="10" calcext:value-type="float">
            <text:p>10</text:p>
          </table:table-cell>
          <table:table-cell table:formula="of:=IF(AND(NOT(MONTH([.A164]) = MONTH([.A165]));[.I164]&gt;=2400);&quot;TAK&quot;;&quot;NIE&quot;)" office:value-type="string" office:string-value="NIE" calcext:value-type="string">
            <text:p>NIE</text:p>
          </table:table-cell>
          <table:table-cell table:formula="of:=IF([.K164] = &quot;TAK&quot;;3;0)" office:value-type="float" office:value="0" calcext:value-type="float">
            <text:p>0</text:p>
          </table:table-cell>
          <table:table-cell table:formula="of:=[.L16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3" calcext:value-type="date">
            <text:p>13.06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65] = &quot;niedziela&quot;;[.$P$7]*[.J165];0)" office:value-type="float" office:value="0" calcext:value-type="float">
            <text:p>0</text:p>
          </table:table-cell>
          <table:table-cell table:formula="of:=[.E164]+[.D165]" office:value-type="float" office:value="12150" calcext:value-type="float">
            <text:p>12150</text:p>
          </table:table-cell>
          <table:table-cell table:formula="of:=IF(AND(NOT([.B165]=&quot;niedziela&quot;);NOT([.B165]=&quot;sobota&quot;));ROUNDDOWN(VLOOKUP([.C165];[.$O$1:.$P$4];2;0) * [.J165];0);0)" office:value-type="float" office:value="5" calcext:value-type="float">
            <text:p>5</text:p>
          </table:table-cell>
          <table:table-cell table:formula="of:=[.F165]*[.$P$8]" office:value-type="float" office:value="150" calcext:value-type="float">
            <text:p>150</text:p>
          </table:table-cell>
          <table:table-cell table:formula="of:=[.G165]+[.H164]" office:value-type="float" office:value="12510" calcext:value-type="float">
            <text:p>12510</text:p>
          </table:table-cell>
          <table:table-cell table:formula="of:=[.H165]-[.E165]" office:value-type="float" office:value="360" calcext:value-type="float">
            <text:p>360</text:p>
          </table:table-cell>
          <table:table-cell table:style-name="ce2" table:formula="of:=[.J164]+[.L164]" office:value-type="float" office:value="10" calcext:value-type="float">
            <text:p>10</text:p>
          </table:table-cell>
          <table:table-cell table:formula="of:=IF(AND(NOT(MONTH([.A165]) = MONTH([.A166]));[.I165]&gt;=2400);&quot;TAK&quot;;&quot;NIE&quot;)" office:value-type="string" office:string-value="NIE" calcext:value-type="string">
            <text:p>NIE</text:p>
          </table:table-cell>
          <table:table-cell table:formula="of:=IF([.K165] = &quot;TAK&quot;;3;0)" office:value-type="float" office:value="0" calcext:value-type="float">
            <text:p>0</text:p>
          </table:table-cell>
          <table:table-cell table:formula="of:=[.L16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4" calcext:value-type="date">
            <text:p>14.06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66] = &quot;niedziela&quot;;[.$P$7]*[.J166];0)" office:value-type="float" office:value="0" calcext:value-type="float">
            <text:p>0</text:p>
          </table:table-cell>
          <table:table-cell table:formula="of:=[.E165]+[.D166]" office:value-type="float" office:value="12150" calcext:value-type="float">
            <text:p>12150</text:p>
          </table:table-cell>
          <table:table-cell table:formula="of:=IF(AND(NOT([.B166]=&quot;niedziela&quot;);NOT([.B166]=&quot;sobota&quot;));ROUNDDOWN(VLOOKUP([.C166];[.$O$1:.$P$4];2;0) * [.J166];0);0)" office:value-type="float" office:value="5" calcext:value-type="float">
            <text:p>5</text:p>
          </table:table-cell>
          <table:table-cell table:formula="of:=[.F166]*[.$P$8]" office:value-type="float" office:value="150" calcext:value-type="float">
            <text:p>150</text:p>
          </table:table-cell>
          <table:table-cell table:formula="of:=[.G166]+[.H165]" office:value-type="float" office:value="12660" calcext:value-type="float">
            <text:p>12660</text:p>
          </table:table-cell>
          <table:table-cell table:formula="of:=[.H166]-[.E166]" office:value-type="float" office:value="510" calcext:value-type="float">
            <text:p>510</text:p>
          </table:table-cell>
          <table:table-cell table:style-name="ce2" table:formula="of:=[.J165]+[.L165]" office:value-type="float" office:value="10" calcext:value-type="float">
            <text:p>10</text:p>
          </table:table-cell>
          <table:table-cell table:formula="of:=IF(AND(NOT(MONTH([.A166]) = MONTH([.A167]));[.I166]&gt;=2400);&quot;TAK&quot;;&quot;NIE&quot;)" office:value-type="string" office:string-value="NIE" calcext:value-type="string">
            <text:p>NIE</text:p>
          </table:table-cell>
          <table:table-cell table:formula="of:=IF([.K166] = &quot;TAK&quot;;3;0)" office:value-type="float" office:value="0" calcext:value-type="float">
            <text:p>0</text:p>
          </table:table-cell>
          <table:table-cell table:formula="of:=[.L16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5" calcext:value-type="date">
            <text:p>15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67] = &quot;niedziela&quot;;[.$P$7]*[.J167];0)" office:value-type="float" office:value="0" calcext:value-type="float">
            <text:p>0</text:p>
          </table:table-cell>
          <table:table-cell table:formula="of:=[.E166]+[.D167]" office:value-type="float" office:value="12150" calcext:value-type="float">
            <text:p>12150</text:p>
          </table:table-cell>
          <table:table-cell table:formula="of:=IF(AND(NOT([.B167]=&quot;niedziela&quot;);NOT([.B167]=&quot;sobota&quot;));ROUNDDOWN(VLOOKUP([.C167];[.$O$1:.$P$4];2;0) * [.J167];0);0)" office:value-type="float" office:value="5" calcext:value-type="float">
            <text:p>5</text:p>
          </table:table-cell>
          <table:table-cell table:formula="of:=[.F167]*[.$P$8]" office:value-type="float" office:value="150" calcext:value-type="float">
            <text:p>150</text:p>
          </table:table-cell>
          <table:table-cell table:formula="of:=[.G167]+[.H166]" office:value-type="float" office:value="12810" calcext:value-type="float">
            <text:p>12810</text:p>
          </table:table-cell>
          <table:table-cell table:formula="of:=[.H167]-[.E167]" office:value-type="float" office:value="660" calcext:value-type="float">
            <text:p>660</text:p>
          </table:table-cell>
          <table:table-cell table:style-name="ce2" table:formula="of:=[.J166]+[.L166]" office:value-type="float" office:value="10" calcext:value-type="float">
            <text:p>10</text:p>
          </table:table-cell>
          <table:table-cell table:formula="of:=IF(AND(NOT(MONTH([.A167]) = MONTH([.A168]));[.I167]&gt;=2400);&quot;TAK&quot;;&quot;NIE&quot;)" office:value-type="string" office:string-value="NIE" calcext:value-type="string">
            <text:p>NIE</text:p>
          </table:table-cell>
          <table:table-cell table:formula="of:=IF([.K167] = &quot;TAK&quot;;3;0)" office:value-type="float" office:value="0" calcext:value-type="float">
            <text:p>0</text:p>
          </table:table-cell>
          <table:table-cell table:formula="of:=[.L16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6" calcext:value-type="date">
            <text:p>16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68] = &quot;niedziela&quot;;[.$P$7]*[.J168];0)" office:value-type="float" office:value="0" calcext:value-type="float">
            <text:p>0</text:p>
          </table:table-cell>
          <table:table-cell table:formula="of:=[.E167]+[.D168]" office:value-type="float" office:value="12150" calcext:value-type="float">
            <text:p>12150</text:p>
          </table:table-cell>
          <table:table-cell table:formula="of:=IF(AND(NOT([.B168]=&quot;niedziela&quot;);NOT([.B168]=&quot;sobota&quot;));ROUNDDOWN(VLOOKUP([.C168];[.$O$1:.$P$4];2;0) * [.J168];0);0)" office:value-type="float" office:value="5" calcext:value-type="float">
            <text:p>5</text:p>
          </table:table-cell>
          <table:table-cell table:formula="of:=[.F168]*[.$P$8]" office:value-type="float" office:value="150" calcext:value-type="float">
            <text:p>150</text:p>
          </table:table-cell>
          <table:table-cell table:formula="of:=[.G168]+[.H167]" office:value-type="float" office:value="12960" calcext:value-type="float">
            <text:p>12960</text:p>
          </table:table-cell>
          <table:table-cell table:formula="of:=[.H168]-[.E168]" office:value-type="float" office:value="810" calcext:value-type="float">
            <text:p>810</text:p>
          </table:table-cell>
          <table:table-cell table:style-name="ce2" table:formula="of:=[.J167]+[.L167]" office:value-type="float" office:value="10" calcext:value-type="float">
            <text:p>10</text:p>
          </table:table-cell>
          <table:table-cell table:formula="of:=IF(AND(NOT(MONTH([.A168]) = MONTH([.A169]));[.I168]&gt;=2400);&quot;TAK&quot;;&quot;NIE&quot;)" office:value-type="string" office:string-value="NIE" calcext:value-type="string">
            <text:p>NIE</text:p>
          </table:table-cell>
          <table:table-cell table:formula="of:=IF([.K168] = &quot;TAK&quot;;3;0)" office:value-type="float" office:value="0" calcext:value-type="float">
            <text:p>0</text:p>
          </table:table-cell>
          <table:table-cell table:formula="of:=[.L16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7" calcext:value-type="date">
            <text:p>17.06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69] = &quot;niedziela&quot;;[.$P$7]*[.J169];0)" office:value-type="float" office:value="0" calcext:value-type="float">
            <text:p>0</text:p>
          </table:table-cell>
          <table:table-cell table:formula="of:=[.E168]+[.D169]" office:value-type="float" office:value="12150" calcext:value-type="float">
            <text:p>12150</text:p>
          </table:table-cell>
          <table:table-cell table:formula="of:=IF(AND(NOT([.B169]=&quot;niedziela&quot;);NOT([.B169]=&quot;sobota&quot;));ROUNDDOWN(VLOOKUP([.C169];[.$O$1:.$P$4];2;0) * [.J169];0);0)" office:value-type="float" office:value="0" calcext:value-type="float">
            <text:p>0</text:p>
          </table:table-cell>
          <table:table-cell table:formula="of:=[.F169]*[.$P$8]" office:value-type="float" office:value="0" calcext:value-type="float">
            <text:p>0</text:p>
          </table:table-cell>
          <table:table-cell table:formula="of:=[.G169]+[.H168]" office:value-type="float" office:value="12960" calcext:value-type="float">
            <text:p>12960</text:p>
          </table:table-cell>
          <table:table-cell table:formula="of:=[.H169]-[.E169]" office:value-type="float" office:value="810" calcext:value-type="float">
            <text:p>810</text:p>
          </table:table-cell>
          <table:table-cell table:style-name="ce2" table:formula="of:=[.J168]+[.L168]" office:value-type="float" office:value="10" calcext:value-type="float">
            <text:p>10</text:p>
          </table:table-cell>
          <table:table-cell table:formula="of:=IF(AND(NOT(MONTH([.A169]) = MONTH([.A170]));[.I169]&gt;=2400);&quot;TAK&quot;;&quot;NIE&quot;)" office:value-type="string" office:string-value="NIE" calcext:value-type="string">
            <text:p>NIE</text:p>
          </table:table-cell>
          <table:table-cell table:formula="of:=IF([.K169] = &quot;TAK&quot;;3;0)" office:value-type="float" office:value="0" calcext:value-type="float">
            <text:p>0</text:p>
          </table:table-cell>
          <table:table-cell table:formula="of:=[.L16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8" calcext:value-type="date">
            <text:p>18.06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70] = &quot;niedziela&quot;;[.$P$7]*[.J170];0)" office:value-type="float" office:value="150" calcext:value-type="float">
            <text:p>150</text:p>
          </table:table-cell>
          <table:table-cell table:formula="of:=[.E169]+[.D170]" office:value-type="float" office:value="12300" calcext:value-type="float">
            <text:p>12300</text:p>
          </table:table-cell>
          <table:table-cell table:formula="of:=IF(AND(NOT([.B170]=&quot;niedziela&quot;);NOT([.B170]=&quot;sobota&quot;));ROUNDDOWN(VLOOKUP([.C170];[.$O$1:.$P$4];2;0) * [.J170];0);0)" office:value-type="float" office:value="0" calcext:value-type="float">
            <text:p>0</text:p>
          </table:table-cell>
          <table:table-cell table:formula="of:=[.F170]*[.$P$8]" office:value-type="float" office:value="0" calcext:value-type="float">
            <text:p>0</text:p>
          </table:table-cell>
          <table:table-cell table:formula="of:=[.G170]+[.H169]" office:value-type="float" office:value="12960" calcext:value-type="float">
            <text:p>12960</text:p>
          </table:table-cell>
          <table:table-cell table:formula="of:=[.H170]-[.E170]" office:value-type="float" office:value="660" calcext:value-type="float">
            <text:p>660</text:p>
          </table:table-cell>
          <table:table-cell table:style-name="ce2" table:formula="of:=[.J169]+[.L169]" office:value-type="float" office:value="10" calcext:value-type="float">
            <text:p>10</text:p>
          </table:table-cell>
          <table:table-cell table:formula="of:=IF(AND(NOT(MONTH([.A170]) = MONTH([.A171]));[.I170]&gt;=2400);&quot;TAK&quot;;&quot;NIE&quot;)" office:value-type="string" office:string-value="NIE" calcext:value-type="string">
            <text:p>NIE</text:p>
          </table:table-cell>
          <table:table-cell table:formula="of:=IF([.K170] = &quot;TAK&quot;;3;0)" office:value-type="float" office:value="0" calcext:value-type="float">
            <text:p>0</text:p>
          </table:table-cell>
          <table:table-cell table:formula="of:=[.L17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19" calcext:value-type="date">
            <text:p>19.06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71] = &quot;niedziela&quot;;[.$P$7]*[.J171];0)" office:value-type="float" office:value="0" calcext:value-type="float">
            <text:p>0</text:p>
          </table:table-cell>
          <table:table-cell table:formula="of:=[.E170]+[.D171]" office:value-type="float" office:value="12300" calcext:value-type="float">
            <text:p>12300</text:p>
          </table:table-cell>
          <table:table-cell table:formula="of:=IF(AND(NOT([.B171]=&quot;niedziela&quot;);NOT([.B171]=&quot;sobota&quot;));ROUNDDOWN(VLOOKUP([.C171];[.$O$1:.$P$4];2;0) * [.J171];0);0)" office:value-type="float" office:value="5" calcext:value-type="float">
            <text:p>5</text:p>
          </table:table-cell>
          <table:table-cell table:formula="of:=[.F171]*[.$P$8]" office:value-type="float" office:value="150" calcext:value-type="float">
            <text:p>150</text:p>
          </table:table-cell>
          <table:table-cell table:formula="of:=[.G171]+[.H170]" office:value-type="float" office:value="13110" calcext:value-type="float">
            <text:p>13110</text:p>
          </table:table-cell>
          <table:table-cell table:formula="of:=[.H171]-[.E171]" office:value-type="float" office:value="810" calcext:value-type="float">
            <text:p>810</text:p>
          </table:table-cell>
          <table:table-cell table:style-name="ce2" table:formula="of:=[.J170]+[.L170]" office:value-type="float" office:value="10" calcext:value-type="float">
            <text:p>10</text:p>
          </table:table-cell>
          <table:table-cell table:formula="of:=IF(AND(NOT(MONTH([.A171]) = MONTH([.A172]));[.I171]&gt;=2400);&quot;TAK&quot;;&quot;NIE&quot;)" office:value-type="string" office:string-value="NIE" calcext:value-type="string">
            <text:p>NIE</text:p>
          </table:table-cell>
          <table:table-cell table:formula="of:=IF([.K171] = &quot;TAK&quot;;3;0)" office:value-type="float" office:value="0" calcext:value-type="float">
            <text:p>0</text:p>
          </table:table-cell>
          <table:table-cell table:formula="of:=[.L17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0" calcext:value-type="date">
            <text:p>20.06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72] = &quot;niedziela&quot;;[.$P$7]*[.J172];0)" office:value-type="float" office:value="0" calcext:value-type="float">
            <text:p>0</text:p>
          </table:table-cell>
          <table:table-cell table:formula="of:=[.E171]+[.D172]" office:value-type="float" office:value="12300" calcext:value-type="float">
            <text:p>12300</text:p>
          </table:table-cell>
          <table:table-cell table:formula="of:=IF(AND(NOT([.B172]=&quot;niedziela&quot;);NOT([.B172]=&quot;sobota&quot;));ROUNDDOWN(VLOOKUP([.C172];[.$O$1:.$P$4];2;0) * [.J172];0);0)" office:value-type="float" office:value="5" calcext:value-type="float">
            <text:p>5</text:p>
          </table:table-cell>
          <table:table-cell table:formula="of:=[.F172]*[.$P$8]" office:value-type="float" office:value="150" calcext:value-type="float">
            <text:p>150</text:p>
          </table:table-cell>
          <table:table-cell table:formula="of:=[.G172]+[.H171]" office:value-type="float" office:value="13260" calcext:value-type="float">
            <text:p>13260</text:p>
          </table:table-cell>
          <table:table-cell table:formula="of:=[.H172]-[.E172]" office:value-type="float" office:value="960" calcext:value-type="float">
            <text:p>960</text:p>
          </table:table-cell>
          <table:table-cell table:style-name="ce2" table:formula="of:=[.J171]+[.L171]" office:value-type="float" office:value="10" calcext:value-type="float">
            <text:p>10</text:p>
          </table:table-cell>
          <table:table-cell table:formula="of:=IF(AND(NOT(MONTH([.A172]) = MONTH([.A173]));[.I172]&gt;=2400);&quot;TAK&quot;;&quot;NIE&quot;)" office:value-type="string" office:string-value="NIE" calcext:value-type="string">
            <text:p>NIE</text:p>
          </table:table-cell>
          <table:table-cell table:formula="of:=IF([.K172] = &quot;TAK&quot;;3;0)" office:value-type="float" office:value="0" calcext:value-type="float">
            <text:p>0</text:p>
          </table:table-cell>
          <table:table-cell table:formula="of:=[.L17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1" calcext:value-type="date">
            <text:p>21.06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173] = &quot;niedziela&quot;;[.$P$7]*[.J173];0)" office:value-type="float" office:value="0" calcext:value-type="float">
            <text:p>0</text:p>
          </table:table-cell>
          <table:table-cell table:formula="of:=[.E172]+[.D173]" office:value-type="float" office:value="12300" calcext:value-type="float">
            <text:p>12300</text:p>
          </table:table-cell>
          <table:table-cell table:formula="of:=IF(AND(NOT([.B173]=&quot;niedziela&quot;);NOT([.B173]=&quot;sobota&quot;));ROUNDDOWN(VLOOKUP([.C173];[.$O$1:.$P$4];2;0) * [.J173];0);0)" office:value-type="float" office:value="9" calcext:value-type="float">
            <text:p>9</text:p>
          </table:table-cell>
          <table:table-cell table:formula="of:=[.F173]*[.$P$8]" office:value-type="float" office:value="270" calcext:value-type="float">
            <text:p>270</text:p>
          </table:table-cell>
          <table:table-cell table:formula="of:=[.G173]+[.H172]" office:value-type="float" office:value="13530" calcext:value-type="float">
            <text:p>13530</text:p>
          </table:table-cell>
          <table:table-cell table:formula="of:=[.H173]-[.E173]" office:value-type="float" office:value="1230" calcext:value-type="float">
            <text:p>1230</text:p>
          </table:table-cell>
          <table:table-cell table:style-name="ce2" table:formula="of:=[.J172]+[.L172]" office:value-type="float" office:value="10" calcext:value-type="float">
            <text:p>10</text:p>
          </table:table-cell>
          <table:table-cell table:formula="of:=IF(AND(NOT(MONTH([.A173]) = MONTH([.A174]));[.I173]&gt;=2400);&quot;TAK&quot;;&quot;NIE&quot;)" office:value-type="string" office:string-value="NIE" calcext:value-type="string">
            <text:p>NIE</text:p>
          </table:table-cell>
          <table:table-cell table:formula="of:=IF([.K173] = &quot;TAK&quot;;3;0)" office:value-type="float" office:value="0" calcext:value-type="float">
            <text:p>0</text:p>
          </table:table-cell>
          <table:table-cell table:formula="of:=[.L17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2" calcext:value-type="date">
            <text:p>22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174] = &quot;niedziela&quot;;[.$P$7]*[.J174];0)" office:value-type="float" office:value="0" calcext:value-type="float">
            <text:p>0</text:p>
          </table:table-cell>
          <table:table-cell table:formula="of:=[.E173]+[.D174]" office:value-type="float" office:value="12300" calcext:value-type="float">
            <text:p>12300</text:p>
          </table:table-cell>
          <table:table-cell table:formula="of:=IF(AND(NOT([.B174]=&quot;niedziela&quot;);NOT([.B174]=&quot;sobota&quot;));ROUNDDOWN(VLOOKUP([.C174];[.$O$1:.$P$4];2;0) * [.J174];0);0)" office:value-type="float" office:value="9" calcext:value-type="float">
            <text:p>9</text:p>
          </table:table-cell>
          <table:table-cell table:formula="of:=[.F174]*[.$P$8]" office:value-type="float" office:value="270" calcext:value-type="float">
            <text:p>270</text:p>
          </table:table-cell>
          <table:table-cell table:formula="of:=[.G174]+[.H173]" office:value-type="float" office:value="13800" calcext:value-type="float">
            <text:p>13800</text:p>
          </table:table-cell>
          <table:table-cell table:formula="of:=[.H174]-[.E174]" office:value-type="float" office:value="1500" calcext:value-type="float">
            <text:p>1500</text:p>
          </table:table-cell>
          <table:table-cell table:style-name="ce2" table:formula="of:=[.J173]+[.L173]" office:value-type="float" office:value="10" calcext:value-type="float">
            <text:p>10</text:p>
          </table:table-cell>
          <table:table-cell table:formula="of:=IF(AND(NOT(MONTH([.A174]) = MONTH([.A175]));[.I174]&gt;=2400);&quot;TAK&quot;;&quot;NIE&quot;)" office:value-type="string" office:string-value="NIE" calcext:value-type="string">
            <text:p>NIE</text:p>
          </table:table-cell>
          <table:table-cell table:formula="of:=IF([.K174] = &quot;TAK&quot;;3;0)" office:value-type="float" office:value="0" calcext:value-type="float">
            <text:p>0</text:p>
          </table:table-cell>
          <table:table-cell table:formula="of:=[.L17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3" calcext:value-type="date">
            <text:p>23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175] = &quot;niedziela&quot;;[.$P$7]*[.J175];0)" office:value-type="float" office:value="0" calcext:value-type="float">
            <text:p>0</text:p>
          </table:table-cell>
          <table:table-cell table:formula="of:=[.E174]+[.D175]" office:value-type="float" office:value="12300" calcext:value-type="float">
            <text:p>12300</text:p>
          </table:table-cell>
          <table:table-cell table:formula="of:=IF(AND(NOT([.B175]=&quot;niedziela&quot;);NOT([.B175]=&quot;sobota&quot;));ROUNDDOWN(VLOOKUP([.C175];[.$O$1:.$P$4];2;0) * [.J175];0);0)" office:value-type="float" office:value="9" calcext:value-type="float">
            <text:p>9</text:p>
          </table:table-cell>
          <table:table-cell table:formula="of:=[.F175]*[.$P$8]" office:value-type="float" office:value="270" calcext:value-type="float">
            <text:p>270</text:p>
          </table:table-cell>
          <table:table-cell table:formula="of:=[.G175]+[.H174]" office:value-type="float" office:value="14070" calcext:value-type="float">
            <text:p>14070</text:p>
          </table:table-cell>
          <table:table-cell table:formula="of:=[.H175]-[.E175]" office:value-type="float" office:value="1770" calcext:value-type="float">
            <text:p>1770</text:p>
          </table:table-cell>
          <table:table-cell table:style-name="ce2" table:formula="of:=[.J174]+[.L174]" office:value-type="float" office:value="10" calcext:value-type="float">
            <text:p>10</text:p>
          </table:table-cell>
          <table:table-cell table:formula="of:=IF(AND(NOT(MONTH([.A175]) = MONTH([.A176]));[.I175]&gt;=2400);&quot;TAK&quot;;&quot;NIE&quot;)" office:value-type="string" office:string-value="NIE" calcext:value-type="string">
            <text:p>NIE</text:p>
          </table:table-cell>
          <table:table-cell table:formula="of:=IF([.K175] = &quot;TAK&quot;;3;0)" office:value-type="float" office:value="0" calcext:value-type="float">
            <text:p>0</text:p>
          </table:table-cell>
          <table:table-cell table:formula="of:=[.L17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4" calcext:value-type="date">
            <text:p>24.06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176] = &quot;niedziela&quot;;[.$P$7]*[.J176];0)" office:value-type="float" office:value="0" calcext:value-type="float">
            <text:p>0</text:p>
          </table:table-cell>
          <table:table-cell table:formula="of:=[.E175]+[.D176]" office:value-type="float" office:value="12300" calcext:value-type="float">
            <text:p>12300</text:p>
          </table:table-cell>
          <table:table-cell table:formula="of:=IF(AND(NOT([.B176]=&quot;niedziela&quot;);NOT([.B176]=&quot;sobota&quot;));ROUNDDOWN(VLOOKUP([.C176];[.$O$1:.$P$4];2;0) * [.J176];0);0)" office:value-type="float" office:value="0" calcext:value-type="float">
            <text:p>0</text:p>
          </table:table-cell>
          <table:table-cell table:formula="of:=[.F176]*[.$P$8]" office:value-type="float" office:value="0" calcext:value-type="float">
            <text:p>0</text:p>
          </table:table-cell>
          <table:table-cell table:formula="of:=[.G176]+[.H175]" office:value-type="float" office:value="14070" calcext:value-type="float">
            <text:p>14070</text:p>
          </table:table-cell>
          <table:table-cell table:formula="of:=[.H176]-[.E176]" office:value-type="float" office:value="1770" calcext:value-type="float">
            <text:p>1770</text:p>
          </table:table-cell>
          <table:table-cell table:style-name="ce2" table:formula="of:=[.J175]+[.L175]" office:value-type="float" office:value="10" calcext:value-type="float">
            <text:p>10</text:p>
          </table:table-cell>
          <table:table-cell table:formula="of:=IF(AND(NOT(MONTH([.A176]) = MONTH([.A177]));[.I176]&gt;=2400);&quot;TAK&quot;;&quot;NIE&quot;)" office:value-type="string" office:string-value="NIE" calcext:value-type="string">
            <text:p>NIE</text:p>
          </table:table-cell>
          <table:table-cell table:formula="of:=IF([.K176] = &quot;TAK&quot;;3;0)" office:value-type="float" office:value="0" calcext:value-type="float">
            <text:p>0</text:p>
          </table:table-cell>
          <table:table-cell table:formula="of:=[.L17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5" calcext:value-type="date">
            <text:p>25.06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177] = &quot;niedziela&quot;;[.$P$7]*[.J177];0)" office:value-type="float" office:value="150" calcext:value-type="float">
            <text:p>150</text:p>
          </table:table-cell>
          <table:table-cell table:formula="of:=[.E176]+[.D177]" office:value-type="float" office:value="12450" calcext:value-type="float">
            <text:p>12450</text:p>
          </table:table-cell>
          <table:table-cell table:formula="of:=IF(AND(NOT([.B177]=&quot;niedziela&quot;);NOT([.B177]=&quot;sobota&quot;));ROUNDDOWN(VLOOKUP([.C177];[.$O$1:.$P$4];2;0) * [.J177];0);0)" office:value-type="float" office:value="0" calcext:value-type="float">
            <text:p>0</text:p>
          </table:table-cell>
          <table:table-cell table:formula="of:=[.F177]*[.$P$8]" office:value-type="float" office:value="0" calcext:value-type="float">
            <text:p>0</text:p>
          </table:table-cell>
          <table:table-cell table:formula="of:=[.G177]+[.H176]" office:value-type="float" office:value="14070" calcext:value-type="float">
            <text:p>14070</text:p>
          </table:table-cell>
          <table:table-cell table:formula="of:=[.H177]-[.E177]" office:value-type="float" office:value="1620" calcext:value-type="float">
            <text:p>1620</text:p>
          </table:table-cell>
          <table:table-cell table:style-name="ce2" table:formula="of:=[.J176]+[.L176]" office:value-type="float" office:value="10" calcext:value-type="float">
            <text:p>10</text:p>
          </table:table-cell>
          <table:table-cell table:formula="of:=IF(AND(NOT(MONTH([.A177]) = MONTH([.A178]));[.I177]&gt;=2400);&quot;TAK&quot;;&quot;NIE&quot;)" office:value-type="string" office:string-value="NIE" calcext:value-type="string">
            <text:p>NIE</text:p>
          </table:table-cell>
          <table:table-cell table:formula="of:=IF([.K177] = &quot;TAK&quot;;3;0)" office:value-type="float" office:value="0" calcext:value-type="float">
            <text:p>0</text:p>
          </table:table-cell>
          <table:table-cell table:formula="of:=[.L17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6" calcext:value-type="date">
            <text:p>26.06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178] = &quot;niedziela&quot;;[.$P$7]*[.J178];0)" office:value-type="float" office:value="0" calcext:value-type="float">
            <text:p>0</text:p>
          </table:table-cell>
          <table:table-cell table:formula="of:=[.E177]+[.D178]" office:value-type="float" office:value="12450" calcext:value-type="float">
            <text:p>12450</text:p>
          </table:table-cell>
          <table:table-cell table:formula="of:=IF(AND(NOT([.B178]=&quot;niedziela&quot;);NOT([.B178]=&quot;sobota&quot;));ROUNDDOWN(VLOOKUP([.C178];[.$O$1:.$P$4];2;0) * [.J178];0);0)" office:value-type="float" office:value="9" calcext:value-type="float">
            <text:p>9</text:p>
          </table:table-cell>
          <table:table-cell table:formula="of:=[.F178]*[.$P$8]" office:value-type="float" office:value="270" calcext:value-type="float">
            <text:p>270</text:p>
          </table:table-cell>
          <table:table-cell table:formula="of:=[.G178]+[.H177]" office:value-type="float" office:value="14340" calcext:value-type="float">
            <text:p>14340</text:p>
          </table:table-cell>
          <table:table-cell table:formula="of:=[.H178]-[.E178]" office:value-type="float" office:value="1890" calcext:value-type="float">
            <text:p>1890</text:p>
          </table:table-cell>
          <table:table-cell table:style-name="ce2" table:formula="of:=[.J177]+[.L177]" office:value-type="float" office:value="10" calcext:value-type="float">
            <text:p>10</text:p>
          </table:table-cell>
          <table:table-cell table:formula="of:=IF(AND(NOT(MONTH([.A178]) = MONTH([.A179]));[.I178]&gt;=2400);&quot;TAK&quot;;&quot;NIE&quot;)" office:value-type="string" office:string-value="NIE" calcext:value-type="string">
            <text:p>NIE</text:p>
          </table:table-cell>
          <table:table-cell table:formula="of:=IF([.K178] = &quot;TAK&quot;;3;0)" office:value-type="float" office:value="0" calcext:value-type="float">
            <text:p>0</text:p>
          </table:table-cell>
          <table:table-cell table:formula="of:=[.L17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7" calcext:value-type="date">
            <text:p>27.06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179] = &quot;niedziela&quot;;[.$P$7]*[.J179];0)" office:value-type="float" office:value="0" calcext:value-type="float">
            <text:p>0</text:p>
          </table:table-cell>
          <table:table-cell table:formula="of:=[.E178]+[.D179]" office:value-type="float" office:value="12450" calcext:value-type="float">
            <text:p>12450</text:p>
          </table:table-cell>
          <table:table-cell table:formula="of:=IF(AND(NOT([.B179]=&quot;niedziela&quot;);NOT([.B179]=&quot;sobota&quot;));ROUNDDOWN(VLOOKUP([.C179];[.$O$1:.$P$4];2;0) * [.J179];0);0)" office:value-type="float" office:value="9" calcext:value-type="float">
            <text:p>9</text:p>
          </table:table-cell>
          <table:table-cell table:formula="of:=[.F179]*[.$P$8]" office:value-type="float" office:value="270" calcext:value-type="float">
            <text:p>270</text:p>
          </table:table-cell>
          <table:table-cell table:formula="of:=[.G179]+[.H178]" office:value-type="float" office:value="14610" calcext:value-type="float">
            <text:p>14610</text:p>
          </table:table-cell>
          <table:table-cell table:formula="of:=[.H179]-[.E179]" office:value-type="float" office:value="2160" calcext:value-type="float">
            <text:p>2160</text:p>
          </table:table-cell>
          <table:table-cell table:style-name="ce2" table:formula="of:=[.J178]+[.L178]" office:value-type="float" office:value="10" calcext:value-type="float">
            <text:p>10</text:p>
          </table:table-cell>
          <table:table-cell table:formula="of:=IF(AND(NOT(MONTH([.A179]) = MONTH([.A180]));[.I179]&gt;=2400);&quot;TAK&quot;;&quot;NIE&quot;)" office:value-type="string" office:string-value="NIE" calcext:value-type="string">
            <text:p>NIE</text:p>
          </table:table-cell>
          <table:table-cell table:formula="of:=IF([.K179] = &quot;TAK&quot;;3;0)" office:value-type="float" office:value="0" calcext:value-type="float">
            <text:p>0</text:p>
          </table:table-cell>
          <table:table-cell table:formula="of:=[.L17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8" calcext:value-type="date">
            <text:p>28.06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180] = &quot;niedziela&quot;;[.$P$7]*[.J180];0)" office:value-type="float" office:value="0" calcext:value-type="float">
            <text:p>0</text:p>
          </table:table-cell>
          <table:table-cell table:formula="of:=[.E179]+[.D180]" office:value-type="float" office:value="12450" calcext:value-type="float">
            <text:p>12450</text:p>
          </table:table-cell>
          <table:table-cell table:formula="of:=IF(AND(NOT([.B180]=&quot;niedziela&quot;);NOT([.B180]=&quot;sobota&quot;));ROUNDDOWN(VLOOKUP([.C180];[.$O$1:.$P$4];2;0) * [.J180];0);0)" office:value-type="float" office:value="9" calcext:value-type="float">
            <text:p>9</text:p>
          </table:table-cell>
          <table:table-cell table:formula="of:=[.F180]*[.$P$8]" office:value-type="float" office:value="270" calcext:value-type="float">
            <text:p>270</text:p>
          </table:table-cell>
          <table:table-cell table:formula="of:=[.G180]+[.H179]" office:value-type="float" office:value="14880" calcext:value-type="float">
            <text:p>14880</text:p>
          </table:table-cell>
          <table:table-cell table:formula="of:=[.H180]-[.E180]" office:value-type="float" office:value="2430" calcext:value-type="float">
            <text:p>2430</text:p>
          </table:table-cell>
          <table:table-cell table:style-name="ce2" table:formula="of:=[.J179]+[.L179]" office:value-type="float" office:value="10" calcext:value-type="float">
            <text:p>10</text:p>
          </table:table-cell>
          <table:table-cell table:formula="of:=IF(AND(NOT(MONTH([.A180]) = MONTH([.A181]));[.I180]&gt;=2400);&quot;TAK&quot;;&quot;NIE&quot;)" office:value-type="string" office:string-value="NIE" calcext:value-type="string">
            <text:p>NIE</text:p>
          </table:table-cell>
          <table:table-cell table:formula="of:=IF([.K180] = &quot;TAK&quot;;3;0)" office:value-type="float" office:value="0" calcext:value-type="float">
            <text:p>0</text:p>
          </table:table-cell>
          <table:table-cell table:formula="of:=[.L18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29" calcext:value-type="date">
            <text:p>29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181] = &quot;niedziela&quot;;[.$P$7]*[.J181];0)" office:value-type="float" office:value="0" calcext:value-type="float">
            <text:p>0</text:p>
          </table:table-cell>
          <table:table-cell table:formula="of:=[.E180]+[.D181]" office:value-type="float" office:value="12450" calcext:value-type="float">
            <text:p>12450</text:p>
          </table:table-cell>
          <table:table-cell table:formula="of:=IF(AND(NOT([.B181]=&quot;niedziela&quot;);NOT([.B181]=&quot;sobota&quot;));ROUNDDOWN(VLOOKUP([.C181];[.$O$1:.$P$4];2;0) * [.J181];0);0)" office:value-type="float" office:value="9" calcext:value-type="float">
            <text:p>9</text:p>
          </table:table-cell>
          <table:table-cell table:formula="of:=[.F181]*[.$P$8]" office:value-type="float" office:value="270" calcext:value-type="float">
            <text:p>270</text:p>
          </table:table-cell>
          <table:table-cell table:formula="of:=[.G181]+[.H180]" office:value-type="float" office:value="15150" calcext:value-type="float">
            <text:p>15150</text:p>
          </table:table-cell>
          <table:table-cell table:formula="of:=[.H181]-[.E181]" office:value-type="float" office:value="2700" calcext:value-type="float">
            <text:p>2700</text:p>
          </table:table-cell>
          <table:table-cell table:style-name="ce2" table:formula="of:=[.J180]+[.L180]" office:value-type="float" office:value="10" calcext:value-type="float">
            <text:p>10</text:p>
          </table:table-cell>
          <table:table-cell table:formula="of:=IF(AND(NOT(MONTH([.A181]) = MONTH([.A182]));[.I181]&gt;=2400);&quot;TAK&quot;;&quot;NIE&quot;)" office:value-type="string" office:string-value="NIE" calcext:value-type="string">
            <text:p>NIE</text:p>
          </table:table-cell>
          <table:table-cell table:formula="of:=IF([.K181] = &quot;TAK&quot;;3;0)" office:value-type="float" office:value="0" calcext:value-type="float">
            <text:p>0</text:p>
          </table:table-cell>
          <table:table-cell table:formula="of:=[.L18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6-30" calcext:value-type="date">
            <text:p>30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182] = &quot;niedziela&quot;;[.$P$7]*[.J182];0)" office:value-type="float" office:value="0" calcext:value-type="float">
            <text:p>0</text:p>
          </table:table-cell>
          <table:table-cell table:formula="of:=[.E181]+[.D182]" office:value-type="float" office:value="12450" calcext:value-type="float">
            <text:p>12450</text:p>
          </table:table-cell>
          <table:table-cell table:formula="of:=IF(AND(NOT([.B182]=&quot;niedziela&quot;);NOT([.B182]=&quot;sobota&quot;));ROUNDDOWN(VLOOKUP([.C182];[.$O$1:.$P$4];2;0) * [.J182];0);0)" office:value-type="float" office:value="9" calcext:value-type="float">
            <text:p>9</text:p>
          </table:table-cell>
          <table:table-cell table:formula="of:=[.F182]*[.$P$8]" office:value-type="float" office:value="270" calcext:value-type="float">
            <text:p>270</text:p>
          </table:table-cell>
          <table:table-cell table:formula="of:=[.G182]+[.H181]" office:value-type="float" office:value="15420" calcext:value-type="float">
            <text:p>15420</text:p>
          </table:table-cell>
          <table:table-cell table:formula="of:=[.H182]-[.E182]" office:value-type="float" office:value="2970" calcext:value-type="float">
            <text:p>2970</text:p>
          </table:table-cell>
          <table:table-cell table:style-name="ce2" table:formula="of:=[.J181]+[.L181]" office:value-type="float" office:value="10" calcext:value-type="float">
            <text:p>10</text:p>
          </table:table-cell>
          <table:table-cell table:formula="of:=IF(AND(NOT(MONTH([.A182]) = MONTH([.A183]));[.I182]&gt;=2400);&quot;TAK&quot;;&quot;NIE&quot;)" office:value-type="string" office:string-value="TAK" calcext:value-type="string">
            <text:p>TAK</text:p>
          </table:table-cell>
          <table:table-cell table:formula="of:=IF([.K182] = &quot;TAK&quot;;3;0)" office:value-type="float" office:value="3" calcext:value-type="float">
            <text:p>3</text:p>
          </table:table-cell>
          <table:table-cell table:formula="of:=[.L182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1" calcext:value-type="date">
            <text:p>1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183] = &quot;niedziela&quot;;[.$P$7]*[.J183];0)" office:value-type="float" office:value="0" calcext:value-type="float">
            <text:p>0</text:p>
          </table:table-cell>
          <table:table-cell table:formula="of:=[.E182]+[.D183]" office:value-type="float" office:value="12450" calcext:value-type="float">
            <text:p>12450</text:p>
          </table:table-cell>
          <table:table-cell table:formula="of:=IF(AND(NOT([.B183]=&quot;niedziela&quot;);NOT([.B183]=&quot;sobota&quot;));ROUNDDOWN(VLOOKUP([.C183];[.$O$1:.$P$4];2;0) * [.J183];0);0)" office:value-type="float" office:value="0" calcext:value-type="float">
            <text:p>0</text:p>
          </table:table-cell>
          <table:table-cell table:formula="of:=[.F183]*[.$P$8]" office:value-type="float" office:value="0" calcext:value-type="float">
            <text:p>0</text:p>
          </table:table-cell>
          <table:table-cell table:formula="of:=[.G183]+[.H182]" office:value-type="float" office:value="15420" calcext:value-type="float">
            <text:p>15420</text:p>
          </table:table-cell>
          <table:table-cell table:formula="of:=[.H183]-[.E183]" office:value-type="float" office:value="2970" calcext:value-type="float">
            <text:p>2970</text:p>
          </table:table-cell>
          <table:table-cell table:style-name="ce2" table:formula="of:=[.J182]+[.L182]" office:value-type="float" office:value="13" calcext:value-type="float">
            <text:p>13</text:p>
          </table:table-cell>
          <table:table-cell table:formula="of:=IF(AND(NOT(MONTH([.A183]) = MONTH([.A184]));[.I183]&gt;=2400);&quot;TAK&quot;;&quot;NIE&quot;)" office:value-type="string" office:string-value="NIE" calcext:value-type="string">
            <text:p>NIE</text:p>
          </table:table-cell>
          <table:table-cell table:formula="of:=IF([.K183] = &quot;TAK&quot;;3;0)" office:value-type="float" office:value="0" calcext:value-type="float">
            <text:p>0</text:p>
          </table:table-cell>
          <table:table-cell table:formula="of:=[.L18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2" calcext:value-type="date">
            <text:p>2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184] = &quot;niedziela&quot;;[.$P$7]*[.J184];0)" office:value-type="float" office:value="195" calcext:value-type="float">
            <text:p>195</text:p>
          </table:table-cell>
          <table:table-cell table:formula="of:=[.E183]+[.D184]" office:value-type="float" office:value="12645" calcext:value-type="float">
            <text:p>12645</text:p>
          </table:table-cell>
          <table:table-cell table:formula="of:=IF(AND(NOT([.B184]=&quot;niedziela&quot;);NOT([.B184]=&quot;sobota&quot;));ROUNDDOWN(VLOOKUP([.C184];[.$O$1:.$P$4];2;0) * [.J184];0);0)" office:value-type="float" office:value="0" calcext:value-type="float">
            <text:p>0</text:p>
          </table:table-cell>
          <table:table-cell table:formula="of:=[.F184]*[.$P$8]" office:value-type="float" office:value="0" calcext:value-type="float">
            <text:p>0</text:p>
          </table:table-cell>
          <table:table-cell table:formula="of:=[.G184]+[.H183]" office:value-type="float" office:value="15420" calcext:value-type="float">
            <text:p>15420</text:p>
          </table:table-cell>
          <table:table-cell table:formula="of:=[.H184]-[.E184]" office:value-type="float" office:value="2775" calcext:value-type="float">
            <text:p>2775</text:p>
          </table:table-cell>
          <table:table-cell table:style-name="ce2" table:formula="of:=[.J183]+[.L183]" office:value-type="float" office:value="13" calcext:value-type="float">
            <text:p>13</text:p>
          </table:table-cell>
          <table:table-cell table:formula="of:=IF(AND(NOT(MONTH([.A184]) = MONTH([.A185]));[.I184]&gt;=2400);&quot;TAK&quot;;&quot;NIE&quot;)" office:value-type="string" office:string-value="NIE" calcext:value-type="string">
            <text:p>NIE</text:p>
          </table:table-cell>
          <table:table-cell table:formula="of:=IF([.K184] = &quot;TAK&quot;;3;0)" office:value-type="float" office:value="0" calcext:value-type="float">
            <text:p>0</text:p>
          </table:table-cell>
          <table:table-cell table:formula="of:=[.L18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3" calcext:value-type="date">
            <text:p>3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185] = &quot;niedziela&quot;;[.$P$7]*[.J185];0)" office:value-type="float" office:value="0" calcext:value-type="float">
            <text:p>0</text:p>
          </table:table-cell>
          <table:table-cell table:formula="of:=[.E184]+[.D185]" office:value-type="float" office:value="12645" calcext:value-type="float">
            <text:p>12645</text:p>
          </table:table-cell>
          <table:table-cell table:formula="of:=IF(AND(NOT([.B185]=&quot;niedziela&quot;);NOT([.B185]=&quot;sobota&quot;));ROUNDDOWN(VLOOKUP([.C185];[.$O$1:.$P$4];2;0) * [.J185];0);0)" office:value-type="float" office:value="11" calcext:value-type="float">
            <text:p>11</text:p>
          </table:table-cell>
          <table:table-cell table:formula="of:=[.F185]*[.$P$8]" office:value-type="float" office:value="330" calcext:value-type="float">
            <text:p>330</text:p>
          </table:table-cell>
          <table:table-cell table:formula="of:=[.G185]+[.H184]" office:value-type="float" office:value="15750" calcext:value-type="float">
            <text:p>15750</text:p>
          </table:table-cell>
          <table:table-cell table:formula="of:=[.H185]-[.E185]" office:value-type="float" office:value="3105" calcext:value-type="float">
            <text:p>3105</text:p>
          </table:table-cell>
          <table:table-cell table:style-name="ce2" table:formula="of:=[.J184]+[.L184]" office:value-type="float" office:value="13" calcext:value-type="float">
            <text:p>13</text:p>
          </table:table-cell>
          <table:table-cell table:formula="of:=IF(AND(NOT(MONTH([.A185]) = MONTH([.A186]));[.I185]&gt;=2400);&quot;TAK&quot;;&quot;NIE&quot;)" office:value-type="string" office:string-value="NIE" calcext:value-type="string">
            <text:p>NIE</text:p>
          </table:table-cell>
          <table:table-cell table:formula="of:=IF([.K185] = &quot;TAK&quot;;3;0)" office:value-type="float" office:value="0" calcext:value-type="float">
            <text:p>0</text:p>
          </table:table-cell>
          <table:table-cell table:formula="of:=[.L18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4" calcext:value-type="date">
            <text:p>4.07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186] = &quot;niedziela&quot;;[.$P$7]*[.J186];0)" office:value-type="float" office:value="0" calcext:value-type="float">
            <text:p>0</text:p>
          </table:table-cell>
          <table:table-cell table:formula="of:=[.E185]+[.D186]" office:value-type="float" office:value="12645" calcext:value-type="float">
            <text:p>12645</text:p>
          </table:table-cell>
          <table:table-cell table:formula="of:=IF(AND(NOT([.B186]=&quot;niedziela&quot;);NOT([.B186]=&quot;sobota&quot;));ROUNDDOWN(VLOOKUP([.C186];[.$O$1:.$P$4];2;0) * [.J186];0);0)" office:value-type="float" office:value="11" calcext:value-type="float">
            <text:p>11</text:p>
          </table:table-cell>
          <table:table-cell table:formula="of:=[.F186]*[.$P$8]" office:value-type="float" office:value="330" calcext:value-type="float">
            <text:p>330</text:p>
          </table:table-cell>
          <table:table-cell table:formula="of:=[.G186]+[.H185]" office:value-type="float" office:value="16080" calcext:value-type="float">
            <text:p>16080</text:p>
          </table:table-cell>
          <table:table-cell table:formula="of:=[.H186]-[.E186]" office:value-type="float" office:value="3435" calcext:value-type="float">
            <text:p>3435</text:p>
          </table:table-cell>
          <table:table-cell table:style-name="ce2" table:formula="of:=[.J185]+[.L185]" office:value-type="float" office:value="13" calcext:value-type="float">
            <text:p>13</text:p>
          </table:table-cell>
          <table:table-cell table:formula="of:=IF(AND(NOT(MONTH([.A186]) = MONTH([.A187]));[.I186]&gt;=2400);&quot;TAK&quot;;&quot;NIE&quot;)" office:value-type="string" office:string-value="NIE" calcext:value-type="string">
            <text:p>NIE</text:p>
          </table:table-cell>
          <table:table-cell table:formula="of:=IF([.K186] = &quot;TAK&quot;;3;0)" office:value-type="float" office:value="0" calcext:value-type="float">
            <text:p>0</text:p>
          </table:table-cell>
          <table:table-cell table:formula="of:=[.L18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5" calcext:value-type="date">
            <text:p>5.07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187] = &quot;niedziela&quot;;[.$P$7]*[.J187];0)" office:value-type="float" office:value="0" calcext:value-type="float">
            <text:p>0</text:p>
          </table:table-cell>
          <table:table-cell table:formula="of:=[.E186]+[.D187]" office:value-type="float" office:value="12645" calcext:value-type="float">
            <text:p>12645</text:p>
          </table:table-cell>
          <table:table-cell table:formula="of:=IF(AND(NOT([.B187]=&quot;niedziela&quot;);NOT([.B187]=&quot;sobota&quot;));ROUNDDOWN(VLOOKUP([.C187];[.$O$1:.$P$4];2;0) * [.J187];0);0)" office:value-type="float" office:value="11" calcext:value-type="float">
            <text:p>11</text:p>
          </table:table-cell>
          <table:table-cell table:formula="of:=[.F187]*[.$P$8]" office:value-type="float" office:value="330" calcext:value-type="float">
            <text:p>330</text:p>
          </table:table-cell>
          <table:table-cell table:formula="of:=[.G187]+[.H186]" office:value-type="float" office:value="16410" calcext:value-type="float">
            <text:p>16410</text:p>
          </table:table-cell>
          <table:table-cell table:formula="of:=[.H187]-[.E187]" office:value-type="float" office:value="3765" calcext:value-type="float">
            <text:p>3765</text:p>
          </table:table-cell>
          <table:table-cell table:style-name="ce2" table:formula="of:=[.J186]+[.L186]" office:value-type="float" office:value="13" calcext:value-type="float">
            <text:p>13</text:p>
          </table:table-cell>
          <table:table-cell table:formula="of:=IF(AND(NOT(MONTH([.A187]) = MONTH([.A188]));[.I187]&gt;=2400);&quot;TAK&quot;;&quot;NIE&quot;)" office:value-type="string" office:string-value="NIE" calcext:value-type="string">
            <text:p>NIE</text:p>
          </table:table-cell>
          <table:table-cell table:formula="of:=IF([.K187] = &quot;TAK&quot;;3;0)" office:value-type="float" office:value="0" calcext:value-type="float">
            <text:p>0</text:p>
          </table:table-cell>
          <table:table-cell table:formula="of:=[.L18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6" calcext:value-type="date">
            <text:p>6.07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188] = &quot;niedziela&quot;;[.$P$7]*[.J188];0)" office:value-type="float" office:value="0" calcext:value-type="float">
            <text:p>0</text:p>
          </table:table-cell>
          <table:table-cell table:formula="of:=[.E187]+[.D188]" office:value-type="float" office:value="12645" calcext:value-type="float">
            <text:p>12645</text:p>
          </table:table-cell>
          <table:table-cell table:formula="of:=IF(AND(NOT([.B188]=&quot;niedziela&quot;);NOT([.B188]=&quot;sobota&quot;));ROUNDDOWN(VLOOKUP([.C188];[.$O$1:.$P$4];2;0) * [.J188];0);0)" office:value-type="float" office:value="11" calcext:value-type="float">
            <text:p>11</text:p>
          </table:table-cell>
          <table:table-cell table:formula="of:=[.F188]*[.$P$8]" office:value-type="float" office:value="330" calcext:value-type="float">
            <text:p>330</text:p>
          </table:table-cell>
          <table:table-cell table:formula="of:=[.G188]+[.H187]" office:value-type="float" office:value="16740" calcext:value-type="float">
            <text:p>16740</text:p>
          </table:table-cell>
          <table:table-cell table:formula="of:=[.H188]-[.E188]" office:value-type="float" office:value="4095" calcext:value-type="float">
            <text:p>4095</text:p>
          </table:table-cell>
          <table:table-cell table:style-name="ce2" table:formula="of:=[.J187]+[.L187]" office:value-type="float" office:value="13" calcext:value-type="float">
            <text:p>13</text:p>
          </table:table-cell>
          <table:table-cell table:formula="of:=IF(AND(NOT(MONTH([.A188]) = MONTH([.A189]));[.I188]&gt;=2400);&quot;TAK&quot;;&quot;NIE&quot;)" office:value-type="string" office:string-value="NIE" calcext:value-type="string">
            <text:p>NIE</text:p>
          </table:table-cell>
          <table:table-cell table:formula="of:=IF([.K188] = &quot;TAK&quot;;3;0)" office:value-type="float" office:value="0" calcext:value-type="float">
            <text:p>0</text:p>
          </table:table-cell>
          <table:table-cell table:formula="of:=[.L18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7" calcext:value-type="date">
            <text:p>7.07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189] = &quot;niedziela&quot;;[.$P$7]*[.J189];0)" office:value-type="float" office:value="0" calcext:value-type="float">
            <text:p>0</text:p>
          </table:table-cell>
          <table:table-cell table:formula="of:=[.E188]+[.D189]" office:value-type="float" office:value="12645" calcext:value-type="float">
            <text:p>12645</text:p>
          </table:table-cell>
          <table:table-cell table:formula="of:=IF(AND(NOT([.B189]=&quot;niedziela&quot;);NOT([.B189]=&quot;sobota&quot;));ROUNDDOWN(VLOOKUP([.C189];[.$O$1:.$P$4];2;0) * [.J189];0);0)" office:value-type="float" office:value="11" calcext:value-type="float">
            <text:p>11</text:p>
          </table:table-cell>
          <table:table-cell table:formula="of:=[.F189]*[.$P$8]" office:value-type="float" office:value="330" calcext:value-type="float">
            <text:p>330</text:p>
          </table:table-cell>
          <table:table-cell table:formula="of:=[.G189]+[.H188]" office:value-type="float" office:value="17070" calcext:value-type="float">
            <text:p>17070</text:p>
          </table:table-cell>
          <table:table-cell table:formula="of:=[.H189]-[.E189]" office:value-type="float" office:value="4425" calcext:value-type="float">
            <text:p>4425</text:p>
          </table:table-cell>
          <table:table-cell table:style-name="ce2" table:formula="of:=[.J188]+[.L188]" office:value-type="float" office:value="13" calcext:value-type="float">
            <text:p>13</text:p>
          </table:table-cell>
          <table:table-cell table:formula="of:=IF(AND(NOT(MONTH([.A189]) = MONTH([.A190]));[.I189]&gt;=2400);&quot;TAK&quot;;&quot;NIE&quot;)" office:value-type="string" office:string-value="NIE" calcext:value-type="string">
            <text:p>NIE</text:p>
          </table:table-cell>
          <table:table-cell table:formula="of:=IF([.K189] = &quot;TAK&quot;;3;0)" office:value-type="float" office:value="0" calcext:value-type="float">
            <text:p>0</text:p>
          </table:table-cell>
          <table:table-cell table:formula="of:=[.L18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8" calcext:value-type="date">
            <text:p>8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190] = &quot;niedziela&quot;;[.$P$7]*[.J190];0)" office:value-type="float" office:value="0" calcext:value-type="float">
            <text:p>0</text:p>
          </table:table-cell>
          <table:table-cell table:formula="of:=[.E189]+[.D190]" office:value-type="float" office:value="12645" calcext:value-type="float">
            <text:p>12645</text:p>
          </table:table-cell>
          <table:table-cell table:formula="of:=IF(AND(NOT([.B190]=&quot;niedziela&quot;);NOT([.B190]=&quot;sobota&quot;));ROUNDDOWN(VLOOKUP([.C190];[.$O$1:.$P$4];2;0) * [.J190];0);0)" office:value-type="float" office:value="0" calcext:value-type="float">
            <text:p>0</text:p>
          </table:table-cell>
          <table:table-cell table:formula="of:=[.F190]*[.$P$8]" office:value-type="float" office:value="0" calcext:value-type="float">
            <text:p>0</text:p>
          </table:table-cell>
          <table:table-cell table:formula="of:=[.G190]+[.H189]" office:value-type="float" office:value="17070" calcext:value-type="float">
            <text:p>17070</text:p>
          </table:table-cell>
          <table:table-cell table:formula="of:=[.H190]-[.E190]" office:value-type="float" office:value="4425" calcext:value-type="float">
            <text:p>4425</text:p>
          </table:table-cell>
          <table:table-cell table:style-name="ce2" table:formula="of:=[.J189]+[.L189]" office:value-type="float" office:value="13" calcext:value-type="float">
            <text:p>13</text:p>
          </table:table-cell>
          <table:table-cell table:formula="of:=IF(AND(NOT(MONTH([.A190]) = MONTH([.A191]));[.I190]&gt;=2400);&quot;TAK&quot;;&quot;NIE&quot;)" office:value-type="string" office:string-value="NIE" calcext:value-type="string">
            <text:p>NIE</text:p>
          </table:table-cell>
          <table:table-cell table:formula="of:=IF([.K190] = &quot;TAK&quot;;3;0)" office:value-type="float" office:value="0" calcext:value-type="float">
            <text:p>0</text:p>
          </table:table-cell>
          <table:table-cell table:formula="of:=[.L19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09" calcext:value-type="date">
            <text:p>9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191] = &quot;niedziela&quot;;[.$P$7]*[.J191];0)" office:value-type="float" office:value="195" calcext:value-type="float">
            <text:p>195</text:p>
          </table:table-cell>
          <table:table-cell table:formula="of:=[.E190]+[.D191]" office:value-type="float" office:value="12840" calcext:value-type="float">
            <text:p>12840</text:p>
          </table:table-cell>
          <table:table-cell table:formula="of:=IF(AND(NOT([.B191]=&quot;niedziela&quot;);NOT([.B191]=&quot;sobota&quot;));ROUNDDOWN(VLOOKUP([.C191];[.$O$1:.$P$4];2;0) * [.J191];0);0)" office:value-type="float" office:value="0" calcext:value-type="float">
            <text:p>0</text:p>
          </table:table-cell>
          <table:table-cell table:formula="of:=[.F191]*[.$P$8]" office:value-type="float" office:value="0" calcext:value-type="float">
            <text:p>0</text:p>
          </table:table-cell>
          <table:table-cell table:formula="of:=[.G191]+[.H190]" office:value-type="float" office:value="17070" calcext:value-type="float">
            <text:p>17070</text:p>
          </table:table-cell>
          <table:table-cell table:formula="of:=[.H191]-[.E191]" office:value-type="float" office:value="4230" calcext:value-type="float">
            <text:p>4230</text:p>
          </table:table-cell>
          <table:table-cell table:style-name="ce2" table:formula="of:=[.J190]+[.L190]" office:value-type="float" office:value="13" calcext:value-type="float">
            <text:p>13</text:p>
          </table:table-cell>
          <table:table-cell table:formula="of:=IF(AND(NOT(MONTH([.A191]) = MONTH([.A192]));[.I191]&gt;=2400);&quot;TAK&quot;;&quot;NIE&quot;)" office:value-type="string" office:string-value="NIE" calcext:value-type="string">
            <text:p>NIE</text:p>
          </table:table-cell>
          <table:table-cell table:formula="of:=IF([.K191] = &quot;TAK&quot;;3;0)" office:value-type="float" office:value="0" calcext:value-type="float">
            <text:p>0</text:p>
          </table:table-cell>
          <table:table-cell table:formula="of:=[.L19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0" calcext:value-type="date">
            <text:p>10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192] = &quot;niedziela&quot;;[.$P$7]*[.J192];0)" office:value-type="float" office:value="0" calcext:value-type="float">
            <text:p>0</text:p>
          </table:table-cell>
          <table:table-cell table:formula="of:=[.E191]+[.D192]" office:value-type="float" office:value="12840" calcext:value-type="float">
            <text:p>12840</text:p>
          </table:table-cell>
          <table:table-cell table:formula="of:=IF(AND(NOT([.B192]=&quot;niedziela&quot;);NOT([.B192]=&quot;sobota&quot;));ROUNDDOWN(VLOOKUP([.C192];[.$O$1:.$P$4];2;0) * [.J192];0);0)" office:value-type="float" office:value="11" calcext:value-type="float">
            <text:p>11</text:p>
          </table:table-cell>
          <table:table-cell table:formula="of:=[.F192]*[.$P$8]" office:value-type="float" office:value="330" calcext:value-type="float">
            <text:p>330</text:p>
          </table:table-cell>
          <table:table-cell table:formula="of:=[.G192]+[.H191]" office:value-type="float" office:value="17400" calcext:value-type="float">
            <text:p>17400</text:p>
          </table:table-cell>
          <table:table-cell table:formula="of:=[.H192]-[.E192]" office:value-type="float" office:value="4560" calcext:value-type="float">
            <text:p>4560</text:p>
          </table:table-cell>
          <table:table-cell table:style-name="ce2" table:formula="of:=[.J191]+[.L191]" office:value-type="float" office:value="13" calcext:value-type="float">
            <text:p>13</text:p>
          </table:table-cell>
          <table:table-cell table:formula="of:=IF(AND(NOT(MONTH([.A192]) = MONTH([.A193]));[.I192]&gt;=2400);&quot;TAK&quot;;&quot;NIE&quot;)" office:value-type="string" office:string-value="NIE" calcext:value-type="string">
            <text:p>NIE</text:p>
          </table:table-cell>
          <table:table-cell table:formula="of:=IF([.K192] = &quot;TAK&quot;;3;0)" office:value-type="float" office:value="0" calcext:value-type="float">
            <text:p>0</text:p>
          </table:table-cell>
          <table:table-cell table:formula="of:=[.L19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1" calcext:value-type="date">
            <text:p>11.07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193] = &quot;niedziela&quot;;[.$P$7]*[.J193];0)" office:value-type="float" office:value="0" calcext:value-type="float">
            <text:p>0</text:p>
          </table:table-cell>
          <table:table-cell table:formula="of:=[.E192]+[.D193]" office:value-type="float" office:value="12840" calcext:value-type="float">
            <text:p>12840</text:p>
          </table:table-cell>
          <table:table-cell table:formula="of:=IF(AND(NOT([.B193]=&quot;niedziela&quot;);NOT([.B193]=&quot;sobota&quot;));ROUNDDOWN(VLOOKUP([.C193];[.$O$1:.$P$4];2;0) * [.J193];0);0)" office:value-type="float" office:value="11" calcext:value-type="float">
            <text:p>11</text:p>
          </table:table-cell>
          <table:table-cell table:formula="of:=[.F193]*[.$P$8]" office:value-type="float" office:value="330" calcext:value-type="float">
            <text:p>330</text:p>
          </table:table-cell>
          <table:table-cell table:formula="of:=[.G193]+[.H192]" office:value-type="float" office:value="17730" calcext:value-type="float">
            <text:p>17730</text:p>
          </table:table-cell>
          <table:table-cell table:formula="of:=[.H193]-[.E193]" office:value-type="float" office:value="4890" calcext:value-type="float">
            <text:p>4890</text:p>
          </table:table-cell>
          <table:table-cell table:style-name="ce2" table:formula="of:=[.J192]+[.L192]" office:value-type="float" office:value="13" calcext:value-type="float">
            <text:p>13</text:p>
          </table:table-cell>
          <table:table-cell table:formula="of:=IF(AND(NOT(MONTH([.A193]) = MONTH([.A194]));[.I193]&gt;=2400);&quot;TAK&quot;;&quot;NIE&quot;)" office:value-type="string" office:string-value="NIE" calcext:value-type="string">
            <text:p>NIE</text:p>
          </table:table-cell>
          <table:table-cell table:formula="of:=IF([.K193] = &quot;TAK&quot;;3;0)" office:value-type="float" office:value="0" calcext:value-type="float">
            <text:p>0</text:p>
          </table:table-cell>
          <table:table-cell table:formula="of:=[.L19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2" calcext:value-type="date">
            <text:p>12.07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194] = &quot;niedziela&quot;;[.$P$7]*[.J194];0)" office:value-type="float" office:value="0" calcext:value-type="float">
            <text:p>0</text:p>
          </table:table-cell>
          <table:table-cell table:formula="of:=[.E193]+[.D194]" office:value-type="float" office:value="12840" calcext:value-type="float">
            <text:p>12840</text:p>
          </table:table-cell>
          <table:table-cell table:formula="of:=IF(AND(NOT([.B194]=&quot;niedziela&quot;);NOT([.B194]=&quot;sobota&quot;));ROUNDDOWN(VLOOKUP([.C194];[.$O$1:.$P$4];2;0) * [.J194];0);0)" office:value-type="float" office:value="11" calcext:value-type="float">
            <text:p>11</text:p>
          </table:table-cell>
          <table:table-cell table:formula="of:=[.F194]*[.$P$8]" office:value-type="float" office:value="330" calcext:value-type="float">
            <text:p>330</text:p>
          </table:table-cell>
          <table:table-cell table:formula="of:=[.G194]+[.H193]" office:value-type="float" office:value="18060" calcext:value-type="float">
            <text:p>18060</text:p>
          </table:table-cell>
          <table:table-cell table:formula="of:=[.H194]-[.E194]" office:value-type="float" office:value="5220" calcext:value-type="float">
            <text:p>5220</text:p>
          </table:table-cell>
          <table:table-cell table:style-name="ce2" table:formula="of:=[.J193]+[.L193]" office:value-type="float" office:value="13" calcext:value-type="float">
            <text:p>13</text:p>
          </table:table-cell>
          <table:table-cell table:formula="of:=IF(AND(NOT(MONTH([.A194]) = MONTH([.A195]));[.I194]&gt;=2400);&quot;TAK&quot;;&quot;NIE&quot;)" office:value-type="string" office:string-value="NIE" calcext:value-type="string">
            <text:p>NIE</text:p>
          </table:table-cell>
          <table:table-cell table:formula="of:=IF([.K194] = &quot;TAK&quot;;3;0)" office:value-type="float" office:value="0" calcext:value-type="float">
            <text:p>0</text:p>
          </table:table-cell>
          <table:table-cell table:formula="of:=[.L19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3" calcext:value-type="date">
            <text:p>13.07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195] = &quot;niedziela&quot;;[.$P$7]*[.J195];0)" office:value-type="float" office:value="0" calcext:value-type="float">
            <text:p>0</text:p>
          </table:table-cell>
          <table:table-cell table:formula="of:=[.E194]+[.D195]" office:value-type="float" office:value="12840" calcext:value-type="float">
            <text:p>12840</text:p>
          </table:table-cell>
          <table:table-cell table:formula="of:=IF(AND(NOT([.B195]=&quot;niedziela&quot;);NOT([.B195]=&quot;sobota&quot;));ROUNDDOWN(VLOOKUP([.C195];[.$O$1:.$P$4];2;0) * [.J195];0);0)" office:value-type="float" office:value="11" calcext:value-type="float">
            <text:p>11</text:p>
          </table:table-cell>
          <table:table-cell table:formula="of:=[.F195]*[.$P$8]" office:value-type="float" office:value="330" calcext:value-type="float">
            <text:p>330</text:p>
          </table:table-cell>
          <table:table-cell table:formula="of:=[.G195]+[.H194]" office:value-type="float" office:value="18390" calcext:value-type="float">
            <text:p>18390</text:p>
          </table:table-cell>
          <table:table-cell table:formula="of:=[.H195]-[.E195]" office:value-type="float" office:value="5550" calcext:value-type="float">
            <text:p>5550</text:p>
          </table:table-cell>
          <table:table-cell table:style-name="ce2" table:formula="of:=[.J194]+[.L194]" office:value-type="float" office:value="13" calcext:value-type="float">
            <text:p>13</text:p>
          </table:table-cell>
          <table:table-cell table:formula="of:=IF(AND(NOT(MONTH([.A195]) = MONTH([.A196]));[.I195]&gt;=2400);&quot;TAK&quot;;&quot;NIE&quot;)" office:value-type="string" office:string-value="NIE" calcext:value-type="string">
            <text:p>NIE</text:p>
          </table:table-cell>
          <table:table-cell table:formula="of:=IF([.K195] = &quot;TAK&quot;;3;0)" office:value-type="float" office:value="0" calcext:value-type="float">
            <text:p>0</text:p>
          </table:table-cell>
          <table:table-cell table:formula="of:=[.L19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4" calcext:value-type="date">
            <text:p>14.07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196] = &quot;niedziela&quot;;[.$P$7]*[.J196];0)" office:value-type="float" office:value="0" calcext:value-type="float">
            <text:p>0</text:p>
          </table:table-cell>
          <table:table-cell table:formula="of:=[.E195]+[.D196]" office:value-type="float" office:value="12840" calcext:value-type="float">
            <text:p>12840</text:p>
          </table:table-cell>
          <table:table-cell table:formula="of:=IF(AND(NOT([.B196]=&quot;niedziela&quot;);NOT([.B196]=&quot;sobota&quot;));ROUNDDOWN(VLOOKUP([.C196];[.$O$1:.$P$4];2;0) * [.J196];0);0)" office:value-type="float" office:value="11" calcext:value-type="float">
            <text:p>11</text:p>
          </table:table-cell>
          <table:table-cell table:formula="of:=[.F196]*[.$P$8]" office:value-type="float" office:value="330" calcext:value-type="float">
            <text:p>330</text:p>
          </table:table-cell>
          <table:table-cell table:formula="of:=[.G196]+[.H195]" office:value-type="float" office:value="18720" calcext:value-type="float">
            <text:p>18720</text:p>
          </table:table-cell>
          <table:table-cell table:formula="of:=[.H196]-[.E196]" office:value-type="float" office:value="5880" calcext:value-type="float">
            <text:p>5880</text:p>
          </table:table-cell>
          <table:table-cell table:style-name="ce2" table:formula="of:=[.J195]+[.L195]" office:value-type="float" office:value="13" calcext:value-type="float">
            <text:p>13</text:p>
          </table:table-cell>
          <table:table-cell table:formula="of:=IF(AND(NOT(MONTH([.A196]) = MONTH([.A197]));[.I196]&gt;=2400);&quot;TAK&quot;;&quot;NIE&quot;)" office:value-type="string" office:string-value="NIE" calcext:value-type="string">
            <text:p>NIE</text:p>
          </table:table-cell>
          <table:table-cell table:formula="of:=IF([.K196] = &quot;TAK&quot;;3;0)" office:value-type="float" office:value="0" calcext:value-type="float">
            <text:p>0</text:p>
          </table:table-cell>
          <table:table-cell table:formula="of:=[.L19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5" calcext:value-type="date">
            <text:p>15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197] = &quot;niedziela&quot;;[.$P$7]*[.J197];0)" office:value-type="float" office:value="0" calcext:value-type="float">
            <text:p>0</text:p>
          </table:table-cell>
          <table:table-cell table:formula="of:=[.E196]+[.D197]" office:value-type="float" office:value="12840" calcext:value-type="float">
            <text:p>12840</text:p>
          </table:table-cell>
          <table:table-cell table:formula="of:=IF(AND(NOT([.B197]=&quot;niedziela&quot;);NOT([.B197]=&quot;sobota&quot;));ROUNDDOWN(VLOOKUP([.C197];[.$O$1:.$P$4];2;0) * [.J197];0);0)" office:value-type="float" office:value="0" calcext:value-type="float">
            <text:p>0</text:p>
          </table:table-cell>
          <table:table-cell table:formula="of:=[.F197]*[.$P$8]" office:value-type="float" office:value="0" calcext:value-type="float">
            <text:p>0</text:p>
          </table:table-cell>
          <table:table-cell table:formula="of:=[.G197]+[.H196]" office:value-type="float" office:value="18720" calcext:value-type="float">
            <text:p>18720</text:p>
          </table:table-cell>
          <table:table-cell table:formula="of:=[.H197]-[.E197]" office:value-type="float" office:value="5880" calcext:value-type="float">
            <text:p>5880</text:p>
          </table:table-cell>
          <table:table-cell table:style-name="ce2" table:formula="of:=[.J196]+[.L196]" office:value-type="float" office:value="13" calcext:value-type="float">
            <text:p>13</text:p>
          </table:table-cell>
          <table:table-cell table:formula="of:=IF(AND(NOT(MONTH([.A197]) = MONTH([.A198]));[.I197]&gt;=2400);&quot;TAK&quot;;&quot;NIE&quot;)" office:value-type="string" office:string-value="NIE" calcext:value-type="string">
            <text:p>NIE</text:p>
          </table:table-cell>
          <table:table-cell table:formula="of:=IF([.K197] = &quot;TAK&quot;;3;0)" office:value-type="float" office:value="0" calcext:value-type="float">
            <text:p>0</text:p>
          </table:table-cell>
          <table:table-cell table:formula="of:=[.L19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6" calcext:value-type="date">
            <text:p>16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198] = &quot;niedziela&quot;;[.$P$7]*[.J198];0)" office:value-type="float" office:value="195" calcext:value-type="float">
            <text:p>195</text:p>
          </table:table-cell>
          <table:table-cell table:formula="of:=[.E197]+[.D198]" office:value-type="float" office:value="13035" calcext:value-type="float">
            <text:p>13035</text:p>
          </table:table-cell>
          <table:table-cell table:formula="of:=IF(AND(NOT([.B198]=&quot;niedziela&quot;);NOT([.B198]=&quot;sobota&quot;));ROUNDDOWN(VLOOKUP([.C198];[.$O$1:.$P$4];2;0) * [.J198];0);0)" office:value-type="float" office:value="0" calcext:value-type="float">
            <text:p>0</text:p>
          </table:table-cell>
          <table:table-cell table:formula="of:=[.F198]*[.$P$8]" office:value-type="float" office:value="0" calcext:value-type="float">
            <text:p>0</text:p>
          </table:table-cell>
          <table:table-cell table:formula="of:=[.G198]+[.H197]" office:value-type="float" office:value="18720" calcext:value-type="float">
            <text:p>18720</text:p>
          </table:table-cell>
          <table:table-cell table:formula="of:=[.H198]-[.E198]" office:value-type="float" office:value="5685" calcext:value-type="float">
            <text:p>5685</text:p>
          </table:table-cell>
          <table:table-cell table:style-name="ce2" table:formula="of:=[.J197]+[.L197]" office:value-type="float" office:value="13" calcext:value-type="float">
            <text:p>13</text:p>
          </table:table-cell>
          <table:table-cell table:formula="of:=IF(AND(NOT(MONTH([.A198]) = MONTH([.A199]));[.I198]&gt;=2400);&quot;TAK&quot;;&quot;NIE&quot;)" office:value-type="string" office:string-value="NIE" calcext:value-type="string">
            <text:p>NIE</text:p>
          </table:table-cell>
          <table:table-cell table:formula="of:=IF([.K198] = &quot;TAK&quot;;3;0)" office:value-type="float" office:value="0" calcext:value-type="float">
            <text:p>0</text:p>
          </table:table-cell>
          <table:table-cell table:formula="of:=[.L19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7" calcext:value-type="date">
            <text:p>17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199] = &quot;niedziela&quot;;[.$P$7]*[.J199];0)" office:value-type="float" office:value="0" calcext:value-type="float">
            <text:p>0</text:p>
          </table:table-cell>
          <table:table-cell table:formula="of:=[.E198]+[.D199]" office:value-type="float" office:value="13035" calcext:value-type="float">
            <text:p>13035</text:p>
          </table:table-cell>
          <table:table-cell table:formula="of:=IF(AND(NOT([.B199]=&quot;niedziela&quot;);NOT([.B199]=&quot;sobota&quot;));ROUNDDOWN(VLOOKUP([.C199];[.$O$1:.$P$4];2;0) * [.J199];0);0)" office:value-type="float" office:value="11" calcext:value-type="float">
            <text:p>11</text:p>
          </table:table-cell>
          <table:table-cell table:formula="of:=[.F199]*[.$P$8]" office:value-type="float" office:value="330" calcext:value-type="float">
            <text:p>330</text:p>
          </table:table-cell>
          <table:table-cell table:formula="of:=[.G199]+[.H198]" office:value-type="float" office:value="19050" calcext:value-type="float">
            <text:p>19050</text:p>
          </table:table-cell>
          <table:table-cell table:formula="of:=[.H199]-[.E199]" office:value-type="float" office:value="6015" calcext:value-type="float">
            <text:p>6015</text:p>
          </table:table-cell>
          <table:table-cell table:style-name="ce2" table:formula="of:=[.J198]+[.L198]" office:value-type="float" office:value="13" calcext:value-type="float">
            <text:p>13</text:p>
          </table:table-cell>
          <table:table-cell table:formula="of:=IF(AND(NOT(MONTH([.A199]) = MONTH([.A200]));[.I199]&gt;=2400);&quot;TAK&quot;;&quot;NIE&quot;)" office:value-type="string" office:string-value="NIE" calcext:value-type="string">
            <text:p>NIE</text:p>
          </table:table-cell>
          <table:table-cell table:formula="of:=IF([.K199] = &quot;TAK&quot;;3;0)" office:value-type="float" office:value="0" calcext:value-type="float">
            <text:p>0</text:p>
          </table:table-cell>
          <table:table-cell table:formula="of:=[.L19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8" calcext:value-type="date">
            <text:p>18.07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00] = &quot;niedziela&quot;;[.$P$7]*[.J200];0)" office:value-type="float" office:value="0" calcext:value-type="float">
            <text:p>0</text:p>
          </table:table-cell>
          <table:table-cell table:formula="of:=[.E199]+[.D200]" office:value-type="float" office:value="13035" calcext:value-type="float">
            <text:p>13035</text:p>
          </table:table-cell>
          <table:table-cell table:formula="of:=IF(AND(NOT([.B200]=&quot;niedziela&quot;);NOT([.B200]=&quot;sobota&quot;));ROUNDDOWN(VLOOKUP([.C200];[.$O$1:.$P$4];2;0) * [.J200];0);0)" office:value-type="float" office:value="11" calcext:value-type="float">
            <text:p>11</text:p>
          </table:table-cell>
          <table:table-cell table:formula="of:=[.F200]*[.$P$8]" office:value-type="float" office:value="330" calcext:value-type="float">
            <text:p>330</text:p>
          </table:table-cell>
          <table:table-cell table:formula="of:=[.G200]+[.H199]" office:value-type="float" office:value="19380" calcext:value-type="float">
            <text:p>19380</text:p>
          </table:table-cell>
          <table:table-cell table:formula="of:=[.H200]-[.E200]" office:value-type="float" office:value="6345" calcext:value-type="float">
            <text:p>6345</text:p>
          </table:table-cell>
          <table:table-cell table:style-name="ce2" table:formula="of:=[.J199]+[.L199]" office:value-type="float" office:value="13" calcext:value-type="float">
            <text:p>13</text:p>
          </table:table-cell>
          <table:table-cell table:formula="of:=IF(AND(NOT(MONTH([.A200]) = MONTH([.A201]));[.I200]&gt;=2400);&quot;TAK&quot;;&quot;NIE&quot;)" office:value-type="string" office:string-value="NIE" calcext:value-type="string">
            <text:p>NIE</text:p>
          </table:table-cell>
          <table:table-cell table:formula="of:=IF([.K200] = &quot;TAK&quot;;3;0)" office:value-type="float" office:value="0" calcext:value-type="float">
            <text:p>0</text:p>
          </table:table-cell>
          <table:table-cell table:formula="of:=[.L20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19" calcext:value-type="date">
            <text:p>19.07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01] = &quot;niedziela&quot;;[.$P$7]*[.J201];0)" office:value-type="float" office:value="0" calcext:value-type="float">
            <text:p>0</text:p>
          </table:table-cell>
          <table:table-cell table:formula="of:=[.E200]+[.D201]" office:value-type="float" office:value="13035" calcext:value-type="float">
            <text:p>13035</text:p>
          </table:table-cell>
          <table:table-cell table:formula="of:=IF(AND(NOT([.B201]=&quot;niedziela&quot;);NOT([.B201]=&quot;sobota&quot;));ROUNDDOWN(VLOOKUP([.C201];[.$O$1:.$P$4];2;0) * [.J201];0);0)" office:value-type="float" office:value="11" calcext:value-type="float">
            <text:p>11</text:p>
          </table:table-cell>
          <table:table-cell table:formula="of:=[.F201]*[.$P$8]" office:value-type="float" office:value="330" calcext:value-type="float">
            <text:p>330</text:p>
          </table:table-cell>
          <table:table-cell table:formula="of:=[.G201]+[.H200]" office:value-type="float" office:value="19710" calcext:value-type="float">
            <text:p>19710</text:p>
          </table:table-cell>
          <table:table-cell table:formula="of:=[.H201]-[.E201]" office:value-type="float" office:value="6675" calcext:value-type="float">
            <text:p>6675</text:p>
          </table:table-cell>
          <table:table-cell table:style-name="ce2" table:formula="of:=[.J200]+[.L200]" office:value-type="float" office:value="13" calcext:value-type="float">
            <text:p>13</text:p>
          </table:table-cell>
          <table:table-cell table:formula="of:=IF(AND(NOT(MONTH([.A201]) = MONTH([.A202]));[.I201]&gt;=2400);&quot;TAK&quot;;&quot;NIE&quot;)" office:value-type="string" office:string-value="NIE" calcext:value-type="string">
            <text:p>NIE</text:p>
          </table:table-cell>
          <table:table-cell table:formula="of:=IF([.K201] = &quot;TAK&quot;;3;0)" office:value-type="float" office:value="0" calcext:value-type="float">
            <text:p>0</text:p>
          </table:table-cell>
          <table:table-cell table:formula="of:=[.L20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0" calcext:value-type="date">
            <text:p>20.07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02] = &quot;niedziela&quot;;[.$P$7]*[.J202];0)" office:value-type="float" office:value="0" calcext:value-type="float">
            <text:p>0</text:p>
          </table:table-cell>
          <table:table-cell table:formula="of:=[.E201]+[.D202]" office:value-type="float" office:value="13035" calcext:value-type="float">
            <text:p>13035</text:p>
          </table:table-cell>
          <table:table-cell table:formula="of:=IF(AND(NOT([.B202]=&quot;niedziela&quot;);NOT([.B202]=&quot;sobota&quot;));ROUNDDOWN(VLOOKUP([.C202];[.$O$1:.$P$4];2;0) * [.J202];0);0)" office:value-type="float" office:value="11" calcext:value-type="float">
            <text:p>11</text:p>
          </table:table-cell>
          <table:table-cell table:formula="of:=[.F202]*[.$P$8]" office:value-type="float" office:value="330" calcext:value-type="float">
            <text:p>330</text:p>
          </table:table-cell>
          <table:table-cell table:formula="of:=[.G202]+[.H201]" office:value-type="float" office:value="20040" calcext:value-type="float">
            <text:p>20040</text:p>
          </table:table-cell>
          <table:table-cell table:formula="of:=[.H202]-[.E202]" office:value-type="float" office:value="7005" calcext:value-type="float">
            <text:p>7005</text:p>
          </table:table-cell>
          <table:table-cell table:style-name="ce2" table:formula="of:=[.J201]+[.L201]" office:value-type="float" office:value="13" calcext:value-type="float">
            <text:p>13</text:p>
          </table:table-cell>
          <table:table-cell table:formula="of:=IF(AND(NOT(MONTH([.A202]) = MONTH([.A203]));[.I202]&gt;=2400);&quot;TAK&quot;;&quot;NIE&quot;)" office:value-type="string" office:string-value="NIE" calcext:value-type="string">
            <text:p>NIE</text:p>
          </table:table-cell>
          <table:table-cell table:formula="of:=IF([.K202] = &quot;TAK&quot;;3;0)" office:value-type="float" office:value="0" calcext:value-type="float">
            <text:p>0</text:p>
          </table:table-cell>
          <table:table-cell table:formula="of:=[.L20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1" calcext:value-type="date">
            <text:p>21.07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03] = &quot;niedziela&quot;;[.$P$7]*[.J203];0)" office:value-type="float" office:value="0" calcext:value-type="float">
            <text:p>0</text:p>
          </table:table-cell>
          <table:table-cell table:formula="of:=[.E202]+[.D203]" office:value-type="float" office:value="13035" calcext:value-type="float">
            <text:p>13035</text:p>
          </table:table-cell>
          <table:table-cell table:formula="of:=IF(AND(NOT([.B203]=&quot;niedziela&quot;);NOT([.B203]=&quot;sobota&quot;));ROUNDDOWN(VLOOKUP([.C203];[.$O$1:.$P$4];2;0) * [.J203];0);0)" office:value-type="float" office:value="11" calcext:value-type="float">
            <text:p>11</text:p>
          </table:table-cell>
          <table:table-cell table:formula="of:=[.F203]*[.$P$8]" office:value-type="float" office:value="330" calcext:value-type="float">
            <text:p>330</text:p>
          </table:table-cell>
          <table:table-cell table:formula="of:=[.G203]+[.H202]" office:value-type="float" office:value="20370" calcext:value-type="float">
            <text:p>20370</text:p>
          </table:table-cell>
          <table:table-cell table:formula="of:=[.H203]-[.E203]" office:value-type="float" office:value="7335" calcext:value-type="float">
            <text:p>7335</text:p>
          </table:table-cell>
          <table:table-cell table:style-name="ce2" table:formula="of:=[.J202]+[.L202]" office:value-type="float" office:value="13" calcext:value-type="float">
            <text:p>13</text:p>
          </table:table-cell>
          <table:table-cell table:formula="of:=IF(AND(NOT(MONTH([.A203]) = MONTH([.A204]));[.I203]&gt;=2400);&quot;TAK&quot;;&quot;NIE&quot;)" office:value-type="string" office:string-value="NIE" calcext:value-type="string">
            <text:p>NIE</text:p>
          </table:table-cell>
          <table:table-cell table:formula="of:=IF([.K203] = &quot;TAK&quot;;3;0)" office:value-type="float" office:value="0" calcext:value-type="float">
            <text:p>0</text:p>
          </table:table-cell>
          <table:table-cell table:formula="of:=[.L20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2" calcext:value-type="date">
            <text:p>22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04] = &quot;niedziela&quot;;[.$P$7]*[.J204];0)" office:value-type="float" office:value="0" calcext:value-type="float">
            <text:p>0</text:p>
          </table:table-cell>
          <table:table-cell table:formula="of:=[.E203]+[.D204]" office:value-type="float" office:value="13035" calcext:value-type="float">
            <text:p>13035</text:p>
          </table:table-cell>
          <table:table-cell table:formula="of:=IF(AND(NOT([.B204]=&quot;niedziela&quot;);NOT([.B204]=&quot;sobota&quot;));ROUNDDOWN(VLOOKUP([.C204];[.$O$1:.$P$4];2;0) * [.J204];0);0)" office:value-type="float" office:value="0" calcext:value-type="float">
            <text:p>0</text:p>
          </table:table-cell>
          <table:table-cell table:formula="of:=[.F204]*[.$P$8]" office:value-type="float" office:value="0" calcext:value-type="float">
            <text:p>0</text:p>
          </table:table-cell>
          <table:table-cell table:formula="of:=[.G204]+[.H203]" office:value-type="float" office:value="20370" calcext:value-type="float">
            <text:p>20370</text:p>
          </table:table-cell>
          <table:table-cell table:formula="of:=[.H204]-[.E204]" office:value-type="float" office:value="7335" calcext:value-type="float">
            <text:p>7335</text:p>
          </table:table-cell>
          <table:table-cell table:style-name="ce2" table:formula="of:=[.J203]+[.L203]" office:value-type="float" office:value="13" calcext:value-type="float">
            <text:p>13</text:p>
          </table:table-cell>
          <table:table-cell table:formula="of:=IF(AND(NOT(MONTH([.A204]) = MONTH([.A205]));[.I204]&gt;=2400);&quot;TAK&quot;;&quot;NIE&quot;)" office:value-type="string" office:string-value="NIE" calcext:value-type="string">
            <text:p>NIE</text:p>
          </table:table-cell>
          <table:table-cell table:formula="of:=IF([.K204] = &quot;TAK&quot;;3;0)" office:value-type="float" office:value="0" calcext:value-type="float">
            <text:p>0</text:p>
          </table:table-cell>
          <table:table-cell table:formula="of:=[.L20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3" calcext:value-type="date">
            <text:p>23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05] = &quot;niedziela&quot;;[.$P$7]*[.J205];0)" office:value-type="float" office:value="195" calcext:value-type="float">
            <text:p>195</text:p>
          </table:table-cell>
          <table:table-cell table:formula="of:=[.E204]+[.D205]" office:value-type="float" office:value="13230" calcext:value-type="float">
            <text:p>13230</text:p>
          </table:table-cell>
          <table:table-cell table:formula="of:=IF(AND(NOT([.B205]=&quot;niedziela&quot;);NOT([.B205]=&quot;sobota&quot;));ROUNDDOWN(VLOOKUP([.C205];[.$O$1:.$P$4];2;0) * [.J205];0);0)" office:value-type="float" office:value="0" calcext:value-type="float">
            <text:p>0</text:p>
          </table:table-cell>
          <table:table-cell table:formula="of:=[.F205]*[.$P$8]" office:value-type="float" office:value="0" calcext:value-type="float">
            <text:p>0</text:p>
          </table:table-cell>
          <table:table-cell table:formula="of:=[.G205]+[.H204]" office:value-type="float" office:value="20370" calcext:value-type="float">
            <text:p>20370</text:p>
          </table:table-cell>
          <table:table-cell table:formula="of:=[.H205]-[.E205]" office:value-type="float" office:value="7140" calcext:value-type="float">
            <text:p>7140</text:p>
          </table:table-cell>
          <table:table-cell table:style-name="ce2" table:formula="of:=[.J204]+[.L204]" office:value-type="float" office:value="13" calcext:value-type="float">
            <text:p>13</text:p>
          </table:table-cell>
          <table:table-cell table:formula="of:=IF(AND(NOT(MONTH([.A205]) = MONTH([.A206]));[.I205]&gt;=2400);&quot;TAK&quot;;&quot;NIE&quot;)" office:value-type="string" office:string-value="NIE" calcext:value-type="string">
            <text:p>NIE</text:p>
          </table:table-cell>
          <table:table-cell table:formula="of:=IF([.K205] = &quot;TAK&quot;;3;0)" office:value-type="float" office:value="0" calcext:value-type="float">
            <text:p>0</text:p>
          </table:table-cell>
          <table:table-cell table:formula="of:=[.L20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4" calcext:value-type="date">
            <text:p>24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06] = &quot;niedziela&quot;;[.$P$7]*[.J206];0)" office:value-type="float" office:value="0" calcext:value-type="float">
            <text:p>0</text:p>
          </table:table-cell>
          <table:table-cell table:formula="of:=[.E205]+[.D206]" office:value-type="float" office:value="13230" calcext:value-type="float">
            <text:p>13230</text:p>
          </table:table-cell>
          <table:table-cell table:formula="of:=IF(AND(NOT([.B206]=&quot;niedziela&quot;);NOT([.B206]=&quot;sobota&quot;));ROUNDDOWN(VLOOKUP([.C206];[.$O$1:.$P$4];2;0) * [.J206];0);0)" office:value-type="float" office:value="11" calcext:value-type="float">
            <text:p>11</text:p>
          </table:table-cell>
          <table:table-cell table:formula="of:=[.F206]*[.$P$8]" office:value-type="float" office:value="330" calcext:value-type="float">
            <text:p>330</text:p>
          </table:table-cell>
          <table:table-cell table:formula="of:=[.G206]+[.H205]" office:value-type="float" office:value="20700" calcext:value-type="float">
            <text:p>20700</text:p>
          </table:table-cell>
          <table:table-cell table:formula="of:=[.H206]-[.E206]" office:value-type="float" office:value="7470" calcext:value-type="float">
            <text:p>7470</text:p>
          </table:table-cell>
          <table:table-cell table:style-name="ce2" table:formula="of:=[.J205]+[.L205]" office:value-type="float" office:value="13" calcext:value-type="float">
            <text:p>13</text:p>
          </table:table-cell>
          <table:table-cell table:formula="of:=IF(AND(NOT(MONTH([.A206]) = MONTH([.A207]));[.I206]&gt;=2400);&quot;TAK&quot;;&quot;NIE&quot;)" office:value-type="string" office:string-value="NIE" calcext:value-type="string">
            <text:p>NIE</text:p>
          </table:table-cell>
          <table:table-cell table:formula="of:=IF([.K206] = &quot;TAK&quot;;3;0)" office:value-type="float" office:value="0" calcext:value-type="float">
            <text:p>0</text:p>
          </table:table-cell>
          <table:table-cell table:formula="of:=[.L20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5" calcext:value-type="date">
            <text:p>25.07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07] = &quot;niedziela&quot;;[.$P$7]*[.J207];0)" office:value-type="float" office:value="0" calcext:value-type="float">
            <text:p>0</text:p>
          </table:table-cell>
          <table:table-cell table:formula="of:=[.E206]+[.D207]" office:value-type="float" office:value="13230" calcext:value-type="float">
            <text:p>13230</text:p>
          </table:table-cell>
          <table:table-cell table:formula="of:=IF(AND(NOT([.B207]=&quot;niedziela&quot;);NOT([.B207]=&quot;sobota&quot;));ROUNDDOWN(VLOOKUP([.C207];[.$O$1:.$P$4];2;0) * [.J207];0);0)" office:value-type="float" office:value="11" calcext:value-type="float">
            <text:p>11</text:p>
          </table:table-cell>
          <table:table-cell table:formula="of:=[.F207]*[.$P$8]" office:value-type="float" office:value="330" calcext:value-type="float">
            <text:p>330</text:p>
          </table:table-cell>
          <table:table-cell table:formula="of:=[.G207]+[.H206]" office:value-type="float" office:value="21030" calcext:value-type="float">
            <text:p>21030</text:p>
          </table:table-cell>
          <table:table-cell table:formula="of:=[.H207]-[.E207]" office:value-type="float" office:value="7800" calcext:value-type="float">
            <text:p>7800</text:p>
          </table:table-cell>
          <table:table-cell table:style-name="ce2" table:formula="of:=[.J206]+[.L206]" office:value-type="float" office:value="13" calcext:value-type="float">
            <text:p>13</text:p>
          </table:table-cell>
          <table:table-cell table:formula="of:=IF(AND(NOT(MONTH([.A207]) = MONTH([.A208]));[.I207]&gt;=2400);&quot;TAK&quot;;&quot;NIE&quot;)" office:value-type="string" office:string-value="NIE" calcext:value-type="string">
            <text:p>NIE</text:p>
          </table:table-cell>
          <table:table-cell table:formula="of:=IF([.K207] = &quot;TAK&quot;;3;0)" office:value-type="float" office:value="0" calcext:value-type="float">
            <text:p>0</text:p>
          </table:table-cell>
          <table:table-cell table:formula="of:=[.L20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6" calcext:value-type="date">
            <text:p>26.07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08] = &quot;niedziela&quot;;[.$P$7]*[.J208];0)" office:value-type="float" office:value="0" calcext:value-type="float">
            <text:p>0</text:p>
          </table:table-cell>
          <table:table-cell table:formula="of:=[.E207]+[.D208]" office:value-type="float" office:value="13230" calcext:value-type="float">
            <text:p>13230</text:p>
          </table:table-cell>
          <table:table-cell table:formula="of:=IF(AND(NOT([.B208]=&quot;niedziela&quot;);NOT([.B208]=&quot;sobota&quot;));ROUNDDOWN(VLOOKUP([.C208];[.$O$1:.$P$4];2;0) * [.J208];0);0)" office:value-type="float" office:value="11" calcext:value-type="float">
            <text:p>11</text:p>
          </table:table-cell>
          <table:table-cell table:formula="of:=[.F208]*[.$P$8]" office:value-type="float" office:value="330" calcext:value-type="float">
            <text:p>330</text:p>
          </table:table-cell>
          <table:table-cell table:formula="of:=[.G208]+[.H207]" office:value-type="float" office:value="21360" calcext:value-type="float">
            <text:p>21360</text:p>
          </table:table-cell>
          <table:table-cell table:formula="of:=[.H208]-[.E208]" office:value-type="float" office:value="8130" calcext:value-type="float">
            <text:p>8130</text:p>
          </table:table-cell>
          <table:table-cell table:style-name="ce2" table:formula="of:=[.J207]+[.L207]" office:value-type="float" office:value="13" calcext:value-type="float">
            <text:p>13</text:p>
          </table:table-cell>
          <table:table-cell table:formula="of:=IF(AND(NOT(MONTH([.A208]) = MONTH([.A209]));[.I208]&gt;=2400);&quot;TAK&quot;;&quot;NIE&quot;)" office:value-type="string" office:string-value="NIE" calcext:value-type="string">
            <text:p>NIE</text:p>
          </table:table-cell>
          <table:table-cell table:formula="of:=IF([.K208] = &quot;TAK&quot;;3;0)" office:value-type="float" office:value="0" calcext:value-type="float">
            <text:p>0</text:p>
          </table:table-cell>
          <table:table-cell table:formula="of:=[.L20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7" calcext:value-type="date">
            <text:p>27.07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09] = &quot;niedziela&quot;;[.$P$7]*[.J209];0)" office:value-type="float" office:value="0" calcext:value-type="float">
            <text:p>0</text:p>
          </table:table-cell>
          <table:table-cell table:formula="of:=[.E208]+[.D209]" office:value-type="float" office:value="13230" calcext:value-type="float">
            <text:p>13230</text:p>
          </table:table-cell>
          <table:table-cell table:formula="of:=IF(AND(NOT([.B209]=&quot;niedziela&quot;);NOT([.B209]=&quot;sobota&quot;));ROUNDDOWN(VLOOKUP([.C209];[.$O$1:.$P$4];2;0) * [.J209];0);0)" office:value-type="float" office:value="11" calcext:value-type="float">
            <text:p>11</text:p>
          </table:table-cell>
          <table:table-cell table:formula="of:=[.F209]*[.$P$8]" office:value-type="float" office:value="330" calcext:value-type="float">
            <text:p>330</text:p>
          </table:table-cell>
          <table:table-cell table:formula="of:=[.G209]+[.H208]" office:value-type="float" office:value="21690" calcext:value-type="float">
            <text:p>21690</text:p>
          </table:table-cell>
          <table:table-cell table:formula="of:=[.H209]-[.E209]" office:value-type="float" office:value="8460" calcext:value-type="float">
            <text:p>8460</text:p>
          </table:table-cell>
          <table:table-cell table:style-name="ce2" table:formula="of:=[.J208]+[.L208]" office:value-type="float" office:value="13" calcext:value-type="float">
            <text:p>13</text:p>
          </table:table-cell>
          <table:table-cell table:formula="of:=IF(AND(NOT(MONTH([.A209]) = MONTH([.A210]));[.I209]&gt;=2400);&quot;TAK&quot;;&quot;NIE&quot;)" office:value-type="string" office:string-value="NIE" calcext:value-type="string">
            <text:p>NIE</text:p>
          </table:table-cell>
          <table:table-cell table:formula="of:=IF([.K209] = &quot;TAK&quot;;3;0)" office:value-type="float" office:value="0" calcext:value-type="float">
            <text:p>0</text:p>
          </table:table-cell>
          <table:table-cell table:formula="of:=[.L20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8" calcext:value-type="date">
            <text:p>28.07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10] = &quot;niedziela&quot;;[.$P$7]*[.J210];0)" office:value-type="float" office:value="0" calcext:value-type="float">
            <text:p>0</text:p>
          </table:table-cell>
          <table:table-cell table:formula="of:=[.E209]+[.D210]" office:value-type="float" office:value="13230" calcext:value-type="float">
            <text:p>13230</text:p>
          </table:table-cell>
          <table:table-cell table:formula="of:=IF(AND(NOT([.B210]=&quot;niedziela&quot;);NOT([.B210]=&quot;sobota&quot;));ROUNDDOWN(VLOOKUP([.C210];[.$O$1:.$P$4];2;0) * [.J210];0);0)" office:value-type="float" office:value="11" calcext:value-type="float">
            <text:p>11</text:p>
          </table:table-cell>
          <table:table-cell table:formula="of:=[.F210]*[.$P$8]" office:value-type="float" office:value="330" calcext:value-type="float">
            <text:p>330</text:p>
          </table:table-cell>
          <table:table-cell table:formula="of:=[.G210]+[.H209]" office:value-type="float" office:value="22020" calcext:value-type="float">
            <text:p>22020</text:p>
          </table:table-cell>
          <table:table-cell table:formula="of:=[.H210]-[.E210]" office:value-type="float" office:value="8790" calcext:value-type="float">
            <text:p>8790</text:p>
          </table:table-cell>
          <table:table-cell table:style-name="ce2" table:formula="of:=[.J209]+[.L209]" office:value-type="float" office:value="13" calcext:value-type="float">
            <text:p>13</text:p>
          </table:table-cell>
          <table:table-cell table:formula="of:=IF(AND(NOT(MONTH([.A210]) = MONTH([.A211]));[.I210]&gt;=2400);&quot;TAK&quot;;&quot;NIE&quot;)" office:value-type="string" office:string-value="NIE" calcext:value-type="string">
            <text:p>NIE</text:p>
          </table:table-cell>
          <table:table-cell table:formula="of:=IF([.K210] = &quot;TAK&quot;;3;0)" office:value-type="float" office:value="0" calcext:value-type="float">
            <text:p>0</text:p>
          </table:table-cell>
          <table:table-cell table:formula="of:=[.L21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29" calcext:value-type="date">
            <text:p>29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11] = &quot;niedziela&quot;;[.$P$7]*[.J211];0)" office:value-type="float" office:value="0" calcext:value-type="float">
            <text:p>0</text:p>
          </table:table-cell>
          <table:table-cell table:formula="of:=[.E210]+[.D211]" office:value-type="float" office:value="13230" calcext:value-type="float">
            <text:p>13230</text:p>
          </table:table-cell>
          <table:table-cell table:formula="of:=IF(AND(NOT([.B211]=&quot;niedziela&quot;);NOT([.B211]=&quot;sobota&quot;));ROUNDDOWN(VLOOKUP([.C211];[.$O$1:.$P$4];2;0) * [.J211];0);0)" office:value-type="float" office:value="0" calcext:value-type="float">
            <text:p>0</text:p>
          </table:table-cell>
          <table:table-cell table:formula="of:=[.F211]*[.$P$8]" office:value-type="float" office:value="0" calcext:value-type="float">
            <text:p>0</text:p>
          </table:table-cell>
          <table:table-cell table:formula="of:=[.G211]+[.H210]" office:value-type="float" office:value="22020" calcext:value-type="float">
            <text:p>22020</text:p>
          </table:table-cell>
          <table:table-cell table:formula="of:=[.H211]-[.E211]" office:value-type="float" office:value="8790" calcext:value-type="float">
            <text:p>8790</text:p>
          </table:table-cell>
          <table:table-cell table:style-name="ce2" table:formula="of:=[.J210]+[.L210]" office:value-type="float" office:value="13" calcext:value-type="float">
            <text:p>13</text:p>
          </table:table-cell>
          <table:table-cell table:formula="of:=IF(AND(NOT(MONTH([.A211]) = MONTH([.A212]));[.I211]&gt;=2400);&quot;TAK&quot;;&quot;NIE&quot;)" office:value-type="string" office:string-value="NIE" calcext:value-type="string">
            <text:p>NIE</text:p>
          </table:table-cell>
          <table:table-cell table:formula="of:=IF([.K211] = &quot;TAK&quot;;3;0)" office:value-type="float" office:value="0" calcext:value-type="float">
            <text:p>0</text:p>
          </table:table-cell>
          <table:table-cell table:formula="of:=[.L21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30" calcext:value-type="date">
            <text:p>30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12] = &quot;niedziela&quot;;[.$P$7]*[.J212];0)" office:value-type="float" office:value="195" calcext:value-type="float">
            <text:p>195</text:p>
          </table:table-cell>
          <table:table-cell table:formula="of:=[.E211]+[.D212]" office:value-type="float" office:value="13425" calcext:value-type="float">
            <text:p>13425</text:p>
          </table:table-cell>
          <table:table-cell table:formula="of:=IF(AND(NOT([.B212]=&quot;niedziela&quot;);NOT([.B212]=&quot;sobota&quot;));ROUNDDOWN(VLOOKUP([.C212];[.$O$1:.$P$4];2;0) * [.J212];0);0)" office:value-type="float" office:value="0" calcext:value-type="float">
            <text:p>0</text:p>
          </table:table-cell>
          <table:table-cell table:formula="of:=[.F212]*[.$P$8]" office:value-type="float" office:value="0" calcext:value-type="float">
            <text:p>0</text:p>
          </table:table-cell>
          <table:table-cell table:formula="of:=[.G212]+[.H211]" office:value-type="float" office:value="22020" calcext:value-type="float">
            <text:p>22020</text:p>
          </table:table-cell>
          <table:table-cell table:formula="of:=[.H212]-[.E212]" office:value-type="float" office:value="8595" calcext:value-type="float">
            <text:p>8595</text:p>
          </table:table-cell>
          <table:table-cell table:style-name="ce2" table:formula="of:=[.J211]+[.L211]" office:value-type="float" office:value="13" calcext:value-type="float">
            <text:p>13</text:p>
          </table:table-cell>
          <table:table-cell table:formula="of:=IF(AND(NOT(MONTH([.A212]) = MONTH([.A213]));[.I212]&gt;=2400);&quot;TAK&quot;;&quot;NIE&quot;)" office:value-type="string" office:string-value="NIE" calcext:value-type="string">
            <text:p>NIE</text:p>
          </table:table-cell>
          <table:table-cell table:formula="of:=IF([.K212] = &quot;TAK&quot;;3;0)" office:value-type="float" office:value="0" calcext:value-type="float">
            <text:p>0</text:p>
          </table:table-cell>
          <table:table-cell table:formula="of:=[.L21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7-31" calcext:value-type="date">
            <text:p>31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13] = &quot;niedziela&quot;;[.$P$7]*[.J213];0)" office:value-type="float" office:value="0" calcext:value-type="float">
            <text:p>0</text:p>
          </table:table-cell>
          <table:table-cell table:formula="of:=[.E212]+[.D213]" office:value-type="float" office:value="13425" calcext:value-type="float">
            <text:p>13425</text:p>
          </table:table-cell>
          <table:table-cell table:formula="of:=IF(AND(NOT([.B213]=&quot;niedziela&quot;);NOT([.B213]=&quot;sobota&quot;));ROUNDDOWN(VLOOKUP([.C213];[.$O$1:.$P$4];2;0) * [.J213];0);0)" office:value-type="float" office:value="11" calcext:value-type="float">
            <text:p>11</text:p>
          </table:table-cell>
          <table:table-cell table:formula="of:=[.F213]*[.$P$8]" office:value-type="float" office:value="330" calcext:value-type="float">
            <text:p>330</text:p>
          </table:table-cell>
          <table:table-cell table:formula="of:=[.G213]+[.H212]" office:value-type="float" office:value="22350" calcext:value-type="float">
            <text:p>22350</text:p>
          </table:table-cell>
          <table:table-cell table:formula="of:=[.H213]-[.E213]" office:value-type="float" office:value="8925" calcext:value-type="float">
            <text:p>8925</text:p>
          </table:table-cell>
          <table:table-cell table:style-name="ce2" table:formula="of:=[.J212]+[.L212]" office:value-type="float" office:value="13" calcext:value-type="float">
            <text:p>13</text:p>
          </table:table-cell>
          <table:table-cell table:formula="of:=IF(AND(NOT(MONTH([.A213]) = MONTH([.A214]));[.I213]&gt;=2400);&quot;TAK&quot;;&quot;NIE&quot;)" office:value-type="string" office:string-value="TAK" calcext:value-type="string">
            <text:p>TAK</text:p>
          </table:table-cell>
          <table:table-cell table:formula="of:=IF([.K213] = &quot;TAK&quot;;3;0)" office:value-type="float" office:value="3" calcext:value-type="float">
            <text:p>3</text:p>
          </table:table-cell>
          <table:table-cell table:formula="of:=[.L213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1" calcext:value-type="date">
            <text:p>1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14] = &quot;niedziela&quot;;[.$P$7]*[.J214];0)" office:value-type="float" office:value="0" calcext:value-type="float">
            <text:p>0</text:p>
          </table:table-cell>
          <table:table-cell table:formula="of:=[.E213]+[.D214]" office:value-type="float" office:value="13425" calcext:value-type="float">
            <text:p>13425</text:p>
          </table:table-cell>
          <table:table-cell table:formula="of:=IF(AND(NOT([.B214]=&quot;niedziela&quot;);NOT([.B214]=&quot;sobota&quot;));ROUNDDOWN(VLOOKUP([.C214];[.$O$1:.$P$4];2;0) * [.J214];0);0)" office:value-type="float" office:value="14" calcext:value-type="float">
            <text:p>14</text:p>
          </table:table-cell>
          <table:table-cell table:formula="of:=[.F214]*[.$P$8]" office:value-type="float" office:value="420" calcext:value-type="float">
            <text:p>420</text:p>
          </table:table-cell>
          <table:table-cell table:formula="of:=[.G214]+[.H213]" office:value-type="float" office:value="22770" calcext:value-type="float">
            <text:p>22770</text:p>
          </table:table-cell>
          <table:table-cell table:formula="of:=[.H214]-[.E214]" office:value-type="float" office:value="9345" calcext:value-type="float">
            <text:p>9345</text:p>
          </table:table-cell>
          <table:table-cell table:style-name="ce2" table:formula="of:=[.J213]+[.L213]" office:value-type="float" office:value="16" calcext:value-type="float">
            <text:p>16</text:p>
          </table:table-cell>
          <table:table-cell table:formula="of:=IF(AND(NOT(MONTH([.A214]) = MONTH([.A215]));[.I214]&gt;=2400);&quot;TAK&quot;;&quot;NIE&quot;)" office:value-type="string" office:string-value="NIE" calcext:value-type="string">
            <text:p>NIE</text:p>
          </table:table-cell>
          <table:table-cell table:formula="of:=IF([.K214] = &quot;TAK&quot;;3;0)" office:value-type="float" office:value="0" calcext:value-type="float">
            <text:p>0</text:p>
          </table:table-cell>
          <table:table-cell table:formula="of:=[.L21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2" calcext:value-type="date">
            <text:p>2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15] = &quot;niedziela&quot;;[.$P$7]*[.J215];0)" office:value-type="float" office:value="0" calcext:value-type="float">
            <text:p>0</text:p>
          </table:table-cell>
          <table:table-cell table:formula="of:=[.E214]+[.D215]" office:value-type="float" office:value="13425" calcext:value-type="float">
            <text:p>13425</text:p>
          </table:table-cell>
          <table:table-cell table:formula="of:=IF(AND(NOT([.B215]=&quot;niedziela&quot;);NOT([.B215]=&quot;sobota&quot;));ROUNDDOWN(VLOOKUP([.C215];[.$O$1:.$P$4];2;0) * [.J215];0);0)" office:value-type="float" office:value="14" calcext:value-type="float">
            <text:p>14</text:p>
          </table:table-cell>
          <table:table-cell table:formula="of:=[.F215]*[.$P$8]" office:value-type="float" office:value="420" calcext:value-type="float">
            <text:p>420</text:p>
          </table:table-cell>
          <table:table-cell table:formula="of:=[.G215]+[.H214]" office:value-type="float" office:value="23190" calcext:value-type="float">
            <text:p>23190</text:p>
          </table:table-cell>
          <table:table-cell table:formula="of:=[.H215]-[.E215]" office:value-type="float" office:value="9765" calcext:value-type="float">
            <text:p>9765</text:p>
          </table:table-cell>
          <table:table-cell table:style-name="ce2" table:formula="of:=[.J214]+[.L214]" office:value-type="float" office:value="16" calcext:value-type="float">
            <text:p>16</text:p>
          </table:table-cell>
          <table:table-cell table:formula="of:=IF(AND(NOT(MONTH([.A215]) = MONTH([.A216]));[.I215]&gt;=2400);&quot;TAK&quot;;&quot;NIE&quot;)" office:value-type="string" office:string-value="NIE" calcext:value-type="string">
            <text:p>NIE</text:p>
          </table:table-cell>
          <table:table-cell table:formula="of:=IF([.K215] = &quot;TAK&quot;;3;0)" office:value-type="float" office:value="0" calcext:value-type="float">
            <text:p>0</text:p>
          </table:table-cell>
          <table:table-cell table:formula="of:=[.L21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3" calcext:value-type="date">
            <text:p>3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16] = &quot;niedziela&quot;;[.$P$7]*[.J216];0)" office:value-type="float" office:value="0" calcext:value-type="float">
            <text:p>0</text:p>
          </table:table-cell>
          <table:table-cell table:formula="of:=[.E215]+[.D216]" office:value-type="float" office:value="13425" calcext:value-type="float">
            <text:p>13425</text:p>
          </table:table-cell>
          <table:table-cell table:formula="of:=IF(AND(NOT([.B216]=&quot;niedziela&quot;);NOT([.B216]=&quot;sobota&quot;));ROUNDDOWN(VLOOKUP([.C216];[.$O$1:.$P$4];2;0) * [.J216];0);0)" office:value-type="float" office:value="14" calcext:value-type="float">
            <text:p>14</text:p>
          </table:table-cell>
          <table:table-cell table:formula="of:=[.F216]*[.$P$8]" office:value-type="float" office:value="420" calcext:value-type="float">
            <text:p>420</text:p>
          </table:table-cell>
          <table:table-cell table:formula="of:=[.G216]+[.H215]" office:value-type="float" office:value="23610" calcext:value-type="float">
            <text:p>23610</text:p>
          </table:table-cell>
          <table:table-cell table:formula="of:=[.H216]-[.E216]" office:value-type="float" office:value="10185" calcext:value-type="float">
            <text:p>10185</text:p>
          </table:table-cell>
          <table:table-cell table:style-name="ce2" table:formula="of:=[.J215]+[.L215]" office:value-type="float" office:value="16" calcext:value-type="float">
            <text:p>16</text:p>
          </table:table-cell>
          <table:table-cell table:formula="of:=IF(AND(NOT(MONTH([.A216]) = MONTH([.A217]));[.I216]&gt;=2400);&quot;TAK&quot;;&quot;NIE&quot;)" office:value-type="string" office:string-value="NIE" calcext:value-type="string">
            <text:p>NIE</text:p>
          </table:table-cell>
          <table:table-cell table:formula="of:=IF([.K216] = &quot;TAK&quot;;3;0)" office:value-type="float" office:value="0" calcext:value-type="float">
            <text:p>0</text:p>
          </table:table-cell>
          <table:table-cell table:formula="of:=[.L21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4" calcext:value-type="date">
            <text:p>4.08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17] = &quot;niedziela&quot;;[.$P$7]*[.J217];0)" office:value-type="float" office:value="0" calcext:value-type="float">
            <text:p>0</text:p>
          </table:table-cell>
          <table:table-cell table:formula="of:=[.E216]+[.D217]" office:value-type="float" office:value="13425" calcext:value-type="float">
            <text:p>13425</text:p>
          </table:table-cell>
          <table:table-cell table:formula="of:=IF(AND(NOT([.B217]=&quot;niedziela&quot;);NOT([.B217]=&quot;sobota&quot;));ROUNDDOWN(VLOOKUP([.C217];[.$O$1:.$P$4];2;0) * [.J217];0);0)" office:value-type="float" office:value="14" calcext:value-type="float">
            <text:p>14</text:p>
          </table:table-cell>
          <table:table-cell table:formula="of:=[.F217]*[.$P$8]" office:value-type="float" office:value="420" calcext:value-type="float">
            <text:p>420</text:p>
          </table:table-cell>
          <table:table-cell table:formula="of:=[.G217]+[.H216]" office:value-type="float" office:value="24030" calcext:value-type="float">
            <text:p>24030</text:p>
          </table:table-cell>
          <table:table-cell table:formula="of:=[.H217]-[.E217]" office:value-type="float" office:value="10605" calcext:value-type="float">
            <text:p>10605</text:p>
          </table:table-cell>
          <table:table-cell table:style-name="ce2" table:formula="of:=[.J216]+[.L216]" office:value-type="float" office:value="16" calcext:value-type="float">
            <text:p>16</text:p>
          </table:table-cell>
          <table:table-cell table:formula="of:=IF(AND(NOT(MONTH([.A217]) = MONTH([.A218]));[.I217]&gt;=2400);&quot;TAK&quot;;&quot;NIE&quot;)" office:value-type="string" office:string-value="NIE" calcext:value-type="string">
            <text:p>NIE</text:p>
          </table:table-cell>
          <table:table-cell table:formula="of:=IF([.K217] = &quot;TAK&quot;;3;0)" office:value-type="float" office:value="0" calcext:value-type="float">
            <text:p>0</text:p>
          </table:table-cell>
          <table:table-cell table:formula="of:=[.L21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5" calcext:value-type="date">
            <text:p>5.08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18] = &quot;niedziela&quot;;[.$P$7]*[.J218];0)" office:value-type="float" office:value="0" calcext:value-type="float">
            <text:p>0</text:p>
          </table:table-cell>
          <table:table-cell table:formula="of:=[.E217]+[.D218]" office:value-type="float" office:value="13425" calcext:value-type="float">
            <text:p>13425</text:p>
          </table:table-cell>
          <table:table-cell table:formula="of:=IF(AND(NOT([.B218]=&quot;niedziela&quot;);NOT([.B218]=&quot;sobota&quot;));ROUNDDOWN(VLOOKUP([.C218];[.$O$1:.$P$4];2;0) * [.J218];0);0)" office:value-type="float" office:value="0" calcext:value-type="float">
            <text:p>0</text:p>
          </table:table-cell>
          <table:table-cell table:formula="of:=[.F218]*[.$P$8]" office:value-type="float" office:value="0" calcext:value-type="float">
            <text:p>0</text:p>
          </table:table-cell>
          <table:table-cell table:formula="of:=[.G218]+[.H217]" office:value-type="float" office:value="24030" calcext:value-type="float">
            <text:p>24030</text:p>
          </table:table-cell>
          <table:table-cell table:formula="of:=[.H218]-[.E218]" office:value-type="float" office:value="10605" calcext:value-type="float">
            <text:p>10605</text:p>
          </table:table-cell>
          <table:table-cell table:style-name="ce2" table:formula="of:=[.J217]+[.L217]" office:value-type="float" office:value="16" calcext:value-type="float">
            <text:p>16</text:p>
          </table:table-cell>
          <table:table-cell table:formula="of:=IF(AND(NOT(MONTH([.A218]) = MONTH([.A219]));[.I218]&gt;=2400);&quot;TAK&quot;;&quot;NIE&quot;)" office:value-type="string" office:string-value="NIE" calcext:value-type="string">
            <text:p>NIE</text:p>
          </table:table-cell>
          <table:table-cell table:formula="of:=IF([.K218] = &quot;TAK&quot;;3;0)" office:value-type="float" office:value="0" calcext:value-type="float">
            <text:p>0</text:p>
          </table:table-cell>
          <table:table-cell table:formula="of:=[.L21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6" calcext:value-type="date">
            <text:p>6.08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19] = &quot;niedziela&quot;;[.$P$7]*[.J219];0)" office:value-type="float" office:value="240" calcext:value-type="float">
            <text:p>240</text:p>
          </table:table-cell>
          <table:table-cell table:formula="of:=[.E218]+[.D219]" office:value-type="float" office:value="13665" calcext:value-type="float">
            <text:p>13665</text:p>
          </table:table-cell>
          <table:table-cell table:formula="of:=IF(AND(NOT([.B219]=&quot;niedziela&quot;);NOT([.B219]=&quot;sobota&quot;));ROUNDDOWN(VLOOKUP([.C219];[.$O$1:.$P$4];2;0) * [.J219];0);0)" office:value-type="float" office:value="0" calcext:value-type="float">
            <text:p>0</text:p>
          </table:table-cell>
          <table:table-cell table:formula="of:=[.F219]*[.$P$8]" office:value-type="float" office:value="0" calcext:value-type="float">
            <text:p>0</text:p>
          </table:table-cell>
          <table:table-cell table:formula="of:=[.G219]+[.H218]" office:value-type="float" office:value="24030" calcext:value-type="float">
            <text:p>24030</text:p>
          </table:table-cell>
          <table:table-cell table:formula="of:=[.H219]-[.E219]" office:value-type="float" office:value="10365" calcext:value-type="float">
            <text:p>10365</text:p>
          </table:table-cell>
          <table:table-cell table:style-name="ce2" table:formula="of:=[.J218]+[.L218]" office:value-type="float" office:value="16" calcext:value-type="float">
            <text:p>16</text:p>
          </table:table-cell>
          <table:table-cell table:formula="of:=IF(AND(NOT(MONTH([.A219]) = MONTH([.A220]));[.I219]&gt;=2400);&quot;TAK&quot;;&quot;NIE&quot;)" office:value-type="string" office:string-value="NIE" calcext:value-type="string">
            <text:p>NIE</text:p>
          </table:table-cell>
          <table:table-cell table:formula="of:=IF([.K219] = &quot;TAK&quot;;3;0)" office:value-type="float" office:value="0" calcext:value-type="float">
            <text:p>0</text:p>
          </table:table-cell>
          <table:table-cell table:formula="of:=[.L21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7" calcext:value-type="date">
            <text:p>7.08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20] = &quot;niedziela&quot;;[.$P$7]*[.J220];0)" office:value-type="float" office:value="0" calcext:value-type="float">
            <text:p>0</text:p>
          </table:table-cell>
          <table:table-cell table:formula="of:=[.E219]+[.D220]" office:value-type="float" office:value="13665" calcext:value-type="float">
            <text:p>13665</text:p>
          </table:table-cell>
          <table:table-cell table:formula="of:=IF(AND(NOT([.B220]=&quot;niedziela&quot;);NOT([.B220]=&quot;sobota&quot;));ROUNDDOWN(VLOOKUP([.C220];[.$O$1:.$P$4];2;0) * [.J220];0);0)" office:value-type="float" office:value="14" calcext:value-type="float">
            <text:p>14</text:p>
          </table:table-cell>
          <table:table-cell table:formula="of:=[.F220]*[.$P$8]" office:value-type="float" office:value="420" calcext:value-type="float">
            <text:p>420</text:p>
          </table:table-cell>
          <table:table-cell table:formula="of:=[.G220]+[.H219]" office:value-type="float" office:value="24450" calcext:value-type="float">
            <text:p>24450</text:p>
          </table:table-cell>
          <table:table-cell table:formula="of:=[.H220]-[.E220]" office:value-type="float" office:value="10785" calcext:value-type="float">
            <text:p>10785</text:p>
          </table:table-cell>
          <table:table-cell table:style-name="ce2" table:formula="of:=[.J219]+[.L219]" office:value-type="float" office:value="16" calcext:value-type="float">
            <text:p>16</text:p>
          </table:table-cell>
          <table:table-cell table:formula="of:=IF(AND(NOT(MONTH([.A220]) = MONTH([.A221]));[.I220]&gt;=2400);&quot;TAK&quot;;&quot;NIE&quot;)" office:value-type="string" office:string-value="NIE" calcext:value-type="string">
            <text:p>NIE</text:p>
          </table:table-cell>
          <table:table-cell table:formula="of:=IF([.K220] = &quot;TAK&quot;;3;0)" office:value-type="float" office:value="0" calcext:value-type="float">
            <text:p>0</text:p>
          </table:table-cell>
          <table:table-cell table:formula="of:=[.L22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8" calcext:value-type="date">
            <text:p>8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21] = &quot;niedziela&quot;;[.$P$7]*[.J221];0)" office:value-type="float" office:value="0" calcext:value-type="float">
            <text:p>0</text:p>
          </table:table-cell>
          <table:table-cell table:formula="of:=[.E220]+[.D221]" office:value-type="float" office:value="13665" calcext:value-type="float">
            <text:p>13665</text:p>
          </table:table-cell>
          <table:table-cell table:formula="of:=IF(AND(NOT([.B221]=&quot;niedziela&quot;);NOT([.B221]=&quot;sobota&quot;));ROUNDDOWN(VLOOKUP([.C221];[.$O$1:.$P$4];2;0) * [.J221];0);0)" office:value-type="float" office:value="14" calcext:value-type="float">
            <text:p>14</text:p>
          </table:table-cell>
          <table:table-cell table:formula="of:=[.F221]*[.$P$8]" office:value-type="float" office:value="420" calcext:value-type="float">
            <text:p>420</text:p>
          </table:table-cell>
          <table:table-cell table:formula="of:=[.G221]+[.H220]" office:value-type="float" office:value="24870" calcext:value-type="float">
            <text:p>24870</text:p>
          </table:table-cell>
          <table:table-cell table:formula="of:=[.H221]-[.E221]" office:value-type="float" office:value="11205" calcext:value-type="float">
            <text:p>11205</text:p>
          </table:table-cell>
          <table:table-cell table:style-name="ce2" table:formula="of:=[.J220]+[.L220]" office:value-type="float" office:value="16" calcext:value-type="float">
            <text:p>16</text:p>
          </table:table-cell>
          <table:table-cell table:formula="of:=IF(AND(NOT(MONTH([.A221]) = MONTH([.A222]));[.I221]&gt;=2400);&quot;TAK&quot;;&quot;NIE&quot;)" office:value-type="string" office:string-value="NIE" calcext:value-type="string">
            <text:p>NIE</text:p>
          </table:table-cell>
          <table:table-cell table:formula="of:=IF([.K221] = &quot;TAK&quot;;3;0)" office:value-type="float" office:value="0" calcext:value-type="float">
            <text:p>0</text:p>
          </table:table-cell>
          <table:table-cell table:formula="of:=[.L22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09" calcext:value-type="date">
            <text:p>9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22] = &quot;niedziela&quot;;[.$P$7]*[.J222];0)" office:value-type="float" office:value="0" calcext:value-type="float">
            <text:p>0</text:p>
          </table:table-cell>
          <table:table-cell table:formula="of:=[.E221]+[.D222]" office:value-type="float" office:value="13665" calcext:value-type="float">
            <text:p>13665</text:p>
          </table:table-cell>
          <table:table-cell table:formula="of:=IF(AND(NOT([.B222]=&quot;niedziela&quot;);NOT([.B222]=&quot;sobota&quot;));ROUNDDOWN(VLOOKUP([.C222];[.$O$1:.$P$4];2;0) * [.J222];0);0)" office:value-type="float" office:value="14" calcext:value-type="float">
            <text:p>14</text:p>
          </table:table-cell>
          <table:table-cell table:formula="of:=[.F222]*[.$P$8]" office:value-type="float" office:value="420" calcext:value-type="float">
            <text:p>420</text:p>
          </table:table-cell>
          <table:table-cell table:formula="of:=[.G222]+[.H221]" office:value-type="float" office:value="25290" calcext:value-type="float">
            <text:p>25290</text:p>
          </table:table-cell>
          <table:table-cell table:formula="of:=[.H222]-[.E222]" office:value-type="float" office:value="11625" calcext:value-type="float">
            <text:p>11625</text:p>
          </table:table-cell>
          <table:table-cell table:style-name="ce2" table:formula="of:=[.J221]+[.L221]" office:value-type="float" office:value="16" calcext:value-type="float">
            <text:p>16</text:p>
          </table:table-cell>
          <table:table-cell table:formula="of:=IF(AND(NOT(MONTH([.A222]) = MONTH([.A223]));[.I222]&gt;=2400);&quot;TAK&quot;;&quot;NIE&quot;)" office:value-type="string" office:string-value="NIE" calcext:value-type="string">
            <text:p>NIE</text:p>
          </table:table-cell>
          <table:table-cell table:formula="of:=IF([.K222] = &quot;TAK&quot;;3;0)" office:value-type="float" office:value="0" calcext:value-type="float">
            <text:p>0</text:p>
          </table:table-cell>
          <table:table-cell table:formula="of:=[.L22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0" calcext:value-type="date">
            <text:p>10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23] = &quot;niedziela&quot;;[.$P$7]*[.J223];0)" office:value-type="float" office:value="0" calcext:value-type="float">
            <text:p>0</text:p>
          </table:table-cell>
          <table:table-cell table:formula="of:=[.E222]+[.D223]" office:value-type="float" office:value="13665" calcext:value-type="float">
            <text:p>13665</text:p>
          </table:table-cell>
          <table:table-cell table:formula="of:=IF(AND(NOT([.B223]=&quot;niedziela&quot;);NOT([.B223]=&quot;sobota&quot;));ROUNDDOWN(VLOOKUP([.C223];[.$O$1:.$P$4];2;0) * [.J223];0);0)" office:value-type="float" office:value="14" calcext:value-type="float">
            <text:p>14</text:p>
          </table:table-cell>
          <table:table-cell table:formula="of:=[.F223]*[.$P$8]" office:value-type="float" office:value="420" calcext:value-type="float">
            <text:p>420</text:p>
          </table:table-cell>
          <table:table-cell table:formula="of:=[.G223]+[.H222]" office:value-type="float" office:value="25710" calcext:value-type="float">
            <text:p>25710</text:p>
          </table:table-cell>
          <table:table-cell table:formula="of:=[.H223]-[.E223]" office:value-type="float" office:value="12045" calcext:value-type="float">
            <text:p>12045</text:p>
          </table:table-cell>
          <table:table-cell table:style-name="ce2" table:formula="of:=[.J222]+[.L222]" office:value-type="float" office:value="16" calcext:value-type="float">
            <text:p>16</text:p>
          </table:table-cell>
          <table:table-cell table:formula="of:=IF(AND(NOT(MONTH([.A223]) = MONTH([.A224]));[.I223]&gt;=2400);&quot;TAK&quot;;&quot;NIE&quot;)" office:value-type="string" office:string-value="NIE" calcext:value-type="string">
            <text:p>NIE</text:p>
          </table:table-cell>
          <table:table-cell table:formula="of:=IF([.K223] = &quot;TAK&quot;;3;0)" office:value-type="float" office:value="0" calcext:value-type="float">
            <text:p>0</text:p>
          </table:table-cell>
          <table:table-cell table:formula="of:=[.L22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1" calcext:value-type="date">
            <text:p>11.08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24] = &quot;niedziela&quot;;[.$P$7]*[.J224];0)" office:value-type="float" office:value="0" calcext:value-type="float">
            <text:p>0</text:p>
          </table:table-cell>
          <table:table-cell table:formula="of:=[.E223]+[.D224]" office:value-type="float" office:value="13665" calcext:value-type="float">
            <text:p>13665</text:p>
          </table:table-cell>
          <table:table-cell table:formula="of:=IF(AND(NOT([.B224]=&quot;niedziela&quot;);NOT([.B224]=&quot;sobota&quot;));ROUNDDOWN(VLOOKUP([.C224];[.$O$1:.$P$4];2;0) * [.J224];0);0)" office:value-type="float" office:value="14" calcext:value-type="float">
            <text:p>14</text:p>
          </table:table-cell>
          <table:table-cell table:formula="of:=[.F224]*[.$P$8]" office:value-type="float" office:value="420" calcext:value-type="float">
            <text:p>420</text:p>
          </table:table-cell>
          <table:table-cell table:formula="of:=[.G224]+[.H223]" office:value-type="float" office:value="26130" calcext:value-type="float">
            <text:p>26130</text:p>
          </table:table-cell>
          <table:table-cell table:formula="of:=[.H224]-[.E224]" office:value-type="float" office:value="12465" calcext:value-type="float">
            <text:p>12465</text:p>
          </table:table-cell>
          <table:table-cell table:style-name="ce2" table:formula="of:=[.J223]+[.L223]" office:value-type="float" office:value="16" calcext:value-type="float">
            <text:p>16</text:p>
          </table:table-cell>
          <table:table-cell table:formula="of:=IF(AND(NOT(MONTH([.A224]) = MONTH([.A225]));[.I224]&gt;=2400);&quot;TAK&quot;;&quot;NIE&quot;)" office:value-type="string" office:string-value="NIE" calcext:value-type="string">
            <text:p>NIE</text:p>
          </table:table-cell>
          <table:table-cell table:formula="of:=IF([.K224] = &quot;TAK&quot;;3;0)" office:value-type="float" office:value="0" calcext:value-type="float">
            <text:p>0</text:p>
          </table:table-cell>
          <table:table-cell table:formula="of:=[.L22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2" calcext:value-type="date">
            <text:p>12.08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25] = &quot;niedziela&quot;;[.$P$7]*[.J225];0)" office:value-type="float" office:value="0" calcext:value-type="float">
            <text:p>0</text:p>
          </table:table-cell>
          <table:table-cell table:formula="of:=[.E224]+[.D225]" office:value-type="float" office:value="13665" calcext:value-type="float">
            <text:p>13665</text:p>
          </table:table-cell>
          <table:table-cell table:formula="of:=IF(AND(NOT([.B225]=&quot;niedziela&quot;);NOT([.B225]=&quot;sobota&quot;));ROUNDDOWN(VLOOKUP([.C225];[.$O$1:.$P$4];2;0) * [.J225];0);0)" office:value-type="float" office:value="0" calcext:value-type="float">
            <text:p>0</text:p>
          </table:table-cell>
          <table:table-cell table:formula="of:=[.F225]*[.$P$8]" office:value-type="float" office:value="0" calcext:value-type="float">
            <text:p>0</text:p>
          </table:table-cell>
          <table:table-cell table:formula="of:=[.G225]+[.H224]" office:value-type="float" office:value="26130" calcext:value-type="float">
            <text:p>26130</text:p>
          </table:table-cell>
          <table:table-cell table:formula="of:=[.H225]-[.E225]" office:value-type="float" office:value="12465" calcext:value-type="float">
            <text:p>12465</text:p>
          </table:table-cell>
          <table:table-cell table:style-name="ce2" table:formula="of:=[.J224]+[.L224]" office:value-type="float" office:value="16" calcext:value-type="float">
            <text:p>16</text:p>
          </table:table-cell>
          <table:table-cell table:formula="of:=IF(AND(NOT(MONTH([.A225]) = MONTH([.A226]));[.I225]&gt;=2400);&quot;TAK&quot;;&quot;NIE&quot;)" office:value-type="string" office:string-value="NIE" calcext:value-type="string">
            <text:p>NIE</text:p>
          </table:table-cell>
          <table:table-cell table:formula="of:=IF([.K225] = &quot;TAK&quot;;3;0)" office:value-type="float" office:value="0" calcext:value-type="float">
            <text:p>0</text:p>
          </table:table-cell>
          <table:table-cell table:formula="of:=[.L22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3" calcext:value-type="date">
            <text:p>13.08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26] = &quot;niedziela&quot;;[.$P$7]*[.J226];0)" office:value-type="float" office:value="240" calcext:value-type="float">
            <text:p>240</text:p>
          </table:table-cell>
          <table:table-cell table:formula="of:=[.E225]+[.D226]" office:value-type="float" office:value="13905" calcext:value-type="float">
            <text:p>13905</text:p>
          </table:table-cell>
          <table:table-cell table:formula="of:=IF(AND(NOT([.B226]=&quot;niedziela&quot;);NOT([.B226]=&quot;sobota&quot;));ROUNDDOWN(VLOOKUP([.C226];[.$O$1:.$P$4];2;0) * [.J226];0);0)" office:value-type="float" office:value="0" calcext:value-type="float">
            <text:p>0</text:p>
          </table:table-cell>
          <table:table-cell table:formula="of:=[.F226]*[.$P$8]" office:value-type="float" office:value="0" calcext:value-type="float">
            <text:p>0</text:p>
          </table:table-cell>
          <table:table-cell table:formula="of:=[.G226]+[.H225]" office:value-type="float" office:value="26130" calcext:value-type="float">
            <text:p>26130</text:p>
          </table:table-cell>
          <table:table-cell table:formula="of:=[.H226]-[.E226]" office:value-type="float" office:value="12225" calcext:value-type="float">
            <text:p>12225</text:p>
          </table:table-cell>
          <table:table-cell table:style-name="ce2" table:formula="of:=[.J225]+[.L225]" office:value-type="float" office:value="16" calcext:value-type="float">
            <text:p>16</text:p>
          </table:table-cell>
          <table:table-cell table:formula="of:=IF(AND(NOT(MONTH([.A226]) = MONTH([.A227]));[.I226]&gt;=2400);&quot;TAK&quot;;&quot;NIE&quot;)" office:value-type="string" office:string-value="NIE" calcext:value-type="string">
            <text:p>NIE</text:p>
          </table:table-cell>
          <table:table-cell table:formula="of:=IF([.K226] = &quot;TAK&quot;;3;0)" office:value-type="float" office:value="0" calcext:value-type="float">
            <text:p>0</text:p>
          </table:table-cell>
          <table:table-cell table:formula="of:=[.L22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4" calcext:value-type="date">
            <text:p>14.08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27] = &quot;niedziela&quot;;[.$P$7]*[.J227];0)" office:value-type="float" office:value="0" calcext:value-type="float">
            <text:p>0</text:p>
          </table:table-cell>
          <table:table-cell table:formula="of:=[.E226]+[.D227]" office:value-type="float" office:value="13905" calcext:value-type="float">
            <text:p>13905</text:p>
          </table:table-cell>
          <table:table-cell table:formula="of:=IF(AND(NOT([.B227]=&quot;niedziela&quot;);NOT([.B227]=&quot;sobota&quot;));ROUNDDOWN(VLOOKUP([.C227];[.$O$1:.$P$4];2;0) * [.J227];0);0)" office:value-type="float" office:value="14" calcext:value-type="float">
            <text:p>14</text:p>
          </table:table-cell>
          <table:table-cell table:formula="of:=[.F227]*[.$P$8]" office:value-type="float" office:value="420" calcext:value-type="float">
            <text:p>420</text:p>
          </table:table-cell>
          <table:table-cell table:formula="of:=[.G227]+[.H226]" office:value-type="float" office:value="26550" calcext:value-type="float">
            <text:p>26550</text:p>
          </table:table-cell>
          <table:table-cell table:formula="of:=[.H227]-[.E227]" office:value-type="float" office:value="12645" calcext:value-type="float">
            <text:p>12645</text:p>
          </table:table-cell>
          <table:table-cell table:style-name="ce2" table:formula="of:=[.J226]+[.L226]" office:value-type="float" office:value="16" calcext:value-type="float">
            <text:p>16</text:p>
          </table:table-cell>
          <table:table-cell table:formula="of:=IF(AND(NOT(MONTH([.A227]) = MONTH([.A228]));[.I227]&gt;=2400);&quot;TAK&quot;;&quot;NIE&quot;)" office:value-type="string" office:string-value="NIE" calcext:value-type="string">
            <text:p>NIE</text:p>
          </table:table-cell>
          <table:table-cell table:formula="of:=IF([.K227] = &quot;TAK&quot;;3;0)" office:value-type="float" office:value="0" calcext:value-type="float">
            <text:p>0</text:p>
          </table:table-cell>
          <table:table-cell table:formula="of:=[.L22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5" calcext:value-type="date">
            <text:p>15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28] = &quot;niedziela&quot;;[.$P$7]*[.J228];0)" office:value-type="float" office:value="0" calcext:value-type="float">
            <text:p>0</text:p>
          </table:table-cell>
          <table:table-cell table:formula="of:=[.E227]+[.D228]" office:value-type="float" office:value="13905" calcext:value-type="float">
            <text:p>13905</text:p>
          </table:table-cell>
          <table:table-cell table:formula="of:=IF(AND(NOT([.B228]=&quot;niedziela&quot;);NOT([.B228]=&quot;sobota&quot;));ROUNDDOWN(VLOOKUP([.C228];[.$O$1:.$P$4];2;0) * [.J228];0);0)" office:value-type="float" office:value="14" calcext:value-type="float">
            <text:p>14</text:p>
          </table:table-cell>
          <table:table-cell table:formula="of:=[.F228]*[.$P$8]" office:value-type="float" office:value="420" calcext:value-type="float">
            <text:p>420</text:p>
          </table:table-cell>
          <table:table-cell table:formula="of:=[.G228]+[.H227]" office:value-type="float" office:value="26970" calcext:value-type="float">
            <text:p>26970</text:p>
          </table:table-cell>
          <table:table-cell table:formula="of:=[.H228]-[.E228]" office:value-type="float" office:value="13065" calcext:value-type="float">
            <text:p>13065</text:p>
          </table:table-cell>
          <table:table-cell table:style-name="ce2" table:formula="of:=[.J227]+[.L227]" office:value-type="float" office:value="16" calcext:value-type="float">
            <text:p>16</text:p>
          </table:table-cell>
          <table:table-cell table:formula="of:=IF(AND(NOT(MONTH([.A228]) = MONTH([.A229]));[.I228]&gt;=2400);&quot;TAK&quot;;&quot;NIE&quot;)" office:value-type="string" office:string-value="NIE" calcext:value-type="string">
            <text:p>NIE</text:p>
          </table:table-cell>
          <table:table-cell table:formula="of:=IF([.K228] = &quot;TAK&quot;;3;0)" office:value-type="float" office:value="0" calcext:value-type="float">
            <text:p>0</text:p>
          </table:table-cell>
          <table:table-cell table:formula="of:=[.L22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6" calcext:value-type="date">
            <text:p>16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29] = &quot;niedziela&quot;;[.$P$7]*[.J229];0)" office:value-type="float" office:value="0" calcext:value-type="float">
            <text:p>0</text:p>
          </table:table-cell>
          <table:table-cell table:formula="of:=[.E228]+[.D229]" office:value-type="float" office:value="13905" calcext:value-type="float">
            <text:p>13905</text:p>
          </table:table-cell>
          <table:table-cell table:formula="of:=IF(AND(NOT([.B229]=&quot;niedziela&quot;);NOT([.B229]=&quot;sobota&quot;));ROUNDDOWN(VLOOKUP([.C229];[.$O$1:.$P$4];2;0) * [.J229];0);0)" office:value-type="float" office:value="14" calcext:value-type="float">
            <text:p>14</text:p>
          </table:table-cell>
          <table:table-cell table:formula="of:=[.F229]*[.$P$8]" office:value-type="float" office:value="420" calcext:value-type="float">
            <text:p>420</text:p>
          </table:table-cell>
          <table:table-cell table:formula="of:=[.G229]+[.H228]" office:value-type="float" office:value="27390" calcext:value-type="float">
            <text:p>27390</text:p>
          </table:table-cell>
          <table:table-cell table:formula="of:=[.H229]-[.E229]" office:value-type="float" office:value="13485" calcext:value-type="float">
            <text:p>13485</text:p>
          </table:table-cell>
          <table:table-cell table:style-name="ce2" table:formula="of:=[.J228]+[.L228]" office:value-type="float" office:value="16" calcext:value-type="float">
            <text:p>16</text:p>
          </table:table-cell>
          <table:table-cell table:formula="of:=IF(AND(NOT(MONTH([.A229]) = MONTH([.A230]));[.I229]&gt;=2400);&quot;TAK&quot;;&quot;NIE&quot;)" office:value-type="string" office:string-value="NIE" calcext:value-type="string">
            <text:p>NIE</text:p>
          </table:table-cell>
          <table:table-cell table:formula="of:=IF([.K229] = &quot;TAK&quot;;3;0)" office:value-type="float" office:value="0" calcext:value-type="float">
            <text:p>0</text:p>
          </table:table-cell>
          <table:table-cell table:formula="of:=[.L22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7" calcext:value-type="date">
            <text:p>17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30] = &quot;niedziela&quot;;[.$P$7]*[.J230];0)" office:value-type="float" office:value="0" calcext:value-type="float">
            <text:p>0</text:p>
          </table:table-cell>
          <table:table-cell table:formula="of:=[.E229]+[.D230]" office:value-type="float" office:value="13905" calcext:value-type="float">
            <text:p>13905</text:p>
          </table:table-cell>
          <table:table-cell table:formula="of:=IF(AND(NOT([.B230]=&quot;niedziela&quot;);NOT([.B230]=&quot;sobota&quot;));ROUNDDOWN(VLOOKUP([.C230];[.$O$1:.$P$4];2;0) * [.J230];0);0)" office:value-type="float" office:value="14" calcext:value-type="float">
            <text:p>14</text:p>
          </table:table-cell>
          <table:table-cell table:formula="of:=[.F230]*[.$P$8]" office:value-type="float" office:value="420" calcext:value-type="float">
            <text:p>420</text:p>
          </table:table-cell>
          <table:table-cell table:formula="of:=[.G230]+[.H229]" office:value-type="float" office:value="27810" calcext:value-type="float">
            <text:p>27810</text:p>
          </table:table-cell>
          <table:table-cell table:formula="of:=[.H230]-[.E230]" office:value-type="float" office:value="13905" calcext:value-type="float">
            <text:p>13905</text:p>
          </table:table-cell>
          <table:table-cell table:style-name="ce2" table:formula="of:=[.J229]+[.L229]" office:value-type="float" office:value="16" calcext:value-type="float">
            <text:p>16</text:p>
          </table:table-cell>
          <table:table-cell table:formula="of:=IF(AND(NOT(MONTH([.A230]) = MONTH([.A231]));[.I230]&gt;=2400);&quot;TAK&quot;;&quot;NIE&quot;)" office:value-type="string" office:string-value="NIE" calcext:value-type="string">
            <text:p>NIE</text:p>
          </table:table-cell>
          <table:table-cell table:formula="of:=IF([.K230] = &quot;TAK&quot;;3;0)" office:value-type="float" office:value="0" calcext:value-type="float">
            <text:p>0</text:p>
          </table:table-cell>
          <table:table-cell table:formula="of:=[.L23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8" calcext:value-type="date">
            <text:p>18.08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31] = &quot;niedziela&quot;;[.$P$7]*[.J231];0)" office:value-type="float" office:value="0" calcext:value-type="float">
            <text:p>0</text:p>
          </table:table-cell>
          <table:table-cell table:formula="of:=[.E230]+[.D231]" office:value-type="float" office:value="13905" calcext:value-type="float">
            <text:p>13905</text:p>
          </table:table-cell>
          <table:table-cell table:formula="of:=IF(AND(NOT([.B231]=&quot;niedziela&quot;);NOT([.B231]=&quot;sobota&quot;));ROUNDDOWN(VLOOKUP([.C231];[.$O$1:.$P$4];2;0) * [.J231];0);0)" office:value-type="float" office:value="14" calcext:value-type="float">
            <text:p>14</text:p>
          </table:table-cell>
          <table:table-cell table:formula="of:=[.F231]*[.$P$8]" office:value-type="float" office:value="420" calcext:value-type="float">
            <text:p>420</text:p>
          </table:table-cell>
          <table:table-cell table:formula="of:=[.G231]+[.H230]" office:value-type="float" office:value="28230" calcext:value-type="float">
            <text:p>28230</text:p>
          </table:table-cell>
          <table:table-cell table:formula="of:=[.H231]-[.E231]" office:value-type="float" office:value="14325" calcext:value-type="float">
            <text:p>14325</text:p>
          </table:table-cell>
          <table:table-cell table:style-name="ce2" table:formula="of:=[.J230]+[.L230]" office:value-type="float" office:value="16" calcext:value-type="float">
            <text:p>16</text:p>
          </table:table-cell>
          <table:table-cell table:formula="of:=IF(AND(NOT(MONTH([.A231]) = MONTH([.A232]));[.I231]&gt;=2400);&quot;TAK&quot;;&quot;NIE&quot;)" office:value-type="string" office:string-value="NIE" calcext:value-type="string">
            <text:p>NIE</text:p>
          </table:table-cell>
          <table:table-cell table:formula="of:=IF([.K231] = &quot;TAK&quot;;3;0)" office:value-type="float" office:value="0" calcext:value-type="float">
            <text:p>0</text:p>
          </table:table-cell>
          <table:table-cell table:formula="of:=[.L23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19" calcext:value-type="date">
            <text:p>19.08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32] = &quot;niedziela&quot;;[.$P$7]*[.J232];0)" office:value-type="float" office:value="0" calcext:value-type="float">
            <text:p>0</text:p>
          </table:table-cell>
          <table:table-cell table:formula="of:=[.E231]+[.D232]" office:value-type="float" office:value="13905" calcext:value-type="float">
            <text:p>13905</text:p>
          </table:table-cell>
          <table:table-cell table:formula="of:=IF(AND(NOT([.B232]=&quot;niedziela&quot;);NOT([.B232]=&quot;sobota&quot;));ROUNDDOWN(VLOOKUP([.C232];[.$O$1:.$P$4];2;0) * [.J232];0);0)" office:value-type="float" office:value="0" calcext:value-type="float">
            <text:p>0</text:p>
          </table:table-cell>
          <table:table-cell table:formula="of:=[.F232]*[.$P$8]" office:value-type="float" office:value="0" calcext:value-type="float">
            <text:p>0</text:p>
          </table:table-cell>
          <table:table-cell table:formula="of:=[.G232]+[.H231]" office:value-type="float" office:value="28230" calcext:value-type="float">
            <text:p>28230</text:p>
          </table:table-cell>
          <table:table-cell table:formula="of:=[.H232]-[.E232]" office:value-type="float" office:value="14325" calcext:value-type="float">
            <text:p>14325</text:p>
          </table:table-cell>
          <table:table-cell table:style-name="ce2" table:formula="of:=[.J231]+[.L231]" office:value-type="float" office:value="16" calcext:value-type="float">
            <text:p>16</text:p>
          </table:table-cell>
          <table:table-cell table:formula="of:=IF(AND(NOT(MONTH([.A232]) = MONTH([.A233]));[.I232]&gt;=2400);&quot;TAK&quot;;&quot;NIE&quot;)" office:value-type="string" office:string-value="NIE" calcext:value-type="string">
            <text:p>NIE</text:p>
          </table:table-cell>
          <table:table-cell table:formula="of:=IF([.K232] = &quot;TAK&quot;;3;0)" office:value-type="float" office:value="0" calcext:value-type="float">
            <text:p>0</text:p>
          </table:table-cell>
          <table:table-cell table:formula="of:=[.L23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0" calcext:value-type="date">
            <text:p>20.08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33] = &quot;niedziela&quot;;[.$P$7]*[.J233];0)" office:value-type="float" office:value="240" calcext:value-type="float">
            <text:p>240</text:p>
          </table:table-cell>
          <table:table-cell table:formula="of:=[.E232]+[.D233]" office:value-type="float" office:value="14145" calcext:value-type="float">
            <text:p>14145</text:p>
          </table:table-cell>
          <table:table-cell table:formula="of:=IF(AND(NOT([.B233]=&quot;niedziela&quot;);NOT([.B233]=&quot;sobota&quot;));ROUNDDOWN(VLOOKUP([.C233];[.$O$1:.$P$4];2;0) * [.J233];0);0)" office:value-type="float" office:value="0" calcext:value-type="float">
            <text:p>0</text:p>
          </table:table-cell>
          <table:table-cell table:formula="of:=[.F233]*[.$P$8]" office:value-type="float" office:value="0" calcext:value-type="float">
            <text:p>0</text:p>
          </table:table-cell>
          <table:table-cell table:formula="of:=[.G233]+[.H232]" office:value-type="float" office:value="28230" calcext:value-type="float">
            <text:p>28230</text:p>
          </table:table-cell>
          <table:table-cell table:formula="of:=[.H233]-[.E233]" office:value-type="float" office:value="14085" calcext:value-type="float">
            <text:p>14085</text:p>
          </table:table-cell>
          <table:table-cell table:style-name="ce2" table:formula="of:=[.J232]+[.L232]" office:value-type="float" office:value="16" calcext:value-type="float">
            <text:p>16</text:p>
          </table:table-cell>
          <table:table-cell table:formula="of:=IF(AND(NOT(MONTH([.A233]) = MONTH([.A234]));[.I233]&gt;=2400);&quot;TAK&quot;;&quot;NIE&quot;)" office:value-type="string" office:string-value="NIE" calcext:value-type="string">
            <text:p>NIE</text:p>
          </table:table-cell>
          <table:table-cell table:formula="of:=IF([.K233] = &quot;TAK&quot;;3;0)" office:value-type="float" office:value="0" calcext:value-type="float">
            <text:p>0</text:p>
          </table:table-cell>
          <table:table-cell table:formula="of:=[.L23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1" calcext:value-type="date">
            <text:p>21.08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34] = &quot;niedziela&quot;;[.$P$7]*[.J234];0)" office:value-type="float" office:value="0" calcext:value-type="float">
            <text:p>0</text:p>
          </table:table-cell>
          <table:table-cell table:formula="of:=[.E233]+[.D234]" office:value-type="float" office:value="14145" calcext:value-type="float">
            <text:p>14145</text:p>
          </table:table-cell>
          <table:table-cell table:formula="of:=IF(AND(NOT([.B234]=&quot;niedziela&quot;);NOT([.B234]=&quot;sobota&quot;));ROUNDDOWN(VLOOKUP([.C234];[.$O$1:.$P$4];2;0) * [.J234];0);0)" office:value-type="float" office:value="14" calcext:value-type="float">
            <text:p>14</text:p>
          </table:table-cell>
          <table:table-cell table:formula="of:=[.F234]*[.$P$8]" office:value-type="float" office:value="420" calcext:value-type="float">
            <text:p>420</text:p>
          </table:table-cell>
          <table:table-cell table:formula="of:=[.G234]+[.H233]" office:value-type="float" office:value="28650" calcext:value-type="float">
            <text:p>28650</text:p>
          </table:table-cell>
          <table:table-cell table:formula="of:=[.H234]-[.E234]" office:value-type="float" office:value="14505" calcext:value-type="float">
            <text:p>14505</text:p>
          </table:table-cell>
          <table:table-cell table:style-name="ce2" table:formula="of:=[.J233]+[.L233]" office:value-type="float" office:value="16" calcext:value-type="float">
            <text:p>16</text:p>
          </table:table-cell>
          <table:table-cell table:formula="of:=IF(AND(NOT(MONTH([.A234]) = MONTH([.A235]));[.I234]&gt;=2400);&quot;TAK&quot;;&quot;NIE&quot;)" office:value-type="string" office:string-value="NIE" calcext:value-type="string">
            <text:p>NIE</text:p>
          </table:table-cell>
          <table:table-cell table:formula="of:=IF([.K234] = &quot;TAK&quot;;3;0)" office:value-type="float" office:value="0" calcext:value-type="float">
            <text:p>0</text:p>
          </table:table-cell>
          <table:table-cell table:formula="of:=[.L23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2" calcext:value-type="date">
            <text:p>22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35] = &quot;niedziela&quot;;[.$P$7]*[.J235];0)" office:value-type="float" office:value="0" calcext:value-type="float">
            <text:p>0</text:p>
          </table:table-cell>
          <table:table-cell table:formula="of:=[.E234]+[.D235]" office:value-type="float" office:value="14145" calcext:value-type="float">
            <text:p>14145</text:p>
          </table:table-cell>
          <table:table-cell table:formula="of:=IF(AND(NOT([.B235]=&quot;niedziela&quot;);NOT([.B235]=&quot;sobota&quot;));ROUNDDOWN(VLOOKUP([.C235];[.$O$1:.$P$4];2;0) * [.J235];0);0)" office:value-type="float" office:value="14" calcext:value-type="float">
            <text:p>14</text:p>
          </table:table-cell>
          <table:table-cell table:formula="of:=[.F235]*[.$P$8]" office:value-type="float" office:value="420" calcext:value-type="float">
            <text:p>420</text:p>
          </table:table-cell>
          <table:table-cell table:formula="of:=[.G235]+[.H234]" office:value-type="float" office:value="29070" calcext:value-type="float">
            <text:p>29070</text:p>
          </table:table-cell>
          <table:table-cell table:formula="of:=[.H235]-[.E235]" office:value-type="float" office:value="14925" calcext:value-type="float">
            <text:p>14925</text:p>
          </table:table-cell>
          <table:table-cell table:style-name="ce2" table:formula="of:=[.J234]+[.L234]" office:value-type="float" office:value="16" calcext:value-type="float">
            <text:p>16</text:p>
          </table:table-cell>
          <table:table-cell table:formula="of:=IF(AND(NOT(MONTH([.A235]) = MONTH([.A236]));[.I235]&gt;=2400);&quot;TAK&quot;;&quot;NIE&quot;)" office:value-type="string" office:string-value="NIE" calcext:value-type="string">
            <text:p>NIE</text:p>
          </table:table-cell>
          <table:table-cell table:formula="of:=IF([.K235] = &quot;TAK&quot;;3;0)" office:value-type="float" office:value="0" calcext:value-type="float">
            <text:p>0</text:p>
          </table:table-cell>
          <table:table-cell table:formula="of:=[.L23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3" calcext:value-type="date">
            <text:p>23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36] = &quot;niedziela&quot;;[.$P$7]*[.J236];0)" office:value-type="float" office:value="0" calcext:value-type="float">
            <text:p>0</text:p>
          </table:table-cell>
          <table:table-cell table:formula="of:=[.E235]+[.D236]" office:value-type="float" office:value="14145" calcext:value-type="float">
            <text:p>14145</text:p>
          </table:table-cell>
          <table:table-cell table:formula="of:=IF(AND(NOT([.B236]=&quot;niedziela&quot;);NOT([.B236]=&quot;sobota&quot;));ROUNDDOWN(VLOOKUP([.C236];[.$O$1:.$P$4];2;0) * [.J236];0);0)" office:value-type="float" office:value="14" calcext:value-type="float">
            <text:p>14</text:p>
          </table:table-cell>
          <table:table-cell table:formula="of:=[.F236]*[.$P$8]" office:value-type="float" office:value="420" calcext:value-type="float">
            <text:p>420</text:p>
          </table:table-cell>
          <table:table-cell table:formula="of:=[.G236]+[.H235]" office:value-type="float" office:value="29490" calcext:value-type="float">
            <text:p>29490</text:p>
          </table:table-cell>
          <table:table-cell table:formula="of:=[.H236]-[.E236]" office:value-type="float" office:value="15345" calcext:value-type="float">
            <text:p>15345</text:p>
          </table:table-cell>
          <table:table-cell table:style-name="ce2" table:formula="of:=[.J235]+[.L235]" office:value-type="float" office:value="16" calcext:value-type="float">
            <text:p>16</text:p>
          </table:table-cell>
          <table:table-cell table:formula="of:=IF(AND(NOT(MONTH([.A236]) = MONTH([.A237]));[.I236]&gt;=2400);&quot;TAK&quot;;&quot;NIE&quot;)" office:value-type="string" office:string-value="NIE" calcext:value-type="string">
            <text:p>NIE</text:p>
          </table:table-cell>
          <table:table-cell table:formula="of:=IF([.K236] = &quot;TAK&quot;;3;0)" office:value-type="float" office:value="0" calcext:value-type="float">
            <text:p>0</text:p>
          </table:table-cell>
          <table:table-cell table:formula="of:=[.L23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4" calcext:value-type="date">
            <text:p>24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37] = &quot;niedziela&quot;;[.$P$7]*[.J237];0)" office:value-type="float" office:value="0" calcext:value-type="float">
            <text:p>0</text:p>
          </table:table-cell>
          <table:table-cell table:formula="of:=[.E236]+[.D237]" office:value-type="float" office:value="14145" calcext:value-type="float">
            <text:p>14145</text:p>
          </table:table-cell>
          <table:table-cell table:formula="of:=IF(AND(NOT([.B237]=&quot;niedziela&quot;);NOT([.B237]=&quot;sobota&quot;));ROUNDDOWN(VLOOKUP([.C237];[.$O$1:.$P$4];2;0) * [.J237];0);0)" office:value-type="float" office:value="14" calcext:value-type="float">
            <text:p>14</text:p>
          </table:table-cell>
          <table:table-cell table:formula="of:=[.F237]*[.$P$8]" office:value-type="float" office:value="420" calcext:value-type="float">
            <text:p>420</text:p>
          </table:table-cell>
          <table:table-cell table:formula="of:=[.G237]+[.H236]" office:value-type="float" office:value="29910" calcext:value-type="float">
            <text:p>29910</text:p>
          </table:table-cell>
          <table:table-cell table:formula="of:=[.H237]-[.E237]" office:value-type="float" office:value="15765" calcext:value-type="float">
            <text:p>15765</text:p>
          </table:table-cell>
          <table:table-cell table:style-name="ce2" table:formula="of:=[.J236]+[.L236]" office:value-type="float" office:value="16" calcext:value-type="float">
            <text:p>16</text:p>
          </table:table-cell>
          <table:table-cell table:formula="of:=IF(AND(NOT(MONTH([.A237]) = MONTH([.A238]));[.I237]&gt;=2400);&quot;TAK&quot;;&quot;NIE&quot;)" office:value-type="string" office:string-value="NIE" calcext:value-type="string">
            <text:p>NIE</text:p>
          </table:table-cell>
          <table:table-cell table:formula="of:=IF([.K237] = &quot;TAK&quot;;3;0)" office:value-type="float" office:value="0" calcext:value-type="float">
            <text:p>0</text:p>
          </table:table-cell>
          <table:table-cell table:formula="of:=[.L23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5" calcext:value-type="date">
            <text:p>25.08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38] = &quot;niedziela&quot;;[.$P$7]*[.J238];0)" office:value-type="float" office:value="0" calcext:value-type="float">
            <text:p>0</text:p>
          </table:table-cell>
          <table:table-cell table:formula="of:=[.E237]+[.D238]" office:value-type="float" office:value="14145" calcext:value-type="float">
            <text:p>14145</text:p>
          </table:table-cell>
          <table:table-cell table:formula="of:=IF(AND(NOT([.B238]=&quot;niedziela&quot;);NOT([.B238]=&quot;sobota&quot;));ROUNDDOWN(VLOOKUP([.C238];[.$O$1:.$P$4];2;0) * [.J238];0);0)" office:value-type="float" office:value="14" calcext:value-type="float">
            <text:p>14</text:p>
          </table:table-cell>
          <table:table-cell table:formula="of:=[.F238]*[.$P$8]" office:value-type="float" office:value="420" calcext:value-type="float">
            <text:p>420</text:p>
          </table:table-cell>
          <table:table-cell table:formula="of:=[.G238]+[.H237]" office:value-type="float" office:value="30330" calcext:value-type="float">
            <text:p>30330</text:p>
          </table:table-cell>
          <table:table-cell table:formula="of:=[.H238]-[.E238]" office:value-type="float" office:value="16185" calcext:value-type="float">
            <text:p>16185</text:p>
          </table:table-cell>
          <table:table-cell table:style-name="ce2" table:formula="of:=[.J237]+[.L237]" office:value-type="float" office:value="16" calcext:value-type="float">
            <text:p>16</text:p>
          </table:table-cell>
          <table:table-cell table:formula="of:=IF(AND(NOT(MONTH([.A238]) = MONTH([.A239]));[.I238]&gt;=2400);&quot;TAK&quot;;&quot;NIE&quot;)" office:value-type="string" office:string-value="NIE" calcext:value-type="string">
            <text:p>NIE</text:p>
          </table:table-cell>
          <table:table-cell table:formula="of:=IF([.K238] = &quot;TAK&quot;;3;0)" office:value-type="float" office:value="0" calcext:value-type="float">
            <text:p>0</text:p>
          </table:table-cell>
          <table:table-cell table:formula="of:=[.L23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6" calcext:value-type="date">
            <text:p>26.08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39] = &quot;niedziela&quot;;[.$P$7]*[.J239];0)" office:value-type="float" office:value="0" calcext:value-type="float">
            <text:p>0</text:p>
          </table:table-cell>
          <table:table-cell table:formula="of:=[.E238]+[.D239]" office:value-type="float" office:value="14145" calcext:value-type="float">
            <text:p>14145</text:p>
          </table:table-cell>
          <table:table-cell table:formula="of:=IF(AND(NOT([.B239]=&quot;niedziela&quot;);NOT([.B239]=&quot;sobota&quot;));ROUNDDOWN(VLOOKUP([.C239];[.$O$1:.$P$4];2;0) * [.J239];0);0)" office:value-type="float" office:value="0" calcext:value-type="float">
            <text:p>0</text:p>
          </table:table-cell>
          <table:table-cell table:formula="of:=[.F239]*[.$P$8]" office:value-type="float" office:value="0" calcext:value-type="float">
            <text:p>0</text:p>
          </table:table-cell>
          <table:table-cell table:formula="of:=[.G239]+[.H238]" office:value-type="float" office:value="30330" calcext:value-type="float">
            <text:p>30330</text:p>
          </table:table-cell>
          <table:table-cell table:formula="of:=[.H239]-[.E239]" office:value-type="float" office:value="16185" calcext:value-type="float">
            <text:p>16185</text:p>
          </table:table-cell>
          <table:table-cell table:style-name="ce2" table:formula="of:=[.J238]+[.L238]" office:value-type="float" office:value="16" calcext:value-type="float">
            <text:p>16</text:p>
          </table:table-cell>
          <table:table-cell table:formula="of:=IF(AND(NOT(MONTH([.A239]) = MONTH([.A240]));[.I239]&gt;=2400);&quot;TAK&quot;;&quot;NIE&quot;)" office:value-type="string" office:string-value="NIE" calcext:value-type="string">
            <text:p>NIE</text:p>
          </table:table-cell>
          <table:table-cell table:formula="of:=IF([.K239] = &quot;TAK&quot;;3;0)" office:value-type="float" office:value="0" calcext:value-type="float">
            <text:p>0</text:p>
          </table:table-cell>
          <table:table-cell table:formula="of:=[.L23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7" calcext:value-type="date">
            <text:p>27.08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40] = &quot;niedziela&quot;;[.$P$7]*[.J240];0)" office:value-type="float" office:value="240" calcext:value-type="float">
            <text:p>240</text:p>
          </table:table-cell>
          <table:table-cell table:formula="of:=[.E239]+[.D240]" office:value-type="float" office:value="14385" calcext:value-type="float">
            <text:p>14385</text:p>
          </table:table-cell>
          <table:table-cell table:formula="of:=IF(AND(NOT([.B240]=&quot;niedziela&quot;);NOT([.B240]=&quot;sobota&quot;));ROUNDDOWN(VLOOKUP([.C240];[.$O$1:.$P$4];2;0) * [.J240];0);0)" office:value-type="float" office:value="0" calcext:value-type="float">
            <text:p>0</text:p>
          </table:table-cell>
          <table:table-cell table:formula="of:=[.F240]*[.$P$8]" office:value-type="float" office:value="0" calcext:value-type="float">
            <text:p>0</text:p>
          </table:table-cell>
          <table:table-cell table:formula="of:=[.G240]+[.H239]" office:value-type="float" office:value="30330" calcext:value-type="float">
            <text:p>30330</text:p>
          </table:table-cell>
          <table:table-cell table:formula="of:=[.H240]-[.E240]" office:value-type="float" office:value="15945" calcext:value-type="float">
            <text:p>15945</text:p>
          </table:table-cell>
          <table:table-cell table:style-name="ce2" table:formula="of:=[.J239]+[.L239]" office:value-type="float" office:value="16" calcext:value-type="float">
            <text:p>16</text:p>
          </table:table-cell>
          <table:table-cell table:formula="of:=IF(AND(NOT(MONTH([.A240]) = MONTH([.A241]));[.I240]&gt;=2400);&quot;TAK&quot;;&quot;NIE&quot;)" office:value-type="string" office:string-value="NIE" calcext:value-type="string">
            <text:p>NIE</text:p>
          </table:table-cell>
          <table:table-cell table:formula="of:=IF([.K240] = &quot;TAK&quot;;3;0)" office:value-type="float" office:value="0" calcext:value-type="float">
            <text:p>0</text:p>
          </table:table-cell>
          <table:table-cell table:formula="of:=[.L24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8" calcext:value-type="date">
            <text:p>28.08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41] = &quot;niedziela&quot;;[.$P$7]*[.J241];0)" office:value-type="float" office:value="0" calcext:value-type="float">
            <text:p>0</text:p>
          </table:table-cell>
          <table:table-cell table:formula="of:=[.E240]+[.D241]" office:value-type="float" office:value="14385" calcext:value-type="float">
            <text:p>14385</text:p>
          </table:table-cell>
          <table:table-cell table:formula="of:=IF(AND(NOT([.B241]=&quot;niedziela&quot;);NOT([.B241]=&quot;sobota&quot;));ROUNDDOWN(VLOOKUP([.C241];[.$O$1:.$P$4];2;0) * [.J241];0);0)" office:value-type="float" office:value="14" calcext:value-type="float">
            <text:p>14</text:p>
          </table:table-cell>
          <table:table-cell table:formula="of:=[.F241]*[.$P$8]" office:value-type="float" office:value="420" calcext:value-type="float">
            <text:p>420</text:p>
          </table:table-cell>
          <table:table-cell table:formula="of:=[.G241]+[.H240]" office:value-type="float" office:value="30750" calcext:value-type="float">
            <text:p>30750</text:p>
          </table:table-cell>
          <table:table-cell table:formula="of:=[.H241]-[.E241]" office:value-type="float" office:value="16365" calcext:value-type="float">
            <text:p>16365</text:p>
          </table:table-cell>
          <table:table-cell table:style-name="ce2" table:formula="of:=[.J240]+[.L240]" office:value-type="float" office:value="16" calcext:value-type="float">
            <text:p>16</text:p>
          </table:table-cell>
          <table:table-cell table:formula="of:=IF(AND(NOT(MONTH([.A241]) = MONTH([.A242]));[.I241]&gt;=2400);&quot;TAK&quot;;&quot;NIE&quot;)" office:value-type="string" office:string-value="NIE" calcext:value-type="string">
            <text:p>NIE</text:p>
          </table:table-cell>
          <table:table-cell table:formula="of:=IF([.K241] = &quot;TAK&quot;;3;0)" office:value-type="float" office:value="0" calcext:value-type="float">
            <text:p>0</text:p>
          </table:table-cell>
          <table:table-cell table:formula="of:=[.L24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29" calcext:value-type="date">
            <text:p>29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42] = &quot;niedziela&quot;;[.$P$7]*[.J242];0)" office:value-type="float" office:value="0" calcext:value-type="float">
            <text:p>0</text:p>
          </table:table-cell>
          <table:table-cell table:formula="of:=[.E241]+[.D242]" office:value-type="float" office:value="14385" calcext:value-type="float">
            <text:p>14385</text:p>
          </table:table-cell>
          <table:table-cell table:formula="of:=IF(AND(NOT([.B242]=&quot;niedziela&quot;);NOT([.B242]=&quot;sobota&quot;));ROUNDDOWN(VLOOKUP([.C242];[.$O$1:.$P$4];2;0) * [.J242];0);0)" office:value-type="float" office:value="14" calcext:value-type="float">
            <text:p>14</text:p>
          </table:table-cell>
          <table:table-cell table:formula="of:=[.F242]*[.$P$8]" office:value-type="float" office:value="420" calcext:value-type="float">
            <text:p>420</text:p>
          </table:table-cell>
          <table:table-cell table:formula="of:=[.G242]+[.H241]" office:value-type="float" office:value="31170" calcext:value-type="float">
            <text:p>31170</text:p>
          </table:table-cell>
          <table:table-cell table:formula="of:=[.H242]-[.E242]" office:value-type="float" office:value="16785" calcext:value-type="float">
            <text:p>16785</text:p>
          </table:table-cell>
          <table:table-cell table:style-name="ce2" table:formula="of:=[.J241]+[.L241]" office:value-type="float" office:value="16" calcext:value-type="float">
            <text:p>16</text:p>
          </table:table-cell>
          <table:table-cell table:formula="of:=IF(AND(NOT(MONTH([.A242]) = MONTH([.A243]));[.I242]&gt;=2400);&quot;TAK&quot;;&quot;NIE&quot;)" office:value-type="string" office:string-value="NIE" calcext:value-type="string">
            <text:p>NIE</text:p>
          </table:table-cell>
          <table:table-cell table:formula="of:=IF([.K242] = &quot;TAK&quot;;3;0)" office:value-type="float" office:value="0" calcext:value-type="float">
            <text:p>0</text:p>
          </table:table-cell>
          <table:table-cell table:formula="of:=[.L24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30" calcext:value-type="date">
            <text:p>30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43] = &quot;niedziela&quot;;[.$P$7]*[.J243];0)" office:value-type="float" office:value="0" calcext:value-type="float">
            <text:p>0</text:p>
          </table:table-cell>
          <table:table-cell table:formula="of:=[.E242]+[.D243]" office:value-type="float" office:value="14385" calcext:value-type="float">
            <text:p>14385</text:p>
          </table:table-cell>
          <table:table-cell table:formula="of:=IF(AND(NOT([.B243]=&quot;niedziela&quot;);NOT([.B243]=&quot;sobota&quot;));ROUNDDOWN(VLOOKUP([.C243];[.$O$1:.$P$4];2;0) * [.J243];0);0)" office:value-type="float" office:value="14" calcext:value-type="float">
            <text:p>14</text:p>
          </table:table-cell>
          <table:table-cell table:formula="of:=[.F243]*[.$P$8]" office:value-type="float" office:value="420" calcext:value-type="float">
            <text:p>420</text:p>
          </table:table-cell>
          <table:table-cell table:formula="of:=[.G243]+[.H242]" office:value-type="float" office:value="31590" calcext:value-type="float">
            <text:p>31590</text:p>
          </table:table-cell>
          <table:table-cell table:formula="of:=[.H243]-[.E243]" office:value-type="float" office:value="17205" calcext:value-type="float">
            <text:p>17205</text:p>
          </table:table-cell>
          <table:table-cell table:style-name="ce2" table:formula="of:=[.J242]+[.L242]" office:value-type="float" office:value="16" calcext:value-type="float">
            <text:p>16</text:p>
          </table:table-cell>
          <table:table-cell table:formula="of:=IF(AND(NOT(MONTH([.A243]) = MONTH([.A244]));[.I243]&gt;=2400);&quot;TAK&quot;;&quot;NIE&quot;)" office:value-type="string" office:string-value="NIE" calcext:value-type="string">
            <text:p>NIE</text:p>
          </table:table-cell>
          <table:table-cell table:formula="of:=IF([.K243] = &quot;TAK&quot;;3;0)" office:value-type="float" office:value="0" calcext:value-type="float">
            <text:p>0</text:p>
          </table:table-cell>
          <table:table-cell table:formula="of:=[.L24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8-31" calcext:value-type="date">
            <text:p>31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44] = &quot;niedziela&quot;;[.$P$7]*[.J244];0)" office:value-type="float" office:value="0" calcext:value-type="float">
            <text:p>0</text:p>
          </table:table-cell>
          <table:table-cell table:formula="of:=[.E243]+[.D244]" office:value-type="float" office:value="14385" calcext:value-type="float">
            <text:p>14385</text:p>
          </table:table-cell>
          <table:table-cell table:formula="of:=IF(AND(NOT([.B244]=&quot;niedziela&quot;);NOT([.B244]=&quot;sobota&quot;));ROUNDDOWN(VLOOKUP([.C244];[.$O$1:.$P$4];2;0) * [.J244];0);0)" office:value-type="float" office:value="14" calcext:value-type="float">
            <text:p>14</text:p>
          </table:table-cell>
          <table:table-cell table:formula="of:=[.F244]*[.$P$8]" office:value-type="float" office:value="420" calcext:value-type="float">
            <text:p>420</text:p>
          </table:table-cell>
          <table:table-cell table:formula="of:=[.G244]+[.H243]" office:value-type="float" office:value="32010" calcext:value-type="float">
            <text:p>32010</text:p>
          </table:table-cell>
          <table:table-cell table:formula="of:=[.H244]-[.E244]" office:value-type="float" office:value="17625" calcext:value-type="float">
            <text:p>17625</text:p>
          </table:table-cell>
          <table:table-cell table:style-name="ce2" table:formula="of:=[.J243]+[.L243]" office:value-type="float" office:value="16" calcext:value-type="float">
            <text:p>16</text:p>
          </table:table-cell>
          <table:table-cell table:formula="of:=IF(AND(NOT(MONTH([.A244]) = MONTH([.A245]));[.I244]&gt;=2400);&quot;TAK&quot;;&quot;NIE&quot;)" office:value-type="string" office:string-value="TAK" calcext:value-type="string">
            <text:p>TAK</text:p>
          </table:table-cell>
          <table:table-cell table:formula="of:=IF([.K244] = &quot;TAK&quot;;3;0)" office:value-type="float" office:value="3" calcext:value-type="float">
            <text:p>3</text:p>
          </table:table-cell>
          <table:table-cell table:formula="of:=[.L244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1" calcext:value-type="date">
            <text:p>1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45] = &quot;niedziela&quot;;[.$P$7]*[.J245];0)" office:value-type="float" office:value="0" calcext:value-type="float">
            <text:p>0</text:p>
          </table:table-cell>
          <table:table-cell table:formula="of:=[.E244]+[.D245]" office:value-type="float" office:value="14385" calcext:value-type="float">
            <text:p>14385</text:p>
          </table:table-cell>
          <table:table-cell table:formula="of:=IF(AND(NOT([.B245]=&quot;niedziela&quot;);NOT([.B245]=&quot;sobota&quot;));ROUNDDOWN(VLOOKUP([.C245];[.$O$1:.$P$4];2;0) * [.J245];0);0)" office:value-type="float" office:value="17" calcext:value-type="float">
            <text:p>17</text:p>
          </table:table-cell>
          <table:table-cell table:formula="of:=[.F245]*[.$P$8]" office:value-type="float" office:value="510" calcext:value-type="float">
            <text:p>510</text:p>
          </table:table-cell>
          <table:table-cell table:formula="of:=[.G245]+[.H244]" office:value-type="float" office:value="32520" calcext:value-type="float">
            <text:p>32520</text:p>
          </table:table-cell>
          <table:table-cell table:formula="of:=[.H245]-[.E245]" office:value-type="float" office:value="18135" calcext:value-type="float">
            <text:p>18135</text:p>
          </table:table-cell>
          <table:table-cell table:style-name="ce2" table:formula="of:=[.J244]+[.L244]" office:value-type="float" office:value="19" calcext:value-type="float">
            <text:p>19</text:p>
          </table:table-cell>
          <table:table-cell table:formula="of:=IF(AND(NOT(MONTH([.A245]) = MONTH([.A246]));[.I245]&gt;=2400);&quot;TAK&quot;;&quot;NIE&quot;)" office:value-type="string" office:string-value="NIE" calcext:value-type="string">
            <text:p>NIE</text:p>
          </table:table-cell>
          <table:table-cell table:formula="of:=IF([.K245] = &quot;TAK&quot;;3;0)" office:value-type="float" office:value="0" calcext:value-type="float">
            <text:p>0</text:p>
          </table:table-cell>
          <table:table-cell table:formula="of:=[.L24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2" calcext:value-type="date">
            <text:p>2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46] = &quot;niedziela&quot;;[.$P$7]*[.J246];0)" office:value-type="float" office:value="0" calcext:value-type="float">
            <text:p>0</text:p>
          </table:table-cell>
          <table:table-cell table:formula="of:=[.E245]+[.D246]" office:value-type="float" office:value="14385" calcext:value-type="float">
            <text:p>14385</text:p>
          </table:table-cell>
          <table:table-cell table:formula="of:=IF(AND(NOT([.B246]=&quot;niedziela&quot;);NOT([.B246]=&quot;sobota&quot;));ROUNDDOWN(VLOOKUP([.C246];[.$O$1:.$P$4];2;0) * [.J246];0);0)" office:value-type="float" office:value="0" calcext:value-type="float">
            <text:p>0</text:p>
          </table:table-cell>
          <table:table-cell table:formula="of:=[.F246]*[.$P$8]" office:value-type="float" office:value="0" calcext:value-type="float">
            <text:p>0</text:p>
          </table:table-cell>
          <table:table-cell table:formula="of:=[.G246]+[.H245]" office:value-type="float" office:value="32520" calcext:value-type="float">
            <text:p>32520</text:p>
          </table:table-cell>
          <table:table-cell table:formula="of:=[.H246]-[.E246]" office:value-type="float" office:value="18135" calcext:value-type="float">
            <text:p>18135</text:p>
          </table:table-cell>
          <table:table-cell table:style-name="ce2" table:formula="of:=[.J245]+[.L245]" office:value-type="float" office:value="19" calcext:value-type="float">
            <text:p>19</text:p>
          </table:table-cell>
          <table:table-cell table:formula="of:=IF(AND(NOT(MONTH([.A246]) = MONTH([.A247]));[.I246]&gt;=2400);&quot;TAK&quot;;&quot;NIE&quot;)" office:value-type="string" office:string-value="NIE" calcext:value-type="string">
            <text:p>NIE</text:p>
          </table:table-cell>
          <table:table-cell table:formula="of:=IF([.K246] = &quot;TAK&quot;;3;0)" office:value-type="float" office:value="0" calcext:value-type="float">
            <text:p>0</text:p>
          </table:table-cell>
          <table:table-cell table:formula="of:=[.L24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3" calcext:value-type="date">
            <text:p>3.09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47] = &quot;niedziela&quot;;[.$P$7]*[.J247];0)" office:value-type="float" office:value="285" calcext:value-type="float">
            <text:p>285</text:p>
          </table:table-cell>
          <table:table-cell table:formula="of:=[.E246]+[.D247]" office:value-type="float" office:value="14670" calcext:value-type="float">
            <text:p>14670</text:p>
          </table:table-cell>
          <table:table-cell table:formula="of:=IF(AND(NOT([.B247]=&quot;niedziela&quot;);NOT([.B247]=&quot;sobota&quot;));ROUNDDOWN(VLOOKUP([.C247];[.$O$1:.$P$4];2;0) * [.J247];0);0)" office:value-type="float" office:value="0" calcext:value-type="float">
            <text:p>0</text:p>
          </table:table-cell>
          <table:table-cell table:formula="of:=[.F247]*[.$P$8]" office:value-type="float" office:value="0" calcext:value-type="float">
            <text:p>0</text:p>
          </table:table-cell>
          <table:table-cell table:formula="of:=[.G247]+[.H246]" office:value-type="float" office:value="32520" calcext:value-type="float">
            <text:p>32520</text:p>
          </table:table-cell>
          <table:table-cell table:formula="of:=[.H247]-[.E247]" office:value-type="float" office:value="17850" calcext:value-type="float">
            <text:p>17850</text:p>
          </table:table-cell>
          <table:table-cell table:style-name="ce2" table:formula="of:=[.J246]+[.L246]" office:value-type="float" office:value="19" calcext:value-type="float">
            <text:p>19</text:p>
          </table:table-cell>
          <table:table-cell table:formula="of:=IF(AND(NOT(MONTH([.A247]) = MONTH([.A248]));[.I247]&gt;=2400);&quot;TAK&quot;;&quot;NIE&quot;)" office:value-type="string" office:string-value="NIE" calcext:value-type="string">
            <text:p>NIE</text:p>
          </table:table-cell>
          <table:table-cell table:formula="of:=IF([.K247] = &quot;TAK&quot;;3;0)" office:value-type="float" office:value="0" calcext:value-type="float">
            <text:p>0</text:p>
          </table:table-cell>
          <table:table-cell table:formula="of:=[.L24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4" calcext:value-type="date">
            <text:p>4.09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48] = &quot;niedziela&quot;;[.$P$7]*[.J248];0)" office:value-type="float" office:value="0" calcext:value-type="float">
            <text:p>0</text:p>
          </table:table-cell>
          <table:table-cell table:formula="of:=[.E247]+[.D248]" office:value-type="float" office:value="14670" calcext:value-type="float">
            <text:p>14670</text:p>
          </table:table-cell>
          <table:table-cell table:formula="of:=IF(AND(NOT([.B248]=&quot;niedziela&quot;);NOT([.B248]=&quot;sobota&quot;));ROUNDDOWN(VLOOKUP([.C248];[.$O$1:.$P$4];2;0) * [.J248];0);0)" office:value-type="float" office:value="17" calcext:value-type="float">
            <text:p>17</text:p>
          </table:table-cell>
          <table:table-cell table:formula="of:=[.F248]*[.$P$8]" office:value-type="float" office:value="510" calcext:value-type="float">
            <text:p>510</text:p>
          </table:table-cell>
          <table:table-cell table:formula="of:=[.G248]+[.H247]" office:value-type="float" office:value="33030" calcext:value-type="float">
            <text:p>33030</text:p>
          </table:table-cell>
          <table:table-cell table:formula="of:=[.H248]-[.E248]" office:value-type="float" office:value="18360" calcext:value-type="float">
            <text:p>18360</text:p>
          </table:table-cell>
          <table:table-cell table:style-name="ce2" table:formula="of:=[.J247]+[.L247]" office:value-type="float" office:value="19" calcext:value-type="float">
            <text:p>19</text:p>
          </table:table-cell>
          <table:table-cell table:formula="of:=IF(AND(NOT(MONTH([.A248]) = MONTH([.A249]));[.I248]&gt;=2400);&quot;TAK&quot;;&quot;NIE&quot;)" office:value-type="string" office:string-value="NIE" calcext:value-type="string">
            <text:p>NIE</text:p>
          </table:table-cell>
          <table:table-cell table:formula="of:=IF([.K248] = &quot;TAK&quot;;3;0)" office:value-type="float" office:value="0" calcext:value-type="float">
            <text:p>0</text:p>
          </table:table-cell>
          <table:table-cell table:formula="of:=[.L24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5" calcext:value-type="date">
            <text:p>5.09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49] = &quot;niedziela&quot;;[.$P$7]*[.J249];0)" office:value-type="float" office:value="0" calcext:value-type="float">
            <text:p>0</text:p>
          </table:table-cell>
          <table:table-cell table:formula="of:=[.E248]+[.D249]" office:value-type="float" office:value="14670" calcext:value-type="float">
            <text:p>14670</text:p>
          </table:table-cell>
          <table:table-cell table:formula="of:=IF(AND(NOT([.B249]=&quot;niedziela&quot;);NOT([.B249]=&quot;sobota&quot;));ROUNDDOWN(VLOOKUP([.C249];[.$O$1:.$P$4];2;0) * [.J249];0);0)" office:value-type="float" office:value="17" calcext:value-type="float">
            <text:p>17</text:p>
          </table:table-cell>
          <table:table-cell table:formula="of:=[.F249]*[.$P$8]" office:value-type="float" office:value="510" calcext:value-type="float">
            <text:p>510</text:p>
          </table:table-cell>
          <table:table-cell table:formula="of:=[.G249]+[.H248]" office:value-type="float" office:value="33540" calcext:value-type="float">
            <text:p>33540</text:p>
          </table:table-cell>
          <table:table-cell table:formula="of:=[.H249]-[.E249]" office:value-type="float" office:value="18870" calcext:value-type="float">
            <text:p>18870</text:p>
          </table:table-cell>
          <table:table-cell table:style-name="ce2" table:formula="of:=[.J248]+[.L248]" office:value-type="float" office:value="19" calcext:value-type="float">
            <text:p>19</text:p>
          </table:table-cell>
          <table:table-cell table:formula="of:=IF(AND(NOT(MONTH([.A249]) = MONTH([.A250]));[.I249]&gt;=2400);&quot;TAK&quot;;&quot;NIE&quot;)" office:value-type="string" office:string-value="NIE" calcext:value-type="string">
            <text:p>NIE</text:p>
          </table:table-cell>
          <table:table-cell table:formula="of:=IF([.K249] = &quot;TAK&quot;;3;0)" office:value-type="float" office:value="0" calcext:value-type="float">
            <text:p>0</text:p>
          </table:table-cell>
          <table:table-cell table:formula="of:=[.L24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6" calcext:value-type="date">
            <text:p>6.09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50] = &quot;niedziela&quot;;[.$P$7]*[.J250];0)" office:value-type="float" office:value="0" calcext:value-type="float">
            <text:p>0</text:p>
          </table:table-cell>
          <table:table-cell table:formula="of:=[.E249]+[.D250]" office:value-type="float" office:value="14670" calcext:value-type="float">
            <text:p>14670</text:p>
          </table:table-cell>
          <table:table-cell table:formula="of:=IF(AND(NOT([.B250]=&quot;niedziela&quot;);NOT([.B250]=&quot;sobota&quot;));ROUNDDOWN(VLOOKUP([.C250];[.$O$1:.$P$4];2;0) * [.J250];0);0)" office:value-type="float" office:value="17" calcext:value-type="float">
            <text:p>17</text:p>
          </table:table-cell>
          <table:table-cell table:formula="of:=[.F250]*[.$P$8]" office:value-type="float" office:value="510" calcext:value-type="float">
            <text:p>510</text:p>
          </table:table-cell>
          <table:table-cell table:formula="of:=[.G250]+[.H249]" office:value-type="float" office:value="34050" calcext:value-type="float">
            <text:p>34050</text:p>
          </table:table-cell>
          <table:table-cell table:formula="of:=[.H250]-[.E250]" office:value-type="float" office:value="19380" calcext:value-type="float">
            <text:p>19380</text:p>
          </table:table-cell>
          <table:table-cell table:style-name="ce2" table:formula="of:=[.J249]+[.L249]" office:value-type="float" office:value="19" calcext:value-type="float">
            <text:p>19</text:p>
          </table:table-cell>
          <table:table-cell table:formula="of:=IF(AND(NOT(MONTH([.A250]) = MONTH([.A251]));[.I250]&gt;=2400);&quot;TAK&quot;;&quot;NIE&quot;)" office:value-type="string" office:string-value="NIE" calcext:value-type="string">
            <text:p>NIE</text:p>
          </table:table-cell>
          <table:table-cell table:formula="of:=IF([.K250] = &quot;TAK&quot;;3;0)" office:value-type="float" office:value="0" calcext:value-type="float">
            <text:p>0</text:p>
          </table:table-cell>
          <table:table-cell table:formula="of:=[.L25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7" calcext:value-type="date">
            <text:p>7.09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51] = &quot;niedziela&quot;;[.$P$7]*[.J251];0)" office:value-type="float" office:value="0" calcext:value-type="float">
            <text:p>0</text:p>
          </table:table-cell>
          <table:table-cell table:formula="of:=[.E250]+[.D251]" office:value-type="float" office:value="14670" calcext:value-type="float">
            <text:p>14670</text:p>
          </table:table-cell>
          <table:table-cell table:formula="of:=IF(AND(NOT([.B251]=&quot;niedziela&quot;);NOT([.B251]=&quot;sobota&quot;));ROUNDDOWN(VLOOKUP([.C251];[.$O$1:.$P$4];2;0) * [.J251];0);0)" office:value-type="float" office:value="17" calcext:value-type="float">
            <text:p>17</text:p>
          </table:table-cell>
          <table:table-cell table:formula="of:=[.F251]*[.$P$8]" office:value-type="float" office:value="510" calcext:value-type="float">
            <text:p>510</text:p>
          </table:table-cell>
          <table:table-cell table:formula="of:=[.G251]+[.H250]" office:value-type="float" office:value="34560" calcext:value-type="float">
            <text:p>34560</text:p>
          </table:table-cell>
          <table:table-cell table:formula="of:=[.H251]-[.E251]" office:value-type="float" office:value="19890" calcext:value-type="float">
            <text:p>19890</text:p>
          </table:table-cell>
          <table:table-cell table:style-name="ce2" table:formula="of:=[.J250]+[.L250]" office:value-type="float" office:value="19" calcext:value-type="float">
            <text:p>19</text:p>
          </table:table-cell>
          <table:table-cell table:formula="of:=IF(AND(NOT(MONTH([.A251]) = MONTH([.A252]));[.I251]&gt;=2400);&quot;TAK&quot;;&quot;NIE&quot;)" office:value-type="string" office:string-value="NIE" calcext:value-type="string">
            <text:p>NIE</text:p>
          </table:table-cell>
          <table:table-cell table:formula="of:=IF([.K251] = &quot;TAK&quot;;3;0)" office:value-type="float" office:value="0" calcext:value-type="float">
            <text:p>0</text:p>
          </table:table-cell>
          <table:table-cell table:formula="of:=[.L25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8" calcext:value-type="date">
            <text:p>8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52] = &quot;niedziela&quot;;[.$P$7]*[.J252];0)" office:value-type="float" office:value="0" calcext:value-type="float">
            <text:p>0</text:p>
          </table:table-cell>
          <table:table-cell table:formula="of:=[.E251]+[.D252]" office:value-type="float" office:value="14670" calcext:value-type="float">
            <text:p>14670</text:p>
          </table:table-cell>
          <table:table-cell table:formula="of:=IF(AND(NOT([.B252]=&quot;niedziela&quot;);NOT([.B252]=&quot;sobota&quot;));ROUNDDOWN(VLOOKUP([.C252];[.$O$1:.$P$4];2;0) * [.J252];0);0)" office:value-type="float" office:value="17" calcext:value-type="float">
            <text:p>17</text:p>
          </table:table-cell>
          <table:table-cell table:formula="of:=[.F252]*[.$P$8]" office:value-type="float" office:value="510" calcext:value-type="float">
            <text:p>510</text:p>
          </table:table-cell>
          <table:table-cell table:formula="of:=[.G252]+[.H251]" office:value-type="float" office:value="35070" calcext:value-type="float">
            <text:p>35070</text:p>
          </table:table-cell>
          <table:table-cell table:formula="of:=[.H252]-[.E252]" office:value-type="float" office:value="20400" calcext:value-type="float">
            <text:p>20400</text:p>
          </table:table-cell>
          <table:table-cell table:style-name="ce2" table:formula="of:=[.J251]+[.L251]" office:value-type="float" office:value="19" calcext:value-type="float">
            <text:p>19</text:p>
          </table:table-cell>
          <table:table-cell table:formula="of:=IF(AND(NOT(MONTH([.A252]) = MONTH([.A253]));[.I252]&gt;=2400);&quot;TAK&quot;;&quot;NIE&quot;)" office:value-type="string" office:string-value="NIE" calcext:value-type="string">
            <text:p>NIE</text:p>
          </table:table-cell>
          <table:table-cell table:formula="of:=IF([.K252] = &quot;TAK&quot;;3;0)" office:value-type="float" office:value="0" calcext:value-type="float">
            <text:p>0</text:p>
          </table:table-cell>
          <table:table-cell table:formula="of:=[.L25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09" calcext:value-type="date">
            <text:p>9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53] = &quot;niedziela&quot;;[.$P$7]*[.J253];0)" office:value-type="float" office:value="0" calcext:value-type="float">
            <text:p>0</text:p>
          </table:table-cell>
          <table:table-cell table:formula="of:=[.E252]+[.D253]" office:value-type="float" office:value="14670" calcext:value-type="float">
            <text:p>14670</text:p>
          </table:table-cell>
          <table:table-cell table:formula="of:=IF(AND(NOT([.B253]=&quot;niedziela&quot;);NOT([.B253]=&quot;sobota&quot;));ROUNDDOWN(VLOOKUP([.C253];[.$O$1:.$P$4];2;0) * [.J253];0);0)" office:value-type="float" office:value="0" calcext:value-type="float">
            <text:p>0</text:p>
          </table:table-cell>
          <table:table-cell table:formula="of:=[.F253]*[.$P$8]" office:value-type="float" office:value="0" calcext:value-type="float">
            <text:p>0</text:p>
          </table:table-cell>
          <table:table-cell table:formula="of:=[.G253]+[.H252]" office:value-type="float" office:value="35070" calcext:value-type="float">
            <text:p>35070</text:p>
          </table:table-cell>
          <table:table-cell table:formula="of:=[.H253]-[.E253]" office:value-type="float" office:value="20400" calcext:value-type="float">
            <text:p>20400</text:p>
          </table:table-cell>
          <table:table-cell table:style-name="ce2" table:formula="of:=[.J252]+[.L252]" office:value-type="float" office:value="19" calcext:value-type="float">
            <text:p>19</text:p>
          </table:table-cell>
          <table:table-cell table:formula="of:=IF(AND(NOT(MONTH([.A253]) = MONTH([.A254]));[.I253]&gt;=2400);&quot;TAK&quot;;&quot;NIE&quot;)" office:value-type="string" office:string-value="NIE" calcext:value-type="string">
            <text:p>NIE</text:p>
          </table:table-cell>
          <table:table-cell table:formula="of:=IF([.K253] = &quot;TAK&quot;;3;0)" office:value-type="float" office:value="0" calcext:value-type="float">
            <text:p>0</text:p>
          </table:table-cell>
          <table:table-cell table:formula="of:=[.L25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0" calcext:value-type="date">
            <text:p>10.09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54] = &quot;niedziela&quot;;[.$P$7]*[.J254];0)" office:value-type="float" office:value="285" calcext:value-type="float">
            <text:p>285</text:p>
          </table:table-cell>
          <table:table-cell table:formula="of:=[.E253]+[.D254]" office:value-type="float" office:value="14955" calcext:value-type="float">
            <text:p>14955</text:p>
          </table:table-cell>
          <table:table-cell table:formula="of:=IF(AND(NOT([.B254]=&quot;niedziela&quot;);NOT([.B254]=&quot;sobota&quot;));ROUNDDOWN(VLOOKUP([.C254];[.$O$1:.$P$4];2;0) * [.J254];0);0)" office:value-type="float" office:value="0" calcext:value-type="float">
            <text:p>0</text:p>
          </table:table-cell>
          <table:table-cell table:formula="of:=[.F254]*[.$P$8]" office:value-type="float" office:value="0" calcext:value-type="float">
            <text:p>0</text:p>
          </table:table-cell>
          <table:table-cell table:formula="of:=[.G254]+[.H253]" office:value-type="float" office:value="35070" calcext:value-type="float">
            <text:p>35070</text:p>
          </table:table-cell>
          <table:table-cell table:formula="of:=[.H254]-[.E254]" office:value-type="float" office:value="20115" calcext:value-type="float">
            <text:p>20115</text:p>
          </table:table-cell>
          <table:table-cell table:style-name="ce2" table:formula="of:=[.J253]+[.L253]" office:value-type="float" office:value="19" calcext:value-type="float">
            <text:p>19</text:p>
          </table:table-cell>
          <table:table-cell table:formula="of:=IF(AND(NOT(MONTH([.A254]) = MONTH([.A255]));[.I254]&gt;=2400);&quot;TAK&quot;;&quot;NIE&quot;)" office:value-type="string" office:string-value="NIE" calcext:value-type="string">
            <text:p>NIE</text:p>
          </table:table-cell>
          <table:table-cell table:formula="of:=IF([.K254] = &quot;TAK&quot;;3;0)" office:value-type="float" office:value="0" calcext:value-type="float">
            <text:p>0</text:p>
          </table:table-cell>
          <table:table-cell table:formula="of:=[.L25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1" calcext:value-type="date">
            <text:p>11.09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55] = &quot;niedziela&quot;;[.$P$7]*[.J255];0)" office:value-type="float" office:value="0" calcext:value-type="float">
            <text:p>0</text:p>
          </table:table-cell>
          <table:table-cell table:formula="of:=[.E254]+[.D255]" office:value-type="float" office:value="14955" calcext:value-type="float">
            <text:p>14955</text:p>
          </table:table-cell>
          <table:table-cell table:formula="of:=IF(AND(NOT([.B255]=&quot;niedziela&quot;);NOT([.B255]=&quot;sobota&quot;));ROUNDDOWN(VLOOKUP([.C255];[.$O$1:.$P$4];2;0) * [.J255];0);0)" office:value-type="float" office:value="17" calcext:value-type="float">
            <text:p>17</text:p>
          </table:table-cell>
          <table:table-cell table:formula="of:=[.F255]*[.$P$8]" office:value-type="float" office:value="510" calcext:value-type="float">
            <text:p>510</text:p>
          </table:table-cell>
          <table:table-cell table:formula="of:=[.G255]+[.H254]" office:value-type="float" office:value="35580" calcext:value-type="float">
            <text:p>35580</text:p>
          </table:table-cell>
          <table:table-cell table:formula="of:=[.H255]-[.E255]" office:value-type="float" office:value="20625" calcext:value-type="float">
            <text:p>20625</text:p>
          </table:table-cell>
          <table:table-cell table:style-name="ce2" table:formula="of:=[.J254]+[.L254]" office:value-type="float" office:value="19" calcext:value-type="float">
            <text:p>19</text:p>
          </table:table-cell>
          <table:table-cell table:formula="of:=IF(AND(NOT(MONTH([.A255]) = MONTH([.A256]));[.I255]&gt;=2400);&quot;TAK&quot;;&quot;NIE&quot;)" office:value-type="string" office:string-value="NIE" calcext:value-type="string">
            <text:p>NIE</text:p>
          </table:table-cell>
          <table:table-cell table:formula="of:=IF([.K255] = &quot;TAK&quot;;3;0)" office:value-type="float" office:value="0" calcext:value-type="float">
            <text:p>0</text:p>
          </table:table-cell>
          <table:table-cell table:formula="of:=[.L25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2" calcext:value-type="date">
            <text:p>12.09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56] = &quot;niedziela&quot;;[.$P$7]*[.J256];0)" office:value-type="float" office:value="0" calcext:value-type="float">
            <text:p>0</text:p>
          </table:table-cell>
          <table:table-cell table:formula="of:=[.E255]+[.D256]" office:value-type="float" office:value="14955" calcext:value-type="float">
            <text:p>14955</text:p>
          </table:table-cell>
          <table:table-cell table:formula="of:=IF(AND(NOT([.B256]=&quot;niedziela&quot;);NOT([.B256]=&quot;sobota&quot;));ROUNDDOWN(VLOOKUP([.C256];[.$O$1:.$P$4];2;0) * [.J256];0);0)" office:value-type="float" office:value="17" calcext:value-type="float">
            <text:p>17</text:p>
          </table:table-cell>
          <table:table-cell table:formula="of:=[.F256]*[.$P$8]" office:value-type="float" office:value="510" calcext:value-type="float">
            <text:p>510</text:p>
          </table:table-cell>
          <table:table-cell table:formula="of:=[.G256]+[.H255]" office:value-type="float" office:value="36090" calcext:value-type="float">
            <text:p>36090</text:p>
          </table:table-cell>
          <table:table-cell table:formula="of:=[.H256]-[.E256]" office:value-type="float" office:value="21135" calcext:value-type="float">
            <text:p>21135</text:p>
          </table:table-cell>
          <table:table-cell table:style-name="ce2" table:formula="of:=[.J255]+[.L255]" office:value-type="float" office:value="19" calcext:value-type="float">
            <text:p>19</text:p>
          </table:table-cell>
          <table:table-cell table:formula="of:=IF(AND(NOT(MONTH([.A256]) = MONTH([.A257]));[.I256]&gt;=2400);&quot;TAK&quot;;&quot;NIE&quot;)" office:value-type="string" office:string-value="NIE" calcext:value-type="string">
            <text:p>NIE</text:p>
          </table:table-cell>
          <table:table-cell table:formula="of:=IF([.K256] = &quot;TAK&quot;;3;0)" office:value-type="float" office:value="0" calcext:value-type="float">
            <text:p>0</text:p>
          </table:table-cell>
          <table:table-cell table:formula="of:=[.L25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3" calcext:value-type="date">
            <text:p>13.09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57] = &quot;niedziela&quot;;[.$P$7]*[.J257];0)" office:value-type="float" office:value="0" calcext:value-type="float">
            <text:p>0</text:p>
          </table:table-cell>
          <table:table-cell table:formula="of:=[.E256]+[.D257]" office:value-type="float" office:value="14955" calcext:value-type="float">
            <text:p>14955</text:p>
          </table:table-cell>
          <table:table-cell table:formula="of:=IF(AND(NOT([.B257]=&quot;niedziela&quot;);NOT([.B257]=&quot;sobota&quot;));ROUNDDOWN(VLOOKUP([.C257];[.$O$1:.$P$4];2;0) * [.J257];0);0)" office:value-type="float" office:value="17" calcext:value-type="float">
            <text:p>17</text:p>
          </table:table-cell>
          <table:table-cell table:formula="of:=[.F257]*[.$P$8]" office:value-type="float" office:value="510" calcext:value-type="float">
            <text:p>510</text:p>
          </table:table-cell>
          <table:table-cell table:formula="of:=[.G257]+[.H256]" office:value-type="float" office:value="36600" calcext:value-type="float">
            <text:p>36600</text:p>
          </table:table-cell>
          <table:table-cell table:formula="of:=[.H257]-[.E257]" office:value-type="float" office:value="21645" calcext:value-type="float">
            <text:p>21645</text:p>
          </table:table-cell>
          <table:table-cell table:style-name="ce2" table:formula="of:=[.J256]+[.L256]" office:value-type="float" office:value="19" calcext:value-type="float">
            <text:p>19</text:p>
          </table:table-cell>
          <table:table-cell table:formula="of:=IF(AND(NOT(MONTH([.A257]) = MONTH([.A258]));[.I257]&gt;=2400);&quot;TAK&quot;;&quot;NIE&quot;)" office:value-type="string" office:string-value="NIE" calcext:value-type="string">
            <text:p>NIE</text:p>
          </table:table-cell>
          <table:table-cell table:formula="of:=IF([.K257] = &quot;TAK&quot;;3;0)" office:value-type="float" office:value="0" calcext:value-type="float">
            <text:p>0</text:p>
          </table:table-cell>
          <table:table-cell table:formula="of:=[.L25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4" calcext:value-type="date">
            <text:p>14.09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58] = &quot;niedziela&quot;;[.$P$7]*[.J258];0)" office:value-type="float" office:value="0" calcext:value-type="float">
            <text:p>0</text:p>
          </table:table-cell>
          <table:table-cell table:formula="of:=[.E257]+[.D258]" office:value-type="float" office:value="14955" calcext:value-type="float">
            <text:p>14955</text:p>
          </table:table-cell>
          <table:table-cell table:formula="of:=IF(AND(NOT([.B258]=&quot;niedziela&quot;);NOT([.B258]=&quot;sobota&quot;));ROUNDDOWN(VLOOKUP([.C258];[.$O$1:.$P$4];2;0) * [.J258];0);0)" office:value-type="float" office:value="17" calcext:value-type="float">
            <text:p>17</text:p>
          </table:table-cell>
          <table:table-cell table:formula="of:=[.F258]*[.$P$8]" office:value-type="float" office:value="510" calcext:value-type="float">
            <text:p>510</text:p>
          </table:table-cell>
          <table:table-cell table:formula="of:=[.G258]+[.H257]" office:value-type="float" office:value="37110" calcext:value-type="float">
            <text:p>37110</text:p>
          </table:table-cell>
          <table:table-cell table:formula="of:=[.H258]-[.E258]" office:value-type="float" office:value="22155" calcext:value-type="float">
            <text:p>22155</text:p>
          </table:table-cell>
          <table:table-cell table:style-name="ce2" table:formula="of:=[.J257]+[.L257]" office:value-type="float" office:value="19" calcext:value-type="float">
            <text:p>19</text:p>
          </table:table-cell>
          <table:table-cell table:formula="of:=IF(AND(NOT(MONTH([.A258]) = MONTH([.A259]));[.I258]&gt;=2400);&quot;TAK&quot;;&quot;NIE&quot;)" office:value-type="string" office:string-value="NIE" calcext:value-type="string">
            <text:p>NIE</text:p>
          </table:table-cell>
          <table:table-cell table:formula="of:=IF([.K258] = &quot;TAK&quot;;3;0)" office:value-type="float" office:value="0" calcext:value-type="float">
            <text:p>0</text:p>
          </table:table-cell>
          <table:table-cell table:formula="of:=[.L25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5" calcext:value-type="date">
            <text:p>15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59] = &quot;niedziela&quot;;[.$P$7]*[.J259];0)" office:value-type="float" office:value="0" calcext:value-type="float">
            <text:p>0</text:p>
          </table:table-cell>
          <table:table-cell table:formula="of:=[.E258]+[.D259]" office:value-type="float" office:value="14955" calcext:value-type="float">
            <text:p>14955</text:p>
          </table:table-cell>
          <table:table-cell table:formula="of:=IF(AND(NOT([.B259]=&quot;niedziela&quot;);NOT([.B259]=&quot;sobota&quot;));ROUNDDOWN(VLOOKUP([.C259];[.$O$1:.$P$4];2;0) * [.J259];0);0)" office:value-type="float" office:value="17" calcext:value-type="float">
            <text:p>17</text:p>
          </table:table-cell>
          <table:table-cell table:formula="of:=[.F259]*[.$P$8]" office:value-type="float" office:value="510" calcext:value-type="float">
            <text:p>510</text:p>
          </table:table-cell>
          <table:table-cell table:formula="of:=[.G259]+[.H258]" office:value-type="float" office:value="37620" calcext:value-type="float">
            <text:p>37620</text:p>
          </table:table-cell>
          <table:table-cell table:formula="of:=[.H259]-[.E259]" office:value-type="float" office:value="22665" calcext:value-type="float">
            <text:p>22665</text:p>
          </table:table-cell>
          <table:table-cell table:style-name="ce2" table:formula="of:=[.J258]+[.L258]" office:value-type="float" office:value="19" calcext:value-type="float">
            <text:p>19</text:p>
          </table:table-cell>
          <table:table-cell table:formula="of:=IF(AND(NOT(MONTH([.A259]) = MONTH([.A260]));[.I259]&gt;=2400);&quot;TAK&quot;;&quot;NIE&quot;)" office:value-type="string" office:string-value="NIE" calcext:value-type="string">
            <text:p>NIE</text:p>
          </table:table-cell>
          <table:table-cell table:formula="of:=IF([.K259] = &quot;TAK&quot;;3;0)" office:value-type="float" office:value="0" calcext:value-type="float">
            <text:p>0</text:p>
          </table:table-cell>
          <table:table-cell table:formula="of:=[.L25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6" calcext:value-type="date">
            <text:p>16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60] = &quot;niedziela&quot;;[.$P$7]*[.J260];0)" office:value-type="float" office:value="0" calcext:value-type="float">
            <text:p>0</text:p>
          </table:table-cell>
          <table:table-cell table:formula="of:=[.E259]+[.D260]" office:value-type="float" office:value="14955" calcext:value-type="float">
            <text:p>14955</text:p>
          </table:table-cell>
          <table:table-cell table:formula="of:=IF(AND(NOT([.B260]=&quot;niedziela&quot;);NOT([.B260]=&quot;sobota&quot;));ROUNDDOWN(VLOOKUP([.C260];[.$O$1:.$P$4];2;0) * [.J260];0);0)" office:value-type="float" office:value="0" calcext:value-type="float">
            <text:p>0</text:p>
          </table:table-cell>
          <table:table-cell table:formula="of:=[.F260]*[.$P$8]" office:value-type="float" office:value="0" calcext:value-type="float">
            <text:p>0</text:p>
          </table:table-cell>
          <table:table-cell table:formula="of:=[.G260]+[.H259]" office:value-type="float" office:value="37620" calcext:value-type="float">
            <text:p>37620</text:p>
          </table:table-cell>
          <table:table-cell table:formula="of:=[.H260]-[.E260]" office:value-type="float" office:value="22665" calcext:value-type="float">
            <text:p>22665</text:p>
          </table:table-cell>
          <table:table-cell table:style-name="ce2" table:formula="of:=[.J259]+[.L259]" office:value-type="float" office:value="19" calcext:value-type="float">
            <text:p>19</text:p>
          </table:table-cell>
          <table:table-cell table:formula="of:=IF(AND(NOT(MONTH([.A260]) = MONTH([.A261]));[.I260]&gt;=2400);&quot;TAK&quot;;&quot;NIE&quot;)" office:value-type="string" office:string-value="NIE" calcext:value-type="string">
            <text:p>NIE</text:p>
          </table:table-cell>
          <table:table-cell table:formula="of:=IF([.K260] = &quot;TAK&quot;;3;0)" office:value-type="float" office:value="0" calcext:value-type="float">
            <text:p>0</text:p>
          </table:table-cell>
          <table:table-cell table:formula="of:=[.L26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7" calcext:value-type="date">
            <text:p>17.09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61] = &quot;niedziela&quot;;[.$P$7]*[.J261];0)" office:value-type="float" office:value="285" calcext:value-type="float">
            <text:p>285</text:p>
          </table:table-cell>
          <table:table-cell table:formula="of:=[.E260]+[.D261]" office:value-type="float" office:value="15240" calcext:value-type="float">
            <text:p>15240</text:p>
          </table:table-cell>
          <table:table-cell table:formula="of:=IF(AND(NOT([.B261]=&quot;niedziela&quot;);NOT([.B261]=&quot;sobota&quot;));ROUNDDOWN(VLOOKUP([.C261];[.$O$1:.$P$4];2;0) * [.J261];0);0)" office:value-type="float" office:value="0" calcext:value-type="float">
            <text:p>0</text:p>
          </table:table-cell>
          <table:table-cell table:formula="of:=[.F261]*[.$P$8]" office:value-type="float" office:value="0" calcext:value-type="float">
            <text:p>0</text:p>
          </table:table-cell>
          <table:table-cell table:formula="of:=[.G261]+[.H260]" office:value-type="float" office:value="37620" calcext:value-type="float">
            <text:p>37620</text:p>
          </table:table-cell>
          <table:table-cell table:formula="of:=[.H261]-[.E261]" office:value-type="float" office:value="22380" calcext:value-type="float">
            <text:p>22380</text:p>
          </table:table-cell>
          <table:table-cell table:style-name="ce2" table:formula="of:=[.J260]+[.L260]" office:value-type="float" office:value="19" calcext:value-type="float">
            <text:p>19</text:p>
          </table:table-cell>
          <table:table-cell table:formula="of:=IF(AND(NOT(MONTH([.A261]) = MONTH([.A262]));[.I261]&gt;=2400);&quot;TAK&quot;;&quot;NIE&quot;)" office:value-type="string" office:string-value="NIE" calcext:value-type="string">
            <text:p>NIE</text:p>
          </table:table-cell>
          <table:table-cell table:formula="of:=IF([.K261] = &quot;TAK&quot;;3;0)" office:value-type="float" office:value="0" calcext:value-type="float">
            <text:p>0</text:p>
          </table:table-cell>
          <table:table-cell table:formula="of:=[.L26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8" calcext:value-type="date">
            <text:p>18.09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62] = &quot;niedziela&quot;;[.$P$7]*[.J262];0)" office:value-type="float" office:value="0" calcext:value-type="float">
            <text:p>0</text:p>
          </table:table-cell>
          <table:table-cell table:formula="of:=[.E261]+[.D262]" office:value-type="float" office:value="15240" calcext:value-type="float">
            <text:p>15240</text:p>
          </table:table-cell>
          <table:table-cell table:formula="of:=IF(AND(NOT([.B262]=&quot;niedziela&quot;);NOT([.B262]=&quot;sobota&quot;));ROUNDDOWN(VLOOKUP([.C262];[.$O$1:.$P$4];2;0) * [.J262];0);0)" office:value-type="float" office:value="17" calcext:value-type="float">
            <text:p>17</text:p>
          </table:table-cell>
          <table:table-cell table:formula="of:=[.F262]*[.$P$8]" office:value-type="float" office:value="510" calcext:value-type="float">
            <text:p>510</text:p>
          </table:table-cell>
          <table:table-cell table:formula="of:=[.G262]+[.H261]" office:value-type="float" office:value="38130" calcext:value-type="float">
            <text:p>38130</text:p>
          </table:table-cell>
          <table:table-cell table:formula="of:=[.H262]-[.E262]" office:value-type="float" office:value="22890" calcext:value-type="float">
            <text:p>22890</text:p>
          </table:table-cell>
          <table:table-cell table:style-name="ce2" table:formula="of:=[.J261]+[.L261]" office:value-type="float" office:value="19" calcext:value-type="float">
            <text:p>19</text:p>
          </table:table-cell>
          <table:table-cell table:formula="of:=IF(AND(NOT(MONTH([.A262]) = MONTH([.A263]));[.I262]&gt;=2400);&quot;TAK&quot;;&quot;NIE&quot;)" office:value-type="string" office:string-value="NIE" calcext:value-type="string">
            <text:p>NIE</text:p>
          </table:table-cell>
          <table:table-cell table:formula="of:=IF([.K262] = &quot;TAK&quot;;3;0)" office:value-type="float" office:value="0" calcext:value-type="float">
            <text:p>0</text:p>
          </table:table-cell>
          <table:table-cell table:formula="of:=[.L26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19" calcext:value-type="date">
            <text:p>19.09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63] = &quot;niedziela&quot;;[.$P$7]*[.J263];0)" office:value-type="float" office:value="0" calcext:value-type="float">
            <text:p>0</text:p>
          </table:table-cell>
          <table:table-cell table:formula="of:=[.E262]+[.D263]" office:value-type="float" office:value="15240" calcext:value-type="float">
            <text:p>15240</text:p>
          </table:table-cell>
          <table:table-cell table:formula="of:=IF(AND(NOT([.B263]=&quot;niedziela&quot;);NOT([.B263]=&quot;sobota&quot;));ROUNDDOWN(VLOOKUP([.C263];[.$O$1:.$P$4];2;0) * [.J263];0);0)" office:value-type="float" office:value="17" calcext:value-type="float">
            <text:p>17</text:p>
          </table:table-cell>
          <table:table-cell table:formula="of:=[.F263]*[.$P$8]" office:value-type="float" office:value="510" calcext:value-type="float">
            <text:p>510</text:p>
          </table:table-cell>
          <table:table-cell table:formula="of:=[.G263]+[.H262]" office:value-type="float" office:value="38640" calcext:value-type="float">
            <text:p>38640</text:p>
          </table:table-cell>
          <table:table-cell table:formula="of:=[.H263]-[.E263]" office:value-type="float" office:value="23400" calcext:value-type="float">
            <text:p>23400</text:p>
          </table:table-cell>
          <table:table-cell table:style-name="ce2" table:formula="of:=[.J262]+[.L262]" office:value-type="float" office:value="19" calcext:value-type="float">
            <text:p>19</text:p>
          </table:table-cell>
          <table:table-cell table:formula="of:=IF(AND(NOT(MONTH([.A263]) = MONTH([.A264]));[.I263]&gt;=2400);&quot;TAK&quot;;&quot;NIE&quot;)" office:value-type="string" office:string-value="NIE" calcext:value-type="string">
            <text:p>NIE</text:p>
          </table:table-cell>
          <table:table-cell table:formula="of:=IF([.K263] = &quot;TAK&quot;;3;0)" office:value-type="float" office:value="0" calcext:value-type="float">
            <text:p>0</text:p>
          </table:table-cell>
          <table:table-cell table:formula="of:=[.L26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0" calcext:value-type="date">
            <text:p>20.09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64] = &quot;niedziela&quot;;[.$P$7]*[.J264];0)" office:value-type="float" office:value="0" calcext:value-type="float">
            <text:p>0</text:p>
          </table:table-cell>
          <table:table-cell table:formula="of:=[.E263]+[.D264]" office:value-type="float" office:value="15240" calcext:value-type="float">
            <text:p>15240</text:p>
          </table:table-cell>
          <table:table-cell table:formula="of:=IF(AND(NOT([.B264]=&quot;niedziela&quot;);NOT([.B264]=&quot;sobota&quot;));ROUNDDOWN(VLOOKUP([.C264];[.$O$1:.$P$4];2;0) * [.J264];0);0)" office:value-type="float" office:value="17" calcext:value-type="float">
            <text:p>17</text:p>
          </table:table-cell>
          <table:table-cell table:formula="of:=[.F264]*[.$P$8]" office:value-type="float" office:value="510" calcext:value-type="float">
            <text:p>510</text:p>
          </table:table-cell>
          <table:table-cell table:formula="of:=[.G264]+[.H263]" office:value-type="float" office:value="39150" calcext:value-type="float">
            <text:p>39150</text:p>
          </table:table-cell>
          <table:table-cell table:formula="of:=[.H264]-[.E264]" office:value-type="float" office:value="23910" calcext:value-type="float">
            <text:p>23910</text:p>
          </table:table-cell>
          <table:table-cell table:style-name="ce2" table:formula="of:=[.J263]+[.L263]" office:value-type="float" office:value="19" calcext:value-type="float">
            <text:p>19</text:p>
          </table:table-cell>
          <table:table-cell table:formula="of:=IF(AND(NOT(MONTH([.A264]) = MONTH([.A265]));[.I264]&gt;=2400);&quot;TAK&quot;;&quot;NIE&quot;)" office:value-type="string" office:string-value="NIE" calcext:value-type="string">
            <text:p>NIE</text:p>
          </table:table-cell>
          <table:table-cell table:formula="of:=IF([.K264] = &quot;TAK&quot;;3;0)" office:value-type="float" office:value="0" calcext:value-type="float">
            <text:p>0</text:p>
          </table:table-cell>
          <table:table-cell table:formula="of:=[.L26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1" calcext:value-type="date">
            <text:p>21.09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65] = &quot;niedziela&quot;;[.$P$7]*[.J265];0)" office:value-type="float" office:value="0" calcext:value-type="float">
            <text:p>0</text:p>
          </table:table-cell>
          <table:table-cell table:formula="of:=[.E264]+[.D265]" office:value-type="float" office:value="15240" calcext:value-type="float">
            <text:p>15240</text:p>
          </table:table-cell>
          <table:table-cell table:formula="of:=IF(AND(NOT([.B265]=&quot;niedziela&quot;);NOT([.B265]=&quot;sobota&quot;));ROUNDDOWN(VLOOKUP([.C265];[.$O$1:.$P$4];2;0) * [.J265];0);0)" office:value-type="float" office:value="17" calcext:value-type="float">
            <text:p>17</text:p>
          </table:table-cell>
          <table:table-cell table:formula="of:=[.F265]*[.$P$8]" office:value-type="float" office:value="510" calcext:value-type="float">
            <text:p>510</text:p>
          </table:table-cell>
          <table:table-cell table:formula="of:=[.G265]+[.H264]" office:value-type="float" office:value="39660" calcext:value-type="float">
            <text:p>39660</text:p>
          </table:table-cell>
          <table:table-cell table:formula="of:=[.H265]-[.E265]" office:value-type="float" office:value="24420" calcext:value-type="float">
            <text:p>24420</text:p>
          </table:table-cell>
          <table:table-cell table:style-name="ce2" table:formula="of:=[.J264]+[.L264]" office:value-type="float" office:value="19" calcext:value-type="float">
            <text:p>19</text:p>
          </table:table-cell>
          <table:table-cell table:formula="of:=IF(AND(NOT(MONTH([.A265]) = MONTH([.A266]));[.I265]&gt;=2400);&quot;TAK&quot;;&quot;NIE&quot;)" office:value-type="string" office:string-value="NIE" calcext:value-type="string">
            <text:p>NIE</text:p>
          </table:table-cell>
          <table:table-cell table:formula="of:=IF([.K265] = &quot;TAK&quot;;3;0)" office:value-type="float" office:value="0" calcext:value-type="float">
            <text:p>0</text:p>
          </table:table-cell>
          <table:table-cell table:formula="of:=[.L26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2" calcext:value-type="date">
            <text:p>22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66] = &quot;niedziela&quot;;[.$P$7]*[.J266];0)" office:value-type="float" office:value="0" calcext:value-type="float">
            <text:p>0</text:p>
          </table:table-cell>
          <table:table-cell table:formula="of:=[.E265]+[.D266]" office:value-type="float" office:value="15240" calcext:value-type="float">
            <text:p>15240</text:p>
          </table:table-cell>
          <table:table-cell table:formula="of:=IF(AND(NOT([.B266]=&quot;niedziela&quot;);NOT([.B266]=&quot;sobota&quot;));ROUNDDOWN(VLOOKUP([.C266];[.$O$1:.$P$4];2;0) * [.J266];0);0)" office:value-type="float" office:value="17" calcext:value-type="float">
            <text:p>17</text:p>
          </table:table-cell>
          <table:table-cell table:formula="of:=[.F266]*[.$P$8]" office:value-type="float" office:value="510" calcext:value-type="float">
            <text:p>510</text:p>
          </table:table-cell>
          <table:table-cell table:formula="of:=[.G266]+[.H265]" office:value-type="float" office:value="40170" calcext:value-type="float">
            <text:p>40170</text:p>
          </table:table-cell>
          <table:table-cell table:formula="of:=[.H266]-[.E266]" office:value-type="float" office:value="24930" calcext:value-type="float">
            <text:p>24930</text:p>
          </table:table-cell>
          <table:table-cell table:style-name="ce2" table:formula="of:=[.J265]+[.L265]" office:value-type="float" office:value="19" calcext:value-type="float">
            <text:p>19</text:p>
          </table:table-cell>
          <table:table-cell table:formula="of:=IF(AND(NOT(MONTH([.A266]) = MONTH([.A267]));[.I266]&gt;=2400);&quot;TAK&quot;;&quot;NIE&quot;)" office:value-type="string" office:string-value="NIE" calcext:value-type="string">
            <text:p>NIE</text:p>
          </table:table-cell>
          <table:table-cell table:formula="of:=IF([.K266] = &quot;TAK&quot;;3;0)" office:value-type="float" office:value="0" calcext:value-type="float">
            <text:p>0</text:p>
          </table:table-cell>
          <table:table-cell table:formula="of:=[.L26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3" calcext:value-type="date">
            <text:p>23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67] = &quot;niedziela&quot;;[.$P$7]*[.J267];0)" office:value-type="float" office:value="0" calcext:value-type="float">
            <text:p>0</text:p>
          </table:table-cell>
          <table:table-cell table:formula="of:=[.E266]+[.D267]" office:value-type="float" office:value="15240" calcext:value-type="float">
            <text:p>15240</text:p>
          </table:table-cell>
          <table:table-cell table:formula="of:=IF(AND(NOT([.B267]=&quot;niedziela&quot;);NOT([.B267]=&quot;sobota&quot;));ROUNDDOWN(VLOOKUP([.C267];[.$O$1:.$P$4];2;0) * [.J267];0);0)" office:value-type="float" office:value="0" calcext:value-type="float">
            <text:p>0</text:p>
          </table:table-cell>
          <table:table-cell table:formula="of:=[.F267]*[.$P$8]" office:value-type="float" office:value="0" calcext:value-type="float">
            <text:p>0</text:p>
          </table:table-cell>
          <table:table-cell table:formula="of:=[.G267]+[.H266]" office:value-type="float" office:value="40170" calcext:value-type="float">
            <text:p>40170</text:p>
          </table:table-cell>
          <table:table-cell table:formula="of:=[.H267]-[.E267]" office:value-type="float" office:value="24930" calcext:value-type="float">
            <text:p>24930</text:p>
          </table:table-cell>
          <table:table-cell table:style-name="ce2" table:formula="of:=[.J266]+[.L266]" office:value-type="float" office:value="19" calcext:value-type="float">
            <text:p>19</text:p>
          </table:table-cell>
          <table:table-cell table:formula="of:=IF(AND(NOT(MONTH([.A267]) = MONTH([.A268]));[.I267]&gt;=2400);&quot;TAK&quot;;&quot;NIE&quot;)" office:value-type="string" office:string-value="NIE" calcext:value-type="string">
            <text:p>NIE</text:p>
          </table:table-cell>
          <table:table-cell table:formula="of:=IF([.K267] = &quot;TAK&quot;;3;0)" office:value-type="float" office:value="0" calcext:value-type="float">
            <text:p>0</text:p>
          </table:table-cell>
          <table:table-cell table:formula="of:=[.L26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4" calcext:value-type="date">
            <text:p>24.09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68] = &quot;niedziela&quot;;[.$P$7]*[.J268];0)" office:value-type="float" office:value="285" calcext:value-type="float">
            <text:p>285</text:p>
          </table:table-cell>
          <table:table-cell table:formula="of:=[.E267]+[.D268]" office:value-type="float" office:value="15525" calcext:value-type="float">
            <text:p>15525</text:p>
          </table:table-cell>
          <table:table-cell table:formula="of:=IF(AND(NOT([.B268]=&quot;niedziela&quot;);NOT([.B268]=&quot;sobota&quot;));ROUNDDOWN(VLOOKUP([.C268];[.$O$1:.$P$4];2;0) * [.J268];0);0)" office:value-type="float" office:value="0" calcext:value-type="float">
            <text:p>0</text:p>
          </table:table-cell>
          <table:table-cell table:formula="of:=[.F268]*[.$P$8]" office:value-type="float" office:value="0" calcext:value-type="float">
            <text:p>0</text:p>
          </table:table-cell>
          <table:table-cell table:formula="of:=[.G268]+[.H267]" office:value-type="float" office:value="40170" calcext:value-type="float">
            <text:p>40170</text:p>
          </table:table-cell>
          <table:table-cell table:formula="of:=[.H268]-[.E268]" office:value-type="float" office:value="24645" calcext:value-type="float">
            <text:p>24645</text:p>
          </table:table-cell>
          <table:table-cell table:style-name="ce2" table:formula="of:=[.J267]+[.L267]" office:value-type="float" office:value="19" calcext:value-type="float">
            <text:p>19</text:p>
          </table:table-cell>
          <table:table-cell table:formula="of:=IF(AND(NOT(MONTH([.A268]) = MONTH([.A269]));[.I268]&gt;=2400);&quot;TAK&quot;;&quot;NIE&quot;)" office:value-type="string" office:string-value="NIE" calcext:value-type="string">
            <text:p>NIE</text:p>
          </table:table-cell>
          <table:table-cell table:formula="of:=IF([.K268] = &quot;TAK&quot;;3;0)" office:value-type="float" office:value="0" calcext:value-type="float">
            <text:p>0</text:p>
          </table:table-cell>
          <table:table-cell table:formula="of:=[.L26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5" calcext:value-type="date">
            <text:p>25.09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69] = &quot;niedziela&quot;;[.$P$7]*[.J269];0)" office:value-type="float" office:value="0" calcext:value-type="float">
            <text:p>0</text:p>
          </table:table-cell>
          <table:table-cell table:formula="of:=[.E268]+[.D269]" office:value-type="float" office:value="15525" calcext:value-type="float">
            <text:p>15525</text:p>
          </table:table-cell>
          <table:table-cell table:formula="of:=IF(AND(NOT([.B269]=&quot;niedziela&quot;);NOT([.B269]=&quot;sobota&quot;));ROUNDDOWN(VLOOKUP([.C269];[.$O$1:.$P$4];2;0) * [.J269];0);0)" office:value-type="float" office:value="7" calcext:value-type="float">
            <text:p>7</text:p>
          </table:table-cell>
          <table:table-cell table:formula="of:=[.F269]*[.$P$8]" office:value-type="float" office:value="210" calcext:value-type="float">
            <text:p>210</text:p>
          </table:table-cell>
          <table:table-cell table:formula="of:=[.G269]+[.H268]" office:value-type="float" office:value="40380" calcext:value-type="float">
            <text:p>40380</text:p>
          </table:table-cell>
          <table:table-cell table:formula="of:=[.H269]-[.E269]" office:value-type="float" office:value="24855" calcext:value-type="float">
            <text:p>24855</text:p>
          </table:table-cell>
          <table:table-cell table:style-name="ce2" table:formula="of:=[.J268]+[.L268]" office:value-type="float" office:value="19" calcext:value-type="float">
            <text:p>19</text:p>
          </table:table-cell>
          <table:table-cell table:formula="of:=IF(AND(NOT(MONTH([.A269]) = MONTH([.A270]));[.I269]&gt;=2400);&quot;TAK&quot;;&quot;NIE&quot;)" office:value-type="string" office:string-value="NIE" calcext:value-type="string">
            <text:p>NIE</text:p>
          </table:table-cell>
          <table:table-cell table:formula="of:=IF([.K269] = &quot;TAK&quot;;3;0)" office:value-type="float" office:value="0" calcext:value-type="float">
            <text:p>0</text:p>
          </table:table-cell>
          <table:table-cell table:formula="of:=[.L26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6" calcext:value-type="date">
            <text:p>26.09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70] = &quot;niedziela&quot;;[.$P$7]*[.J270];0)" office:value-type="float" office:value="0" calcext:value-type="float">
            <text:p>0</text:p>
          </table:table-cell>
          <table:table-cell table:formula="of:=[.E269]+[.D270]" office:value-type="float" office:value="15525" calcext:value-type="float">
            <text:p>15525</text:p>
          </table:table-cell>
          <table:table-cell table:formula="of:=IF(AND(NOT([.B270]=&quot;niedziela&quot;);NOT([.B270]=&quot;sobota&quot;));ROUNDDOWN(VLOOKUP([.C270];[.$O$1:.$P$4];2;0) * [.J270];0);0)" office:value-type="float" office:value="7" calcext:value-type="float">
            <text:p>7</text:p>
          </table:table-cell>
          <table:table-cell table:formula="of:=[.F270]*[.$P$8]" office:value-type="float" office:value="210" calcext:value-type="float">
            <text:p>210</text:p>
          </table:table-cell>
          <table:table-cell table:formula="of:=[.G270]+[.H269]" office:value-type="float" office:value="40590" calcext:value-type="float">
            <text:p>40590</text:p>
          </table:table-cell>
          <table:table-cell table:formula="of:=[.H270]-[.E270]" office:value-type="float" office:value="25065" calcext:value-type="float">
            <text:p>25065</text:p>
          </table:table-cell>
          <table:table-cell table:style-name="ce2" table:formula="of:=[.J269]+[.L269]" office:value-type="float" office:value="19" calcext:value-type="float">
            <text:p>19</text:p>
          </table:table-cell>
          <table:table-cell table:formula="of:=IF(AND(NOT(MONTH([.A270]) = MONTH([.A271]));[.I270]&gt;=2400);&quot;TAK&quot;;&quot;NIE&quot;)" office:value-type="string" office:string-value="NIE" calcext:value-type="string">
            <text:p>NIE</text:p>
          </table:table-cell>
          <table:table-cell table:formula="of:=IF([.K270] = &quot;TAK&quot;;3;0)" office:value-type="float" office:value="0" calcext:value-type="float">
            <text:p>0</text:p>
          </table:table-cell>
          <table:table-cell table:formula="of:=[.L27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7" calcext:value-type="date">
            <text:p>27.09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71] = &quot;niedziela&quot;;[.$P$7]*[.J271];0)" office:value-type="float" office:value="0" calcext:value-type="float">
            <text:p>0</text:p>
          </table:table-cell>
          <table:table-cell table:formula="of:=[.E270]+[.D271]" office:value-type="float" office:value="15525" calcext:value-type="float">
            <text:p>15525</text:p>
          </table:table-cell>
          <table:table-cell table:formula="of:=IF(AND(NOT([.B271]=&quot;niedziela&quot;);NOT([.B271]=&quot;sobota&quot;));ROUNDDOWN(VLOOKUP([.C271];[.$O$1:.$P$4];2;0) * [.J271];0);0)" office:value-type="float" office:value="7" calcext:value-type="float">
            <text:p>7</text:p>
          </table:table-cell>
          <table:table-cell table:formula="of:=[.F271]*[.$P$8]" office:value-type="float" office:value="210" calcext:value-type="float">
            <text:p>210</text:p>
          </table:table-cell>
          <table:table-cell table:formula="of:=[.G271]+[.H270]" office:value-type="float" office:value="40800" calcext:value-type="float">
            <text:p>40800</text:p>
          </table:table-cell>
          <table:table-cell table:formula="of:=[.H271]-[.E271]" office:value-type="float" office:value="25275" calcext:value-type="float">
            <text:p>25275</text:p>
          </table:table-cell>
          <table:table-cell table:style-name="ce2" table:formula="of:=[.J270]+[.L270]" office:value-type="float" office:value="19" calcext:value-type="float">
            <text:p>19</text:p>
          </table:table-cell>
          <table:table-cell table:formula="of:=IF(AND(NOT(MONTH([.A271]) = MONTH([.A272]));[.I271]&gt;=2400);&quot;TAK&quot;;&quot;NIE&quot;)" office:value-type="string" office:string-value="NIE" calcext:value-type="string">
            <text:p>NIE</text:p>
          </table:table-cell>
          <table:table-cell table:formula="of:=IF([.K271] = &quot;TAK&quot;;3;0)" office:value-type="float" office:value="0" calcext:value-type="float">
            <text:p>0</text:p>
          </table:table-cell>
          <table:table-cell table:formula="of:=[.L27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8" calcext:value-type="date">
            <text:p>28.09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272] = &quot;niedziela&quot;;[.$P$7]*[.J272];0)" office:value-type="float" office:value="0" calcext:value-type="float">
            <text:p>0</text:p>
          </table:table-cell>
          <table:table-cell table:formula="of:=[.E271]+[.D272]" office:value-type="float" office:value="15525" calcext:value-type="float">
            <text:p>15525</text:p>
          </table:table-cell>
          <table:table-cell table:formula="of:=IF(AND(NOT([.B272]=&quot;niedziela&quot;);NOT([.B272]=&quot;sobota&quot;));ROUNDDOWN(VLOOKUP([.C272];[.$O$1:.$P$4];2;0) * [.J272];0);0)" office:value-type="float" office:value="7" calcext:value-type="float">
            <text:p>7</text:p>
          </table:table-cell>
          <table:table-cell table:formula="of:=[.F272]*[.$P$8]" office:value-type="float" office:value="210" calcext:value-type="float">
            <text:p>210</text:p>
          </table:table-cell>
          <table:table-cell table:formula="of:=[.G272]+[.H271]" office:value-type="float" office:value="41010" calcext:value-type="float">
            <text:p>41010</text:p>
          </table:table-cell>
          <table:table-cell table:formula="of:=[.H272]-[.E272]" office:value-type="float" office:value="25485" calcext:value-type="float">
            <text:p>25485</text:p>
          </table:table-cell>
          <table:table-cell table:style-name="ce2" table:formula="of:=[.J271]+[.L271]" office:value-type="float" office:value="19" calcext:value-type="float">
            <text:p>19</text:p>
          </table:table-cell>
          <table:table-cell table:formula="of:=IF(AND(NOT(MONTH([.A272]) = MONTH([.A273]));[.I272]&gt;=2400);&quot;TAK&quot;;&quot;NIE&quot;)" office:value-type="string" office:string-value="NIE" calcext:value-type="string">
            <text:p>NIE</text:p>
          </table:table-cell>
          <table:table-cell table:formula="of:=IF([.K272] = &quot;TAK&quot;;3;0)" office:value-type="float" office:value="0" calcext:value-type="float">
            <text:p>0</text:p>
          </table:table-cell>
          <table:table-cell table:formula="of:=[.L27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29" calcext:value-type="date">
            <text:p>29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273] = &quot;niedziela&quot;;[.$P$7]*[.J273];0)" office:value-type="float" office:value="0" calcext:value-type="float">
            <text:p>0</text:p>
          </table:table-cell>
          <table:table-cell table:formula="of:=[.E272]+[.D273]" office:value-type="float" office:value="15525" calcext:value-type="float">
            <text:p>15525</text:p>
          </table:table-cell>
          <table:table-cell table:formula="of:=IF(AND(NOT([.B273]=&quot;niedziela&quot;);NOT([.B273]=&quot;sobota&quot;));ROUNDDOWN(VLOOKUP([.C273];[.$O$1:.$P$4];2;0) * [.J273];0);0)" office:value-type="float" office:value="7" calcext:value-type="float">
            <text:p>7</text:p>
          </table:table-cell>
          <table:table-cell table:formula="of:=[.F273]*[.$P$8]" office:value-type="float" office:value="210" calcext:value-type="float">
            <text:p>210</text:p>
          </table:table-cell>
          <table:table-cell table:formula="of:=[.G273]+[.H272]" office:value-type="float" office:value="41220" calcext:value-type="float">
            <text:p>41220</text:p>
          </table:table-cell>
          <table:table-cell table:formula="of:=[.H273]-[.E273]" office:value-type="float" office:value="25695" calcext:value-type="float">
            <text:p>25695</text:p>
          </table:table-cell>
          <table:table-cell table:style-name="ce2" table:formula="of:=[.J272]+[.L272]" office:value-type="float" office:value="19" calcext:value-type="float">
            <text:p>19</text:p>
          </table:table-cell>
          <table:table-cell table:formula="of:=IF(AND(NOT(MONTH([.A273]) = MONTH([.A274]));[.I273]&gt;=2400);&quot;TAK&quot;;&quot;NIE&quot;)" office:value-type="string" office:string-value="NIE" calcext:value-type="string">
            <text:p>NIE</text:p>
          </table:table-cell>
          <table:table-cell table:formula="of:=IF([.K273] = &quot;TAK&quot;;3;0)" office:value-type="float" office:value="0" calcext:value-type="float">
            <text:p>0</text:p>
          </table:table-cell>
          <table:table-cell table:formula="of:=[.L27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09-30" calcext:value-type="date">
            <text:p>30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74] = &quot;niedziela&quot;;[.$P$7]*[.J274];0)" office:value-type="float" office:value="0" calcext:value-type="float">
            <text:p>0</text:p>
          </table:table-cell>
          <table:table-cell table:formula="of:=[.E273]+[.D274]" office:value-type="float" office:value="15525" calcext:value-type="float">
            <text:p>15525</text:p>
          </table:table-cell>
          <table:table-cell table:formula="of:=IF(AND(NOT([.B274]=&quot;niedziela&quot;);NOT([.B274]=&quot;sobota&quot;));ROUNDDOWN(VLOOKUP([.C274];[.$O$1:.$P$4];2;0) * [.J274];0);0)" office:value-type="float" office:value="0" calcext:value-type="float">
            <text:p>0</text:p>
          </table:table-cell>
          <table:table-cell table:formula="of:=[.F274]*[.$P$8]" office:value-type="float" office:value="0" calcext:value-type="float">
            <text:p>0</text:p>
          </table:table-cell>
          <table:table-cell table:formula="of:=[.G274]+[.H273]" office:value-type="float" office:value="41220" calcext:value-type="float">
            <text:p>41220</text:p>
          </table:table-cell>
          <table:table-cell table:formula="of:=[.H274]-[.E274]" office:value-type="float" office:value="25695" calcext:value-type="float">
            <text:p>25695</text:p>
          </table:table-cell>
          <table:table-cell table:style-name="ce2" table:formula="of:=[.J273]+[.L273]" office:value-type="float" office:value="19" calcext:value-type="float">
            <text:p>19</text:p>
          </table:table-cell>
          <table:table-cell table:formula="of:=IF(AND(NOT(MONTH([.A274]) = MONTH([.A275]));[.I274]&gt;=2400);&quot;TAK&quot;;&quot;NIE&quot;)" office:value-type="string" office:string-value="TAK" calcext:value-type="string">
            <text:p>TAK</text:p>
          </table:table-cell>
          <table:table-cell table:formula="of:=IF([.K274] = &quot;TAK&quot;;3;0)" office:value-type="float" office:value="3" calcext:value-type="float">
            <text:p>3</text:p>
          </table:table-cell>
          <table:table-cell table:formula="of:=[.L274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1" calcext:value-type="date">
            <text:p>1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75] = &quot;niedziela&quot;;[.$P$7]*[.J275];0)" office:value-type="float" office:value="330" calcext:value-type="float">
            <text:p>330</text:p>
          </table:table-cell>
          <table:table-cell table:formula="of:=[.E274]+[.D275]" office:value-type="float" office:value="15855" calcext:value-type="float">
            <text:p>15855</text:p>
          </table:table-cell>
          <table:table-cell table:formula="of:=IF(AND(NOT([.B275]=&quot;niedziela&quot;);NOT([.B275]=&quot;sobota&quot;));ROUNDDOWN(VLOOKUP([.C275];[.$O$1:.$P$4];2;0) * [.J275];0);0)" office:value-type="float" office:value="0" calcext:value-type="float">
            <text:p>0</text:p>
          </table:table-cell>
          <table:table-cell table:formula="of:=[.F275]*[.$P$8]" office:value-type="float" office:value="0" calcext:value-type="float">
            <text:p>0</text:p>
          </table:table-cell>
          <table:table-cell table:formula="of:=[.G275]+[.H274]" office:value-type="float" office:value="41220" calcext:value-type="float">
            <text:p>41220</text:p>
          </table:table-cell>
          <table:table-cell table:formula="of:=[.H275]-[.E275]" office:value-type="float" office:value="25365" calcext:value-type="float">
            <text:p>25365</text:p>
          </table:table-cell>
          <table:table-cell table:style-name="ce2" table:formula="of:=[.J274]+[.L274]" office:value-type="float" office:value="22" calcext:value-type="float">
            <text:p>22</text:p>
          </table:table-cell>
          <table:table-cell table:formula="of:=IF(AND(NOT(MONTH([.A275]) = MONTH([.A276]));[.I275]&gt;=2400);&quot;TAK&quot;;&quot;NIE&quot;)" office:value-type="string" office:string-value="NIE" calcext:value-type="string">
            <text:p>NIE</text:p>
          </table:table-cell>
          <table:table-cell table:formula="of:=IF([.K275] = &quot;TAK&quot;;3;0)" office:value-type="float" office:value="0" calcext:value-type="float">
            <text:p>0</text:p>
          </table:table-cell>
          <table:table-cell table:formula="of:=[.L27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2" calcext:value-type="date">
            <text:p>2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76] = &quot;niedziela&quot;;[.$P$7]*[.J276];0)" office:value-type="float" office:value="0" calcext:value-type="float">
            <text:p>0</text:p>
          </table:table-cell>
          <table:table-cell table:formula="of:=[.E275]+[.D276]" office:value-type="float" office:value="15855" calcext:value-type="float">
            <text:p>15855</text:p>
          </table:table-cell>
          <table:table-cell table:formula="of:=IF(AND(NOT([.B276]=&quot;niedziela&quot;);NOT([.B276]=&quot;sobota&quot;));ROUNDDOWN(VLOOKUP([.C276];[.$O$1:.$P$4];2;0) * [.J276];0);0)" office:value-type="float" office:value="8" calcext:value-type="float">
            <text:p>8</text:p>
          </table:table-cell>
          <table:table-cell table:formula="of:=[.F276]*[.$P$8]" office:value-type="float" office:value="240" calcext:value-type="float">
            <text:p>240</text:p>
          </table:table-cell>
          <table:table-cell table:formula="of:=[.G276]+[.H275]" office:value-type="float" office:value="41460" calcext:value-type="float">
            <text:p>41460</text:p>
          </table:table-cell>
          <table:table-cell table:formula="of:=[.H276]-[.E276]" office:value-type="float" office:value="25605" calcext:value-type="float">
            <text:p>25605</text:p>
          </table:table-cell>
          <table:table-cell table:style-name="ce2" table:formula="of:=[.J275]+[.L275]" office:value-type="float" office:value="22" calcext:value-type="float">
            <text:p>22</text:p>
          </table:table-cell>
          <table:table-cell table:formula="of:=IF(AND(NOT(MONTH([.A276]) = MONTH([.A277]));[.I276]&gt;=2400);&quot;TAK&quot;;&quot;NIE&quot;)" office:value-type="string" office:string-value="NIE" calcext:value-type="string">
            <text:p>NIE</text:p>
          </table:table-cell>
          <table:table-cell table:formula="of:=IF([.K276] = &quot;TAK&quot;;3;0)" office:value-type="float" office:value="0" calcext:value-type="float">
            <text:p>0</text:p>
          </table:table-cell>
          <table:table-cell table:formula="of:=[.L27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3" calcext:value-type="date">
            <text:p>3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77] = &quot;niedziela&quot;;[.$P$7]*[.J277];0)" office:value-type="float" office:value="0" calcext:value-type="float">
            <text:p>0</text:p>
          </table:table-cell>
          <table:table-cell table:formula="of:=[.E276]+[.D277]" office:value-type="float" office:value="15855" calcext:value-type="float">
            <text:p>15855</text:p>
          </table:table-cell>
          <table:table-cell table:formula="of:=IF(AND(NOT([.B277]=&quot;niedziela&quot;);NOT([.B277]=&quot;sobota&quot;));ROUNDDOWN(VLOOKUP([.C277];[.$O$1:.$P$4];2;0) * [.J277];0);0)" office:value-type="float" office:value="8" calcext:value-type="float">
            <text:p>8</text:p>
          </table:table-cell>
          <table:table-cell table:formula="of:=[.F277]*[.$P$8]" office:value-type="float" office:value="240" calcext:value-type="float">
            <text:p>240</text:p>
          </table:table-cell>
          <table:table-cell table:formula="of:=[.G277]+[.H276]" office:value-type="float" office:value="41700" calcext:value-type="float">
            <text:p>41700</text:p>
          </table:table-cell>
          <table:table-cell table:formula="of:=[.H277]-[.E277]" office:value-type="float" office:value="25845" calcext:value-type="float">
            <text:p>25845</text:p>
          </table:table-cell>
          <table:table-cell table:style-name="ce2" table:formula="of:=[.J276]+[.L276]" office:value-type="float" office:value="22" calcext:value-type="float">
            <text:p>22</text:p>
          </table:table-cell>
          <table:table-cell table:formula="of:=IF(AND(NOT(MONTH([.A277]) = MONTH([.A278]));[.I277]&gt;=2400);&quot;TAK&quot;;&quot;NIE&quot;)" office:value-type="string" office:string-value="NIE" calcext:value-type="string">
            <text:p>NIE</text:p>
          </table:table-cell>
          <table:table-cell table:formula="of:=IF([.K277] = &quot;TAK&quot;;3;0)" office:value-type="float" office:value="0" calcext:value-type="float">
            <text:p>0</text:p>
          </table:table-cell>
          <table:table-cell table:formula="of:=[.L27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4" calcext:value-type="date">
            <text:p>4.10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78] = &quot;niedziela&quot;;[.$P$7]*[.J278];0)" office:value-type="float" office:value="0" calcext:value-type="float">
            <text:p>0</text:p>
          </table:table-cell>
          <table:table-cell table:formula="of:=[.E277]+[.D278]" office:value-type="float" office:value="15855" calcext:value-type="float">
            <text:p>15855</text:p>
          </table:table-cell>
          <table:table-cell table:formula="of:=IF(AND(NOT([.B278]=&quot;niedziela&quot;);NOT([.B278]=&quot;sobota&quot;));ROUNDDOWN(VLOOKUP([.C278];[.$O$1:.$P$4];2;0) * [.J278];0);0)" office:value-type="float" office:value="8" calcext:value-type="float">
            <text:p>8</text:p>
          </table:table-cell>
          <table:table-cell table:formula="of:=[.F278]*[.$P$8]" office:value-type="float" office:value="240" calcext:value-type="float">
            <text:p>240</text:p>
          </table:table-cell>
          <table:table-cell table:formula="of:=[.G278]+[.H277]" office:value-type="float" office:value="41940" calcext:value-type="float">
            <text:p>41940</text:p>
          </table:table-cell>
          <table:table-cell table:formula="of:=[.H278]-[.E278]" office:value-type="float" office:value="26085" calcext:value-type="float">
            <text:p>26085</text:p>
          </table:table-cell>
          <table:table-cell table:style-name="ce2" table:formula="of:=[.J277]+[.L277]" office:value-type="float" office:value="22" calcext:value-type="float">
            <text:p>22</text:p>
          </table:table-cell>
          <table:table-cell table:formula="of:=IF(AND(NOT(MONTH([.A278]) = MONTH([.A279]));[.I278]&gt;=2400);&quot;TAK&quot;;&quot;NIE&quot;)" office:value-type="string" office:string-value="NIE" calcext:value-type="string">
            <text:p>NIE</text:p>
          </table:table-cell>
          <table:table-cell table:formula="of:=IF([.K278] = &quot;TAK&quot;;3;0)" office:value-type="float" office:value="0" calcext:value-type="float">
            <text:p>0</text:p>
          </table:table-cell>
          <table:table-cell table:formula="of:=[.L27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5" calcext:value-type="date">
            <text:p>5.10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279] = &quot;niedziela&quot;;[.$P$7]*[.J279];0)" office:value-type="float" office:value="0" calcext:value-type="float">
            <text:p>0</text:p>
          </table:table-cell>
          <table:table-cell table:formula="of:=[.E278]+[.D279]" office:value-type="float" office:value="15855" calcext:value-type="float">
            <text:p>15855</text:p>
          </table:table-cell>
          <table:table-cell table:formula="of:=IF(AND(NOT([.B279]=&quot;niedziela&quot;);NOT([.B279]=&quot;sobota&quot;));ROUNDDOWN(VLOOKUP([.C279];[.$O$1:.$P$4];2;0) * [.J279];0);0)" office:value-type="float" office:value="8" calcext:value-type="float">
            <text:p>8</text:p>
          </table:table-cell>
          <table:table-cell table:formula="of:=[.F279]*[.$P$8]" office:value-type="float" office:value="240" calcext:value-type="float">
            <text:p>240</text:p>
          </table:table-cell>
          <table:table-cell table:formula="of:=[.G279]+[.H278]" office:value-type="float" office:value="42180" calcext:value-type="float">
            <text:p>42180</text:p>
          </table:table-cell>
          <table:table-cell table:formula="of:=[.H279]-[.E279]" office:value-type="float" office:value="26325" calcext:value-type="float">
            <text:p>26325</text:p>
          </table:table-cell>
          <table:table-cell table:style-name="ce2" table:formula="of:=[.J278]+[.L278]" office:value-type="float" office:value="22" calcext:value-type="float">
            <text:p>22</text:p>
          </table:table-cell>
          <table:table-cell table:formula="of:=IF(AND(NOT(MONTH([.A279]) = MONTH([.A280]));[.I279]&gt;=2400);&quot;TAK&quot;;&quot;NIE&quot;)" office:value-type="string" office:string-value="NIE" calcext:value-type="string">
            <text:p>NIE</text:p>
          </table:table-cell>
          <table:table-cell table:formula="of:=IF([.K279] = &quot;TAK&quot;;3;0)" office:value-type="float" office:value="0" calcext:value-type="float">
            <text:p>0</text:p>
          </table:table-cell>
          <table:table-cell table:formula="of:=[.L27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6" calcext:value-type="date">
            <text:p>6.10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280] = &quot;niedziela&quot;;[.$P$7]*[.J280];0)" office:value-type="float" office:value="0" calcext:value-type="float">
            <text:p>0</text:p>
          </table:table-cell>
          <table:table-cell table:formula="of:=[.E279]+[.D280]" office:value-type="float" office:value="15855" calcext:value-type="float">
            <text:p>15855</text:p>
          </table:table-cell>
          <table:table-cell table:formula="of:=IF(AND(NOT([.B280]=&quot;niedziela&quot;);NOT([.B280]=&quot;sobota&quot;));ROUNDDOWN(VLOOKUP([.C280];[.$O$1:.$P$4];2;0) * [.J280];0);0)" office:value-type="float" office:value="8" calcext:value-type="float">
            <text:p>8</text:p>
          </table:table-cell>
          <table:table-cell table:formula="of:=[.F280]*[.$P$8]" office:value-type="float" office:value="240" calcext:value-type="float">
            <text:p>240</text:p>
          </table:table-cell>
          <table:table-cell table:formula="of:=[.G280]+[.H279]" office:value-type="float" office:value="42420" calcext:value-type="float">
            <text:p>42420</text:p>
          </table:table-cell>
          <table:table-cell table:formula="of:=[.H280]-[.E280]" office:value-type="float" office:value="26565" calcext:value-type="float">
            <text:p>26565</text:p>
          </table:table-cell>
          <table:table-cell table:style-name="ce2" table:formula="of:=[.J279]+[.L279]" office:value-type="float" office:value="22" calcext:value-type="float">
            <text:p>22</text:p>
          </table:table-cell>
          <table:table-cell table:formula="of:=IF(AND(NOT(MONTH([.A280]) = MONTH([.A281]));[.I280]&gt;=2400);&quot;TAK&quot;;&quot;NIE&quot;)" office:value-type="string" office:string-value="NIE" calcext:value-type="string">
            <text:p>NIE</text:p>
          </table:table-cell>
          <table:table-cell table:formula="of:=IF([.K280] = &quot;TAK&quot;;3;0)" office:value-type="float" office:value="0" calcext:value-type="float">
            <text:p>0</text:p>
          </table:table-cell>
          <table:table-cell table:formula="of:=[.L28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7" calcext:value-type="date">
            <text:p>7.10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81] = &quot;niedziela&quot;;[.$P$7]*[.J281];0)" office:value-type="float" office:value="0" calcext:value-type="float">
            <text:p>0</text:p>
          </table:table-cell>
          <table:table-cell table:formula="of:=[.E280]+[.D281]" office:value-type="float" office:value="15855" calcext:value-type="float">
            <text:p>15855</text:p>
          </table:table-cell>
          <table:table-cell table:formula="of:=IF(AND(NOT([.B281]=&quot;niedziela&quot;);NOT([.B281]=&quot;sobota&quot;));ROUNDDOWN(VLOOKUP([.C281];[.$O$1:.$P$4];2;0) * [.J281];0);0)" office:value-type="float" office:value="0" calcext:value-type="float">
            <text:p>0</text:p>
          </table:table-cell>
          <table:table-cell table:formula="of:=[.F281]*[.$P$8]" office:value-type="float" office:value="0" calcext:value-type="float">
            <text:p>0</text:p>
          </table:table-cell>
          <table:table-cell table:formula="of:=[.G281]+[.H280]" office:value-type="float" office:value="42420" calcext:value-type="float">
            <text:p>42420</text:p>
          </table:table-cell>
          <table:table-cell table:formula="of:=[.H281]-[.E281]" office:value-type="float" office:value="26565" calcext:value-type="float">
            <text:p>26565</text:p>
          </table:table-cell>
          <table:table-cell table:style-name="ce2" table:formula="of:=[.J280]+[.L280]" office:value-type="float" office:value="22" calcext:value-type="float">
            <text:p>22</text:p>
          </table:table-cell>
          <table:table-cell table:formula="of:=IF(AND(NOT(MONTH([.A281]) = MONTH([.A282]));[.I281]&gt;=2400);&quot;TAK&quot;;&quot;NIE&quot;)" office:value-type="string" office:string-value="NIE" calcext:value-type="string">
            <text:p>NIE</text:p>
          </table:table-cell>
          <table:table-cell table:formula="of:=IF([.K281] = &quot;TAK&quot;;3;0)" office:value-type="float" office:value="0" calcext:value-type="float">
            <text:p>0</text:p>
          </table:table-cell>
          <table:table-cell table:formula="of:=[.L28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8" calcext:value-type="date">
            <text:p>8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82] = &quot;niedziela&quot;;[.$P$7]*[.J282];0)" office:value-type="float" office:value="330" calcext:value-type="float">
            <text:p>330</text:p>
          </table:table-cell>
          <table:table-cell table:formula="of:=[.E281]+[.D282]" office:value-type="float" office:value="16185" calcext:value-type="float">
            <text:p>16185</text:p>
          </table:table-cell>
          <table:table-cell table:formula="of:=IF(AND(NOT([.B282]=&quot;niedziela&quot;);NOT([.B282]=&quot;sobota&quot;));ROUNDDOWN(VLOOKUP([.C282];[.$O$1:.$P$4];2;0) * [.J282];0);0)" office:value-type="float" office:value="0" calcext:value-type="float">
            <text:p>0</text:p>
          </table:table-cell>
          <table:table-cell table:formula="of:=[.F282]*[.$P$8]" office:value-type="float" office:value="0" calcext:value-type="float">
            <text:p>0</text:p>
          </table:table-cell>
          <table:table-cell table:formula="of:=[.G282]+[.H281]" office:value-type="float" office:value="42420" calcext:value-type="float">
            <text:p>42420</text:p>
          </table:table-cell>
          <table:table-cell table:formula="of:=[.H282]-[.E282]" office:value-type="float" office:value="26235" calcext:value-type="float">
            <text:p>26235</text:p>
          </table:table-cell>
          <table:table-cell table:style-name="ce2" table:formula="of:=[.J281]+[.L281]" office:value-type="float" office:value="22" calcext:value-type="float">
            <text:p>22</text:p>
          </table:table-cell>
          <table:table-cell table:formula="of:=IF(AND(NOT(MONTH([.A282]) = MONTH([.A283]));[.I282]&gt;=2400);&quot;TAK&quot;;&quot;NIE&quot;)" office:value-type="string" office:string-value="NIE" calcext:value-type="string">
            <text:p>NIE</text:p>
          </table:table-cell>
          <table:table-cell table:formula="of:=IF([.K282] = &quot;TAK&quot;;3;0)" office:value-type="float" office:value="0" calcext:value-type="float">
            <text:p>0</text:p>
          </table:table-cell>
          <table:table-cell table:formula="of:=[.L28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09" calcext:value-type="date">
            <text:p>9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83] = &quot;niedziela&quot;;[.$P$7]*[.J283];0)" office:value-type="float" office:value="0" calcext:value-type="float">
            <text:p>0</text:p>
          </table:table-cell>
          <table:table-cell table:formula="of:=[.E282]+[.D283]" office:value-type="float" office:value="16185" calcext:value-type="float">
            <text:p>16185</text:p>
          </table:table-cell>
          <table:table-cell table:formula="of:=IF(AND(NOT([.B283]=&quot;niedziela&quot;);NOT([.B283]=&quot;sobota&quot;));ROUNDDOWN(VLOOKUP([.C283];[.$O$1:.$P$4];2;0) * [.J283];0);0)" office:value-type="float" office:value="8" calcext:value-type="float">
            <text:p>8</text:p>
          </table:table-cell>
          <table:table-cell table:formula="of:=[.F283]*[.$P$8]" office:value-type="float" office:value="240" calcext:value-type="float">
            <text:p>240</text:p>
          </table:table-cell>
          <table:table-cell table:formula="of:=[.G283]+[.H282]" office:value-type="float" office:value="42660" calcext:value-type="float">
            <text:p>42660</text:p>
          </table:table-cell>
          <table:table-cell table:formula="of:=[.H283]-[.E283]" office:value-type="float" office:value="26475" calcext:value-type="float">
            <text:p>26475</text:p>
          </table:table-cell>
          <table:table-cell table:style-name="ce2" table:formula="of:=[.J282]+[.L282]" office:value-type="float" office:value="22" calcext:value-type="float">
            <text:p>22</text:p>
          </table:table-cell>
          <table:table-cell table:formula="of:=IF(AND(NOT(MONTH([.A283]) = MONTH([.A284]));[.I283]&gt;=2400);&quot;TAK&quot;;&quot;NIE&quot;)" office:value-type="string" office:string-value="NIE" calcext:value-type="string">
            <text:p>NIE</text:p>
          </table:table-cell>
          <table:table-cell table:formula="of:=IF([.K283] = &quot;TAK&quot;;3;0)" office:value-type="float" office:value="0" calcext:value-type="float">
            <text:p>0</text:p>
          </table:table-cell>
          <table:table-cell table:formula="of:=[.L28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0" calcext:value-type="date">
            <text:p>10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84] = &quot;niedziela&quot;;[.$P$7]*[.J284];0)" office:value-type="float" office:value="0" calcext:value-type="float">
            <text:p>0</text:p>
          </table:table-cell>
          <table:table-cell table:formula="of:=[.E283]+[.D284]" office:value-type="float" office:value="16185" calcext:value-type="float">
            <text:p>16185</text:p>
          </table:table-cell>
          <table:table-cell table:formula="of:=IF(AND(NOT([.B284]=&quot;niedziela&quot;);NOT([.B284]=&quot;sobota&quot;));ROUNDDOWN(VLOOKUP([.C284];[.$O$1:.$P$4];2;0) * [.J284];0);0)" office:value-type="float" office:value="8" calcext:value-type="float">
            <text:p>8</text:p>
          </table:table-cell>
          <table:table-cell table:formula="of:=[.F284]*[.$P$8]" office:value-type="float" office:value="240" calcext:value-type="float">
            <text:p>240</text:p>
          </table:table-cell>
          <table:table-cell table:formula="of:=[.G284]+[.H283]" office:value-type="float" office:value="42900" calcext:value-type="float">
            <text:p>42900</text:p>
          </table:table-cell>
          <table:table-cell table:formula="of:=[.H284]-[.E284]" office:value-type="float" office:value="26715" calcext:value-type="float">
            <text:p>26715</text:p>
          </table:table-cell>
          <table:table-cell table:style-name="ce2" table:formula="of:=[.J283]+[.L283]" office:value-type="float" office:value="22" calcext:value-type="float">
            <text:p>22</text:p>
          </table:table-cell>
          <table:table-cell table:formula="of:=IF(AND(NOT(MONTH([.A284]) = MONTH([.A285]));[.I284]&gt;=2400);&quot;TAK&quot;;&quot;NIE&quot;)" office:value-type="string" office:string-value="NIE" calcext:value-type="string">
            <text:p>NIE</text:p>
          </table:table-cell>
          <table:table-cell table:formula="of:=IF([.K284] = &quot;TAK&quot;;3;0)" office:value-type="float" office:value="0" calcext:value-type="float">
            <text:p>0</text:p>
          </table:table-cell>
          <table:table-cell table:formula="of:=[.L28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1" calcext:value-type="date">
            <text:p>11.10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85] = &quot;niedziela&quot;;[.$P$7]*[.J285];0)" office:value-type="float" office:value="0" calcext:value-type="float">
            <text:p>0</text:p>
          </table:table-cell>
          <table:table-cell table:formula="of:=[.E284]+[.D285]" office:value-type="float" office:value="16185" calcext:value-type="float">
            <text:p>16185</text:p>
          </table:table-cell>
          <table:table-cell table:formula="of:=IF(AND(NOT([.B285]=&quot;niedziela&quot;);NOT([.B285]=&quot;sobota&quot;));ROUNDDOWN(VLOOKUP([.C285];[.$O$1:.$P$4];2;0) * [.J285];0);0)" office:value-type="float" office:value="8" calcext:value-type="float">
            <text:p>8</text:p>
          </table:table-cell>
          <table:table-cell table:formula="of:=[.F285]*[.$P$8]" office:value-type="float" office:value="240" calcext:value-type="float">
            <text:p>240</text:p>
          </table:table-cell>
          <table:table-cell table:formula="of:=[.G285]+[.H284]" office:value-type="float" office:value="43140" calcext:value-type="float">
            <text:p>43140</text:p>
          </table:table-cell>
          <table:table-cell table:formula="of:=[.H285]-[.E285]" office:value-type="float" office:value="26955" calcext:value-type="float">
            <text:p>26955</text:p>
          </table:table-cell>
          <table:table-cell table:style-name="ce2" table:formula="of:=[.J284]+[.L284]" office:value-type="float" office:value="22" calcext:value-type="float">
            <text:p>22</text:p>
          </table:table-cell>
          <table:table-cell table:formula="of:=IF(AND(NOT(MONTH([.A285]) = MONTH([.A286]));[.I285]&gt;=2400);&quot;TAK&quot;;&quot;NIE&quot;)" office:value-type="string" office:string-value="NIE" calcext:value-type="string">
            <text:p>NIE</text:p>
          </table:table-cell>
          <table:table-cell table:formula="of:=IF([.K285] = &quot;TAK&quot;;3;0)" office:value-type="float" office:value="0" calcext:value-type="float">
            <text:p>0</text:p>
          </table:table-cell>
          <table:table-cell table:formula="of:=[.L28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2" calcext:value-type="date">
            <text:p>12.10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286] = &quot;niedziela&quot;;[.$P$7]*[.J286];0)" office:value-type="float" office:value="0" calcext:value-type="float">
            <text:p>0</text:p>
          </table:table-cell>
          <table:table-cell table:formula="of:=[.E285]+[.D286]" office:value-type="float" office:value="16185" calcext:value-type="float">
            <text:p>16185</text:p>
          </table:table-cell>
          <table:table-cell table:formula="of:=IF(AND(NOT([.B286]=&quot;niedziela&quot;);NOT([.B286]=&quot;sobota&quot;));ROUNDDOWN(VLOOKUP([.C286];[.$O$1:.$P$4];2;0) * [.J286];0);0)" office:value-type="float" office:value="8" calcext:value-type="float">
            <text:p>8</text:p>
          </table:table-cell>
          <table:table-cell table:formula="of:=[.F286]*[.$P$8]" office:value-type="float" office:value="240" calcext:value-type="float">
            <text:p>240</text:p>
          </table:table-cell>
          <table:table-cell table:formula="of:=[.G286]+[.H285]" office:value-type="float" office:value="43380" calcext:value-type="float">
            <text:p>43380</text:p>
          </table:table-cell>
          <table:table-cell table:formula="of:=[.H286]-[.E286]" office:value-type="float" office:value="27195" calcext:value-type="float">
            <text:p>27195</text:p>
          </table:table-cell>
          <table:table-cell table:style-name="ce2" table:formula="of:=[.J285]+[.L285]" office:value-type="float" office:value="22" calcext:value-type="float">
            <text:p>22</text:p>
          </table:table-cell>
          <table:table-cell table:formula="of:=IF(AND(NOT(MONTH([.A286]) = MONTH([.A287]));[.I286]&gt;=2400);&quot;TAK&quot;;&quot;NIE&quot;)" office:value-type="string" office:string-value="NIE" calcext:value-type="string">
            <text:p>NIE</text:p>
          </table:table-cell>
          <table:table-cell table:formula="of:=IF([.K286] = &quot;TAK&quot;;3;0)" office:value-type="float" office:value="0" calcext:value-type="float">
            <text:p>0</text:p>
          </table:table-cell>
          <table:table-cell table:formula="of:=[.L28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3" calcext:value-type="date">
            <text:p>13.10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287] = &quot;niedziela&quot;;[.$P$7]*[.J287];0)" office:value-type="float" office:value="0" calcext:value-type="float">
            <text:p>0</text:p>
          </table:table-cell>
          <table:table-cell table:formula="of:=[.E286]+[.D287]" office:value-type="float" office:value="16185" calcext:value-type="float">
            <text:p>16185</text:p>
          </table:table-cell>
          <table:table-cell table:formula="of:=IF(AND(NOT([.B287]=&quot;niedziela&quot;);NOT([.B287]=&quot;sobota&quot;));ROUNDDOWN(VLOOKUP([.C287];[.$O$1:.$P$4];2;0) * [.J287];0);0)" office:value-type="float" office:value="8" calcext:value-type="float">
            <text:p>8</text:p>
          </table:table-cell>
          <table:table-cell table:formula="of:=[.F287]*[.$P$8]" office:value-type="float" office:value="240" calcext:value-type="float">
            <text:p>240</text:p>
          </table:table-cell>
          <table:table-cell table:formula="of:=[.G287]+[.H286]" office:value-type="float" office:value="43620" calcext:value-type="float">
            <text:p>43620</text:p>
          </table:table-cell>
          <table:table-cell table:formula="of:=[.H287]-[.E287]" office:value-type="float" office:value="27435" calcext:value-type="float">
            <text:p>27435</text:p>
          </table:table-cell>
          <table:table-cell table:style-name="ce2" table:formula="of:=[.J286]+[.L286]" office:value-type="float" office:value="22" calcext:value-type="float">
            <text:p>22</text:p>
          </table:table-cell>
          <table:table-cell table:formula="of:=IF(AND(NOT(MONTH([.A287]) = MONTH([.A288]));[.I287]&gt;=2400);&quot;TAK&quot;;&quot;NIE&quot;)" office:value-type="string" office:string-value="NIE" calcext:value-type="string">
            <text:p>NIE</text:p>
          </table:table-cell>
          <table:table-cell table:formula="of:=IF([.K287] = &quot;TAK&quot;;3;0)" office:value-type="float" office:value="0" calcext:value-type="float">
            <text:p>0</text:p>
          </table:table-cell>
          <table:table-cell table:formula="of:=[.L28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4" calcext:value-type="date">
            <text:p>14.10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88] = &quot;niedziela&quot;;[.$P$7]*[.J288];0)" office:value-type="float" office:value="0" calcext:value-type="float">
            <text:p>0</text:p>
          </table:table-cell>
          <table:table-cell table:formula="of:=[.E287]+[.D288]" office:value-type="float" office:value="16185" calcext:value-type="float">
            <text:p>16185</text:p>
          </table:table-cell>
          <table:table-cell table:formula="of:=IF(AND(NOT([.B288]=&quot;niedziela&quot;);NOT([.B288]=&quot;sobota&quot;));ROUNDDOWN(VLOOKUP([.C288];[.$O$1:.$P$4];2;0) * [.J288];0);0)" office:value-type="float" office:value="0" calcext:value-type="float">
            <text:p>0</text:p>
          </table:table-cell>
          <table:table-cell table:formula="of:=[.F288]*[.$P$8]" office:value-type="float" office:value="0" calcext:value-type="float">
            <text:p>0</text:p>
          </table:table-cell>
          <table:table-cell table:formula="of:=[.G288]+[.H287]" office:value-type="float" office:value="43620" calcext:value-type="float">
            <text:p>43620</text:p>
          </table:table-cell>
          <table:table-cell table:formula="of:=[.H288]-[.E288]" office:value-type="float" office:value="27435" calcext:value-type="float">
            <text:p>27435</text:p>
          </table:table-cell>
          <table:table-cell table:style-name="ce2" table:formula="of:=[.J287]+[.L287]" office:value-type="float" office:value="22" calcext:value-type="float">
            <text:p>22</text:p>
          </table:table-cell>
          <table:table-cell table:formula="of:=IF(AND(NOT(MONTH([.A288]) = MONTH([.A289]));[.I288]&gt;=2400);&quot;TAK&quot;;&quot;NIE&quot;)" office:value-type="string" office:string-value="NIE" calcext:value-type="string">
            <text:p>NIE</text:p>
          </table:table-cell>
          <table:table-cell table:formula="of:=IF([.K288] = &quot;TAK&quot;;3;0)" office:value-type="float" office:value="0" calcext:value-type="float">
            <text:p>0</text:p>
          </table:table-cell>
          <table:table-cell table:formula="of:=[.L28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5" calcext:value-type="date">
            <text:p>15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89] = &quot;niedziela&quot;;[.$P$7]*[.J289];0)" office:value-type="float" office:value="330" calcext:value-type="float">
            <text:p>330</text:p>
          </table:table-cell>
          <table:table-cell table:formula="of:=[.E288]+[.D289]" office:value-type="float" office:value="16515" calcext:value-type="float">
            <text:p>16515</text:p>
          </table:table-cell>
          <table:table-cell table:formula="of:=IF(AND(NOT([.B289]=&quot;niedziela&quot;);NOT([.B289]=&quot;sobota&quot;));ROUNDDOWN(VLOOKUP([.C289];[.$O$1:.$P$4];2;0) * [.J289];0);0)" office:value-type="float" office:value="0" calcext:value-type="float">
            <text:p>0</text:p>
          </table:table-cell>
          <table:table-cell table:formula="of:=[.F289]*[.$P$8]" office:value-type="float" office:value="0" calcext:value-type="float">
            <text:p>0</text:p>
          </table:table-cell>
          <table:table-cell table:formula="of:=[.G289]+[.H288]" office:value-type="float" office:value="43620" calcext:value-type="float">
            <text:p>43620</text:p>
          </table:table-cell>
          <table:table-cell table:formula="of:=[.H289]-[.E289]" office:value-type="float" office:value="27105" calcext:value-type="float">
            <text:p>27105</text:p>
          </table:table-cell>
          <table:table-cell table:style-name="ce2" table:formula="of:=[.J288]+[.L288]" office:value-type="float" office:value="22" calcext:value-type="float">
            <text:p>22</text:p>
          </table:table-cell>
          <table:table-cell table:formula="of:=IF(AND(NOT(MONTH([.A289]) = MONTH([.A290]));[.I289]&gt;=2400);&quot;TAK&quot;;&quot;NIE&quot;)" office:value-type="string" office:string-value="NIE" calcext:value-type="string">
            <text:p>NIE</text:p>
          </table:table-cell>
          <table:table-cell table:formula="of:=IF([.K289] = &quot;TAK&quot;;3;0)" office:value-type="float" office:value="0" calcext:value-type="float">
            <text:p>0</text:p>
          </table:table-cell>
          <table:table-cell table:formula="of:=[.L28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6" calcext:value-type="date">
            <text:p>16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90] = &quot;niedziela&quot;;[.$P$7]*[.J290];0)" office:value-type="float" office:value="0" calcext:value-type="float">
            <text:p>0</text:p>
          </table:table-cell>
          <table:table-cell table:formula="of:=[.E289]+[.D290]" office:value-type="float" office:value="16515" calcext:value-type="float">
            <text:p>16515</text:p>
          </table:table-cell>
          <table:table-cell table:formula="of:=IF(AND(NOT([.B290]=&quot;niedziela&quot;);NOT([.B290]=&quot;sobota&quot;));ROUNDDOWN(VLOOKUP([.C290];[.$O$1:.$P$4];2;0) * [.J290];0);0)" office:value-type="float" office:value="8" calcext:value-type="float">
            <text:p>8</text:p>
          </table:table-cell>
          <table:table-cell table:formula="of:=[.F290]*[.$P$8]" office:value-type="float" office:value="240" calcext:value-type="float">
            <text:p>240</text:p>
          </table:table-cell>
          <table:table-cell table:formula="of:=[.G290]+[.H289]" office:value-type="float" office:value="43860" calcext:value-type="float">
            <text:p>43860</text:p>
          </table:table-cell>
          <table:table-cell table:formula="of:=[.H290]-[.E290]" office:value-type="float" office:value="27345" calcext:value-type="float">
            <text:p>27345</text:p>
          </table:table-cell>
          <table:table-cell table:style-name="ce2" table:formula="of:=[.J289]+[.L289]" office:value-type="float" office:value="22" calcext:value-type="float">
            <text:p>22</text:p>
          </table:table-cell>
          <table:table-cell table:formula="of:=IF(AND(NOT(MONTH([.A290]) = MONTH([.A291]));[.I290]&gt;=2400);&quot;TAK&quot;;&quot;NIE&quot;)" office:value-type="string" office:string-value="NIE" calcext:value-type="string">
            <text:p>NIE</text:p>
          </table:table-cell>
          <table:table-cell table:formula="of:=IF([.K290] = &quot;TAK&quot;;3;0)" office:value-type="float" office:value="0" calcext:value-type="float">
            <text:p>0</text:p>
          </table:table-cell>
          <table:table-cell table:formula="of:=[.L29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7" calcext:value-type="date">
            <text:p>17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91] = &quot;niedziela&quot;;[.$P$7]*[.J291];0)" office:value-type="float" office:value="0" calcext:value-type="float">
            <text:p>0</text:p>
          </table:table-cell>
          <table:table-cell table:formula="of:=[.E290]+[.D291]" office:value-type="float" office:value="16515" calcext:value-type="float">
            <text:p>16515</text:p>
          </table:table-cell>
          <table:table-cell table:formula="of:=IF(AND(NOT([.B291]=&quot;niedziela&quot;);NOT([.B291]=&quot;sobota&quot;));ROUNDDOWN(VLOOKUP([.C291];[.$O$1:.$P$4];2;0) * [.J291];0);0)" office:value-type="float" office:value="8" calcext:value-type="float">
            <text:p>8</text:p>
          </table:table-cell>
          <table:table-cell table:formula="of:=[.F291]*[.$P$8]" office:value-type="float" office:value="240" calcext:value-type="float">
            <text:p>240</text:p>
          </table:table-cell>
          <table:table-cell table:formula="of:=[.G291]+[.H290]" office:value-type="float" office:value="44100" calcext:value-type="float">
            <text:p>44100</text:p>
          </table:table-cell>
          <table:table-cell table:formula="of:=[.H291]-[.E291]" office:value-type="float" office:value="27585" calcext:value-type="float">
            <text:p>27585</text:p>
          </table:table-cell>
          <table:table-cell table:style-name="ce2" table:formula="of:=[.J290]+[.L290]" office:value-type="float" office:value="22" calcext:value-type="float">
            <text:p>22</text:p>
          </table:table-cell>
          <table:table-cell table:formula="of:=IF(AND(NOT(MONTH([.A291]) = MONTH([.A292]));[.I291]&gt;=2400);&quot;TAK&quot;;&quot;NIE&quot;)" office:value-type="string" office:string-value="NIE" calcext:value-type="string">
            <text:p>NIE</text:p>
          </table:table-cell>
          <table:table-cell table:formula="of:=IF([.K291] = &quot;TAK&quot;;3;0)" office:value-type="float" office:value="0" calcext:value-type="float">
            <text:p>0</text:p>
          </table:table-cell>
          <table:table-cell table:formula="of:=[.L29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8" calcext:value-type="date">
            <text:p>18.10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92] = &quot;niedziela&quot;;[.$P$7]*[.J292];0)" office:value-type="float" office:value="0" calcext:value-type="float">
            <text:p>0</text:p>
          </table:table-cell>
          <table:table-cell table:formula="of:=[.E291]+[.D292]" office:value-type="float" office:value="16515" calcext:value-type="float">
            <text:p>16515</text:p>
          </table:table-cell>
          <table:table-cell table:formula="of:=IF(AND(NOT([.B292]=&quot;niedziela&quot;);NOT([.B292]=&quot;sobota&quot;));ROUNDDOWN(VLOOKUP([.C292];[.$O$1:.$P$4];2;0) * [.J292];0);0)" office:value-type="float" office:value="8" calcext:value-type="float">
            <text:p>8</text:p>
          </table:table-cell>
          <table:table-cell table:formula="of:=[.F292]*[.$P$8]" office:value-type="float" office:value="240" calcext:value-type="float">
            <text:p>240</text:p>
          </table:table-cell>
          <table:table-cell table:formula="of:=[.G292]+[.H291]" office:value-type="float" office:value="44340" calcext:value-type="float">
            <text:p>44340</text:p>
          </table:table-cell>
          <table:table-cell table:formula="of:=[.H292]-[.E292]" office:value-type="float" office:value="27825" calcext:value-type="float">
            <text:p>27825</text:p>
          </table:table-cell>
          <table:table-cell table:style-name="ce2" table:formula="of:=[.J291]+[.L291]" office:value-type="float" office:value="22" calcext:value-type="float">
            <text:p>22</text:p>
          </table:table-cell>
          <table:table-cell table:formula="of:=IF(AND(NOT(MONTH([.A292]) = MONTH([.A293]));[.I292]&gt;=2400);&quot;TAK&quot;;&quot;NIE&quot;)" office:value-type="string" office:string-value="NIE" calcext:value-type="string">
            <text:p>NIE</text:p>
          </table:table-cell>
          <table:table-cell table:formula="of:=IF([.K292] = &quot;TAK&quot;;3;0)" office:value-type="float" office:value="0" calcext:value-type="float">
            <text:p>0</text:p>
          </table:table-cell>
          <table:table-cell table:formula="of:=[.L29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19" calcext:value-type="date">
            <text:p>19.10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293] = &quot;niedziela&quot;;[.$P$7]*[.J293];0)" office:value-type="float" office:value="0" calcext:value-type="float">
            <text:p>0</text:p>
          </table:table-cell>
          <table:table-cell table:formula="of:=[.E292]+[.D293]" office:value-type="float" office:value="16515" calcext:value-type="float">
            <text:p>16515</text:p>
          </table:table-cell>
          <table:table-cell table:formula="of:=IF(AND(NOT([.B293]=&quot;niedziela&quot;);NOT([.B293]=&quot;sobota&quot;));ROUNDDOWN(VLOOKUP([.C293];[.$O$1:.$P$4];2;0) * [.J293];0);0)" office:value-type="float" office:value="8" calcext:value-type="float">
            <text:p>8</text:p>
          </table:table-cell>
          <table:table-cell table:formula="of:=[.F293]*[.$P$8]" office:value-type="float" office:value="240" calcext:value-type="float">
            <text:p>240</text:p>
          </table:table-cell>
          <table:table-cell table:formula="of:=[.G293]+[.H292]" office:value-type="float" office:value="44580" calcext:value-type="float">
            <text:p>44580</text:p>
          </table:table-cell>
          <table:table-cell table:formula="of:=[.H293]-[.E293]" office:value-type="float" office:value="28065" calcext:value-type="float">
            <text:p>28065</text:p>
          </table:table-cell>
          <table:table-cell table:style-name="ce2" table:formula="of:=[.J292]+[.L292]" office:value-type="float" office:value="22" calcext:value-type="float">
            <text:p>22</text:p>
          </table:table-cell>
          <table:table-cell table:formula="of:=IF(AND(NOT(MONTH([.A293]) = MONTH([.A294]));[.I293]&gt;=2400);&quot;TAK&quot;;&quot;NIE&quot;)" office:value-type="string" office:string-value="NIE" calcext:value-type="string">
            <text:p>NIE</text:p>
          </table:table-cell>
          <table:table-cell table:formula="of:=IF([.K293] = &quot;TAK&quot;;3;0)" office:value-type="float" office:value="0" calcext:value-type="float">
            <text:p>0</text:p>
          </table:table-cell>
          <table:table-cell table:formula="of:=[.L29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0" calcext:value-type="date">
            <text:p>20.10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294] = &quot;niedziela&quot;;[.$P$7]*[.J294];0)" office:value-type="float" office:value="0" calcext:value-type="float">
            <text:p>0</text:p>
          </table:table-cell>
          <table:table-cell table:formula="of:=[.E293]+[.D294]" office:value-type="float" office:value="16515" calcext:value-type="float">
            <text:p>16515</text:p>
          </table:table-cell>
          <table:table-cell table:formula="of:=IF(AND(NOT([.B294]=&quot;niedziela&quot;);NOT([.B294]=&quot;sobota&quot;));ROUNDDOWN(VLOOKUP([.C294];[.$O$1:.$P$4];2;0) * [.J294];0);0)" office:value-type="float" office:value="8" calcext:value-type="float">
            <text:p>8</text:p>
          </table:table-cell>
          <table:table-cell table:formula="of:=[.F294]*[.$P$8]" office:value-type="float" office:value="240" calcext:value-type="float">
            <text:p>240</text:p>
          </table:table-cell>
          <table:table-cell table:formula="of:=[.G294]+[.H293]" office:value-type="float" office:value="44820" calcext:value-type="float">
            <text:p>44820</text:p>
          </table:table-cell>
          <table:table-cell table:formula="of:=[.H294]-[.E294]" office:value-type="float" office:value="28305" calcext:value-type="float">
            <text:p>28305</text:p>
          </table:table-cell>
          <table:table-cell table:style-name="ce2" table:formula="of:=[.J293]+[.L293]" office:value-type="float" office:value="22" calcext:value-type="float">
            <text:p>22</text:p>
          </table:table-cell>
          <table:table-cell table:formula="of:=IF(AND(NOT(MONTH([.A294]) = MONTH([.A295]));[.I294]&gt;=2400);&quot;TAK&quot;;&quot;NIE&quot;)" office:value-type="string" office:string-value="NIE" calcext:value-type="string">
            <text:p>NIE</text:p>
          </table:table-cell>
          <table:table-cell table:formula="of:=IF([.K294] = &quot;TAK&quot;;3;0)" office:value-type="float" office:value="0" calcext:value-type="float">
            <text:p>0</text:p>
          </table:table-cell>
          <table:table-cell table:formula="of:=[.L29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1" calcext:value-type="date">
            <text:p>21.10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95] = &quot;niedziela&quot;;[.$P$7]*[.J295];0)" office:value-type="float" office:value="0" calcext:value-type="float">
            <text:p>0</text:p>
          </table:table-cell>
          <table:table-cell table:formula="of:=[.E294]+[.D295]" office:value-type="float" office:value="16515" calcext:value-type="float">
            <text:p>16515</text:p>
          </table:table-cell>
          <table:table-cell table:formula="of:=IF(AND(NOT([.B295]=&quot;niedziela&quot;);NOT([.B295]=&quot;sobota&quot;));ROUNDDOWN(VLOOKUP([.C295];[.$O$1:.$P$4];2;0) * [.J295];0);0)" office:value-type="float" office:value="0" calcext:value-type="float">
            <text:p>0</text:p>
          </table:table-cell>
          <table:table-cell table:formula="of:=[.F295]*[.$P$8]" office:value-type="float" office:value="0" calcext:value-type="float">
            <text:p>0</text:p>
          </table:table-cell>
          <table:table-cell table:formula="of:=[.G295]+[.H294]" office:value-type="float" office:value="44820" calcext:value-type="float">
            <text:p>44820</text:p>
          </table:table-cell>
          <table:table-cell table:formula="of:=[.H295]-[.E295]" office:value-type="float" office:value="28305" calcext:value-type="float">
            <text:p>28305</text:p>
          </table:table-cell>
          <table:table-cell table:style-name="ce2" table:formula="of:=[.J294]+[.L294]" office:value-type="float" office:value="22" calcext:value-type="float">
            <text:p>22</text:p>
          </table:table-cell>
          <table:table-cell table:formula="of:=IF(AND(NOT(MONTH([.A295]) = MONTH([.A296]));[.I295]&gt;=2400);&quot;TAK&quot;;&quot;NIE&quot;)" office:value-type="string" office:string-value="NIE" calcext:value-type="string">
            <text:p>NIE</text:p>
          </table:table-cell>
          <table:table-cell table:formula="of:=IF([.K295] = &quot;TAK&quot;;3;0)" office:value-type="float" office:value="0" calcext:value-type="float">
            <text:p>0</text:p>
          </table:table-cell>
          <table:table-cell table:formula="of:=[.L29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2" calcext:value-type="date">
            <text:p>22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96] = &quot;niedziela&quot;;[.$P$7]*[.J296];0)" office:value-type="float" office:value="330" calcext:value-type="float">
            <text:p>330</text:p>
          </table:table-cell>
          <table:table-cell table:formula="of:=[.E295]+[.D296]" office:value-type="float" office:value="16845" calcext:value-type="float">
            <text:p>16845</text:p>
          </table:table-cell>
          <table:table-cell table:formula="of:=IF(AND(NOT([.B296]=&quot;niedziela&quot;);NOT([.B296]=&quot;sobota&quot;));ROUNDDOWN(VLOOKUP([.C296];[.$O$1:.$P$4];2;0) * [.J296];0);0)" office:value-type="float" office:value="0" calcext:value-type="float">
            <text:p>0</text:p>
          </table:table-cell>
          <table:table-cell table:formula="of:=[.F296]*[.$P$8]" office:value-type="float" office:value="0" calcext:value-type="float">
            <text:p>0</text:p>
          </table:table-cell>
          <table:table-cell table:formula="of:=[.G296]+[.H295]" office:value-type="float" office:value="44820" calcext:value-type="float">
            <text:p>44820</text:p>
          </table:table-cell>
          <table:table-cell table:formula="of:=[.H296]-[.E296]" office:value-type="float" office:value="27975" calcext:value-type="float">
            <text:p>27975</text:p>
          </table:table-cell>
          <table:table-cell table:style-name="ce2" table:formula="of:=[.J295]+[.L295]" office:value-type="float" office:value="22" calcext:value-type="float">
            <text:p>22</text:p>
          </table:table-cell>
          <table:table-cell table:formula="of:=IF(AND(NOT(MONTH([.A296]) = MONTH([.A297]));[.I296]&gt;=2400);&quot;TAK&quot;;&quot;NIE&quot;)" office:value-type="string" office:string-value="NIE" calcext:value-type="string">
            <text:p>NIE</text:p>
          </table:table-cell>
          <table:table-cell table:formula="of:=IF([.K296] = &quot;TAK&quot;;3;0)" office:value-type="float" office:value="0" calcext:value-type="float">
            <text:p>0</text:p>
          </table:table-cell>
          <table:table-cell table:formula="of:=[.L29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3" calcext:value-type="date">
            <text:p>23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97] = &quot;niedziela&quot;;[.$P$7]*[.J297];0)" office:value-type="float" office:value="0" calcext:value-type="float">
            <text:p>0</text:p>
          </table:table-cell>
          <table:table-cell table:formula="of:=[.E296]+[.D297]" office:value-type="float" office:value="16845" calcext:value-type="float">
            <text:p>16845</text:p>
          </table:table-cell>
          <table:table-cell table:formula="of:=IF(AND(NOT([.B297]=&quot;niedziela&quot;);NOT([.B297]=&quot;sobota&quot;));ROUNDDOWN(VLOOKUP([.C297];[.$O$1:.$P$4];2;0) * [.J297];0);0)" office:value-type="float" office:value="8" calcext:value-type="float">
            <text:p>8</text:p>
          </table:table-cell>
          <table:table-cell table:formula="of:=[.F297]*[.$P$8]" office:value-type="float" office:value="240" calcext:value-type="float">
            <text:p>240</text:p>
          </table:table-cell>
          <table:table-cell table:formula="of:=[.G297]+[.H296]" office:value-type="float" office:value="45060" calcext:value-type="float">
            <text:p>45060</text:p>
          </table:table-cell>
          <table:table-cell table:formula="of:=[.H297]-[.E297]" office:value-type="float" office:value="28215" calcext:value-type="float">
            <text:p>28215</text:p>
          </table:table-cell>
          <table:table-cell table:style-name="ce2" table:formula="of:=[.J296]+[.L296]" office:value-type="float" office:value="22" calcext:value-type="float">
            <text:p>22</text:p>
          </table:table-cell>
          <table:table-cell table:formula="of:=IF(AND(NOT(MONTH([.A297]) = MONTH([.A298]));[.I297]&gt;=2400);&quot;TAK&quot;;&quot;NIE&quot;)" office:value-type="string" office:string-value="NIE" calcext:value-type="string">
            <text:p>NIE</text:p>
          </table:table-cell>
          <table:table-cell table:formula="of:=IF([.K297] = &quot;TAK&quot;;3;0)" office:value-type="float" office:value="0" calcext:value-type="float">
            <text:p>0</text:p>
          </table:table-cell>
          <table:table-cell table:formula="of:=[.L29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4" calcext:value-type="date">
            <text:p>24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98] = &quot;niedziela&quot;;[.$P$7]*[.J298];0)" office:value-type="float" office:value="0" calcext:value-type="float">
            <text:p>0</text:p>
          </table:table-cell>
          <table:table-cell table:formula="of:=[.E297]+[.D298]" office:value-type="float" office:value="16845" calcext:value-type="float">
            <text:p>16845</text:p>
          </table:table-cell>
          <table:table-cell table:formula="of:=IF(AND(NOT([.B298]=&quot;niedziela&quot;);NOT([.B298]=&quot;sobota&quot;));ROUNDDOWN(VLOOKUP([.C298];[.$O$1:.$P$4];2;0) * [.J298];0);0)" office:value-type="float" office:value="8" calcext:value-type="float">
            <text:p>8</text:p>
          </table:table-cell>
          <table:table-cell table:formula="of:=[.F298]*[.$P$8]" office:value-type="float" office:value="240" calcext:value-type="float">
            <text:p>240</text:p>
          </table:table-cell>
          <table:table-cell table:formula="of:=[.G298]+[.H297]" office:value-type="float" office:value="45300" calcext:value-type="float">
            <text:p>45300</text:p>
          </table:table-cell>
          <table:table-cell table:formula="of:=[.H298]-[.E298]" office:value-type="float" office:value="28455" calcext:value-type="float">
            <text:p>28455</text:p>
          </table:table-cell>
          <table:table-cell table:style-name="ce2" table:formula="of:=[.J297]+[.L297]" office:value-type="float" office:value="22" calcext:value-type="float">
            <text:p>22</text:p>
          </table:table-cell>
          <table:table-cell table:formula="of:=IF(AND(NOT(MONTH([.A298]) = MONTH([.A299]));[.I298]&gt;=2400);&quot;TAK&quot;;&quot;NIE&quot;)" office:value-type="string" office:string-value="NIE" calcext:value-type="string">
            <text:p>NIE</text:p>
          </table:table-cell>
          <table:table-cell table:formula="of:=IF([.K298] = &quot;TAK&quot;;3;0)" office:value-type="float" office:value="0" calcext:value-type="float">
            <text:p>0</text:p>
          </table:table-cell>
          <table:table-cell table:formula="of:=[.L29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5" calcext:value-type="date">
            <text:p>25.10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99] = &quot;niedziela&quot;;[.$P$7]*[.J299];0)" office:value-type="float" office:value="0" calcext:value-type="float">
            <text:p>0</text:p>
          </table:table-cell>
          <table:table-cell table:formula="of:=[.E298]+[.D299]" office:value-type="float" office:value="16845" calcext:value-type="float">
            <text:p>16845</text:p>
          </table:table-cell>
          <table:table-cell table:formula="of:=IF(AND(NOT([.B299]=&quot;niedziela&quot;);NOT([.B299]=&quot;sobota&quot;));ROUNDDOWN(VLOOKUP([.C299];[.$O$1:.$P$4];2;0) * [.J299];0);0)" office:value-type="float" office:value="8" calcext:value-type="float">
            <text:p>8</text:p>
          </table:table-cell>
          <table:table-cell table:formula="of:=[.F299]*[.$P$8]" office:value-type="float" office:value="240" calcext:value-type="float">
            <text:p>240</text:p>
          </table:table-cell>
          <table:table-cell table:formula="of:=[.G299]+[.H298]" office:value-type="float" office:value="45540" calcext:value-type="float">
            <text:p>45540</text:p>
          </table:table-cell>
          <table:table-cell table:formula="of:=[.H299]-[.E299]" office:value-type="float" office:value="28695" calcext:value-type="float">
            <text:p>28695</text:p>
          </table:table-cell>
          <table:table-cell table:style-name="ce2" table:formula="of:=[.J298]+[.L298]" office:value-type="float" office:value="22" calcext:value-type="float">
            <text:p>22</text:p>
          </table:table-cell>
          <table:table-cell table:formula="of:=IF(AND(NOT(MONTH([.A299]) = MONTH([.A300]));[.I299]&gt;=2400);&quot;TAK&quot;;&quot;NIE&quot;)" office:value-type="string" office:string-value="NIE" calcext:value-type="string">
            <text:p>NIE</text:p>
          </table:table-cell>
          <table:table-cell table:formula="of:=IF([.K299] = &quot;TAK&quot;;3;0)" office:value-type="float" office:value="0" calcext:value-type="float">
            <text:p>0</text:p>
          </table:table-cell>
          <table:table-cell table:formula="of:=[.L29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6" calcext:value-type="date">
            <text:p>26.10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00] = &quot;niedziela&quot;;[.$P$7]*[.J300];0)" office:value-type="float" office:value="0" calcext:value-type="float">
            <text:p>0</text:p>
          </table:table-cell>
          <table:table-cell table:formula="of:=[.E299]+[.D300]" office:value-type="float" office:value="16845" calcext:value-type="float">
            <text:p>16845</text:p>
          </table:table-cell>
          <table:table-cell table:formula="of:=IF(AND(NOT([.B300]=&quot;niedziela&quot;);NOT([.B300]=&quot;sobota&quot;));ROUNDDOWN(VLOOKUP([.C300];[.$O$1:.$P$4];2;0) * [.J300];0);0)" office:value-type="float" office:value="8" calcext:value-type="float">
            <text:p>8</text:p>
          </table:table-cell>
          <table:table-cell table:formula="of:=[.F300]*[.$P$8]" office:value-type="float" office:value="240" calcext:value-type="float">
            <text:p>240</text:p>
          </table:table-cell>
          <table:table-cell table:formula="of:=[.G300]+[.H299]" office:value-type="float" office:value="45780" calcext:value-type="float">
            <text:p>45780</text:p>
          </table:table-cell>
          <table:table-cell table:formula="of:=[.H300]-[.E300]" office:value-type="float" office:value="28935" calcext:value-type="float">
            <text:p>28935</text:p>
          </table:table-cell>
          <table:table-cell table:style-name="ce2" table:formula="of:=[.J299]+[.L299]" office:value-type="float" office:value="22" calcext:value-type="float">
            <text:p>22</text:p>
          </table:table-cell>
          <table:table-cell table:formula="of:=IF(AND(NOT(MONTH([.A300]) = MONTH([.A301]));[.I300]&gt;=2400);&quot;TAK&quot;;&quot;NIE&quot;)" office:value-type="string" office:string-value="NIE" calcext:value-type="string">
            <text:p>NIE</text:p>
          </table:table-cell>
          <table:table-cell table:formula="of:=IF([.K300] = &quot;TAK&quot;;3;0)" office:value-type="float" office:value="0" calcext:value-type="float">
            <text:p>0</text:p>
          </table:table-cell>
          <table:table-cell table:formula="of:=[.L30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7" calcext:value-type="date">
            <text:p>27.10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01] = &quot;niedziela&quot;;[.$P$7]*[.J301];0)" office:value-type="float" office:value="0" calcext:value-type="float">
            <text:p>0</text:p>
          </table:table-cell>
          <table:table-cell table:formula="of:=[.E300]+[.D301]" office:value-type="float" office:value="16845" calcext:value-type="float">
            <text:p>16845</text:p>
          </table:table-cell>
          <table:table-cell table:formula="of:=IF(AND(NOT([.B301]=&quot;niedziela&quot;);NOT([.B301]=&quot;sobota&quot;));ROUNDDOWN(VLOOKUP([.C301];[.$O$1:.$P$4];2;0) * [.J301];0);0)" office:value-type="float" office:value="8" calcext:value-type="float">
            <text:p>8</text:p>
          </table:table-cell>
          <table:table-cell table:formula="of:=[.F301]*[.$P$8]" office:value-type="float" office:value="240" calcext:value-type="float">
            <text:p>240</text:p>
          </table:table-cell>
          <table:table-cell table:formula="of:=[.G301]+[.H300]" office:value-type="float" office:value="46020" calcext:value-type="float">
            <text:p>46020</text:p>
          </table:table-cell>
          <table:table-cell table:formula="of:=[.H301]-[.E301]" office:value-type="float" office:value="29175" calcext:value-type="float">
            <text:p>29175</text:p>
          </table:table-cell>
          <table:table-cell table:style-name="ce2" table:formula="of:=[.J300]+[.L300]" office:value-type="float" office:value="22" calcext:value-type="float">
            <text:p>22</text:p>
          </table:table-cell>
          <table:table-cell table:formula="of:=IF(AND(NOT(MONTH([.A301]) = MONTH([.A302]));[.I301]&gt;=2400);&quot;TAK&quot;;&quot;NIE&quot;)" office:value-type="string" office:string-value="NIE" calcext:value-type="string">
            <text:p>NIE</text:p>
          </table:table-cell>
          <table:table-cell table:formula="of:=IF([.K301] = &quot;TAK&quot;;3;0)" office:value-type="float" office:value="0" calcext:value-type="float">
            <text:p>0</text:p>
          </table:table-cell>
          <table:table-cell table:formula="of:=[.L30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8" calcext:value-type="date">
            <text:p>28.10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02] = &quot;niedziela&quot;;[.$P$7]*[.J302];0)" office:value-type="float" office:value="0" calcext:value-type="float">
            <text:p>0</text:p>
          </table:table-cell>
          <table:table-cell table:formula="of:=[.E301]+[.D302]" office:value-type="float" office:value="16845" calcext:value-type="float">
            <text:p>16845</text:p>
          </table:table-cell>
          <table:table-cell table:formula="of:=IF(AND(NOT([.B302]=&quot;niedziela&quot;);NOT([.B302]=&quot;sobota&quot;));ROUNDDOWN(VLOOKUP([.C302];[.$O$1:.$P$4];2;0) * [.J302];0);0)" office:value-type="float" office:value="0" calcext:value-type="float">
            <text:p>0</text:p>
          </table:table-cell>
          <table:table-cell table:formula="of:=[.F302]*[.$P$8]" office:value-type="float" office:value="0" calcext:value-type="float">
            <text:p>0</text:p>
          </table:table-cell>
          <table:table-cell table:formula="of:=[.G302]+[.H301]" office:value-type="float" office:value="46020" calcext:value-type="float">
            <text:p>46020</text:p>
          </table:table-cell>
          <table:table-cell table:formula="of:=[.H302]-[.E302]" office:value-type="float" office:value="29175" calcext:value-type="float">
            <text:p>29175</text:p>
          </table:table-cell>
          <table:table-cell table:style-name="ce2" table:formula="of:=[.J301]+[.L301]" office:value-type="float" office:value="22" calcext:value-type="float">
            <text:p>22</text:p>
          </table:table-cell>
          <table:table-cell table:formula="of:=IF(AND(NOT(MONTH([.A302]) = MONTH([.A303]));[.I302]&gt;=2400);&quot;TAK&quot;;&quot;NIE&quot;)" office:value-type="string" office:string-value="NIE" calcext:value-type="string">
            <text:p>NIE</text:p>
          </table:table-cell>
          <table:table-cell table:formula="of:=IF([.K302] = &quot;TAK&quot;;3;0)" office:value-type="float" office:value="0" calcext:value-type="float">
            <text:p>0</text:p>
          </table:table-cell>
          <table:table-cell table:formula="of:=[.L30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29" calcext:value-type="date">
            <text:p>29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03] = &quot;niedziela&quot;;[.$P$7]*[.J303];0)" office:value-type="float" office:value="330" calcext:value-type="float">
            <text:p>330</text:p>
          </table:table-cell>
          <table:table-cell table:formula="of:=[.E302]+[.D303]" office:value-type="float" office:value="17175" calcext:value-type="float">
            <text:p>17175</text:p>
          </table:table-cell>
          <table:table-cell table:formula="of:=IF(AND(NOT([.B303]=&quot;niedziela&quot;);NOT([.B303]=&quot;sobota&quot;));ROUNDDOWN(VLOOKUP([.C303];[.$O$1:.$P$4];2;0) * [.J303];0);0)" office:value-type="float" office:value="0" calcext:value-type="float">
            <text:p>0</text:p>
          </table:table-cell>
          <table:table-cell table:formula="of:=[.F303]*[.$P$8]" office:value-type="float" office:value="0" calcext:value-type="float">
            <text:p>0</text:p>
          </table:table-cell>
          <table:table-cell table:formula="of:=[.G303]+[.H302]" office:value-type="float" office:value="46020" calcext:value-type="float">
            <text:p>46020</text:p>
          </table:table-cell>
          <table:table-cell table:formula="of:=[.H303]-[.E303]" office:value-type="float" office:value="28845" calcext:value-type="float">
            <text:p>28845</text:p>
          </table:table-cell>
          <table:table-cell table:style-name="ce2" table:formula="of:=[.J302]+[.L302]" office:value-type="float" office:value="22" calcext:value-type="float">
            <text:p>22</text:p>
          </table:table-cell>
          <table:table-cell table:formula="of:=IF(AND(NOT(MONTH([.A303]) = MONTH([.A304]));[.I303]&gt;=2400);&quot;TAK&quot;;&quot;NIE&quot;)" office:value-type="string" office:string-value="NIE" calcext:value-type="string">
            <text:p>NIE</text:p>
          </table:table-cell>
          <table:table-cell table:formula="of:=IF([.K303] = &quot;TAK&quot;;3;0)" office:value-type="float" office:value="0" calcext:value-type="float">
            <text:p>0</text:p>
          </table:table-cell>
          <table:table-cell table:formula="of:=[.L30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30" calcext:value-type="date">
            <text:p>30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04] = &quot;niedziela&quot;;[.$P$7]*[.J304];0)" office:value-type="float" office:value="0" calcext:value-type="float">
            <text:p>0</text:p>
          </table:table-cell>
          <table:table-cell table:formula="of:=[.E303]+[.D304]" office:value-type="float" office:value="17175" calcext:value-type="float">
            <text:p>17175</text:p>
          </table:table-cell>
          <table:table-cell table:formula="of:=IF(AND(NOT([.B304]=&quot;niedziela&quot;);NOT([.B304]=&quot;sobota&quot;));ROUNDDOWN(VLOOKUP([.C304];[.$O$1:.$P$4];2;0) * [.J304];0);0)" office:value-type="float" office:value="8" calcext:value-type="float">
            <text:p>8</text:p>
          </table:table-cell>
          <table:table-cell table:formula="of:=[.F304]*[.$P$8]" office:value-type="float" office:value="240" calcext:value-type="float">
            <text:p>240</text:p>
          </table:table-cell>
          <table:table-cell table:formula="of:=[.G304]+[.H303]" office:value-type="float" office:value="46260" calcext:value-type="float">
            <text:p>46260</text:p>
          </table:table-cell>
          <table:table-cell table:formula="of:=[.H304]-[.E304]" office:value-type="float" office:value="29085" calcext:value-type="float">
            <text:p>29085</text:p>
          </table:table-cell>
          <table:table-cell table:style-name="ce2" table:formula="of:=[.J303]+[.L303]" office:value-type="float" office:value="22" calcext:value-type="float">
            <text:p>22</text:p>
          </table:table-cell>
          <table:table-cell table:formula="of:=IF(AND(NOT(MONTH([.A304]) = MONTH([.A305]));[.I304]&gt;=2400);&quot;TAK&quot;;&quot;NIE&quot;)" office:value-type="string" office:string-value="NIE" calcext:value-type="string">
            <text:p>NIE</text:p>
          </table:table-cell>
          <table:table-cell table:formula="of:=IF([.K304] = &quot;TAK&quot;;3;0)" office:value-type="float" office:value="0" calcext:value-type="float">
            <text:p>0</text:p>
          </table:table-cell>
          <table:table-cell table:formula="of:=[.L30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05] = &quot;niedziela&quot;;[.$P$7]*[.J305];0)" office:value-type="float" office:value="0" calcext:value-type="float">
            <text:p>0</text:p>
          </table:table-cell>
          <table:table-cell table:formula="of:=[.E304]+[.D305]" office:value-type="float" office:value="17175" calcext:value-type="float">
            <text:p>17175</text:p>
          </table:table-cell>
          <table:table-cell table:formula="of:=IF(AND(NOT([.B305]=&quot;niedziela&quot;);NOT([.B305]=&quot;sobota&quot;));ROUNDDOWN(VLOOKUP([.C305];[.$O$1:.$P$4];2;0) * [.J305];0);0)" office:value-type="float" office:value="8" calcext:value-type="float">
            <text:p>8</text:p>
          </table:table-cell>
          <table:table-cell table:formula="of:=[.F305]*[.$P$8]" office:value-type="float" office:value="240" calcext:value-type="float">
            <text:p>240</text:p>
          </table:table-cell>
          <table:table-cell table:formula="of:=[.G305]+[.H304]" office:value-type="float" office:value="46500" calcext:value-type="float">
            <text:p>46500</text:p>
          </table:table-cell>
          <table:table-cell table:formula="of:=[.H305]-[.E305]" office:value-type="float" office:value="29325" calcext:value-type="float">
            <text:p>29325</text:p>
          </table:table-cell>
          <table:table-cell table:style-name="ce2" table:formula="of:=[.J304]+[.L304]" office:value-type="float" office:value="22" calcext:value-type="float">
            <text:p>22</text:p>
          </table:table-cell>
          <table:table-cell table:formula="of:=IF(AND(NOT(MONTH([.A305]) = MONTH([.A306]));[.I305]&gt;=2400);&quot;TAK&quot;;&quot;NIE&quot;)" office:value-type="string" office:string-value="TAK" calcext:value-type="string">
            <text:p>TAK</text:p>
          </table:table-cell>
          <table:table-cell table:formula="of:=IF([.K305] = &quot;TAK&quot;;3;0)" office:value-type="float" office:value="3" calcext:value-type="float">
            <text:p>3</text:p>
          </table:table-cell>
          <table:table-cell table:formula="of:=[.L305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1" calcext:value-type="date">
            <text:p>1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06] = &quot;niedziela&quot;;[.$P$7]*[.J306];0)" office:value-type="float" office:value="0" calcext:value-type="float">
            <text:p>0</text:p>
          </table:table-cell>
          <table:table-cell table:formula="of:=[.E305]+[.D306]" office:value-type="float" office:value="17175" calcext:value-type="float">
            <text:p>17175</text:p>
          </table:table-cell>
          <table:table-cell table:formula="of:=IF(AND(NOT([.B306]=&quot;niedziela&quot;);NOT([.B306]=&quot;sobota&quot;));ROUNDDOWN(VLOOKUP([.C306];[.$O$1:.$P$4];2;0) * [.J306];0);0)" office:value-type="float" office:value="10" calcext:value-type="float">
            <text:p>10</text:p>
          </table:table-cell>
          <table:table-cell table:formula="of:=[.F306]*[.$P$8]" office:value-type="float" office:value="300" calcext:value-type="float">
            <text:p>300</text:p>
          </table:table-cell>
          <table:table-cell table:formula="of:=[.G306]+[.H305]" office:value-type="float" office:value="46800" calcext:value-type="float">
            <text:p>46800</text:p>
          </table:table-cell>
          <table:table-cell table:formula="of:=[.H306]-[.E306]" office:value-type="float" office:value="29625" calcext:value-type="float">
            <text:p>29625</text:p>
          </table:table-cell>
          <table:table-cell table:style-name="ce2" table:formula="of:=[.J305]+[.L305]" office:value-type="float" office:value="25" calcext:value-type="float">
            <text:p>25</text:p>
          </table:table-cell>
          <table:table-cell table:formula="of:=IF(AND(NOT(MONTH([.A306]) = MONTH([.A307]));[.I306]&gt;=2400);&quot;TAK&quot;;&quot;NIE&quot;)" office:value-type="string" office:string-value="NIE" calcext:value-type="string">
            <text:p>NIE</text:p>
          </table:table-cell>
          <table:table-cell table:formula="of:=IF([.K306] = &quot;TAK&quot;;3;0)" office:value-type="float" office:value="0" calcext:value-type="float">
            <text:p>0</text:p>
          </table:table-cell>
          <table:table-cell table:formula="of:=[.L30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2" calcext:value-type="date">
            <text:p>2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07] = &quot;niedziela&quot;;[.$P$7]*[.J307];0)" office:value-type="float" office:value="0" calcext:value-type="float">
            <text:p>0</text:p>
          </table:table-cell>
          <table:table-cell table:formula="of:=[.E306]+[.D307]" office:value-type="float" office:value="17175" calcext:value-type="float">
            <text:p>17175</text:p>
          </table:table-cell>
          <table:table-cell table:formula="of:=IF(AND(NOT([.B307]=&quot;niedziela&quot;);NOT([.B307]=&quot;sobota&quot;));ROUNDDOWN(VLOOKUP([.C307];[.$O$1:.$P$4];2;0) * [.J307];0);0)" office:value-type="float" office:value="10" calcext:value-type="float">
            <text:p>10</text:p>
          </table:table-cell>
          <table:table-cell table:formula="of:=[.F307]*[.$P$8]" office:value-type="float" office:value="300" calcext:value-type="float">
            <text:p>300</text:p>
          </table:table-cell>
          <table:table-cell table:formula="of:=[.G307]+[.H306]" office:value-type="float" office:value="47100" calcext:value-type="float">
            <text:p>47100</text:p>
          </table:table-cell>
          <table:table-cell table:formula="of:=[.H307]-[.E307]" office:value-type="float" office:value="29925" calcext:value-type="float">
            <text:p>29925</text:p>
          </table:table-cell>
          <table:table-cell table:style-name="ce2" table:formula="of:=[.J306]+[.L306]" office:value-type="float" office:value="25" calcext:value-type="float">
            <text:p>25</text:p>
          </table:table-cell>
          <table:table-cell table:formula="of:=IF(AND(NOT(MONTH([.A307]) = MONTH([.A308]));[.I307]&gt;=2400);&quot;TAK&quot;;&quot;NIE&quot;)" office:value-type="string" office:string-value="NIE" calcext:value-type="string">
            <text:p>NIE</text:p>
          </table:table-cell>
          <table:table-cell table:formula="of:=IF([.K307] = &quot;TAK&quot;;3;0)" office:value-type="float" office:value="0" calcext:value-type="float">
            <text:p>0</text:p>
          </table:table-cell>
          <table:table-cell table:formula="of:=[.L30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3" calcext:value-type="date">
            <text:p>3.1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08] = &quot;niedziela&quot;;[.$P$7]*[.J308];0)" office:value-type="float" office:value="0" calcext:value-type="float">
            <text:p>0</text:p>
          </table:table-cell>
          <table:table-cell table:formula="of:=[.E307]+[.D308]" office:value-type="float" office:value="17175" calcext:value-type="float">
            <text:p>17175</text:p>
          </table:table-cell>
          <table:table-cell table:formula="of:=IF(AND(NOT([.B308]=&quot;niedziela&quot;);NOT([.B308]=&quot;sobota&quot;));ROUNDDOWN(VLOOKUP([.C308];[.$O$1:.$P$4];2;0) * [.J308];0);0)" office:value-type="float" office:value="10" calcext:value-type="float">
            <text:p>10</text:p>
          </table:table-cell>
          <table:table-cell table:formula="of:=[.F308]*[.$P$8]" office:value-type="float" office:value="300" calcext:value-type="float">
            <text:p>300</text:p>
          </table:table-cell>
          <table:table-cell table:formula="of:=[.G308]+[.H307]" office:value-type="float" office:value="47400" calcext:value-type="float">
            <text:p>47400</text:p>
          </table:table-cell>
          <table:table-cell table:formula="of:=[.H308]-[.E308]" office:value-type="float" office:value="30225" calcext:value-type="float">
            <text:p>30225</text:p>
          </table:table-cell>
          <table:table-cell table:style-name="ce2" table:formula="of:=[.J307]+[.L307]" office:value-type="float" office:value="25" calcext:value-type="float">
            <text:p>25</text:p>
          </table:table-cell>
          <table:table-cell table:formula="of:=IF(AND(NOT(MONTH([.A308]) = MONTH([.A309]));[.I308]&gt;=2400);&quot;TAK&quot;;&quot;NIE&quot;)" office:value-type="string" office:string-value="NIE" calcext:value-type="string">
            <text:p>NIE</text:p>
          </table:table-cell>
          <table:table-cell table:formula="of:=IF([.K308] = &quot;TAK&quot;;3;0)" office:value-type="float" office:value="0" calcext:value-type="float">
            <text:p>0</text:p>
          </table:table-cell>
          <table:table-cell table:formula="of:=[.L30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4" calcext:value-type="date">
            <text:p>4.1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09] = &quot;niedziela&quot;;[.$P$7]*[.J309];0)" office:value-type="float" office:value="0" calcext:value-type="float">
            <text:p>0</text:p>
          </table:table-cell>
          <table:table-cell table:formula="of:=[.E308]+[.D309]" office:value-type="float" office:value="17175" calcext:value-type="float">
            <text:p>17175</text:p>
          </table:table-cell>
          <table:table-cell table:formula="of:=IF(AND(NOT([.B309]=&quot;niedziela&quot;);NOT([.B309]=&quot;sobota&quot;));ROUNDDOWN(VLOOKUP([.C309];[.$O$1:.$P$4];2;0) * [.J309];0);0)" office:value-type="float" office:value="0" calcext:value-type="float">
            <text:p>0</text:p>
          </table:table-cell>
          <table:table-cell table:formula="of:=[.F309]*[.$P$8]" office:value-type="float" office:value="0" calcext:value-type="float">
            <text:p>0</text:p>
          </table:table-cell>
          <table:table-cell table:formula="of:=[.G309]+[.H308]" office:value-type="float" office:value="47400" calcext:value-type="float">
            <text:p>47400</text:p>
          </table:table-cell>
          <table:table-cell table:formula="of:=[.H309]-[.E309]" office:value-type="float" office:value="30225" calcext:value-type="float">
            <text:p>30225</text:p>
          </table:table-cell>
          <table:table-cell table:style-name="ce2" table:formula="of:=[.J308]+[.L308]" office:value-type="float" office:value="25" calcext:value-type="float">
            <text:p>25</text:p>
          </table:table-cell>
          <table:table-cell table:formula="of:=IF(AND(NOT(MONTH([.A309]) = MONTH([.A310]));[.I309]&gt;=2400);&quot;TAK&quot;;&quot;NIE&quot;)" office:value-type="string" office:string-value="NIE" calcext:value-type="string">
            <text:p>NIE</text:p>
          </table:table-cell>
          <table:table-cell table:formula="of:=IF([.K309] = &quot;TAK&quot;;3;0)" office:value-type="float" office:value="0" calcext:value-type="float">
            <text:p>0</text:p>
          </table:table-cell>
          <table:table-cell table:formula="of:=[.L30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5" calcext:value-type="date">
            <text:p>5.1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10] = &quot;niedziela&quot;;[.$P$7]*[.J310];0)" office:value-type="float" office:value="375" calcext:value-type="float">
            <text:p>375</text:p>
          </table:table-cell>
          <table:table-cell table:formula="of:=[.E309]+[.D310]" office:value-type="float" office:value="17550" calcext:value-type="float">
            <text:p>17550</text:p>
          </table:table-cell>
          <table:table-cell table:formula="of:=IF(AND(NOT([.B310]=&quot;niedziela&quot;);NOT([.B310]=&quot;sobota&quot;));ROUNDDOWN(VLOOKUP([.C310];[.$O$1:.$P$4];2;0) * [.J310];0);0)" office:value-type="float" office:value="0" calcext:value-type="float">
            <text:p>0</text:p>
          </table:table-cell>
          <table:table-cell table:formula="of:=[.F310]*[.$P$8]" office:value-type="float" office:value="0" calcext:value-type="float">
            <text:p>0</text:p>
          </table:table-cell>
          <table:table-cell table:formula="of:=[.G310]+[.H309]" office:value-type="float" office:value="47400" calcext:value-type="float">
            <text:p>47400</text:p>
          </table:table-cell>
          <table:table-cell table:formula="of:=[.H310]-[.E310]" office:value-type="float" office:value="29850" calcext:value-type="float">
            <text:p>29850</text:p>
          </table:table-cell>
          <table:table-cell table:style-name="ce2" table:formula="of:=[.J309]+[.L309]" office:value-type="float" office:value="25" calcext:value-type="float">
            <text:p>25</text:p>
          </table:table-cell>
          <table:table-cell table:formula="of:=IF(AND(NOT(MONTH([.A310]) = MONTH([.A311]));[.I310]&gt;=2400);&quot;TAK&quot;;&quot;NIE&quot;)" office:value-type="string" office:string-value="NIE" calcext:value-type="string">
            <text:p>NIE</text:p>
          </table:table-cell>
          <table:table-cell table:formula="of:=IF([.K310] = &quot;TAK&quot;;3;0)" office:value-type="float" office:value="0" calcext:value-type="float">
            <text:p>0</text:p>
          </table:table-cell>
          <table:table-cell table:formula="of:=[.L31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6" calcext:value-type="date">
            <text:p>6.1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11] = &quot;niedziela&quot;;[.$P$7]*[.J311];0)" office:value-type="float" office:value="0" calcext:value-type="float">
            <text:p>0</text:p>
          </table:table-cell>
          <table:table-cell table:formula="of:=[.E310]+[.D311]" office:value-type="float" office:value="17550" calcext:value-type="float">
            <text:p>17550</text:p>
          </table:table-cell>
          <table:table-cell table:formula="of:=IF(AND(NOT([.B311]=&quot;niedziela&quot;);NOT([.B311]=&quot;sobota&quot;));ROUNDDOWN(VLOOKUP([.C311];[.$O$1:.$P$4];2;0) * [.J311];0);0)" office:value-type="float" office:value="10" calcext:value-type="float">
            <text:p>10</text:p>
          </table:table-cell>
          <table:table-cell table:formula="of:=[.F311]*[.$P$8]" office:value-type="float" office:value="300" calcext:value-type="float">
            <text:p>300</text:p>
          </table:table-cell>
          <table:table-cell table:formula="of:=[.G311]+[.H310]" office:value-type="float" office:value="47700" calcext:value-type="float">
            <text:p>47700</text:p>
          </table:table-cell>
          <table:table-cell table:formula="of:=[.H311]-[.E311]" office:value-type="float" office:value="30150" calcext:value-type="float">
            <text:p>30150</text:p>
          </table:table-cell>
          <table:table-cell table:style-name="ce2" table:formula="of:=[.J310]+[.L310]" office:value-type="float" office:value="25" calcext:value-type="float">
            <text:p>25</text:p>
          </table:table-cell>
          <table:table-cell table:formula="of:=IF(AND(NOT(MONTH([.A311]) = MONTH([.A312]));[.I311]&gt;=2400);&quot;TAK&quot;;&quot;NIE&quot;)" office:value-type="string" office:string-value="NIE" calcext:value-type="string">
            <text:p>NIE</text:p>
          </table:table-cell>
          <table:table-cell table:formula="of:=IF([.K311] = &quot;TAK&quot;;3;0)" office:value-type="float" office:value="0" calcext:value-type="float">
            <text:p>0</text:p>
          </table:table-cell>
          <table:table-cell table:formula="of:=[.L31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7" calcext:value-type="date">
            <text:p>7.1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12] = &quot;niedziela&quot;;[.$P$7]*[.J312];0)" office:value-type="float" office:value="0" calcext:value-type="float">
            <text:p>0</text:p>
          </table:table-cell>
          <table:table-cell table:formula="of:=[.E311]+[.D312]" office:value-type="float" office:value="17550" calcext:value-type="float">
            <text:p>17550</text:p>
          </table:table-cell>
          <table:table-cell table:formula="of:=IF(AND(NOT([.B312]=&quot;niedziela&quot;);NOT([.B312]=&quot;sobota&quot;));ROUNDDOWN(VLOOKUP([.C312];[.$O$1:.$P$4];2;0) * [.J312];0);0)" office:value-type="float" office:value="10" calcext:value-type="float">
            <text:p>10</text:p>
          </table:table-cell>
          <table:table-cell table:formula="of:=[.F312]*[.$P$8]" office:value-type="float" office:value="300" calcext:value-type="float">
            <text:p>300</text:p>
          </table:table-cell>
          <table:table-cell table:formula="of:=[.G312]+[.H311]" office:value-type="float" office:value="48000" calcext:value-type="float">
            <text:p>48000</text:p>
          </table:table-cell>
          <table:table-cell table:formula="of:=[.H312]-[.E312]" office:value-type="float" office:value="30450" calcext:value-type="float">
            <text:p>30450</text:p>
          </table:table-cell>
          <table:table-cell table:style-name="ce2" table:formula="of:=[.J311]+[.L311]" office:value-type="float" office:value="25" calcext:value-type="float">
            <text:p>25</text:p>
          </table:table-cell>
          <table:table-cell table:formula="of:=IF(AND(NOT(MONTH([.A312]) = MONTH([.A313]));[.I312]&gt;=2400);&quot;TAK&quot;;&quot;NIE&quot;)" office:value-type="string" office:string-value="NIE" calcext:value-type="string">
            <text:p>NIE</text:p>
          </table:table-cell>
          <table:table-cell table:formula="of:=IF([.K312] = &quot;TAK&quot;;3;0)" office:value-type="float" office:value="0" calcext:value-type="float">
            <text:p>0</text:p>
          </table:table-cell>
          <table:table-cell table:formula="of:=[.L31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8" calcext:value-type="date">
            <text:p>8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13] = &quot;niedziela&quot;;[.$P$7]*[.J313];0)" office:value-type="float" office:value="0" calcext:value-type="float">
            <text:p>0</text:p>
          </table:table-cell>
          <table:table-cell table:formula="of:=[.E312]+[.D313]" office:value-type="float" office:value="17550" calcext:value-type="float">
            <text:p>17550</text:p>
          </table:table-cell>
          <table:table-cell table:formula="of:=IF(AND(NOT([.B313]=&quot;niedziela&quot;);NOT([.B313]=&quot;sobota&quot;));ROUNDDOWN(VLOOKUP([.C313];[.$O$1:.$P$4];2;0) * [.J313];0);0)" office:value-type="float" office:value="10" calcext:value-type="float">
            <text:p>10</text:p>
          </table:table-cell>
          <table:table-cell table:formula="of:=[.F313]*[.$P$8]" office:value-type="float" office:value="300" calcext:value-type="float">
            <text:p>300</text:p>
          </table:table-cell>
          <table:table-cell table:formula="of:=[.G313]+[.H312]" office:value-type="float" office:value="48300" calcext:value-type="float">
            <text:p>48300</text:p>
          </table:table-cell>
          <table:table-cell table:formula="of:=[.H313]-[.E313]" office:value-type="float" office:value="30750" calcext:value-type="float">
            <text:p>30750</text:p>
          </table:table-cell>
          <table:table-cell table:style-name="ce2" table:formula="of:=[.J312]+[.L312]" office:value-type="float" office:value="25" calcext:value-type="float">
            <text:p>25</text:p>
          </table:table-cell>
          <table:table-cell table:formula="of:=IF(AND(NOT(MONTH([.A313]) = MONTH([.A314]));[.I313]&gt;=2400);&quot;TAK&quot;;&quot;NIE&quot;)" office:value-type="string" office:string-value="NIE" calcext:value-type="string">
            <text:p>NIE</text:p>
          </table:table-cell>
          <table:table-cell table:formula="of:=IF([.K313] = &quot;TAK&quot;;3;0)" office:value-type="float" office:value="0" calcext:value-type="float">
            <text:p>0</text:p>
          </table:table-cell>
          <table:table-cell table:formula="of:=[.L31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09" calcext:value-type="date">
            <text:p>9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14] = &quot;niedziela&quot;;[.$P$7]*[.J314];0)" office:value-type="float" office:value="0" calcext:value-type="float">
            <text:p>0</text:p>
          </table:table-cell>
          <table:table-cell table:formula="of:=[.E313]+[.D314]" office:value-type="float" office:value="17550" calcext:value-type="float">
            <text:p>17550</text:p>
          </table:table-cell>
          <table:table-cell table:formula="of:=IF(AND(NOT([.B314]=&quot;niedziela&quot;);NOT([.B314]=&quot;sobota&quot;));ROUNDDOWN(VLOOKUP([.C314];[.$O$1:.$P$4];2;0) * [.J314];0);0)" office:value-type="float" office:value="10" calcext:value-type="float">
            <text:p>10</text:p>
          </table:table-cell>
          <table:table-cell table:formula="of:=[.F314]*[.$P$8]" office:value-type="float" office:value="300" calcext:value-type="float">
            <text:p>300</text:p>
          </table:table-cell>
          <table:table-cell table:formula="of:=[.G314]+[.H313]" office:value-type="float" office:value="48600" calcext:value-type="float">
            <text:p>48600</text:p>
          </table:table-cell>
          <table:table-cell table:formula="of:=[.H314]-[.E314]" office:value-type="float" office:value="31050" calcext:value-type="float">
            <text:p>31050</text:p>
          </table:table-cell>
          <table:table-cell table:style-name="ce2" table:formula="of:=[.J313]+[.L313]" office:value-type="float" office:value="25" calcext:value-type="float">
            <text:p>25</text:p>
          </table:table-cell>
          <table:table-cell table:formula="of:=IF(AND(NOT(MONTH([.A314]) = MONTH([.A315]));[.I314]&gt;=2400);&quot;TAK&quot;;&quot;NIE&quot;)" office:value-type="string" office:string-value="NIE" calcext:value-type="string">
            <text:p>NIE</text:p>
          </table:table-cell>
          <table:table-cell table:formula="of:=IF([.K314] = &quot;TAK&quot;;3;0)" office:value-type="float" office:value="0" calcext:value-type="float">
            <text:p>0</text:p>
          </table:table-cell>
          <table:table-cell table:formula="of:=[.L31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0" calcext:value-type="date">
            <text:p>10.1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15] = &quot;niedziela&quot;;[.$P$7]*[.J315];0)" office:value-type="float" office:value="0" calcext:value-type="float">
            <text:p>0</text:p>
          </table:table-cell>
          <table:table-cell table:formula="of:=[.E314]+[.D315]" office:value-type="float" office:value="17550" calcext:value-type="float">
            <text:p>17550</text:p>
          </table:table-cell>
          <table:table-cell table:formula="of:=IF(AND(NOT([.B315]=&quot;niedziela&quot;);NOT([.B315]=&quot;sobota&quot;));ROUNDDOWN(VLOOKUP([.C315];[.$O$1:.$P$4];2;0) * [.J315];0);0)" office:value-type="float" office:value="10" calcext:value-type="float">
            <text:p>10</text:p>
          </table:table-cell>
          <table:table-cell table:formula="of:=[.F315]*[.$P$8]" office:value-type="float" office:value="300" calcext:value-type="float">
            <text:p>300</text:p>
          </table:table-cell>
          <table:table-cell table:formula="of:=[.G315]+[.H314]" office:value-type="float" office:value="48900" calcext:value-type="float">
            <text:p>48900</text:p>
          </table:table-cell>
          <table:table-cell table:formula="of:=[.H315]-[.E315]" office:value-type="float" office:value="31350" calcext:value-type="float">
            <text:p>31350</text:p>
          </table:table-cell>
          <table:table-cell table:style-name="ce2" table:formula="of:=[.J314]+[.L314]" office:value-type="float" office:value="25" calcext:value-type="float">
            <text:p>25</text:p>
          </table:table-cell>
          <table:table-cell table:formula="of:=IF(AND(NOT(MONTH([.A315]) = MONTH([.A316]));[.I315]&gt;=2400);&quot;TAK&quot;;&quot;NIE&quot;)" office:value-type="string" office:string-value="NIE" calcext:value-type="string">
            <text:p>NIE</text:p>
          </table:table-cell>
          <table:table-cell table:formula="of:=IF([.K315] = &quot;TAK&quot;;3;0)" office:value-type="float" office:value="0" calcext:value-type="float">
            <text:p>0</text:p>
          </table:table-cell>
          <table:table-cell table:formula="of:=[.L31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1" calcext:value-type="date">
            <text:p>11.1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16] = &quot;niedziela&quot;;[.$P$7]*[.J316];0)" office:value-type="float" office:value="0" calcext:value-type="float">
            <text:p>0</text:p>
          </table:table-cell>
          <table:table-cell table:formula="of:=[.E315]+[.D316]" office:value-type="float" office:value="17550" calcext:value-type="float">
            <text:p>17550</text:p>
          </table:table-cell>
          <table:table-cell table:formula="of:=IF(AND(NOT([.B316]=&quot;niedziela&quot;);NOT([.B316]=&quot;sobota&quot;));ROUNDDOWN(VLOOKUP([.C316];[.$O$1:.$P$4];2;0) * [.J316];0);0)" office:value-type="float" office:value="0" calcext:value-type="float">
            <text:p>0</text:p>
          </table:table-cell>
          <table:table-cell table:formula="of:=[.F316]*[.$P$8]" office:value-type="float" office:value="0" calcext:value-type="float">
            <text:p>0</text:p>
          </table:table-cell>
          <table:table-cell table:formula="of:=[.G316]+[.H315]" office:value-type="float" office:value="48900" calcext:value-type="float">
            <text:p>48900</text:p>
          </table:table-cell>
          <table:table-cell table:formula="of:=[.H316]-[.E316]" office:value-type="float" office:value="31350" calcext:value-type="float">
            <text:p>31350</text:p>
          </table:table-cell>
          <table:table-cell table:style-name="ce2" table:formula="of:=[.J315]+[.L315]" office:value-type="float" office:value="25" calcext:value-type="float">
            <text:p>25</text:p>
          </table:table-cell>
          <table:table-cell table:formula="of:=IF(AND(NOT(MONTH([.A316]) = MONTH([.A317]));[.I316]&gt;=2400);&quot;TAK&quot;;&quot;NIE&quot;)" office:value-type="string" office:string-value="NIE" calcext:value-type="string">
            <text:p>NIE</text:p>
          </table:table-cell>
          <table:table-cell table:formula="of:=IF([.K316] = &quot;TAK&quot;;3;0)" office:value-type="float" office:value="0" calcext:value-type="float">
            <text:p>0</text:p>
          </table:table-cell>
          <table:table-cell table:formula="of:=[.L31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2" calcext:value-type="date">
            <text:p>12.1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17] = &quot;niedziela&quot;;[.$P$7]*[.J317];0)" office:value-type="float" office:value="375" calcext:value-type="float">
            <text:p>375</text:p>
          </table:table-cell>
          <table:table-cell table:formula="of:=[.E316]+[.D317]" office:value-type="float" office:value="17925" calcext:value-type="float">
            <text:p>17925</text:p>
          </table:table-cell>
          <table:table-cell table:formula="of:=IF(AND(NOT([.B317]=&quot;niedziela&quot;);NOT([.B317]=&quot;sobota&quot;));ROUNDDOWN(VLOOKUP([.C317];[.$O$1:.$P$4];2;0) * [.J317];0);0)" office:value-type="float" office:value="0" calcext:value-type="float">
            <text:p>0</text:p>
          </table:table-cell>
          <table:table-cell table:formula="of:=[.F317]*[.$P$8]" office:value-type="float" office:value="0" calcext:value-type="float">
            <text:p>0</text:p>
          </table:table-cell>
          <table:table-cell table:formula="of:=[.G317]+[.H316]" office:value-type="float" office:value="48900" calcext:value-type="float">
            <text:p>48900</text:p>
          </table:table-cell>
          <table:table-cell table:formula="of:=[.H317]-[.E317]" office:value-type="float" office:value="30975" calcext:value-type="float">
            <text:p>30975</text:p>
          </table:table-cell>
          <table:table-cell table:style-name="ce2" table:formula="of:=[.J316]+[.L316]" office:value-type="float" office:value="25" calcext:value-type="float">
            <text:p>25</text:p>
          </table:table-cell>
          <table:table-cell table:formula="of:=IF(AND(NOT(MONTH([.A317]) = MONTH([.A318]));[.I317]&gt;=2400);&quot;TAK&quot;;&quot;NIE&quot;)" office:value-type="string" office:string-value="NIE" calcext:value-type="string">
            <text:p>NIE</text:p>
          </table:table-cell>
          <table:table-cell table:formula="of:=IF([.K317] = &quot;TAK&quot;;3;0)" office:value-type="float" office:value="0" calcext:value-type="float">
            <text:p>0</text:p>
          </table:table-cell>
          <table:table-cell table:formula="of:=[.L31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3" calcext:value-type="date">
            <text:p>13.1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18] = &quot;niedziela&quot;;[.$P$7]*[.J318];0)" office:value-type="float" office:value="0" calcext:value-type="float">
            <text:p>0</text:p>
          </table:table-cell>
          <table:table-cell table:formula="of:=[.E317]+[.D318]" office:value-type="float" office:value="17925" calcext:value-type="float">
            <text:p>17925</text:p>
          </table:table-cell>
          <table:table-cell table:formula="of:=IF(AND(NOT([.B318]=&quot;niedziela&quot;);NOT([.B318]=&quot;sobota&quot;));ROUNDDOWN(VLOOKUP([.C318];[.$O$1:.$P$4];2;0) * [.J318];0);0)" office:value-type="float" office:value="10" calcext:value-type="float">
            <text:p>10</text:p>
          </table:table-cell>
          <table:table-cell table:formula="of:=[.F318]*[.$P$8]" office:value-type="float" office:value="300" calcext:value-type="float">
            <text:p>300</text:p>
          </table:table-cell>
          <table:table-cell table:formula="of:=[.G318]+[.H317]" office:value-type="float" office:value="49200" calcext:value-type="float">
            <text:p>49200</text:p>
          </table:table-cell>
          <table:table-cell table:formula="of:=[.H318]-[.E318]" office:value-type="float" office:value="31275" calcext:value-type="float">
            <text:p>31275</text:p>
          </table:table-cell>
          <table:table-cell table:style-name="ce2" table:formula="of:=[.J317]+[.L317]" office:value-type="float" office:value="25" calcext:value-type="float">
            <text:p>25</text:p>
          </table:table-cell>
          <table:table-cell table:formula="of:=IF(AND(NOT(MONTH([.A318]) = MONTH([.A319]));[.I318]&gt;=2400);&quot;TAK&quot;;&quot;NIE&quot;)" office:value-type="string" office:string-value="NIE" calcext:value-type="string">
            <text:p>NIE</text:p>
          </table:table-cell>
          <table:table-cell table:formula="of:=IF([.K318] = &quot;TAK&quot;;3;0)" office:value-type="float" office:value="0" calcext:value-type="float">
            <text:p>0</text:p>
          </table:table-cell>
          <table:table-cell table:formula="of:=[.L31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4" calcext:value-type="date">
            <text:p>14.1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19] = &quot;niedziela&quot;;[.$P$7]*[.J319];0)" office:value-type="float" office:value="0" calcext:value-type="float">
            <text:p>0</text:p>
          </table:table-cell>
          <table:table-cell table:formula="of:=[.E318]+[.D319]" office:value-type="float" office:value="17925" calcext:value-type="float">
            <text:p>17925</text:p>
          </table:table-cell>
          <table:table-cell table:formula="of:=IF(AND(NOT([.B319]=&quot;niedziela&quot;);NOT([.B319]=&quot;sobota&quot;));ROUNDDOWN(VLOOKUP([.C319];[.$O$1:.$P$4];2;0) * [.J319];0);0)" office:value-type="float" office:value="10" calcext:value-type="float">
            <text:p>10</text:p>
          </table:table-cell>
          <table:table-cell table:formula="of:=[.F319]*[.$P$8]" office:value-type="float" office:value="300" calcext:value-type="float">
            <text:p>300</text:p>
          </table:table-cell>
          <table:table-cell table:formula="of:=[.G319]+[.H318]" office:value-type="float" office:value="49500" calcext:value-type="float">
            <text:p>49500</text:p>
          </table:table-cell>
          <table:table-cell table:formula="of:=[.H319]-[.E319]" office:value-type="float" office:value="31575" calcext:value-type="float">
            <text:p>31575</text:p>
          </table:table-cell>
          <table:table-cell table:style-name="ce2" table:formula="of:=[.J318]+[.L318]" office:value-type="float" office:value="25" calcext:value-type="float">
            <text:p>25</text:p>
          </table:table-cell>
          <table:table-cell table:formula="of:=IF(AND(NOT(MONTH([.A319]) = MONTH([.A320]));[.I319]&gt;=2400);&quot;TAK&quot;;&quot;NIE&quot;)" office:value-type="string" office:string-value="NIE" calcext:value-type="string">
            <text:p>NIE</text:p>
          </table:table-cell>
          <table:table-cell table:formula="of:=IF([.K319] = &quot;TAK&quot;;3;0)" office:value-type="float" office:value="0" calcext:value-type="float">
            <text:p>0</text:p>
          </table:table-cell>
          <table:table-cell table:formula="of:=[.L31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5" calcext:value-type="date">
            <text:p>15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20] = &quot;niedziela&quot;;[.$P$7]*[.J320];0)" office:value-type="float" office:value="0" calcext:value-type="float">
            <text:p>0</text:p>
          </table:table-cell>
          <table:table-cell table:formula="of:=[.E319]+[.D320]" office:value-type="float" office:value="17925" calcext:value-type="float">
            <text:p>17925</text:p>
          </table:table-cell>
          <table:table-cell table:formula="of:=IF(AND(NOT([.B320]=&quot;niedziela&quot;);NOT([.B320]=&quot;sobota&quot;));ROUNDDOWN(VLOOKUP([.C320];[.$O$1:.$P$4];2;0) * [.J320];0);0)" office:value-type="float" office:value="10" calcext:value-type="float">
            <text:p>10</text:p>
          </table:table-cell>
          <table:table-cell table:formula="of:=[.F320]*[.$P$8]" office:value-type="float" office:value="300" calcext:value-type="float">
            <text:p>300</text:p>
          </table:table-cell>
          <table:table-cell table:formula="of:=[.G320]+[.H319]" office:value-type="float" office:value="49800" calcext:value-type="float">
            <text:p>49800</text:p>
          </table:table-cell>
          <table:table-cell table:formula="of:=[.H320]-[.E320]" office:value-type="float" office:value="31875" calcext:value-type="float">
            <text:p>31875</text:p>
          </table:table-cell>
          <table:table-cell table:style-name="ce2" table:formula="of:=[.J319]+[.L319]" office:value-type="float" office:value="25" calcext:value-type="float">
            <text:p>25</text:p>
          </table:table-cell>
          <table:table-cell table:formula="of:=IF(AND(NOT(MONTH([.A320]) = MONTH([.A321]));[.I320]&gt;=2400);&quot;TAK&quot;;&quot;NIE&quot;)" office:value-type="string" office:string-value="NIE" calcext:value-type="string">
            <text:p>NIE</text:p>
          </table:table-cell>
          <table:table-cell table:formula="of:=IF([.K320] = &quot;TAK&quot;;3;0)" office:value-type="float" office:value="0" calcext:value-type="float">
            <text:p>0</text:p>
          </table:table-cell>
          <table:table-cell table:formula="of:=[.L32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6" calcext:value-type="date">
            <text:p>16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21] = &quot;niedziela&quot;;[.$P$7]*[.J321];0)" office:value-type="float" office:value="0" calcext:value-type="float">
            <text:p>0</text:p>
          </table:table-cell>
          <table:table-cell table:formula="of:=[.E320]+[.D321]" office:value-type="float" office:value="17925" calcext:value-type="float">
            <text:p>17925</text:p>
          </table:table-cell>
          <table:table-cell table:formula="of:=IF(AND(NOT([.B321]=&quot;niedziela&quot;);NOT([.B321]=&quot;sobota&quot;));ROUNDDOWN(VLOOKUP([.C321];[.$O$1:.$P$4];2;0) * [.J321];0);0)" office:value-type="float" office:value="10" calcext:value-type="float">
            <text:p>10</text:p>
          </table:table-cell>
          <table:table-cell table:formula="of:=[.F321]*[.$P$8]" office:value-type="float" office:value="300" calcext:value-type="float">
            <text:p>300</text:p>
          </table:table-cell>
          <table:table-cell table:formula="of:=[.G321]+[.H320]" office:value-type="float" office:value="50100" calcext:value-type="float">
            <text:p>50100</text:p>
          </table:table-cell>
          <table:table-cell table:formula="of:=[.H321]-[.E321]" office:value-type="float" office:value="32175" calcext:value-type="float">
            <text:p>32175</text:p>
          </table:table-cell>
          <table:table-cell table:style-name="ce2" table:formula="of:=[.J320]+[.L320]" office:value-type="float" office:value="25" calcext:value-type="float">
            <text:p>25</text:p>
          </table:table-cell>
          <table:table-cell table:formula="of:=IF(AND(NOT(MONTH([.A321]) = MONTH([.A322]));[.I321]&gt;=2400);&quot;TAK&quot;;&quot;NIE&quot;)" office:value-type="string" office:string-value="NIE" calcext:value-type="string">
            <text:p>NIE</text:p>
          </table:table-cell>
          <table:table-cell table:formula="of:=IF([.K321] = &quot;TAK&quot;;3;0)" office:value-type="float" office:value="0" calcext:value-type="float">
            <text:p>0</text:p>
          </table:table-cell>
          <table:table-cell table:formula="of:=[.L32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7" calcext:value-type="date">
            <text:p>17.1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22] = &quot;niedziela&quot;;[.$P$7]*[.J322];0)" office:value-type="float" office:value="0" calcext:value-type="float">
            <text:p>0</text:p>
          </table:table-cell>
          <table:table-cell table:formula="of:=[.E321]+[.D322]" office:value-type="float" office:value="17925" calcext:value-type="float">
            <text:p>17925</text:p>
          </table:table-cell>
          <table:table-cell table:formula="of:=IF(AND(NOT([.B322]=&quot;niedziela&quot;);NOT([.B322]=&quot;sobota&quot;));ROUNDDOWN(VLOOKUP([.C322];[.$O$1:.$P$4];2;0) * [.J322];0);0)" office:value-type="float" office:value="10" calcext:value-type="float">
            <text:p>10</text:p>
          </table:table-cell>
          <table:table-cell table:formula="of:=[.F322]*[.$P$8]" office:value-type="float" office:value="300" calcext:value-type="float">
            <text:p>300</text:p>
          </table:table-cell>
          <table:table-cell table:formula="of:=[.G322]+[.H321]" office:value-type="float" office:value="50400" calcext:value-type="float">
            <text:p>50400</text:p>
          </table:table-cell>
          <table:table-cell table:formula="of:=[.H322]-[.E322]" office:value-type="float" office:value="32475" calcext:value-type="float">
            <text:p>32475</text:p>
          </table:table-cell>
          <table:table-cell table:style-name="ce2" table:formula="of:=[.J321]+[.L321]" office:value-type="float" office:value="25" calcext:value-type="float">
            <text:p>25</text:p>
          </table:table-cell>
          <table:table-cell table:formula="of:=IF(AND(NOT(MONTH([.A322]) = MONTH([.A323]));[.I322]&gt;=2400);&quot;TAK&quot;;&quot;NIE&quot;)" office:value-type="string" office:string-value="NIE" calcext:value-type="string">
            <text:p>NIE</text:p>
          </table:table-cell>
          <table:table-cell table:formula="of:=IF([.K322] = &quot;TAK&quot;;3;0)" office:value-type="float" office:value="0" calcext:value-type="float">
            <text:p>0</text:p>
          </table:table-cell>
          <table:table-cell table:formula="of:=[.L32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8" calcext:value-type="date">
            <text:p>18.1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23] = &quot;niedziela&quot;;[.$P$7]*[.J323];0)" office:value-type="float" office:value="0" calcext:value-type="float">
            <text:p>0</text:p>
          </table:table-cell>
          <table:table-cell table:formula="of:=[.E322]+[.D323]" office:value-type="float" office:value="17925" calcext:value-type="float">
            <text:p>17925</text:p>
          </table:table-cell>
          <table:table-cell table:formula="of:=IF(AND(NOT([.B323]=&quot;niedziela&quot;);NOT([.B323]=&quot;sobota&quot;));ROUNDDOWN(VLOOKUP([.C323];[.$O$1:.$P$4];2;0) * [.J323];0);0)" office:value-type="float" office:value="0" calcext:value-type="float">
            <text:p>0</text:p>
          </table:table-cell>
          <table:table-cell table:formula="of:=[.F323]*[.$P$8]" office:value-type="float" office:value="0" calcext:value-type="float">
            <text:p>0</text:p>
          </table:table-cell>
          <table:table-cell table:formula="of:=[.G323]+[.H322]" office:value-type="float" office:value="50400" calcext:value-type="float">
            <text:p>50400</text:p>
          </table:table-cell>
          <table:table-cell table:formula="of:=[.H323]-[.E323]" office:value-type="float" office:value="32475" calcext:value-type="float">
            <text:p>32475</text:p>
          </table:table-cell>
          <table:table-cell table:style-name="ce2" table:formula="of:=[.J322]+[.L322]" office:value-type="float" office:value="25" calcext:value-type="float">
            <text:p>25</text:p>
          </table:table-cell>
          <table:table-cell table:formula="of:=IF(AND(NOT(MONTH([.A323]) = MONTH([.A324]));[.I323]&gt;=2400);&quot;TAK&quot;;&quot;NIE&quot;)" office:value-type="string" office:string-value="NIE" calcext:value-type="string">
            <text:p>NIE</text:p>
          </table:table-cell>
          <table:table-cell table:formula="of:=IF([.K323] = &quot;TAK&quot;;3;0)" office:value-type="float" office:value="0" calcext:value-type="float">
            <text:p>0</text:p>
          </table:table-cell>
          <table:table-cell table:formula="of:=[.L32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19" calcext:value-type="date">
            <text:p>19.1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24] = &quot;niedziela&quot;;[.$P$7]*[.J324];0)" office:value-type="float" office:value="375" calcext:value-type="float">
            <text:p>375</text:p>
          </table:table-cell>
          <table:table-cell table:formula="of:=[.E323]+[.D324]" office:value-type="float" office:value="18300" calcext:value-type="float">
            <text:p>18300</text:p>
          </table:table-cell>
          <table:table-cell table:formula="of:=IF(AND(NOT([.B324]=&quot;niedziela&quot;);NOT([.B324]=&quot;sobota&quot;));ROUNDDOWN(VLOOKUP([.C324];[.$O$1:.$P$4];2;0) * [.J324];0);0)" office:value-type="float" office:value="0" calcext:value-type="float">
            <text:p>0</text:p>
          </table:table-cell>
          <table:table-cell table:formula="of:=[.F324]*[.$P$8]" office:value-type="float" office:value="0" calcext:value-type="float">
            <text:p>0</text:p>
          </table:table-cell>
          <table:table-cell table:formula="of:=[.G324]+[.H323]" office:value-type="float" office:value="50400" calcext:value-type="float">
            <text:p>50400</text:p>
          </table:table-cell>
          <table:table-cell table:formula="of:=[.H324]-[.E324]" office:value-type="float" office:value="32100" calcext:value-type="float">
            <text:p>32100</text:p>
          </table:table-cell>
          <table:table-cell table:style-name="ce2" table:formula="of:=[.J323]+[.L323]" office:value-type="float" office:value="25" calcext:value-type="float">
            <text:p>25</text:p>
          </table:table-cell>
          <table:table-cell table:formula="of:=IF(AND(NOT(MONTH([.A324]) = MONTH([.A325]));[.I324]&gt;=2400);&quot;TAK&quot;;&quot;NIE&quot;)" office:value-type="string" office:string-value="NIE" calcext:value-type="string">
            <text:p>NIE</text:p>
          </table:table-cell>
          <table:table-cell table:formula="of:=IF([.K324] = &quot;TAK&quot;;3;0)" office:value-type="float" office:value="0" calcext:value-type="float">
            <text:p>0</text:p>
          </table:table-cell>
          <table:table-cell table:formula="of:=[.L32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0" calcext:value-type="date">
            <text:p>20.1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25] = &quot;niedziela&quot;;[.$P$7]*[.J325];0)" office:value-type="float" office:value="0" calcext:value-type="float">
            <text:p>0</text:p>
          </table:table-cell>
          <table:table-cell table:formula="of:=[.E324]+[.D325]" office:value-type="float" office:value="18300" calcext:value-type="float">
            <text:p>18300</text:p>
          </table:table-cell>
          <table:table-cell table:formula="of:=IF(AND(NOT([.B325]=&quot;niedziela&quot;);NOT([.B325]=&quot;sobota&quot;));ROUNDDOWN(VLOOKUP([.C325];[.$O$1:.$P$4];2;0) * [.J325];0);0)" office:value-type="float" office:value="10" calcext:value-type="float">
            <text:p>10</text:p>
          </table:table-cell>
          <table:table-cell table:formula="of:=[.F325]*[.$P$8]" office:value-type="float" office:value="300" calcext:value-type="float">
            <text:p>300</text:p>
          </table:table-cell>
          <table:table-cell table:formula="of:=[.G325]+[.H324]" office:value-type="float" office:value="50700" calcext:value-type="float">
            <text:p>50700</text:p>
          </table:table-cell>
          <table:table-cell table:formula="of:=[.H325]-[.E325]" office:value-type="float" office:value="32400" calcext:value-type="float">
            <text:p>32400</text:p>
          </table:table-cell>
          <table:table-cell table:style-name="ce2" table:formula="of:=[.J324]+[.L324]" office:value-type="float" office:value="25" calcext:value-type="float">
            <text:p>25</text:p>
          </table:table-cell>
          <table:table-cell table:formula="of:=IF(AND(NOT(MONTH([.A325]) = MONTH([.A326]));[.I325]&gt;=2400);&quot;TAK&quot;;&quot;NIE&quot;)" office:value-type="string" office:string-value="NIE" calcext:value-type="string">
            <text:p>NIE</text:p>
          </table:table-cell>
          <table:table-cell table:formula="of:=IF([.K325] = &quot;TAK&quot;;3;0)" office:value-type="float" office:value="0" calcext:value-type="float">
            <text:p>0</text:p>
          </table:table-cell>
          <table:table-cell table:formula="of:=[.L32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1" calcext:value-type="date">
            <text:p>21.1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26] = &quot;niedziela&quot;;[.$P$7]*[.J326];0)" office:value-type="float" office:value="0" calcext:value-type="float">
            <text:p>0</text:p>
          </table:table-cell>
          <table:table-cell table:formula="of:=[.E325]+[.D326]" office:value-type="float" office:value="18300" calcext:value-type="float">
            <text:p>18300</text:p>
          </table:table-cell>
          <table:table-cell table:formula="of:=IF(AND(NOT([.B326]=&quot;niedziela&quot;);NOT([.B326]=&quot;sobota&quot;));ROUNDDOWN(VLOOKUP([.C326];[.$O$1:.$P$4];2;0) * [.J326];0);0)" office:value-type="float" office:value="10" calcext:value-type="float">
            <text:p>10</text:p>
          </table:table-cell>
          <table:table-cell table:formula="of:=[.F326]*[.$P$8]" office:value-type="float" office:value="300" calcext:value-type="float">
            <text:p>300</text:p>
          </table:table-cell>
          <table:table-cell table:formula="of:=[.G326]+[.H325]" office:value-type="float" office:value="51000" calcext:value-type="float">
            <text:p>51000</text:p>
          </table:table-cell>
          <table:table-cell table:formula="of:=[.H326]-[.E326]" office:value-type="float" office:value="32700" calcext:value-type="float">
            <text:p>32700</text:p>
          </table:table-cell>
          <table:table-cell table:style-name="ce2" table:formula="of:=[.J325]+[.L325]" office:value-type="float" office:value="25" calcext:value-type="float">
            <text:p>25</text:p>
          </table:table-cell>
          <table:table-cell table:formula="of:=IF(AND(NOT(MONTH([.A326]) = MONTH([.A327]));[.I326]&gt;=2400);&quot;TAK&quot;;&quot;NIE&quot;)" office:value-type="string" office:string-value="NIE" calcext:value-type="string">
            <text:p>NIE</text:p>
          </table:table-cell>
          <table:table-cell table:formula="of:=IF([.K326] = &quot;TAK&quot;;3;0)" office:value-type="float" office:value="0" calcext:value-type="float">
            <text:p>0</text:p>
          </table:table-cell>
          <table:table-cell table:formula="of:=[.L32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2" calcext:value-type="date">
            <text:p>22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27] = &quot;niedziela&quot;;[.$P$7]*[.J327];0)" office:value-type="float" office:value="0" calcext:value-type="float">
            <text:p>0</text:p>
          </table:table-cell>
          <table:table-cell table:formula="of:=[.E326]+[.D327]" office:value-type="float" office:value="18300" calcext:value-type="float">
            <text:p>18300</text:p>
          </table:table-cell>
          <table:table-cell table:formula="of:=IF(AND(NOT([.B327]=&quot;niedziela&quot;);NOT([.B327]=&quot;sobota&quot;));ROUNDDOWN(VLOOKUP([.C327];[.$O$1:.$P$4];2;0) * [.J327];0);0)" office:value-type="float" office:value="10" calcext:value-type="float">
            <text:p>10</text:p>
          </table:table-cell>
          <table:table-cell table:formula="of:=[.F327]*[.$P$8]" office:value-type="float" office:value="300" calcext:value-type="float">
            <text:p>300</text:p>
          </table:table-cell>
          <table:table-cell table:formula="of:=[.G327]+[.H326]" office:value-type="float" office:value="51300" calcext:value-type="float">
            <text:p>51300</text:p>
          </table:table-cell>
          <table:table-cell table:formula="of:=[.H327]-[.E327]" office:value-type="float" office:value="33000" calcext:value-type="float">
            <text:p>33000</text:p>
          </table:table-cell>
          <table:table-cell table:style-name="ce2" table:formula="of:=[.J326]+[.L326]" office:value-type="float" office:value="25" calcext:value-type="float">
            <text:p>25</text:p>
          </table:table-cell>
          <table:table-cell table:formula="of:=IF(AND(NOT(MONTH([.A327]) = MONTH([.A328]));[.I327]&gt;=2400);&quot;TAK&quot;;&quot;NIE&quot;)" office:value-type="string" office:string-value="NIE" calcext:value-type="string">
            <text:p>NIE</text:p>
          </table:table-cell>
          <table:table-cell table:formula="of:=IF([.K327] = &quot;TAK&quot;;3;0)" office:value-type="float" office:value="0" calcext:value-type="float">
            <text:p>0</text:p>
          </table:table-cell>
          <table:table-cell table:formula="of:=[.L32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3" calcext:value-type="date">
            <text:p>23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28] = &quot;niedziela&quot;;[.$P$7]*[.J328];0)" office:value-type="float" office:value="0" calcext:value-type="float">
            <text:p>0</text:p>
          </table:table-cell>
          <table:table-cell table:formula="of:=[.E327]+[.D328]" office:value-type="float" office:value="18300" calcext:value-type="float">
            <text:p>18300</text:p>
          </table:table-cell>
          <table:table-cell table:formula="of:=IF(AND(NOT([.B328]=&quot;niedziela&quot;);NOT([.B328]=&quot;sobota&quot;));ROUNDDOWN(VLOOKUP([.C328];[.$O$1:.$P$4];2;0) * [.J328];0);0)" office:value-type="float" office:value="10" calcext:value-type="float">
            <text:p>10</text:p>
          </table:table-cell>
          <table:table-cell table:formula="of:=[.F328]*[.$P$8]" office:value-type="float" office:value="300" calcext:value-type="float">
            <text:p>300</text:p>
          </table:table-cell>
          <table:table-cell table:formula="of:=[.G328]+[.H327]" office:value-type="float" office:value="51600" calcext:value-type="float">
            <text:p>51600</text:p>
          </table:table-cell>
          <table:table-cell table:formula="of:=[.H328]-[.E328]" office:value-type="float" office:value="33300" calcext:value-type="float">
            <text:p>33300</text:p>
          </table:table-cell>
          <table:table-cell table:style-name="ce2" table:formula="of:=[.J327]+[.L327]" office:value-type="float" office:value="25" calcext:value-type="float">
            <text:p>25</text:p>
          </table:table-cell>
          <table:table-cell table:formula="of:=IF(AND(NOT(MONTH([.A328]) = MONTH([.A329]));[.I328]&gt;=2400);&quot;TAK&quot;;&quot;NIE&quot;)" office:value-type="string" office:string-value="NIE" calcext:value-type="string">
            <text:p>NIE</text:p>
          </table:table-cell>
          <table:table-cell table:formula="of:=IF([.K328] = &quot;TAK&quot;;3;0)" office:value-type="float" office:value="0" calcext:value-type="float">
            <text:p>0</text:p>
          </table:table-cell>
          <table:table-cell table:formula="of:=[.L32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4" calcext:value-type="date">
            <text:p>24.1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29] = &quot;niedziela&quot;;[.$P$7]*[.J329];0)" office:value-type="float" office:value="0" calcext:value-type="float">
            <text:p>0</text:p>
          </table:table-cell>
          <table:table-cell table:formula="of:=[.E328]+[.D329]" office:value-type="float" office:value="18300" calcext:value-type="float">
            <text:p>18300</text:p>
          </table:table-cell>
          <table:table-cell table:formula="of:=IF(AND(NOT([.B329]=&quot;niedziela&quot;);NOT([.B329]=&quot;sobota&quot;));ROUNDDOWN(VLOOKUP([.C329];[.$O$1:.$P$4];2;0) * [.J329];0);0)" office:value-type="float" office:value="10" calcext:value-type="float">
            <text:p>10</text:p>
          </table:table-cell>
          <table:table-cell table:formula="of:=[.F329]*[.$P$8]" office:value-type="float" office:value="300" calcext:value-type="float">
            <text:p>300</text:p>
          </table:table-cell>
          <table:table-cell table:formula="of:=[.G329]+[.H328]" office:value-type="float" office:value="51900" calcext:value-type="float">
            <text:p>51900</text:p>
          </table:table-cell>
          <table:table-cell table:formula="of:=[.H329]-[.E329]" office:value-type="float" office:value="33600" calcext:value-type="float">
            <text:p>33600</text:p>
          </table:table-cell>
          <table:table-cell table:style-name="ce2" table:formula="of:=[.J328]+[.L328]" office:value-type="float" office:value="25" calcext:value-type="float">
            <text:p>25</text:p>
          </table:table-cell>
          <table:table-cell table:formula="of:=IF(AND(NOT(MONTH([.A329]) = MONTH([.A330]));[.I329]&gt;=2400);&quot;TAK&quot;;&quot;NIE&quot;)" office:value-type="string" office:string-value="NIE" calcext:value-type="string">
            <text:p>NIE</text:p>
          </table:table-cell>
          <table:table-cell table:formula="of:=IF([.K329] = &quot;TAK&quot;;3;0)" office:value-type="float" office:value="0" calcext:value-type="float">
            <text:p>0</text:p>
          </table:table-cell>
          <table:table-cell table:formula="of:=[.L32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5" calcext:value-type="date">
            <text:p>25.1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30] = &quot;niedziela&quot;;[.$P$7]*[.J330];0)" office:value-type="float" office:value="0" calcext:value-type="float">
            <text:p>0</text:p>
          </table:table-cell>
          <table:table-cell table:formula="of:=[.E329]+[.D330]" office:value-type="float" office:value="18300" calcext:value-type="float">
            <text:p>18300</text:p>
          </table:table-cell>
          <table:table-cell table:formula="of:=IF(AND(NOT([.B330]=&quot;niedziela&quot;);NOT([.B330]=&quot;sobota&quot;));ROUNDDOWN(VLOOKUP([.C330];[.$O$1:.$P$4];2;0) * [.J330];0);0)" office:value-type="float" office:value="0" calcext:value-type="float">
            <text:p>0</text:p>
          </table:table-cell>
          <table:table-cell table:formula="of:=[.F330]*[.$P$8]" office:value-type="float" office:value="0" calcext:value-type="float">
            <text:p>0</text:p>
          </table:table-cell>
          <table:table-cell table:formula="of:=[.G330]+[.H329]" office:value-type="float" office:value="51900" calcext:value-type="float">
            <text:p>51900</text:p>
          </table:table-cell>
          <table:table-cell table:formula="of:=[.H330]-[.E330]" office:value-type="float" office:value="33600" calcext:value-type="float">
            <text:p>33600</text:p>
          </table:table-cell>
          <table:table-cell table:style-name="ce2" table:formula="of:=[.J329]+[.L329]" office:value-type="float" office:value="25" calcext:value-type="float">
            <text:p>25</text:p>
          </table:table-cell>
          <table:table-cell table:formula="of:=IF(AND(NOT(MONTH([.A330]) = MONTH([.A331]));[.I330]&gt;=2400);&quot;TAK&quot;;&quot;NIE&quot;)" office:value-type="string" office:string-value="NIE" calcext:value-type="string">
            <text:p>NIE</text:p>
          </table:table-cell>
          <table:table-cell table:formula="of:=IF([.K330] = &quot;TAK&quot;;3;0)" office:value-type="float" office:value="0" calcext:value-type="float">
            <text:p>0</text:p>
          </table:table-cell>
          <table:table-cell table:formula="of:=[.L33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6" calcext:value-type="date">
            <text:p>26.1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31] = &quot;niedziela&quot;;[.$P$7]*[.J331];0)" office:value-type="float" office:value="375" calcext:value-type="float">
            <text:p>375</text:p>
          </table:table-cell>
          <table:table-cell table:formula="of:=[.E330]+[.D331]" office:value-type="float" office:value="18675" calcext:value-type="float">
            <text:p>18675</text:p>
          </table:table-cell>
          <table:table-cell table:formula="of:=IF(AND(NOT([.B331]=&quot;niedziela&quot;);NOT([.B331]=&quot;sobota&quot;));ROUNDDOWN(VLOOKUP([.C331];[.$O$1:.$P$4];2;0) * [.J331];0);0)" office:value-type="float" office:value="0" calcext:value-type="float">
            <text:p>0</text:p>
          </table:table-cell>
          <table:table-cell table:formula="of:=[.F331]*[.$P$8]" office:value-type="float" office:value="0" calcext:value-type="float">
            <text:p>0</text:p>
          </table:table-cell>
          <table:table-cell table:formula="of:=[.G331]+[.H330]" office:value-type="float" office:value="51900" calcext:value-type="float">
            <text:p>51900</text:p>
          </table:table-cell>
          <table:table-cell table:formula="of:=[.H331]-[.E331]" office:value-type="float" office:value="33225" calcext:value-type="float">
            <text:p>33225</text:p>
          </table:table-cell>
          <table:table-cell table:style-name="ce2" table:formula="of:=[.J330]+[.L330]" office:value-type="float" office:value="25" calcext:value-type="float">
            <text:p>25</text:p>
          </table:table-cell>
          <table:table-cell table:formula="of:=IF(AND(NOT(MONTH([.A331]) = MONTH([.A332]));[.I331]&gt;=2400);&quot;TAK&quot;;&quot;NIE&quot;)" office:value-type="string" office:string-value="NIE" calcext:value-type="string">
            <text:p>NIE</text:p>
          </table:table-cell>
          <table:table-cell table:formula="of:=IF([.K331] = &quot;TAK&quot;;3;0)" office:value-type="float" office:value="0" calcext:value-type="float">
            <text:p>0</text:p>
          </table:table-cell>
          <table:table-cell table:formula="of:=[.L33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7" calcext:value-type="date">
            <text:p>27.1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32] = &quot;niedziela&quot;;[.$P$7]*[.J332];0)" office:value-type="float" office:value="0" calcext:value-type="float">
            <text:p>0</text:p>
          </table:table-cell>
          <table:table-cell table:formula="of:=[.E331]+[.D332]" office:value-type="float" office:value="18675" calcext:value-type="float">
            <text:p>18675</text:p>
          </table:table-cell>
          <table:table-cell table:formula="of:=IF(AND(NOT([.B332]=&quot;niedziela&quot;);NOT([.B332]=&quot;sobota&quot;));ROUNDDOWN(VLOOKUP([.C332];[.$O$1:.$P$4];2;0) * [.J332];0);0)" office:value-type="float" office:value="10" calcext:value-type="float">
            <text:p>10</text:p>
          </table:table-cell>
          <table:table-cell table:formula="of:=[.F332]*[.$P$8]" office:value-type="float" office:value="300" calcext:value-type="float">
            <text:p>300</text:p>
          </table:table-cell>
          <table:table-cell table:formula="of:=[.G332]+[.H331]" office:value-type="float" office:value="52200" calcext:value-type="float">
            <text:p>52200</text:p>
          </table:table-cell>
          <table:table-cell table:formula="of:=[.H332]-[.E332]" office:value-type="float" office:value="33525" calcext:value-type="float">
            <text:p>33525</text:p>
          </table:table-cell>
          <table:table-cell table:style-name="ce2" table:formula="of:=[.J331]+[.L331]" office:value-type="float" office:value="25" calcext:value-type="float">
            <text:p>25</text:p>
          </table:table-cell>
          <table:table-cell table:formula="of:=IF(AND(NOT(MONTH([.A332]) = MONTH([.A333]));[.I332]&gt;=2400);&quot;TAK&quot;;&quot;NIE&quot;)" office:value-type="string" office:string-value="NIE" calcext:value-type="string">
            <text:p>NIE</text:p>
          </table:table-cell>
          <table:table-cell table:formula="of:=IF([.K332] = &quot;TAK&quot;;3;0)" office:value-type="float" office:value="0" calcext:value-type="float">
            <text:p>0</text:p>
          </table:table-cell>
          <table:table-cell table:formula="of:=[.L33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8" calcext:value-type="date">
            <text:p>28.1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33] = &quot;niedziela&quot;;[.$P$7]*[.J333];0)" office:value-type="float" office:value="0" calcext:value-type="float">
            <text:p>0</text:p>
          </table:table-cell>
          <table:table-cell table:formula="of:=[.E332]+[.D333]" office:value-type="float" office:value="18675" calcext:value-type="float">
            <text:p>18675</text:p>
          </table:table-cell>
          <table:table-cell table:formula="of:=IF(AND(NOT([.B333]=&quot;niedziela&quot;);NOT([.B333]=&quot;sobota&quot;));ROUNDDOWN(VLOOKUP([.C333];[.$O$1:.$P$4];2;0) * [.J333];0);0)" office:value-type="float" office:value="10" calcext:value-type="float">
            <text:p>10</text:p>
          </table:table-cell>
          <table:table-cell table:formula="of:=[.F333]*[.$P$8]" office:value-type="float" office:value="300" calcext:value-type="float">
            <text:p>300</text:p>
          </table:table-cell>
          <table:table-cell table:formula="of:=[.G333]+[.H332]" office:value-type="float" office:value="52500" calcext:value-type="float">
            <text:p>52500</text:p>
          </table:table-cell>
          <table:table-cell table:formula="of:=[.H333]-[.E333]" office:value-type="float" office:value="33825" calcext:value-type="float">
            <text:p>33825</text:p>
          </table:table-cell>
          <table:table-cell table:style-name="ce2" table:formula="of:=[.J332]+[.L332]" office:value-type="float" office:value="25" calcext:value-type="float">
            <text:p>25</text:p>
          </table:table-cell>
          <table:table-cell table:formula="of:=IF(AND(NOT(MONTH([.A333]) = MONTH([.A334]));[.I333]&gt;=2400);&quot;TAK&quot;;&quot;NIE&quot;)" office:value-type="string" office:string-value="NIE" calcext:value-type="string">
            <text:p>NIE</text:p>
          </table:table-cell>
          <table:table-cell table:formula="of:=IF([.K333] = &quot;TAK&quot;;3;0)" office:value-type="float" office:value="0" calcext:value-type="float">
            <text:p>0</text:p>
          </table:table-cell>
          <table:table-cell table:formula="of:=[.L33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29" calcext:value-type="date">
            <text:p>29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34] = &quot;niedziela&quot;;[.$P$7]*[.J334];0)" office:value-type="float" office:value="0" calcext:value-type="float">
            <text:p>0</text:p>
          </table:table-cell>
          <table:table-cell table:formula="of:=[.E333]+[.D334]" office:value-type="float" office:value="18675" calcext:value-type="float">
            <text:p>18675</text:p>
          </table:table-cell>
          <table:table-cell table:formula="of:=IF(AND(NOT([.B334]=&quot;niedziela&quot;);NOT([.B334]=&quot;sobota&quot;));ROUNDDOWN(VLOOKUP([.C334];[.$O$1:.$P$4];2;0) * [.J334];0);0)" office:value-type="float" office:value="10" calcext:value-type="float">
            <text:p>10</text:p>
          </table:table-cell>
          <table:table-cell table:formula="of:=[.F334]*[.$P$8]" office:value-type="float" office:value="300" calcext:value-type="float">
            <text:p>300</text:p>
          </table:table-cell>
          <table:table-cell table:formula="of:=[.G334]+[.H333]" office:value-type="float" office:value="52800" calcext:value-type="float">
            <text:p>52800</text:p>
          </table:table-cell>
          <table:table-cell table:formula="of:=[.H334]-[.E334]" office:value-type="float" office:value="34125" calcext:value-type="float">
            <text:p>34125</text:p>
          </table:table-cell>
          <table:table-cell table:style-name="ce2" table:formula="of:=[.J333]+[.L333]" office:value-type="float" office:value="25" calcext:value-type="float">
            <text:p>25</text:p>
          </table:table-cell>
          <table:table-cell table:formula="of:=IF(AND(NOT(MONTH([.A334]) = MONTH([.A335]));[.I334]&gt;=2400);&quot;TAK&quot;;&quot;NIE&quot;)" office:value-type="string" office:string-value="NIE" calcext:value-type="string">
            <text:p>NIE</text:p>
          </table:table-cell>
          <table:table-cell table:formula="of:=IF([.K334] = &quot;TAK&quot;;3;0)" office:value-type="float" office:value="0" calcext:value-type="float">
            <text:p>0</text:p>
          </table:table-cell>
          <table:table-cell table:formula="of:=[.L33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1-30" calcext:value-type="date">
            <text:p>30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35] = &quot;niedziela&quot;;[.$P$7]*[.J335];0)" office:value-type="float" office:value="0" calcext:value-type="float">
            <text:p>0</text:p>
          </table:table-cell>
          <table:table-cell table:formula="of:=[.E334]+[.D335]" office:value-type="float" office:value="18675" calcext:value-type="float">
            <text:p>18675</text:p>
          </table:table-cell>
          <table:table-cell table:formula="of:=IF(AND(NOT([.B335]=&quot;niedziela&quot;);NOT([.B335]=&quot;sobota&quot;));ROUNDDOWN(VLOOKUP([.C335];[.$O$1:.$P$4];2;0) * [.J335];0);0)" office:value-type="float" office:value="10" calcext:value-type="float">
            <text:p>10</text:p>
          </table:table-cell>
          <table:table-cell table:formula="of:=[.F335]*[.$P$8]" office:value-type="float" office:value="300" calcext:value-type="float">
            <text:p>300</text:p>
          </table:table-cell>
          <table:table-cell table:formula="of:=[.G335]+[.H334]" office:value-type="float" office:value="53100" calcext:value-type="float">
            <text:p>53100</text:p>
          </table:table-cell>
          <table:table-cell table:formula="of:=[.H335]-[.E335]" office:value-type="float" office:value="34425" calcext:value-type="float">
            <text:p>34425</text:p>
          </table:table-cell>
          <table:table-cell table:style-name="ce2" table:formula="of:=[.J334]+[.L334]" office:value-type="float" office:value="25" calcext:value-type="float">
            <text:p>25</text:p>
          </table:table-cell>
          <table:table-cell table:formula="of:=IF(AND(NOT(MONTH([.A335]) = MONTH([.A336]));[.I335]&gt;=2400);&quot;TAK&quot;;&quot;NIE&quot;)" office:value-type="string" office:string-value="TAK" calcext:value-type="string">
            <text:p>TAK</text:p>
          </table:table-cell>
          <table:table-cell table:formula="of:=IF([.K335] = &quot;TAK&quot;;3;0)" office:value-type="float" office:value="3" calcext:value-type="float">
            <text:p>3</text:p>
          </table:table-cell>
          <table:table-cell table:formula="of:=[.L335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1" calcext:value-type="date">
            <text:p>1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36] = &quot;niedziela&quot;;[.$P$7]*[.J336];0)" office:value-type="float" office:value="0" calcext:value-type="float">
            <text:p>0</text:p>
          </table:table-cell>
          <table:table-cell table:formula="of:=[.E335]+[.D336]" office:value-type="float" office:value="18675" calcext:value-type="float">
            <text:p>18675</text:p>
          </table:table-cell>
          <table:table-cell table:formula="of:=IF(AND(NOT([.B336]=&quot;niedziela&quot;);NOT([.B336]=&quot;sobota&quot;));ROUNDDOWN(VLOOKUP([.C336];[.$O$1:.$P$4];2;0) * [.J336];0);0)" office:value-type="float" office:value="11" calcext:value-type="float">
            <text:p>11</text:p>
          </table:table-cell>
          <table:table-cell table:formula="of:=[.F336]*[.$P$8]" office:value-type="float" office:value="330" calcext:value-type="float">
            <text:p>330</text:p>
          </table:table-cell>
          <table:table-cell table:formula="of:=[.G336]+[.H335]" office:value-type="float" office:value="53430" calcext:value-type="float">
            <text:p>53430</text:p>
          </table:table-cell>
          <table:table-cell table:formula="of:=[.H336]-[.E336]" office:value-type="float" office:value="34755" calcext:value-type="float">
            <text:p>34755</text:p>
          </table:table-cell>
          <table:table-cell table:style-name="ce2" table:formula="of:=[.J335]+[.L335]" office:value-type="float" office:value="28" calcext:value-type="float">
            <text:p>28</text:p>
          </table:table-cell>
          <table:table-cell table:formula="of:=IF(AND(NOT(MONTH([.A336]) = MONTH([.A337]));[.I336]&gt;=2400);&quot;TAK&quot;;&quot;NIE&quot;)" office:value-type="string" office:string-value="NIE" calcext:value-type="string">
            <text:p>NIE</text:p>
          </table:table-cell>
          <table:table-cell table:formula="of:=IF([.K336] = &quot;TAK&quot;;3;0)" office:value-type="float" office:value="0" calcext:value-type="float">
            <text:p>0</text:p>
          </table:table-cell>
          <table:table-cell table:formula="of:=[.L33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2" calcext:value-type="date">
            <text:p>2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37] = &quot;niedziela&quot;;[.$P$7]*[.J337];0)" office:value-type="float" office:value="0" calcext:value-type="float">
            <text:p>0</text:p>
          </table:table-cell>
          <table:table-cell table:formula="of:=[.E336]+[.D337]" office:value-type="float" office:value="18675" calcext:value-type="float">
            <text:p>18675</text:p>
          </table:table-cell>
          <table:table-cell table:formula="of:=IF(AND(NOT([.B337]=&quot;niedziela&quot;);NOT([.B337]=&quot;sobota&quot;));ROUNDDOWN(VLOOKUP([.C337];[.$O$1:.$P$4];2;0) * [.J337];0);0)" office:value-type="float" office:value="0" calcext:value-type="float">
            <text:p>0</text:p>
          </table:table-cell>
          <table:table-cell table:formula="of:=[.F337]*[.$P$8]" office:value-type="float" office:value="0" calcext:value-type="float">
            <text:p>0</text:p>
          </table:table-cell>
          <table:table-cell table:formula="of:=[.G337]+[.H336]" office:value-type="float" office:value="53430" calcext:value-type="float">
            <text:p>53430</text:p>
          </table:table-cell>
          <table:table-cell table:formula="of:=[.H337]-[.E337]" office:value-type="float" office:value="34755" calcext:value-type="float">
            <text:p>34755</text:p>
          </table:table-cell>
          <table:table-cell table:style-name="ce2" table:formula="of:=[.J336]+[.L336]" office:value-type="float" office:value="28" calcext:value-type="float">
            <text:p>28</text:p>
          </table:table-cell>
          <table:table-cell table:formula="of:=IF(AND(NOT(MONTH([.A337]) = MONTH([.A338]));[.I337]&gt;=2400);&quot;TAK&quot;;&quot;NIE&quot;)" office:value-type="string" office:string-value="NIE" calcext:value-type="string">
            <text:p>NIE</text:p>
          </table:table-cell>
          <table:table-cell table:formula="of:=IF([.K337] = &quot;TAK&quot;;3;0)" office:value-type="float" office:value="0" calcext:value-type="float">
            <text:p>0</text:p>
          </table:table-cell>
          <table:table-cell table:formula="of:=[.L33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3" calcext:value-type="date">
            <text:p>3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38] = &quot;niedziela&quot;;[.$P$7]*[.J338];0)" office:value-type="float" office:value="420" calcext:value-type="float">
            <text:p>420</text:p>
          </table:table-cell>
          <table:table-cell table:formula="of:=[.E337]+[.D338]" office:value-type="float" office:value="19095" calcext:value-type="float">
            <text:p>19095</text:p>
          </table:table-cell>
          <table:table-cell table:formula="of:=IF(AND(NOT([.B338]=&quot;niedziela&quot;);NOT([.B338]=&quot;sobota&quot;));ROUNDDOWN(VLOOKUP([.C338];[.$O$1:.$P$4];2;0) * [.J338];0);0)" office:value-type="float" office:value="0" calcext:value-type="float">
            <text:p>0</text:p>
          </table:table-cell>
          <table:table-cell table:formula="of:=[.F338]*[.$P$8]" office:value-type="float" office:value="0" calcext:value-type="float">
            <text:p>0</text:p>
          </table:table-cell>
          <table:table-cell table:formula="of:=[.G338]+[.H337]" office:value-type="float" office:value="53430" calcext:value-type="float">
            <text:p>53430</text:p>
          </table:table-cell>
          <table:table-cell table:formula="of:=[.H338]-[.E338]" office:value-type="float" office:value="34335" calcext:value-type="float">
            <text:p>34335</text:p>
          </table:table-cell>
          <table:table-cell table:style-name="ce2" table:formula="of:=[.J337]+[.L337]" office:value-type="float" office:value="28" calcext:value-type="float">
            <text:p>28</text:p>
          </table:table-cell>
          <table:table-cell table:formula="of:=IF(AND(NOT(MONTH([.A338]) = MONTH([.A339]));[.I338]&gt;=2400);&quot;TAK&quot;;&quot;NIE&quot;)" office:value-type="string" office:string-value="NIE" calcext:value-type="string">
            <text:p>NIE</text:p>
          </table:table-cell>
          <table:table-cell table:formula="of:=IF([.K338] = &quot;TAK&quot;;3;0)" office:value-type="float" office:value="0" calcext:value-type="float">
            <text:p>0</text:p>
          </table:table-cell>
          <table:table-cell table:formula="of:=[.L33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4" calcext:value-type="date">
            <text:p>4.1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39] = &quot;niedziela&quot;;[.$P$7]*[.J339];0)" office:value-type="float" office:value="0" calcext:value-type="float">
            <text:p>0</text:p>
          </table:table-cell>
          <table:table-cell table:formula="of:=[.E338]+[.D339]" office:value-type="float" office:value="19095" calcext:value-type="float">
            <text:p>19095</text:p>
          </table:table-cell>
          <table:table-cell table:formula="of:=IF(AND(NOT([.B339]=&quot;niedziela&quot;);NOT([.B339]=&quot;sobota&quot;));ROUNDDOWN(VLOOKUP([.C339];[.$O$1:.$P$4];2;0) * [.J339];0);0)" office:value-type="float" office:value="11" calcext:value-type="float">
            <text:p>11</text:p>
          </table:table-cell>
          <table:table-cell table:formula="of:=[.F339]*[.$P$8]" office:value-type="float" office:value="330" calcext:value-type="float">
            <text:p>330</text:p>
          </table:table-cell>
          <table:table-cell table:formula="of:=[.G339]+[.H338]" office:value-type="float" office:value="53760" calcext:value-type="float">
            <text:p>53760</text:p>
          </table:table-cell>
          <table:table-cell table:formula="of:=[.H339]-[.E339]" office:value-type="float" office:value="34665" calcext:value-type="float">
            <text:p>34665</text:p>
          </table:table-cell>
          <table:table-cell table:style-name="ce2" table:formula="of:=[.J338]+[.L338]" office:value-type="float" office:value="28" calcext:value-type="float">
            <text:p>28</text:p>
          </table:table-cell>
          <table:table-cell table:formula="of:=IF(AND(NOT(MONTH([.A339]) = MONTH([.A340]));[.I339]&gt;=2400);&quot;TAK&quot;;&quot;NIE&quot;)" office:value-type="string" office:string-value="NIE" calcext:value-type="string">
            <text:p>NIE</text:p>
          </table:table-cell>
          <table:table-cell table:formula="of:=IF([.K339] = &quot;TAK&quot;;3;0)" office:value-type="float" office:value="0" calcext:value-type="float">
            <text:p>0</text:p>
          </table:table-cell>
          <table:table-cell table:formula="of:=[.L33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5" calcext:value-type="date">
            <text:p>5.1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40] = &quot;niedziela&quot;;[.$P$7]*[.J340];0)" office:value-type="float" office:value="0" calcext:value-type="float">
            <text:p>0</text:p>
          </table:table-cell>
          <table:table-cell table:formula="of:=[.E339]+[.D340]" office:value-type="float" office:value="19095" calcext:value-type="float">
            <text:p>19095</text:p>
          </table:table-cell>
          <table:table-cell table:formula="of:=IF(AND(NOT([.B340]=&quot;niedziela&quot;);NOT([.B340]=&quot;sobota&quot;));ROUNDDOWN(VLOOKUP([.C340];[.$O$1:.$P$4];2;0) * [.J340];0);0)" office:value-type="float" office:value="11" calcext:value-type="float">
            <text:p>11</text:p>
          </table:table-cell>
          <table:table-cell table:formula="of:=[.F340]*[.$P$8]" office:value-type="float" office:value="330" calcext:value-type="float">
            <text:p>330</text:p>
          </table:table-cell>
          <table:table-cell table:formula="of:=[.G340]+[.H339]" office:value-type="float" office:value="54090" calcext:value-type="float">
            <text:p>54090</text:p>
          </table:table-cell>
          <table:table-cell table:formula="of:=[.H340]-[.E340]" office:value-type="float" office:value="34995" calcext:value-type="float">
            <text:p>34995</text:p>
          </table:table-cell>
          <table:table-cell table:style-name="ce2" table:formula="of:=[.J339]+[.L339]" office:value-type="float" office:value="28" calcext:value-type="float">
            <text:p>28</text:p>
          </table:table-cell>
          <table:table-cell table:formula="of:=IF(AND(NOT(MONTH([.A340]) = MONTH([.A341]));[.I340]&gt;=2400);&quot;TAK&quot;;&quot;NIE&quot;)" office:value-type="string" office:string-value="NIE" calcext:value-type="string">
            <text:p>NIE</text:p>
          </table:table-cell>
          <table:table-cell table:formula="of:=IF([.K340] = &quot;TAK&quot;;3;0)" office:value-type="float" office:value="0" calcext:value-type="float">
            <text:p>0</text:p>
          </table:table-cell>
          <table:table-cell table:formula="of:=[.L34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6" calcext:value-type="date">
            <text:p>6.1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41] = &quot;niedziela&quot;;[.$P$7]*[.J341];0)" office:value-type="float" office:value="0" calcext:value-type="float">
            <text:p>0</text:p>
          </table:table-cell>
          <table:table-cell table:formula="of:=[.E340]+[.D341]" office:value-type="float" office:value="19095" calcext:value-type="float">
            <text:p>19095</text:p>
          </table:table-cell>
          <table:table-cell table:formula="of:=IF(AND(NOT([.B341]=&quot;niedziela&quot;);NOT([.B341]=&quot;sobota&quot;));ROUNDDOWN(VLOOKUP([.C341];[.$O$1:.$P$4];2;0) * [.J341];0);0)" office:value-type="float" office:value="11" calcext:value-type="float">
            <text:p>11</text:p>
          </table:table-cell>
          <table:table-cell table:formula="of:=[.F341]*[.$P$8]" office:value-type="float" office:value="330" calcext:value-type="float">
            <text:p>330</text:p>
          </table:table-cell>
          <table:table-cell table:formula="of:=[.G341]+[.H340]" office:value-type="float" office:value="54420" calcext:value-type="float">
            <text:p>54420</text:p>
          </table:table-cell>
          <table:table-cell table:formula="of:=[.H341]-[.E341]" office:value-type="float" office:value="35325" calcext:value-type="float">
            <text:p>35325</text:p>
          </table:table-cell>
          <table:table-cell table:style-name="ce2" table:formula="of:=[.J340]+[.L340]" office:value-type="float" office:value="28" calcext:value-type="float">
            <text:p>28</text:p>
          </table:table-cell>
          <table:table-cell table:formula="of:=IF(AND(NOT(MONTH([.A341]) = MONTH([.A342]));[.I341]&gt;=2400);&quot;TAK&quot;;&quot;NIE&quot;)" office:value-type="string" office:string-value="NIE" calcext:value-type="string">
            <text:p>NIE</text:p>
          </table:table-cell>
          <table:table-cell table:formula="of:=IF([.K341] = &quot;TAK&quot;;3;0)" office:value-type="float" office:value="0" calcext:value-type="float">
            <text:p>0</text:p>
          </table:table-cell>
          <table:table-cell table:formula="of:=[.L34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7" calcext:value-type="date">
            <text:p>7.1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42] = &quot;niedziela&quot;;[.$P$7]*[.J342];0)" office:value-type="float" office:value="0" calcext:value-type="float">
            <text:p>0</text:p>
          </table:table-cell>
          <table:table-cell table:formula="of:=[.E341]+[.D342]" office:value-type="float" office:value="19095" calcext:value-type="float">
            <text:p>19095</text:p>
          </table:table-cell>
          <table:table-cell table:formula="of:=IF(AND(NOT([.B342]=&quot;niedziela&quot;);NOT([.B342]=&quot;sobota&quot;));ROUNDDOWN(VLOOKUP([.C342];[.$O$1:.$P$4];2;0) * [.J342];0);0)" office:value-type="float" office:value="11" calcext:value-type="float">
            <text:p>11</text:p>
          </table:table-cell>
          <table:table-cell table:formula="of:=[.F342]*[.$P$8]" office:value-type="float" office:value="330" calcext:value-type="float">
            <text:p>330</text:p>
          </table:table-cell>
          <table:table-cell table:formula="of:=[.G342]+[.H341]" office:value-type="float" office:value="54750" calcext:value-type="float">
            <text:p>54750</text:p>
          </table:table-cell>
          <table:table-cell table:formula="of:=[.H342]-[.E342]" office:value-type="float" office:value="35655" calcext:value-type="float">
            <text:p>35655</text:p>
          </table:table-cell>
          <table:table-cell table:style-name="ce2" table:formula="of:=[.J341]+[.L341]" office:value-type="float" office:value="28" calcext:value-type="float">
            <text:p>28</text:p>
          </table:table-cell>
          <table:table-cell table:formula="of:=IF(AND(NOT(MONTH([.A342]) = MONTH([.A343]));[.I342]&gt;=2400);&quot;TAK&quot;;&quot;NIE&quot;)" office:value-type="string" office:string-value="NIE" calcext:value-type="string">
            <text:p>NIE</text:p>
          </table:table-cell>
          <table:table-cell table:formula="of:=IF([.K342] = &quot;TAK&quot;;3;0)" office:value-type="float" office:value="0" calcext:value-type="float">
            <text:p>0</text:p>
          </table:table-cell>
          <table:table-cell table:formula="of:=[.L34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8" calcext:value-type="date">
            <text:p>8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43] = &quot;niedziela&quot;;[.$P$7]*[.J343];0)" office:value-type="float" office:value="0" calcext:value-type="float">
            <text:p>0</text:p>
          </table:table-cell>
          <table:table-cell table:formula="of:=[.E342]+[.D343]" office:value-type="float" office:value="19095" calcext:value-type="float">
            <text:p>19095</text:p>
          </table:table-cell>
          <table:table-cell table:formula="of:=IF(AND(NOT([.B343]=&quot;niedziela&quot;);NOT([.B343]=&quot;sobota&quot;));ROUNDDOWN(VLOOKUP([.C343];[.$O$1:.$P$4];2;0) * [.J343];0);0)" office:value-type="float" office:value="11" calcext:value-type="float">
            <text:p>11</text:p>
          </table:table-cell>
          <table:table-cell table:formula="of:=[.F343]*[.$P$8]" office:value-type="float" office:value="330" calcext:value-type="float">
            <text:p>330</text:p>
          </table:table-cell>
          <table:table-cell table:formula="of:=[.G343]+[.H342]" office:value-type="float" office:value="55080" calcext:value-type="float">
            <text:p>55080</text:p>
          </table:table-cell>
          <table:table-cell table:formula="of:=[.H343]-[.E343]" office:value-type="float" office:value="35985" calcext:value-type="float">
            <text:p>35985</text:p>
          </table:table-cell>
          <table:table-cell table:style-name="ce2" table:formula="of:=[.J342]+[.L342]" office:value-type="float" office:value="28" calcext:value-type="float">
            <text:p>28</text:p>
          </table:table-cell>
          <table:table-cell table:formula="of:=IF(AND(NOT(MONTH([.A343]) = MONTH([.A344]));[.I343]&gt;=2400);&quot;TAK&quot;;&quot;NIE&quot;)" office:value-type="string" office:string-value="NIE" calcext:value-type="string">
            <text:p>NIE</text:p>
          </table:table-cell>
          <table:table-cell table:formula="of:=IF([.K343] = &quot;TAK&quot;;3;0)" office:value-type="float" office:value="0" calcext:value-type="float">
            <text:p>0</text:p>
          </table:table-cell>
          <table:table-cell table:formula="of:=[.L34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09" calcext:value-type="date">
            <text:p>9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44] = &quot;niedziela&quot;;[.$P$7]*[.J344];0)" office:value-type="float" office:value="0" calcext:value-type="float">
            <text:p>0</text:p>
          </table:table-cell>
          <table:table-cell table:formula="of:=[.E343]+[.D344]" office:value-type="float" office:value="19095" calcext:value-type="float">
            <text:p>19095</text:p>
          </table:table-cell>
          <table:table-cell table:formula="of:=IF(AND(NOT([.B344]=&quot;niedziela&quot;);NOT([.B344]=&quot;sobota&quot;));ROUNDDOWN(VLOOKUP([.C344];[.$O$1:.$P$4];2;0) * [.J344];0);0)" office:value-type="float" office:value="0" calcext:value-type="float">
            <text:p>0</text:p>
          </table:table-cell>
          <table:table-cell table:formula="of:=[.F344]*[.$P$8]" office:value-type="float" office:value="0" calcext:value-type="float">
            <text:p>0</text:p>
          </table:table-cell>
          <table:table-cell table:formula="of:=[.G344]+[.H343]" office:value-type="float" office:value="55080" calcext:value-type="float">
            <text:p>55080</text:p>
          </table:table-cell>
          <table:table-cell table:formula="of:=[.H344]-[.E344]" office:value-type="float" office:value="35985" calcext:value-type="float">
            <text:p>35985</text:p>
          </table:table-cell>
          <table:table-cell table:style-name="ce2" table:formula="of:=[.J343]+[.L343]" office:value-type="float" office:value="28" calcext:value-type="float">
            <text:p>28</text:p>
          </table:table-cell>
          <table:table-cell table:formula="of:=IF(AND(NOT(MONTH([.A344]) = MONTH([.A345]));[.I344]&gt;=2400);&quot;TAK&quot;;&quot;NIE&quot;)" office:value-type="string" office:string-value="NIE" calcext:value-type="string">
            <text:p>NIE</text:p>
          </table:table-cell>
          <table:table-cell table:formula="of:=IF([.K344] = &quot;TAK&quot;;3;0)" office:value-type="float" office:value="0" calcext:value-type="float">
            <text:p>0</text:p>
          </table:table-cell>
          <table:table-cell table:formula="of:=[.L34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0" calcext:value-type="date">
            <text:p>10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45] = &quot;niedziela&quot;;[.$P$7]*[.J345];0)" office:value-type="float" office:value="420" calcext:value-type="float">
            <text:p>420</text:p>
          </table:table-cell>
          <table:table-cell table:formula="of:=[.E344]+[.D345]" office:value-type="float" office:value="19515" calcext:value-type="float">
            <text:p>19515</text:p>
          </table:table-cell>
          <table:table-cell table:formula="of:=IF(AND(NOT([.B345]=&quot;niedziela&quot;);NOT([.B345]=&quot;sobota&quot;));ROUNDDOWN(VLOOKUP([.C345];[.$O$1:.$P$4];2;0) * [.J345];0);0)" office:value-type="float" office:value="0" calcext:value-type="float">
            <text:p>0</text:p>
          </table:table-cell>
          <table:table-cell table:formula="of:=[.F345]*[.$P$8]" office:value-type="float" office:value="0" calcext:value-type="float">
            <text:p>0</text:p>
          </table:table-cell>
          <table:table-cell table:formula="of:=[.G345]+[.H344]" office:value-type="float" office:value="55080" calcext:value-type="float">
            <text:p>55080</text:p>
          </table:table-cell>
          <table:table-cell table:formula="of:=[.H345]-[.E345]" office:value-type="float" office:value="35565" calcext:value-type="float">
            <text:p>35565</text:p>
          </table:table-cell>
          <table:table-cell table:style-name="ce2" table:formula="of:=[.J344]+[.L344]" office:value-type="float" office:value="28" calcext:value-type="float">
            <text:p>28</text:p>
          </table:table-cell>
          <table:table-cell table:formula="of:=IF(AND(NOT(MONTH([.A345]) = MONTH([.A346]));[.I345]&gt;=2400);&quot;TAK&quot;;&quot;NIE&quot;)" office:value-type="string" office:string-value="NIE" calcext:value-type="string">
            <text:p>NIE</text:p>
          </table:table-cell>
          <table:table-cell table:formula="of:=IF([.K345] = &quot;TAK&quot;;3;0)" office:value-type="float" office:value="0" calcext:value-type="float">
            <text:p>0</text:p>
          </table:table-cell>
          <table:table-cell table:formula="of:=[.L34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1" calcext:value-type="date">
            <text:p>11.1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46] = &quot;niedziela&quot;;[.$P$7]*[.J346];0)" office:value-type="float" office:value="0" calcext:value-type="float">
            <text:p>0</text:p>
          </table:table-cell>
          <table:table-cell table:formula="of:=[.E345]+[.D346]" office:value-type="float" office:value="19515" calcext:value-type="float">
            <text:p>19515</text:p>
          </table:table-cell>
          <table:table-cell table:formula="of:=IF(AND(NOT([.B346]=&quot;niedziela&quot;);NOT([.B346]=&quot;sobota&quot;));ROUNDDOWN(VLOOKUP([.C346];[.$O$1:.$P$4];2;0) * [.J346];0);0)" office:value-type="float" office:value="11" calcext:value-type="float">
            <text:p>11</text:p>
          </table:table-cell>
          <table:table-cell table:formula="of:=[.F346]*[.$P$8]" office:value-type="float" office:value="330" calcext:value-type="float">
            <text:p>330</text:p>
          </table:table-cell>
          <table:table-cell table:formula="of:=[.G346]+[.H345]" office:value-type="float" office:value="55410" calcext:value-type="float">
            <text:p>55410</text:p>
          </table:table-cell>
          <table:table-cell table:formula="of:=[.H346]-[.E346]" office:value-type="float" office:value="35895" calcext:value-type="float">
            <text:p>35895</text:p>
          </table:table-cell>
          <table:table-cell table:style-name="ce2" table:formula="of:=[.J345]+[.L345]" office:value-type="float" office:value="28" calcext:value-type="float">
            <text:p>28</text:p>
          </table:table-cell>
          <table:table-cell table:formula="of:=IF(AND(NOT(MONTH([.A346]) = MONTH([.A347]));[.I346]&gt;=2400);&quot;TAK&quot;;&quot;NIE&quot;)" office:value-type="string" office:string-value="NIE" calcext:value-type="string">
            <text:p>NIE</text:p>
          </table:table-cell>
          <table:table-cell table:formula="of:=IF([.K346] = &quot;TAK&quot;;3;0)" office:value-type="float" office:value="0" calcext:value-type="float">
            <text:p>0</text:p>
          </table:table-cell>
          <table:table-cell table:formula="of:=[.L34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2" calcext:value-type="date">
            <text:p>12.1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47] = &quot;niedziela&quot;;[.$P$7]*[.J347];0)" office:value-type="float" office:value="0" calcext:value-type="float">
            <text:p>0</text:p>
          </table:table-cell>
          <table:table-cell table:formula="of:=[.E346]+[.D347]" office:value-type="float" office:value="19515" calcext:value-type="float">
            <text:p>19515</text:p>
          </table:table-cell>
          <table:table-cell table:formula="of:=IF(AND(NOT([.B347]=&quot;niedziela&quot;);NOT([.B347]=&quot;sobota&quot;));ROUNDDOWN(VLOOKUP([.C347];[.$O$1:.$P$4];2;0) * [.J347];0);0)" office:value-type="float" office:value="11" calcext:value-type="float">
            <text:p>11</text:p>
          </table:table-cell>
          <table:table-cell table:formula="of:=[.F347]*[.$P$8]" office:value-type="float" office:value="330" calcext:value-type="float">
            <text:p>330</text:p>
          </table:table-cell>
          <table:table-cell table:formula="of:=[.G347]+[.H346]" office:value-type="float" office:value="55740" calcext:value-type="float">
            <text:p>55740</text:p>
          </table:table-cell>
          <table:table-cell table:formula="of:=[.H347]-[.E347]" office:value-type="float" office:value="36225" calcext:value-type="float">
            <text:p>36225</text:p>
          </table:table-cell>
          <table:table-cell table:style-name="ce2" table:formula="of:=[.J346]+[.L346]" office:value-type="float" office:value="28" calcext:value-type="float">
            <text:p>28</text:p>
          </table:table-cell>
          <table:table-cell table:formula="of:=IF(AND(NOT(MONTH([.A347]) = MONTH([.A348]));[.I347]&gt;=2400);&quot;TAK&quot;;&quot;NIE&quot;)" office:value-type="string" office:string-value="NIE" calcext:value-type="string">
            <text:p>NIE</text:p>
          </table:table-cell>
          <table:table-cell table:formula="of:=IF([.K347] = &quot;TAK&quot;;3;0)" office:value-type="float" office:value="0" calcext:value-type="float">
            <text:p>0</text:p>
          </table:table-cell>
          <table:table-cell table:formula="of:=[.L34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3" calcext:value-type="date">
            <text:p>13.1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48] = &quot;niedziela&quot;;[.$P$7]*[.J348];0)" office:value-type="float" office:value="0" calcext:value-type="float">
            <text:p>0</text:p>
          </table:table-cell>
          <table:table-cell table:formula="of:=[.E347]+[.D348]" office:value-type="float" office:value="19515" calcext:value-type="float">
            <text:p>19515</text:p>
          </table:table-cell>
          <table:table-cell table:formula="of:=IF(AND(NOT([.B348]=&quot;niedziela&quot;);NOT([.B348]=&quot;sobota&quot;));ROUNDDOWN(VLOOKUP([.C348];[.$O$1:.$P$4];2;0) * [.J348];0);0)" office:value-type="float" office:value="11" calcext:value-type="float">
            <text:p>11</text:p>
          </table:table-cell>
          <table:table-cell table:formula="of:=[.F348]*[.$P$8]" office:value-type="float" office:value="330" calcext:value-type="float">
            <text:p>330</text:p>
          </table:table-cell>
          <table:table-cell table:formula="of:=[.G348]+[.H347]" office:value-type="float" office:value="56070" calcext:value-type="float">
            <text:p>56070</text:p>
          </table:table-cell>
          <table:table-cell table:formula="of:=[.H348]-[.E348]" office:value-type="float" office:value="36555" calcext:value-type="float">
            <text:p>36555</text:p>
          </table:table-cell>
          <table:table-cell table:style-name="ce2" table:formula="of:=[.J347]+[.L347]" office:value-type="float" office:value="28" calcext:value-type="float">
            <text:p>28</text:p>
          </table:table-cell>
          <table:table-cell table:formula="of:=IF(AND(NOT(MONTH([.A348]) = MONTH([.A349]));[.I348]&gt;=2400);&quot;TAK&quot;;&quot;NIE&quot;)" office:value-type="string" office:string-value="NIE" calcext:value-type="string">
            <text:p>NIE</text:p>
          </table:table-cell>
          <table:table-cell table:formula="of:=IF([.K348] = &quot;TAK&quot;;3;0)" office:value-type="float" office:value="0" calcext:value-type="float">
            <text:p>0</text:p>
          </table:table-cell>
          <table:table-cell table:formula="of:=[.L34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4" calcext:value-type="date">
            <text:p>14.1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49] = &quot;niedziela&quot;;[.$P$7]*[.J349];0)" office:value-type="float" office:value="0" calcext:value-type="float">
            <text:p>0</text:p>
          </table:table-cell>
          <table:table-cell table:formula="of:=[.E348]+[.D349]" office:value-type="float" office:value="19515" calcext:value-type="float">
            <text:p>19515</text:p>
          </table:table-cell>
          <table:table-cell table:formula="of:=IF(AND(NOT([.B349]=&quot;niedziela&quot;);NOT([.B349]=&quot;sobota&quot;));ROUNDDOWN(VLOOKUP([.C349];[.$O$1:.$P$4];2;0) * [.J349];0);0)" office:value-type="float" office:value="11" calcext:value-type="float">
            <text:p>11</text:p>
          </table:table-cell>
          <table:table-cell table:formula="of:=[.F349]*[.$P$8]" office:value-type="float" office:value="330" calcext:value-type="float">
            <text:p>330</text:p>
          </table:table-cell>
          <table:table-cell table:formula="of:=[.G349]+[.H348]" office:value-type="float" office:value="56400" calcext:value-type="float">
            <text:p>56400</text:p>
          </table:table-cell>
          <table:table-cell table:formula="of:=[.H349]-[.E349]" office:value-type="float" office:value="36885" calcext:value-type="float">
            <text:p>36885</text:p>
          </table:table-cell>
          <table:table-cell table:style-name="ce2" table:formula="of:=[.J348]+[.L348]" office:value-type="float" office:value="28" calcext:value-type="float">
            <text:p>28</text:p>
          </table:table-cell>
          <table:table-cell table:formula="of:=IF(AND(NOT(MONTH([.A349]) = MONTH([.A350]));[.I349]&gt;=2400);&quot;TAK&quot;;&quot;NIE&quot;)" office:value-type="string" office:string-value="NIE" calcext:value-type="string">
            <text:p>NIE</text:p>
          </table:table-cell>
          <table:table-cell table:formula="of:=IF([.K349] = &quot;TAK&quot;;3;0)" office:value-type="float" office:value="0" calcext:value-type="float">
            <text:p>0</text:p>
          </table:table-cell>
          <table:table-cell table:formula="of:=[.L34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5" calcext:value-type="date">
            <text:p>15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50] = &quot;niedziela&quot;;[.$P$7]*[.J350];0)" office:value-type="float" office:value="0" calcext:value-type="float">
            <text:p>0</text:p>
          </table:table-cell>
          <table:table-cell table:formula="of:=[.E349]+[.D350]" office:value-type="float" office:value="19515" calcext:value-type="float">
            <text:p>19515</text:p>
          </table:table-cell>
          <table:table-cell table:formula="of:=IF(AND(NOT([.B350]=&quot;niedziela&quot;);NOT([.B350]=&quot;sobota&quot;));ROUNDDOWN(VLOOKUP([.C350];[.$O$1:.$P$4];2;0) * [.J350];0);0)" office:value-type="float" office:value="11" calcext:value-type="float">
            <text:p>11</text:p>
          </table:table-cell>
          <table:table-cell table:formula="of:=[.F350]*[.$P$8]" office:value-type="float" office:value="330" calcext:value-type="float">
            <text:p>330</text:p>
          </table:table-cell>
          <table:table-cell table:formula="of:=[.G350]+[.H349]" office:value-type="float" office:value="56730" calcext:value-type="float">
            <text:p>56730</text:p>
          </table:table-cell>
          <table:table-cell table:formula="of:=[.H350]-[.E350]" office:value-type="float" office:value="37215" calcext:value-type="float">
            <text:p>37215</text:p>
          </table:table-cell>
          <table:table-cell table:style-name="ce2" table:formula="of:=[.J349]+[.L349]" office:value-type="float" office:value="28" calcext:value-type="float">
            <text:p>28</text:p>
          </table:table-cell>
          <table:table-cell table:formula="of:=IF(AND(NOT(MONTH([.A350]) = MONTH([.A351]));[.I350]&gt;=2400);&quot;TAK&quot;;&quot;NIE&quot;)" office:value-type="string" office:string-value="NIE" calcext:value-type="string">
            <text:p>NIE</text:p>
          </table:table-cell>
          <table:table-cell table:formula="of:=IF([.K350] = &quot;TAK&quot;;3;0)" office:value-type="float" office:value="0" calcext:value-type="float">
            <text:p>0</text:p>
          </table:table-cell>
          <table:table-cell table:formula="of:=[.L35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6" calcext:value-type="date">
            <text:p>16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51] = &quot;niedziela&quot;;[.$P$7]*[.J351];0)" office:value-type="float" office:value="0" calcext:value-type="float">
            <text:p>0</text:p>
          </table:table-cell>
          <table:table-cell table:formula="of:=[.E350]+[.D351]" office:value-type="float" office:value="19515" calcext:value-type="float">
            <text:p>19515</text:p>
          </table:table-cell>
          <table:table-cell table:formula="of:=IF(AND(NOT([.B351]=&quot;niedziela&quot;);NOT([.B351]=&quot;sobota&quot;));ROUNDDOWN(VLOOKUP([.C351];[.$O$1:.$P$4];2;0) * [.J351];0);0)" office:value-type="float" office:value="0" calcext:value-type="float">
            <text:p>0</text:p>
          </table:table-cell>
          <table:table-cell table:formula="of:=[.F351]*[.$P$8]" office:value-type="float" office:value="0" calcext:value-type="float">
            <text:p>0</text:p>
          </table:table-cell>
          <table:table-cell table:formula="of:=[.G351]+[.H350]" office:value-type="float" office:value="56730" calcext:value-type="float">
            <text:p>56730</text:p>
          </table:table-cell>
          <table:table-cell table:formula="of:=[.H351]-[.E351]" office:value-type="float" office:value="37215" calcext:value-type="float">
            <text:p>37215</text:p>
          </table:table-cell>
          <table:table-cell table:style-name="ce2" table:formula="of:=[.J350]+[.L350]" office:value-type="float" office:value="28" calcext:value-type="float">
            <text:p>28</text:p>
          </table:table-cell>
          <table:table-cell table:formula="of:=IF(AND(NOT(MONTH([.A351]) = MONTH([.A352]));[.I351]&gt;=2400);&quot;TAK&quot;;&quot;NIE&quot;)" office:value-type="string" office:string-value="NIE" calcext:value-type="string">
            <text:p>NIE</text:p>
          </table:table-cell>
          <table:table-cell table:formula="of:=IF([.K351] = &quot;TAK&quot;;3;0)" office:value-type="float" office:value="0" calcext:value-type="float">
            <text:p>0</text:p>
          </table:table-cell>
          <table:table-cell table:formula="of:=[.L35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7" calcext:value-type="date">
            <text:p>17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52] = &quot;niedziela&quot;;[.$P$7]*[.J352];0)" office:value-type="float" office:value="420" calcext:value-type="float">
            <text:p>420</text:p>
          </table:table-cell>
          <table:table-cell table:formula="of:=[.E351]+[.D352]" office:value-type="float" office:value="19935" calcext:value-type="float">
            <text:p>19935</text:p>
          </table:table-cell>
          <table:table-cell table:formula="of:=IF(AND(NOT([.B352]=&quot;niedziela&quot;);NOT([.B352]=&quot;sobota&quot;));ROUNDDOWN(VLOOKUP([.C352];[.$O$1:.$P$4];2;0) * [.J352];0);0)" office:value-type="float" office:value="0" calcext:value-type="float">
            <text:p>0</text:p>
          </table:table-cell>
          <table:table-cell table:formula="of:=[.F352]*[.$P$8]" office:value-type="float" office:value="0" calcext:value-type="float">
            <text:p>0</text:p>
          </table:table-cell>
          <table:table-cell table:formula="of:=[.G352]+[.H351]" office:value-type="float" office:value="56730" calcext:value-type="float">
            <text:p>56730</text:p>
          </table:table-cell>
          <table:table-cell table:formula="of:=[.H352]-[.E352]" office:value-type="float" office:value="36795" calcext:value-type="float">
            <text:p>36795</text:p>
          </table:table-cell>
          <table:table-cell table:style-name="ce2" table:formula="of:=[.J351]+[.L351]" office:value-type="float" office:value="28" calcext:value-type="float">
            <text:p>28</text:p>
          </table:table-cell>
          <table:table-cell table:formula="of:=IF(AND(NOT(MONTH([.A352]) = MONTH([.A353]));[.I352]&gt;=2400);&quot;TAK&quot;;&quot;NIE&quot;)" office:value-type="string" office:string-value="NIE" calcext:value-type="string">
            <text:p>NIE</text:p>
          </table:table-cell>
          <table:table-cell table:formula="of:=IF([.K352] = &quot;TAK&quot;;3;0)" office:value-type="float" office:value="0" calcext:value-type="float">
            <text:p>0</text:p>
          </table:table-cell>
          <table:table-cell table:formula="of:=[.L35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8" calcext:value-type="date">
            <text:p>18.1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53] = &quot;niedziela&quot;;[.$P$7]*[.J353];0)" office:value-type="float" office:value="0" calcext:value-type="float">
            <text:p>0</text:p>
          </table:table-cell>
          <table:table-cell table:formula="of:=[.E352]+[.D353]" office:value-type="float" office:value="19935" calcext:value-type="float">
            <text:p>19935</text:p>
          </table:table-cell>
          <table:table-cell table:formula="of:=IF(AND(NOT([.B353]=&quot;niedziela&quot;);NOT([.B353]=&quot;sobota&quot;));ROUNDDOWN(VLOOKUP([.C353];[.$O$1:.$P$4];2;0) * [.J353];0);0)" office:value-type="float" office:value="11" calcext:value-type="float">
            <text:p>11</text:p>
          </table:table-cell>
          <table:table-cell table:formula="of:=[.F353]*[.$P$8]" office:value-type="float" office:value="330" calcext:value-type="float">
            <text:p>330</text:p>
          </table:table-cell>
          <table:table-cell table:formula="of:=[.G353]+[.H352]" office:value-type="float" office:value="57060" calcext:value-type="float">
            <text:p>57060</text:p>
          </table:table-cell>
          <table:table-cell table:formula="of:=[.H353]-[.E353]" office:value-type="float" office:value="37125" calcext:value-type="float">
            <text:p>37125</text:p>
          </table:table-cell>
          <table:table-cell table:style-name="ce2" table:formula="of:=[.J352]+[.L352]" office:value-type="float" office:value="28" calcext:value-type="float">
            <text:p>28</text:p>
          </table:table-cell>
          <table:table-cell table:formula="of:=IF(AND(NOT(MONTH([.A353]) = MONTH([.A354]));[.I353]&gt;=2400);&quot;TAK&quot;;&quot;NIE&quot;)" office:value-type="string" office:string-value="NIE" calcext:value-type="string">
            <text:p>NIE</text:p>
          </table:table-cell>
          <table:table-cell table:formula="of:=IF([.K353] = &quot;TAK&quot;;3;0)" office:value-type="float" office:value="0" calcext:value-type="float">
            <text:p>0</text:p>
          </table:table-cell>
          <table:table-cell table:formula="of:=[.L35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19" calcext:value-type="date">
            <text:p>19.1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54] = &quot;niedziela&quot;;[.$P$7]*[.J354];0)" office:value-type="float" office:value="0" calcext:value-type="float">
            <text:p>0</text:p>
          </table:table-cell>
          <table:table-cell table:formula="of:=[.E353]+[.D354]" office:value-type="float" office:value="19935" calcext:value-type="float">
            <text:p>19935</text:p>
          </table:table-cell>
          <table:table-cell table:formula="of:=IF(AND(NOT([.B354]=&quot;niedziela&quot;);NOT([.B354]=&quot;sobota&quot;));ROUNDDOWN(VLOOKUP([.C354];[.$O$1:.$P$4];2;0) * [.J354];0);0)" office:value-type="float" office:value="11" calcext:value-type="float">
            <text:p>11</text:p>
          </table:table-cell>
          <table:table-cell table:formula="of:=[.F354]*[.$P$8]" office:value-type="float" office:value="330" calcext:value-type="float">
            <text:p>330</text:p>
          </table:table-cell>
          <table:table-cell table:formula="of:=[.G354]+[.H353]" office:value-type="float" office:value="57390" calcext:value-type="float">
            <text:p>57390</text:p>
          </table:table-cell>
          <table:table-cell table:formula="of:=[.H354]-[.E354]" office:value-type="float" office:value="37455" calcext:value-type="float">
            <text:p>37455</text:p>
          </table:table-cell>
          <table:table-cell table:style-name="ce2" table:formula="of:=[.J353]+[.L353]" office:value-type="float" office:value="28" calcext:value-type="float">
            <text:p>28</text:p>
          </table:table-cell>
          <table:table-cell table:formula="of:=IF(AND(NOT(MONTH([.A354]) = MONTH([.A355]));[.I354]&gt;=2400);&quot;TAK&quot;;&quot;NIE&quot;)" office:value-type="string" office:string-value="NIE" calcext:value-type="string">
            <text:p>NIE</text:p>
          </table:table-cell>
          <table:table-cell table:formula="of:=IF([.K354] = &quot;TAK&quot;;3;0)" office:value-type="float" office:value="0" calcext:value-type="float">
            <text:p>0</text:p>
          </table:table-cell>
          <table:table-cell table:formula="of:=[.L35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0" calcext:value-type="date">
            <text:p>20.1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55] = &quot;niedziela&quot;;[.$P$7]*[.J355];0)" office:value-type="float" office:value="0" calcext:value-type="float">
            <text:p>0</text:p>
          </table:table-cell>
          <table:table-cell table:formula="of:=[.E354]+[.D355]" office:value-type="float" office:value="19935" calcext:value-type="float">
            <text:p>19935</text:p>
          </table:table-cell>
          <table:table-cell table:formula="of:=IF(AND(NOT([.B355]=&quot;niedziela&quot;);NOT([.B355]=&quot;sobota&quot;));ROUNDDOWN(VLOOKUP([.C355];[.$O$1:.$P$4];2;0) * [.J355];0);0)" office:value-type="float" office:value="11" calcext:value-type="float">
            <text:p>11</text:p>
          </table:table-cell>
          <table:table-cell table:formula="of:=[.F355]*[.$P$8]" office:value-type="float" office:value="330" calcext:value-type="float">
            <text:p>330</text:p>
          </table:table-cell>
          <table:table-cell table:formula="of:=[.G355]+[.H354]" office:value-type="float" office:value="57720" calcext:value-type="float">
            <text:p>57720</text:p>
          </table:table-cell>
          <table:table-cell table:formula="of:=[.H355]-[.E355]" office:value-type="float" office:value="37785" calcext:value-type="float">
            <text:p>37785</text:p>
          </table:table-cell>
          <table:table-cell table:style-name="ce2" table:formula="of:=[.J354]+[.L354]" office:value-type="float" office:value="28" calcext:value-type="float">
            <text:p>28</text:p>
          </table:table-cell>
          <table:table-cell table:formula="of:=IF(AND(NOT(MONTH([.A355]) = MONTH([.A356]));[.I355]&gt;=2400);&quot;TAK&quot;;&quot;NIE&quot;)" office:value-type="string" office:string-value="NIE" calcext:value-type="string">
            <text:p>NIE</text:p>
          </table:table-cell>
          <table:table-cell table:formula="of:=IF([.K355] = &quot;TAK&quot;;3;0)" office:value-type="float" office:value="0" calcext:value-type="float">
            <text:p>0</text:p>
          </table:table-cell>
          <table:table-cell table:formula="of:=[.L35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1" calcext:value-type="date">
            <text:p>21.1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56] = &quot;niedziela&quot;;[.$P$7]*[.J356];0)" office:value-type="float" office:value="0" calcext:value-type="float">
            <text:p>0</text:p>
          </table:table-cell>
          <table:table-cell table:formula="of:=[.E355]+[.D356]" office:value-type="float" office:value="19935" calcext:value-type="float">
            <text:p>19935</text:p>
          </table:table-cell>
          <table:table-cell table:formula="of:=IF(AND(NOT([.B356]=&quot;niedziela&quot;);NOT([.B356]=&quot;sobota&quot;));ROUNDDOWN(VLOOKUP([.C356];[.$O$1:.$P$4];2;0) * [.J356];0);0)" office:value-type="float" office:value="5" calcext:value-type="float">
            <text:p>5</text:p>
          </table:table-cell>
          <table:table-cell table:formula="of:=[.F356]*[.$P$8]" office:value-type="float" office:value="150" calcext:value-type="float">
            <text:p>150</text:p>
          </table:table-cell>
          <table:table-cell table:formula="of:=[.G356]+[.H355]" office:value-type="float" office:value="57870" calcext:value-type="float">
            <text:p>57870</text:p>
          </table:table-cell>
          <table:table-cell table:formula="of:=[.H356]-[.E356]" office:value-type="float" office:value="37935" calcext:value-type="float">
            <text:p>37935</text:p>
          </table:table-cell>
          <table:table-cell table:style-name="ce2" table:formula="of:=[.J355]+[.L355]" office:value-type="float" office:value="28" calcext:value-type="float">
            <text:p>28</text:p>
          </table:table-cell>
          <table:table-cell table:formula="of:=IF(AND(NOT(MONTH([.A356]) = MONTH([.A357]));[.I356]&gt;=2400);&quot;TAK&quot;;&quot;NIE&quot;)" office:value-type="string" office:string-value="NIE" calcext:value-type="string">
            <text:p>NIE</text:p>
          </table:table-cell>
          <table:table-cell table:formula="of:=IF([.K356] = &quot;TAK&quot;;3;0)" office:value-type="float" office:value="0" calcext:value-type="float">
            <text:p>0</text:p>
          </table:table-cell>
          <table:table-cell table:formula="of:=[.L35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2" calcext:value-type="date">
            <text:p>22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57] = &quot;niedziela&quot;;[.$P$7]*[.J357];0)" office:value-type="float" office:value="0" calcext:value-type="float">
            <text:p>0</text:p>
          </table:table-cell>
          <table:table-cell table:formula="of:=[.E356]+[.D357]" office:value-type="float" office:value="19935" calcext:value-type="float">
            <text:p>19935</text:p>
          </table:table-cell>
          <table:table-cell table:formula="of:=IF(AND(NOT([.B357]=&quot;niedziela&quot;);NOT([.B357]=&quot;sobota&quot;));ROUNDDOWN(VLOOKUP([.C357];[.$O$1:.$P$4];2;0) * [.J357];0);0)" office:value-type="float" office:value="5" calcext:value-type="float">
            <text:p>5</text:p>
          </table:table-cell>
          <table:table-cell table:formula="of:=[.F357]*[.$P$8]" office:value-type="float" office:value="150" calcext:value-type="float">
            <text:p>150</text:p>
          </table:table-cell>
          <table:table-cell table:formula="of:=[.G357]+[.H356]" office:value-type="float" office:value="58020" calcext:value-type="float">
            <text:p>58020</text:p>
          </table:table-cell>
          <table:table-cell table:formula="of:=[.H357]-[.E357]" office:value-type="float" office:value="38085" calcext:value-type="float">
            <text:p>38085</text:p>
          </table:table-cell>
          <table:table-cell table:style-name="ce2" table:formula="of:=[.J356]+[.L356]" office:value-type="float" office:value="28" calcext:value-type="float">
            <text:p>28</text:p>
          </table:table-cell>
          <table:table-cell table:formula="of:=IF(AND(NOT(MONTH([.A357]) = MONTH([.A358]));[.I357]&gt;=2400);&quot;TAK&quot;;&quot;NIE&quot;)" office:value-type="string" office:string-value="NIE" calcext:value-type="string">
            <text:p>NIE</text:p>
          </table:table-cell>
          <table:table-cell table:formula="of:=IF([.K357] = &quot;TAK&quot;;3;0)" office:value-type="float" office:value="0" calcext:value-type="float">
            <text:p>0</text:p>
          </table:table-cell>
          <table:table-cell table:formula="of:=[.L35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3" calcext:value-type="date">
            <text:p>23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58] = &quot;niedziela&quot;;[.$P$7]*[.J358];0)" office:value-type="float" office:value="0" calcext:value-type="float">
            <text:p>0</text:p>
          </table:table-cell>
          <table:table-cell table:formula="of:=[.E357]+[.D358]" office:value-type="float" office:value="19935" calcext:value-type="float">
            <text:p>19935</text:p>
          </table:table-cell>
          <table:table-cell table:formula="of:=IF(AND(NOT([.B358]=&quot;niedziela&quot;);NOT([.B358]=&quot;sobota&quot;));ROUNDDOWN(VLOOKUP([.C358];[.$O$1:.$P$4];2;0) * [.J358];0);0)" office:value-type="float" office:value="0" calcext:value-type="float">
            <text:p>0</text:p>
          </table:table-cell>
          <table:table-cell table:formula="of:=[.F358]*[.$P$8]" office:value-type="float" office:value="0" calcext:value-type="float">
            <text:p>0</text:p>
          </table:table-cell>
          <table:table-cell table:formula="of:=[.G358]+[.H357]" office:value-type="float" office:value="58020" calcext:value-type="float">
            <text:p>58020</text:p>
          </table:table-cell>
          <table:table-cell table:formula="of:=[.H358]-[.E358]" office:value-type="float" office:value="38085" calcext:value-type="float">
            <text:p>38085</text:p>
          </table:table-cell>
          <table:table-cell table:style-name="ce2" table:formula="of:=[.J357]+[.L357]" office:value-type="float" office:value="28" calcext:value-type="float">
            <text:p>28</text:p>
          </table:table-cell>
          <table:table-cell table:formula="of:=IF(AND(NOT(MONTH([.A358]) = MONTH([.A359]));[.I358]&gt;=2400);&quot;TAK&quot;;&quot;NIE&quot;)" office:value-type="string" office:string-value="NIE" calcext:value-type="string">
            <text:p>NIE</text:p>
          </table:table-cell>
          <table:table-cell table:formula="of:=IF([.K358] = &quot;TAK&quot;;3;0)" office:value-type="float" office:value="0" calcext:value-type="float">
            <text:p>0</text:p>
          </table:table-cell>
          <table:table-cell table:formula="of:=[.L35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4" calcext:value-type="date">
            <text:p>24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59] = &quot;niedziela&quot;;[.$P$7]*[.J359];0)" office:value-type="float" office:value="420" calcext:value-type="float">
            <text:p>420</text:p>
          </table:table-cell>
          <table:table-cell table:formula="of:=[.E358]+[.D359]" office:value-type="float" office:value="20355" calcext:value-type="float">
            <text:p>20355</text:p>
          </table:table-cell>
          <table:table-cell table:formula="of:=IF(AND(NOT([.B359]=&quot;niedziela&quot;);NOT([.B359]=&quot;sobota&quot;));ROUNDDOWN(VLOOKUP([.C359];[.$O$1:.$P$4];2;0) * [.J359];0);0)" office:value-type="float" office:value="0" calcext:value-type="float">
            <text:p>0</text:p>
          </table:table-cell>
          <table:table-cell table:formula="of:=[.F359]*[.$P$8]" office:value-type="float" office:value="0" calcext:value-type="float">
            <text:p>0</text:p>
          </table:table-cell>
          <table:table-cell table:formula="of:=[.G359]+[.H358]" office:value-type="float" office:value="58020" calcext:value-type="float">
            <text:p>58020</text:p>
          </table:table-cell>
          <table:table-cell table:formula="of:=[.H359]-[.E359]" office:value-type="float" office:value="37665" calcext:value-type="float">
            <text:p>37665</text:p>
          </table:table-cell>
          <table:table-cell table:style-name="ce2" table:formula="of:=[.J358]+[.L358]" office:value-type="float" office:value="28" calcext:value-type="float">
            <text:p>28</text:p>
          </table:table-cell>
          <table:table-cell table:formula="of:=IF(AND(NOT(MONTH([.A359]) = MONTH([.A360]));[.I359]&gt;=2400);&quot;TAK&quot;;&quot;NIE&quot;)" office:value-type="string" office:string-value="NIE" calcext:value-type="string">
            <text:p>NIE</text:p>
          </table:table-cell>
          <table:table-cell table:formula="of:=IF([.K359] = &quot;TAK&quot;;3;0)" office:value-type="float" office:value="0" calcext:value-type="float">
            <text:p>0</text:p>
          </table:table-cell>
          <table:table-cell table:formula="of:=[.L35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5" calcext:value-type="date">
            <text:p>25.1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60] = &quot;niedziela&quot;;[.$P$7]*[.J360];0)" office:value-type="float" office:value="0" calcext:value-type="float">
            <text:p>0</text:p>
          </table:table-cell>
          <table:table-cell table:formula="of:=[.E359]+[.D360]" office:value-type="float" office:value="20355" calcext:value-type="float">
            <text:p>20355</text:p>
          </table:table-cell>
          <table:table-cell table:formula="of:=IF(AND(NOT([.B360]=&quot;niedziela&quot;);NOT([.B360]=&quot;sobota&quot;));ROUNDDOWN(VLOOKUP([.C360];[.$O$1:.$P$4];2;0) * [.J360];0);0)" office:value-type="float" office:value="5" calcext:value-type="float">
            <text:p>5</text:p>
          </table:table-cell>
          <table:table-cell table:formula="of:=[.F360]*[.$P$8]" office:value-type="float" office:value="150" calcext:value-type="float">
            <text:p>150</text:p>
          </table:table-cell>
          <table:table-cell table:formula="of:=[.G360]+[.H359]" office:value-type="float" office:value="58170" calcext:value-type="float">
            <text:p>58170</text:p>
          </table:table-cell>
          <table:table-cell table:formula="of:=[.H360]-[.E360]" office:value-type="float" office:value="37815" calcext:value-type="float">
            <text:p>37815</text:p>
          </table:table-cell>
          <table:table-cell table:style-name="ce2" table:formula="of:=[.J359]+[.L359]" office:value-type="float" office:value="28" calcext:value-type="float">
            <text:p>28</text:p>
          </table:table-cell>
          <table:table-cell table:formula="of:=IF(AND(NOT(MONTH([.A360]) = MONTH([.A361]));[.I360]&gt;=2400);&quot;TAK&quot;;&quot;NIE&quot;)" office:value-type="string" office:string-value="NIE" calcext:value-type="string">
            <text:p>NIE</text:p>
          </table:table-cell>
          <table:table-cell table:formula="of:=IF([.K360] = &quot;TAK&quot;;3;0)" office:value-type="float" office:value="0" calcext:value-type="float">
            <text:p>0</text:p>
          </table:table-cell>
          <table:table-cell table:formula="of:=[.L36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6" calcext:value-type="date">
            <text:p>26.1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61] = &quot;niedziela&quot;;[.$P$7]*[.J361];0)" office:value-type="float" office:value="0" calcext:value-type="float">
            <text:p>0</text:p>
          </table:table-cell>
          <table:table-cell table:formula="of:=[.E360]+[.D361]" office:value-type="float" office:value="20355" calcext:value-type="float">
            <text:p>20355</text:p>
          </table:table-cell>
          <table:table-cell table:formula="of:=IF(AND(NOT([.B361]=&quot;niedziela&quot;);NOT([.B361]=&quot;sobota&quot;));ROUNDDOWN(VLOOKUP([.C361];[.$O$1:.$P$4];2;0) * [.J361];0);0)" office:value-type="float" office:value="5" calcext:value-type="float">
            <text:p>5</text:p>
          </table:table-cell>
          <table:table-cell table:formula="of:=[.F361]*[.$P$8]" office:value-type="float" office:value="150" calcext:value-type="float">
            <text:p>150</text:p>
          </table:table-cell>
          <table:table-cell table:formula="of:=[.G361]+[.H360]" office:value-type="float" office:value="58320" calcext:value-type="float">
            <text:p>58320</text:p>
          </table:table-cell>
          <table:table-cell table:formula="of:=[.H361]-[.E361]" office:value-type="float" office:value="37965" calcext:value-type="float">
            <text:p>37965</text:p>
          </table:table-cell>
          <table:table-cell table:style-name="ce2" table:formula="of:=[.J360]+[.L360]" office:value-type="float" office:value="28" calcext:value-type="float">
            <text:p>28</text:p>
          </table:table-cell>
          <table:table-cell table:formula="of:=IF(AND(NOT(MONTH([.A361]) = MONTH([.A362]));[.I361]&gt;=2400);&quot;TAK&quot;;&quot;NIE&quot;)" office:value-type="string" office:string-value="NIE" calcext:value-type="string">
            <text:p>NIE</text:p>
          </table:table-cell>
          <table:table-cell table:formula="of:=IF([.K361] = &quot;TAK&quot;;3;0)" office:value-type="float" office:value="0" calcext:value-type="float">
            <text:p>0</text:p>
          </table:table-cell>
          <table:table-cell table:formula="of:=[.L36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7" calcext:value-type="date">
            <text:p>27.1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62] = &quot;niedziela&quot;;[.$P$7]*[.J362];0)" office:value-type="float" office:value="0" calcext:value-type="float">
            <text:p>0</text:p>
          </table:table-cell>
          <table:table-cell table:formula="of:=[.E361]+[.D362]" office:value-type="float" office:value="20355" calcext:value-type="float">
            <text:p>20355</text:p>
          </table:table-cell>
          <table:table-cell table:formula="of:=IF(AND(NOT([.B362]=&quot;niedziela&quot;);NOT([.B362]=&quot;sobota&quot;));ROUNDDOWN(VLOOKUP([.C362];[.$O$1:.$P$4];2;0) * [.J362];0);0)" office:value-type="float" office:value="5" calcext:value-type="float">
            <text:p>5</text:p>
          </table:table-cell>
          <table:table-cell table:formula="of:=[.F362]*[.$P$8]" office:value-type="float" office:value="150" calcext:value-type="float">
            <text:p>150</text:p>
          </table:table-cell>
          <table:table-cell table:formula="of:=[.G362]+[.H361]" office:value-type="float" office:value="58470" calcext:value-type="float">
            <text:p>58470</text:p>
          </table:table-cell>
          <table:table-cell table:formula="of:=[.H362]-[.E362]" office:value-type="float" office:value="38115" calcext:value-type="float">
            <text:p>38115</text:p>
          </table:table-cell>
          <table:table-cell table:style-name="ce2" table:formula="of:=[.J361]+[.L361]" office:value-type="float" office:value="28" calcext:value-type="float">
            <text:p>28</text:p>
          </table:table-cell>
          <table:table-cell table:formula="of:=IF(AND(NOT(MONTH([.A362]) = MONTH([.A363]));[.I362]&gt;=2400);&quot;TAK&quot;;&quot;NIE&quot;)" office:value-type="string" office:string-value="NIE" calcext:value-type="string">
            <text:p>NIE</text:p>
          </table:table-cell>
          <table:table-cell table:formula="of:=IF([.K362] = &quot;TAK&quot;;3;0)" office:value-type="float" office:value="0" calcext:value-type="float">
            <text:p>0</text:p>
          </table:table-cell>
          <table:table-cell table:formula="of:=[.L36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8" calcext:value-type="date">
            <text:p>28.1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63] = &quot;niedziela&quot;;[.$P$7]*[.J363];0)" office:value-type="float" office:value="0" calcext:value-type="float">
            <text:p>0</text:p>
          </table:table-cell>
          <table:table-cell table:formula="of:=[.E362]+[.D363]" office:value-type="float" office:value="20355" calcext:value-type="float">
            <text:p>20355</text:p>
          </table:table-cell>
          <table:table-cell table:formula="of:=IF(AND(NOT([.B363]=&quot;niedziela&quot;);NOT([.B363]=&quot;sobota&quot;));ROUNDDOWN(VLOOKUP([.C363];[.$O$1:.$P$4];2;0) * [.J363];0);0)" office:value-type="float" office:value="5" calcext:value-type="float">
            <text:p>5</text:p>
          </table:table-cell>
          <table:table-cell table:formula="of:=[.F363]*[.$P$8]" office:value-type="float" office:value="150" calcext:value-type="float">
            <text:p>150</text:p>
          </table:table-cell>
          <table:table-cell table:formula="of:=[.G363]+[.H362]" office:value-type="float" office:value="58620" calcext:value-type="float">
            <text:p>58620</text:p>
          </table:table-cell>
          <table:table-cell table:formula="of:=[.H363]-[.E363]" office:value-type="float" office:value="38265" calcext:value-type="float">
            <text:p>38265</text:p>
          </table:table-cell>
          <table:table-cell table:style-name="ce2" table:formula="of:=[.J362]+[.L362]" office:value-type="float" office:value="28" calcext:value-type="float">
            <text:p>28</text:p>
          </table:table-cell>
          <table:table-cell table:formula="of:=IF(AND(NOT(MONTH([.A363]) = MONTH([.A364]));[.I363]&gt;=2400);&quot;TAK&quot;;&quot;NIE&quot;)" office:value-type="string" office:string-value="NIE" calcext:value-type="string">
            <text:p>NIE</text:p>
          </table:table-cell>
          <table:table-cell table:formula="of:=IF([.K363] = &quot;TAK&quot;;3;0)" office:value-type="float" office:value="0" calcext:value-type="float">
            <text:p>0</text:p>
          </table:table-cell>
          <table:table-cell table:formula="of:=[.L36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29" calcext:value-type="date">
            <text:p>29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64] = &quot;niedziela&quot;;[.$P$7]*[.J364];0)" office:value-type="float" office:value="0" calcext:value-type="float">
            <text:p>0</text:p>
          </table:table-cell>
          <table:table-cell table:formula="of:=[.E363]+[.D364]" office:value-type="float" office:value="20355" calcext:value-type="float">
            <text:p>20355</text:p>
          </table:table-cell>
          <table:table-cell table:formula="of:=IF(AND(NOT([.B364]=&quot;niedziela&quot;);NOT([.B364]=&quot;sobota&quot;));ROUNDDOWN(VLOOKUP([.C364];[.$O$1:.$P$4];2;0) * [.J364];0);0)" office:value-type="float" office:value="5" calcext:value-type="float">
            <text:p>5</text:p>
          </table:table-cell>
          <table:table-cell table:formula="of:=[.F364]*[.$P$8]" office:value-type="float" office:value="150" calcext:value-type="float">
            <text:p>150</text:p>
          </table:table-cell>
          <table:table-cell table:formula="of:=[.G364]+[.H363]" office:value-type="float" office:value="58770" calcext:value-type="float">
            <text:p>58770</text:p>
          </table:table-cell>
          <table:table-cell table:formula="of:=[.H364]-[.E364]" office:value-type="float" office:value="38415" calcext:value-type="float">
            <text:p>38415</text:p>
          </table:table-cell>
          <table:table-cell table:style-name="ce2" table:formula="of:=[.J363]+[.L363]" office:value-type="float" office:value="28" calcext:value-type="float">
            <text:p>28</text:p>
          </table:table-cell>
          <table:table-cell table:formula="of:=IF(AND(NOT(MONTH([.A364]) = MONTH([.A365]));[.I364]&gt;=2400);&quot;TAK&quot;;&quot;NIE&quot;)" office:value-type="string" office:string-value="NIE" calcext:value-type="string">
            <text:p>NIE</text:p>
          </table:table-cell>
          <table:table-cell table:formula="of:=IF([.K364] = &quot;TAK&quot;;3;0)" office:value-type="float" office:value="0" calcext:value-type="float">
            <text:p>0</text:p>
          </table:table-cell>
          <table:table-cell table:formula="of:=[.L36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30" calcext:value-type="date">
            <text:p>30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65] = &quot;niedziela&quot;;[.$P$7]*[.J365];0)" office:value-type="float" office:value="0" calcext:value-type="float">
            <text:p>0</text:p>
          </table:table-cell>
          <table:table-cell table:formula="of:=[.E364]+[.D365]" office:value-type="float" office:value="20355" calcext:value-type="float">
            <text:p>20355</text:p>
          </table:table-cell>
          <table:table-cell table:formula="of:=IF(AND(NOT([.B365]=&quot;niedziela&quot;);NOT([.B365]=&quot;sobota&quot;));ROUNDDOWN(VLOOKUP([.C365];[.$O$1:.$P$4];2;0) * [.J365];0);0)" office:value-type="float" office:value="0" calcext:value-type="float">
            <text:p>0</text:p>
          </table:table-cell>
          <table:table-cell table:formula="of:=[.F365]*[.$P$8]" office:value-type="float" office:value="0" calcext:value-type="float">
            <text:p>0</text:p>
          </table:table-cell>
          <table:table-cell table:formula="of:=[.G365]+[.H364]" office:value-type="float" office:value="58770" calcext:value-type="float">
            <text:p>58770</text:p>
          </table:table-cell>
          <table:table-cell table:formula="of:=[.H365]-[.E365]" office:value-type="float" office:value="38415" calcext:value-type="float">
            <text:p>38415</text:p>
          </table:table-cell>
          <table:table-cell table:style-name="ce2" table:formula="of:=[.J364]+[.L364]" office:value-type="float" office:value="28" calcext:value-type="float">
            <text:p>28</text:p>
          </table:table-cell>
          <table:table-cell table:formula="of:=IF(AND(NOT(MONTH([.A365]) = MONTH([.A366]));[.I365]&gt;=2400);&quot;TAK&quot;;&quot;NIE&quot;)" office:value-type="string" office:string-value="NIE" calcext:value-type="string">
            <text:p>NIE</text:p>
          </table:table-cell>
          <table:table-cell table:formula="of:=IF([.K365] = &quot;TAK&quot;;3;0)" office:value-type="float" office:value="0" calcext:value-type="float">
            <text:p>0</text:p>
          </table:table-cell>
          <table:table-cell table:formula="of:=[.L36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3-12-31" calcext:value-type="date">
            <text:p>31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66] = &quot;niedziela&quot;;[.$P$7]*[.J366];0)" office:value-type="float" office:value="420" calcext:value-type="float">
            <text:p>420</text:p>
          </table:table-cell>
          <table:table-cell table:formula="of:=[.E365]+[.D366]" office:value-type="float" office:value="20775" calcext:value-type="float">
            <text:p>20775</text:p>
          </table:table-cell>
          <table:table-cell table:formula="of:=IF(AND(NOT([.B366]=&quot;niedziela&quot;);NOT([.B366]=&quot;sobota&quot;));ROUNDDOWN(VLOOKUP([.C366];[.$O$1:.$P$4];2;0) * [.J366];0);0)" office:value-type="float" office:value="0" calcext:value-type="float">
            <text:p>0</text:p>
          </table:table-cell>
          <table:table-cell table:formula="of:=[.F366]*[.$P$8]" office:value-type="float" office:value="0" calcext:value-type="float">
            <text:p>0</text:p>
          </table:table-cell>
          <table:table-cell table:formula="of:=[.G366]+[.H365]" office:value-type="float" office:value="58770" calcext:value-type="float">
            <text:p>58770</text:p>
          </table:table-cell>
          <table:table-cell table:formula="of:=[.H366]-[.E366]" office:value-type="float" office:value="37995" calcext:value-type="float">
            <text:p>37995</text:p>
          </table:table-cell>
          <table:table-cell table:style-name="ce2" table:formula="of:=[.J365]+[.L365]" office:value-type="float" office:value="28" calcext:value-type="float">
            <text:p>28</text:p>
          </table:table-cell>
          <table:table-cell table:formula="of:=IF(AND(NOT(MONTH([.A366]) = MONTH([.A367]));[.I366]&gt;=2400);&quot;TAK&quot;;&quot;NIE&quot;)" office:value-type="string" office:string-value="TAK" calcext:value-type="string">
            <text:p>TAK</text:p>
          </table:table-cell>
          <table:table-cell table:formula="of:=IF([.K366] = &quot;TAK&quot;;3;0)" office:value-type="float" office:value="3" calcext:value-type="float">
            <text:p>3</text:p>
          </table:table-cell>
          <table:table-cell table:formula="of:=[.L366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1" calcext:value-type="date">
            <text:p>1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67] = &quot;niedziela&quot;;[.$P$7]*[.J367];0)" office:value-type="float" office:value="0" calcext:value-type="float">
            <text:p>0</text:p>
          </table:table-cell>
          <table:table-cell table:formula="of:=[.E366]+[.D367]" office:value-type="float" office:value="20775" calcext:value-type="float">
            <text:p>20775</text:p>
          </table:table-cell>
          <table:table-cell table:formula="of:=IF(AND(NOT([.B367]=&quot;niedziela&quot;);NOT([.B367]=&quot;sobota&quot;));ROUNDDOWN(VLOOKUP([.C367];[.$O$1:.$P$4];2;0) * [.J367];0);0)" office:value-type="float" office:value="6" calcext:value-type="float">
            <text:p>6</text:p>
          </table:table-cell>
          <table:table-cell table:formula="of:=[.F367]*[.$P$8]" office:value-type="float" office:value="180" calcext:value-type="float">
            <text:p>180</text:p>
          </table:table-cell>
          <table:table-cell table:formula="of:=[.G367]+[.H366]" office:value-type="float" office:value="58950" calcext:value-type="float">
            <text:p>58950</text:p>
          </table:table-cell>
          <table:table-cell table:formula="of:=[.H367]-[.E367]" office:value-type="float" office:value="38175" calcext:value-type="float">
            <text:p>38175</text:p>
          </table:table-cell>
          <table:table-cell table:style-name="ce2" table:formula="of:=[.J366]+[.L366]" office:value-type="float" office:value="31" calcext:value-type="float">
            <text:p>31</text:p>
          </table:table-cell>
          <table:table-cell table:formula="of:=IF(AND(NOT(MONTH([.A367]) = MONTH([.A368]));[.I367]&gt;=2400);&quot;TAK&quot;;&quot;NIE&quot;)" office:value-type="string" office:string-value="NIE" calcext:value-type="string">
            <text:p>NIE</text:p>
          </table:table-cell>
          <table:table-cell table:formula="of:=IF([.K367] = &quot;TAK&quot;;3;0)" office:value-type="float" office:value="0" calcext:value-type="float">
            <text:p>0</text:p>
          </table:table-cell>
          <table:table-cell table:formula="of:=[.L36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2" calcext:value-type="date">
            <text:p>2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68] = &quot;niedziela&quot;;[.$P$7]*[.J368];0)" office:value-type="float" office:value="0" calcext:value-type="float">
            <text:p>0</text:p>
          </table:table-cell>
          <table:table-cell table:formula="of:=[.E367]+[.D368]" office:value-type="float" office:value="20775" calcext:value-type="float">
            <text:p>20775</text:p>
          </table:table-cell>
          <table:table-cell table:formula="of:=IF(AND(NOT([.B368]=&quot;niedziela&quot;);NOT([.B368]=&quot;sobota&quot;));ROUNDDOWN(VLOOKUP([.C368];[.$O$1:.$P$4];2;0) * [.J368];0);0)" office:value-type="float" office:value="6" calcext:value-type="float">
            <text:p>6</text:p>
          </table:table-cell>
          <table:table-cell table:formula="of:=[.F368]*[.$P$8]" office:value-type="float" office:value="180" calcext:value-type="float">
            <text:p>180</text:p>
          </table:table-cell>
          <table:table-cell table:formula="of:=[.G368]+[.H367]" office:value-type="float" office:value="59130" calcext:value-type="float">
            <text:p>59130</text:p>
          </table:table-cell>
          <table:table-cell table:formula="of:=[.H368]-[.E368]" office:value-type="float" office:value="38355" calcext:value-type="float">
            <text:p>38355</text:p>
          </table:table-cell>
          <table:table-cell table:style-name="ce2" table:formula="of:=[.J367]+[.L367]" office:value-type="float" office:value="31" calcext:value-type="float">
            <text:p>31</text:p>
          </table:table-cell>
          <table:table-cell table:formula="of:=IF(AND(NOT(MONTH([.A368]) = MONTH([.A369]));[.I368]&gt;=2400);&quot;TAK&quot;;&quot;NIE&quot;)" office:value-type="string" office:string-value="NIE" calcext:value-type="string">
            <text:p>NIE</text:p>
          </table:table-cell>
          <table:table-cell table:formula="of:=IF([.K368] = &quot;TAK&quot;;3;0)" office:value-type="float" office:value="0" calcext:value-type="float">
            <text:p>0</text:p>
          </table:table-cell>
          <table:table-cell table:formula="of:=[.L36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3" calcext:value-type="date">
            <text:p>3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69] = &quot;niedziela&quot;;[.$P$7]*[.J369];0)" office:value-type="float" office:value="0" calcext:value-type="float">
            <text:p>0</text:p>
          </table:table-cell>
          <table:table-cell table:formula="of:=[.E368]+[.D369]" office:value-type="float" office:value="20775" calcext:value-type="float">
            <text:p>20775</text:p>
          </table:table-cell>
          <table:table-cell table:formula="of:=IF(AND(NOT([.B369]=&quot;niedziela&quot;);NOT([.B369]=&quot;sobota&quot;));ROUNDDOWN(VLOOKUP([.C369];[.$O$1:.$P$4];2;0) * [.J369];0);0)" office:value-type="float" office:value="6" calcext:value-type="float">
            <text:p>6</text:p>
          </table:table-cell>
          <table:table-cell table:formula="of:=[.F369]*[.$P$8]" office:value-type="float" office:value="180" calcext:value-type="float">
            <text:p>180</text:p>
          </table:table-cell>
          <table:table-cell table:formula="of:=[.G369]+[.H368]" office:value-type="float" office:value="59310" calcext:value-type="float">
            <text:p>59310</text:p>
          </table:table-cell>
          <table:table-cell table:formula="of:=[.H369]-[.E369]" office:value-type="float" office:value="38535" calcext:value-type="float">
            <text:p>38535</text:p>
          </table:table-cell>
          <table:table-cell table:style-name="ce2" table:formula="of:=[.J368]+[.L368]" office:value-type="float" office:value="31" calcext:value-type="float">
            <text:p>31</text:p>
          </table:table-cell>
          <table:table-cell table:formula="of:=IF(AND(NOT(MONTH([.A369]) = MONTH([.A370]));[.I369]&gt;=2400);&quot;TAK&quot;;&quot;NIE&quot;)" office:value-type="string" office:string-value="NIE" calcext:value-type="string">
            <text:p>NIE</text:p>
          </table:table-cell>
          <table:table-cell table:formula="of:=IF([.K369] = &quot;TAK&quot;;3;0)" office:value-type="float" office:value="0" calcext:value-type="float">
            <text:p>0</text:p>
          </table:table-cell>
          <table:table-cell table:formula="of:=[.L36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4" calcext:value-type="date">
            <text:p>4.0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70] = &quot;niedziela&quot;;[.$P$7]*[.J370];0)" office:value-type="float" office:value="0" calcext:value-type="float">
            <text:p>0</text:p>
          </table:table-cell>
          <table:table-cell table:formula="of:=[.E369]+[.D370]" office:value-type="float" office:value="20775" calcext:value-type="float">
            <text:p>20775</text:p>
          </table:table-cell>
          <table:table-cell table:formula="of:=IF(AND(NOT([.B370]=&quot;niedziela&quot;);NOT([.B370]=&quot;sobota&quot;));ROUNDDOWN(VLOOKUP([.C370];[.$O$1:.$P$4];2;0) * [.J370];0);0)" office:value-type="float" office:value="6" calcext:value-type="float">
            <text:p>6</text:p>
          </table:table-cell>
          <table:table-cell table:formula="of:=[.F370]*[.$P$8]" office:value-type="float" office:value="180" calcext:value-type="float">
            <text:p>180</text:p>
          </table:table-cell>
          <table:table-cell table:formula="of:=[.G370]+[.H369]" office:value-type="float" office:value="59490" calcext:value-type="float">
            <text:p>59490</text:p>
          </table:table-cell>
          <table:table-cell table:formula="of:=[.H370]-[.E370]" office:value-type="float" office:value="38715" calcext:value-type="float">
            <text:p>38715</text:p>
          </table:table-cell>
          <table:table-cell table:style-name="ce2" table:formula="of:=[.J369]+[.L369]" office:value-type="float" office:value="31" calcext:value-type="float">
            <text:p>31</text:p>
          </table:table-cell>
          <table:table-cell table:formula="of:=IF(AND(NOT(MONTH([.A370]) = MONTH([.A371]));[.I370]&gt;=2400);&quot;TAK&quot;;&quot;NIE&quot;)" office:value-type="string" office:string-value="NIE" calcext:value-type="string">
            <text:p>NIE</text:p>
          </table:table-cell>
          <table:table-cell table:formula="of:=IF([.K370] = &quot;TAK&quot;;3;0)" office:value-type="float" office:value="0" calcext:value-type="float">
            <text:p>0</text:p>
          </table:table-cell>
          <table:table-cell table:formula="of:=[.L37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5" calcext:value-type="date">
            <text:p>5.0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71] = &quot;niedziela&quot;;[.$P$7]*[.J371];0)" office:value-type="float" office:value="0" calcext:value-type="float">
            <text:p>0</text:p>
          </table:table-cell>
          <table:table-cell table:formula="of:=[.E370]+[.D371]" office:value-type="float" office:value="20775" calcext:value-type="float">
            <text:p>20775</text:p>
          </table:table-cell>
          <table:table-cell table:formula="of:=IF(AND(NOT([.B371]=&quot;niedziela&quot;);NOT([.B371]=&quot;sobota&quot;));ROUNDDOWN(VLOOKUP([.C371];[.$O$1:.$P$4];2;0) * [.J371];0);0)" office:value-type="float" office:value="6" calcext:value-type="float">
            <text:p>6</text:p>
          </table:table-cell>
          <table:table-cell table:formula="of:=[.F371]*[.$P$8]" office:value-type="float" office:value="180" calcext:value-type="float">
            <text:p>180</text:p>
          </table:table-cell>
          <table:table-cell table:formula="of:=[.G371]+[.H370]" office:value-type="float" office:value="59670" calcext:value-type="float">
            <text:p>59670</text:p>
          </table:table-cell>
          <table:table-cell table:formula="of:=[.H371]-[.E371]" office:value-type="float" office:value="38895" calcext:value-type="float">
            <text:p>38895</text:p>
          </table:table-cell>
          <table:table-cell table:style-name="ce2" table:formula="of:=[.J370]+[.L370]" office:value-type="float" office:value="31" calcext:value-type="float">
            <text:p>31</text:p>
          </table:table-cell>
          <table:table-cell table:formula="of:=IF(AND(NOT(MONTH([.A371]) = MONTH([.A372]));[.I371]&gt;=2400);&quot;TAK&quot;;&quot;NIE&quot;)" office:value-type="string" office:string-value="NIE" calcext:value-type="string">
            <text:p>NIE</text:p>
          </table:table-cell>
          <table:table-cell table:formula="of:=IF([.K371] = &quot;TAK&quot;;3;0)" office:value-type="float" office:value="0" calcext:value-type="float">
            <text:p>0</text:p>
          </table:table-cell>
          <table:table-cell table:formula="of:=[.L37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6" calcext:value-type="date">
            <text:p>6.0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72] = &quot;niedziela&quot;;[.$P$7]*[.J372];0)" office:value-type="float" office:value="0" calcext:value-type="float">
            <text:p>0</text:p>
          </table:table-cell>
          <table:table-cell table:formula="of:=[.E371]+[.D372]" office:value-type="float" office:value="20775" calcext:value-type="float">
            <text:p>20775</text:p>
          </table:table-cell>
          <table:table-cell table:formula="of:=IF(AND(NOT([.B372]=&quot;niedziela&quot;);NOT([.B372]=&quot;sobota&quot;));ROUNDDOWN(VLOOKUP([.C372];[.$O$1:.$P$4];2;0) * [.J372];0);0)" office:value-type="float" office:value="0" calcext:value-type="float">
            <text:p>0</text:p>
          </table:table-cell>
          <table:table-cell table:formula="of:=[.F372]*[.$P$8]" office:value-type="float" office:value="0" calcext:value-type="float">
            <text:p>0</text:p>
          </table:table-cell>
          <table:table-cell table:formula="of:=[.G372]+[.H371]" office:value-type="float" office:value="59670" calcext:value-type="float">
            <text:p>59670</text:p>
          </table:table-cell>
          <table:table-cell table:formula="of:=[.H372]-[.E372]" office:value-type="float" office:value="38895" calcext:value-type="float">
            <text:p>38895</text:p>
          </table:table-cell>
          <table:table-cell table:style-name="ce2" table:formula="of:=[.J371]+[.L371]" office:value-type="float" office:value="31" calcext:value-type="float">
            <text:p>31</text:p>
          </table:table-cell>
          <table:table-cell table:formula="of:=IF(AND(NOT(MONTH([.A372]) = MONTH([.A373]));[.I372]&gt;=2400);&quot;TAK&quot;;&quot;NIE&quot;)" office:value-type="string" office:string-value="NIE" calcext:value-type="string">
            <text:p>NIE</text:p>
          </table:table-cell>
          <table:table-cell table:formula="of:=IF([.K372] = &quot;TAK&quot;;3;0)" office:value-type="float" office:value="0" calcext:value-type="float">
            <text:p>0</text:p>
          </table:table-cell>
          <table:table-cell table:formula="of:=[.L37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7" calcext:value-type="date">
            <text:p>7.0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73] = &quot;niedziela&quot;;[.$P$7]*[.J373];0)" office:value-type="float" office:value="465" calcext:value-type="float">
            <text:p>465</text:p>
          </table:table-cell>
          <table:table-cell table:formula="of:=[.E372]+[.D373]" office:value-type="float" office:value="21240" calcext:value-type="float">
            <text:p>21240</text:p>
          </table:table-cell>
          <table:table-cell table:formula="of:=IF(AND(NOT([.B373]=&quot;niedziela&quot;);NOT([.B373]=&quot;sobota&quot;));ROUNDDOWN(VLOOKUP([.C373];[.$O$1:.$P$4];2;0) * [.J373];0);0)" office:value-type="float" office:value="0" calcext:value-type="float">
            <text:p>0</text:p>
          </table:table-cell>
          <table:table-cell table:formula="of:=[.F373]*[.$P$8]" office:value-type="float" office:value="0" calcext:value-type="float">
            <text:p>0</text:p>
          </table:table-cell>
          <table:table-cell table:formula="of:=[.G373]+[.H372]" office:value-type="float" office:value="59670" calcext:value-type="float">
            <text:p>59670</text:p>
          </table:table-cell>
          <table:table-cell table:formula="of:=[.H373]-[.E373]" office:value-type="float" office:value="38430" calcext:value-type="float">
            <text:p>38430</text:p>
          </table:table-cell>
          <table:table-cell table:style-name="ce2" table:formula="of:=[.J372]+[.L372]" office:value-type="float" office:value="31" calcext:value-type="float">
            <text:p>31</text:p>
          </table:table-cell>
          <table:table-cell table:formula="of:=IF(AND(NOT(MONTH([.A373]) = MONTH([.A374]));[.I373]&gt;=2400);&quot;TAK&quot;;&quot;NIE&quot;)" office:value-type="string" office:string-value="NIE" calcext:value-type="string">
            <text:p>NIE</text:p>
          </table:table-cell>
          <table:table-cell table:formula="of:=IF([.K373] = &quot;TAK&quot;;3;0)" office:value-type="float" office:value="0" calcext:value-type="float">
            <text:p>0</text:p>
          </table:table-cell>
          <table:table-cell table:formula="of:=[.L37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8" calcext:value-type="date">
            <text:p>8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74] = &quot;niedziela&quot;;[.$P$7]*[.J374];0)" office:value-type="float" office:value="0" calcext:value-type="float">
            <text:p>0</text:p>
          </table:table-cell>
          <table:table-cell table:formula="of:=[.E373]+[.D374]" office:value-type="float" office:value="21240" calcext:value-type="float">
            <text:p>21240</text:p>
          </table:table-cell>
          <table:table-cell table:formula="of:=IF(AND(NOT([.B374]=&quot;niedziela&quot;);NOT([.B374]=&quot;sobota&quot;));ROUNDDOWN(VLOOKUP([.C374];[.$O$1:.$P$4];2;0) * [.J374];0);0)" office:value-type="float" office:value="6" calcext:value-type="float">
            <text:p>6</text:p>
          </table:table-cell>
          <table:table-cell table:formula="of:=[.F374]*[.$P$8]" office:value-type="float" office:value="180" calcext:value-type="float">
            <text:p>180</text:p>
          </table:table-cell>
          <table:table-cell table:formula="of:=[.G374]+[.H373]" office:value-type="float" office:value="59850" calcext:value-type="float">
            <text:p>59850</text:p>
          </table:table-cell>
          <table:table-cell table:formula="of:=[.H374]-[.E374]" office:value-type="float" office:value="38610" calcext:value-type="float">
            <text:p>38610</text:p>
          </table:table-cell>
          <table:table-cell table:style-name="ce2" table:formula="of:=[.J373]+[.L373]" office:value-type="float" office:value="31" calcext:value-type="float">
            <text:p>31</text:p>
          </table:table-cell>
          <table:table-cell table:formula="of:=IF(AND(NOT(MONTH([.A374]) = MONTH([.A375]));[.I374]&gt;=2400);&quot;TAK&quot;;&quot;NIE&quot;)" office:value-type="string" office:string-value="NIE" calcext:value-type="string">
            <text:p>NIE</text:p>
          </table:table-cell>
          <table:table-cell table:formula="of:=IF([.K374] = &quot;TAK&quot;;3;0)" office:value-type="float" office:value="0" calcext:value-type="float">
            <text:p>0</text:p>
          </table:table-cell>
          <table:table-cell table:formula="of:=[.L37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09" calcext:value-type="date">
            <text:p>9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75] = &quot;niedziela&quot;;[.$P$7]*[.J375];0)" office:value-type="float" office:value="0" calcext:value-type="float">
            <text:p>0</text:p>
          </table:table-cell>
          <table:table-cell table:formula="of:=[.E374]+[.D375]" office:value-type="float" office:value="21240" calcext:value-type="float">
            <text:p>21240</text:p>
          </table:table-cell>
          <table:table-cell table:formula="of:=IF(AND(NOT([.B375]=&quot;niedziela&quot;);NOT([.B375]=&quot;sobota&quot;));ROUNDDOWN(VLOOKUP([.C375];[.$O$1:.$P$4];2;0) * [.J375];0);0)" office:value-type="float" office:value="6" calcext:value-type="float">
            <text:p>6</text:p>
          </table:table-cell>
          <table:table-cell table:formula="of:=[.F375]*[.$P$8]" office:value-type="float" office:value="180" calcext:value-type="float">
            <text:p>180</text:p>
          </table:table-cell>
          <table:table-cell table:formula="of:=[.G375]+[.H374]" office:value-type="float" office:value="60030" calcext:value-type="float">
            <text:p>60030</text:p>
          </table:table-cell>
          <table:table-cell table:formula="of:=[.H375]-[.E375]" office:value-type="float" office:value="38790" calcext:value-type="float">
            <text:p>38790</text:p>
          </table:table-cell>
          <table:table-cell table:style-name="ce2" table:formula="of:=[.J374]+[.L374]" office:value-type="float" office:value="31" calcext:value-type="float">
            <text:p>31</text:p>
          </table:table-cell>
          <table:table-cell table:formula="of:=IF(AND(NOT(MONTH([.A375]) = MONTH([.A376]));[.I375]&gt;=2400);&quot;TAK&quot;;&quot;NIE&quot;)" office:value-type="string" office:string-value="NIE" calcext:value-type="string">
            <text:p>NIE</text:p>
          </table:table-cell>
          <table:table-cell table:formula="of:=IF([.K375] = &quot;TAK&quot;;3;0)" office:value-type="float" office:value="0" calcext:value-type="float">
            <text:p>0</text:p>
          </table:table-cell>
          <table:table-cell table:formula="of:=[.L37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0" calcext:value-type="date">
            <text:p>10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76] = &quot;niedziela&quot;;[.$P$7]*[.J376];0)" office:value-type="float" office:value="0" calcext:value-type="float">
            <text:p>0</text:p>
          </table:table-cell>
          <table:table-cell table:formula="of:=[.E375]+[.D376]" office:value-type="float" office:value="21240" calcext:value-type="float">
            <text:p>21240</text:p>
          </table:table-cell>
          <table:table-cell table:formula="of:=IF(AND(NOT([.B376]=&quot;niedziela&quot;);NOT([.B376]=&quot;sobota&quot;));ROUNDDOWN(VLOOKUP([.C376];[.$O$1:.$P$4];2;0) * [.J376];0);0)" office:value-type="float" office:value="6" calcext:value-type="float">
            <text:p>6</text:p>
          </table:table-cell>
          <table:table-cell table:formula="of:=[.F376]*[.$P$8]" office:value-type="float" office:value="180" calcext:value-type="float">
            <text:p>180</text:p>
          </table:table-cell>
          <table:table-cell table:formula="of:=[.G376]+[.H375]" office:value-type="float" office:value="60210" calcext:value-type="float">
            <text:p>60210</text:p>
          </table:table-cell>
          <table:table-cell table:formula="of:=[.H376]-[.E376]" office:value-type="float" office:value="38970" calcext:value-type="float">
            <text:p>38970</text:p>
          </table:table-cell>
          <table:table-cell table:style-name="ce2" table:formula="of:=[.J375]+[.L375]" office:value-type="float" office:value="31" calcext:value-type="float">
            <text:p>31</text:p>
          </table:table-cell>
          <table:table-cell table:formula="of:=IF(AND(NOT(MONTH([.A376]) = MONTH([.A377]));[.I376]&gt;=2400);&quot;TAK&quot;;&quot;NIE&quot;)" office:value-type="string" office:string-value="NIE" calcext:value-type="string">
            <text:p>NIE</text:p>
          </table:table-cell>
          <table:table-cell table:formula="of:=IF([.K376] = &quot;TAK&quot;;3;0)" office:value-type="float" office:value="0" calcext:value-type="float">
            <text:p>0</text:p>
          </table:table-cell>
          <table:table-cell table:formula="of:=[.L37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1" calcext:value-type="date">
            <text:p>11.0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77] = &quot;niedziela&quot;;[.$P$7]*[.J377];0)" office:value-type="float" office:value="0" calcext:value-type="float">
            <text:p>0</text:p>
          </table:table-cell>
          <table:table-cell table:formula="of:=[.E376]+[.D377]" office:value-type="float" office:value="21240" calcext:value-type="float">
            <text:p>21240</text:p>
          </table:table-cell>
          <table:table-cell table:formula="of:=IF(AND(NOT([.B377]=&quot;niedziela&quot;);NOT([.B377]=&quot;sobota&quot;));ROUNDDOWN(VLOOKUP([.C377];[.$O$1:.$P$4];2;0) * [.J377];0);0)" office:value-type="float" office:value="6" calcext:value-type="float">
            <text:p>6</text:p>
          </table:table-cell>
          <table:table-cell table:formula="of:=[.F377]*[.$P$8]" office:value-type="float" office:value="180" calcext:value-type="float">
            <text:p>180</text:p>
          </table:table-cell>
          <table:table-cell table:formula="of:=[.G377]+[.H376]" office:value-type="float" office:value="60390" calcext:value-type="float">
            <text:p>60390</text:p>
          </table:table-cell>
          <table:table-cell table:formula="of:=[.H377]-[.E377]" office:value-type="float" office:value="39150" calcext:value-type="float">
            <text:p>39150</text:p>
          </table:table-cell>
          <table:table-cell table:style-name="ce2" table:formula="of:=[.J376]+[.L376]" office:value-type="float" office:value="31" calcext:value-type="float">
            <text:p>31</text:p>
          </table:table-cell>
          <table:table-cell table:formula="of:=IF(AND(NOT(MONTH([.A377]) = MONTH([.A378]));[.I377]&gt;=2400);&quot;TAK&quot;;&quot;NIE&quot;)" office:value-type="string" office:string-value="NIE" calcext:value-type="string">
            <text:p>NIE</text:p>
          </table:table-cell>
          <table:table-cell table:formula="of:=IF([.K377] = &quot;TAK&quot;;3;0)" office:value-type="float" office:value="0" calcext:value-type="float">
            <text:p>0</text:p>
          </table:table-cell>
          <table:table-cell table:formula="of:=[.L37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2" calcext:value-type="date">
            <text:p>12.0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78] = &quot;niedziela&quot;;[.$P$7]*[.J378];0)" office:value-type="float" office:value="0" calcext:value-type="float">
            <text:p>0</text:p>
          </table:table-cell>
          <table:table-cell table:formula="of:=[.E377]+[.D378]" office:value-type="float" office:value="21240" calcext:value-type="float">
            <text:p>21240</text:p>
          </table:table-cell>
          <table:table-cell table:formula="of:=IF(AND(NOT([.B378]=&quot;niedziela&quot;);NOT([.B378]=&quot;sobota&quot;));ROUNDDOWN(VLOOKUP([.C378];[.$O$1:.$P$4];2;0) * [.J378];0);0)" office:value-type="float" office:value="6" calcext:value-type="float">
            <text:p>6</text:p>
          </table:table-cell>
          <table:table-cell table:formula="of:=[.F378]*[.$P$8]" office:value-type="float" office:value="180" calcext:value-type="float">
            <text:p>180</text:p>
          </table:table-cell>
          <table:table-cell table:formula="of:=[.G378]+[.H377]" office:value-type="float" office:value="60570" calcext:value-type="float">
            <text:p>60570</text:p>
          </table:table-cell>
          <table:table-cell table:formula="of:=[.H378]-[.E378]" office:value-type="float" office:value="39330" calcext:value-type="float">
            <text:p>39330</text:p>
          </table:table-cell>
          <table:table-cell table:style-name="ce2" table:formula="of:=[.J377]+[.L377]" office:value-type="float" office:value="31" calcext:value-type="float">
            <text:p>31</text:p>
          </table:table-cell>
          <table:table-cell table:formula="of:=IF(AND(NOT(MONTH([.A378]) = MONTH([.A379]));[.I378]&gt;=2400);&quot;TAK&quot;;&quot;NIE&quot;)" office:value-type="string" office:string-value="NIE" calcext:value-type="string">
            <text:p>NIE</text:p>
          </table:table-cell>
          <table:table-cell table:formula="of:=IF([.K378] = &quot;TAK&quot;;3;0)" office:value-type="float" office:value="0" calcext:value-type="float">
            <text:p>0</text:p>
          </table:table-cell>
          <table:table-cell table:formula="of:=[.L37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3" calcext:value-type="date">
            <text:p>13.0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79] = &quot;niedziela&quot;;[.$P$7]*[.J379];0)" office:value-type="float" office:value="0" calcext:value-type="float">
            <text:p>0</text:p>
          </table:table-cell>
          <table:table-cell table:formula="of:=[.E378]+[.D379]" office:value-type="float" office:value="21240" calcext:value-type="float">
            <text:p>21240</text:p>
          </table:table-cell>
          <table:table-cell table:formula="of:=IF(AND(NOT([.B379]=&quot;niedziela&quot;);NOT([.B379]=&quot;sobota&quot;));ROUNDDOWN(VLOOKUP([.C379];[.$O$1:.$P$4];2;0) * [.J379];0);0)" office:value-type="float" office:value="0" calcext:value-type="float">
            <text:p>0</text:p>
          </table:table-cell>
          <table:table-cell table:formula="of:=[.F379]*[.$P$8]" office:value-type="float" office:value="0" calcext:value-type="float">
            <text:p>0</text:p>
          </table:table-cell>
          <table:table-cell table:formula="of:=[.G379]+[.H378]" office:value-type="float" office:value="60570" calcext:value-type="float">
            <text:p>60570</text:p>
          </table:table-cell>
          <table:table-cell table:formula="of:=[.H379]-[.E379]" office:value-type="float" office:value="39330" calcext:value-type="float">
            <text:p>39330</text:p>
          </table:table-cell>
          <table:table-cell table:style-name="ce2" table:formula="of:=[.J378]+[.L378]" office:value-type="float" office:value="31" calcext:value-type="float">
            <text:p>31</text:p>
          </table:table-cell>
          <table:table-cell table:formula="of:=IF(AND(NOT(MONTH([.A379]) = MONTH([.A380]));[.I379]&gt;=2400);&quot;TAK&quot;;&quot;NIE&quot;)" office:value-type="string" office:string-value="NIE" calcext:value-type="string">
            <text:p>NIE</text:p>
          </table:table-cell>
          <table:table-cell table:formula="of:=IF([.K379] = &quot;TAK&quot;;3;0)" office:value-type="float" office:value="0" calcext:value-type="float">
            <text:p>0</text:p>
          </table:table-cell>
          <table:table-cell table:formula="of:=[.L37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4" calcext:value-type="date">
            <text:p>14.0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80] = &quot;niedziela&quot;;[.$P$7]*[.J380];0)" office:value-type="float" office:value="465" calcext:value-type="float">
            <text:p>465</text:p>
          </table:table-cell>
          <table:table-cell table:formula="of:=[.E379]+[.D380]" office:value-type="float" office:value="21705" calcext:value-type="float">
            <text:p>21705</text:p>
          </table:table-cell>
          <table:table-cell table:formula="of:=IF(AND(NOT([.B380]=&quot;niedziela&quot;);NOT([.B380]=&quot;sobota&quot;));ROUNDDOWN(VLOOKUP([.C380];[.$O$1:.$P$4];2;0) * [.J380];0);0)" office:value-type="float" office:value="0" calcext:value-type="float">
            <text:p>0</text:p>
          </table:table-cell>
          <table:table-cell table:formula="of:=[.F380]*[.$P$8]" office:value-type="float" office:value="0" calcext:value-type="float">
            <text:p>0</text:p>
          </table:table-cell>
          <table:table-cell table:formula="of:=[.G380]+[.H379]" office:value-type="float" office:value="60570" calcext:value-type="float">
            <text:p>60570</text:p>
          </table:table-cell>
          <table:table-cell table:formula="of:=[.H380]-[.E380]" office:value-type="float" office:value="38865" calcext:value-type="float">
            <text:p>38865</text:p>
          </table:table-cell>
          <table:table-cell table:style-name="ce2" table:formula="of:=[.J379]+[.L379]" office:value-type="float" office:value="31" calcext:value-type="float">
            <text:p>31</text:p>
          </table:table-cell>
          <table:table-cell table:formula="of:=IF(AND(NOT(MONTH([.A380]) = MONTH([.A381]));[.I380]&gt;=2400);&quot;TAK&quot;;&quot;NIE&quot;)" office:value-type="string" office:string-value="NIE" calcext:value-type="string">
            <text:p>NIE</text:p>
          </table:table-cell>
          <table:table-cell table:formula="of:=IF([.K380] = &quot;TAK&quot;;3;0)" office:value-type="float" office:value="0" calcext:value-type="float">
            <text:p>0</text:p>
          </table:table-cell>
          <table:table-cell table:formula="of:=[.L38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5" calcext:value-type="date">
            <text:p>15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81] = &quot;niedziela&quot;;[.$P$7]*[.J381];0)" office:value-type="float" office:value="0" calcext:value-type="float">
            <text:p>0</text:p>
          </table:table-cell>
          <table:table-cell table:formula="of:=[.E380]+[.D381]" office:value-type="float" office:value="21705" calcext:value-type="float">
            <text:p>21705</text:p>
          </table:table-cell>
          <table:table-cell table:formula="of:=IF(AND(NOT([.B381]=&quot;niedziela&quot;);NOT([.B381]=&quot;sobota&quot;));ROUNDDOWN(VLOOKUP([.C381];[.$O$1:.$P$4];2;0) * [.J381];0);0)" office:value-type="float" office:value="6" calcext:value-type="float">
            <text:p>6</text:p>
          </table:table-cell>
          <table:table-cell table:formula="of:=[.F381]*[.$P$8]" office:value-type="float" office:value="180" calcext:value-type="float">
            <text:p>180</text:p>
          </table:table-cell>
          <table:table-cell table:formula="of:=[.G381]+[.H380]" office:value-type="float" office:value="60750" calcext:value-type="float">
            <text:p>60750</text:p>
          </table:table-cell>
          <table:table-cell table:formula="of:=[.H381]-[.E381]" office:value-type="float" office:value="39045" calcext:value-type="float">
            <text:p>39045</text:p>
          </table:table-cell>
          <table:table-cell table:style-name="ce2" table:formula="of:=[.J380]+[.L380]" office:value-type="float" office:value="31" calcext:value-type="float">
            <text:p>31</text:p>
          </table:table-cell>
          <table:table-cell table:formula="of:=IF(AND(NOT(MONTH([.A381]) = MONTH([.A382]));[.I381]&gt;=2400);&quot;TAK&quot;;&quot;NIE&quot;)" office:value-type="string" office:string-value="NIE" calcext:value-type="string">
            <text:p>NIE</text:p>
          </table:table-cell>
          <table:table-cell table:formula="of:=IF([.K381] = &quot;TAK&quot;;3;0)" office:value-type="float" office:value="0" calcext:value-type="float">
            <text:p>0</text:p>
          </table:table-cell>
          <table:table-cell table:formula="of:=[.L38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6" calcext:value-type="date">
            <text:p>16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82] = &quot;niedziela&quot;;[.$P$7]*[.J382];0)" office:value-type="float" office:value="0" calcext:value-type="float">
            <text:p>0</text:p>
          </table:table-cell>
          <table:table-cell table:formula="of:=[.E381]+[.D382]" office:value-type="float" office:value="21705" calcext:value-type="float">
            <text:p>21705</text:p>
          </table:table-cell>
          <table:table-cell table:formula="of:=IF(AND(NOT([.B382]=&quot;niedziela&quot;);NOT([.B382]=&quot;sobota&quot;));ROUNDDOWN(VLOOKUP([.C382];[.$O$1:.$P$4];2;0) * [.J382];0);0)" office:value-type="float" office:value="6" calcext:value-type="float">
            <text:p>6</text:p>
          </table:table-cell>
          <table:table-cell table:formula="of:=[.F382]*[.$P$8]" office:value-type="float" office:value="180" calcext:value-type="float">
            <text:p>180</text:p>
          </table:table-cell>
          <table:table-cell table:formula="of:=[.G382]+[.H381]" office:value-type="float" office:value="60930" calcext:value-type="float">
            <text:p>60930</text:p>
          </table:table-cell>
          <table:table-cell table:formula="of:=[.H382]-[.E382]" office:value-type="float" office:value="39225" calcext:value-type="float">
            <text:p>39225</text:p>
          </table:table-cell>
          <table:table-cell table:style-name="ce2" table:formula="of:=[.J381]+[.L381]" office:value-type="float" office:value="31" calcext:value-type="float">
            <text:p>31</text:p>
          </table:table-cell>
          <table:table-cell table:formula="of:=IF(AND(NOT(MONTH([.A382]) = MONTH([.A383]));[.I382]&gt;=2400);&quot;TAK&quot;;&quot;NIE&quot;)" office:value-type="string" office:string-value="NIE" calcext:value-type="string">
            <text:p>NIE</text:p>
          </table:table-cell>
          <table:table-cell table:formula="of:=IF([.K382] = &quot;TAK&quot;;3;0)" office:value-type="float" office:value="0" calcext:value-type="float">
            <text:p>0</text:p>
          </table:table-cell>
          <table:table-cell table:formula="of:=[.L38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7" calcext:value-type="date">
            <text:p>17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83] = &quot;niedziela&quot;;[.$P$7]*[.J383];0)" office:value-type="float" office:value="0" calcext:value-type="float">
            <text:p>0</text:p>
          </table:table-cell>
          <table:table-cell table:formula="of:=[.E382]+[.D383]" office:value-type="float" office:value="21705" calcext:value-type="float">
            <text:p>21705</text:p>
          </table:table-cell>
          <table:table-cell table:formula="of:=IF(AND(NOT([.B383]=&quot;niedziela&quot;);NOT([.B383]=&quot;sobota&quot;));ROUNDDOWN(VLOOKUP([.C383];[.$O$1:.$P$4];2;0) * [.J383];0);0)" office:value-type="float" office:value="6" calcext:value-type="float">
            <text:p>6</text:p>
          </table:table-cell>
          <table:table-cell table:formula="of:=[.F383]*[.$P$8]" office:value-type="float" office:value="180" calcext:value-type="float">
            <text:p>180</text:p>
          </table:table-cell>
          <table:table-cell table:formula="of:=[.G383]+[.H382]" office:value-type="float" office:value="61110" calcext:value-type="float">
            <text:p>61110</text:p>
          </table:table-cell>
          <table:table-cell table:formula="of:=[.H383]-[.E383]" office:value-type="float" office:value="39405" calcext:value-type="float">
            <text:p>39405</text:p>
          </table:table-cell>
          <table:table-cell table:style-name="ce2" table:formula="of:=[.J382]+[.L382]" office:value-type="float" office:value="31" calcext:value-type="float">
            <text:p>31</text:p>
          </table:table-cell>
          <table:table-cell table:formula="of:=IF(AND(NOT(MONTH([.A383]) = MONTH([.A384]));[.I383]&gt;=2400);&quot;TAK&quot;;&quot;NIE&quot;)" office:value-type="string" office:string-value="NIE" calcext:value-type="string">
            <text:p>NIE</text:p>
          </table:table-cell>
          <table:table-cell table:formula="of:=IF([.K383] = &quot;TAK&quot;;3;0)" office:value-type="float" office:value="0" calcext:value-type="float">
            <text:p>0</text:p>
          </table:table-cell>
          <table:table-cell table:formula="of:=[.L38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8" calcext:value-type="date">
            <text:p>18.0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84] = &quot;niedziela&quot;;[.$P$7]*[.J384];0)" office:value-type="float" office:value="0" calcext:value-type="float">
            <text:p>0</text:p>
          </table:table-cell>
          <table:table-cell table:formula="of:=[.E383]+[.D384]" office:value-type="float" office:value="21705" calcext:value-type="float">
            <text:p>21705</text:p>
          </table:table-cell>
          <table:table-cell table:formula="of:=IF(AND(NOT([.B384]=&quot;niedziela&quot;);NOT([.B384]=&quot;sobota&quot;));ROUNDDOWN(VLOOKUP([.C384];[.$O$1:.$P$4];2;0) * [.J384];0);0)" office:value-type="float" office:value="6" calcext:value-type="float">
            <text:p>6</text:p>
          </table:table-cell>
          <table:table-cell table:formula="of:=[.F384]*[.$P$8]" office:value-type="float" office:value="180" calcext:value-type="float">
            <text:p>180</text:p>
          </table:table-cell>
          <table:table-cell table:formula="of:=[.G384]+[.H383]" office:value-type="float" office:value="61290" calcext:value-type="float">
            <text:p>61290</text:p>
          </table:table-cell>
          <table:table-cell table:formula="of:=[.H384]-[.E384]" office:value-type="float" office:value="39585" calcext:value-type="float">
            <text:p>39585</text:p>
          </table:table-cell>
          <table:table-cell table:style-name="ce2" table:formula="of:=[.J383]+[.L383]" office:value-type="float" office:value="31" calcext:value-type="float">
            <text:p>31</text:p>
          </table:table-cell>
          <table:table-cell table:formula="of:=IF(AND(NOT(MONTH([.A384]) = MONTH([.A385]));[.I384]&gt;=2400);&quot;TAK&quot;;&quot;NIE&quot;)" office:value-type="string" office:string-value="NIE" calcext:value-type="string">
            <text:p>NIE</text:p>
          </table:table-cell>
          <table:table-cell table:formula="of:=IF([.K384] = &quot;TAK&quot;;3;0)" office:value-type="float" office:value="0" calcext:value-type="float">
            <text:p>0</text:p>
          </table:table-cell>
          <table:table-cell table:formula="of:=[.L38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19" calcext:value-type="date">
            <text:p>19.0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85] = &quot;niedziela&quot;;[.$P$7]*[.J385];0)" office:value-type="float" office:value="0" calcext:value-type="float">
            <text:p>0</text:p>
          </table:table-cell>
          <table:table-cell table:formula="of:=[.E384]+[.D385]" office:value-type="float" office:value="21705" calcext:value-type="float">
            <text:p>21705</text:p>
          </table:table-cell>
          <table:table-cell table:formula="of:=IF(AND(NOT([.B385]=&quot;niedziela&quot;);NOT([.B385]=&quot;sobota&quot;));ROUNDDOWN(VLOOKUP([.C385];[.$O$1:.$P$4];2;0) * [.J385];0);0)" office:value-type="float" office:value="6" calcext:value-type="float">
            <text:p>6</text:p>
          </table:table-cell>
          <table:table-cell table:formula="of:=[.F385]*[.$P$8]" office:value-type="float" office:value="180" calcext:value-type="float">
            <text:p>180</text:p>
          </table:table-cell>
          <table:table-cell table:formula="of:=[.G385]+[.H384]" office:value-type="float" office:value="61470" calcext:value-type="float">
            <text:p>61470</text:p>
          </table:table-cell>
          <table:table-cell table:formula="of:=[.H385]-[.E385]" office:value-type="float" office:value="39765" calcext:value-type="float">
            <text:p>39765</text:p>
          </table:table-cell>
          <table:table-cell table:style-name="ce2" table:formula="of:=[.J384]+[.L384]" office:value-type="float" office:value="31" calcext:value-type="float">
            <text:p>31</text:p>
          </table:table-cell>
          <table:table-cell table:formula="of:=IF(AND(NOT(MONTH([.A385]) = MONTH([.A386]));[.I385]&gt;=2400);&quot;TAK&quot;;&quot;NIE&quot;)" office:value-type="string" office:string-value="NIE" calcext:value-type="string">
            <text:p>NIE</text:p>
          </table:table-cell>
          <table:table-cell table:formula="of:=IF([.K385] = &quot;TAK&quot;;3;0)" office:value-type="float" office:value="0" calcext:value-type="float">
            <text:p>0</text:p>
          </table:table-cell>
          <table:table-cell table:formula="of:=[.L38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0" calcext:value-type="date">
            <text:p>20.0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86] = &quot;niedziela&quot;;[.$P$7]*[.J386];0)" office:value-type="float" office:value="0" calcext:value-type="float">
            <text:p>0</text:p>
          </table:table-cell>
          <table:table-cell table:formula="of:=[.E385]+[.D386]" office:value-type="float" office:value="21705" calcext:value-type="float">
            <text:p>21705</text:p>
          </table:table-cell>
          <table:table-cell table:formula="of:=IF(AND(NOT([.B386]=&quot;niedziela&quot;);NOT([.B386]=&quot;sobota&quot;));ROUNDDOWN(VLOOKUP([.C386];[.$O$1:.$P$4];2;0) * [.J386];0);0)" office:value-type="float" office:value="0" calcext:value-type="float">
            <text:p>0</text:p>
          </table:table-cell>
          <table:table-cell table:formula="of:=[.F386]*[.$P$8]" office:value-type="float" office:value="0" calcext:value-type="float">
            <text:p>0</text:p>
          </table:table-cell>
          <table:table-cell table:formula="of:=[.G386]+[.H385]" office:value-type="float" office:value="61470" calcext:value-type="float">
            <text:p>61470</text:p>
          </table:table-cell>
          <table:table-cell table:formula="of:=[.H386]-[.E386]" office:value-type="float" office:value="39765" calcext:value-type="float">
            <text:p>39765</text:p>
          </table:table-cell>
          <table:table-cell table:style-name="ce2" table:formula="of:=[.J385]+[.L385]" office:value-type="float" office:value="31" calcext:value-type="float">
            <text:p>31</text:p>
          </table:table-cell>
          <table:table-cell table:formula="of:=IF(AND(NOT(MONTH([.A386]) = MONTH([.A387]));[.I386]&gt;=2400);&quot;TAK&quot;;&quot;NIE&quot;)" office:value-type="string" office:string-value="NIE" calcext:value-type="string">
            <text:p>NIE</text:p>
          </table:table-cell>
          <table:table-cell table:formula="of:=IF([.K386] = &quot;TAK&quot;;3;0)" office:value-type="float" office:value="0" calcext:value-type="float">
            <text:p>0</text:p>
          </table:table-cell>
          <table:table-cell table:formula="of:=[.L38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1" calcext:value-type="date">
            <text:p>21.0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87] = &quot;niedziela&quot;;[.$P$7]*[.J387];0)" office:value-type="float" office:value="465" calcext:value-type="float">
            <text:p>465</text:p>
          </table:table-cell>
          <table:table-cell table:formula="of:=[.E386]+[.D387]" office:value-type="float" office:value="22170" calcext:value-type="float">
            <text:p>22170</text:p>
          </table:table-cell>
          <table:table-cell table:formula="of:=IF(AND(NOT([.B387]=&quot;niedziela&quot;);NOT([.B387]=&quot;sobota&quot;));ROUNDDOWN(VLOOKUP([.C387];[.$O$1:.$P$4];2;0) * [.J387];0);0)" office:value-type="float" office:value="0" calcext:value-type="float">
            <text:p>0</text:p>
          </table:table-cell>
          <table:table-cell table:formula="of:=[.F387]*[.$P$8]" office:value-type="float" office:value="0" calcext:value-type="float">
            <text:p>0</text:p>
          </table:table-cell>
          <table:table-cell table:formula="of:=[.G387]+[.H386]" office:value-type="float" office:value="61470" calcext:value-type="float">
            <text:p>61470</text:p>
          </table:table-cell>
          <table:table-cell table:formula="of:=[.H387]-[.E387]" office:value-type="float" office:value="39300" calcext:value-type="float">
            <text:p>39300</text:p>
          </table:table-cell>
          <table:table-cell table:style-name="ce2" table:formula="of:=[.J386]+[.L386]" office:value-type="float" office:value="31" calcext:value-type="float">
            <text:p>31</text:p>
          </table:table-cell>
          <table:table-cell table:formula="of:=IF(AND(NOT(MONTH([.A387]) = MONTH([.A388]));[.I387]&gt;=2400);&quot;TAK&quot;;&quot;NIE&quot;)" office:value-type="string" office:string-value="NIE" calcext:value-type="string">
            <text:p>NIE</text:p>
          </table:table-cell>
          <table:table-cell table:formula="of:=IF([.K387] = &quot;TAK&quot;;3;0)" office:value-type="float" office:value="0" calcext:value-type="float">
            <text:p>0</text:p>
          </table:table-cell>
          <table:table-cell table:formula="of:=[.L38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2" calcext:value-type="date">
            <text:p>22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88] = &quot;niedziela&quot;;[.$P$7]*[.J388];0)" office:value-type="float" office:value="0" calcext:value-type="float">
            <text:p>0</text:p>
          </table:table-cell>
          <table:table-cell table:formula="of:=[.E387]+[.D388]" office:value-type="float" office:value="22170" calcext:value-type="float">
            <text:p>22170</text:p>
          </table:table-cell>
          <table:table-cell table:formula="of:=IF(AND(NOT([.B388]=&quot;niedziela&quot;);NOT([.B388]=&quot;sobota&quot;));ROUNDDOWN(VLOOKUP([.C388];[.$O$1:.$P$4];2;0) * [.J388];0);0)" office:value-type="float" office:value="6" calcext:value-type="float">
            <text:p>6</text:p>
          </table:table-cell>
          <table:table-cell table:formula="of:=[.F388]*[.$P$8]" office:value-type="float" office:value="180" calcext:value-type="float">
            <text:p>180</text:p>
          </table:table-cell>
          <table:table-cell table:formula="of:=[.G388]+[.H387]" office:value-type="float" office:value="61650" calcext:value-type="float">
            <text:p>61650</text:p>
          </table:table-cell>
          <table:table-cell table:formula="of:=[.H388]-[.E388]" office:value-type="float" office:value="39480" calcext:value-type="float">
            <text:p>39480</text:p>
          </table:table-cell>
          <table:table-cell table:style-name="ce2" table:formula="of:=[.J387]+[.L387]" office:value-type="float" office:value="31" calcext:value-type="float">
            <text:p>31</text:p>
          </table:table-cell>
          <table:table-cell table:formula="of:=IF(AND(NOT(MONTH([.A388]) = MONTH([.A389]));[.I388]&gt;=2400);&quot;TAK&quot;;&quot;NIE&quot;)" office:value-type="string" office:string-value="NIE" calcext:value-type="string">
            <text:p>NIE</text:p>
          </table:table-cell>
          <table:table-cell table:formula="of:=IF([.K388] = &quot;TAK&quot;;3;0)" office:value-type="float" office:value="0" calcext:value-type="float">
            <text:p>0</text:p>
          </table:table-cell>
          <table:table-cell table:formula="of:=[.L38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3" calcext:value-type="date">
            <text:p>23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89] = &quot;niedziela&quot;;[.$P$7]*[.J389];0)" office:value-type="float" office:value="0" calcext:value-type="float">
            <text:p>0</text:p>
          </table:table-cell>
          <table:table-cell table:formula="of:=[.E388]+[.D389]" office:value-type="float" office:value="22170" calcext:value-type="float">
            <text:p>22170</text:p>
          </table:table-cell>
          <table:table-cell table:formula="of:=IF(AND(NOT([.B389]=&quot;niedziela&quot;);NOT([.B389]=&quot;sobota&quot;));ROUNDDOWN(VLOOKUP([.C389];[.$O$1:.$P$4];2;0) * [.J389];0);0)" office:value-type="float" office:value="6" calcext:value-type="float">
            <text:p>6</text:p>
          </table:table-cell>
          <table:table-cell table:formula="of:=[.F389]*[.$P$8]" office:value-type="float" office:value="180" calcext:value-type="float">
            <text:p>180</text:p>
          </table:table-cell>
          <table:table-cell table:formula="of:=[.G389]+[.H388]" office:value-type="float" office:value="61830" calcext:value-type="float">
            <text:p>61830</text:p>
          </table:table-cell>
          <table:table-cell table:formula="of:=[.H389]-[.E389]" office:value-type="float" office:value="39660" calcext:value-type="float">
            <text:p>39660</text:p>
          </table:table-cell>
          <table:table-cell table:style-name="ce2" table:formula="of:=[.J388]+[.L388]" office:value-type="float" office:value="31" calcext:value-type="float">
            <text:p>31</text:p>
          </table:table-cell>
          <table:table-cell table:formula="of:=IF(AND(NOT(MONTH([.A389]) = MONTH([.A390]));[.I389]&gt;=2400);&quot;TAK&quot;;&quot;NIE&quot;)" office:value-type="string" office:string-value="NIE" calcext:value-type="string">
            <text:p>NIE</text:p>
          </table:table-cell>
          <table:table-cell table:formula="of:=IF([.K389] = &quot;TAK&quot;;3;0)" office:value-type="float" office:value="0" calcext:value-type="float">
            <text:p>0</text:p>
          </table:table-cell>
          <table:table-cell table:formula="of:=[.L38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4" calcext:value-type="date">
            <text:p>24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90] = &quot;niedziela&quot;;[.$P$7]*[.J390];0)" office:value-type="float" office:value="0" calcext:value-type="float">
            <text:p>0</text:p>
          </table:table-cell>
          <table:table-cell table:formula="of:=[.E389]+[.D390]" office:value-type="float" office:value="22170" calcext:value-type="float">
            <text:p>22170</text:p>
          </table:table-cell>
          <table:table-cell table:formula="of:=IF(AND(NOT([.B390]=&quot;niedziela&quot;);NOT([.B390]=&quot;sobota&quot;));ROUNDDOWN(VLOOKUP([.C390];[.$O$1:.$P$4];2;0) * [.J390];0);0)" office:value-type="float" office:value="6" calcext:value-type="float">
            <text:p>6</text:p>
          </table:table-cell>
          <table:table-cell table:formula="of:=[.F390]*[.$P$8]" office:value-type="float" office:value="180" calcext:value-type="float">
            <text:p>180</text:p>
          </table:table-cell>
          <table:table-cell table:formula="of:=[.G390]+[.H389]" office:value-type="float" office:value="62010" calcext:value-type="float">
            <text:p>62010</text:p>
          </table:table-cell>
          <table:table-cell table:formula="of:=[.H390]-[.E390]" office:value-type="float" office:value="39840" calcext:value-type="float">
            <text:p>39840</text:p>
          </table:table-cell>
          <table:table-cell table:style-name="ce2" table:formula="of:=[.J389]+[.L389]" office:value-type="float" office:value="31" calcext:value-type="float">
            <text:p>31</text:p>
          </table:table-cell>
          <table:table-cell table:formula="of:=IF(AND(NOT(MONTH([.A390]) = MONTH([.A391]));[.I390]&gt;=2400);&quot;TAK&quot;;&quot;NIE&quot;)" office:value-type="string" office:string-value="NIE" calcext:value-type="string">
            <text:p>NIE</text:p>
          </table:table-cell>
          <table:table-cell table:formula="of:=IF([.K390] = &quot;TAK&quot;;3;0)" office:value-type="float" office:value="0" calcext:value-type="float">
            <text:p>0</text:p>
          </table:table-cell>
          <table:table-cell table:formula="of:=[.L39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5" calcext:value-type="date">
            <text:p>25.0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91] = &quot;niedziela&quot;;[.$P$7]*[.J391];0)" office:value-type="float" office:value="0" calcext:value-type="float">
            <text:p>0</text:p>
          </table:table-cell>
          <table:table-cell table:formula="of:=[.E390]+[.D391]" office:value-type="float" office:value="22170" calcext:value-type="float">
            <text:p>22170</text:p>
          </table:table-cell>
          <table:table-cell table:formula="of:=IF(AND(NOT([.B391]=&quot;niedziela&quot;);NOT([.B391]=&quot;sobota&quot;));ROUNDDOWN(VLOOKUP([.C391];[.$O$1:.$P$4];2;0) * [.J391];0);0)" office:value-type="float" office:value="6" calcext:value-type="float">
            <text:p>6</text:p>
          </table:table-cell>
          <table:table-cell table:formula="of:=[.F391]*[.$P$8]" office:value-type="float" office:value="180" calcext:value-type="float">
            <text:p>180</text:p>
          </table:table-cell>
          <table:table-cell table:formula="of:=[.G391]+[.H390]" office:value-type="float" office:value="62190" calcext:value-type="float">
            <text:p>62190</text:p>
          </table:table-cell>
          <table:table-cell table:formula="of:=[.H391]-[.E391]" office:value-type="float" office:value="40020" calcext:value-type="float">
            <text:p>40020</text:p>
          </table:table-cell>
          <table:table-cell table:style-name="ce2" table:formula="of:=[.J390]+[.L390]" office:value-type="float" office:value="31" calcext:value-type="float">
            <text:p>31</text:p>
          </table:table-cell>
          <table:table-cell table:formula="of:=IF(AND(NOT(MONTH([.A391]) = MONTH([.A392]));[.I391]&gt;=2400);&quot;TAK&quot;;&quot;NIE&quot;)" office:value-type="string" office:string-value="NIE" calcext:value-type="string">
            <text:p>NIE</text:p>
          </table:table-cell>
          <table:table-cell table:formula="of:=IF([.K391] = &quot;TAK&quot;;3;0)" office:value-type="float" office:value="0" calcext:value-type="float">
            <text:p>0</text:p>
          </table:table-cell>
          <table:table-cell table:formula="of:=[.L39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6" calcext:value-type="date">
            <text:p>26.0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92] = &quot;niedziela&quot;;[.$P$7]*[.J392];0)" office:value-type="float" office:value="0" calcext:value-type="float">
            <text:p>0</text:p>
          </table:table-cell>
          <table:table-cell table:formula="of:=[.E391]+[.D392]" office:value-type="float" office:value="22170" calcext:value-type="float">
            <text:p>22170</text:p>
          </table:table-cell>
          <table:table-cell table:formula="of:=IF(AND(NOT([.B392]=&quot;niedziela&quot;);NOT([.B392]=&quot;sobota&quot;));ROUNDDOWN(VLOOKUP([.C392];[.$O$1:.$P$4];2;0) * [.J392];0);0)" office:value-type="float" office:value="6" calcext:value-type="float">
            <text:p>6</text:p>
          </table:table-cell>
          <table:table-cell table:formula="of:=[.F392]*[.$P$8]" office:value-type="float" office:value="180" calcext:value-type="float">
            <text:p>180</text:p>
          </table:table-cell>
          <table:table-cell table:formula="of:=[.G392]+[.H391]" office:value-type="float" office:value="62370" calcext:value-type="float">
            <text:p>62370</text:p>
          </table:table-cell>
          <table:table-cell table:formula="of:=[.H392]-[.E392]" office:value-type="float" office:value="40200" calcext:value-type="float">
            <text:p>40200</text:p>
          </table:table-cell>
          <table:table-cell table:style-name="ce2" table:formula="of:=[.J391]+[.L391]" office:value-type="float" office:value="31" calcext:value-type="float">
            <text:p>31</text:p>
          </table:table-cell>
          <table:table-cell table:formula="of:=IF(AND(NOT(MONTH([.A392]) = MONTH([.A393]));[.I392]&gt;=2400);&quot;TAK&quot;;&quot;NIE&quot;)" office:value-type="string" office:string-value="NIE" calcext:value-type="string">
            <text:p>NIE</text:p>
          </table:table-cell>
          <table:table-cell table:formula="of:=IF([.K392] = &quot;TAK&quot;;3;0)" office:value-type="float" office:value="0" calcext:value-type="float">
            <text:p>0</text:p>
          </table:table-cell>
          <table:table-cell table:formula="of:=[.L39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7" calcext:value-type="date">
            <text:p>27.0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93] = &quot;niedziela&quot;;[.$P$7]*[.J393];0)" office:value-type="float" office:value="0" calcext:value-type="float">
            <text:p>0</text:p>
          </table:table-cell>
          <table:table-cell table:formula="of:=[.E392]+[.D393]" office:value-type="float" office:value="22170" calcext:value-type="float">
            <text:p>22170</text:p>
          </table:table-cell>
          <table:table-cell table:formula="of:=IF(AND(NOT([.B393]=&quot;niedziela&quot;);NOT([.B393]=&quot;sobota&quot;));ROUNDDOWN(VLOOKUP([.C393];[.$O$1:.$P$4];2;0) * [.J393];0);0)" office:value-type="float" office:value="0" calcext:value-type="float">
            <text:p>0</text:p>
          </table:table-cell>
          <table:table-cell table:formula="of:=[.F393]*[.$P$8]" office:value-type="float" office:value="0" calcext:value-type="float">
            <text:p>0</text:p>
          </table:table-cell>
          <table:table-cell table:formula="of:=[.G393]+[.H392]" office:value-type="float" office:value="62370" calcext:value-type="float">
            <text:p>62370</text:p>
          </table:table-cell>
          <table:table-cell table:formula="of:=[.H393]-[.E393]" office:value-type="float" office:value="40200" calcext:value-type="float">
            <text:p>40200</text:p>
          </table:table-cell>
          <table:table-cell table:style-name="ce2" table:formula="of:=[.J392]+[.L392]" office:value-type="float" office:value="31" calcext:value-type="float">
            <text:p>31</text:p>
          </table:table-cell>
          <table:table-cell table:formula="of:=IF(AND(NOT(MONTH([.A393]) = MONTH([.A394]));[.I393]&gt;=2400);&quot;TAK&quot;;&quot;NIE&quot;)" office:value-type="string" office:string-value="NIE" calcext:value-type="string">
            <text:p>NIE</text:p>
          </table:table-cell>
          <table:table-cell table:formula="of:=IF([.K393] = &quot;TAK&quot;;3;0)" office:value-type="float" office:value="0" calcext:value-type="float">
            <text:p>0</text:p>
          </table:table-cell>
          <table:table-cell table:formula="of:=[.L39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8" calcext:value-type="date">
            <text:p>28.0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94] = &quot;niedziela&quot;;[.$P$7]*[.J394];0)" office:value-type="float" office:value="465" calcext:value-type="float">
            <text:p>465</text:p>
          </table:table-cell>
          <table:table-cell table:formula="of:=[.E393]+[.D394]" office:value-type="float" office:value="22635" calcext:value-type="float">
            <text:p>22635</text:p>
          </table:table-cell>
          <table:table-cell table:formula="of:=IF(AND(NOT([.B394]=&quot;niedziela&quot;);NOT([.B394]=&quot;sobota&quot;));ROUNDDOWN(VLOOKUP([.C394];[.$O$1:.$P$4];2;0) * [.J394];0);0)" office:value-type="float" office:value="0" calcext:value-type="float">
            <text:p>0</text:p>
          </table:table-cell>
          <table:table-cell table:formula="of:=[.F394]*[.$P$8]" office:value-type="float" office:value="0" calcext:value-type="float">
            <text:p>0</text:p>
          </table:table-cell>
          <table:table-cell table:formula="of:=[.G394]+[.H393]" office:value-type="float" office:value="62370" calcext:value-type="float">
            <text:p>62370</text:p>
          </table:table-cell>
          <table:table-cell table:formula="of:=[.H394]-[.E394]" office:value-type="float" office:value="39735" calcext:value-type="float">
            <text:p>39735</text:p>
          </table:table-cell>
          <table:table-cell table:style-name="ce2" table:formula="of:=[.J393]+[.L393]" office:value-type="float" office:value="31" calcext:value-type="float">
            <text:p>31</text:p>
          </table:table-cell>
          <table:table-cell table:formula="of:=IF(AND(NOT(MONTH([.A394]) = MONTH([.A395]));[.I394]&gt;=2400);&quot;TAK&quot;;&quot;NIE&quot;)" office:value-type="string" office:string-value="NIE" calcext:value-type="string">
            <text:p>NIE</text:p>
          </table:table-cell>
          <table:table-cell table:formula="of:=IF([.K394] = &quot;TAK&quot;;3;0)" office:value-type="float" office:value="0" calcext:value-type="float">
            <text:p>0</text:p>
          </table:table-cell>
          <table:table-cell table:formula="of:=[.L39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29" calcext:value-type="date">
            <text:p>29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95] = &quot;niedziela&quot;;[.$P$7]*[.J395];0)" office:value-type="float" office:value="0" calcext:value-type="float">
            <text:p>0</text:p>
          </table:table-cell>
          <table:table-cell table:formula="of:=[.E394]+[.D395]" office:value-type="float" office:value="22635" calcext:value-type="float">
            <text:p>22635</text:p>
          </table:table-cell>
          <table:table-cell table:formula="of:=IF(AND(NOT([.B395]=&quot;niedziela&quot;);NOT([.B395]=&quot;sobota&quot;));ROUNDDOWN(VLOOKUP([.C395];[.$O$1:.$P$4];2;0) * [.J395];0);0)" office:value-type="float" office:value="6" calcext:value-type="float">
            <text:p>6</text:p>
          </table:table-cell>
          <table:table-cell table:formula="of:=[.F395]*[.$P$8]" office:value-type="float" office:value="180" calcext:value-type="float">
            <text:p>180</text:p>
          </table:table-cell>
          <table:table-cell table:formula="of:=[.G395]+[.H394]" office:value-type="float" office:value="62550" calcext:value-type="float">
            <text:p>62550</text:p>
          </table:table-cell>
          <table:table-cell table:formula="of:=[.H395]-[.E395]" office:value-type="float" office:value="39915" calcext:value-type="float">
            <text:p>39915</text:p>
          </table:table-cell>
          <table:table-cell table:style-name="ce2" table:formula="of:=[.J394]+[.L394]" office:value-type="float" office:value="31" calcext:value-type="float">
            <text:p>31</text:p>
          </table:table-cell>
          <table:table-cell table:formula="of:=IF(AND(NOT(MONTH([.A395]) = MONTH([.A396]));[.I395]&gt;=2400);&quot;TAK&quot;;&quot;NIE&quot;)" office:value-type="string" office:string-value="NIE" calcext:value-type="string">
            <text:p>NIE</text:p>
          </table:table-cell>
          <table:table-cell table:formula="of:=IF([.K395] = &quot;TAK&quot;;3;0)" office:value-type="float" office:value="0" calcext:value-type="float">
            <text:p>0</text:p>
          </table:table-cell>
          <table:table-cell table:formula="of:=[.L39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30" calcext:value-type="date">
            <text:p>30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96] = &quot;niedziela&quot;;[.$P$7]*[.J396];0)" office:value-type="float" office:value="0" calcext:value-type="float">
            <text:p>0</text:p>
          </table:table-cell>
          <table:table-cell table:formula="of:=[.E395]+[.D396]" office:value-type="float" office:value="22635" calcext:value-type="float">
            <text:p>22635</text:p>
          </table:table-cell>
          <table:table-cell table:formula="of:=IF(AND(NOT([.B396]=&quot;niedziela&quot;);NOT([.B396]=&quot;sobota&quot;));ROUNDDOWN(VLOOKUP([.C396];[.$O$1:.$P$4];2;0) * [.J396];0);0)" office:value-type="float" office:value="6" calcext:value-type="float">
            <text:p>6</text:p>
          </table:table-cell>
          <table:table-cell table:formula="of:=[.F396]*[.$P$8]" office:value-type="float" office:value="180" calcext:value-type="float">
            <text:p>180</text:p>
          </table:table-cell>
          <table:table-cell table:formula="of:=[.G396]+[.H395]" office:value-type="float" office:value="62730" calcext:value-type="float">
            <text:p>62730</text:p>
          </table:table-cell>
          <table:table-cell table:formula="of:=[.H396]-[.E396]" office:value-type="float" office:value="40095" calcext:value-type="float">
            <text:p>40095</text:p>
          </table:table-cell>
          <table:table-cell table:style-name="ce2" table:formula="of:=[.J395]+[.L395]" office:value-type="float" office:value="31" calcext:value-type="float">
            <text:p>31</text:p>
          </table:table-cell>
          <table:table-cell table:formula="of:=IF(AND(NOT(MONTH([.A396]) = MONTH([.A397]));[.I396]&gt;=2400);&quot;TAK&quot;;&quot;NIE&quot;)" office:value-type="string" office:string-value="NIE" calcext:value-type="string">
            <text:p>NIE</text:p>
          </table:table-cell>
          <table:table-cell table:formula="of:=IF([.K396] = &quot;TAK&quot;;3;0)" office:value-type="float" office:value="0" calcext:value-type="float">
            <text:p>0</text:p>
          </table:table-cell>
          <table:table-cell table:formula="of:=[.L39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1-31" calcext:value-type="date">
            <text:p>31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97] = &quot;niedziela&quot;;[.$P$7]*[.J397];0)" office:value-type="float" office:value="0" calcext:value-type="float">
            <text:p>0</text:p>
          </table:table-cell>
          <table:table-cell table:formula="of:=[.E396]+[.D397]" office:value-type="float" office:value="22635" calcext:value-type="float">
            <text:p>22635</text:p>
          </table:table-cell>
          <table:table-cell table:formula="of:=IF(AND(NOT([.B397]=&quot;niedziela&quot;);NOT([.B397]=&quot;sobota&quot;));ROUNDDOWN(VLOOKUP([.C397];[.$O$1:.$P$4];2;0) * [.J397];0);0)" office:value-type="float" office:value="6" calcext:value-type="float">
            <text:p>6</text:p>
          </table:table-cell>
          <table:table-cell table:formula="of:=[.F397]*[.$P$8]" office:value-type="float" office:value="180" calcext:value-type="float">
            <text:p>180</text:p>
          </table:table-cell>
          <table:table-cell table:formula="of:=[.G397]+[.H396]" office:value-type="float" office:value="62910" calcext:value-type="float">
            <text:p>62910</text:p>
          </table:table-cell>
          <table:table-cell table:formula="of:=[.H397]-[.E397]" office:value-type="float" office:value="40275" calcext:value-type="float">
            <text:p>40275</text:p>
          </table:table-cell>
          <table:table-cell table:style-name="ce2" table:formula="of:=[.J396]+[.L396]" office:value-type="float" office:value="31" calcext:value-type="float">
            <text:p>31</text:p>
          </table:table-cell>
          <table:table-cell table:formula="of:=IF(AND(NOT(MONTH([.A397]) = MONTH([.A398]));[.I397]&gt;=2400);&quot;TAK&quot;;&quot;NIE&quot;)" office:value-type="string" office:string-value="TAK" calcext:value-type="string">
            <text:p>TAK</text:p>
          </table:table-cell>
          <table:table-cell table:formula="of:=IF([.K397] = &quot;TAK&quot;;3;0)" office:value-type="float" office:value="3" calcext:value-type="float">
            <text:p>3</text:p>
          </table:table-cell>
          <table:table-cell table:formula="of:=[.L397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1" calcext:value-type="date">
            <text:p>1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98] = &quot;niedziela&quot;;[.$P$7]*[.J398];0)" office:value-type="float" office:value="0" calcext:value-type="float">
            <text:p>0</text:p>
          </table:table-cell>
          <table:table-cell table:formula="of:=[.E397]+[.D398]" office:value-type="float" office:value="22635" calcext:value-type="float">
            <text:p>22635</text:p>
          </table:table-cell>
          <table:table-cell table:formula="of:=IF(AND(NOT([.B398]=&quot;niedziela&quot;);NOT([.B398]=&quot;sobota&quot;));ROUNDDOWN(VLOOKUP([.C398];[.$O$1:.$P$4];2;0) * [.J398];0);0)" office:value-type="float" office:value="6" calcext:value-type="float">
            <text:p>6</text:p>
          </table:table-cell>
          <table:table-cell table:formula="of:=[.F398]*[.$P$8]" office:value-type="float" office:value="180" calcext:value-type="float">
            <text:p>180</text:p>
          </table:table-cell>
          <table:table-cell table:formula="of:=[.G398]+[.H397]" office:value-type="float" office:value="63090" calcext:value-type="float">
            <text:p>63090</text:p>
          </table:table-cell>
          <table:table-cell table:formula="of:=[.H398]-[.E398]" office:value-type="float" office:value="40455" calcext:value-type="float">
            <text:p>40455</text:p>
          </table:table-cell>
          <table:table-cell table:style-name="ce2" table:formula="of:=[.J397]+[.L397]" office:value-type="float" office:value="34" calcext:value-type="float">
            <text:p>34</text:p>
          </table:table-cell>
          <table:table-cell table:formula="of:=IF(AND(NOT(MONTH([.A398]) = MONTH([.A399]));[.I398]&gt;=2400);&quot;TAK&quot;;&quot;NIE&quot;)" office:value-type="string" office:string-value="NIE" calcext:value-type="string">
            <text:p>NIE</text:p>
          </table:table-cell>
          <table:table-cell table:formula="of:=IF([.K398] = &quot;TAK&quot;;3;0)" office:value-type="float" office:value="0" calcext:value-type="float">
            <text:p>0</text:p>
          </table:table-cell>
          <table:table-cell table:formula="of:=[.L39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2" calcext:value-type="date">
            <text:p>2.0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99] = &quot;niedziela&quot;;[.$P$7]*[.J399];0)" office:value-type="float" office:value="0" calcext:value-type="float">
            <text:p>0</text:p>
          </table:table-cell>
          <table:table-cell table:formula="of:=[.E398]+[.D399]" office:value-type="float" office:value="22635" calcext:value-type="float">
            <text:p>22635</text:p>
          </table:table-cell>
          <table:table-cell table:formula="of:=IF(AND(NOT([.B399]=&quot;niedziela&quot;);NOT([.B399]=&quot;sobota&quot;));ROUNDDOWN(VLOOKUP([.C399];[.$O$1:.$P$4];2;0) * [.J399];0);0)" office:value-type="float" office:value="6" calcext:value-type="float">
            <text:p>6</text:p>
          </table:table-cell>
          <table:table-cell table:formula="of:=[.F399]*[.$P$8]" office:value-type="float" office:value="180" calcext:value-type="float">
            <text:p>180</text:p>
          </table:table-cell>
          <table:table-cell table:formula="of:=[.G399]+[.H398]" office:value-type="float" office:value="63270" calcext:value-type="float">
            <text:p>63270</text:p>
          </table:table-cell>
          <table:table-cell table:formula="of:=[.H399]-[.E399]" office:value-type="float" office:value="40635" calcext:value-type="float">
            <text:p>40635</text:p>
          </table:table-cell>
          <table:table-cell table:style-name="ce2" table:formula="of:=[.J398]+[.L398]" office:value-type="float" office:value="34" calcext:value-type="float">
            <text:p>34</text:p>
          </table:table-cell>
          <table:table-cell table:formula="of:=IF(AND(NOT(MONTH([.A399]) = MONTH([.A400]));[.I399]&gt;=2400);&quot;TAK&quot;;&quot;NIE&quot;)" office:value-type="string" office:string-value="NIE" calcext:value-type="string">
            <text:p>NIE</text:p>
          </table:table-cell>
          <table:table-cell table:formula="of:=IF([.K399] = &quot;TAK&quot;;3;0)" office:value-type="float" office:value="0" calcext:value-type="float">
            <text:p>0</text:p>
          </table:table-cell>
          <table:table-cell table:formula="of:=[.L39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3" calcext:value-type="date">
            <text:p>3.0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00] = &quot;niedziela&quot;;[.$P$7]*[.J400];0)" office:value-type="float" office:value="0" calcext:value-type="float">
            <text:p>0</text:p>
          </table:table-cell>
          <table:table-cell table:formula="of:=[.E399]+[.D400]" office:value-type="float" office:value="22635" calcext:value-type="float">
            <text:p>22635</text:p>
          </table:table-cell>
          <table:table-cell table:formula="of:=IF(AND(NOT([.B400]=&quot;niedziela&quot;);NOT([.B400]=&quot;sobota&quot;));ROUNDDOWN(VLOOKUP([.C400];[.$O$1:.$P$4];2;0) * [.J400];0);0)" office:value-type="float" office:value="0" calcext:value-type="float">
            <text:p>0</text:p>
          </table:table-cell>
          <table:table-cell table:formula="of:=[.F400]*[.$P$8]" office:value-type="float" office:value="0" calcext:value-type="float">
            <text:p>0</text:p>
          </table:table-cell>
          <table:table-cell table:formula="of:=[.G400]+[.H399]" office:value-type="float" office:value="63270" calcext:value-type="float">
            <text:p>63270</text:p>
          </table:table-cell>
          <table:table-cell table:formula="of:=[.H400]-[.E400]" office:value-type="float" office:value="40635" calcext:value-type="float">
            <text:p>40635</text:p>
          </table:table-cell>
          <table:table-cell table:style-name="ce2" table:formula="of:=[.J399]+[.L399]" office:value-type="float" office:value="34" calcext:value-type="float">
            <text:p>34</text:p>
          </table:table-cell>
          <table:table-cell table:formula="of:=IF(AND(NOT(MONTH([.A400]) = MONTH([.A401]));[.I400]&gt;=2400);&quot;TAK&quot;;&quot;NIE&quot;)" office:value-type="string" office:string-value="NIE" calcext:value-type="string">
            <text:p>NIE</text:p>
          </table:table-cell>
          <table:table-cell table:formula="of:=IF([.K400] = &quot;TAK&quot;;3;0)" office:value-type="float" office:value="0" calcext:value-type="float">
            <text:p>0</text:p>
          </table:table-cell>
          <table:table-cell table:formula="of:=[.L40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4" calcext:value-type="date">
            <text:p>4.0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01] = &quot;niedziela&quot;;[.$P$7]*[.J401];0)" office:value-type="float" office:value="510" calcext:value-type="float">
            <text:p>510</text:p>
          </table:table-cell>
          <table:table-cell table:formula="of:=[.E400]+[.D401]" office:value-type="float" office:value="23145" calcext:value-type="float">
            <text:p>23145</text:p>
          </table:table-cell>
          <table:table-cell table:formula="of:=IF(AND(NOT([.B401]=&quot;niedziela&quot;);NOT([.B401]=&quot;sobota&quot;));ROUNDDOWN(VLOOKUP([.C401];[.$O$1:.$P$4];2;0) * [.J401];0);0)" office:value-type="float" office:value="0" calcext:value-type="float">
            <text:p>0</text:p>
          </table:table-cell>
          <table:table-cell table:formula="of:=[.F401]*[.$P$8]" office:value-type="float" office:value="0" calcext:value-type="float">
            <text:p>0</text:p>
          </table:table-cell>
          <table:table-cell table:formula="of:=[.G401]+[.H400]" office:value-type="float" office:value="63270" calcext:value-type="float">
            <text:p>63270</text:p>
          </table:table-cell>
          <table:table-cell table:formula="of:=[.H401]-[.E401]" office:value-type="float" office:value="40125" calcext:value-type="float">
            <text:p>40125</text:p>
          </table:table-cell>
          <table:table-cell table:style-name="ce2" table:formula="of:=[.J400]+[.L400]" office:value-type="float" office:value="34" calcext:value-type="float">
            <text:p>34</text:p>
          </table:table-cell>
          <table:table-cell table:formula="of:=IF(AND(NOT(MONTH([.A401]) = MONTH([.A402]));[.I401]&gt;=2400);&quot;TAK&quot;;&quot;NIE&quot;)" office:value-type="string" office:string-value="NIE" calcext:value-type="string">
            <text:p>NIE</text:p>
          </table:table-cell>
          <table:table-cell table:formula="of:=IF([.K401] = &quot;TAK&quot;;3;0)" office:value-type="float" office:value="0" calcext:value-type="float">
            <text:p>0</text:p>
          </table:table-cell>
          <table:table-cell table:formula="of:=[.L40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5" calcext:value-type="date">
            <text:p>5.0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02] = &quot;niedziela&quot;;[.$P$7]*[.J402];0)" office:value-type="float" office:value="0" calcext:value-type="float">
            <text:p>0</text:p>
          </table:table-cell>
          <table:table-cell table:formula="of:=[.E401]+[.D402]" office:value-type="float" office:value="23145" calcext:value-type="float">
            <text:p>23145</text:p>
          </table:table-cell>
          <table:table-cell table:formula="of:=IF(AND(NOT([.B402]=&quot;niedziela&quot;);NOT([.B402]=&quot;sobota&quot;));ROUNDDOWN(VLOOKUP([.C402];[.$O$1:.$P$4];2;0) * [.J402];0);0)" office:value-type="float" office:value="6" calcext:value-type="float">
            <text:p>6</text:p>
          </table:table-cell>
          <table:table-cell table:formula="of:=[.F402]*[.$P$8]" office:value-type="float" office:value="180" calcext:value-type="float">
            <text:p>180</text:p>
          </table:table-cell>
          <table:table-cell table:formula="of:=[.G402]+[.H401]" office:value-type="float" office:value="63450" calcext:value-type="float">
            <text:p>63450</text:p>
          </table:table-cell>
          <table:table-cell table:formula="of:=[.H402]-[.E402]" office:value-type="float" office:value="40305" calcext:value-type="float">
            <text:p>40305</text:p>
          </table:table-cell>
          <table:table-cell table:style-name="ce2" table:formula="of:=[.J401]+[.L401]" office:value-type="float" office:value="34" calcext:value-type="float">
            <text:p>34</text:p>
          </table:table-cell>
          <table:table-cell table:formula="of:=IF(AND(NOT(MONTH([.A402]) = MONTH([.A403]));[.I402]&gt;=2400);&quot;TAK&quot;;&quot;NIE&quot;)" office:value-type="string" office:string-value="NIE" calcext:value-type="string">
            <text:p>NIE</text:p>
          </table:table-cell>
          <table:table-cell table:formula="of:=IF([.K402] = &quot;TAK&quot;;3;0)" office:value-type="float" office:value="0" calcext:value-type="float">
            <text:p>0</text:p>
          </table:table-cell>
          <table:table-cell table:formula="of:=[.L40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6" calcext:value-type="date">
            <text:p>6.0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03] = &quot;niedziela&quot;;[.$P$7]*[.J403];0)" office:value-type="float" office:value="0" calcext:value-type="float">
            <text:p>0</text:p>
          </table:table-cell>
          <table:table-cell table:formula="of:=[.E402]+[.D403]" office:value-type="float" office:value="23145" calcext:value-type="float">
            <text:p>23145</text:p>
          </table:table-cell>
          <table:table-cell table:formula="of:=IF(AND(NOT([.B403]=&quot;niedziela&quot;);NOT([.B403]=&quot;sobota&quot;));ROUNDDOWN(VLOOKUP([.C403];[.$O$1:.$P$4];2;0) * [.J403];0);0)" office:value-type="float" office:value="6" calcext:value-type="float">
            <text:p>6</text:p>
          </table:table-cell>
          <table:table-cell table:formula="of:=[.F403]*[.$P$8]" office:value-type="float" office:value="180" calcext:value-type="float">
            <text:p>180</text:p>
          </table:table-cell>
          <table:table-cell table:formula="of:=[.G403]+[.H402]" office:value-type="float" office:value="63630" calcext:value-type="float">
            <text:p>63630</text:p>
          </table:table-cell>
          <table:table-cell table:formula="of:=[.H403]-[.E403]" office:value-type="float" office:value="40485" calcext:value-type="float">
            <text:p>40485</text:p>
          </table:table-cell>
          <table:table-cell table:style-name="ce2" table:formula="of:=[.J402]+[.L402]" office:value-type="float" office:value="34" calcext:value-type="float">
            <text:p>34</text:p>
          </table:table-cell>
          <table:table-cell table:formula="of:=IF(AND(NOT(MONTH([.A403]) = MONTH([.A404]));[.I403]&gt;=2400);&quot;TAK&quot;;&quot;NIE&quot;)" office:value-type="string" office:string-value="NIE" calcext:value-type="string">
            <text:p>NIE</text:p>
          </table:table-cell>
          <table:table-cell table:formula="of:=IF([.K403] = &quot;TAK&quot;;3;0)" office:value-type="float" office:value="0" calcext:value-type="float">
            <text:p>0</text:p>
          </table:table-cell>
          <table:table-cell table:formula="of:=[.L40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7" calcext:value-type="date">
            <text:p>7.0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04] = &quot;niedziela&quot;;[.$P$7]*[.J404];0)" office:value-type="float" office:value="0" calcext:value-type="float">
            <text:p>0</text:p>
          </table:table-cell>
          <table:table-cell table:formula="of:=[.E403]+[.D404]" office:value-type="float" office:value="23145" calcext:value-type="float">
            <text:p>23145</text:p>
          </table:table-cell>
          <table:table-cell table:formula="of:=IF(AND(NOT([.B404]=&quot;niedziela&quot;);NOT([.B404]=&quot;sobota&quot;));ROUNDDOWN(VLOOKUP([.C404];[.$O$1:.$P$4];2;0) * [.J404];0);0)" office:value-type="float" office:value="6" calcext:value-type="float">
            <text:p>6</text:p>
          </table:table-cell>
          <table:table-cell table:formula="of:=[.F404]*[.$P$8]" office:value-type="float" office:value="180" calcext:value-type="float">
            <text:p>180</text:p>
          </table:table-cell>
          <table:table-cell table:formula="of:=[.G404]+[.H403]" office:value-type="float" office:value="63810" calcext:value-type="float">
            <text:p>63810</text:p>
          </table:table-cell>
          <table:table-cell table:formula="of:=[.H404]-[.E404]" office:value-type="float" office:value="40665" calcext:value-type="float">
            <text:p>40665</text:p>
          </table:table-cell>
          <table:table-cell table:style-name="ce2" table:formula="of:=[.J403]+[.L403]" office:value-type="float" office:value="34" calcext:value-type="float">
            <text:p>34</text:p>
          </table:table-cell>
          <table:table-cell table:formula="of:=IF(AND(NOT(MONTH([.A404]) = MONTH([.A405]));[.I404]&gt;=2400);&quot;TAK&quot;;&quot;NIE&quot;)" office:value-type="string" office:string-value="NIE" calcext:value-type="string">
            <text:p>NIE</text:p>
          </table:table-cell>
          <table:table-cell table:formula="of:=IF([.K404] = &quot;TAK&quot;;3;0)" office:value-type="float" office:value="0" calcext:value-type="float">
            <text:p>0</text:p>
          </table:table-cell>
          <table:table-cell table:formula="of:=[.L40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8" calcext:value-type="date">
            <text:p>8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05] = &quot;niedziela&quot;;[.$P$7]*[.J405];0)" office:value-type="float" office:value="0" calcext:value-type="float">
            <text:p>0</text:p>
          </table:table-cell>
          <table:table-cell table:formula="of:=[.E404]+[.D405]" office:value-type="float" office:value="23145" calcext:value-type="float">
            <text:p>23145</text:p>
          </table:table-cell>
          <table:table-cell table:formula="of:=IF(AND(NOT([.B405]=&quot;niedziela&quot;);NOT([.B405]=&quot;sobota&quot;));ROUNDDOWN(VLOOKUP([.C405];[.$O$1:.$P$4];2;0) * [.J405];0);0)" office:value-type="float" office:value="6" calcext:value-type="float">
            <text:p>6</text:p>
          </table:table-cell>
          <table:table-cell table:formula="of:=[.F405]*[.$P$8]" office:value-type="float" office:value="180" calcext:value-type="float">
            <text:p>180</text:p>
          </table:table-cell>
          <table:table-cell table:formula="of:=[.G405]+[.H404]" office:value-type="float" office:value="63990" calcext:value-type="float">
            <text:p>63990</text:p>
          </table:table-cell>
          <table:table-cell table:formula="of:=[.H405]-[.E405]" office:value-type="float" office:value="40845" calcext:value-type="float">
            <text:p>40845</text:p>
          </table:table-cell>
          <table:table-cell table:style-name="ce2" table:formula="of:=[.J404]+[.L404]" office:value-type="float" office:value="34" calcext:value-type="float">
            <text:p>34</text:p>
          </table:table-cell>
          <table:table-cell table:formula="of:=IF(AND(NOT(MONTH([.A405]) = MONTH([.A406]));[.I405]&gt;=2400);&quot;TAK&quot;;&quot;NIE&quot;)" office:value-type="string" office:string-value="NIE" calcext:value-type="string">
            <text:p>NIE</text:p>
          </table:table-cell>
          <table:table-cell table:formula="of:=IF([.K405] = &quot;TAK&quot;;3;0)" office:value-type="float" office:value="0" calcext:value-type="float">
            <text:p>0</text:p>
          </table:table-cell>
          <table:table-cell table:formula="of:=[.L40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09" calcext:value-type="date">
            <text:p>9.0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06] = &quot;niedziela&quot;;[.$P$7]*[.J406];0)" office:value-type="float" office:value="0" calcext:value-type="float">
            <text:p>0</text:p>
          </table:table-cell>
          <table:table-cell table:formula="of:=[.E405]+[.D406]" office:value-type="float" office:value="23145" calcext:value-type="float">
            <text:p>23145</text:p>
          </table:table-cell>
          <table:table-cell table:formula="of:=IF(AND(NOT([.B406]=&quot;niedziela&quot;);NOT([.B406]=&quot;sobota&quot;));ROUNDDOWN(VLOOKUP([.C406];[.$O$1:.$P$4];2;0) * [.J406];0);0)" office:value-type="float" office:value="6" calcext:value-type="float">
            <text:p>6</text:p>
          </table:table-cell>
          <table:table-cell table:formula="of:=[.F406]*[.$P$8]" office:value-type="float" office:value="180" calcext:value-type="float">
            <text:p>180</text:p>
          </table:table-cell>
          <table:table-cell table:formula="of:=[.G406]+[.H405]" office:value-type="float" office:value="64170" calcext:value-type="float">
            <text:p>64170</text:p>
          </table:table-cell>
          <table:table-cell table:formula="of:=[.H406]-[.E406]" office:value-type="float" office:value="41025" calcext:value-type="float">
            <text:p>41025</text:p>
          </table:table-cell>
          <table:table-cell table:style-name="ce2" table:formula="of:=[.J405]+[.L405]" office:value-type="float" office:value="34" calcext:value-type="float">
            <text:p>34</text:p>
          </table:table-cell>
          <table:table-cell table:formula="of:=IF(AND(NOT(MONTH([.A406]) = MONTH([.A407]));[.I406]&gt;=2400);&quot;TAK&quot;;&quot;NIE&quot;)" office:value-type="string" office:string-value="NIE" calcext:value-type="string">
            <text:p>NIE</text:p>
          </table:table-cell>
          <table:table-cell table:formula="of:=IF([.K406] = &quot;TAK&quot;;3;0)" office:value-type="float" office:value="0" calcext:value-type="float">
            <text:p>0</text:p>
          </table:table-cell>
          <table:table-cell table:formula="of:=[.L40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0" calcext:value-type="date">
            <text:p>10.0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07] = &quot;niedziela&quot;;[.$P$7]*[.J407];0)" office:value-type="float" office:value="0" calcext:value-type="float">
            <text:p>0</text:p>
          </table:table-cell>
          <table:table-cell table:formula="of:=[.E406]+[.D407]" office:value-type="float" office:value="23145" calcext:value-type="float">
            <text:p>23145</text:p>
          </table:table-cell>
          <table:table-cell table:formula="of:=IF(AND(NOT([.B407]=&quot;niedziela&quot;);NOT([.B407]=&quot;sobota&quot;));ROUNDDOWN(VLOOKUP([.C407];[.$O$1:.$P$4];2;0) * [.J407];0);0)" office:value-type="float" office:value="0" calcext:value-type="float">
            <text:p>0</text:p>
          </table:table-cell>
          <table:table-cell table:formula="of:=[.F407]*[.$P$8]" office:value-type="float" office:value="0" calcext:value-type="float">
            <text:p>0</text:p>
          </table:table-cell>
          <table:table-cell table:formula="of:=[.G407]+[.H406]" office:value-type="float" office:value="64170" calcext:value-type="float">
            <text:p>64170</text:p>
          </table:table-cell>
          <table:table-cell table:formula="of:=[.H407]-[.E407]" office:value-type="float" office:value="41025" calcext:value-type="float">
            <text:p>41025</text:p>
          </table:table-cell>
          <table:table-cell table:style-name="ce2" table:formula="of:=[.J406]+[.L406]" office:value-type="float" office:value="34" calcext:value-type="float">
            <text:p>34</text:p>
          </table:table-cell>
          <table:table-cell table:formula="of:=IF(AND(NOT(MONTH([.A407]) = MONTH([.A408]));[.I407]&gt;=2400);&quot;TAK&quot;;&quot;NIE&quot;)" office:value-type="string" office:string-value="NIE" calcext:value-type="string">
            <text:p>NIE</text:p>
          </table:table-cell>
          <table:table-cell table:formula="of:=IF([.K407] = &quot;TAK&quot;;3;0)" office:value-type="float" office:value="0" calcext:value-type="float">
            <text:p>0</text:p>
          </table:table-cell>
          <table:table-cell table:formula="of:=[.L40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1" calcext:value-type="date">
            <text:p>11.0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08] = &quot;niedziela&quot;;[.$P$7]*[.J408];0)" office:value-type="float" office:value="510" calcext:value-type="float">
            <text:p>510</text:p>
          </table:table-cell>
          <table:table-cell table:formula="of:=[.E407]+[.D408]" office:value-type="float" office:value="23655" calcext:value-type="float">
            <text:p>23655</text:p>
          </table:table-cell>
          <table:table-cell table:formula="of:=IF(AND(NOT([.B408]=&quot;niedziela&quot;);NOT([.B408]=&quot;sobota&quot;));ROUNDDOWN(VLOOKUP([.C408];[.$O$1:.$P$4];2;0) * [.J408];0);0)" office:value-type="float" office:value="0" calcext:value-type="float">
            <text:p>0</text:p>
          </table:table-cell>
          <table:table-cell table:formula="of:=[.F408]*[.$P$8]" office:value-type="float" office:value="0" calcext:value-type="float">
            <text:p>0</text:p>
          </table:table-cell>
          <table:table-cell table:formula="of:=[.G408]+[.H407]" office:value-type="float" office:value="64170" calcext:value-type="float">
            <text:p>64170</text:p>
          </table:table-cell>
          <table:table-cell table:formula="of:=[.H408]-[.E408]" office:value-type="float" office:value="40515" calcext:value-type="float">
            <text:p>40515</text:p>
          </table:table-cell>
          <table:table-cell table:style-name="ce2" table:formula="of:=[.J407]+[.L407]" office:value-type="float" office:value="34" calcext:value-type="float">
            <text:p>34</text:p>
          </table:table-cell>
          <table:table-cell table:formula="of:=IF(AND(NOT(MONTH([.A408]) = MONTH([.A409]));[.I408]&gt;=2400);&quot;TAK&quot;;&quot;NIE&quot;)" office:value-type="string" office:string-value="NIE" calcext:value-type="string">
            <text:p>NIE</text:p>
          </table:table-cell>
          <table:table-cell table:formula="of:=IF([.K408] = &quot;TAK&quot;;3;0)" office:value-type="float" office:value="0" calcext:value-type="float">
            <text:p>0</text:p>
          </table:table-cell>
          <table:table-cell table:formula="of:=[.L40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2" calcext:value-type="date">
            <text:p>12.0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09] = &quot;niedziela&quot;;[.$P$7]*[.J409];0)" office:value-type="float" office:value="0" calcext:value-type="float">
            <text:p>0</text:p>
          </table:table-cell>
          <table:table-cell table:formula="of:=[.E408]+[.D409]" office:value-type="float" office:value="23655" calcext:value-type="float">
            <text:p>23655</text:p>
          </table:table-cell>
          <table:table-cell table:formula="of:=IF(AND(NOT([.B409]=&quot;niedziela&quot;);NOT([.B409]=&quot;sobota&quot;));ROUNDDOWN(VLOOKUP([.C409];[.$O$1:.$P$4];2;0) * [.J409];0);0)" office:value-type="float" office:value="6" calcext:value-type="float">
            <text:p>6</text:p>
          </table:table-cell>
          <table:table-cell table:formula="of:=[.F409]*[.$P$8]" office:value-type="float" office:value="180" calcext:value-type="float">
            <text:p>180</text:p>
          </table:table-cell>
          <table:table-cell table:formula="of:=[.G409]+[.H408]" office:value-type="float" office:value="64350" calcext:value-type="float">
            <text:p>64350</text:p>
          </table:table-cell>
          <table:table-cell table:formula="of:=[.H409]-[.E409]" office:value-type="float" office:value="40695" calcext:value-type="float">
            <text:p>40695</text:p>
          </table:table-cell>
          <table:table-cell table:style-name="ce2" table:formula="of:=[.J408]+[.L408]" office:value-type="float" office:value="34" calcext:value-type="float">
            <text:p>34</text:p>
          </table:table-cell>
          <table:table-cell table:formula="of:=IF(AND(NOT(MONTH([.A409]) = MONTH([.A410]));[.I409]&gt;=2400);&quot;TAK&quot;;&quot;NIE&quot;)" office:value-type="string" office:string-value="NIE" calcext:value-type="string">
            <text:p>NIE</text:p>
          </table:table-cell>
          <table:table-cell table:formula="of:=IF([.K409] = &quot;TAK&quot;;3;0)" office:value-type="float" office:value="0" calcext:value-type="float">
            <text:p>0</text:p>
          </table:table-cell>
          <table:table-cell table:formula="of:=[.L40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3" calcext:value-type="date">
            <text:p>13.0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10] = &quot;niedziela&quot;;[.$P$7]*[.J410];0)" office:value-type="float" office:value="0" calcext:value-type="float">
            <text:p>0</text:p>
          </table:table-cell>
          <table:table-cell table:formula="of:=[.E409]+[.D410]" office:value-type="float" office:value="23655" calcext:value-type="float">
            <text:p>23655</text:p>
          </table:table-cell>
          <table:table-cell table:formula="of:=IF(AND(NOT([.B410]=&quot;niedziela&quot;);NOT([.B410]=&quot;sobota&quot;));ROUNDDOWN(VLOOKUP([.C410];[.$O$1:.$P$4];2;0) * [.J410];0);0)" office:value-type="float" office:value="6" calcext:value-type="float">
            <text:p>6</text:p>
          </table:table-cell>
          <table:table-cell table:formula="of:=[.F410]*[.$P$8]" office:value-type="float" office:value="180" calcext:value-type="float">
            <text:p>180</text:p>
          </table:table-cell>
          <table:table-cell table:formula="of:=[.G410]+[.H409]" office:value-type="float" office:value="64530" calcext:value-type="float">
            <text:p>64530</text:p>
          </table:table-cell>
          <table:table-cell table:formula="of:=[.H410]-[.E410]" office:value-type="float" office:value="40875" calcext:value-type="float">
            <text:p>40875</text:p>
          </table:table-cell>
          <table:table-cell table:style-name="ce2" table:formula="of:=[.J409]+[.L409]" office:value-type="float" office:value="34" calcext:value-type="float">
            <text:p>34</text:p>
          </table:table-cell>
          <table:table-cell table:formula="of:=IF(AND(NOT(MONTH([.A410]) = MONTH([.A411]));[.I410]&gt;=2400);&quot;TAK&quot;;&quot;NIE&quot;)" office:value-type="string" office:string-value="NIE" calcext:value-type="string">
            <text:p>NIE</text:p>
          </table:table-cell>
          <table:table-cell table:formula="of:=IF([.K410] = &quot;TAK&quot;;3;0)" office:value-type="float" office:value="0" calcext:value-type="float">
            <text:p>0</text:p>
          </table:table-cell>
          <table:table-cell table:formula="of:=[.L41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4" calcext:value-type="date">
            <text:p>14.0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11] = &quot;niedziela&quot;;[.$P$7]*[.J411];0)" office:value-type="float" office:value="0" calcext:value-type="float">
            <text:p>0</text:p>
          </table:table-cell>
          <table:table-cell table:formula="of:=[.E410]+[.D411]" office:value-type="float" office:value="23655" calcext:value-type="float">
            <text:p>23655</text:p>
          </table:table-cell>
          <table:table-cell table:formula="of:=IF(AND(NOT([.B411]=&quot;niedziela&quot;);NOT([.B411]=&quot;sobota&quot;));ROUNDDOWN(VLOOKUP([.C411];[.$O$1:.$P$4];2;0) * [.J411];0);0)" office:value-type="float" office:value="6" calcext:value-type="float">
            <text:p>6</text:p>
          </table:table-cell>
          <table:table-cell table:formula="of:=[.F411]*[.$P$8]" office:value-type="float" office:value="180" calcext:value-type="float">
            <text:p>180</text:p>
          </table:table-cell>
          <table:table-cell table:formula="of:=[.G411]+[.H410]" office:value-type="float" office:value="64710" calcext:value-type="float">
            <text:p>64710</text:p>
          </table:table-cell>
          <table:table-cell table:formula="of:=[.H411]-[.E411]" office:value-type="float" office:value="41055" calcext:value-type="float">
            <text:p>41055</text:p>
          </table:table-cell>
          <table:table-cell table:style-name="ce2" table:formula="of:=[.J410]+[.L410]" office:value-type="float" office:value="34" calcext:value-type="float">
            <text:p>34</text:p>
          </table:table-cell>
          <table:table-cell table:formula="of:=IF(AND(NOT(MONTH([.A411]) = MONTH([.A412]));[.I411]&gt;=2400);&quot;TAK&quot;;&quot;NIE&quot;)" office:value-type="string" office:string-value="NIE" calcext:value-type="string">
            <text:p>NIE</text:p>
          </table:table-cell>
          <table:table-cell table:formula="of:=IF([.K411] = &quot;TAK&quot;;3;0)" office:value-type="float" office:value="0" calcext:value-type="float">
            <text:p>0</text:p>
          </table:table-cell>
          <table:table-cell table:formula="of:=[.L41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5" calcext:value-type="date">
            <text:p>15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12] = &quot;niedziela&quot;;[.$P$7]*[.J412];0)" office:value-type="float" office:value="0" calcext:value-type="float">
            <text:p>0</text:p>
          </table:table-cell>
          <table:table-cell table:formula="of:=[.E411]+[.D412]" office:value-type="float" office:value="23655" calcext:value-type="float">
            <text:p>23655</text:p>
          </table:table-cell>
          <table:table-cell table:formula="of:=IF(AND(NOT([.B412]=&quot;niedziela&quot;);NOT([.B412]=&quot;sobota&quot;));ROUNDDOWN(VLOOKUP([.C412];[.$O$1:.$P$4];2;0) * [.J412];0);0)" office:value-type="float" office:value="6" calcext:value-type="float">
            <text:p>6</text:p>
          </table:table-cell>
          <table:table-cell table:formula="of:=[.F412]*[.$P$8]" office:value-type="float" office:value="180" calcext:value-type="float">
            <text:p>180</text:p>
          </table:table-cell>
          <table:table-cell table:formula="of:=[.G412]+[.H411]" office:value-type="float" office:value="64890" calcext:value-type="float">
            <text:p>64890</text:p>
          </table:table-cell>
          <table:table-cell table:formula="of:=[.H412]-[.E412]" office:value-type="float" office:value="41235" calcext:value-type="float">
            <text:p>41235</text:p>
          </table:table-cell>
          <table:table-cell table:style-name="ce2" table:formula="of:=[.J411]+[.L411]" office:value-type="float" office:value="34" calcext:value-type="float">
            <text:p>34</text:p>
          </table:table-cell>
          <table:table-cell table:formula="of:=IF(AND(NOT(MONTH([.A412]) = MONTH([.A413]));[.I412]&gt;=2400);&quot;TAK&quot;;&quot;NIE&quot;)" office:value-type="string" office:string-value="NIE" calcext:value-type="string">
            <text:p>NIE</text:p>
          </table:table-cell>
          <table:table-cell table:formula="of:=IF([.K412] = &quot;TAK&quot;;3;0)" office:value-type="float" office:value="0" calcext:value-type="float">
            <text:p>0</text:p>
          </table:table-cell>
          <table:table-cell table:formula="of:=[.L41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6" calcext:value-type="date">
            <text:p>16.0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13] = &quot;niedziela&quot;;[.$P$7]*[.J413];0)" office:value-type="float" office:value="0" calcext:value-type="float">
            <text:p>0</text:p>
          </table:table-cell>
          <table:table-cell table:formula="of:=[.E412]+[.D413]" office:value-type="float" office:value="23655" calcext:value-type="float">
            <text:p>23655</text:p>
          </table:table-cell>
          <table:table-cell table:formula="of:=IF(AND(NOT([.B413]=&quot;niedziela&quot;);NOT([.B413]=&quot;sobota&quot;));ROUNDDOWN(VLOOKUP([.C413];[.$O$1:.$P$4];2;0) * [.J413];0);0)" office:value-type="float" office:value="6" calcext:value-type="float">
            <text:p>6</text:p>
          </table:table-cell>
          <table:table-cell table:formula="of:=[.F413]*[.$P$8]" office:value-type="float" office:value="180" calcext:value-type="float">
            <text:p>180</text:p>
          </table:table-cell>
          <table:table-cell table:formula="of:=[.G413]+[.H412]" office:value-type="float" office:value="65070" calcext:value-type="float">
            <text:p>65070</text:p>
          </table:table-cell>
          <table:table-cell table:formula="of:=[.H413]-[.E413]" office:value-type="float" office:value="41415" calcext:value-type="float">
            <text:p>41415</text:p>
          </table:table-cell>
          <table:table-cell table:style-name="ce2" table:formula="of:=[.J412]+[.L412]" office:value-type="float" office:value="34" calcext:value-type="float">
            <text:p>34</text:p>
          </table:table-cell>
          <table:table-cell table:formula="of:=IF(AND(NOT(MONTH([.A413]) = MONTH([.A414]));[.I413]&gt;=2400);&quot;TAK&quot;;&quot;NIE&quot;)" office:value-type="string" office:string-value="NIE" calcext:value-type="string">
            <text:p>NIE</text:p>
          </table:table-cell>
          <table:table-cell table:formula="of:=IF([.K413] = &quot;TAK&quot;;3;0)" office:value-type="float" office:value="0" calcext:value-type="float">
            <text:p>0</text:p>
          </table:table-cell>
          <table:table-cell table:formula="of:=[.L41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7" calcext:value-type="date">
            <text:p>17.0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14] = &quot;niedziela&quot;;[.$P$7]*[.J414];0)" office:value-type="float" office:value="0" calcext:value-type="float">
            <text:p>0</text:p>
          </table:table-cell>
          <table:table-cell table:formula="of:=[.E413]+[.D414]" office:value-type="float" office:value="23655" calcext:value-type="float">
            <text:p>23655</text:p>
          </table:table-cell>
          <table:table-cell table:formula="of:=IF(AND(NOT([.B414]=&quot;niedziela&quot;);NOT([.B414]=&quot;sobota&quot;));ROUNDDOWN(VLOOKUP([.C414];[.$O$1:.$P$4];2;0) * [.J414];0);0)" office:value-type="float" office:value="0" calcext:value-type="float">
            <text:p>0</text:p>
          </table:table-cell>
          <table:table-cell table:formula="of:=[.F414]*[.$P$8]" office:value-type="float" office:value="0" calcext:value-type="float">
            <text:p>0</text:p>
          </table:table-cell>
          <table:table-cell table:formula="of:=[.G414]+[.H413]" office:value-type="float" office:value="65070" calcext:value-type="float">
            <text:p>65070</text:p>
          </table:table-cell>
          <table:table-cell table:formula="of:=[.H414]-[.E414]" office:value-type="float" office:value="41415" calcext:value-type="float">
            <text:p>41415</text:p>
          </table:table-cell>
          <table:table-cell table:style-name="ce2" table:formula="of:=[.J413]+[.L413]" office:value-type="float" office:value="34" calcext:value-type="float">
            <text:p>34</text:p>
          </table:table-cell>
          <table:table-cell table:formula="of:=IF(AND(NOT(MONTH([.A414]) = MONTH([.A415]));[.I414]&gt;=2400);&quot;TAK&quot;;&quot;NIE&quot;)" office:value-type="string" office:string-value="NIE" calcext:value-type="string">
            <text:p>NIE</text:p>
          </table:table-cell>
          <table:table-cell table:formula="of:=IF([.K414] = &quot;TAK&quot;;3;0)" office:value-type="float" office:value="0" calcext:value-type="float">
            <text:p>0</text:p>
          </table:table-cell>
          <table:table-cell table:formula="of:=[.L41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8" calcext:value-type="date">
            <text:p>18.0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15] = &quot;niedziela&quot;;[.$P$7]*[.J415];0)" office:value-type="float" office:value="510" calcext:value-type="float">
            <text:p>510</text:p>
          </table:table-cell>
          <table:table-cell table:formula="of:=[.E414]+[.D415]" office:value-type="float" office:value="24165" calcext:value-type="float">
            <text:p>24165</text:p>
          </table:table-cell>
          <table:table-cell table:formula="of:=IF(AND(NOT([.B415]=&quot;niedziela&quot;);NOT([.B415]=&quot;sobota&quot;));ROUNDDOWN(VLOOKUP([.C415];[.$O$1:.$P$4];2;0) * [.J415];0);0)" office:value-type="float" office:value="0" calcext:value-type="float">
            <text:p>0</text:p>
          </table:table-cell>
          <table:table-cell table:formula="of:=[.F415]*[.$P$8]" office:value-type="float" office:value="0" calcext:value-type="float">
            <text:p>0</text:p>
          </table:table-cell>
          <table:table-cell table:formula="of:=[.G415]+[.H414]" office:value-type="float" office:value="65070" calcext:value-type="float">
            <text:p>65070</text:p>
          </table:table-cell>
          <table:table-cell table:formula="of:=[.H415]-[.E415]" office:value-type="float" office:value="40905" calcext:value-type="float">
            <text:p>40905</text:p>
          </table:table-cell>
          <table:table-cell table:style-name="ce2" table:formula="of:=[.J414]+[.L414]" office:value-type="float" office:value="34" calcext:value-type="float">
            <text:p>34</text:p>
          </table:table-cell>
          <table:table-cell table:formula="of:=IF(AND(NOT(MONTH([.A415]) = MONTH([.A416]));[.I415]&gt;=2400);&quot;TAK&quot;;&quot;NIE&quot;)" office:value-type="string" office:string-value="NIE" calcext:value-type="string">
            <text:p>NIE</text:p>
          </table:table-cell>
          <table:table-cell table:formula="of:=IF([.K415] = &quot;TAK&quot;;3;0)" office:value-type="float" office:value="0" calcext:value-type="float">
            <text:p>0</text:p>
          </table:table-cell>
          <table:table-cell table:formula="of:=[.L41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19" calcext:value-type="date">
            <text:p>19.0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16] = &quot;niedziela&quot;;[.$P$7]*[.J416];0)" office:value-type="float" office:value="0" calcext:value-type="float">
            <text:p>0</text:p>
          </table:table-cell>
          <table:table-cell table:formula="of:=[.E415]+[.D416]" office:value-type="float" office:value="24165" calcext:value-type="float">
            <text:p>24165</text:p>
          </table:table-cell>
          <table:table-cell table:formula="of:=IF(AND(NOT([.B416]=&quot;niedziela&quot;);NOT([.B416]=&quot;sobota&quot;));ROUNDDOWN(VLOOKUP([.C416];[.$O$1:.$P$4];2;0) * [.J416];0);0)" office:value-type="float" office:value="6" calcext:value-type="float">
            <text:p>6</text:p>
          </table:table-cell>
          <table:table-cell table:formula="of:=[.F416]*[.$P$8]" office:value-type="float" office:value="180" calcext:value-type="float">
            <text:p>180</text:p>
          </table:table-cell>
          <table:table-cell table:formula="of:=[.G416]+[.H415]" office:value-type="float" office:value="65250" calcext:value-type="float">
            <text:p>65250</text:p>
          </table:table-cell>
          <table:table-cell table:formula="of:=[.H416]-[.E416]" office:value-type="float" office:value="41085" calcext:value-type="float">
            <text:p>41085</text:p>
          </table:table-cell>
          <table:table-cell table:style-name="ce2" table:formula="of:=[.J415]+[.L415]" office:value-type="float" office:value="34" calcext:value-type="float">
            <text:p>34</text:p>
          </table:table-cell>
          <table:table-cell table:formula="of:=IF(AND(NOT(MONTH([.A416]) = MONTH([.A417]));[.I416]&gt;=2400);&quot;TAK&quot;;&quot;NIE&quot;)" office:value-type="string" office:string-value="NIE" calcext:value-type="string">
            <text:p>NIE</text:p>
          </table:table-cell>
          <table:table-cell table:formula="of:=IF([.K416] = &quot;TAK&quot;;3;0)" office:value-type="float" office:value="0" calcext:value-type="float">
            <text:p>0</text:p>
          </table:table-cell>
          <table:table-cell table:formula="of:=[.L41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0" calcext:value-type="date">
            <text:p>20.0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17] = &quot;niedziela&quot;;[.$P$7]*[.J417];0)" office:value-type="float" office:value="0" calcext:value-type="float">
            <text:p>0</text:p>
          </table:table-cell>
          <table:table-cell table:formula="of:=[.E416]+[.D417]" office:value-type="float" office:value="24165" calcext:value-type="float">
            <text:p>24165</text:p>
          </table:table-cell>
          <table:table-cell table:formula="of:=IF(AND(NOT([.B417]=&quot;niedziela&quot;);NOT([.B417]=&quot;sobota&quot;));ROUNDDOWN(VLOOKUP([.C417];[.$O$1:.$P$4];2;0) * [.J417];0);0)" office:value-type="float" office:value="6" calcext:value-type="float">
            <text:p>6</text:p>
          </table:table-cell>
          <table:table-cell table:formula="of:=[.F417]*[.$P$8]" office:value-type="float" office:value="180" calcext:value-type="float">
            <text:p>180</text:p>
          </table:table-cell>
          <table:table-cell table:formula="of:=[.G417]+[.H416]" office:value-type="float" office:value="65430" calcext:value-type="float">
            <text:p>65430</text:p>
          </table:table-cell>
          <table:table-cell table:formula="of:=[.H417]-[.E417]" office:value-type="float" office:value="41265" calcext:value-type="float">
            <text:p>41265</text:p>
          </table:table-cell>
          <table:table-cell table:style-name="ce2" table:formula="of:=[.J416]+[.L416]" office:value-type="float" office:value="34" calcext:value-type="float">
            <text:p>34</text:p>
          </table:table-cell>
          <table:table-cell table:formula="of:=IF(AND(NOT(MONTH([.A417]) = MONTH([.A418]));[.I417]&gt;=2400);&quot;TAK&quot;;&quot;NIE&quot;)" office:value-type="string" office:string-value="NIE" calcext:value-type="string">
            <text:p>NIE</text:p>
          </table:table-cell>
          <table:table-cell table:formula="of:=IF([.K417] = &quot;TAK&quot;;3;0)" office:value-type="float" office:value="0" calcext:value-type="float">
            <text:p>0</text:p>
          </table:table-cell>
          <table:table-cell table:formula="of:=[.L41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1" calcext:value-type="date">
            <text:p>21.0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18] = &quot;niedziela&quot;;[.$P$7]*[.J418];0)" office:value-type="float" office:value="0" calcext:value-type="float">
            <text:p>0</text:p>
          </table:table-cell>
          <table:table-cell table:formula="of:=[.E417]+[.D418]" office:value-type="float" office:value="24165" calcext:value-type="float">
            <text:p>24165</text:p>
          </table:table-cell>
          <table:table-cell table:formula="of:=IF(AND(NOT([.B418]=&quot;niedziela&quot;);NOT([.B418]=&quot;sobota&quot;));ROUNDDOWN(VLOOKUP([.C418];[.$O$1:.$P$4];2;0) * [.J418];0);0)" office:value-type="float" office:value="6" calcext:value-type="float">
            <text:p>6</text:p>
          </table:table-cell>
          <table:table-cell table:formula="of:=[.F418]*[.$P$8]" office:value-type="float" office:value="180" calcext:value-type="float">
            <text:p>180</text:p>
          </table:table-cell>
          <table:table-cell table:formula="of:=[.G418]+[.H417]" office:value-type="float" office:value="65610" calcext:value-type="float">
            <text:p>65610</text:p>
          </table:table-cell>
          <table:table-cell table:formula="of:=[.H418]-[.E418]" office:value-type="float" office:value="41445" calcext:value-type="float">
            <text:p>41445</text:p>
          </table:table-cell>
          <table:table-cell table:style-name="ce2" table:formula="of:=[.J417]+[.L417]" office:value-type="float" office:value="34" calcext:value-type="float">
            <text:p>34</text:p>
          </table:table-cell>
          <table:table-cell table:formula="of:=IF(AND(NOT(MONTH([.A418]) = MONTH([.A419]));[.I418]&gt;=2400);&quot;TAK&quot;;&quot;NIE&quot;)" office:value-type="string" office:string-value="NIE" calcext:value-type="string">
            <text:p>NIE</text:p>
          </table:table-cell>
          <table:table-cell table:formula="of:=IF([.K418] = &quot;TAK&quot;;3;0)" office:value-type="float" office:value="0" calcext:value-type="float">
            <text:p>0</text:p>
          </table:table-cell>
          <table:table-cell table:formula="of:=[.L41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2" calcext:value-type="date">
            <text:p>22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19] = &quot;niedziela&quot;;[.$P$7]*[.J419];0)" office:value-type="float" office:value="0" calcext:value-type="float">
            <text:p>0</text:p>
          </table:table-cell>
          <table:table-cell table:formula="of:=[.E418]+[.D419]" office:value-type="float" office:value="24165" calcext:value-type="float">
            <text:p>24165</text:p>
          </table:table-cell>
          <table:table-cell table:formula="of:=IF(AND(NOT([.B419]=&quot;niedziela&quot;);NOT([.B419]=&quot;sobota&quot;));ROUNDDOWN(VLOOKUP([.C419];[.$O$1:.$P$4];2;0) * [.J419];0);0)" office:value-type="float" office:value="6" calcext:value-type="float">
            <text:p>6</text:p>
          </table:table-cell>
          <table:table-cell table:formula="of:=[.F419]*[.$P$8]" office:value-type="float" office:value="180" calcext:value-type="float">
            <text:p>180</text:p>
          </table:table-cell>
          <table:table-cell table:formula="of:=[.G419]+[.H418]" office:value-type="float" office:value="65790" calcext:value-type="float">
            <text:p>65790</text:p>
          </table:table-cell>
          <table:table-cell table:formula="of:=[.H419]-[.E419]" office:value-type="float" office:value="41625" calcext:value-type="float">
            <text:p>41625</text:p>
          </table:table-cell>
          <table:table-cell table:style-name="ce2" table:formula="of:=[.J418]+[.L418]" office:value-type="float" office:value="34" calcext:value-type="float">
            <text:p>34</text:p>
          </table:table-cell>
          <table:table-cell table:formula="of:=IF(AND(NOT(MONTH([.A419]) = MONTH([.A420]));[.I419]&gt;=2400);&quot;TAK&quot;;&quot;NIE&quot;)" office:value-type="string" office:string-value="NIE" calcext:value-type="string">
            <text:p>NIE</text:p>
          </table:table-cell>
          <table:table-cell table:formula="of:=IF([.K419] = &quot;TAK&quot;;3;0)" office:value-type="float" office:value="0" calcext:value-type="float">
            <text:p>0</text:p>
          </table:table-cell>
          <table:table-cell table:formula="of:=[.L41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3" calcext:value-type="date">
            <text:p>23.0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20] = &quot;niedziela&quot;;[.$P$7]*[.J420];0)" office:value-type="float" office:value="0" calcext:value-type="float">
            <text:p>0</text:p>
          </table:table-cell>
          <table:table-cell table:formula="of:=[.E419]+[.D420]" office:value-type="float" office:value="24165" calcext:value-type="float">
            <text:p>24165</text:p>
          </table:table-cell>
          <table:table-cell table:formula="of:=IF(AND(NOT([.B420]=&quot;niedziela&quot;);NOT([.B420]=&quot;sobota&quot;));ROUNDDOWN(VLOOKUP([.C420];[.$O$1:.$P$4];2;0) * [.J420];0);0)" office:value-type="float" office:value="6" calcext:value-type="float">
            <text:p>6</text:p>
          </table:table-cell>
          <table:table-cell table:formula="of:=[.F420]*[.$P$8]" office:value-type="float" office:value="180" calcext:value-type="float">
            <text:p>180</text:p>
          </table:table-cell>
          <table:table-cell table:formula="of:=[.G420]+[.H419]" office:value-type="float" office:value="65970" calcext:value-type="float">
            <text:p>65970</text:p>
          </table:table-cell>
          <table:table-cell table:formula="of:=[.H420]-[.E420]" office:value-type="float" office:value="41805" calcext:value-type="float">
            <text:p>41805</text:p>
          </table:table-cell>
          <table:table-cell table:style-name="ce2" table:formula="of:=[.J419]+[.L419]" office:value-type="float" office:value="34" calcext:value-type="float">
            <text:p>34</text:p>
          </table:table-cell>
          <table:table-cell table:formula="of:=IF(AND(NOT(MONTH([.A420]) = MONTH([.A421]));[.I420]&gt;=2400);&quot;TAK&quot;;&quot;NIE&quot;)" office:value-type="string" office:string-value="NIE" calcext:value-type="string">
            <text:p>NIE</text:p>
          </table:table-cell>
          <table:table-cell table:formula="of:=IF([.K420] = &quot;TAK&quot;;3;0)" office:value-type="float" office:value="0" calcext:value-type="float">
            <text:p>0</text:p>
          </table:table-cell>
          <table:table-cell table:formula="of:=[.L42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4" calcext:value-type="date">
            <text:p>24.0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21] = &quot;niedziela&quot;;[.$P$7]*[.J421];0)" office:value-type="float" office:value="0" calcext:value-type="float">
            <text:p>0</text:p>
          </table:table-cell>
          <table:table-cell table:formula="of:=[.E420]+[.D421]" office:value-type="float" office:value="24165" calcext:value-type="float">
            <text:p>24165</text:p>
          </table:table-cell>
          <table:table-cell table:formula="of:=IF(AND(NOT([.B421]=&quot;niedziela&quot;);NOT([.B421]=&quot;sobota&quot;));ROUNDDOWN(VLOOKUP([.C421];[.$O$1:.$P$4];2;0) * [.J421];0);0)" office:value-type="float" office:value="0" calcext:value-type="float">
            <text:p>0</text:p>
          </table:table-cell>
          <table:table-cell table:formula="of:=[.F421]*[.$P$8]" office:value-type="float" office:value="0" calcext:value-type="float">
            <text:p>0</text:p>
          </table:table-cell>
          <table:table-cell table:formula="of:=[.G421]+[.H420]" office:value-type="float" office:value="65970" calcext:value-type="float">
            <text:p>65970</text:p>
          </table:table-cell>
          <table:table-cell table:formula="of:=[.H421]-[.E421]" office:value-type="float" office:value="41805" calcext:value-type="float">
            <text:p>41805</text:p>
          </table:table-cell>
          <table:table-cell table:style-name="ce2" table:formula="of:=[.J420]+[.L420]" office:value-type="float" office:value="34" calcext:value-type="float">
            <text:p>34</text:p>
          </table:table-cell>
          <table:table-cell table:formula="of:=IF(AND(NOT(MONTH([.A421]) = MONTH([.A422]));[.I421]&gt;=2400);&quot;TAK&quot;;&quot;NIE&quot;)" office:value-type="string" office:string-value="NIE" calcext:value-type="string">
            <text:p>NIE</text:p>
          </table:table-cell>
          <table:table-cell table:formula="of:=IF([.K421] = &quot;TAK&quot;;3;0)" office:value-type="float" office:value="0" calcext:value-type="float">
            <text:p>0</text:p>
          </table:table-cell>
          <table:table-cell table:formula="of:=[.L42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5" calcext:value-type="date">
            <text:p>25.0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22] = &quot;niedziela&quot;;[.$P$7]*[.J422];0)" office:value-type="float" office:value="510" calcext:value-type="float">
            <text:p>510</text:p>
          </table:table-cell>
          <table:table-cell table:formula="of:=[.E421]+[.D422]" office:value-type="float" office:value="24675" calcext:value-type="float">
            <text:p>24675</text:p>
          </table:table-cell>
          <table:table-cell table:formula="of:=IF(AND(NOT([.B422]=&quot;niedziela&quot;);NOT([.B422]=&quot;sobota&quot;));ROUNDDOWN(VLOOKUP([.C422];[.$O$1:.$P$4];2;0) * [.J422];0);0)" office:value-type="float" office:value="0" calcext:value-type="float">
            <text:p>0</text:p>
          </table:table-cell>
          <table:table-cell table:formula="of:=[.F422]*[.$P$8]" office:value-type="float" office:value="0" calcext:value-type="float">
            <text:p>0</text:p>
          </table:table-cell>
          <table:table-cell table:formula="of:=[.G422]+[.H421]" office:value-type="float" office:value="65970" calcext:value-type="float">
            <text:p>65970</text:p>
          </table:table-cell>
          <table:table-cell table:formula="of:=[.H422]-[.E422]" office:value-type="float" office:value="41295" calcext:value-type="float">
            <text:p>41295</text:p>
          </table:table-cell>
          <table:table-cell table:style-name="ce2" table:formula="of:=[.J421]+[.L421]" office:value-type="float" office:value="34" calcext:value-type="float">
            <text:p>34</text:p>
          </table:table-cell>
          <table:table-cell table:formula="of:=IF(AND(NOT(MONTH([.A422]) = MONTH([.A423]));[.I422]&gt;=2400);&quot;TAK&quot;;&quot;NIE&quot;)" office:value-type="string" office:string-value="NIE" calcext:value-type="string">
            <text:p>NIE</text:p>
          </table:table-cell>
          <table:table-cell table:formula="of:=IF([.K422] = &quot;TAK&quot;;3;0)" office:value-type="float" office:value="0" calcext:value-type="float">
            <text:p>0</text:p>
          </table:table-cell>
          <table:table-cell table:formula="of:=[.L42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6" calcext:value-type="date">
            <text:p>26.0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23] = &quot;niedziela&quot;;[.$P$7]*[.J423];0)" office:value-type="float" office:value="0" calcext:value-type="float">
            <text:p>0</text:p>
          </table:table-cell>
          <table:table-cell table:formula="of:=[.E422]+[.D423]" office:value-type="float" office:value="24675" calcext:value-type="float">
            <text:p>24675</text:p>
          </table:table-cell>
          <table:table-cell table:formula="of:=IF(AND(NOT([.B423]=&quot;niedziela&quot;);NOT([.B423]=&quot;sobota&quot;));ROUNDDOWN(VLOOKUP([.C423];[.$O$1:.$P$4];2;0) * [.J423];0);0)" office:value-type="float" office:value="6" calcext:value-type="float">
            <text:p>6</text:p>
          </table:table-cell>
          <table:table-cell table:formula="of:=[.F423]*[.$P$8]" office:value-type="float" office:value="180" calcext:value-type="float">
            <text:p>180</text:p>
          </table:table-cell>
          <table:table-cell table:formula="of:=[.G423]+[.H422]" office:value-type="float" office:value="66150" calcext:value-type="float">
            <text:p>66150</text:p>
          </table:table-cell>
          <table:table-cell table:formula="of:=[.H423]-[.E423]" office:value-type="float" office:value="41475" calcext:value-type="float">
            <text:p>41475</text:p>
          </table:table-cell>
          <table:table-cell table:style-name="ce2" table:formula="of:=[.J422]+[.L422]" office:value-type="float" office:value="34" calcext:value-type="float">
            <text:p>34</text:p>
          </table:table-cell>
          <table:table-cell table:formula="of:=IF(AND(NOT(MONTH([.A423]) = MONTH([.A424]));[.I423]&gt;=2400);&quot;TAK&quot;;&quot;NIE&quot;)" office:value-type="string" office:string-value="NIE" calcext:value-type="string">
            <text:p>NIE</text:p>
          </table:table-cell>
          <table:table-cell table:formula="of:=IF([.K423] = &quot;TAK&quot;;3;0)" office:value-type="float" office:value="0" calcext:value-type="float">
            <text:p>0</text:p>
          </table:table-cell>
          <table:table-cell table:formula="of:=[.L42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7" calcext:value-type="date">
            <text:p>27.0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24] = &quot;niedziela&quot;;[.$P$7]*[.J424];0)" office:value-type="float" office:value="0" calcext:value-type="float">
            <text:p>0</text:p>
          </table:table-cell>
          <table:table-cell table:formula="of:=[.E423]+[.D424]" office:value-type="float" office:value="24675" calcext:value-type="float">
            <text:p>24675</text:p>
          </table:table-cell>
          <table:table-cell table:formula="of:=IF(AND(NOT([.B424]=&quot;niedziela&quot;);NOT([.B424]=&quot;sobota&quot;));ROUNDDOWN(VLOOKUP([.C424];[.$O$1:.$P$4];2;0) * [.J424];0);0)" office:value-type="float" office:value="6" calcext:value-type="float">
            <text:p>6</text:p>
          </table:table-cell>
          <table:table-cell table:formula="of:=[.F424]*[.$P$8]" office:value-type="float" office:value="180" calcext:value-type="float">
            <text:p>180</text:p>
          </table:table-cell>
          <table:table-cell table:formula="of:=[.G424]+[.H423]" office:value-type="float" office:value="66330" calcext:value-type="float">
            <text:p>66330</text:p>
          </table:table-cell>
          <table:table-cell table:formula="of:=[.H424]-[.E424]" office:value-type="float" office:value="41655" calcext:value-type="float">
            <text:p>41655</text:p>
          </table:table-cell>
          <table:table-cell table:style-name="ce2" table:formula="of:=[.J423]+[.L423]" office:value-type="float" office:value="34" calcext:value-type="float">
            <text:p>34</text:p>
          </table:table-cell>
          <table:table-cell table:formula="of:=IF(AND(NOT(MONTH([.A424]) = MONTH([.A425]));[.I424]&gt;=2400);&quot;TAK&quot;;&quot;NIE&quot;)" office:value-type="string" office:string-value="NIE" calcext:value-type="string">
            <text:p>NIE</text:p>
          </table:table-cell>
          <table:table-cell table:formula="of:=IF([.K424] = &quot;TAK&quot;;3;0)" office:value-type="float" office:value="0" calcext:value-type="float">
            <text:p>0</text:p>
          </table:table-cell>
          <table:table-cell table:formula="of:=[.L42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8" calcext:value-type="date">
            <text:p>28.0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25] = &quot;niedziela&quot;;[.$P$7]*[.J425];0)" office:value-type="float" office:value="0" calcext:value-type="float">
            <text:p>0</text:p>
          </table:table-cell>
          <table:table-cell table:formula="of:=[.E424]+[.D425]" office:value-type="float" office:value="24675" calcext:value-type="float">
            <text:p>24675</text:p>
          </table:table-cell>
          <table:table-cell table:formula="of:=IF(AND(NOT([.B425]=&quot;niedziela&quot;);NOT([.B425]=&quot;sobota&quot;));ROUNDDOWN(VLOOKUP([.C425];[.$O$1:.$P$4];2;0) * [.J425];0);0)" office:value-type="float" office:value="6" calcext:value-type="float">
            <text:p>6</text:p>
          </table:table-cell>
          <table:table-cell table:formula="of:=[.F425]*[.$P$8]" office:value-type="float" office:value="180" calcext:value-type="float">
            <text:p>180</text:p>
          </table:table-cell>
          <table:table-cell table:formula="of:=[.G425]+[.H424]" office:value-type="float" office:value="66510" calcext:value-type="float">
            <text:p>66510</text:p>
          </table:table-cell>
          <table:table-cell table:formula="of:=[.H425]-[.E425]" office:value-type="float" office:value="41835" calcext:value-type="float">
            <text:p>41835</text:p>
          </table:table-cell>
          <table:table-cell table:style-name="ce2" table:formula="of:=[.J424]+[.L424]" office:value-type="float" office:value="34" calcext:value-type="float">
            <text:p>34</text:p>
          </table:table-cell>
          <table:table-cell table:formula="of:=IF(AND(NOT(MONTH([.A425]) = MONTH([.A426]));[.I425]&gt;=2400);&quot;TAK&quot;;&quot;NIE&quot;)" office:value-type="string" office:string-value="NIE" calcext:value-type="string">
            <text:p>NIE</text:p>
          </table:table-cell>
          <table:table-cell table:formula="of:=IF([.K425] = &quot;TAK&quot;;3;0)" office:value-type="float" office:value="0" calcext:value-type="float">
            <text:p>0</text:p>
          </table:table-cell>
          <table:table-cell table:formula="of:=[.L42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2-29" calcext:value-type="date">
            <text:p>29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26] = &quot;niedziela&quot;;[.$P$7]*[.J426];0)" office:value-type="float" office:value="0" calcext:value-type="float">
            <text:p>0</text:p>
          </table:table-cell>
          <table:table-cell table:formula="of:=[.E425]+[.D426]" office:value-type="float" office:value="24675" calcext:value-type="float">
            <text:p>24675</text:p>
          </table:table-cell>
          <table:table-cell table:formula="of:=IF(AND(NOT([.B426]=&quot;niedziela&quot;);NOT([.B426]=&quot;sobota&quot;));ROUNDDOWN(VLOOKUP([.C426];[.$O$1:.$P$4];2;0) * [.J426];0);0)" office:value-type="float" office:value="6" calcext:value-type="float">
            <text:p>6</text:p>
          </table:table-cell>
          <table:table-cell table:formula="of:=[.F426]*[.$P$8]" office:value-type="float" office:value="180" calcext:value-type="float">
            <text:p>180</text:p>
          </table:table-cell>
          <table:table-cell table:formula="of:=[.G426]+[.H425]" office:value-type="float" office:value="66690" calcext:value-type="float">
            <text:p>66690</text:p>
          </table:table-cell>
          <table:table-cell table:formula="of:=[.H426]-[.E426]" office:value-type="float" office:value="42015" calcext:value-type="float">
            <text:p>42015</text:p>
          </table:table-cell>
          <table:table-cell table:style-name="ce2" table:formula="of:=[.J425]+[.L425]" office:value-type="float" office:value="34" calcext:value-type="float">
            <text:p>34</text:p>
          </table:table-cell>
          <table:table-cell table:formula="of:=IF(AND(NOT(MONTH([.A426]) = MONTH([.A427]));[.I426]&gt;=2400);&quot;TAK&quot;;&quot;NIE&quot;)" office:value-type="string" office:string-value="TAK" calcext:value-type="string">
            <text:p>TAK</text:p>
          </table:table-cell>
          <table:table-cell table:formula="of:=IF([.K426] = &quot;TAK&quot;;3;0)" office:value-type="float" office:value="3" calcext:value-type="float">
            <text:p>3</text:p>
          </table:table-cell>
          <table:table-cell table:formula="of:=[.L426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1" calcext:value-type="date">
            <text:p>1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27] = &quot;niedziela&quot;;[.$P$7]*[.J427];0)" office:value-type="float" office:value="0" calcext:value-type="float">
            <text:p>0</text:p>
          </table:table-cell>
          <table:table-cell table:formula="of:=[.E426]+[.D427]" office:value-type="float" office:value="24675" calcext:value-type="float">
            <text:p>24675</text:p>
          </table:table-cell>
          <table:table-cell table:formula="of:=IF(AND(NOT([.B427]=&quot;niedziela&quot;);NOT([.B427]=&quot;sobota&quot;));ROUNDDOWN(VLOOKUP([.C427];[.$O$1:.$P$4];2;0) * [.J427];0);0)" office:value-type="float" office:value="7" calcext:value-type="float">
            <text:p>7</text:p>
          </table:table-cell>
          <table:table-cell table:formula="of:=[.F427]*[.$P$8]" office:value-type="float" office:value="210" calcext:value-type="float">
            <text:p>210</text:p>
          </table:table-cell>
          <table:table-cell table:formula="of:=[.G427]+[.H426]" office:value-type="float" office:value="66900" calcext:value-type="float">
            <text:p>66900</text:p>
          </table:table-cell>
          <table:table-cell table:formula="of:=[.H427]-[.E427]" office:value-type="float" office:value="42225" calcext:value-type="float">
            <text:p>42225</text:p>
          </table:table-cell>
          <table:table-cell table:style-name="ce2" table:formula="of:=[.J426]+[.L426]" office:value-type="float" office:value="37" calcext:value-type="float">
            <text:p>37</text:p>
          </table:table-cell>
          <table:table-cell table:formula="of:=IF(AND(NOT(MONTH([.A427]) = MONTH([.A428]));[.I427]&gt;=2400);&quot;TAK&quot;;&quot;NIE&quot;)" office:value-type="string" office:string-value="NIE" calcext:value-type="string">
            <text:p>NIE</text:p>
          </table:table-cell>
          <table:table-cell table:formula="of:=IF([.K427] = &quot;TAK&quot;;3;0)" office:value-type="float" office:value="0" calcext:value-type="float">
            <text:p>0</text:p>
          </table:table-cell>
          <table:table-cell table:formula="of:=[.L42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2" calcext:value-type="date">
            <text:p>2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28] = &quot;niedziela&quot;;[.$P$7]*[.J428];0)" office:value-type="float" office:value="0" calcext:value-type="float">
            <text:p>0</text:p>
          </table:table-cell>
          <table:table-cell table:formula="of:=[.E427]+[.D428]" office:value-type="float" office:value="24675" calcext:value-type="float">
            <text:p>24675</text:p>
          </table:table-cell>
          <table:table-cell table:formula="of:=IF(AND(NOT([.B428]=&quot;niedziela&quot;);NOT([.B428]=&quot;sobota&quot;));ROUNDDOWN(VLOOKUP([.C428];[.$O$1:.$P$4];2;0) * [.J428];0);0)" office:value-type="float" office:value="0" calcext:value-type="float">
            <text:p>0</text:p>
          </table:table-cell>
          <table:table-cell table:formula="of:=[.F428]*[.$P$8]" office:value-type="float" office:value="0" calcext:value-type="float">
            <text:p>0</text:p>
          </table:table-cell>
          <table:table-cell table:formula="of:=[.G428]+[.H427]" office:value-type="float" office:value="66900" calcext:value-type="float">
            <text:p>66900</text:p>
          </table:table-cell>
          <table:table-cell table:formula="of:=[.H428]-[.E428]" office:value-type="float" office:value="42225" calcext:value-type="float">
            <text:p>42225</text:p>
          </table:table-cell>
          <table:table-cell table:style-name="ce2" table:formula="of:=[.J427]+[.L427]" office:value-type="float" office:value="37" calcext:value-type="float">
            <text:p>37</text:p>
          </table:table-cell>
          <table:table-cell table:formula="of:=IF(AND(NOT(MONTH([.A428]) = MONTH([.A429]));[.I428]&gt;=2400);&quot;TAK&quot;;&quot;NIE&quot;)" office:value-type="string" office:string-value="NIE" calcext:value-type="string">
            <text:p>NIE</text:p>
          </table:table-cell>
          <table:table-cell table:formula="of:=IF([.K428] = &quot;TAK&quot;;3;0)" office:value-type="float" office:value="0" calcext:value-type="float">
            <text:p>0</text:p>
          </table:table-cell>
          <table:table-cell table:formula="of:=[.L42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3" calcext:value-type="date">
            <text:p>3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29] = &quot;niedziela&quot;;[.$P$7]*[.J429];0)" office:value-type="float" office:value="555" calcext:value-type="float">
            <text:p>555</text:p>
          </table:table-cell>
          <table:table-cell table:formula="of:=[.E428]+[.D429]" office:value-type="float" office:value="25230" calcext:value-type="float">
            <text:p>25230</text:p>
          </table:table-cell>
          <table:table-cell table:formula="of:=IF(AND(NOT([.B429]=&quot;niedziela&quot;);NOT([.B429]=&quot;sobota&quot;));ROUNDDOWN(VLOOKUP([.C429];[.$O$1:.$P$4];2;0) * [.J429];0);0)" office:value-type="float" office:value="0" calcext:value-type="float">
            <text:p>0</text:p>
          </table:table-cell>
          <table:table-cell table:formula="of:=[.F429]*[.$P$8]" office:value-type="float" office:value="0" calcext:value-type="float">
            <text:p>0</text:p>
          </table:table-cell>
          <table:table-cell table:formula="of:=[.G429]+[.H428]" office:value-type="float" office:value="66900" calcext:value-type="float">
            <text:p>66900</text:p>
          </table:table-cell>
          <table:table-cell table:formula="of:=[.H429]-[.E429]" office:value-type="float" office:value="41670" calcext:value-type="float">
            <text:p>41670</text:p>
          </table:table-cell>
          <table:table-cell table:style-name="ce2" table:formula="of:=[.J428]+[.L428]" office:value-type="float" office:value="37" calcext:value-type="float">
            <text:p>37</text:p>
          </table:table-cell>
          <table:table-cell table:formula="of:=IF(AND(NOT(MONTH([.A429]) = MONTH([.A430]));[.I429]&gt;=2400);&quot;TAK&quot;;&quot;NIE&quot;)" office:value-type="string" office:string-value="NIE" calcext:value-type="string">
            <text:p>NIE</text:p>
          </table:table-cell>
          <table:table-cell table:formula="of:=IF([.K429] = &quot;TAK&quot;;3;0)" office:value-type="float" office:value="0" calcext:value-type="float">
            <text:p>0</text:p>
          </table:table-cell>
          <table:table-cell table:formula="of:=[.L42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4" calcext:value-type="date">
            <text:p>4.03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30] = &quot;niedziela&quot;;[.$P$7]*[.J430];0)" office:value-type="float" office:value="0" calcext:value-type="float">
            <text:p>0</text:p>
          </table:table-cell>
          <table:table-cell table:formula="of:=[.E429]+[.D430]" office:value-type="float" office:value="25230" calcext:value-type="float">
            <text:p>25230</text:p>
          </table:table-cell>
          <table:table-cell table:formula="of:=IF(AND(NOT([.B430]=&quot;niedziela&quot;);NOT([.B430]=&quot;sobota&quot;));ROUNDDOWN(VLOOKUP([.C430];[.$O$1:.$P$4];2;0) * [.J430];0);0)" office:value-type="float" office:value="7" calcext:value-type="float">
            <text:p>7</text:p>
          </table:table-cell>
          <table:table-cell table:formula="of:=[.F430]*[.$P$8]" office:value-type="float" office:value="210" calcext:value-type="float">
            <text:p>210</text:p>
          </table:table-cell>
          <table:table-cell table:formula="of:=[.G430]+[.H429]" office:value-type="float" office:value="67110" calcext:value-type="float">
            <text:p>67110</text:p>
          </table:table-cell>
          <table:table-cell table:formula="of:=[.H430]-[.E430]" office:value-type="float" office:value="41880" calcext:value-type="float">
            <text:p>41880</text:p>
          </table:table-cell>
          <table:table-cell table:style-name="ce2" table:formula="of:=[.J429]+[.L429]" office:value-type="float" office:value="37" calcext:value-type="float">
            <text:p>37</text:p>
          </table:table-cell>
          <table:table-cell table:formula="of:=IF(AND(NOT(MONTH([.A430]) = MONTH([.A431]));[.I430]&gt;=2400);&quot;TAK&quot;;&quot;NIE&quot;)" office:value-type="string" office:string-value="NIE" calcext:value-type="string">
            <text:p>NIE</text:p>
          </table:table-cell>
          <table:table-cell table:formula="of:=IF([.K430] = &quot;TAK&quot;;3;0)" office:value-type="float" office:value="0" calcext:value-type="float">
            <text:p>0</text:p>
          </table:table-cell>
          <table:table-cell table:formula="of:=[.L43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5" calcext:value-type="date">
            <text:p>5.03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31] = &quot;niedziela&quot;;[.$P$7]*[.J431];0)" office:value-type="float" office:value="0" calcext:value-type="float">
            <text:p>0</text:p>
          </table:table-cell>
          <table:table-cell table:formula="of:=[.E430]+[.D431]" office:value-type="float" office:value="25230" calcext:value-type="float">
            <text:p>25230</text:p>
          </table:table-cell>
          <table:table-cell table:formula="of:=IF(AND(NOT([.B431]=&quot;niedziela&quot;);NOT([.B431]=&quot;sobota&quot;));ROUNDDOWN(VLOOKUP([.C431];[.$O$1:.$P$4];2;0) * [.J431];0);0)" office:value-type="float" office:value="7" calcext:value-type="float">
            <text:p>7</text:p>
          </table:table-cell>
          <table:table-cell table:formula="of:=[.F431]*[.$P$8]" office:value-type="float" office:value="210" calcext:value-type="float">
            <text:p>210</text:p>
          </table:table-cell>
          <table:table-cell table:formula="of:=[.G431]+[.H430]" office:value-type="float" office:value="67320" calcext:value-type="float">
            <text:p>67320</text:p>
          </table:table-cell>
          <table:table-cell table:formula="of:=[.H431]-[.E431]" office:value-type="float" office:value="42090" calcext:value-type="float">
            <text:p>42090</text:p>
          </table:table-cell>
          <table:table-cell table:style-name="ce2" table:formula="of:=[.J430]+[.L430]" office:value-type="float" office:value="37" calcext:value-type="float">
            <text:p>37</text:p>
          </table:table-cell>
          <table:table-cell table:formula="of:=IF(AND(NOT(MONTH([.A431]) = MONTH([.A432]));[.I431]&gt;=2400);&quot;TAK&quot;;&quot;NIE&quot;)" office:value-type="string" office:string-value="NIE" calcext:value-type="string">
            <text:p>NIE</text:p>
          </table:table-cell>
          <table:table-cell table:formula="of:=IF([.K431] = &quot;TAK&quot;;3;0)" office:value-type="float" office:value="0" calcext:value-type="float">
            <text:p>0</text:p>
          </table:table-cell>
          <table:table-cell table:formula="of:=[.L43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6" calcext:value-type="date">
            <text:p>6.03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32] = &quot;niedziela&quot;;[.$P$7]*[.J432];0)" office:value-type="float" office:value="0" calcext:value-type="float">
            <text:p>0</text:p>
          </table:table-cell>
          <table:table-cell table:formula="of:=[.E431]+[.D432]" office:value-type="float" office:value="25230" calcext:value-type="float">
            <text:p>25230</text:p>
          </table:table-cell>
          <table:table-cell table:formula="of:=IF(AND(NOT([.B432]=&quot;niedziela&quot;);NOT([.B432]=&quot;sobota&quot;));ROUNDDOWN(VLOOKUP([.C432];[.$O$1:.$P$4];2;0) * [.J432];0);0)" office:value-type="float" office:value="7" calcext:value-type="float">
            <text:p>7</text:p>
          </table:table-cell>
          <table:table-cell table:formula="of:=[.F432]*[.$P$8]" office:value-type="float" office:value="210" calcext:value-type="float">
            <text:p>210</text:p>
          </table:table-cell>
          <table:table-cell table:formula="of:=[.G432]+[.H431]" office:value-type="float" office:value="67530" calcext:value-type="float">
            <text:p>67530</text:p>
          </table:table-cell>
          <table:table-cell table:formula="of:=[.H432]-[.E432]" office:value-type="float" office:value="42300" calcext:value-type="float">
            <text:p>42300</text:p>
          </table:table-cell>
          <table:table-cell table:style-name="ce2" table:formula="of:=[.J431]+[.L431]" office:value-type="float" office:value="37" calcext:value-type="float">
            <text:p>37</text:p>
          </table:table-cell>
          <table:table-cell table:formula="of:=IF(AND(NOT(MONTH([.A432]) = MONTH([.A433]));[.I432]&gt;=2400);&quot;TAK&quot;;&quot;NIE&quot;)" office:value-type="string" office:string-value="NIE" calcext:value-type="string">
            <text:p>NIE</text:p>
          </table:table-cell>
          <table:table-cell table:formula="of:=IF([.K432] = &quot;TAK&quot;;3;0)" office:value-type="float" office:value="0" calcext:value-type="float">
            <text:p>0</text:p>
          </table:table-cell>
          <table:table-cell table:formula="of:=[.L43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7" calcext:value-type="date">
            <text:p>7.03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33] = &quot;niedziela&quot;;[.$P$7]*[.J433];0)" office:value-type="float" office:value="0" calcext:value-type="float">
            <text:p>0</text:p>
          </table:table-cell>
          <table:table-cell table:formula="of:=[.E432]+[.D433]" office:value-type="float" office:value="25230" calcext:value-type="float">
            <text:p>25230</text:p>
          </table:table-cell>
          <table:table-cell table:formula="of:=IF(AND(NOT([.B433]=&quot;niedziela&quot;);NOT([.B433]=&quot;sobota&quot;));ROUNDDOWN(VLOOKUP([.C433];[.$O$1:.$P$4];2;0) * [.J433];0);0)" office:value-type="float" office:value="7" calcext:value-type="float">
            <text:p>7</text:p>
          </table:table-cell>
          <table:table-cell table:formula="of:=[.F433]*[.$P$8]" office:value-type="float" office:value="210" calcext:value-type="float">
            <text:p>210</text:p>
          </table:table-cell>
          <table:table-cell table:formula="of:=[.G433]+[.H432]" office:value-type="float" office:value="67740" calcext:value-type="float">
            <text:p>67740</text:p>
          </table:table-cell>
          <table:table-cell table:formula="of:=[.H433]-[.E433]" office:value-type="float" office:value="42510" calcext:value-type="float">
            <text:p>42510</text:p>
          </table:table-cell>
          <table:table-cell table:style-name="ce2" table:formula="of:=[.J432]+[.L432]" office:value-type="float" office:value="37" calcext:value-type="float">
            <text:p>37</text:p>
          </table:table-cell>
          <table:table-cell table:formula="of:=IF(AND(NOT(MONTH([.A433]) = MONTH([.A434]));[.I433]&gt;=2400);&quot;TAK&quot;;&quot;NIE&quot;)" office:value-type="string" office:string-value="NIE" calcext:value-type="string">
            <text:p>NIE</text:p>
          </table:table-cell>
          <table:table-cell table:formula="of:=IF([.K433] = &quot;TAK&quot;;3;0)" office:value-type="float" office:value="0" calcext:value-type="float">
            <text:p>0</text:p>
          </table:table-cell>
          <table:table-cell table:formula="of:=[.L43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8" calcext:value-type="date">
            <text:p>8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34] = &quot;niedziela&quot;;[.$P$7]*[.J434];0)" office:value-type="float" office:value="0" calcext:value-type="float">
            <text:p>0</text:p>
          </table:table-cell>
          <table:table-cell table:formula="of:=[.E433]+[.D434]" office:value-type="float" office:value="25230" calcext:value-type="float">
            <text:p>25230</text:p>
          </table:table-cell>
          <table:table-cell table:formula="of:=IF(AND(NOT([.B434]=&quot;niedziela&quot;);NOT([.B434]=&quot;sobota&quot;));ROUNDDOWN(VLOOKUP([.C434];[.$O$1:.$P$4];2;0) * [.J434];0);0)" office:value-type="float" office:value="7" calcext:value-type="float">
            <text:p>7</text:p>
          </table:table-cell>
          <table:table-cell table:formula="of:=[.F434]*[.$P$8]" office:value-type="float" office:value="210" calcext:value-type="float">
            <text:p>210</text:p>
          </table:table-cell>
          <table:table-cell table:formula="of:=[.G434]+[.H433]" office:value-type="float" office:value="67950" calcext:value-type="float">
            <text:p>67950</text:p>
          </table:table-cell>
          <table:table-cell table:formula="of:=[.H434]-[.E434]" office:value-type="float" office:value="42720" calcext:value-type="float">
            <text:p>42720</text:p>
          </table:table-cell>
          <table:table-cell table:style-name="ce2" table:formula="of:=[.J433]+[.L433]" office:value-type="float" office:value="37" calcext:value-type="float">
            <text:p>37</text:p>
          </table:table-cell>
          <table:table-cell table:formula="of:=IF(AND(NOT(MONTH([.A434]) = MONTH([.A435]));[.I434]&gt;=2400);&quot;TAK&quot;;&quot;NIE&quot;)" office:value-type="string" office:string-value="NIE" calcext:value-type="string">
            <text:p>NIE</text:p>
          </table:table-cell>
          <table:table-cell table:formula="of:=IF([.K434] = &quot;TAK&quot;;3;0)" office:value-type="float" office:value="0" calcext:value-type="float">
            <text:p>0</text:p>
          </table:table-cell>
          <table:table-cell table:formula="of:=[.L43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09" calcext:value-type="date">
            <text:p>9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35] = &quot;niedziela&quot;;[.$P$7]*[.J435];0)" office:value-type="float" office:value="0" calcext:value-type="float">
            <text:p>0</text:p>
          </table:table-cell>
          <table:table-cell table:formula="of:=[.E434]+[.D435]" office:value-type="float" office:value="25230" calcext:value-type="float">
            <text:p>25230</text:p>
          </table:table-cell>
          <table:table-cell table:formula="of:=IF(AND(NOT([.B435]=&quot;niedziela&quot;);NOT([.B435]=&quot;sobota&quot;));ROUNDDOWN(VLOOKUP([.C435];[.$O$1:.$P$4];2;0) * [.J435];0);0)" office:value-type="float" office:value="0" calcext:value-type="float">
            <text:p>0</text:p>
          </table:table-cell>
          <table:table-cell table:formula="of:=[.F435]*[.$P$8]" office:value-type="float" office:value="0" calcext:value-type="float">
            <text:p>0</text:p>
          </table:table-cell>
          <table:table-cell table:formula="of:=[.G435]+[.H434]" office:value-type="float" office:value="67950" calcext:value-type="float">
            <text:p>67950</text:p>
          </table:table-cell>
          <table:table-cell table:formula="of:=[.H435]-[.E435]" office:value-type="float" office:value="42720" calcext:value-type="float">
            <text:p>42720</text:p>
          </table:table-cell>
          <table:table-cell table:style-name="ce2" table:formula="of:=[.J434]+[.L434]" office:value-type="float" office:value="37" calcext:value-type="float">
            <text:p>37</text:p>
          </table:table-cell>
          <table:table-cell table:formula="of:=IF(AND(NOT(MONTH([.A435]) = MONTH([.A436]));[.I435]&gt;=2400);&quot;TAK&quot;;&quot;NIE&quot;)" office:value-type="string" office:string-value="NIE" calcext:value-type="string">
            <text:p>NIE</text:p>
          </table:table-cell>
          <table:table-cell table:formula="of:=IF([.K435] = &quot;TAK&quot;;3;0)" office:value-type="float" office:value="0" calcext:value-type="float">
            <text:p>0</text:p>
          </table:table-cell>
          <table:table-cell table:formula="of:=[.L43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0" calcext:value-type="date">
            <text:p>10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36] = &quot;niedziela&quot;;[.$P$7]*[.J436];0)" office:value-type="float" office:value="555" calcext:value-type="float">
            <text:p>555</text:p>
          </table:table-cell>
          <table:table-cell table:formula="of:=[.E435]+[.D436]" office:value-type="float" office:value="25785" calcext:value-type="float">
            <text:p>25785</text:p>
          </table:table-cell>
          <table:table-cell table:formula="of:=IF(AND(NOT([.B436]=&quot;niedziela&quot;);NOT([.B436]=&quot;sobota&quot;));ROUNDDOWN(VLOOKUP([.C436];[.$O$1:.$P$4];2;0) * [.J436];0);0)" office:value-type="float" office:value="0" calcext:value-type="float">
            <text:p>0</text:p>
          </table:table-cell>
          <table:table-cell table:formula="of:=[.F436]*[.$P$8]" office:value-type="float" office:value="0" calcext:value-type="float">
            <text:p>0</text:p>
          </table:table-cell>
          <table:table-cell table:formula="of:=[.G436]+[.H435]" office:value-type="float" office:value="67950" calcext:value-type="float">
            <text:p>67950</text:p>
          </table:table-cell>
          <table:table-cell table:formula="of:=[.H436]-[.E436]" office:value-type="float" office:value="42165" calcext:value-type="float">
            <text:p>42165</text:p>
          </table:table-cell>
          <table:table-cell table:style-name="ce2" table:formula="of:=[.J435]+[.L435]" office:value-type="float" office:value="37" calcext:value-type="float">
            <text:p>37</text:p>
          </table:table-cell>
          <table:table-cell table:formula="of:=IF(AND(NOT(MONTH([.A436]) = MONTH([.A437]));[.I436]&gt;=2400);&quot;TAK&quot;;&quot;NIE&quot;)" office:value-type="string" office:string-value="NIE" calcext:value-type="string">
            <text:p>NIE</text:p>
          </table:table-cell>
          <table:table-cell table:formula="of:=IF([.K436] = &quot;TAK&quot;;3;0)" office:value-type="float" office:value="0" calcext:value-type="float">
            <text:p>0</text:p>
          </table:table-cell>
          <table:table-cell table:formula="of:=[.L43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1" calcext:value-type="date">
            <text:p>11.03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37] = &quot;niedziela&quot;;[.$P$7]*[.J437];0)" office:value-type="float" office:value="0" calcext:value-type="float">
            <text:p>0</text:p>
          </table:table-cell>
          <table:table-cell table:formula="of:=[.E436]+[.D437]" office:value-type="float" office:value="25785" calcext:value-type="float">
            <text:p>25785</text:p>
          </table:table-cell>
          <table:table-cell table:formula="of:=IF(AND(NOT([.B437]=&quot;niedziela&quot;);NOT([.B437]=&quot;sobota&quot;));ROUNDDOWN(VLOOKUP([.C437];[.$O$1:.$P$4];2;0) * [.J437];0);0)" office:value-type="float" office:value="7" calcext:value-type="float">
            <text:p>7</text:p>
          </table:table-cell>
          <table:table-cell table:formula="of:=[.F437]*[.$P$8]" office:value-type="float" office:value="210" calcext:value-type="float">
            <text:p>210</text:p>
          </table:table-cell>
          <table:table-cell table:formula="of:=[.G437]+[.H436]" office:value-type="float" office:value="68160" calcext:value-type="float">
            <text:p>68160</text:p>
          </table:table-cell>
          <table:table-cell table:formula="of:=[.H437]-[.E437]" office:value-type="float" office:value="42375" calcext:value-type="float">
            <text:p>42375</text:p>
          </table:table-cell>
          <table:table-cell table:style-name="ce2" table:formula="of:=[.J436]+[.L436]" office:value-type="float" office:value="37" calcext:value-type="float">
            <text:p>37</text:p>
          </table:table-cell>
          <table:table-cell table:formula="of:=IF(AND(NOT(MONTH([.A437]) = MONTH([.A438]));[.I437]&gt;=2400);&quot;TAK&quot;;&quot;NIE&quot;)" office:value-type="string" office:string-value="NIE" calcext:value-type="string">
            <text:p>NIE</text:p>
          </table:table-cell>
          <table:table-cell table:formula="of:=IF([.K437] = &quot;TAK&quot;;3;0)" office:value-type="float" office:value="0" calcext:value-type="float">
            <text:p>0</text:p>
          </table:table-cell>
          <table:table-cell table:formula="of:=[.L43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2" calcext:value-type="date">
            <text:p>12.03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38] = &quot;niedziela&quot;;[.$P$7]*[.J438];0)" office:value-type="float" office:value="0" calcext:value-type="float">
            <text:p>0</text:p>
          </table:table-cell>
          <table:table-cell table:formula="of:=[.E437]+[.D438]" office:value-type="float" office:value="25785" calcext:value-type="float">
            <text:p>25785</text:p>
          </table:table-cell>
          <table:table-cell table:formula="of:=IF(AND(NOT([.B438]=&quot;niedziela&quot;);NOT([.B438]=&quot;sobota&quot;));ROUNDDOWN(VLOOKUP([.C438];[.$O$1:.$P$4];2;0) * [.J438];0);0)" office:value-type="float" office:value="7" calcext:value-type="float">
            <text:p>7</text:p>
          </table:table-cell>
          <table:table-cell table:formula="of:=[.F438]*[.$P$8]" office:value-type="float" office:value="210" calcext:value-type="float">
            <text:p>210</text:p>
          </table:table-cell>
          <table:table-cell table:formula="of:=[.G438]+[.H437]" office:value-type="float" office:value="68370" calcext:value-type="float">
            <text:p>68370</text:p>
          </table:table-cell>
          <table:table-cell table:formula="of:=[.H438]-[.E438]" office:value-type="float" office:value="42585" calcext:value-type="float">
            <text:p>42585</text:p>
          </table:table-cell>
          <table:table-cell table:style-name="ce2" table:formula="of:=[.J437]+[.L437]" office:value-type="float" office:value="37" calcext:value-type="float">
            <text:p>37</text:p>
          </table:table-cell>
          <table:table-cell table:formula="of:=IF(AND(NOT(MONTH([.A438]) = MONTH([.A439]));[.I438]&gt;=2400);&quot;TAK&quot;;&quot;NIE&quot;)" office:value-type="string" office:string-value="NIE" calcext:value-type="string">
            <text:p>NIE</text:p>
          </table:table-cell>
          <table:table-cell table:formula="of:=IF([.K438] = &quot;TAK&quot;;3;0)" office:value-type="float" office:value="0" calcext:value-type="float">
            <text:p>0</text:p>
          </table:table-cell>
          <table:table-cell table:formula="of:=[.L43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3" calcext:value-type="date">
            <text:p>13.03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39] = &quot;niedziela&quot;;[.$P$7]*[.J439];0)" office:value-type="float" office:value="0" calcext:value-type="float">
            <text:p>0</text:p>
          </table:table-cell>
          <table:table-cell table:formula="of:=[.E438]+[.D439]" office:value-type="float" office:value="25785" calcext:value-type="float">
            <text:p>25785</text:p>
          </table:table-cell>
          <table:table-cell table:formula="of:=IF(AND(NOT([.B439]=&quot;niedziela&quot;);NOT([.B439]=&quot;sobota&quot;));ROUNDDOWN(VLOOKUP([.C439];[.$O$1:.$P$4];2;0) * [.J439];0);0)" office:value-type="float" office:value="7" calcext:value-type="float">
            <text:p>7</text:p>
          </table:table-cell>
          <table:table-cell table:formula="of:=[.F439]*[.$P$8]" office:value-type="float" office:value="210" calcext:value-type="float">
            <text:p>210</text:p>
          </table:table-cell>
          <table:table-cell table:formula="of:=[.G439]+[.H438]" office:value-type="float" office:value="68580" calcext:value-type="float">
            <text:p>68580</text:p>
          </table:table-cell>
          <table:table-cell table:formula="of:=[.H439]-[.E439]" office:value-type="float" office:value="42795" calcext:value-type="float">
            <text:p>42795</text:p>
          </table:table-cell>
          <table:table-cell table:style-name="ce2" table:formula="of:=[.J438]+[.L438]" office:value-type="float" office:value="37" calcext:value-type="float">
            <text:p>37</text:p>
          </table:table-cell>
          <table:table-cell table:formula="of:=IF(AND(NOT(MONTH([.A439]) = MONTH([.A440]));[.I439]&gt;=2400);&quot;TAK&quot;;&quot;NIE&quot;)" office:value-type="string" office:string-value="NIE" calcext:value-type="string">
            <text:p>NIE</text:p>
          </table:table-cell>
          <table:table-cell table:formula="of:=IF([.K439] = &quot;TAK&quot;;3;0)" office:value-type="float" office:value="0" calcext:value-type="float">
            <text:p>0</text:p>
          </table:table-cell>
          <table:table-cell table:formula="of:=[.L43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4" calcext:value-type="date">
            <text:p>14.03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40] = &quot;niedziela&quot;;[.$P$7]*[.J440];0)" office:value-type="float" office:value="0" calcext:value-type="float">
            <text:p>0</text:p>
          </table:table-cell>
          <table:table-cell table:formula="of:=[.E439]+[.D440]" office:value-type="float" office:value="25785" calcext:value-type="float">
            <text:p>25785</text:p>
          </table:table-cell>
          <table:table-cell table:formula="of:=IF(AND(NOT([.B440]=&quot;niedziela&quot;);NOT([.B440]=&quot;sobota&quot;));ROUNDDOWN(VLOOKUP([.C440];[.$O$1:.$P$4];2;0) * [.J440];0);0)" office:value-type="float" office:value="7" calcext:value-type="float">
            <text:p>7</text:p>
          </table:table-cell>
          <table:table-cell table:formula="of:=[.F440]*[.$P$8]" office:value-type="float" office:value="210" calcext:value-type="float">
            <text:p>210</text:p>
          </table:table-cell>
          <table:table-cell table:formula="of:=[.G440]+[.H439]" office:value-type="float" office:value="68790" calcext:value-type="float">
            <text:p>68790</text:p>
          </table:table-cell>
          <table:table-cell table:formula="of:=[.H440]-[.E440]" office:value-type="float" office:value="43005" calcext:value-type="float">
            <text:p>43005</text:p>
          </table:table-cell>
          <table:table-cell table:style-name="ce2" table:formula="of:=[.J439]+[.L439]" office:value-type="float" office:value="37" calcext:value-type="float">
            <text:p>37</text:p>
          </table:table-cell>
          <table:table-cell table:formula="of:=IF(AND(NOT(MONTH([.A440]) = MONTH([.A441]));[.I440]&gt;=2400);&quot;TAK&quot;;&quot;NIE&quot;)" office:value-type="string" office:string-value="NIE" calcext:value-type="string">
            <text:p>NIE</text:p>
          </table:table-cell>
          <table:table-cell table:formula="of:=IF([.K440] = &quot;TAK&quot;;3;0)" office:value-type="float" office:value="0" calcext:value-type="float">
            <text:p>0</text:p>
          </table:table-cell>
          <table:table-cell table:formula="of:=[.L44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5" calcext:value-type="date">
            <text:p>15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41] = &quot;niedziela&quot;;[.$P$7]*[.J441];0)" office:value-type="float" office:value="0" calcext:value-type="float">
            <text:p>0</text:p>
          </table:table-cell>
          <table:table-cell table:formula="of:=[.E440]+[.D441]" office:value-type="float" office:value="25785" calcext:value-type="float">
            <text:p>25785</text:p>
          </table:table-cell>
          <table:table-cell table:formula="of:=IF(AND(NOT([.B441]=&quot;niedziela&quot;);NOT([.B441]=&quot;sobota&quot;));ROUNDDOWN(VLOOKUP([.C441];[.$O$1:.$P$4];2;0) * [.J441];0);0)" office:value-type="float" office:value="7" calcext:value-type="float">
            <text:p>7</text:p>
          </table:table-cell>
          <table:table-cell table:formula="of:=[.F441]*[.$P$8]" office:value-type="float" office:value="210" calcext:value-type="float">
            <text:p>210</text:p>
          </table:table-cell>
          <table:table-cell table:formula="of:=[.G441]+[.H440]" office:value-type="float" office:value="69000" calcext:value-type="float">
            <text:p>69000</text:p>
          </table:table-cell>
          <table:table-cell table:formula="of:=[.H441]-[.E441]" office:value-type="float" office:value="43215" calcext:value-type="float">
            <text:p>43215</text:p>
          </table:table-cell>
          <table:table-cell table:style-name="ce2" table:formula="of:=[.J440]+[.L440]" office:value-type="float" office:value="37" calcext:value-type="float">
            <text:p>37</text:p>
          </table:table-cell>
          <table:table-cell table:formula="of:=IF(AND(NOT(MONTH([.A441]) = MONTH([.A442]));[.I441]&gt;=2400);&quot;TAK&quot;;&quot;NIE&quot;)" office:value-type="string" office:string-value="NIE" calcext:value-type="string">
            <text:p>NIE</text:p>
          </table:table-cell>
          <table:table-cell table:formula="of:=IF([.K441] = &quot;TAK&quot;;3;0)" office:value-type="float" office:value="0" calcext:value-type="float">
            <text:p>0</text:p>
          </table:table-cell>
          <table:table-cell table:formula="of:=[.L44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6" calcext:value-type="date">
            <text:p>16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42] = &quot;niedziela&quot;;[.$P$7]*[.J442];0)" office:value-type="float" office:value="0" calcext:value-type="float">
            <text:p>0</text:p>
          </table:table-cell>
          <table:table-cell table:formula="of:=[.E441]+[.D442]" office:value-type="float" office:value="25785" calcext:value-type="float">
            <text:p>25785</text:p>
          </table:table-cell>
          <table:table-cell table:formula="of:=IF(AND(NOT([.B442]=&quot;niedziela&quot;);NOT([.B442]=&quot;sobota&quot;));ROUNDDOWN(VLOOKUP([.C442];[.$O$1:.$P$4];2;0) * [.J442];0);0)" office:value-type="float" office:value="0" calcext:value-type="float">
            <text:p>0</text:p>
          </table:table-cell>
          <table:table-cell table:formula="of:=[.F442]*[.$P$8]" office:value-type="float" office:value="0" calcext:value-type="float">
            <text:p>0</text:p>
          </table:table-cell>
          <table:table-cell table:formula="of:=[.G442]+[.H441]" office:value-type="float" office:value="69000" calcext:value-type="float">
            <text:p>69000</text:p>
          </table:table-cell>
          <table:table-cell table:formula="of:=[.H442]-[.E442]" office:value-type="float" office:value="43215" calcext:value-type="float">
            <text:p>43215</text:p>
          </table:table-cell>
          <table:table-cell table:style-name="ce2" table:formula="of:=[.J441]+[.L441]" office:value-type="float" office:value="37" calcext:value-type="float">
            <text:p>37</text:p>
          </table:table-cell>
          <table:table-cell table:formula="of:=IF(AND(NOT(MONTH([.A442]) = MONTH([.A443]));[.I442]&gt;=2400);&quot;TAK&quot;;&quot;NIE&quot;)" office:value-type="string" office:string-value="NIE" calcext:value-type="string">
            <text:p>NIE</text:p>
          </table:table-cell>
          <table:table-cell table:formula="of:=IF([.K442] = &quot;TAK&quot;;3;0)" office:value-type="float" office:value="0" calcext:value-type="float">
            <text:p>0</text:p>
          </table:table-cell>
          <table:table-cell table:formula="of:=[.L44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7" calcext:value-type="date">
            <text:p>17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43] = &quot;niedziela&quot;;[.$P$7]*[.J443];0)" office:value-type="float" office:value="555" calcext:value-type="float">
            <text:p>555</text:p>
          </table:table-cell>
          <table:table-cell table:formula="of:=[.E442]+[.D443]" office:value-type="float" office:value="26340" calcext:value-type="float">
            <text:p>26340</text:p>
          </table:table-cell>
          <table:table-cell table:formula="of:=IF(AND(NOT([.B443]=&quot;niedziela&quot;);NOT([.B443]=&quot;sobota&quot;));ROUNDDOWN(VLOOKUP([.C443];[.$O$1:.$P$4];2;0) * [.J443];0);0)" office:value-type="float" office:value="0" calcext:value-type="float">
            <text:p>0</text:p>
          </table:table-cell>
          <table:table-cell table:formula="of:=[.F443]*[.$P$8]" office:value-type="float" office:value="0" calcext:value-type="float">
            <text:p>0</text:p>
          </table:table-cell>
          <table:table-cell table:formula="of:=[.G443]+[.H442]" office:value-type="float" office:value="69000" calcext:value-type="float">
            <text:p>69000</text:p>
          </table:table-cell>
          <table:table-cell table:formula="of:=[.H443]-[.E443]" office:value-type="float" office:value="42660" calcext:value-type="float">
            <text:p>42660</text:p>
          </table:table-cell>
          <table:table-cell table:style-name="ce2" table:formula="of:=[.J442]+[.L442]" office:value-type="float" office:value="37" calcext:value-type="float">
            <text:p>37</text:p>
          </table:table-cell>
          <table:table-cell table:formula="of:=IF(AND(NOT(MONTH([.A443]) = MONTH([.A444]));[.I443]&gt;=2400);&quot;TAK&quot;;&quot;NIE&quot;)" office:value-type="string" office:string-value="NIE" calcext:value-type="string">
            <text:p>NIE</text:p>
          </table:table-cell>
          <table:table-cell table:formula="of:=IF([.K443] = &quot;TAK&quot;;3;0)" office:value-type="float" office:value="0" calcext:value-type="float">
            <text:p>0</text:p>
          </table:table-cell>
          <table:table-cell table:formula="of:=[.L44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8" calcext:value-type="date">
            <text:p>18.03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44] = &quot;niedziela&quot;;[.$P$7]*[.J444];0)" office:value-type="float" office:value="0" calcext:value-type="float">
            <text:p>0</text:p>
          </table:table-cell>
          <table:table-cell table:formula="of:=[.E443]+[.D444]" office:value-type="float" office:value="26340" calcext:value-type="float">
            <text:p>26340</text:p>
          </table:table-cell>
          <table:table-cell table:formula="of:=IF(AND(NOT([.B444]=&quot;niedziela&quot;);NOT([.B444]=&quot;sobota&quot;));ROUNDDOWN(VLOOKUP([.C444];[.$O$1:.$P$4];2;0) * [.J444];0);0)" office:value-type="float" office:value="7" calcext:value-type="float">
            <text:p>7</text:p>
          </table:table-cell>
          <table:table-cell table:formula="of:=[.F444]*[.$P$8]" office:value-type="float" office:value="210" calcext:value-type="float">
            <text:p>210</text:p>
          </table:table-cell>
          <table:table-cell table:formula="of:=[.G444]+[.H443]" office:value-type="float" office:value="69210" calcext:value-type="float">
            <text:p>69210</text:p>
          </table:table-cell>
          <table:table-cell table:formula="of:=[.H444]-[.E444]" office:value-type="float" office:value="42870" calcext:value-type="float">
            <text:p>42870</text:p>
          </table:table-cell>
          <table:table-cell table:style-name="ce2" table:formula="of:=[.J443]+[.L443]" office:value-type="float" office:value="37" calcext:value-type="float">
            <text:p>37</text:p>
          </table:table-cell>
          <table:table-cell table:formula="of:=IF(AND(NOT(MONTH([.A444]) = MONTH([.A445]));[.I444]&gt;=2400);&quot;TAK&quot;;&quot;NIE&quot;)" office:value-type="string" office:string-value="NIE" calcext:value-type="string">
            <text:p>NIE</text:p>
          </table:table-cell>
          <table:table-cell table:formula="of:=IF([.K444] = &quot;TAK&quot;;3;0)" office:value-type="float" office:value="0" calcext:value-type="float">
            <text:p>0</text:p>
          </table:table-cell>
          <table:table-cell table:formula="of:=[.L44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19" calcext:value-type="date">
            <text:p>19.03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45] = &quot;niedziela&quot;;[.$P$7]*[.J445];0)" office:value-type="float" office:value="0" calcext:value-type="float">
            <text:p>0</text:p>
          </table:table-cell>
          <table:table-cell table:formula="of:=[.E444]+[.D445]" office:value-type="float" office:value="26340" calcext:value-type="float">
            <text:p>26340</text:p>
          </table:table-cell>
          <table:table-cell table:formula="of:=IF(AND(NOT([.B445]=&quot;niedziela&quot;);NOT([.B445]=&quot;sobota&quot;));ROUNDDOWN(VLOOKUP([.C445];[.$O$1:.$P$4];2;0) * [.J445];0);0)" office:value-type="float" office:value="7" calcext:value-type="float">
            <text:p>7</text:p>
          </table:table-cell>
          <table:table-cell table:formula="of:=[.F445]*[.$P$8]" office:value-type="float" office:value="210" calcext:value-type="float">
            <text:p>210</text:p>
          </table:table-cell>
          <table:table-cell table:formula="of:=[.G445]+[.H444]" office:value-type="float" office:value="69420" calcext:value-type="float">
            <text:p>69420</text:p>
          </table:table-cell>
          <table:table-cell table:formula="of:=[.H445]-[.E445]" office:value-type="float" office:value="43080" calcext:value-type="float">
            <text:p>43080</text:p>
          </table:table-cell>
          <table:table-cell table:style-name="ce2" table:formula="of:=[.J444]+[.L444]" office:value-type="float" office:value="37" calcext:value-type="float">
            <text:p>37</text:p>
          </table:table-cell>
          <table:table-cell table:formula="of:=IF(AND(NOT(MONTH([.A445]) = MONTH([.A446]));[.I445]&gt;=2400);&quot;TAK&quot;;&quot;NIE&quot;)" office:value-type="string" office:string-value="NIE" calcext:value-type="string">
            <text:p>NIE</text:p>
          </table:table-cell>
          <table:table-cell table:formula="of:=IF([.K445] = &quot;TAK&quot;;3;0)" office:value-type="float" office:value="0" calcext:value-type="float">
            <text:p>0</text:p>
          </table:table-cell>
          <table:table-cell table:formula="of:=[.L44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0" calcext:value-type="date">
            <text:p>20.03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46] = &quot;niedziela&quot;;[.$P$7]*[.J446];0)" office:value-type="float" office:value="0" calcext:value-type="float">
            <text:p>0</text:p>
          </table:table-cell>
          <table:table-cell table:formula="of:=[.E445]+[.D446]" office:value-type="float" office:value="26340" calcext:value-type="float">
            <text:p>26340</text:p>
          </table:table-cell>
          <table:table-cell table:formula="of:=IF(AND(NOT([.B446]=&quot;niedziela&quot;);NOT([.B446]=&quot;sobota&quot;));ROUNDDOWN(VLOOKUP([.C446];[.$O$1:.$P$4];2;0) * [.J446];0);0)" office:value-type="float" office:value="7" calcext:value-type="float">
            <text:p>7</text:p>
          </table:table-cell>
          <table:table-cell table:formula="of:=[.F446]*[.$P$8]" office:value-type="float" office:value="210" calcext:value-type="float">
            <text:p>210</text:p>
          </table:table-cell>
          <table:table-cell table:formula="of:=[.G446]+[.H445]" office:value-type="float" office:value="69630" calcext:value-type="float">
            <text:p>69630</text:p>
          </table:table-cell>
          <table:table-cell table:formula="of:=[.H446]-[.E446]" office:value-type="float" office:value="43290" calcext:value-type="float">
            <text:p>43290</text:p>
          </table:table-cell>
          <table:table-cell table:style-name="ce2" table:formula="of:=[.J445]+[.L445]" office:value-type="float" office:value="37" calcext:value-type="float">
            <text:p>37</text:p>
          </table:table-cell>
          <table:table-cell table:formula="of:=IF(AND(NOT(MONTH([.A446]) = MONTH([.A447]));[.I446]&gt;=2400);&quot;TAK&quot;;&quot;NIE&quot;)" office:value-type="string" office:string-value="NIE" calcext:value-type="string">
            <text:p>NIE</text:p>
          </table:table-cell>
          <table:table-cell table:formula="of:=IF([.K446] = &quot;TAK&quot;;3;0)" office:value-type="float" office:value="0" calcext:value-type="float">
            <text:p>0</text:p>
          </table:table-cell>
          <table:table-cell table:formula="of:=[.L44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1" calcext:value-type="date">
            <text:p>21.03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47] = &quot;niedziela&quot;;[.$P$7]*[.J447];0)" office:value-type="float" office:value="0" calcext:value-type="float">
            <text:p>0</text:p>
          </table:table-cell>
          <table:table-cell table:formula="of:=[.E446]+[.D447]" office:value-type="float" office:value="26340" calcext:value-type="float">
            <text:p>26340</text:p>
          </table:table-cell>
          <table:table-cell table:formula="of:=IF(AND(NOT([.B447]=&quot;niedziela&quot;);NOT([.B447]=&quot;sobota&quot;));ROUNDDOWN(VLOOKUP([.C447];[.$O$1:.$P$4];2;0) * [.J447];0);0)" office:value-type="float" office:value="18" calcext:value-type="float">
            <text:p>18</text:p>
          </table:table-cell>
          <table:table-cell table:formula="of:=[.F447]*[.$P$8]" office:value-type="float" office:value="540" calcext:value-type="float">
            <text:p>540</text:p>
          </table:table-cell>
          <table:table-cell table:formula="of:=[.G447]+[.H446]" office:value-type="float" office:value="70170" calcext:value-type="float">
            <text:p>70170</text:p>
          </table:table-cell>
          <table:table-cell table:formula="of:=[.H447]-[.E447]" office:value-type="float" office:value="43830" calcext:value-type="float">
            <text:p>43830</text:p>
          </table:table-cell>
          <table:table-cell table:style-name="ce2" table:formula="of:=[.J446]+[.L446]" office:value-type="float" office:value="37" calcext:value-type="float">
            <text:p>37</text:p>
          </table:table-cell>
          <table:table-cell table:formula="of:=IF(AND(NOT(MONTH([.A447]) = MONTH([.A448]));[.I447]&gt;=2400);&quot;TAK&quot;;&quot;NIE&quot;)" office:value-type="string" office:string-value="NIE" calcext:value-type="string">
            <text:p>NIE</text:p>
          </table:table-cell>
          <table:table-cell table:formula="of:=IF([.K447] = &quot;TAK&quot;;3;0)" office:value-type="float" office:value="0" calcext:value-type="float">
            <text:p>0</text:p>
          </table:table-cell>
          <table:table-cell table:formula="of:=[.L44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2" calcext:value-type="date">
            <text:p>22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48] = &quot;niedziela&quot;;[.$P$7]*[.J448];0)" office:value-type="float" office:value="0" calcext:value-type="float">
            <text:p>0</text:p>
          </table:table-cell>
          <table:table-cell table:formula="of:=[.E447]+[.D448]" office:value-type="float" office:value="26340" calcext:value-type="float">
            <text:p>26340</text:p>
          </table:table-cell>
          <table:table-cell table:formula="of:=IF(AND(NOT([.B448]=&quot;niedziela&quot;);NOT([.B448]=&quot;sobota&quot;));ROUNDDOWN(VLOOKUP([.C448];[.$O$1:.$P$4];2;0) * [.J448];0);0)" office:value-type="float" office:value="18" calcext:value-type="float">
            <text:p>18</text:p>
          </table:table-cell>
          <table:table-cell table:formula="of:=[.F448]*[.$P$8]" office:value-type="float" office:value="540" calcext:value-type="float">
            <text:p>540</text:p>
          </table:table-cell>
          <table:table-cell table:formula="of:=[.G448]+[.H447]" office:value-type="float" office:value="70710" calcext:value-type="float">
            <text:p>70710</text:p>
          </table:table-cell>
          <table:table-cell table:formula="of:=[.H448]-[.E448]" office:value-type="float" office:value="44370" calcext:value-type="float">
            <text:p>44370</text:p>
          </table:table-cell>
          <table:table-cell table:style-name="ce2" table:formula="of:=[.J447]+[.L447]" office:value-type="float" office:value="37" calcext:value-type="float">
            <text:p>37</text:p>
          </table:table-cell>
          <table:table-cell table:formula="of:=IF(AND(NOT(MONTH([.A448]) = MONTH([.A449]));[.I448]&gt;=2400);&quot;TAK&quot;;&quot;NIE&quot;)" office:value-type="string" office:string-value="NIE" calcext:value-type="string">
            <text:p>NIE</text:p>
          </table:table-cell>
          <table:table-cell table:formula="of:=IF([.K448] = &quot;TAK&quot;;3;0)" office:value-type="float" office:value="0" calcext:value-type="float">
            <text:p>0</text:p>
          </table:table-cell>
          <table:table-cell table:formula="of:=[.L44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3" calcext:value-type="date">
            <text:p>23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49] = &quot;niedziela&quot;;[.$P$7]*[.J449];0)" office:value-type="float" office:value="0" calcext:value-type="float">
            <text:p>0</text:p>
          </table:table-cell>
          <table:table-cell table:formula="of:=[.E448]+[.D449]" office:value-type="float" office:value="26340" calcext:value-type="float">
            <text:p>26340</text:p>
          </table:table-cell>
          <table:table-cell table:formula="of:=IF(AND(NOT([.B449]=&quot;niedziela&quot;);NOT([.B449]=&quot;sobota&quot;));ROUNDDOWN(VLOOKUP([.C449];[.$O$1:.$P$4];2;0) * [.J449];0);0)" office:value-type="float" office:value="0" calcext:value-type="float">
            <text:p>0</text:p>
          </table:table-cell>
          <table:table-cell table:formula="of:=[.F449]*[.$P$8]" office:value-type="float" office:value="0" calcext:value-type="float">
            <text:p>0</text:p>
          </table:table-cell>
          <table:table-cell table:formula="of:=[.G449]+[.H448]" office:value-type="float" office:value="70710" calcext:value-type="float">
            <text:p>70710</text:p>
          </table:table-cell>
          <table:table-cell table:formula="of:=[.H449]-[.E449]" office:value-type="float" office:value="44370" calcext:value-type="float">
            <text:p>44370</text:p>
          </table:table-cell>
          <table:table-cell table:style-name="ce2" table:formula="of:=[.J448]+[.L448]" office:value-type="float" office:value="37" calcext:value-type="float">
            <text:p>37</text:p>
          </table:table-cell>
          <table:table-cell table:formula="of:=IF(AND(NOT(MONTH([.A449]) = MONTH([.A450]));[.I449]&gt;=2400);&quot;TAK&quot;;&quot;NIE&quot;)" office:value-type="string" office:string-value="NIE" calcext:value-type="string">
            <text:p>NIE</text:p>
          </table:table-cell>
          <table:table-cell table:formula="of:=IF([.K449] = &quot;TAK&quot;;3;0)" office:value-type="float" office:value="0" calcext:value-type="float">
            <text:p>0</text:p>
          </table:table-cell>
          <table:table-cell table:formula="of:=[.L44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4" calcext:value-type="date">
            <text:p>24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50] = &quot;niedziela&quot;;[.$P$7]*[.J450];0)" office:value-type="float" office:value="555" calcext:value-type="float">
            <text:p>555</text:p>
          </table:table-cell>
          <table:table-cell table:formula="of:=[.E449]+[.D450]" office:value-type="float" office:value="26895" calcext:value-type="float">
            <text:p>26895</text:p>
          </table:table-cell>
          <table:table-cell table:formula="of:=IF(AND(NOT([.B450]=&quot;niedziela&quot;);NOT([.B450]=&quot;sobota&quot;));ROUNDDOWN(VLOOKUP([.C450];[.$O$1:.$P$4];2;0) * [.J450];0);0)" office:value-type="float" office:value="0" calcext:value-type="float">
            <text:p>0</text:p>
          </table:table-cell>
          <table:table-cell table:formula="of:=[.F450]*[.$P$8]" office:value-type="float" office:value="0" calcext:value-type="float">
            <text:p>0</text:p>
          </table:table-cell>
          <table:table-cell table:formula="of:=[.G450]+[.H449]" office:value-type="float" office:value="70710" calcext:value-type="float">
            <text:p>70710</text:p>
          </table:table-cell>
          <table:table-cell table:formula="of:=[.H450]-[.E450]" office:value-type="float" office:value="43815" calcext:value-type="float">
            <text:p>43815</text:p>
          </table:table-cell>
          <table:table-cell table:style-name="ce2" table:formula="of:=[.J449]+[.L449]" office:value-type="float" office:value="37" calcext:value-type="float">
            <text:p>37</text:p>
          </table:table-cell>
          <table:table-cell table:formula="of:=IF(AND(NOT(MONTH([.A450]) = MONTH([.A451]));[.I450]&gt;=2400);&quot;TAK&quot;;&quot;NIE&quot;)" office:value-type="string" office:string-value="NIE" calcext:value-type="string">
            <text:p>NIE</text:p>
          </table:table-cell>
          <table:table-cell table:formula="of:=IF([.K450] = &quot;TAK&quot;;3;0)" office:value-type="float" office:value="0" calcext:value-type="float">
            <text:p>0</text:p>
          </table:table-cell>
          <table:table-cell table:formula="of:=[.L45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5" calcext:value-type="date">
            <text:p>25.03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51] = &quot;niedziela&quot;;[.$P$7]*[.J451];0)" office:value-type="float" office:value="0" calcext:value-type="float">
            <text:p>0</text:p>
          </table:table-cell>
          <table:table-cell table:formula="of:=[.E450]+[.D451]" office:value-type="float" office:value="26895" calcext:value-type="float">
            <text:p>26895</text:p>
          </table:table-cell>
          <table:table-cell table:formula="of:=IF(AND(NOT([.B451]=&quot;niedziela&quot;);NOT([.B451]=&quot;sobota&quot;));ROUNDDOWN(VLOOKUP([.C451];[.$O$1:.$P$4];2;0) * [.J451];0);0)" office:value-type="float" office:value="18" calcext:value-type="float">
            <text:p>18</text:p>
          </table:table-cell>
          <table:table-cell table:formula="of:=[.F451]*[.$P$8]" office:value-type="float" office:value="540" calcext:value-type="float">
            <text:p>540</text:p>
          </table:table-cell>
          <table:table-cell table:formula="of:=[.G451]+[.H450]" office:value-type="float" office:value="71250" calcext:value-type="float">
            <text:p>71250</text:p>
          </table:table-cell>
          <table:table-cell table:formula="of:=[.H451]-[.E451]" office:value-type="float" office:value="44355" calcext:value-type="float">
            <text:p>44355</text:p>
          </table:table-cell>
          <table:table-cell table:style-name="ce2" table:formula="of:=[.J450]+[.L450]" office:value-type="float" office:value="37" calcext:value-type="float">
            <text:p>37</text:p>
          </table:table-cell>
          <table:table-cell table:formula="of:=IF(AND(NOT(MONTH([.A451]) = MONTH([.A452]));[.I451]&gt;=2400);&quot;TAK&quot;;&quot;NIE&quot;)" office:value-type="string" office:string-value="NIE" calcext:value-type="string">
            <text:p>NIE</text:p>
          </table:table-cell>
          <table:table-cell table:formula="of:=IF([.K451] = &quot;TAK&quot;;3;0)" office:value-type="float" office:value="0" calcext:value-type="float">
            <text:p>0</text:p>
          </table:table-cell>
          <table:table-cell table:formula="of:=[.L45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6" calcext:value-type="date">
            <text:p>26.03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52] = &quot;niedziela&quot;;[.$P$7]*[.J452];0)" office:value-type="float" office:value="0" calcext:value-type="float">
            <text:p>0</text:p>
          </table:table-cell>
          <table:table-cell table:formula="of:=[.E451]+[.D452]" office:value-type="float" office:value="26895" calcext:value-type="float">
            <text:p>26895</text:p>
          </table:table-cell>
          <table:table-cell table:formula="of:=IF(AND(NOT([.B452]=&quot;niedziela&quot;);NOT([.B452]=&quot;sobota&quot;));ROUNDDOWN(VLOOKUP([.C452];[.$O$1:.$P$4];2;0) * [.J452];0);0)" office:value-type="float" office:value="18" calcext:value-type="float">
            <text:p>18</text:p>
          </table:table-cell>
          <table:table-cell table:formula="of:=[.F452]*[.$P$8]" office:value-type="float" office:value="540" calcext:value-type="float">
            <text:p>540</text:p>
          </table:table-cell>
          <table:table-cell table:formula="of:=[.G452]+[.H451]" office:value-type="float" office:value="71790" calcext:value-type="float">
            <text:p>71790</text:p>
          </table:table-cell>
          <table:table-cell table:formula="of:=[.H452]-[.E452]" office:value-type="float" office:value="44895" calcext:value-type="float">
            <text:p>44895</text:p>
          </table:table-cell>
          <table:table-cell table:style-name="ce2" table:formula="of:=[.J451]+[.L451]" office:value-type="float" office:value="37" calcext:value-type="float">
            <text:p>37</text:p>
          </table:table-cell>
          <table:table-cell table:formula="of:=IF(AND(NOT(MONTH([.A452]) = MONTH([.A453]));[.I452]&gt;=2400);&quot;TAK&quot;;&quot;NIE&quot;)" office:value-type="string" office:string-value="NIE" calcext:value-type="string">
            <text:p>NIE</text:p>
          </table:table-cell>
          <table:table-cell table:formula="of:=IF([.K452] = &quot;TAK&quot;;3;0)" office:value-type="float" office:value="0" calcext:value-type="float">
            <text:p>0</text:p>
          </table:table-cell>
          <table:table-cell table:formula="of:=[.L45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7" calcext:value-type="date">
            <text:p>27.03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53] = &quot;niedziela&quot;;[.$P$7]*[.J453];0)" office:value-type="float" office:value="0" calcext:value-type="float">
            <text:p>0</text:p>
          </table:table-cell>
          <table:table-cell table:formula="of:=[.E452]+[.D453]" office:value-type="float" office:value="26895" calcext:value-type="float">
            <text:p>26895</text:p>
          </table:table-cell>
          <table:table-cell table:formula="of:=IF(AND(NOT([.B453]=&quot;niedziela&quot;);NOT([.B453]=&quot;sobota&quot;));ROUNDDOWN(VLOOKUP([.C453];[.$O$1:.$P$4];2;0) * [.J453];0);0)" office:value-type="float" office:value="18" calcext:value-type="float">
            <text:p>18</text:p>
          </table:table-cell>
          <table:table-cell table:formula="of:=[.F453]*[.$P$8]" office:value-type="float" office:value="540" calcext:value-type="float">
            <text:p>540</text:p>
          </table:table-cell>
          <table:table-cell table:formula="of:=[.G453]+[.H452]" office:value-type="float" office:value="72330" calcext:value-type="float">
            <text:p>72330</text:p>
          </table:table-cell>
          <table:table-cell table:formula="of:=[.H453]-[.E453]" office:value-type="float" office:value="45435" calcext:value-type="float">
            <text:p>45435</text:p>
          </table:table-cell>
          <table:table-cell table:style-name="ce2" table:formula="of:=[.J452]+[.L452]" office:value-type="float" office:value="37" calcext:value-type="float">
            <text:p>37</text:p>
          </table:table-cell>
          <table:table-cell table:formula="of:=IF(AND(NOT(MONTH([.A453]) = MONTH([.A454]));[.I453]&gt;=2400);&quot;TAK&quot;;&quot;NIE&quot;)" office:value-type="string" office:string-value="NIE" calcext:value-type="string">
            <text:p>NIE</text:p>
          </table:table-cell>
          <table:table-cell table:formula="of:=IF([.K453] = &quot;TAK&quot;;3;0)" office:value-type="float" office:value="0" calcext:value-type="float">
            <text:p>0</text:p>
          </table:table-cell>
          <table:table-cell table:formula="of:=[.L45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8" calcext:value-type="date">
            <text:p>28.03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54] = &quot;niedziela&quot;;[.$P$7]*[.J454];0)" office:value-type="float" office:value="0" calcext:value-type="float">
            <text:p>0</text:p>
          </table:table-cell>
          <table:table-cell table:formula="of:=[.E453]+[.D454]" office:value-type="float" office:value="26895" calcext:value-type="float">
            <text:p>26895</text:p>
          </table:table-cell>
          <table:table-cell table:formula="of:=IF(AND(NOT([.B454]=&quot;niedziela&quot;);NOT([.B454]=&quot;sobota&quot;));ROUNDDOWN(VLOOKUP([.C454];[.$O$1:.$P$4];2;0) * [.J454];0);0)" office:value-type="float" office:value="18" calcext:value-type="float">
            <text:p>18</text:p>
          </table:table-cell>
          <table:table-cell table:formula="of:=[.F454]*[.$P$8]" office:value-type="float" office:value="540" calcext:value-type="float">
            <text:p>540</text:p>
          </table:table-cell>
          <table:table-cell table:formula="of:=[.G454]+[.H453]" office:value-type="float" office:value="72870" calcext:value-type="float">
            <text:p>72870</text:p>
          </table:table-cell>
          <table:table-cell table:formula="of:=[.H454]-[.E454]" office:value-type="float" office:value="45975" calcext:value-type="float">
            <text:p>45975</text:p>
          </table:table-cell>
          <table:table-cell table:style-name="ce2" table:formula="of:=[.J453]+[.L453]" office:value-type="float" office:value="37" calcext:value-type="float">
            <text:p>37</text:p>
          </table:table-cell>
          <table:table-cell table:formula="of:=IF(AND(NOT(MONTH([.A454]) = MONTH([.A455]));[.I454]&gt;=2400);&quot;TAK&quot;;&quot;NIE&quot;)" office:value-type="string" office:string-value="NIE" calcext:value-type="string">
            <text:p>NIE</text:p>
          </table:table-cell>
          <table:table-cell table:formula="of:=IF([.K454] = &quot;TAK&quot;;3;0)" office:value-type="float" office:value="0" calcext:value-type="float">
            <text:p>0</text:p>
          </table:table-cell>
          <table:table-cell table:formula="of:=[.L45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29" calcext:value-type="date">
            <text:p>29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55] = &quot;niedziela&quot;;[.$P$7]*[.J455];0)" office:value-type="float" office:value="0" calcext:value-type="float">
            <text:p>0</text:p>
          </table:table-cell>
          <table:table-cell table:formula="of:=[.E454]+[.D455]" office:value-type="float" office:value="26895" calcext:value-type="float">
            <text:p>26895</text:p>
          </table:table-cell>
          <table:table-cell table:formula="of:=IF(AND(NOT([.B455]=&quot;niedziela&quot;);NOT([.B455]=&quot;sobota&quot;));ROUNDDOWN(VLOOKUP([.C455];[.$O$1:.$P$4];2;0) * [.J455];0);0)" office:value-type="float" office:value="18" calcext:value-type="float">
            <text:p>18</text:p>
          </table:table-cell>
          <table:table-cell table:formula="of:=[.F455]*[.$P$8]" office:value-type="float" office:value="540" calcext:value-type="float">
            <text:p>540</text:p>
          </table:table-cell>
          <table:table-cell table:formula="of:=[.G455]+[.H454]" office:value-type="float" office:value="73410" calcext:value-type="float">
            <text:p>73410</text:p>
          </table:table-cell>
          <table:table-cell table:formula="of:=[.H455]-[.E455]" office:value-type="float" office:value="46515" calcext:value-type="float">
            <text:p>46515</text:p>
          </table:table-cell>
          <table:table-cell table:style-name="ce2" table:formula="of:=[.J454]+[.L454]" office:value-type="float" office:value="37" calcext:value-type="float">
            <text:p>37</text:p>
          </table:table-cell>
          <table:table-cell table:formula="of:=IF(AND(NOT(MONTH([.A455]) = MONTH([.A456]));[.I455]&gt;=2400);&quot;TAK&quot;;&quot;NIE&quot;)" office:value-type="string" office:string-value="NIE" calcext:value-type="string">
            <text:p>NIE</text:p>
          </table:table-cell>
          <table:table-cell table:formula="of:=IF([.K455] = &quot;TAK&quot;;3;0)" office:value-type="float" office:value="0" calcext:value-type="float">
            <text:p>0</text:p>
          </table:table-cell>
          <table:table-cell table:formula="of:=[.L45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30" calcext:value-type="date">
            <text:p>30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56] = &quot;niedziela&quot;;[.$P$7]*[.J456];0)" office:value-type="float" office:value="0" calcext:value-type="float">
            <text:p>0</text:p>
          </table:table-cell>
          <table:table-cell table:formula="of:=[.E455]+[.D456]" office:value-type="float" office:value="26895" calcext:value-type="float">
            <text:p>26895</text:p>
          </table:table-cell>
          <table:table-cell table:formula="of:=IF(AND(NOT([.B456]=&quot;niedziela&quot;);NOT([.B456]=&quot;sobota&quot;));ROUNDDOWN(VLOOKUP([.C456];[.$O$1:.$P$4];2;0) * [.J456];0);0)" office:value-type="float" office:value="0" calcext:value-type="float">
            <text:p>0</text:p>
          </table:table-cell>
          <table:table-cell table:formula="of:=[.F456]*[.$P$8]" office:value-type="float" office:value="0" calcext:value-type="float">
            <text:p>0</text:p>
          </table:table-cell>
          <table:table-cell table:formula="of:=[.G456]+[.H455]" office:value-type="float" office:value="73410" calcext:value-type="float">
            <text:p>73410</text:p>
          </table:table-cell>
          <table:table-cell table:formula="of:=[.H456]-[.E456]" office:value-type="float" office:value="46515" calcext:value-type="float">
            <text:p>46515</text:p>
          </table:table-cell>
          <table:table-cell table:style-name="ce2" table:formula="of:=[.J455]+[.L455]" office:value-type="float" office:value="37" calcext:value-type="float">
            <text:p>37</text:p>
          </table:table-cell>
          <table:table-cell table:formula="of:=IF(AND(NOT(MONTH([.A456]) = MONTH([.A457]));[.I456]&gt;=2400);&quot;TAK&quot;;&quot;NIE&quot;)" office:value-type="string" office:string-value="NIE" calcext:value-type="string">
            <text:p>NIE</text:p>
          </table:table-cell>
          <table:table-cell table:formula="of:=IF([.K456] = &quot;TAK&quot;;3;0)" office:value-type="float" office:value="0" calcext:value-type="float">
            <text:p>0</text:p>
          </table:table-cell>
          <table:table-cell table:formula="of:=[.L45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3-31" calcext:value-type="date">
            <text:p>31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57] = &quot;niedziela&quot;;[.$P$7]*[.J457];0)" office:value-type="float" office:value="555" calcext:value-type="float">
            <text:p>555</text:p>
          </table:table-cell>
          <table:table-cell table:formula="of:=[.E456]+[.D457]" office:value-type="float" office:value="27450" calcext:value-type="float">
            <text:p>27450</text:p>
          </table:table-cell>
          <table:table-cell table:formula="of:=IF(AND(NOT([.B457]=&quot;niedziela&quot;);NOT([.B457]=&quot;sobota&quot;));ROUNDDOWN(VLOOKUP([.C457];[.$O$1:.$P$4];2;0) * [.J457];0);0)" office:value-type="float" office:value="0" calcext:value-type="float">
            <text:p>0</text:p>
          </table:table-cell>
          <table:table-cell table:formula="of:=[.F457]*[.$P$8]" office:value-type="float" office:value="0" calcext:value-type="float">
            <text:p>0</text:p>
          </table:table-cell>
          <table:table-cell table:formula="of:=[.G457]+[.H456]" office:value-type="float" office:value="73410" calcext:value-type="float">
            <text:p>73410</text:p>
          </table:table-cell>
          <table:table-cell table:formula="of:=[.H457]-[.E457]" office:value-type="float" office:value="45960" calcext:value-type="float">
            <text:p>45960</text:p>
          </table:table-cell>
          <table:table-cell table:style-name="ce2" table:formula="of:=[.J456]+[.L456]" office:value-type="float" office:value="37" calcext:value-type="float">
            <text:p>37</text:p>
          </table:table-cell>
          <table:table-cell table:formula="of:=IF(AND(NOT(MONTH([.A457]) = MONTH([.A458]));[.I457]&gt;=2400);&quot;TAK&quot;;&quot;NIE&quot;)" office:value-type="string" office:string-value="TAK" calcext:value-type="string">
            <text:p>TAK</text:p>
          </table:table-cell>
          <table:table-cell table:formula="of:=IF([.K457] = &quot;TAK&quot;;3;0)" office:value-type="float" office:value="3" calcext:value-type="float">
            <text:p>3</text:p>
          </table:table-cell>
          <table:table-cell table:formula="of:=[.L457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1" calcext:value-type="date">
            <text:p>1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58] = &quot;niedziela&quot;;[.$P$7]*[.J458];0)" office:value-type="float" office:value="0" calcext:value-type="float">
            <text:p>0</text:p>
          </table:table-cell>
          <table:table-cell table:formula="of:=[.E457]+[.D458]" office:value-type="float" office:value="27450" calcext:value-type="float">
            <text:p>27450</text:p>
          </table:table-cell>
          <table:table-cell table:formula="of:=IF(AND(NOT([.B458]=&quot;niedziela&quot;);NOT([.B458]=&quot;sobota&quot;));ROUNDDOWN(VLOOKUP([.C458];[.$O$1:.$P$4];2;0) * [.J458];0);0)" office:value-type="float" office:value="20" calcext:value-type="float">
            <text:p>20</text:p>
          </table:table-cell>
          <table:table-cell table:formula="of:=[.F458]*[.$P$8]" office:value-type="float" office:value="600" calcext:value-type="float">
            <text:p>600</text:p>
          </table:table-cell>
          <table:table-cell table:formula="of:=[.G458]+[.H457]" office:value-type="float" office:value="74010" calcext:value-type="float">
            <text:p>74010</text:p>
          </table:table-cell>
          <table:table-cell table:formula="of:=[.H458]-[.E458]" office:value-type="float" office:value="46560" calcext:value-type="float">
            <text:p>46560</text:p>
          </table:table-cell>
          <table:table-cell table:style-name="ce2" table:formula="of:=[.J457]+[.L457]" office:value-type="float" office:value="40" calcext:value-type="float">
            <text:p>40</text:p>
          </table:table-cell>
          <table:table-cell table:formula="of:=IF(AND(NOT(MONTH([.A458]) = MONTH([.A459]));[.I458]&gt;=2400);&quot;TAK&quot;;&quot;NIE&quot;)" office:value-type="string" office:string-value="NIE" calcext:value-type="string">
            <text:p>NIE</text:p>
          </table:table-cell>
          <table:table-cell table:formula="of:=IF([.K458] = &quot;TAK&quot;;3;0)" office:value-type="float" office:value="0" calcext:value-type="float">
            <text:p>0</text:p>
          </table:table-cell>
          <table:table-cell table:formula="of:=[.L45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2" calcext:value-type="date">
            <text:p>2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59] = &quot;niedziela&quot;;[.$P$7]*[.J459];0)" office:value-type="float" office:value="0" calcext:value-type="float">
            <text:p>0</text:p>
          </table:table-cell>
          <table:table-cell table:formula="of:=[.E458]+[.D459]" office:value-type="float" office:value="27450" calcext:value-type="float">
            <text:p>27450</text:p>
          </table:table-cell>
          <table:table-cell table:formula="of:=IF(AND(NOT([.B459]=&quot;niedziela&quot;);NOT([.B459]=&quot;sobota&quot;));ROUNDDOWN(VLOOKUP([.C459];[.$O$1:.$P$4];2;0) * [.J459];0);0)" office:value-type="float" office:value="20" calcext:value-type="float">
            <text:p>20</text:p>
          </table:table-cell>
          <table:table-cell table:formula="of:=[.F459]*[.$P$8]" office:value-type="float" office:value="600" calcext:value-type="float">
            <text:p>600</text:p>
          </table:table-cell>
          <table:table-cell table:formula="of:=[.G459]+[.H458]" office:value-type="float" office:value="74610" calcext:value-type="float">
            <text:p>74610</text:p>
          </table:table-cell>
          <table:table-cell table:formula="of:=[.H459]-[.E459]" office:value-type="float" office:value="47160" calcext:value-type="float">
            <text:p>47160</text:p>
          </table:table-cell>
          <table:table-cell table:style-name="ce2" table:formula="of:=[.J458]+[.L458]" office:value-type="float" office:value="40" calcext:value-type="float">
            <text:p>40</text:p>
          </table:table-cell>
          <table:table-cell table:formula="of:=IF(AND(NOT(MONTH([.A459]) = MONTH([.A460]));[.I459]&gt;=2400);&quot;TAK&quot;;&quot;NIE&quot;)" office:value-type="string" office:string-value="NIE" calcext:value-type="string">
            <text:p>NIE</text:p>
          </table:table-cell>
          <table:table-cell table:formula="of:=IF([.K459] = &quot;TAK&quot;;3;0)" office:value-type="float" office:value="0" calcext:value-type="float">
            <text:p>0</text:p>
          </table:table-cell>
          <table:table-cell table:formula="of:=[.L45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3" calcext:value-type="date">
            <text:p>3.04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60] = &quot;niedziela&quot;;[.$P$7]*[.J460];0)" office:value-type="float" office:value="0" calcext:value-type="float">
            <text:p>0</text:p>
          </table:table-cell>
          <table:table-cell table:formula="of:=[.E459]+[.D460]" office:value-type="float" office:value="27450" calcext:value-type="float">
            <text:p>27450</text:p>
          </table:table-cell>
          <table:table-cell table:formula="of:=IF(AND(NOT([.B460]=&quot;niedziela&quot;);NOT([.B460]=&quot;sobota&quot;));ROUNDDOWN(VLOOKUP([.C460];[.$O$1:.$P$4];2;0) * [.J460];0);0)" office:value-type="float" office:value="20" calcext:value-type="float">
            <text:p>20</text:p>
          </table:table-cell>
          <table:table-cell table:formula="of:=[.F460]*[.$P$8]" office:value-type="float" office:value="600" calcext:value-type="float">
            <text:p>600</text:p>
          </table:table-cell>
          <table:table-cell table:formula="of:=[.G460]+[.H459]" office:value-type="float" office:value="75210" calcext:value-type="float">
            <text:p>75210</text:p>
          </table:table-cell>
          <table:table-cell table:formula="of:=[.H460]-[.E460]" office:value-type="float" office:value="47760" calcext:value-type="float">
            <text:p>47760</text:p>
          </table:table-cell>
          <table:table-cell table:style-name="ce2" table:formula="of:=[.J459]+[.L459]" office:value-type="float" office:value="40" calcext:value-type="float">
            <text:p>40</text:p>
          </table:table-cell>
          <table:table-cell table:formula="of:=IF(AND(NOT(MONTH([.A460]) = MONTH([.A461]));[.I460]&gt;=2400);&quot;TAK&quot;;&quot;NIE&quot;)" office:value-type="string" office:string-value="NIE" calcext:value-type="string">
            <text:p>NIE</text:p>
          </table:table-cell>
          <table:table-cell table:formula="of:=IF([.K460] = &quot;TAK&quot;;3;0)" office:value-type="float" office:value="0" calcext:value-type="float">
            <text:p>0</text:p>
          </table:table-cell>
          <table:table-cell table:formula="of:=[.L46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4" calcext:value-type="date">
            <text:p>4.04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61] = &quot;niedziela&quot;;[.$P$7]*[.J461];0)" office:value-type="float" office:value="0" calcext:value-type="float">
            <text:p>0</text:p>
          </table:table-cell>
          <table:table-cell table:formula="of:=[.E460]+[.D461]" office:value-type="float" office:value="27450" calcext:value-type="float">
            <text:p>27450</text:p>
          </table:table-cell>
          <table:table-cell table:formula="of:=IF(AND(NOT([.B461]=&quot;niedziela&quot;);NOT([.B461]=&quot;sobota&quot;));ROUNDDOWN(VLOOKUP([.C461];[.$O$1:.$P$4];2;0) * [.J461];0);0)" office:value-type="float" office:value="20" calcext:value-type="float">
            <text:p>20</text:p>
          </table:table-cell>
          <table:table-cell table:formula="of:=[.F461]*[.$P$8]" office:value-type="float" office:value="600" calcext:value-type="float">
            <text:p>600</text:p>
          </table:table-cell>
          <table:table-cell table:formula="of:=[.G461]+[.H460]" office:value-type="float" office:value="75810" calcext:value-type="float">
            <text:p>75810</text:p>
          </table:table-cell>
          <table:table-cell table:formula="of:=[.H461]-[.E461]" office:value-type="float" office:value="48360" calcext:value-type="float">
            <text:p>48360</text:p>
          </table:table-cell>
          <table:table-cell table:style-name="ce2" table:formula="of:=[.J460]+[.L460]" office:value-type="float" office:value="40" calcext:value-type="float">
            <text:p>40</text:p>
          </table:table-cell>
          <table:table-cell table:formula="of:=IF(AND(NOT(MONTH([.A461]) = MONTH([.A462]));[.I461]&gt;=2400);&quot;TAK&quot;;&quot;NIE&quot;)" office:value-type="string" office:string-value="NIE" calcext:value-type="string">
            <text:p>NIE</text:p>
          </table:table-cell>
          <table:table-cell table:formula="of:=IF([.K461] = &quot;TAK&quot;;3;0)" office:value-type="float" office:value="0" calcext:value-type="float">
            <text:p>0</text:p>
          </table:table-cell>
          <table:table-cell table:formula="of:=[.L46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5" calcext:value-type="date">
            <text:p>5.04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62] = &quot;niedziela&quot;;[.$P$7]*[.J462];0)" office:value-type="float" office:value="0" calcext:value-type="float">
            <text:p>0</text:p>
          </table:table-cell>
          <table:table-cell table:formula="of:=[.E461]+[.D462]" office:value-type="float" office:value="27450" calcext:value-type="float">
            <text:p>27450</text:p>
          </table:table-cell>
          <table:table-cell table:formula="of:=IF(AND(NOT([.B462]=&quot;niedziela&quot;);NOT([.B462]=&quot;sobota&quot;));ROUNDDOWN(VLOOKUP([.C462];[.$O$1:.$P$4];2;0) * [.J462];0);0)" office:value-type="float" office:value="20" calcext:value-type="float">
            <text:p>20</text:p>
          </table:table-cell>
          <table:table-cell table:formula="of:=[.F462]*[.$P$8]" office:value-type="float" office:value="600" calcext:value-type="float">
            <text:p>600</text:p>
          </table:table-cell>
          <table:table-cell table:formula="of:=[.G462]+[.H461]" office:value-type="float" office:value="76410" calcext:value-type="float">
            <text:p>76410</text:p>
          </table:table-cell>
          <table:table-cell table:formula="of:=[.H462]-[.E462]" office:value-type="float" office:value="48960" calcext:value-type="float">
            <text:p>48960</text:p>
          </table:table-cell>
          <table:table-cell table:style-name="ce2" table:formula="of:=[.J461]+[.L461]" office:value-type="float" office:value="40" calcext:value-type="float">
            <text:p>40</text:p>
          </table:table-cell>
          <table:table-cell table:formula="of:=IF(AND(NOT(MONTH([.A462]) = MONTH([.A463]));[.I462]&gt;=2400);&quot;TAK&quot;;&quot;NIE&quot;)" office:value-type="string" office:string-value="NIE" calcext:value-type="string">
            <text:p>NIE</text:p>
          </table:table-cell>
          <table:table-cell table:formula="of:=IF([.K462] = &quot;TAK&quot;;3;0)" office:value-type="float" office:value="0" calcext:value-type="float">
            <text:p>0</text:p>
          </table:table-cell>
          <table:table-cell table:formula="of:=[.L46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6" calcext:value-type="date">
            <text:p>6.04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63] = &quot;niedziela&quot;;[.$P$7]*[.J463];0)" office:value-type="float" office:value="0" calcext:value-type="float">
            <text:p>0</text:p>
          </table:table-cell>
          <table:table-cell table:formula="of:=[.E462]+[.D463]" office:value-type="float" office:value="27450" calcext:value-type="float">
            <text:p>27450</text:p>
          </table:table-cell>
          <table:table-cell table:formula="of:=IF(AND(NOT([.B463]=&quot;niedziela&quot;);NOT([.B463]=&quot;sobota&quot;));ROUNDDOWN(VLOOKUP([.C463];[.$O$1:.$P$4];2;0) * [.J463];0);0)" office:value-type="float" office:value="0" calcext:value-type="float">
            <text:p>0</text:p>
          </table:table-cell>
          <table:table-cell table:formula="of:=[.F463]*[.$P$8]" office:value-type="float" office:value="0" calcext:value-type="float">
            <text:p>0</text:p>
          </table:table-cell>
          <table:table-cell table:formula="of:=[.G463]+[.H462]" office:value-type="float" office:value="76410" calcext:value-type="float">
            <text:p>76410</text:p>
          </table:table-cell>
          <table:table-cell table:formula="of:=[.H463]-[.E463]" office:value-type="float" office:value="48960" calcext:value-type="float">
            <text:p>48960</text:p>
          </table:table-cell>
          <table:table-cell table:style-name="ce2" table:formula="of:=[.J462]+[.L462]" office:value-type="float" office:value="40" calcext:value-type="float">
            <text:p>40</text:p>
          </table:table-cell>
          <table:table-cell table:formula="of:=IF(AND(NOT(MONTH([.A463]) = MONTH([.A464]));[.I463]&gt;=2400);&quot;TAK&quot;;&quot;NIE&quot;)" office:value-type="string" office:string-value="NIE" calcext:value-type="string">
            <text:p>NIE</text:p>
          </table:table-cell>
          <table:table-cell table:formula="of:=IF([.K463] = &quot;TAK&quot;;3;0)" office:value-type="float" office:value="0" calcext:value-type="float">
            <text:p>0</text:p>
          </table:table-cell>
          <table:table-cell table:formula="of:=[.L46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7" calcext:value-type="date">
            <text:p>7.04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64] = &quot;niedziela&quot;;[.$P$7]*[.J464];0)" office:value-type="float" office:value="600" calcext:value-type="float">
            <text:p>600</text:p>
          </table:table-cell>
          <table:table-cell table:formula="of:=[.E463]+[.D464]" office:value-type="float" office:value="28050" calcext:value-type="float">
            <text:p>28050</text:p>
          </table:table-cell>
          <table:table-cell table:formula="of:=IF(AND(NOT([.B464]=&quot;niedziela&quot;);NOT([.B464]=&quot;sobota&quot;));ROUNDDOWN(VLOOKUP([.C464];[.$O$1:.$P$4];2;0) * [.J464];0);0)" office:value-type="float" office:value="0" calcext:value-type="float">
            <text:p>0</text:p>
          </table:table-cell>
          <table:table-cell table:formula="of:=[.F464]*[.$P$8]" office:value-type="float" office:value="0" calcext:value-type="float">
            <text:p>0</text:p>
          </table:table-cell>
          <table:table-cell table:formula="of:=[.G464]+[.H463]" office:value-type="float" office:value="76410" calcext:value-type="float">
            <text:p>76410</text:p>
          </table:table-cell>
          <table:table-cell table:formula="of:=[.H464]-[.E464]" office:value-type="float" office:value="48360" calcext:value-type="float">
            <text:p>48360</text:p>
          </table:table-cell>
          <table:table-cell table:style-name="ce2" table:formula="of:=[.J463]+[.L463]" office:value-type="float" office:value="40" calcext:value-type="float">
            <text:p>40</text:p>
          </table:table-cell>
          <table:table-cell table:formula="of:=IF(AND(NOT(MONTH([.A464]) = MONTH([.A465]));[.I464]&gt;=2400);&quot;TAK&quot;;&quot;NIE&quot;)" office:value-type="string" office:string-value="NIE" calcext:value-type="string">
            <text:p>NIE</text:p>
          </table:table-cell>
          <table:table-cell table:formula="of:=IF([.K464] = &quot;TAK&quot;;3;0)" office:value-type="float" office:value="0" calcext:value-type="float">
            <text:p>0</text:p>
          </table:table-cell>
          <table:table-cell table:formula="of:=[.L46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8" calcext:value-type="date">
            <text:p>8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65] = &quot;niedziela&quot;;[.$P$7]*[.J465];0)" office:value-type="float" office:value="0" calcext:value-type="float">
            <text:p>0</text:p>
          </table:table-cell>
          <table:table-cell table:formula="of:=[.E464]+[.D465]" office:value-type="float" office:value="28050" calcext:value-type="float">
            <text:p>28050</text:p>
          </table:table-cell>
          <table:table-cell table:formula="of:=IF(AND(NOT([.B465]=&quot;niedziela&quot;);NOT([.B465]=&quot;sobota&quot;));ROUNDDOWN(VLOOKUP([.C465];[.$O$1:.$P$4];2;0) * [.J465];0);0)" office:value-type="float" office:value="20" calcext:value-type="float">
            <text:p>20</text:p>
          </table:table-cell>
          <table:table-cell table:formula="of:=[.F465]*[.$P$8]" office:value-type="float" office:value="600" calcext:value-type="float">
            <text:p>600</text:p>
          </table:table-cell>
          <table:table-cell table:formula="of:=[.G465]+[.H464]" office:value-type="float" office:value="77010" calcext:value-type="float">
            <text:p>77010</text:p>
          </table:table-cell>
          <table:table-cell table:formula="of:=[.H465]-[.E465]" office:value-type="float" office:value="48960" calcext:value-type="float">
            <text:p>48960</text:p>
          </table:table-cell>
          <table:table-cell table:style-name="ce2" table:formula="of:=[.J464]+[.L464]" office:value-type="float" office:value="40" calcext:value-type="float">
            <text:p>40</text:p>
          </table:table-cell>
          <table:table-cell table:formula="of:=IF(AND(NOT(MONTH([.A465]) = MONTH([.A466]));[.I465]&gt;=2400);&quot;TAK&quot;;&quot;NIE&quot;)" office:value-type="string" office:string-value="NIE" calcext:value-type="string">
            <text:p>NIE</text:p>
          </table:table-cell>
          <table:table-cell table:formula="of:=IF([.K465] = &quot;TAK&quot;;3;0)" office:value-type="float" office:value="0" calcext:value-type="float">
            <text:p>0</text:p>
          </table:table-cell>
          <table:table-cell table:formula="of:=[.L46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09" calcext:value-type="date">
            <text:p>9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66] = &quot;niedziela&quot;;[.$P$7]*[.J466];0)" office:value-type="float" office:value="0" calcext:value-type="float">
            <text:p>0</text:p>
          </table:table-cell>
          <table:table-cell table:formula="of:=[.E465]+[.D466]" office:value-type="float" office:value="28050" calcext:value-type="float">
            <text:p>28050</text:p>
          </table:table-cell>
          <table:table-cell table:formula="of:=IF(AND(NOT([.B466]=&quot;niedziela&quot;);NOT([.B466]=&quot;sobota&quot;));ROUNDDOWN(VLOOKUP([.C466];[.$O$1:.$P$4];2;0) * [.J466];0);0)" office:value-type="float" office:value="20" calcext:value-type="float">
            <text:p>20</text:p>
          </table:table-cell>
          <table:table-cell table:formula="of:=[.F466]*[.$P$8]" office:value-type="float" office:value="600" calcext:value-type="float">
            <text:p>600</text:p>
          </table:table-cell>
          <table:table-cell table:formula="of:=[.G466]+[.H465]" office:value-type="float" office:value="77610" calcext:value-type="float">
            <text:p>77610</text:p>
          </table:table-cell>
          <table:table-cell table:formula="of:=[.H466]-[.E466]" office:value-type="float" office:value="49560" calcext:value-type="float">
            <text:p>49560</text:p>
          </table:table-cell>
          <table:table-cell table:style-name="ce2" table:formula="of:=[.J465]+[.L465]" office:value-type="float" office:value="40" calcext:value-type="float">
            <text:p>40</text:p>
          </table:table-cell>
          <table:table-cell table:formula="of:=IF(AND(NOT(MONTH([.A466]) = MONTH([.A467]));[.I466]&gt;=2400);&quot;TAK&quot;;&quot;NIE&quot;)" office:value-type="string" office:string-value="NIE" calcext:value-type="string">
            <text:p>NIE</text:p>
          </table:table-cell>
          <table:table-cell table:formula="of:=IF([.K466] = &quot;TAK&quot;;3;0)" office:value-type="float" office:value="0" calcext:value-type="float">
            <text:p>0</text:p>
          </table:table-cell>
          <table:table-cell table:formula="of:=[.L46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0" calcext:value-type="date">
            <text:p>10.04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67] = &quot;niedziela&quot;;[.$P$7]*[.J467];0)" office:value-type="float" office:value="0" calcext:value-type="float">
            <text:p>0</text:p>
          </table:table-cell>
          <table:table-cell table:formula="of:=[.E466]+[.D467]" office:value-type="float" office:value="28050" calcext:value-type="float">
            <text:p>28050</text:p>
          </table:table-cell>
          <table:table-cell table:formula="of:=IF(AND(NOT([.B467]=&quot;niedziela&quot;);NOT([.B467]=&quot;sobota&quot;));ROUNDDOWN(VLOOKUP([.C467];[.$O$1:.$P$4];2;0) * [.J467];0);0)" office:value-type="float" office:value="20" calcext:value-type="float">
            <text:p>20</text:p>
          </table:table-cell>
          <table:table-cell table:formula="of:=[.F467]*[.$P$8]" office:value-type="float" office:value="600" calcext:value-type="float">
            <text:p>600</text:p>
          </table:table-cell>
          <table:table-cell table:formula="of:=[.G467]+[.H466]" office:value-type="float" office:value="78210" calcext:value-type="float">
            <text:p>78210</text:p>
          </table:table-cell>
          <table:table-cell table:formula="of:=[.H467]-[.E467]" office:value-type="float" office:value="50160" calcext:value-type="float">
            <text:p>50160</text:p>
          </table:table-cell>
          <table:table-cell table:style-name="ce2" table:formula="of:=[.J466]+[.L466]" office:value-type="float" office:value="40" calcext:value-type="float">
            <text:p>40</text:p>
          </table:table-cell>
          <table:table-cell table:formula="of:=IF(AND(NOT(MONTH([.A467]) = MONTH([.A468]));[.I467]&gt;=2400);&quot;TAK&quot;;&quot;NIE&quot;)" office:value-type="string" office:string-value="NIE" calcext:value-type="string">
            <text:p>NIE</text:p>
          </table:table-cell>
          <table:table-cell table:formula="of:=IF([.K467] = &quot;TAK&quot;;3;0)" office:value-type="float" office:value="0" calcext:value-type="float">
            <text:p>0</text:p>
          </table:table-cell>
          <table:table-cell table:formula="of:=[.L46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1" calcext:value-type="date">
            <text:p>11.04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68] = &quot;niedziela&quot;;[.$P$7]*[.J468];0)" office:value-type="float" office:value="0" calcext:value-type="float">
            <text:p>0</text:p>
          </table:table-cell>
          <table:table-cell table:formula="of:=[.E467]+[.D468]" office:value-type="float" office:value="28050" calcext:value-type="float">
            <text:p>28050</text:p>
          </table:table-cell>
          <table:table-cell table:formula="of:=IF(AND(NOT([.B468]=&quot;niedziela&quot;);NOT([.B468]=&quot;sobota&quot;));ROUNDDOWN(VLOOKUP([.C468];[.$O$1:.$P$4];2;0) * [.J468];0);0)" office:value-type="float" office:value="20" calcext:value-type="float">
            <text:p>20</text:p>
          </table:table-cell>
          <table:table-cell table:formula="of:=[.F468]*[.$P$8]" office:value-type="float" office:value="600" calcext:value-type="float">
            <text:p>600</text:p>
          </table:table-cell>
          <table:table-cell table:formula="of:=[.G468]+[.H467]" office:value-type="float" office:value="78810" calcext:value-type="float">
            <text:p>78810</text:p>
          </table:table-cell>
          <table:table-cell table:formula="of:=[.H468]-[.E468]" office:value-type="float" office:value="50760" calcext:value-type="float">
            <text:p>50760</text:p>
          </table:table-cell>
          <table:table-cell table:style-name="ce2" table:formula="of:=[.J467]+[.L467]" office:value-type="float" office:value="40" calcext:value-type="float">
            <text:p>40</text:p>
          </table:table-cell>
          <table:table-cell table:formula="of:=IF(AND(NOT(MONTH([.A468]) = MONTH([.A469]));[.I468]&gt;=2400);&quot;TAK&quot;;&quot;NIE&quot;)" office:value-type="string" office:string-value="NIE" calcext:value-type="string">
            <text:p>NIE</text:p>
          </table:table-cell>
          <table:table-cell table:formula="of:=IF([.K468] = &quot;TAK&quot;;3;0)" office:value-type="float" office:value="0" calcext:value-type="float">
            <text:p>0</text:p>
          </table:table-cell>
          <table:table-cell table:formula="of:=[.L46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2" calcext:value-type="date">
            <text:p>12.04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69] = &quot;niedziela&quot;;[.$P$7]*[.J469];0)" office:value-type="float" office:value="0" calcext:value-type="float">
            <text:p>0</text:p>
          </table:table-cell>
          <table:table-cell table:formula="of:=[.E468]+[.D469]" office:value-type="float" office:value="28050" calcext:value-type="float">
            <text:p>28050</text:p>
          </table:table-cell>
          <table:table-cell table:formula="of:=IF(AND(NOT([.B469]=&quot;niedziela&quot;);NOT([.B469]=&quot;sobota&quot;));ROUNDDOWN(VLOOKUP([.C469];[.$O$1:.$P$4];2;0) * [.J469];0);0)" office:value-type="float" office:value="20" calcext:value-type="float">
            <text:p>20</text:p>
          </table:table-cell>
          <table:table-cell table:formula="of:=[.F469]*[.$P$8]" office:value-type="float" office:value="600" calcext:value-type="float">
            <text:p>600</text:p>
          </table:table-cell>
          <table:table-cell table:formula="of:=[.G469]+[.H468]" office:value-type="float" office:value="79410" calcext:value-type="float">
            <text:p>79410</text:p>
          </table:table-cell>
          <table:table-cell table:formula="of:=[.H469]-[.E469]" office:value-type="float" office:value="51360" calcext:value-type="float">
            <text:p>51360</text:p>
          </table:table-cell>
          <table:table-cell table:style-name="ce2" table:formula="of:=[.J468]+[.L468]" office:value-type="float" office:value="40" calcext:value-type="float">
            <text:p>40</text:p>
          </table:table-cell>
          <table:table-cell table:formula="of:=IF(AND(NOT(MONTH([.A469]) = MONTH([.A470]));[.I469]&gt;=2400);&quot;TAK&quot;;&quot;NIE&quot;)" office:value-type="string" office:string-value="NIE" calcext:value-type="string">
            <text:p>NIE</text:p>
          </table:table-cell>
          <table:table-cell table:formula="of:=IF([.K469] = &quot;TAK&quot;;3;0)" office:value-type="float" office:value="0" calcext:value-type="float">
            <text:p>0</text:p>
          </table:table-cell>
          <table:table-cell table:formula="of:=[.L46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3" calcext:value-type="date">
            <text:p>13.04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70] = &quot;niedziela&quot;;[.$P$7]*[.J470];0)" office:value-type="float" office:value="0" calcext:value-type="float">
            <text:p>0</text:p>
          </table:table-cell>
          <table:table-cell table:formula="of:=[.E469]+[.D470]" office:value-type="float" office:value="28050" calcext:value-type="float">
            <text:p>28050</text:p>
          </table:table-cell>
          <table:table-cell table:formula="of:=IF(AND(NOT([.B470]=&quot;niedziela&quot;);NOT([.B470]=&quot;sobota&quot;));ROUNDDOWN(VLOOKUP([.C470];[.$O$1:.$P$4];2;0) * [.J470];0);0)" office:value-type="float" office:value="0" calcext:value-type="float">
            <text:p>0</text:p>
          </table:table-cell>
          <table:table-cell table:formula="of:=[.F470]*[.$P$8]" office:value-type="float" office:value="0" calcext:value-type="float">
            <text:p>0</text:p>
          </table:table-cell>
          <table:table-cell table:formula="of:=[.G470]+[.H469]" office:value-type="float" office:value="79410" calcext:value-type="float">
            <text:p>79410</text:p>
          </table:table-cell>
          <table:table-cell table:formula="of:=[.H470]-[.E470]" office:value-type="float" office:value="51360" calcext:value-type="float">
            <text:p>51360</text:p>
          </table:table-cell>
          <table:table-cell table:style-name="ce2" table:formula="of:=[.J469]+[.L469]" office:value-type="float" office:value="40" calcext:value-type="float">
            <text:p>40</text:p>
          </table:table-cell>
          <table:table-cell table:formula="of:=IF(AND(NOT(MONTH([.A470]) = MONTH([.A471]));[.I470]&gt;=2400);&quot;TAK&quot;;&quot;NIE&quot;)" office:value-type="string" office:string-value="NIE" calcext:value-type="string">
            <text:p>NIE</text:p>
          </table:table-cell>
          <table:table-cell table:formula="of:=IF([.K470] = &quot;TAK&quot;;3;0)" office:value-type="float" office:value="0" calcext:value-type="float">
            <text:p>0</text:p>
          </table:table-cell>
          <table:table-cell table:formula="of:=[.L47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4" calcext:value-type="date">
            <text:p>14.04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71] = &quot;niedziela&quot;;[.$P$7]*[.J471];0)" office:value-type="float" office:value="600" calcext:value-type="float">
            <text:p>600</text:p>
          </table:table-cell>
          <table:table-cell table:formula="of:=[.E470]+[.D471]" office:value-type="float" office:value="28650" calcext:value-type="float">
            <text:p>28650</text:p>
          </table:table-cell>
          <table:table-cell table:formula="of:=IF(AND(NOT([.B471]=&quot;niedziela&quot;);NOT([.B471]=&quot;sobota&quot;));ROUNDDOWN(VLOOKUP([.C471];[.$O$1:.$P$4];2;0) * [.J471];0);0)" office:value-type="float" office:value="0" calcext:value-type="float">
            <text:p>0</text:p>
          </table:table-cell>
          <table:table-cell table:formula="of:=[.F471]*[.$P$8]" office:value-type="float" office:value="0" calcext:value-type="float">
            <text:p>0</text:p>
          </table:table-cell>
          <table:table-cell table:formula="of:=[.G471]+[.H470]" office:value-type="float" office:value="79410" calcext:value-type="float">
            <text:p>79410</text:p>
          </table:table-cell>
          <table:table-cell table:formula="of:=[.H471]-[.E471]" office:value-type="float" office:value="50760" calcext:value-type="float">
            <text:p>50760</text:p>
          </table:table-cell>
          <table:table-cell table:style-name="ce2" table:formula="of:=[.J470]+[.L470]" office:value-type="float" office:value="40" calcext:value-type="float">
            <text:p>40</text:p>
          </table:table-cell>
          <table:table-cell table:formula="of:=IF(AND(NOT(MONTH([.A471]) = MONTH([.A472]));[.I471]&gt;=2400);&quot;TAK&quot;;&quot;NIE&quot;)" office:value-type="string" office:string-value="NIE" calcext:value-type="string">
            <text:p>NIE</text:p>
          </table:table-cell>
          <table:table-cell table:formula="of:=IF([.K471] = &quot;TAK&quot;;3;0)" office:value-type="float" office:value="0" calcext:value-type="float">
            <text:p>0</text:p>
          </table:table-cell>
          <table:table-cell table:formula="of:=[.L47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5" calcext:value-type="date">
            <text:p>15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72] = &quot;niedziela&quot;;[.$P$7]*[.J472];0)" office:value-type="float" office:value="0" calcext:value-type="float">
            <text:p>0</text:p>
          </table:table-cell>
          <table:table-cell table:formula="of:=[.E471]+[.D472]" office:value-type="float" office:value="28650" calcext:value-type="float">
            <text:p>28650</text:p>
          </table:table-cell>
          <table:table-cell table:formula="of:=IF(AND(NOT([.B472]=&quot;niedziela&quot;);NOT([.B472]=&quot;sobota&quot;));ROUNDDOWN(VLOOKUP([.C472];[.$O$1:.$P$4];2;0) * [.J472];0);0)" office:value-type="float" office:value="20" calcext:value-type="float">
            <text:p>20</text:p>
          </table:table-cell>
          <table:table-cell table:formula="of:=[.F472]*[.$P$8]" office:value-type="float" office:value="600" calcext:value-type="float">
            <text:p>600</text:p>
          </table:table-cell>
          <table:table-cell table:formula="of:=[.G472]+[.H471]" office:value-type="float" office:value="80010" calcext:value-type="float">
            <text:p>80010</text:p>
          </table:table-cell>
          <table:table-cell table:formula="of:=[.H472]-[.E472]" office:value-type="float" office:value="51360" calcext:value-type="float">
            <text:p>51360</text:p>
          </table:table-cell>
          <table:table-cell table:style-name="ce2" table:formula="of:=[.J471]+[.L471]" office:value-type="float" office:value="40" calcext:value-type="float">
            <text:p>40</text:p>
          </table:table-cell>
          <table:table-cell table:formula="of:=IF(AND(NOT(MONTH([.A472]) = MONTH([.A473]));[.I472]&gt;=2400);&quot;TAK&quot;;&quot;NIE&quot;)" office:value-type="string" office:string-value="NIE" calcext:value-type="string">
            <text:p>NIE</text:p>
          </table:table-cell>
          <table:table-cell table:formula="of:=IF([.K472] = &quot;TAK&quot;;3;0)" office:value-type="float" office:value="0" calcext:value-type="float">
            <text:p>0</text:p>
          </table:table-cell>
          <table:table-cell table:formula="of:=[.L47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6" calcext:value-type="date">
            <text:p>16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73] = &quot;niedziela&quot;;[.$P$7]*[.J473];0)" office:value-type="float" office:value="0" calcext:value-type="float">
            <text:p>0</text:p>
          </table:table-cell>
          <table:table-cell table:formula="of:=[.E472]+[.D473]" office:value-type="float" office:value="28650" calcext:value-type="float">
            <text:p>28650</text:p>
          </table:table-cell>
          <table:table-cell table:formula="of:=IF(AND(NOT([.B473]=&quot;niedziela&quot;);NOT([.B473]=&quot;sobota&quot;));ROUNDDOWN(VLOOKUP([.C473];[.$O$1:.$P$4];2;0) * [.J473];0);0)" office:value-type="float" office:value="20" calcext:value-type="float">
            <text:p>20</text:p>
          </table:table-cell>
          <table:table-cell table:formula="of:=[.F473]*[.$P$8]" office:value-type="float" office:value="600" calcext:value-type="float">
            <text:p>600</text:p>
          </table:table-cell>
          <table:table-cell table:formula="of:=[.G473]+[.H472]" office:value-type="float" office:value="80610" calcext:value-type="float">
            <text:p>80610</text:p>
          </table:table-cell>
          <table:table-cell table:formula="of:=[.H473]-[.E473]" office:value-type="float" office:value="51960" calcext:value-type="float">
            <text:p>51960</text:p>
          </table:table-cell>
          <table:table-cell table:style-name="ce2" table:formula="of:=[.J472]+[.L472]" office:value-type="float" office:value="40" calcext:value-type="float">
            <text:p>40</text:p>
          </table:table-cell>
          <table:table-cell table:formula="of:=IF(AND(NOT(MONTH([.A473]) = MONTH([.A474]));[.I473]&gt;=2400);&quot;TAK&quot;;&quot;NIE&quot;)" office:value-type="string" office:string-value="NIE" calcext:value-type="string">
            <text:p>NIE</text:p>
          </table:table-cell>
          <table:table-cell table:formula="of:=IF([.K473] = &quot;TAK&quot;;3;0)" office:value-type="float" office:value="0" calcext:value-type="float">
            <text:p>0</text:p>
          </table:table-cell>
          <table:table-cell table:formula="of:=[.L47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7" calcext:value-type="date">
            <text:p>17.04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74] = &quot;niedziela&quot;;[.$P$7]*[.J474];0)" office:value-type="float" office:value="0" calcext:value-type="float">
            <text:p>0</text:p>
          </table:table-cell>
          <table:table-cell table:formula="of:=[.E473]+[.D474]" office:value-type="float" office:value="28650" calcext:value-type="float">
            <text:p>28650</text:p>
          </table:table-cell>
          <table:table-cell table:formula="of:=IF(AND(NOT([.B474]=&quot;niedziela&quot;);NOT([.B474]=&quot;sobota&quot;));ROUNDDOWN(VLOOKUP([.C474];[.$O$1:.$P$4];2;0) * [.J474];0);0)" office:value-type="float" office:value="20" calcext:value-type="float">
            <text:p>20</text:p>
          </table:table-cell>
          <table:table-cell table:formula="of:=[.F474]*[.$P$8]" office:value-type="float" office:value="600" calcext:value-type="float">
            <text:p>600</text:p>
          </table:table-cell>
          <table:table-cell table:formula="of:=[.G474]+[.H473]" office:value-type="float" office:value="81210" calcext:value-type="float">
            <text:p>81210</text:p>
          </table:table-cell>
          <table:table-cell table:formula="of:=[.H474]-[.E474]" office:value-type="float" office:value="52560" calcext:value-type="float">
            <text:p>52560</text:p>
          </table:table-cell>
          <table:table-cell table:style-name="ce2" table:formula="of:=[.J473]+[.L473]" office:value-type="float" office:value="40" calcext:value-type="float">
            <text:p>40</text:p>
          </table:table-cell>
          <table:table-cell table:formula="of:=IF(AND(NOT(MONTH([.A474]) = MONTH([.A475]));[.I474]&gt;=2400);&quot;TAK&quot;;&quot;NIE&quot;)" office:value-type="string" office:string-value="NIE" calcext:value-type="string">
            <text:p>NIE</text:p>
          </table:table-cell>
          <table:table-cell table:formula="of:=IF([.K474] = &quot;TAK&quot;;3;0)" office:value-type="float" office:value="0" calcext:value-type="float">
            <text:p>0</text:p>
          </table:table-cell>
          <table:table-cell table:formula="of:=[.L47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8" calcext:value-type="date">
            <text:p>18.04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75] = &quot;niedziela&quot;;[.$P$7]*[.J475];0)" office:value-type="float" office:value="0" calcext:value-type="float">
            <text:p>0</text:p>
          </table:table-cell>
          <table:table-cell table:formula="of:=[.E474]+[.D475]" office:value-type="float" office:value="28650" calcext:value-type="float">
            <text:p>28650</text:p>
          </table:table-cell>
          <table:table-cell table:formula="of:=IF(AND(NOT([.B475]=&quot;niedziela&quot;);NOT([.B475]=&quot;sobota&quot;));ROUNDDOWN(VLOOKUP([.C475];[.$O$1:.$P$4];2;0) * [.J475];0);0)" office:value-type="float" office:value="20" calcext:value-type="float">
            <text:p>20</text:p>
          </table:table-cell>
          <table:table-cell table:formula="of:=[.F475]*[.$P$8]" office:value-type="float" office:value="600" calcext:value-type="float">
            <text:p>600</text:p>
          </table:table-cell>
          <table:table-cell table:formula="of:=[.G475]+[.H474]" office:value-type="float" office:value="81810" calcext:value-type="float">
            <text:p>81810</text:p>
          </table:table-cell>
          <table:table-cell table:formula="of:=[.H475]-[.E475]" office:value-type="float" office:value="53160" calcext:value-type="float">
            <text:p>53160</text:p>
          </table:table-cell>
          <table:table-cell table:style-name="ce2" table:formula="of:=[.J474]+[.L474]" office:value-type="float" office:value="40" calcext:value-type="float">
            <text:p>40</text:p>
          </table:table-cell>
          <table:table-cell table:formula="of:=IF(AND(NOT(MONTH([.A475]) = MONTH([.A476]));[.I475]&gt;=2400);&quot;TAK&quot;;&quot;NIE&quot;)" office:value-type="string" office:string-value="NIE" calcext:value-type="string">
            <text:p>NIE</text:p>
          </table:table-cell>
          <table:table-cell table:formula="of:=IF([.K475] = &quot;TAK&quot;;3;0)" office:value-type="float" office:value="0" calcext:value-type="float">
            <text:p>0</text:p>
          </table:table-cell>
          <table:table-cell table:formula="of:=[.L47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19" calcext:value-type="date">
            <text:p>19.04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76] = &quot;niedziela&quot;;[.$P$7]*[.J476];0)" office:value-type="float" office:value="0" calcext:value-type="float">
            <text:p>0</text:p>
          </table:table-cell>
          <table:table-cell table:formula="of:=[.E475]+[.D476]" office:value-type="float" office:value="28650" calcext:value-type="float">
            <text:p>28650</text:p>
          </table:table-cell>
          <table:table-cell table:formula="of:=IF(AND(NOT([.B476]=&quot;niedziela&quot;);NOT([.B476]=&quot;sobota&quot;));ROUNDDOWN(VLOOKUP([.C476];[.$O$1:.$P$4];2;0) * [.J476];0);0)" office:value-type="float" office:value="20" calcext:value-type="float">
            <text:p>20</text:p>
          </table:table-cell>
          <table:table-cell table:formula="of:=[.F476]*[.$P$8]" office:value-type="float" office:value="600" calcext:value-type="float">
            <text:p>600</text:p>
          </table:table-cell>
          <table:table-cell table:formula="of:=[.G476]+[.H475]" office:value-type="float" office:value="82410" calcext:value-type="float">
            <text:p>82410</text:p>
          </table:table-cell>
          <table:table-cell table:formula="of:=[.H476]-[.E476]" office:value-type="float" office:value="53760" calcext:value-type="float">
            <text:p>53760</text:p>
          </table:table-cell>
          <table:table-cell table:style-name="ce2" table:formula="of:=[.J475]+[.L475]" office:value-type="float" office:value="40" calcext:value-type="float">
            <text:p>40</text:p>
          </table:table-cell>
          <table:table-cell table:formula="of:=IF(AND(NOT(MONTH([.A476]) = MONTH([.A477]));[.I476]&gt;=2400);&quot;TAK&quot;;&quot;NIE&quot;)" office:value-type="string" office:string-value="NIE" calcext:value-type="string">
            <text:p>NIE</text:p>
          </table:table-cell>
          <table:table-cell table:formula="of:=IF([.K476] = &quot;TAK&quot;;3;0)" office:value-type="float" office:value="0" calcext:value-type="float">
            <text:p>0</text:p>
          </table:table-cell>
          <table:table-cell table:formula="of:=[.L47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0" calcext:value-type="date">
            <text:p>20.04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77] = &quot;niedziela&quot;;[.$P$7]*[.J477];0)" office:value-type="float" office:value="0" calcext:value-type="float">
            <text:p>0</text:p>
          </table:table-cell>
          <table:table-cell table:formula="of:=[.E476]+[.D477]" office:value-type="float" office:value="28650" calcext:value-type="float">
            <text:p>28650</text:p>
          </table:table-cell>
          <table:table-cell table:formula="of:=IF(AND(NOT([.B477]=&quot;niedziela&quot;);NOT([.B477]=&quot;sobota&quot;));ROUNDDOWN(VLOOKUP([.C477];[.$O$1:.$P$4];2;0) * [.J477];0);0)" office:value-type="float" office:value="0" calcext:value-type="float">
            <text:p>0</text:p>
          </table:table-cell>
          <table:table-cell table:formula="of:=[.F477]*[.$P$8]" office:value-type="float" office:value="0" calcext:value-type="float">
            <text:p>0</text:p>
          </table:table-cell>
          <table:table-cell table:formula="of:=[.G477]+[.H476]" office:value-type="float" office:value="82410" calcext:value-type="float">
            <text:p>82410</text:p>
          </table:table-cell>
          <table:table-cell table:formula="of:=[.H477]-[.E477]" office:value-type="float" office:value="53760" calcext:value-type="float">
            <text:p>53760</text:p>
          </table:table-cell>
          <table:table-cell table:style-name="ce2" table:formula="of:=[.J476]+[.L476]" office:value-type="float" office:value="40" calcext:value-type="float">
            <text:p>40</text:p>
          </table:table-cell>
          <table:table-cell table:formula="of:=IF(AND(NOT(MONTH([.A477]) = MONTH([.A478]));[.I477]&gt;=2400);&quot;TAK&quot;;&quot;NIE&quot;)" office:value-type="string" office:string-value="NIE" calcext:value-type="string">
            <text:p>NIE</text:p>
          </table:table-cell>
          <table:table-cell table:formula="of:=IF([.K477] = &quot;TAK&quot;;3;0)" office:value-type="float" office:value="0" calcext:value-type="float">
            <text:p>0</text:p>
          </table:table-cell>
          <table:table-cell table:formula="of:=[.L47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1" calcext:value-type="date">
            <text:p>21.04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78] = &quot;niedziela&quot;;[.$P$7]*[.J478];0)" office:value-type="float" office:value="600" calcext:value-type="float">
            <text:p>600</text:p>
          </table:table-cell>
          <table:table-cell table:formula="of:=[.E477]+[.D478]" office:value-type="float" office:value="29250" calcext:value-type="float">
            <text:p>29250</text:p>
          </table:table-cell>
          <table:table-cell table:formula="of:=IF(AND(NOT([.B478]=&quot;niedziela&quot;);NOT([.B478]=&quot;sobota&quot;));ROUNDDOWN(VLOOKUP([.C478];[.$O$1:.$P$4];2;0) * [.J478];0);0)" office:value-type="float" office:value="0" calcext:value-type="float">
            <text:p>0</text:p>
          </table:table-cell>
          <table:table-cell table:formula="of:=[.F478]*[.$P$8]" office:value-type="float" office:value="0" calcext:value-type="float">
            <text:p>0</text:p>
          </table:table-cell>
          <table:table-cell table:formula="of:=[.G478]+[.H477]" office:value-type="float" office:value="82410" calcext:value-type="float">
            <text:p>82410</text:p>
          </table:table-cell>
          <table:table-cell table:formula="of:=[.H478]-[.E478]" office:value-type="float" office:value="53160" calcext:value-type="float">
            <text:p>53160</text:p>
          </table:table-cell>
          <table:table-cell table:style-name="ce2" table:formula="of:=[.J477]+[.L477]" office:value-type="float" office:value="40" calcext:value-type="float">
            <text:p>40</text:p>
          </table:table-cell>
          <table:table-cell table:formula="of:=IF(AND(NOT(MONTH([.A478]) = MONTH([.A479]));[.I478]&gt;=2400);&quot;TAK&quot;;&quot;NIE&quot;)" office:value-type="string" office:string-value="NIE" calcext:value-type="string">
            <text:p>NIE</text:p>
          </table:table-cell>
          <table:table-cell table:formula="of:=IF([.K478] = &quot;TAK&quot;;3;0)" office:value-type="float" office:value="0" calcext:value-type="float">
            <text:p>0</text:p>
          </table:table-cell>
          <table:table-cell table:formula="of:=[.L47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2" calcext:value-type="date">
            <text:p>22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79] = &quot;niedziela&quot;;[.$P$7]*[.J479];0)" office:value-type="float" office:value="0" calcext:value-type="float">
            <text:p>0</text:p>
          </table:table-cell>
          <table:table-cell table:formula="of:=[.E478]+[.D479]" office:value-type="float" office:value="29250" calcext:value-type="float">
            <text:p>29250</text:p>
          </table:table-cell>
          <table:table-cell table:formula="of:=IF(AND(NOT([.B479]=&quot;niedziela&quot;);NOT([.B479]=&quot;sobota&quot;));ROUNDDOWN(VLOOKUP([.C479];[.$O$1:.$P$4];2;0) * [.J479];0);0)" office:value-type="float" office:value="20" calcext:value-type="float">
            <text:p>20</text:p>
          </table:table-cell>
          <table:table-cell table:formula="of:=[.F479]*[.$P$8]" office:value-type="float" office:value="600" calcext:value-type="float">
            <text:p>600</text:p>
          </table:table-cell>
          <table:table-cell table:formula="of:=[.G479]+[.H478]" office:value-type="float" office:value="83010" calcext:value-type="float">
            <text:p>83010</text:p>
          </table:table-cell>
          <table:table-cell table:formula="of:=[.H479]-[.E479]" office:value-type="float" office:value="53760" calcext:value-type="float">
            <text:p>53760</text:p>
          </table:table-cell>
          <table:table-cell table:style-name="ce2" table:formula="of:=[.J478]+[.L478]" office:value-type="float" office:value="40" calcext:value-type="float">
            <text:p>40</text:p>
          </table:table-cell>
          <table:table-cell table:formula="of:=IF(AND(NOT(MONTH([.A479]) = MONTH([.A480]));[.I479]&gt;=2400);&quot;TAK&quot;;&quot;NIE&quot;)" office:value-type="string" office:string-value="NIE" calcext:value-type="string">
            <text:p>NIE</text:p>
          </table:table-cell>
          <table:table-cell table:formula="of:=IF([.K479] = &quot;TAK&quot;;3;0)" office:value-type="float" office:value="0" calcext:value-type="float">
            <text:p>0</text:p>
          </table:table-cell>
          <table:table-cell table:formula="of:=[.L47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3" calcext:value-type="date">
            <text:p>23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80] = &quot;niedziela&quot;;[.$P$7]*[.J480];0)" office:value-type="float" office:value="0" calcext:value-type="float">
            <text:p>0</text:p>
          </table:table-cell>
          <table:table-cell table:formula="of:=[.E479]+[.D480]" office:value-type="float" office:value="29250" calcext:value-type="float">
            <text:p>29250</text:p>
          </table:table-cell>
          <table:table-cell table:formula="of:=IF(AND(NOT([.B480]=&quot;niedziela&quot;);NOT([.B480]=&quot;sobota&quot;));ROUNDDOWN(VLOOKUP([.C480];[.$O$1:.$P$4];2;0) * [.J480];0);0)" office:value-type="float" office:value="20" calcext:value-type="float">
            <text:p>20</text:p>
          </table:table-cell>
          <table:table-cell table:formula="of:=[.F480]*[.$P$8]" office:value-type="float" office:value="600" calcext:value-type="float">
            <text:p>600</text:p>
          </table:table-cell>
          <table:table-cell table:formula="of:=[.G480]+[.H479]" office:value-type="float" office:value="83610" calcext:value-type="float">
            <text:p>83610</text:p>
          </table:table-cell>
          <table:table-cell table:formula="of:=[.H480]-[.E480]" office:value-type="float" office:value="54360" calcext:value-type="float">
            <text:p>54360</text:p>
          </table:table-cell>
          <table:table-cell table:style-name="ce2" table:formula="of:=[.J479]+[.L479]" office:value-type="float" office:value="40" calcext:value-type="float">
            <text:p>40</text:p>
          </table:table-cell>
          <table:table-cell table:formula="of:=IF(AND(NOT(MONTH([.A480]) = MONTH([.A481]));[.I480]&gt;=2400);&quot;TAK&quot;;&quot;NIE&quot;)" office:value-type="string" office:string-value="NIE" calcext:value-type="string">
            <text:p>NIE</text:p>
          </table:table-cell>
          <table:table-cell table:formula="of:=IF([.K480] = &quot;TAK&quot;;3;0)" office:value-type="float" office:value="0" calcext:value-type="float">
            <text:p>0</text:p>
          </table:table-cell>
          <table:table-cell table:formula="of:=[.L48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4" calcext:value-type="date">
            <text:p>24.04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81] = &quot;niedziela&quot;;[.$P$7]*[.J481];0)" office:value-type="float" office:value="0" calcext:value-type="float">
            <text:p>0</text:p>
          </table:table-cell>
          <table:table-cell table:formula="of:=[.E480]+[.D481]" office:value-type="float" office:value="29250" calcext:value-type="float">
            <text:p>29250</text:p>
          </table:table-cell>
          <table:table-cell table:formula="of:=IF(AND(NOT([.B481]=&quot;niedziela&quot;);NOT([.B481]=&quot;sobota&quot;));ROUNDDOWN(VLOOKUP([.C481];[.$O$1:.$P$4];2;0) * [.J481];0);0)" office:value-type="float" office:value="20" calcext:value-type="float">
            <text:p>20</text:p>
          </table:table-cell>
          <table:table-cell table:formula="of:=[.F481]*[.$P$8]" office:value-type="float" office:value="600" calcext:value-type="float">
            <text:p>600</text:p>
          </table:table-cell>
          <table:table-cell table:formula="of:=[.G481]+[.H480]" office:value-type="float" office:value="84210" calcext:value-type="float">
            <text:p>84210</text:p>
          </table:table-cell>
          <table:table-cell table:formula="of:=[.H481]-[.E481]" office:value-type="float" office:value="54960" calcext:value-type="float">
            <text:p>54960</text:p>
          </table:table-cell>
          <table:table-cell table:style-name="ce2" table:formula="of:=[.J480]+[.L480]" office:value-type="float" office:value="40" calcext:value-type="float">
            <text:p>40</text:p>
          </table:table-cell>
          <table:table-cell table:formula="of:=IF(AND(NOT(MONTH([.A481]) = MONTH([.A482]));[.I481]&gt;=2400);&quot;TAK&quot;;&quot;NIE&quot;)" office:value-type="string" office:string-value="NIE" calcext:value-type="string">
            <text:p>NIE</text:p>
          </table:table-cell>
          <table:table-cell table:formula="of:=IF([.K481] = &quot;TAK&quot;;3;0)" office:value-type="float" office:value="0" calcext:value-type="float">
            <text:p>0</text:p>
          </table:table-cell>
          <table:table-cell table:formula="of:=[.L48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5" calcext:value-type="date">
            <text:p>25.04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82] = &quot;niedziela&quot;;[.$P$7]*[.J482];0)" office:value-type="float" office:value="0" calcext:value-type="float">
            <text:p>0</text:p>
          </table:table-cell>
          <table:table-cell table:formula="of:=[.E481]+[.D482]" office:value-type="float" office:value="29250" calcext:value-type="float">
            <text:p>29250</text:p>
          </table:table-cell>
          <table:table-cell table:formula="of:=IF(AND(NOT([.B482]=&quot;niedziela&quot;);NOT([.B482]=&quot;sobota&quot;));ROUNDDOWN(VLOOKUP([.C482];[.$O$1:.$P$4];2;0) * [.J482];0);0)" office:value-type="float" office:value="20" calcext:value-type="float">
            <text:p>20</text:p>
          </table:table-cell>
          <table:table-cell table:formula="of:=[.F482]*[.$P$8]" office:value-type="float" office:value="600" calcext:value-type="float">
            <text:p>600</text:p>
          </table:table-cell>
          <table:table-cell table:formula="of:=[.G482]+[.H481]" office:value-type="float" office:value="84810" calcext:value-type="float">
            <text:p>84810</text:p>
          </table:table-cell>
          <table:table-cell table:formula="of:=[.H482]-[.E482]" office:value-type="float" office:value="55560" calcext:value-type="float">
            <text:p>55560</text:p>
          </table:table-cell>
          <table:table-cell table:style-name="ce2" table:formula="of:=[.J481]+[.L481]" office:value-type="float" office:value="40" calcext:value-type="float">
            <text:p>40</text:p>
          </table:table-cell>
          <table:table-cell table:formula="of:=IF(AND(NOT(MONTH([.A482]) = MONTH([.A483]));[.I482]&gt;=2400);&quot;TAK&quot;;&quot;NIE&quot;)" office:value-type="string" office:string-value="NIE" calcext:value-type="string">
            <text:p>NIE</text:p>
          </table:table-cell>
          <table:table-cell table:formula="of:=IF([.K482] = &quot;TAK&quot;;3;0)" office:value-type="float" office:value="0" calcext:value-type="float">
            <text:p>0</text:p>
          </table:table-cell>
          <table:table-cell table:formula="of:=[.L48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6" calcext:value-type="date">
            <text:p>26.04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83] = &quot;niedziela&quot;;[.$P$7]*[.J483];0)" office:value-type="float" office:value="0" calcext:value-type="float">
            <text:p>0</text:p>
          </table:table-cell>
          <table:table-cell table:formula="of:=[.E482]+[.D483]" office:value-type="float" office:value="29250" calcext:value-type="float">
            <text:p>29250</text:p>
          </table:table-cell>
          <table:table-cell table:formula="of:=IF(AND(NOT([.B483]=&quot;niedziela&quot;);NOT([.B483]=&quot;sobota&quot;));ROUNDDOWN(VLOOKUP([.C483];[.$O$1:.$P$4];2;0) * [.J483];0);0)" office:value-type="float" office:value="20" calcext:value-type="float">
            <text:p>20</text:p>
          </table:table-cell>
          <table:table-cell table:formula="of:=[.F483]*[.$P$8]" office:value-type="float" office:value="600" calcext:value-type="float">
            <text:p>600</text:p>
          </table:table-cell>
          <table:table-cell table:formula="of:=[.G483]+[.H482]" office:value-type="float" office:value="85410" calcext:value-type="float">
            <text:p>85410</text:p>
          </table:table-cell>
          <table:table-cell table:formula="of:=[.H483]-[.E483]" office:value-type="float" office:value="56160" calcext:value-type="float">
            <text:p>56160</text:p>
          </table:table-cell>
          <table:table-cell table:style-name="ce2" table:formula="of:=[.J482]+[.L482]" office:value-type="float" office:value="40" calcext:value-type="float">
            <text:p>40</text:p>
          </table:table-cell>
          <table:table-cell table:formula="of:=IF(AND(NOT(MONTH([.A483]) = MONTH([.A484]));[.I483]&gt;=2400);&quot;TAK&quot;;&quot;NIE&quot;)" office:value-type="string" office:string-value="NIE" calcext:value-type="string">
            <text:p>NIE</text:p>
          </table:table-cell>
          <table:table-cell table:formula="of:=IF([.K483] = &quot;TAK&quot;;3;0)" office:value-type="float" office:value="0" calcext:value-type="float">
            <text:p>0</text:p>
          </table:table-cell>
          <table:table-cell table:formula="of:=[.L48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7" calcext:value-type="date">
            <text:p>27.04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84] = &quot;niedziela&quot;;[.$P$7]*[.J484];0)" office:value-type="float" office:value="0" calcext:value-type="float">
            <text:p>0</text:p>
          </table:table-cell>
          <table:table-cell table:formula="of:=[.E483]+[.D484]" office:value-type="float" office:value="29250" calcext:value-type="float">
            <text:p>29250</text:p>
          </table:table-cell>
          <table:table-cell table:formula="of:=IF(AND(NOT([.B484]=&quot;niedziela&quot;);NOT([.B484]=&quot;sobota&quot;));ROUNDDOWN(VLOOKUP([.C484];[.$O$1:.$P$4];2;0) * [.J484];0);0)" office:value-type="float" office:value="0" calcext:value-type="float">
            <text:p>0</text:p>
          </table:table-cell>
          <table:table-cell table:formula="of:=[.F484]*[.$P$8]" office:value-type="float" office:value="0" calcext:value-type="float">
            <text:p>0</text:p>
          </table:table-cell>
          <table:table-cell table:formula="of:=[.G484]+[.H483]" office:value-type="float" office:value="85410" calcext:value-type="float">
            <text:p>85410</text:p>
          </table:table-cell>
          <table:table-cell table:formula="of:=[.H484]-[.E484]" office:value-type="float" office:value="56160" calcext:value-type="float">
            <text:p>56160</text:p>
          </table:table-cell>
          <table:table-cell table:style-name="ce2" table:formula="of:=[.J483]+[.L483]" office:value-type="float" office:value="40" calcext:value-type="float">
            <text:p>40</text:p>
          </table:table-cell>
          <table:table-cell table:formula="of:=IF(AND(NOT(MONTH([.A484]) = MONTH([.A485]));[.I484]&gt;=2400);&quot;TAK&quot;;&quot;NIE&quot;)" office:value-type="string" office:string-value="NIE" calcext:value-type="string">
            <text:p>NIE</text:p>
          </table:table-cell>
          <table:table-cell table:formula="of:=IF([.K484] = &quot;TAK&quot;;3;0)" office:value-type="float" office:value="0" calcext:value-type="float">
            <text:p>0</text:p>
          </table:table-cell>
          <table:table-cell table:formula="of:=[.L48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8" calcext:value-type="date">
            <text:p>28.04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85] = &quot;niedziela&quot;;[.$P$7]*[.J485];0)" office:value-type="float" office:value="600" calcext:value-type="float">
            <text:p>600</text:p>
          </table:table-cell>
          <table:table-cell table:formula="of:=[.E484]+[.D485]" office:value-type="float" office:value="29850" calcext:value-type="float">
            <text:p>29850</text:p>
          </table:table-cell>
          <table:table-cell table:formula="of:=IF(AND(NOT([.B485]=&quot;niedziela&quot;);NOT([.B485]=&quot;sobota&quot;));ROUNDDOWN(VLOOKUP([.C485];[.$O$1:.$P$4];2;0) * [.J485];0);0)" office:value-type="float" office:value="0" calcext:value-type="float">
            <text:p>0</text:p>
          </table:table-cell>
          <table:table-cell table:formula="of:=[.F485]*[.$P$8]" office:value-type="float" office:value="0" calcext:value-type="float">
            <text:p>0</text:p>
          </table:table-cell>
          <table:table-cell table:formula="of:=[.G485]+[.H484]" office:value-type="float" office:value="85410" calcext:value-type="float">
            <text:p>85410</text:p>
          </table:table-cell>
          <table:table-cell table:formula="of:=[.H485]-[.E485]" office:value-type="float" office:value="55560" calcext:value-type="float">
            <text:p>55560</text:p>
          </table:table-cell>
          <table:table-cell table:style-name="ce2" table:formula="of:=[.J484]+[.L484]" office:value-type="float" office:value="40" calcext:value-type="float">
            <text:p>40</text:p>
          </table:table-cell>
          <table:table-cell table:formula="of:=IF(AND(NOT(MONTH([.A485]) = MONTH([.A486]));[.I485]&gt;=2400);&quot;TAK&quot;;&quot;NIE&quot;)" office:value-type="string" office:string-value="NIE" calcext:value-type="string">
            <text:p>NIE</text:p>
          </table:table-cell>
          <table:table-cell table:formula="of:=IF([.K485] = &quot;TAK&quot;;3;0)" office:value-type="float" office:value="0" calcext:value-type="float">
            <text:p>0</text:p>
          </table:table-cell>
          <table:table-cell table:formula="of:=[.L48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29" calcext:value-type="date">
            <text:p>29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86] = &quot;niedziela&quot;;[.$P$7]*[.J486];0)" office:value-type="float" office:value="0" calcext:value-type="float">
            <text:p>0</text:p>
          </table:table-cell>
          <table:table-cell table:formula="of:=[.E485]+[.D486]" office:value-type="float" office:value="29850" calcext:value-type="float">
            <text:p>29850</text:p>
          </table:table-cell>
          <table:table-cell table:formula="of:=IF(AND(NOT([.B486]=&quot;niedziela&quot;);NOT([.B486]=&quot;sobota&quot;));ROUNDDOWN(VLOOKUP([.C486];[.$O$1:.$P$4];2;0) * [.J486];0);0)" office:value-type="float" office:value="20" calcext:value-type="float">
            <text:p>20</text:p>
          </table:table-cell>
          <table:table-cell table:formula="of:=[.F486]*[.$P$8]" office:value-type="float" office:value="600" calcext:value-type="float">
            <text:p>600</text:p>
          </table:table-cell>
          <table:table-cell table:formula="of:=[.G486]+[.H485]" office:value-type="float" office:value="86010" calcext:value-type="float">
            <text:p>86010</text:p>
          </table:table-cell>
          <table:table-cell table:formula="of:=[.H486]-[.E486]" office:value-type="float" office:value="56160" calcext:value-type="float">
            <text:p>56160</text:p>
          </table:table-cell>
          <table:table-cell table:style-name="ce2" table:formula="of:=[.J485]+[.L485]" office:value-type="float" office:value="40" calcext:value-type="float">
            <text:p>40</text:p>
          </table:table-cell>
          <table:table-cell table:formula="of:=IF(AND(NOT(MONTH([.A486]) = MONTH([.A487]));[.I486]&gt;=2400);&quot;TAK&quot;;&quot;NIE&quot;)" office:value-type="string" office:string-value="NIE" calcext:value-type="string">
            <text:p>NIE</text:p>
          </table:table-cell>
          <table:table-cell table:formula="of:=IF([.K486] = &quot;TAK&quot;;3;0)" office:value-type="float" office:value="0" calcext:value-type="float">
            <text:p>0</text:p>
          </table:table-cell>
          <table:table-cell table:formula="of:=[.L48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4-30" calcext:value-type="date">
            <text:p>30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87] = &quot;niedziela&quot;;[.$P$7]*[.J487];0)" office:value-type="float" office:value="0" calcext:value-type="float">
            <text:p>0</text:p>
          </table:table-cell>
          <table:table-cell table:formula="of:=[.E486]+[.D487]" office:value-type="float" office:value="29850" calcext:value-type="float">
            <text:p>29850</text:p>
          </table:table-cell>
          <table:table-cell table:formula="of:=IF(AND(NOT([.B487]=&quot;niedziela&quot;);NOT([.B487]=&quot;sobota&quot;));ROUNDDOWN(VLOOKUP([.C487];[.$O$1:.$P$4];2;0) * [.J487];0);0)" office:value-type="float" office:value="20" calcext:value-type="float">
            <text:p>20</text:p>
          </table:table-cell>
          <table:table-cell table:formula="of:=[.F487]*[.$P$8]" office:value-type="float" office:value="600" calcext:value-type="float">
            <text:p>600</text:p>
          </table:table-cell>
          <table:table-cell table:formula="of:=[.G487]+[.H486]" office:value-type="float" office:value="86610" calcext:value-type="float">
            <text:p>86610</text:p>
          </table:table-cell>
          <table:table-cell table:formula="of:=[.H487]-[.E487]" office:value-type="float" office:value="56760" calcext:value-type="float">
            <text:p>56760</text:p>
          </table:table-cell>
          <table:table-cell table:style-name="ce2" table:formula="of:=[.J486]+[.L486]" office:value-type="float" office:value="40" calcext:value-type="float">
            <text:p>40</text:p>
          </table:table-cell>
          <table:table-cell table:formula="of:=IF(AND(NOT(MONTH([.A487]) = MONTH([.A488]));[.I487]&gt;=2400);&quot;TAK&quot;;&quot;NIE&quot;)" office:value-type="string" office:string-value="TAK" calcext:value-type="string">
            <text:p>TAK</text:p>
          </table:table-cell>
          <table:table-cell table:formula="of:=IF([.K487] = &quot;TAK&quot;;3;0)" office:value-type="float" office:value="3" calcext:value-type="float">
            <text:p>3</text:p>
          </table:table-cell>
          <table:table-cell table:formula="of:=[.L487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1" calcext:value-type="date">
            <text:p>1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88] = &quot;niedziela&quot;;[.$P$7]*[.J488];0)" office:value-type="float" office:value="0" calcext:value-type="float">
            <text:p>0</text:p>
          </table:table-cell>
          <table:table-cell table:formula="of:=[.E487]+[.D488]" office:value-type="float" office:value="29850" calcext:value-type="float">
            <text:p>29850</text:p>
          </table:table-cell>
          <table:table-cell table:formula="of:=IF(AND(NOT([.B488]=&quot;niedziela&quot;);NOT([.B488]=&quot;sobota&quot;));ROUNDDOWN(VLOOKUP([.C488];[.$O$1:.$P$4];2;0) * [.J488];0);0)" office:value-type="float" office:value="21" calcext:value-type="float">
            <text:p>21</text:p>
          </table:table-cell>
          <table:table-cell table:formula="of:=[.F488]*[.$P$8]" office:value-type="float" office:value="630" calcext:value-type="float">
            <text:p>630</text:p>
          </table:table-cell>
          <table:table-cell table:formula="of:=[.G488]+[.H487]" office:value-type="float" office:value="87240" calcext:value-type="float">
            <text:p>87240</text:p>
          </table:table-cell>
          <table:table-cell table:formula="of:=[.H488]-[.E488]" office:value-type="float" office:value="57390" calcext:value-type="float">
            <text:p>57390</text:p>
          </table:table-cell>
          <table:table-cell table:style-name="ce2" table:formula="of:=[.J487]+[.L487]" office:value-type="float" office:value="43" calcext:value-type="float">
            <text:p>43</text:p>
          </table:table-cell>
          <table:table-cell table:formula="of:=IF(AND(NOT(MONTH([.A488]) = MONTH([.A489]));[.I488]&gt;=2400);&quot;TAK&quot;;&quot;NIE&quot;)" office:value-type="string" office:string-value="NIE" calcext:value-type="string">
            <text:p>NIE</text:p>
          </table:table-cell>
          <table:table-cell table:formula="of:=IF([.K488] = &quot;TAK&quot;;3;0)" office:value-type="float" office:value="0" calcext:value-type="float">
            <text:p>0</text:p>
          </table:table-cell>
          <table:table-cell table:formula="of:=[.L48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2" calcext:value-type="date">
            <text:p>2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89] = &quot;niedziela&quot;;[.$P$7]*[.J489];0)" office:value-type="float" office:value="0" calcext:value-type="float">
            <text:p>0</text:p>
          </table:table-cell>
          <table:table-cell table:formula="of:=[.E488]+[.D489]" office:value-type="float" office:value="29850" calcext:value-type="float">
            <text:p>29850</text:p>
          </table:table-cell>
          <table:table-cell table:formula="of:=IF(AND(NOT([.B489]=&quot;niedziela&quot;);NOT([.B489]=&quot;sobota&quot;));ROUNDDOWN(VLOOKUP([.C489];[.$O$1:.$P$4];2;0) * [.J489];0);0)" office:value-type="float" office:value="21" calcext:value-type="float">
            <text:p>21</text:p>
          </table:table-cell>
          <table:table-cell table:formula="of:=[.F489]*[.$P$8]" office:value-type="float" office:value="630" calcext:value-type="float">
            <text:p>630</text:p>
          </table:table-cell>
          <table:table-cell table:formula="of:=[.G489]+[.H488]" office:value-type="float" office:value="87870" calcext:value-type="float">
            <text:p>87870</text:p>
          </table:table-cell>
          <table:table-cell table:formula="of:=[.H489]-[.E489]" office:value-type="float" office:value="58020" calcext:value-type="float">
            <text:p>58020</text:p>
          </table:table-cell>
          <table:table-cell table:style-name="ce2" table:formula="of:=[.J488]+[.L488]" office:value-type="float" office:value="43" calcext:value-type="float">
            <text:p>43</text:p>
          </table:table-cell>
          <table:table-cell table:formula="of:=IF(AND(NOT(MONTH([.A489]) = MONTH([.A490]));[.I489]&gt;=2400);&quot;TAK&quot;;&quot;NIE&quot;)" office:value-type="string" office:string-value="NIE" calcext:value-type="string">
            <text:p>NIE</text:p>
          </table:table-cell>
          <table:table-cell table:formula="of:=IF([.K489] = &quot;TAK&quot;;3;0)" office:value-type="float" office:value="0" calcext:value-type="float">
            <text:p>0</text:p>
          </table:table-cell>
          <table:table-cell table:formula="of:=[.L48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3" calcext:value-type="date">
            <text:p>3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90] = &quot;niedziela&quot;;[.$P$7]*[.J490];0)" office:value-type="float" office:value="0" calcext:value-type="float">
            <text:p>0</text:p>
          </table:table-cell>
          <table:table-cell table:formula="of:=[.E489]+[.D490]" office:value-type="float" office:value="29850" calcext:value-type="float">
            <text:p>29850</text:p>
          </table:table-cell>
          <table:table-cell table:formula="of:=IF(AND(NOT([.B490]=&quot;niedziela&quot;);NOT([.B490]=&quot;sobota&quot;));ROUNDDOWN(VLOOKUP([.C490];[.$O$1:.$P$4];2;0) * [.J490];0);0)" office:value-type="float" office:value="21" calcext:value-type="float">
            <text:p>21</text:p>
          </table:table-cell>
          <table:table-cell table:formula="of:=[.F490]*[.$P$8]" office:value-type="float" office:value="630" calcext:value-type="float">
            <text:p>630</text:p>
          </table:table-cell>
          <table:table-cell table:formula="of:=[.G490]+[.H489]" office:value-type="float" office:value="88500" calcext:value-type="float">
            <text:p>88500</text:p>
          </table:table-cell>
          <table:table-cell table:formula="of:=[.H490]-[.E490]" office:value-type="float" office:value="58650" calcext:value-type="float">
            <text:p>58650</text:p>
          </table:table-cell>
          <table:table-cell table:style-name="ce2" table:formula="of:=[.J489]+[.L489]" office:value-type="float" office:value="43" calcext:value-type="float">
            <text:p>43</text:p>
          </table:table-cell>
          <table:table-cell table:formula="of:=IF(AND(NOT(MONTH([.A490]) = MONTH([.A491]));[.I490]&gt;=2400);&quot;TAK&quot;;&quot;NIE&quot;)" office:value-type="string" office:string-value="NIE" calcext:value-type="string">
            <text:p>NIE</text:p>
          </table:table-cell>
          <table:table-cell table:formula="of:=IF([.K490] = &quot;TAK&quot;;3;0)" office:value-type="float" office:value="0" calcext:value-type="float">
            <text:p>0</text:p>
          </table:table-cell>
          <table:table-cell table:formula="of:=[.L49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4" calcext:value-type="date">
            <text:p>4.05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91] = &quot;niedziela&quot;;[.$P$7]*[.J491];0)" office:value-type="float" office:value="0" calcext:value-type="float">
            <text:p>0</text:p>
          </table:table-cell>
          <table:table-cell table:formula="of:=[.E490]+[.D491]" office:value-type="float" office:value="29850" calcext:value-type="float">
            <text:p>29850</text:p>
          </table:table-cell>
          <table:table-cell table:formula="of:=IF(AND(NOT([.B491]=&quot;niedziela&quot;);NOT([.B491]=&quot;sobota&quot;));ROUNDDOWN(VLOOKUP([.C491];[.$O$1:.$P$4];2;0) * [.J491];0);0)" office:value-type="float" office:value="0" calcext:value-type="float">
            <text:p>0</text:p>
          </table:table-cell>
          <table:table-cell table:formula="of:=[.F491]*[.$P$8]" office:value-type="float" office:value="0" calcext:value-type="float">
            <text:p>0</text:p>
          </table:table-cell>
          <table:table-cell table:formula="of:=[.G491]+[.H490]" office:value-type="float" office:value="88500" calcext:value-type="float">
            <text:p>88500</text:p>
          </table:table-cell>
          <table:table-cell table:formula="of:=[.H491]-[.E491]" office:value-type="float" office:value="58650" calcext:value-type="float">
            <text:p>58650</text:p>
          </table:table-cell>
          <table:table-cell table:style-name="ce2" table:formula="of:=[.J490]+[.L490]" office:value-type="float" office:value="43" calcext:value-type="float">
            <text:p>43</text:p>
          </table:table-cell>
          <table:table-cell table:formula="of:=IF(AND(NOT(MONTH([.A491]) = MONTH([.A492]));[.I491]&gt;=2400);&quot;TAK&quot;;&quot;NIE&quot;)" office:value-type="string" office:string-value="NIE" calcext:value-type="string">
            <text:p>NIE</text:p>
          </table:table-cell>
          <table:table-cell table:formula="of:=IF([.K491] = &quot;TAK&quot;;3;0)" office:value-type="float" office:value="0" calcext:value-type="float">
            <text:p>0</text:p>
          </table:table-cell>
          <table:table-cell table:formula="of:=[.L49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5" calcext:value-type="date">
            <text:p>5.05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92] = &quot;niedziela&quot;;[.$P$7]*[.J492];0)" office:value-type="float" office:value="645" calcext:value-type="float">
            <text:p>645</text:p>
          </table:table-cell>
          <table:table-cell table:formula="of:=[.E491]+[.D492]" office:value-type="float" office:value="30495" calcext:value-type="float">
            <text:p>30495</text:p>
          </table:table-cell>
          <table:table-cell table:formula="of:=IF(AND(NOT([.B492]=&quot;niedziela&quot;);NOT([.B492]=&quot;sobota&quot;));ROUNDDOWN(VLOOKUP([.C492];[.$O$1:.$P$4];2;0) * [.J492];0);0)" office:value-type="float" office:value="0" calcext:value-type="float">
            <text:p>0</text:p>
          </table:table-cell>
          <table:table-cell table:formula="of:=[.F492]*[.$P$8]" office:value-type="float" office:value="0" calcext:value-type="float">
            <text:p>0</text:p>
          </table:table-cell>
          <table:table-cell table:formula="of:=[.G492]+[.H491]" office:value-type="float" office:value="88500" calcext:value-type="float">
            <text:p>88500</text:p>
          </table:table-cell>
          <table:table-cell table:formula="of:=[.H492]-[.E492]" office:value-type="float" office:value="58005" calcext:value-type="float">
            <text:p>58005</text:p>
          </table:table-cell>
          <table:table-cell table:style-name="ce2" table:formula="of:=[.J491]+[.L491]" office:value-type="float" office:value="43" calcext:value-type="float">
            <text:p>43</text:p>
          </table:table-cell>
          <table:table-cell table:formula="of:=IF(AND(NOT(MONTH([.A492]) = MONTH([.A493]));[.I492]&gt;=2400);&quot;TAK&quot;;&quot;NIE&quot;)" office:value-type="string" office:string-value="NIE" calcext:value-type="string">
            <text:p>NIE</text:p>
          </table:table-cell>
          <table:table-cell table:formula="of:=IF([.K492] = &quot;TAK&quot;;3;0)" office:value-type="float" office:value="0" calcext:value-type="float">
            <text:p>0</text:p>
          </table:table-cell>
          <table:table-cell table:formula="of:=[.L49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6" calcext:value-type="date">
            <text:p>6.05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93] = &quot;niedziela&quot;;[.$P$7]*[.J493];0)" office:value-type="float" office:value="0" calcext:value-type="float">
            <text:p>0</text:p>
          </table:table-cell>
          <table:table-cell table:formula="of:=[.E492]+[.D493]" office:value-type="float" office:value="30495" calcext:value-type="float">
            <text:p>30495</text:p>
          </table:table-cell>
          <table:table-cell table:formula="of:=IF(AND(NOT([.B493]=&quot;niedziela&quot;);NOT([.B493]=&quot;sobota&quot;));ROUNDDOWN(VLOOKUP([.C493];[.$O$1:.$P$4];2;0) * [.J493];0);0)" office:value-type="float" office:value="21" calcext:value-type="float">
            <text:p>21</text:p>
          </table:table-cell>
          <table:table-cell table:formula="of:=[.F493]*[.$P$8]" office:value-type="float" office:value="630" calcext:value-type="float">
            <text:p>630</text:p>
          </table:table-cell>
          <table:table-cell table:formula="of:=[.G493]+[.H492]" office:value-type="float" office:value="89130" calcext:value-type="float">
            <text:p>89130</text:p>
          </table:table-cell>
          <table:table-cell table:formula="of:=[.H493]-[.E493]" office:value-type="float" office:value="58635" calcext:value-type="float">
            <text:p>58635</text:p>
          </table:table-cell>
          <table:table-cell table:style-name="ce2" table:formula="of:=[.J492]+[.L492]" office:value-type="float" office:value="43" calcext:value-type="float">
            <text:p>43</text:p>
          </table:table-cell>
          <table:table-cell table:formula="of:=IF(AND(NOT(MONTH([.A493]) = MONTH([.A494]));[.I493]&gt;=2400);&quot;TAK&quot;;&quot;NIE&quot;)" office:value-type="string" office:string-value="NIE" calcext:value-type="string">
            <text:p>NIE</text:p>
          </table:table-cell>
          <table:table-cell table:formula="of:=IF([.K493] = &quot;TAK&quot;;3;0)" office:value-type="float" office:value="0" calcext:value-type="float">
            <text:p>0</text:p>
          </table:table-cell>
          <table:table-cell table:formula="of:=[.L49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7" calcext:value-type="date">
            <text:p>7.05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94] = &quot;niedziela&quot;;[.$P$7]*[.J494];0)" office:value-type="float" office:value="0" calcext:value-type="float">
            <text:p>0</text:p>
          </table:table-cell>
          <table:table-cell table:formula="of:=[.E493]+[.D494]" office:value-type="float" office:value="30495" calcext:value-type="float">
            <text:p>30495</text:p>
          </table:table-cell>
          <table:table-cell table:formula="of:=IF(AND(NOT([.B494]=&quot;niedziela&quot;);NOT([.B494]=&quot;sobota&quot;));ROUNDDOWN(VLOOKUP([.C494];[.$O$1:.$P$4];2;0) * [.J494];0);0)" office:value-type="float" office:value="21" calcext:value-type="float">
            <text:p>21</text:p>
          </table:table-cell>
          <table:table-cell table:formula="of:=[.F494]*[.$P$8]" office:value-type="float" office:value="630" calcext:value-type="float">
            <text:p>630</text:p>
          </table:table-cell>
          <table:table-cell table:formula="of:=[.G494]+[.H493]" office:value-type="float" office:value="89760" calcext:value-type="float">
            <text:p>89760</text:p>
          </table:table-cell>
          <table:table-cell table:formula="of:=[.H494]-[.E494]" office:value-type="float" office:value="59265" calcext:value-type="float">
            <text:p>59265</text:p>
          </table:table-cell>
          <table:table-cell table:style-name="ce2" table:formula="of:=[.J493]+[.L493]" office:value-type="float" office:value="43" calcext:value-type="float">
            <text:p>43</text:p>
          </table:table-cell>
          <table:table-cell table:formula="of:=IF(AND(NOT(MONTH([.A494]) = MONTH([.A495]));[.I494]&gt;=2400);&quot;TAK&quot;;&quot;NIE&quot;)" office:value-type="string" office:string-value="NIE" calcext:value-type="string">
            <text:p>NIE</text:p>
          </table:table-cell>
          <table:table-cell table:formula="of:=IF([.K494] = &quot;TAK&quot;;3;0)" office:value-type="float" office:value="0" calcext:value-type="float">
            <text:p>0</text:p>
          </table:table-cell>
          <table:table-cell table:formula="of:=[.L49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8" calcext:value-type="date">
            <text:p>8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95] = &quot;niedziela&quot;;[.$P$7]*[.J495];0)" office:value-type="float" office:value="0" calcext:value-type="float">
            <text:p>0</text:p>
          </table:table-cell>
          <table:table-cell table:formula="of:=[.E494]+[.D495]" office:value-type="float" office:value="30495" calcext:value-type="float">
            <text:p>30495</text:p>
          </table:table-cell>
          <table:table-cell table:formula="of:=IF(AND(NOT([.B495]=&quot;niedziela&quot;);NOT([.B495]=&quot;sobota&quot;));ROUNDDOWN(VLOOKUP([.C495];[.$O$1:.$P$4];2;0) * [.J495];0);0)" office:value-type="float" office:value="21" calcext:value-type="float">
            <text:p>21</text:p>
          </table:table-cell>
          <table:table-cell table:formula="of:=[.F495]*[.$P$8]" office:value-type="float" office:value="630" calcext:value-type="float">
            <text:p>630</text:p>
          </table:table-cell>
          <table:table-cell table:formula="of:=[.G495]+[.H494]" office:value-type="float" office:value="90390" calcext:value-type="float">
            <text:p>90390</text:p>
          </table:table-cell>
          <table:table-cell table:formula="of:=[.H495]-[.E495]" office:value-type="float" office:value="59895" calcext:value-type="float">
            <text:p>59895</text:p>
          </table:table-cell>
          <table:table-cell table:style-name="ce2" table:formula="of:=[.J494]+[.L494]" office:value-type="float" office:value="43" calcext:value-type="float">
            <text:p>43</text:p>
          </table:table-cell>
          <table:table-cell table:formula="of:=IF(AND(NOT(MONTH([.A495]) = MONTH([.A496]));[.I495]&gt;=2400);&quot;TAK&quot;;&quot;NIE&quot;)" office:value-type="string" office:string-value="NIE" calcext:value-type="string">
            <text:p>NIE</text:p>
          </table:table-cell>
          <table:table-cell table:formula="of:=IF([.K495] = &quot;TAK&quot;;3;0)" office:value-type="float" office:value="0" calcext:value-type="float">
            <text:p>0</text:p>
          </table:table-cell>
          <table:table-cell table:formula="of:=[.L49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09" calcext:value-type="date">
            <text:p>9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96] = &quot;niedziela&quot;;[.$P$7]*[.J496];0)" office:value-type="float" office:value="0" calcext:value-type="float">
            <text:p>0</text:p>
          </table:table-cell>
          <table:table-cell table:formula="of:=[.E495]+[.D496]" office:value-type="float" office:value="30495" calcext:value-type="float">
            <text:p>30495</text:p>
          </table:table-cell>
          <table:table-cell table:formula="of:=IF(AND(NOT([.B496]=&quot;niedziela&quot;);NOT([.B496]=&quot;sobota&quot;));ROUNDDOWN(VLOOKUP([.C496];[.$O$1:.$P$4];2;0) * [.J496];0);0)" office:value-type="float" office:value="21" calcext:value-type="float">
            <text:p>21</text:p>
          </table:table-cell>
          <table:table-cell table:formula="of:=[.F496]*[.$P$8]" office:value-type="float" office:value="630" calcext:value-type="float">
            <text:p>630</text:p>
          </table:table-cell>
          <table:table-cell table:formula="of:=[.G496]+[.H495]" office:value-type="float" office:value="91020" calcext:value-type="float">
            <text:p>91020</text:p>
          </table:table-cell>
          <table:table-cell table:formula="of:=[.H496]-[.E496]" office:value-type="float" office:value="60525" calcext:value-type="float">
            <text:p>60525</text:p>
          </table:table-cell>
          <table:table-cell table:style-name="ce2" table:formula="of:=[.J495]+[.L495]" office:value-type="float" office:value="43" calcext:value-type="float">
            <text:p>43</text:p>
          </table:table-cell>
          <table:table-cell table:formula="of:=IF(AND(NOT(MONTH([.A496]) = MONTH([.A497]));[.I496]&gt;=2400);&quot;TAK&quot;;&quot;NIE&quot;)" office:value-type="string" office:string-value="NIE" calcext:value-type="string">
            <text:p>NIE</text:p>
          </table:table-cell>
          <table:table-cell table:formula="of:=IF([.K496] = &quot;TAK&quot;;3;0)" office:value-type="float" office:value="0" calcext:value-type="float">
            <text:p>0</text:p>
          </table:table-cell>
          <table:table-cell table:formula="of:=[.L49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0" calcext:value-type="date">
            <text:p>10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97] = &quot;niedziela&quot;;[.$P$7]*[.J497];0)" office:value-type="float" office:value="0" calcext:value-type="float">
            <text:p>0</text:p>
          </table:table-cell>
          <table:table-cell table:formula="of:=[.E496]+[.D497]" office:value-type="float" office:value="30495" calcext:value-type="float">
            <text:p>30495</text:p>
          </table:table-cell>
          <table:table-cell table:formula="of:=IF(AND(NOT([.B497]=&quot;niedziela&quot;);NOT([.B497]=&quot;sobota&quot;));ROUNDDOWN(VLOOKUP([.C497];[.$O$1:.$P$4];2;0) * [.J497];0);0)" office:value-type="float" office:value="21" calcext:value-type="float">
            <text:p>21</text:p>
          </table:table-cell>
          <table:table-cell table:formula="of:=[.F497]*[.$P$8]" office:value-type="float" office:value="630" calcext:value-type="float">
            <text:p>630</text:p>
          </table:table-cell>
          <table:table-cell table:formula="of:=[.G497]+[.H496]" office:value-type="float" office:value="91650" calcext:value-type="float">
            <text:p>91650</text:p>
          </table:table-cell>
          <table:table-cell table:formula="of:=[.H497]-[.E497]" office:value-type="float" office:value="61155" calcext:value-type="float">
            <text:p>61155</text:p>
          </table:table-cell>
          <table:table-cell table:style-name="ce2" table:formula="of:=[.J496]+[.L496]" office:value-type="float" office:value="43" calcext:value-type="float">
            <text:p>43</text:p>
          </table:table-cell>
          <table:table-cell table:formula="of:=IF(AND(NOT(MONTH([.A497]) = MONTH([.A498]));[.I497]&gt;=2400);&quot;TAK&quot;;&quot;NIE&quot;)" office:value-type="string" office:string-value="NIE" calcext:value-type="string">
            <text:p>NIE</text:p>
          </table:table-cell>
          <table:table-cell table:formula="of:=IF([.K497] = &quot;TAK&quot;;3;0)" office:value-type="float" office:value="0" calcext:value-type="float">
            <text:p>0</text:p>
          </table:table-cell>
          <table:table-cell table:formula="of:=[.L49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1" calcext:value-type="date">
            <text:p>11.05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98] = &quot;niedziela&quot;;[.$P$7]*[.J498];0)" office:value-type="float" office:value="0" calcext:value-type="float">
            <text:p>0</text:p>
          </table:table-cell>
          <table:table-cell table:formula="of:=[.E497]+[.D498]" office:value-type="float" office:value="30495" calcext:value-type="float">
            <text:p>30495</text:p>
          </table:table-cell>
          <table:table-cell table:formula="of:=IF(AND(NOT([.B498]=&quot;niedziela&quot;);NOT([.B498]=&quot;sobota&quot;));ROUNDDOWN(VLOOKUP([.C498];[.$O$1:.$P$4];2;0) * [.J498];0);0)" office:value-type="float" office:value="0" calcext:value-type="float">
            <text:p>0</text:p>
          </table:table-cell>
          <table:table-cell table:formula="of:=[.F498]*[.$P$8]" office:value-type="float" office:value="0" calcext:value-type="float">
            <text:p>0</text:p>
          </table:table-cell>
          <table:table-cell table:formula="of:=[.G498]+[.H497]" office:value-type="float" office:value="91650" calcext:value-type="float">
            <text:p>91650</text:p>
          </table:table-cell>
          <table:table-cell table:formula="of:=[.H498]-[.E498]" office:value-type="float" office:value="61155" calcext:value-type="float">
            <text:p>61155</text:p>
          </table:table-cell>
          <table:table-cell table:style-name="ce2" table:formula="of:=[.J497]+[.L497]" office:value-type="float" office:value="43" calcext:value-type="float">
            <text:p>43</text:p>
          </table:table-cell>
          <table:table-cell table:formula="of:=IF(AND(NOT(MONTH([.A498]) = MONTH([.A499]));[.I498]&gt;=2400);&quot;TAK&quot;;&quot;NIE&quot;)" office:value-type="string" office:string-value="NIE" calcext:value-type="string">
            <text:p>NIE</text:p>
          </table:table-cell>
          <table:table-cell table:formula="of:=IF([.K498] = &quot;TAK&quot;;3;0)" office:value-type="float" office:value="0" calcext:value-type="float">
            <text:p>0</text:p>
          </table:table-cell>
          <table:table-cell table:formula="of:=[.L49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2" calcext:value-type="date">
            <text:p>12.05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99] = &quot;niedziela&quot;;[.$P$7]*[.J499];0)" office:value-type="float" office:value="645" calcext:value-type="float">
            <text:p>645</text:p>
          </table:table-cell>
          <table:table-cell table:formula="of:=[.E498]+[.D499]" office:value-type="float" office:value="31140" calcext:value-type="float">
            <text:p>31140</text:p>
          </table:table-cell>
          <table:table-cell table:formula="of:=IF(AND(NOT([.B499]=&quot;niedziela&quot;);NOT([.B499]=&quot;sobota&quot;));ROUNDDOWN(VLOOKUP([.C499];[.$O$1:.$P$4];2;0) * [.J499];0);0)" office:value-type="float" office:value="0" calcext:value-type="float">
            <text:p>0</text:p>
          </table:table-cell>
          <table:table-cell table:formula="of:=[.F499]*[.$P$8]" office:value-type="float" office:value="0" calcext:value-type="float">
            <text:p>0</text:p>
          </table:table-cell>
          <table:table-cell table:formula="of:=[.G499]+[.H498]" office:value-type="float" office:value="91650" calcext:value-type="float">
            <text:p>91650</text:p>
          </table:table-cell>
          <table:table-cell table:formula="of:=[.H499]-[.E499]" office:value-type="float" office:value="60510" calcext:value-type="float">
            <text:p>60510</text:p>
          </table:table-cell>
          <table:table-cell table:style-name="ce2" table:formula="of:=[.J498]+[.L498]" office:value-type="float" office:value="43" calcext:value-type="float">
            <text:p>43</text:p>
          </table:table-cell>
          <table:table-cell table:formula="of:=IF(AND(NOT(MONTH([.A499]) = MONTH([.A500]));[.I499]&gt;=2400);&quot;TAK&quot;;&quot;NIE&quot;)" office:value-type="string" office:string-value="NIE" calcext:value-type="string">
            <text:p>NIE</text:p>
          </table:table-cell>
          <table:table-cell table:formula="of:=IF([.K499] = &quot;TAK&quot;;3;0)" office:value-type="float" office:value="0" calcext:value-type="float">
            <text:p>0</text:p>
          </table:table-cell>
          <table:table-cell table:formula="of:=[.L49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3" calcext:value-type="date">
            <text:p>13.05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00] = &quot;niedziela&quot;;[.$P$7]*[.J500];0)" office:value-type="float" office:value="0" calcext:value-type="float">
            <text:p>0</text:p>
          </table:table-cell>
          <table:table-cell table:formula="of:=[.E499]+[.D500]" office:value-type="float" office:value="31140" calcext:value-type="float">
            <text:p>31140</text:p>
          </table:table-cell>
          <table:table-cell table:formula="of:=IF(AND(NOT([.B500]=&quot;niedziela&quot;);NOT([.B500]=&quot;sobota&quot;));ROUNDDOWN(VLOOKUP([.C500];[.$O$1:.$P$4];2;0) * [.J500];0);0)" office:value-type="float" office:value="21" calcext:value-type="float">
            <text:p>21</text:p>
          </table:table-cell>
          <table:table-cell table:formula="of:=[.F500]*[.$P$8]" office:value-type="float" office:value="630" calcext:value-type="float">
            <text:p>630</text:p>
          </table:table-cell>
          <table:table-cell table:formula="of:=[.G500]+[.H499]" office:value-type="float" office:value="92280" calcext:value-type="float">
            <text:p>92280</text:p>
          </table:table-cell>
          <table:table-cell table:formula="of:=[.H500]-[.E500]" office:value-type="float" office:value="61140" calcext:value-type="float">
            <text:p>61140</text:p>
          </table:table-cell>
          <table:table-cell table:style-name="ce2" table:formula="of:=[.J499]+[.L499]" office:value-type="float" office:value="43" calcext:value-type="float">
            <text:p>43</text:p>
          </table:table-cell>
          <table:table-cell table:formula="of:=IF(AND(NOT(MONTH([.A500]) = MONTH([.A501]));[.I500]&gt;=2400);&quot;TAK&quot;;&quot;NIE&quot;)" office:value-type="string" office:string-value="NIE" calcext:value-type="string">
            <text:p>NIE</text:p>
          </table:table-cell>
          <table:table-cell table:formula="of:=IF([.K500] = &quot;TAK&quot;;3;0)" office:value-type="float" office:value="0" calcext:value-type="float">
            <text:p>0</text:p>
          </table:table-cell>
          <table:table-cell table:formula="of:=[.L50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4" calcext:value-type="date">
            <text:p>14.05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01] = &quot;niedziela&quot;;[.$P$7]*[.J501];0)" office:value-type="float" office:value="0" calcext:value-type="float">
            <text:p>0</text:p>
          </table:table-cell>
          <table:table-cell table:formula="of:=[.E500]+[.D501]" office:value-type="float" office:value="31140" calcext:value-type="float">
            <text:p>31140</text:p>
          </table:table-cell>
          <table:table-cell table:formula="of:=IF(AND(NOT([.B501]=&quot;niedziela&quot;);NOT([.B501]=&quot;sobota&quot;));ROUNDDOWN(VLOOKUP([.C501];[.$O$1:.$P$4];2;0) * [.J501];0);0)" office:value-type="float" office:value="21" calcext:value-type="float">
            <text:p>21</text:p>
          </table:table-cell>
          <table:table-cell table:formula="of:=[.F501]*[.$P$8]" office:value-type="float" office:value="630" calcext:value-type="float">
            <text:p>630</text:p>
          </table:table-cell>
          <table:table-cell table:formula="of:=[.G501]+[.H500]" office:value-type="float" office:value="92910" calcext:value-type="float">
            <text:p>92910</text:p>
          </table:table-cell>
          <table:table-cell table:formula="of:=[.H501]-[.E501]" office:value-type="float" office:value="61770" calcext:value-type="float">
            <text:p>61770</text:p>
          </table:table-cell>
          <table:table-cell table:style-name="ce2" table:formula="of:=[.J500]+[.L500]" office:value-type="float" office:value="43" calcext:value-type="float">
            <text:p>43</text:p>
          </table:table-cell>
          <table:table-cell table:formula="of:=IF(AND(NOT(MONTH([.A501]) = MONTH([.A502]));[.I501]&gt;=2400);&quot;TAK&quot;;&quot;NIE&quot;)" office:value-type="string" office:string-value="NIE" calcext:value-type="string">
            <text:p>NIE</text:p>
          </table:table-cell>
          <table:table-cell table:formula="of:=IF([.K501] = &quot;TAK&quot;;3;0)" office:value-type="float" office:value="0" calcext:value-type="float">
            <text:p>0</text:p>
          </table:table-cell>
          <table:table-cell table:formula="of:=[.L50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5" calcext:value-type="date">
            <text:p>15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02] = &quot;niedziela&quot;;[.$P$7]*[.J502];0)" office:value-type="float" office:value="0" calcext:value-type="float">
            <text:p>0</text:p>
          </table:table-cell>
          <table:table-cell table:formula="of:=[.E501]+[.D502]" office:value-type="float" office:value="31140" calcext:value-type="float">
            <text:p>31140</text:p>
          </table:table-cell>
          <table:table-cell table:formula="of:=IF(AND(NOT([.B502]=&quot;niedziela&quot;);NOT([.B502]=&quot;sobota&quot;));ROUNDDOWN(VLOOKUP([.C502];[.$O$1:.$P$4];2;0) * [.J502];0);0)" office:value-type="float" office:value="21" calcext:value-type="float">
            <text:p>21</text:p>
          </table:table-cell>
          <table:table-cell table:formula="of:=[.F502]*[.$P$8]" office:value-type="float" office:value="630" calcext:value-type="float">
            <text:p>630</text:p>
          </table:table-cell>
          <table:table-cell table:formula="of:=[.G502]+[.H501]" office:value-type="float" office:value="93540" calcext:value-type="float">
            <text:p>93540</text:p>
          </table:table-cell>
          <table:table-cell table:formula="of:=[.H502]-[.E502]" office:value-type="float" office:value="62400" calcext:value-type="float">
            <text:p>62400</text:p>
          </table:table-cell>
          <table:table-cell table:style-name="ce2" table:formula="of:=[.J501]+[.L501]" office:value-type="float" office:value="43" calcext:value-type="float">
            <text:p>43</text:p>
          </table:table-cell>
          <table:table-cell table:formula="of:=IF(AND(NOT(MONTH([.A502]) = MONTH([.A503]));[.I502]&gt;=2400);&quot;TAK&quot;;&quot;NIE&quot;)" office:value-type="string" office:string-value="NIE" calcext:value-type="string">
            <text:p>NIE</text:p>
          </table:table-cell>
          <table:table-cell table:formula="of:=IF([.K502] = &quot;TAK&quot;;3;0)" office:value-type="float" office:value="0" calcext:value-type="float">
            <text:p>0</text:p>
          </table:table-cell>
          <table:table-cell table:formula="of:=[.L50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6" calcext:value-type="date">
            <text:p>16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03] = &quot;niedziela&quot;;[.$P$7]*[.J503];0)" office:value-type="float" office:value="0" calcext:value-type="float">
            <text:p>0</text:p>
          </table:table-cell>
          <table:table-cell table:formula="of:=[.E502]+[.D503]" office:value-type="float" office:value="31140" calcext:value-type="float">
            <text:p>31140</text:p>
          </table:table-cell>
          <table:table-cell table:formula="of:=IF(AND(NOT([.B503]=&quot;niedziela&quot;);NOT([.B503]=&quot;sobota&quot;));ROUNDDOWN(VLOOKUP([.C503];[.$O$1:.$P$4];2;0) * [.J503];0);0)" office:value-type="float" office:value="21" calcext:value-type="float">
            <text:p>21</text:p>
          </table:table-cell>
          <table:table-cell table:formula="of:=[.F503]*[.$P$8]" office:value-type="float" office:value="630" calcext:value-type="float">
            <text:p>630</text:p>
          </table:table-cell>
          <table:table-cell table:formula="of:=[.G503]+[.H502]" office:value-type="float" office:value="94170" calcext:value-type="float">
            <text:p>94170</text:p>
          </table:table-cell>
          <table:table-cell table:formula="of:=[.H503]-[.E503]" office:value-type="float" office:value="63030" calcext:value-type="float">
            <text:p>63030</text:p>
          </table:table-cell>
          <table:table-cell table:style-name="ce2" table:formula="of:=[.J502]+[.L502]" office:value-type="float" office:value="43" calcext:value-type="float">
            <text:p>43</text:p>
          </table:table-cell>
          <table:table-cell table:formula="of:=IF(AND(NOT(MONTH([.A503]) = MONTH([.A504]));[.I503]&gt;=2400);&quot;TAK&quot;;&quot;NIE&quot;)" office:value-type="string" office:string-value="NIE" calcext:value-type="string">
            <text:p>NIE</text:p>
          </table:table-cell>
          <table:table-cell table:formula="of:=IF([.K503] = &quot;TAK&quot;;3;0)" office:value-type="float" office:value="0" calcext:value-type="float">
            <text:p>0</text:p>
          </table:table-cell>
          <table:table-cell table:formula="of:=[.L50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7" calcext:value-type="date">
            <text:p>17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04] = &quot;niedziela&quot;;[.$P$7]*[.J504];0)" office:value-type="float" office:value="0" calcext:value-type="float">
            <text:p>0</text:p>
          </table:table-cell>
          <table:table-cell table:formula="of:=[.E503]+[.D504]" office:value-type="float" office:value="31140" calcext:value-type="float">
            <text:p>31140</text:p>
          </table:table-cell>
          <table:table-cell table:formula="of:=IF(AND(NOT([.B504]=&quot;niedziela&quot;);NOT([.B504]=&quot;sobota&quot;));ROUNDDOWN(VLOOKUP([.C504];[.$O$1:.$P$4];2;0) * [.J504];0);0)" office:value-type="float" office:value="21" calcext:value-type="float">
            <text:p>21</text:p>
          </table:table-cell>
          <table:table-cell table:formula="of:=[.F504]*[.$P$8]" office:value-type="float" office:value="630" calcext:value-type="float">
            <text:p>630</text:p>
          </table:table-cell>
          <table:table-cell table:formula="of:=[.G504]+[.H503]" office:value-type="float" office:value="94800" calcext:value-type="float">
            <text:p>94800</text:p>
          </table:table-cell>
          <table:table-cell table:formula="of:=[.H504]-[.E504]" office:value-type="float" office:value="63660" calcext:value-type="float">
            <text:p>63660</text:p>
          </table:table-cell>
          <table:table-cell table:style-name="ce2" table:formula="of:=[.J503]+[.L503]" office:value-type="float" office:value="43" calcext:value-type="float">
            <text:p>43</text:p>
          </table:table-cell>
          <table:table-cell table:formula="of:=IF(AND(NOT(MONTH([.A504]) = MONTH([.A505]));[.I504]&gt;=2400);&quot;TAK&quot;;&quot;NIE&quot;)" office:value-type="string" office:string-value="NIE" calcext:value-type="string">
            <text:p>NIE</text:p>
          </table:table-cell>
          <table:table-cell table:formula="of:=IF([.K504] = &quot;TAK&quot;;3;0)" office:value-type="float" office:value="0" calcext:value-type="float">
            <text:p>0</text:p>
          </table:table-cell>
          <table:table-cell table:formula="of:=[.L50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8" calcext:value-type="date">
            <text:p>18.05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05] = &quot;niedziela&quot;;[.$P$7]*[.J505];0)" office:value-type="float" office:value="0" calcext:value-type="float">
            <text:p>0</text:p>
          </table:table-cell>
          <table:table-cell table:formula="of:=[.E504]+[.D505]" office:value-type="float" office:value="31140" calcext:value-type="float">
            <text:p>31140</text:p>
          </table:table-cell>
          <table:table-cell table:formula="of:=IF(AND(NOT([.B505]=&quot;niedziela&quot;);NOT([.B505]=&quot;sobota&quot;));ROUNDDOWN(VLOOKUP([.C505];[.$O$1:.$P$4];2;0) * [.J505];0);0)" office:value-type="float" office:value="0" calcext:value-type="float">
            <text:p>0</text:p>
          </table:table-cell>
          <table:table-cell table:formula="of:=[.F505]*[.$P$8]" office:value-type="float" office:value="0" calcext:value-type="float">
            <text:p>0</text:p>
          </table:table-cell>
          <table:table-cell table:formula="of:=[.G505]+[.H504]" office:value-type="float" office:value="94800" calcext:value-type="float">
            <text:p>94800</text:p>
          </table:table-cell>
          <table:table-cell table:formula="of:=[.H505]-[.E505]" office:value-type="float" office:value="63660" calcext:value-type="float">
            <text:p>63660</text:p>
          </table:table-cell>
          <table:table-cell table:style-name="ce2" table:formula="of:=[.J504]+[.L504]" office:value-type="float" office:value="43" calcext:value-type="float">
            <text:p>43</text:p>
          </table:table-cell>
          <table:table-cell table:formula="of:=IF(AND(NOT(MONTH([.A505]) = MONTH([.A506]));[.I505]&gt;=2400);&quot;TAK&quot;;&quot;NIE&quot;)" office:value-type="string" office:string-value="NIE" calcext:value-type="string">
            <text:p>NIE</text:p>
          </table:table-cell>
          <table:table-cell table:formula="of:=IF([.K505] = &quot;TAK&quot;;3;0)" office:value-type="float" office:value="0" calcext:value-type="float">
            <text:p>0</text:p>
          </table:table-cell>
          <table:table-cell table:formula="of:=[.L50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19" calcext:value-type="date">
            <text:p>19.05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06] = &quot;niedziela&quot;;[.$P$7]*[.J506];0)" office:value-type="float" office:value="645" calcext:value-type="float">
            <text:p>645</text:p>
          </table:table-cell>
          <table:table-cell table:formula="of:=[.E505]+[.D506]" office:value-type="float" office:value="31785" calcext:value-type="float">
            <text:p>31785</text:p>
          </table:table-cell>
          <table:table-cell table:formula="of:=IF(AND(NOT([.B506]=&quot;niedziela&quot;);NOT([.B506]=&quot;sobota&quot;));ROUNDDOWN(VLOOKUP([.C506];[.$O$1:.$P$4];2;0) * [.J506];0);0)" office:value-type="float" office:value="0" calcext:value-type="float">
            <text:p>0</text:p>
          </table:table-cell>
          <table:table-cell table:formula="of:=[.F506]*[.$P$8]" office:value-type="float" office:value="0" calcext:value-type="float">
            <text:p>0</text:p>
          </table:table-cell>
          <table:table-cell table:formula="of:=[.G506]+[.H505]" office:value-type="float" office:value="94800" calcext:value-type="float">
            <text:p>94800</text:p>
          </table:table-cell>
          <table:table-cell table:formula="of:=[.H506]-[.E506]" office:value-type="float" office:value="63015" calcext:value-type="float">
            <text:p>63015</text:p>
          </table:table-cell>
          <table:table-cell table:style-name="ce2" table:formula="of:=[.J505]+[.L505]" office:value-type="float" office:value="43" calcext:value-type="float">
            <text:p>43</text:p>
          </table:table-cell>
          <table:table-cell table:formula="of:=IF(AND(NOT(MONTH([.A506]) = MONTH([.A507]));[.I506]&gt;=2400);&quot;TAK&quot;;&quot;NIE&quot;)" office:value-type="string" office:string-value="NIE" calcext:value-type="string">
            <text:p>NIE</text:p>
          </table:table-cell>
          <table:table-cell table:formula="of:=IF([.K506] = &quot;TAK&quot;;3;0)" office:value-type="float" office:value="0" calcext:value-type="float">
            <text:p>0</text:p>
          </table:table-cell>
          <table:table-cell table:formula="of:=[.L50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0" calcext:value-type="date">
            <text:p>20.05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07] = &quot;niedziela&quot;;[.$P$7]*[.J507];0)" office:value-type="float" office:value="0" calcext:value-type="float">
            <text:p>0</text:p>
          </table:table-cell>
          <table:table-cell table:formula="of:=[.E506]+[.D507]" office:value-type="float" office:value="31785" calcext:value-type="float">
            <text:p>31785</text:p>
          </table:table-cell>
          <table:table-cell table:formula="of:=IF(AND(NOT([.B507]=&quot;niedziela&quot;);NOT([.B507]=&quot;sobota&quot;));ROUNDDOWN(VLOOKUP([.C507];[.$O$1:.$P$4];2;0) * [.J507];0);0)" office:value-type="float" office:value="21" calcext:value-type="float">
            <text:p>21</text:p>
          </table:table-cell>
          <table:table-cell table:formula="of:=[.F507]*[.$P$8]" office:value-type="float" office:value="630" calcext:value-type="float">
            <text:p>630</text:p>
          </table:table-cell>
          <table:table-cell table:formula="of:=[.G507]+[.H506]" office:value-type="float" office:value="95430" calcext:value-type="float">
            <text:p>95430</text:p>
          </table:table-cell>
          <table:table-cell table:formula="of:=[.H507]-[.E507]" office:value-type="float" office:value="63645" calcext:value-type="float">
            <text:p>63645</text:p>
          </table:table-cell>
          <table:table-cell table:style-name="ce2" table:formula="of:=[.J506]+[.L506]" office:value-type="float" office:value="43" calcext:value-type="float">
            <text:p>43</text:p>
          </table:table-cell>
          <table:table-cell table:formula="of:=IF(AND(NOT(MONTH([.A507]) = MONTH([.A508]));[.I507]&gt;=2400);&quot;TAK&quot;;&quot;NIE&quot;)" office:value-type="string" office:string-value="NIE" calcext:value-type="string">
            <text:p>NIE</text:p>
          </table:table-cell>
          <table:table-cell table:formula="of:=IF([.K507] = &quot;TAK&quot;;3;0)" office:value-type="float" office:value="0" calcext:value-type="float">
            <text:p>0</text:p>
          </table:table-cell>
          <table:table-cell table:formula="of:=[.L50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1" calcext:value-type="date">
            <text:p>21.05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08] = &quot;niedziela&quot;;[.$P$7]*[.J508];0)" office:value-type="float" office:value="0" calcext:value-type="float">
            <text:p>0</text:p>
          </table:table-cell>
          <table:table-cell table:formula="of:=[.E507]+[.D508]" office:value-type="float" office:value="31785" calcext:value-type="float">
            <text:p>31785</text:p>
          </table:table-cell>
          <table:table-cell table:formula="of:=IF(AND(NOT([.B508]=&quot;niedziela&quot;);NOT([.B508]=&quot;sobota&quot;));ROUNDDOWN(VLOOKUP([.C508];[.$O$1:.$P$4];2;0) * [.J508];0);0)" office:value-type="float" office:value="21" calcext:value-type="float">
            <text:p>21</text:p>
          </table:table-cell>
          <table:table-cell table:formula="of:=[.F508]*[.$P$8]" office:value-type="float" office:value="630" calcext:value-type="float">
            <text:p>630</text:p>
          </table:table-cell>
          <table:table-cell table:formula="of:=[.G508]+[.H507]" office:value-type="float" office:value="96060" calcext:value-type="float">
            <text:p>96060</text:p>
          </table:table-cell>
          <table:table-cell table:formula="of:=[.H508]-[.E508]" office:value-type="float" office:value="64275" calcext:value-type="float">
            <text:p>64275</text:p>
          </table:table-cell>
          <table:table-cell table:style-name="ce2" table:formula="of:=[.J507]+[.L507]" office:value-type="float" office:value="43" calcext:value-type="float">
            <text:p>43</text:p>
          </table:table-cell>
          <table:table-cell table:formula="of:=IF(AND(NOT(MONTH([.A508]) = MONTH([.A509]));[.I508]&gt;=2400);&quot;TAK&quot;;&quot;NIE&quot;)" office:value-type="string" office:string-value="NIE" calcext:value-type="string">
            <text:p>NIE</text:p>
          </table:table-cell>
          <table:table-cell table:formula="of:=IF([.K508] = &quot;TAK&quot;;3;0)" office:value-type="float" office:value="0" calcext:value-type="float">
            <text:p>0</text:p>
          </table:table-cell>
          <table:table-cell table:formula="of:=[.L50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2" calcext:value-type="date">
            <text:p>22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09] = &quot;niedziela&quot;;[.$P$7]*[.J509];0)" office:value-type="float" office:value="0" calcext:value-type="float">
            <text:p>0</text:p>
          </table:table-cell>
          <table:table-cell table:formula="of:=[.E508]+[.D509]" office:value-type="float" office:value="31785" calcext:value-type="float">
            <text:p>31785</text:p>
          </table:table-cell>
          <table:table-cell table:formula="of:=IF(AND(NOT([.B509]=&quot;niedziela&quot;);NOT([.B509]=&quot;sobota&quot;));ROUNDDOWN(VLOOKUP([.C509];[.$O$1:.$P$4];2;0) * [.J509];0);0)" office:value-type="float" office:value="21" calcext:value-type="float">
            <text:p>21</text:p>
          </table:table-cell>
          <table:table-cell table:formula="of:=[.F509]*[.$P$8]" office:value-type="float" office:value="630" calcext:value-type="float">
            <text:p>630</text:p>
          </table:table-cell>
          <table:table-cell table:formula="of:=[.G509]+[.H508]" office:value-type="float" office:value="96690" calcext:value-type="float">
            <text:p>96690</text:p>
          </table:table-cell>
          <table:table-cell table:formula="of:=[.H509]-[.E509]" office:value-type="float" office:value="64905" calcext:value-type="float">
            <text:p>64905</text:p>
          </table:table-cell>
          <table:table-cell table:style-name="ce2" table:formula="of:=[.J508]+[.L508]" office:value-type="float" office:value="43" calcext:value-type="float">
            <text:p>43</text:p>
          </table:table-cell>
          <table:table-cell table:formula="of:=IF(AND(NOT(MONTH([.A509]) = MONTH([.A510]));[.I509]&gt;=2400);&quot;TAK&quot;;&quot;NIE&quot;)" office:value-type="string" office:string-value="NIE" calcext:value-type="string">
            <text:p>NIE</text:p>
          </table:table-cell>
          <table:table-cell table:formula="of:=IF([.K509] = &quot;TAK&quot;;3;0)" office:value-type="float" office:value="0" calcext:value-type="float">
            <text:p>0</text:p>
          </table:table-cell>
          <table:table-cell table:formula="of:=[.L50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3" calcext:value-type="date">
            <text:p>23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10] = &quot;niedziela&quot;;[.$P$7]*[.J510];0)" office:value-type="float" office:value="0" calcext:value-type="float">
            <text:p>0</text:p>
          </table:table-cell>
          <table:table-cell table:formula="of:=[.E509]+[.D510]" office:value-type="float" office:value="31785" calcext:value-type="float">
            <text:p>31785</text:p>
          </table:table-cell>
          <table:table-cell table:formula="of:=IF(AND(NOT([.B510]=&quot;niedziela&quot;);NOT([.B510]=&quot;sobota&quot;));ROUNDDOWN(VLOOKUP([.C510];[.$O$1:.$P$4];2;0) * [.J510];0);0)" office:value-type="float" office:value="21" calcext:value-type="float">
            <text:p>21</text:p>
          </table:table-cell>
          <table:table-cell table:formula="of:=[.F510]*[.$P$8]" office:value-type="float" office:value="630" calcext:value-type="float">
            <text:p>630</text:p>
          </table:table-cell>
          <table:table-cell table:formula="of:=[.G510]+[.H509]" office:value-type="float" office:value="97320" calcext:value-type="float">
            <text:p>97320</text:p>
          </table:table-cell>
          <table:table-cell table:formula="of:=[.H510]-[.E510]" office:value-type="float" office:value="65535" calcext:value-type="float">
            <text:p>65535</text:p>
          </table:table-cell>
          <table:table-cell table:style-name="ce2" table:formula="of:=[.J509]+[.L509]" office:value-type="float" office:value="43" calcext:value-type="float">
            <text:p>43</text:p>
          </table:table-cell>
          <table:table-cell table:formula="of:=IF(AND(NOT(MONTH([.A510]) = MONTH([.A511]));[.I510]&gt;=2400);&quot;TAK&quot;;&quot;NIE&quot;)" office:value-type="string" office:string-value="NIE" calcext:value-type="string">
            <text:p>NIE</text:p>
          </table:table-cell>
          <table:table-cell table:formula="of:=IF([.K510] = &quot;TAK&quot;;3;0)" office:value-type="float" office:value="0" calcext:value-type="float">
            <text:p>0</text:p>
          </table:table-cell>
          <table:table-cell table:formula="of:=[.L51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4" calcext:value-type="date">
            <text:p>24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11] = &quot;niedziela&quot;;[.$P$7]*[.J511];0)" office:value-type="float" office:value="0" calcext:value-type="float">
            <text:p>0</text:p>
          </table:table-cell>
          <table:table-cell table:formula="of:=[.E510]+[.D511]" office:value-type="float" office:value="31785" calcext:value-type="float">
            <text:p>31785</text:p>
          </table:table-cell>
          <table:table-cell table:formula="of:=IF(AND(NOT([.B511]=&quot;niedziela&quot;);NOT([.B511]=&quot;sobota&quot;));ROUNDDOWN(VLOOKUP([.C511];[.$O$1:.$P$4];2;0) * [.J511];0);0)" office:value-type="float" office:value="21" calcext:value-type="float">
            <text:p>21</text:p>
          </table:table-cell>
          <table:table-cell table:formula="of:=[.F511]*[.$P$8]" office:value-type="float" office:value="630" calcext:value-type="float">
            <text:p>630</text:p>
          </table:table-cell>
          <table:table-cell table:formula="of:=[.G511]+[.H510]" office:value-type="float" office:value="97950" calcext:value-type="float">
            <text:p>97950</text:p>
          </table:table-cell>
          <table:table-cell table:formula="of:=[.H511]-[.E511]" office:value-type="float" office:value="66165" calcext:value-type="float">
            <text:p>66165</text:p>
          </table:table-cell>
          <table:table-cell table:style-name="ce2" table:formula="of:=[.J510]+[.L510]" office:value-type="float" office:value="43" calcext:value-type="float">
            <text:p>43</text:p>
          </table:table-cell>
          <table:table-cell table:formula="of:=IF(AND(NOT(MONTH([.A511]) = MONTH([.A512]));[.I511]&gt;=2400);&quot;TAK&quot;;&quot;NIE&quot;)" office:value-type="string" office:string-value="NIE" calcext:value-type="string">
            <text:p>NIE</text:p>
          </table:table-cell>
          <table:table-cell table:formula="of:=IF([.K511] = &quot;TAK&quot;;3;0)" office:value-type="float" office:value="0" calcext:value-type="float">
            <text:p>0</text:p>
          </table:table-cell>
          <table:table-cell table:formula="of:=[.L51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5" calcext:value-type="date">
            <text:p>25.05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12] = &quot;niedziela&quot;;[.$P$7]*[.J512];0)" office:value-type="float" office:value="0" calcext:value-type="float">
            <text:p>0</text:p>
          </table:table-cell>
          <table:table-cell table:formula="of:=[.E511]+[.D512]" office:value-type="float" office:value="31785" calcext:value-type="float">
            <text:p>31785</text:p>
          </table:table-cell>
          <table:table-cell table:formula="of:=IF(AND(NOT([.B512]=&quot;niedziela&quot;);NOT([.B512]=&quot;sobota&quot;));ROUNDDOWN(VLOOKUP([.C512];[.$O$1:.$P$4];2;0) * [.J512];0);0)" office:value-type="float" office:value="0" calcext:value-type="float">
            <text:p>0</text:p>
          </table:table-cell>
          <table:table-cell table:formula="of:=[.F512]*[.$P$8]" office:value-type="float" office:value="0" calcext:value-type="float">
            <text:p>0</text:p>
          </table:table-cell>
          <table:table-cell table:formula="of:=[.G512]+[.H511]" office:value-type="float" office:value="97950" calcext:value-type="float">
            <text:p>97950</text:p>
          </table:table-cell>
          <table:table-cell table:formula="of:=[.H512]-[.E512]" office:value-type="float" office:value="66165" calcext:value-type="float">
            <text:p>66165</text:p>
          </table:table-cell>
          <table:table-cell table:style-name="ce2" table:formula="of:=[.J511]+[.L511]" office:value-type="float" office:value="43" calcext:value-type="float">
            <text:p>43</text:p>
          </table:table-cell>
          <table:table-cell table:formula="of:=IF(AND(NOT(MONTH([.A512]) = MONTH([.A513]));[.I512]&gt;=2400);&quot;TAK&quot;;&quot;NIE&quot;)" office:value-type="string" office:string-value="NIE" calcext:value-type="string">
            <text:p>NIE</text:p>
          </table:table-cell>
          <table:table-cell table:formula="of:=IF([.K512] = &quot;TAK&quot;;3;0)" office:value-type="float" office:value="0" calcext:value-type="float">
            <text:p>0</text:p>
          </table:table-cell>
          <table:table-cell table:formula="of:=[.L51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6" calcext:value-type="date">
            <text:p>26.05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13] = &quot;niedziela&quot;;[.$P$7]*[.J513];0)" office:value-type="float" office:value="645" calcext:value-type="float">
            <text:p>645</text:p>
          </table:table-cell>
          <table:table-cell table:formula="of:=[.E512]+[.D513]" office:value-type="float" office:value="32430" calcext:value-type="float">
            <text:p>32430</text:p>
          </table:table-cell>
          <table:table-cell table:formula="of:=IF(AND(NOT([.B513]=&quot;niedziela&quot;);NOT([.B513]=&quot;sobota&quot;));ROUNDDOWN(VLOOKUP([.C513];[.$O$1:.$P$4];2;0) * [.J513];0);0)" office:value-type="float" office:value="0" calcext:value-type="float">
            <text:p>0</text:p>
          </table:table-cell>
          <table:table-cell table:formula="of:=[.F513]*[.$P$8]" office:value-type="float" office:value="0" calcext:value-type="float">
            <text:p>0</text:p>
          </table:table-cell>
          <table:table-cell table:formula="of:=[.G513]+[.H512]" office:value-type="float" office:value="97950" calcext:value-type="float">
            <text:p>97950</text:p>
          </table:table-cell>
          <table:table-cell table:formula="of:=[.H513]-[.E513]" office:value-type="float" office:value="65520" calcext:value-type="float">
            <text:p>65520</text:p>
          </table:table-cell>
          <table:table-cell table:style-name="ce2" table:formula="of:=[.J512]+[.L512]" office:value-type="float" office:value="43" calcext:value-type="float">
            <text:p>43</text:p>
          </table:table-cell>
          <table:table-cell table:formula="of:=IF(AND(NOT(MONTH([.A513]) = MONTH([.A514]));[.I513]&gt;=2400);&quot;TAK&quot;;&quot;NIE&quot;)" office:value-type="string" office:string-value="NIE" calcext:value-type="string">
            <text:p>NIE</text:p>
          </table:table-cell>
          <table:table-cell table:formula="of:=IF([.K513] = &quot;TAK&quot;;3;0)" office:value-type="float" office:value="0" calcext:value-type="float">
            <text:p>0</text:p>
          </table:table-cell>
          <table:table-cell table:formula="of:=[.L51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7" calcext:value-type="date">
            <text:p>27.05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14] = &quot;niedziela&quot;;[.$P$7]*[.J514];0)" office:value-type="float" office:value="0" calcext:value-type="float">
            <text:p>0</text:p>
          </table:table-cell>
          <table:table-cell table:formula="of:=[.E513]+[.D514]" office:value-type="float" office:value="32430" calcext:value-type="float">
            <text:p>32430</text:p>
          </table:table-cell>
          <table:table-cell table:formula="of:=IF(AND(NOT([.B514]=&quot;niedziela&quot;);NOT([.B514]=&quot;sobota&quot;));ROUNDDOWN(VLOOKUP([.C514];[.$O$1:.$P$4];2;0) * [.J514];0);0)" office:value-type="float" office:value="21" calcext:value-type="float">
            <text:p>21</text:p>
          </table:table-cell>
          <table:table-cell table:formula="of:=[.F514]*[.$P$8]" office:value-type="float" office:value="630" calcext:value-type="float">
            <text:p>630</text:p>
          </table:table-cell>
          <table:table-cell table:formula="of:=[.G514]+[.H513]" office:value-type="float" office:value="98580" calcext:value-type="float">
            <text:p>98580</text:p>
          </table:table-cell>
          <table:table-cell table:formula="of:=[.H514]-[.E514]" office:value-type="float" office:value="66150" calcext:value-type="float">
            <text:p>66150</text:p>
          </table:table-cell>
          <table:table-cell table:style-name="ce2" table:formula="of:=[.J513]+[.L513]" office:value-type="float" office:value="43" calcext:value-type="float">
            <text:p>43</text:p>
          </table:table-cell>
          <table:table-cell table:formula="of:=IF(AND(NOT(MONTH([.A514]) = MONTH([.A515]));[.I514]&gt;=2400);&quot;TAK&quot;;&quot;NIE&quot;)" office:value-type="string" office:string-value="NIE" calcext:value-type="string">
            <text:p>NIE</text:p>
          </table:table-cell>
          <table:table-cell table:formula="of:=IF([.K514] = &quot;TAK&quot;;3;0)" office:value-type="float" office:value="0" calcext:value-type="float">
            <text:p>0</text:p>
          </table:table-cell>
          <table:table-cell table:formula="of:=[.L51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8" calcext:value-type="date">
            <text:p>28.05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15] = &quot;niedziela&quot;;[.$P$7]*[.J515];0)" office:value-type="float" office:value="0" calcext:value-type="float">
            <text:p>0</text:p>
          </table:table-cell>
          <table:table-cell table:formula="of:=[.E514]+[.D515]" office:value-type="float" office:value="32430" calcext:value-type="float">
            <text:p>32430</text:p>
          </table:table-cell>
          <table:table-cell table:formula="of:=IF(AND(NOT([.B515]=&quot;niedziela&quot;);NOT([.B515]=&quot;sobota&quot;));ROUNDDOWN(VLOOKUP([.C515];[.$O$1:.$P$4];2;0) * [.J515];0);0)" office:value-type="float" office:value="21" calcext:value-type="float">
            <text:p>21</text:p>
          </table:table-cell>
          <table:table-cell table:formula="of:=[.F515]*[.$P$8]" office:value-type="float" office:value="630" calcext:value-type="float">
            <text:p>630</text:p>
          </table:table-cell>
          <table:table-cell table:formula="of:=[.G515]+[.H514]" office:value-type="float" office:value="99210" calcext:value-type="float">
            <text:p>99210</text:p>
          </table:table-cell>
          <table:table-cell table:formula="of:=[.H515]-[.E515]" office:value-type="float" office:value="66780" calcext:value-type="float">
            <text:p>66780</text:p>
          </table:table-cell>
          <table:table-cell table:style-name="ce2" table:formula="of:=[.J514]+[.L514]" office:value-type="float" office:value="43" calcext:value-type="float">
            <text:p>43</text:p>
          </table:table-cell>
          <table:table-cell table:formula="of:=IF(AND(NOT(MONTH([.A515]) = MONTH([.A516]));[.I515]&gt;=2400);&quot;TAK&quot;;&quot;NIE&quot;)" office:value-type="string" office:string-value="NIE" calcext:value-type="string">
            <text:p>NIE</text:p>
          </table:table-cell>
          <table:table-cell table:formula="of:=IF([.K515] = &quot;TAK&quot;;3;0)" office:value-type="float" office:value="0" calcext:value-type="float">
            <text:p>0</text:p>
          </table:table-cell>
          <table:table-cell table:formula="of:=[.L51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29" calcext:value-type="date">
            <text:p>29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16] = &quot;niedziela&quot;;[.$P$7]*[.J516];0)" office:value-type="float" office:value="0" calcext:value-type="float">
            <text:p>0</text:p>
          </table:table-cell>
          <table:table-cell table:formula="of:=[.E515]+[.D516]" office:value-type="float" office:value="32430" calcext:value-type="float">
            <text:p>32430</text:p>
          </table:table-cell>
          <table:table-cell table:formula="of:=IF(AND(NOT([.B516]=&quot;niedziela&quot;);NOT([.B516]=&quot;sobota&quot;));ROUNDDOWN(VLOOKUP([.C516];[.$O$1:.$P$4];2;0) * [.J516];0);0)" office:value-type="float" office:value="21" calcext:value-type="float">
            <text:p>21</text:p>
          </table:table-cell>
          <table:table-cell table:formula="of:=[.F516]*[.$P$8]" office:value-type="float" office:value="630" calcext:value-type="float">
            <text:p>630</text:p>
          </table:table-cell>
          <table:table-cell table:formula="of:=[.G516]+[.H515]" office:value-type="float" office:value="99840" calcext:value-type="float">
            <text:p>99840</text:p>
          </table:table-cell>
          <table:table-cell table:formula="of:=[.H516]-[.E516]" office:value-type="float" office:value="67410" calcext:value-type="float">
            <text:p>67410</text:p>
          </table:table-cell>
          <table:table-cell table:style-name="ce2" table:formula="of:=[.J515]+[.L515]" office:value-type="float" office:value="43" calcext:value-type="float">
            <text:p>43</text:p>
          </table:table-cell>
          <table:table-cell table:formula="of:=IF(AND(NOT(MONTH([.A516]) = MONTH([.A517]));[.I516]&gt;=2400);&quot;TAK&quot;;&quot;NIE&quot;)" office:value-type="string" office:string-value="NIE" calcext:value-type="string">
            <text:p>NIE</text:p>
          </table:table-cell>
          <table:table-cell table:formula="of:=IF([.K516] = &quot;TAK&quot;;3;0)" office:value-type="float" office:value="0" calcext:value-type="float">
            <text:p>0</text:p>
          </table:table-cell>
          <table:table-cell table:formula="of:=[.L51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30" calcext:value-type="date">
            <text:p>30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17] = &quot;niedziela&quot;;[.$P$7]*[.J517];0)" office:value-type="float" office:value="0" calcext:value-type="float">
            <text:p>0</text:p>
          </table:table-cell>
          <table:table-cell table:formula="of:=[.E516]+[.D517]" office:value-type="float" office:value="32430" calcext:value-type="float">
            <text:p>32430</text:p>
          </table:table-cell>
          <table:table-cell table:formula="of:=IF(AND(NOT([.B517]=&quot;niedziela&quot;);NOT([.B517]=&quot;sobota&quot;));ROUNDDOWN(VLOOKUP([.C517];[.$O$1:.$P$4];2;0) * [.J517];0);0)" office:value-type="float" office:value="21" calcext:value-type="float">
            <text:p>21</text:p>
          </table:table-cell>
          <table:table-cell table:formula="of:=[.F517]*[.$P$8]" office:value-type="float" office:value="630" calcext:value-type="float">
            <text:p>630</text:p>
          </table:table-cell>
          <table:table-cell table:formula="of:=[.G517]+[.H516]" office:value-type="float" office:value="100470" calcext:value-type="float">
            <text:p>100470</text:p>
          </table:table-cell>
          <table:table-cell table:formula="of:=[.H517]-[.E517]" office:value-type="float" office:value="68040" calcext:value-type="float">
            <text:p>68040</text:p>
          </table:table-cell>
          <table:table-cell table:style-name="ce2" table:formula="of:=[.J516]+[.L516]" office:value-type="float" office:value="43" calcext:value-type="float">
            <text:p>43</text:p>
          </table:table-cell>
          <table:table-cell table:formula="of:=IF(AND(NOT(MONTH([.A517]) = MONTH([.A518]));[.I517]&gt;=2400);&quot;TAK&quot;;&quot;NIE&quot;)" office:value-type="string" office:string-value="NIE" calcext:value-type="string">
            <text:p>NIE</text:p>
          </table:table-cell>
          <table:table-cell table:formula="of:=IF([.K517] = &quot;TAK&quot;;3;0)" office:value-type="float" office:value="0" calcext:value-type="float">
            <text:p>0</text:p>
          </table:table-cell>
          <table:table-cell table:formula="of:=[.L51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5-31" calcext:value-type="date">
            <text:p>31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18] = &quot;niedziela&quot;;[.$P$7]*[.J518];0)" office:value-type="float" office:value="0" calcext:value-type="float">
            <text:p>0</text:p>
          </table:table-cell>
          <table:table-cell table:formula="of:=[.E517]+[.D518]" office:value-type="float" office:value="32430" calcext:value-type="float">
            <text:p>32430</text:p>
          </table:table-cell>
          <table:table-cell table:formula="of:=IF(AND(NOT([.B518]=&quot;niedziela&quot;);NOT([.B518]=&quot;sobota&quot;));ROUNDDOWN(VLOOKUP([.C518];[.$O$1:.$P$4];2;0) * [.J518];0);0)" office:value-type="float" office:value="21" calcext:value-type="float">
            <text:p>21</text:p>
          </table:table-cell>
          <table:table-cell table:formula="of:=[.F518]*[.$P$8]" office:value-type="float" office:value="630" calcext:value-type="float">
            <text:p>630</text:p>
          </table:table-cell>
          <table:table-cell table:formula="of:=[.G518]+[.H517]" office:value-type="float" office:value="101100" calcext:value-type="float">
            <text:p>101100</text:p>
          </table:table-cell>
          <table:table-cell table:formula="of:=[.H518]-[.E518]" office:value-type="float" office:value="68670" calcext:value-type="float">
            <text:p>68670</text:p>
          </table:table-cell>
          <table:table-cell table:style-name="ce2" table:formula="of:=[.J517]+[.L517]" office:value-type="float" office:value="43" calcext:value-type="float">
            <text:p>43</text:p>
          </table:table-cell>
          <table:table-cell table:formula="of:=IF(AND(NOT(MONTH([.A518]) = MONTH([.A519]));[.I518]&gt;=2400);&quot;TAK&quot;;&quot;NIE&quot;)" office:value-type="string" office:string-value="TAK" calcext:value-type="string">
            <text:p>TAK</text:p>
          </table:table-cell>
          <table:table-cell table:formula="of:=IF([.K518] = &quot;TAK&quot;;3;0)" office:value-type="float" office:value="3" calcext:value-type="float">
            <text:p>3</text:p>
          </table:table-cell>
          <table:table-cell table:formula="of:=[.L518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1" calcext:value-type="date">
            <text:p>1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19] = &quot;niedziela&quot;;[.$P$7]*[.J519];0)" office:value-type="float" office:value="0" calcext:value-type="float">
            <text:p>0</text:p>
          </table:table-cell>
          <table:table-cell table:formula="of:=[.E518]+[.D519]" office:value-type="float" office:value="32430" calcext:value-type="float">
            <text:p>32430</text:p>
          </table:table-cell>
          <table:table-cell table:formula="of:=IF(AND(NOT([.B519]=&quot;niedziela&quot;);NOT([.B519]=&quot;sobota&quot;));ROUNDDOWN(VLOOKUP([.C519];[.$O$1:.$P$4];2;0) * [.J519];0);0)" office:value-type="float" office:value="0" calcext:value-type="float">
            <text:p>0</text:p>
          </table:table-cell>
          <table:table-cell table:formula="of:=[.F519]*[.$P$8]" office:value-type="float" office:value="0" calcext:value-type="float">
            <text:p>0</text:p>
          </table:table-cell>
          <table:table-cell table:formula="of:=[.G519]+[.H518]" office:value-type="float" office:value="101100" calcext:value-type="float">
            <text:p>101100</text:p>
          </table:table-cell>
          <table:table-cell table:formula="of:=[.H519]-[.E519]" office:value-type="float" office:value="68670" calcext:value-type="float">
            <text:p>68670</text:p>
          </table:table-cell>
          <table:table-cell table:style-name="ce2" table:formula="of:=[.J518]+[.L518]" office:value-type="float" office:value="46" calcext:value-type="float">
            <text:p>46</text:p>
          </table:table-cell>
          <table:table-cell table:formula="of:=IF(AND(NOT(MONTH([.A519]) = MONTH([.A520]));[.I519]&gt;=2400);&quot;TAK&quot;;&quot;NIE&quot;)" office:value-type="string" office:string-value="NIE" calcext:value-type="string">
            <text:p>NIE</text:p>
          </table:table-cell>
          <table:table-cell table:formula="of:=IF([.K519] = &quot;TAK&quot;;3;0)" office:value-type="float" office:value="0" calcext:value-type="float">
            <text:p>0</text:p>
          </table:table-cell>
          <table:table-cell table:formula="of:=[.L51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2" calcext:value-type="date">
            <text:p>2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20] = &quot;niedziela&quot;;[.$P$7]*[.J520];0)" office:value-type="float" office:value="690" calcext:value-type="float">
            <text:p>690</text:p>
          </table:table-cell>
          <table:table-cell table:formula="of:=[.E519]+[.D520]" office:value-type="float" office:value="33120" calcext:value-type="float">
            <text:p>33120</text:p>
          </table:table-cell>
          <table:table-cell table:formula="of:=IF(AND(NOT([.B520]=&quot;niedziela&quot;);NOT([.B520]=&quot;sobota&quot;));ROUNDDOWN(VLOOKUP([.C520];[.$O$1:.$P$4];2;0) * [.J520];0);0)" office:value-type="float" office:value="0" calcext:value-type="float">
            <text:p>0</text:p>
          </table:table-cell>
          <table:table-cell table:formula="of:=[.F520]*[.$P$8]" office:value-type="float" office:value="0" calcext:value-type="float">
            <text:p>0</text:p>
          </table:table-cell>
          <table:table-cell table:formula="of:=[.G520]+[.H519]" office:value-type="float" office:value="101100" calcext:value-type="float">
            <text:p>101100</text:p>
          </table:table-cell>
          <table:table-cell table:formula="of:=[.H520]-[.E520]" office:value-type="float" office:value="67980" calcext:value-type="float">
            <text:p>67980</text:p>
          </table:table-cell>
          <table:table-cell table:style-name="ce2" table:formula="of:=[.J519]+[.L519]" office:value-type="float" office:value="46" calcext:value-type="float">
            <text:p>46</text:p>
          </table:table-cell>
          <table:table-cell table:formula="of:=IF(AND(NOT(MONTH([.A520]) = MONTH([.A521]));[.I520]&gt;=2400);&quot;TAK&quot;;&quot;NIE&quot;)" office:value-type="string" office:string-value="NIE" calcext:value-type="string">
            <text:p>NIE</text:p>
          </table:table-cell>
          <table:table-cell table:formula="of:=IF([.K520] = &quot;TAK&quot;;3;0)" office:value-type="float" office:value="0" calcext:value-type="float">
            <text:p>0</text:p>
          </table:table-cell>
          <table:table-cell table:formula="of:=[.L52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3" calcext:value-type="date">
            <text:p>3.06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21] = &quot;niedziela&quot;;[.$P$7]*[.J521];0)" office:value-type="float" office:value="0" calcext:value-type="float">
            <text:p>0</text:p>
          </table:table-cell>
          <table:table-cell table:formula="of:=[.E520]+[.D521]" office:value-type="float" office:value="33120" calcext:value-type="float">
            <text:p>33120</text:p>
          </table:table-cell>
          <table:table-cell table:formula="of:=IF(AND(NOT([.B521]=&quot;niedziela&quot;);NOT([.B521]=&quot;sobota&quot;));ROUNDDOWN(VLOOKUP([.C521];[.$O$1:.$P$4];2;0) * [.J521];0);0)" office:value-type="float" office:value="23" calcext:value-type="float">
            <text:p>23</text:p>
          </table:table-cell>
          <table:table-cell table:formula="of:=[.F521]*[.$P$8]" office:value-type="float" office:value="690" calcext:value-type="float">
            <text:p>690</text:p>
          </table:table-cell>
          <table:table-cell table:formula="of:=[.G521]+[.H520]" office:value-type="float" office:value="101790" calcext:value-type="float">
            <text:p>101790</text:p>
          </table:table-cell>
          <table:table-cell table:formula="of:=[.H521]-[.E521]" office:value-type="float" office:value="68670" calcext:value-type="float">
            <text:p>68670</text:p>
          </table:table-cell>
          <table:table-cell table:style-name="ce2" table:formula="of:=[.J520]+[.L520]" office:value-type="float" office:value="46" calcext:value-type="float">
            <text:p>46</text:p>
          </table:table-cell>
          <table:table-cell table:formula="of:=IF(AND(NOT(MONTH([.A521]) = MONTH([.A522]));[.I521]&gt;=2400);&quot;TAK&quot;;&quot;NIE&quot;)" office:value-type="string" office:string-value="NIE" calcext:value-type="string">
            <text:p>NIE</text:p>
          </table:table-cell>
          <table:table-cell table:formula="of:=IF([.K521] = &quot;TAK&quot;;3;0)" office:value-type="float" office:value="0" calcext:value-type="float">
            <text:p>0</text:p>
          </table:table-cell>
          <table:table-cell table:formula="of:=[.L52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4" calcext:value-type="date">
            <text:p>4.06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22] = &quot;niedziela&quot;;[.$P$7]*[.J522];0)" office:value-type="float" office:value="0" calcext:value-type="float">
            <text:p>0</text:p>
          </table:table-cell>
          <table:table-cell table:formula="of:=[.E521]+[.D522]" office:value-type="float" office:value="33120" calcext:value-type="float">
            <text:p>33120</text:p>
          </table:table-cell>
          <table:table-cell table:formula="of:=IF(AND(NOT([.B522]=&quot;niedziela&quot;);NOT([.B522]=&quot;sobota&quot;));ROUNDDOWN(VLOOKUP([.C522];[.$O$1:.$P$4];2;0) * [.J522];0);0)" office:value-type="float" office:value="23" calcext:value-type="float">
            <text:p>23</text:p>
          </table:table-cell>
          <table:table-cell table:formula="of:=[.F522]*[.$P$8]" office:value-type="float" office:value="690" calcext:value-type="float">
            <text:p>690</text:p>
          </table:table-cell>
          <table:table-cell table:formula="of:=[.G522]+[.H521]" office:value-type="float" office:value="102480" calcext:value-type="float">
            <text:p>102480</text:p>
          </table:table-cell>
          <table:table-cell table:formula="of:=[.H522]-[.E522]" office:value-type="float" office:value="69360" calcext:value-type="float">
            <text:p>69360</text:p>
          </table:table-cell>
          <table:table-cell table:style-name="ce2" table:formula="of:=[.J521]+[.L521]" office:value-type="float" office:value="46" calcext:value-type="float">
            <text:p>46</text:p>
          </table:table-cell>
          <table:table-cell table:formula="of:=IF(AND(NOT(MONTH([.A522]) = MONTH([.A523]));[.I522]&gt;=2400);&quot;TAK&quot;;&quot;NIE&quot;)" office:value-type="string" office:string-value="NIE" calcext:value-type="string">
            <text:p>NIE</text:p>
          </table:table-cell>
          <table:table-cell table:formula="of:=IF([.K522] = &quot;TAK&quot;;3;0)" office:value-type="float" office:value="0" calcext:value-type="float">
            <text:p>0</text:p>
          </table:table-cell>
          <table:table-cell table:formula="of:=[.L52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5" calcext:value-type="date">
            <text:p>5.06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23] = &quot;niedziela&quot;;[.$P$7]*[.J523];0)" office:value-type="float" office:value="0" calcext:value-type="float">
            <text:p>0</text:p>
          </table:table-cell>
          <table:table-cell table:formula="of:=[.E522]+[.D523]" office:value-type="float" office:value="33120" calcext:value-type="float">
            <text:p>33120</text:p>
          </table:table-cell>
          <table:table-cell table:formula="of:=IF(AND(NOT([.B523]=&quot;niedziela&quot;);NOT([.B523]=&quot;sobota&quot;));ROUNDDOWN(VLOOKUP([.C523];[.$O$1:.$P$4];2;0) * [.J523];0);0)" office:value-type="float" office:value="23" calcext:value-type="float">
            <text:p>23</text:p>
          </table:table-cell>
          <table:table-cell table:formula="of:=[.F523]*[.$P$8]" office:value-type="float" office:value="690" calcext:value-type="float">
            <text:p>690</text:p>
          </table:table-cell>
          <table:table-cell table:formula="of:=[.G523]+[.H522]" office:value-type="float" office:value="103170" calcext:value-type="float">
            <text:p>103170</text:p>
          </table:table-cell>
          <table:table-cell table:formula="of:=[.H523]-[.E523]" office:value-type="float" office:value="70050" calcext:value-type="float">
            <text:p>70050</text:p>
          </table:table-cell>
          <table:table-cell table:style-name="ce2" table:formula="of:=[.J522]+[.L522]" office:value-type="float" office:value="46" calcext:value-type="float">
            <text:p>46</text:p>
          </table:table-cell>
          <table:table-cell table:formula="of:=IF(AND(NOT(MONTH([.A523]) = MONTH([.A524]));[.I523]&gt;=2400);&quot;TAK&quot;;&quot;NIE&quot;)" office:value-type="string" office:string-value="NIE" calcext:value-type="string">
            <text:p>NIE</text:p>
          </table:table-cell>
          <table:table-cell table:formula="of:=IF([.K523] = &quot;TAK&quot;;3;0)" office:value-type="float" office:value="0" calcext:value-type="float">
            <text:p>0</text:p>
          </table:table-cell>
          <table:table-cell table:formula="of:=[.L52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6" calcext:value-type="date">
            <text:p>6.06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24] = &quot;niedziela&quot;;[.$P$7]*[.J524];0)" office:value-type="float" office:value="0" calcext:value-type="float">
            <text:p>0</text:p>
          </table:table-cell>
          <table:table-cell table:formula="of:=[.E523]+[.D524]" office:value-type="float" office:value="33120" calcext:value-type="float">
            <text:p>33120</text:p>
          </table:table-cell>
          <table:table-cell table:formula="of:=IF(AND(NOT([.B524]=&quot;niedziela&quot;);NOT([.B524]=&quot;sobota&quot;));ROUNDDOWN(VLOOKUP([.C524];[.$O$1:.$P$4];2;0) * [.J524];0);0)" office:value-type="float" office:value="23" calcext:value-type="float">
            <text:p>23</text:p>
          </table:table-cell>
          <table:table-cell table:formula="of:=[.F524]*[.$P$8]" office:value-type="float" office:value="690" calcext:value-type="float">
            <text:p>690</text:p>
          </table:table-cell>
          <table:table-cell table:formula="of:=[.G524]+[.H523]" office:value-type="float" office:value="103860" calcext:value-type="float">
            <text:p>103860</text:p>
          </table:table-cell>
          <table:table-cell table:formula="of:=[.H524]-[.E524]" office:value-type="float" office:value="70740" calcext:value-type="float">
            <text:p>70740</text:p>
          </table:table-cell>
          <table:table-cell table:style-name="ce2" table:formula="of:=[.J523]+[.L523]" office:value-type="float" office:value="46" calcext:value-type="float">
            <text:p>46</text:p>
          </table:table-cell>
          <table:table-cell table:formula="of:=IF(AND(NOT(MONTH([.A524]) = MONTH([.A525]));[.I524]&gt;=2400);&quot;TAK&quot;;&quot;NIE&quot;)" office:value-type="string" office:string-value="NIE" calcext:value-type="string">
            <text:p>NIE</text:p>
          </table:table-cell>
          <table:table-cell table:formula="of:=IF([.K524] = &quot;TAK&quot;;3;0)" office:value-type="float" office:value="0" calcext:value-type="float">
            <text:p>0</text:p>
          </table:table-cell>
          <table:table-cell table:formula="of:=[.L52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7" calcext:value-type="date">
            <text:p>7.06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25] = &quot;niedziela&quot;;[.$P$7]*[.J525];0)" office:value-type="float" office:value="0" calcext:value-type="float">
            <text:p>0</text:p>
          </table:table-cell>
          <table:table-cell table:formula="of:=[.E524]+[.D525]" office:value-type="float" office:value="33120" calcext:value-type="float">
            <text:p>33120</text:p>
          </table:table-cell>
          <table:table-cell table:formula="of:=IF(AND(NOT([.B525]=&quot;niedziela&quot;);NOT([.B525]=&quot;sobota&quot;));ROUNDDOWN(VLOOKUP([.C525];[.$O$1:.$P$4];2;0) * [.J525];0);0)" office:value-type="float" office:value="23" calcext:value-type="float">
            <text:p>23</text:p>
          </table:table-cell>
          <table:table-cell table:formula="of:=[.F525]*[.$P$8]" office:value-type="float" office:value="690" calcext:value-type="float">
            <text:p>690</text:p>
          </table:table-cell>
          <table:table-cell table:formula="of:=[.G525]+[.H524]" office:value-type="float" office:value="104550" calcext:value-type="float">
            <text:p>104550</text:p>
          </table:table-cell>
          <table:table-cell table:formula="of:=[.H525]-[.E525]" office:value-type="float" office:value="71430" calcext:value-type="float">
            <text:p>71430</text:p>
          </table:table-cell>
          <table:table-cell table:style-name="ce2" table:formula="of:=[.J524]+[.L524]" office:value-type="float" office:value="46" calcext:value-type="float">
            <text:p>46</text:p>
          </table:table-cell>
          <table:table-cell table:formula="of:=IF(AND(NOT(MONTH([.A525]) = MONTH([.A526]));[.I525]&gt;=2400);&quot;TAK&quot;;&quot;NIE&quot;)" office:value-type="string" office:string-value="NIE" calcext:value-type="string">
            <text:p>NIE</text:p>
          </table:table-cell>
          <table:table-cell table:formula="of:=IF([.K525] = &quot;TAK&quot;;3;0)" office:value-type="float" office:value="0" calcext:value-type="float">
            <text:p>0</text:p>
          </table:table-cell>
          <table:table-cell table:formula="of:=[.L52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8" calcext:value-type="date">
            <text:p>8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26] = &quot;niedziela&quot;;[.$P$7]*[.J526];0)" office:value-type="float" office:value="0" calcext:value-type="float">
            <text:p>0</text:p>
          </table:table-cell>
          <table:table-cell table:formula="of:=[.E525]+[.D526]" office:value-type="float" office:value="33120" calcext:value-type="float">
            <text:p>33120</text:p>
          </table:table-cell>
          <table:table-cell table:formula="of:=IF(AND(NOT([.B526]=&quot;niedziela&quot;);NOT([.B526]=&quot;sobota&quot;));ROUNDDOWN(VLOOKUP([.C526];[.$O$1:.$P$4];2;0) * [.J526];0);0)" office:value-type="float" office:value="0" calcext:value-type="float">
            <text:p>0</text:p>
          </table:table-cell>
          <table:table-cell table:formula="of:=[.F526]*[.$P$8]" office:value-type="float" office:value="0" calcext:value-type="float">
            <text:p>0</text:p>
          </table:table-cell>
          <table:table-cell table:formula="of:=[.G526]+[.H525]" office:value-type="float" office:value="104550" calcext:value-type="float">
            <text:p>104550</text:p>
          </table:table-cell>
          <table:table-cell table:formula="of:=[.H526]-[.E526]" office:value-type="float" office:value="71430" calcext:value-type="float">
            <text:p>71430</text:p>
          </table:table-cell>
          <table:table-cell table:style-name="ce2" table:formula="of:=[.J525]+[.L525]" office:value-type="float" office:value="46" calcext:value-type="float">
            <text:p>46</text:p>
          </table:table-cell>
          <table:table-cell table:formula="of:=IF(AND(NOT(MONTH([.A526]) = MONTH([.A527]));[.I526]&gt;=2400);&quot;TAK&quot;;&quot;NIE&quot;)" office:value-type="string" office:string-value="NIE" calcext:value-type="string">
            <text:p>NIE</text:p>
          </table:table-cell>
          <table:table-cell table:formula="of:=IF([.K526] = &quot;TAK&quot;;3;0)" office:value-type="float" office:value="0" calcext:value-type="float">
            <text:p>0</text:p>
          </table:table-cell>
          <table:table-cell table:formula="of:=[.L52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09" calcext:value-type="date">
            <text:p>9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27] = &quot;niedziela&quot;;[.$P$7]*[.J527];0)" office:value-type="float" office:value="690" calcext:value-type="float">
            <text:p>690</text:p>
          </table:table-cell>
          <table:table-cell table:formula="of:=[.E526]+[.D527]" office:value-type="float" office:value="33810" calcext:value-type="float">
            <text:p>33810</text:p>
          </table:table-cell>
          <table:table-cell table:formula="of:=IF(AND(NOT([.B527]=&quot;niedziela&quot;);NOT([.B527]=&quot;sobota&quot;));ROUNDDOWN(VLOOKUP([.C527];[.$O$1:.$P$4];2;0) * [.J527];0);0)" office:value-type="float" office:value="0" calcext:value-type="float">
            <text:p>0</text:p>
          </table:table-cell>
          <table:table-cell table:formula="of:=[.F527]*[.$P$8]" office:value-type="float" office:value="0" calcext:value-type="float">
            <text:p>0</text:p>
          </table:table-cell>
          <table:table-cell table:formula="of:=[.G527]+[.H526]" office:value-type="float" office:value="104550" calcext:value-type="float">
            <text:p>104550</text:p>
          </table:table-cell>
          <table:table-cell table:formula="of:=[.H527]-[.E527]" office:value-type="float" office:value="70740" calcext:value-type="float">
            <text:p>70740</text:p>
          </table:table-cell>
          <table:table-cell table:style-name="ce2" table:formula="of:=[.J526]+[.L526]" office:value-type="float" office:value="46" calcext:value-type="float">
            <text:p>46</text:p>
          </table:table-cell>
          <table:table-cell table:formula="of:=IF(AND(NOT(MONTH([.A527]) = MONTH([.A528]));[.I527]&gt;=2400);&quot;TAK&quot;;&quot;NIE&quot;)" office:value-type="string" office:string-value="NIE" calcext:value-type="string">
            <text:p>NIE</text:p>
          </table:table-cell>
          <table:table-cell table:formula="of:=IF([.K527] = &quot;TAK&quot;;3;0)" office:value-type="float" office:value="0" calcext:value-type="float">
            <text:p>0</text:p>
          </table:table-cell>
          <table:table-cell table:formula="of:=[.L52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0" calcext:value-type="date">
            <text:p>10.06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28] = &quot;niedziela&quot;;[.$P$7]*[.J528];0)" office:value-type="float" office:value="0" calcext:value-type="float">
            <text:p>0</text:p>
          </table:table-cell>
          <table:table-cell table:formula="of:=[.E527]+[.D528]" office:value-type="float" office:value="33810" calcext:value-type="float">
            <text:p>33810</text:p>
          </table:table-cell>
          <table:table-cell table:formula="of:=IF(AND(NOT([.B528]=&quot;niedziela&quot;);NOT([.B528]=&quot;sobota&quot;));ROUNDDOWN(VLOOKUP([.C528];[.$O$1:.$P$4];2;0) * [.J528];0);0)" office:value-type="float" office:value="23" calcext:value-type="float">
            <text:p>23</text:p>
          </table:table-cell>
          <table:table-cell table:formula="of:=[.F528]*[.$P$8]" office:value-type="float" office:value="690" calcext:value-type="float">
            <text:p>690</text:p>
          </table:table-cell>
          <table:table-cell table:formula="of:=[.G528]+[.H527]" office:value-type="float" office:value="105240" calcext:value-type="float">
            <text:p>105240</text:p>
          </table:table-cell>
          <table:table-cell table:formula="of:=[.H528]-[.E528]" office:value-type="float" office:value="71430" calcext:value-type="float">
            <text:p>71430</text:p>
          </table:table-cell>
          <table:table-cell table:style-name="ce2" table:formula="of:=[.J527]+[.L527]" office:value-type="float" office:value="46" calcext:value-type="float">
            <text:p>46</text:p>
          </table:table-cell>
          <table:table-cell table:formula="of:=IF(AND(NOT(MONTH([.A528]) = MONTH([.A529]));[.I528]&gt;=2400);&quot;TAK&quot;;&quot;NIE&quot;)" office:value-type="string" office:string-value="NIE" calcext:value-type="string">
            <text:p>NIE</text:p>
          </table:table-cell>
          <table:table-cell table:formula="of:=IF([.K528] = &quot;TAK&quot;;3;0)" office:value-type="float" office:value="0" calcext:value-type="float">
            <text:p>0</text:p>
          </table:table-cell>
          <table:table-cell table:formula="of:=[.L52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1" calcext:value-type="date">
            <text:p>11.06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29] = &quot;niedziela&quot;;[.$P$7]*[.J529];0)" office:value-type="float" office:value="0" calcext:value-type="float">
            <text:p>0</text:p>
          </table:table-cell>
          <table:table-cell table:formula="of:=[.E528]+[.D529]" office:value-type="float" office:value="33810" calcext:value-type="float">
            <text:p>33810</text:p>
          </table:table-cell>
          <table:table-cell table:formula="of:=IF(AND(NOT([.B529]=&quot;niedziela&quot;);NOT([.B529]=&quot;sobota&quot;));ROUNDDOWN(VLOOKUP([.C529];[.$O$1:.$P$4];2;0) * [.J529];0);0)" office:value-type="float" office:value="23" calcext:value-type="float">
            <text:p>23</text:p>
          </table:table-cell>
          <table:table-cell table:formula="of:=[.F529]*[.$P$8]" office:value-type="float" office:value="690" calcext:value-type="float">
            <text:p>690</text:p>
          </table:table-cell>
          <table:table-cell table:formula="of:=[.G529]+[.H528]" office:value-type="float" office:value="105930" calcext:value-type="float">
            <text:p>105930</text:p>
          </table:table-cell>
          <table:table-cell table:formula="of:=[.H529]-[.E529]" office:value-type="float" office:value="72120" calcext:value-type="float">
            <text:p>72120</text:p>
          </table:table-cell>
          <table:table-cell table:style-name="ce2" table:formula="of:=[.J528]+[.L528]" office:value-type="float" office:value="46" calcext:value-type="float">
            <text:p>46</text:p>
          </table:table-cell>
          <table:table-cell table:formula="of:=IF(AND(NOT(MONTH([.A529]) = MONTH([.A530]));[.I529]&gt;=2400);&quot;TAK&quot;;&quot;NIE&quot;)" office:value-type="string" office:string-value="NIE" calcext:value-type="string">
            <text:p>NIE</text:p>
          </table:table-cell>
          <table:table-cell table:formula="of:=IF([.K529] = &quot;TAK&quot;;3;0)" office:value-type="float" office:value="0" calcext:value-type="float">
            <text:p>0</text:p>
          </table:table-cell>
          <table:table-cell table:formula="of:=[.L52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2" calcext:value-type="date">
            <text:p>12.06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30] = &quot;niedziela&quot;;[.$P$7]*[.J530];0)" office:value-type="float" office:value="0" calcext:value-type="float">
            <text:p>0</text:p>
          </table:table-cell>
          <table:table-cell table:formula="of:=[.E529]+[.D530]" office:value-type="float" office:value="33810" calcext:value-type="float">
            <text:p>33810</text:p>
          </table:table-cell>
          <table:table-cell table:formula="of:=IF(AND(NOT([.B530]=&quot;niedziela&quot;);NOT([.B530]=&quot;sobota&quot;));ROUNDDOWN(VLOOKUP([.C530];[.$O$1:.$P$4];2;0) * [.J530];0);0)" office:value-type="float" office:value="23" calcext:value-type="float">
            <text:p>23</text:p>
          </table:table-cell>
          <table:table-cell table:formula="of:=[.F530]*[.$P$8]" office:value-type="float" office:value="690" calcext:value-type="float">
            <text:p>690</text:p>
          </table:table-cell>
          <table:table-cell table:formula="of:=[.G530]+[.H529]" office:value-type="float" office:value="106620" calcext:value-type="float">
            <text:p>106620</text:p>
          </table:table-cell>
          <table:table-cell table:formula="of:=[.H530]-[.E530]" office:value-type="float" office:value="72810" calcext:value-type="float">
            <text:p>72810</text:p>
          </table:table-cell>
          <table:table-cell table:style-name="ce2" table:formula="of:=[.J529]+[.L529]" office:value-type="float" office:value="46" calcext:value-type="float">
            <text:p>46</text:p>
          </table:table-cell>
          <table:table-cell table:formula="of:=IF(AND(NOT(MONTH([.A530]) = MONTH([.A531]));[.I530]&gt;=2400);&quot;TAK&quot;;&quot;NIE&quot;)" office:value-type="string" office:string-value="NIE" calcext:value-type="string">
            <text:p>NIE</text:p>
          </table:table-cell>
          <table:table-cell table:formula="of:=IF([.K530] = &quot;TAK&quot;;3;0)" office:value-type="float" office:value="0" calcext:value-type="float">
            <text:p>0</text:p>
          </table:table-cell>
          <table:table-cell table:formula="of:=[.L53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3" calcext:value-type="date">
            <text:p>13.06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31] = &quot;niedziela&quot;;[.$P$7]*[.J531];0)" office:value-type="float" office:value="0" calcext:value-type="float">
            <text:p>0</text:p>
          </table:table-cell>
          <table:table-cell table:formula="of:=[.E530]+[.D531]" office:value-type="float" office:value="33810" calcext:value-type="float">
            <text:p>33810</text:p>
          </table:table-cell>
          <table:table-cell table:formula="of:=IF(AND(NOT([.B531]=&quot;niedziela&quot;);NOT([.B531]=&quot;sobota&quot;));ROUNDDOWN(VLOOKUP([.C531];[.$O$1:.$P$4];2;0) * [.J531];0);0)" office:value-type="float" office:value="23" calcext:value-type="float">
            <text:p>23</text:p>
          </table:table-cell>
          <table:table-cell table:formula="of:=[.F531]*[.$P$8]" office:value-type="float" office:value="690" calcext:value-type="float">
            <text:p>690</text:p>
          </table:table-cell>
          <table:table-cell table:formula="of:=[.G531]+[.H530]" office:value-type="float" office:value="107310" calcext:value-type="float">
            <text:p>107310</text:p>
          </table:table-cell>
          <table:table-cell table:formula="of:=[.H531]-[.E531]" office:value-type="float" office:value="73500" calcext:value-type="float">
            <text:p>73500</text:p>
          </table:table-cell>
          <table:table-cell table:style-name="ce2" table:formula="of:=[.J530]+[.L530]" office:value-type="float" office:value="46" calcext:value-type="float">
            <text:p>46</text:p>
          </table:table-cell>
          <table:table-cell table:formula="of:=IF(AND(NOT(MONTH([.A531]) = MONTH([.A532]));[.I531]&gt;=2400);&quot;TAK&quot;;&quot;NIE&quot;)" office:value-type="string" office:string-value="NIE" calcext:value-type="string">
            <text:p>NIE</text:p>
          </table:table-cell>
          <table:table-cell table:formula="of:=IF([.K531] = &quot;TAK&quot;;3;0)" office:value-type="float" office:value="0" calcext:value-type="float">
            <text:p>0</text:p>
          </table:table-cell>
          <table:table-cell table:formula="of:=[.L53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4" calcext:value-type="date">
            <text:p>14.06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32] = &quot;niedziela&quot;;[.$P$7]*[.J532];0)" office:value-type="float" office:value="0" calcext:value-type="float">
            <text:p>0</text:p>
          </table:table-cell>
          <table:table-cell table:formula="of:=[.E531]+[.D532]" office:value-type="float" office:value="33810" calcext:value-type="float">
            <text:p>33810</text:p>
          </table:table-cell>
          <table:table-cell table:formula="of:=IF(AND(NOT([.B532]=&quot;niedziela&quot;);NOT([.B532]=&quot;sobota&quot;));ROUNDDOWN(VLOOKUP([.C532];[.$O$1:.$P$4];2;0) * [.J532];0);0)" office:value-type="float" office:value="23" calcext:value-type="float">
            <text:p>23</text:p>
          </table:table-cell>
          <table:table-cell table:formula="of:=[.F532]*[.$P$8]" office:value-type="float" office:value="690" calcext:value-type="float">
            <text:p>690</text:p>
          </table:table-cell>
          <table:table-cell table:formula="of:=[.G532]+[.H531]" office:value-type="float" office:value="108000" calcext:value-type="float">
            <text:p>108000</text:p>
          </table:table-cell>
          <table:table-cell table:formula="of:=[.H532]-[.E532]" office:value-type="float" office:value="74190" calcext:value-type="float">
            <text:p>74190</text:p>
          </table:table-cell>
          <table:table-cell table:style-name="ce2" table:formula="of:=[.J531]+[.L531]" office:value-type="float" office:value="46" calcext:value-type="float">
            <text:p>46</text:p>
          </table:table-cell>
          <table:table-cell table:formula="of:=IF(AND(NOT(MONTH([.A532]) = MONTH([.A533]));[.I532]&gt;=2400);&quot;TAK&quot;;&quot;NIE&quot;)" office:value-type="string" office:string-value="NIE" calcext:value-type="string">
            <text:p>NIE</text:p>
          </table:table-cell>
          <table:table-cell table:formula="of:=IF([.K532] = &quot;TAK&quot;;3;0)" office:value-type="float" office:value="0" calcext:value-type="float">
            <text:p>0</text:p>
          </table:table-cell>
          <table:table-cell table:formula="of:=[.L53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5" calcext:value-type="date">
            <text:p>15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33] = &quot;niedziela&quot;;[.$P$7]*[.J533];0)" office:value-type="float" office:value="0" calcext:value-type="float">
            <text:p>0</text:p>
          </table:table-cell>
          <table:table-cell table:formula="of:=[.E532]+[.D533]" office:value-type="float" office:value="33810" calcext:value-type="float">
            <text:p>33810</text:p>
          </table:table-cell>
          <table:table-cell table:formula="of:=IF(AND(NOT([.B533]=&quot;niedziela&quot;);NOT([.B533]=&quot;sobota&quot;));ROUNDDOWN(VLOOKUP([.C533];[.$O$1:.$P$4];2;0) * [.J533];0);0)" office:value-type="float" office:value="0" calcext:value-type="float">
            <text:p>0</text:p>
          </table:table-cell>
          <table:table-cell table:formula="of:=[.F533]*[.$P$8]" office:value-type="float" office:value="0" calcext:value-type="float">
            <text:p>0</text:p>
          </table:table-cell>
          <table:table-cell table:formula="of:=[.G533]+[.H532]" office:value-type="float" office:value="108000" calcext:value-type="float">
            <text:p>108000</text:p>
          </table:table-cell>
          <table:table-cell table:formula="of:=[.H533]-[.E533]" office:value-type="float" office:value="74190" calcext:value-type="float">
            <text:p>74190</text:p>
          </table:table-cell>
          <table:table-cell table:style-name="ce2" table:formula="of:=[.J532]+[.L532]" office:value-type="float" office:value="46" calcext:value-type="float">
            <text:p>46</text:p>
          </table:table-cell>
          <table:table-cell table:formula="of:=IF(AND(NOT(MONTH([.A533]) = MONTH([.A534]));[.I533]&gt;=2400);&quot;TAK&quot;;&quot;NIE&quot;)" office:value-type="string" office:string-value="NIE" calcext:value-type="string">
            <text:p>NIE</text:p>
          </table:table-cell>
          <table:table-cell table:formula="of:=IF([.K533] = &quot;TAK&quot;;3;0)" office:value-type="float" office:value="0" calcext:value-type="float">
            <text:p>0</text:p>
          </table:table-cell>
          <table:table-cell table:formula="of:=[.L53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6" calcext:value-type="date">
            <text:p>16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34] = &quot;niedziela&quot;;[.$P$7]*[.J534];0)" office:value-type="float" office:value="690" calcext:value-type="float">
            <text:p>690</text:p>
          </table:table-cell>
          <table:table-cell table:formula="of:=[.E533]+[.D534]" office:value-type="float" office:value="34500" calcext:value-type="float">
            <text:p>34500</text:p>
          </table:table-cell>
          <table:table-cell table:formula="of:=IF(AND(NOT([.B534]=&quot;niedziela&quot;);NOT([.B534]=&quot;sobota&quot;));ROUNDDOWN(VLOOKUP([.C534];[.$O$1:.$P$4];2;0) * [.J534];0);0)" office:value-type="float" office:value="0" calcext:value-type="float">
            <text:p>0</text:p>
          </table:table-cell>
          <table:table-cell table:formula="of:=[.F534]*[.$P$8]" office:value-type="float" office:value="0" calcext:value-type="float">
            <text:p>0</text:p>
          </table:table-cell>
          <table:table-cell table:formula="of:=[.G534]+[.H533]" office:value-type="float" office:value="108000" calcext:value-type="float">
            <text:p>108000</text:p>
          </table:table-cell>
          <table:table-cell table:formula="of:=[.H534]-[.E534]" office:value-type="float" office:value="73500" calcext:value-type="float">
            <text:p>73500</text:p>
          </table:table-cell>
          <table:table-cell table:style-name="ce2" table:formula="of:=[.J533]+[.L533]" office:value-type="float" office:value="46" calcext:value-type="float">
            <text:p>46</text:p>
          </table:table-cell>
          <table:table-cell table:formula="of:=IF(AND(NOT(MONTH([.A534]) = MONTH([.A535]));[.I534]&gt;=2400);&quot;TAK&quot;;&quot;NIE&quot;)" office:value-type="string" office:string-value="NIE" calcext:value-type="string">
            <text:p>NIE</text:p>
          </table:table-cell>
          <table:table-cell table:formula="of:=IF([.K534] = &quot;TAK&quot;;3;0)" office:value-type="float" office:value="0" calcext:value-type="float">
            <text:p>0</text:p>
          </table:table-cell>
          <table:table-cell table:formula="of:=[.L53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7" calcext:value-type="date">
            <text:p>17.06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35] = &quot;niedziela&quot;;[.$P$7]*[.J535];0)" office:value-type="float" office:value="0" calcext:value-type="float">
            <text:p>0</text:p>
          </table:table-cell>
          <table:table-cell table:formula="of:=[.E534]+[.D535]" office:value-type="float" office:value="34500" calcext:value-type="float">
            <text:p>34500</text:p>
          </table:table-cell>
          <table:table-cell table:formula="of:=IF(AND(NOT([.B535]=&quot;niedziela&quot;);NOT([.B535]=&quot;sobota&quot;));ROUNDDOWN(VLOOKUP([.C535];[.$O$1:.$P$4];2;0) * [.J535];0);0)" office:value-type="float" office:value="23" calcext:value-type="float">
            <text:p>23</text:p>
          </table:table-cell>
          <table:table-cell table:formula="of:=[.F535]*[.$P$8]" office:value-type="float" office:value="690" calcext:value-type="float">
            <text:p>690</text:p>
          </table:table-cell>
          <table:table-cell table:formula="of:=[.G535]+[.H534]" office:value-type="float" office:value="108690" calcext:value-type="float">
            <text:p>108690</text:p>
          </table:table-cell>
          <table:table-cell table:formula="of:=[.H535]-[.E535]" office:value-type="float" office:value="74190" calcext:value-type="float">
            <text:p>74190</text:p>
          </table:table-cell>
          <table:table-cell table:style-name="ce2" table:formula="of:=[.J534]+[.L534]" office:value-type="float" office:value="46" calcext:value-type="float">
            <text:p>46</text:p>
          </table:table-cell>
          <table:table-cell table:formula="of:=IF(AND(NOT(MONTH([.A535]) = MONTH([.A536]));[.I535]&gt;=2400);&quot;TAK&quot;;&quot;NIE&quot;)" office:value-type="string" office:string-value="NIE" calcext:value-type="string">
            <text:p>NIE</text:p>
          </table:table-cell>
          <table:table-cell table:formula="of:=IF([.K535] = &quot;TAK&quot;;3;0)" office:value-type="float" office:value="0" calcext:value-type="float">
            <text:p>0</text:p>
          </table:table-cell>
          <table:table-cell table:formula="of:=[.L53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8" calcext:value-type="date">
            <text:p>18.06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36] = &quot;niedziela&quot;;[.$P$7]*[.J536];0)" office:value-type="float" office:value="0" calcext:value-type="float">
            <text:p>0</text:p>
          </table:table-cell>
          <table:table-cell table:formula="of:=[.E535]+[.D536]" office:value-type="float" office:value="34500" calcext:value-type="float">
            <text:p>34500</text:p>
          </table:table-cell>
          <table:table-cell table:formula="of:=IF(AND(NOT([.B536]=&quot;niedziela&quot;);NOT([.B536]=&quot;sobota&quot;));ROUNDDOWN(VLOOKUP([.C536];[.$O$1:.$P$4];2;0) * [.J536];0);0)" office:value-type="float" office:value="23" calcext:value-type="float">
            <text:p>23</text:p>
          </table:table-cell>
          <table:table-cell table:formula="of:=[.F536]*[.$P$8]" office:value-type="float" office:value="690" calcext:value-type="float">
            <text:p>690</text:p>
          </table:table-cell>
          <table:table-cell table:formula="of:=[.G536]+[.H535]" office:value-type="float" office:value="109380" calcext:value-type="float">
            <text:p>109380</text:p>
          </table:table-cell>
          <table:table-cell table:formula="of:=[.H536]-[.E536]" office:value-type="float" office:value="74880" calcext:value-type="float">
            <text:p>74880</text:p>
          </table:table-cell>
          <table:table-cell table:style-name="ce2" table:formula="of:=[.J535]+[.L535]" office:value-type="float" office:value="46" calcext:value-type="float">
            <text:p>46</text:p>
          </table:table-cell>
          <table:table-cell table:formula="of:=IF(AND(NOT(MONTH([.A536]) = MONTH([.A537]));[.I536]&gt;=2400);&quot;TAK&quot;;&quot;NIE&quot;)" office:value-type="string" office:string-value="NIE" calcext:value-type="string">
            <text:p>NIE</text:p>
          </table:table-cell>
          <table:table-cell table:formula="of:=IF([.K536] = &quot;TAK&quot;;3;0)" office:value-type="float" office:value="0" calcext:value-type="float">
            <text:p>0</text:p>
          </table:table-cell>
          <table:table-cell table:formula="of:=[.L53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19" calcext:value-type="date">
            <text:p>19.06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37] = &quot;niedziela&quot;;[.$P$7]*[.J537];0)" office:value-type="float" office:value="0" calcext:value-type="float">
            <text:p>0</text:p>
          </table:table-cell>
          <table:table-cell table:formula="of:=[.E536]+[.D537]" office:value-type="float" office:value="34500" calcext:value-type="float">
            <text:p>34500</text:p>
          </table:table-cell>
          <table:table-cell table:formula="of:=IF(AND(NOT([.B537]=&quot;niedziela&quot;);NOT([.B537]=&quot;sobota&quot;));ROUNDDOWN(VLOOKUP([.C537];[.$O$1:.$P$4];2;0) * [.J537];0);0)" office:value-type="float" office:value="23" calcext:value-type="float">
            <text:p>23</text:p>
          </table:table-cell>
          <table:table-cell table:formula="of:=[.F537]*[.$P$8]" office:value-type="float" office:value="690" calcext:value-type="float">
            <text:p>690</text:p>
          </table:table-cell>
          <table:table-cell table:formula="of:=[.G537]+[.H536]" office:value-type="float" office:value="110070" calcext:value-type="float">
            <text:p>110070</text:p>
          </table:table-cell>
          <table:table-cell table:formula="of:=[.H537]-[.E537]" office:value-type="float" office:value="75570" calcext:value-type="float">
            <text:p>75570</text:p>
          </table:table-cell>
          <table:table-cell table:style-name="ce2" table:formula="of:=[.J536]+[.L536]" office:value-type="float" office:value="46" calcext:value-type="float">
            <text:p>46</text:p>
          </table:table-cell>
          <table:table-cell table:formula="of:=IF(AND(NOT(MONTH([.A537]) = MONTH([.A538]));[.I537]&gt;=2400);&quot;TAK&quot;;&quot;NIE&quot;)" office:value-type="string" office:string-value="NIE" calcext:value-type="string">
            <text:p>NIE</text:p>
          </table:table-cell>
          <table:table-cell table:formula="of:=IF([.K537] = &quot;TAK&quot;;3;0)" office:value-type="float" office:value="0" calcext:value-type="float">
            <text:p>0</text:p>
          </table:table-cell>
          <table:table-cell table:formula="of:=[.L53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0" calcext:value-type="date">
            <text:p>20.06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38] = &quot;niedziela&quot;;[.$P$7]*[.J538];0)" office:value-type="float" office:value="0" calcext:value-type="float">
            <text:p>0</text:p>
          </table:table-cell>
          <table:table-cell table:formula="of:=[.E537]+[.D538]" office:value-type="float" office:value="34500" calcext:value-type="float">
            <text:p>34500</text:p>
          </table:table-cell>
          <table:table-cell table:formula="of:=IF(AND(NOT([.B538]=&quot;niedziela&quot;);NOT([.B538]=&quot;sobota&quot;));ROUNDDOWN(VLOOKUP([.C538];[.$O$1:.$P$4];2;0) * [.J538];0);0)" office:value-type="float" office:value="23" calcext:value-type="float">
            <text:p>23</text:p>
          </table:table-cell>
          <table:table-cell table:formula="of:=[.F538]*[.$P$8]" office:value-type="float" office:value="690" calcext:value-type="float">
            <text:p>690</text:p>
          </table:table-cell>
          <table:table-cell table:formula="of:=[.G538]+[.H537]" office:value-type="float" office:value="110760" calcext:value-type="float">
            <text:p>110760</text:p>
          </table:table-cell>
          <table:table-cell table:formula="of:=[.H538]-[.E538]" office:value-type="float" office:value="76260" calcext:value-type="float">
            <text:p>76260</text:p>
          </table:table-cell>
          <table:table-cell table:style-name="ce2" table:formula="of:=[.J537]+[.L537]" office:value-type="float" office:value="46" calcext:value-type="float">
            <text:p>46</text:p>
          </table:table-cell>
          <table:table-cell table:formula="of:=IF(AND(NOT(MONTH([.A538]) = MONTH([.A539]));[.I538]&gt;=2400);&quot;TAK&quot;;&quot;NIE&quot;)" office:value-type="string" office:string-value="NIE" calcext:value-type="string">
            <text:p>NIE</text:p>
          </table:table-cell>
          <table:table-cell table:formula="of:=IF([.K538] = &quot;TAK&quot;;3;0)" office:value-type="float" office:value="0" calcext:value-type="float">
            <text:p>0</text:p>
          </table:table-cell>
          <table:table-cell table:formula="of:=[.L53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1" calcext:value-type="date">
            <text:p>21.06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39] = &quot;niedziela&quot;;[.$P$7]*[.J539];0)" office:value-type="float" office:value="0" calcext:value-type="float">
            <text:p>0</text:p>
          </table:table-cell>
          <table:table-cell table:formula="of:=[.E538]+[.D539]" office:value-type="float" office:value="34500" calcext:value-type="float">
            <text:p>34500</text:p>
          </table:table-cell>
          <table:table-cell table:formula="of:=IF(AND(NOT([.B539]=&quot;niedziela&quot;);NOT([.B539]=&quot;sobota&quot;));ROUNDDOWN(VLOOKUP([.C539];[.$O$1:.$P$4];2;0) * [.J539];0);0)" office:value-type="float" office:value="41" calcext:value-type="float">
            <text:p>41</text:p>
          </table:table-cell>
          <table:table-cell table:formula="of:=[.F539]*[.$P$8]" office:value-type="float" office:value="1230" calcext:value-type="float">
            <text:p>1230</text:p>
          </table:table-cell>
          <table:table-cell table:formula="of:=[.G539]+[.H538]" office:value-type="float" office:value="111990" calcext:value-type="float">
            <text:p>111990</text:p>
          </table:table-cell>
          <table:table-cell table:formula="of:=[.H539]-[.E539]" office:value-type="float" office:value="77490" calcext:value-type="float">
            <text:p>77490</text:p>
          </table:table-cell>
          <table:table-cell table:style-name="ce2" table:formula="of:=[.J538]+[.L538]" office:value-type="float" office:value="46" calcext:value-type="float">
            <text:p>46</text:p>
          </table:table-cell>
          <table:table-cell table:formula="of:=IF(AND(NOT(MONTH([.A539]) = MONTH([.A540]));[.I539]&gt;=2400);&quot;TAK&quot;;&quot;NIE&quot;)" office:value-type="string" office:string-value="NIE" calcext:value-type="string">
            <text:p>NIE</text:p>
          </table:table-cell>
          <table:table-cell table:formula="of:=IF([.K539] = &quot;TAK&quot;;3;0)" office:value-type="float" office:value="0" calcext:value-type="float">
            <text:p>0</text:p>
          </table:table-cell>
          <table:table-cell table:formula="of:=[.L53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2" calcext:value-type="date">
            <text:p>22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40] = &quot;niedziela&quot;;[.$P$7]*[.J540];0)" office:value-type="float" office:value="0" calcext:value-type="float">
            <text:p>0</text:p>
          </table:table-cell>
          <table:table-cell table:formula="of:=[.E539]+[.D540]" office:value-type="float" office:value="34500" calcext:value-type="float">
            <text:p>34500</text:p>
          </table:table-cell>
          <table:table-cell table:formula="of:=IF(AND(NOT([.B540]=&quot;niedziela&quot;);NOT([.B540]=&quot;sobota&quot;));ROUNDDOWN(VLOOKUP([.C540];[.$O$1:.$P$4];2;0) * [.J540];0);0)" office:value-type="float" office:value="0" calcext:value-type="float">
            <text:p>0</text:p>
          </table:table-cell>
          <table:table-cell table:formula="of:=[.F540]*[.$P$8]" office:value-type="float" office:value="0" calcext:value-type="float">
            <text:p>0</text:p>
          </table:table-cell>
          <table:table-cell table:formula="of:=[.G540]+[.H539]" office:value-type="float" office:value="111990" calcext:value-type="float">
            <text:p>111990</text:p>
          </table:table-cell>
          <table:table-cell table:formula="of:=[.H540]-[.E540]" office:value-type="float" office:value="77490" calcext:value-type="float">
            <text:p>77490</text:p>
          </table:table-cell>
          <table:table-cell table:style-name="ce2" table:formula="of:=[.J539]+[.L539]" office:value-type="float" office:value="46" calcext:value-type="float">
            <text:p>46</text:p>
          </table:table-cell>
          <table:table-cell table:formula="of:=IF(AND(NOT(MONTH([.A540]) = MONTH([.A541]));[.I540]&gt;=2400);&quot;TAK&quot;;&quot;NIE&quot;)" office:value-type="string" office:string-value="NIE" calcext:value-type="string">
            <text:p>NIE</text:p>
          </table:table-cell>
          <table:table-cell table:formula="of:=IF([.K540] = &quot;TAK&quot;;3;0)" office:value-type="float" office:value="0" calcext:value-type="float">
            <text:p>0</text:p>
          </table:table-cell>
          <table:table-cell table:formula="of:=[.L54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3" calcext:value-type="date">
            <text:p>23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41] = &quot;niedziela&quot;;[.$P$7]*[.J541];0)" office:value-type="float" office:value="690" calcext:value-type="float">
            <text:p>690</text:p>
          </table:table-cell>
          <table:table-cell table:formula="of:=[.E540]+[.D541]" office:value-type="float" office:value="35190" calcext:value-type="float">
            <text:p>35190</text:p>
          </table:table-cell>
          <table:table-cell table:formula="of:=IF(AND(NOT([.B541]=&quot;niedziela&quot;);NOT([.B541]=&quot;sobota&quot;));ROUNDDOWN(VLOOKUP([.C541];[.$O$1:.$P$4];2;0) * [.J541];0);0)" office:value-type="float" office:value="0" calcext:value-type="float">
            <text:p>0</text:p>
          </table:table-cell>
          <table:table-cell table:formula="of:=[.F541]*[.$P$8]" office:value-type="float" office:value="0" calcext:value-type="float">
            <text:p>0</text:p>
          </table:table-cell>
          <table:table-cell table:formula="of:=[.G541]+[.H540]" office:value-type="float" office:value="111990" calcext:value-type="float">
            <text:p>111990</text:p>
          </table:table-cell>
          <table:table-cell table:formula="of:=[.H541]-[.E541]" office:value-type="float" office:value="76800" calcext:value-type="float">
            <text:p>76800</text:p>
          </table:table-cell>
          <table:table-cell table:style-name="ce2" table:formula="of:=[.J540]+[.L540]" office:value-type="float" office:value="46" calcext:value-type="float">
            <text:p>46</text:p>
          </table:table-cell>
          <table:table-cell table:formula="of:=IF(AND(NOT(MONTH([.A541]) = MONTH([.A542]));[.I541]&gt;=2400);&quot;TAK&quot;;&quot;NIE&quot;)" office:value-type="string" office:string-value="NIE" calcext:value-type="string">
            <text:p>NIE</text:p>
          </table:table-cell>
          <table:table-cell table:formula="of:=IF([.K541] = &quot;TAK&quot;;3;0)" office:value-type="float" office:value="0" calcext:value-type="float">
            <text:p>0</text:p>
          </table:table-cell>
          <table:table-cell table:formula="of:=[.L54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4" calcext:value-type="date">
            <text:p>24.06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42] = &quot;niedziela&quot;;[.$P$7]*[.J542];0)" office:value-type="float" office:value="0" calcext:value-type="float">
            <text:p>0</text:p>
          </table:table-cell>
          <table:table-cell table:formula="of:=[.E541]+[.D542]" office:value-type="float" office:value="35190" calcext:value-type="float">
            <text:p>35190</text:p>
          </table:table-cell>
          <table:table-cell table:formula="of:=IF(AND(NOT([.B542]=&quot;niedziela&quot;);NOT([.B542]=&quot;sobota&quot;));ROUNDDOWN(VLOOKUP([.C542];[.$O$1:.$P$4];2;0) * [.J542];0);0)" office:value-type="float" office:value="41" calcext:value-type="float">
            <text:p>41</text:p>
          </table:table-cell>
          <table:table-cell table:formula="of:=[.F542]*[.$P$8]" office:value-type="float" office:value="1230" calcext:value-type="float">
            <text:p>1230</text:p>
          </table:table-cell>
          <table:table-cell table:formula="of:=[.G542]+[.H541]" office:value-type="float" office:value="113220" calcext:value-type="float">
            <text:p>113220</text:p>
          </table:table-cell>
          <table:table-cell table:formula="of:=[.H542]-[.E542]" office:value-type="float" office:value="78030" calcext:value-type="float">
            <text:p>78030</text:p>
          </table:table-cell>
          <table:table-cell table:style-name="ce2" table:formula="of:=[.J541]+[.L541]" office:value-type="float" office:value="46" calcext:value-type="float">
            <text:p>46</text:p>
          </table:table-cell>
          <table:table-cell table:formula="of:=IF(AND(NOT(MONTH([.A542]) = MONTH([.A543]));[.I542]&gt;=2400);&quot;TAK&quot;;&quot;NIE&quot;)" office:value-type="string" office:string-value="NIE" calcext:value-type="string">
            <text:p>NIE</text:p>
          </table:table-cell>
          <table:table-cell table:formula="of:=IF([.K542] = &quot;TAK&quot;;3;0)" office:value-type="float" office:value="0" calcext:value-type="float">
            <text:p>0</text:p>
          </table:table-cell>
          <table:table-cell table:formula="of:=[.L54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5" calcext:value-type="date">
            <text:p>25.06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43] = &quot;niedziela&quot;;[.$P$7]*[.J543];0)" office:value-type="float" office:value="0" calcext:value-type="float">
            <text:p>0</text:p>
          </table:table-cell>
          <table:table-cell table:formula="of:=[.E542]+[.D543]" office:value-type="float" office:value="35190" calcext:value-type="float">
            <text:p>35190</text:p>
          </table:table-cell>
          <table:table-cell table:formula="of:=IF(AND(NOT([.B543]=&quot;niedziela&quot;);NOT([.B543]=&quot;sobota&quot;));ROUNDDOWN(VLOOKUP([.C543];[.$O$1:.$P$4];2;0) * [.J543];0);0)" office:value-type="float" office:value="41" calcext:value-type="float">
            <text:p>41</text:p>
          </table:table-cell>
          <table:table-cell table:formula="of:=[.F543]*[.$P$8]" office:value-type="float" office:value="1230" calcext:value-type="float">
            <text:p>1230</text:p>
          </table:table-cell>
          <table:table-cell table:formula="of:=[.G543]+[.H542]" office:value-type="float" office:value="114450" calcext:value-type="float">
            <text:p>114450</text:p>
          </table:table-cell>
          <table:table-cell table:formula="of:=[.H543]-[.E543]" office:value-type="float" office:value="79260" calcext:value-type="float">
            <text:p>79260</text:p>
          </table:table-cell>
          <table:table-cell table:style-name="ce2" table:formula="of:=[.J542]+[.L542]" office:value-type="float" office:value="46" calcext:value-type="float">
            <text:p>46</text:p>
          </table:table-cell>
          <table:table-cell table:formula="of:=IF(AND(NOT(MONTH([.A543]) = MONTH([.A544]));[.I543]&gt;=2400);&quot;TAK&quot;;&quot;NIE&quot;)" office:value-type="string" office:string-value="NIE" calcext:value-type="string">
            <text:p>NIE</text:p>
          </table:table-cell>
          <table:table-cell table:formula="of:=IF([.K543] = &quot;TAK&quot;;3;0)" office:value-type="float" office:value="0" calcext:value-type="float">
            <text:p>0</text:p>
          </table:table-cell>
          <table:table-cell table:formula="of:=[.L54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6" calcext:value-type="date">
            <text:p>26.06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44] = &quot;niedziela&quot;;[.$P$7]*[.J544];0)" office:value-type="float" office:value="0" calcext:value-type="float">
            <text:p>0</text:p>
          </table:table-cell>
          <table:table-cell table:formula="of:=[.E543]+[.D544]" office:value-type="float" office:value="35190" calcext:value-type="float">
            <text:p>35190</text:p>
          </table:table-cell>
          <table:table-cell table:formula="of:=IF(AND(NOT([.B544]=&quot;niedziela&quot;);NOT([.B544]=&quot;sobota&quot;));ROUNDDOWN(VLOOKUP([.C544];[.$O$1:.$P$4];2;0) * [.J544];0);0)" office:value-type="float" office:value="41" calcext:value-type="float">
            <text:p>41</text:p>
          </table:table-cell>
          <table:table-cell table:formula="of:=[.F544]*[.$P$8]" office:value-type="float" office:value="1230" calcext:value-type="float">
            <text:p>1230</text:p>
          </table:table-cell>
          <table:table-cell table:formula="of:=[.G544]+[.H543]" office:value-type="float" office:value="115680" calcext:value-type="float">
            <text:p>115680</text:p>
          </table:table-cell>
          <table:table-cell table:formula="of:=[.H544]-[.E544]" office:value-type="float" office:value="80490" calcext:value-type="float">
            <text:p>80490</text:p>
          </table:table-cell>
          <table:table-cell table:style-name="ce2" table:formula="of:=[.J543]+[.L543]" office:value-type="float" office:value="46" calcext:value-type="float">
            <text:p>46</text:p>
          </table:table-cell>
          <table:table-cell table:formula="of:=IF(AND(NOT(MONTH([.A544]) = MONTH([.A545]));[.I544]&gt;=2400);&quot;TAK&quot;;&quot;NIE&quot;)" office:value-type="string" office:string-value="NIE" calcext:value-type="string">
            <text:p>NIE</text:p>
          </table:table-cell>
          <table:table-cell table:formula="of:=IF([.K544] = &quot;TAK&quot;;3;0)" office:value-type="float" office:value="0" calcext:value-type="float">
            <text:p>0</text:p>
          </table:table-cell>
          <table:table-cell table:formula="of:=[.L54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7" calcext:value-type="date">
            <text:p>27.06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45] = &quot;niedziela&quot;;[.$P$7]*[.J545];0)" office:value-type="float" office:value="0" calcext:value-type="float">
            <text:p>0</text:p>
          </table:table-cell>
          <table:table-cell table:formula="of:=[.E544]+[.D545]" office:value-type="float" office:value="35190" calcext:value-type="float">
            <text:p>35190</text:p>
          </table:table-cell>
          <table:table-cell table:formula="of:=IF(AND(NOT([.B545]=&quot;niedziela&quot;);NOT([.B545]=&quot;sobota&quot;));ROUNDDOWN(VLOOKUP([.C545];[.$O$1:.$P$4];2;0) * [.J545];0);0)" office:value-type="float" office:value="41" calcext:value-type="float">
            <text:p>41</text:p>
          </table:table-cell>
          <table:table-cell table:formula="of:=[.F545]*[.$P$8]" office:value-type="float" office:value="1230" calcext:value-type="float">
            <text:p>1230</text:p>
          </table:table-cell>
          <table:table-cell table:formula="of:=[.G545]+[.H544]" office:value-type="float" office:value="116910" calcext:value-type="float">
            <text:p>116910</text:p>
          </table:table-cell>
          <table:table-cell table:formula="of:=[.H545]-[.E545]" office:value-type="float" office:value="81720" calcext:value-type="float">
            <text:p>81720</text:p>
          </table:table-cell>
          <table:table-cell table:style-name="ce2" table:formula="of:=[.J544]+[.L544]" office:value-type="float" office:value="46" calcext:value-type="float">
            <text:p>46</text:p>
          </table:table-cell>
          <table:table-cell table:formula="of:=IF(AND(NOT(MONTH([.A545]) = MONTH([.A546]));[.I545]&gt;=2400);&quot;TAK&quot;;&quot;NIE&quot;)" office:value-type="string" office:string-value="NIE" calcext:value-type="string">
            <text:p>NIE</text:p>
          </table:table-cell>
          <table:table-cell table:formula="of:=IF([.K545] = &quot;TAK&quot;;3;0)" office:value-type="float" office:value="0" calcext:value-type="float">
            <text:p>0</text:p>
          </table:table-cell>
          <table:table-cell table:formula="of:=[.L54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8" calcext:value-type="date">
            <text:p>28.06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46] = &quot;niedziela&quot;;[.$P$7]*[.J546];0)" office:value-type="float" office:value="0" calcext:value-type="float">
            <text:p>0</text:p>
          </table:table-cell>
          <table:table-cell table:formula="of:=[.E545]+[.D546]" office:value-type="float" office:value="35190" calcext:value-type="float">
            <text:p>35190</text:p>
          </table:table-cell>
          <table:table-cell table:formula="of:=IF(AND(NOT([.B546]=&quot;niedziela&quot;);NOT([.B546]=&quot;sobota&quot;));ROUNDDOWN(VLOOKUP([.C546];[.$O$1:.$P$4];2;0) * [.J546];0);0)" office:value-type="float" office:value="41" calcext:value-type="float">
            <text:p>41</text:p>
          </table:table-cell>
          <table:table-cell table:formula="of:=[.F546]*[.$P$8]" office:value-type="float" office:value="1230" calcext:value-type="float">
            <text:p>1230</text:p>
          </table:table-cell>
          <table:table-cell table:formula="of:=[.G546]+[.H545]" office:value-type="float" office:value="118140" calcext:value-type="float">
            <text:p>118140</text:p>
          </table:table-cell>
          <table:table-cell table:formula="of:=[.H546]-[.E546]" office:value-type="float" office:value="82950" calcext:value-type="float">
            <text:p>82950</text:p>
          </table:table-cell>
          <table:table-cell table:style-name="ce2" table:formula="of:=[.J545]+[.L545]" office:value-type="float" office:value="46" calcext:value-type="float">
            <text:p>46</text:p>
          </table:table-cell>
          <table:table-cell table:formula="of:=IF(AND(NOT(MONTH([.A546]) = MONTH([.A547]));[.I546]&gt;=2400);&quot;TAK&quot;;&quot;NIE&quot;)" office:value-type="string" office:string-value="NIE" calcext:value-type="string">
            <text:p>NIE</text:p>
          </table:table-cell>
          <table:table-cell table:formula="of:=IF([.K546] = &quot;TAK&quot;;3;0)" office:value-type="float" office:value="0" calcext:value-type="float">
            <text:p>0</text:p>
          </table:table-cell>
          <table:table-cell table:formula="of:=[.L54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29" calcext:value-type="date">
            <text:p>29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47] = &quot;niedziela&quot;;[.$P$7]*[.J547];0)" office:value-type="float" office:value="0" calcext:value-type="float">
            <text:p>0</text:p>
          </table:table-cell>
          <table:table-cell table:formula="of:=[.E546]+[.D547]" office:value-type="float" office:value="35190" calcext:value-type="float">
            <text:p>35190</text:p>
          </table:table-cell>
          <table:table-cell table:formula="of:=IF(AND(NOT([.B547]=&quot;niedziela&quot;);NOT([.B547]=&quot;sobota&quot;));ROUNDDOWN(VLOOKUP([.C547];[.$O$1:.$P$4];2;0) * [.J547];0);0)" office:value-type="float" office:value="0" calcext:value-type="float">
            <text:p>0</text:p>
          </table:table-cell>
          <table:table-cell table:formula="of:=[.F547]*[.$P$8]" office:value-type="float" office:value="0" calcext:value-type="float">
            <text:p>0</text:p>
          </table:table-cell>
          <table:table-cell table:formula="of:=[.G547]+[.H546]" office:value-type="float" office:value="118140" calcext:value-type="float">
            <text:p>118140</text:p>
          </table:table-cell>
          <table:table-cell table:formula="of:=[.H547]-[.E547]" office:value-type="float" office:value="82950" calcext:value-type="float">
            <text:p>82950</text:p>
          </table:table-cell>
          <table:table-cell table:style-name="ce2" table:formula="of:=[.J546]+[.L546]" office:value-type="float" office:value="46" calcext:value-type="float">
            <text:p>46</text:p>
          </table:table-cell>
          <table:table-cell table:formula="of:=IF(AND(NOT(MONTH([.A547]) = MONTH([.A548]));[.I547]&gt;=2400);&quot;TAK&quot;;&quot;NIE&quot;)" office:value-type="string" office:string-value="NIE" calcext:value-type="string">
            <text:p>NIE</text:p>
          </table:table-cell>
          <table:table-cell table:formula="of:=IF([.K547] = &quot;TAK&quot;;3;0)" office:value-type="float" office:value="0" calcext:value-type="float">
            <text:p>0</text:p>
          </table:table-cell>
          <table:table-cell table:formula="of:=[.L54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6-30" calcext:value-type="date">
            <text:p>30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48] = &quot;niedziela&quot;;[.$P$7]*[.J548];0)" office:value-type="float" office:value="690" calcext:value-type="float">
            <text:p>690</text:p>
          </table:table-cell>
          <table:table-cell table:formula="of:=[.E547]+[.D548]" office:value-type="float" office:value="35880" calcext:value-type="float">
            <text:p>35880</text:p>
          </table:table-cell>
          <table:table-cell table:formula="of:=IF(AND(NOT([.B548]=&quot;niedziela&quot;);NOT([.B548]=&quot;sobota&quot;));ROUNDDOWN(VLOOKUP([.C548];[.$O$1:.$P$4];2;0) * [.J548];0);0)" office:value-type="float" office:value="0" calcext:value-type="float">
            <text:p>0</text:p>
          </table:table-cell>
          <table:table-cell table:formula="of:=[.F548]*[.$P$8]" office:value-type="float" office:value="0" calcext:value-type="float">
            <text:p>0</text:p>
          </table:table-cell>
          <table:table-cell table:formula="of:=[.G548]+[.H547]" office:value-type="float" office:value="118140" calcext:value-type="float">
            <text:p>118140</text:p>
          </table:table-cell>
          <table:table-cell table:formula="of:=[.H548]-[.E548]" office:value-type="float" office:value="82260" calcext:value-type="float">
            <text:p>82260</text:p>
          </table:table-cell>
          <table:table-cell table:style-name="ce2" table:formula="of:=[.J547]+[.L547]" office:value-type="float" office:value="46" calcext:value-type="float">
            <text:p>46</text:p>
          </table:table-cell>
          <table:table-cell table:formula="of:=IF(AND(NOT(MONTH([.A548]) = MONTH([.A549]));[.I548]&gt;=2400);&quot;TAK&quot;;&quot;NIE&quot;)" office:value-type="string" office:string-value="TAK" calcext:value-type="string">
            <text:p>TAK</text:p>
          </table:table-cell>
          <table:table-cell table:formula="of:=IF([.K548] = &quot;TAK&quot;;3;0)" office:value-type="float" office:value="3" calcext:value-type="float">
            <text:p>3</text:p>
          </table:table-cell>
          <table:table-cell table:formula="of:=[.L548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1" calcext:value-type="date">
            <text:p>1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49] = &quot;niedziela&quot;;[.$P$7]*[.J549];0)" office:value-type="float" office:value="0" calcext:value-type="float">
            <text:p>0</text:p>
          </table:table-cell>
          <table:table-cell table:formula="of:=[.E548]+[.D549]" office:value-type="float" office:value="35880" calcext:value-type="float">
            <text:p>35880</text:p>
          </table:table-cell>
          <table:table-cell table:formula="of:=IF(AND(NOT([.B549]=&quot;niedziela&quot;);NOT([.B549]=&quot;sobota&quot;));ROUNDDOWN(VLOOKUP([.C549];[.$O$1:.$P$4];2;0) * [.J549];0);0)" office:value-type="float" office:value="44" calcext:value-type="float">
            <text:p>44</text:p>
          </table:table-cell>
          <table:table-cell table:formula="of:=[.F549]*[.$P$8]" office:value-type="float" office:value="1320" calcext:value-type="float">
            <text:p>1320</text:p>
          </table:table-cell>
          <table:table-cell table:formula="of:=[.G549]+[.H548]" office:value-type="float" office:value="119460" calcext:value-type="float">
            <text:p>119460</text:p>
          </table:table-cell>
          <table:table-cell table:formula="of:=[.H549]-[.E549]" office:value-type="float" office:value="83580" calcext:value-type="float">
            <text:p>83580</text:p>
          </table:table-cell>
          <table:table-cell table:style-name="ce2" table:formula="of:=[.J548]+[.L548]" office:value-type="float" office:value="49" calcext:value-type="float">
            <text:p>49</text:p>
          </table:table-cell>
          <table:table-cell table:formula="of:=IF(AND(NOT(MONTH([.A549]) = MONTH([.A550]));[.I549]&gt;=2400);&quot;TAK&quot;;&quot;NIE&quot;)" office:value-type="string" office:string-value="NIE" calcext:value-type="string">
            <text:p>NIE</text:p>
          </table:table-cell>
          <table:table-cell table:formula="of:=IF([.K549] = &quot;TAK&quot;;3;0)" office:value-type="float" office:value="0" calcext:value-type="float">
            <text:p>0</text:p>
          </table:table-cell>
          <table:table-cell table:formula="of:=[.L54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2" calcext:value-type="date">
            <text:p>2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50] = &quot;niedziela&quot;;[.$P$7]*[.J550];0)" office:value-type="float" office:value="0" calcext:value-type="float">
            <text:p>0</text:p>
          </table:table-cell>
          <table:table-cell table:formula="of:=[.E549]+[.D550]" office:value-type="float" office:value="35880" calcext:value-type="float">
            <text:p>35880</text:p>
          </table:table-cell>
          <table:table-cell table:formula="of:=IF(AND(NOT([.B550]=&quot;niedziela&quot;);NOT([.B550]=&quot;sobota&quot;));ROUNDDOWN(VLOOKUP([.C550];[.$O$1:.$P$4];2;0) * [.J550];0);0)" office:value-type="float" office:value="44" calcext:value-type="float">
            <text:p>44</text:p>
          </table:table-cell>
          <table:table-cell table:formula="of:=[.F550]*[.$P$8]" office:value-type="float" office:value="1320" calcext:value-type="float">
            <text:p>1320</text:p>
          </table:table-cell>
          <table:table-cell table:formula="of:=[.G550]+[.H549]" office:value-type="float" office:value="120780" calcext:value-type="float">
            <text:p>120780</text:p>
          </table:table-cell>
          <table:table-cell table:formula="of:=[.H550]-[.E550]" office:value-type="float" office:value="84900" calcext:value-type="float">
            <text:p>84900</text:p>
          </table:table-cell>
          <table:table-cell table:style-name="ce2" table:formula="of:=[.J549]+[.L549]" office:value-type="float" office:value="49" calcext:value-type="float">
            <text:p>49</text:p>
          </table:table-cell>
          <table:table-cell table:formula="of:=IF(AND(NOT(MONTH([.A550]) = MONTH([.A551]));[.I550]&gt;=2400);&quot;TAK&quot;;&quot;NIE&quot;)" office:value-type="string" office:string-value="NIE" calcext:value-type="string">
            <text:p>NIE</text:p>
          </table:table-cell>
          <table:table-cell table:formula="of:=IF([.K550] = &quot;TAK&quot;;3;0)" office:value-type="float" office:value="0" calcext:value-type="float">
            <text:p>0</text:p>
          </table:table-cell>
          <table:table-cell table:formula="of:=[.L55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3" calcext:value-type="date">
            <text:p>3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51] = &quot;niedziela&quot;;[.$P$7]*[.J551];0)" office:value-type="float" office:value="0" calcext:value-type="float">
            <text:p>0</text:p>
          </table:table-cell>
          <table:table-cell table:formula="of:=[.E550]+[.D551]" office:value-type="float" office:value="35880" calcext:value-type="float">
            <text:p>35880</text:p>
          </table:table-cell>
          <table:table-cell table:formula="of:=IF(AND(NOT([.B551]=&quot;niedziela&quot;);NOT([.B551]=&quot;sobota&quot;));ROUNDDOWN(VLOOKUP([.C551];[.$O$1:.$P$4];2;0) * [.J551];0);0)" office:value-type="float" office:value="44" calcext:value-type="float">
            <text:p>44</text:p>
          </table:table-cell>
          <table:table-cell table:formula="of:=[.F551]*[.$P$8]" office:value-type="float" office:value="1320" calcext:value-type="float">
            <text:p>1320</text:p>
          </table:table-cell>
          <table:table-cell table:formula="of:=[.G551]+[.H550]" office:value-type="float" office:value="122100" calcext:value-type="float">
            <text:p>122100</text:p>
          </table:table-cell>
          <table:table-cell table:formula="of:=[.H551]-[.E551]" office:value-type="float" office:value="86220" calcext:value-type="float">
            <text:p>86220</text:p>
          </table:table-cell>
          <table:table-cell table:style-name="ce2" table:formula="of:=[.J550]+[.L550]" office:value-type="float" office:value="49" calcext:value-type="float">
            <text:p>49</text:p>
          </table:table-cell>
          <table:table-cell table:formula="of:=IF(AND(NOT(MONTH([.A551]) = MONTH([.A552]));[.I551]&gt;=2400);&quot;TAK&quot;;&quot;NIE&quot;)" office:value-type="string" office:string-value="NIE" calcext:value-type="string">
            <text:p>NIE</text:p>
          </table:table-cell>
          <table:table-cell table:formula="of:=IF([.K551] = &quot;TAK&quot;;3;0)" office:value-type="float" office:value="0" calcext:value-type="float">
            <text:p>0</text:p>
          </table:table-cell>
          <table:table-cell table:formula="of:=[.L55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4" calcext:value-type="date">
            <text:p>4.07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52] = &quot;niedziela&quot;;[.$P$7]*[.J552];0)" office:value-type="float" office:value="0" calcext:value-type="float">
            <text:p>0</text:p>
          </table:table-cell>
          <table:table-cell table:formula="of:=[.E551]+[.D552]" office:value-type="float" office:value="35880" calcext:value-type="float">
            <text:p>35880</text:p>
          </table:table-cell>
          <table:table-cell table:formula="of:=IF(AND(NOT([.B552]=&quot;niedziela&quot;);NOT([.B552]=&quot;sobota&quot;));ROUNDDOWN(VLOOKUP([.C552];[.$O$1:.$P$4];2;0) * [.J552];0);0)" office:value-type="float" office:value="44" calcext:value-type="float">
            <text:p>44</text:p>
          </table:table-cell>
          <table:table-cell table:formula="of:=[.F552]*[.$P$8]" office:value-type="float" office:value="1320" calcext:value-type="float">
            <text:p>1320</text:p>
          </table:table-cell>
          <table:table-cell table:formula="of:=[.G552]+[.H551]" office:value-type="float" office:value="123420" calcext:value-type="float">
            <text:p>123420</text:p>
          </table:table-cell>
          <table:table-cell table:formula="of:=[.H552]-[.E552]" office:value-type="float" office:value="87540" calcext:value-type="float">
            <text:p>87540</text:p>
          </table:table-cell>
          <table:table-cell table:style-name="ce2" table:formula="of:=[.J551]+[.L551]" office:value-type="float" office:value="49" calcext:value-type="float">
            <text:p>49</text:p>
          </table:table-cell>
          <table:table-cell table:formula="of:=IF(AND(NOT(MONTH([.A552]) = MONTH([.A553]));[.I552]&gt;=2400);&quot;TAK&quot;;&quot;NIE&quot;)" office:value-type="string" office:string-value="NIE" calcext:value-type="string">
            <text:p>NIE</text:p>
          </table:table-cell>
          <table:table-cell table:formula="of:=IF([.K552] = &quot;TAK&quot;;3;0)" office:value-type="float" office:value="0" calcext:value-type="float">
            <text:p>0</text:p>
          </table:table-cell>
          <table:table-cell table:formula="of:=[.L55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5" calcext:value-type="date">
            <text:p>5.07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53] = &quot;niedziela&quot;;[.$P$7]*[.J553];0)" office:value-type="float" office:value="0" calcext:value-type="float">
            <text:p>0</text:p>
          </table:table-cell>
          <table:table-cell table:formula="of:=[.E552]+[.D553]" office:value-type="float" office:value="35880" calcext:value-type="float">
            <text:p>35880</text:p>
          </table:table-cell>
          <table:table-cell table:formula="of:=IF(AND(NOT([.B553]=&quot;niedziela&quot;);NOT([.B553]=&quot;sobota&quot;));ROUNDDOWN(VLOOKUP([.C553];[.$O$1:.$P$4];2;0) * [.J553];0);0)" office:value-type="float" office:value="44" calcext:value-type="float">
            <text:p>44</text:p>
          </table:table-cell>
          <table:table-cell table:formula="of:=[.F553]*[.$P$8]" office:value-type="float" office:value="1320" calcext:value-type="float">
            <text:p>1320</text:p>
          </table:table-cell>
          <table:table-cell table:formula="of:=[.G553]+[.H552]" office:value-type="float" office:value="124740" calcext:value-type="float">
            <text:p>124740</text:p>
          </table:table-cell>
          <table:table-cell table:formula="of:=[.H553]-[.E553]" office:value-type="float" office:value="88860" calcext:value-type="float">
            <text:p>88860</text:p>
          </table:table-cell>
          <table:table-cell table:style-name="ce2" table:formula="of:=[.J552]+[.L552]" office:value-type="float" office:value="49" calcext:value-type="float">
            <text:p>49</text:p>
          </table:table-cell>
          <table:table-cell table:formula="of:=IF(AND(NOT(MONTH([.A553]) = MONTH([.A554]));[.I553]&gt;=2400);&quot;TAK&quot;;&quot;NIE&quot;)" office:value-type="string" office:string-value="NIE" calcext:value-type="string">
            <text:p>NIE</text:p>
          </table:table-cell>
          <table:table-cell table:formula="of:=IF([.K553] = &quot;TAK&quot;;3;0)" office:value-type="float" office:value="0" calcext:value-type="float">
            <text:p>0</text:p>
          </table:table-cell>
          <table:table-cell table:formula="of:=[.L55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6" calcext:value-type="date">
            <text:p>6.07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54] = &quot;niedziela&quot;;[.$P$7]*[.J554];0)" office:value-type="float" office:value="0" calcext:value-type="float">
            <text:p>0</text:p>
          </table:table-cell>
          <table:table-cell table:formula="of:=[.E553]+[.D554]" office:value-type="float" office:value="35880" calcext:value-type="float">
            <text:p>35880</text:p>
          </table:table-cell>
          <table:table-cell table:formula="of:=IF(AND(NOT([.B554]=&quot;niedziela&quot;);NOT([.B554]=&quot;sobota&quot;));ROUNDDOWN(VLOOKUP([.C554];[.$O$1:.$P$4];2;0) * [.J554];0);0)" office:value-type="float" office:value="0" calcext:value-type="float">
            <text:p>0</text:p>
          </table:table-cell>
          <table:table-cell table:formula="of:=[.F554]*[.$P$8]" office:value-type="float" office:value="0" calcext:value-type="float">
            <text:p>0</text:p>
          </table:table-cell>
          <table:table-cell table:formula="of:=[.G554]+[.H553]" office:value-type="float" office:value="124740" calcext:value-type="float">
            <text:p>124740</text:p>
          </table:table-cell>
          <table:table-cell table:formula="of:=[.H554]-[.E554]" office:value-type="float" office:value="88860" calcext:value-type="float">
            <text:p>88860</text:p>
          </table:table-cell>
          <table:table-cell table:style-name="ce2" table:formula="of:=[.J553]+[.L553]" office:value-type="float" office:value="49" calcext:value-type="float">
            <text:p>49</text:p>
          </table:table-cell>
          <table:table-cell table:formula="of:=IF(AND(NOT(MONTH([.A554]) = MONTH([.A555]));[.I554]&gt;=2400);&quot;TAK&quot;;&quot;NIE&quot;)" office:value-type="string" office:string-value="NIE" calcext:value-type="string">
            <text:p>NIE</text:p>
          </table:table-cell>
          <table:table-cell table:formula="of:=IF([.K554] = &quot;TAK&quot;;3;0)" office:value-type="float" office:value="0" calcext:value-type="float">
            <text:p>0</text:p>
          </table:table-cell>
          <table:table-cell table:formula="of:=[.L55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7" calcext:value-type="date">
            <text:p>7.07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55] = &quot;niedziela&quot;;[.$P$7]*[.J555];0)" office:value-type="float" office:value="735" calcext:value-type="float">
            <text:p>735</text:p>
          </table:table-cell>
          <table:table-cell table:formula="of:=[.E554]+[.D555]" office:value-type="float" office:value="36615" calcext:value-type="float">
            <text:p>36615</text:p>
          </table:table-cell>
          <table:table-cell table:formula="of:=IF(AND(NOT([.B555]=&quot;niedziela&quot;);NOT([.B555]=&quot;sobota&quot;));ROUNDDOWN(VLOOKUP([.C555];[.$O$1:.$P$4];2;0) * [.J555];0);0)" office:value-type="float" office:value="0" calcext:value-type="float">
            <text:p>0</text:p>
          </table:table-cell>
          <table:table-cell table:formula="of:=[.F555]*[.$P$8]" office:value-type="float" office:value="0" calcext:value-type="float">
            <text:p>0</text:p>
          </table:table-cell>
          <table:table-cell table:formula="of:=[.G555]+[.H554]" office:value-type="float" office:value="124740" calcext:value-type="float">
            <text:p>124740</text:p>
          </table:table-cell>
          <table:table-cell table:formula="of:=[.H555]-[.E555]" office:value-type="float" office:value="88125" calcext:value-type="float">
            <text:p>88125</text:p>
          </table:table-cell>
          <table:table-cell table:style-name="ce2" table:formula="of:=[.J554]+[.L554]" office:value-type="float" office:value="49" calcext:value-type="float">
            <text:p>49</text:p>
          </table:table-cell>
          <table:table-cell table:formula="of:=IF(AND(NOT(MONTH([.A555]) = MONTH([.A556]));[.I555]&gt;=2400);&quot;TAK&quot;;&quot;NIE&quot;)" office:value-type="string" office:string-value="NIE" calcext:value-type="string">
            <text:p>NIE</text:p>
          </table:table-cell>
          <table:table-cell table:formula="of:=IF([.K555] = &quot;TAK&quot;;3;0)" office:value-type="float" office:value="0" calcext:value-type="float">
            <text:p>0</text:p>
          </table:table-cell>
          <table:table-cell table:formula="of:=[.L55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8" calcext:value-type="date">
            <text:p>8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56] = &quot;niedziela&quot;;[.$P$7]*[.J556];0)" office:value-type="float" office:value="0" calcext:value-type="float">
            <text:p>0</text:p>
          </table:table-cell>
          <table:table-cell table:formula="of:=[.E555]+[.D556]" office:value-type="float" office:value="36615" calcext:value-type="float">
            <text:p>36615</text:p>
          </table:table-cell>
          <table:table-cell table:formula="of:=IF(AND(NOT([.B556]=&quot;niedziela&quot;);NOT([.B556]=&quot;sobota&quot;));ROUNDDOWN(VLOOKUP([.C556];[.$O$1:.$P$4];2;0) * [.J556];0);0)" office:value-type="float" office:value="44" calcext:value-type="float">
            <text:p>44</text:p>
          </table:table-cell>
          <table:table-cell table:formula="of:=[.F556]*[.$P$8]" office:value-type="float" office:value="1320" calcext:value-type="float">
            <text:p>1320</text:p>
          </table:table-cell>
          <table:table-cell table:formula="of:=[.G556]+[.H555]" office:value-type="float" office:value="126060" calcext:value-type="float">
            <text:p>126060</text:p>
          </table:table-cell>
          <table:table-cell table:formula="of:=[.H556]-[.E556]" office:value-type="float" office:value="89445" calcext:value-type="float">
            <text:p>89445</text:p>
          </table:table-cell>
          <table:table-cell table:style-name="ce2" table:formula="of:=[.J555]+[.L555]" office:value-type="float" office:value="49" calcext:value-type="float">
            <text:p>49</text:p>
          </table:table-cell>
          <table:table-cell table:formula="of:=IF(AND(NOT(MONTH([.A556]) = MONTH([.A557]));[.I556]&gt;=2400);&quot;TAK&quot;;&quot;NIE&quot;)" office:value-type="string" office:string-value="NIE" calcext:value-type="string">
            <text:p>NIE</text:p>
          </table:table-cell>
          <table:table-cell table:formula="of:=IF([.K556] = &quot;TAK&quot;;3;0)" office:value-type="float" office:value="0" calcext:value-type="float">
            <text:p>0</text:p>
          </table:table-cell>
          <table:table-cell table:formula="of:=[.L55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09" calcext:value-type="date">
            <text:p>9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57] = &quot;niedziela&quot;;[.$P$7]*[.J557];0)" office:value-type="float" office:value="0" calcext:value-type="float">
            <text:p>0</text:p>
          </table:table-cell>
          <table:table-cell table:formula="of:=[.E556]+[.D557]" office:value-type="float" office:value="36615" calcext:value-type="float">
            <text:p>36615</text:p>
          </table:table-cell>
          <table:table-cell table:formula="of:=IF(AND(NOT([.B557]=&quot;niedziela&quot;);NOT([.B557]=&quot;sobota&quot;));ROUNDDOWN(VLOOKUP([.C557];[.$O$1:.$P$4];2;0) * [.J557];0);0)" office:value-type="float" office:value="44" calcext:value-type="float">
            <text:p>44</text:p>
          </table:table-cell>
          <table:table-cell table:formula="of:=[.F557]*[.$P$8]" office:value-type="float" office:value="1320" calcext:value-type="float">
            <text:p>1320</text:p>
          </table:table-cell>
          <table:table-cell table:formula="of:=[.G557]+[.H556]" office:value-type="float" office:value="127380" calcext:value-type="float">
            <text:p>127380</text:p>
          </table:table-cell>
          <table:table-cell table:formula="of:=[.H557]-[.E557]" office:value-type="float" office:value="90765" calcext:value-type="float">
            <text:p>90765</text:p>
          </table:table-cell>
          <table:table-cell table:style-name="ce2" table:formula="of:=[.J556]+[.L556]" office:value-type="float" office:value="49" calcext:value-type="float">
            <text:p>49</text:p>
          </table:table-cell>
          <table:table-cell table:formula="of:=IF(AND(NOT(MONTH([.A557]) = MONTH([.A558]));[.I557]&gt;=2400);&quot;TAK&quot;;&quot;NIE&quot;)" office:value-type="string" office:string-value="NIE" calcext:value-type="string">
            <text:p>NIE</text:p>
          </table:table-cell>
          <table:table-cell table:formula="of:=IF([.K557] = &quot;TAK&quot;;3;0)" office:value-type="float" office:value="0" calcext:value-type="float">
            <text:p>0</text:p>
          </table:table-cell>
          <table:table-cell table:formula="of:=[.L55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0" calcext:value-type="date">
            <text:p>10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58] = &quot;niedziela&quot;;[.$P$7]*[.J558];0)" office:value-type="float" office:value="0" calcext:value-type="float">
            <text:p>0</text:p>
          </table:table-cell>
          <table:table-cell table:formula="of:=[.E557]+[.D558]" office:value-type="float" office:value="36615" calcext:value-type="float">
            <text:p>36615</text:p>
          </table:table-cell>
          <table:table-cell table:formula="of:=IF(AND(NOT([.B558]=&quot;niedziela&quot;);NOT([.B558]=&quot;sobota&quot;));ROUNDDOWN(VLOOKUP([.C558];[.$O$1:.$P$4];2;0) * [.J558];0);0)" office:value-type="float" office:value="44" calcext:value-type="float">
            <text:p>44</text:p>
          </table:table-cell>
          <table:table-cell table:formula="of:=[.F558]*[.$P$8]" office:value-type="float" office:value="1320" calcext:value-type="float">
            <text:p>1320</text:p>
          </table:table-cell>
          <table:table-cell table:formula="of:=[.G558]+[.H557]" office:value-type="float" office:value="128700" calcext:value-type="float">
            <text:p>128700</text:p>
          </table:table-cell>
          <table:table-cell table:formula="of:=[.H558]-[.E558]" office:value-type="float" office:value="92085" calcext:value-type="float">
            <text:p>92085</text:p>
          </table:table-cell>
          <table:table-cell table:style-name="ce2" table:formula="of:=[.J557]+[.L557]" office:value-type="float" office:value="49" calcext:value-type="float">
            <text:p>49</text:p>
          </table:table-cell>
          <table:table-cell table:formula="of:=IF(AND(NOT(MONTH([.A558]) = MONTH([.A559]));[.I558]&gt;=2400);&quot;TAK&quot;;&quot;NIE&quot;)" office:value-type="string" office:string-value="NIE" calcext:value-type="string">
            <text:p>NIE</text:p>
          </table:table-cell>
          <table:table-cell table:formula="of:=IF([.K558] = &quot;TAK&quot;;3;0)" office:value-type="float" office:value="0" calcext:value-type="float">
            <text:p>0</text:p>
          </table:table-cell>
          <table:table-cell table:formula="of:=[.L55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1" calcext:value-type="date">
            <text:p>11.07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59] = &quot;niedziela&quot;;[.$P$7]*[.J559];0)" office:value-type="float" office:value="0" calcext:value-type="float">
            <text:p>0</text:p>
          </table:table-cell>
          <table:table-cell table:formula="of:=[.E558]+[.D559]" office:value-type="float" office:value="36615" calcext:value-type="float">
            <text:p>36615</text:p>
          </table:table-cell>
          <table:table-cell table:formula="of:=IF(AND(NOT([.B559]=&quot;niedziela&quot;);NOT([.B559]=&quot;sobota&quot;));ROUNDDOWN(VLOOKUP([.C559];[.$O$1:.$P$4];2;0) * [.J559];0);0)" office:value-type="float" office:value="44" calcext:value-type="float">
            <text:p>44</text:p>
          </table:table-cell>
          <table:table-cell table:formula="of:=[.F559]*[.$P$8]" office:value-type="float" office:value="1320" calcext:value-type="float">
            <text:p>1320</text:p>
          </table:table-cell>
          <table:table-cell table:formula="of:=[.G559]+[.H558]" office:value-type="float" office:value="130020" calcext:value-type="float">
            <text:p>130020</text:p>
          </table:table-cell>
          <table:table-cell table:formula="of:=[.H559]-[.E559]" office:value-type="float" office:value="93405" calcext:value-type="float">
            <text:p>93405</text:p>
          </table:table-cell>
          <table:table-cell table:style-name="ce2" table:formula="of:=[.J558]+[.L558]" office:value-type="float" office:value="49" calcext:value-type="float">
            <text:p>49</text:p>
          </table:table-cell>
          <table:table-cell table:formula="of:=IF(AND(NOT(MONTH([.A559]) = MONTH([.A560]));[.I559]&gt;=2400);&quot;TAK&quot;;&quot;NIE&quot;)" office:value-type="string" office:string-value="NIE" calcext:value-type="string">
            <text:p>NIE</text:p>
          </table:table-cell>
          <table:table-cell table:formula="of:=IF([.K559] = &quot;TAK&quot;;3;0)" office:value-type="float" office:value="0" calcext:value-type="float">
            <text:p>0</text:p>
          </table:table-cell>
          <table:table-cell table:formula="of:=[.L55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2" calcext:value-type="date">
            <text:p>12.07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60] = &quot;niedziela&quot;;[.$P$7]*[.J560];0)" office:value-type="float" office:value="0" calcext:value-type="float">
            <text:p>0</text:p>
          </table:table-cell>
          <table:table-cell table:formula="of:=[.E559]+[.D560]" office:value-type="float" office:value="36615" calcext:value-type="float">
            <text:p>36615</text:p>
          </table:table-cell>
          <table:table-cell table:formula="of:=IF(AND(NOT([.B560]=&quot;niedziela&quot;);NOT([.B560]=&quot;sobota&quot;));ROUNDDOWN(VLOOKUP([.C560];[.$O$1:.$P$4];2;0) * [.J560];0);0)" office:value-type="float" office:value="44" calcext:value-type="float">
            <text:p>44</text:p>
          </table:table-cell>
          <table:table-cell table:formula="of:=[.F560]*[.$P$8]" office:value-type="float" office:value="1320" calcext:value-type="float">
            <text:p>1320</text:p>
          </table:table-cell>
          <table:table-cell table:formula="of:=[.G560]+[.H559]" office:value-type="float" office:value="131340" calcext:value-type="float">
            <text:p>131340</text:p>
          </table:table-cell>
          <table:table-cell table:formula="of:=[.H560]-[.E560]" office:value-type="float" office:value="94725" calcext:value-type="float">
            <text:p>94725</text:p>
          </table:table-cell>
          <table:table-cell table:style-name="ce2" table:formula="of:=[.J559]+[.L559]" office:value-type="float" office:value="49" calcext:value-type="float">
            <text:p>49</text:p>
          </table:table-cell>
          <table:table-cell table:formula="of:=IF(AND(NOT(MONTH([.A560]) = MONTH([.A561]));[.I560]&gt;=2400);&quot;TAK&quot;;&quot;NIE&quot;)" office:value-type="string" office:string-value="NIE" calcext:value-type="string">
            <text:p>NIE</text:p>
          </table:table-cell>
          <table:table-cell table:formula="of:=IF([.K560] = &quot;TAK&quot;;3;0)" office:value-type="float" office:value="0" calcext:value-type="float">
            <text:p>0</text:p>
          </table:table-cell>
          <table:table-cell table:formula="of:=[.L56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3" calcext:value-type="date">
            <text:p>13.07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61] = &quot;niedziela&quot;;[.$P$7]*[.J561];0)" office:value-type="float" office:value="0" calcext:value-type="float">
            <text:p>0</text:p>
          </table:table-cell>
          <table:table-cell table:formula="of:=[.E560]+[.D561]" office:value-type="float" office:value="36615" calcext:value-type="float">
            <text:p>36615</text:p>
          </table:table-cell>
          <table:table-cell table:formula="of:=IF(AND(NOT([.B561]=&quot;niedziela&quot;);NOT([.B561]=&quot;sobota&quot;));ROUNDDOWN(VLOOKUP([.C561];[.$O$1:.$P$4];2;0) * [.J561];0);0)" office:value-type="float" office:value="0" calcext:value-type="float">
            <text:p>0</text:p>
          </table:table-cell>
          <table:table-cell table:formula="of:=[.F561]*[.$P$8]" office:value-type="float" office:value="0" calcext:value-type="float">
            <text:p>0</text:p>
          </table:table-cell>
          <table:table-cell table:formula="of:=[.G561]+[.H560]" office:value-type="float" office:value="131340" calcext:value-type="float">
            <text:p>131340</text:p>
          </table:table-cell>
          <table:table-cell table:formula="of:=[.H561]-[.E561]" office:value-type="float" office:value="94725" calcext:value-type="float">
            <text:p>94725</text:p>
          </table:table-cell>
          <table:table-cell table:style-name="ce2" table:formula="of:=[.J560]+[.L560]" office:value-type="float" office:value="49" calcext:value-type="float">
            <text:p>49</text:p>
          </table:table-cell>
          <table:table-cell table:formula="of:=IF(AND(NOT(MONTH([.A561]) = MONTH([.A562]));[.I561]&gt;=2400);&quot;TAK&quot;;&quot;NIE&quot;)" office:value-type="string" office:string-value="NIE" calcext:value-type="string">
            <text:p>NIE</text:p>
          </table:table-cell>
          <table:table-cell table:formula="of:=IF([.K561] = &quot;TAK&quot;;3;0)" office:value-type="float" office:value="0" calcext:value-type="float">
            <text:p>0</text:p>
          </table:table-cell>
          <table:table-cell table:formula="of:=[.L56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4" calcext:value-type="date">
            <text:p>14.07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62] = &quot;niedziela&quot;;[.$P$7]*[.J562];0)" office:value-type="float" office:value="735" calcext:value-type="float">
            <text:p>735</text:p>
          </table:table-cell>
          <table:table-cell table:formula="of:=[.E561]+[.D562]" office:value-type="float" office:value="37350" calcext:value-type="float">
            <text:p>37350</text:p>
          </table:table-cell>
          <table:table-cell table:formula="of:=IF(AND(NOT([.B562]=&quot;niedziela&quot;);NOT([.B562]=&quot;sobota&quot;));ROUNDDOWN(VLOOKUP([.C562];[.$O$1:.$P$4];2;0) * [.J562];0);0)" office:value-type="float" office:value="0" calcext:value-type="float">
            <text:p>0</text:p>
          </table:table-cell>
          <table:table-cell table:formula="of:=[.F562]*[.$P$8]" office:value-type="float" office:value="0" calcext:value-type="float">
            <text:p>0</text:p>
          </table:table-cell>
          <table:table-cell table:formula="of:=[.G562]+[.H561]" office:value-type="float" office:value="131340" calcext:value-type="float">
            <text:p>131340</text:p>
          </table:table-cell>
          <table:table-cell table:formula="of:=[.H562]-[.E562]" office:value-type="float" office:value="93990" calcext:value-type="float">
            <text:p>93990</text:p>
          </table:table-cell>
          <table:table-cell table:style-name="ce2" table:formula="of:=[.J561]+[.L561]" office:value-type="float" office:value="49" calcext:value-type="float">
            <text:p>49</text:p>
          </table:table-cell>
          <table:table-cell table:formula="of:=IF(AND(NOT(MONTH([.A562]) = MONTH([.A563]));[.I562]&gt;=2400);&quot;TAK&quot;;&quot;NIE&quot;)" office:value-type="string" office:string-value="NIE" calcext:value-type="string">
            <text:p>NIE</text:p>
          </table:table-cell>
          <table:table-cell table:formula="of:=IF([.K562] = &quot;TAK&quot;;3;0)" office:value-type="float" office:value="0" calcext:value-type="float">
            <text:p>0</text:p>
          </table:table-cell>
          <table:table-cell table:formula="of:=[.L56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5" calcext:value-type="date">
            <text:p>15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63] = &quot;niedziela&quot;;[.$P$7]*[.J563];0)" office:value-type="float" office:value="0" calcext:value-type="float">
            <text:p>0</text:p>
          </table:table-cell>
          <table:table-cell table:formula="of:=[.E562]+[.D563]" office:value-type="float" office:value="37350" calcext:value-type="float">
            <text:p>37350</text:p>
          </table:table-cell>
          <table:table-cell table:formula="of:=IF(AND(NOT([.B563]=&quot;niedziela&quot;);NOT([.B563]=&quot;sobota&quot;));ROUNDDOWN(VLOOKUP([.C563];[.$O$1:.$P$4];2;0) * [.J563];0);0)" office:value-type="float" office:value="44" calcext:value-type="float">
            <text:p>44</text:p>
          </table:table-cell>
          <table:table-cell table:formula="of:=[.F563]*[.$P$8]" office:value-type="float" office:value="1320" calcext:value-type="float">
            <text:p>1320</text:p>
          </table:table-cell>
          <table:table-cell table:formula="of:=[.G563]+[.H562]" office:value-type="float" office:value="132660" calcext:value-type="float">
            <text:p>132660</text:p>
          </table:table-cell>
          <table:table-cell table:formula="of:=[.H563]-[.E563]" office:value-type="float" office:value="95310" calcext:value-type="float">
            <text:p>95310</text:p>
          </table:table-cell>
          <table:table-cell table:style-name="ce2" table:formula="of:=[.J562]+[.L562]" office:value-type="float" office:value="49" calcext:value-type="float">
            <text:p>49</text:p>
          </table:table-cell>
          <table:table-cell table:formula="of:=IF(AND(NOT(MONTH([.A563]) = MONTH([.A564]));[.I563]&gt;=2400);&quot;TAK&quot;;&quot;NIE&quot;)" office:value-type="string" office:string-value="NIE" calcext:value-type="string">
            <text:p>NIE</text:p>
          </table:table-cell>
          <table:table-cell table:formula="of:=IF([.K563] = &quot;TAK&quot;;3;0)" office:value-type="float" office:value="0" calcext:value-type="float">
            <text:p>0</text:p>
          </table:table-cell>
          <table:table-cell table:formula="of:=[.L56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6" calcext:value-type="date">
            <text:p>16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64] = &quot;niedziela&quot;;[.$P$7]*[.J564];0)" office:value-type="float" office:value="0" calcext:value-type="float">
            <text:p>0</text:p>
          </table:table-cell>
          <table:table-cell table:formula="of:=[.E563]+[.D564]" office:value-type="float" office:value="37350" calcext:value-type="float">
            <text:p>37350</text:p>
          </table:table-cell>
          <table:table-cell table:formula="of:=IF(AND(NOT([.B564]=&quot;niedziela&quot;);NOT([.B564]=&quot;sobota&quot;));ROUNDDOWN(VLOOKUP([.C564];[.$O$1:.$P$4];2;0) * [.J564];0);0)" office:value-type="float" office:value="44" calcext:value-type="float">
            <text:p>44</text:p>
          </table:table-cell>
          <table:table-cell table:formula="of:=[.F564]*[.$P$8]" office:value-type="float" office:value="1320" calcext:value-type="float">
            <text:p>1320</text:p>
          </table:table-cell>
          <table:table-cell table:formula="of:=[.G564]+[.H563]" office:value-type="float" office:value="133980" calcext:value-type="float">
            <text:p>133980</text:p>
          </table:table-cell>
          <table:table-cell table:formula="of:=[.H564]-[.E564]" office:value-type="float" office:value="96630" calcext:value-type="float">
            <text:p>96630</text:p>
          </table:table-cell>
          <table:table-cell table:style-name="ce2" table:formula="of:=[.J563]+[.L563]" office:value-type="float" office:value="49" calcext:value-type="float">
            <text:p>49</text:p>
          </table:table-cell>
          <table:table-cell table:formula="of:=IF(AND(NOT(MONTH([.A564]) = MONTH([.A565]));[.I564]&gt;=2400);&quot;TAK&quot;;&quot;NIE&quot;)" office:value-type="string" office:string-value="NIE" calcext:value-type="string">
            <text:p>NIE</text:p>
          </table:table-cell>
          <table:table-cell table:formula="of:=IF([.K564] = &quot;TAK&quot;;3;0)" office:value-type="float" office:value="0" calcext:value-type="float">
            <text:p>0</text:p>
          </table:table-cell>
          <table:table-cell table:formula="of:=[.L56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7" calcext:value-type="date">
            <text:p>17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65] = &quot;niedziela&quot;;[.$P$7]*[.J565];0)" office:value-type="float" office:value="0" calcext:value-type="float">
            <text:p>0</text:p>
          </table:table-cell>
          <table:table-cell table:formula="of:=[.E564]+[.D565]" office:value-type="float" office:value="37350" calcext:value-type="float">
            <text:p>37350</text:p>
          </table:table-cell>
          <table:table-cell table:formula="of:=IF(AND(NOT([.B565]=&quot;niedziela&quot;);NOT([.B565]=&quot;sobota&quot;));ROUNDDOWN(VLOOKUP([.C565];[.$O$1:.$P$4];2;0) * [.J565];0);0)" office:value-type="float" office:value="44" calcext:value-type="float">
            <text:p>44</text:p>
          </table:table-cell>
          <table:table-cell table:formula="of:=[.F565]*[.$P$8]" office:value-type="float" office:value="1320" calcext:value-type="float">
            <text:p>1320</text:p>
          </table:table-cell>
          <table:table-cell table:formula="of:=[.G565]+[.H564]" office:value-type="float" office:value="135300" calcext:value-type="float">
            <text:p>135300</text:p>
          </table:table-cell>
          <table:table-cell table:formula="of:=[.H565]-[.E565]" office:value-type="float" office:value="97950" calcext:value-type="float">
            <text:p>97950</text:p>
          </table:table-cell>
          <table:table-cell table:style-name="ce2" table:formula="of:=[.J564]+[.L564]" office:value-type="float" office:value="49" calcext:value-type="float">
            <text:p>49</text:p>
          </table:table-cell>
          <table:table-cell table:formula="of:=IF(AND(NOT(MONTH([.A565]) = MONTH([.A566]));[.I565]&gt;=2400);&quot;TAK&quot;;&quot;NIE&quot;)" office:value-type="string" office:string-value="NIE" calcext:value-type="string">
            <text:p>NIE</text:p>
          </table:table-cell>
          <table:table-cell table:formula="of:=IF([.K565] = &quot;TAK&quot;;3;0)" office:value-type="float" office:value="0" calcext:value-type="float">
            <text:p>0</text:p>
          </table:table-cell>
          <table:table-cell table:formula="of:=[.L56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8" calcext:value-type="date">
            <text:p>18.07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66] = &quot;niedziela&quot;;[.$P$7]*[.J566];0)" office:value-type="float" office:value="0" calcext:value-type="float">
            <text:p>0</text:p>
          </table:table-cell>
          <table:table-cell table:formula="of:=[.E565]+[.D566]" office:value-type="float" office:value="37350" calcext:value-type="float">
            <text:p>37350</text:p>
          </table:table-cell>
          <table:table-cell table:formula="of:=IF(AND(NOT([.B566]=&quot;niedziela&quot;);NOT([.B566]=&quot;sobota&quot;));ROUNDDOWN(VLOOKUP([.C566];[.$O$1:.$P$4];2;0) * [.J566];0);0)" office:value-type="float" office:value="44" calcext:value-type="float">
            <text:p>44</text:p>
          </table:table-cell>
          <table:table-cell table:formula="of:=[.F566]*[.$P$8]" office:value-type="float" office:value="1320" calcext:value-type="float">
            <text:p>1320</text:p>
          </table:table-cell>
          <table:table-cell table:formula="of:=[.G566]+[.H565]" office:value-type="float" office:value="136620" calcext:value-type="float">
            <text:p>136620</text:p>
          </table:table-cell>
          <table:table-cell table:formula="of:=[.H566]-[.E566]" office:value-type="float" office:value="99270" calcext:value-type="float">
            <text:p>99270</text:p>
          </table:table-cell>
          <table:table-cell table:style-name="ce2" table:formula="of:=[.J565]+[.L565]" office:value-type="float" office:value="49" calcext:value-type="float">
            <text:p>49</text:p>
          </table:table-cell>
          <table:table-cell table:formula="of:=IF(AND(NOT(MONTH([.A566]) = MONTH([.A567]));[.I566]&gt;=2400);&quot;TAK&quot;;&quot;NIE&quot;)" office:value-type="string" office:string-value="NIE" calcext:value-type="string">
            <text:p>NIE</text:p>
          </table:table-cell>
          <table:table-cell table:formula="of:=IF([.K566] = &quot;TAK&quot;;3;0)" office:value-type="float" office:value="0" calcext:value-type="float">
            <text:p>0</text:p>
          </table:table-cell>
          <table:table-cell table:formula="of:=[.L56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19" calcext:value-type="date">
            <text:p>19.07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67] = &quot;niedziela&quot;;[.$P$7]*[.J567];0)" office:value-type="float" office:value="0" calcext:value-type="float">
            <text:p>0</text:p>
          </table:table-cell>
          <table:table-cell table:formula="of:=[.E566]+[.D567]" office:value-type="float" office:value="37350" calcext:value-type="float">
            <text:p>37350</text:p>
          </table:table-cell>
          <table:table-cell table:formula="of:=IF(AND(NOT([.B567]=&quot;niedziela&quot;);NOT([.B567]=&quot;sobota&quot;));ROUNDDOWN(VLOOKUP([.C567];[.$O$1:.$P$4];2;0) * [.J567];0);0)" office:value-type="float" office:value="44" calcext:value-type="float">
            <text:p>44</text:p>
          </table:table-cell>
          <table:table-cell table:formula="of:=[.F567]*[.$P$8]" office:value-type="float" office:value="1320" calcext:value-type="float">
            <text:p>1320</text:p>
          </table:table-cell>
          <table:table-cell table:formula="of:=[.G567]+[.H566]" office:value-type="float" office:value="137940" calcext:value-type="float">
            <text:p>137940</text:p>
          </table:table-cell>
          <table:table-cell table:formula="of:=[.H567]-[.E567]" office:value-type="float" office:value="100590" calcext:value-type="float">
            <text:p>100590</text:p>
          </table:table-cell>
          <table:table-cell table:style-name="ce2" table:formula="of:=[.J566]+[.L566]" office:value-type="float" office:value="49" calcext:value-type="float">
            <text:p>49</text:p>
          </table:table-cell>
          <table:table-cell table:formula="of:=IF(AND(NOT(MONTH([.A567]) = MONTH([.A568]));[.I567]&gt;=2400);&quot;TAK&quot;;&quot;NIE&quot;)" office:value-type="string" office:string-value="NIE" calcext:value-type="string">
            <text:p>NIE</text:p>
          </table:table-cell>
          <table:table-cell table:formula="of:=IF([.K567] = &quot;TAK&quot;;3;0)" office:value-type="float" office:value="0" calcext:value-type="float">
            <text:p>0</text:p>
          </table:table-cell>
          <table:table-cell table:formula="of:=[.L56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0" calcext:value-type="date">
            <text:p>20.07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68] = &quot;niedziela&quot;;[.$P$7]*[.J568];0)" office:value-type="float" office:value="0" calcext:value-type="float">
            <text:p>0</text:p>
          </table:table-cell>
          <table:table-cell table:formula="of:=[.E567]+[.D568]" office:value-type="float" office:value="37350" calcext:value-type="float">
            <text:p>37350</text:p>
          </table:table-cell>
          <table:table-cell table:formula="of:=IF(AND(NOT([.B568]=&quot;niedziela&quot;);NOT([.B568]=&quot;sobota&quot;));ROUNDDOWN(VLOOKUP([.C568];[.$O$1:.$P$4];2;0) * [.J568];0);0)" office:value-type="float" office:value="0" calcext:value-type="float">
            <text:p>0</text:p>
          </table:table-cell>
          <table:table-cell table:formula="of:=[.F568]*[.$P$8]" office:value-type="float" office:value="0" calcext:value-type="float">
            <text:p>0</text:p>
          </table:table-cell>
          <table:table-cell table:formula="of:=[.G568]+[.H567]" office:value-type="float" office:value="137940" calcext:value-type="float">
            <text:p>137940</text:p>
          </table:table-cell>
          <table:table-cell table:formula="of:=[.H568]-[.E568]" office:value-type="float" office:value="100590" calcext:value-type="float">
            <text:p>100590</text:p>
          </table:table-cell>
          <table:table-cell table:style-name="ce2" table:formula="of:=[.J567]+[.L567]" office:value-type="float" office:value="49" calcext:value-type="float">
            <text:p>49</text:p>
          </table:table-cell>
          <table:table-cell table:formula="of:=IF(AND(NOT(MONTH([.A568]) = MONTH([.A569]));[.I568]&gt;=2400);&quot;TAK&quot;;&quot;NIE&quot;)" office:value-type="string" office:string-value="NIE" calcext:value-type="string">
            <text:p>NIE</text:p>
          </table:table-cell>
          <table:table-cell table:formula="of:=IF([.K568] = &quot;TAK&quot;;3;0)" office:value-type="float" office:value="0" calcext:value-type="float">
            <text:p>0</text:p>
          </table:table-cell>
          <table:table-cell table:formula="of:=[.L56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1" calcext:value-type="date">
            <text:p>21.07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69] = &quot;niedziela&quot;;[.$P$7]*[.J569];0)" office:value-type="float" office:value="735" calcext:value-type="float">
            <text:p>735</text:p>
          </table:table-cell>
          <table:table-cell table:formula="of:=[.E568]+[.D569]" office:value-type="float" office:value="38085" calcext:value-type="float">
            <text:p>38085</text:p>
          </table:table-cell>
          <table:table-cell table:formula="of:=IF(AND(NOT([.B569]=&quot;niedziela&quot;);NOT([.B569]=&quot;sobota&quot;));ROUNDDOWN(VLOOKUP([.C569];[.$O$1:.$P$4];2;0) * [.J569];0);0)" office:value-type="float" office:value="0" calcext:value-type="float">
            <text:p>0</text:p>
          </table:table-cell>
          <table:table-cell table:formula="of:=[.F569]*[.$P$8]" office:value-type="float" office:value="0" calcext:value-type="float">
            <text:p>0</text:p>
          </table:table-cell>
          <table:table-cell table:formula="of:=[.G569]+[.H568]" office:value-type="float" office:value="137940" calcext:value-type="float">
            <text:p>137940</text:p>
          </table:table-cell>
          <table:table-cell table:formula="of:=[.H569]-[.E569]" office:value-type="float" office:value="99855" calcext:value-type="float">
            <text:p>99855</text:p>
          </table:table-cell>
          <table:table-cell table:style-name="ce2" table:formula="of:=[.J568]+[.L568]" office:value-type="float" office:value="49" calcext:value-type="float">
            <text:p>49</text:p>
          </table:table-cell>
          <table:table-cell table:formula="of:=IF(AND(NOT(MONTH([.A569]) = MONTH([.A570]));[.I569]&gt;=2400);&quot;TAK&quot;;&quot;NIE&quot;)" office:value-type="string" office:string-value="NIE" calcext:value-type="string">
            <text:p>NIE</text:p>
          </table:table-cell>
          <table:table-cell table:formula="of:=IF([.K569] = &quot;TAK&quot;;3;0)" office:value-type="float" office:value="0" calcext:value-type="float">
            <text:p>0</text:p>
          </table:table-cell>
          <table:table-cell table:formula="of:=[.L56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2" calcext:value-type="date">
            <text:p>22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70] = &quot;niedziela&quot;;[.$P$7]*[.J570];0)" office:value-type="float" office:value="0" calcext:value-type="float">
            <text:p>0</text:p>
          </table:table-cell>
          <table:table-cell table:formula="of:=[.E569]+[.D570]" office:value-type="float" office:value="38085" calcext:value-type="float">
            <text:p>38085</text:p>
          </table:table-cell>
          <table:table-cell table:formula="of:=IF(AND(NOT([.B570]=&quot;niedziela&quot;);NOT([.B570]=&quot;sobota&quot;));ROUNDDOWN(VLOOKUP([.C570];[.$O$1:.$P$4];2;0) * [.J570];0);0)" office:value-type="float" office:value="44" calcext:value-type="float">
            <text:p>44</text:p>
          </table:table-cell>
          <table:table-cell table:formula="of:=[.F570]*[.$P$8]" office:value-type="float" office:value="1320" calcext:value-type="float">
            <text:p>1320</text:p>
          </table:table-cell>
          <table:table-cell table:formula="of:=[.G570]+[.H569]" office:value-type="float" office:value="139260" calcext:value-type="float">
            <text:p>139260</text:p>
          </table:table-cell>
          <table:table-cell table:formula="of:=[.H570]-[.E570]" office:value-type="float" office:value="101175" calcext:value-type="float">
            <text:p>101175</text:p>
          </table:table-cell>
          <table:table-cell table:style-name="ce2" table:formula="of:=[.J569]+[.L569]" office:value-type="float" office:value="49" calcext:value-type="float">
            <text:p>49</text:p>
          </table:table-cell>
          <table:table-cell table:formula="of:=IF(AND(NOT(MONTH([.A570]) = MONTH([.A571]));[.I570]&gt;=2400);&quot;TAK&quot;;&quot;NIE&quot;)" office:value-type="string" office:string-value="NIE" calcext:value-type="string">
            <text:p>NIE</text:p>
          </table:table-cell>
          <table:table-cell table:formula="of:=IF([.K570] = &quot;TAK&quot;;3;0)" office:value-type="float" office:value="0" calcext:value-type="float">
            <text:p>0</text:p>
          </table:table-cell>
          <table:table-cell table:formula="of:=[.L57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3" calcext:value-type="date">
            <text:p>23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71] = &quot;niedziela&quot;;[.$P$7]*[.J571];0)" office:value-type="float" office:value="0" calcext:value-type="float">
            <text:p>0</text:p>
          </table:table-cell>
          <table:table-cell table:formula="of:=[.E570]+[.D571]" office:value-type="float" office:value="38085" calcext:value-type="float">
            <text:p>38085</text:p>
          </table:table-cell>
          <table:table-cell table:formula="of:=IF(AND(NOT([.B571]=&quot;niedziela&quot;);NOT([.B571]=&quot;sobota&quot;));ROUNDDOWN(VLOOKUP([.C571];[.$O$1:.$P$4];2;0) * [.J571];0);0)" office:value-type="float" office:value="44" calcext:value-type="float">
            <text:p>44</text:p>
          </table:table-cell>
          <table:table-cell table:formula="of:=[.F571]*[.$P$8]" office:value-type="float" office:value="1320" calcext:value-type="float">
            <text:p>1320</text:p>
          </table:table-cell>
          <table:table-cell table:formula="of:=[.G571]+[.H570]" office:value-type="float" office:value="140580" calcext:value-type="float">
            <text:p>140580</text:p>
          </table:table-cell>
          <table:table-cell table:formula="of:=[.H571]-[.E571]" office:value-type="float" office:value="102495" calcext:value-type="float">
            <text:p>102495</text:p>
          </table:table-cell>
          <table:table-cell table:style-name="ce2" table:formula="of:=[.J570]+[.L570]" office:value-type="float" office:value="49" calcext:value-type="float">
            <text:p>49</text:p>
          </table:table-cell>
          <table:table-cell table:formula="of:=IF(AND(NOT(MONTH([.A571]) = MONTH([.A572]));[.I571]&gt;=2400);&quot;TAK&quot;;&quot;NIE&quot;)" office:value-type="string" office:string-value="NIE" calcext:value-type="string">
            <text:p>NIE</text:p>
          </table:table-cell>
          <table:table-cell table:formula="of:=IF([.K571] = &quot;TAK&quot;;3;0)" office:value-type="float" office:value="0" calcext:value-type="float">
            <text:p>0</text:p>
          </table:table-cell>
          <table:table-cell table:formula="of:=[.L57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4" calcext:value-type="date">
            <text:p>24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72] = &quot;niedziela&quot;;[.$P$7]*[.J572];0)" office:value-type="float" office:value="0" calcext:value-type="float">
            <text:p>0</text:p>
          </table:table-cell>
          <table:table-cell table:formula="of:=[.E571]+[.D572]" office:value-type="float" office:value="38085" calcext:value-type="float">
            <text:p>38085</text:p>
          </table:table-cell>
          <table:table-cell table:formula="of:=IF(AND(NOT([.B572]=&quot;niedziela&quot;);NOT([.B572]=&quot;sobota&quot;));ROUNDDOWN(VLOOKUP([.C572];[.$O$1:.$P$4];2;0) * [.J572];0);0)" office:value-type="float" office:value="44" calcext:value-type="float">
            <text:p>44</text:p>
          </table:table-cell>
          <table:table-cell table:formula="of:=[.F572]*[.$P$8]" office:value-type="float" office:value="1320" calcext:value-type="float">
            <text:p>1320</text:p>
          </table:table-cell>
          <table:table-cell table:formula="of:=[.G572]+[.H571]" office:value-type="float" office:value="141900" calcext:value-type="float">
            <text:p>141900</text:p>
          </table:table-cell>
          <table:table-cell table:formula="of:=[.H572]-[.E572]" office:value-type="float" office:value="103815" calcext:value-type="float">
            <text:p>103815</text:p>
          </table:table-cell>
          <table:table-cell table:style-name="ce2" table:formula="of:=[.J571]+[.L571]" office:value-type="float" office:value="49" calcext:value-type="float">
            <text:p>49</text:p>
          </table:table-cell>
          <table:table-cell table:formula="of:=IF(AND(NOT(MONTH([.A572]) = MONTH([.A573]));[.I572]&gt;=2400);&quot;TAK&quot;;&quot;NIE&quot;)" office:value-type="string" office:string-value="NIE" calcext:value-type="string">
            <text:p>NIE</text:p>
          </table:table-cell>
          <table:table-cell table:formula="of:=IF([.K572] = &quot;TAK&quot;;3;0)" office:value-type="float" office:value="0" calcext:value-type="float">
            <text:p>0</text:p>
          </table:table-cell>
          <table:table-cell table:formula="of:=[.L57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5" calcext:value-type="date">
            <text:p>25.07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73] = &quot;niedziela&quot;;[.$P$7]*[.J573];0)" office:value-type="float" office:value="0" calcext:value-type="float">
            <text:p>0</text:p>
          </table:table-cell>
          <table:table-cell table:formula="of:=[.E572]+[.D573]" office:value-type="float" office:value="38085" calcext:value-type="float">
            <text:p>38085</text:p>
          </table:table-cell>
          <table:table-cell table:formula="of:=IF(AND(NOT([.B573]=&quot;niedziela&quot;);NOT([.B573]=&quot;sobota&quot;));ROUNDDOWN(VLOOKUP([.C573];[.$O$1:.$P$4];2;0) * [.J573];0);0)" office:value-type="float" office:value="44" calcext:value-type="float">
            <text:p>44</text:p>
          </table:table-cell>
          <table:table-cell table:formula="of:=[.F573]*[.$P$8]" office:value-type="float" office:value="1320" calcext:value-type="float">
            <text:p>1320</text:p>
          </table:table-cell>
          <table:table-cell table:formula="of:=[.G573]+[.H572]" office:value-type="float" office:value="143220" calcext:value-type="float">
            <text:p>143220</text:p>
          </table:table-cell>
          <table:table-cell table:formula="of:=[.H573]-[.E573]" office:value-type="float" office:value="105135" calcext:value-type="float">
            <text:p>105135</text:p>
          </table:table-cell>
          <table:table-cell table:style-name="ce2" table:formula="of:=[.J572]+[.L572]" office:value-type="float" office:value="49" calcext:value-type="float">
            <text:p>49</text:p>
          </table:table-cell>
          <table:table-cell table:formula="of:=IF(AND(NOT(MONTH([.A573]) = MONTH([.A574]));[.I573]&gt;=2400);&quot;TAK&quot;;&quot;NIE&quot;)" office:value-type="string" office:string-value="NIE" calcext:value-type="string">
            <text:p>NIE</text:p>
          </table:table-cell>
          <table:table-cell table:formula="of:=IF([.K573] = &quot;TAK&quot;;3;0)" office:value-type="float" office:value="0" calcext:value-type="float">
            <text:p>0</text:p>
          </table:table-cell>
          <table:table-cell table:formula="of:=[.L57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6" calcext:value-type="date">
            <text:p>26.07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74] = &quot;niedziela&quot;;[.$P$7]*[.J574];0)" office:value-type="float" office:value="0" calcext:value-type="float">
            <text:p>0</text:p>
          </table:table-cell>
          <table:table-cell table:formula="of:=[.E573]+[.D574]" office:value-type="float" office:value="38085" calcext:value-type="float">
            <text:p>38085</text:p>
          </table:table-cell>
          <table:table-cell table:formula="of:=IF(AND(NOT([.B574]=&quot;niedziela&quot;);NOT([.B574]=&quot;sobota&quot;));ROUNDDOWN(VLOOKUP([.C574];[.$O$1:.$P$4];2;0) * [.J574];0);0)" office:value-type="float" office:value="44" calcext:value-type="float">
            <text:p>44</text:p>
          </table:table-cell>
          <table:table-cell table:formula="of:=[.F574]*[.$P$8]" office:value-type="float" office:value="1320" calcext:value-type="float">
            <text:p>1320</text:p>
          </table:table-cell>
          <table:table-cell table:formula="of:=[.G574]+[.H573]" office:value-type="float" office:value="144540" calcext:value-type="float">
            <text:p>144540</text:p>
          </table:table-cell>
          <table:table-cell table:formula="of:=[.H574]-[.E574]" office:value-type="float" office:value="106455" calcext:value-type="float">
            <text:p>106455</text:p>
          </table:table-cell>
          <table:table-cell table:style-name="ce2" table:formula="of:=[.J573]+[.L573]" office:value-type="float" office:value="49" calcext:value-type="float">
            <text:p>49</text:p>
          </table:table-cell>
          <table:table-cell table:formula="of:=IF(AND(NOT(MONTH([.A574]) = MONTH([.A575]));[.I574]&gt;=2400);&quot;TAK&quot;;&quot;NIE&quot;)" office:value-type="string" office:string-value="NIE" calcext:value-type="string">
            <text:p>NIE</text:p>
          </table:table-cell>
          <table:table-cell table:formula="of:=IF([.K574] = &quot;TAK&quot;;3;0)" office:value-type="float" office:value="0" calcext:value-type="float">
            <text:p>0</text:p>
          </table:table-cell>
          <table:table-cell table:formula="of:=[.L57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7" calcext:value-type="date">
            <text:p>27.07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75] = &quot;niedziela&quot;;[.$P$7]*[.J575];0)" office:value-type="float" office:value="0" calcext:value-type="float">
            <text:p>0</text:p>
          </table:table-cell>
          <table:table-cell table:formula="of:=[.E574]+[.D575]" office:value-type="float" office:value="38085" calcext:value-type="float">
            <text:p>38085</text:p>
          </table:table-cell>
          <table:table-cell table:formula="of:=IF(AND(NOT([.B575]=&quot;niedziela&quot;);NOT([.B575]=&quot;sobota&quot;));ROUNDDOWN(VLOOKUP([.C575];[.$O$1:.$P$4];2;0) * [.J575];0);0)" office:value-type="float" office:value="0" calcext:value-type="float">
            <text:p>0</text:p>
          </table:table-cell>
          <table:table-cell table:formula="of:=[.F575]*[.$P$8]" office:value-type="float" office:value="0" calcext:value-type="float">
            <text:p>0</text:p>
          </table:table-cell>
          <table:table-cell table:formula="of:=[.G575]+[.H574]" office:value-type="float" office:value="144540" calcext:value-type="float">
            <text:p>144540</text:p>
          </table:table-cell>
          <table:table-cell table:formula="of:=[.H575]-[.E575]" office:value-type="float" office:value="106455" calcext:value-type="float">
            <text:p>106455</text:p>
          </table:table-cell>
          <table:table-cell table:style-name="ce2" table:formula="of:=[.J574]+[.L574]" office:value-type="float" office:value="49" calcext:value-type="float">
            <text:p>49</text:p>
          </table:table-cell>
          <table:table-cell table:formula="of:=IF(AND(NOT(MONTH([.A575]) = MONTH([.A576]));[.I575]&gt;=2400);&quot;TAK&quot;;&quot;NIE&quot;)" office:value-type="string" office:string-value="NIE" calcext:value-type="string">
            <text:p>NIE</text:p>
          </table:table-cell>
          <table:table-cell table:formula="of:=IF([.K575] = &quot;TAK&quot;;3;0)" office:value-type="float" office:value="0" calcext:value-type="float">
            <text:p>0</text:p>
          </table:table-cell>
          <table:table-cell table:formula="of:=[.L57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8" calcext:value-type="date">
            <text:p>28.07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76] = &quot;niedziela&quot;;[.$P$7]*[.J576];0)" office:value-type="float" office:value="735" calcext:value-type="float">
            <text:p>735</text:p>
          </table:table-cell>
          <table:table-cell table:formula="of:=[.E575]+[.D576]" office:value-type="float" office:value="38820" calcext:value-type="float">
            <text:p>38820</text:p>
          </table:table-cell>
          <table:table-cell table:formula="of:=IF(AND(NOT([.B576]=&quot;niedziela&quot;);NOT([.B576]=&quot;sobota&quot;));ROUNDDOWN(VLOOKUP([.C576];[.$O$1:.$P$4];2;0) * [.J576];0);0)" office:value-type="float" office:value="0" calcext:value-type="float">
            <text:p>0</text:p>
          </table:table-cell>
          <table:table-cell table:formula="of:=[.F576]*[.$P$8]" office:value-type="float" office:value="0" calcext:value-type="float">
            <text:p>0</text:p>
          </table:table-cell>
          <table:table-cell table:formula="of:=[.G576]+[.H575]" office:value-type="float" office:value="144540" calcext:value-type="float">
            <text:p>144540</text:p>
          </table:table-cell>
          <table:table-cell table:formula="of:=[.H576]-[.E576]" office:value-type="float" office:value="105720" calcext:value-type="float">
            <text:p>105720</text:p>
          </table:table-cell>
          <table:table-cell table:style-name="ce2" table:formula="of:=[.J575]+[.L575]" office:value-type="float" office:value="49" calcext:value-type="float">
            <text:p>49</text:p>
          </table:table-cell>
          <table:table-cell table:formula="of:=IF(AND(NOT(MONTH([.A576]) = MONTH([.A577]));[.I576]&gt;=2400);&quot;TAK&quot;;&quot;NIE&quot;)" office:value-type="string" office:string-value="NIE" calcext:value-type="string">
            <text:p>NIE</text:p>
          </table:table-cell>
          <table:table-cell table:formula="of:=IF([.K576] = &quot;TAK&quot;;3;0)" office:value-type="float" office:value="0" calcext:value-type="float">
            <text:p>0</text:p>
          </table:table-cell>
          <table:table-cell table:formula="of:=[.L57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29" calcext:value-type="date">
            <text:p>29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77] = &quot;niedziela&quot;;[.$P$7]*[.J577];0)" office:value-type="float" office:value="0" calcext:value-type="float">
            <text:p>0</text:p>
          </table:table-cell>
          <table:table-cell table:formula="of:=[.E576]+[.D577]" office:value-type="float" office:value="38820" calcext:value-type="float">
            <text:p>38820</text:p>
          </table:table-cell>
          <table:table-cell table:formula="of:=IF(AND(NOT([.B577]=&quot;niedziela&quot;);NOT([.B577]=&quot;sobota&quot;));ROUNDDOWN(VLOOKUP([.C577];[.$O$1:.$P$4];2;0) * [.J577];0);0)" office:value-type="float" office:value="44" calcext:value-type="float">
            <text:p>44</text:p>
          </table:table-cell>
          <table:table-cell table:formula="of:=[.F577]*[.$P$8]" office:value-type="float" office:value="1320" calcext:value-type="float">
            <text:p>1320</text:p>
          </table:table-cell>
          <table:table-cell table:formula="of:=[.G577]+[.H576]" office:value-type="float" office:value="145860" calcext:value-type="float">
            <text:p>145860</text:p>
          </table:table-cell>
          <table:table-cell table:formula="of:=[.H577]-[.E577]" office:value-type="float" office:value="107040" calcext:value-type="float">
            <text:p>107040</text:p>
          </table:table-cell>
          <table:table-cell table:style-name="ce2" table:formula="of:=[.J576]+[.L576]" office:value-type="float" office:value="49" calcext:value-type="float">
            <text:p>49</text:p>
          </table:table-cell>
          <table:table-cell table:formula="of:=IF(AND(NOT(MONTH([.A577]) = MONTH([.A578]));[.I577]&gt;=2400);&quot;TAK&quot;;&quot;NIE&quot;)" office:value-type="string" office:string-value="NIE" calcext:value-type="string">
            <text:p>NIE</text:p>
          </table:table-cell>
          <table:table-cell table:formula="of:=IF([.K577] = &quot;TAK&quot;;3;0)" office:value-type="float" office:value="0" calcext:value-type="float">
            <text:p>0</text:p>
          </table:table-cell>
          <table:table-cell table:formula="of:=[.L57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30" calcext:value-type="date">
            <text:p>30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78] = &quot;niedziela&quot;;[.$P$7]*[.J578];0)" office:value-type="float" office:value="0" calcext:value-type="float">
            <text:p>0</text:p>
          </table:table-cell>
          <table:table-cell table:formula="of:=[.E577]+[.D578]" office:value-type="float" office:value="38820" calcext:value-type="float">
            <text:p>38820</text:p>
          </table:table-cell>
          <table:table-cell table:formula="of:=IF(AND(NOT([.B578]=&quot;niedziela&quot;);NOT([.B578]=&quot;sobota&quot;));ROUNDDOWN(VLOOKUP([.C578];[.$O$1:.$P$4];2;0) * [.J578];0);0)" office:value-type="float" office:value="44" calcext:value-type="float">
            <text:p>44</text:p>
          </table:table-cell>
          <table:table-cell table:formula="of:=[.F578]*[.$P$8]" office:value-type="float" office:value="1320" calcext:value-type="float">
            <text:p>1320</text:p>
          </table:table-cell>
          <table:table-cell table:formula="of:=[.G578]+[.H577]" office:value-type="float" office:value="147180" calcext:value-type="float">
            <text:p>147180</text:p>
          </table:table-cell>
          <table:table-cell table:formula="of:=[.H578]-[.E578]" office:value-type="float" office:value="108360" calcext:value-type="float">
            <text:p>108360</text:p>
          </table:table-cell>
          <table:table-cell table:style-name="ce2" table:formula="of:=[.J577]+[.L577]" office:value-type="float" office:value="49" calcext:value-type="float">
            <text:p>49</text:p>
          </table:table-cell>
          <table:table-cell table:formula="of:=IF(AND(NOT(MONTH([.A578]) = MONTH([.A579]));[.I578]&gt;=2400);&quot;TAK&quot;;&quot;NIE&quot;)" office:value-type="string" office:string-value="NIE" calcext:value-type="string">
            <text:p>NIE</text:p>
          </table:table-cell>
          <table:table-cell table:formula="of:=IF([.K578] = &quot;TAK&quot;;3;0)" office:value-type="float" office:value="0" calcext:value-type="float">
            <text:p>0</text:p>
          </table:table-cell>
          <table:table-cell table:formula="of:=[.L57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7-31" calcext:value-type="date">
            <text:p>31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79] = &quot;niedziela&quot;;[.$P$7]*[.J579];0)" office:value-type="float" office:value="0" calcext:value-type="float">
            <text:p>0</text:p>
          </table:table-cell>
          <table:table-cell table:formula="of:=[.E578]+[.D579]" office:value-type="float" office:value="38820" calcext:value-type="float">
            <text:p>38820</text:p>
          </table:table-cell>
          <table:table-cell table:formula="of:=IF(AND(NOT([.B579]=&quot;niedziela&quot;);NOT([.B579]=&quot;sobota&quot;));ROUNDDOWN(VLOOKUP([.C579];[.$O$1:.$P$4];2;0) * [.J579];0);0)" office:value-type="float" office:value="44" calcext:value-type="float">
            <text:p>44</text:p>
          </table:table-cell>
          <table:table-cell table:formula="of:=[.F579]*[.$P$8]" office:value-type="float" office:value="1320" calcext:value-type="float">
            <text:p>1320</text:p>
          </table:table-cell>
          <table:table-cell table:formula="of:=[.G579]+[.H578]" office:value-type="float" office:value="148500" calcext:value-type="float">
            <text:p>148500</text:p>
          </table:table-cell>
          <table:table-cell table:formula="of:=[.H579]-[.E579]" office:value-type="float" office:value="109680" calcext:value-type="float">
            <text:p>109680</text:p>
          </table:table-cell>
          <table:table-cell table:style-name="ce2" table:formula="of:=[.J578]+[.L578]" office:value-type="float" office:value="49" calcext:value-type="float">
            <text:p>49</text:p>
          </table:table-cell>
          <table:table-cell table:formula="of:=IF(AND(NOT(MONTH([.A579]) = MONTH([.A580]));[.I579]&gt;=2400);&quot;TAK&quot;;&quot;NIE&quot;)" office:value-type="string" office:string-value="TAK" calcext:value-type="string">
            <text:p>TAK</text:p>
          </table:table-cell>
          <table:table-cell table:formula="of:=IF([.K579] = &quot;TAK&quot;;3;0)" office:value-type="float" office:value="3" calcext:value-type="float">
            <text:p>3</text:p>
          </table:table-cell>
          <table:table-cell table:formula="of:=[.L579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1" calcext:value-type="date">
            <text:p>1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80] = &quot;niedziela&quot;;[.$P$7]*[.J580];0)" office:value-type="float" office:value="0" calcext:value-type="float">
            <text:p>0</text:p>
          </table:table-cell>
          <table:table-cell table:formula="of:=[.E579]+[.D580]" office:value-type="float" office:value="38820" calcext:value-type="float">
            <text:p>38820</text:p>
          </table:table-cell>
          <table:table-cell table:formula="of:=IF(AND(NOT([.B580]=&quot;niedziela&quot;);NOT([.B580]=&quot;sobota&quot;));ROUNDDOWN(VLOOKUP([.C580];[.$O$1:.$P$4];2;0) * [.J580];0);0)" office:value-type="float" office:value="46" calcext:value-type="float">
            <text:p>46</text:p>
          </table:table-cell>
          <table:table-cell table:formula="of:=[.F580]*[.$P$8]" office:value-type="float" office:value="1380" calcext:value-type="float">
            <text:p>1380</text:p>
          </table:table-cell>
          <table:table-cell table:formula="of:=[.G580]+[.H579]" office:value-type="float" office:value="149880" calcext:value-type="float">
            <text:p>149880</text:p>
          </table:table-cell>
          <table:table-cell table:formula="of:=[.H580]-[.E580]" office:value-type="float" office:value="111060" calcext:value-type="float">
            <text:p>111060</text:p>
          </table:table-cell>
          <table:table-cell table:style-name="ce2" table:formula="of:=[.J579]+[.L579]" office:value-type="float" office:value="52" calcext:value-type="float">
            <text:p>52</text:p>
          </table:table-cell>
          <table:table-cell table:formula="of:=IF(AND(NOT(MONTH([.A580]) = MONTH([.A581]));[.I580]&gt;=2400);&quot;TAK&quot;;&quot;NIE&quot;)" office:value-type="string" office:string-value="NIE" calcext:value-type="string">
            <text:p>NIE</text:p>
          </table:table-cell>
          <table:table-cell table:formula="of:=IF([.K580] = &quot;TAK&quot;;3;0)" office:value-type="float" office:value="0" calcext:value-type="float">
            <text:p>0</text:p>
          </table:table-cell>
          <table:table-cell table:formula="of:=[.L58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2" calcext:value-type="date">
            <text:p>2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81] = &quot;niedziela&quot;;[.$P$7]*[.J581];0)" office:value-type="float" office:value="0" calcext:value-type="float">
            <text:p>0</text:p>
          </table:table-cell>
          <table:table-cell table:formula="of:=[.E580]+[.D581]" office:value-type="float" office:value="38820" calcext:value-type="float">
            <text:p>38820</text:p>
          </table:table-cell>
          <table:table-cell table:formula="of:=IF(AND(NOT([.B581]=&quot;niedziela&quot;);NOT([.B581]=&quot;sobota&quot;));ROUNDDOWN(VLOOKUP([.C581];[.$O$1:.$P$4];2;0) * [.J581];0);0)" office:value-type="float" office:value="46" calcext:value-type="float">
            <text:p>46</text:p>
          </table:table-cell>
          <table:table-cell table:formula="of:=[.F581]*[.$P$8]" office:value-type="float" office:value="1380" calcext:value-type="float">
            <text:p>1380</text:p>
          </table:table-cell>
          <table:table-cell table:formula="of:=[.G581]+[.H580]" office:value-type="float" office:value="151260" calcext:value-type="float">
            <text:p>151260</text:p>
          </table:table-cell>
          <table:table-cell table:formula="of:=[.H581]-[.E581]" office:value-type="float" office:value="112440" calcext:value-type="float">
            <text:p>112440</text:p>
          </table:table-cell>
          <table:table-cell table:style-name="ce2" table:formula="of:=[.J580]+[.L580]" office:value-type="float" office:value="52" calcext:value-type="float">
            <text:p>52</text:p>
          </table:table-cell>
          <table:table-cell table:formula="of:=IF(AND(NOT(MONTH([.A581]) = MONTH([.A582]));[.I581]&gt;=2400);&quot;TAK&quot;;&quot;NIE&quot;)" office:value-type="string" office:string-value="NIE" calcext:value-type="string">
            <text:p>NIE</text:p>
          </table:table-cell>
          <table:table-cell table:formula="of:=IF([.K581] = &quot;TAK&quot;;3;0)" office:value-type="float" office:value="0" calcext:value-type="float">
            <text:p>0</text:p>
          </table:table-cell>
          <table:table-cell table:formula="of:=[.L58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3" calcext:value-type="date">
            <text:p>3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82] = &quot;niedziela&quot;;[.$P$7]*[.J582];0)" office:value-type="float" office:value="0" calcext:value-type="float">
            <text:p>0</text:p>
          </table:table-cell>
          <table:table-cell table:formula="of:=[.E581]+[.D582]" office:value-type="float" office:value="38820" calcext:value-type="float">
            <text:p>38820</text:p>
          </table:table-cell>
          <table:table-cell table:formula="of:=IF(AND(NOT([.B582]=&quot;niedziela&quot;);NOT([.B582]=&quot;sobota&quot;));ROUNDDOWN(VLOOKUP([.C582];[.$O$1:.$P$4];2;0) * [.J582];0);0)" office:value-type="float" office:value="0" calcext:value-type="float">
            <text:p>0</text:p>
          </table:table-cell>
          <table:table-cell table:formula="of:=[.F582]*[.$P$8]" office:value-type="float" office:value="0" calcext:value-type="float">
            <text:p>0</text:p>
          </table:table-cell>
          <table:table-cell table:formula="of:=[.G582]+[.H581]" office:value-type="float" office:value="151260" calcext:value-type="float">
            <text:p>151260</text:p>
          </table:table-cell>
          <table:table-cell table:formula="of:=[.H582]-[.E582]" office:value-type="float" office:value="112440" calcext:value-type="float">
            <text:p>112440</text:p>
          </table:table-cell>
          <table:table-cell table:style-name="ce2" table:formula="of:=[.J581]+[.L581]" office:value-type="float" office:value="52" calcext:value-type="float">
            <text:p>52</text:p>
          </table:table-cell>
          <table:table-cell table:formula="of:=IF(AND(NOT(MONTH([.A582]) = MONTH([.A583]));[.I582]&gt;=2400);&quot;TAK&quot;;&quot;NIE&quot;)" office:value-type="string" office:string-value="NIE" calcext:value-type="string">
            <text:p>NIE</text:p>
          </table:table-cell>
          <table:table-cell table:formula="of:=IF([.K582] = &quot;TAK&quot;;3;0)" office:value-type="float" office:value="0" calcext:value-type="float">
            <text:p>0</text:p>
          </table:table-cell>
          <table:table-cell table:formula="of:=[.L58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4" calcext:value-type="date">
            <text:p>4.08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83] = &quot;niedziela&quot;;[.$P$7]*[.J583];0)" office:value-type="float" office:value="780" calcext:value-type="float">
            <text:p>780</text:p>
          </table:table-cell>
          <table:table-cell table:formula="of:=[.E582]+[.D583]" office:value-type="float" office:value="39600" calcext:value-type="float">
            <text:p>39600</text:p>
          </table:table-cell>
          <table:table-cell table:formula="of:=IF(AND(NOT([.B583]=&quot;niedziela&quot;);NOT([.B583]=&quot;sobota&quot;));ROUNDDOWN(VLOOKUP([.C583];[.$O$1:.$P$4];2;0) * [.J583];0);0)" office:value-type="float" office:value="0" calcext:value-type="float">
            <text:p>0</text:p>
          </table:table-cell>
          <table:table-cell table:formula="of:=[.F583]*[.$P$8]" office:value-type="float" office:value="0" calcext:value-type="float">
            <text:p>0</text:p>
          </table:table-cell>
          <table:table-cell table:formula="of:=[.G583]+[.H582]" office:value-type="float" office:value="151260" calcext:value-type="float">
            <text:p>151260</text:p>
          </table:table-cell>
          <table:table-cell table:formula="of:=[.H583]-[.E583]" office:value-type="float" office:value="111660" calcext:value-type="float">
            <text:p>111660</text:p>
          </table:table-cell>
          <table:table-cell table:style-name="ce2" table:formula="of:=[.J582]+[.L582]" office:value-type="float" office:value="52" calcext:value-type="float">
            <text:p>52</text:p>
          </table:table-cell>
          <table:table-cell table:formula="of:=IF(AND(NOT(MONTH([.A583]) = MONTH([.A584]));[.I583]&gt;=2400);&quot;TAK&quot;;&quot;NIE&quot;)" office:value-type="string" office:string-value="NIE" calcext:value-type="string">
            <text:p>NIE</text:p>
          </table:table-cell>
          <table:table-cell table:formula="of:=IF([.K583] = &quot;TAK&quot;;3;0)" office:value-type="float" office:value="0" calcext:value-type="float">
            <text:p>0</text:p>
          </table:table-cell>
          <table:table-cell table:formula="of:=[.L58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5" calcext:value-type="date">
            <text:p>5.08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84] = &quot;niedziela&quot;;[.$P$7]*[.J584];0)" office:value-type="float" office:value="0" calcext:value-type="float">
            <text:p>0</text:p>
          </table:table-cell>
          <table:table-cell table:formula="of:=[.E583]+[.D584]" office:value-type="float" office:value="39600" calcext:value-type="float">
            <text:p>39600</text:p>
          </table:table-cell>
          <table:table-cell table:formula="of:=IF(AND(NOT([.B584]=&quot;niedziela&quot;);NOT([.B584]=&quot;sobota&quot;));ROUNDDOWN(VLOOKUP([.C584];[.$O$1:.$P$4];2;0) * [.J584];0);0)" office:value-type="float" office:value="46" calcext:value-type="float">
            <text:p>46</text:p>
          </table:table-cell>
          <table:table-cell table:formula="of:=[.F584]*[.$P$8]" office:value-type="float" office:value="1380" calcext:value-type="float">
            <text:p>1380</text:p>
          </table:table-cell>
          <table:table-cell table:formula="of:=[.G584]+[.H583]" office:value-type="float" office:value="152640" calcext:value-type="float">
            <text:p>152640</text:p>
          </table:table-cell>
          <table:table-cell table:formula="of:=[.H584]-[.E584]" office:value-type="float" office:value="113040" calcext:value-type="float">
            <text:p>113040</text:p>
          </table:table-cell>
          <table:table-cell table:style-name="ce2" table:formula="of:=[.J583]+[.L583]" office:value-type="float" office:value="52" calcext:value-type="float">
            <text:p>52</text:p>
          </table:table-cell>
          <table:table-cell table:formula="of:=IF(AND(NOT(MONTH([.A584]) = MONTH([.A585]));[.I584]&gt;=2400);&quot;TAK&quot;;&quot;NIE&quot;)" office:value-type="string" office:string-value="NIE" calcext:value-type="string">
            <text:p>NIE</text:p>
          </table:table-cell>
          <table:table-cell table:formula="of:=IF([.K584] = &quot;TAK&quot;;3;0)" office:value-type="float" office:value="0" calcext:value-type="float">
            <text:p>0</text:p>
          </table:table-cell>
          <table:table-cell table:formula="of:=[.L58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6" calcext:value-type="date">
            <text:p>6.08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85] = &quot;niedziela&quot;;[.$P$7]*[.J585];0)" office:value-type="float" office:value="0" calcext:value-type="float">
            <text:p>0</text:p>
          </table:table-cell>
          <table:table-cell table:formula="of:=[.E584]+[.D585]" office:value-type="float" office:value="39600" calcext:value-type="float">
            <text:p>39600</text:p>
          </table:table-cell>
          <table:table-cell table:formula="of:=IF(AND(NOT([.B585]=&quot;niedziela&quot;);NOT([.B585]=&quot;sobota&quot;));ROUNDDOWN(VLOOKUP([.C585];[.$O$1:.$P$4];2;0) * [.J585];0);0)" office:value-type="float" office:value="46" calcext:value-type="float">
            <text:p>46</text:p>
          </table:table-cell>
          <table:table-cell table:formula="of:=[.F585]*[.$P$8]" office:value-type="float" office:value="1380" calcext:value-type="float">
            <text:p>1380</text:p>
          </table:table-cell>
          <table:table-cell table:formula="of:=[.G585]+[.H584]" office:value-type="float" office:value="154020" calcext:value-type="float">
            <text:p>154020</text:p>
          </table:table-cell>
          <table:table-cell table:formula="of:=[.H585]-[.E585]" office:value-type="float" office:value="114420" calcext:value-type="float">
            <text:p>114420</text:p>
          </table:table-cell>
          <table:table-cell table:style-name="ce2" table:formula="of:=[.J584]+[.L584]" office:value-type="float" office:value="52" calcext:value-type="float">
            <text:p>52</text:p>
          </table:table-cell>
          <table:table-cell table:formula="of:=IF(AND(NOT(MONTH([.A585]) = MONTH([.A586]));[.I585]&gt;=2400);&quot;TAK&quot;;&quot;NIE&quot;)" office:value-type="string" office:string-value="NIE" calcext:value-type="string">
            <text:p>NIE</text:p>
          </table:table-cell>
          <table:table-cell table:formula="of:=IF([.K585] = &quot;TAK&quot;;3;0)" office:value-type="float" office:value="0" calcext:value-type="float">
            <text:p>0</text:p>
          </table:table-cell>
          <table:table-cell table:formula="of:=[.L58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7" calcext:value-type="date">
            <text:p>7.08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86] = &quot;niedziela&quot;;[.$P$7]*[.J586];0)" office:value-type="float" office:value="0" calcext:value-type="float">
            <text:p>0</text:p>
          </table:table-cell>
          <table:table-cell table:formula="of:=[.E585]+[.D586]" office:value-type="float" office:value="39600" calcext:value-type="float">
            <text:p>39600</text:p>
          </table:table-cell>
          <table:table-cell table:formula="of:=IF(AND(NOT([.B586]=&quot;niedziela&quot;);NOT([.B586]=&quot;sobota&quot;));ROUNDDOWN(VLOOKUP([.C586];[.$O$1:.$P$4];2;0) * [.J586];0);0)" office:value-type="float" office:value="46" calcext:value-type="float">
            <text:p>46</text:p>
          </table:table-cell>
          <table:table-cell table:formula="of:=[.F586]*[.$P$8]" office:value-type="float" office:value="1380" calcext:value-type="float">
            <text:p>1380</text:p>
          </table:table-cell>
          <table:table-cell table:formula="of:=[.G586]+[.H585]" office:value-type="float" office:value="155400" calcext:value-type="float">
            <text:p>155400</text:p>
          </table:table-cell>
          <table:table-cell table:formula="of:=[.H586]-[.E586]" office:value-type="float" office:value="115800" calcext:value-type="float">
            <text:p>115800</text:p>
          </table:table-cell>
          <table:table-cell table:style-name="ce2" table:formula="of:=[.J585]+[.L585]" office:value-type="float" office:value="52" calcext:value-type="float">
            <text:p>52</text:p>
          </table:table-cell>
          <table:table-cell table:formula="of:=IF(AND(NOT(MONTH([.A586]) = MONTH([.A587]));[.I586]&gt;=2400);&quot;TAK&quot;;&quot;NIE&quot;)" office:value-type="string" office:string-value="NIE" calcext:value-type="string">
            <text:p>NIE</text:p>
          </table:table-cell>
          <table:table-cell table:formula="of:=IF([.K586] = &quot;TAK&quot;;3;0)" office:value-type="float" office:value="0" calcext:value-type="float">
            <text:p>0</text:p>
          </table:table-cell>
          <table:table-cell table:formula="of:=[.L58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8" calcext:value-type="date">
            <text:p>8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87] = &quot;niedziela&quot;;[.$P$7]*[.J587];0)" office:value-type="float" office:value="0" calcext:value-type="float">
            <text:p>0</text:p>
          </table:table-cell>
          <table:table-cell table:formula="of:=[.E586]+[.D587]" office:value-type="float" office:value="39600" calcext:value-type="float">
            <text:p>39600</text:p>
          </table:table-cell>
          <table:table-cell table:formula="of:=IF(AND(NOT([.B587]=&quot;niedziela&quot;);NOT([.B587]=&quot;sobota&quot;));ROUNDDOWN(VLOOKUP([.C587];[.$O$1:.$P$4];2;0) * [.J587];0);0)" office:value-type="float" office:value="46" calcext:value-type="float">
            <text:p>46</text:p>
          </table:table-cell>
          <table:table-cell table:formula="of:=[.F587]*[.$P$8]" office:value-type="float" office:value="1380" calcext:value-type="float">
            <text:p>1380</text:p>
          </table:table-cell>
          <table:table-cell table:formula="of:=[.G587]+[.H586]" office:value-type="float" office:value="156780" calcext:value-type="float">
            <text:p>156780</text:p>
          </table:table-cell>
          <table:table-cell table:formula="of:=[.H587]-[.E587]" office:value-type="float" office:value="117180" calcext:value-type="float">
            <text:p>117180</text:p>
          </table:table-cell>
          <table:table-cell table:style-name="ce2" table:formula="of:=[.J586]+[.L586]" office:value-type="float" office:value="52" calcext:value-type="float">
            <text:p>52</text:p>
          </table:table-cell>
          <table:table-cell table:formula="of:=IF(AND(NOT(MONTH([.A587]) = MONTH([.A588]));[.I587]&gt;=2400);&quot;TAK&quot;;&quot;NIE&quot;)" office:value-type="string" office:string-value="NIE" calcext:value-type="string">
            <text:p>NIE</text:p>
          </table:table-cell>
          <table:table-cell table:formula="of:=IF([.K587] = &quot;TAK&quot;;3;0)" office:value-type="float" office:value="0" calcext:value-type="float">
            <text:p>0</text:p>
          </table:table-cell>
          <table:table-cell table:formula="of:=[.L58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09" calcext:value-type="date">
            <text:p>9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88] = &quot;niedziela&quot;;[.$P$7]*[.J588];0)" office:value-type="float" office:value="0" calcext:value-type="float">
            <text:p>0</text:p>
          </table:table-cell>
          <table:table-cell table:formula="of:=[.E587]+[.D588]" office:value-type="float" office:value="39600" calcext:value-type="float">
            <text:p>39600</text:p>
          </table:table-cell>
          <table:table-cell table:formula="of:=IF(AND(NOT([.B588]=&quot;niedziela&quot;);NOT([.B588]=&quot;sobota&quot;));ROUNDDOWN(VLOOKUP([.C588];[.$O$1:.$P$4];2;0) * [.J588];0);0)" office:value-type="float" office:value="46" calcext:value-type="float">
            <text:p>46</text:p>
          </table:table-cell>
          <table:table-cell table:formula="of:=[.F588]*[.$P$8]" office:value-type="float" office:value="1380" calcext:value-type="float">
            <text:p>1380</text:p>
          </table:table-cell>
          <table:table-cell table:formula="of:=[.G588]+[.H587]" office:value-type="float" office:value="158160" calcext:value-type="float">
            <text:p>158160</text:p>
          </table:table-cell>
          <table:table-cell table:formula="of:=[.H588]-[.E588]" office:value-type="float" office:value="118560" calcext:value-type="float">
            <text:p>118560</text:p>
          </table:table-cell>
          <table:table-cell table:style-name="ce2" table:formula="of:=[.J587]+[.L587]" office:value-type="float" office:value="52" calcext:value-type="float">
            <text:p>52</text:p>
          </table:table-cell>
          <table:table-cell table:formula="of:=IF(AND(NOT(MONTH([.A588]) = MONTH([.A589]));[.I588]&gt;=2400);&quot;TAK&quot;;&quot;NIE&quot;)" office:value-type="string" office:string-value="NIE" calcext:value-type="string">
            <text:p>NIE</text:p>
          </table:table-cell>
          <table:table-cell table:formula="of:=IF([.K588] = &quot;TAK&quot;;3;0)" office:value-type="float" office:value="0" calcext:value-type="float">
            <text:p>0</text:p>
          </table:table-cell>
          <table:table-cell table:formula="of:=[.L58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0" calcext:value-type="date">
            <text:p>10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89] = &quot;niedziela&quot;;[.$P$7]*[.J589];0)" office:value-type="float" office:value="0" calcext:value-type="float">
            <text:p>0</text:p>
          </table:table-cell>
          <table:table-cell table:formula="of:=[.E588]+[.D589]" office:value-type="float" office:value="39600" calcext:value-type="float">
            <text:p>39600</text:p>
          </table:table-cell>
          <table:table-cell table:formula="of:=IF(AND(NOT([.B589]=&quot;niedziela&quot;);NOT([.B589]=&quot;sobota&quot;));ROUNDDOWN(VLOOKUP([.C589];[.$O$1:.$P$4];2;0) * [.J589];0);0)" office:value-type="float" office:value="0" calcext:value-type="float">
            <text:p>0</text:p>
          </table:table-cell>
          <table:table-cell table:formula="of:=[.F589]*[.$P$8]" office:value-type="float" office:value="0" calcext:value-type="float">
            <text:p>0</text:p>
          </table:table-cell>
          <table:table-cell table:formula="of:=[.G589]+[.H588]" office:value-type="float" office:value="158160" calcext:value-type="float">
            <text:p>158160</text:p>
          </table:table-cell>
          <table:table-cell table:formula="of:=[.H589]-[.E589]" office:value-type="float" office:value="118560" calcext:value-type="float">
            <text:p>118560</text:p>
          </table:table-cell>
          <table:table-cell table:style-name="ce2" table:formula="of:=[.J588]+[.L588]" office:value-type="float" office:value="52" calcext:value-type="float">
            <text:p>52</text:p>
          </table:table-cell>
          <table:table-cell table:formula="of:=IF(AND(NOT(MONTH([.A589]) = MONTH([.A590]));[.I589]&gt;=2400);&quot;TAK&quot;;&quot;NIE&quot;)" office:value-type="string" office:string-value="NIE" calcext:value-type="string">
            <text:p>NIE</text:p>
          </table:table-cell>
          <table:table-cell table:formula="of:=IF([.K589] = &quot;TAK&quot;;3;0)" office:value-type="float" office:value="0" calcext:value-type="float">
            <text:p>0</text:p>
          </table:table-cell>
          <table:table-cell table:formula="of:=[.L58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1" calcext:value-type="date">
            <text:p>11.08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90] = &quot;niedziela&quot;;[.$P$7]*[.J590];0)" office:value-type="float" office:value="780" calcext:value-type="float">
            <text:p>780</text:p>
          </table:table-cell>
          <table:table-cell table:formula="of:=[.E589]+[.D590]" office:value-type="float" office:value="40380" calcext:value-type="float">
            <text:p>40380</text:p>
          </table:table-cell>
          <table:table-cell table:formula="of:=IF(AND(NOT([.B590]=&quot;niedziela&quot;);NOT([.B590]=&quot;sobota&quot;));ROUNDDOWN(VLOOKUP([.C590];[.$O$1:.$P$4];2;0) * [.J590];0);0)" office:value-type="float" office:value="0" calcext:value-type="float">
            <text:p>0</text:p>
          </table:table-cell>
          <table:table-cell table:formula="of:=[.F590]*[.$P$8]" office:value-type="float" office:value="0" calcext:value-type="float">
            <text:p>0</text:p>
          </table:table-cell>
          <table:table-cell table:formula="of:=[.G590]+[.H589]" office:value-type="float" office:value="158160" calcext:value-type="float">
            <text:p>158160</text:p>
          </table:table-cell>
          <table:table-cell table:formula="of:=[.H590]-[.E590]" office:value-type="float" office:value="117780" calcext:value-type="float">
            <text:p>117780</text:p>
          </table:table-cell>
          <table:table-cell table:style-name="ce2" table:formula="of:=[.J589]+[.L589]" office:value-type="float" office:value="52" calcext:value-type="float">
            <text:p>52</text:p>
          </table:table-cell>
          <table:table-cell table:formula="of:=IF(AND(NOT(MONTH([.A590]) = MONTH([.A591]));[.I590]&gt;=2400);&quot;TAK&quot;;&quot;NIE&quot;)" office:value-type="string" office:string-value="NIE" calcext:value-type="string">
            <text:p>NIE</text:p>
          </table:table-cell>
          <table:table-cell table:formula="of:=IF([.K590] = &quot;TAK&quot;;3;0)" office:value-type="float" office:value="0" calcext:value-type="float">
            <text:p>0</text:p>
          </table:table-cell>
          <table:table-cell table:formula="of:=[.L59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2" calcext:value-type="date">
            <text:p>12.08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91] = &quot;niedziela&quot;;[.$P$7]*[.J591];0)" office:value-type="float" office:value="0" calcext:value-type="float">
            <text:p>0</text:p>
          </table:table-cell>
          <table:table-cell table:formula="of:=[.E590]+[.D591]" office:value-type="float" office:value="40380" calcext:value-type="float">
            <text:p>40380</text:p>
          </table:table-cell>
          <table:table-cell table:formula="of:=IF(AND(NOT([.B591]=&quot;niedziela&quot;);NOT([.B591]=&quot;sobota&quot;));ROUNDDOWN(VLOOKUP([.C591];[.$O$1:.$P$4];2;0) * [.J591];0);0)" office:value-type="float" office:value="46" calcext:value-type="float">
            <text:p>46</text:p>
          </table:table-cell>
          <table:table-cell table:formula="of:=[.F591]*[.$P$8]" office:value-type="float" office:value="1380" calcext:value-type="float">
            <text:p>1380</text:p>
          </table:table-cell>
          <table:table-cell table:formula="of:=[.G591]+[.H590]" office:value-type="float" office:value="159540" calcext:value-type="float">
            <text:p>159540</text:p>
          </table:table-cell>
          <table:table-cell table:formula="of:=[.H591]-[.E591]" office:value-type="float" office:value="119160" calcext:value-type="float">
            <text:p>119160</text:p>
          </table:table-cell>
          <table:table-cell table:style-name="ce2" table:formula="of:=[.J590]+[.L590]" office:value-type="float" office:value="52" calcext:value-type="float">
            <text:p>52</text:p>
          </table:table-cell>
          <table:table-cell table:formula="of:=IF(AND(NOT(MONTH([.A591]) = MONTH([.A592]));[.I591]&gt;=2400);&quot;TAK&quot;;&quot;NIE&quot;)" office:value-type="string" office:string-value="NIE" calcext:value-type="string">
            <text:p>NIE</text:p>
          </table:table-cell>
          <table:table-cell table:formula="of:=IF([.K591] = &quot;TAK&quot;;3;0)" office:value-type="float" office:value="0" calcext:value-type="float">
            <text:p>0</text:p>
          </table:table-cell>
          <table:table-cell table:formula="of:=[.L59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3" calcext:value-type="date">
            <text:p>13.08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92] = &quot;niedziela&quot;;[.$P$7]*[.J592];0)" office:value-type="float" office:value="0" calcext:value-type="float">
            <text:p>0</text:p>
          </table:table-cell>
          <table:table-cell table:formula="of:=[.E591]+[.D592]" office:value-type="float" office:value="40380" calcext:value-type="float">
            <text:p>40380</text:p>
          </table:table-cell>
          <table:table-cell table:formula="of:=IF(AND(NOT([.B592]=&quot;niedziela&quot;);NOT([.B592]=&quot;sobota&quot;));ROUNDDOWN(VLOOKUP([.C592];[.$O$1:.$P$4];2;0) * [.J592];0);0)" office:value-type="float" office:value="46" calcext:value-type="float">
            <text:p>46</text:p>
          </table:table-cell>
          <table:table-cell table:formula="of:=[.F592]*[.$P$8]" office:value-type="float" office:value="1380" calcext:value-type="float">
            <text:p>1380</text:p>
          </table:table-cell>
          <table:table-cell table:formula="of:=[.G592]+[.H591]" office:value-type="float" office:value="160920" calcext:value-type="float">
            <text:p>160920</text:p>
          </table:table-cell>
          <table:table-cell table:formula="of:=[.H592]-[.E592]" office:value-type="float" office:value="120540" calcext:value-type="float">
            <text:p>120540</text:p>
          </table:table-cell>
          <table:table-cell table:style-name="ce2" table:formula="of:=[.J591]+[.L591]" office:value-type="float" office:value="52" calcext:value-type="float">
            <text:p>52</text:p>
          </table:table-cell>
          <table:table-cell table:formula="of:=IF(AND(NOT(MONTH([.A592]) = MONTH([.A593]));[.I592]&gt;=2400);&quot;TAK&quot;;&quot;NIE&quot;)" office:value-type="string" office:string-value="NIE" calcext:value-type="string">
            <text:p>NIE</text:p>
          </table:table-cell>
          <table:table-cell table:formula="of:=IF([.K592] = &quot;TAK&quot;;3;0)" office:value-type="float" office:value="0" calcext:value-type="float">
            <text:p>0</text:p>
          </table:table-cell>
          <table:table-cell table:formula="of:=[.L59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4" calcext:value-type="date">
            <text:p>14.08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93] = &quot;niedziela&quot;;[.$P$7]*[.J593];0)" office:value-type="float" office:value="0" calcext:value-type="float">
            <text:p>0</text:p>
          </table:table-cell>
          <table:table-cell table:formula="of:=[.E592]+[.D593]" office:value-type="float" office:value="40380" calcext:value-type="float">
            <text:p>40380</text:p>
          </table:table-cell>
          <table:table-cell table:formula="of:=IF(AND(NOT([.B593]=&quot;niedziela&quot;);NOT([.B593]=&quot;sobota&quot;));ROUNDDOWN(VLOOKUP([.C593];[.$O$1:.$P$4];2;0) * [.J593];0);0)" office:value-type="float" office:value="46" calcext:value-type="float">
            <text:p>46</text:p>
          </table:table-cell>
          <table:table-cell table:formula="of:=[.F593]*[.$P$8]" office:value-type="float" office:value="1380" calcext:value-type="float">
            <text:p>1380</text:p>
          </table:table-cell>
          <table:table-cell table:formula="of:=[.G593]+[.H592]" office:value-type="float" office:value="162300" calcext:value-type="float">
            <text:p>162300</text:p>
          </table:table-cell>
          <table:table-cell table:formula="of:=[.H593]-[.E593]" office:value-type="float" office:value="121920" calcext:value-type="float">
            <text:p>121920</text:p>
          </table:table-cell>
          <table:table-cell table:style-name="ce2" table:formula="of:=[.J592]+[.L592]" office:value-type="float" office:value="52" calcext:value-type="float">
            <text:p>52</text:p>
          </table:table-cell>
          <table:table-cell table:formula="of:=IF(AND(NOT(MONTH([.A593]) = MONTH([.A594]));[.I593]&gt;=2400);&quot;TAK&quot;;&quot;NIE&quot;)" office:value-type="string" office:string-value="NIE" calcext:value-type="string">
            <text:p>NIE</text:p>
          </table:table-cell>
          <table:table-cell table:formula="of:=IF([.K593] = &quot;TAK&quot;;3;0)" office:value-type="float" office:value="0" calcext:value-type="float">
            <text:p>0</text:p>
          </table:table-cell>
          <table:table-cell table:formula="of:=[.L59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5" calcext:value-type="date">
            <text:p>15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94] = &quot;niedziela&quot;;[.$P$7]*[.J594];0)" office:value-type="float" office:value="0" calcext:value-type="float">
            <text:p>0</text:p>
          </table:table-cell>
          <table:table-cell table:formula="of:=[.E593]+[.D594]" office:value-type="float" office:value="40380" calcext:value-type="float">
            <text:p>40380</text:p>
          </table:table-cell>
          <table:table-cell table:formula="of:=IF(AND(NOT([.B594]=&quot;niedziela&quot;);NOT([.B594]=&quot;sobota&quot;));ROUNDDOWN(VLOOKUP([.C594];[.$O$1:.$P$4];2;0) * [.J594];0);0)" office:value-type="float" office:value="46" calcext:value-type="float">
            <text:p>46</text:p>
          </table:table-cell>
          <table:table-cell table:formula="of:=[.F594]*[.$P$8]" office:value-type="float" office:value="1380" calcext:value-type="float">
            <text:p>1380</text:p>
          </table:table-cell>
          <table:table-cell table:formula="of:=[.G594]+[.H593]" office:value-type="float" office:value="163680" calcext:value-type="float">
            <text:p>163680</text:p>
          </table:table-cell>
          <table:table-cell table:formula="of:=[.H594]-[.E594]" office:value-type="float" office:value="123300" calcext:value-type="float">
            <text:p>123300</text:p>
          </table:table-cell>
          <table:table-cell table:style-name="ce2" table:formula="of:=[.J593]+[.L593]" office:value-type="float" office:value="52" calcext:value-type="float">
            <text:p>52</text:p>
          </table:table-cell>
          <table:table-cell table:formula="of:=IF(AND(NOT(MONTH([.A594]) = MONTH([.A595]));[.I594]&gt;=2400);&quot;TAK&quot;;&quot;NIE&quot;)" office:value-type="string" office:string-value="NIE" calcext:value-type="string">
            <text:p>NIE</text:p>
          </table:table-cell>
          <table:table-cell table:formula="of:=IF([.K594] = &quot;TAK&quot;;3;0)" office:value-type="float" office:value="0" calcext:value-type="float">
            <text:p>0</text:p>
          </table:table-cell>
          <table:table-cell table:formula="of:=[.L59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6" calcext:value-type="date">
            <text:p>16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95] = &quot;niedziela&quot;;[.$P$7]*[.J595];0)" office:value-type="float" office:value="0" calcext:value-type="float">
            <text:p>0</text:p>
          </table:table-cell>
          <table:table-cell table:formula="of:=[.E594]+[.D595]" office:value-type="float" office:value="40380" calcext:value-type="float">
            <text:p>40380</text:p>
          </table:table-cell>
          <table:table-cell table:formula="of:=IF(AND(NOT([.B595]=&quot;niedziela&quot;);NOT([.B595]=&quot;sobota&quot;));ROUNDDOWN(VLOOKUP([.C595];[.$O$1:.$P$4];2;0) * [.J595];0);0)" office:value-type="float" office:value="46" calcext:value-type="float">
            <text:p>46</text:p>
          </table:table-cell>
          <table:table-cell table:formula="of:=[.F595]*[.$P$8]" office:value-type="float" office:value="1380" calcext:value-type="float">
            <text:p>1380</text:p>
          </table:table-cell>
          <table:table-cell table:formula="of:=[.G595]+[.H594]" office:value-type="float" office:value="165060" calcext:value-type="float">
            <text:p>165060</text:p>
          </table:table-cell>
          <table:table-cell table:formula="of:=[.H595]-[.E595]" office:value-type="float" office:value="124680" calcext:value-type="float">
            <text:p>124680</text:p>
          </table:table-cell>
          <table:table-cell table:style-name="ce2" table:formula="of:=[.J594]+[.L594]" office:value-type="float" office:value="52" calcext:value-type="float">
            <text:p>52</text:p>
          </table:table-cell>
          <table:table-cell table:formula="of:=IF(AND(NOT(MONTH([.A595]) = MONTH([.A596]));[.I595]&gt;=2400);&quot;TAK&quot;;&quot;NIE&quot;)" office:value-type="string" office:string-value="NIE" calcext:value-type="string">
            <text:p>NIE</text:p>
          </table:table-cell>
          <table:table-cell table:formula="of:=IF([.K595] = &quot;TAK&quot;;3;0)" office:value-type="float" office:value="0" calcext:value-type="float">
            <text:p>0</text:p>
          </table:table-cell>
          <table:table-cell table:formula="of:=[.L59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7" calcext:value-type="date">
            <text:p>17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96] = &quot;niedziela&quot;;[.$P$7]*[.J596];0)" office:value-type="float" office:value="0" calcext:value-type="float">
            <text:p>0</text:p>
          </table:table-cell>
          <table:table-cell table:formula="of:=[.E595]+[.D596]" office:value-type="float" office:value="40380" calcext:value-type="float">
            <text:p>40380</text:p>
          </table:table-cell>
          <table:table-cell table:formula="of:=IF(AND(NOT([.B596]=&quot;niedziela&quot;);NOT([.B596]=&quot;sobota&quot;));ROUNDDOWN(VLOOKUP([.C596];[.$O$1:.$P$4];2;0) * [.J596];0);0)" office:value-type="float" office:value="0" calcext:value-type="float">
            <text:p>0</text:p>
          </table:table-cell>
          <table:table-cell table:formula="of:=[.F596]*[.$P$8]" office:value-type="float" office:value="0" calcext:value-type="float">
            <text:p>0</text:p>
          </table:table-cell>
          <table:table-cell table:formula="of:=[.G596]+[.H595]" office:value-type="float" office:value="165060" calcext:value-type="float">
            <text:p>165060</text:p>
          </table:table-cell>
          <table:table-cell table:formula="of:=[.H596]-[.E596]" office:value-type="float" office:value="124680" calcext:value-type="float">
            <text:p>124680</text:p>
          </table:table-cell>
          <table:table-cell table:style-name="ce2" table:formula="of:=[.J595]+[.L595]" office:value-type="float" office:value="52" calcext:value-type="float">
            <text:p>52</text:p>
          </table:table-cell>
          <table:table-cell table:formula="of:=IF(AND(NOT(MONTH([.A596]) = MONTH([.A597]));[.I596]&gt;=2400);&quot;TAK&quot;;&quot;NIE&quot;)" office:value-type="string" office:string-value="NIE" calcext:value-type="string">
            <text:p>NIE</text:p>
          </table:table-cell>
          <table:table-cell table:formula="of:=IF([.K596] = &quot;TAK&quot;;3;0)" office:value-type="float" office:value="0" calcext:value-type="float">
            <text:p>0</text:p>
          </table:table-cell>
          <table:table-cell table:formula="of:=[.L59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8" calcext:value-type="date">
            <text:p>18.08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97] = &quot;niedziela&quot;;[.$P$7]*[.J597];0)" office:value-type="float" office:value="780" calcext:value-type="float">
            <text:p>780</text:p>
          </table:table-cell>
          <table:table-cell table:formula="of:=[.E596]+[.D597]" office:value-type="float" office:value="41160" calcext:value-type="float">
            <text:p>41160</text:p>
          </table:table-cell>
          <table:table-cell table:formula="of:=IF(AND(NOT([.B597]=&quot;niedziela&quot;);NOT([.B597]=&quot;sobota&quot;));ROUNDDOWN(VLOOKUP([.C597];[.$O$1:.$P$4];2;0) * [.J597];0);0)" office:value-type="float" office:value="0" calcext:value-type="float">
            <text:p>0</text:p>
          </table:table-cell>
          <table:table-cell table:formula="of:=[.F597]*[.$P$8]" office:value-type="float" office:value="0" calcext:value-type="float">
            <text:p>0</text:p>
          </table:table-cell>
          <table:table-cell table:formula="of:=[.G597]+[.H596]" office:value-type="float" office:value="165060" calcext:value-type="float">
            <text:p>165060</text:p>
          </table:table-cell>
          <table:table-cell table:formula="of:=[.H597]-[.E597]" office:value-type="float" office:value="123900" calcext:value-type="float">
            <text:p>123900</text:p>
          </table:table-cell>
          <table:table-cell table:style-name="ce2" table:formula="of:=[.J596]+[.L596]" office:value-type="float" office:value="52" calcext:value-type="float">
            <text:p>52</text:p>
          </table:table-cell>
          <table:table-cell table:formula="of:=IF(AND(NOT(MONTH([.A597]) = MONTH([.A598]));[.I597]&gt;=2400);&quot;TAK&quot;;&quot;NIE&quot;)" office:value-type="string" office:string-value="NIE" calcext:value-type="string">
            <text:p>NIE</text:p>
          </table:table-cell>
          <table:table-cell table:formula="of:=IF([.K597] = &quot;TAK&quot;;3;0)" office:value-type="float" office:value="0" calcext:value-type="float">
            <text:p>0</text:p>
          </table:table-cell>
          <table:table-cell table:formula="of:=[.L59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19" calcext:value-type="date">
            <text:p>19.08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98] = &quot;niedziela&quot;;[.$P$7]*[.J598];0)" office:value-type="float" office:value="0" calcext:value-type="float">
            <text:p>0</text:p>
          </table:table-cell>
          <table:table-cell table:formula="of:=[.E597]+[.D598]" office:value-type="float" office:value="41160" calcext:value-type="float">
            <text:p>41160</text:p>
          </table:table-cell>
          <table:table-cell table:formula="of:=IF(AND(NOT([.B598]=&quot;niedziela&quot;);NOT([.B598]=&quot;sobota&quot;));ROUNDDOWN(VLOOKUP([.C598];[.$O$1:.$P$4];2;0) * [.J598];0);0)" office:value-type="float" office:value="46" calcext:value-type="float">
            <text:p>46</text:p>
          </table:table-cell>
          <table:table-cell table:formula="of:=[.F598]*[.$P$8]" office:value-type="float" office:value="1380" calcext:value-type="float">
            <text:p>1380</text:p>
          </table:table-cell>
          <table:table-cell table:formula="of:=[.G598]+[.H597]" office:value-type="float" office:value="166440" calcext:value-type="float">
            <text:p>166440</text:p>
          </table:table-cell>
          <table:table-cell table:formula="of:=[.H598]-[.E598]" office:value-type="float" office:value="125280" calcext:value-type="float">
            <text:p>125280</text:p>
          </table:table-cell>
          <table:table-cell table:style-name="ce2" table:formula="of:=[.J597]+[.L597]" office:value-type="float" office:value="52" calcext:value-type="float">
            <text:p>52</text:p>
          </table:table-cell>
          <table:table-cell table:formula="of:=IF(AND(NOT(MONTH([.A598]) = MONTH([.A599]));[.I598]&gt;=2400);&quot;TAK&quot;;&quot;NIE&quot;)" office:value-type="string" office:string-value="NIE" calcext:value-type="string">
            <text:p>NIE</text:p>
          </table:table-cell>
          <table:table-cell table:formula="of:=IF([.K598] = &quot;TAK&quot;;3;0)" office:value-type="float" office:value="0" calcext:value-type="float">
            <text:p>0</text:p>
          </table:table-cell>
          <table:table-cell table:formula="of:=[.L59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0" calcext:value-type="date">
            <text:p>20.08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99] = &quot;niedziela&quot;;[.$P$7]*[.J599];0)" office:value-type="float" office:value="0" calcext:value-type="float">
            <text:p>0</text:p>
          </table:table-cell>
          <table:table-cell table:formula="of:=[.E598]+[.D599]" office:value-type="float" office:value="41160" calcext:value-type="float">
            <text:p>41160</text:p>
          </table:table-cell>
          <table:table-cell table:formula="of:=IF(AND(NOT([.B599]=&quot;niedziela&quot;);NOT([.B599]=&quot;sobota&quot;));ROUNDDOWN(VLOOKUP([.C599];[.$O$1:.$P$4];2;0) * [.J599];0);0)" office:value-type="float" office:value="46" calcext:value-type="float">
            <text:p>46</text:p>
          </table:table-cell>
          <table:table-cell table:formula="of:=[.F599]*[.$P$8]" office:value-type="float" office:value="1380" calcext:value-type="float">
            <text:p>1380</text:p>
          </table:table-cell>
          <table:table-cell table:formula="of:=[.G599]+[.H598]" office:value-type="float" office:value="167820" calcext:value-type="float">
            <text:p>167820</text:p>
          </table:table-cell>
          <table:table-cell table:formula="of:=[.H599]-[.E599]" office:value-type="float" office:value="126660" calcext:value-type="float">
            <text:p>126660</text:p>
          </table:table-cell>
          <table:table-cell table:style-name="ce2" table:formula="of:=[.J598]+[.L598]" office:value-type="float" office:value="52" calcext:value-type="float">
            <text:p>52</text:p>
          </table:table-cell>
          <table:table-cell table:formula="of:=IF(AND(NOT(MONTH([.A599]) = MONTH([.A600]));[.I599]&gt;=2400);&quot;TAK&quot;;&quot;NIE&quot;)" office:value-type="string" office:string-value="NIE" calcext:value-type="string">
            <text:p>NIE</text:p>
          </table:table-cell>
          <table:table-cell table:formula="of:=IF([.K599] = &quot;TAK&quot;;3;0)" office:value-type="float" office:value="0" calcext:value-type="float">
            <text:p>0</text:p>
          </table:table-cell>
          <table:table-cell table:formula="of:=[.L59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1" calcext:value-type="date">
            <text:p>21.08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00] = &quot;niedziela&quot;;[.$P$7]*[.J600];0)" office:value-type="float" office:value="0" calcext:value-type="float">
            <text:p>0</text:p>
          </table:table-cell>
          <table:table-cell table:formula="of:=[.E599]+[.D600]" office:value-type="float" office:value="41160" calcext:value-type="float">
            <text:p>41160</text:p>
          </table:table-cell>
          <table:table-cell table:formula="of:=IF(AND(NOT([.B600]=&quot;niedziela&quot;);NOT([.B600]=&quot;sobota&quot;));ROUNDDOWN(VLOOKUP([.C600];[.$O$1:.$P$4];2;0) * [.J600];0);0)" office:value-type="float" office:value="46" calcext:value-type="float">
            <text:p>46</text:p>
          </table:table-cell>
          <table:table-cell table:formula="of:=[.F600]*[.$P$8]" office:value-type="float" office:value="1380" calcext:value-type="float">
            <text:p>1380</text:p>
          </table:table-cell>
          <table:table-cell table:formula="of:=[.G600]+[.H599]" office:value-type="float" office:value="169200" calcext:value-type="float">
            <text:p>169200</text:p>
          </table:table-cell>
          <table:table-cell table:formula="of:=[.H600]-[.E600]" office:value-type="float" office:value="128040" calcext:value-type="float">
            <text:p>128040</text:p>
          </table:table-cell>
          <table:table-cell table:style-name="ce2" table:formula="of:=[.J599]+[.L599]" office:value-type="float" office:value="52" calcext:value-type="float">
            <text:p>52</text:p>
          </table:table-cell>
          <table:table-cell table:formula="of:=IF(AND(NOT(MONTH([.A600]) = MONTH([.A601]));[.I600]&gt;=2400);&quot;TAK&quot;;&quot;NIE&quot;)" office:value-type="string" office:string-value="NIE" calcext:value-type="string">
            <text:p>NIE</text:p>
          </table:table-cell>
          <table:table-cell table:formula="of:=IF([.K600] = &quot;TAK&quot;;3;0)" office:value-type="float" office:value="0" calcext:value-type="float">
            <text:p>0</text:p>
          </table:table-cell>
          <table:table-cell table:formula="of:=[.L60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2" calcext:value-type="date">
            <text:p>22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01] = &quot;niedziela&quot;;[.$P$7]*[.J601];0)" office:value-type="float" office:value="0" calcext:value-type="float">
            <text:p>0</text:p>
          </table:table-cell>
          <table:table-cell table:formula="of:=[.E600]+[.D601]" office:value-type="float" office:value="41160" calcext:value-type="float">
            <text:p>41160</text:p>
          </table:table-cell>
          <table:table-cell table:formula="of:=IF(AND(NOT([.B601]=&quot;niedziela&quot;);NOT([.B601]=&quot;sobota&quot;));ROUNDDOWN(VLOOKUP([.C601];[.$O$1:.$P$4];2;0) * [.J601];0);0)" office:value-type="float" office:value="46" calcext:value-type="float">
            <text:p>46</text:p>
          </table:table-cell>
          <table:table-cell table:formula="of:=[.F601]*[.$P$8]" office:value-type="float" office:value="1380" calcext:value-type="float">
            <text:p>1380</text:p>
          </table:table-cell>
          <table:table-cell table:formula="of:=[.G601]+[.H600]" office:value-type="float" office:value="170580" calcext:value-type="float">
            <text:p>170580</text:p>
          </table:table-cell>
          <table:table-cell table:formula="of:=[.H601]-[.E601]" office:value-type="float" office:value="129420" calcext:value-type="float">
            <text:p>129420</text:p>
          </table:table-cell>
          <table:table-cell table:style-name="ce2" table:formula="of:=[.J600]+[.L600]" office:value-type="float" office:value="52" calcext:value-type="float">
            <text:p>52</text:p>
          </table:table-cell>
          <table:table-cell table:formula="of:=IF(AND(NOT(MONTH([.A601]) = MONTH([.A602]));[.I601]&gt;=2400);&quot;TAK&quot;;&quot;NIE&quot;)" office:value-type="string" office:string-value="NIE" calcext:value-type="string">
            <text:p>NIE</text:p>
          </table:table-cell>
          <table:table-cell table:formula="of:=IF([.K601] = &quot;TAK&quot;;3;0)" office:value-type="float" office:value="0" calcext:value-type="float">
            <text:p>0</text:p>
          </table:table-cell>
          <table:table-cell table:formula="of:=[.L60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3" calcext:value-type="date">
            <text:p>23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02] = &quot;niedziela&quot;;[.$P$7]*[.J602];0)" office:value-type="float" office:value="0" calcext:value-type="float">
            <text:p>0</text:p>
          </table:table-cell>
          <table:table-cell table:formula="of:=[.E601]+[.D602]" office:value-type="float" office:value="41160" calcext:value-type="float">
            <text:p>41160</text:p>
          </table:table-cell>
          <table:table-cell table:formula="of:=IF(AND(NOT([.B602]=&quot;niedziela&quot;);NOT([.B602]=&quot;sobota&quot;));ROUNDDOWN(VLOOKUP([.C602];[.$O$1:.$P$4];2;0) * [.J602];0);0)" office:value-type="float" office:value="46" calcext:value-type="float">
            <text:p>46</text:p>
          </table:table-cell>
          <table:table-cell table:formula="of:=[.F602]*[.$P$8]" office:value-type="float" office:value="1380" calcext:value-type="float">
            <text:p>1380</text:p>
          </table:table-cell>
          <table:table-cell table:formula="of:=[.G602]+[.H601]" office:value-type="float" office:value="171960" calcext:value-type="float">
            <text:p>171960</text:p>
          </table:table-cell>
          <table:table-cell table:formula="of:=[.H602]-[.E602]" office:value-type="float" office:value="130800" calcext:value-type="float">
            <text:p>130800</text:p>
          </table:table-cell>
          <table:table-cell table:style-name="ce2" table:formula="of:=[.J601]+[.L601]" office:value-type="float" office:value="52" calcext:value-type="float">
            <text:p>52</text:p>
          </table:table-cell>
          <table:table-cell table:formula="of:=IF(AND(NOT(MONTH([.A602]) = MONTH([.A603]));[.I602]&gt;=2400);&quot;TAK&quot;;&quot;NIE&quot;)" office:value-type="string" office:string-value="NIE" calcext:value-type="string">
            <text:p>NIE</text:p>
          </table:table-cell>
          <table:table-cell table:formula="of:=IF([.K602] = &quot;TAK&quot;;3;0)" office:value-type="float" office:value="0" calcext:value-type="float">
            <text:p>0</text:p>
          </table:table-cell>
          <table:table-cell table:formula="of:=[.L60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4" calcext:value-type="date">
            <text:p>24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03] = &quot;niedziela&quot;;[.$P$7]*[.J603];0)" office:value-type="float" office:value="0" calcext:value-type="float">
            <text:p>0</text:p>
          </table:table-cell>
          <table:table-cell table:formula="of:=[.E602]+[.D603]" office:value-type="float" office:value="41160" calcext:value-type="float">
            <text:p>41160</text:p>
          </table:table-cell>
          <table:table-cell table:formula="of:=IF(AND(NOT([.B603]=&quot;niedziela&quot;);NOT([.B603]=&quot;sobota&quot;));ROUNDDOWN(VLOOKUP([.C603];[.$O$1:.$P$4];2;0) * [.J603];0);0)" office:value-type="float" office:value="0" calcext:value-type="float">
            <text:p>0</text:p>
          </table:table-cell>
          <table:table-cell table:formula="of:=[.F603]*[.$P$8]" office:value-type="float" office:value="0" calcext:value-type="float">
            <text:p>0</text:p>
          </table:table-cell>
          <table:table-cell table:formula="of:=[.G603]+[.H602]" office:value-type="float" office:value="171960" calcext:value-type="float">
            <text:p>171960</text:p>
          </table:table-cell>
          <table:table-cell table:formula="of:=[.H603]-[.E603]" office:value-type="float" office:value="130800" calcext:value-type="float">
            <text:p>130800</text:p>
          </table:table-cell>
          <table:table-cell table:style-name="ce2" table:formula="of:=[.J602]+[.L602]" office:value-type="float" office:value="52" calcext:value-type="float">
            <text:p>52</text:p>
          </table:table-cell>
          <table:table-cell table:formula="of:=IF(AND(NOT(MONTH([.A603]) = MONTH([.A604]));[.I603]&gt;=2400);&quot;TAK&quot;;&quot;NIE&quot;)" office:value-type="string" office:string-value="NIE" calcext:value-type="string">
            <text:p>NIE</text:p>
          </table:table-cell>
          <table:table-cell table:formula="of:=IF([.K603] = &quot;TAK&quot;;3;0)" office:value-type="float" office:value="0" calcext:value-type="float">
            <text:p>0</text:p>
          </table:table-cell>
          <table:table-cell table:formula="of:=[.L60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5" calcext:value-type="date">
            <text:p>25.08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04] = &quot;niedziela&quot;;[.$P$7]*[.J604];0)" office:value-type="float" office:value="780" calcext:value-type="float">
            <text:p>780</text:p>
          </table:table-cell>
          <table:table-cell table:formula="of:=[.E603]+[.D604]" office:value-type="float" office:value="41940" calcext:value-type="float">
            <text:p>41940</text:p>
          </table:table-cell>
          <table:table-cell table:formula="of:=IF(AND(NOT([.B604]=&quot;niedziela&quot;);NOT([.B604]=&quot;sobota&quot;));ROUNDDOWN(VLOOKUP([.C604];[.$O$1:.$P$4];2;0) * [.J604];0);0)" office:value-type="float" office:value="0" calcext:value-type="float">
            <text:p>0</text:p>
          </table:table-cell>
          <table:table-cell table:formula="of:=[.F604]*[.$P$8]" office:value-type="float" office:value="0" calcext:value-type="float">
            <text:p>0</text:p>
          </table:table-cell>
          <table:table-cell table:formula="of:=[.G604]+[.H603]" office:value-type="float" office:value="171960" calcext:value-type="float">
            <text:p>171960</text:p>
          </table:table-cell>
          <table:table-cell table:formula="of:=[.H604]-[.E604]" office:value-type="float" office:value="130020" calcext:value-type="float">
            <text:p>130020</text:p>
          </table:table-cell>
          <table:table-cell table:style-name="ce2" table:formula="of:=[.J603]+[.L603]" office:value-type="float" office:value="52" calcext:value-type="float">
            <text:p>52</text:p>
          </table:table-cell>
          <table:table-cell table:formula="of:=IF(AND(NOT(MONTH([.A604]) = MONTH([.A605]));[.I604]&gt;=2400);&quot;TAK&quot;;&quot;NIE&quot;)" office:value-type="string" office:string-value="NIE" calcext:value-type="string">
            <text:p>NIE</text:p>
          </table:table-cell>
          <table:table-cell table:formula="of:=IF([.K604] = &quot;TAK&quot;;3;0)" office:value-type="float" office:value="0" calcext:value-type="float">
            <text:p>0</text:p>
          </table:table-cell>
          <table:table-cell table:formula="of:=[.L60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6" calcext:value-type="date">
            <text:p>26.08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605] = &quot;niedziela&quot;;[.$P$7]*[.J605];0)" office:value-type="float" office:value="0" calcext:value-type="float">
            <text:p>0</text:p>
          </table:table-cell>
          <table:table-cell table:formula="of:=[.E604]+[.D605]" office:value-type="float" office:value="41940" calcext:value-type="float">
            <text:p>41940</text:p>
          </table:table-cell>
          <table:table-cell table:formula="of:=IF(AND(NOT([.B605]=&quot;niedziela&quot;);NOT([.B605]=&quot;sobota&quot;));ROUNDDOWN(VLOOKUP([.C605];[.$O$1:.$P$4];2;0) * [.J605];0);0)" office:value-type="float" office:value="46" calcext:value-type="float">
            <text:p>46</text:p>
          </table:table-cell>
          <table:table-cell table:formula="of:=[.F605]*[.$P$8]" office:value-type="float" office:value="1380" calcext:value-type="float">
            <text:p>1380</text:p>
          </table:table-cell>
          <table:table-cell table:formula="of:=[.G605]+[.H604]" office:value-type="float" office:value="173340" calcext:value-type="float">
            <text:p>173340</text:p>
          </table:table-cell>
          <table:table-cell table:formula="of:=[.H605]-[.E605]" office:value-type="float" office:value="131400" calcext:value-type="float">
            <text:p>131400</text:p>
          </table:table-cell>
          <table:table-cell table:style-name="ce2" table:formula="of:=[.J604]+[.L604]" office:value-type="float" office:value="52" calcext:value-type="float">
            <text:p>52</text:p>
          </table:table-cell>
          <table:table-cell table:formula="of:=IF(AND(NOT(MONTH([.A605]) = MONTH([.A606]));[.I605]&gt;=2400);&quot;TAK&quot;;&quot;NIE&quot;)" office:value-type="string" office:string-value="NIE" calcext:value-type="string">
            <text:p>NIE</text:p>
          </table:table-cell>
          <table:table-cell table:formula="of:=IF([.K605] = &quot;TAK&quot;;3;0)" office:value-type="float" office:value="0" calcext:value-type="float">
            <text:p>0</text:p>
          </table:table-cell>
          <table:table-cell table:formula="of:=[.L60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7" calcext:value-type="date">
            <text:p>27.08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606] = &quot;niedziela&quot;;[.$P$7]*[.J606];0)" office:value-type="float" office:value="0" calcext:value-type="float">
            <text:p>0</text:p>
          </table:table-cell>
          <table:table-cell table:formula="of:=[.E605]+[.D606]" office:value-type="float" office:value="41940" calcext:value-type="float">
            <text:p>41940</text:p>
          </table:table-cell>
          <table:table-cell table:formula="of:=IF(AND(NOT([.B606]=&quot;niedziela&quot;);NOT([.B606]=&quot;sobota&quot;));ROUNDDOWN(VLOOKUP([.C606];[.$O$1:.$P$4];2;0) * [.J606];0);0)" office:value-type="float" office:value="46" calcext:value-type="float">
            <text:p>46</text:p>
          </table:table-cell>
          <table:table-cell table:formula="of:=[.F606]*[.$P$8]" office:value-type="float" office:value="1380" calcext:value-type="float">
            <text:p>1380</text:p>
          </table:table-cell>
          <table:table-cell table:formula="of:=[.G606]+[.H605]" office:value-type="float" office:value="174720" calcext:value-type="float">
            <text:p>174720</text:p>
          </table:table-cell>
          <table:table-cell table:formula="of:=[.H606]-[.E606]" office:value-type="float" office:value="132780" calcext:value-type="float">
            <text:p>132780</text:p>
          </table:table-cell>
          <table:table-cell table:style-name="ce2" table:formula="of:=[.J605]+[.L605]" office:value-type="float" office:value="52" calcext:value-type="float">
            <text:p>52</text:p>
          </table:table-cell>
          <table:table-cell table:formula="of:=IF(AND(NOT(MONTH([.A606]) = MONTH([.A607]));[.I606]&gt;=2400);&quot;TAK&quot;;&quot;NIE&quot;)" office:value-type="string" office:string-value="NIE" calcext:value-type="string">
            <text:p>NIE</text:p>
          </table:table-cell>
          <table:table-cell table:formula="of:=IF([.K606] = &quot;TAK&quot;;3;0)" office:value-type="float" office:value="0" calcext:value-type="float">
            <text:p>0</text:p>
          </table:table-cell>
          <table:table-cell table:formula="of:=[.L60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8" calcext:value-type="date">
            <text:p>28.08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07] = &quot;niedziela&quot;;[.$P$7]*[.J607];0)" office:value-type="float" office:value="0" calcext:value-type="float">
            <text:p>0</text:p>
          </table:table-cell>
          <table:table-cell table:formula="of:=[.E606]+[.D607]" office:value-type="float" office:value="41940" calcext:value-type="float">
            <text:p>41940</text:p>
          </table:table-cell>
          <table:table-cell table:formula="of:=IF(AND(NOT([.B607]=&quot;niedziela&quot;);NOT([.B607]=&quot;sobota&quot;));ROUNDDOWN(VLOOKUP([.C607];[.$O$1:.$P$4];2;0) * [.J607];0);0)" office:value-type="float" office:value="46" calcext:value-type="float">
            <text:p>46</text:p>
          </table:table-cell>
          <table:table-cell table:formula="of:=[.F607]*[.$P$8]" office:value-type="float" office:value="1380" calcext:value-type="float">
            <text:p>1380</text:p>
          </table:table-cell>
          <table:table-cell table:formula="of:=[.G607]+[.H606]" office:value-type="float" office:value="176100" calcext:value-type="float">
            <text:p>176100</text:p>
          </table:table-cell>
          <table:table-cell table:formula="of:=[.H607]-[.E607]" office:value-type="float" office:value="134160" calcext:value-type="float">
            <text:p>134160</text:p>
          </table:table-cell>
          <table:table-cell table:style-name="ce2" table:formula="of:=[.J606]+[.L606]" office:value-type="float" office:value="52" calcext:value-type="float">
            <text:p>52</text:p>
          </table:table-cell>
          <table:table-cell table:formula="of:=IF(AND(NOT(MONTH([.A607]) = MONTH([.A608]));[.I607]&gt;=2400);&quot;TAK&quot;;&quot;NIE&quot;)" office:value-type="string" office:string-value="NIE" calcext:value-type="string">
            <text:p>NIE</text:p>
          </table:table-cell>
          <table:table-cell table:formula="of:=IF([.K607] = &quot;TAK&quot;;3;0)" office:value-type="float" office:value="0" calcext:value-type="float">
            <text:p>0</text:p>
          </table:table-cell>
          <table:table-cell table:formula="of:=[.L60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29" calcext:value-type="date">
            <text:p>29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08] = &quot;niedziela&quot;;[.$P$7]*[.J608];0)" office:value-type="float" office:value="0" calcext:value-type="float">
            <text:p>0</text:p>
          </table:table-cell>
          <table:table-cell table:formula="of:=[.E607]+[.D608]" office:value-type="float" office:value="41940" calcext:value-type="float">
            <text:p>41940</text:p>
          </table:table-cell>
          <table:table-cell table:formula="of:=IF(AND(NOT([.B608]=&quot;niedziela&quot;);NOT([.B608]=&quot;sobota&quot;));ROUNDDOWN(VLOOKUP([.C608];[.$O$1:.$P$4];2;0) * [.J608];0);0)" office:value-type="float" office:value="46" calcext:value-type="float">
            <text:p>46</text:p>
          </table:table-cell>
          <table:table-cell table:formula="of:=[.F608]*[.$P$8]" office:value-type="float" office:value="1380" calcext:value-type="float">
            <text:p>1380</text:p>
          </table:table-cell>
          <table:table-cell table:formula="of:=[.G608]+[.H607]" office:value-type="float" office:value="177480" calcext:value-type="float">
            <text:p>177480</text:p>
          </table:table-cell>
          <table:table-cell table:formula="of:=[.H608]-[.E608]" office:value-type="float" office:value="135540" calcext:value-type="float">
            <text:p>135540</text:p>
          </table:table-cell>
          <table:table-cell table:style-name="ce2" table:formula="of:=[.J607]+[.L607]" office:value-type="float" office:value="52" calcext:value-type="float">
            <text:p>52</text:p>
          </table:table-cell>
          <table:table-cell table:formula="of:=IF(AND(NOT(MONTH([.A608]) = MONTH([.A609]));[.I608]&gt;=2400);&quot;TAK&quot;;&quot;NIE&quot;)" office:value-type="string" office:string-value="NIE" calcext:value-type="string">
            <text:p>NIE</text:p>
          </table:table-cell>
          <table:table-cell table:formula="of:=IF([.K608] = &quot;TAK&quot;;3;0)" office:value-type="float" office:value="0" calcext:value-type="float">
            <text:p>0</text:p>
          </table:table-cell>
          <table:table-cell table:formula="of:=[.L60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30" calcext:value-type="date">
            <text:p>30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09] = &quot;niedziela&quot;;[.$P$7]*[.J609];0)" office:value-type="float" office:value="0" calcext:value-type="float">
            <text:p>0</text:p>
          </table:table-cell>
          <table:table-cell table:formula="of:=[.E608]+[.D609]" office:value-type="float" office:value="41940" calcext:value-type="float">
            <text:p>41940</text:p>
          </table:table-cell>
          <table:table-cell table:formula="of:=IF(AND(NOT([.B609]=&quot;niedziela&quot;);NOT([.B609]=&quot;sobota&quot;));ROUNDDOWN(VLOOKUP([.C609];[.$O$1:.$P$4];2;0) * [.J609];0);0)" office:value-type="float" office:value="46" calcext:value-type="float">
            <text:p>46</text:p>
          </table:table-cell>
          <table:table-cell table:formula="of:=[.F609]*[.$P$8]" office:value-type="float" office:value="1380" calcext:value-type="float">
            <text:p>1380</text:p>
          </table:table-cell>
          <table:table-cell table:formula="of:=[.G609]+[.H608]" office:value-type="float" office:value="178860" calcext:value-type="float">
            <text:p>178860</text:p>
          </table:table-cell>
          <table:table-cell table:formula="of:=[.H609]-[.E609]" office:value-type="float" office:value="136920" calcext:value-type="float">
            <text:p>136920</text:p>
          </table:table-cell>
          <table:table-cell table:style-name="ce2" table:formula="of:=[.J608]+[.L608]" office:value-type="float" office:value="52" calcext:value-type="float">
            <text:p>52</text:p>
          </table:table-cell>
          <table:table-cell table:formula="of:=IF(AND(NOT(MONTH([.A609]) = MONTH([.A610]));[.I609]&gt;=2400);&quot;TAK&quot;;&quot;NIE&quot;)" office:value-type="string" office:string-value="NIE" calcext:value-type="string">
            <text:p>NIE</text:p>
          </table:table-cell>
          <table:table-cell table:formula="of:=IF([.K609] = &quot;TAK&quot;;3;0)" office:value-type="float" office:value="0" calcext:value-type="float">
            <text:p>0</text:p>
          </table:table-cell>
          <table:table-cell table:formula="of:=[.L60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8-31" calcext:value-type="date">
            <text:p>31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10] = &quot;niedziela&quot;;[.$P$7]*[.J610];0)" office:value-type="float" office:value="0" calcext:value-type="float">
            <text:p>0</text:p>
          </table:table-cell>
          <table:table-cell table:formula="of:=[.E609]+[.D610]" office:value-type="float" office:value="41940" calcext:value-type="float">
            <text:p>41940</text:p>
          </table:table-cell>
          <table:table-cell table:formula="of:=IF(AND(NOT([.B610]=&quot;niedziela&quot;);NOT([.B610]=&quot;sobota&quot;));ROUNDDOWN(VLOOKUP([.C610];[.$O$1:.$P$4];2;0) * [.J610];0);0)" office:value-type="float" office:value="0" calcext:value-type="float">
            <text:p>0</text:p>
          </table:table-cell>
          <table:table-cell table:formula="of:=[.F610]*[.$P$8]" office:value-type="float" office:value="0" calcext:value-type="float">
            <text:p>0</text:p>
          </table:table-cell>
          <table:table-cell table:formula="of:=[.G610]+[.H609]" office:value-type="float" office:value="178860" calcext:value-type="float">
            <text:p>178860</text:p>
          </table:table-cell>
          <table:table-cell table:formula="of:=[.H610]-[.E610]" office:value-type="float" office:value="136920" calcext:value-type="float">
            <text:p>136920</text:p>
          </table:table-cell>
          <table:table-cell table:style-name="ce2" table:formula="of:=[.J609]+[.L609]" office:value-type="float" office:value="52" calcext:value-type="float">
            <text:p>52</text:p>
          </table:table-cell>
          <table:table-cell table:formula="of:=IF(AND(NOT(MONTH([.A610]) = MONTH([.A611]));[.I610]&gt;=2400);&quot;TAK&quot;;&quot;NIE&quot;)" office:value-type="string" office:string-value="TAK" calcext:value-type="string">
            <text:p>TAK</text:p>
          </table:table-cell>
          <table:table-cell table:formula="of:=IF([.K610] = &quot;TAK&quot;;3;0)" office:value-type="float" office:value="3" calcext:value-type="float">
            <text:p>3</text:p>
          </table:table-cell>
          <table:table-cell table:formula="of:=[.L610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1" calcext:value-type="date">
            <text:p>1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11] = &quot;niedziela&quot;;[.$P$7]*[.J611];0)" office:value-type="float" office:value="825" calcext:value-type="float">
            <text:p>825</text:p>
          </table:table-cell>
          <table:table-cell table:formula="of:=[.E610]+[.D611]" office:value-type="float" office:value="42765" calcext:value-type="float">
            <text:p>42765</text:p>
          </table:table-cell>
          <table:table-cell table:formula="of:=IF(AND(NOT([.B611]=&quot;niedziela&quot;);NOT([.B611]=&quot;sobota&quot;));ROUNDDOWN(VLOOKUP([.C611];[.$O$1:.$P$4];2;0) * [.J611];0);0)" office:value-type="float" office:value="0" calcext:value-type="float">
            <text:p>0</text:p>
          </table:table-cell>
          <table:table-cell table:formula="of:=[.F611]*[.$P$8]" office:value-type="float" office:value="0" calcext:value-type="float">
            <text:p>0</text:p>
          </table:table-cell>
          <table:table-cell table:formula="of:=[.G611]+[.H610]" office:value-type="float" office:value="178860" calcext:value-type="float">
            <text:p>178860</text:p>
          </table:table-cell>
          <table:table-cell table:formula="of:=[.H611]-[.E611]" office:value-type="float" office:value="136095" calcext:value-type="float">
            <text:p>136095</text:p>
          </table:table-cell>
          <table:table-cell table:style-name="ce2" table:formula="of:=[.J610]+[.L610]" office:value-type="float" office:value="55" calcext:value-type="float">
            <text:p>55</text:p>
          </table:table-cell>
          <table:table-cell table:formula="of:=IF(AND(NOT(MONTH([.A611]) = MONTH([.A612]));[.I611]&gt;=2400);&quot;TAK&quot;;&quot;NIE&quot;)" office:value-type="string" office:string-value="NIE" calcext:value-type="string">
            <text:p>NIE</text:p>
          </table:table-cell>
          <table:table-cell table:formula="of:=IF([.K611] = &quot;TAK&quot;;3;0)" office:value-type="float" office:value="0" calcext:value-type="float">
            <text:p>0</text:p>
          </table:table-cell>
          <table:table-cell table:formula="of:=[.L61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2" calcext:value-type="date">
            <text:p>2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612] = &quot;niedziela&quot;;[.$P$7]*[.J612];0)" office:value-type="float" office:value="0" calcext:value-type="float">
            <text:p>0</text:p>
          </table:table-cell>
          <table:table-cell table:formula="of:=[.E611]+[.D612]" office:value-type="float" office:value="42765" calcext:value-type="float">
            <text:p>42765</text:p>
          </table:table-cell>
          <table:table-cell table:formula="of:=IF(AND(NOT([.B612]=&quot;niedziela&quot;);NOT([.B612]=&quot;sobota&quot;));ROUNDDOWN(VLOOKUP([.C612];[.$O$1:.$P$4];2;0) * [.J612];0);0)" office:value-type="float" office:value="49" calcext:value-type="float">
            <text:p>49</text:p>
          </table:table-cell>
          <table:table-cell table:formula="of:=[.F612]*[.$P$8]" office:value-type="float" office:value="1470" calcext:value-type="float">
            <text:p>1470</text:p>
          </table:table-cell>
          <table:table-cell table:formula="of:=[.G612]+[.H611]" office:value-type="float" office:value="180330" calcext:value-type="float">
            <text:p>180330</text:p>
          </table:table-cell>
          <table:table-cell table:formula="of:=[.H612]-[.E612]" office:value-type="float" office:value="137565" calcext:value-type="float">
            <text:p>137565</text:p>
          </table:table-cell>
          <table:table-cell table:style-name="ce2" table:formula="of:=[.J611]+[.L611]" office:value-type="float" office:value="55" calcext:value-type="float">
            <text:p>55</text:p>
          </table:table-cell>
          <table:table-cell table:formula="of:=IF(AND(NOT(MONTH([.A612]) = MONTH([.A613]));[.I612]&gt;=2400);&quot;TAK&quot;;&quot;NIE&quot;)" office:value-type="string" office:string-value="NIE" calcext:value-type="string">
            <text:p>NIE</text:p>
          </table:table-cell>
          <table:table-cell table:formula="of:=IF([.K612] = &quot;TAK&quot;;3;0)" office:value-type="float" office:value="0" calcext:value-type="float">
            <text:p>0</text:p>
          </table:table-cell>
          <table:table-cell table:formula="of:=[.L61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3" calcext:value-type="date">
            <text:p>3.09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613] = &quot;niedziela&quot;;[.$P$7]*[.J613];0)" office:value-type="float" office:value="0" calcext:value-type="float">
            <text:p>0</text:p>
          </table:table-cell>
          <table:table-cell table:formula="of:=[.E612]+[.D613]" office:value-type="float" office:value="42765" calcext:value-type="float">
            <text:p>42765</text:p>
          </table:table-cell>
          <table:table-cell table:formula="of:=IF(AND(NOT([.B613]=&quot;niedziela&quot;);NOT([.B613]=&quot;sobota&quot;));ROUNDDOWN(VLOOKUP([.C613];[.$O$1:.$P$4];2;0) * [.J613];0);0)" office:value-type="float" office:value="49" calcext:value-type="float">
            <text:p>49</text:p>
          </table:table-cell>
          <table:table-cell table:formula="of:=[.F613]*[.$P$8]" office:value-type="float" office:value="1470" calcext:value-type="float">
            <text:p>1470</text:p>
          </table:table-cell>
          <table:table-cell table:formula="of:=[.G613]+[.H612]" office:value-type="float" office:value="181800" calcext:value-type="float">
            <text:p>181800</text:p>
          </table:table-cell>
          <table:table-cell table:formula="of:=[.H613]-[.E613]" office:value-type="float" office:value="139035" calcext:value-type="float">
            <text:p>139035</text:p>
          </table:table-cell>
          <table:table-cell table:style-name="ce2" table:formula="of:=[.J612]+[.L612]" office:value-type="float" office:value="55" calcext:value-type="float">
            <text:p>55</text:p>
          </table:table-cell>
          <table:table-cell table:formula="of:=IF(AND(NOT(MONTH([.A613]) = MONTH([.A614]));[.I613]&gt;=2400);&quot;TAK&quot;;&quot;NIE&quot;)" office:value-type="string" office:string-value="NIE" calcext:value-type="string">
            <text:p>NIE</text:p>
          </table:table-cell>
          <table:table-cell table:formula="of:=IF([.K613] = &quot;TAK&quot;;3;0)" office:value-type="float" office:value="0" calcext:value-type="float">
            <text:p>0</text:p>
          </table:table-cell>
          <table:table-cell table:formula="of:=[.L61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4" calcext:value-type="date">
            <text:p>4.09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14] = &quot;niedziela&quot;;[.$P$7]*[.J614];0)" office:value-type="float" office:value="0" calcext:value-type="float">
            <text:p>0</text:p>
          </table:table-cell>
          <table:table-cell table:formula="of:=[.E613]+[.D614]" office:value-type="float" office:value="42765" calcext:value-type="float">
            <text:p>42765</text:p>
          </table:table-cell>
          <table:table-cell table:formula="of:=IF(AND(NOT([.B614]=&quot;niedziela&quot;);NOT([.B614]=&quot;sobota&quot;));ROUNDDOWN(VLOOKUP([.C614];[.$O$1:.$P$4];2;0) * [.J614];0);0)" office:value-type="float" office:value="49" calcext:value-type="float">
            <text:p>49</text:p>
          </table:table-cell>
          <table:table-cell table:formula="of:=[.F614]*[.$P$8]" office:value-type="float" office:value="1470" calcext:value-type="float">
            <text:p>1470</text:p>
          </table:table-cell>
          <table:table-cell table:formula="of:=[.G614]+[.H613]" office:value-type="float" office:value="183270" calcext:value-type="float">
            <text:p>183270</text:p>
          </table:table-cell>
          <table:table-cell table:formula="of:=[.H614]-[.E614]" office:value-type="float" office:value="140505" calcext:value-type="float">
            <text:p>140505</text:p>
          </table:table-cell>
          <table:table-cell table:style-name="ce2" table:formula="of:=[.J613]+[.L613]" office:value-type="float" office:value="55" calcext:value-type="float">
            <text:p>55</text:p>
          </table:table-cell>
          <table:table-cell table:formula="of:=IF(AND(NOT(MONTH([.A614]) = MONTH([.A615]));[.I614]&gt;=2400);&quot;TAK&quot;;&quot;NIE&quot;)" office:value-type="string" office:string-value="NIE" calcext:value-type="string">
            <text:p>NIE</text:p>
          </table:table-cell>
          <table:table-cell table:formula="of:=IF([.K614] = &quot;TAK&quot;;3;0)" office:value-type="float" office:value="0" calcext:value-type="float">
            <text:p>0</text:p>
          </table:table-cell>
          <table:table-cell table:formula="of:=[.L61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5" calcext:value-type="date">
            <text:p>5.09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15] = &quot;niedziela&quot;;[.$P$7]*[.J615];0)" office:value-type="float" office:value="0" calcext:value-type="float">
            <text:p>0</text:p>
          </table:table-cell>
          <table:table-cell table:formula="of:=[.E614]+[.D615]" office:value-type="float" office:value="42765" calcext:value-type="float">
            <text:p>42765</text:p>
          </table:table-cell>
          <table:table-cell table:formula="of:=IF(AND(NOT([.B615]=&quot;niedziela&quot;);NOT([.B615]=&quot;sobota&quot;));ROUNDDOWN(VLOOKUP([.C615];[.$O$1:.$P$4];2;0) * [.J615];0);0)" office:value-type="float" office:value="49" calcext:value-type="float">
            <text:p>49</text:p>
          </table:table-cell>
          <table:table-cell table:formula="of:=[.F615]*[.$P$8]" office:value-type="float" office:value="1470" calcext:value-type="float">
            <text:p>1470</text:p>
          </table:table-cell>
          <table:table-cell table:formula="of:=[.G615]+[.H614]" office:value-type="float" office:value="184740" calcext:value-type="float">
            <text:p>184740</text:p>
          </table:table-cell>
          <table:table-cell table:formula="of:=[.H615]-[.E615]" office:value-type="float" office:value="141975" calcext:value-type="float">
            <text:p>141975</text:p>
          </table:table-cell>
          <table:table-cell table:style-name="ce2" table:formula="of:=[.J614]+[.L614]" office:value-type="float" office:value="55" calcext:value-type="float">
            <text:p>55</text:p>
          </table:table-cell>
          <table:table-cell table:formula="of:=IF(AND(NOT(MONTH([.A615]) = MONTH([.A616]));[.I615]&gt;=2400);&quot;TAK&quot;;&quot;NIE&quot;)" office:value-type="string" office:string-value="NIE" calcext:value-type="string">
            <text:p>NIE</text:p>
          </table:table-cell>
          <table:table-cell table:formula="of:=IF([.K615] = &quot;TAK&quot;;3;0)" office:value-type="float" office:value="0" calcext:value-type="float">
            <text:p>0</text:p>
          </table:table-cell>
          <table:table-cell table:formula="of:=[.L61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6" calcext:value-type="date">
            <text:p>6.09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16] = &quot;niedziela&quot;;[.$P$7]*[.J616];0)" office:value-type="float" office:value="0" calcext:value-type="float">
            <text:p>0</text:p>
          </table:table-cell>
          <table:table-cell table:formula="of:=[.E615]+[.D616]" office:value-type="float" office:value="42765" calcext:value-type="float">
            <text:p>42765</text:p>
          </table:table-cell>
          <table:table-cell table:formula="of:=IF(AND(NOT([.B616]=&quot;niedziela&quot;);NOT([.B616]=&quot;sobota&quot;));ROUNDDOWN(VLOOKUP([.C616];[.$O$1:.$P$4];2;0) * [.J616];0);0)" office:value-type="float" office:value="49" calcext:value-type="float">
            <text:p>49</text:p>
          </table:table-cell>
          <table:table-cell table:formula="of:=[.F616]*[.$P$8]" office:value-type="float" office:value="1470" calcext:value-type="float">
            <text:p>1470</text:p>
          </table:table-cell>
          <table:table-cell table:formula="of:=[.G616]+[.H615]" office:value-type="float" office:value="186210" calcext:value-type="float">
            <text:p>186210</text:p>
          </table:table-cell>
          <table:table-cell table:formula="of:=[.H616]-[.E616]" office:value-type="float" office:value="143445" calcext:value-type="float">
            <text:p>143445</text:p>
          </table:table-cell>
          <table:table-cell table:style-name="ce2" table:formula="of:=[.J615]+[.L615]" office:value-type="float" office:value="55" calcext:value-type="float">
            <text:p>55</text:p>
          </table:table-cell>
          <table:table-cell table:formula="of:=IF(AND(NOT(MONTH([.A616]) = MONTH([.A617]));[.I616]&gt;=2400);&quot;TAK&quot;;&quot;NIE&quot;)" office:value-type="string" office:string-value="NIE" calcext:value-type="string">
            <text:p>NIE</text:p>
          </table:table-cell>
          <table:table-cell table:formula="of:=IF([.K616] = &quot;TAK&quot;;3;0)" office:value-type="float" office:value="0" calcext:value-type="float">
            <text:p>0</text:p>
          </table:table-cell>
          <table:table-cell table:formula="of:=[.L61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7" calcext:value-type="date">
            <text:p>7.09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17] = &quot;niedziela&quot;;[.$P$7]*[.J617];0)" office:value-type="float" office:value="0" calcext:value-type="float">
            <text:p>0</text:p>
          </table:table-cell>
          <table:table-cell table:formula="of:=[.E616]+[.D617]" office:value-type="float" office:value="42765" calcext:value-type="float">
            <text:p>42765</text:p>
          </table:table-cell>
          <table:table-cell table:formula="of:=IF(AND(NOT([.B617]=&quot;niedziela&quot;);NOT([.B617]=&quot;sobota&quot;));ROUNDDOWN(VLOOKUP([.C617];[.$O$1:.$P$4];2;0) * [.J617];0);0)" office:value-type="float" office:value="0" calcext:value-type="float">
            <text:p>0</text:p>
          </table:table-cell>
          <table:table-cell table:formula="of:=[.F617]*[.$P$8]" office:value-type="float" office:value="0" calcext:value-type="float">
            <text:p>0</text:p>
          </table:table-cell>
          <table:table-cell table:formula="of:=[.G617]+[.H616]" office:value-type="float" office:value="186210" calcext:value-type="float">
            <text:p>186210</text:p>
          </table:table-cell>
          <table:table-cell table:formula="of:=[.H617]-[.E617]" office:value-type="float" office:value="143445" calcext:value-type="float">
            <text:p>143445</text:p>
          </table:table-cell>
          <table:table-cell table:style-name="ce2" table:formula="of:=[.J616]+[.L616]" office:value-type="float" office:value="55" calcext:value-type="float">
            <text:p>55</text:p>
          </table:table-cell>
          <table:table-cell table:formula="of:=IF(AND(NOT(MONTH([.A617]) = MONTH([.A618]));[.I617]&gt;=2400);&quot;TAK&quot;;&quot;NIE&quot;)" office:value-type="string" office:string-value="NIE" calcext:value-type="string">
            <text:p>NIE</text:p>
          </table:table-cell>
          <table:table-cell table:formula="of:=IF([.K617] = &quot;TAK&quot;;3;0)" office:value-type="float" office:value="0" calcext:value-type="float">
            <text:p>0</text:p>
          </table:table-cell>
          <table:table-cell table:formula="of:=[.L61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8" calcext:value-type="date">
            <text:p>8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18] = &quot;niedziela&quot;;[.$P$7]*[.J618];0)" office:value-type="float" office:value="825" calcext:value-type="float">
            <text:p>825</text:p>
          </table:table-cell>
          <table:table-cell table:formula="of:=[.E617]+[.D618]" office:value-type="float" office:value="43590" calcext:value-type="float">
            <text:p>43590</text:p>
          </table:table-cell>
          <table:table-cell table:formula="of:=IF(AND(NOT([.B618]=&quot;niedziela&quot;);NOT([.B618]=&quot;sobota&quot;));ROUNDDOWN(VLOOKUP([.C618];[.$O$1:.$P$4];2;0) * [.J618];0);0)" office:value-type="float" office:value="0" calcext:value-type="float">
            <text:p>0</text:p>
          </table:table-cell>
          <table:table-cell table:formula="of:=[.F618]*[.$P$8]" office:value-type="float" office:value="0" calcext:value-type="float">
            <text:p>0</text:p>
          </table:table-cell>
          <table:table-cell table:formula="of:=[.G618]+[.H617]" office:value-type="float" office:value="186210" calcext:value-type="float">
            <text:p>186210</text:p>
          </table:table-cell>
          <table:table-cell table:formula="of:=[.H618]-[.E618]" office:value-type="float" office:value="142620" calcext:value-type="float">
            <text:p>142620</text:p>
          </table:table-cell>
          <table:table-cell table:style-name="ce2" table:formula="of:=[.J617]+[.L617]" office:value-type="float" office:value="55" calcext:value-type="float">
            <text:p>55</text:p>
          </table:table-cell>
          <table:table-cell table:formula="of:=IF(AND(NOT(MONTH([.A618]) = MONTH([.A619]));[.I618]&gt;=2400);&quot;TAK&quot;;&quot;NIE&quot;)" office:value-type="string" office:string-value="NIE" calcext:value-type="string">
            <text:p>NIE</text:p>
          </table:table-cell>
          <table:table-cell table:formula="of:=IF([.K618] = &quot;TAK&quot;;3;0)" office:value-type="float" office:value="0" calcext:value-type="float">
            <text:p>0</text:p>
          </table:table-cell>
          <table:table-cell table:formula="of:=[.L61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09" calcext:value-type="date">
            <text:p>9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619] = &quot;niedziela&quot;;[.$P$7]*[.J619];0)" office:value-type="float" office:value="0" calcext:value-type="float">
            <text:p>0</text:p>
          </table:table-cell>
          <table:table-cell table:formula="of:=[.E618]+[.D619]" office:value-type="float" office:value="43590" calcext:value-type="float">
            <text:p>43590</text:p>
          </table:table-cell>
          <table:table-cell table:formula="of:=IF(AND(NOT([.B619]=&quot;niedziela&quot;);NOT([.B619]=&quot;sobota&quot;));ROUNDDOWN(VLOOKUP([.C619];[.$O$1:.$P$4];2;0) * [.J619];0);0)" office:value-type="float" office:value="49" calcext:value-type="float">
            <text:p>49</text:p>
          </table:table-cell>
          <table:table-cell table:formula="of:=[.F619]*[.$P$8]" office:value-type="float" office:value="1470" calcext:value-type="float">
            <text:p>1470</text:p>
          </table:table-cell>
          <table:table-cell table:formula="of:=[.G619]+[.H618]" office:value-type="float" office:value="187680" calcext:value-type="float">
            <text:p>187680</text:p>
          </table:table-cell>
          <table:table-cell table:formula="of:=[.H619]-[.E619]" office:value-type="float" office:value="144090" calcext:value-type="float">
            <text:p>144090</text:p>
          </table:table-cell>
          <table:table-cell table:style-name="ce2" table:formula="of:=[.J618]+[.L618]" office:value-type="float" office:value="55" calcext:value-type="float">
            <text:p>55</text:p>
          </table:table-cell>
          <table:table-cell table:formula="of:=IF(AND(NOT(MONTH([.A619]) = MONTH([.A620]));[.I619]&gt;=2400);&quot;TAK&quot;;&quot;NIE&quot;)" office:value-type="string" office:string-value="NIE" calcext:value-type="string">
            <text:p>NIE</text:p>
          </table:table-cell>
          <table:table-cell table:formula="of:=IF([.K619] = &quot;TAK&quot;;3;0)" office:value-type="float" office:value="0" calcext:value-type="float">
            <text:p>0</text:p>
          </table:table-cell>
          <table:table-cell table:formula="of:=[.L61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0" calcext:value-type="date">
            <text:p>10.09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620] = &quot;niedziela&quot;;[.$P$7]*[.J620];0)" office:value-type="float" office:value="0" calcext:value-type="float">
            <text:p>0</text:p>
          </table:table-cell>
          <table:table-cell table:formula="of:=[.E619]+[.D620]" office:value-type="float" office:value="43590" calcext:value-type="float">
            <text:p>43590</text:p>
          </table:table-cell>
          <table:table-cell table:formula="of:=IF(AND(NOT([.B620]=&quot;niedziela&quot;);NOT([.B620]=&quot;sobota&quot;));ROUNDDOWN(VLOOKUP([.C620];[.$O$1:.$P$4];2;0) * [.J620];0);0)" office:value-type="float" office:value="49" calcext:value-type="float">
            <text:p>49</text:p>
          </table:table-cell>
          <table:table-cell table:formula="of:=[.F620]*[.$P$8]" office:value-type="float" office:value="1470" calcext:value-type="float">
            <text:p>1470</text:p>
          </table:table-cell>
          <table:table-cell table:formula="of:=[.G620]+[.H619]" office:value-type="float" office:value="189150" calcext:value-type="float">
            <text:p>189150</text:p>
          </table:table-cell>
          <table:table-cell table:formula="of:=[.H620]-[.E620]" office:value-type="float" office:value="145560" calcext:value-type="float">
            <text:p>145560</text:p>
          </table:table-cell>
          <table:table-cell table:style-name="ce2" table:formula="of:=[.J619]+[.L619]" office:value-type="float" office:value="55" calcext:value-type="float">
            <text:p>55</text:p>
          </table:table-cell>
          <table:table-cell table:formula="of:=IF(AND(NOT(MONTH([.A620]) = MONTH([.A621]));[.I620]&gt;=2400);&quot;TAK&quot;;&quot;NIE&quot;)" office:value-type="string" office:string-value="NIE" calcext:value-type="string">
            <text:p>NIE</text:p>
          </table:table-cell>
          <table:table-cell table:formula="of:=IF([.K620] = &quot;TAK&quot;;3;0)" office:value-type="float" office:value="0" calcext:value-type="float">
            <text:p>0</text:p>
          </table:table-cell>
          <table:table-cell table:formula="of:=[.L62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1" calcext:value-type="date">
            <text:p>11.09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21] = &quot;niedziela&quot;;[.$P$7]*[.J621];0)" office:value-type="float" office:value="0" calcext:value-type="float">
            <text:p>0</text:p>
          </table:table-cell>
          <table:table-cell table:formula="of:=[.E620]+[.D621]" office:value-type="float" office:value="43590" calcext:value-type="float">
            <text:p>43590</text:p>
          </table:table-cell>
          <table:table-cell table:formula="of:=IF(AND(NOT([.B621]=&quot;niedziela&quot;);NOT([.B621]=&quot;sobota&quot;));ROUNDDOWN(VLOOKUP([.C621];[.$O$1:.$P$4];2;0) * [.J621];0);0)" office:value-type="float" office:value="49" calcext:value-type="float">
            <text:p>49</text:p>
          </table:table-cell>
          <table:table-cell table:formula="of:=[.F621]*[.$P$8]" office:value-type="float" office:value="1470" calcext:value-type="float">
            <text:p>1470</text:p>
          </table:table-cell>
          <table:table-cell table:formula="of:=[.G621]+[.H620]" office:value-type="float" office:value="190620" calcext:value-type="float">
            <text:p>190620</text:p>
          </table:table-cell>
          <table:table-cell table:formula="of:=[.H621]-[.E621]" office:value-type="float" office:value="147030" calcext:value-type="float">
            <text:p>147030</text:p>
          </table:table-cell>
          <table:table-cell table:style-name="ce2" table:formula="of:=[.J620]+[.L620]" office:value-type="float" office:value="55" calcext:value-type="float">
            <text:p>55</text:p>
          </table:table-cell>
          <table:table-cell table:formula="of:=IF(AND(NOT(MONTH([.A621]) = MONTH([.A622]));[.I621]&gt;=2400);&quot;TAK&quot;;&quot;NIE&quot;)" office:value-type="string" office:string-value="NIE" calcext:value-type="string">
            <text:p>NIE</text:p>
          </table:table-cell>
          <table:table-cell table:formula="of:=IF([.K621] = &quot;TAK&quot;;3;0)" office:value-type="float" office:value="0" calcext:value-type="float">
            <text:p>0</text:p>
          </table:table-cell>
          <table:table-cell table:formula="of:=[.L62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2" calcext:value-type="date">
            <text:p>12.09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22] = &quot;niedziela&quot;;[.$P$7]*[.J622];0)" office:value-type="float" office:value="0" calcext:value-type="float">
            <text:p>0</text:p>
          </table:table-cell>
          <table:table-cell table:formula="of:=[.E621]+[.D622]" office:value-type="float" office:value="43590" calcext:value-type="float">
            <text:p>43590</text:p>
          </table:table-cell>
          <table:table-cell table:formula="of:=IF(AND(NOT([.B622]=&quot;niedziela&quot;);NOT([.B622]=&quot;sobota&quot;));ROUNDDOWN(VLOOKUP([.C622];[.$O$1:.$P$4];2;0) * [.J622];0);0)" office:value-type="float" office:value="49" calcext:value-type="float">
            <text:p>49</text:p>
          </table:table-cell>
          <table:table-cell table:formula="of:=[.F622]*[.$P$8]" office:value-type="float" office:value="1470" calcext:value-type="float">
            <text:p>1470</text:p>
          </table:table-cell>
          <table:table-cell table:formula="of:=[.G622]+[.H621]" office:value-type="float" office:value="192090" calcext:value-type="float">
            <text:p>192090</text:p>
          </table:table-cell>
          <table:table-cell table:formula="of:=[.H622]-[.E622]" office:value-type="float" office:value="148500" calcext:value-type="float">
            <text:p>148500</text:p>
          </table:table-cell>
          <table:table-cell table:style-name="ce2" table:formula="of:=[.J621]+[.L621]" office:value-type="float" office:value="55" calcext:value-type="float">
            <text:p>55</text:p>
          </table:table-cell>
          <table:table-cell table:formula="of:=IF(AND(NOT(MONTH([.A622]) = MONTH([.A623]));[.I622]&gt;=2400);&quot;TAK&quot;;&quot;NIE&quot;)" office:value-type="string" office:string-value="NIE" calcext:value-type="string">
            <text:p>NIE</text:p>
          </table:table-cell>
          <table:table-cell table:formula="of:=IF([.K622] = &quot;TAK&quot;;3;0)" office:value-type="float" office:value="0" calcext:value-type="float">
            <text:p>0</text:p>
          </table:table-cell>
          <table:table-cell table:formula="of:=[.L62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3" calcext:value-type="date">
            <text:p>13.09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23] = &quot;niedziela&quot;;[.$P$7]*[.J623];0)" office:value-type="float" office:value="0" calcext:value-type="float">
            <text:p>0</text:p>
          </table:table-cell>
          <table:table-cell table:formula="of:=[.E622]+[.D623]" office:value-type="float" office:value="43590" calcext:value-type="float">
            <text:p>43590</text:p>
          </table:table-cell>
          <table:table-cell table:formula="of:=IF(AND(NOT([.B623]=&quot;niedziela&quot;);NOT([.B623]=&quot;sobota&quot;));ROUNDDOWN(VLOOKUP([.C623];[.$O$1:.$P$4];2;0) * [.J623];0);0)" office:value-type="float" office:value="49" calcext:value-type="float">
            <text:p>49</text:p>
          </table:table-cell>
          <table:table-cell table:formula="of:=[.F623]*[.$P$8]" office:value-type="float" office:value="1470" calcext:value-type="float">
            <text:p>1470</text:p>
          </table:table-cell>
          <table:table-cell table:formula="of:=[.G623]+[.H622]" office:value-type="float" office:value="193560" calcext:value-type="float">
            <text:p>193560</text:p>
          </table:table-cell>
          <table:table-cell table:formula="of:=[.H623]-[.E623]" office:value-type="float" office:value="149970" calcext:value-type="float">
            <text:p>149970</text:p>
          </table:table-cell>
          <table:table-cell table:style-name="ce2" table:formula="of:=[.J622]+[.L622]" office:value-type="float" office:value="55" calcext:value-type="float">
            <text:p>55</text:p>
          </table:table-cell>
          <table:table-cell table:formula="of:=IF(AND(NOT(MONTH([.A623]) = MONTH([.A624]));[.I623]&gt;=2400);&quot;TAK&quot;;&quot;NIE&quot;)" office:value-type="string" office:string-value="NIE" calcext:value-type="string">
            <text:p>NIE</text:p>
          </table:table-cell>
          <table:table-cell table:formula="of:=IF([.K623] = &quot;TAK&quot;;3;0)" office:value-type="float" office:value="0" calcext:value-type="float">
            <text:p>0</text:p>
          </table:table-cell>
          <table:table-cell table:formula="of:=[.L62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4" calcext:value-type="date">
            <text:p>14.09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24] = &quot;niedziela&quot;;[.$P$7]*[.J624];0)" office:value-type="float" office:value="0" calcext:value-type="float">
            <text:p>0</text:p>
          </table:table-cell>
          <table:table-cell table:formula="of:=[.E623]+[.D624]" office:value-type="float" office:value="43590" calcext:value-type="float">
            <text:p>43590</text:p>
          </table:table-cell>
          <table:table-cell table:formula="of:=IF(AND(NOT([.B624]=&quot;niedziela&quot;);NOT([.B624]=&quot;sobota&quot;));ROUNDDOWN(VLOOKUP([.C624];[.$O$1:.$P$4];2;0) * [.J624];0);0)" office:value-type="float" office:value="0" calcext:value-type="float">
            <text:p>0</text:p>
          </table:table-cell>
          <table:table-cell table:formula="of:=[.F624]*[.$P$8]" office:value-type="float" office:value="0" calcext:value-type="float">
            <text:p>0</text:p>
          </table:table-cell>
          <table:table-cell table:formula="of:=[.G624]+[.H623]" office:value-type="float" office:value="193560" calcext:value-type="float">
            <text:p>193560</text:p>
          </table:table-cell>
          <table:table-cell table:formula="of:=[.H624]-[.E624]" office:value-type="float" office:value="149970" calcext:value-type="float">
            <text:p>149970</text:p>
          </table:table-cell>
          <table:table-cell table:style-name="ce2" table:formula="of:=[.J623]+[.L623]" office:value-type="float" office:value="55" calcext:value-type="float">
            <text:p>55</text:p>
          </table:table-cell>
          <table:table-cell table:formula="of:=IF(AND(NOT(MONTH([.A624]) = MONTH([.A625]));[.I624]&gt;=2400);&quot;TAK&quot;;&quot;NIE&quot;)" office:value-type="string" office:string-value="NIE" calcext:value-type="string">
            <text:p>NIE</text:p>
          </table:table-cell>
          <table:table-cell table:formula="of:=IF([.K624] = &quot;TAK&quot;;3;0)" office:value-type="float" office:value="0" calcext:value-type="float">
            <text:p>0</text:p>
          </table:table-cell>
          <table:table-cell table:formula="of:=[.L62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5" calcext:value-type="date">
            <text:p>15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25] = &quot;niedziela&quot;;[.$P$7]*[.J625];0)" office:value-type="float" office:value="825" calcext:value-type="float">
            <text:p>825</text:p>
          </table:table-cell>
          <table:table-cell table:formula="of:=[.E624]+[.D625]" office:value-type="float" office:value="44415" calcext:value-type="float">
            <text:p>44415</text:p>
          </table:table-cell>
          <table:table-cell table:formula="of:=IF(AND(NOT([.B625]=&quot;niedziela&quot;);NOT([.B625]=&quot;sobota&quot;));ROUNDDOWN(VLOOKUP([.C625];[.$O$1:.$P$4];2;0) * [.J625];0);0)" office:value-type="float" office:value="0" calcext:value-type="float">
            <text:p>0</text:p>
          </table:table-cell>
          <table:table-cell table:formula="of:=[.F625]*[.$P$8]" office:value-type="float" office:value="0" calcext:value-type="float">
            <text:p>0</text:p>
          </table:table-cell>
          <table:table-cell table:formula="of:=[.G625]+[.H624]" office:value-type="float" office:value="193560" calcext:value-type="float">
            <text:p>193560</text:p>
          </table:table-cell>
          <table:table-cell table:formula="of:=[.H625]-[.E625]" office:value-type="float" office:value="149145" calcext:value-type="float">
            <text:p>149145</text:p>
          </table:table-cell>
          <table:table-cell table:style-name="ce2" table:formula="of:=[.J624]+[.L624]" office:value-type="float" office:value="55" calcext:value-type="float">
            <text:p>55</text:p>
          </table:table-cell>
          <table:table-cell table:formula="of:=IF(AND(NOT(MONTH([.A625]) = MONTH([.A626]));[.I625]&gt;=2400);&quot;TAK&quot;;&quot;NIE&quot;)" office:value-type="string" office:string-value="NIE" calcext:value-type="string">
            <text:p>NIE</text:p>
          </table:table-cell>
          <table:table-cell table:formula="of:=IF([.K625] = &quot;TAK&quot;;3;0)" office:value-type="float" office:value="0" calcext:value-type="float">
            <text:p>0</text:p>
          </table:table-cell>
          <table:table-cell table:formula="of:=[.L62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6" calcext:value-type="date">
            <text:p>16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626] = &quot;niedziela&quot;;[.$P$7]*[.J626];0)" office:value-type="float" office:value="0" calcext:value-type="float">
            <text:p>0</text:p>
          </table:table-cell>
          <table:table-cell table:formula="of:=[.E625]+[.D626]" office:value-type="float" office:value="44415" calcext:value-type="float">
            <text:p>44415</text:p>
          </table:table-cell>
          <table:table-cell table:formula="of:=IF(AND(NOT([.B626]=&quot;niedziela&quot;);NOT([.B626]=&quot;sobota&quot;));ROUNDDOWN(VLOOKUP([.C626];[.$O$1:.$P$4];2;0) * [.J626];0);0)" office:value-type="float" office:value="49" calcext:value-type="float">
            <text:p>49</text:p>
          </table:table-cell>
          <table:table-cell table:formula="of:=[.F626]*[.$P$8]" office:value-type="float" office:value="1470" calcext:value-type="float">
            <text:p>1470</text:p>
          </table:table-cell>
          <table:table-cell table:formula="of:=[.G626]+[.H625]" office:value-type="float" office:value="195030" calcext:value-type="float">
            <text:p>195030</text:p>
          </table:table-cell>
          <table:table-cell table:formula="of:=[.H626]-[.E626]" office:value-type="float" office:value="150615" calcext:value-type="float">
            <text:p>150615</text:p>
          </table:table-cell>
          <table:table-cell table:style-name="ce2" table:formula="of:=[.J625]+[.L625]" office:value-type="float" office:value="55" calcext:value-type="float">
            <text:p>55</text:p>
          </table:table-cell>
          <table:table-cell table:formula="of:=IF(AND(NOT(MONTH([.A626]) = MONTH([.A627]));[.I626]&gt;=2400);&quot;TAK&quot;;&quot;NIE&quot;)" office:value-type="string" office:string-value="NIE" calcext:value-type="string">
            <text:p>NIE</text:p>
          </table:table-cell>
          <table:table-cell table:formula="of:=IF([.K626] = &quot;TAK&quot;;3;0)" office:value-type="float" office:value="0" calcext:value-type="float">
            <text:p>0</text:p>
          </table:table-cell>
          <table:table-cell table:formula="of:=[.L62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7" calcext:value-type="date">
            <text:p>17.09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627] = &quot;niedziela&quot;;[.$P$7]*[.J627];0)" office:value-type="float" office:value="0" calcext:value-type="float">
            <text:p>0</text:p>
          </table:table-cell>
          <table:table-cell table:formula="of:=[.E626]+[.D627]" office:value-type="float" office:value="44415" calcext:value-type="float">
            <text:p>44415</text:p>
          </table:table-cell>
          <table:table-cell table:formula="of:=IF(AND(NOT([.B627]=&quot;niedziela&quot;);NOT([.B627]=&quot;sobota&quot;));ROUNDDOWN(VLOOKUP([.C627];[.$O$1:.$P$4];2;0) * [.J627];0);0)" office:value-type="float" office:value="49" calcext:value-type="float">
            <text:p>49</text:p>
          </table:table-cell>
          <table:table-cell table:formula="of:=[.F627]*[.$P$8]" office:value-type="float" office:value="1470" calcext:value-type="float">
            <text:p>1470</text:p>
          </table:table-cell>
          <table:table-cell table:formula="of:=[.G627]+[.H626]" office:value-type="float" office:value="196500" calcext:value-type="float">
            <text:p>196500</text:p>
          </table:table-cell>
          <table:table-cell table:formula="of:=[.H627]-[.E627]" office:value-type="float" office:value="152085" calcext:value-type="float">
            <text:p>152085</text:p>
          </table:table-cell>
          <table:table-cell table:style-name="ce2" table:formula="of:=[.J626]+[.L626]" office:value-type="float" office:value="55" calcext:value-type="float">
            <text:p>55</text:p>
          </table:table-cell>
          <table:table-cell table:formula="of:=IF(AND(NOT(MONTH([.A627]) = MONTH([.A628]));[.I627]&gt;=2400);&quot;TAK&quot;;&quot;NIE&quot;)" office:value-type="string" office:string-value="NIE" calcext:value-type="string">
            <text:p>NIE</text:p>
          </table:table-cell>
          <table:table-cell table:formula="of:=IF([.K627] = &quot;TAK&quot;;3;0)" office:value-type="float" office:value="0" calcext:value-type="float">
            <text:p>0</text:p>
          </table:table-cell>
          <table:table-cell table:formula="of:=[.L62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8" calcext:value-type="date">
            <text:p>18.09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28] = &quot;niedziela&quot;;[.$P$7]*[.J628];0)" office:value-type="float" office:value="0" calcext:value-type="float">
            <text:p>0</text:p>
          </table:table-cell>
          <table:table-cell table:formula="of:=[.E627]+[.D628]" office:value-type="float" office:value="44415" calcext:value-type="float">
            <text:p>44415</text:p>
          </table:table-cell>
          <table:table-cell table:formula="of:=IF(AND(NOT([.B628]=&quot;niedziela&quot;);NOT([.B628]=&quot;sobota&quot;));ROUNDDOWN(VLOOKUP([.C628];[.$O$1:.$P$4];2;0) * [.J628];0);0)" office:value-type="float" office:value="49" calcext:value-type="float">
            <text:p>49</text:p>
          </table:table-cell>
          <table:table-cell table:formula="of:=[.F628]*[.$P$8]" office:value-type="float" office:value="1470" calcext:value-type="float">
            <text:p>1470</text:p>
          </table:table-cell>
          <table:table-cell table:formula="of:=[.G628]+[.H627]" office:value-type="float" office:value="197970" calcext:value-type="float">
            <text:p>197970</text:p>
          </table:table-cell>
          <table:table-cell table:formula="of:=[.H628]-[.E628]" office:value-type="float" office:value="153555" calcext:value-type="float">
            <text:p>153555</text:p>
          </table:table-cell>
          <table:table-cell table:style-name="ce2" table:formula="of:=[.J627]+[.L627]" office:value-type="float" office:value="55" calcext:value-type="float">
            <text:p>55</text:p>
          </table:table-cell>
          <table:table-cell table:formula="of:=IF(AND(NOT(MONTH([.A628]) = MONTH([.A629]));[.I628]&gt;=2400);&quot;TAK&quot;;&quot;NIE&quot;)" office:value-type="string" office:string-value="NIE" calcext:value-type="string">
            <text:p>NIE</text:p>
          </table:table-cell>
          <table:table-cell table:formula="of:=IF([.K628] = &quot;TAK&quot;;3;0)" office:value-type="float" office:value="0" calcext:value-type="float">
            <text:p>0</text:p>
          </table:table-cell>
          <table:table-cell table:formula="of:=[.L62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19" calcext:value-type="date">
            <text:p>19.09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29] = &quot;niedziela&quot;;[.$P$7]*[.J629];0)" office:value-type="float" office:value="0" calcext:value-type="float">
            <text:p>0</text:p>
          </table:table-cell>
          <table:table-cell table:formula="of:=[.E628]+[.D629]" office:value-type="float" office:value="44415" calcext:value-type="float">
            <text:p>44415</text:p>
          </table:table-cell>
          <table:table-cell table:formula="of:=IF(AND(NOT([.B629]=&quot;niedziela&quot;);NOT([.B629]=&quot;sobota&quot;));ROUNDDOWN(VLOOKUP([.C629];[.$O$1:.$P$4];2;0) * [.J629];0);0)" office:value-type="float" office:value="49" calcext:value-type="float">
            <text:p>49</text:p>
          </table:table-cell>
          <table:table-cell table:formula="of:=[.F629]*[.$P$8]" office:value-type="float" office:value="1470" calcext:value-type="float">
            <text:p>1470</text:p>
          </table:table-cell>
          <table:table-cell table:formula="of:=[.G629]+[.H628]" office:value-type="float" office:value="199440" calcext:value-type="float">
            <text:p>199440</text:p>
          </table:table-cell>
          <table:table-cell table:formula="of:=[.H629]-[.E629]" office:value-type="float" office:value="155025" calcext:value-type="float">
            <text:p>155025</text:p>
          </table:table-cell>
          <table:table-cell table:style-name="ce2" table:formula="of:=[.J628]+[.L628]" office:value-type="float" office:value="55" calcext:value-type="float">
            <text:p>55</text:p>
          </table:table-cell>
          <table:table-cell table:formula="of:=IF(AND(NOT(MONTH([.A629]) = MONTH([.A630]));[.I629]&gt;=2400);&quot;TAK&quot;;&quot;NIE&quot;)" office:value-type="string" office:string-value="NIE" calcext:value-type="string">
            <text:p>NIE</text:p>
          </table:table-cell>
          <table:table-cell table:formula="of:=IF([.K629] = &quot;TAK&quot;;3;0)" office:value-type="float" office:value="0" calcext:value-type="float">
            <text:p>0</text:p>
          </table:table-cell>
          <table:table-cell table:formula="of:=[.L62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0" calcext:value-type="date">
            <text:p>20.09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30] = &quot;niedziela&quot;;[.$P$7]*[.J630];0)" office:value-type="float" office:value="0" calcext:value-type="float">
            <text:p>0</text:p>
          </table:table-cell>
          <table:table-cell table:formula="of:=[.E629]+[.D630]" office:value-type="float" office:value="44415" calcext:value-type="float">
            <text:p>44415</text:p>
          </table:table-cell>
          <table:table-cell table:formula="of:=IF(AND(NOT([.B630]=&quot;niedziela&quot;);NOT([.B630]=&quot;sobota&quot;));ROUNDDOWN(VLOOKUP([.C630];[.$O$1:.$P$4];2;0) * [.J630];0);0)" office:value-type="float" office:value="49" calcext:value-type="float">
            <text:p>49</text:p>
          </table:table-cell>
          <table:table-cell table:formula="of:=[.F630]*[.$P$8]" office:value-type="float" office:value="1470" calcext:value-type="float">
            <text:p>1470</text:p>
          </table:table-cell>
          <table:table-cell table:formula="of:=[.G630]+[.H629]" office:value-type="float" office:value="200910" calcext:value-type="float">
            <text:p>200910</text:p>
          </table:table-cell>
          <table:table-cell table:formula="of:=[.H630]-[.E630]" office:value-type="float" office:value="156495" calcext:value-type="float">
            <text:p>156495</text:p>
          </table:table-cell>
          <table:table-cell table:style-name="ce2" table:formula="of:=[.J629]+[.L629]" office:value-type="float" office:value="55" calcext:value-type="float">
            <text:p>55</text:p>
          </table:table-cell>
          <table:table-cell table:formula="of:=IF(AND(NOT(MONTH([.A630]) = MONTH([.A631]));[.I630]&gt;=2400);&quot;TAK&quot;;&quot;NIE&quot;)" office:value-type="string" office:string-value="NIE" calcext:value-type="string">
            <text:p>NIE</text:p>
          </table:table-cell>
          <table:table-cell table:formula="of:=IF([.K630] = &quot;TAK&quot;;3;0)" office:value-type="float" office:value="0" calcext:value-type="float">
            <text:p>0</text:p>
          </table:table-cell>
          <table:table-cell table:formula="of:=[.L63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1" calcext:value-type="date">
            <text:p>21.09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31] = &quot;niedziela&quot;;[.$P$7]*[.J631];0)" office:value-type="float" office:value="0" calcext:value-type="float">
            <text:p>0</text:p>
          </table:table-cell>
          <table:table-cell table:formula="of:=[.E630]+[.D631]" office:value-type="float" office:value="44415" calcext:value-type="float">
            <text:p>44415</text:p>
          </table:table-cell>
          <table:table-cell table:formula="of:=IF(AND(NOT([.B631]=&quot;niedziela&quot;);NOT([.B631]=&quot;sobota&quot;));ROUNDDOWN(VLOOKUP([.C631];[.$O$1:.$P$4];2;0) * [.J631];0);0)" office:value-type="float" office:value="0" calcext:value-type="float">
            <text:p>0</text:p>
          </table:table-cell>
          <table:table-cell table:formula="of:=[.F631]*[.$P$8]" office:value-type="float" office:value="0" calcext:value-type="float">
            <text:p>0</text:p>
          </table:table-cell>
          <table:table-cell table:formula="of:=[.G631]+[.H630]" office:value-type="float" office:value="200910" calcext:value-type="float">
            <text:p>200910</text:p>
          </table:table-cell>
          <table:table-cell table:formula="of:=[.H631]-[.E631]" office:value-type="float" office:value="156495" calcext:value-type="float">
            <text:p>156495</text:p>
          </table:table-cell>
          <table:table-cell table:style-name="ce2" table:formula="of:=[.J630]+[.L630]" office:value-type="float" office:value="55" calcext:value-type="float">
            <text:p>55</text:p>
          </table:table-cell>
          <table:table-cell table:formula="of:=IF(AND(NOT(MONTH([.A631]) = MONTH([.A632]));[.I631]&gt;=2400);&quot;TAK&quot;;&quot;NIE&quot;)" office:value-type="string" office:string-value="NIE" calcext:value-type="string">
            <text:p>NIE</text:p>
          </table:table-cell>
          <table:table-cell table:formula="of:=IF([.K631] = &quot;TAK&quot;;3;0)" office:value-type="float" office:value="0" calcext:value-type="float">
            <text:p>0</text:p>
          </table:table-cell>
          <table:table-cell table:formula="of:=[.L63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2" calcext:value-type="date">
            <text:p>22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32] = &quot;niedziela&quot;;[.$P$7]*[.J632];0)" office:value-type="float" office:value="825" calcext:value-type="float">
            <text:p>825</text:p>
          </table:table-cell>
          <table:table-cell table:formula="of:=[.E631]+[.D632]" office:value-type="float" office:value="45240" calcext:value-type="float">
            <text:p>45240</text:p>
          </table:table-cell>
          <table:table-cell table:formula="of:=IF(AND(NOT([.B632]=&quot;niedziela&quot;);NOT([.B632]=&quot;sobota&quot;));ROUNDDOWN(VLOOKUP([.C632];[.$O$1:.$P$4];2;0) * [.J632];0);0)" office:value-type="float" office:value="0" calcext:value-type="float">
            <text:p>0</text:p>
          </table:table-cell>
          <table:table-cell table:formula="of:=[.F632]*[.$P$8]" office:value-type="float" office:value="0" calcext:value-type="float">
            <text:p>0</text:p>
          </table:table-cell>
          <table:table-cell table:formula="of:=[.G632]+[.H631]" office:value-type="float" office:value="200910" calcext:value-type="float">
            <text:p>200910</text:p>
          </table:table-cell>
          <table:table-cell table:formula="of:=[.H632]-[.E632]" office:value-type="float" office:value="155670" calcext:value-type="float">
            <text:p>155670</text:p>
          </table:table-cell>
          <table:table-cell table:style-name="ce2" table:formula="of:=[.J631]+[.L631]" office:value-type="float" office:value="55" calcext:value-type="float">
            <text:p>55</text:p>
          </table:table-cell>
          <table:table-cell table:formula="of:=IF(AND(NOT(MONTH([.A632]) = MONTH([.A633]));[.I632]&gt;=2400);&quot;TAK&quot;;&quot;NIE&quot;)" office:value-type="string" office:string-value="NIE" calcext:value-type="string">
            <text:p>NIE</text:p>
          </table:table-cell>
          <table:table-cell table:formula="of:=IF([.K632] = &quot;TAK&quot;;3;0)" office:value-type="float" office:value="0" calcext:value-type="float">
            <text:p>0</text:p>
          </table:table-cell>
          <table:table-cell table:formula="of:=[.L63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3" calcext:value-type="date">
            <text:p>23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33] = &quot;niedziela&quot;;[.$P$7]*[.J633];0)" office:value-type="float" office:value="0" calcext:value-type="float">
            <text:p>0</text:p>
          </table:table-cell>
          <table:table-cell table:formula="of:=[.E632]+[.D633]" office:value-type="float" office:value="45240" calcext:value-type="float">
            <text:p>45240</text:p>
          </table:table-cell>
          <table:table-cell table:formula="of:=IF(AND(NOT([.B633]=&quot;niedziela&quot;);NOT([.B633]=&quot;sobota&quot;));ROUNDDOWN(VLOOKUP([.C633];[.$O$1:.$P$4];2;0) * [.J633];0);0)" office:value-type="float" office:value="22" calcext:value-type="float">
            <text:p>22</text:p>
          </table:table-cell>
          <table:table-cell table:formula="of:=[.F633]*[.$P$8]" office:value-type="float" office:value="660" calcext:value-type="float">
            <text:p>660</text:p>
          </table:table-cell>
          <table:table-cell table:formula="of:=[.G633]+[.H632]" office:value-type="float" office:value="201570" calcext:value-type="float">
            <text:p>201570</text:p>
          </table:table-cell>
          <table:table-cell table:formula="of:=[.H633]-[.E633]" office:value-type="float" office:value="156330" calcext:value-type="float">
            <text:p>156330</text:p>
          </table:table-cell>
          <table:table-cell table:style-name="ce2" table:formula="of:=[.J632]+[.L632]" office:value-type="float" office:value="55" calcext:value-type="float">
            <text:p>55</text:p>
          </table:table-cell>
          <table:table-cell table:formula="of:=IF(AND(NOT(MONTH([.A633]) = MONTH([.A634]));[.I633]&gt;=2400);&quot;TAK&quot;;&quot;NIE&quot;)" office:value-type="string" office:string-value="NIE" calcext:value-type="string">
            <text:p>NIE</text:p>
          </table:table-cell>
          <table:table-cell table:formula="of:=IF([.K633] = &quot;TAK&quot;;3;0)" office:value-type="float" office:value="0" calcext:value-type="float">
            <text:p>0</text:p>
          </table:table-cell>
          <table:table-cell table:formula="of:=[.L63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4" calcext:value-type="date">
            <text:p>24.09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34] = &quot;niedziela&quot;;[.$P$7]*[.J634];0)" office:value-type="float" office:value="0" calcext:value-type="float">
            <text:p>0</text:p>
          </table:table-cell>
          <table:table-cell table:formula="of:=[.E633]+[.D634]" office:value-type="float" office:value="45240" calcext:value-type="float">
            <text:p>45240</text:p>
          </table:table-cell>
          <table:table-cell table:formula="of:=IF(AND(NOT([.B634]=&quot;niedziela&quot;);NOT([.B634]=&quot;sobota&quot;));ROUNDDOWN(VLOOKUP([.C634];[.$O$1:.$P$4];2;0) * [.J634];0);0)" office:value-type="float" office:value="22" calcext:value-type="float">
            <text:p>22</text:p>
          </table:table-cell>
          <table:table-cell table:formula="of:=[.F634]*[.$P$8]" office:value-type="float" office:value="660" calcext:value-type="float">
            <text:p>660</text:p>
          </table:table-cell>
          <table:table-cell table:formula="of:=[.G634]+[.H633]" office:value-type="float" office:value="202230" calcext:value-type="float">
            <text:p>202230</text:p>
          </table:table-cell>
          <table:table-cell table:formula="of:=[.H634]-[.E634]" office:value-type="float" office:value="156990" calcext:value-type="float">
            <text:p>156990</text:p>
          </table:table-cell>
          <table:table-cell table:style-name="ce2" table:formula="of:=[.J633]+[.L633]" office:value-type="float" office:value="55" calcext:value-type="float">
            <text:p>55</text:p>
          </table:table-cell>
          <table:table-cell table:formula="of:=IF(AND(NOT(MONTH([.A634]) = MONTH([.A635]));[.I634]&gt;=2400);&quot;TAK&quot;;&quot;NIE&quot;)" office:value-type="string" office:string-value="NIE" calcext:value-type="string">
            <text:p>NIE</text:p>
          </table:table-cell>
          <table:table-cell table:formula="of:=IF([.K634] = &quot;TAK&quot;;3;0)" office:value-type="float" office:value="0" calcext:value-type="float">
            <text:p>0</text:p>
          </table:table-cell>
          <table:table-cell table:formula="of:=[.L63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5" calcext:value-type="date">
            <text:p>25.09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35] = &quot;niedziela&quot;;[.$P$7]*[.J635];0)" office:value-type="float" office:value="0" calcext:value-type="float">
            <text:p>0</text:p>
          </table:table-cell>
          <table:table-cell table:formula="of:=[.E634]+[.D635]" office:value-type="float" office:value="45240" calcext:value-type="float">
            <text:p>45240</text:p>
          </table:table-cell>
          <table:table-cell table:formula="of:=IF(AND(NOT([.B635]=&quot;niedziela&quot;);NOT([.B635]=&quot;sobota&quot;));ROUNDDOWN(VLOOKUP([.C635];[.$O$1:.$P$4];2;0) * [.J635];0);0)" office:value-type="float" office:value="22" calcext:value-type="float">
            <text:p>22</text:p>
          </table:table-cell>
          <table:table-cell table:formula="of:=[.F635]*[.$P$8]" office:value-type="float" office:value="660" calcext:value-type="float">
            <text:p>660</text:p>
          </table:table-cell>
          <table:table-cell table:formula="of:=[.G635]+[.H634]" office:value-type="float" office:value="202890" calcext:value-type="float">
            <text:p>202890</text:p>
          </table:table-cell>
          <table:table-cell table:formula="of:=[.H635]-[.E635]" office:value-type="float" office:value="157650" calcext:value-type="float">
            <text:p>157650</text:p>
          </table:table-cell>
          <table:table-cell table:style-name="ce2" table:formula="of:=[.J634]+[.L634]" office:value-type="float" office:value="55" calcext:value-type="float">
            <text:p>55</text:p>
          </table:table-cell>
          <table:table-cell table:formula="of:=IF(AND(NOT(MONTH([.A635]) = MONTH([.A636]));[.I635]&gt;=2400);&quot;TAK&quot;;&quot;NIE&quot;)" office:value-type="string" office:string-value="NIE" calcext:value-type="string">
            <text:p>NIE</text:p>
          </table:table-cell>
          <table:table-cell table:formula="of:=IF([.K635] = &quot;TAK&quot;;3;0)" office:value-type="float" office:value="0" calcext:value-type="float">
            <text:p>0</text:p>
          </table:table-cell>
          <table:table-cell table:formula="of:=[.L63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6" calcext:value-type="date">
            <text:p>26.09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36] = &quot;niedziela&quot;;[.$P$7]*[.J636];0)" office:value-type="float" office:value="0" calcext:value-type="float">
            <text:p>0</text:p>
          </table:table-cell>
          <table:table-cell table:formula="of:=[.E635]+[.D636]" office:value-type="float" office:value="45240" calcext:value-type="float">
            <text:p>45240</text:p>
          </table:table-cell>
          <table:table-cell table:formula="of:=IF(AND(NOT([.B636]=&quot;niedziela&quot;);NOT([.B636]=&quot;sobota&quot;));ROUNDDOWN(VLOOKUP([.C636];[.$O$1:.$P$4];2;0) * [.J636];0);0)" office:value-type="float" office:value="22" calcext:value-type="float">
            <text:p>22</text:p>
          </table:table-cell>
          <table:table-cell table:formula="of:=[.F636]*[.$P$8]" office:value-type="float" office:value="660" calcext:value-type="float">
            <text:p>660</text:p>
          </table:table-cell>
          <table:table-cell table:formula="of:=[.G636]+[.H635]" office:value-type="float" office:value="203550" calcext:value-type="float">
            <text:p>203550</text:p>
          </table:table-cell>
          <table:table-cell table:formula="of:=[.H636]-[.E636]" office:value-type="float" office:value="158310" calcext:value-type="float">
            <text:p>158310</text:p>
          </table:table-cell>
          <table:table-cell table:style-name="ce2" table:formula="of:=[.J635]+[.L635]" office:value-type="float" office:value="55" calcext:value-type="float">
            <text:p>55</text:p>
          </table:table-cell>
          <table:table-cell table:formula="of:=IF(AND(NOT(MONTH([.A636]) = MONTH([.A637]));[.I636]&gt;=2400);&quot;TAK&quot;;&quot;NIE&quot;)" office:value-type="string" office:string-value="NIE" calcext:value-type="string">
            <text:p>NIE</text:p>
          </table:table-cell>
          <table:table-cell table:formula="of:=IF([.K636] = &quot;TAK&quot;;3;0)" office:value-type="float" office:value="0" calcext:value-type="float">
            <text:p>0</text:p>
          </table:table-cell>
          <table:table-cell table:formula="of:=[.L63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7" calcext:value-type="date">
            <text:p>27.09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37] = &quot;niedziela&quot;;[.$P$7]*[.J637];0)" office:value-type="float" office:value="0" calcext:value-type="float">
            <text:p>0</text:p>
          </table:table-cell>
          <table:table-cell table:formula="of:=[.E636]+[.D637]" office:value-type="float" office:value="45240" calcext:value-type="float">
            <text:p>45240</text:p>
          </table:table-cell>
          <table:table-cell table:formula="of:=IF(AND(NOT([.B637]=&quot;niedziela&quot;);NOT([.B637]=&quot;sobota&quot;));ROUNDDOWN(VLOOKUP([.C637];[.$O$1:.$P$4];2;0) * [.J637];0);0)" office:value-type="float" office:value="22" calcext:value-type="float">
            <text:p>22</text:p>
          </table:table-cell>
          <table:table-cell table:formula="of:=[.F637]*[.$P$8]" office:value-type="float" office:value="660" calcext:value-type="float">
            <text:p>660</text:p>
          </table:table-cell>
          <table:table-cell table:formula="of:=[.G637]+[.H636]" office:value-type="float" office:value="204210" calcext:value-type="float">
            <text:p>204210</text:p>
          </table:table-cell>
          <table:table-cell table:formula="of:=[.H637]-[.E637]" office:value-type="float" office:value="158970" calcext:value-type="float">
            <text:p>158970</text:p>
          </table:table-cell>
          <table:table-cell table:style-name="ce2" table:formula="of:=[.J636]+[.L636]" office:value-type="float" office:value="55" calcext:value-type="float">
            <text:p>55</text:p>
          </table:table-cell>
          <table:table-cell table:formula="of:=IF(AND(NOT(MONTH([.A637]) = MONTH([.A638]));[.I637]&gt;=2400);&quot;TAK&quot;;&quot;NIE&quot;)" office:value-type="string" office:string-value="NIE" calcext:value-type="string">
            <text:p>NIE</text:p>
          </table:table-cell>
          <table:table-cell table:formula="of:=IF([.K637] = &quot;TAK&quot;;3;0)" office:value-type="float" office:value="0" calcext:value-type="float">
            <text:p>0</text:p>
          </table:table-cell>
          <table:table-cell table:formula="of:=[.L63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8" calcext:value-type="date">
            <text:p>28.09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38] = &quot;niedziela&quot;;[.$P$7]*[.J638];0)" office:value-type="float" office:value="0" calcext:value-type="float">
            <text:p>0</text:p>
          </table:table-cell>
          <table:table-cell table:formula="of:=[.E637]+[.D638]" office:value-type="float" office:value="45240" calcext:value-type="float">
            <text:p>45240</text:p>
          </table:table-cell>
          <table:table-cell table:formula="of:=IF(AND(NOT([.B638]=&quot;niedziela&quot;);NOT([.B638]=&quot;sobota&quot;));ROUNDDOWN(VLOOKUP([.C638];[.$O$1:.$P$4];2;0) * [.J638];0);0)" office:value-type="float" office:value="0" calcext:value-type="float">
            <text:p>0</text:p>
          </table:table-cell>
          <table:table-cell table:formula="of:=[.F638]*[.$P$8]" office:value-type="float" office:value="0" calcext:value-type="float">
            <text:p>0</text:p>
          </table:table-cell>
          <table:table-cell table:formula="of:=[.G638]+[.H637]" office:value-type="float" office:value="204210" calcext:value-type="float">
            <text:p>204210</text:p>
          </table:table-cell>
          <table:table-cell table:formula="of:=[.H638]-[.E638]" office:value-type="float" office:value="158970" calcext:value-type="float">
            <text:p>158970</text:p>
          </table:table-cell>
          <table:table-cell table:style-name="ce2" table:formula="of:=[.J637]+[.L637]" office:value-type="float" office:value="55" calcext:value-type="float">
            <text:p>55</text:p>
          </table:table-cell>
          <table:table-cell table:formula="of:=IF(AND(NOT(MONTH([.A638]) = MONTH([.A639]));[.I638]&gt;=2400);&quot;TAK&quot;;&quot;NIE&quot;)" office:value-type="string" office:string-value="NIE" calcext:value-type="string">
            <text:p>NIE</text:p>
          </table:table-cell>
          <table:table-cell table:formula="of:=IF([.K638] = &quot;TAK&quot;;3;0)" office:value-type="float" office:value="0" calcext:value-type="float">
            <text:p>0</text:p>
          </table:table-cell>
          <table:table-cell table:formula="of:=[.L63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29" calcext:value-type="date">
            <text:p>29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39] = &quot;niedziela&quot;;[.$P$7]*[.J639];0)" office:value-type="float" office:value="825" calcext:value-type="float">
            <text:p>825</text:p>
          </table:table-cell>
          <table:table-cell table:formula="of:=[.E638]+[.D639]" office:value-type="float" office:value="46065" calcext:value-type="float">
            <text:p>46065</text:p>
          </table:table-cell>
          <table:table-cell table:formula="of:=IF(AND(NOT([.B639]=&quot;niedziela&quot;);NOT([.B639]=&quot;sobota&quot;));ROUNDDOWN(VLOOKUP([.C639];[.$O$1:.$P$4];2;0) * [.J639];0);0)" office:value-type="float" office:value="0" calcext:value-type="float">
            <text:p>0</text:p>
          </table:table-cell>
          <table:table-cell table:formula="of:=[.F639]*[.$P$8]" office:value-type="float" office:value="0" calcext:value-type="float">
            <text:p>0</text:p>
          </table:table-cell>
          <table:table-cell table:formula="of:=[.G639]+[.H638]" office:value-type="float" office:value="204210" calcext:value-type="float">
            <text:p>204210</text:p>
          </table:table-cell>
          <table:table-cell table:formula="of:=[.H639]-[.E639]" office:value-type="float" office:value="158145" calcext:value-type="float">
            <text:p>158145</text:p>
          </table:table-cell>
          <table:table-cell table:style-name="ce2" table:formula="of:=[.J638]+[.L638]" office:value-type="float" office:value="55" calcext:value-type="float">
            <text:p>55</text:p>
          </table:table-cell>
          <table:table-cell table:formula="of:=IF(AND(NOT(MONTH([.A639]) = MONTH([.A640]));[.I639]&gt;=2400);&quot;TAK&quot;;&quot;NIE&quot;)" office:value-type="string" office:string-value="NIE" calcext:value-type="string">
            <text:p>NIE</text:p>
          </table:table-cell>
          <table:table-cell table:formula="of:=IF([.K639] = &quot;TAK&quot;;3;0)" office:value-type="float" office:value="0" calcext:value-type="float">
            <text:p>0</text:p>
          </table:table-cell>
          <table:table-cell table:formula="of:=[.L63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09-30" calcext:value-type="date">
            <text:p>30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40] = &quot;niedziela&quot;;[.$P$7]*[.J640];0)" office:value-type="float" office:value="0" calcext:value-type="float">
            <text:p>0</text:p>
          </table:table-cell>
          <table:table-cell table:formula="of:=[.E639]+[.D640]" office:value-type="float" office:value="46065" calcext:value-type="float">
            <text:p>46065</text:p>
          </table:table-cell>
          <table:table-cell table:formula="of:=IF(AND(NOT([.B640]=&quot;niedziela&quot;);NOT([.B640]=&quot;sobota&quot;));ROUNDDOWN(VLOOKUP([.C640];[.$O$1:.$P$4];2;0) * [.J640];0);0)" office:value-type="float" office:value="22" calcext:value-type="float">
            <text:p>22</text:p>
          </table:table-cell>
          <table:table-cell table:formula="of:=[.F640]*[.$P$8]" office:value-type="float" office:value="660" calcext:value-type="float">
            <text:p>660</text:p>
          </table:table-cell>
          <table:table-cell table:formula="of:=[.G640]+[.H639]" office:value-type="float" office:value="204870" calcext:value-type="float">
            <text:p>204870</text:p>
          </table:table-cell>
          <table:table-cell table:formula="of:=[.H640]-[.E640]" office:value-type="float" office:value="158805" calcext:value-type="float">
            <text:p>158805</text:p>
          </table:table-cell>
          <table:table-cell table:style-name="ce2" table:formula="of:=[.J639]+[.L639]" office:value-type="float" office:value="55" calcext:value-type="float">
            <text:p>55</text:p>
          </table:table-cell>
          <table:table-cell table:formula="of:=IF(AND(NOT(MONTH([.A640]) = MONTH([.A641]));[.I640]&gt;=2400);&quot;TAK&quot;;&quot;NIE&quot;)" office:value-type="string" office:string-value="TAK" calcext:value-type="string">
            <text:p>TAK</text:p>
          </table:table-cell>
          <table:table-cell table:formula="of:=IF([.K640] = &quot;TAK&quot;;3;0)" office:value-type="float" office:value="3" calcext:value-type="float">
            <text:p>3</text:p>
          </table:table-cell>
          <table:table-cell table:formula="of:=[.L640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1" calcext:value-type="date">
            <text:p>1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41] = &quot;niedziela&quot;;[.$P$7]*[.J641];0)" office:value-type="float" office:value="0" calcext:value-type="float">
            <text:p>0</text:p>
          </table:table-cell>
          <table:table-cell table:formula="of:=[.E640]+[.D641]" office:value-type="float" office:value="46065" calcext:value-type="float">
            <text:p>46065</text:p>
          </table:table-cell>
          <table:table-cell table:formula="of:=IF(AND(NOT([.B641]=&quot;niedziela&quot;);NOT([.B641]=&quot;sobota&quot;));ROUNDDOWN(VLOOKUP([.C641];[.$O$1:.$P$4];2;0) * [.J641];0);0)" office:value-type="float" office:value="23" calcext:value-type="float">
            <text:p>23</text:p>
          </table:table-cell>
          <table:table-cell table:formula="of:=[.F641]*[.$P$8]" office:value-type="float" office:value="690" calcext:value-type="float">
            <text:p>690</text:p>
          </table:table-cell>
          <table:table-cell table:formula="of:=[.G641]+[.H640]" office:value-type="float" office:value="205560" calcext:value-type="float">
            <text:p>205560</text:p>
          </table:table-cell>
          <table:table-cell table:formula="of:=[.H641]-[.E641]" office:value-type="float" office:value="159495" calcext:value-type="float">
            <text:p>159495</text:p>
          </table:table-cell>
          <table:table-cell table:style-name="ce2" table:formula="of:=[.J640]+[.L640]" office:value-type="float" office:value="58" calcext:value-type="float">
            <text:p>58</text:p>
          </table:table-cell>
          <table:table-cell table:formula="of:=IF(AND(NOT(MONTH([.A641]) = MONTH([.A642]));[.I641]&gt;=2400);&quot;TAK&quot;;&quot;NIE&quot;)" office:value-type="string" office:string-value="NIE" calcext:value-type="string">
            <text:p>NIE</text:p>
          </table:table-cell>
          <table:table-cell table:formula="of:=IF([.K641] = &quot;TAK&quot;;3;0)" office:value-type="float" office:value="0" calcext:value-type="float">
            <text:p>0</text:p>
          </table:table-cell>
          <table:table-cell table:formula="of:=[.L64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2" calcext:value-type="date">
            <text:p>2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42] = &quot;niedziela&quot;;[.$P$7]*[.J642];0)" office:value-type="float" office:value="0" calcext:value-type="float">
            <text:p>0</text:p>
          </table:table-cell>
          <table:table-cell table:formula="of:=[.E641]+[.D642]" office:value-type="float" office:value="46065" calcext:value-type="float">
            <text:p>46065</text:p>
          </table:table-cell>
          <table:table-cell table:formula="of:=IF(AND(NOT([.B642]=&quot;niedziela&quot;);NOT([.B642]=&quot;sobota&quot;));ROUNDDOWN(VLOOKUP([.C642];[.$O$1:.$P$4];2;0) * [.J642];0);0)" office:value-type="float" office:value="23" calcext:value-type="float">
            <text:p>23</text:p>
          </table:table-cell>
          <table:table-cell table:formula="of:=[.F642]*[.$P$8]" office:value-type="float" office:value="690" calcext:value-type="float">
            <text:p>690</text:p>
          </table:table-cell>
          <table:table-cell table:formula="of:=[.G642]+[.H641]" office:value-type="float" office:value="206250" calcext:value-type="float">
            <text:p>206250</text:p>
          </table:table-cell>
          <table:table-cell table:formula="of:=[.H642]-[.E642]" office:value-type="float" office:value="160185" calcext:value-type="float">
            <text:p>160185</text:p>
          </table:table-cell>
          <table:table-cell table:style-name="ce2" table:formula="of:=[.J641]+[.L641]" office:value-type="float" office:value="58" calcext:value-type="float">
            <text:p>58</text:p>
          </table:table-cell>
          <table:table-cell table:formula="of:=IF(AND(NOT(MONTH([.A642]) = MONTH([.A643]));[.I642]&gt;=2400);&quot;TAK&quot;;&quot;NIE&quot;)" office:value-type="string" office:string-value="NIE" calcext:value-type="string">
            <text:p>NIE</text:p>
          </table:table-cell>
          <table:table-cell table:formula="of:=IF([.K642] = &quot;TAK&quot;;3;0)" office:value-type="float" office:value="0" calcext:value-type="float">
            <text:p>0</text:p>
          </table:table-cell>
          <table:table-cell table:formula="of:=[.L64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3" calcext:value-type="date">
            <text:p>3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43] = &quot;niedziela&quot;;[.$P$7]*[.J643];0)" office:value-type="float" office:value="0" calcext:value-type="float">
            <text:p>0</text:p>
          </table:table-cell>
          <table:table-cell table:formula="of:=[.E642]+[.D643]" office:value-type="float" office:value="46065" calcext:value-type="float">
            <text:p>46065</text:p>
          </table:table-cell>
          <table:table-cell table:formula="of:=IF(AND(NOT([.B643]=&quot;niedziela&quot;);NOT([.B643]=&quot;sobota&quot;));ROUNDDOWN(VLOOKUP([.C643];[.$O$1:.$P$4];2;0) * [.J643];0);0)" office:value-type="float" office:value="23" calcext:value-type="float">
            <text:p>23</text:p>
          </table:table-cell>
          <table:table-cell table:formula="of:=[.F643]*[.$P$8]" office:value-type="float" office:value="690" calcext:value-type="float">
            <text:p>690</text:p>
          </table:table-cell>
          <table:table-cell table:formula="of:=[.G643]+[.H642]" office:value-type="float" office:value="206940" calcext:value-type="float">
            <text:p>206940</text:p>
          </table:table-cell>
          <table:table-cell table:formula="of:=[.H643]-[.E643]" office:value-type="float" office:value="160875" calcext:value-type="float">
            <text:p>160875</text:p>
          </table:table-cell>
          <table:table-cell table:style-name="ce2" table:formula="of:=[.J642]+[.L642]" office:value-type="float" office:value="58" calcext:value-type="float">
            <text:p>58</text:p>
          </table:table-cell>
          <table:table-cell table:formula="of:=IF(AND(NOT(MONTH([.A643]) = MONTH([.A644]));[.I643]&gt;=2400);&quot;TAK&quot;;&quot;NIE&quot;)" office:value-type="string" office:string-value="NIE" calcext:value-type="string">
            <text:p>NIE</text:p>
          </table:table-cell>
          <table:table-cell table:formula="of:=IF([.K643] = &quot;TAK&quot;;3;0)" office:value-type="float" office:value="0" calcext:value-type="float">
            <text:p>0</text:p>
          </table:table-cell>
          <table:table-cell table:formula="of:=[.L64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4" calcext:value-type="date">
            <text:p>4.10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44] = &quot;niedziela&quot;;[.$P$7]*[.J644];0)" office:value-type="float" office:value="0" calcext:value-type="float">
            <text:p>0</text:p>
          </table:table-cell>
          <table:table-cell table:formula="of:=[.E643]+[.D644]" office:value-type="float" office:value="46065" calcext:value-type="float">
            <text:p>46065</text:p>
          </table:table-cell>
          <table:table-cell table:formula="of:=IF(AND(NOT([.B644]=&quot;niedziela&quot;);NOT([.B644]=&quot;sobota&quot;));ROUNDDOWN(VLOOKUP([.C644];[.$O$1:.$P$4];2;0) * [.J644];0);0)" office:value-type="float" office:value="23" calcext:value-type="float">
            <text:p>23</text:p>
          </table:table-cell>
          <table:table-cell table:formula="of:=[.F644]*[.$P$8]" office:value-type="float" office:value="690" calcext:value-type="float">
            <text:p>690</text:p>
          </table:table-cell>
          <table:table-cell table:formula="of:=[.G644]+[.H643]" office:value-type="float" office:value="207630" calcext:value-type="float">
            <text:p>207630</text:p>
          </table:table-cell>
          <table:table-cell table:formula="of:=[.H644]-[.E644]" office:value-type="float" office:value="161565" calcext:value-type="float">
            <text:p>161565</text:p>
          </table:table-cell>
          <table:table-cell table:style-name="ce2" table:formula="of:=[.J643]+[.L643]" office:value-type="float" office:value="58" calcext:value-type="float">
            <text:p>58</text:p>
          </table:table-cell>
          <table:table-cell table:formula="of:=IF(AND(NOT(MONTH([.A644]) = MONTH([.A645]));[.I644]&gt;=2400);&quot;TAK&quot;;&quot;NIE&quot;)" office:value-type="string" office:string-value="NIE" calcext:value-type="string">
            <text:p>NIE</text:p>
          </table:table-cell>
          <table:table-cell table:formula="of:=IF([.K644] = &quot;TAK&quot;;3;0)" office:value-type="float" office:value="0" calcext:value-type="float">
            <text:p>0</text:p>
          </table:table-cell>
          <table:table-cell table:formula="of:=[.L64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5" calcext:value-type="date">
            <text:p>5.10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45] = &quot;niedziela&quot;;[.$P$7]*[.J645];0)" office:value-type="float" office:value="0" calcext:value-type="float">
            <text:p>0</text:p>
          </table:table-cell>
          <table:table-cell table:formula="of:=[.E644]+[.D645]" office:value-type="float" office:value="46065" calcext:value-type="float">
            <text:p>46065</text:p>
          </table:table-cell>
          <table:table-cell table:formula="of:=IF(AND(NOT([.B645]=&quot;niedziela&quot;);NOT([.B645]=&quot;sobota&quot;));ROUNDDOWN(VLOOKUP([.C645];[.$O$1:.$P$4];2;0) * [.J645];0);0)" office:value-type="float" office:value="0" calcext:value-type="float">
            <text:p>0</text:p>
          </table:table-cell>
          <table:table-cell table:formula="of:=[.F645]*[.$P$8]" office:value-type="float" office:value="0" calcext:value-type="float">
            <text:p>0</text:p>
          </table:table-cell>
          <table:table-cell table:formula="of:=[.G645]+[.H644]" office:value-type="float" office:value="207630" calcext:value-type="float">
            <text:p>207630</text:p>
          </table:table-cell>
          <table:table-cell table:formula="of:=[.H645]-[.E645]" office:value-type="float" office:value="161565" calcext:value-type="float">
            <text:p>161565</text:p>
          </table:table-cell>
          <table:table-cell table:style-name="ce2" table:formula="of:=[.J644]+[.L644]" office:value-type="float" office:value="58" calcext:value-type="float">
            <text:p>58</text:p>
          </table:table-cell>
          <table:table-cell table:formula="of:=IF(AND(NOT(MONTH([.A645]) = MONTH([.A646]));[.I645]&gt;=2400);&quot;TAK&quot;;&quot;NIE&quot;)" office:value-type="string" office:string-value="NIE" calcext:value-type="string">
            <text:p>NIE</text:p>
          </table:table-cell>
          <table:table-cell table:formula="of:=IF([.K645] = &quot;TAK&quot;;3;0)" office:value-type="float" office:value="0" calcext:value-type="float">
            <text:p>0</text:p>
          </table:table-cell>
          <table:table-cell table:formula="of:=[.L64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6" calcext:value-type="date">
            <text:p>6.10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46] = &quot;niedziela&quot;;[.$P$7]*[.J646];0)" office:value-type="float" office:value="870" calcext:value-type="float">
            <text:p>870</text:p>
          </table:table-cell>
          <table:table-cell table:formula="of:=[.E645]+[.D646]" office:value-type="float" office:value="46935" calcext:value-type="float">
            <text:p>46935</text:p>
          </table:table-cell>
          <table:table-cell table:formula="of:=IF(AND(NOT([.B646]=&quot;niedziela&quot;);NOT([.B646]=&quot;sobota&quot;));ROUNDDOWN(VLOOKUP([.C646];[.$O$1:.$P$4];2;0) * [.J646];0);0)" office:value-type="float" office:value="0" calcext:value-type="float">
            <text:p>0</text:p>
          </table:table-cell>
          <table:table-cell table:formula="of:=[.F646]*[.$P$8]" office:value-type="float" office:value="0" calcext:value-type="float">
            <text:p>0</text:p>
          </table:table-cell>
          <table:table-cell table:formula="of:=[.G646]+[.H645]" office:value-type="float" office:value="207630" calcext:value-type="float">
            <text:p>207630</text:p>
          </table:table-cell>
          <table:table-cell table:formula="of:=[.H646]-[.E646]" office:value-type="float" office:value="160695" calcext:value-type="float">
            <text:p>160695</text:p>
          </table:table-cell>
          <table:table-cell table:style-name="ce2" table:formula="of:=[.J645]+[.L645]" office:value-type="float" office:value="58" calcext:value-type="float">
            <text:p>58</text:p>
          </table:table-cell>
          <table:table-cell table:formula="of:=IF(AND(NOT(MONTH([.A646]) = MONTH([.A647]));[.I646]&gt;=2400);&quot;TAK&quot;;&quot;NIE&quot;)" office:value-type="string" office:string-value="NIE" calcext:value-type="string">
            <text:p>NIE</text:p>
          </table:table-cell>
          <table:table-cell table:formula="of:=IF([.K646] = &quot;TAK&quot;;3;0)" office:value-type="float" office:value="0" calcext:value-type="float">
            <text:p>0</text:p>
          </table:table-cell>
          <table:table-cell table:formula="of:=[.L64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7" calcext:value-type="date">
            <text:p>7.10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47] = &quot;niedziela&quot;;[.$P$7]*[.J647];0)" office:value-type="float" office:value="0" calcext:value-type="float">
            <text:p>0</text:p>
          </table:table-cell>
          <table:table-cell table:formula="of:=[.E646]+[.D647]" office:value-type="float" office:value="46935" calcext:value-type="float">
            <text:p>46935</text:p>
          </table:table-cell>
          <table:table-cell table:formula="of:=IF(AND(NOT([.B647]=&quot;niedziela&quot;);NOT([.B647]=&quot;sobota&quot;));ROUNDDOWN(VLOOKUP([.C647];[.$O$1:.$P$4];2;0) * [.J647];0);0)" office:value-type="float" office:value="23" calcext:value-type="float">
            <text:p>23</text:p>
          </table:table-cell>
          <table:table-cell table:formula="of:=[.F647]*[.$P$8]" office:value-type="float" office:value="690" calcext:value-type="float">
            <text:p>690</text:p>
          </table:table-cell>
          <table:table-cell table:formula="of:=[.G647]+[.H646]" office:value-type="float" office:value="208320" calcext:value-type="float">
            <text:p>208320</text:p>
          </table:table-cell>
          <table:table-cell table:formula="of:=[.H647]-[.E647]" office:value-type="float" office:value="161385" calcext:value-type="float">
            <text:p>161385</text:p>
          </table:table-cell>
          <table:table-cell table:style-name="ce2" table:formula="of:=[.J646]+[.L646]" office:value-type="float" office:value="58" calcext:value-type="float">
            <text:p>58</text:p>
          </table:table-cell>
          <table:table-cell table:formula="of:=IF(AND(NOT(MONTH([.A647]) = MONTH([.A648]));[.I647]&gt;=2400);&quot;TAK&quot;;&quot;NIE&quot;)" office:value-type="string" office:string-value="NIE" calcext:value-type="string">
            <text:p>NIE</text:p>
          </table:table-cell>
          <table:table-cell table:formula="of:=IF([.K647] = &quot;TAK&quot;;3;0)" office:value-type="float" office:value="0" calcext:value-type="float">
            <text:p>0</text:p>
          </table:table-cell>
          <table:table-cell table:formula="of:=[.L64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8" calcext:value-type="date">
            <text:p>8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48] = &quot;niedziela&quot;;[.$P$7]*[.J648];0)" office:value-type="float" office:value="0" calcext:value-type="float">
            <text:p>0</text:p>
          </table:table-cell>
          <table:table-cell table:formula="of:=[.E647]+[.D648]" office:value-type="float" office:value="46935" calcext:value-type="float">
            <text:p>46935</text:p>
          </table:table-cell>
          <table:table-cell table:formula="of:=IF(AND(NOT([.B648]=&quot;niedziela&quot;);NOT([.B648]=&quot;sobota&quot;));ROUNDDOWN(VLOOKUP([.C648];[.$O$1:.$P$4];2;0) * [.J648];0);0)" office:value-type="float" office:value="23" calcext:value-type="float">
            <text:p>23</text:p>
          </table:table-cell>
          <table:table-cell table:formula="of:=[.F648]*[.$P$8]" office:value-type="float" office:value="690" calcext:value-type="float">
            <text:p>690</text:p>
          </table:table-cell>
          <table:table-cell table:formula="of:=[.G648]+[.H647]" office:value-type="float" office:value="209010" calcext:value-type="float">
            <text:p>209010</text:p>
          </table:table-cell>
          <table:table-cell table:formula="of:=[.H648]-[.E648]" office:value-type="float" office:value="162075" calcext:value-type="float">
            <text:p>162075</text:p>
          </table:table-cell>
          <table:table-cell table:style-name="ce2" table:formula="of:=[.J647]+[.L647]" office:value-type="float" office:value="58" calcext:value-type="float">
            <text:p>58</text:p>
          </table:table-cell>
          <table:table-cell table:formula="of:=IF(AND(NOT(MONTH([.A648]) = MONTH([.A649]));[.I648]&gt;=2400);&quot;TAK&quot;;&quot;NIE&quot;)" office:value-type="string" office:string-value="NIE" calcext:value-type="string">
            <text:p>NIE</text:p>
          </table:table-cell>
          <table:table-cell table:formula="of:=IF([.K648] = &quot;TAK&quot;;3;0)" office:value-type="float" office:value="0" calcext:value-type="float">
            <text:p>0</text:p>
          </table:table-cell>
          <table:table-cell table:formula="of:=[.L64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09" calcext:value-type="date">
            <text:p>9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49] = &quot;niedziela&quot;;[.$P$7]*[.J649];0)" office:value-type="float" office:value="0" calcext:value-type="float">
            <text:p>0</text:p>
          </table:table-cell>
          <table:table-cell table:formula="of:=[.E648]+[.D649]" office:value-type="float" office:value="46935" calcext:value-type="float">
            <text:p>46935</text:p>
          </table:table-cell>
          <table:table-cell table:formula="of:=IF(AND(NOT([.B649]=&quot;niedziela&quot;);NOT([.B649]=&quot;sobota&quot;));ROUNDDOWN(VLOOKUP([.C649];[.$O$1:.$P$4];2;0) * [.J649];0);0)" office:value-type="float" office:value="23" calcext:value-type="float">
            <text:p>23</text:p>
          </table:table-cell>
          <table:table-cell table:formula="of:=[.F649]*[.$P$8]" office:value-type="float" office:value="690" calcext:value-type="float">
            <text:p>690</text:p>
          </table:table-cell>
          <table:table-cell table:formula="of:=[.G649]+[.H648]" office:value-type="float" office:value="209700" calcext:value-type="float">
            <text:p>209700</text:p>
          </table:table-cell>
          <table:table-cell table:formula="of:=[.H649]-[.E649]" office:value-type="float" office:value="162765" calcext:value-type="float">
            <text:p>162765</text:p>
          </table:table-cell>
          <table:table-cell table:style-name="ce2" table:formula="of:=[.J648]+[.L648]" office:value-type="float" office:value="58" calcext:value-type="float">
            <text:p>58</text:p>
          </table:table-cell>
          <table:table-cell table:formula="of:=IF(AND(NOT(MONTH([.A649]) = MONTH([.A650]));[.I649]&gt;=2400);&quot;TAK&quot;;&quot;NIE&quot;)" office:value-type="string" office:string-value="NIE" calcext:value-type="string">
            <text:p>NIE</text:p>
          </table:table-cell>
          <table:table-cell table:formula="of:=IF([.K649] = &quot;TAK&quot;;3;0)" office:value-type="float" office:value="0" calcext:value-type="float">
            <text:p>0</text:p>
          </table:table-cell>
          <table:table-cell table:formula="of:=[.L64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0" calcext:value-type="date">
            <text:p>10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50] = &quot;niedziela&quot;;[.$P$7]*[.J650];0)" office:value-type="float" office:value="0" calcext:value-type="float">
            <text:p>0</text:p>
          </table:table-cell>
          <table:table-cell table:formula="of:=[.E649]+[.D650]" office:value-type="float" office:value="46935" calcext:value-type="float">
            <text:p>46935</text:p>
          </table:table-cell>
          <table:table-cell table:formula="of:=IF(AND(NOT([.B650]=&quot;niedziela&quot;);NOT([.B650]=&quot;sobota&quot;));ROUNDDOWN(VLOOKUP([.C650];[.$O$1:.$P$4];2;0) * [.J650];0);0)" office:value-type="float" office:value="23" calcext:value-type="float">
            <text:p>23</text:p>
          </table:table-cell>
          <table:table-cell table:formula="of:=[.F650]*[.$P$8]" office:value-type="float" office:value="690" calcext:value-type="float">
            <text:p>690</text:p>
          </table:table-cell>
          <table:table-cell table:formula="of:=[.G650]+[.H649]" office:value-type="float" office:value="210390" calcext:value-type="float">
            <text:p>210390</text:p>
          </table:table-cell>
          <table:table-cell table:formula="of:=[.H650]-[.E650]" office:value-type="float" office:value="163455" calcext:value-type="float">
            <text:p>163455</text:p>
          </table:table-cell>
          <table:table-cell table:style-name="ce2" table:formula="of:=[.J649]+[.L649]" office:value-type="float" office:value="58" calcext:value-type="float">
            <text:p>58</text:p>
          </table:table-cell>
          <table:table-cell table:formula="of:=IF(AND(NOT(MONTH([.A650]) = MONTH([.A651]));[.I650]&gt;=2400);&quot;TAK&quot;;&quot;NIE&quot;)" office:value-type="string" office:string-value="NIE" calcext:value-type="string">
            <text:p>NIE</text:p>
          </table:table-cell>
          <table:table-cell table:formula="of:=IF([.K650] = &quot;TAK&quot;;3;0)" office:value-type="float" office:value="0" calcext:value-type="float">
            <text:p>0</text:p>
          </table:table-cell>
          <table:table-cell table:formula="of:=[.L65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1" calcext:value-type="date">
            <text:p>11.10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51] = &quot;niedziela&quot;;[.$P$7]*[.J651];0)" office:value-type="float" office:value="0" calcext:value-type="float">
            <text:p>0</text:p>
          </table:table-cell>
          <table:table-cell table:formula="of:=[.E650]+[.D651]" office:value-type="float" office:value="46935" calcext:value-type="float">
            <text:p>46935</text:p>
          </table:table-cell>
          <table:table-cell table:formula="of:=IF(AND(NOT([.B651]=&quot;niedziela&quot;);NOT([.B651]=&quot;sobota&quot;));ROUNDDOWN(VLOOKUP([.C651];[.$O$1:.$P$4];2;0) * [.J651];0);0)" office:value-type="float" office:value="23" calcext:value-type="float">
            <text:p>23</text:p>
          </table:table-cell>
          <table:table-cell table:formula="of:=[.F651]*[.$P$8]" office:value-type="float" office:value="690" calcext:value-type="float">
            <text:p>690</text:p>
          </table:table-cell>
          <table:table-cell table:formula="of:=[.G651]+[.H650]" office:value-type="float" office:value="211080" calcext:value-type="float">
            <text:p>211080</text:p>
          </table:table-cell>
          <table:table-cell table:formula="of:=[.H651]-[.E651]" office:value-type="float" office:value="164145" calcext:value-type="float">
            <text:p>164145</text:p>
          </table:table-cell>
          <table:table-cell table:style-name="ce2" table:formula="of:=[.J650]+[.L650]" office:value-type="float" office:value="58" calcext:value-type="float">
            <text:p>58</text:p>
          </table:table-cell>
          <table:table-cell table:formula="of:=IF(AND(NOT(MONTH([.A651]) = MONTH([.A652]));[.I651]&gt;=2400);&quot;TAK&quot;;&quot;NIE&quot;)" office:value-type="string" office:string-value="NIE" calcext:value-type="string">
            <text:p>NIE</text:p>
          </table:table-cell>
          <table:table-cell table:formula="of:=IF([.K651] = &quot;TAK&quot;;3;0)" office:value-type="float" office:value="0" calcext:value-type="float">
            <text:p>0</text:p>
          </table:table-cell>
          <table:table-cell table:formula="of:=[.L65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2" calcext:value-type="date">
            <text:p>12.10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52] = &quot;niedziela&quot;;[.$P$7]*[.J652];0)" office:value-type="float" office:value="0" calcext:value-type="float">
            <text:p>0</text:p>
          </table:table-cell>
          <table:table-cell table:formula="of:=[.E651]+[.D652]" office:value-type="float" office:value="46935" calcext:value-type="float">
            <text:p>46935</text:p>
          </table:table-cell>
          <table:table-cell table:formula="of:=IF(AND(NOT([.B652]=&quot;niedziela&quot;);NOT([.B652]=&quot;sobota&quot;));ROUNDDOWN(VLOOKUP([.C652];[.$O$1:.$P$4];2;0) * [.J652];0);0)" office:value-type="float" office:value="0" calcext:value-type="float">
            <text:p>0</text:p>
          </table:table-cell>
          <table:table-cell table:formula="of:=[.F652]*[.$P$8]" office:value-type="float" office:value="0" calcext:value-type="float">
            <text:p>0</text:p>
          </table:table-cell>
          <table:table-cell table:formula="of:=[.G652]+[.H651]" office:value-type="float" office:value="211080" calcext:value-type="float">
            <text:p>211080</text:p>
          </table:table-cell>
          <table:table-cell table:formula="of:=[.H652]-[.E652]" office:value-type="float" office:value="164145" calcext:value-type="float">
            <text:p>164145</text:p>
          </table:table-cell>
          <table:table-cell table:style-name="ce2" table:formula="of:=[.J651]+[.L651]" office:value-type="float" office:value="58" calcext:value-type="float">
            <text:p>58</text:p>
          </table:table-cell>
          <table:table-cell table:formula="of:=IF(AND(NOT(MONTH([.A652]) = MONTH([.A653]));[.I652]&gt;=2400);&quot;TAK&quot;;&quot;NIE&quot;)" office:value-type="string" office:string-value="NIE" calcext:value-type="string">
            <text:p>NIE</text:p>
          </table:table-cell>
          <table:table-cell table:formula="of:=IF([.K652] = &quot;TAK&quot;;3;0)" office:value-type="float" office:value="0" calcext:value-type="float">
            <text:p>0</text:p>
          </table:table-cell>
          <table:table-cell table:formula="of:=[.L65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3" calcext:value-type="date">
            <text:p>13.10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53] = &quot;niedziela&quot;;[.$P$7]*[.J653];0)" office:value-type="float" office:value="870" calcext:value-type="float">
            <text:p>870</text:p>
          </table:table-cell>
          <table:table-cell table:formula="of:=[.E652]+[.D653]" office:value-type="float" office:value="47805" calcext:value-type="float">
            <text:p>47805</text:p>
          </table:table-cell>
          <table:table-cell table:formula="of:=IF(AND(NOT([.B653]=&quot;niedziela&quot;);NOT([.B653]=&quot;sobota&quot;));ROUNDDOWN(VLOOKUP([.C653];[.$O$1:.$P$4];2;0) * [.J653];0);0)" office:value-type="float" office:value="0" calcext:value-type="float">
            <text:p>0</text:p>
          </table:table-cell>
          <table:table-cell table:formula="of:=[.F653]*[.$P$8]" office:value-type="float" office:value="0" calcext:value-type="float">
            <text:p>0</text:p>
          </table:table-cell>
          <table:table-cell table:formula="of:=[.G653]+[.H652]" office:value-type="float" office:value="211080" calcext:value-type="float">
            <text:p>211080</text:p>
          </table:table-cell>
          <table:table-cell table:formula="of:=[.H653]-[.E653]" office:value-type="float" office:value="163275" calcext:value-type="float">
            <text:p>163275</text:p>
          </table:table-cell>
          <table:table-cell table:style-name="ce2" table:formula="of:=[.J652]+[.L652]" office:value-type="float" office:value="58" calcext:value-type="float">
            <text:p>58</text:p>
          </table:table-cell>
          <table:table-cell table:formula="of:=IF(AND(NOT(MONTH([.A653]) = MONTH([.A654]));[.I653]&gt;=2400);&quot;TAK&quot;;&quot;NIE&quot;)" office:value-type="string" office:string-value="NIE" calcext:value-type="string">
            <text:p>NIE</text:p>
          </table:table-cell>
          <table:table-cell table:formula="of:=IF([.K653] = &quot;TAK&quot;;3;0)" office:value-type="float" office:value="0" calcext:value-type="float">
            <text:p>0</text:p>
          </table:table-cell>
          <table:table-cell table:formula="of:=[.L65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4" calcext:value-type="date">
            <text:p>14.10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54] = &quot;niedziela&quot;;[.$P$7]*[.J654];0)" office:value-type="float" office:value="0" calcext:value-type="float">
            <text:p>0</text:p>
          </table:table-cell>
          <table:table-cell table:formula="of:=[.E653]+[.D654]" office:value-type="float" office:value="47805" calcext:value-type="float">
            <text:p>47805</text:p>
          </table:table-cell>
          <table:table-cell table:formula="of:=IF(AND(NOT([.B654]=&quot;niedziela&quot;);NOT([.B654]=&quot;sobota&quot;));ROUNDDOWN(VLOOKUP([.C654];[.$O$1:.$P$4];2;0) * [.J654];0);0)" office:value-type="float" office:value="23" calcext:value-type="float">
            <text:p>23</text:p>
          </table:table-cell>
          <table:table-cell table:formula="of:=[.F654]*[.$P$8]" office:value-type="float" office:value="690" calcext:value-type="float">
            <text:p>690</text:p>
          </table:table-cell>
          <table:table-cell table:formula="of:=[.G654]+[.H653]" office:value-type="float" office:value="211770" calcext:value-type="float">
            <text:p>211770</text:p>
          </table:table-cell>
          <table:table-cell table:formula="of:=[.H654]-[.E654]" office:value-type="float" office:value="163965" calcext:value-type="float">
            <text:p>163965</text:p>
          </table:table-cell>
          <table:table-cell table:style-name="ce2" table:formula="of:=[.J653]+[.L653]" office:value-type="float" office:value="58" calcext:value-type="float">
            <text:p>58</text:p>
          </table:table-cell>
          <table:table-cell table:formula="of:=IF(AND(NOT(MONTH([.A654]) = MONTH([.A655]));[.I654]&gt;=2400);&quot;TAK&quot;;&quot;NIE&quot;)" office:value-type="string" office:string-value="NIE" calcext:value-type="string">
            <text:p>NIE</text:p>
          </table:table-cell>
          <table:table-cell table:formula="of:=IF([.K654] = &quot;TAK&quot;;3;0)" office:value-type="float" office:value="0" calcext:value-type="float">
            <text:p>0</text:p>
          </table:table-cell>
          <table:table-cell table:formula="of:=[.L65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5" calcext:value-type="date">
            <text:p>15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55] = &quot;niedziela&quot;;[.$P$7]*[.J655];0)" office:value-type="float" office:value="0" calcext:value-type="float">
            <text:p>0</text:p>
          </table:table-cell>
          <table:table-cell table:formula="of:=[.E654]+[.D655]" office:value-type="float" office:value="47805" calcext:value-type="float">
            <text:p>47805</text:p>
          </table:table-cell>
          <table:table-cell table:formula="of:=IF(AND(NOT([.B655]=&quot;niedziela&quot;);NOT([.B655]=&quot;sobota&quot;));ROUNDDOWN(VLOOKUP([.C655];[.$O$1:.$P$4];2;0) * [.J655];0);0)" office:value-type="float" office:value="23" calcext:value-type="float">
            <text:p>23</text:p>
          </table:table-cell>
          <table:table-cell table:formula="of:=[.F655]*[.$P$8]" office:value-type="float" office:value="690" calcext:value-type="float">
            <text:p>690</text:p>
          </table:table-cell>
          <table:table-cell table:formula="of:=[.G655]+[.H654]" office:value-type="float" office:value="212460" calcext:value-type="float">
            <text:p>212460</text:p>
          </table:table-cell>
          <table:table-cell table:formula="of:=[.H655]-[.E655]" office:value-type="float" office:value="164655" calcext:value-type="float">
            <text:p>164655</text:p>
          </table:table-cell>
          <table:table-cell table:style-name="ce2" table:formula="of:=[.J654]+[.L654]" office:value-type="float" office:value="58" calcext:value-type="float">
            <text:p>58</text:p>
          </table:table-cell>
          <table:table-cell table:formula="of:=IF(AND(NOT(MONTH([.A655]) = MONTH([.A656]));[.I655]&gt;=2400);&quot;TAK&quot;;&quot;NIE&quot;)" office:value-type="string" office:string-value="NIE" calcext:value-type="string">
            <text:p>NIE</text:p>
          </table:table-cell>
          <table:table-cell table:formula="of:=IF([.K655] = &quot;TAK&quot;;3;0)" office:value-type="float" office:value="0" calcext:value-type="float">
            <text:p>0</text:p>
          </table:table-cell>
          <table:table-cell table:formula="of:=[.L65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6" calcext:value-type="date">
            <text:p>16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56] = &quot;niedziela&quot;;[.$P$7]*[.J656];0)" office:value-type="float" office:value="0" calcext:value-type="float">
            <text:p>0</text:p>
          </table:table-cell>
          <table:table-cell table:formula="of:=[.E655]+[.D656]" office:value-type="float" office:value="47805" calcext:value-type="float">
            <text:p>47805</text:p>
          </table:table-cell>
          <table:table-cell table:formula="of:=IF(AND(NOT([.B656]=&quot;niedziela&quot;);NOT([.B656]=&quot;sobota&quot;));ROUNDDOWN(VLOOKUP([.C656];[.$O$1:.$P$4];2;0) * [.J656];0);0)" office:value-type="float" office:value="23" calcext:value-type="float">
            <text:p>23</text:p>
          </table:table-cell>
          <table:table-cell table:formula="of:=[.F656]*[.$P$8]" office:value-type="float" office:value="690" calcext:value-type="float">
            <text:p>690</text:p>
          </table:table-cell>
          <table:table-cell table:formula="of:=[.G656]+[.H655]" office:value-type="float" office:value="213150" calcext:value-type="float">
            <text:p>213150</text:p>
          </table:table-cell>
          <table:table-cell table:formula="of:=[.H656]-[.E656]" office:value-type="float" office:value="165345" calcext:value-type="float">
            <text:p>165345</text:p>
          </table:table-cell>
          <table:table-cell table:style-name="ce2" table:formula="of:=[.J655]+[.L655]" office:value-type="float" office:value="58" calcext:value-type="float">
            <text:p>58</text:p>
          </table:table-cell>
          <table:table-cell table:formula="of:=IF(AND(NOT(MONTH([.A656]) = MONTH([.A657]));[.I656]&gt;=2400);&quot;TAK&quot;;&quot;NIE&quot;)" office:value-type="string" office:string-value="NIE" calcext:value-type="string">
            <text:p>NIE</text:p>
          </table:table-cell>
          <table:table-cell table:formula="of:=IF([.K656] = &quot;TAK&quot;;3;0)" office:value-type="float" office:value="0" calcext:value-type="float">
            <text:p>0</text:p>
          </table:table-cell>
          <table:table-cell table:formula="of:=[.L65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7" calcext:value-type="date">
            <text:p>17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57] = &quot;niedziela&quot;;[.$P$7]*[.J657];0)" office:value-type="float" office:value="0" calcext:value-type="float">
            <text:p>0</text:p>
          </table:table-cell>
          <table:table-cell table:formula="of:=[.E656]+[.D657]" office:value-type="float" office:value="47805" calcext:value-type="float">
            <text:p>47805</text:p>
          </table:table-cell>
          <table:table-cell table:formula="of:=IF(AND(NOT([.B657]=&quot;niedziela&quot;);NOT([.B657]=&quot;sobota&quot;));ROUNDDOWN(VLOOKUP([.C657];[.$O$1:.$P$4];2;0) * [.J657];0);0)" office:value-type="float" office:value="23" calcext:value-type="float">
            <text:p>23</text:p>
          </table:table-cell>
          <table:table-cell table:formula="of:=[.F657]*[.$P$8]" office:value-type="float" office:value="690" calcext:value-type="float">
            <text:p>690</text:p>
          </table:table-cell>
          <table:table-cell table:formula="of:=[.G657]+[.H656]" office:value-type="float" office:value="213840" calcext:value-type="float">
            <text:p>213840</text:p>
          </table:table-cell>
          <table:table-cell table:formula="of:=[.H657]-[.E657]" office:value-type="float" office:value="166035" calcext:value-type="float">
            <text:p>166035</text:p>
          </table:table-cell>
          <table:table-cell table:style-name="ce2" table:formula="of:=[.J656]+[.L656]" office:value-type="float" office:value="58" calcext:value-type="float">
            <text:p>58</text:p>
          </table:table-cell>
          <table:table-cell table:formula="of:=IF(AND(NOT(MONTH([.A657]) = MONTH([.A658]));[.I657]&gt;=2400);&quot;TAK&quot;;&quot;NIE&quot;)" office:value-type="string" office:string-value="NIE" calcext:value-type="string">
            <text:p>NIE</text:p>
          </table:table-cell>
          <table:table-cell table:formula="of:=IF([.K657] = &quot;TAK&quot;;3;0)" office:value-type="float" office:value="0" calcext:value-type="float">
            <text:p>0</text:p>
          </table:table-cell>
          <table:table-cell table:formula="of:=[.L65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8" calcext:value-type="date">
            <text:p>18.10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58] = &quot;niedziela&quot;;[.$P$7]*[.J658];0)" office:value-type="float" office:value="0" calcext:value-type="float">
            <text:p>0</text:p>
          </table:table-cell>
          <table:table-cell table:formula="of:=[.E657]+[.D658]" office:value-type="float" office:value="47805" calcext:value-type="float">
            <text:p>47805</text:p>
          </table:table-cell>
          <table:table-cell table:formula="of:=IF(AND(NOT([.B658]=&quot;niedziela&quot;);NOT([.B658]=&quot;sobota&quot;));ROUNDDOWN(VLOOKUP([.C658];[.$O$1:.$P$4];2;0) * [.J658];0);0)" office:value-type="float" office:value="23" calcext:value-type="float">
            <text:p>23</text:p>
          </table:table-cell>
          <table:table-cell table:formula="of:=[.F658]*[.$P$8]" office:value-type="float" office:value="690" calcext:value-type="float">
            <text:p>690</text:p>
          </table:table-cell>
          <table:table-cell table:formula="of:=[.G658]+[.H657]" office:value-type="float" office:value="214530" calcext:value-type="float">
            <text:p>214530</text:p>
          </table:table-cell>
          <table:table-cell table:formula="of:=[.H658]-[.E658]" office:value-type="float" office:value="166725" calcext:value-type="float">
            <text:p>166725</text:p>
          </table:table-cell>
          <table:table-cell table:style-name="ce2" table:formula="of:=[.J657]+[.L657]" office:value-type="float" office:value="58" calcext:value-type="float">
            <text:p>58</text:p>
          </table:table-cell>
          <table:table-cell table:formula="of:=IF(AND(NOT(MONTH([.A658]) = MONTH([.A659]));[.I658]&gt;=2400);&quot;TAK&quot;;&quot;NIE&quot;)" office:value-type="string" office:string-value="NIE" calcext:value-type="string">
            <text:p>NIE</text:p>
          </table:table-cell>
          <table:table-cell table:formula="of:=IF([.K658] = &quot;TAK&quot;;3;0)" office:value-type="float" office:value="0" calcext:value-type="float">
            <text:p>0</text:p>
          </table:table-cell>
          <table:table-cell table:formula="of:=[.L65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19" calcext:value-type="date">
            <text:p>19.10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59] = &quot;niedziela&quot;;[.$P$7]*[.J659];0)" office:value-type="float" office:value="0" calcext:value-type="float">
            <text:p>0</text:p>
          </table:table-cell>
          <table:table-cell table:formula="of:=[.E658]+[.D659]" office:value-type="float" office:value="47805" calcext:value-type="float">
            <text:p>47805</text:p>
          </table:table-cell>
          <table:table-cell table:formula="of:=IF(AND(NOT([.B659]=&quot;niedziela&quot;);NOT([.B659]=&quot;sobota&quot;));ROUNDDOWN(VLOOKUP([.C659];[.$O$1:.$P$4];2;0) * [.J659];0);0)" office:value-type="float" office:value="0" calcext:value-type="float">
            <text:p>0</text:p>
          </table:table-cell>
          <table:table-cell table:formula="of:=[.F659]*[.$P$8]" office:value-type="float" office:value="0" calcext:value-type="float">
            <text:p>0</text:p>
          </table:table-cell>
          <table:table-cell table:formula="of:=[.G659]+[.H658]" office:value-type="float" office:value="214530" calcext:value-type="float">
            <text:p>214530</text:p>
          </table:table-cell>
          <table:table-cell table:formula="of:=[.H659]-[.E659]" office:value-type="float" office:value="166725" calcext:value-type="float">
            <text:p>166725</text:p>
          </table:table-cell>
          <table:table-cell table:style-name="ce2" table:formula="of:=[.J658]+[.L658]" office:value-type="float" office:value="58" calcext:value-type="float">
            <text:p>58</text:p>
          </table:table-cell>
          <table:table-cell table:formula="of:=IF(AND(NOT(MONTH([.A659]) = MONTH([.A660]));[.I659]&gt;=2400);&quot;TAK&quot;;&quot;NIE&quot;)" office:value-type="string" office:string-value="NIE" calcext:value-type="string">
            <text:p>NIE</text:p>
          </table:table-cell>
          <table:table-cell table:formula="of:=IF([.K659] = &quot;TAK&quot;;3;0)" office:value-type="float" office:value="0" calcext:value-type="float">
            <text:p>0</text:p>
          </table:table-cell>
          <table:table-cell table:formula="of:=[.L65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0" calcext:value-type="date">
            <text:p>20.10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60] = &quot;niedziela&quot;;[.$P$7]*[.J660];0)" office:value-type="float" office:value="870" calcext:value-type="float">
            <text:p>870</text:p>
          </table:table-cell>
          <table:table-cell table:formula="of:=[.E659]+[.D660]" office:value-type="float" office:value="48675" calcext:value-type="float">
            <text:p>48675</text:p>
          </table:table-cell>
          <table:table-cell table:formula="of:=IF(AND(NOT([.B660]=&quot;niedziela&quot;);NOT([.B660]=&quot;sobota&quot;));ROUNDDOWN(VLOOKUP([.C660];[.$O$1:.$P$4];2;0) * [.J660];0);0)" office:value-type="float" office:value="0" calcext:value-type="float">
            <text:p>0</text:p>
          </table:table-cell>
          <table:table-cell table:formula="of:=[.F660]*[.$P$8]" office:value-type="float" office:value="0" calcext:value-type="float">
            <text:p>0</text:p>
          </table:table-cell>
          <table:table-cell table:formula="of:=[.G660]+[.H659]" office:value-type="float" office:value="214530" calcext:value-type="float">
            <text:p>214530</text:p>
          </table:table-cell>
          <table:table-cell table:formula="of:=[.H660]-[.E660]" office:value-type="float" office:value="165855" calcext:value-type="float">
            <text:p>165855</text:p>
          </table:table-cell>
          <table:table-cell table:style-name="ce2" table:formula="of:=[.J659]+[.L659]" office:value-type="float" office:value="58" calcext:value-type="float">
            <text:p>58</text:p>
          </table:table-cell>
          <table:table-cell table:formula="of:=IF(AND(NOT(MONTH([.A660]) = MONTH([.A661]));[.I660]&gt;=2400);&quot;TAK&quot;;&quot;NIE&quot;)" office:value-type="string" office:string-value="NIE" calcext:value-type="string">
            <text:p>NIE</text:p>
          </table:table-cell>
          <table:table-cell table:formula="of:=IF([.K660] = &quot;TAK&quot;;3;0)" office:value-type="float" office:value="0" calcext:value-type="float">
            <text:p>0</text:p>
          </table:table-cell>
          <table:table-cell table:formula="of:=[.L66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1" calcext:value-type="date">
            <text:p>21.10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61] = &quot;niedziela&quot;;[.$P$7]*[.J661];0)" office:value-type="float" office:value="0" calcext:value-type="float">
            <text:p>0</text:p>
          </table:table-cell>
          <table:table-cell table:formula="of:=[.E660]+[.D661]" office:value-type="float" office:value="48675" calcext:value-type="float">
            <text:p>48675</text:p>
          </table:table-cell>
          <table:table-cell table:formula="of:=IF(AND(NOT([.B661]=&quot;niedziela&quot;);NOT([.B661]=&quot;sobota&quot;));ROUNDDOWN(VLOOKUP([.C661];[.$O$1:.$P$4];2;0) * [.J661];0);0)" office:value-type="float" office:value="23" calcext:value-type="float">
            <text:p>23</text:p>
          </table:table-cell>
          <table:table-cell table:formula="of:=[.F661]*[.$P$8]" office:value-type="float" office:value="690" calcext:value-type="float">
            <text:p>690</text:p>
          </table:table-cell>
          <table:table-cell table:formula="of:=[.G661]+[.H660]" office:value-type="float" office:value="215220" calcext:value-type="float">
            <text:p>215220</text:p>
          </table:table-cell>
          <table:table-cell table:formula="of:=[.H661]-[.E661]" office:value-type="float" office:value="166545" calcext:value-type="float">
            <text:p>166545</text:p>
          </table:table-cell>
          <table:table-cell table:style-name="ce2" table:formula="of:=[.J660]+[.L660]" office:value-type="float" office:value="58" calcext:value-type="float">
            <text:p>58</text:p>
          </table:table-cell>
          <table:table-cell table:formula="of:=IF(AND(NOT(MONTH([.A661]) = MONTH([.A662]));[.I661]&gt;=2400);&quot;TAK&quot;;&quot;NIE&quot;)" office:value-type="string" office:string-value="NIE" calcext:value-type="string">
            <text:p>NIE</text:p>
          </table:table-cell>
          <table:table-cell table:formula="of:=IF([.K661] = &quot;TAK&quot;;3;0)" office:value-type="float" office:value="0" calcext:value-type="float">
            <text:p>0</text:p>
          </table:table-cell>
          <table:table-cell table:formula="of:=[.L66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2" calcext:value-type="date">
            <text:p>22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62] = &quot;niedziela&quot;;[.$P$7]*[.J662];0)" office:value-type="float" office:value="0" calcext:value-type="float">
            <text:p>0</text:p>
          </table:table-cell>
          <table:table-cell table:formula="of:=[.E661]+[.D662]" office:value-type="float" office:value="48675" calcext:value-type="float">
            <text:p>48675</text:p>
          </table:table-cell>
          <table:table-cell table:formula="of:=IF(AND(NOT([.B662]=&quot;niedziela&quot;);NOT([.B662]=&quot;sobota&quot;));ROUNDDOWN(VLOOKUP([.C662];[.$O$1:.$P$4];2;0) * [.J662];0);0)" office:value-type="float" office:value="23" calcext:value-type="float">
            <text:p>23</text:p>
          </table:table-cell>
          <table:table-cell table:formula="of:=[.F662]*[.$P$8]" office:value-type="float" office:value="690" calcext:value-type="float">
            <text:p>690</text:p>
          </table:table-cell>
          <table:table-cell table:formula="of:=[.G662]+[.H661]" office:value-type="float" office:value="215910" calcext:value-type="float">
            <text:p>215910</text:p>
          </table:table-cell>
          <table:table-cell table:formula="of:=[.H662]-[.E662]" office:value-type="float" office:value="167235" calcext:value-type="float">
            <text:p>167235</text:p>
          </table:table-cell>
          <table:table-cell table:style-name="ce2" table:formula="of:=[.J661]+[.L661]" office:value-type="float" office:value="58" calcext:value-type="float">
            <text:p>58</text:p>
          </table:table-cell>
          <table:table-cell table:formula="of:=IF(AND(NOT(MONTH([.A662]) = MONTH([.A663]));[.I662]&gt;=2400);&quot;TAK&quot;;&quot;NIE&quot;)" office:value-type="string" office:string-value="NIE" calcext:value-type="string">
            <text:p>NIE</text:p>
          </table:table-cell>
          <table:table-cell table:formula="of:=IF([.K662] = &quot;TAK&quot;;3;0)" office:value-type="float" office:value="0" calcext:value-type="float">
            <text:p>0</text:p>
          </table:table-cell>
          <table:table-cell table:formula="of:=[.L66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3" calcext:value-type="date">
            <text:p>23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63] = &quot;niedziela&quot;;[.$P$7]*[.J663];0)" office:value-type="float" office:value="0" calcext:value-type="float">
            <text:p>0</text:p>
          </table:table-cell>
          <table:table-cell table:formula="of:=[.E662]+[.D663]" office:value-type="float" office:value="48675" calcext:value-type="float">
            <text:p>48675</text:p>
          </table:table-cell>
          <table:table-cell table:formula="of:=IF(AND(NOT([.B663]=&quot;niedziela&quot;);NOT([.B663]=&quot;sobota&quot;));ROUNDDOWN(VLOOKUP([.C663];[.$O$1:.$P$4];2;0) * [.J663];0);0)" office:value-type="float" office:value="23" calcext:value-type="float">
            <text:p>23</text:p>
          </table:table-cell>
          <table:table-cell table:formula="of:=[.F663]*[.$P$8]" office:value-type="float" office:value="690" calcext:value-type="float">
            <text:p>690</text:p>
          </table:table-cell>
          <table:table-cell table:formula="of:=[.G663]+[.H662]" office:value-type="float" office:value="216600" calcext:value-type="float">
            <text:p>216600</text:p>
          </table:table-cell>
          <table:table-cell table:formula="of:=[.H663]-[.E663]" office:value-type="float" office:value="167925" calcext:value-type="float">
            <text:p>167925</text:p>
          </table:table-cell>
          <table:table-cell table:style-name="ce2" table:formula="of:=[.J662]+[.L662]" office:value-type="float" office:value="58" calcext:value-type="float">
            <text:p>58</text:p>
          </table:table-cell>
          <table:table-cell table:formula="of:=IF(AND(NOT(MONTH([.A663]) = MONTH([.A664]));[.I663]&gt;=2400);&quot;TAK&quot;;&quot;NIE&quot;)" office:value-type="string" office:string-value="NIE" calcext:value-type="string">
            <text:p>NIE</text:p>
          </table:table-cell>
          <table:table-cell table:formula="of:=IF([.K663] = &quot;TAK&quot;;3;0)" office:value-type="float" office:value="0" calcext:value-type="float">
            <text:p>0</text:p>
          </table:table-cell>
          <table:table-cell table:formula="of:=[.L66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4" calcext:value-type="date">
            <text:p>24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64] = &quot;niedziela&quot;;[.$P$7]*[.J664];0)" office:value-type="float" office:value="0" calcext:value-type="float">
            <text:p>0</text:p>
          </table:table-cell>
          <table:table-cell table:formula="of:=[.E663]+[.D664]" office:value-type="float" office:value="48675" calcext:value-type="float">
            <text:p>48675</text:p>
          </table:table-cell>
          <table:table-cell table:formula="of:=IF(AND(NOT([.B664]=&quot;niedziela&quot;);NOT([.B664]=&quot;sobota&quot;));ROUNDDOWN(VLOOKUP([.C664];[.$O$1:.$P$4];2;0) * [.J664];0);0)" office:value-type="float" office:value="23" calcext:value-type="float">
            <text:p>23</text:p>
          </table:table-cell>
          <table:table-cell table:formula="of:=[.F664]*[.$P$8]" office:value-type="float" office:value="690" calcext:value-type="float">
            <text:p>690</text:p>
          </table:table-cell>
          <table:table-cell table:formula="of:=[.G664]+[.H663]" office:value-type="float" office:value="217290" calcext:value-type="float">
            <text:p>217290</text:p>
          </table:table-cell>
          <table:table-cell table:formula="of:=[.H664]-[.E664]" office:value-type="float" office:value="168615" calcext:value-type="float">
            <text:p>168615</text:p>
          </table:table-cell>
          <table:table-cell table:style-name="ce2" table:formula="of:=[.J663]+[.L663]" office:value-type="float" office:value="58" calcext:value-type="float">
            <text:p>58</text:p>
          </table:table-cell>
          <table:table-cell table:formula="of:=IF(AND(NOT(MONTH([.A664]) = MONTH([.A665]));[.I664]&gt;=2400);&quot;TAK&quot;;&quot;NIE&quot;)" office:value-type="string" office:string-value="NIE" calcext:value-type="string">
            <text:p>NIE</text:p>
          </table:table-cell>
          <table:table-cell table:formula="of:=IF([.K664] = &quot;TAK&quot;;3;0)" office:value-type="float" office:value="0" calcext:value-type="float">
            <text:p>0</text:p>
          </table:table-cell>
          <table:table-cell table:formula="of:=[.L66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5" calcext:value-type="date">
            <text:p>25.10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65] = &quot;niedziela&quot;;[.$P$7]*[.J665];0)" office:value-type="float" office:value="0" calcext:value-type="float">
            <text:p>0</text:p>
          </table:table-cell>
          <table:table-cell table:formula="of:=[.E664]+[.D665]" office:value-type="float" office:value="48675" calcext:value-type="float">
            <text:p>48675</text:p>
          </table:table-cell>
          <table:table-cell table:formula="of:=IF(AND(NOT([.B665]=&quot;niedziela&quot;);NOT([.B665]=&quot;sobota&quot;));ROUNDDOWN(VLOOKUP([.C665];[.$O$1:.$P$4];2;0) * [.J665];0);0)" office:value-type="float" office:value="23" calcext:value-type="float">
            <text:p>23</text:p>
          </table:table-cell>
          <table:table-cell table:formula="of:=[.F665]*[.$P$8]" office:value-type="float" office:value="690" calcext:value-type="float">
            <text:p>690</text:p>
          </table:table-cell>
          <table:table-cell table:formula="of:=[.G665]+[.H664]" office:value-type="float" office:value="217980" calcext:value-type="float">
            <text:p>217980</text:p>
          </table:table-cell>
          <table:table-cell table:formula="of:=[.H665]-[.E665]" office:value-type="float" office:value="169305" calcext:value-type="float">
            <text:p>169305</text:p>
          </table:table-cell>
          <table:table-cell table:style-name="ce2" table:formula="of:=[.J664]+[.L664]" office:value-type="float" office:value="58" calcext:value-type="float">
            <text:p>58</text:p>
          </table:table-cell>
          <table:table-cell table:formula="of:=IF(AND(NOT(MONTH([.A665]) = MONTH([.A666]));[.I665]&gt;=2400);&quot;TAK&quot;;&quot;NIE&quot;)" office:value-type="string" office:string-value="NIE" calcext:value-type="string">
            <text:p>NIE</text:p>
          </table:table-cell>
          <table:table-cell table:formula="of:=IF([.K665] = &quot;TAK&quot;;3;0)" office:value-type="float" office:value="0" calcext:value-type="float">
            <text:p>0</text:p>
          </table:table-cell>
          <table:table-cell table:formula="of:=[.L66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6" calcext:value-type="date">
            <text:p>26.10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66] = &quot;niedziela&quot;;[.$P$7]*[.J666];0)" office:value-type="float" office:value="0" calcext:value-type="float">
            <text:p>0</text:p>
          </table:table-cell>
          <table:table-cell table:formula="of:=[.E665]+[.D666]" office:value-type="float" office:value="48675" calcext:value-type="float">
            <text:p>48675</text:p>
          </table:table-cell>
          <table:table-cell table:formula="of:=IF(AND(NOT([.B666]=&quot;niedziela&quot;);NOT([.B666]=&quot;sobota&quot;));ROUNDDOWN(VLOOKUP([.C666];[.$O$1:.$P$4];2;0) * [.J666];0);0)" office:value-type="float" office:value="0" calcext:value-type="float">
            <text:p>0</text:p>
          </table:table-cell>
          <table:table-cell table:formula="of:=[.F666]*[.$P$8]" office:value-type="float" office:value="0" calcext:value-type="float">
            <text:p>0</text:p>
          </table:table-cell>
          <table:table-cell table:formula="of:=[.G666]+[.H665]" office:value-type="float" office:value="217980" calcext:value-type="float">
            <text:p>217980</text:p>
          </table:table-cell>
          <table:table-cell table:formula="of:=[.H666]-[.E666]" office:value-type="float" office:value="169305" calcext:value-type="float">
            <text:p>169305</text:p>
          </table:table-cell>
          <table:table-cell table:style-name="ce2" table:formula="of:=[.J665]+[.L665]" office:value-type="float" office:value="58" calcext:value-type="float">
            <text:p>58</text:p>
          </table:table-cell>
          <table:table-cell table:formula="of:=IF(AND(NOT(MONTH([.A666]) = MONTH([.A667]));[.I666]&gt;=2400);&quot;TAK&quot;;&quot;NIE&quot;)" office:value-type="string" office:string-value="NIE" calcext:value-type="string">
            <text:p>NIE</text:p>
          </table:table-cell>
          <table:table-cell table:formula="of:=IF([.K666] = &quot;TAK&quot;;3;0)" office:value-type="float" office:value="0" calcext:value-type="float">
            <text:p>0</text:p>
          </table:table-cell>
          <table:table-cell table:formula="of:=[.L66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7" calcext:value-type="date">
            <text:p>27.10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67] = &quot;niedziela&quot;;[.$P$7]*[.J667];0)" office:value-type="float" office:value="870" calcext:value-type="float">
            <text:p>870</text:p>
          </table:table-cell>
          <table:table-cell table:formula="of:=[.E666]+[.D667]" office:value-type="float" office:value="49545" calcext:value-type="float">
            <text:p>49545</text:p>
          </table:table-cell>
          <table:table-cell table:formula="of:=IF(AND(NOT([.B667]=&quot;niedziela&quot;);NOT([.B667]=&quot;sobota&quot;));ROUNDDOWN(VLOOKUP([.C667];[.$O$1:.$P$4];2;0) * [.J667];0);0)" office:value-type="float" office:value="0" calcext:value-type="float">
            <text:p>0</text:p>
          </table:table-cell>
          <table:table-cell table:formula="of:=[.F667]*[.$P$8]" office:value-type="float" office:value="0" calcext:value-type="float">
            <text:p>0</text:p>
          </table:table-cell>
          <table:table-cell table:formula="of:=[.G667]+[.H666]" office:value-type="float" office:value="217980" calcext:value-type="float">
            <text:p>217980</text:p>
          </table:table-cell>
          <table:table-cell table:formula="of:=[.H667]-[.E667]" office:value-type="float" office:value="168435" calcext:value-type="float">
            <text:p>168435</text:p>
          </table:table-cell>
          <table:table-cell table:style-name="ce2" table:formula="of:=[.J666]+[.L666]" office:value-type="float" office:value="58" calcext:value-type="float">
            <text:p>58</text:p>
          </table:table-cell>
          <table:table-cell table:formula="of:=IF(AND(NOT(MONTH([.A667]) = MONTH([.A668]));[.I667]&gt;=2400);&quot;TAK&quot;;&quot;NIE&quot;)" office:value-type="string" office:string-value="NIE" calcext:value-type="string">
            <text:p>NIE</text:p>
          </table:table-cell>
          <table:table-cell table:formula="of:=IF([.K667] = &quot;TAK&quot;;3;0)" office:value-type="float" office:value="0" calcext:value-type="float">
            <text:p>0</text:p>
          </table:table-cell>
          <table:table-cell table:formula="of:=[.L66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8" calcext:value-type="date">
            <text:p>28.10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68] = &quot;niedziela&quot;;[.$P$7]*[.J668];0)" office:value-type="float" office:value="0" calcext:value-type="float">
            <text:p>0</text:p>
          </table:table-cell>
          <table:table-cell table:formula="of:=[.E667]+[.D668]" office:value-type="float" office:value="49545" calcext:value-type="float">
            <text:p>49545</text:p>
          </table:table-cell>
          <table:table-cell table:formula="of:=IF(AND(NOT([.B668]=&quot;niedziela&quot;);NOT([.B668]=&quot;sobota&quot;));ROUNDDOWN(VLOOKUP([.C668];[.$O$1:.$P$4];2;0) * [.J668];0);0)" office:value-type="float" office:value="23" calcext:value-type="float">
            <text:p>23</text:p>
          </table:table-cell>
          <table:table-cell table:formula="of:=[.F668]*[.$P$8]" office:value-type="float" office:value="690" calcext:value-type="float">
            <text:p>690</text:p>
          </table:table-cell>
          <table:table-cell table:formula="of:=[.G668]+[.H667]" office:value-type="float" office:value="218670" calcext:value-type="float">
            <text:p>218670</text:p>
          </table:table-cell>
          <table:table-cell table:formula="of:=[.H668]-[.E668]" office:value-type="float" office:value="169125" calcext:value-type="float">
            <text:p>169125</text:p>
          </table:table-cell>
          <table:table-cell table:style-name="ce2" table:formula="of:=[.J667]+[.L667]" office:value-type="float" office:value="58" calcext:value-type="float">
            <text:p>58</text:p>
          </table:table-cell>
          <table:table-cell table:formula="of:=IF(AND(NOT(MONTH([.A668]) = MONTH([.A669]));[.I668]&gt;=2400);&quot;TAK&quot;;&quot;NIE&quot;)" office:value-type="string" office:string-value="NIE" calcext:value-type="string">
            <text:p>NIE</text:p>
          </table:table-cell>
          <table:table-cell table:formula="of:=IF([.K668] = &quot;TAK&quot;;3;0)" office:value-type="float" office:value="0" calcext:value-type="float">
            <text:p>0</text:p>
          </table:table-cell>
          <table:table-cell table:formula="of:=[.L66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29" calcext:value-type="date">
            <text:p>29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69] = &quot;niedziela&quot;;[.$P$7]*[.J669];0)" office:value-type="float" office:value="0" calcext:value-type="float">
            <text:p>0</text:p>
          </table:table-cell>
          <table:table-cell table:formula="of:=[.E668]+[.D669]" office:value-type="float" office:value="49545" calcext:value-type="float">
            <text:p>49545</text:p>
          </table:table-cell>
          <table:table-cell table:formula="of:=IF(AND(NOT([.B669]=&quot;niedziela&quot;);NOT([.B669]=&quot;sobota&quot;));ROUNDDOWN(VLOOKUP([.C669];[.$O$1:.$P$4];2;0) * [.J669];0);0)" office:value-type="float" office:value="23" calcext:value-type="float">
            <text:p>23</text:p>
          </table:table-cell>
          <table:table-cell table:formula="of:=[.F669]*[.$P$8]" office:value-type="float" office:value="690" calcext:value-type="float">
            <text:p>690</text:p>
          </table:table-cell>
          <table:table-cell table:formula="of:=[.G669]+[.H668]" office:value-type="float" office:value="219360" calcext:value-type="float">
            <text:p>219360</text:p>
          </table:table-cell>
          <table:table-cell table:formula="of:=[.H669]-[.E669]" office:value-type="float" office:value="169815" calcext:value-type="float">
            <text:p>169815</text:p>
          </table:table-cell>
          <table:table-cell table:style-name="ce2" table:formula="of:=[.J668]+[.L668]" office:value-type="float" office:value="58" calcext:value-type="float">
            <text:p>58</text:p>
          </table:table-cell>
          <table:table-cell table:formula="of:=IF(AND(NOT(MONTH([.A669]) = MONTH([.A670]));[.I669]&gt;=2400);&quot;TAK&quot;;&quot;NIE&quot;)" office:value-type="string" office:string-value="NIE" calcext:value-type="string">
            <text:p>NIE</text:p>
          </table:table-cell>
          <table:table-cell table:formula="of:=IF([.K669] = &quot;TAK&quot;;3;0)" office:value-type="float" office:value="0" calcext:value-type="float">
            <text:p>0</text:p>
          </table:table-cell>
          <table:table-cell table:formula="of:=[.L66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30" calcext:value-type="date">
            <text:p>30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70] = &quot;niedziela&quot;;[.$P$7]*[.J670];0)" office:value-type="float" office:value="0" calcext:value-type="float">
            <text:p>0</text:p>
          </table:table-cell>
          <table:table-cell table:formula="of:=[.E669]+[.D670]" office:value-type="float" office:value="49545" calcext:value-type="float">
            <text:p>49545</text:p>
          </table:table-cell>
          <table:table-cell table:formula="of:=IF(AND(NOT([.B670]=&quot;niedziela&quot;);NOT([.B670]=&quot;sobota&quot;));ROUNDDOWN(VLOOKUP([.C670];[.$O$1:.$P$4];2;0) * [.J670];0);0)" office:value-type="float" office:value="23" calcext:value-type="float">
            <text:p>23</text:p>
          </table:table-cell>
          <table:table-cell table:formula="of:=[.F670]*[.$P$8]" office:value-type="float" office:value="690" calcext:value-type="float">
            <text:p>690</text:p>
          </table:table-cell>
          <table:table-cell table:formula="of:=[.G670]+[.H669]" office:value-type="float" office:value="220050" calcext:value-type="float">
            <text:p>220050</text:p>
          </table:table-cell>
          <table:table-cell table:formula="of:=[.H670]-[.E670]" office:value-type="float" office:value="170505" calcext:value-type="float">
            <text:p>170505</text:p>
          </table:table-cell>
          <table:table-cell table:style-name="ce2" table:formula="of:=[.J669]+[.L669]" office:value-type="float" office:value="58" calcext:value-type="float">
            <text:p>58</text:p>
          </table:table-cell>
          <table:table-cell table:formula="of:=IF(AND(NOT(MONTH([.A670]) = MONTH([.A671]));[.I670]&gt;=2400);&quot;TAK&quot;;&quot;NIE&quot;)" office:value-type="string" office:string-value="NIE" calcext:value-type="string">
            <text:p>NIE</text:p>
          </table:table-cell>
          <table:table-cell table:formula="of:=IF([.K670] = &quot;TAK&quot;;3;0)" office:value-type="float" office:value="0" calcext:value-type="float">
            <text:p>0</text:p>
          </table:table-cell>
          <table:table-cell table:formula="of:=[.L67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0-31" calcext:value-type="date">
            <text:p>31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71] = &quot;niedziela&quot;;[.$P$7]*[.J671];0)" office:value-type="float" office:value="0" calcext:value-type="float">
            <text:p>0</text:p>
          </table:table-cell>
          <table:table-cell table:formula="of:=[.E670]+[.D671]" office:value-type="float" office:value="49545" calcext:value-type="float">
            <text:p>49545</text:p>
          </table:table-cell>
          <table:table-cell table:formula="of:=IF(AND(NOT([.B671]=&quot;niedziela&quot;);NOT([.B671]=&quot;sobota&quot;));ROUNDDOWN(VLOOKUP([.C671];[.$O$1:.$P$4];2;0) * [.J671];0);0)" office:value-type="float" office:value="23" calcext:value-type="float">
            <text:p>23</text:p>
          </table:table-cell>
          <table:table-cell table:formula="of:=[.F671]*[.$P$8]" office:value-type="float" office:value="690" calcext:value-type="float">
            <text:p>690</text:p>
          </table:table-cell>
          <table:table-cell table:formula="of:=[.G671]+[.H670]" office:value-type="float" office:value="220740" calcext:value-type="float">
            <text:p>220740</text:p>
          </table:table-cell>
          <table:table-cell table:formula="of:=[.H671]-[.E671]" office:value-type="float" office:value="171195" calcext:value-type="float">
            <text:p>171195</text:p>
          </table:table-cell>
          <table:table-cell table:style-name="ce2" table:formula="of:=[.J670]+[.L670]" office:value-type="float" office:value="58" calcext:value-type="float">
            <text:p>58</text:p>
          </table:table-cell>
          <table:table-cell table:formula="of:=IF(AND(NOT(MONTH([.A671]) = MONTH([.A672]));[.I671]&gt;=2400);&quot;TAK&quot;;&quot;NIE&quot;)" office:value-type="string" office:string-value="TAK" calcext:value-type="string">
            <text:p>TAK</text:p>
          </table:table-cell>
          <table:table-cell table:formula="of:=IF([.K671] = &quot;TAK&quot;;3;0)" office:value-type="float" office:value="3" calcext:value-type="float">
            <text:p>3</text:p>
          </table:table-cell>
          <table:table-cell table:formula="of:=[.L671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1" calcext:value-type="date">
            <text:p>1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72] = &quot;niedziela&quot;;[.$P$7]*[.J672];0)" office:value-type="float" office:value="0" calcext:value-type="float">
            <text:p>0</text:p>
          </table:table-cell>
          <table:table-cell table:formula="of:=[.E671]+[.D672]" office:value-type="float" office:value="49545" calcext:value-type="float">
            <text:p>49545</text:p>
          </table:table-cell>
          <table:table-cell table:formula="of:=IF(AND(NOT([.B672]=&quot;niedziela&quot;);NOT([.B672]=&quot;sobota&quot;));ROUNDDOWN(VLOOKUP([.C672];[.$O$1:.$P$4];2;0) * [.J672];0);0)" office:value-type="float" office:value="24" calcext:value-type="float">
            <text:p>24</text:p>
          </table:table-cell>
          <table:table-cell table:formula="of:=[.F672]*[.$P$8]" office:value-type="float" office:value="720" calcext:value-type="float">
            <text:p>720</text:p>
          </table:table-cell>
          <table:table-cell table:formula="of:=[.G672]+[.H671]" office:value-type="float" office:value="221460" calcext:value-type="float">
            <text:p>221460</text:p>
          </table:table-cell>
          <table:table-cell table:formula="of:=[.H672]-[.E672]" office:value-type="float" office:value="171915" calcext:value-type="float">
            <text:p>171915</text:p>
          </table:table-cell>
          <table:table-cell table:style-name="ce2" table:formula="of:=[.J671]+[.L671]" office:value-type="float" office:value="61" calcext:value-type="float">
            <text:p>61</text:p>
          </table:table-cell>
          <table:table-cell table:formula="of:=IF(AND(NOT(MONTH([.A672]) = MONTH([.A673]));[.I672]&gt;=2400);&quot;TAK&quot;;&quot;NIE&quot;)" office:value-type="string" office:string-value="NIE" calcext:value-type="string">
            <text:p>NIE</text:p>
          </table:table-cell>
          <table:table-cell table:formula="of:=IF([.K672] = &quot;TAK&quot;;3;0)" office:value-type="float" office:value="0" calcext:value-type="float">
            <text:p>0</text:p>
          </table:table-cell>
          <table:table-cell table:formula="of:=[.L67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2" calcext:value-type="date">
            <text:p>2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73] = &quot;niedziela&quot;;[.$P$7]*[.J673];0)" office:value-type="float" office:value="0" calcext:value-type="float">
            <text:p>0</text:p>
          </table:table-cell>
          <table:table-cell table:formula="of:=[.E672]+[.D673]" office:value-type="float" office:value="49545" calcext:value-type="float">
            <text:p>49545</text:p>
          </table:table-cell>
          <table:table-cell table:formula="of:=IF(AND(NOT([.B673]=&quot;niedziela&quot;);NOT([.B673]=&quot;sobota&quot;));ROUNDDOWN(VLOOKUP([.C673];[.$O$1:.$P$4];2;0) * [.J673];0);0)" office:value-type="float" office:value="0" calcext:value-type="float">
            <text:p>0</text:p>
          </table:table-cell>
          <table:table-cell table:formula="of:=[.F673]*[.$P$8]" office:value-type="float" office:value="0" calcext:value-type="float">
            <text:p>0</text:p>
          </table:table-cell>
          <table:table-cell table:formula="of:=[.G673]+[.H672]" office:value-type="float" office:value="221460" calcext:value-type="float">
            <text:p>221460</text:p>
          </table:table-cell>
          <table:table-cell table:formula="of:=[.H673]-[.E673]" office:value-type="float" office:value="171915" calcext:value-type="float">
            <text:p>171915</text:p>
          </table:table-cell>
          <table:table-cell table:style-name="ce2" table:formula="of:=[.J672]+[.L672]" office:value-type="float" office:value="61" calcext:value-type="float">
            <text:p>61</text:p>
          </table:table-cell>
          <table:table-cell table:formula="of:=IF(AND(NOT(MONTH([.A673]) = MONTH([.A674]));[.I673]&gt;=2400);&quot;TAK&quot;;&quot;NIE&quot;)" office:value-type="string" office:string-value="NIE" calcext:value-type="string">
            <text:p>NIE</text:p>
          </table:table-cell>
          <table:table-cell table:formula="of:=IF([.K673] = &quot;TAK&quot;;3;0)" office:value-type="float" office:value="0" calcext:value-type="float">
            <text:p>0</text:p>
          </table:table-cell>
          <table:table-cell table:formula="of:=[.L67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3" calcext:value-type="date">
            <text:p>3.1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74] = &quot;niedziela&quot;;[.$P$7]*[.J674];0)" office:value-type="float" office:value="915" calcext:value-type="float">
            <text:p>915</text:p>
          </table:table-cell>
          <table:table-cell table:formula="of:=[.E673]+[.D674]" office:value-type="float" office:value="50460" calcext:value-type="float">
            <text:p>50460</text:p>
          </table:table-cell>
          <table:table-cell table:formula="of:=IF(AND(NOT([.B674]=&quot;niedziela&quot;);NOT([.B674]=&quot;sobota&quot;));ROUNDDOWN(VLOOKUP([.C674];[.$O$1:.$P$4];2;0) * [.J674];0);0)" office:value-type="float" office:value="0" calcext:value-type="float">
            <text:p>0</text:p>
          </table:table-cell>
          <table:table-cell table:formula="of:=[.F674]*[.$P$8]" office:value-type="float" office:value="0" calcext:value-type="float">
            <text:p>0</text:p>
          </table:table-cell>
          <table:table-cell table:formula="of:=[.G674]+[.H673]" office:value-type="float" office:value="221460" calcext:value-type="float">
            <text:p>221460</text:p>
          </table:table-cell>
          <table:table-cell table:formula="of:=[.H674]-[.E674]" office:value-type="float" office:value="171000" calcext:value-type="float">
            <text:p>171000</text:p>
          </table:table-cell>
          <table:table-cell table:style-name="ce2" table:formula="of:=[.J673]+[.L673]" office:value-type="float" office:value="61" calcext:value-type="float">
            <text:p>61</text:p>
          </table:table-cell>
          <table:table-cell table:formula="of:=IF(AND(NOT(MONTH([.A674]) = MONTH([.A675]));[.I674]&gt;=2400);&quot;TAK&quot;;&quot;NIE&quot;)" office:value-type="string" office:string-value="NIE" calcext:value-type="string">
            <text:p>NIE</text:p>
          </table:table-cell>
          <table:table-cell table:formula="of:=IF([.K674] = &quot;TAK&quot;;3;0)" office:value-type="float" office:value="0" calcext:value-type="float">
            <text:p>0</text:p>
          </table:table-cell>
          <table:table-cell table:formula="of:=[.L67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4" calcext:value-type="date">
            <text:p>4.1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75] = &quot;niedziela&quot;;[.$P$7]*[.J675];0)" office:value-type="float" office:value="0" calcext:value-type="float">
            <text:p>0</text:p>
          </table:table-cell>
          <table:table-cell table:formula="of:=[.E674]+[.D675]" office:value-type="float" office:value="50460" calcext:value-type="float">
            <text:p>50460</text:p>
          </table:table-cell>
          <table:table-cell table:formula="of:=IF(AND(NOT([.B675]=&quot;niedziela&quot;);NOT([.B675]=&quot;sobota&quot;));ROUNDDOWN(VLOOKUP([.C675];[.$O$1:.$P$4];2;0) * [.J675];0);0)" office:value-type="float" office:value="24" calcext:value-type="float">
            <text:p>24</text:p>
          </table:table-cell>
          <table:table-cell table:formula="of:=[.F675]*[.$P$8]" office:value-type="float" office:value="720" calcext:value-type="float">
            <text:p>720</text:p>
          </table:table-cell>
          <table:table-cell table:formula="of:=[.G675]+[.H674]" office:value-type="float" office:value="222180" calcext:value-type="float">
            <text:p>222180</text:p>
          </table:table-cell>
          <table:table-cell table:formula="of:=[.H675]-[.E675]" office:value-type="float" office:value="171720" calcext:value-type="float">
            <text:p>171720</text:p>
          </table:table-cell>
          <table:table-cell table:style-name="ce2" table:formula="of:=[.J674]+[.L674]" office:value-type="float" office:value="61" calcext:value-type="float">
            <text:p>61</text:p>
          </table:table-cell>
          <table:table-cell table:formula="of:=IF(AND(NOT(MONTH([.A675]) = MONTH([.A676]));[.I675]&gt;=2400);&quot;TAK&quot;;&quot;NIE&quot;)" office:value-type="string" office:string-value="NIE" calcext:value-type="string">
            <text:p>NIE</text:p>
          </table:table-cell>
          <table:table-cell table:formula="of:=IF([.K675] = &quot;TAK&quot;;3;0)" office:value-type="float" office:value="0" calcext:value-type="float">
            <text:p>0</text:p>
          </table:table-cell>
          <table:table-cell table:formula="of:=[.L67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5" calcext:value-type="date">
            <text:p>5.1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76] = &quot;niedziela&quot;;[.$P$7]*[.J676];0)" office:value-type="float" office:value="0" calcext:value-type="float">
            <text:p>0</text:p>
          </table:table-cell>
          <table:table-cell table:formula="of:=[.E675]+[.D676]" office:value-type="float" office:value="50460" calcext:value-type="float">
            <text:p>50460</text:p>
          </table:table-cell>
          <table:table-cell table:formula="of:=IF(AND(NOT([.B676]=&quot;niedziela&quot;);NOT([.B676]=&quot;sobota&quot;));ROUNDDOWN(VLOOKUP([.C676];[.$O$1:.$P$4];2;0) * [.J676];0);0)" office:value-type="float" office:value="24" calcext:value-type="float">
            <text:p>24</text:p>
          </table:table-cell>
          <table:table-cell table:formula="of:=[.F676]*[.$P$8]" office:value-type="float" office:value="720" calcext:value-type="float">
            <text:p>720</text:p>
          </table:table-cell>
          <table:table-cell table:formula="of:=[.G676]+[.H675]" office:value-type="float" office:value="222900" calcext:value-type="float">
            <text:p>222900</text:p>
          </table:table-cell>
          <table:table-cell table:formula="of:=[.H676]-[.E676]" office:value-type="float" office:value="172440" calcext:value-type="float">
            <text:p>172440</text:p>
          </table:table-cell>
          <table:table-cell table:style-name="ce2" table:formula="of:=[.J675]+[.L675]" office:value-type="float" office:value="61" calcext:value-type="float">
            <text:p>61</text:p>
          </table:table-cell>
          <table:table-cell table:formula="of:=IF(AND(NOT(MONTH([.A676]) = MONTH([.A677]));[.I676]&gt;=2400);&quot;TAK&quot;;&quot;NIE&quot;)" office:value-type="string" office:string-value="NIE" calcext:value-type="string">
            <text:p>NIE</text:p>
          </table:table-cell>
          <table:table-cell table:formula="of:=IF([.K676] = &quot;TAK&quot;;3;0)" office:value-type="float" office:value="0" calcext:value-type="float">
            <text:p>0</text:p>
          </table:table-cell>
          <table:table-cell table:formula="of:=[.L67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6" calcext:value-type="date">
            <text:p>6.1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77] = &quot;niedziela&quot;;[.$P$7]*[.J677];0)" office:value-type="float" office:value="0" calcext:value-type="float">
            <text:p>0</text:p>
          </table:table-cell>
          <table:table-cell table:formula="of:=[.E676]+[.D677]" office:value-type="float" office:value="50460" calcext:value-type="float">
            <text:p>50460</text:p>
          </table:table-cell>
          <table:table-cell table:formula="of:=IF(AND(NOT([.B677]=&quot;niedziela&quot;);NOT([.B677]=&quot;sobota&quot;));ROUNDDOWN(VLOOKUP([.C677];[.$O$1:.$P$4];2;0) * [.J677];0);0)" office:value-type="float" office:value="24" calcext:value-type="float">
            <text:p>24</text:p>
          </table:table-cell>
          <table:table-cell table:formula="of:=[.F677]*[.$P$8]" office:value-type="float" office:value="720" calcext:value-type="float">
            <text:p>720</text:p>
          </table:table-cell>
          <table:table-cell table:formula="of:=[.G677]+[.H676]" office:value-type="float" office:value="223620" calcext:value-type="float">
            <text:p>223620</text:p>
          </table:table-cell>
          <table:table-cell table:formula="of:=[.H677]-[.E677]" office:value-type="float" office:value="173160" calcext:value-type="float">
            <text:p>173160</text:p>
          </table:table-cell>
          <table:table-cell table:style-name="ce2" table:formula="of:=[.J676]+[.L676]" office:value-type="float" office:value="61" calcext:value-type="float">
            <text:p>61</text:p>
          </table:table-cell>
          <table:table-cell table:formula="of:=IF(AND(NOT(MONTH([.A677]) = MONTH([.A678]));[.I677]&gt;=2400);&quot;TAK&quot;;&quot;NIE&quot;)" office:value-type="string" office:string-value="NIE" calcext:value-type="string">
            <text:p>NIE</text:p>
          </table:table-cell>
          <table:table-cell table:formula="of:=IF([.K677] = &quot;TAK&quot;;3;0)" office:value-type="float" office:value="0" calcext:value-type="float">
            <text:p>0</text:p>
          </table:table-cell>
          <table:table-cell table:formula="of:=[.L67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7" calcext:value-type="date">
            <text:p>7.1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78] = &quot;niedziela&quot;;[.$P$7]*[.J678];0)" office:value-type="float" office:value="0" calcext:value-type="float">
            <text:p>0</text:p>
          </table:table-cell>
          <table:table-cell table:formula="of:=[.E677]+[.D678]" office:value-type="float" office:value="50460" calcext:value-type="float">
            <text:p>50460</text:p>
          </table:table-cell>
          <table:table-cell table:formula="of:=IF(AND(NOT([.B678]=&quot;niedziela&quot;);NOT([.B678]=&quot;sobota&quot;));ROUNDDOWN(VLOOKUP([.C678];[.$O$1:.$P$4];2;0) * [.J678];0);0)" office:value-type="float" office:value="24" calcext:value-type="float">
            <text:p>24</text:p>
          </table:table-cell>
          <table:table-cell table:formula="of:=[.F678]*[.$P$8]" office:value-type="float" office:value="720" calcext:value-type="float">
            <text:p>720</text:p>
          </table:table-cell>
          <table:table-cell table:formula="of:=[.G678]+[.H677]" office:value-type="float" office:value="224340" calcext:value-type="float">
            <text:p>224340</text:p>
          </table:table-cell>
          <table:table-cell table:formula="of:=[.H678]-[.E678]" office:value-type="float" office:value="173880" calcext:value-type="float">
            <text:p>173880</text:p>
          </table:table-cell>
          <table:table-cell table:style-name="ce2" table:formula="of:=[.J677]+[.L677]" office:value-type="float" office:value="61" calcext:value-type="float">
            <text:p>61</text:p>
          </table:table-cell>
          <table:table-cell table:formula="of:=IF(AND(NOT(MONTH([.A678]) = MONTH([.A679]));[.I678]&gt;=2400);&quot;TAK&quot;;&quot;NIE&quot;)" office:value-type="string" office:string-value="NIE" calcext:value-type="string">
            <text:p>NIE</text:p>
          </table:table-cell>
          <table:table-cell table:formula="of:=IF([.K678] = &quot;TAK&quot;;3;0)" office:value-type="float" office:value="0" calcext:value-type="float">
            <text:p>0</text:p>
          </table:table-cell>
          <table:table-cell table:formula="of:=[.L67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8" calcext:value-type="date">
            <text:p>8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79] = &quot;niedziela&quot;;[.$P$7]*[.J679];0)" office:value-type="float" office:value="0" calcext:value-type="float">
            <text:p>0</text:p>
          </table:table-cell>
          <table:table-cell table:formula="of:=[.E678]+[.D679]" office:value-type="float" office:value="50460" calcext:value-type="float">
            <text:p>50460</text:p>
          </table:table-cell>
          <table:table-cell table:formula="of:=IF(AND(NOT([.B679]=&quot;niedziela&quot;);NOT([.B679]=&quot;sobota&quot;));ROUNDDOWN(VLOOKUP([.C679];[.$O$1:.$P$4];2;0) * [.J679];0);0)" office:value-type="float" office:value="24" calcext:value-type="float">
            <text:p>24</text:p>
          </table:table-cell>
          <table:table-cell table:formula="of:=[.F679]*[.$P$8]" office:value-type="float" office:value="720" calcext:value-type="float">
            <text:p>720</text:p>
          </table:table-cell>
          <table:table-cell table:formula="of:=[.G679]+[.H678]" office:value-type="float" office:value="225060" calcext:value-type="float">
            <text:p>225060</text:p>
          </table:table-cell>
          <table:table-cell table:formula="of:=[.H679]-[.E679]" office:value-type="float" office:value="174600" calcext:value-type="float">
            <text:p>174600</text:p>
          </table:table-cell>
          <table:table-cell table:style-name="ce2" table:formula="of:=[.J678]+[.L678]" office:value-type="float" office:value="61" calcext:value-type="float">
            <text:p>61</text:p>
          </table:table-cell>
          <table:table-cell table:formula="of:=IF(AND(NOT(MONTH([.A679]) = MONTH([.A680]));[.I679]&gt;=2400);&quot;TAK&quot;;&quot;NIE&quot;)" office:value-type="string" office:string-value="NIE" calcext:value-type="string">
            <text:p>NIE</text:p>
          </table:table-cell>
          <table:table-cell table:formula="of:=IF([.K679] = &quot;TAK&quot;;3;0)" office:value-type="float" office:value="0" calcext:value-type="float">
            <text:p>0</text:p>
          </table:table-cell>
          <table:table-cell table:formula="of:=[.L67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09" calcext:value-type="date">
            <text:p>9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80] = &quot;niedziela&quot;;[.$P$7]*[.J680];0)" office:value-type="float" office:value="0" calcext:value-type="float">
            <text:p>0</text:p>
          </table:table-cell>
          <table:table-cell table:formula="of:=[.E679]+[.D680]" office:value-type="float" office:value="50460" calcext:value-type="float">
            <text:p>50460</text:p>
          </table:table-cell>
          <table:table-cell table:formula="of:=IF(AND(NOT([.B680]=&quot;niedziela&quot;);NOT([.B680]=&quot;sobota&quot;));ROUNDDOWN(VLOOKUP([.C680];[.$O$1:.$P$4];2;0) * [.J680];0);0)" office:value-type="float" office:value="0" calcext:value-type="float">
            <text:p>0</text:p>
          </table:table-cell>
          <table:table-cell table:formula="of:=[.F680]*[.$P$8]" office:value-type="float" office:value="0" calcext:value-type="float">
            <text:p>0</text:p>
          </table:table-cell>
          <table:table-cell table:formula="of:=[.G680]+[.H679]" office:value-type="float" office:value="225060" calcext:value-type="float">
            <text:p>225060</text:p>
          </table:table-cell>
          <table:table-cell table:formula="of:=[.H680]-[.E680]" office:value-type="float" office:value="174600" calcext:value-type="float">
            <text:p>174600</text:p>
          </table:table-cell>
          <table:table-cell table:style-name="ce2" table:formula="of:=[.J679]+[.L679]" office:value-type="float" office:value="61" calcext:value-type="float">
            <text:p>61</text:p>
          </table:table-cell>
          <table:table-cell table:formula="of:=IF(AND(NOT(MONTH([.A680]) = MONTH([.A681]));[.I680]&gt;=2400);&quot;TAK&quot;;&quot;NIE&quot;)" office:value-type="string" office:string-value="NIE" calcext:value-type="string">
            <text:p>NIE</text:p>
          </table:table-cell>
          <table:table-cell table:formula="of:=IF([.K680] = &quot;TAK&quot;;3;0)" office:value-type="float" office:value="0" calcext:value-type="float">
            <text:p>0</text:p>
          </table:table-cell>
          <table:table-cell table:formula="of:=[.L68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0" calcext:value-type="date">
            <text:p>10.1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81] = &quot;niedziela&quot;;[.$P$7]*[.J681];0)" office:value-type="float" office:value="915" calcext:value-type="float">
            <text:p>915</text:p>
          </table:table-cell>
          <table:table-cell table:formula="of:=[.E680]+[.D681]" office:value-type="float" office:value="51375" calcext:value-type="float">
            <text:p>51375</text:p>
          </table:table-cell>
          <table:table-cell table:formula="of:=IF(AND(NOT([.B681]=&quot;niedziela&quot;);NOT([.B681]=&quot;sobota&quot;));ROUNDDOWN(VLOOKUP([.C681];[.$O$1:.$P$4];2;0) * [.J681];0);0)" office:value-type="float" office:value="0" calcext:value-type="float">
            <text:p>0</text:p>
          </table:table-cell>
          <table:table-cell table:formula="of:=[.F681]*[.$P$8]" office:value-type="float" office:value="0" calcext:value-type="float">
            <text:p>0</text:p>
          </table:table-cell>
          <table:table-cell table:formula="of:=[.G681]+[.H680]" office:value-type="float" office:value="225060" calcext:value-type="float">
            <text:p>225060</text:p>
          </table:table-cell>
          <table:table-cell table:formula="of:=[.H681]-[.E681]" office:value-type="float" office:value="173685" calcext:value-type="float">
            <text:p>173685</text:p>
          </table:table-cell>
          <table:table-cell table:style-name="ce2" table:formula="of:=[.J680]+[.L680]" office:value-type="float" office:value="61" calcext:value-type="float">
            <text:p>61</text:p>
          </table:table-cell>
          <table:table-cell table:formula="of:=IF(AND(NOT(MONTH([.A681]) = MONTH([.A682]));[.I681]&gt;=2400);&quot;TAK&quot;;&quot;NIE&quot;)" office:value-type="string" office:string-value="NIE" calcext:value-type="string">
            <text:p>NIE</text:p>
          </table:table-cell>
          <table:table-cell table:formula="of:=IF([.K681] = &quot;TAK&quot;;3;0)" office:value-type="float" office:value="0" calcext:value-type="float">
            <text:p>0</text:p>
          </table:table-cell>
          <table:table-cell table:formula="of:=[.L68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1" calcext:value-type="date">
            <text:p>11.1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82] = &quot;niedziela&quot;;[.$P$7]*[.J682];0)" office:value-type="float" office:value="0" calcext:value-type="float">
            <text:p>0</text:p>
          </table:table-cell>
          <table:table-cell table:formula="of:=[.E681]+[.D682]" office:value-type="float" office:value="51375" calcext:value-type="float">
            <text:p>51375</text:p>
          </table:table-cell>
          <table:table-cell table:formula="of:=IF(AND(NOT([.B682]=&quot;niedziela&quot;);NOT([.B682]=&quot;sobota&quot;));ROUNDDOWN(VLOOKUP([.C682];[.$O$1:.$P$4];2;0) * [.J682];0);0)" office:value-type="float" office:value="24" calcext:value-type="float">
            <text:p>24</text:p>
          </table:table-cell>
          <table:table-cell table:formula="of:=[.F682]*[.$P$8]" office:value-type="float" office:value="720" calcext:value-type="float">
            <text:p>720</text:p>
          </table:table-cell>
          <table:table-cell table:formula="of:=[.G682]+[.H681]" office:value-type="float" office:value="225780" calcext:value-type="float">
            <text:p>225780</text:p>
          </table:table-cell>
          <table:table-cell table:formula="of:=[.H682]-[.E682]" office:value-type="float" office:value="174405" calcext:value-type="float">
            <text:p>174405</text:p>
          </table:table-cell>
          <table:table-cell table:style-name="ce2" table:formula="of:=[.J681]+[.L681]" office:value-type="float" office:value="61" calcext:value-type="float">
            <text:p>61</text:p>
          </table:table-cell>
          <table:table-cell table:formula="of:=IF(AND(NOT(MONTH([.A682]) = MONTH([.A683]));[.I682]&gt;=2400);&quot;TAK&quot;;&quot;NIE&quot;)" office:value-type="string" office:string-value="NIE" calcext:value-type="string">
            <text:p>NIE</text:p>
          </table:table-cell>
          <table:table-cell table:formula="of:=IF([.K682] = &quot;TAK&quot;;3;0)" office:value-type="float" office:value="0" calcext:value-type="float">
            <text:p>0</text:p>
          </table:table-cell>
          <table:table-cell table:formula="of:=[.L68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2" calcext:value-type="date">
            <text:p>12.1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83] = &quot;niedziela&quot;;[.$P$7]*[.J683];0)" office:value-type="float" office:value="0" calcext:value-type="float">
            <text:p>0</text:p>
          </table:table-cell>
          <table:table-cell table:formula="of:=[.E682]+[.D683]" office:value-type="float" office:value="51375" calcext:value-type="float">
            <text:p>51375</text:p>
          </table:table-cell>
          <table:table-cell table:formula="of:=IF(AND(NOT([.B683]=&quot;niedziela&quot;);NOT([.B683]=&quot;sobota&quot;));ROUNDDOWN(VLOOKUP([.C683];[.$O$1:.$P$4];2;0) * [.J683];0);0)" office:value-type="float" office:value="24" calcext:value-type="float">
            <text:p>24</text:p>
          </table:table-cell>
          <table:table-cell table:formula="of:=[.F683]*[.$P$8]" office:value-type="float" office:value="720" calcext:value-type="float">
            <text:p>720</text:p>
          </table:table-cell>
          <table:table-cell table:formula="of:=[.G683]+[.H682]" office:value-type="float" office:value="226500" calcext:value-type="float">
            <text:p>226500</text:p>
          </table:table-cell>
          <table:table-cell table:formula="of:=[.H683]-[.E683]" office:value-type="float" office:value="175125" calcext:value-type="float">
            <text:p>175125</text:p>
          </table:table-cell>
          <table:table-cell table:style-name="ce2" table:formula="of:=[.J682]+[.L682]" office:value-type="float" office:value="61" calcext:value-type="float">
            <text:p>61</text:p>
          </table:table-cell>
          <table:table-cell table:formula="of:=IF(AND(NOT(MONTH([.A683]) = MONTH([.A684]));[.I683]&gt;=2400);&quot;TAK&quot;;&quot;NIE&quot;)" office:value-type="string" office:string-value="NIE" calcext:value-type="string">
            <text:p>NIE</text:p>
          </table:table-cell>
          <table:table-cell table:formula="of:=IF([.K683] = &quot;TAK&quot;;3;0)" office:value-type="float" office:value="0" calcext:value-type="float">
            <text:p>0</text:p>
          </table:table-cell>
          <table:table-cell table:formula="of:=[.L68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3" calcext:value-type="date">
            <text:p>13.1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84] = &quot;niedziela&quot;;[.$P$7]*[.J684];0)" office:value-type="float" office:value="0" calcext:value-type="float">
            <text:p>0</text:p>
          </table:table-cell>
          <table:table-cell table:formula="of:=[.E683]+[.D684]" office:value-type="float" office:value="51375" calcext:value-type="float">
            <text:p>51375</text:p>
          </table:table-cell>
          <table:table-cell table:formula="of:=IF(AND(NOT([.B684]=&quot;niedziela&quot;);NOT([.B684]=&quot;sobota&quot;));ROUNDDOWN(VLOOKUP([.C684];[.$O$1:.$P$4];2;0) * [.J684];0);0)" office:value-type="float" office:value="24" calcext:value-type="float">
            <text:p>24</text:p>
          </table:table-cell>
          <table:table-cell table:formula="of:=[.F684]*[.$P$8]" office:value-type="float" office:value="720" calcext:value-type="float">
            <text:p>720</text:p>
          </table:table-cell>
          <table:table-cell table:formula="of:=[.G684]+[.H683]" office:value-type="float" office:value="227220" calcext:value-type="float">
            <text:p>227220</text:p>
          </table:table-cell>
          <table:table-cell table:formula="of:=[.H684]-[.E684]" office:value-type="float" office:value="175845" calcext:value-type="float">
            <text:p>175845</text:p>
          </table:table-cell>
          <table:table-cell table:style-name="ce2" table:formula="of:=[.J683]+[.L683]" office:value-type="float" office:value="61" calcext:value-type="float">
            <text:p>61</text:p>
          </table:table-cell>
          <table:table-cell table:formula="of:=IF(AND(NOT(MONTH([.A684]) = MONTH([.A685]));[.I684]&gt;=2400);&quot;TAK&quot;;&quot;NIE&quot;)" office:value-type="string" office:string-value="NIE" calcext:value-type="string">
            <text:p>NIE</text:p>
          </table:table-cell>
          <table:table-cell table:formula="of:=IF([.K684] = &quot;TAK&quot;;3;0)" office:value-type="float" office:value="0" calcext:value-type="float">
            <text:p>0</text:p>
          </table:table-cell>
          <table:table-cell table:formula="of:=[.L68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4" calcext:value-type="date">
            <text:p>14.1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85] = &quot;niedziela&quot;;[.$P$7]*[.J685];0)" office:value-type="float" office:value="0" calcext:value-type="float">
            <text:p>0</text:p>
          </table:table-cell>
          <table:table-cell table:formula="of:=[.E684]+[.D685]" office:value-type="float" office:value="51375" calcext:value-type="float">
            <text:p>51375</text:p>
          </table:table-cell>
          <table:table-cell table:formula="of:=IF(AND(NOT([.B685]=&quot;niedziela&quot;);NOT([.B685]=&quot;sobota&quot;));ROUNDDOWN(VLOOKUP([.C685];[.$O$1:.$P$4];2;0) * [.J685];0);0)" office:value-type="float" office:value="24" calcext:value-type="float">
            <text:p>24</text:p>
          </table:table-cell>
          <table:table-cell table:formula="of:=[.F685]*[.$P$8]" office:value-type="float" office:value="720" calcext:value-type="float">
            <text:p>720</text:p>
          </table:table-cell>
          <table:table-cell table:formula="of:=[.G685]+[.H684]" office:value-type="float" office:value="227940" calcext:value-type="float">
            <text:p>227940</text:p>
          </table:table-cell>
          <table:table-cell table:formula="of:=[.H685]-[.E685]" office:value-type="float" office:value="176565" calcext:value-type="float">
            <text:p>176565</text:p>
          </table:table-cell>
          <table:table-cell table:style-name="ce2" table:formula="of:=[.J684]+[.L684]" office:value-type="float" office:value="61" calcext:value-type="float">
            <text:p>61</text:p>
          </table:table-cell>
          <table:table-cell table:formula="of:=IF(AND(NOT(MONTH([.A685]) = MONTH([.A686]));[.I685]&gt;=2400);&quot;TAK&quot;;&quot;NIE&quot;)" office:value-type="string" office:string-value="NIE" calcext:value-type="string">
            <text:p>NIE</text:p>
          </table:table-cell>
          <table:table-cell table:formula="of:=IF([.K685] = &quot;TAK&quot;;3;0)" office:value-type="float" office:value="0" calcext:value-type="float">
            <text:p>0</text:p>
          </table:table-cell>
          <table:table-cell table:formula="of:=[.L68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5" calcext:value-type="date">
            <text:p>15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86] = &quot;niedziela&quot;;[.$P$7]*[.J686];0)" office:value-type="float" office:value="0" calcext:value-type="float">
            <text:p>0</text:p>
          </table:table-cell>
          <table:table-cell table:formula="of:=[.E685]+[.D686]" office:value-type="float" office:value="51375" calcext:value-type="float">
            <text:p>51375</text:p>
          </table:table-cell>
          <table:table-cell table:formula="of:=IF(AND(NOT([.B686]=&quot;niedziela&quot;);NOT([.B686]=&quot;sobota&quot;));ROUNDDOWN(VLOOKUP([.C686];[.$O$1:.$P$4];2;0) * [.J686];0);0)" office:value-type="float" office:value="24" calcext:value-type="float">
            <text:p>24</text:p>
          </table:table-cell>
          <table:table-cell table:formula="of:=[.F686]*[.$P$8]" office:value-type="float" office:value="720" calcext:value-type="float">
            <text:p>720</text:p>
          </table:table-cell>
          <table:table-cell table:formula="of:=[.G686]+[.H685]" office:value-type="float" office:value="228660" calcext:value-type="float">
            <text:p>228660</text:p>
          </table:table-cell>
          <table:table-cell table:formula="of:=[.H686]-[.E686]" office:value-type="float" office:value="177285" calcext:value-type="float">
            <text:p>177285</text:p>
          </table:table-cell>
          <table:table-cell table:style-name="ce2" table:formula="of:=[.J685]+[.L685]" office:value-type="float" office:value="61" calcext:value-type="float">
            <text:p>61</text:p>
          </table:table-cell>
          <table:table-cell table:formula="of:=IF(AND(NOT(MONTH([.A686]) = MONTH([.A687]));[.I686]&gt;=2400);&quot;TAK&quot;;&quot;NIE&quot;)" office:value-type="string" office:string-value="NIE" calcext:value-type="string">
            <text:p>NIE</text:p>
          </table:table-cell>
          <table:table-cell table:formula="of:=IF([.K686] = &quot;TAK&quot;;3;0)" office:value-type="float" office:value="0" calcext:value-type="float">
            <text:p>0</text:p>
          </table:table-cell>
          <table:table-cell table:formula="of:=[.L68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6" calcext:value-type="date">
            <text:p>16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87] = &quot;niedziela&quot;;[.$P$7]*[.J687];0)" office:value-type="float" office:value="0" calcext:value-type="float">
            <text:p>0</text:p>
          </table:table-cell>
          <table:table-cell table:formula="of:=[.E686]+[.D687]" office:value-type="float" office:value="51375" calcext:value-type="float">
            <text:p>51375</text:p>
          </table:table-cell>
          <table:table-cell table:formula="of:=IF(AND(NOT([.B687]=&quot;niedziela&quot;);NOT([.B687]=&quot;sobota&quot;));ROUNDDOWN(VLOOKUP([.C687];[.$O$1:.$P$4];2;0) * [.J687];0);0)" office:value-type="float" office:value="0" calcext:value-type="float">
            <text:p>0</text:p>
          </table:table-cell>
          <table:table-cell table:formula="of:=[.F687]*[.$P$8]" office:value-type="float" office:value="0" calcext:value-type="float">
            <text:p>0</text:p>
          </table:table-cell>
          <table:table-cell table:formula="of:=[.G687]+[.H686]" office:value-type="float" office:value="228660" calcext:value-type="float">
            <text:p>228660</text:p>
          </table:table-cell>
          <table:table-cell table:formula="of:=[.H687]-[.E687]" office:value-type="float" office:value="177285" calcext:value-type="float">
            <text:p>177285</text:p>
          </table:table-cell>
          <table:table-cell table:style-name="ce2" table:formula="of:=[.J686]+[.L686]" office:value-type="float" office:value="61" calcext:value-type="float">
            <text:p>61</text:p>
          </table:table-cell>
          <table:table-cell table:formula="of:=IF(AND(NOT(MONTH([.A687]) = MONTH([.A688]));[.I687]&gt;=2400);&quot;TAK&quot;;&quot;NIE&quot;)" office:value-type="string" office:string-value="NIE" calcext:value-type="string">
            <text:p>NIE</text:p>
          </table:table-cell>
          <table:table-cell table:formula="of:=IF([.K687] = &quot;TAK&quot;;3;0)" office:value-type="float" office:value="0" calcext:value-type="float">
            <text:p>0</text:p>
          </table:table-cell>
          <table:table-cell table:formula="of:=[.L68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7" calcext:value-type="date">
            <text:p>17.1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88] = &quot;niedziela&quot;;[.$P$7]*[.J688];0)" office:value-type="float" office:value="915" calcext:value-type="float">
            <text:p>915</text:p>
          </table:table-cell>
          <table:table-cell table:formula="of:=[.E687]+[.D688]" office:value-type="float" office:value="52290" calcext:value-type="float">
            <text:p>52290</text:p>
          </table:table-cell>
          <table:table-cell table:formula="of:=IF(AND(NOT([.B688]=&quot;niedziela&quot;);NOT([.B688]=&quot;sobota&quot;));ROUNDDOWN(VLOOKUP([.C688];[.$O$1:.$P$4];2;0) * [.J688];0);0)" office:value-type="float" office:value="0" calcext:value-type="float">
            <text:p>0</text:p>
          </table:table-cell>
          <table:table-cell table:formula="of:=[.F688]*[.$P$8]" office:value-type="float" office:value="0" calcext:value-type="float">
            <text:p>0</text:p>
          </table:table-cell>
          <table:table-cell table:formula="of:=[.G688]+[.H687]" office:value-type="float" office:value="228660" calcext:value-type="float">
            <text:p>228660</text:p>
          </table:table-cell>
          <table:table-cell table:formula="of:=[.H688]-[.E688]" office:value-type="float" office:value="176370" calcext:value-type="float">
            <text:p>176370</text:p>
          </table:table-cell>
          <table:table-cell table:style-name="ce2" table:formula="of:=[.J687]+[.L687]" office:value-type="float" office:value="61" calcext:value-type="float">
            <text:p>61</text:p>
          </table:table-cell>
          <table:table-cell table:formula="of:=IF(AND(NOT(MONTH([.A688]) = MONTH([.A689]));[.I688]&gt;=2400);&quot;TAK&quot;;&quot;NIE&quot;)" office:value-type="string" office:string-value="NIE" calcext:value-type="string">
            <text:p>NIE</text:p>
          </table:table-cell>
          <table:table-cell table:formula="of:=IF([.K688] = &quot;TAK&quot;;3;0)" office:value-type="float" office:value="0" calcext:value-type="float">
            <text:p>0</text:p>
          </table:table-cell>
          <table:table-cell table:formula="of:=[.L68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8" calcext:value-type="date">
            <text:p>18.1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89] = &quot;niedziela&quot;;[.$P$7]*[.J689];0)" office:value-type="float" office:value="0" calcext:value-type="float">
            <text:p>0</text:p>
          </table:table-cell>
          <table:table-cell table:formula="of:=[.E688]+[.D689]" office:value-type="float" office:value="52290" calcext:value-type="float">
            <text:p>52290</text:p>
          </table:table-cell>
          <table:table-cell table:formula="of:=IF(AND(NOT([.B689]=&quot;niedziela&quot;);NOT([.B689]=&quot;sobota&quot;));ROUNDDOWN(VLOOKUP([.C689];[.$O$1:.$P$4];2;0) * [.J689];0);0)" office:value-type="float" office:value="24" calcext:value-type="float">
            <text:p>24</text:p>
          </table:table-cell>
          <table:table-cell table:formula="of:=[.F689]*[.$P$8]" office:value-type="float" office:value="720" calcext:value-type="float">
            <text:p>720</text:p>
          </table:table-cell>
          <table:table-cell table:formula="of:=[.G689]+[.H688]" office:value-type="float" office:value="229380" calcext:value-type="float">
            <text:p>229380</text:p>
          </table:table-cell>
          <table:table-cell table:formula="of:=[.H689]-[.E689]" office:value-type="float" office:value="177090" calcext:value-type="float">
            <text:p>177090</text:p>
          </table:table-cell>
          <table:table-cell table:style-name="ce2" table:formula="of:=[.J688]+[.L688]" office:value-type="float" office:value="61" calcext:value-type="float">
            <text:p>61</text:p>
          </table:table-cell>
          <table:table-cell table:formula="of:=IF(AND(NOT(MONTH([.A689]) = MONTH([.A690]));[.I689]&gt;=2400);&quot;TAK&quot;;&quot;NIE&quot;)" office:value-type="string" office:string-value="NIE" calcext:value-type="string">
            <text:p>NIE</text:p>
          </table:table-cell>
          <table:table-cell table:formula="of:=IF([.K689] = &quot;TAK&quot;;3;0)" office:value-type="float" office:value="0" calcext:value-type="float">
            <text:p>0</text:p>
          </table:table-cell>
          <table:table-cell table:formula="of:=[.L68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19" calcext:value-type="date">
            <text:p>19.1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90] = &quot;niedziela&quot;;[.$P$7]*[.J690];0)" office:value-type="float" office:value="0" calcext:value-type="float">
            <text:p>0</text:p>
          </table:table-cell>
          <table:table-cell table:formula="of:=[.E689]+[.D690]" office:value-type="float" office:value="52290" calcext:value-type="float">
            <text:p>52290</text:p>
          </table:table-cell>
          <table:table-cell table:formula="of:=IF(AND(NOT([.B690]=&quot;niedziela&quot;);NOT([.B690]=&quot;sobota&quot;));ROUNDDOWN(VLOOKUP([.C690];[.$O$1:.$P$4];2;0) * [.J690];0);0)" office:value-type="float" office:value="24" calcext:value-type="float">
            <text:p>24</text:p>
          </table:table-cell>
          <table:table-cell table:formula="of:=[.F690]*[.$P$8]" office:value-type="float" office:value="720" calcext:value-type="float">
            <text:p>720</text:p>
          </table:table-cell>
          <table:table-cell table:formula="of:=[.G690]+[.H689]" office:value-type="float" office:value="230100" calcext:value-type="float">
            <text:p>230100</text:p>
          </table:table-cell>
          <table:table-cell table:formula="of:=[.H690]-[.E690]" office:value-type="float" office:value="177810" calcext:value-type="float">
            <text:p>177810</text:p>
          </table:table-cell>
          <table:table-cell table:style-name="ce2" table:formula="of:=[.J689]+[.L689]" office:value-type="float" office:value="61" calcext:value-type="float">
            <text:p>61</text:p>
          </table:table-cell>
          <table:table-cell table:formula="of:=IF(AND(NOT(MONTH([.A690]) = MONTH([.A691]));[.I690]&gt;=2400);&quot;TAK&quot;;&quot;NIE&quot;)" office:value-type="string" office:string-value="NIE" calcext:value-type="string">
            <text:p>NIE</text:p>
          </table:table-cell>
          <table:table-cell table:formula="of:=IF([.K690] = &quot;TAK&quot;;3;0)" office:value-type="float" office:value="0" calcext:value-type="float">
            <text:p>0</text:p>
          </table:table-cell>
          <table:table-cell table:formula="of:=[.L69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0" calcext:value-type="date">
            <text:p>20.1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91] = &quot;niedziela&quot;;[.$P$7]*[.J691];0)" office:value-type="float" office:value="0" calcext:value-type="float">
            <text:p>0</text:p>
          </table:table-cell>
          <table:table-cell table:formula="of:=[.E690]+[.D691]" office:value-type="float" office:value="52290" calcext:value-type="float">
            <text:p>52290</text:p>
          </table:table-cell>
          <table:table-cell table:formula="of:=IF(AND(NOT([.B691]=&quot;niedziela&quot;);NOT([.B691]=&quot;sobota&quot;));ROUNDDOWN(VLOOKUP([.C691];[.$O$1:.$P$4];2;0) * [.J691];0);0)" office:value-type="float" office:value="24" calcext:value-type="float">
            <text:p>24</text:p>
          </table:table-cell>
          <table:table-cell table:formula="of:=[.F691]*[.$P$8]" office:value-type="float" office:value="720" calcext:value-type="float">
            <text:p>720</text:p>
          </table:table-cell>
          <table:table-cell table:formula="of:=[.G691]+[.H690]" office:value-type="float" office:value="230820" calcext:value-type="float">
            <text:p>230820</text:p>
          </table:table-cell>
          <table:table-cell table:formula="of:=[.H691]-[.E691]" office:value-type="float" office:value="178530" calcext:value-type="float">
            <text:p>178530</text:p>
          </table:table-cell>
          <table:table-cell table:style-name="ce2" table:formula="of:=[.J690]+[.L690]" office:value-type="float" office:value="61" calcext:value-type="float">
            <text:p>61</text:p>
          </table:table-cell>
          <table:table-cell table:formula="of:=IF(AND(NOT(MONTH([.A691]) = MONTH([.A692]));[.I691]&gt;=2400);&quot;TAK&quot;;&quot;NIE&quot;)" office:value-type="string" office:string-value="NIE" calcext:value-type="string">
            <text:p>NIE</text:p>
          </table:table-cell>
          <table:table-cell table:formula="of:=IF([.K691] = &quot;TAK&quot;;3;0)" office:value-type="float" office:value="0" calcext:value-type="float">
            <text:p>0</text:p>
          </table:table-cell>
          <table:table-cell table:formula="of:=[.L69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1" calcext:value-type="date">
            <text:p>21.1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92] = &quot;niedziela&quot;;[.$P$7]*[.J692];0)" office:value-type="float" office:value="0" calcext:value-type="float">
            <text:p>0</text:p>
          </table:table-cell>
          <table:table-cell table:formula="of:=[.E691]+[.D692]" office:value-type="float" office:value="52290" calcext:value-type="float">
            <text:p>52290</text:p>
          </table:table-cell>
          <table:table-cell table:formula="of:=IF(AND(NOT([.B692]=&quot;niedziela&quot;);NOT([.B692]=&quot;sobota&quot;));ROUNDDOWN(VLOOKUP([.C692];[.$O$1:.$P$4];2;0) * [.J692];0);0)" office:value-type="float" office:value="24" calcext:value-type="float">
            <text:p>24</text:p>
          </table:table-cell>
          <table:table-cell table:formula="of:=[.F692]*[.$P$8]" office:value-type="float" office:value="720" calcext:value-type="float">
            <text:p>720</text:p>
          </table:table-cell>
          <table:table-cell table:formula="of:=[.G692]+[.H691]" office:value-type="float" office:value="231540" calcext:value-type="float">
            <text:p>231540</text:p>
          </table:table-cell>
          <table:table-cell table:formula="of:=[.H692]-[.E692]" office:value-type="float" office:value="179250" calcext:value-type="float">
            <text:p>179250</text:p>
          </table:table-cell>
          <table:table-cell table:style-name="ce2" table:formula="of:=[.J691]+[.L691]" office:value-type="float" office:value="61" calcext:value-type="float">
            <text:p>61</text:p>
          </table:table-cell>
          <table:table-cell table:formula="of:=IF(AND(NOT(MONTH([.A692]) = MONTH([.A693]));[.I692]&gt;=2400);&quot;TAK&quot;;&quot;NIE&quot;)" office:value-type="string" office:string-value="NIE" calcext:value-type="string">
            <text:p>NIE</text:p>
          </table:table-cell>
          <table:table-cell table:formula="of:=IF([.K692] = &quot;TAK&quot;;3;0)" office:value-type="float" office:value="0" calcext:value-type="float">
            <text:p>0</text:p>
          </table:table-cell>
          <table:table-cell table:formula="of:=[.L69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2" calcext:value-type="date">
            <text:p>22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93] = &quot;niedziela&quot;;[.$P$7]*[.J693];0)" office:value-type="float" office:value="0" calcext:value-type="float">
            <text:p>0</text:p>
          </table:table-cell>
          <table:table-cell table:formula="of:=[.E692]+[.D693]" office:value-type="float" office:value="52290" calcext:value-type="float">
            <text:p>52290</text:p>
          </table:table-cell>
          <table:table-cell table:formula="of:=IF(AND(NOT([.B693]=&quot;niedziela&quot;);NOT([.B693]=&quot;sobota&quot;));ROUNDDOWN(VLOOKUP([.C693];[.$O$1:.$P$4];2;0) * [.J693];0);0)" office:value-type="float" office:value="24" calcext:value-type="float">
            <text:p>24</text:p>
          </table:table-cell>
          <table:table-cell table:formula="of:=[.F693]*[.$P$8]" office:value-type="float" office:value="720" calcext:value-type="float">
            <text:p>720</text:p>
          </table:table-cell>
          <table:table-cell table:formula="of:=[.G693]+[.H692]" office:value-type="float" office:value="232260" calcext:value-type="float">
            <text:p>232260</text:p>
          </table:table-cell>
          <table:table-cell table:formula="of:=[.H693]-[.E693]" office:value-type="float" office:value="179970" calcext:value-type="float">
            <text:p>179970</text:p>
          </table:table-cell>
          <table:table-cell table:style-name="ce2" table:formula="of:=[.J692]+[.L692]" office:value-type="float" office:value="61" calcext:value-type="float">
            <text:p>61</text:p>
          </table:table-cell>
          <table:table-cell table:formula="of:=IF(AND(NOT(MONTH([.A693]) = MONTH([.A694]));[.I693]&gt;=2400);&quot;TAK&quot;;&quot;NIE&quot;)" office:value-type="string" office:string-value="NIE" calcext:value-type="string">
            <text:p>NIE</text:p>
          </table:table-cell>
          <table:table-cell table:formula="of:=IF([.K693] = &quot;TAK&quot;;3;0)" office:value-type="float" office:value="0" calcext:value-type="float">
            <text:p>0</text:p>
          </table:table-cell>
          <table:table-cell table:formula="of:=[.L69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3" calcext:value-type="date">
            <text:p>23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94] = &quot;niedziela&quot;;[.$P$7]*[.J694];0)" office:value-type="float" office:value="0" calcext:value-type="float">
            <text:p>0</text:p>
          </table:table-cell>
          <table:table-cell table:formula="of:=[.E693]+[.D694]" office:value-type="float" office:value="52290" calcext:value-type="float">
            <text:p>52290</text:p>
          </table:table-cell>
          <table:table-cell table:formula="of:=IF(AND(NOT([.B694]=&quot;niedziela&quot;);NOT([.B694]=&quot;sobota&quot;));ROUNDDOWN(VLOOKUP([.C694];[.$O$1:.$P$4];2;0) * [.J694];0);0)" office:value-type="float" office:value="0" calcext:value-type="float">
            <text:p>0</text:p>
          </table:table-cell>
          <table:table-cell table:formula="of:=[.F694]*[.$P$8]" office:value-type="float" office:value="0" calcext:value-type="float">
            <text:p>0</text:p>
          </table:table-cell>
          <table:table-cell table:formula="of:=[.G694]+[.H693]" office:value-type="float" office:value="232260" calcext:value-type="float">
            <text:p>232260</text:p>
          </table:table-cell>
          <table:table-cell table:formula="of:=[.H694]-[.E694]" office:value-type="float" office:value="179970" calcext:value-type="float">
            <text:p>179970</text:p>
          </table:table-cell>
          <table:table-cell table:style-name="ce2" table:formula="of:=[.J693]+[.L693]" office:value-type="float" office:value="61" calcext:value-type="float">
            <text:p>61</text:p>
          </table:table-cell>
          <table:table-cell table:formula="of:=IF(AND(NOT(MONTH([.A694]) = MONTH([.A695]));[.I694]&gt;=2400);&quot;TAK&quot;;&quot;NIE&quot;)" office:value-type="string" office:string-value="NIE" calcext:value-type="string">
            <text:p>NIE</text:p>
          </table:table-cell>
          <table:table-cell table:formula="of:=IF([.K694] = &quot;TAK&quot;;3;0)" office:value-type="float" office:value="0" calcext:value-type="float">
            <text:p>0</text:p>
          </table:table-cell>
          <table:table-cell table:formula="of:=[.L69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4" calcext:value-type="date">
            <text:p>24.1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95] = &quot;niedziela&quot;;[.$P$7]*[.J695];0)" office:value-type="float" office:value="915" calcext:value-type="float">
            <text:p>915</text:p>
          </table:table-cell>
          <table:table-cell table:formula="of:=[.E694]+[.D695]" office:value-type="float" office:value="53205" calcext:value-type="float">
            <text:p>53205</text:p>
          </table:table-cell>
          <table:table-cell table:formula="of:=IF(AND(NOT([.B695]=&quot;niedziela&quot;);NOT([.B695]=&quot;sobota&quot;));ROUNDDOWN(VLOOKUP([.C695];[.$O$1:.$P$4];2;0) * [.J695];0);0)" office:value-type="float" office:value="0" calcext:value-type="float">
            <text:p>0</text:p>
          </table:table-cell>
          <table:table-cell table:formula="of:=[.F695]*[.$P$8]" office:value-type="float" office:value="0" calcext:value-type="float">
            <text:p>0</text:p>
          </table:table-cell>
          <table:table-cell table:formula="of:=[.G695]+[.H694]" office:value-type="float" office:value="232260" calcext:value-type="float">
            <text:p>232260</text:p>
          </table:table-cell>
          <table:table-cell table:formula="of:=[.H695]-[.E695]" office:value-type="float" office:value="179055" calcext:value-type="float">
            <text:p>179055</text:p>
          </table:table-cell>
          <table:table-cell table:style-name="ce2" table:formula="of:=[.J694]+[.L694]" office:value-type="float" office:value="61" calcext:value-type="float">
            <text:p>61</text:p>
          </table:table-cell>
          <table:table-cell table:formula="of:=IF(AND(NOT(MONTH([.A695]) = MONTH([.A696]));[.I695]&gt;=2400);&quot;TAK&quot;;&quot;NIE&quot;)" office:value-type="string" office:string-value="NIE" calcext:value-type="string">
            <text:p>NIE</text:p>
          </table:table-cell>
          <table:table-cell table:formula="of:=IF([.K695] = &quot;TAK&quot;;3;0)" office:value-type="float" office:value="0" calcext:value-type="float">
            <text:p>0</text:p>
          </table:table-cell>
          <table:table-cell table:formula="of:=[.L69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5" calcext:value-type="date">
            <text:p>25.1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96] = &quot;niedziela&quot;;[.$P$7]*[.J696];0)" office:value-type="float" office:value="0" calcext:value-type="float">
            <text:p>0</text:p>
          </table:table-cell>
          <table:table-cell table:formula="of:=[.E695]+[.D696]" office:value-type="float" office:value="53205" calcext:value-type="float">
            <text:p>53205</text:p>
          </table:table-cell>
          <table:table-cell table:formula="of:=IF(AND(NOT([.B696]=&quot;niedziela&quot;);NOT([.B696]=&quot;sobota&quot;));ROUNDDOWN(VLOOKUP([.C696];[.$O$1:.$P$4];2;0) * [.J696];0);0)" office:value-type="float" office:value="24" calcext:value-type="float">
            <text:p>24</text:p>
          </table:table-cell>
          <table:table-cell table:formula="of:=[.F696]*[.$P$8]" office:value-type="float" office:value="720" calcext:value-type="float">
            <text:p>720</text:p>
          </table:table-cell>
          <table:table-cell table:formula="of:=[.G696]+[.H695]" office:value-type="float" office:value="232980" calcext:value-type="float">
            <text:p>232980</text:p>
          </table:table-cell>
          <table:table-cell table:formula="of:=[.H696]-[.E696]" office:value-type="float" office:value="179775" calcext:value-type="float">
            <text:p>179775</text:p>
          </table:table-cell>
          <table:table-cell table:style-name="ce2" table:formula="of:=[.J695]+[.L695]" office:value-type="float" office:value="61" calcext:value-type="float">
            <text:p>61</text:p>
          </table:table-cell>
          <table:table-cell table:formula="of:=IF(AND(NOT(MONTH([.A696]) = MONTH([.A697]));[.I696]&gt;=2400);&quot;TAK&quot;;&quot;NIE&quot;)" office:value-type="string" office:string-value="NIE" calcext:value-type="string">
            <text:p>NIE</text:p>
          </table:table-cell>
          <table:table-cell table:formula="of:=IF([.K696] = &quot;TAK&quot;;3;0)" office:value-type="float" office:value="0" calcext:value-type="float">
            <text:p>0</text:p>
          </table:table-cell>
          <table:table-cell table:formula="of:=[.L69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6" calcext:value-type="date">
            <text:p>26.1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97] = &quot;niedziela&quot;;[.$P$7]*[.J697];0)" office:value-type="float" office:value="0" calcext:value-type="float">
            <text:p>0</text:p>
          </table:table-cell>
          <table:table-cell table:formula="of:=[.E696]+[.D697]" office:value-type="float" office:value="53205" calcext:value-type="float">
            <text:p>53205</text:p>
          </table:table-cell>
          <table:table-cell table:formula="of:=IF(AND(NOT([.B697]=&quot;niedziela&quot;);NOT([.B697]=&quot;sobota&quot;));ROUNDDOWN(VLOOKUP([.C697];[.$O$1:.$P$4];2;0) * [.J697];0);0)" office:value-type="float" office:value="24" calcext:value-type="float">
            <text:p>24</text:p>
          </table:table-cell>
          <table:table-cell table:formula="of:=[.F697]*[.$P$8]" office:value-type="float" office:value="720" calcext:value-type="float">
            <text:p>720</text:p>
          </table:table-cell>
          <table:table-cell table:formula="of:=[.G697]+[.H696]" office:value-type="float" office:value="233700" calcext:value-type="float">
            <text:p>233700</text:p>
          </table:table-cell>
          <table:table-cell table:formula="of:=[.H697]-[.E697]" office:value-type="float" office:value="180495" calcext:value-type="float">
            <text:p>180495</text:p>
          </table:table-cell>
          <table:table-cell table:style-name="ce2" table:formula="of:=[.J696]+[.L696]" office:value-type="float" office:value="61" calcext:value-type="float">
            <text:p>61</text:p>
          </table:table-cell>
          <table:table-cell table:formula="of:=IF(AND(NOT(MONTH([.A697]) = MONTH([.A698]));[.I697]&gt;=2400);&quot;TAK&quot;;&quot;NIE&quot;)" office:value-type="string" office:string-value="NIE" calcext:value-type="string">
            <text:p>NIE</text:p>
          </table:table-cell>
          <table:table-cell table:formula="of:=IF([.K697] = &quot;TAK&quot;;3;0)" office:value-type="float" office:value="0" calcext:value-type="float">
            <text:p>0</text:p>
          </table:table-cell>
          <table:table-cell table:formula="of:=[.L69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7" calcext:value-type="date">
            <text:p>27.1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98] = &quot;niedziela&quot;;[.$P$7]*[.J698];0)" office:value-type="float" office:value="0" calcext:value-type="float">
            <text:p>0</text:p>
          </table:table-cell>
          <table:table-cell table:formula="of:=[.E697]+[.D698]" office:value-type="float" office:value="53205" calcext:value-type="float">
            <text:p>53205</text:p>
          </table:table-cell>
          <table:table-cell table:formula="of:=IF(AND(NOT([.B698]=&quot;niedziela&quot;);NOT([.B698]=&quot;sobota&quot;));ROUNDDOWN(VLOOKUP([.C698];[.$O$1:.$P$4];2;0) * [.J698];0);0)" office:value-type="float" office:value="24" calcext:value-type="float">
            <text:p>24</text:p>
          </table:table-cell>
          <table:table-cell table:formula="of:=[.F698]*[.$P$8]" office:value-type="float" office:value="720" calcext:value-type="float">
            <text:p>720</text:p>
          </table:table-cell>
          <table:table-cell table:formula="of:=[.G698]+[.H697]" office:value-type="float" office:value="234420" calcext:value-type="float">
            <text:p>234420</text:p>
          </table:table-cell>
          <table:table-cell table:formula="of:=[.H698]-[.E698]" office:value-type="float" office:value="181215" calcext:value-type="float">
            <text:p>181215</text:p>
          </table:table-cell>
          <table:table-cell table:style-name="ce2" table:formula="of:=[.J697]+[.L697]" office:value-type="float" office:value="61" calcext:value-type="float">
            <text:p>61</text:p>
          </table:table-cell>
          <table:table-cell table:formula="of:=IF(AND(NOT(MONTH([.A698]) = MONTH([.A699]));[.I698]&gt;=2400);&quot;TAK&quot;;&quot;NIE&quot;)" office:value-type="string" office:string-value="NIE" calcext:value-type="string">
            <text:p>NIE</text:p>
          </table:table-cell>
          <table:table-cell table:formula="of:=IF([.K698] = &quot;TAK&quot;;3;0)" office:value-type="float" office:value="0" calcext:value-type="float">
            <text:p>0</text:p>
          </table:table-cell>
          <table:table-cell table:formula="of:=[.L69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8" calcext:value-type="date">
            <text:p>28.1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99] = &quot;niedziela&quot;;[.$P$7]*[.J699];0)" office:value-type="float" office:value="0" calcext:value-type="float">
            <text:p>0</text:p>
          </table:table-cell>
          <table:table-cell table:formula="of:=[.E698]+[.D699]" office:value-type="float" office:value="53205" calcext:value-type="float">
            <text:p>53205</text:p>
          </table:table-cell>
          <table:table-cell table:formula="of:=IF(AND(NOT([.B699]=&quot;niedziela&quot;);NOT([.B699]=&quot;sobota&quot;));ROUNDDOWN(VLOOKUP([.C699];[.$O$1:.$P$4];2;0) * [.J699];0);0)" office:value-type="float" office:value="24" calcext:value-type="float">
            <text:p>24</text:p>
          </table:table-cell>
          <table:table-cell table:formula="of:=[.F699]*[.$P$8]" office:value-type="float" office:value="720" calcext:value-type="float">
            <text:p>720</text:p>
          </table:table-cell>
          <table:table-cell table:formula="of:=[.G699]+[.H698]" office:value-type="float" office:value="235140" calcext:value-type="float">
            <text:p>235140</text:p>
          </table:table-cell>
          <table:table-cell table:formula="of:=[.H699]-[.E699]" office:value-type="float" office:value="181935" calcext:value-type="float">
            <text:p>181935</text:p>
          </table:table-cell>
          <table:table-cell table:style-name="ce2" table:formula="of:=[.J698]+[.L698]" office:value-type="float" office:value="61" calcext:value-type="float">
            <text:p>61</text:p>
          </table:table-cell>
          <table:table-cell table:formula="of:=IF(AND(NOT(MONTH([.A699]) = MONTH([.A700]));[.I699]&gt;=2400);&quot;TAK&quot;;&quot;NIE&quot;)" office:value-type="string" office:string-value="NIE" calcext:value-type="string">
            <text:p>NIE</text:p>
          </table:table-cell>
          <table:table-cell table:formula="of:=IF([.K699] = &quot;TAK&quot;;3;0)" office:value-type="float" office:value="0" calcext:value-type="float">
            <text:p>0</text:p>
          </table:table-cell>
          <table:table-cell table:formula="of:=[.L69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29" calcext:value-type="date">
            <text:p>29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700] = &quot;niedziela&quot;;[.$P$7]*[.J700];0)" office:value-type="float" office:value="0" calcext:value-type="float">
            <text:p>0</text:p>
          </table:table-cell>
          <table:table-cell table:formula="of:=[.E699]+[.D700]" office:value-type="float" office:value="53205" calcext:value-type="float">
            <text:p>53205</text:p>
          </table:table-cell>
          <table:table-cell table:formula="of:=IF(AND(NOT([.B700]=&quot;niedziela&quot;);NOT([.B700]=&quot;sobota&quot;));ROUNDDOWN(VLOOKUP([.C700];[.$O$1:.$P$4];2;0) * [.J700];0);0)" office:value-type="float" office:value="24" calcext:value-type="float">
            <text:p>24</text:p>
          </table:table-cell>
          <table:table-cell table:formula="of:=[.F700]*[.$P$8]" office:value-type="float" office:value="720" calcext:value-type="float">
            <text:p>720</text:p>
          </table:table-cell>
          <table:table-cell table:formula="of:=[.G700]+[.H699]" office:value-type="float" office:value="235860" calcext:value-type="float">
            <text:p>235860</text:p>
          </table:table-cell>
          <table:table-cell table:formula="of:=[.H700]-[.E700]" office:value-type="float" office:value="182655" calcext:value-type="float">
            <text:p>182655</text:p>
          </table:table-cell>
          <table:table-cell table:style-name="ce2" table:formula="of:=[.J699]+[.L699]" office:value-type="float" office:value="61" calcext:value-type="float">
            <text:p>61</text:p>
          </table:table-cell>
          <table:table-cell table:formula="of:=IF(AND(NOT(MONTH([.A700]) = MONTH([.A701]));[.I700]&gt;=2400);&quot;TAK&quot;;&quot;NIE&quot;)" office:value-type="string" office:string-value="NIE" calcext:value-type="string">
            <text:p>NIE</text:p>
          </table:table-cell>
          <table:table-cell table:formula="of:=IF([.K700] = &quot;TAK&quot;;3;0)" office:value-type="float" office:value="0" calcext:value-type="float">
            <text:p>0</text:p>
          </table:table-cell>
          <table:table-cell table:formula="of:=[.L70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1-30" calcext:value-type="date">
            <text:p>30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701] = &quot;niedziela&quot;;[.$P$7]*[.J701];0)" office:value-type="float" office:value="0" calcext:value-type="float">
            <text:p>0</text:p>
          </table:table-cell>
          <table:table-cell table:formula="of:=[.E700]+[.D701]" office:value-type="float" office:value="53205" calcext:value-type="float">
            <text:p>53205</text:p>
          </table:table-cell>
          <table:table-cell table:formula="of:=IF(AND(NOT([.B701]=&quot;niedziela&quot;);NOT([.B701]=&quot;sobota&quot;));ROUNDDOWN(VLOOKUP([.C701];[.$O$1:.$P$4];2;0) * [.J701];0);0)" office:value-type="float" office:value="0" calcext:value-type="float">
            <text:p>0</text:p>
          </table:table-cell>
          <table:table-cell table:formula="of:=[.F701]*[.$P$8]" office:value-type="float" office:value="0" calcext:value-type="float">
            <text:p>0</text:p>
          </table:table-cell>
          <table:table-cell table:formula="of:=[.G701]+[.H700]" office:value-type="float" office:value="235860" calcext:value-type="float">
            <text:p>235860</text:p>
          </table:table-cell>
          <table:table-cell table:formula="of:=[.H701]-[.E701]" office:value-type="float" office:value="182655" calcext:value-type="float">
            <text:p>182655</text:p>
          </table:table-cell>
          <table:table-cell table:style-name="ce2" table:formula="of:=[.J700]+[.L700]" office:value-type="float" office:value="61" calcext:value-type="float">
            <text:p>61</text:p>
          </table:table-cell>
          <table:table-cell table:formula="of:=IF(AND(NOT(MONTH([.A701]) = MONTH([.A702]));[.I701]&gt;=2400);&quot;TAK&quot;;&quot;NIE&quot;)" office:value-type="string" office:string-value="TAK" calcext:value-type="string">
            <text:p>TAK</text:p>
          </table:table-cell>
          <table:table-cell table:formula="of:=IF([.K701] = &quot;TAK&quot;;3;0)" office:value-type="float" office:value="3" calcext:value-type="float">
            <text:p>3</text:p>
          </table:table-cell>
          <table:table-cell table:formula="of:=[.L701]*800" office:value-type="float" office:value="2400" calcext:value-type="float">
            <text:p>240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1" calcext:value-type="date">
            <text:p>1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702] = &quot;niedziela&quot;;[.$P$7]*[.J702];0)" office:value-type="float" office:value="960" calcext:value-type="float">
            <text:p>960</text:p>
          </table:table-cell>
          <table:table-cell table:formula="of:=[.E701]+[.D702]" office:value-type="float" office:value="54165" calcext:value-type="float">
            <text:p>54165</text:p>
          </table:table-cell>
          <table:table-cell table:formula="of:=IF(AND(NOT([.B702]=&quot;niedziela&quot;);NOT([.B702]=&quot;sobota&quot;));ROUNDDOWN(VLOOKUP([.C702];[.$O$1:.$P$4];2;0) * [.J702];0);0)" office:value-type="float" office:value="0" calcext:value-type="float">
            <text:p>0</text:p>
          </table:table-cell>
          <table:table-cell table:formula="of:=[.F702]*[.$P$8]" office:value-type="float" office:value="0" calcext:value-type="float">
            <text:p>0</text:p>
          </table:table-cell>
          <table:table-cell table:formula="of:=[.G702]+[.H701]" office:value-type="float" office:value="235860" calcext:value-type="float">
            <text:p>235860</text:p>
          </table:table-cell>
          <table:table-cell table:formula="of:=[.H702]-[.E702]" office:value-type="float" office:value="181695" calcext:value-type="float">
            <text:p>181695</text:p>
          </table:table-cell>
          <table:table-cell table:style-name="ce2" table:formula="of:=[.J701]+[.L701]" office:value-type="float" office:value="64" calcext:value-type="float">
            <text:p>64</text:p>
          </table:table-cell>
          <table:table-cell table:formula="of:=IF(AND(NOT(MONTH([.A702]) = MONTH([.A703]));[.I702]&gt;=2400);&quot;TAK&quot;;&quot;NIE&quot;)" office:value-type="string" office:string-value="NIE" calcext:value-type="string">
            <text:p>NIE</text:p>
          </table:table-cell>
          <table:table-cell table:formula="of:=IF([.K702] = &quot;TAK&quot;;3;0)" office:value-type="float" office:value="0" calcext:value-type="float">
            <text:p>0</text:p>
          </table:table-cell>
          <table:table-cell table:formula="of:=[.L70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2" calcext:value-type="date">
            <text:p>2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703] = &quot;niedziela&quot;;[.$P$7]*[.J703];0)" office:value-type="float" office:value="0" calcext:value-type="float">
            <text:p>0</text:p>
          </table:table-cell>
          <table:table-cell table:formula="of:=[.E702]+[.D703]" office:value-type="float" office:value="54165" calcext:value-type="float">
            <text:p>54165</text:p>
          </table:table-cell>
          <table:table-cell table:formula="of:=IF(AND(NOT([.B703]=&quot;niedziela&quot;);NOT([.B703]=&quot;sobota&quot;));ROUNDDOWN(VLOOKUP([.C703];[.$O$1:.$P$4];2;0) * [.J703];0);0)" office:value-type="float" office:value="25" calcext:value-type="float">
            <text:p>25</text:p>
          </table:table-cell>
          <table:table-cell table:formula="of:=[.F703]*[.$P$8]" office:value-type="float" office:value="750" calcext:value-type="float">
            <text:p>750</text:p>
          </table:table-cell>
          <table:table-cell table:formula="of:=[.G703]+[.H702]" office:value-type="float" office:value="236610" calcext:value-type="float">
            <text:p>236610</text:p>
          </table:table-cell>
          <table:table-cell table:formula="of:=[.H703]-[.E703]" office:value-type="float" office:value="182445" calcext:value-type="float">
            <text:p>182445</text:p>
          </table:table-cell>
          <table:table-cell table:style-name="ce2" table:formula="of:=[.J702]+[.L702]" office:value-type="float" office:value="64" calcext:value-type="float">
            <text:p>64</text:p>
          </table:table-cell>
          <table:table-cell table:formula="of:=IF(AND(NOT(MONTH([.A703]) = MONTH([.A704]));[.I703]&gt;=2400);&quot;TAK&quot;;&quot;NIE&quot;)" office:value-type="string" office:string-value="NIE" calcext:value-type="string">
            <text:p>NIE</text:p>
          </table:table-cell>
          <table:table-cell table:formula="of:=IF([.K703] = &quot;TAK&quot;;3;0)" office:value-type="float" office:value="0" calcext:value-type="float">
            <text:p>0</text:p>
          </table:table-cell>
          <table:table-cell table:formula="of:=[.L70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3" calcext:value-type="date">
            <text:p>3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704] = &quot;niedziela&quot;;[.$P$7]*[.J704];0)" office:value-type="float" office:value="0" calcext:value-type="float">
            <text:p>0</text:p>
          </table:table-cell>
          <table:table-cell table:formula="of:=[.E703]+[.D704]" office:value-type="float" office:value="54165" calcext:value-type="float">
            <text:p>54165</text:p>
          </table:table-cell>
          <table:table-cell table:formula="of:=IF(AND(NOT([.B704]=&quot;niedziela&quot;);NOT([.B704]=&quot;sobota&quot;));ROUNDDOWN(VLOOKUP([.C704];[.$O$1:.$P$4];2;0) * [.J704];0);0)" office:value-type="float" office:value="25" calcext:value-type="float">
            <text:p>25</text:p>
          </table:table-cell>
          <table:table-cell table:formula="of:=[.F704]*[.$P$8]" office:value-type="float" office:value="750" calcext:value-type="float">
            <text:p>750</text:p>
          </table:table-cell>
          <table:table-cell table:formula="of:=[.G704]+[.H703]" office:value-type="float" office:value="237360" calcext:value-type="float">
            <text:p>237360</text:p>
          </table:table-cell>
          <table:table-cell table:formula="of:=[.H704]-[.E704]" office:value-type="float" office:value="183195" calcext:value-type="float">
            <text:p>183195</text:p>
          </table:table-cell>
          <table:table-cell table:style-name="ce2" table:formula="of:=[.J703]+[.L703]" office:value-type="float" office:value="64" calcext:value-type="float">
            <text:p>64</text:p>
          </table:table-cell>
          <table:table-cell table:formula="of:=IF(AND(NOT(MONTH([.A704]) = MONTH([.A705]));[.I704]&gt;=2400);&quot;TAK&quot;;&quot;NIE&quot;)" office:value-type="string" office:string-value="NIE" calcext:value-type="string">
            <text:p>NIE</text:p>
          </table:table-cell>
          <table:table-cell table:formula="of:=IF([.K704] = &quot;TAK&quot;;3;0)" office:value-type="float" office:value="0" calcext:value-type="float">
            <text:p>0</text:p>
          </table:table-cell>
          <table:table-cell table:formula="of:=[.L70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4" calcext:value-type="date">
            <text:p>4.1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705] = &quot;niedziela&quot;;[.$P$7]*[.J705];0)" office:value-type="float" office:value="0" calcext:value-type="float">
            <text:p>0</text:p>
          </table:table-cell>
          <table:table-cell table:formula="of:=[.E704]+[.D705]" office:value-type="float" office:value="54165" calcext:value-type="float">
            <text:p>54165</text:p>
          </table:table-cell>
          <table:table-cell table:formula="of:=IF(AND(NOT([.B705]=&quot;niedziela&quot;);NOT([.B705]=&quot;sobota&quot;));ROUNDDOWN(VLOOKUP([.C705];[.$O$1:.$P$4];2;0) * [.J705];0);0)" office:value-type="float" office:value="25" calcext:value-type="float">
            <text:p>25</text:p>
          </table:table-cell>
          <table:table-cell table:formula="of:=[.F705]*[.$P$8]" office:value-type="float" office:value="750" calcext:value-type="float">
            <text:p>750</text:p>
          </table:table-cell>
          <table:table-cell table:formula="of:=[.G705]+[.H704]" office:value-type="float" office:value="238110" calcext:value-type="float">
            <text:p>238110</text:p>
          </table:table-cell>
          <table:table-cell table:formula="of:=[.H705]-[.E705]" office:value-type="float" office:value="183945" calcext:value-type="float">
            <text:p>183945</text:p>
          </table:table-cell>
          <table:table-cell table:style-name="ce2" table:formula="of:=[.J704]+[.L704]" office:value-type="float" office:value="64" calcext:value-type="float">
            <text:p>64</text:p>
          </table:table-cell>
          <table:table-cell table:formula="of:=IF(AND(NOT(MONTH([.A705]) = MONTH([.A706]));[.I705]&gt;=2400);&quot;TAK&quot;;&quot;NIE&quot;)" office:value-type="string" office:string-value="NIE" calcext:value-type="string">
            <text:p>NIE</text:p>
          </table:table-cell>
          <table:table-cell table:formula="of:=IF([.K705] = &quot;TAK&quot;;3;0)" office:value-type="float" office:value="0" calcext:value-type="float">
            <text:p>0</text:p>
          </table:table-cell>
          <table:table-cell table:formula="of:=[.L70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5" calcext:value-type="date">
            <text:p>5.1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706] = &quot;niedziela&quot;;[.$P$7]*[.J706];0)" office:value-type="float" office:value="0" calcext:value-type="float">
            <text:p>0</text:p>
          </table:table-cell>
          <table:table-cell table:formula="of:=[.E705]+[.D706]" office:value-type="float" office:value="54165" calcext:value-type="float">
            <text:p>54165</text:p>
          </table:table-cell>
          <table:table-cell table:formula="of:=IF(AND(NOT([.B706]=&quot;niedziela&quot;);NOT([.B706]=&quot;sobota&quot;));ROUNDDOWN(VLOOKUP([.C706];[.$O$1:.$P$4];2;0) * [.J706];0);0)" office:value-type="float" office:value="25" calcext:value-type="float">
            <text:p>25</text:p>
          </table:table-cell>
          <table:table-cell table:formula="of:=[.F706]*[.$P$8]" office:value-type="float" office:value="750" calcext:value-type="float">
            <text:p>750</text:p>
          </table:table-cell>
          <table:table-cell table:formula="of:=[.G706]+[.H705]" office:value-type="float" office:value="238860" calcext:value-type="float">
            <text:p>238860</text:p>
          </table:table-cell>
          <table:table-cell table:formula="of:=[.H706]-[.E706]" office:value-type="float" office:value="184695" calcext:value-type="float">
            <text:p>184695</text:p>
          </table:table-cell>
          <table:table-cell table:style-name="ce2" table:formula="of:=[.J705]+[.L705]" office:value-type="float" office:value="64" calcext:value-type="float">
            <text:p>64</text:p>
          </table:table-cell>
          <table:table-cell table:formula="of:=IF(AND(NOT(MONTH([.A706]) = MONTH([.A707]));[.I706]&gt;=2400);&quot;TAK&quot;;&quot;NIE&quot;)" office:value-type="string" office:string-value="NIE" calcext:value-type="string">
            <text:p>NIE</text:p>
          </table:table-cell>
          <table:table-cell table:formula="of:=IF([.K706] = &quot;TAK&quot;;3;0)" office:value-type="float" office:value="0" calcext:value-type="float">
            <text:p>0</text:p>
          </table:table-cell>
          <table:table-cell table:formula="of:=[.L70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6" calcext:value-type="date">
            <text:p>6.1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707] = &quot;niedziela&quot;;[.$P$7]*[.J707];0)" office:value-type="float" office:value="0" calcext:value-type="float">
            <text:p>0</text:p>
          </table:table-cell>
          <table:table-cell table:formula="of:=[.E706]+[.D707]" office:value-type="float" office:value="54165" calcext:value-type="float">
            <text:p>54165</text:p>
          </table:table-cell>
          <table:table-cell table:formula="of:=IF(AND(NOT([.B707]=&quot;niedziela&quot;);NOT([.B707]=&quot;sobota&quot;));ROUNDDOWN(VLOOKUP([.C707];[.$O$1:.$P$4];2;0) * [.J707];0);0)" office:value-type="float" office:value="25" calcext:value-type="float">
            <text:p>25</text:p>
          </table:table-cell>
          <table:table-cell table:formula="of:=[.F707]*[.$P$8]" office:value-type="float" office:value="750" calcext:value-type="float">
            <text:p>750</text:p>
          </table:table-cell>
          <table:table-cell table:formula="of:=[.G707]+[.H706]" office:value-type="float" office:value="239610" calcext:value-type="float">
            <text:p>239610</text:p>
          </table:table-cell>
          <table:table-cell table:formula="of:=[.H707]-[.E707]" office:value-type="float" office:value="185445" calcext:value-type="float">
            <text:p>185445</text:p>
          </table:table-cell>
          <table:table-cell table:style-name="ce2" table:formula="of:=[.J706]+[.L706]" office:value-type="float" office:value="64" calcext:value-type="float">
            <text:p>64</text:p>
          </table:table-cell>
          <table:table-cell table:formula="of:=IF(AND(NOT(MONTH([.A707]) = MONTH([.A708]));[.I707]&gt;=2400);&quot;TAK&quot;;&quot;NIE&quot;)" office:value-type="string" office:string-value="NIE" calcext:value-type="string">
            <text:p>NIE</text:p>
          </table:table-cell>
          <table:table-cell table:formula="of:=IF([.K707] = &quot;TAK&quot;;3;0)" office:value-type="float" office:value="0" calcext:value-type="float">
            <text:p>0</text:p>
          </table:table-cell>
          <table:table-cell table:formula="of:=[.L70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7" calcext:value-type="date">
            <text:p>7.1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708] = &quot;niedziela&quot;;[.$P$7]*[.J708];0)" office:value-type="float" office:value="0" calcext:value-type="float">
            <text:p>0</text:p>
          </table:table-cell>
          <table:table-cell table:formula="of:=[.E707]+[.D708]" office:value-type="float" office:value="54165" calcext:value-type="float">
            <text:p>54165</text:p>
          </table:table-cell>
          <table:table-cell table:formula="of:=IF(AND(NOT([.B708]=&quot;niedziela&quot;);NOT([.B708]=&quot;sobota&quot;));ROUNDDOWN(VLOOKUP([.C708];[.$O$1:.$P$4];2;0) * [.J708];0);0)" office:value-type="float" office:value="0" calcext:value-type="float">
            <text:p>0</text:p>
          </table:table-cell>
          <table:table-cell table:formula="of:=[.F708]*[.$P$8]" office:value-type="float" office:value="0" calcext:value-type="float">
            <text:p>0</text:p>
          </table:table-cell>
          <table:table-cell table:formula="of:=[.G708]+[.H707]" office:value-type="float" office:value="239610" calcext:value-type="float">
            <text:p>239610</text:p>
          </table:table-cell>
          <table:table-cell table:formula="of:=[.H708]-[.E708]" office:value-type="float" office:value="185445" calcext:value-type="float">
            <text:p>185445</text:p>
          </table:table-cell>
          <table:table-cell table:style-name="ce2" table:formula="of:=[.J707]+[.L707]" office:value-type="float" office:value="64" calcext:value-type="float">
            <text:p>64</text:p>
          </table:table-cell>
          <table:table-cell table:formula="of:=IF(AND(NOT(MONTH([.A708]) = MONTH([.A709]));[.I708]&gt;=2400);&quot;TAK&quot;;&quot;NIE&quot;)" office:value-type="string" office:string-value="NIE" calcext:value-type="string">
            <text:p>NIE</text:p>
          </table:table-cell>
          <table:table-cell table:formula="of:=IF([.K708] = &quot;TAK&quot;;3;0)" office:value-type="float" office:value="0" calcext:value-type="float">
            <text:p>0</text:p>
          </table:table-cell>
          <table:table-cell table:formula="of:=[.L70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8" calcext:value-type="date">
            <text:p>8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709] = &quot;niedziela&quot;;[.$P$7]*[.J709];0)" office:value-type="float" office:value="960" calcext:value-type="float">
            <text:p>960</text:p>
          </table:table-cell>
          <table:table-cell table:formula="of:=[.E708]+[.D709]" office:value-type="float" office:value="55125" calcext:value-type="float">
            <text:p>55125</text:p>
          </table:table-cell>
          <table:table-cell table:formula="of:=IF(AND(NOT([.B709]=&quot;niedziela&quot;);NOT([.B709]=&quot;sobota&quot;));ROUNDDOWN(VLOOKUP([.C709];[.$O$1:.$P$4];2;0) * [.J709];0);0)" office:value-type="float" office:value="0" calcext:value-type="float">
            <text:p>0</text:p>
          </table:table-cell>
          <table:table-cell table:formula="of:=[.F709]*[.$P$8]" office:value-type="float" office:value="0" calcext:value-type="float">
            <text:p>0</text:p>
          </table:table-cell>
          <table:table-cell table:formula="of:=[.G709]+[.H708]" office:value-type="float" office:value="239610" calcext:value-type="float">
            <text:p>239610</text:p>
          </table:table-cell>
          <table:table-cell table:formula="of:=[.H709]-[.E709]" office:value-type="float" office:value="184485" calcext:value-type="float">
            <text:p>184485</text:p>
          </table:table-cell>
          <table:table-cell table:style-name="ce2" table:formula="of:=[.J708]+[.L708]" office:value-type="float" office:value="64" calcext:value-type="float">
            <text:p>64</text:p>
          </table:table-cell>
          <table:table-cell table:formula="of:=IF(AND(NOT(MONTH([.A709]) = MONTH([.A710]));[.I709]&gt;=2400);&quot;TAK&quot;;&quot;NIE&quot;)" office:value-type="string" office:string-value="NIE" calcext:value-type="string">
            <text:p>NIE</text:p>
          </table:table-cell>
          <table:table-cell table:formula="of:=IF([.K709] = &quot;TAK&quot;;3;0)" office:value-type="float" office:value="0" calcext:value-type="float">
            <text:p>0</text:p>
          </table:table-cell>
          <table:table-cell table:formula="of:=[.L70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09" calcext:value-type="date">
            <text:p>9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710] = &quot;niedziela&quot;;[.$P$7]*[.J710];0)" office:value-type="float" office:value="0" calcext:value-type="float">
            <text:p>0</text:p>
          </table:table-cell>
          <table:table-cell table:formula="of:=[.E709]+[.D710]" office:value-type="float" office:value="55125" calcext:value-type="float">
            <text:p>55125</text:p>
          </table:table-cell>
          <table:table-cell table:formula="of:=IF(AND(NOT([.B710]=&quot;niedziela&quot;);NOT([.B710]=&quot;sobota&quot;));ROUNDDOWN(VLOOKUP([.C710];[.$O$1:.$P$4];2;0) * [.J710];0);0)" office:value-type="float" office:value="25" calcext:value-type="float">
            <text:p>25</text:p>
          </table:table-cell>
          <table:table-cell table:formula="of:=[.F710]*[.$P$8]" office:value-type="float" office:value="750" calcext:value-type="float">
            <text:p>750</text:p>
          </table:table-cell>
          <table:table-cell table:formula="of:=[.G710]+[.H709]" office:value-type="float" office:value="240360" calcext:value-type="float">
            <text:p>240360</text:p>
          </table:table-cell>
          <table:table-cell table:formula="of:=[.H710]-[.E710]" office:value-type="float" office:value="185235" calcext:value-type="float">
            <text:p>185235</text:p>
          </table:table-cell>
          <table:table-cell table:style-name="ce2" table:formula="of:=[.J709]+[.L709]" office:value-type="float" office:value="64" calcext:value-type="float">
            <text:p>64</text:p>
          </table:table-cell>
          <table:table-cell table:formula="of:=IF(AND(NOT(MONTH([.A710]) = MONTH([.A711]));[.I710]&gt;=2400);&quot;TAK&quot;;&quot;NIE&quot;)" office:value-type="string" office:string-value="NIE" calcext:value-type="string">
            <text:p>NIE</text:p>
          </table:table-cell>
          <table:table-cell table:formula="of:=IF([.K710] = &quot;TAK&quot;;3;0)" office:value-type="float" office:value="0" calcext:value-type="float">
            <text:p>0</text:p>
          </table:table-cell>
          <table:table-cell table:formula="of:=[.L71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0" calcext:value-type="date">
            <text:p>10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711] = &quot;niedziela&quot;;[.$P$7]*[.J711];0)" office:value-type="float" office:value="0" calcext:value-type="float">
            <text:p>0</text:p>
          </table:table-cell>
          <table:table-cell table:formula="of:=[.E710]+[.D711]" office:value-type="float" office:value="55125" calcext:value-type="float">
            <text:p>55125</text:p>
          </table:table-cell>
          <table:table-cell table:formula="of:=IF(AND(NOT([.B711]=&quot;niedziela&quot;);NOT([.B711]=&quot;sobota&quot;));ROUNDDOWN(VLOOKUP([.C711];[.$O$1:.$P$4];2;0) * [.J711];0);0)" office:value-type="float" office:value="25" calcext:value-type="float">
            <text:p>25</text:p>
          </table:table-cell>
          <table:table-cell table:formula="of:=[.F711]*[.$P$8]" office:value-type="float" office:value="750" calcext:value-type="float">
            <text:p>750</text:p>
          </table:table-cell>
          <table:table-cell table:formula="of:=[.G711]+[.H710]" office:value-type="float" office:value="241110" calcext:value-type="float">
            <text:p>241110</text:p>
          </table:table-cell>
          <table:table-cell table:formula="of:=[.H711]-[.E711]" office:value-type="float" office:value="185985" calcext:value-type="float">
            <text:p>185985</text:p>
          </table:table-cell>
          <table:table-cell table:style-name="ce2" table:formula="of:=[.J710]+[.L710]" office:value-type="float" office:value="64" calcext:value-type="float">
            <text:p>64</text:p>
          </table:table-cell>
          <table:table-cell table:formula="of:=IF(AND(NOT(MONTH([.A711]) = MONTH([.A712]));[.I711]&gt;=2400);&quot;TAK&quot;;&quot;NIE&quot;)" office:value-type="string" office:string-value="NIE" calcext:value-type="string">
            <text:p>NIE</text:p>
          </table:table-cell>
          <table:table-cell table:formula="of:=IF([.K711] = &quot;TAK&quot;;3;0)" office:value-type="float" office:value="0" calcext:value-type="float">
            <text:p>0</text:p>
          </table:table-cell>
          <table:table-cell table:formula="of:=[.L71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1" calcext:value-type="date">
            <text:p>11.1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712] = &quot;niedziela&quot;;[.$P$7]*[.J712];0)" office:value-type="float" office:value="0" calcext:value-type="float">
            <text:p>0</text:p>
          </table:table-cell>
          <table:table-cell table:formula="of:=[.E711]+[.D712]" office:value-type="float" office:value="55125" calcext:value-type="float">
            <text:p>55125</text:p>
          </table:table-cell>
          <table:table-cell table:formula="of:=IF(AND(NOT([.B712]=&quot;niedziela&quot;);NOT([.B712]=&quot;sobota&quot;));ROUNDDOWN(VLOOKUP([.C712];[.$O$1:.$P$4];2;0) * [.J712];0);0)" office:value-type="float" office:value="25" calcext:value-type="float">
            <text:p>25</text:p>
          </table:table-cell>
          <table:table-cell table:formula="of:=[.F712]*[.$P$8]" office:value-type="float" office:value="750" calcext:value-type="float">
            <text:p>750</text:p>
          </table:table-cell>
          <table:table-cell table:formula="of:=[.G712]+[.H711]" office:value-type="float" office:value="241860" calcext:value-type="float">
            <text:p>241860</text:p>
          </table:table-cell>
          <table:table-cell table:formula="of:=[.H712]-[.E712]" office:value-type="float" office:value="186735" calcext:value-type="float">
            <text:p>186735</text:p>
          </table:table-cell>
          <table:table-cell table:style-name="ce2" table:formula="of:=[.J711]+[.L711]" office:value-type="float" office:value="64" calcext:value-type="float">
            <text:p>64</text:p>
          </table:table-cell>
          <table:table-cell table:formula="of:=IF(AND(NOT(MONTH([.A712]) = MONTH([.A713]));[.I712]&gt;=2400);&quot;TAK&quot;;&quot;NIE&quot;)" office:value-type="string" office:string-value="NIE" calcext:value-type="string">
            <text:p>NIE</text:p>
          </table:table-cell>
          <table:table-cell table:formula="of:=IF([.K712] = &quot;TAK&quot;;3;0)" office:value-type="float" office:value="0" calcext:value-type="float">
            <text:p>0</text:p>
          </table:table-cell>
          <table:table-cell table:formula="of:=[.L71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2" calcext:value-type="date">
            <text:p>12.1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713] = &quot;niedziela&quot;;[.$P$7]*[.J713];0)" office:value-type="float" office:value="0" calcext:value-type="float">
            <text:p>0</text:p>
          </table:table-cell>
          <table:table-cell table:formula="of:=[.E712]+[.D713]" office:value-type="float" office:value="55125" calcext:value-type="float">
            <text:p>55125</text:p>
          </table:table-cell>
          <table:table-cell table:formula="of:=IF(AND(NOT([.B713]=&quot;niedziela&quot;);NOT([.B713]=&quot;sobota&quot;));ROUNDDOWN(VLOOKUP([.C713];[.$O$1:.$P$4];2;0) * [.J713];0);0)" office:value-type="float" office:value="25" calcext:value-type="float">
            <text:p>25</text:p>
          </table:table-cell>
          <table:table-cell table:formula="of:=[.F713]*[.$P$8]" office:value-type="float" office:value="750" calcext:value-type="float">
            <text:p>750</text:p>
          </table:table-cell>
          <table:table-cell table:formula="of:=[.G713]+[.H712]" office:value-type="float" office:value="242610" calcext:value-type="float">
            <text:p>242610</text:p>
          </table:table-cell>
          <table:table-cell table:formula="of:=[.H713]-[.E713]" office:value-type="float" office:value="187485" calcext:value-type="float">
            <text:p>187485</text:p>
          </table:table-cell>
          <table:table-cell table:style-name="ce2" table:formula="of:=[.J712]+[.L712]" office:value-type="float" office:value="64" calcext:value-type="float">
            <text:p>64</text:p>
          </table:table-cell>
          <table:table-cell table:formula="of:=IF(AND(NOT(MONTH([.A713]) = MONTH([.A714]));[.I713]&gt;=2400);&quot;TAK&quot;;&quot;NIE&quot;)" office:value-type="string" office:string-value="NIE" calcext:value-type="string">
            <text:p>NIE</text:p>
          </table:table-cell>
          <table:table-cell table:formula="of:=IF([.K713] = &quot;TAK&quot;;3;0)" office:value-type="float" office:value="0" calcext:value-type="float">
            <text:p>0</text:p>
          </table:table-cell>
          <table:table-cell table:formula="of:=[.L71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3" calcext:value-type="date">
            <text:p>13.1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714] = &quot;niedziela&quot;;[.$P$7]*[.J714];0)" office:value-type="float" office:value="0" calcext:value-type="float">
            <text:p>0</text:p>
          </table:table-cell>
          <table:table-cell table:formula="of:=[.E713]+[.D714]" office:value-type="float" office:value="55125" calcext:value-type="float">
            <text:p>55125</text:p>
          </table:table-cell>
          <table:table-cell table:formula="of:=IF(AND(NOT([.B714]=&quot;niedziela&quot;);NOT([.B714]=&quot;sobota&quot;));ROUNDDOWN(VLOOKUP([.C714];[.$O$1:.$P$4];2;0) * [.J714];0);0)" office:value-type="float" office:value="25" calcext:value-type="float">
            <text:p>25</text:p>
          </table:table-cell>
          <table:table-cell table:formula="of:=[.F714]*[.$P$8]" office:value-type="float" office:value="750" calcext:value-type="float">
            <text:p>750</text:p>
          </table:table-cell>
          <table:table-cell table:formula="of:=[.G714]+[.H713]" office:value-type="float" office:value="243360" calcext:value-type="float">
            <text:p>243360</text:p>
          </table:table-cell>
          <table:table-cell table:formula="of:=[.H714]-[.E714]" office:value-type="float" office:value="188235" calcext:value-type="float">
            <text:p>188235</text:p>
          </table:table-cell>
          <table:table-cell table:style-name="ce2" table:formula="of:=[.J713]+[.L713]" office:value-type="float" office:value="64" calcext:value-type="float">
            <text:p>64</text:p>
          </table:table-cell>
          <table:table-cell table:formula="of:=IF(AND(NOT(MONTH([.A714]) = MONTH([.A715]));[.I714]&gt;=2400);&quot;TAK&quot;;&quot;NIE&quot;)" office:value-type="string" office:string-value="NIE" calcext:value-type="string">
            <text:p>NIE</text:p>
          </table:table-cell>
          <table:table-cell table:formula="of:=IF([.K714] = &quot;TAK&quot;;3;0)" office:value-type="float" office:value="0" calcext:value-type="float">
            <text:p>0</text:p>
          </table:table-cell>
          <table:table-cell table:formula="of:=[.L71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4" calcext:value-type="date">
            <text:p>14.1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715] = &quot;niedziela&quot;;[.$P$7]*[.J715];0)" office:value-type="float" office:value="0" calcext:value-type="float">
            <text:p>0</text:p>
          </table:table-cell>
          <table:table-cell table:formula="of:=[.E714]+[.D715]" office:value-type="float" office:value="55125" calcext:value-type="float">
            <text:p>55125</text:p>
          </table:table-cell>
          <table:table-cell table:formula="of:=IF(AND(NOT([.B715]=&quot;niedziela&quot;);NOT([.B715]=&quot;sobota&quot;));ROUNDDOWN(VLOOKUP([.C715];[.$O$1:.$P$4];2;0) * [.J715];0);0)" office:value-type="float" office:value="0" calcext:value-type="float">
            <text:p>0</text:p>
          </table:table-cell>
          <table:table-cell table:formula="of:=[.F715]*[.$P$8]" office:value-type="float" office:value="0" calcext:value-type="float">
            <text:p>0</text:p>
          </table:table-cell>
          <table:table-cell table:formula="of:=[.G715]+[.H714]" office:value-type="float" office:value="243360" calcext:value-type="float">
            <text:p>243360</text:p>
          </table:table-cell>
          <table:table-cell table:formula="of:=[.H715]-[.E715]" office:value-type="float" office:value="188235" calcext:value-type="float">
            <text:p>188235</text:p>
          </table:table-cell>
          <table:table-cell table:style-name="ce2" table:formula="of:=[.J714]+[.L714]" office:value-type="float" office:value="64" calcext:value-type="float">
            <text:p>64</text:p>
          </table:table-cell>
          <table:table-cell table:formula="of:=IF(AND(NOT(MONTH([.A715]) = MONTH([.A716]));[.I715]&gt;=2400);&quot;TAK&quot;;&quot;NIE&quot;)" office:value-type="string" office:string-value="NIE" calcext:value-type="string">
            <text:p>NIE</text:p>
          </table:table-cell>
          <table:table-cell table:formula="of:=IF([.K715] = &quot;TAK&quot;;3;0)" office:value-type="float" office:value="0" calcext:value-type="float">
            <text:p>0</text:p>
          </table:table-cell>
          <table:table-cell table:formula="of:=[.L71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5" calcext:value-type="date">
            <text:p>15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716] = &quot;niedziela&quot;;[.$P$7]*[.J716];0)" office:value-type="float" office:value="960" calcext:value-type="float">
            <text:p>960</text:p>
          </table:table-cell>
          <table:table-cell table:formula="of:=[.E715]+[.D716]" office:value-type="float" office:value="56085" calcext:value-type="float">
            <text:p>56085</text:p>
          </table:table-cell>
          <table:table-cell table:formula="of:=IF(AND(NOT([.B716]=&quot;niedziela&quot;);NOT([.B716]=&quot;sobota&quot;));ROUNDDOWN(VLOOKUP([.C716];[.$O$1:.$P$4];2;0) * [.J716];0);0)" office:value-type="float" office:value="0" calcext:value-type="float">
            <text:p>0</text:p>
          </table:table-cell>
          <table:table-cell table:formula="of:=[.F716]*[.$P$8]" office:value-type="float" office:value="0" calcext:value-type="float">
            <text:p>0</text:p>
          </table:table-cell>
          <table:table-cell table:formula="of:=[.G716]+[.H715]" office:value-type="float" office:value="243360" calcext:value-type="float">
            <text:p>243360</text:p>
          </table:table-cell>
          <table:table-cell table:formula="of:=[.H716]-[.E716]" office:value-type="float" office:value="187275" calcext:value-type="float">
            <text:p>187275</text:p>
          </table:table-cell>
          <table:table-cell table:style-name="ce2" table:formula="of:=[.J715]+[.L715]" office:value-type="float" office:value="64" calcext:value-type="float">
            <text:p>64</text:p>
          </table:table-cell>
          <table:table-cell table:formula="of:=IF(AND(NOT(MONTH([.A716]) = MONTH([.A717]));[.I716]&gt;=2400);&quot;TAK&quot;;&quot;NIE&quot;)" office:value-type="string" office:string-value="NIE" calcext:value-type="string">
            <text:p>NIE</text:p>
          </table:table-cell>
          <table:table-cell table:formula="of:=IF([.K716] = &quot;TAK&quot;;3;0)" office:value-type="float" office:value="0" calcext:value-type="float">
            <text:p>0</text:p>
          </table:table-cell>
          <table:table-cell table:formula="of:=[.L71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6" calcext:value-type="date">
            <text:p>16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717] = &quot;niedziela&quot;;[.$P$7]*[.J717];0)" office:value-type="float" office:value="0" calcext:value-type="float">
            <text:p>0</text:p>
          </table:table-cell>
          <table:table-cell table:formula="of:=[.E716]+[.D717]" office:value-type="float" office:value="56085" calcext:value-type="float">
            <text:p>56085</text:p>
          </table:table-cell>
          <table:table-cell table:formula="of:=IF(AND(NOT([.B717]=&quot;niedziela&quot;);NOT([.B717]=&quot;sobota&quot;));ROUNDDOWN(VLOOKUP([.C717];[.$O$1:.$P$4];2;0) * [.J717];0);0)" office:value-type="float" office:value="25" calcext:value-type="float">
            <text:p>25</text:p>
          </table:table-cell>
          <table:table-cell table:formula="of:=[.F717]*[.$P$8]" office:value-type="float" office:value="750" calcext:value-type="float">
            <text:p>750</text:p>
          </table:table-cell>
          <table:table-cell table:formula="of:=[.G717]+[.H716]" office:value-type="float" office:value="244110" calcext:value-type="float">
            <text:p>244110</text:p>
          </table:table-cell>
          <table:table-cell table:formula="of:=[.H717]-[.E717]" office:value-type="float" office:value="188025" calcext:value-type="float">
            <text:p>188025</text:p>
          </table:table-cell>
          <table:table-cell table:style-name="ce2" table:formula="of:=[.J716]+[.L716]" office:value-type="float" office:value="64" calcext:value-type="float">
            <text:p>64</text:p>
          </table:table-cell>
          <table:table-cell table:formula="of:=IF(AND(NOT(MONTH([.A717]) = MONTH([.A718]));[.I717]&gt;=2400);&quot;TAK&quot;;&quot;NIE&quot;)" office:value-type="string" office:string-value="NIE" calcext:value-type="string">
            <text:p>NIE</text:p>
          </table:table-cell>
          <table:table-cell table:formula="of:=IF([.K717] = &quot;TAK&quot;;3;0)" office:value-type="float" office:value="0" calcext:value-type="float">
            <text:p>0</text:p>
          </table:table-cell>
          <table:table-cell table:formula="of:=[.L71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7" calcext:value-type="date">
            <text:p>17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718] = &quot;niedziela&quot;;[.$P$7]*[.J718];0)" office:value-type="float" office:value="0" calcext:value-type="float">
            <text:p>0</text:p>
          </table:table-cell>
          <table:table-cell table:formula="of:=[.E717]+[.D718]" office:value-type="float" office:value="56085" calcext:value-type="float">
            <text:p>56085</text:p>
          </table:table-cell>
          <table:table-cell table:formula="of:=IF(AND(NOT([.B718]=&quot;niedziela&quot;);NOT([.B718]=&quot;sobota&quot;));ROUNDDOWN(VLOOKUP([.C718];[.$O$1:.$P$4];2;0) * [.J718];0);0)" office:value-type="float" office:value="25" calcext:value-type="float">
            <text:p>25</text:p>
          </table:table-cell>
          <table:table-cell table:formula="of:=[.F718]*[.$P$8]" office:value-type="float" office:value="750" calcext:value-type="float">
            <text:p>750</text:p>
          </table:table-cell>
          <table:table-cell table:formula="of:=[.G718]+[.H717]" office:value-type="float" office:value="244860" calcext:value-type="float">
            <text:p>244860</text:p>
          </table:table-cell>
          <table:table-cell table:formula="of:=[.H718]-[.E718]" office:value-type="float" office:value="188775" calcext:value-type="float">
            <text:p>188775</text:p>
          </table:table-cell>
          <table:table-cell table:style-name="ce2" table:formula="of:=[.J717]+[.L717]" office:value-type="float" office:value="64" calcext:value-type="float">
            <text:p>64</text:p>
          </table:table-cell>
          <table:table-cell table:formula="of:=IF(AND(NOT(MONTH([.A718]) = MONTH([.A719]));[.I718]&gt;=2400);&quot;TAK&quot;;&quot;NIE&quot;)" office:value-type="string" office:string-value="NIE" calcext:value-type="string">
            <text:p>NIE</text:p>
          </table:table-cell>
          <table:table-cell table:formula="of:=IF([.K718] = &quot;TAK&quot;;3;0)" office:value-type="float" office:value="0" calcext:value-type="float">
            <text:p>0</text:p>
          </table:table-cell>
          <table:table-cell table:formula="of:=[.L71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8" calcext:value-type="date">
            <text:p>18.1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719] = &quot;niedziela&quot;;[.$P$7]*[.J719];0)" office:value-type="float" office:value="0" calcext:value-type="float">
            <text:p>0</text:p>
          </table:table-cell>
          <table:table-cell table:formula="of:=[.E718]+[.D719]" office:value-type="float" office:value="56085" calcext:value-type="float">
            <text:p>56085</text:p>
          </table:table-cell>
          <table:table-cell table:formula="of:=IF(AND(NOT([.B719]=&quot;niedziela&quot;);NOT([.B719]=&quot;sobota&quot;));ROUNDDOWN(VLOOKUP([.C719];[.$O$1:.$P$4];2;0) * [.J719];0);0)" office:value-type="float" office:value="25" calcext:value-type="float">
            <text:p>25</text:p>
          </table:table-cell>
          <table:table-cell table:formula="of:=[.F719]*[.$P$8]" office:value-type="float" office:value="750" calcext:value-type="float">
            <text:p>750</text:p>
          </table:table-cell>
          <table:table-cell table:formula="of:=[.G719]+[.H718]" office:value-type="float" office:value="245610" calcext:value-type="float">
            <text:p>245610</text:p>
          </table:table-cell>
          <table:table-cell table:formula="of:=[.H719]-[.E719]" office:value-type="float" office:value="189525" calcext:value-type="float">
            <text:p>189525</text:p>
          </table:table-cell>
          <table:table-cell table:style-name="ce2" table:formula="of:=[.J718]+[.L718]" office:value-type="float" office:value="64" calcext:value-type="float">
            <text:p>64</text:p>
          </table:table-cell>
          <table:table-cell table:formula="of:=IF(AND(NOT(MONTH([.A719]) = MONTH([.A720]));[.I719]&gt;=2400);&quot;TAK&quot;;&quot;NIE&quot;)" office:value-type="string" office:string-value="NIE" calcext:value-type="string">
            <text:p>NIE</text:p>
          </table:table-cell>
          <table:table-cell table:formula="of:=IF([.K719] = &quot;TAK&quot;;3;0)" office:value-type="float" office:value="0" calcext:value-type="float">
            <text:p>0</text:p>
          </table:table-cell>
          <table:table-cell table:formula="of:=[.L71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19" calcext:value-type="date">
            <text:p>19.1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720] = &quot;niedziela&quot;;[.$P$7]*[.J720];0)" office:value-type="float" office:value="0" calcext:value-type="float">
            <text:p>0</text:p>
          </table:table-cell>
          <table:table-cell table:formula="of:=[.E719]+[.D720]" office:value-type="float" office:value="56085" calcext:value-type="float">
            <text:p>56085</text:p>
          </table:table-cell>
          <table:table-cell table:formula="of:=IF(AND(NOT([.B720]=&quot;niedziela&quot;);NOT([.B720]=&quot;sobota&quot;));ROUNDDOWN(VLOOKUP([.C720];[.$O$1:.$P$4];2;0) * [.J720];0);0)" office:value-type="float" office:value="25" calcext:value-type="float">
            <text:p>25</text:p>
          </table:table-cell>
          <table:table-cell table:formula="of:=[.F720]*[.$P$8]" office:value-type="float" office:value="750" calcext:value-type="float">
            <text:p>750</text:p>
          </table:table-cell>
          <table:table-cell table:formula="of:=[.G720]+[.H719]" office:value-type="float" office:value="246360" calcext:value-type="float">
            <text:p>246360</text:p>
          </table:table-cell>
          <table:table-cell table:formula="of:=[.H720]-[.E720]" office:value-type="float" office:value="190275" calcext:value-type="float">
            <text:p>190275</text:p>
          </table:table-cell>
          <table:table-cell table:style-name="ce2" table:formula="of:=[.J719]+[.L719]" office:value-type="float" office:value="64" calcext:value-type="float">
            <text:p>64</text:p>
          </table:table-cell>
          <table:table-cell table:formula="of:=IF(AND(NOT(MONTH([.A720]) = MONTH([.A721]));[.I720]&gt;=2400);&quot;TAK&quot;;&quot;NIE&quot;)" office:value-type="string" office:string-value="NIE" calcext:value-type="string">
            <text:p>NIE</text:p>
          </table:table-cell>
          <table:table-cell table:formula="of:=IF([.K720] = &quot;TAK&quot;;3;0)" office:value-type="float" office:value="0" calcext:value-type="float">
            <text:p>0</text:p>
          </table:table-cell>
          <table:table-cell table:formula="of:=[.L72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0" calcext:value-type="date">
            <text:p>20.1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721] = &quot;niedziela&quot;;[.$P$7]*[.J721];0)" office:value-type="float" office:value="0" calcext:value-type="float">
            <text:p>0</text:p>
          </table:table-cell>
          <table:table-cell table:formula="of:=[.E720]+[.D721]" office:value-type="float" office:value="56085" calcext:value-type="float">
            <text:p>56085</text:p>
          </table:table-cell>
          <table:table-cell table:formula="of:=IF(AND(NOT([.B721]=&quot;niedziela&quot;);NOT([.B721]=&quot;sobota&quot;));ROUNDDOWN(VLOOKUP([.C721];[.$O$1:.$P$4];2;0) * [.J721];0);0)" office:value-type="float" office:value="25" calcext:value-type="float">
            <text:p>25</text:p>
          </table:table-cell>
          <table:table-cell table:formula="of:=[.F721]*[.$P$8]" office:value-type="float" office:value="750" calcext:value-type="float">
            <text:p>750</text:p>
          </table:table-cell>
          <table:table-cell table:formula="of:=[.G721]+[.H720]" office:value-type="float" office:value="247110" calcext:value-type="float">
            <text:p>247110</text:p>
          </table:table-cell>
          <table:table-cell table:formula="of:=[.H721]-[.E721]" office:value-type="float" office:value="191025" calcext:value-type="float">
            <text:p>191025</text:p>
          </table:table-cell>
          <table:table-cell table:style-name="ce2" table:formula="of:=[.J720]+[.L720]" office:value-type="float" office:value="64" calcext:value-type="float">
            <text:p>64</text:p>
          </table:table-cell>
          <table:table-cell table:formula="of:=IF(AND(NOT(MONTH([.A721]) = MONTH([.A722]));[.I721]&gt;=2400);&quot;TAK&quot;;&quot;NIE&quot;)" office:value-type="string" office:string-value="NIE" calcext:value-type="string">
            <text:p>NIE</text:p>
          </table:table-cell>
          <table:table-cell table:formula="of:=IF([.K721] = &quot;TAK&quot;;3;0)" office:value-type="float" office:value="0" calcext:value-type="float">
            <text:p>0</text:p>
          </table:table-cell>
          <table:table-cell table:formula="of:=[.L72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1" calcext:value-type="date">
            <text:p>21.1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722] = &quot;niedziela&quot;;[.$P$7]*[.J722];0)" office:value-type="float" office:value="0" calcext:value-type="float">
            <text:p>0</text:p>
          </table:table-cell>
          <table:table-cell table:formula="of:=[.E721]+[.D722]" office:value-type="float" office:value="56085" calcext:value-type="float">
            <text:p>56085</text:p>
          </table:table-cell>
          <table:table-cell table:formula="of:=IF(AND(NOT([.B722]=&quot;niedziela&quot;);NOT([.B722]=&quot;sobota&quot;));ROUNDDOWN(VLOOKUP([.C722];[.$O$1:.$P$4];2;0) * [.J722];0);0)" office:value-type="float" office:value="0" calcext:value-type="float">
            <text:p>0</text:p>
          </table:table-cell>
          <table:table-cell table:formula="of:=[.F722]*[.$P$8]" office:value-type="float" office:value="0" calcext:value-type="float">
            <text:p>0</text:p>
          </table:table-cell>
          <table:table-cell table:formula="of:=[.G722]+[.H721]" office:value-type="float" office:value="247110" calcext:value-type="float">
            <text:p>247110</text:p>
          </table:table-cell>
          <table:table-cell table:formula="of:=[.H722]-[.E722]" office:value-type="float" office:value="191025" calcext:value-type="float">
            <text:p>191025</text:p>
          </table:table-cell>
          <table:table-cell table:style-name="ce2" table:formula="of:=[.J721]+[.L721]" office:value-type="float" office:value="64" calcext:value-type="float">
            <text:p>64</text:p>
          </table:table-cell>
          <table:table-cell table:formula="of:=IF(AND(NOT(MONTH([.A722]) = MONTH([.A723]));[.I722]&gt;=2400);&quot;TAK&quot;;&quot;NIE&quot;)" office:value-type="string" office:string-value="NIE" calcext:value-type="string">
            <text:p>NIE</text:p>
          </table:table-cell>
          <table:table-cell table:formula="of:=IF([.K722] = &quot;TAK&quot;;3;0)" office:value-type="float" office:value="0" calcext:value-type="float">
            <text:p>0</text:p>
          </table:table-cell>
          <table:table-cell table:formula="of:=[.L722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2" calcext:value-type="date">
            <text:p>22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723] = &quot;niedziela&quot;;[.$P$7]*[.J723];0)" office:value-type="float" office:value="960" calcext:value-type="float">
            <text:p>960</text:p>
          </table:table-cell>
          <table:table-cell table:formula="of:=[.E722]+[.D723]" office:value-type="float" office:value="57045" calcext:value-type="float">
            <text:p>57045</text:p>
          </table:table-cell>
          <table:table-cell table:formula="of:=IF(AND(NOT([.B723]=&quot;niedziela&quot;);NOT([.B723]=&quot;sobota&quot;));ROUNDDOWN(VLOOKUP([.C723];[.$O$1:.$P$4];2;0) * [.J723];0);0)" office:value-type="float" office:value="0" calcext:value-type="float">
            <text:p>0</text:p>
          </table:table-cell>
          <table:table-cell table:formula="of:=[.F723]*[.$P$8]" office:value-type="float" office:value="0" calcext:value-type="float">
            <text:p>0</text:p>
          </table:table-cell>
          <table:table-cell table:formula="of:=[.G723]+[.H722]" office:value-type="float" office:value="247110" calcext:value-type="float">
            <text:p>247110</text:p>
          </table:table-cell>
          <table:table-cell table:formula="of:=[.H723]-[.E723]" office:value-type="float" office:value="190065" calcext:value-type="float">
            <text:p>190065</text:p>
          </table:table-cell>
          <table:table-cell table:style-name="ce2" table:formula="of:=[.J722]+[.L722]" office:value-type="float" office:value="64" calcext:value-type="float">
            <text:p>64</text:p>
          </table:table-cell>
          <table:table-cell table:formula="of:=IF(AND(NOT(MONTH([.A723]) = MONTH([.A724]));[.I723]&gt;=2400);&quot;TAK&quot;;&quot;NIE&quot;)" office:value-type="string" office:string-value="NIE" calcext:value-type="string">
            <text:p>NIE</text:p>
          </table:table-cell>
          <table:table-cell table:formula="of:=IF([.K723] = &quot;TAK&quot;;3;0)" office:value-type="float" office:value="0" calcext:value-type="float">
            <text:p>0</text:p>
          </table:table-cell>
          <table:table-cell table:formula="of:=[.L723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3" calcext:value-type="date">
            <text:p>23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724] = &quot;niedziela&quot;;[.$P$7]*[.J724];0)" office:value-type="float" office:value="0" calcext:value-type="float">
            <text:p>0</text:p>
          </table:table-cell>
          <table:table-cell table:formula="of:=[.E723]+[.D724]" office:value-type="float" office:value="57045" calcext:value-type="float">
            <text:p>57045</text:p>
          </table:table-cell>
          <table:table-cell table:formula="of:=IF(AND(NOT([.B724]=&quot;niedziela&quot;);NOT([.B724]=&quot;sobota&quot;));ROUNDDOWN(VLOOKUP([.C724];[.$O$1:.$P$4];2;0) * [.J724];0);0)" office:value-type="float" office:value="12" calcext:value-type="float">
            <text:p>12</text:p>
          </table:table-cell>
          <table:table-cell table:formula="of:=[.F724]*[.$P$8]" office:value-type="float" office:value="360" calcext:value-type="float">
            <text:p>360</text:p>
          </table:table-cell>
          <table:table-cell table:formula="of:=[.G724]+[.H723]" office:value-type="float" office:value="247470" calcext:value-type="float">
            <text:p>247470</text:p>
          </table:table-cell>
          <table:table-cell table:formula="of:=[.H724]-[.E724]" office:value-type="float" office:value="190425" calcext:value-type="float">
            <text:p>190425</text:p>
          </table:table-cell>
          <table:table-cell table:style-name="ce2" table:formula="of:=[.J723]+[.L723]" office:value-type="float" office:value="64" calcext:value-type="float">
            <text:p>64</text:p>
          </table:table-cell>
          <table:table-cell table:formula="of:=IF(AND(NOT(MONTH([.A724]) = MONTH([.A725]));[.I724]&gt;=2400);&quot;TAK&quot;;&quot;NIE&quot;)" office:value-type="string" office:string-value="NIE" calcext:value-type="string">
            <text:p>NIE</text:p>
          </table:table-cell>
          <table:table-cell table:formula="of:=IF([.K724] = &quot;TAK&quot;;3;0)" office:value-type="float" office:value="0" calcext:value-type="float">
            <text:p>0</text:p>
          </table:table-cell>
          <table:table-cell table:formula="of:=[.L724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4" calcext:value-type="date">
            <text:p>24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725] = &quot;niedziela&quot;;[.$P$7]*[.J725];0)" office:value-type="float" office:value="0" calcext:value-type="float">
            <text:p>0</text:p>
          </table:table-cell>
          <table:table-cell table:formula="of:=[.E724]+[.D725]" office:value-type="float" office:value="57045" calcext:value-type="float">
            <text:p>57045</text:p>
          </table:table-cell>
          <table:table-cell table:formula="of:=IF(AND(NOT([.B725]=&quot;niedziela&quot;);NOT([.B725]=&quot;sobota&quot;));ROUNDDOWN(VLOOKUP([.C725];[.$O$1:.$P$4];2;0) * [.J725];0);0)" office:value-type="float" office:value="12" calcext:value-type="float">
            <text:p>12</text:p>
          </table:table-cell>
          <table:table-cell table:formula="of:=[.F725]*[.$P$8]" office:value-type="float" office:value="360" calcext:value-type="float">
            <text:p>360</text:p>
          </table:table-cell>
          <table:table-cell table:formula="of:=[.G725]+[.H724]" office:value-type="float" office:value="247830" calcext:value-type="float">
            <text:p>247830</text:p>
          </table:table-cell>
          <table:table-cell table:formula="of:=[.H725]-[.E725]" office:value-type="float" office:value="190785" calcext:value-type="float">
            <text:p>190785</text:p>
          </table:table-cell>
          <table:table-cell table:style-name="ce2" table:formula="of:=[.J724]+[.L724]" office:value-type="float" office:value="64" calcext:value-type="float">
            <text:p>64</text:p>
          </table:table-cell>
          <table:table-cell table:formula="of:=IF(AND(NOT(MONTH([.A725]) = MONTH([.A726]));[.I725]&gt;=2400);&quot;TAK&quot;;&quot;NIE&quot;)" office:value-type="string" office:string-value="NIE" calcext:value-type="string">
            <text:p>NIE</text:p>
          </table:table-cell>
          <table:table-cell table:formula="of:=IF([.K725] = &quot;TAK&quot;;3;0)" office:value-type="float" office:value="0" calcext:value-type="float">
            <text:p>0</text:p>
          </table:table-cell>
          <table:table-cell table:formula="of:=[.L725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5" calcext:value-type="date">
            <text:p>25.1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726] = &quot;niedziela&quot;;[.$P$7]*[.J726];0)" office:value-type="float" office:value="0" calcext:value-type="float">
            <text:p>0</text:p>
          </table:table-cell>
          <table:table-cell table:formula="of:=[.E725]+[.D726]" office:value-type="float" office:value="57045" calcext:value-type="float">
            <text:p>57045</text:p>
          </table:table-cell>
          <table:table-cell table:formula="of:=IF(AND(NOT([.B726]=&quot;niedziela&quot;);NOT([.B726]=&quot;sobota&quot;));ROUNDDOWN(VLOOKUP([.C726];[.$O$1:.$P$4];2;0) * [.J726];0);0)" office:value-type="float" office:value="12" calcext:value-type="float">
            <text:p>12</text:p>
          </table:table-cell>
          <table:table-cell table:formula="of:=[.F726]*[.$P$8]" office:value-type="float" office:value="360" calcext:value-type="float">
            <text:p>360</text:p>
          </table:table-cell>
          <table:table-cell table:formula="of:=[.G726]+[.H725]" office:value-type="float" office:value="248190" calcext:value-type="float">
            <text:p>248190</text:p>
          </table:table-cell>
          <table:table-cell table:formula="of:=[.H726]-[.E726]" office:value-type="float" office:value="191145" calcext:value-type="float">
            <text:p>191145</text:p>
          </table:table-cell>
          <table:table-cell table:style-name="ce2" table:formula="of:=[.J725]+[.L725]" office:value-type="float" office:value="64" calcext:value-type="float">
            <text:p>64</text:p>
          </table:table-cell>
          <table:table-cell table:formula="of:=IF(AND(NOT(MONTH([.A726]) = MONTH([.A727]));[.I726]&gt;=2400);&quot;TAK&quot;;&quot;NIE&quot;)" office:value-type="string" office:string-value="NIE" calcext:value-type="string">
            <text:p>NIE</text:p>
          </table:table-cell>
          <table:table-cell table:formula="of:=IF([.K726] = &quot;TAK&quot;;3;0)" office:value-type="float" office:value="0" calcext:value-type="float">
            <text:p>0</text:p>
          </table:table-cell>
          <table:table-cell table:formula="of:=[.L726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6" calcext:value-type="date">
            <text:p>26.1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727] = &quot;niedziela&quot;;[.$P$7]*[.J727];0)" office:value-type="float" office:value="0" calcext:value-type="float">
            <text:p>0</text:p>
          </table:table-cell>
          <table:table-cell table:formula="of:=[.E726]+[.D727]" office:value-type="float" office:value="57045" calcext:value-type="float">
            <text:p>57045</text:p>
          </table:table-cell>
          <table:table-cell table:formula="of:=IF(AND(NOT([.B727]=&quot;niedziela&quot;);NOT([.B727]=&quot;sobota&quot;));ROUNDDOWN(VLOOKUP([.C727];[.$O$1:.$P$4];2;0) * [.J727];0);0)" office:value-type="float" office:value="12" calcext:value-type="float">
            <text:p>12</text:p>
          </table:table-cell>
          <table:table-cell table:formula="of:=[.F727]*[.$P$8]" office:value-type="float" office:value="360" calcext:value-type="float">
            <text:p>360</text:p>
          </table:table-cell>
          <table:table-cell table:formula="of:=[.G727]+[.H726]" office:value-type="float" office:value="248550" calcext:value-type="float">
            <text:p>248550</text:p>
          </table:table-cell>
          <table:table-cell table:formula="of:=[.H727]-[.E727]" office:value-type="float" office:value="191505" calcext:value-type="float">
            <text:p>191505</text:p>
          </table:table-cell>
          <table:table-cell table:style-name="ce2" table:formula="of:=[.J726]+[.L726]" office:value-type="float" office:value="64" calcext:value-type="float">
            <text:p>64</text:p>
          </table:table-cell>
          <table:table-cell table:formula="of:=IF(AND(NOT(MONTH([.A727]) = MONTH([.A728]));[.I727]&gt;=2400);&quot;TAK&quot;;&quot;NIE&quot;)" office:value-type="string" office:string-value="NIE" calcext:value-type="string">
            <text:p>NIE</text:p>
          </table:table-cell>
          <table:table-cell table:formula="of:=IF([.K727] = &quot;TAK&quot;;3;0)" office:value-type="float" office:value="0" calcext:value-type="float">
            <text:p>0</text:p>
          </table:table-cell>
          <table:table-cell table:formula="of:=[.L727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7" calcext:value-type="date">
            <text:p>27.1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728] = &quot;niedziela&quot;;[.$P$7]*[.J728];0)" office:value-type="float" office:value="0" calcext:value-type="float">
            <text:p>0</text:p>
          </table:table-cell>
          <table:table-cell table:formula="of:=[.E727]+[.D728]" office:value-type="float" office:value="57045" calcext:value-type="float">
            <text:p>57045</text:p>
          </table:table-cell>
          <table:table-cell table:formula="of:=IF(AND(NOT([.B728]=&quot;niedziela&quot;);NOT([.B728]=&quot;sobota&quot;));ROUNDDOWN(VLOOKUP([.C728];[.$O$1:.$P$4];2;0) * [.J728];0);0)" office:value-type="float" office:value="12" calcext:value-type="float">
            <text:p>12</text:p>
          </table:table-cell>
          <table:table-cell table:formula="of:=[.F728]*[.$P$8]" office:value-type="float" office:value="360" calcext:value-type="float">
            <text:p>360</text:p>
          </table:table-cell>
          <table:table-cell table:formula="of:=[.G728]+[.H727]" office:value-type="float" office:value="248910" calcext:value-type="float">
            <text:p>248910</text:p>
          </table:table-cell>
          <table:table-cell table:formula="of:=[.H728]-[.E728]" office:value-type="float" office:value="191865" calcext:value-type="float">
            <text:p>191865</text:p>
          </table:table-cell>
          <table:table-cell table:style-name="ce2" table:formula="of:=[.J727]+[.L727]" office:value-type="float" office:value="64" calcext:value-type="float">
            <text:p>64</text:p>
          </table:table-cell>
          <table:table-cell table:formula="of:=IF(AND(NOT(MONTH([.A728]) = MONTH([.A729]));[.I728]&gt;=2400);&quot;TAK&quot;;&quot;NIE&quot;)" office:value-type="string" office:string-value="NIE" calcext:value-type="string">
            <text:p>NIE</text:p>
          </table:table-cell>
          <table:table-cell table:formula="of:=IF([.K728] = &quot;TAK&quot;;3;0)" office:value-type="float" office:value="0" calcext:value-type="float">
            <text:p>0</text:p>
          </table:table-cell>
          <table:table-cell table:formula="of:=[.L728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8" calcext:value-type="date">
            <text:p>28.1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729] = &quot;niedziela&quot;;[.$P$7]*[.J729];0)" office:value-type="float" office:value="0" calcext:value-type="float">
            <text:p>0</text:p>
          </table:table-cell>
          <table:table-cell table:formula="of:=[.E728]+[.D729]" office:value-type="float" office:value="57045" calcext:value-type="float">
            <text:p>57045</text:p>
          </table:table-cell>
          <table:table-cell table:formula="of:=IF(AND(NOT([.B729]=&quot;niedziela&quot;);NOT([.B729]=&quot;sobota&quot;));ROUNDDOWN(VLOOKUP([.C729];[.$O$1:.$P$4];2;0) * [.J729];0);0)" office:value-type="float" office:value="0" calcext:value-type="float">
            <text:p>0</text:p>
          </table:table-cell>
          <table:table-cell table:formula="of:=[.F729]*[.$P$8]" office:value-type="float" office:value="0" calcext:value-type="float">
            <text:p>0</text:p>
          </table:table-cell>
          <table:table-cell table:formula="of:=[.G729]+[.H728]" office:value-type="float" office:value="248910" calcext:value-type="float">
            <text:p>248910</text:p>
          </table:table-cell>
          <table:table-cell table:formula="of:=[.H729]-[.E729]" office:value-type="float" office:value="191865" calcext:value-type="float">
            <text:p>191865</text:p>
          </table:table-cell>
          <table:table-cell table:style-name="ce2" table:formula="of:=[.J728]+[.L728]" office:value-type="float" office:value="64" calcext:value-type="float">
            <text:p>64</text:p>
          </table:table-cell>
          <table:table-cell table:formula="of:=IF(AND(NOT(MONTH([.A729]) = MONTH([.A730]));[.I729]&gt;=2400);&quot;TAK&quot;;&quot;NIE&quot;)" office:value-type="string" office:string-value="NIE" calcext:value-type="string">
            <text:p>NIE</text:p>
          </table:table-cell>
          <table:table-cell table:formula="of:=IF([.K729] = &quot;TAK&quot;;3;0)" office:value-type="float" office:value="0" calcext:value-type="float">
            <text:p>0</text:p>
          </table:table-cell>
          <table:table-cell table:formula="of:=[.L729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29" calcext:value-type="date">
            <text:p>29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730] = &quot;niedziela&quot;;[.$P$7]*[.J730];0)" office:value-type="float" office:value="960" calcext:value-type="float">
            <text:p>960</text:p>
          </table:table-cell>
          <table:table-cell table:formula="of:=[.E729]+[.D730]" office:value-type="float" office:value="58005" calcext:value-type="float">
            <text:p>58005</text:p>
          </table:table-cell>
          <table:table-cell table:formula="of:=IF(AND(NOT([.B730]=&quot;niedziela&quot;);NOT([.B730]=&quot;sobota&quot;));ROUNDDOWN(VLOOKUP([.C730];[.$O$1:.$P$4];2;0) * [.J730];0);0)" office:value-type="float" office:value="0" calcext:value-type="float">
            <text:p>0</text:p>
          </table:table-cell>
          <table:table-cell table:formula="of:=[.F730]*[.$P$8]" office:value-type="float" office:value="0" calcext:value-type="float">
            <text:p>0</text:p>
          </table:table-cell>
          <table:table-cell table:formula="of:=[.G730]+[.H729]" office:value-type="float" office:value="248910" calcext:value-type="float">
            <text:p>248910</text:p>
          </table:table-cell>
          <table:table-cell table:formula="of:=[.H730]-[.E730]" office:value-type="float" office:value="190905" calcext:value-type="float">
            <text:p>190905</text:p>
          </table:table-cell>
          <table:table-cell table:style-name="ce2" table:formula="of:=[.J729]+[.L729]" office:value-type="float" office:value="64" calcext:value-type="float">
            <text:p>64</text:p>
          </table:table-cell>
          <table:table-cell table:formula="of:=IF(AND(NOT(MONTH([.A730]) = MONTH([.A731]));[.I730]&gt;=2400);&quot;TAK&quot;;&quot;NIE&quot;)" office:value-type="string" office:string-value="NIE" calcext:value-type="string">
            <text:p>NIE</text:p>
          </table:table-cell>
          <table:table-cell table:formula="of:=IF([.K730] = &quot;TAK&quot;;3;0)" office:value-type="float" office:value="0" calcext:value-type="float">
            <text:p>0</text:p>
          </table:table-cell>
          <table:table-cell table:formula="of:=[.L730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30" calcext:value-type="date">
            <text:p>30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731] = &quot;niedziela&quot;;[.$P$7]*[.J731];0)" office:value-type="float" office:value="0" calcext:value-type="float">
            <text:p>0</text:p>
          </table:table-cell>
          <table:table-cell table:formula="of:=[.E730]+[.D731]" office:value-type="float" office:value="58005" calcext:value-type="float">
            <text:p>58005</text:p>
          </table:table-cell>
          <table:table-cell table:formula="of:=IF(AND(NOT([.B731]=&quot;niedziela&quot;);NOT([.B731]=&quot;sobota&quot;));ROUNDDOWN(VLOOKUP([.C731];[.$O$1:.$P$4];2;0) * [.J731];0);0)" office:value-type="float" office:value="12" calcext:value-type="float">
            <text:p>12</text:p>
          </table:table-cell>
          <table:table-cell table:formula="of:=[.F731]*[.$P$8]" office:value-type="float" office:value="360" calcext:value-type="float">
            <text:p>360</text:p>
          </table:table-cell>
          <table:table-cell table:formula="of:=[.G731]+[.H730]" office:value-type="float" office:value="249270" calcext:value-type="float">
            <text:p>249270</text:p>
          </table:table-cell>
          <table:table-cell table:formula="of:=[.H731]-[.E731]" office:value-type="float" office:value="191265" calcext:value-type="float">
            <text:p>191265</text:p>
          </table:table-cell>
          <table:table-cell table:style-name="ce2" table:formula="of:=[.J730]+[.L730]" office:value-type="float" office:value="64" calcext:value-type="float">
            <text:p>64</text:p>
          </table:table-cell>
          <table:table-cell table:formula="of:=IF(AND(NOT(MONTH([.A731]) = MONTH([.A732]));[.I731]&gt;=2400);&quot;TAK&quot;;&quot;NIE&quot;)" office:value-type="string" office:string-value="NIE" calcext:value-type="string">
            <text:p>NIE</text:p>
          </table:table-cell>
          <table:table-cell table:formula="of:=IF([.K731] = &quot;TAK&quot;;3;0)" office:value-type="float" office:value="0" calcext:value-type="float">
            <text:p>0</text:p>
          </table:table-cell>
          <table:table-cell table:formula="of:=[.L731]*800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1" office:value-type="date" office:date-value="2024-12-31" calcext:value-type="date">
            <text:p>31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732] = &quot;niedziela&quot;;[.$P$7]*[.J732];0)" office:value-type="float" office:value="0" calcext:value-type="float">
            <text:p>0</text:p>
          </table:table-cell>
          <table:table-cell table:formula="of:=[.E731]+[.D732]" office:value-type="float" office:value="58005" calcext:value-type="float">
            <text:p>58005</text:p>
          </table:table-cell>
          <table:table-cell table:formula="of:=IF(AND(NOT([.B732]=&quot;niedziela&quot;);NOT([.B732]=&quot;sobota&quot;));ROUNDDOWN(VLOOKUP([.C732];[.$O$1:.$P$4];2;0) * [.J732];0);0)" office:value-type="float" office:value="12" calcext:value-type="float">
            <text:p>12</text:p>
          </table:table-cell>
          <table:table-cell table:formula="of:=[.F732]*[.$P$8]" office:value-type="float" office:value="360" calcext:value-type="float">
            <text:p>360</text:p>
          </table:table-cell>
          <table:table-cell table:formula="of:=[.G732]+[.H731]" office:value-type="float" office:value="249630" calcext:value-type="float">
            <text:p>249630</text:p>
          </table:table-cell>
          <table:table-cell table:formula="of:=[.H732]-[.E732]" office:value-type="float" office:value="191625" calcext:value-type="float">
            <text:p>191625</text:p>
          </table:table-cell>
          <table:table-cell table:style-name="ce2" table:formula="of:=[.J731]+[.L731]" office:value-type="float" office:value="64" calcext:value-type="float">
            <text:p>64</text:p>
          </table:table-cell>
          <table:table-cell table:formula="of:=IF(AND(NOT(MONTH([.A732]) = MONTH([.A733]));[.I732]&gt;=2400);&quot;TAK&quot;;&quot;NIE&quot;)" office:value-type="string" office:string-value="NIE" calcext:value-type="string">
            <text:p>NIE</text:p>
          </table:table-cell>
          <table:table-cell table:formula="of:=IF([.K732] = &quot;TAK&quot;;3;0)" office:value-type="float" office:value="0" calcext:value-type="float">
            <text:p>0</text:p>
          </table:table-cell>
          <table:table-cell table:formula="of:=[.L732]*800" office:value-type="float" office:value="0" calcext:value-type="float">
            <text:p>0</text:p>
          </table:table-cell>
          <table:table-cell table:number-columns-repeated="3"/>
        </table:table-row>
        <table:table-row table:style-name="ro1" table:number-rows-repeated="1047843">
          <table:table-cell table:number-columns-repeated="16"/>
        </table:table-row>
        <table:table-row table:style-name="ro1">
          <table:table-cell table:number-columns-repeated="16"/>
        </table:table-row>
      </table:table>
      <table:table table:name="Arkusz4" table:style-name="ta1">
        <table:shapes>
          <draw:frame draw:z-index="0" draw:style-name="gr1" draw:text-style-name="P1" svg:width="15.992cm" svg:height="9cm" svg:x="11.891cm" svg:y="1.074cm">
            <draw:object draw:notify-on-update-of-ranges="Arkusz4.A1:Arkusz4.A1 Arkusz4.A2:Arkusz4.A13 Arkusz4.B1:Arkusz4.B1 Arkusz4.B2:Arkusz4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miesiąc</text:p>
          </table:table-cell>
          <table:table-cell office:value-type="string" calcext:value-type="string">
            <text:p>dochód miesięczny</text:p>
          </table:table-cell>
          <table:table-cell office:value-type="float" office:value="-8150" calcext:value-type="float">
            <text:p>-8150</text:p>
          </table:table-cell>
          <table:table-cell office:value-type="string" calcext:value-type="string">
            <text:p>dochód całk</text:p>
          </table:table-cell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table:style-name="ce1" office:value-type="string" calcext:value-type="string">
            <text:p>styczeń</text:p>
          </table:table-cell>
          <table:table-cell office:value-type="float" office:value="-7430" calcext:value-type="float">
            <text:p>-7430</text:p>
          </table:table-cell>
          <table:table-cell/>
          <table:table-cell office:value-type="float" office:value="-7430" calcext:value-type="float">
            <text:p>-743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luty</text:p>
          </table:table-cell>
          <table:table-cell table:formula="of:=[.D3]-[.D2]" office:value-type="float" office:value="600" calcext:value-type="float">
            <text:p>600</text:p>
          </table:table-cell>
          <table:table-cell/>
          <table:table-cell office:value-type="float" office:value="-6830" calcext:value-type="float">
            <text:p>-6830</text:p>
          </table:table-cell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marzec</text:p>
          </table:table-cell>
          <table:table-cell table:formula="of:=[.D4]-[.D3]" office:value-type="float" office:value="1590" calcext:value-type="float">
            <text:p>1590</text:p>
          </table:table-cell>
          <table:table-cell/>
          <table:table-cell office:value-type="float" office:value="-5240" calcext:value-type="float">
            <text:p>-524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kwiecień</text:p>
          </table:table-cell>
          <table:table-cell table:formula="of:=[.D5]-[.D4]" office:value-type="float" office:value="2250" calcext:value-type="float">
            <text:p>2250</text:p>
          </table:table-cell>
          <table:table-cell/>
          <table:table-cell office:value-type="float" office:value="-2990" calcext:value-type="float">
            <text:p>-299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maj</text:p>
          </table:table-cell>
          <table:table-cell table:formula="of:=[.D6]-[.D5]" office:value-type="float" office:value="2850" calcext:value-type="float">
            <text:p>2850</text:p>
          </table:table-cell>
          <table:table-cell/>
          <table:table-cell office:value-type="float" office:value="-140" calcext:value-type="float">
            <text:p>-14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czerwiec</text:p>
          </table:table-cell>
          <table:table-cell table:formula="of:=[.D7]-[.D6]" office:value-type="float" office:value="3660" calcext:value-type="float">
            <text:p>3660</text:p>
          </table:table-cell>
          <table:table-cell/>
          <table:table-cell office:value-type="float" office:value="3520" calcext:value-type="float">
            <text:p>352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lipiec</text:p>
          </table:table-cell>
          <table:table-cell table:formula="of:=[.D8]-[.D7]" office:value-type="float" office:value="4920" calcext:value-type="float">
            <text:p>4920</text:p>
          </table:table-cell>
          <table:table-cell/>
          <table:table-cell office:value-type="float" office:value="8440" calcext:value-type="float">
            <text:p>844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sierpień</text:p>
          </table:table-cell>
          <table:table-cell table:formula="of:=[.D9]-[.D8]" office:value-type="float" office:value="5610" calcext:value-type="float">
            <text:p>5610</text:p>
          </table:table-cell>
          <table:table-cell/>
          <table:table-cell office:value-type="float" office:value="14050" calcext:value-type="float">
            <text:p>1405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wrzesień</text:p>
          </table:table-cell>
          <table:table-cell table:formula="of:=[.D10]-[.D9]" office:value-type="float" office:value="4320" calcext:value-type="float">
            <text:p>4320</text:p>
          </table:table-cell>
          <table:table-cell/>
          <table:table-cell office:value-type="float" office:value="18370" calcext:value-type="float">
            <text:p>1837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październik</text:p>
          </table:table-cell>
          <table:table-cell table:formula="of:=[.D11]-[.D10]" office:value-type="float" office:value="1890" calcext:value-type="float">
            <text:p>1890</text:p>
          </table:table-cell>
          <table:table-cell/>
          <table:table-cell office:value-type="float" office:value="20260" calcext:value-type="float">
            <text:p>2026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listopad</text:p>
          </table:table-cell>
          <table:table-cell table:formula="of:=[.D12]-[.D11]" office:value-type="float" office:value="2040" calcext:value-type="float">
            <text:p>2040</text:p>
          </table:table-cell>
          <table:table-cell/>
          <table:table-cell office:value-type="float" office:value="22300" calcext:value-type="float">
            <text:p>2230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>
          <table:table-cell table:style-name="ce1" office:value-type="string" calcext:value-type="string">
            <text:p>grudzień</text:p>
          </table:table-cell>
          <table:table-cell table:formula="of:=[.D13]-[.D12]" office:value-type="float" office:value="1350" calcext:value-type="float">
            <text:p>1350</text:p>
          </table:table-cell>
          <table:table-cell/>
          <table:table-cell office:value-type="float" office:value="23650" calcext:value-type="float">
            <text:p>23650</text:p>
          </table:table-cell>
          <table:table-cell table:number-columns-repeated="5"/>
          <table:table-cell table:style-name="ce2"/>
          <table:table-cell table:number-columns-repeated="4"/>
        </table:table-row>
        <table:table-row table:style-name="ro1" table:number-rows-repeated="719">
          <table:table-cell table:style-name="ce1"/>
          <table:table-cell table:number-columns-repeated="8"/>
          <table:table-cell table:style-name="ce2"/>
          <table:table-cell table:number-columns-repeated="4"/>
        </table:table-row>
        <table:table-row table:style-name="ro1" table:number-rows-repeated="1047843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Arkusz3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dzien tygodnia</text:p>
          </table:table-cell>
          <table:table-cell office:value-type="string" calcext:value-type="string">
            <text:p>sezon </text:p>
          </table:table-cell>
          <table:table-cell office:value-type="string" calcext:value-type="string">
            <text:p>koszta dzien </text:p>
          </table:table-cell>
          <table:table-cell office:value-type="string" calcext:value-type="string">
            <text:p>koszta sum</text:p>
          </table:table-cell>
          <table:table-cell office:value-type="string" calcext:value-type="string">
            <text:p>klienci</text:p>
          </table:table-cell>
          <table:table-cell office:value-type="string" calcext:value-type="string">
            <text:p>przychody dzien </text:p>
          </table:table-cell>
          <table:table-cell office:value-type="string" calcext:value-type="string">
            <text:p>przychody sum</text:p>
          </table:table-cell>
          <table:table-cell office:value-type="string" calcext:value-type="string">
            <text:p>dochód</text:p>
          </table:table-cell>
          <table:table-cell table:style-name="ce4" office:value-type="string" calcext:value-type="string">
            <text:p>ilosc rowerow </text:p>
          </table:table-cell>
          <table:table-cell table:number-columns-repeated="2"/>
          <table:table-cell office:value-type="string" calcext:value-type="string">
            <text:p>zima</text:p>
          </table:table-cell>
          <table:table-cell office:value-type="float" office:value="0.2" calcext:value-type="float">
            <text:p>0,2</text:p>
          </table:table-cell>
        </table:table-row>
        <table:table-row table:style-name="ro1">
          <table:table-cell table:style-name="ce1" office:value-type="date" office:date-value="2023-01-01" calcext:value-type="date">
            <text:p>1.01.2023</text:p>
          </table:table-cell>
          <table:table-cell office:value-type="string" calcext:value-type="string">
            <text:p>niedziela </text:p>
          </table:table-cell>
          <table:table-cell office:value-type="string" calcext:value-type="string">
            <text:p>zima</text:p>
          </table:table-cell>
          <table:table-cell table:formula="of:=([.N5]+[.N7])*[.J2]" office:value-type="float" office:value="8150" calcext:value-type="float">
            <text:p>8150</text:p>
          </table:table-cell>
          <table:table-cell office:value-type="float" office:value="8150" calcext:value-type="float">
            <text:p>8150</text:p>
          </table:table-cell>
          <table:table-cell table:formula="of:=IF(AND(NOT([.B2]=&quot;niedziela&quot;);NOT([.B2]=&quot;sobota&quot;));ROUNDDOWN(VLOOKUP([.C2];[.$M$1:.$N$4];2;0) * [.J2];0);0)" office:value-type="float" office:value="2" calcext:value-type="float">
            <text:p>2</text:p>
          </table:table-cell>
          <table:table-cell table:formula="of:=[.F2]*[.$N$8]"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H2]-[.E2]" office:value-type="float" office:value="-8150" calcext:value-type="float">
            <text:p>-81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wiosna</text:p>
          </table:table-cell>
          <table:table-cell office:value-type="float" office:value="0.5" calcext:value-type="float">
            <text:p>0,5</text:p>
          </table:table-cell>
        </table:table-row>
        <table:table-row table:style-name="ro1">
          <table:table-cell table:style-name="ce1" office:value-type="date" office:date-value="2023-01-02" calcext:value-type="date">
            <text:p>2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] = &quot;niedziela&quot;;[.$N$7]*[.J3];0)" office:value-type="float" office:value="0" calcext:value-type="float">
            <text:p>0</text:p>
          </table:table-cell>
          <table:table-cell table:formula="of:=[.E2]+[.D3]" office:value-type="float" office:value="8150" calcext:value-type="float">
            <text:p>8150</text:p>
          </table:table-cell>
          <table:table-cell table:formula="of:=IF(AND(NOT([.B3]=&quot;niedziela&quot;);NOT([.B3]=&quot;sobota&quot;));ROUNDDOWN(VLOOKUP([.C3];[.$M$1:.$N$4];2;0) * [.J3];0);0)" office:value-type="float" office:value="2" calcext:value-type="float">
            <text:p>2</text:p>
          </table:table-cell>
          <table:table-cell table:formula="of:=[.F3]*[.$N$8]" office:value-type="float" office:value="60" calcext:value-type="float">
            <text:p>60</text:p>
          </table:table-cell>
          <table:table-cell table:formula="of:=[.G3]+[.H2]" office:value-type="float" office:value="60" calcext:value-type="float">
            <text:p>60</text:p>
          </table:table-cell>
          <table:table-cell table:formula="of:=[.H3]-[.E3]" office:value-type="float" office:value="-8090" calcext:value-type="float">
            <text:p>-8090</text:p>
          </table:table-cell>
          <table:table-cell table:style-name="ce2" office:value-type="float" office:value="10" calcext:value-type="float">
            <text:p>10</text:p>
          </table:table-cell>
          <table:table-cell table:style-name="ce2"/>
          <table:table-cell/>
          <table:table-cell office:value-type="string" calcext:value-type="string">
            <text:p>lato </text:p>
          </table:table-cell>
          <table:table-cell office:value-type="float" office:value="0.9" calcext:value-type="float">
            <text:p>0,9</text:p>
          </table:table-cell>
        </table:table-row>
        <table:table-row table:style-name="ro1">
          <table:table-cell table:style-name="ce1" office:value-type="date" office:date-value="2023-01-03" calcext:value-type="date">
            <text:p>3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] = &quot;niedziela&quot;;[.$N$7]*[.J4];0)" office:value-type="float" office:value="0" calcext:value-type="float">
            <text:p>0</text:p>
          </table:table-cell>
          <table:table-cell table:formula="of:=[.E3]+[.D4]" office:value-type="float" office:value="8150" calcext:value-type="float">
            <text:p>8150</text:p>
          </table:table-cell>
          <table:table-cell table:formula="of:=IF(AND(NOT([.B4]=&quot;niedziela&quot;);NOT([.B4]=&quot;sobota&quot;));ROUNDDOWN(VLOOKUP([.C4];[.$M$1:.$N$4];2;0) * [.J4];0);0)" office:value-type="float" office:value="2" calcext:value-type="float">
            <text:p>2</text:p>
          </table:table-cell>
          <table:table-cell table:formula="of:=[.F4]*[.$N$8]" office:value-type="float" office:value="60" calcext:value-type="float">
            <text:p>60</text:p>
          </table:table-cell>
          <table:table-cell table:formula="of:=[.G4]+[.H3]" office:value-type="float" office:value="120" calcext:value-type="float">
            <text:p>120</text:p>
          </table:table-cell>
          <table:table-cell table:formula="of:=[.H4]-[.E4]" office:value-type="float" office:value="-8030" calcext:value-type="float">
            <text:p>-80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jesień</text:p>
          </table:table-cell>
          <table:table-cell office:value-type="float" office:value="0.4" calcext:value-type="float">
            <text:p>0,4</text:p>
          </table:table-cell>
        </table:table-row>
        <table:table-row table:style-name="ro1">
          <table:table-cell table:style-name="ce1" office:value-type="date" office:date-value="2023-01-04" calcext:value-type="date">
            <text:p>4.0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5] = &quot;niedziela&quot;;[.$N$7]*[.J5];0)" office:value-type="float" office:value="0" calcext:value-type="float">
            <text:p>0</text:p>
          </table:table-cell>
          <table:table-cell table:formula="of:=[.E4]+[.D5]" office:value-type="float" office:value="8150" calcext:value-type="float">
            <text:p>8150</text:p>
          </table:table-cell>
          <table:table-cell table:formula="of:=IF(AND(NOT([.B5]=&quot;niedziela&quot;);NOT([.B5]=&quot;sobota&quot;));ROUNDDOWN(VLOOKUP([.C5];[.$M$1:.$N$4];2;0) * [.J5];0);0)" office:value-type="float" office:value="2" calcext:value-type="float">
            <text:p>2</text:p>
          </table:table-cell>
          <table:table-cell table:formula="of:=[.F5]*[.$N$8]" office:value-type="float" office:value="60" calcext:value-type="float">
            <text:p>60</text:p>
          </table:table-cell>
          <table:table-cell table:formula="of:=[.G5]+[.H4]" office:value-type="float" office:value="180" calcext:value-type="float">
            <text:p>180</text:p>
          </table:table-cell>
          <table:table-cell table:formula="of:=[.H5]-[.E5]" office:value-type="float" office:value="-7970" calcext:value-type="float">
            <text:p>-79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ena roweru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table:style-name="ce1" office:value-type="date" office:date-value="2023-01-05" calcext:value-type="date">
            <text:p>5.0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6] = &quot;niedziela&quot;;[.$N$7]*[.J6];0)" office:value-type="float" office:value="0" calcext:value-type="float">
            <text:p>0</text:p>
          </table:table-cell>
          <table:table-cell table:formula="of:=[.E5]+[.D6]" office:value-type="float" office:value="8150" calcext:value-type="float">
            <text:p>8150</text:p>
          </table:table-cell>
          <table:table-cell table:formula="of:=IF(AND(NOT([.B6]=&quot;niedziela&quot;);NOT([.B6]=&quot;sobota&quot;));ROUNDDOWN(VLOOKUP([.C6];[.$M$1:.$N$4];2;0) * [.J6];0);0)" office:value-type="float" office:value="2" calcext:value-type="float">
            <text:p>2</text:p>
          </table:table-cell>
          <table:table-cell table:formula="of:=[.F6]*[.$N$8]" office:value-type="float" office:value="60" calcext:value-type="float">
            <text:p>60</text:p>
          </table:table-cell>
          <table:table-cell table:formula="of:=[.G6]+[.H5]" office:value-type="float" office:value="240" calcext:value-type="float">
            <text:p>240</text:p>
          </table:table-cell>
          <table:table-cell table:formula="of:=[.H6]-[.E6]" office:value-type="float" office:value="-7910" calcext:value-type="float">
            <text:p>-79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ilosc rowerow 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1" office:value-type="date" office:date-value="2023-01-06" calcext:value-type="date">
            <text:p>6.0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7] = &quot;niedziela&quot;;[.$N$7]*[.J7];0)" office:value-type="float" office:value="0" calcext:value-type="float">
            <text:p>0</text:p>
          </table:table-cell>
          <table:table-cell table:formula="of:=[.E6]+[.D7]" office:value-type="float" office:value="8150" calcext:value-type="float">
            <text:p>8150</text:p>
          </table:table-cell>
          <table:table-cell table:formula="of:=IF(AND(NOT([.B7]=&quot;niedziela&quot;);NOT([.B7]=&quot;sobota&quot;));ROUNDDOWN(VLOOKUP([.C7];[.$M$1:.$N$4];2;0) * [.J7];0);0)" office:value-type="float" office:value="2" calcext:value-type="float">
            <text:p>2</text:p>
          </table:table-cell>
          <table:table-cell table:formula="of:=[.F7]*[.$N$8]" office:value-type="float" office:value="60" calcext:value-type="float">
            <text:p>60</text:p>
          </table:table-cell>
          <table:table-cell table:formula="of:=[.G7]+[.H6]" office:value-type="float" office:value="300" calcext:value-type="float">
            <text:p>300</text:p>
          </table:table-cell>
          <table:table-cell table:formula="of:=[.H7]-[.E7]" office:value-type="float" office:value="-7850" calcext:value-type="float">
            <text:p>-78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ena serwisu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date" office:date-value="2023-01-07" calcext:value-type="date">
            <text:p>7.0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8] = &quot;niedziela&quot;;[.$N$7]*[.J8];0)" office:value-type="float" office:value="0" calcext:value-type="float">
            <text:p>0</text:p>
          </table:table-cell>
          <table:table-cell table:formula="of:=[.E7]+[.D8]" office:value-type="float" office:value="8150" calcext:value-type="float">
            <text:p>8150</text:p>
          </table:table-cell>
          <table:table-cell table:formula="of:=IF(AND(NOT([.B8]=&quot;niedziela&quot;);NOT([.B8]=&quot;sobota&quot;));ROUNDDOWN(VLOOKUP([.C8];[.$M$1:.$N$4];2;0) * [.J8];0);0)" office:value-type="float" office:value="0" calcext:value-type="float">
            <text:p>0</text:p>
          </table:table-cell>
          <table:table-cell table:formula="of:=[.F8]*[.$N$8]" office:value-type="float" office:value="0" calcext:value-type="float">
            <text:p>0</text:p>
          </table:table-cell>
          <table:table-cell table:formula="of:=[.G8]+[.H7]" office:value-type="float" office:value="300" calcext:value-type="float">
            <text:p>300</text:p>
          </table:table-cell>
          <table:table-cell table:formula="of:=[.H8]-[.E8]" office:value-type="float" office:value="-7850" calcext:value-type="float">
            <text:p>-78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cena wypozyczenia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ce1" office:value-type="date" office:date-value="2023-01-08" calcext:value-type="date">
            <text:p>8.0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9] = &quot;niedziela&quot;;[.$N$7]*[.J9];0)" office:value-type="float" office:value="150" calcext:value-type="float">
            <text:p>150</text:p>
          </table:table-cell>
          <table:table-cell table:formula="of:=[.E8]+[.D9]" office:value-type="float" office:value="8300" calcext:value-type="float">
            <text:p>8300</text:p>
          </table:table-cell>
          <table:table-cell table:formula="of:=IF(AND(NOT([.B9]=&quot;niedziela&quot;);NOT([.B9]=&quot;sobota&quot;));ROUNDDOWN(VLOOKUP([.C9];[.$M$1:.$N$4];2;0) * [.J9];0);0)" office:value-type="float" office:value="0" calcext:value-type="float">
            <text:p>0</text:p>
          </table:table-cell>
          <table:table-cell table:formula="of:=[.F9]*[.$N$8]" office:value-type="float" office:value="0" calcext:value-type="float">
            <text:p>0</text:p>
          </table:table-cell>
          <table:table-cell table:formula="of:=[.G9]+[.H8]" office:value-type="float" office:value="300" calcext:value-type="float">
            <text:p>300</text:p>
          </table:table-cell>
          <table:table-cell table:formula="of:=[.H9]-[.E9]" office:value-type="float" office:value="-8000" calcext:value-type="float">
            <text:p>-80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09" calcext:value-type="date">
            <text:p>9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10] = &quot;niedziela&quot;;[.$N$7]*[.J10];0)" office:value-type="float" office:value="0" calcext:value-type="float">
            <text:p>0</text:p>
          </table:table-cell>
          <table:table-cell table:formula="of:=[.E9]+[.D10]" office:value-type="float" office:value="8300" calcext:value-type="float">
            <text:p>8300</text:p>
          </table:table-cell>
          <table:table-cell table:formula="of:=IF(AND(NOT([.B10]=&quot;niedziela&quot;);NOT([.B10]=&quot;sobota&quot;));ROUNDDOWN(VLOOKUP([.C10];[.$M$1:.$N$4];2;0) * [.J10];0);0)" office:value-type="float" office:value="2" calcext:value-type="float">
            <text:p>2</text:p>
          </table:table-cell>
          <table:table-cell table:formula="of:=[.F10]*[.$N$8]" office:value-type="float" office:value="60" calcext:value-type="float">
            <text:p>60</text:p>
          </table:table-cell>
          <table:table-cell table:formula="of:=[.G10]+[.H9]" office:value-type="float" office:value="360" calcext:value-type="float">
            <text:p>360</text:p>
          </table:table-cell>
          <table:table-cell table:formula="of:=[.H10]-[.E10]" office:value-type="float" office:value="-7940" calcext:value-type="float">
            <text:p>-79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2 letni przychód</text:p>
          </table:table-cell>
          <table:table-cell table:formula="of:=VLOOKUP(&quot;31.12.2024&quot;;[.$A$1:.$I$1048576];9;0)" office:value-type="float" office:value="55270" calcext:value-type="float">
            <text:p>55270</text:p>
          </table:table-cell>
        </table:table-row>
        <table:table-row table:style-name="ro1">
          <table:table-cell table:style-name="ce1" office:value-type="date" office:date-value="2023-01-10" calcext:value-type="date">
            <text:p>10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11] = &quot;niedziela&quot;;[.$N$7]*[.J11];0)" office:value-type="float" office:value="0" calcext:value-type="float">
            <text:p>0</text:p>
          </table:table-cell>
          <table:table-cell table:formula="of:=[.E10]+[.D11]" office:value-type="float" office:value="8300" calcext:value-type="float">
            <text:p>8300</text:p>
          </table:table-cell>
          <table:table-cell table:formula="of:=IF(AND(NOT([.B11]=&quot;niedziela&quot;);NOT([.B11]=&quot;sobota&quot;));ROUNDDOWN(VLOOKUP([.C11];[.$M$1:.$N$4];2;0) * [.J11];0);0)" office:value-type="float" office:value="2" calcext:value-type="float">
            <text:p>2</text:p>
          </table:table-cell>
          <table:table-cell table:formula="of:=[.F11]*[.$N$8]" office:value-type="float" office:value="60" calcext:value-type="float">
            <text:p>60</text:p>
          </table:table-cell>
          <table:table-cell table:formula="of:=[.G11]+[.H10]" office:value-type="float" office:value="420" calcext:value-type="float">
            <text:p>420</text:p>
          </table:table-cell>
          <table:table-cell table:formula="of:=[.H11]-[.E11]" office:value-type="float" office:value="-7880" calcext:value-type="float">
            <text:p>-78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11" calcext:value-type="date">
            <text:p>11.0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12] = &quot;niedziela&quot;;[.$N$7]*[.J12];0)" office:value-type="float" office:value="0" calcext:value-type="float">
            <text:p>0</text:p>
          </table:table-cell>
          <table:table-cell table:formula="of:=[.E11]+[.D12]" office:value-type="float" office:value="8300" calcext:value-type="float">
            <text:p>8300</text:p>
          </table:table-cell>
          <table:table-cell table:formula="of:=IF(AND(NOT([.B12]=&quot;niedziela&quot;);NOT([.B12]=&quot;sobota&quot;));ROUNDDOWN(VLOOKUP([.C12];[.$M$1:.$N$4];2;0) * [.J12];0);0)" office:value-type="float" office:value="2" calcext:value-type="float">
            <text:p>2</text:p>
          </table:table-cell>
          <table:table-cell table:formula="of:=[.F12]*[.$N$8]" office:value-type="float" office:value="60" calcext:value-type="float">
            <text:p>60</text:p>
          </table:table-cell>
          <table:table-cell table:formula="of:=[.G12]+[.H11]" office:value-type="float" office:value="480" calcext:value-type="float">
            <text:p>480</text:p>
          </table:table-cell>
          <table:table-cell table:formula="of:=[.H12]-[.E12]" office:value-type="float" office:value="-7820" calcext:value-type="float">
            <text:p>-78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12" calcext:value-type="date">
            <text:p>12.0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13] = &quot;niedziela&quot;;[.$N$7]*[.J13];0)" office:value-type="float" office:value="0" calcext:value-type="float">
            <text:p>0</text:p>
          </table:table-cell>
          <table:table-cell table:formula="of:=[.E12]+[.D13]" office:value-type="float" office:value="8300" calcext:value-type="float">
            <text:p>8300</text:p>
          </table:table-cell>
          <table:table-cell table:formula="of:=IF(AND(NOT([.B13]=&quot;niedziela&quot;);NOT([.B13]=&quot;sobota&quot;));ROUNDDOWN(VLOOKUP([.C13];[.$M$1:.$N$4];2;0) * [.J13];0);0)" office:value-type="float" office:value="2" calcext:value-type="float">
            <text:p>2</text:p>
          </table:table-cell>
          <table:table-cell table:formula="of:=[.F13]*[.$N$8]" office:value-type="float" office:value="60" calcext:value-type="float">
            <text:p>60</text:p>
          </table:table-cell>
          <table:table-cell table:formula="of:=[.G13]+[.H12]" office:value-type="float" office:value="540" calcext:value-type="float">
            <text:p>540</text:p>
          </table:table-cell>
          <table:table-cell table:formula="of:=[.H13]-[.E13]" office:value-type="float" office:value="-7760" calcext:value-type="float">
            <text:p>-77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13" calcext:value-type="date">
            <text:p>13.0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14] = &quot;niedziela&quot;;[.$N$7]*[.J14];0)" office:value-type="float" office:value="0" calcext:value-type="float">
            <text:p>0</text:p>
          </table:table-cell>
          <table:table-cell table:formula="of:=[.E13]+[.D14]" office:value-type="float" office:value="8300" calcext:value-type="float">
            <text:p>8300</text:p>
          </table:table-cell>
          <table:table-cell table:formula="of:=IF(AND(NOT([.B14]=&quot;niedziela&quot;);NOT([.B14]=&quot;sobota&quot;));ROUNDDOWN(VLOOKUP([.C14];[.$M$1:.$N$4];2;0) * [.J14];0);0)" office:value-type="float" office:value="2" calcext:value-type="float">
            <text:p>2</text:p>
          </table:table-cell>
          <table:table-cell table:formula="of:=[.F14]*[.$N$8]" office:value-type="float" office:value="60" calcext:value-type="float">
            <text:p>60</text:p>
          </table:table-cell>
          <table:table-cell table:formula="of:=[.G14]+[.H13]" office:value-type="float" office:value="600" calcext:value-type="float">
            <text:p>600</text:p>
          </table:table-cell>
          <table:table-cell table:formula="of:=[.H14]-[.E14]" office:value-type="float" office:value="-7700" calcext:value-type="float">
            <text:p>-7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14" calcext:value-type="date">
            <text:p>14.0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15] = &quot;niedziela&quot;;[.$N$7]*[.J15];0)" office:value-type="float" office:value="0" calcext:value-type="float">
            <text:p>0</text:p>
          </table:table-cell>
          <table:table-cell table:formula="of:=[.E14]+[.D15]" office:value-type="float" office:value="8300" calcext:value-type="float">
            <text:p>8300</text:p>
          </table:table-cell>
          <table:table-cell table:formula="of:=IF(AND(NOT([.B15]=&quot;niedziela&quot;);NOT([.B15]=&quot;sobota&quot;));ROUNDDOWN(VLOOKUP([.C15];[.$M$1:.$N$4];2;0) * [.J15];0);0)" office:value-type="float" office:value="0" calcext:value-type="float">
            <text:p>0</text:p>
          </table:table-cell>
          <table:table-cell table:formula="of:=[.F15]*[.$N$8]" office:value-type="float" office:value="0" calcext:value-type="float">
            <text:p>0</text:p>
          </table:table-cell>
          <table:table-cell table:formula="of:=[.G15]+[.H14]" office:value-type="float" office:value="600" calcext:value-type="float">
            <text:p>600</text:p>
          </table:table-cell>
          <table:table-cell table:formula="of:=[.H15]-[.E15]" office:value-type="float" office:value="-7700" calcext:value-type="float">
            <text:p>-7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15" calcext:value-type="date">
            <text:p>15.0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16] = &quot;niedziela&quot;;[.$N$7]*[.J16];0)" office:value-type="float" office:value="150" calcext:value-type="float">
            <text:p>150</text:p>
          </table:table-cell>
          <table:table-cell table:formula="of:=[.E15]+[.D16]" office:value-type="float" office:value="8450" calcext:value-type="float">
            <text:p>8450</text:p>
          </table:table-cell>
          <table:table-cell table:formula="of:=IF(AND(NOT([.B16]=&quot;niedziela&quot;);NOT([.B16]=&quot;sobota&quot;));ROUNDDOWN(VLOOKUP([.C16];[.$M$1:.$N$4];2;0) * [.J16];0);0)" office:value-type="float" office:value="0" calcext:value-type="float">
            <text:p>0</text:p>
          </table:table-cell>
          <table:table-cell table:formula="of:=[.F16]*[.$N$8]" office:value-type="float" office:value="0" calcext:value-type="float">
            <text:p>0</text:p>
          </table:table-cell>
          <table:table-cell table:formula="of:=[.G16]+[.H15]" office:value-type="float" office:value="600" calcext:value-type="float">
            <text:p>600</text:p>
          </table:table-cell>
          <table:table-cell table:formula="of:=[.H16]-[.E16]" office:value-type="float" office:value="-7850" calcext:value-type="float">
            <text:p>-78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16" calcext:value-type="date">
            <text:p>16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17] = &quot;niedziela&quot;;[.$N$7]*[.J17];0)" office:value-type="float" office:value="0" calcext:value-type="float">
            <text:p>0</text:p>
          </table:table-cell>
          <table:table-cell table:formula="of:=[.E16]+[.D17]" office:value-type="float" office:value="8450" calcext:value-type="float">
            <text:p>8450</text:p>
          </table:table-cell>
          <table:table-cell table:formula="of:=IF(AND(NOT([.B17]=&quot;niedziela&quot;);NOT([.B17]=&quot;sobota&quot;));ROUNDDOWN(VLOOKUP([.C17];[.$M$1:.$N$4];2;0) * [.J17];0);0)" office:value-type="float" office:value="2" calcext:value-type="float">
            <text:p>2</text:p>
          </table:table-cell>
          <table:table-cell table:formula="of:=[.F17]*[.$N$8]" office:value-type="float" office:value="60" calcext:value-type="float">
            <text:p>60</text:p>
          </table:table-cell>
          <table:table-cell table:formula="of:=[.G17]+[.H16]" office:value-type="float" office:value="660" calcext:value-type="float">
            <text:p>660</text:p>
          </table:table-cell>
          <table:table-cell table:formula="of:=[.H17]-[.E17]" office:value-type="float" office:value="-7790" calcext:value-type="float">
            <text:p>-77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17" calcext:value-type="date">
            <text:p>17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18] = &quot;niedziela&quot;;[.$N$7]*[.J18];0)" office:value-type="float" office:value="0" calcext:value-type="float">
            <text:p>0</text:p>
          </table:table-cell>
          <table:table-cell table:formula="of:=[.E17]+[.D18]" office:value-type="float" office:value="8450" calcext:value-type="float">
            <text:p>8450</text:p>
          </table:table-cell>
          <table:table-cell table:formula="of:=IF(AND(NOT([.B18]=&quot;niedziela&quot;);NOT([.B18]=&quot;sobota&quot;));ROUNDDOWN(VLOOKUP([.C18];[.$M$1:.$N$4];2;0) * [.J18];0);0)" office:value-type="float" office:value="2" calcext:value-type="float">
            <text:p>2</text:p>
          </table:table-cell>
          <table:table-cell table:formula="of:=[.F18]*[.$N$8]" office:value-type="float" office:value="60" calcext:value-type="float">
            <text:p>60</text:p>
          </table:table-cell>
          <table:table-cell table:formula="of:=[.G18]+[.H17]" office:value-type="float" office:value="720" calcext:value-type="float">
            <text:p>720</text:p>
          </table:table-cell>
          <table:table-cell table:formula="of:=[.H18]-[.E18]" office:value-type="float" office:value="-7730" calcext:value-type="float">
            <text:p>-77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18" calcext:value-type="date">
            <text:p>18.0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19] = &quot;niedziela&quot;;[.$N$7]*[.J19];0)" office:value-type="float" office:value="0" calcext:value-type="float">
            <text:p>0</text:p>
          </table:table-cell>
          <table:table-cell table:formula="of:=[.E18]+[.D19]" office:value-type="float" office:value="8450" calcext:value-type="float">
            <text:p>8450</text:p>
          </table:table-cell>
          <table:table-cell table:formula="of:=IF(AND(NOT([.B19]=&quot;niedziela&quot;);NOT([.B19]=&quot;sobota&quot;));ROUNDDOWN(VLOOKUP([.C19];[.$M$1:.$N$4];2;0) * [.J19];0);0)" office:value-type="float" office:value="2" calcext:value-type="float">
            <text:p>2</text:p>
          </table:table-cell>
          <table:table-cell table:formula="of:=[.F19]*[.$N$8]" office:value-type="float" office:value="60" calcext:value-type="float">
            <text:p>60</text:p>
          </table:table-cell>
          <table:table-cell table:formula="of:=[.G19]+[.H18]" office:value-type="float" office:value="780" calcext:value-type="float">
            <text:p>780</text:p>
          </table:table-cell>
          <table:table-cell table:formula="of:=[.H19]-[.E19]" office:value-type="float" office:value="-7670" calcext:value-type="float">
            <text:p>-76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19" calcext:value-type="date">
            <text:p>19.0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20] = &quot;niedziela&quot;;[.$N$7]*[.J20];0)" office:value-type="float" office:value="0" calcext:value-type="float">
            <text:p>0</text:p>
          </table:table-cell>
          <table:table-cell table:formula="of:=[.E19]+[.D20]" office:value-type="float" office:value="8450" calcext:value-type="float">
            <text:p>8450</text:p>
          </table:table-cell>
          <table:table-cell table:formula="of:=IF(AND(NOT([.B20]=&quot;niedziela&quot;);NOT([.B20]=&quot;sobota&quot;));ROUNDDOWN(VLOOKUP([.C20];[.$M$1:.$N$4];2;0) * [.J20];0);0)" office:value-type="float" office:value="2" calcext:value-type="float">
            <text:p>2</text:p>
          </table:table-cell>
          <table:table-cell table:formula="of:=[.F20]*[.$N$8]" office:value-type="float" office:value="60" calcext:value-type="float">
            <text:p>60</text:p>
          </table:table-cell>
          <table:table-cell table:formula="of:=[.G20]+[.H19]" office:value-type="float" office:value="840" calcext:value-type="float">
            <text:p>840</text:p>
          </table:table-cell>
          <table:table-cell table:formula="of:=[.H20]-[.E20]" office:value-type="float" office:value="-7610" calcext:value-type="float">
            <text:p>-76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20" calcext:value-type="date">
            <text:p>20.0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21] = &quot;niedziela&quot;;[.$N$7]*[.J21];0)" office:value-type="float" office:value="0" calcext:value-type="float">
            <text:p>0</text:p>
          </table:table-cell>
          <table:table-cell table:formula="of:=[.E20]+[.D21]" office:value-type="float" office:value="8450" calcext:value-type="float">
            <text:p>8450</text:p>
          </table:table-cell>
          <table:table-cell table:formula="of:=IF(AND(NOT([.B21]=&quot;niedziela&quot;);NOT([.B21]=&quot;sobota&quot;));ROUNDDOWN(VLOOKUP([.C21];[.$M$1:.$N$4];2;0) * [.J21];0);0)" office:value-type="float" office:value="2" calcext:value-type="float">
            <text:p>2</text:p>
          </table:table-cell>
          <table:table-cell table:formula="of:=[.F21]*[.$N$8]" office:value-type="float" office:value="60" calcext:value-type="float">
            <text:p>60</text:p>
          </table:table-cell>
          <table:table-cell table:formula="of:=[.G21]+[.H20]" office:value-type="float" office:value="900" calcext:value-type="float">
            <text:p>900</text:p>
          </table:table-cell>
          <table:table-cell table:formula="of:=[.H21]-[.E21]" office:value-type="float" office:value="-7550" calcext:value-type="float">
            <text:p>-75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21" calcext:value-type="date">
            <text:p>21.0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22] = &quot;niedziela&quot;;[.$N$7]*[.J22];0)" office:value-type="float" office:value="0" calcext:value-type="float">
            <text:p>0</text:p>
          </table:table-cell>
          <table:table-cell table:formula="of:=[.E21]+[.D22]" office:value-type="float" office:value="8450" calcext:value-type="float">
            <text:p>8450</text:p>
          </table:table-cell>
          <table:table-cell table:formula="of:=IF(AND(NOT([.B22]=&quot;niedziela&quot;);NOT([.B22]=&quot;sobota&quot;));ROUNDDOWN(VLOOKUP([.C22];[.$M$1:.$N$4];2;0) * [.J22];0);0)" office:value-type="float" office:value="0" calcext:value-type="float">
            <text:p>0</text:p>
          </table:table-cell>
          <table:table-cell table:formula="of:=[.F22]*[.$N$8]" office:value-type="float" office:value="0" calcext:value-type="float">
            <text:p>0</text:p>
          </table:table-cell>
          <table:table-cell table:formula="of:=[.G22]+[.H21]" office:value-type="float" office:value="900" calcext:value-type="float">
            <text:p>900</text:p>
          </table:table-cell>
          <table:table-cell table:formula="of:=[.H22]-[.E22]" office:value-type="float" office:value="-7550" calcext:value-type="float">
            <text:p>-75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22" calcext:value-type="date">
            <text:p>22.0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23] = &quot;niedziela&quot;;[.$N$7]*[.J23];0)" office:value-type="float" office:value="150" calcext:value-type="float">
            <text:p>150</text:p>
          </table:table-cell>
          <table:table-cell table:formula="of:=[.E22]+[.D23]" office:value-type="float" office:value="8600" calcext:value-type="float">
            <text:p>8600</text:p>
          </table:table-cell>
          <table:table-cell table:formula="of:=IF(AND(NOT([.B23]=&quot;niedziela&quot;);NOT([.B23]=&quot;sobota&quot;));ROUNDDOWN(VLOOKUP([.C23];[.$M$1:.$N$4];2;0) * [.J23];0);0)" office:value-type="float" office:value="0" calcext:value-type="float">
            <text:p>0</text:p>
          </table:table-cell>
          <table:table-cell table:formula="of:=[.F23]*[.$N$8]" office:value-type="float" office:value="0" calcext:value-type="float">
            <text:p>0</text:p>
          </table:table-cell>
          <table:table-cell table:formula="of:=[.G23]+[.H22]" office:value-type="float" office:value="900" calcext:value-type="float">
            <text:p>900</text:p>
          </table:table-cell>
          <table:table-cell table:formula="of:=[.H23]-[.E23]" office:value-type="float" office:value="-7700" calcext:value-type="float">
            <text:p>-7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23" calcext:value-type="date">
            <text:p>23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24] = &quot;niedziela&quot;;[.$N$7]*[.J24];0)" office:value-type="float" office:value="0" calcext:value-type="float">
            <text:p>0</text:p>
          </table:table-cell>
          <table:table-cell table:formula="of:=[.E23]+[.D24]" office:value-type="float" office:value="8600" calcext:value-type="float">
            <text:p>8600</text:p>
          </table:table-cell>
          <table:table-cell table:formula="of:=IF(AND(NOT([.B24]=&quot;niedziela&quot;);NOT([.B24]=&quot;sobota&quot;));ROUNDDOWN(VLOOKUP([.C24];[.$M$1:.$N$4];2;0) * [.J24];0);0)" office:value-type="float" office:value="2" calcext:value-type="float">
            <text:p>2</text:p>
          </table:table-cell>
          <table:table-cell table:formula="of:=[.F24]*[.$N$8]" office:value-type="float" office:value="60" calcext:value-type="float">
            <text:p>60</text:p>
          </table:table-cell>
          <table:table-cell table:formula="of:=[.G24]+[.H23]" office:value-type="float" office:value="960" calcext:value-type="float">
            <text:p>960</text:p>
          </table:table-cell>
          <table:table-cell table:formula="of:=[.H24]-[.E24]" office:value-type="float" office:value="-7640" calcext:value-type="float">
            <text:p>-76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24" calcext:value-type="date">
            <text:p>24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25] = &quot;niedziela&quot;;[.$N$7]*[.J25];0)" office:value-type="float" office:value="0" calcext:value-type="float">
            <text:p>0</text:p>
          </table:table-cell>
          <table:table-cell table:formula="of:=[.E24]+[.D25]" office:value-type="float" office:value="8600" calcext:value-type="float">
            <text:p>8600</text:p>
          </table:table-cell>
          <table:table-cell table:formula="of:=IF(AND(NOT([.B25]=&quot;niedziela&quot;);NOT([.B25]=&quot;sobota&quot;));ROUNDDOWN(VLOOKUP([.C25];[.$M$1:.$N$4];2;0) * [.J25];0);0)" office:value-type="float" office:value="2" calcext:value-type="float">
            <text:p>2</text:p>
          </table:table-cell>
          <table:table-cell table:formula="of:=[.F25]*[.$N$8]" office:value-type="float" office:value="60" calcext:value-type="float">
            <text:p>60</text:p>
          </table:table-cell>
          <table:table-cell table:formula="of:=[.G25]+[.H24]" office:value-type="float" office:value="1020" calcext:value-type="float">
            <text:p>1020</text:p>
          </table:table-cell>
          <table:table-cell table:formula="of:=[.H25]-[.E25]" office:value-type="float" office:value="-7580" calcext:value-type="float">
            <text:p>-75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25" calcext:value-type="date">
            <text:p>25.0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26] = &quot;niedziela&quot;;[.$N$7]*[.J26];0)" office:value-type="float" office:value="0" calcext:value-type="float">
            <text:p>0</text:p>
          </table:table-cell>
          <table:table-cell table:formula="of:=[.E25]+[.D26]" office:value-type="float" office:value="8600" calcext:value-type="float">
            <text:p>8600</text:p>
          </table:table-cell>
          <table:table-cell table:formula="of:=IF(AND(NOT([.B26]=&quot;niedziela&quot;);NOT([.B26]=&quot;sobota&quot;));ROUNDDOWN(VLOOKUP([.C26];[.$M$1:.$N$4];2;0) * [.J26];0);0)" office:value-type="float" office:value="2" calcext:value-type="float">
            <text:p>2</text:p>
          </table:table-cell>
          <table:table-cell table:formula="of:=[.F26]*[.$N$8]" office:value-type="float" office:value="60" calcext:value-type="float">
            <text:p>60</text:p>
          </table:table-cell>
          <table:table-cell table:formula="of:=[.G26]+[.H25]" office:value-type="float" office:value="1080" calcext:value-type="float">
            <text:p>1080</text:p>
          </table:table-cell>
          <table:table-cell table:formula="of:=[.H26]-[.E26]" office:value-type="float" office:value="-7520" calcext:value-type="float">
            <text:p>-75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26" calcext:value-type="date">
            <text:p>26.0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27] = &quot;niedziela&quot;;[.$N$7]*[.J27];0)" office:value-type="float" office:value="0" calcext:value-type="float">
            <text:p>0</text:p>
          </table:table-cell>
          <table:table-cell table:formula="of:=[.E26]+[.D27]" office:value-type="float" office:value="8600" calcext:value-type="float">
            <text:p>8600</text:p>
          </table:table-cell>
          <table:table-cell table:formula="of:=IF(AND(NOT([.B27]=&quot;niedziela&quot;);NOT([.B27]=&quot;sobota&quot;));ROUNDDOWN(VLOOKUP([.C27];[.$M$1:.$N$4];2;0) * [.J27];0);0)" office:value-type="float" office:value="2" calcext:value-type="float">
            <text:p>2</text:p>
          </table:table-cell>
          <table:table-cell table:formula="of:=[.F27]*[.$N$8]" office:value-type="float" office:value="60" calcext:value-type="float">
            <text:p>60</text:p>
          </table:table-cell>
          <table:table-cell table:formula="of:=[.G27]+[.H26]" office:value-type="float" office:value="1140" calcext:value-type="float">
            <text:p>1140</text:p>
          </table:table-cell>
          <table:table-cell table:formula="of:=[.H27]-[.E27]" office:value-type="float" office:value="-7460" calcext:value-type="float">
            <text:p>-74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27" calcext:value-type="date">
            <text:p>27.0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28] = &quot;niedziela&quot;;[.$N$7]*[.J28];0)" office:value-type="float" office:value="0" calcext:value-type="float">
            <text:p>0</text:p>
          </table:table-cell>
          <table:table-cell table:formula="of:=[.E27]+[.D28]" office:value-type="float" office:value="8600" calcext:value-type="float">
            <text:p>8600</text:p>
          </table:table-cell>
          <table:table-cell table:formula="of:=IF(AND(NOT([.B28]=&quot;niedziela&quot;);NOT([.B28]=&quot;sobota&quot;));ROUNDDOWN(VLOOKUP([.C28];[.$M$1:.$N$4];2;0) * [.J28];0);0)" office:value-type="float" office:value="2" calcext:value-type="float">
            <text:p>2</text:p>
          </table:table-cell>
          <table:table-cell table:formula="of:=[.F28]*[.$N$8]" office:value-type="float" office:value="60" calcext:value-type="float">
            <text:p>60</text:p>
          </table:table-cell>
          <table:table-cell table:formula="of:=[.G28]+[.H27]" office:value-type="float" office:value="1200" calcext:value-type="float">
            <text:p>1200</text:p>
          </table:table-cell>
          <table:table-cell table:formula="of:=[.H28]-[.E28]" office:value-type="float" office:value="-7400" calcext:value-type="float">
            <text:p>-74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28" calcext:value-type="date">
            <text:p>28.0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29] = &quot;niedziela&quot;;[.$N$7]*[.J29];0)" office:value-type="float" office:value="0" calcext:value-type="float">
            <text:p>0</text:p>
          </table:table-cell>
          <table:table-cell table:formula="of:=[.E28]+[.D29]" office:value-type="float" office:value="8600" calcext:value-type="float">
            <text:p>8600</text:p>
          </table:table-cell>
          <table:table-cell table:formula="of:=IF(AND(NOT([.B29]=&quot;niedziela&quot;);NOT([.B29]=&quot;sobota&quot;));ROUNDDOWN(VLOOKUP([.C29];[.$M$1:.$N$4];2;0) * [.J29];0);0)" office:value-type="float" office:value="0" calcext:value-type="float">
            <text:p>0</text:p>
          </table:table-cell>
          <table:table-cell table:formula="of:=[.F29]*[.$N$8]" office:value-type="float" office:value="0" calcext:value-type="float">
            <text:p>0</text:p>
          </table:table-cell>
          <table:table-cell table:formula="of:=[.G29]+[.H28]" office:value-type="float" office:value="1200" calcext:value-type="float">
            <text:p>1200</text:p>
          </table:table-cell>
          <table:table-cell table:formula="of:=[.H29]-[.E29]" office:value-type="float" office:value="-7400" calcext:value-type="float">
            <text:p>-74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29" calcext:value-type="date">
            <text:p>29.0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0] = &quot;niedziela&quot;;[.$N$7]*[.J30];0)" office:value-type="float" office:value="150" calcext:value-type="float">
            <text:p>150</text:p>
          </table:table-cell>
          <table:table-cell table:formula="of:=[.E29]+[.D30]" office:value-type="float" office:value="8750" calcext:value-type="float">
            <text:p>8750</text:p>
          </table:table-cell>
          <table:table-cell table:formula="of:=IF(AND(NOT([.B30]=&quot;niedziela&quot;);NOT([.B30]=&quot;sobota&quot;));ROUNDDOWN(VLOOKUP([.C30];[.$M$1:.$N$4];2;0) * [.J30];0);0)" office:value-type="float" office:value="0" calcext:value-type="float">
            <text:p>0</text:p>
          </table:table-cell>
          <table:table-cell table:formula="of:=[.F30]*[.$N$8]" office:value-type="float" office:value="0" calcext:value-type="float">
            <text:p>0</text:p>
          </table:table-cell>
          <table:table-cell table:formula="of:=[.G30]+[.H29]" office:value-type="float" office:value="1200" calcext:value-type="float">
            <text:p>1200</text:p>
          </table:table-cell>
          <table:table-cell table:formula="of:=[.H30]-[.E30]" office:value-type="float" office:value="-7550" calcext:value-type="float">
            <text:p>-75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30" calcext:value-type="date">
            <text:p>30.0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1] = &quot;niedziela&quot;;[.$N$7]*[.J31];0)" office:value-type="float" office:value="0" calcext:value-type="float">
            <text:p>0</text:p>
          </table:table-cell>
          <table:table-cell table:formula="of:=[.E30]+[.D31]" office:value-type="float" office:value="8750" calcext:value-type="float">
            <text:p>8750</text:p>
          </table:table-cell>
          <table:table-cell table:formula="of:=IF(AND(NOT([.B31]=&quot;niedziela&quot;);NOT([.B31]=&quot;sobota&quot;));ROUNDDOWN(VLOOKUP([.C31];[.$M$1:.$N$4];2;0) * [.J31];0);0)" office:value-type="float" office:value="2" calcext:value-type="float">
            <text:p>2</text:p>
          </table:table-cell>
          <table:table-cell table:formula="of:=[.F31]*[.$N$8]" office:value-type="float" office:value="60" calcext:value-type="float">
            <text:p>60</text:p>
          </table:table-cell>
          <table:table-cell table:formula="of:=[.G31]+[.H30]" office:value-type="float" office:value="1260" calcext:value-type="float">
            <text:p>1260</text:p>
          </table:table-cell>
          <table:table-cell table:formula="of:=[.H31]-[.E31]" office:value-type="float" office:value="-7490" calcext:value-type="float">
            <text:p>-74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1-31" calcext:value-type="date">
            <text:p>31.0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2] = &quot;niedziela&quot;;[.$N$7]*[.J32];0)" office:value-type="float" office:value="0" calcext:value-type="float">
            <text:p>0</text:p>
          </table:table-cell>
          <table:table-cell table:formula="of:=[.E31]+[.D32]" office:value-type="float" office:value="8750" calcext:value-type="float">
            <text:p>8750</text:p>
          </table:table-cell>
          <table:table-cell table:formula="of:=IF(AND(NOT([.B32]=&quot;niedziela&quot;);NOT([.B32]=&quot;sobota&quot;));ROUNDDOWN(VLOOKUP([.C32];[.$M$1:.$N$4];2;0) * [.J32];0);0)" office:value-type="float" office:value="2" calcext:value-type="float">
            <text:p>2</text:p>
          </table:table-cell>
          <table:table-cell table:formula="of:=[.F32]*[.$N$8]" office:value-type="float" office:value="60" calcext:value-type="float">
            <text:p>60</text:p>
          </table:table-cell>
          <table:table-cell table:formula="of:=[.G32]+[.H31]" office:value-type="float" office:value="1320" calcext:value-type="float">
            <text:p>1320</text:p>
          </table:table-cell>
          <table:table-cell table:formula="of:=[.H32]-[.E32]" office:value-type="float" office:value="-7430" calcext:value-type="float">
            <text:p>-74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01" calcext:value-type="date">
            <text:p>1.0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3] = &quot;niedziela&quot;;[.$N$7]*[.J33];0)" office:value-type="float" office:value="0" calcext:value-type="float">
            <text:p>0</text:p>
          </table:table-cell>
          <table:table-cell table:formula="of:=[.E32]+[.D33]" office:value-type="float" office:value="8750" calcext:value-type="float">
            <text:p>8750</text:p>
          </table:table-cell>
          <table:table-cell table:formula="of:=IF(AND(NOT([.B33]=&quot;niedziela&quot;);NOT([.B33]=&quot;sobota&quot;));ROUNDDOWN(VLOOKUP([.C33];[.$M$1:.$N$4];2;0) * [.J33];0);0)" office:value-type="float" office:value="2" calcext:value-type="float">
            <text:p>2</text:p>
          </table:table-cell>
          <table:table-cell table:formula="of:=[.F33]*[.$N$8]" office:value-type="float" office:value="60" calcext:value-type="float">
            <text:p>60</text:p>
          </table:table-cell>
          <table:table-cell table:formula="of:=[.G33]+[.H32]" office:value-type="float" office:value="1380" calcext:value-type="float">
            <text:p>1380</text:p>
          </table:table-cell>
          <table:table-cell table:formula="of:=[.H33]-[.E33]" office:value-type="float" office:value="-7370" calcext:value-type="float">
            <text:p>-73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02" calcext:value-type="date">
            <text:p>2.0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4] = &quot;niedziela&quot;;[.$N$7]*[.J34];0)" office:value-type="float" office:value="0" calcext:value-type="float">
            <text:p>0</text:p>
          </table:table-cell>
          <table:table-cell table:formula="of:=[.E33]+[.D34]" office:value-type="float" office:value="8750" calcext:value-type="float">
            <text:p>8750</text:p>
          </table:table-cell>
          <table:table-cell table:formula="of:=IF(AND(NOT([.B34]=&quot;niedziela&quot;);NOT([.B34]=&quot;sobota&quot;));ROUNDDOWN(VLOOKUP([.C34];[.$M$1:.$N$4];2;0) * [.J34];0);0)" office:value-type="float" office:value="2" calcext:value-type="float">
            <text:p>2</text:p>
          </table:table-cell>
          <table:table-cell table:formula="of:=[.F34]*[.$N$8]" office:value-type="float" office:value="60" calcext:value-type="float">
            <text:p>60</text:p>
          </table:table-cell>
          <table:table-cell table:formula="of:=[.G34]+[.H33]" office:value-type="float" office:value="1440" calcext:value-type="float">
            <text:p>1440</text:p>
          </table:table-cell>
          <table:table-cell table:formula="of:=[.H34]-[.E34]" office:value-type="float" office:value="-7310" calcext:value-type="float">
            <text:p>-73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03" calcext:value-type="date">
            <text:p>3.0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5] = &quot;niedziela&quot;;[.$N$7]*[.J35];0)" office:value-type="float" office:value="0" calcext:value-type="float">
            <text:p>0</text:p>
          </table:table-cell>
          <table:table-cell table:formula="of:=[.E34]+[.D35]" office:value-type="float" office:value="8750" calcext:value-type="float">
            <text:p>8750</text:p>
          </table:table-cell>
          <table:table-cell table:formula="of:=IF(AND(NOT([.B35]=&quot;niedziela&quot;);NOT([.B35]=&quot;sobota&quot;));ROUNDDOWN(VLOOKUP([.C35];[.$M$1:.$N$4];2;0) * [.J35];0);0)" office:value-type="float" office:value="2" calcext:value-type="float">
            <text:p>2</text:p>
          </table:table-cell>
          <table:table-cell table:formula="of:=[.F35]*[.$N$8]" office:value-type="float" office:value="60" calcext:value-type="float">
            <text:p>60</text:p>
          </table:table-cell>
          <table:table-cell table:formula="of:=[.G35]+[.H34]" office:value-type="float" office:value="1500" calcext:value-type="float">
            <text:p>1500</text:p>
          </table:table-cell>
          <table:table-cell table:formula="of:=[.H35]-[.E35]" office:value-type="float" office:value="-7250" calcext:value-type="float">
            <text:p>-72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04" calcext:value-type="date">
            <text:p>4.0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6] = &quot;niedziela&quot;;[.$N$7]*[.J36];0)" office:value-type="float" office:value="0" calcext:value-type="float">
            <text:p>0</text:p>
          </table:table-cell>
          <table:table-cell table:formula="of:=[.E35]+[.D36]" office:value-type="float" office:value="8750" calcext:value-type="float">
            <text:p>8750</text:p>
          </table:table-cell>
          <table:table-cell table:formula="of:=IF(AND(NOT([.B36]=&quot;niedziela&quot;);NOT([.B36]=&quot;sobota&quot;));ROUNDDOWN(VLOOKUP([.C36];[.$M$1:.$N$4];2;0) * [.J36];0);0)" office:value-type="float" office:value="0" calcext:value-type="float">
            <text:p>0</text:p>
          </table:table-cell>
          <table:table-cell table:formula="of:=[.F36]*[.$N$8]" office:value-type="float" office:value="0" calcext:value-type="float">
            <text:p>0</text:p>
          </table:table-cell>
          <table:table-cell table:formula="of:=[.G36]+[.H35]" office:value-type="float" office:value="1500" calcext:value-type="float">
            <text:p>1500</text:p>
          </table:table-cell>
          <table:table-cell table:formula="of:=[.H36]-[.E36]" office:value-type="float" office:value="-7250" calcext:value-type="float">
            <text:p>-72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05" calcext:value-type="date">
            <text:p>5.0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7] = &quot;niedziela&quot;;[.$N$7]*[.J37];0)" office:value-type="float" office:value="150" calcext:value-type="float">
            <text:p>150</text:p>
          </table:table-cell>
          <table:table-cell table:formula="of:=[.E36]+[.D37]" office:value-type="float" office:value="8900" calcext:value-type="float">
            <text:p>8900</text:p>
          </table:table-cell>
          <table:table-cell table:formula="of:=IF(AND(NOT([.B37]=&quot;niedziela&quot;);NOT([.B37]=&quot;sobota&quot;));ROUNDDOWN(VLOOKUP([.C37];[.$M$1:.$N$4];2;0) * [.J37];0);0)" office:value-type="float" office:value="0" calcext:value-type="float">
            <text:p>0</text:p>
          </table:table-cell>
          <table:table-cell table:formula="of:=[.F37]*[.$N$8]" office:value-type="float" office:value="0" calcext:value-type="float">
            <text:p>0</text:p>
          </table:table-cell>
          <table:table-cell table:formula="of:=[.G37]+[.H36]" office:value-type="float" office:value="1500" calcext:value-type="float">
            <text:p>1500</text:p>
          </table:table-cell>
          <table:table-cell table:formula="of:=[.H37]-[.E37]" office:value-type="float" office:value="-7400" calcext:value-type="float">
            <text:p>-74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06" calcext:value-type="date">
            <text:p>6.0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8] = &quot;niedziela&quot;;[.$N$7]*[.J38];0)" office:value-type="float" office:value="0" calcext:value-type="float">
            <text:p>0</text:p>
          </table:table-cell>
          <table:table-cell table:formula="of:=[.E37]+[.D38]" office:value-type="float" office:value="8900" calcext:value-type="float">
            <text:p>8900</text:p>
          </table:table-cell>
          <table:table-cell table:formula="of:=IF(AND(NOT([.B38]=&quot;niedziela&quot;);NOT([.B38]=&quot;sobota&quot;));ROUNDDOWN(VLOOKUP([.C38];[.$M$1:.$N$4];2;0) * [.J38];0);0)" office:value-type="float" office:value="2" calcext:value-type="float">
            <text:p>2</text:p>
          </table:table-cell>
          <table:table-cell table:formula="of:=[.F38]*[.$N$8]" office:value-type="float" office:value="60" calcext:value-type="float">
            <text:p>60</text:p>
          </table:table-cell>
          <table:table-cell table:formula="of:=[.G38]+[.H37]" office:value-type="float" office:value="1560" calcext:value-type="float">
            <text:p>1560</text:p>
          </table:table-cell>
          <table:table-cell table:formula="of:=[.H38]-[.E38]" office:value-type="float" office:value="-7340" calcext:value-type="float">
            <text:p>-73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07" calcext:value-type="date">
            <text:p>7.0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9] = &quot;niedziela&quot;;[.$N$7]*[.J39];0)" office:value-type="float" office:value="0" calcext:value-type="float">
            <text:p>0</text:p>
          </table:table-cell>
          <table:table-cell table:formula="of:=[.E38]+[.D39]" office:value-type="float" office:value="8900" calcext:value-type="float">
            <text:p>8900</text:p>
          </table:table-cell>
          <table:table-cell table:formula="of:=IF(AND(NOT([.B39]=&quot;niedziela&quot;);NOT([.B39]=&quot;sobota&quot;));ROUNDDOWN(VLOOKUP([.C39];[.$M$1:.$N$4];2;0) * [.J39];0);0)" office:value-type="float" office:value="2" calcext:value-type="float">
            <text:p>2</text:p>
          </table:table-cell>
          <table:table-cell table:formula="of:=[.F39]*[.$N$8]" office:value-type="float" office:value="60" calcext:value-type="float">
            <text:p>60</text:p>
          </table:table-cell>
          <table:table-cell table:formula="of:=[.G39]+[.H38]" office:value-type="float" office:value="1620" calcext:value-type="float">
            <text:p>1620</text:p>
          </table:table-cell>
          <table:table-cell table:formula="of:=[.H39]-[.E39]" office:value-type="float" office:value="-7280" calcext:value-type="float">
            <text:p>-72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08" calcext:value-type="date">
            <text:p>8.0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0] = &quot;niedziela&quot;;[.$N$7]*[.J40];0)" office:value-type="float" office:value="0" calcext:value-type="float">
            <text:p>0</text:p>
          </table:table-cell>
          <table:table-cell table:formula="of:=[.E39]+[.D40]" office:value-type="float" office:value="8900" calcext:value-type="float">
            <text:p>8900</text:p>
          </table:table-cell>
          <table:table-cell table:formula="of:=IF(AND(NOT([.B40]=&quot;niedziela&quot;);NOT([.B40]=&quot;sobota&quot;));ROUNDDOWN(VLOOKUP([.C40];[.$M$1:.$N$4];2;0) * [.J40];0);0)" office:value-type="float" office:value="2" calcext:value-type="float">
            <text:p>2</text:p>
          </table:table-cell>
          <table:table-cell table:formula="of:=[.F40]*[.$N$8]" office:value-type="float" office:value="60" calcext:value-type="float">
            <text:p>60</text:p>
          </table:table-cell>
          <table:table-cell table:formula="of:=[.G40]+[.H39]" office:value-type="float" office:value="1680" calcext:value-type="float">
            <text:p>1680</text:p>
          </table:table-cell>
          <table:table-cell table:formula="of:=[.H40]-[.E40]" office:value-type="float" office:value="-7220" calcext:value-type="float">
            <text:p>-72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09" calcext:value-type="date">
            <text:p>9.0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1] = &quot;niedziela&quot;;[.$N$7]*[.J41];0)" office:value-type="float" office:value="0" calcext:value-type="float">
            <text:p>0</text:p>
          </table:table-cell>
          <table:table-cell table:formula="of:=[.E40]+[.D41]" office:value-type="float" office:value="8900" calcext:value-type="float">
            <text:p>8900</text:p>
          </table:table-cell>
          <table:table-cell table:formula="of:=IF(AND(NOT([.B41]=&quot;niedziela&quot;);NOT([.B41]=&quot;sobota&quot;));ROUNDDOWN(VLOOKUP([.C41];[.$M$1:.$N$4];2;0) * [.J41];0);0)" office:value-type="float" office:value="2" calcext:value-type="float">
            <text:p>2</text:p>
          </table:table-cell>
          <table:table-cell table:formula="of:=[.F41]*[.$N$8]" office:value-type="float" office:value="60" calcext:value-type="float">
            <text:p>60</text:p>
          </table:table-cell>
          <table:table-cell table:formula="of:=[.G41]+[.H40]" office:value-type="float" office:value="1740" calcext:value-type="float">
            <text:p>1740</text:p>
          </table:table-cell>
          <table:table-cell table:formula="of:=[.H41]-[.E41]" office:value-type="float" office:value="-7160" calcext:value-type="float">
            <text:p>-71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10" calcext:value-type="date">
            <text:p>10.0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2] = &quot;niedziela&quot;;[.$N$7]*[.J42];0)" office:value-type="float" office:value="0" calcext:value-type="float">
            <text:p>0</text:p>
          </table:table-cell>
          <table:table-cell table:formula="of:=[.E41]+[.D42]" office:value-type="float" office:value="8900" calcext:value-type="float">
            <text:p>8900</text:p>
          </table:table-cell>
          <table:table-cell table:formula="of:=IF(AND(NOT([.B42]=&quot;niedziela&quot;);NOT([.B42]=&quot;sobota&quot;));ROUNDDOWN(VLOOKUP([.C42];[.$M$1:.$N$4];2;0) * [.J42];0);0)" office:value-type="float" office:value="2" calcext:value-type="float">
            <text:p>2</text:p>
          </table:table-cell>
          <table:table-cell table:formula="of:=[.F42]*[.$N$8]" office:value-type="float" office:value="60" calcext:value-type="float">
            <text:p>60</text:p>
          </table:table-cell>
          <table:table-cell table:formula="of:=[.G42]+[.H41]" office:value-type="float" office:value="1800" calcext:value-type="float">
            <text:p>1800</text:p>
          </table:table-cell>
          <table:table-cell table:formula="of:=[.H42]-[.E42]" office:value-type="float" office:value="-7100" calcext:value-type="float">
            <text:p>-7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11" calcext:value-type="date">
            <text:p>11.0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3] = &quot;niedziela&quot;;[.$N$7]*[.J43];0)" office:value-type="float" office:value="0" calcext:value-type="float">
            <text:p>0</text:p>
          </table:table-cell>
          <table:table-cell table:formula="of:=[.E42]+[.D43]" office:value-type="float" office:value="8900" calcext:value-type="float">
            <text:p>8900</text:p>
          </table:table-cell>
          <table:table-cell table:formula="of:=IF(AND(NOT([.B43]=&quot;niedziela&quot;);NOT([.B43]=&quot;sobota&quot;));ROUNDDOWN(VLOOKUP([.C43];[.$M$1:.$N$4];2;0) * [.J43];0);0)" office:value-type="float" office:value="0" calcext:value-type="float">
            <text:p>0</text:p>
          </table:table-cell>
          <table:table-cell table:formula="of:=[.F43]*[.$N$8]" office:value-type="float" office:value="0" calcext:value-type="float">
            <text:p>0</text:p>
          </table:table-cell>
          <table:table-cell table:formula="of:=[.G43]+[.H42]" office:value-type="float" office:value="1800" calcext:value-type="float">
            <text:p>1800</text:p>
          </table:table-cell>
          <table:table-cell table:formula="of:=[.H43]-[.E43]" office:value-type="float" office:value="-7100" calcext:value-type="float">
            <text:p>-7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12" calcext:value-type="date">
            <text:p>12.0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4] = &quot;niedziela&quot;;[.$N$7]*[.J44];0)" office:value-type="float" office:value="150" calcext:value-type="float">
            <text:p>150</text:p>
          </table:table-cell>
          <table:table-cell table:formula="of:=[.E43]+[.D44]" office:value-type="float" office:value="9050" calcext:value-type="float">
            <text:p>9050</text:p>
          </table:table-cell>
          <table:table-cell table:formula="of:=IF(AND(NOT([.B44]=&quot;niedziela&quot;);NOT([.B44]=&quot;sobota&quot;));ROUNDDOWN(VLOOKUP([.C44];[.$M$1:.$N$4];2;0) * [.J44];0);0)" office:value-type="float" office:value="0" calcext:value-type="float">
            <text:p>0</text:p>
          </table:table-cell>
          <table:table-cell table:formula="of:=[.F44]*[.$N$8]" office:value-type="float" office:value="0" calcext:value-type="float">
            <text:p>0</text:p>
          </table:table-cell>
          <table:table-cell table:formula="of:=[.G44]+[.H43]" office:value-type="float" office:value="1800" calcext:value-type="float">
            <text:p>1800</text:p>
          </table:table-cell>
          <table:table-cell table:formula="of:=[.H44]-[.E44]" office:value-type="float" office:value="-7250" calcext:value-type="float">
            <text:p>-72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13" calcext:value-type="date">
            <text:p>13.0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5] = &quot;niedziela&quot;;[.$N$7]*[.J45];0)" office:value-type="float" office:value="0" calcext:value-type="float">
            <text:p>0</text:p>
          </table:table-cell>
          <table:table-cell table:formula="of:=[.E44]+[.D45]" office:value-type="float" office:value="9050" calcext:value-type="float">
            <text:p>9050</text:p>
          </table:table-cell>
          <table:table-cell table:formula="of:=IF(AND(NOT([.B45]=&quot;niedziela&quot;);NOT([.B45]=&quot;sobota&quot;));ROUNDDOWN(VLOOKUP([.C45];[.$M$1:.$N$4];2;0) * [.J45];0);0)" office:value-type="float" office:value="2" calcext:value-type="float">
            <text:p>2</text:p>
          </table:table-cell>
          <table:table-cell table:formula="of:=[.F45]*[.$N$8]" office:value-type="float" office:value="60" calcext:value-type="float">
            <text:p>60</text:p>
          </table:table-cell>
          <table:table-cell table:formula="of:=[.G45]+[.H44]" office:value-type="float" office:value="1860" calcext:value-type="float">
            <text:p>1860</text:p>
          </table:table-cell>
          <table:table-cell table:formula="of:=[.H45]-[.E45]" office:value-type="float" office:value="-7190" calcext:value-type="float">
            <text:p>-71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14" calcext:value-type="date">
            <text:p>14.0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6] = &quot;niedziela&quot;;[.$N$7]*[.J46];0)" office:value-type="float" office:value="0" calcext:value-type="float">
            <text:p>0</text:p>
          </table:table-cell>
          <table:table-cell table:formula="of:=[.E45]+[.D46]" office:value-type="float" office:value="9050" calcext:value-type="float">
            <text:p>9050</text:p>
          </table:table-cell>
          <table:table-cell table:formula="of:=IF(AND(NOT([.B46]=&quot;niedziela&quot;);NOT([.B46]=&quot;sobota&quot;));ROUNDDOWN(VLOOKUP([.C46];[.$M$1:.$N$4];2;0) * [.J46];0);0)" office:value-type="float" office:value="2" calcext:value-type="float">
            <text:p>2</text:p>
          </table:table-cell>
          <table:table-cell table:formula="of:=[.F46]*[.$N$8]" office:value-type="float" office:value="60" calcext:value-type="float">
            <text:p>60</text:p>
          </table:table-cell>
          <table:table-cell table:formula="of:=[.G46]+[.H45]" office:value-type="float" office:value="1920" calcext:value-type="float">
            <text:p>1920</text:p>
          </table:table-cell>
          <table:table-cell table:formula="of:=[.H46]-[.E46]" office:value-type="float" office:value="-7130" calcext:value-type="float">
            <text:p>-71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15" calcext:value-type="date">
            <text:p>15.0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7] = &quot;niedziela&quot;;[.$N$7]*[.J47];0)" office:value-type="float" office:value="0" calcext:value-type="float">
            <text:p>0</text:p>
          </table:table-cell>
          <table:table-cell table:formula="of:=[.E46]+[.D47]" office:value-type="float" office:value="9050" calcext:value-type="float">
            <text:p>9050</text:p>
          </table:table-cell>
          <table:table-cell table:formula="of:=IF(AND(NOT([.B47]=&quot;niedziela&quot;);NOT([.B47]=&quot;sobota&quot;));ROUNDDOWN(VLOOKUP([.C47];[.$M$1:.$N$4];2;0) * [.J47];0);0)" office:value-type="float" office:value="2" calcext:value-type="float">
            <text:p>2</text:p>
          </table:table-cell>
          <table:table-cell table:formula="of:=[.F47]*[.$N$8]" office:value-type="float" office:value="60" calcext:value-type="float">
            <text:p>60</text:p>
          </table:table-cell>
          <table:table-cell table:formula="of:=[.G47]+[.H46]" office:value-type="float" office:value="1980" calcext:value-type="float">
            <text:p>1980</text:p>
          </table:table-cell>
          <table:table-cell table:formula="of:=[.H47]-[.E47]" office:value-type="float" office:value="-7070" calcext:value-type="float">
            <text:p>-70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16" calcext:value-type="date">
            <text:p>16.0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8] = &quot;niedziela&quot;;[.$N$7]*[.J48];0)" office:value-type="float" office:value="0" calcext:value-type="float">
            <text:p>0</text:p>
          </table:table-cell>
          <table:table-cell table:formula="of:=[.E47]+[.D48]" office:value-type="float" office:value="9050" calcext:value-type="float">
            <text:p>9050</text:p>
          </table:table-cell>
          <table:table-cell table:formula="of:=IF(AND(NOT([.B48]=&quot;niedziela&quot;);NOT([.B48]=&quot;sobota&quot;));ROUNDDOWN(VLOOKUP([.C48];[.$M$1:.$N$4];2;0) * [.J48];0);0)" office:value-type="float" office:value="2" calcext:value-type="float">
            <text:p>2</text:p>
          </table:table-cell>
          <table:table-cell table:formula="of:=[.F48]*[.$N$8]" office:value-type="float" office:value="60" calcext:value-type="float">
            <text:p>60</text:p>
          </table:table-cell>
          <table:table-cell table:formula="of:=[.G48]+[.H47]" office:value-type="float" office:value="2040" calcext:value-type="float">
            <text:p>2040</text:p>
          </table:table-cell>
          <table:table-cell table:formula="of:=[.H48]-[.E48]" office:value-type="float" office:value="-7010" calcext:value-type="float">
            <text:p>-70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17" calcext:value-type="date">
            <text:p>17.0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9] = &quot;niedziela&quot;;[.$N$7]*[.J49];0)" office:value-type="float" office:value="0" calcext:value-type="float">
            <text:p>0</text:p>
          </table:table-cell>
          <table:table-cell table:formula="of:=[.E48]+[.D49]" office:value-type="float" office:value="9050" calcext:value-type="float">
            <text:p>9050</text:p>
          </table:table-cell>
          <table:table-cell table:formula="of:=IF(AND(NOT([.B49]=&quot;niedziela&quot;);NOT([.B49]=&quot;sobota&quot;));ROUNDDOWN(VLOOKUP([.C49];[.$M$1:.$N$4];2;0) * [.J49];0);0)" office:value-type="float" office:value="2" calcext:value-type="float">
            <text:p>2</text:p>
          </table:table-cell>
          <table:table-cell table:formula="of:=[.F49]*[.$N$8]" office:value-type="float" office:value="60" calcext:value-type="float">
            <text:p>60</text:p>
          </table:table-cell>
          <table:table-cell table:formula="of:=[.G49]+[.H48]" office:value-type="float" office:value="2100" calcext:value-type="float">
            <text:p>2100</text:p>
          </table:table-cell>
          <table:table-cell table:formula="of:=[.H49]-[.E49]" office:value-type="float" office:value="-6950" calcext:value-type="float">
            <text:p>-69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18" calcext:value-type="date">
            <text:p>18.0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50] = &quot;niedziela&quot;;[.$N$7]*[.J50];0)" office:value-type="float" office:value="0" calcext:value-type="float">
            <text:p>0</text:p>
          </table:table-cell>
          <table:table-cell table:formula="of:=[.E49]+[.D50]" office:value-type="float" office:value="9050" calcext:value-type="float">
            <text:p>9050</text:p>
          </table:table-cell>
          <table:table-cell table:formula="of:=IF(AND(NOT([.B50]=&quot;niedziela&quot;);NOT([.B50]=&quot;sobota&quot;));ROUNDDOWN(VLOOKUP([.C50];[.$M$1:.$N$4];2;0) * [.J50];0);0)" office:value-type="float" office:value="0" calcext:value-type="float">
            <text:p>0</text:p>
          </table:table-cell>
          <table:table-cell table:formula="of:=[.F50]*[.$N$8]" office:value-type="float" office:value="0" calcext:value-type="float">
            <text:p>0</text:p>
          </table:table-cell>
          <table:table-cell table:formula="of:=[.G50]+[.H49]" office:value-type="float" office:value="2100" calcext:value-type="float">
            <text:p>2100</text:p>
          </table:table-cell>
          <table:table-cell table:formula="of:=[.H50]-[.E50]" office:value-type="float" office:value="-6950" calcext:value-type="float">
            <text:p>-69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19" calcext:value-type="date">
            <text:p>19.0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51] = &quot;niedziela&quot;;[.$N$7]*[.J51];0)" office:value-type="float" office:value="150" calcext:value-type="float">
            <text:p>150</text:p>
          </table:table-cell>
          <table:table-cell table:formula="of:=[.E50]+[.D51]" office:value-type="float" office:value="9200" calcext:value-type="float">
            <text:p>9200</text:p>
          </table:table-cell>
          <table:table-cell table:formula="of:=IF(AND(NOT([.B51]=&quot;niedziela&quot;);NOT([.B51]=&quot;sobota&quot;));ROUNDDOWN(VLOOKUP([.C51];[.$M$1:.$N$4];2;0) * [.J51];0);0)" office:value-type="float" office:value="0" calcext:value-type="float">
            <text:p>0</text:p>
          </table:table-cell>
          <table:table-cell table:formula="of:=[.F51]*[.$N$8]" office:value-type="float" office:value="0" calcext:value-type="float">
            <text:p>0</text:p>
          </table:table-cell>
          <table:table-cell table:formula="of:=[.G51]+[.H50]" office:value-type="float" office:value="2100" calcext:value-type="float">
            <text:p>2100</text:p>
          </table:table-cell>
          <table:table-cell table:formula="of:=[.H51]-[.E51]" office:value-type="float" office:value="-7100" calcext:value-type="float">
            <text:p>-7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20" calcext:value-type="date">
            <text:p>20.0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52] = &quot;niedziela&quot;;[.$N$7]*[.J52];0)" office:value-type="float" office:value="0" calcext:value-type="float">
            <text:p>0</text:p>
          </table:table-cell>
          <table:table-cell table:formula="of:=[.E51]+[.D52]" office:value-type="float" office:value="9200" calcext:value-type="float">
            <text:p>9200</text:p>
          </table:table-cell>
          <table:table-cell table:formula="of:=IF(AND(NOT([.B52]=&quot;niedziela&quot;);NOT([.B52]=&quot;sobota&quot;));ROUNDDOWN(VLOOKUP([.C52];[.$M$1:.$N$4];2;0) * [.J52];0);0)" office:value-type="float" office:value="2" calcext:value-type="float">
            <text:p>2</text:p>
          </table:table-cell>
          <table:table-cell table:formula="of:=[.F52]*[.$N$8]" office:value-type="float" office:value="60" calcext:value-type="float">
            <text:p>60</text:p>
          </table:table-cell>
          <table:table-cell table:formula="of:=[.G52]+[.H51]" office:value-type="float" office:value="2160" calcext:value-type="float">
            <text:p>2160</text:p>
          </table:table-cell>
          <table:table-cell table:formula="of:=[.H52]-[.E52]" office:value-type="float" office:value="-7040" calcext:value-type="float">
            <text:p>-70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21" calcext:value-type="date">
            <text:p>21.0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53] = &quot;niedziela&quot;;[.$N$7]*[.J53];0)" office:value-type="float" office:value="0" calcext:value-type="float">
            <text:p>0</text:p>
          </table:table-cell>
          <table:table-cell table:formula="of:=[.E52]+[.D53]" office:value-type="float" office:value="9200" calcext:value-type="float">
            <text:p>9200</text:p>
          </table:table-cell>
          <table:table-cell table:formula="of:=IF(AND(NOT([.B53]=&quot;niedziela&quot;);NOT([.B53]=&quot;sobota&quot;));ROUNDDOWN(VLOOKUP([.C53];[.$M$1:.$N$4];2;0) * [.J53];0);0)" office:value-type="float" office:value="2" calcext:value-type="float">
            <text:p>2</text:p>
          </table:table-cell>
          <table:table-cell table:formula="of:=[.F53]*[.$N$8]" office:value-type="float" office:value="60" calcext:value-type="float">
            <text:p>60</text:p>
          </table:table-cell>
          <table:table-cell table:formula="of:=[.G53]+[.H52]" office:value-type="float" office:value="2220" calcext:value-type="float">
            <text:p>2220</text:p>
          </table:table-cell>
          <table:table-cell table:formula="of:=[.H53]-[.E53]" office:value-type="float" office:value="-6980" calcext:value-type="float">
            <text:p>-6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22" calcext:value-type="date">
            <text:p>22.0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54] = &quot;niedziela&quot;;[.$N$7]*[.J54];0)" office:value-type="float" office:value="0" calcext:value-type="float">
            <text:p>0</text:p>
          </table:table-cell>
          <table:table-cell table:formula="of:=[.E53]+[.D54]" office:value-type="float" office:value="9200" calcext:value-type="float">
            <text:p>9200</text:p>
          </table:table-cell>
          <table:table-cell table:formula="of:=IF(AND(NOT([.B54]=&quot;niedziela&quot;);NOT([.B54]=&quot;sobota&quot;));ROUNDDOWN(VLOOKUP([.C54];[.$M$1:.$N$4];2;0) * [.J54];0);0)" office:value-type="float" office:value="2" calcext:value-type="float">
            <text:p>2</text:p>
          </table:table-cell>
          <table:table-cell table:formula="of:=[.F54]*[.$N$8]" office:value-type="float" office:value="60" calcext:value-type="float">
            <text:p>60</text:p>
          </table:table-cell>
          <table:table-cell table:formula="of:=[.G54]+[.H53]" office:value-type="float" office:value="2280" calcext:value-type="float">
            <text:p>2280</text:p>
          </table:table-cell>
          <table:table-cell table:formula="of:=[.H54]-[.E54]" office:value-type="float" office:value="-6920" calcext:value-type="float">
            <text:p>-69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23" calcext:value-type="date">
            <text:p>23.0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55] = &quot;niedziela&quot;;[.$N$7]*[.J55];0)" office:value-type="float" office:value="0" calcext:value-type="float">
            <text:p>0</text:p>
          </table:table-cell>
          <table:table-cell table:formula="of:=[.E54]+[.D55]" office:value-type="float" office:value="9200" calcext:value-type="float">
            <text:p>9200</text:p>
          </table:table-cell>
          <table:table-cell table:formula="of:=IF(AND(NOT([.B55]=&quot;niedziela&quot;);NOT([.B55]=&quot;sobota&quot;));ROUNDDOWN(VLOOKUP([.C55];[.$M$1:.$N$4];2;0) * [.J55];0);0)" office:value-type="float" office:value="2" calcext:value-type="float">
            <text:p>2</text:p>
          </table:table-cell>
          <table:table-cell table:formula="of:=[.F55]*[.$N$8]" office:value-type="float" office:value="60" calcext:value-type="float">
            <text:p>60</text:p>
          </table:table-cell>
          <table:table-cell table:formula="of:=[.G55]+[.H54]" office:value-type="float" office:value="2340" calcext:value-type="float">
            <text:p>2340</text:p>
          </table:table-cell>
          <table:table-cell table:formula="of:=[.H55]-[.E55]" office:value-type="float" office:value="-6860" calcext:value-type="float">
            <text:p>-68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24" calcext:value-type="date">
            <text:p>24.0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56] = &quot;niedziela&quot;;[.$N$7]*[.J56];0)" office:value-type="float" office:value="0" calcext:value-type="float">
            <text:p>0</text:p>
          </table:table-cell>
          <table:table-cell table:formula="of:=[.E55]+[.D56]" office:value-type="float" office:value="9200" calcext:value-type="float">
            <text:p>9200</text:p>
          </table:table-cell>
          <table:table-cell table:formula="of:=IF(AND(NOT([.B56]=&quot;niedziela&quot;);NOT([.B56]=&quot;sobota&quot;));ROUNDDOWN(VLOOKUP([.C56];[.$M$1:.$N$4];2;0) * [.J56];0);0)" office:value-type="float" office:value="2" calcext:value-type="float">
            <text:p>2</text:p>
          </table:table-cell>
          <table:table-cell table:formula="of:=[.F56]*[.$N$8]" office:value-type="float" office:value="60" calcext:value-type="float">
            <text:p>60</text:p>
          </table:table-cell>
          <table:table-cell table:formula="of:=[.G56]+[.H55]" office:value-type="float" office:value="2400" calcext:value-type="float">
            <text:p>2400</text:p>
          </table:table-cell>
          <table:table-cell table:formula="of:=[.H56]-[.E56]" office:value-type="float" office:value="-6800" calcext:value-type="float">
            <text:p>-68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25" calcext:value-type="date">
            <text:p>25.0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57] = &quot;niedziela&quot;;[.$N$7]*[.J57];0)" office:value-type="float" office:value="0" calcext:value-type="float">
            <text:p>0</text:p>
          </table:table-cell>
          <table:table-cell table:formula="of:=[.E56]+[.D57]" office:value-type="float" office:value="9200" calcext:value-type="float">
            <text:p>9200</text:p>
          </table:table-cell>
          <table:table-cell table:formula="of:=IF(AND(NOT([.B57]=&quot;niedziela&quot;);NOT([.B57]=&quot;sobota&quot;));ROUNDDOWN(VLOOKUP([.C57];[.$M$1:.$N$4];2;0) * [.J57];0);0)" office:value-type="float" office:value="0" calcext:value-type="float">
            <text:p>0</text:p>
          </table:table-cell>
          <table:table-cell table:formula="of:=[.F57]*[.$N$8]" office:value-type="float" office:value="0" calcext:value-type="float">
            <text:p>0</text:p>
          </table:table-cell>
          <table:table-cell table:formula="of:=[.G57]+[.H56]" office:value-type="float" office:value="2400" calcext:value-type="float">
            <text:p>2400</text:p>
          </table:table-cell>
          <table:table-cell table:formula="of:=[.H57]-[.E57]" office:value-type="float" office:value="-6800" calcext:value-type="float">
            <text:p>-68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26" calcext:value-type="date">
            <text:p>26.0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58] = &quot;niedziela&quot;;[.$N$7]*[.J58];0)" office:value-type="float" office:value="150" calcext:value-type="float">
            <text:p>150</text:p>
          </table:table-cell>
          <table:table-cell table:formula="of:=[.E57]+[.D58]" office:value-type="float" office:value="9350" calcext:value-type="float">
            <text:p>9350</text:p>
          </table:table-cell>
          <table:table-cell table:formula="of:=IF(AND(NOT([.B58]=&quot;niedziela&quot;);NOT([.B58]=&quot;sobota&quot;));ROUNDDOWN(VLOOKUP([.C58];[.$M$1:.$N$4];2;0) * [.J58];0);0)" office:value-type="float" office:value="0" calcext:value-type="float">
            <text:p>0</text:p>
          </table:table-cell>
          <table:table-cell table:formula="of:=[.F58]*[.$N$8]" office:value-type="float" office:value="0" calcext:value-type="float">
            <text:p>0</text:p>
          </table:table-cell>
          <table:table-cell table:formula="of:=[.G58]+[.H57]" office:value-type="float" office:value="2400" calcext:value-type="float">
            <text:p>2400</text:p>
          </table:table-cell>
          <table:table-cell table:formula="of:=[.H58]-[.E58]" office:value-type="float" office:value="-6950" calcext:value-type="float">
            <text:p>-69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27" calcext:value-type="date">
            <text:p>27.0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59] = &quot;niedziela&quot;;[.$N$7]*[.J59];0)" office:value-type="float" office:value="0" calcext:value-type="float">
            <text:p>0</text:p>
          </table:table-cell>
          <table:table-cell table:formula="of:=[.E58]+[.D59]" office:value-type="float" office:value="9350" calcext:value-type="float">
            <text:p>9350</text:p>
          </table:table-cell>
          <table:table-cell table:formula="of:=IF(AND(NOT([.B59]=&quot;niedziela&quot;);NOT([.B59]=&quot;sobota&quot;));ROUNDDOWN(VLOOKUP([.C59];[.$M$1:.$N$4];2;0) * [.J59];0);0)" office:value-type="float" office:value="2" calcext:value-type="float">
            <text:p>2</text:p>
          </table:table-cell>
          <table:table-cell table:formula="of:=[.F59]*[.$N$8]" office:value-type="float" office:value="60" calcext:value-type="float">
            <text:p>60</text:p>
          </table:table-cell>
          <table:table-cell table:formula="of:=[.G59]+[.H58]" office:value-type="float" office:value="2460" calcext:value-type="float">
            <text:p>2460</text:p>
          </table:table-cell>
          <table:table-cell table:formula="of:=[.H59]-[.E59]" office:value-type="float" office:value="-6890" calcext:value-type="float">
            <text:p>-68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2-28" calcext:value-type="date">
            <text:p>28.0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60] = &quot;niedziela&quot;;[.$N$7]*[.J60];0)" office:value-type="float" office:value="0" calcext:value-type="float">
            <text:p>0</text:p>
          </table:table-cell>
          <table:table-cell table:formula="of:=[.E59]+[.D60]" office:value-type="float" office:value="9350" calcext:value-type="float">
            <text:p>9350</text:p>
          </table:table-cell>
          <table:table-cell table:formula="of:=IF(AND(NOT([.B60]=&quot;niedziela&quot;);NOT([.B60]=&quot;sobota&quot;));ROUNDDOWN(VLOOKUP([.C60];[.$M$1:.$N$4];2;0) * [.J60];0);0)" office:value-type="float" office:value="2" calcext:value-type="float">
            <text:p>2</text:p>
          </table:table-cell>
          <table:table-cell table:formula="of:=[.F60]*[.$N$8]" office:value-type="float" office:value="60" calcext:value-type="float">
            <text:p>60</text:p>
          </table:table-cell>
          <table:table-cell table:formula="of:=[.G60]+[.H59]" office:value-type="float" office:value="2520" calcext:value-type="float">
            <text:p>2520</text:p>
          </table:table-cell>
          <table:table-cell table:formula="of:=[.H60]-[.E60]" office:value-type="float" office:value="-6830" calcext:value-type="float">
            <text:p>-68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01" calcext:value-type="date">
            <text:p>1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61] = &quot;niedziela&quot;;[.$N$7]*[.J61];0)" office:value-type="float" office:value="0" calcext:value-type="float">
            <text:p>0</text:p>
          </table:table-cell>
          <table:table-cell table:formula="of:=[.E60]+[.D61]" office:value-type="float" office:value="9350" calcext:value-type="float">
            <text:p>9350</text:p>
          </table:table-cell>
          <table:table-cell table:formula="of:=IF(AND(NOT([.B61]=&quot;niedziela&quot;);NOT([.B61]=&quot;sobota&quot;));ROUNDDOWN(VLOOKUP([.C61];[.$M$1:.$N$4];2;0) * [.J61];0);0)" office:value-type="float" office:value="2" calcext:value-type="float">
            <text:p>2</text:p>
          </table:table-cell>
          <table:table-cell table:formula="of:=[.F61]*[.$N$8]" office:value-type="float" office:value="60" calcext:value-type="float">
            <text:p>60</text:p>
          </table:table-cell>
          <table:table-cell table:formula="of:=[.G61]+[.H60]" office:value-type="float" office:value="2580" calcext:value-type="float">
            <text:p>2580</text:p>
          </table:table-cell>
          <table:table-cell table:formula="of:=[.H61]-[.E61]" office:value-type="float" office:value="-6770" calcext:value-type="float">
            <text:p>-67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02" calcext:value-type="date">
            <text:p>2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62] = &quot;niedziela&quot;;[.$N$7]*[.J62];0)" office:value-type="float" office:value="0" calcext:value-type="float">
            <text:p>0</text:p>
          </table:table-cell>
          <table:table-cell table:formula="of:=[.E61]+[.D62]" office:value-type="float" office:value="9350" calcext:value-type="float">
            <text:p>9350</text:p>
          </table:table-cell>
          <table:table-cell table:formula="of:=IF(AND(NOT([.B62]=&quot;niedziela&quot;);NOT([.B62]=&quot;sobota&quot;));ROUNDDOWN(VLOOKUP([.C62];[.$M$1:.$N$4];2;0) * [.J62];0);0)" office:value-type="float" office:value="2" calcext:value-type="float">
            <text:p>2</text:p>
          </table:table-cell>
          <table:table-cell table:formula="of:=[.F62]*[.$N$8]" office:value-type="float" office:value="60" calcext:value-type="float">
            <text:p>60</text:p>
          </table:table-cell>
          <table:table-cell table:formula="of:=[.G62]+[.H61]" office:value-type="float" office:value="2640" calcext:value-type="float">
            <text:p>2640</text:p>
          </table:table-cell>
          <table:table-cell table:formula="of:=[.H62]-[.E62]" office:value-type="float" office:value="-6710" calcext:value-type="float">
            <text:p>-67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03" calcext:value-type="date">
            <text:p>3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63] = &quot;niedziela&quot;;[.$N$7]*[.J63];0)" office:value-type="float" office:value="0" calcext:value-type="float">
            <text:p>0</text:p>
          </table:table-cell>
          <table:table-cell table:formula="of:=[.E62]+[.D63]" office:value-type="float" office:value="9350" calcext:value-type="float">
            <text:p>9350</text:p>
          </table:table-cell>
          <table:table-cell table:formula="of:=IF(AND(NOT([.B63]=&quot;niedziela&quot;);NOT([.B63]=&quot;sobota&quot;));ROUNDDOWN(VLOOKUP([.C63];[.$M$1:.$N$4];2;0) * [.J63];0);0)" office:value-type="float" office:value="2" calcext:value-type="float">
            <text:p>2</text:p>
          </table:table-cell>
          <table:table-cell table:formula="of:=[.F63]*[.$N$8]" office:value-type="float" office:value="60" calcext:value-type="float">
            <text:p>60</text:p>
          </table:table-cell>
          <table:table-cell table:formula="of:=[.G63]+[.H62]" office:value-type="float" office:value="2700" calcext:value-type="float">
            <text:p>2700</text:p>
          </table:table-cell>
          <table:table-cell table:formula="of:=[.H63]-[.E63]" office:value-type="float" office:value="-6650" calcext:value-type="float">
            <text:p>-66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04" calcext:value-type="date">
            <text:p>4.03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64] = &quot;niedziela&quot;;[.$N$7]*[.J64];0)" office:value-type="float" office:value="0" calcext:value-type="float">
            <text:p>0</text:p>
          </table:table-cell>
          <table:table-cell table:formula="of:=[.E63]+[.D64]" office:value-type="float" office:value="9350" calcext:value-type="float">
            <text:p>9350</text:p>
          </table:table-cell>
          <table:table-cell table:formula="of:=IF(AND(NOT([.B64]=&quot;niedziela&quot;);NOT([.B64]=&quot;sobota&quot;));ROUNDDOWN(VLOOKUP([.C64];[.$M$1:.$N$4];2;0) * [.J64];0);0)" office:value-type="float" office:value="0" calcext:value-type="float">
            <text:p>0</text:p>
          </table:table-cell>
          <table:table-cell table:formula="of:=[.F64]*[.$N$8]" office:value-type="float" office:value="0" calcext:value-type="float">
            <text:p>0</text:p>
          </table:table-cell>
          <table:table-cell table:formula="of:=[.G64]+[.H63]" office:value-type="float" office:value="2700" calcext:value-type="float">
            <text:p>2700</text:p>
          </table:table-cell>
          <table:table-cell table:formula="of:=[.H64]-[.E64]" office:value-type="float" office:value="-6650" calcext:value-type="float">
            <text:p>-66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05" calcext:value-type="date">
            <text:p>5.03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65] = &quot;niedziela&quot;;[.$N$7]*[.J65];0)" office:value-type="float" office:value="150" calcext:value-type="float">
            <text:p>150</text:p>
          </table:table-cell>
          <table:table-cell table:formula="of:=[.E64]+[.D65]" office:value-type="float" office:value="9500" calcext:value-type="float">
            <text:p>9500</text:p>
          </table:table-cell>
          <table:table-cell table:formula="of:=IF(AND(NOT([.B65]=&quot;niedziela&quot;);NOT([.B65]=&quot;sobota&quot;));ROUNDDOWN(VLOOKUP([.C65];[.$M$1:.$N$4];2;0) * [.J65];0);0)" office:value-type="float" office:value="0" calcext:value-type="float">
            <text:p>0</text:p>
          </table:table-cell>
          <table:table-cell table:formula="of:=[.F65]*[.$N$8]" office:value-type="float" office:value="0" calcext:value-type="float">
            <text:p>0</text:p>
          </table:table-cell>
          <table:table-cell table:formula="of:=[.G65]+[.H64]" office:value-type="float" office:value="2700" calcext:value-type="float">
            <text:p>2700</text:p>
          </table:table-cell>
          <table:table-cell table:formula="of:=[.H65]-[.E65]" office:value-type="float" office:value="-6800" calcext:value-type="float">
            <text:p>-68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06" calcext:value-type="date">
            <text:p>6.03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66] = &quot;niedziela&quot;;[.$N$7]*[.J66];0)" office:value-type="float" office:value="0" calcext:value-type="float">
            <text:p>0</text:p>
          </table:table-cell>
          <table:table-cell table:formula="of:=[.E65]+[.D66]" office:value-type="float" office:value="9500" calcext:value-type="float">
            <text:p>9500</text:p>
          </table:table-cell>
          <table:table-cell table:formula="of:=IF(AND(NOT([.B66]=&quot;niedziela&quot;);NOT([.B66]=&quot;sobota&quot;));ROUNDDOWN(VLOOKUP([.C66];[.$M$1:.$N$4];2;0) * [.J66];0);0)" office:value-type="float" office:value="2" calcext:value-type="float">
            <text:p>2</text:p>
          </table:table-cell>
          <table:table-cell table:formula="of:=[.F66]*[.$N$8]" office:value-type="float" office:value="60" calcext:value-type="float">
            <text:p>60</text:p>
          </table:table-cell>
          <table:table-cell table:formula="of:=[.G66]+[.H65]" office:value-type="float" office:value="2760" calcext:value-type="float">
            <text:p>2760</text:p>
          </table:table-cell>
          <table:table-cell table:formula="of:=[.H66]-[.E66]" office:value-type="float" office:value="-6740" calcext:value-type="float">
            <text:p>-67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07" calcext:value-type="date">
            <text:p>7.03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67] = &quot;niedziela&quot;;[.$N$7]*[.J67];0)" office:value-type="float" office:value="0" calcext:value-type="float">
            <text:p>0</text:p>
          </table:table-cell>
          <table:table-cell table:formula="of:=[.E66]+[.D67]" office:value-type="float" office:value="9500" calcext:value-type="float">
            <text:p>9500</text:p>
          </table:table-cell>
          <table:table-cell table:formula="of:=IF(AND(NOT([.B67]=&quot;niedziela&quot;);NOT([.B67]=&quot;sobota&quot;));ROUNDDOWN(VLOOKUP([.C67];[.$M$1:.$N$4];2;0) * [.J67];0);0)" office:value-type="float" office:value="2" calcext:value-type="float">
            <text:p>2</text:p>
          </table:table-cell>
          <table:table-cell table:formula="of:=[.F67]*[.$N$8]" office:value-type="float" office:value="60" calcext:value-type="float">
            <text:p>60</text:p>
          </table:table-cell>
          <table:table-cell table:formula="of:=[.G67]+[.H66]" office:value-type="float" office:value="2820" calcext:value-type="float">
            <text:p>2820</text:p>
          </table:table-cell>
          <table:table-cell table:formula="of:=[.H67]-[.E67]" office:value-type="float" office:value="-6680" calcext:value-type="float">
            <text:p>-66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08" calcext:value-type="date">
            <text:p>8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68] = &quot;niedziela&quot;;[.$N$7]*[.J68];0)" office:value-type="float" office:value="0" calcext:value-type="float">
            <text:p>0</text:p>
          </table:table-cell>
          <table:table-cell table:formula="of:=[.E67]+[.D68]" office:value-type="float" office:value="9500" calcext:value-type="float">
            <text:p>9500</text:p>
          </table:table-cell>
          <table:table-cell table:formula="of:=IF(AND(NOT([.B68]=&quot;niedziela&quot;);NOT([.B68]=&quot;sobota&quot;));ROUNDDOWN(VLOOKUP([.C68];[.$M$1:.$N$4];2;0) * [.J68];0);0)" office:value-type="float" office:value="2" calcext:value-type="float">
            <text:p>2</text:p>
          </table:table-cell>
          <table:table-cell table:formula="of:=[.F68]*[.$N$8]" office:value-type="float" office:value="60" calcext:value-type="float">
            <text:p>60</text:p>
          </table:table-cell>
          <table:table-cell table:formula="of:=[.G68]+[.H67]" office:value-type="float" office:value="2880" calcext:value-type="float">
            <text:p>2880</text:p>
          </table:table-cell>
          <table:table-cell table:formula="of:=[.H68]-[.E68]" office:value-type="float" office:value="-6620" calcext:value-type="float">
            <text:p>-66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09" calcext:value-type="date">
            <text:p>9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69] = &quot;niedziela&quot;;[.$N$7]*[.J69];0)" office:value-type="float" office:value="0" calcext:value-type="float">
            <text:p>0</text:p>
          </table:table-cell>
          <table:table-cell table:formula="of:=[.E68]+[.D69]" office:value-type="float" office:value="9500" calcext:value-type="float">
            <text:p>9500</text:p>
          </table:table-cell>
          <table:table-cell table:formula="of:=IF(AND(NOT([.B69]=&quot;niedziela&quot;);NOT([.B69]=&quot;sobota&quot;));ROUNDDOWN(VLOOKUP([.C69];[.$M$1:.$N$4];2;0) * [.J69];0);0)" office:value-type="float" office:value="2" calcext:value-type="float">
            <text:p>2</text:p>
          </table:table-cell>
          <table:table-cell table:formula="of:=[.F69]*[.$N$8]" office:value-type="float" office:value="60" calcext:value-type="float">
            <text:p>60</text:p>
          </table:table-cell>
          <table:table-cell table:formula="of:=[.G69]+[.H68]" office:value-type="float" office:value="2940" calcext:value-type="float">
            <text:p>2940</text:p>
          </table:table-cell>
          <table:table-cell table:formula="of:=[.H69]-[.E69]" office:value-type="float" office:value="-6560" calcext:value-type="float">
            <text:p>-65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10" calcext:value-type="date">
            <text:p>10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70] = &quot;niedziela&quot;;[.$N$7]*[.J70];0)" office:value-type="float" office:value="0" calcext:value-type="float">
            <text:p>0</text:p>
          </table:table-cell>
          <table:table-cell table:formula="of:=[.E69]+[.D70]" office:value-type="float" office:value="9500" calcext:value-type="float">
            <text:p>9500</text:p>
          </table:table-cell>
          <table:table-cell table:formula="of:=IF(AND(NOT([.B70]=&quot;niedziela&quot;);NOT([.B70]=&quot;sobota&quot;));ROUNDDOWN(VLOOKUP([.C70];[.$M$1:.$N$4];2;0) * [.J70];0);0)" office:value-type="float" office:value="2" calcext:value-type="float">
            <text:p>2</text:p>
          </table:table-cell>
          <table:table-cell table:formula="of:=[.F70]*[.$N$8]" office:value-type="float" office:value="60" calcext:value-type="float">
            <text:p>60</text:p>
          </table:table-cell>
          <table:table-cell table:formula="of:=[.G70]+[.H69]" office:value-type="float" office:value="3000" calcext:value-type="float">
            <text:p>3000</text:p>
          </table:table-cell>
          <table:table-cell table:formula="of:=[.H70]-[.E70]" office:value-type="float" office:value="-6500" calcext:value-type="float">
            <text:p>-65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11" calcext:value-type="date">
            <text:p>11.03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71] = &quot;niedziela&quot;;[.$N$7]*[.J71];0)" office:value-type="float" office:value="0" calcext:value-type="float">
            <text:p>0</text:p>
          </table:table-cell>
          <table:table-cell table:formula="of:=[.E70]+[.D71]" office:value-type="float" office:value="9500" calcext:value-type="float">
            <text:p>9500</text:p>
          </table:table-cell>
          <table:table-cell table:formula="of:=IF(AND(NOT([.B71]=&quot;niedziela&quot;);NOT([.B71]=&quot;sobota&quot;));ROUNDDOWN(VLOOKUP([.C71];[.$M$1:.$N$4];2;0) * [.J71];0);0)" office:value-type="float" office:value="0" calcext:value-type="float">
            <text:p>0</text:p>
          </table:table-cell>
          <table:table-cell table:formula="of:=[.F71]*[.$N$8]" office:value-type="float" office:value="0" calcext:value-type="float">
            <text:p>0</text:p>
          </table:table-cell>
          <table:table-cell table:formula="of:=[.G71]+[.H70]" office:value-type="float" office:value="3000" calcext:value-type="float">
            <text:p>3000</text:p>
          </table:table-cell>
          <table:table-cell table:formula="of:=[.H71]-[.E71]" office:value-type="float" office:value="-6500" calcext:value-type="float">
            <text:p>-65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12" calcext:value-type="date">
            <text:p>12.03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72] = &quot;niedziela&quot;;[.$N$7]*[.J72];0)" office:value-type="float" office:value="150" calcext:value-type="float">
            <text:p>150</text:p>
          </table:table-cell>
          <table:table-cell table:formula="of:=[.E71]+[.D72]" office:value-type="float" office:value="9650" calcext:value-type="float">
            <text:p>9650</text:p>
          </table:table-cell>
          <table:table-cell table:formula="of:=IF(AND(NOT([.B72]=&quot;niedziela&quot;);NOT([.B72]=&quot;sobota&quot;));ROUNDDOWN(VLOOKUP([.C72];[.$M$1:.$N$4];2;0) * [.J72];0);0)" office:value-type="float" office:value="0" calcext:value-type="float">
            <text:p>0</text:p>
          </table:table-cell>
          <table:table-cell table:formula="of:=[.F72]*[.$N$8]" office:value-type="float" office:value="0" calcext:value-type="float">
            <text:p>0</text:p>
          </table:table-cell>
          <table:table-cell table:formula="of:=[.G72]+[.H71]" office:value-type="float" office:value="3000" calcext:value-type="float">
            <text:p>3000</text:p>
          </table:table-cell>
          <table:table-cell table:formula="of:=[.H72]-[.E72]" office:value-type="float" office:value="-6650" calcext:value-type="float">
            <text:p>-66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13" calcext:value-type="date">
            <text:p>13.03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73] = &quot;niedziela&quot;;[.$N$7]*[.J73];0)" office:value-type="float" office:value="0" calcext:value-type="float">
            <text:p>0</text:p>
          </table:table-cell>
          <table:table-cell table:formula="of:=[.E72]+[.D73]" office:value-type="float" office:value="9650" calcext:value-type="float">
            <text:p>9650</text:p>
          </table:table-cell>
          <table:table-cell table:formula="of:=IF(AND(NOT([.B73]=&quot;niedziela&quot;);NOT([.B73]=&quot;sobota&quot;));ROUNDDOWN(VLOOKUP([.C73];[.$M$1:.$N$4];2;0) * [.J73];0);0)" office:value-type="float" office:value="2" calcext:value-type="float">
            <text:p>2</text:p>
          </table:table-cell>
          <table:table-cell table:formula="of:=[.F73]*[.$N$8]" office:value-type="float" office:value="60" calcext:value-type="float">
            <text:p>60</text:p>
          </table:table-cell>
          <table:table-cell table:formula="of:=[.G73]+[.H72]" office:value-type="float" office:value="3060" calcext:value-type="float">
            <text:p>3060</text:p>
          </table:table-cell>
          <table:table-cell table:formula="of:=[.H73]-[.E73]" office:value-type="float" office:value="-6590" calcext:value-type="float">
            <text:p>-65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14" calcext:value-type="date">
            <text:p>14.03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74] = &quot;niedziela&quot;;[.$N$7]*[.J74];0)" office:value-type="float" office:value="0" calcext:value-type="float">
            <text:p>0</text:p>
          </table:table-cell>
          <table:table-cell table:formula="of:=[.E73]+[.D74]" office:value-type="float" office:value="9650" calcext:value-type="float">
            <text:p>9650</text:p>
          </table:table-cell>
          <table:table-cell table:formula="of:=IF(AND(NOT([.B74]=&quot;niedziela&quot;);NOT([.B74]=&quot;sobota&quot;));ROUNDDOWN(VLOOKUP([.C74];[.$M$1:.$N$4];2;0) * [.J74];0);0)" office:value-type="float" office:value="2" calcext:value-type="float">
            <text:p>2</text:p>
          </table:table-cell>
          <table:table-cell table:formula="of:=[.F74]*[.$N$8]" office:value-type="float" office:value="60" calcext:value-type="float">
            <text:p>60</text:p>
          </table:table-cell>
          <table:table-cell table:formula="of:=[.G74]+[.H73]" office:value-type="float" office:value="3120" calcext:value-type="float">
            <text:p>3120</text:p>
          </table:table-cell>
          <table:table-cell table:formula="of:=[.H74]-[.E74]" office:value-type="float" office:value="-6530" calcext:value-type="float">
            <text:p>-65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15" calcext:value-type="date">
            <text:p>15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75] = &quot;niedziela&quot;;[.$N$7]*[.J75];0)" office:value-type="float" office:value="0" calcext:value-type="float">
            <text:p>0</text:p>
          </table:table-cell>
          <table:table-cell table:formula="of:=[.E74]+[.D75]" office:value-type="float" office:value="9650" calcext:value-type="float">
            <text:p>9650</text:p>
          </table:table-cell>
          <table:table-cell table:formula="of:=IF(AND(NOT([.B75]=&quot;niedziela&quot;);NOT([.B75]=&quot;sobota&quot;));ROUNDDOWN(VLOOKUP([.C75];[.$M$1:.$N$4];2;0) * [.J75];0);0)" office:value-type="float" office:value="2" calcext:value-type="float">
            <text:p>2</text:p>
          </table:table-cell>
          <table:table-cell table:formula="of:=[.F75]*[.$N$8]" office:value-type="float" office:value="60" calcext:value-type="float">
            <text:p>60</text:p>
          </table:table-cell>
          <table:table-cell table:formula="of:=[.G75]+[.H74]" office:value-type="float" office:value="3180" calcext:value-type="float">
            <text:p>3180</text:p>
          </table:table-cell>
          <table:table-cell table:formula="of:=[.H75]-[.E75]" office:value-type="float" office:value="-6470" calcext:value-type="float">
            <text:p>-64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16" calcext:value-type="date">
            <text:p>16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76] = &quot;niedziela&quot;;[.$N$7]*[.J76];0)" office:value-type="float" office:value="0" calcext:value-type="float">
            <text:p>0</text:p>
          </table:table-cell>
          <table:table-cell table:formula="of:=[.E75]+[.D76]" office:value-type="float" office:value="9650" calcext:value-type="float">
            <text:p>9650</text:p>
          </table:table-cell>
          <table:table-cell table:formula="of:=IF(AND(NOT([.B76]=&quot;niedziela&quot;);NOT([.B76]=&quot;sobota&quot;));ROUNDDOWN(VLOOKUP([.C76];[.$M$1:.$N$4];2;0) * [.J76];0);0)" office:value-type="float" office:value="2" calcext:value-type="float">
            <text:p>2</text:p>
          </table:table-cell>
          <table:table-cell table:formula="of:=[.F76]*[.$N$8]" office:value-type="float" office:value="60" calcext:value-type="float">
            <text:p>60</text:p>
          </table:table-cell>
          <table:table-cell table:formula="of:=[.G76]+[.H75]" office:value-type="float" office:value="3240" calcext:value-type="float">
            <text:p>3240</text:p>
          </table:table-cell>
          <table:table-cell table:formula="of:=[.H76]-[.E76]" office:value-type="float" office:value="-6410" calcext:value-type="float">
            <text:p>-64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17" calcext:value-type="date">
            <text:p>17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77] = &quot;niedziela&quot;;[.$N$7]*[.J77];0)" office:value-type="float" office:value="0" calcext:value-type="float">
            <text:p>0</text:p>
          </table:table-cell>
          <table:table-cell table:formula="of:=[.E76]+[.D77]" office:value-type="float" office:value="9650" calcext:value-type="float">
            <text:p>9650</text:p>
          </table:table-cell>
          <table:table-cell table:formula="of:=IF(AND(NOT([.B77]=&quot;niedziela&quot;);NOT([.B77]=&quot;sobota&quot;));ROUNDDOWN(VLOOKUP([.C77];[.$M$1:.$N$4];2;0) * [.J77];0);0)" office:value-type="float" office:value="2" calcext:value-type="float">
            <text:p>2</text:p>
          </table:table-cell>
          <table:table-cell table:formula="of:=[.F77]*[.$N$8]" office:value-type="float" office:value="60" calcext:value-type="float">
            <text:p>60</text:p>
          </table:table-cell>
          <table:table-cell table:formula="of:=[.G77]+[.H76]" office:value-type="float" office:value="3300" calcext:value-type="float">
            <text:p>3300</text:p>
          </table:table-cell>
          <table:table-cell table:formula="of:=[.H77]-[.E77]" office:value-type="float" office:value="-6350" calcext:value-type="float">
            <text:p>-63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18" calcext:value-type="date">
            <text:p>18.03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78] = &quot;niedziela&quot;;[.$N$7]*[.J78];0)" office:value-type="float" office:value="0" calcext:value-type="float">
            <text:p>0</text:p>
          </table:table-cell>
          <table:table-cell table:formula="of:=[.E77]+[.D78]" office:value-type="float" office:value="9650" calcext:value-type="float">
            <text:p>9650</text:p>
          </table:table-cell>
          <table:table-cell table:formula="of:=IF(AND(NOT([.B78]=&quot;niedziela&quot;);NOT([.B78]=&quot;sobota&quot;));ROUNDDOWN(VLOOKUP([.C78];[.$M$1:.$N$4];2;0) * [.J78];0);0)" office:value-type="float" office:value="0" calcext:value-type="float">
            <text:p>0</text:p>
          </table:table-cell>
          <table:table-cell table:formula="of:=[.F78]*[.$N$8]" office:value-type="float" office:value="0" calcext:value-type="float">
            <text:p>0</text:p>
          </table:table-cell>
          <table:table-cell table:formula="of:=[.G78]+[.H77]" office:value-type="float" office:value="3300" calcext:value-type="float">
            <text:p>3300</text:p>
          </table:table-cell>
          <table:table-cell table:formula="of:=[.H78]-[.E78]" office:value-type="float" office:value="-6350" calcext:value-type="float">
            <text:p>-63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19" calcext:value-type="date">
            <text:p>19.03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79] = &quot;niedziela&quot;;[.$N$7]*[.J79];0)" office:value-type="float" office:value="150" calcext:value-type="float">
            <text:p>150</text:p>
          </table:table-cell>
          <table:table-cell table:formula="of:=[.E78]+[.D79]" office:value-type="float" office:value="9800" calcext:value-type="float">
            <text:p>9800</text:p>
          </table:table-cell>
          <table:table-cell table:formula="of:=IF(AND(NOT([.B79]=&quot;niedziela&quot;);NOT([.B79]=&quot;sobota&quot;));ROUNDDOWN(VLOOKUP([.C79];[.$M$1:.$N$4];2;0) * [.J79];0);0)" office:value-type="float" office:value="0" calcext:value-type="float">
            <text:p>0</text:p>
          </table:table-cell>
          <table:table-cell table:formula="of:=[.F79]*[.$N$8]" office:value-type="float" office:value="0" calcext:value-type="float">
            <text:p>0</text:p>
          </table:table-cell>
          <table:table-cell table:formula="of:=[.G79]+[.H78]" office:value-type="float" office:value="3300" calcext:value-type="float">
            <text:p>3300</text:p>
          </table:table-cell>
          <table:table-cell table:formula="of:=[.H79]-[.E79]" office:value-type="float" office:value="-6500" calcext:value-type="float">
            <text:p>-65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20" calcext:value-type="date">
            <text:p>20.03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80] = &quot;niedziela&quot;;[.$N$7]*[.J80];0)" office:value-type="float" office:value="0" calcext:value-type="float">
            <text:p>0</text:p>
          </table:table-cell>
          <table:table-cell table:formula="of:=[.E79]+[.D80]" office:value-type="float" office:value="9800" calcext:value-type="float">
            <text:p>9800</text:p>
          </table:table-cell>
          <table:table-cell table:formula="of:=IF(AND(NOT([.B80]=&quot;niedziela&quot;);NOT([.B80]=&quot;sobota&quot;));ROUNDDOWN(VLOOKUP([.C80];[.$M$1:.$N$4];2;0) * [.J80];0);0)" office:value-type="float" office:value="2" calcext:value-type="float">
            <text:p>2</text:p>
          </table:table-cell>
          <table:table-cell table:formula="of:=[.F80]*[.$N$8]" office:value-type="float" office:value="60" calcext:value-type="float">
            <text:p>60</text:p>
          </table:table-cell>
          <table:table-cell table:formula="of:=[.G80]+[.H79]" office:value-type="float" office:value="3360" calcext:value-type="float">
            <text:p>3360</text:p>
          </table:table-cell>
          <table:table-cell table:formula="of:=[.H80]-[.E80]" office:value-type="float" office:value="-6440" calcext:value-type="float">
            <text:p>-64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21" calcext:value-type="date">
            <text:p>21.03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81] = &quot;niedziela&quot;;[.$N$7]*[.J81];0)" office:value-type="float" office:value="0" calcext:value-type="float">
            <text:p>0</text:p>
          </table:table-cell>
          <table:table-cell table:formula="of:=[.E80]+[.D81]" office:value-type="float" office:value="9800" calcext:value-type="float">
            <text:p>9800</text:p>
          </table:table-cell>
          <table:table-cell table:formula="of:=IF(AND(NOT([.B81]=&quot;niedziela&quot;);NOT([.B81]=&quot;sobota&quot;));ROUNDDOWN(VLOOKUP([.C81];[.$M$1:.$N$4];2;0) * [.J81];0);0)" office:value-type="float" office:value="5" calcext:value-type="float">
            <text:p>5</text:p>
          </table:table-cell>
          <table:table-cell table:formula="of:=[.F81]*[.$N$8]" office:value-type="float" office:value="150" calcext:value-type="float">
            <text:p>150</text:p>
          </table:table-cell>
          <table:table-cell table:formula="of:=[.G81]+[.H80]" office:value-type="float" office:value="3510" calcext:value-type="float">
            <text:p>3510</text:p>
          </table:table-cell>
          <table:table-cell table:formula="of:=[.H81]-[.E81]" office:value-type="float" office:value="-6290" calcext:value-type="float">
            <text:p>-62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22" calcext:value-type="date">
            <text:p>22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82] = &quot;niedziela&quot;;[.$N$7]*[.J82];0)" office:value-type="float" office:value="0" calcext:value-type="float">
            <text:p>0</text:p>
          </table:table-cell>
          <table:table-cell table:formula="of:=[.E81]+[.D82]" office:value-type="float" office:value="9800" calcext:value-type="float">
            <text:p>9800</text:p>
          </table:table-cell>
          <table:table-cell table:formula="of:=IF(AND(NOT([.B82]=&quot;niedziela&quot;);NOT([.B82]=&quot;sobota&quot;));ROUNDDOWN(VLOOKUP([.C82];[.$M$1:.$N$4];2;0) * [.J82];0);0)" office:value-type="float" office:value="5" calcext:value-type="float">
            <text:p>5</text:p>
          </table:table-cell>
          <table:table-cell table:formula="of:=[.F82]*[.$N$8]" office:value-type="float" office:value="150" calcext:value-type="float">
            <text:p>150</text:p>
          </table:table-cell>
          <table:table-cell table:formula="of:=[.G82]+[.H81]" office:value-type="float" office:value="3660" calcext:value-type="float">
            <text:p>3660</text:p>
          </table:table-cell>
          <table:table-cell table:formula="of:=[.H82]-[.E82]" office:value-type="float" office:value="-6140" calcext:value-type="float">
            <text:p>-61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23" calcext:value-type="date">
            <text:p>23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83] = &quot;niedziela&quot;;[.$N$7]*[.J83];0)" office:value-type="float" office:value="0" calcext:value-type="float">
            <text:p>0</text:p>
          </table:table-cell>
          <table:table-cell table:formula="of:=[.E82]+[.D83]" office:value-type="float" office:value="9800" calcext:value-type="float">
            <text:p>9800</text:p>
          </table:table-cell>
          <table:table-cell table:formula="of:=IF(AND(NOT([.B83]=&quot;niedziela&quot;);NOT([.B83]=&quot;sobota&quot;));ROUNDDOWN(VLOOKUP([.C83];[.$M$1:.$N$4];2;0) * [.J83];0);0)" office:value-type="float" office:value="5" calcext:value-type="float">
            <text:p>5</text:p>
          </table:table-cell>
          <table:table-cell table:formula="of:=[.F83]*[.$N$8]" office:value-type="float" office:value="150" calcext:value-type="float">
            <text:p>150</text:p>
          </table:table-cell>
          <table:table-cell table:formula="of:=[.G83]+[.H82]" office:value-type="float" office:value="3810" calcext:value-type="float">
            <text:p>3810</text:p>
          </table:table-cell>
          <table:table-cell table:formula="of:=[.H83]-[.E83]" office:value-type="float" office:value="-5990" calcext:value-type="float">
            <text:p>-59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24" calcext:value-type="date">
            <text:p>24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84] = &quot;niedziela&quot;;[.$N$7]*[.J84];0)" office:value-type="float" office:value="0" calcext:value-type="float">
            <text:p>0</text:p>
          </table:table-cell>
          <table:table-cell table:formula="of:=[.E83]+[.D84]" office:value-type="float" office:value="9800" calcext:value-type="float">
            <text:p>9800</text:p>
          </table:table-cell>
          <table:table-cell table:formula="of:=IF(AND(NOT([.B84]=&quot;niedziela&quot;);NOT([.B84]=&quot;sobota&quot;));ROUNDDOWN(VLOOKUP([.C84];[.$M$1:.$N$4];2;0) * [.J84];0);0)" office:value-type="float" office:value="5" calcext:value-type="float">
            <text:p>5</text:p>
          </table:table-cell>
          <table:table-cell table:formula="of:=[.F84]*[.$N$8]" office:value-type="float" office:value="150" calcext:value-type="float">
            <text:p>150</text:p>
          </table:table-cell>
          <table:table-cell table:formula="of:=[.G84]+[.H83]" office:value-type="float" office:value="3960" calcext:value-type="float">
            <text:p>3960</text:p>
          </table:table-cell>
          <table:table-cell table:formula="of:=[.H84]-[.E84]" office:value-type="float" office:value="-5840" calcext:value-type="float">
            <text:p>-58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25" calcext:value-type="date">
            <text:p>25.03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85] = &quot;niedziela&quot;;[.$N$7]*[.J85];0)" office:value-type="float" office:value="0" calcext:value-type="float">
            <text:p>0</text:p>
          </table:table-cell>
          <table:table-cell table:formula="of:=[.E84]+[.D85]" office:value-type="float" office:value="9800" calcext:value-type="float">
            <text:p>9800</text:p>
          </table:table-cell>
          <table:table-cell table:formula="of:=IF(AND(NOT([.B85]=&quot;niedziela&quot;);NOT([.B85]=&quot;sobota&quot;));ROUNDDOWN(VLOOKUP([.C85];[.$M$1:.$N$4];2;0) * [.J85];0);0)" office:value-type="float" office:value="0" calcext:value-type="float">
            <text:p>0</text:p>
          </table:table-cell>
          <table:table-cell table:formula="of:=[.F85]*[.$N$8]" office:value-type="float" office:value="0" calcext:value-type="float">
            <text:p>0</text:p>
          </table:table-cell>
          <table:table-cell table:formula="of:=[.G85]+[.H84]" office:value-type="float" office:value="3960" calcext:value-type="float">
            <text:p>3960</text:p>
          </table:table-cell>
          <table:table-cell table:formula="of:=[.H85]-[.E85]" office:value-type="float" office:value="-5840" calcext:value-type="float">
            <text:p>-58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26" calcext:value-type="date">
            <text:p>26.03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86] = &quot;niedziela&quot;;[.$N$7]*[.J86];0)" office:value-type="float" office:value="150" calcext:value-type="float">
            <text:p>150</text:p>
          </table:table-cell>
          <table:table-cell table:formula="of:=[.E85]+[.D86]" office:value-type="float" office:value="9950" calcext:value-type="float">
            <text:p>9950</text:p>
          </table:table-cell>
          <table:table-cell table:formula="of:=IF(AND(NOT([.B86]=&quot;niedziela&quot;);NOT([.B86]=&quot;sobota&quot;));ROUNDDOWN(VLOOKUP([.C86];[.$M$1:.$N$4];2;0) * [.J86];0);0)" office:value-type="float" office:value="0" calcext:value-type="float">
            <text:p>0</text:p>
          </table:table-cell>
          <table:table-cell table:formula="of:=[.F86]*[.$N$8]" office:value-type="float" office:value="0" calcext:value-type="float">
            <text:p>0</text:p>
          </table:table-cell>
          <table:table-cell table:formula="of:=[.G86]+[.H85]" office:value-type="float" office:value="3960" calcext:value-type="float">
            <text:p>3960</text:p>
          </table:table-cell>
          <table:table-cell table:formula="of:=[.H86]-[.E86]" office:value-type="float" office:value="-5990" calcext:value-type="float">
            <text:p>-59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27" calcext:value-type="date">
            <text:p>27.03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87] = &quot;niedziela&quot;;[.$N$7]*[.J87];0)" office:value-type="float" office:value="0" calcext:value-type="float">
            <text:p>0</text:p>
          </table:table-cell>
          <table:table-cell table:formula="of:=[.E86]+[.D87]" office:value-type="float" office:value="9950" calcext:value-type="float">
            <text:p>9950</text:p>
          </table:table-cell>
          <table:table-cell table:formula="of:=IF(AND(NOT([.B87]=&quot;niedziela&quot;);NOT([.B87]=&quot;sobota&quot;));ROUNDDOWN(VLOOKUP([.C87];[.$M$1:.$N$4];2;0) * [.J87];0);0)" office:value-type="float" office:value="5" calcext:value-type="float">
            <text:p>5</text:p>
          </table:table-cell>
          <table:table-cell table:formula="of:=[.F87]*[.$N$8]" office:value-type="float" office:value="150" calcext:value-type="float">
            <text:p>150</text:p>
          </table:table-cell>
          <table:table-cell table:formula="of:=[.G87]+[.H86]" office:value-type="float" office:value="4110" calcext:value-type="float">
            <text:p>4110</text:p>
          </table:table-cell>
          <table:table-cell table:formula="of:=[.H87]-[.E87]" office:value-type="float" office:value="-5840" calcext:value-type="float">
            <text:p>-58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28" calcext:value-type="date">
            <text:p>28.03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88] = &quot;niedziela&quot;;[.$N$7]*[.J88];0)" office:value-type="float" office:value="0" calcext:value-type="float">
            <text:p>0</text:p>
          </table:table-cell>
          <table:table-cell table:formula="of:=[.E87]+[.D88]" office:value-type="float" office:value="9950" calcext:value-type="float">
            <text:p>9950</text:p>
          </table:table-cell>
          <table:table-cell table:formula="of:=IF(AND(NOT([.B88]=&quot;niedziela&quot;);NOT([.B88]=&quot;sobota&quot;));ROUNDDOWN(VLOOKUP([.C88];[.$M$1:.$N$4];2;0) * [.J88];0);0)" office:value-type="float" office:value="5" calcext:value-type="float">
            <text:p>5</text:p>
          </table:table-cell>
          <table:table-cell table:formula="of:=[.F88]*[.$N$8]" office:value-type="float" office:value="150" calcext:value-type="float">
            <text:p>150</text:p>
          </table:table-cell>
          <table:table-cell table:formula="of:=[.G88]+[.H87]" office:value-type="float" office:value="4260" calcext:value-type="float">
            <text:p>4260</text:p>
          </table:table-cell>
          <table:table-cell table:formula="of:=[.H88]-[.E88]" office:value-type="float" office:value="-5690" calcext:value-type="float">
            <text:p>-56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29" calcext:value-type="date">
            <text:p>29.03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89] = &quot;niedziela&quot;;[.$N$7]*[.J89];0)" office:value-type="float" office:value="0" calcext:value-type="float">
            <text:p>0</text:p>
          </table:table-cell>
          <table:table-cell table:formula="of:=[.E88]+[.D89]" office:value-type="float" office:value="9950" calcext:value-type="float">
            <text:p>9950</text:p>
          </table:table-cell>
          <table:table-cell table:formula="of:=IF(AND(NOT([.B89]=&quot;niedziela&quot;);NOT([.B89]=&quot;sobota&quot;));ROUNDDOWN(VLOOKUP([.C89];[.$M$1:.$N$4];2;0) * [.J89];0);0)" office:value-type="float" office:value="5" calcext:value-type="float">
            <text:p>5</text:p>
          </table:table-cell>
          <table:table-cell table:formula="of:=[.F89]*[.$N$8]" office:value-type="float" office:value="150" calcext:value-type="float">
            <text:p>150</text:p>
          </table:table-cell>
          <table:table-cell table:formula="of:=[.G89]+[.H88]" office:value-type="float" office:value="4410" calcext:value-type="float">
            <text:p>4410</text:p>
          </table:table-cell>
          <table:table-cell table:formula="of:=[.H89]-[.E89]" office:value-type="float" office:value="-5540" calcext:value-type="float">
            <text:p>-55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30" calcext:value-type="date">
            <text:p>30.03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90] = &quot;niedziela&quot;;[.$N$7]*[.J90];0)" office:value-type="float" office:value="0" calcext:value-type="float">
            <text:p>0</text:p>
          </table:table-cell>
          <table:table-cell table:formula="of:=[.E89]+[.D90]" office:value-type="float" office:value="9950" calcext:value-type="float">
            <text:p>9950</text:p>
          </table:table-cell>
          <table:table-cell table:formula="of:=IF(AND(NOT([.B90]=&quot;niedziela&quot;);NOT([.B90]=&quot;sobota&quot;));ROUNDDOWN(VLOOKUP([.C90];[.$M$1:.$N$4];2;0) * [.J90];0);0)" office:value-type="float" office:value="5" calcext:value-type="float">
            <text:p>5</text:p>
          </table:table-cell>
          <table:table-cell table:formula="of:=[.F90]*[.$N$8]" office:value-type="float" office:value="150" calcext:value-type="float">
            <text:p>150</text:p>
          </table:table-cell>
          <table:table-cell table:formula="of:=[.G90]+[.H89]" office:value-type="float" office:value="4560" calcext:value-type="float">
            <text:p>4560</text:p>
          </table:table-cell>
          <table:table-cell table:formula="of:=[.H90]-[.E90]" office:value-type="float" office:value="-5390" calcext:value-type="float">
            <text:p>-53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3-31" calcext:value-type="date">
            <text:p>31.03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91] = &quot;niedziela&quot;;[.$N$7]*[.J91];0)" office:value-type="float" office:value="0" calcext:value-type="float">
            <text:p>0</text:p>
          </table:table-cell>
          <table:table-cell table:formula="of:=[.E90]+[.D91]" office:value-type="float" office:value="9950" calcext:value-type="float">
            <text:p>9950</text:p>
          </table:table-cell>
          <table:table-cell table:formula="of:=IF(AND(NOT([.B91]=&quot;niedziela&quot;);NOT([.B91]=&quot;sobota&quot;));ROUNDDOWN(VLOOKUP([.C91];[.$M$1:.$N$4];2;0) * [.J91];0);0)" office:value-type="float" office:value="5" calcext:value-type="float">
            <text:p>5</text:p>
          </table:table-cell>
          <table:table-cell table:formula="of:=[.F91]*[.$N$8]" office:value-type="float" office:value="150" calcext:value-type="float">
            <text:p>150</text:p>
          </table:table-cell>
          <table:table-cell table:formula="of:=[.G91]+[.H90]" office:value-type="float" office:value="4710" calcext:value-type="float">
            <text:p>4710</text:p>
          </table:table-cell>
          <table:table-cell table:formula="of:=[.H91]-[.E91]" office:value-type="float" office:value="-5240" calcext:value-type="float">
            <text:p>-52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01" calcext:value-type="date">
            <text:p>1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92] = &quot;niedziela&quot;;[.$N$7]*[.J92];0)" office:value-type="float" office:value="0" calcext:value-type="float">
            <text:p>0</text:p>
          </table:table-cell>
          <table:table-cell table:formula="of:=[.E91]+[.D92]" office:value-type="float" office:value="9950" calcext:value-type="float">
            <text:p>9950</text:p>
          </table:table-cell>
          <table:table-cell table:formula="of:=IF(AND(NOT([.B92]=&quot;niedziela&quot;);NOT([.B92]=&quot;sobota&quot;));ROUNDDOWN(VLOOKUP([.C92];[.$M$1:.$N$4];2;0) * [.J92];0);0)" office:value-type="float" office:value="0" calcext:value-type="float">
            <text:p>0</text:p>
          </table:table-cell>
          <table:table-cell table:formula="of:=[.F92]*[.$N$8]" office:value-type="float" office:value="0" calcext:value-type="float">
            <text:p>0</text:p>
          </table:table-cell>
          <table:table-cell table:formula="of:=[.G92]+[.H91]" office:value-type="float" office:value="4710" calcext:value-type="float">
            <text:p>4710</text:p>
          </table:table-cell>
          <table:table-cell table:formula="of:=[.H92]-[.E92]" office:value-type="float" office:value="-5240" calcext:value-type="float">
            <text:p>-52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02" calcext:value-type="date">
            <text:p>2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93] = &quot;niedziela&quot;;[.$N$7]*[.J93];0)" office:value-type="float" office:value="150" calcext:value-type="float">
            <text:p>150</text:p>
          </table:table-cell>
          <table:table-cell table:formula="of:=[.E92]+[.D93]" office:value-type="float" office:value="10100" calcext:value-type="float">
            <text:p>10100</text:p>
          </table:table-cell>
          <table:table-cell table:formula="of:=IF(AND(NOT([.B93]=&quot;niedziela&quot;);NOT([.B93]=&quot;sobota&quot;));ROUNDDOWN(VLOOKUP([.C93];[.$M$1:.$N$4];2;0) * [.J93];0);0)" office:value-type="float" office:value="0" calcext:value-type="float">
            <text:p>0</text:p>
          </table:table-cell>
          <table:table-cell table:formula="of:=[.F93]*[.$N$8]" office:value-type="float" office:value="0" calcext:value-type="float">
            <text:p>0</text:p>
          </table:table-cell>
          <table:table-cell table:formula="of:=[.G93]+[.H92]" office:value-type="float" office:value="4710" calcext:value-type="float">
            <text:p>4710</text:p>
          </table:table-cell>
          <table:table-cell table:formula="of:=[.H93]-[.E93]" office:value-type="float" office:value="-5390" calcext:value-type="float">
            <text:p>-53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03" calcext:value-type="date">
            <text:p>3.04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94] = &quot;niedziela&quot;;[.$N$7]*[.J94];0)" office:value-type="float" office:value="0" calcext:value-type="float">
            <text:p>0</text:p>
          </table:table-cell>
          <table:table-cell table:formula="of:=[.E93]+[.D94]" office:value-type="float" office:value="10100" calcext:value-type="float">
            <text:p>10100</text:p>
          </table:table-cell>
          <table:table-cell table:formula="of:=IF(AND(NOT([.B94]=&quot;niedziela&quot;);NOT([.B94]=&quot;sobota&quot;));ROUNDDOWN(VLOOKUP([.C94];[.$M$1:.$N$4];2;0) * [.J94];0);0)" office:value-type="float" office:value="5" calcext:value-type="float">
            <text:p>5</text:p>
          </table:table-cell>
          <table:table-cell table:formula="of:=[.F94]*[.$N$8]" office:value-type="float" office:value="150" calcext:value-type="float">
            <text:p>150</text:p>
          </table:table-cell>
          <table:table-cell table:formula="of:=[.G94]+[.H93]" office:value-type="float" office:value="4860" calcext:value-type="float">
            <text:p>4860</text:p>
          </table:table-cell>
          <table:table-cell table:formula="of:=[.H94]-[.E94]" office:value-type="float" office:value="-5240" calcext:value-type="float">
            <text:p>-52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04" calcext:value-type="date">
            <text:p>4.04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95] = &quot;niedziela&quot;;[.$N$7]*[.J95];0)" office:value-type="float" office:value="0" calcext:value-type="float">
            <text:p>0</text:p>
          </table:table-cell>
          <table:table-cell table:formula="of:=[.E94]+[.D95]" office:value-type="float" office:value="10100" calcext:value-type="float">
            <text:p>10100</text:p>
          </table:table-cell>
          <table:table-cell table:formula="of:=IF(AND(NOT([.B95]=&quot;niedziela&quot;);NOT([.B95]=&quot;sobota&quot;));ROUNDDOWN(VLOOKUP([.C95];[.$M$1:.$N$4];2;0) * [.J95];0);0)" office:value-type="float" office:value="5" calcext:value-type="float">
            <text:p>5</text:p>
          </table:table-cell>
          <table:table-cell table:formula="of:=[.F95]*[.$N$8]" office:value-type="float" office:value="150" calcext:value-type="float">
            <text:p>150</text:p>
          </table:table-cell>
          <table:table-cell table:formula="of:=[.G95]+[.H94]" office:value-type="float" office:value="5010" calcext:value-type="float">
            <text:p>5010</text:p>
          </table:table-cell>
          <table:table-cell table:formula="of:=[.H95]-[.E95]" office:value-type="float" office:value="-5090" calcext:value-type="float">
            <text:p>-50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05" calcext:value-type="date">
            <text:p>5.04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96] = &quot;niedziela&quot;;[.$N$7]*[.J96];0)" office:value-type="float" office:value="0" calcext:value-type="float">
            <text:p>0</text:p>
          </table:table-cell>
          <table:table-cell table:formula="of:=[.E95]+[.D96]" office:value-type="float" office:value="10100" calcext:value-type="float">
            <text:p>10100</text:p>
          </table:table-cell>
          <table:table-cell table:formula="of:=IF(AND(NOT([.B96]=&quot;niedziela&quot;);NOT([.B96]=&quot;sobota&quot;));ROUNDDOWN(VLOOKUP([.C96];[.$M$1:.$N$4];2;0) * [.J96];0);0)" office:value-type="float" office:value="5" calcext:value-type="float">
            <text:p>5</text:p>
          </table:table-cell>
          <table:table-cell table:formula="of:=[.F96]*[.$N$8]" office:value-type="float" office:value="150" calcext:value-type="float">
            <text:p>150</text:p>
          </table:table-cell>
          <table:table-cell table:formula="of:=[.G96]+[.H95]" office:value-type="float" office:value="5160" calcext:value-type="float">
            <text:p>5160</text:p>
          </table:table-cell>
          <table:table-cell table:formula="of:=[.H96]-[.E96]" office:value-type="float" office:value="-4940" calcext:value-type="float">
            <text:p>-49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06" calcext:value-type="date">
            <text:p>6.04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97] = &quot;niedziela&quot;;[.$N$7]*[.J97];0)" office:value-type="float" office:value="0" calcext:value-type="float">
            <text:p>0</text:p>
          </table:table-cell>
          <table:table-cell table:formula="of:=[.E96]+[.D97]" office:value-type="float" office:value="10100" calcext:value-type="float">
            <text:p>10100</text:p>
          </table:table-cell>
          <table:table-cell table:formula="of:=IF(AND(NOT([.B97]=&quot;niedziela&quot;);NOT([.B97]=&quot;sobota&quot;));ROUNDDOWN(VLOOKUP([.C97];[.$M$1:.$N$4];2;0) * [.J97];0);0)" office:value-type="float" office:value="5" calcext:value-type="float">
            <text:p>5</text:p>
          </table:table-cell>
          <table:table-cell table:formula="of:=[.F97]*[.$N$8]" office:value-type="float" office:value="150" calcext:value-type="float">
            <text:p>150</text:p>
          </table:table-cell>
          <table:table-cell table:formula="of:=[.G97]+[.H96]" office:value-type="float" office:value="5310" calcext:value-type="float">
            <text:p>5310</text:p>
          </table:table-cell>
          <table:table-cell table:formula="of:=[.H97]-[.E97]" office:value-type="float" office:value="-4790" calcext:value-type="float">
            <text:p>-47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07" calcext:value-type="date">
            <text:p>7.04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98] = &quot;niedziela&quot;;[.$N$7]*[.J98];0)" office:value-type="float" office:value="0" calcext:value-type="float">
            <text:p>0</text:p>
          </table:table-cell>
          <table:table-cell table:formula="of:=[.E97]+[.D98]" office:value-type="float" office:value="10100" calcext:value-type="float">
            <text:p>10100</text:p>
          </table:table-cell>
          <table:table-cell table:formula="of:=IF(AND(NOT([.B98]=&quot;niedziela&quot;);NOT([.B98]=&quot;sobota&quot;));ROUNDDOWN(VLOOKUP([.C98];[.$M$1:.$N$4];2;0) * [.J98];0);0)" office:value-type="float" office:value="5" calcext:value-type="float">
            <text:p>5</text:p>
          </table:table-cell>
          <table:table-cell table:formula="of:=[.F98]*[.$N$8]" office:value-type="float" office:value="150" calcext:value-type="float">
            <text:p>150</text:p>
          </table:table-cell>
          <table:table-cell table:formula="of:=[.G98]+[.H97]" office:value-type="float" office:value="5460" calcext:value-type="float">
            <text:p>5460</text:p>
          </table:table-cell>
          <table:table-cell table:formula="of:=[.H98]-[.E98]" office:value-type="float" office:value="-4640" calcext:value-type="float">
            <text:p>-46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08" calcext:value-type="date">
            <text:p>8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99] = &quot;niedziela&quot;;[.$N$7]*[.J99];0)" office:value-type="float" office:value="0" calcext:value-type="float">
            <text:p>0</text:p>
          </table:table-cell>
          <table:table-cell table:formula="of:=[.E98]+[.D99]" office:value-type="float" office:value="10100" calcext:value-type="float">
            <text:p>10100</text:p>
          </table:table-cell>
          <table:table-cell table:formula="of:=IF(AND(NOT([.B99]=&quot;niedziela&quot;);NOT([.B99]=&quot;sobota&quot;));ROUNDDOWN(VLOOKUP([.C99];[.$M$1:.$N$4];2;0) * [.J99];0);0)" office:value-type="float" office:value="0" calcext:value-type="float">
            <text:p>0</text:p>
          </table:table-cell>
          <table:table-cell table:formula="of:=[.F99]*[.$N$8]" office:value-type="float" office:value="0" calcext:value-type="float">
            <text:p>0</text:p>
          </table:table-cell>
          <table:table-cell table:formula="of:=[.G99]+[.H98]" office:value-type="float" office:value="5460" calcext:value-type="float">
            <text:p>5460</text:p>
          </table:table-cell>
          <table:table-cell table:formula="of:=[.H99]-[.E99]" office:value-type="float" office:value="-4640" calcext:value-type="float">
            <text:p>-46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09" calcext:value-type="date">
            <text:p>9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00] = &quot;niedziela&quot;;[.$N$7]*[.J100];0)" office:value-type="float" office:value="150" calcext:value-type="float">
            <text:p>150</text:p>
          </table:table-cell>
          <table:table-cell table:formula="of:=[.E99]+[.D100]" office:value-type="float" office:value="10250" calcext:value-type="float">
            <text:p>10250</text:p>
          </table:table-cell>
          <table:table-cell table:formula="of:=IF(AND(NOT([.B100]=&quot;niedziela&quot;);NOT([.B100]=&quot;sobota&quot;));ROUNDDOWN(VLOOKUP([.C100];[.$M$1:.$N$4];2;0) * [.J100];0);0)" office:value-type="float" office:value="0" calcext:value-type="float">
            <text:p>0</text:p>
          </table:table-cell>
          <table:table-cell table:formula="of:=[.F100]*[.$N$8]" office:value-type="float" office:value="0" calcext:value-type="float">
            <text:p>0</text:p>
          </table:table-cell>
          <table:table-cell table:formula="of:=[.G100]+[.H99]" office:value-type="float" office:value="5460" calcext:value-type="float">
            <text:p>5460</text:p>
          </table:table-cell>
          <table:table-cell table:formula="of:=[.H100]-[.E100]" office:value-type="float" office:value="-4790" calcext:value-type="float">
            <text:p>-47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10" calcext:value-type="date">
            <text:p>10.04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01] = &quot;niedziela&quot;;[.$N$7]*[.J101];0)" office:value-type="float" office:value="0" calcext:value-type="float">
            <text:p>0</text:p>
          </table:table-cell>
          <table:table-cell table:formula="of:=[.E100]+[.D101]" office:value-type="float" office:value="10250" calcext:value-type="float">
            <text:p>10250</text:p>
          </table:table-cell>
          <table:table-cell table:formula="of:=IF(AND(NOT([.B101]=&quot;niedziela&quot;);NOT([.B101]=&quot;sobota&quot;));ROUNDDOWN(VLOOKUP([.C101];[.$M$1:.$N$4];2;0) * [.J101];0);0)" office:value-type="float" office:value="5" calcext:value-type="float">
            <text:p>5</text:p>
          </table:table-cell>
          <table:table-cell table:formula="of:=[.F101]*[.$N$8]" office:value-type="float" office:value="150" calcext:value-type="float">
            <text:p>150</text:p>
          </table:table-cell>
          <table:table-cell table:formula="of:=[.G101]+[.H100]" office:value-type="float" office:value="5610" calcext:value-type="float">
            <text:p>5610</text:p>
          </table:table-cell>
          <table:table-cell table:formula="of:=[.H101]-[.E101]" office:value-type="float" office:value="-4640" calcext:value-type="float">
            <text:p>-46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11" calcext:value-type="date">
            <text:p>11.04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02] = &quot;niedziela&quot;;[.$N$7]*[.J102];0)" office:value-type="float" office:value="0" calcext:value-type="float">
            <text:p>0</text:p>
          </table:table-cell>
          <table:table-cell table:formula="of:=[.E101]+[.D102]" office:value-type="float" office:value="10250" calcext:value-type="float">
            <text:p>10250</text:p>
          </table:table-cell>
          <table:table-cell table:formula="of:=IF(AND(NOT([.B102]=&quot;niedziela&quot;);NOT([.B102]=&quot;sobota&quot;));ROUNDDOWN(VLOOKUP([.C102];[.$M$1:.$N$4];2;0) * [.J102];0);0)" office:value-type="float" office:value="5" calcext:value-type="float">
            <text:p>5</text:p>
          </table:table-cell>
          <table:table-cell table:formula="of:=[.F102]*[.$N$8]" office:value-type="float" office:value="150" calcext:value-type="float">
            <text:p>150</text:p>
          </table:table-cell>
          <table:table-cell table:formula="of:=[.G102]+[.H101]" office:value-type="float" office:value="5760" calcext:value-type="float">
            <text:p>5760</text:p>
          </table:table-cell>
          <table:table-cell table:formula="of:=[.H102]-[.E102]" office:value-type="float" office:value="-4490" calcext:value-type="float">
            <text:p>-44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12" calcext:value-type="date">
            <text:p>12.04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03] = &quot;niedziela&quot;;[.$N$7]*[.J103];0)" office:value-type="float" office:value="0" calcext:value-type="float">
            <text:p>0</text:p>
          </table:table-cell>
          <table:table-cell table:formula="of:=[.E102]+[.D103]" office:value-type="float" office:value="10250" calcext:value-type="float">
            <text:p>10250</text:p>
          </table:table-cell>
          <table:table-cell table:formula="of:=IF(AND(NOT([.B103]=&quot;niedziela&quot;);NOT([.B103]=&quot;sobota&quot;));ROUNDDOWN(VLOOKUP([.C103];[.$M$1:.$N$4];2;0) * [.J103];0);0)" office:value-type="float" office:value="5" calcext:value-type="float">
            <text:p>5</text:p>
          </table:table-cell>
          <table:table-cell table:formula="of:=[.F103]*[.$N$8]" office:value-type="float" office:value="150" calcext:value-type="float">
            <text:p>150</text:p>
          </table:table-cell>
          <table:table-cell table:formula="of:=[.G103]+[.H102]" office:value-type="float" office:value="5910" calcext:value-type="float">
            <text:p>5910</text:p>
          </table:table-cell>
          <table:table-cell table:formula="of:=[.H103]-[.E103]" office:value-type="float" office:value="-4340" calcext:value-type="float">
            <text:p>-43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13" calcext:value-type="date">
            <text:p>13.04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04] = &quot;niedziela&quot;;[.$N$7]*[.J104];0)" office:value-type="float" office:value="0" calcext:value-type="float">
            <text:p>0</text:p>
          </table:table-cell>
          <table:table-cell table:formula="of:=[.E103]+[.D104]" office:value-type="float" office:value="10250" calcext:value-type="float">
            <text:p>10250</text:p>
          </table:table-cell>
          <table:table-cell table:formula="of:=IF(AND(NOT([.B104]=&quot;niedziela&quot;);NOT([.B104]=&quot;sobota&quot;));ROUNDDOWN(VLOOKUP([.C104];[.$M$1:.$N$4];2;0) * [.J104];0);0)" office:value-type="float" office:value="5" calcext:value-type="float">
            <text:p>5</text:p>
          </table:table-cell>
          <table:table-cell table:formula="of:=[.F104]*[.$N$8]" office:value-type="float" office:value="150" calcext:value-type="float">
            <text:p>150</text:p>
          </table:table-cell>
          <table:table-cell table:formula="of:=[.G104]+[.H103]" office:value-type="float" office:value="6060" calcext:value-type="float">
            <text:p>6060</text:p>
          </table:table-cell>
          <table:table-cell table:formula="of:=[.H104]-[.E104]" office:value-type="float" office:value="-4190" calcext:value-type="float">
            <text:p>-41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14" calcext:value-type="date">
            <text:p>14.04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05] = &quot;niedziela&quot;;[.$N$7]*[.J105];0)" office:value-type="float" office:value="0" calcext:value-type="float">
            <text:p>0</text:p>
          </table:table-cell>
          <table:table-cell table:formula="of:=[.E104]+[.D105]" office:value-type="float" office:value="10250" calcext:value-type="float">
            <text:p>10250</text:p>
          </table:table-cell>
          <table:table-cell table:formula="of:=IF(AND(NOT([.B105]=&quot;niedziela&quot;);NOT([.B105]=&quot;sobota&quot;));ROUNDDOWN(VLOOKUP([.C105];[.$M$1:.$N$4];2;0) * [.J105];0);0)" office:value-type="float" office:value="5" calcext:value-type="float">
            <text:p>5</text:p>
          </table:table-cell>
          <table:table-cell table:formula="of:=[.F105]*[.$N$8]" office:value-type="float" office:value="150" calcext:value-type="float">
            <text:p>150</text:p>
          </table:table-cell>
          <table:table-cell table:formula="of:=[.G105]+[.H104]" office:value-type="float" office:value="6210" calcext:value-type="float">
            <text:p>6210</text:p>
          </table:table-cell>
          <table:table-cell table:formula="of:=[.H105]-[.E105]" office:value-type="float" office:value="-4040" calcext:value-type="float">
            <text:p>-40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15" calcext:value-type="date">
            <text:p>15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06] = &quot;niedziela&quot;;[.$N$7]*[.J106];0)" office:value-type="float" office:value="0" calcext:value-type="float">
            <text:p>0</text:p>
          </table:table-cell>
          <table:table-cell table:formula="of:=[.E105]+[.D106]" office:value-type="float" office:value="10250" calcext:value-type="float">
            <text:p>10250</text:p>
          </table:table-cell>
          <table:table-cell table:formula="of:=IF(AND(NOT([.B106]=&quot;niedziela&quot;);NOT([.B106]=&quot;sobota&quot;));ROUNDDOWN(VLOOKUP([.C106];[.$M$1:.$N$4];2;0) * [.J106];0);0)" office:value-type="float" office:value="0" calcext:value-type="float">
            <text:p>0</text:p>
          </table:table-cell>
          <table:table-cell table:formula="of:=[.F106]*[.$N$8]" office:value-type="float" office:value="0" calcext:value-type="float">
            <text:p>0</text:p>
          </table:table-cell>
          <table:table-cell table:formula="of:=[.G106]+[.H105]" office:value-type="float" office:value="6210" calcext:value-type="float">
            <text:p>6210</text:p>
          </table:table-cell>
          <table:table-cell table:formula="of:=[.H106]-[.E106]" office:value-type="float" office:value="-4040" calcext:value-type="float">
            <text:p>-40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16" calcext:value-type="date">
            <text:p>16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07] = &quot;niedziela&quot;;[.$N$7]*[.J107];0)" office:value-type="float" office:value="150" calcext:value-type="float">
            <text:p>150</text:p>
          </table:table-cell>
          <table:table-cell table:formula="of:=[.E106]+[.D107]" office:value-type="float" office:value="10400" calcext:value-type="float">
            <text:p>10400</text:p>
          </table:table-cell>
          <table:table-cell table:formula="of:=IF(AND(NOT([.B107]=&quot;niedziela&quot;);NOT([.B107]=&quot;sobota&quot;));ROUNDDOWN(VLOOKUP([.C107];[.$M$1:.$N$4];2;0) * [.J107];0);0)" office:value-type="float" office:value="0" calcext:value-type="float">
            <text:p>0</text:p>
          </table:table-cell>
          <table:table-cell table:formula="of:=[.F107]*[.$N$8]" office:value-type="float" office:value="0" calcext:value-type="float">
            <text:p>0</text:p>
          </table:table-cell>
          <table:table-cell table:formula="of:=[.G107]+[.H106]" office:value-type="float" office:value="6210" calcext:value-type="float">
            <text:p>6210</text:p>
          </table:table-cell>
          <table:table-cell table:formula="of:=[.H107]-[.E107]" office:value-type="float" office:value="-4190" calcext:value-type="float">
            <text:p>-41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17" calcext:value-type="date">
            <text:p>17.04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08] = &quot;niedziela&quot;;[.$N$7]*[.J108];0)" office:value-type="float" office:value="0" calcext:value-type="float">
            <text:p>0</text:p>
          </table:table-cell>
          <table:table-cell table:formula="of:=[.E107]+[.D108]" office:value-type="float" office:value="10400" calcext:value-type="float">
            <text:p>10400</text:p>
          </table:table-cell>
          <table:table-cell table:formula="of:=IF(AND(NOT([.B108]=&quot;niedziela&quot;);NOT([.B108]=&quot;sobota&quot;));ROUNDDOWN(VLOOKUP([.C108];[.$M$1:.$N$4];2;0) * [.J108];0);0)" office:value-type="float" office:value="5" calcext:value-type="float">
            <text:p>5</text:p>
          </table:table-cell>
          <table:table-cell table:formula="of:=[.F108]*[.$N$8]" office:value-type="float" office:value="150" calcext:value-type="float">
            <text:p>150</text:p>
          </table:table-cell>
          <table:table-cell table:formula="of:=[.G108]+[.H107]" office:value-type="float" office:value="6360" calcext:value-type="float">
            <text:p>6360</text:p>
          </table:table-cell>
          <table:table-cell table:formula="of:=[.H108]-[.E108]" office:value-type="float" office:value="-4040" calcext:value-type="float">
            <text:p>-40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18" calcext:value-type="date">
            <text:p>18.04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09] = &quot;niedziela&quot;;[.$N$7]*[.J109];0)" office:value-type="float" office:value="0" calcext:value-type="float">
            <text:p>0</text:p>
          </table:table-cell>
          <table:table-cell table:formula="of:=[.E108]+[.D109]" office:value-type="float" office:value="10400" calcext:value-type="float">
            <text:p>10400</text:p>
          </table:table-cell>
          <table:table-cell table:formula="of:=IF(AND(NOT([.B109]=&quot;niedziela&quot;);NOT([.B109]=&quot;sobota&quot;));ROUNDDOWN(VLOOKUP([.C109];[.$M$1:.$N$4];2;0) * [.J109];0);0)" office:value-type="float" office:value="5" calcext:value-type="float">
            <text:p>5</text:p>
          </table:table-cell>
          <table:table-cell table:formula="of:=[.F109]*[.$N$8]" office:value-type="float" office:value="150" calcext:value-type="float">
            <text:p>150</text:p>
          </table:table-cell>
          <table:table-cell table:formula="of:=[.G109]+[.H108]" office:value-type="float" office:value="6510" calcext:value-type="float">
            <text:p>6510</text:p>
          </table:table-cell>
          <table:table-cell table:formula="of:=[.H109]-[.E109]" office:value-type="float" office:value="-3890" calcext:value-type="float">
            <text:p>-38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19" calcext:value-type="date">
            <text:p>19.04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10] = &quot;niedziela&quot;;[.$N$7]*[.J110];0)" office:value-type="float" office:value="0" calcext:value-type="float">
            <text:p>0</text:p>
          </table:table-cell>
          <table:table-cell table:formula="of:=[.E109]+[.D110]" office:value-type="float" office:value="10400" calcext:value-type="float">
            <text:p>10400</text:p>
          </table:table-cell>
          <table:table-cell table:formula="of:=IF(AND(NOT([.B110]=&quot;niedziela&quot;);NOT([.B110]=&quot;sobota&quot;));ROUNDDOWN(VLOOKUP([.C110];[.$M$1:.$N$4];2;0) * [.J110];0);0)" office:value-type="float" office:value="5" calcext:value-type="float">
            <text:p>5</text:p>
          </table:table-cell>
          <table:table-cell table:formula="of:=[.F110]*[.$N$8]" office:value-type="float" office:value="150" calcext:value-type="float">
            <text:p>150</text:p>
          </table:table-cell>
          <table:table-cell table:formula="of:=[.G110]+[.H109]" office:value-type="float" office:value="6660" calcext:value-type="float">
            <text:p>6660</text:p>
          </table:table-cell>
          <table:table-cell table:formula="of:=[.H110]-[.E110]" office:value-type="float" office:value="-3740" calcext:value-type="float">
            <text:p>-37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20" calcext:value-type="date">
            <text:p>20.04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11] = &quot;niedziela&quot;;[.$N$7]*[.J111];0)" office:value-type="float" office:value="0" calcext:value-type="float">
            <text:p>0</text:p>
          </table:table-cell>
          <table:table-cell table:formula="of:=[.E110]+[.D111]" office:value-type="float" office:value="10400" calcext:value-type="float">
            <text:p>10400</text:p>
          </table:table-cell>
          <table:table-cell table:formula="of:=IF(AND(NOT([.B111]=&quot;niedziela&quot;);NOT([.B111]=&quot;sobota&quot;));ROUNDDOWN(VLOOKUP([.C111];[.$M$1:.$N$4];2;0) * [.J111];0);0)" office:value-type="float" office:value="5" calcext:value-type="float">
            <text:p>5</text:p>
          </table:table-cell>
          <table:table-cell table:formula="of:=[.F111]*[.$N$8]" office:value-type="float" office:value="150" calcext:value-type="float">
            <text:p>150</text:p>
          </table:table-cell>
          <table:table-cell table:formula="of:=[.G111]+[.H110]" office:value-type="float" office:value="6810" calcext:value-type="float">
            <text:p>6810</text:p>
          </table:table-cell>
          <table:table-cell table:formula="of:=[.H111]-[.E111]" office:value-type="float" office:value="-3590" calcext:value-type="float">
            <text:p>-35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21" calcext:value-type="date">
            <text:p>21.04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12] = &quot;niedziela&quot;;[.$N$7]*[.J112];0)" office:value-type="float" office:value="0" calcext:value-type="float">
            <text:p>0</text:p>
          </table:table-cell>
          <table:table-cell table:formula="of:=[.E111]+[.D112]" office:value-type="float" office:value="10400" calcext:value-type="float">
            <text:p>10400</text:p>
          </table:table-cell>
          <table:table-cell table:formula="of:=IF(AND(NOT([.B112]=&quot;niedziela&quot;);NOT([.B112]=&quot;sobota&quot;));ROUNDDOWN(VLOOKUP([.C112];[.$M$1:.$N$4];2;0) * [.J112];0);0)" office:value-type="float" office:value="5" calcext:value-type="float">
            <text:p>5</text:p>
          </table:table-cell>
          <table:table-cell table:formula="of:=[.F112]*[.$N$8]" office:value-type="float" office:value="150" calcext:value-type="float">
            <text:p>150</text:p>
          </table:table-cell>
          <table:table-cell table:formula="of:=[.G112]+[.H111]" office:value-type="float" office:value="6960" calcext:value-type="float">
            <text:p>6960</text:p>
          </table:table-cell>
          <table:table-cell table:formula="of:=[.H112]-[.E112]" office:value-type="float" office:value="-3440" calcext:value-type="float">
            <text:p>-34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22" calcext:value-type="date">
            <text:p>22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13] = &quot;niedziela&quot;;[.$N$7]*[.J113];0)" office:value-type="float" office:value="0" calcext:value-type="float">
            <text:p>0</text:p>
          </table:table-cell>
          <table:table-cell table:formula="of:=[.E112]+[.D113]" office:value-type="float" office:value="10400" calcext:value-type="float">
            <text:p>10400</text:p>
          </table:table-cell>
          <table:table-cell table:formula="of:=IF(AND(NOT([.B113]=&quot;niedziela&quot;);NOT([.B113]=&quot;sobota&quot;));ROUNDDOWN(VLOOKUP([.C113];[.$M$1:.$N$4];2;0) * [.J113];0);0)" office:value-type="float" office:value="0" calcext:value-type="float">
            <text:p>0</text:p>
          </table:table-cell>
          <table:table-cell table:formula="of:=[.F113]*[.$N$8]" office:value-type="float" office:value="0" calcext:value-type="float">
            <text:p>0</text:p>
          </table:table-cell>
          <table:table-cell table:formula="of:=[.G113]+[.H112]" office:value-type="float" office:value="6960" calcext:value-type="float">
            <text:p>6960</text:p>
          </table:table-cell>
          <table:table-cell table:formula="of:=[.H113]-[.E113]" office:value-type="float" office:value="-3440" calcext:value-type="float">
            <text:p>-34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23" calcext:value-type="date">
            <text:p>23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14] = &quot;niedziela&quot;;[.$N$7]*[.J114];0)" office:value-type="float" office:value="150" calcext:value-type="float">
            <text:p>150</text:p>
          </table:table-cell>
          <table:table-cell table:formula="of:=[.E113]+[.D114]" office:value-type="float" office:value="10550" calcext:value-type="float">
            <text:p>10550</text:p>
          </table:table-cell>
          <table:table-cell table:formula="of:=IF(AND(NOT([.B114]=&quot;niedziela&quot;);NOT([.B114]=&quot;sobota&quot;));ROUNDDOWN(VLOOKUP([.C114];[.$M$1:.$N$4];2;0) * [.J114];0);0)" office:value-type="float" office:value="0" calcext:value-type="float">
            <text:p>0</text:p>
          </table:table-cell>
          <table:table-cell table:formula="of:=[.F114]*[.$N$8]" office:value-type="float" office:value="0" calcext:value-type="float">
            <text:p>0</text:p>
          </table:table-cell>
          <table:table-cell table:formula="of:=[.G114]+[.H113]" office:value-type="float" office:value="6960" calcext:value-type="float">
            <text:p>6960</text:p>
          </table:table-cell>
          <table:table-cell table:formula="of:=[.H114]-[.E114]" office:value-type="float" office:value="-3590" calcext:value-type="float">
            <text:p>-35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24" calcext:value-type="date">
            <text:p>24.04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15] = &quot;niedziela&quot;;[.$N$7]*[.J115];0)" office:value-type="float" office:value="0" calcext:value-type="float">
            <text:p>0</text:p>
          </table:table-cell>
          <table:table-cell table:formula="of:=[.E114]+[.D115]" office:value-type="float" office:value="10550" calcext:value-type="float">
            <text:p>10550</text:p>
          </table:table-cell>
          <table:table-cell table:formula="of:=IF(AND(NOT([.B115]=&quot;niedziela&quot;);NOT([.B115]=&quot;sobota&quot;));ROUNDDOWN(VLOOKUP([.C115];[.$M$1:.$N$4];2;0) * [.J115];0);0)" office:value-type="float" office:value="5" calcext:value-type="float">
            <text:p>5</text:p>
          </table:table-cell>
          <table:table-cell table:formula="of:=[.F115]*[.$N$8]" office:value-type="float" office:value="150" calcext:value-type="float">
            <text:p>150</text:p>
          </table:table-cell>
          <table:table-cell table:formula="of:=[.G115]+[.H114]" office:value-type="float" office:value="7110" calcext:value-type="float">
            <text:p>7110</text:p>
          </table:table-cell>
          <table:table-cell table:formula="of:=[.H115]-[.E115]" office:value-type="float" office:value="-3440" calcext:value-type="float">
            <text:p>-34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25" calcext:value-type="date">
            <text:p>25.04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16] = &quot;niedziela&quot;;[.$N$7]*[.J116];0)" office:value-type="float" office:value="0" calcext:value-type="float">
            <text:p>0</text:p>
          </table:table-cell>
          <table:table-cell table:formula="of:=[.E115]+[.D116]" office:value-type="float" office:value="10550" calcext:value-type="float">
            <text:p>10550</text:p>
          </table:table-cell>
          <table:table-cell table:formula="of:=IF(AND(NOT([.B116]=&quot;niedziela&quot;);NOT([.B116]=&quot;sobota&quot;));ROUNDDOWN(VLOOKUP([.C116];[.$M$1:.$N$4];2;0) * [.J116];0);0)" office:value-type="float" office:value="5" calcext:value-type="float">
            <text:p>5</text:p>
          </table:table-cell>
          <table:table-cell table:formula="of:=[.F116]*[.$N$8]" office:value-type="float" office:value="150" calcext:value-type="float">
            <text:p>150</text:p>
          </table:table-cell>
          <table:table-cell table:formula="of:=[.G116]+[.H115]" office:value-type="float" office:value="7260" calcext:value-type="float">
            <text:p>7260</text:p>
          </table:table-cell>
          <table:table-cell table:formula="of:=[.H116]-[.E116]" office:value-type="float" office:value="-3290" calcext:value-type="float">
            <text:p>-32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26" calcext:value-type="date">
            <text:p>26.04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17] = &quot;niedziela&quot;;[.$N$7]*[.J117];0)" office:value-type="float" office:value="0" calcext:value-type="float">
            <text:p>0</text:p>
          </table:table-cell>
          <table:table-cell table:formula="of:=[.E116]+[.D117]" office:value-type="float" office:value="10550" calcext:value-type="float">
            <text:p>10550</text:p>
          </table:table-cell>
          <table:table-cell table:formula="of:=IF(AND(NOT([.B117]=&quot;niedziela&quot;);NOT([.B117]=&quot;sobota&quot;));ROUNDDOWN(VLOOKUP([.C117];[.$M$1:.$N$4];2;0) * [.J117];0);0)" office:value-type="float" office:value="5" calcext:value-type="float">
            <text:p>5</text:p>
          </table:table-cell>
          <table:table-cell table:formula="of:=[.F117]*[.$N$8]" office:value-type="float" office:value="150" calcext:value-type="float">
            <text:p>150</text:p>
          </table:table-cell>
          <table:table-cell table:formula="of:=[.G117]+[.H116]" office:value-type="float" office:value="7410" calcext:value-type="float">
            <text:p>7410</text:p>
          </table:table-cell>
          <table:table-cell table:formula="of:=[.H117]-[.E117]" office:value-type="float" office:value="-3140" calcext:value-type="float">
            <text:p>-31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27" calcext:value-type="date">
            <text:p>27.04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18] = &quot;niedziela&quot;;[.$N$7]*[.J118];0)" office:value-type="float" office:value="0" calcext:value-type="float">
            <text:p>0</text:p>
          </table:table-cell>
          <table:table-cell table:formula="of:=[.E117]+[.D118]" office:value-type="float" office:value="10550" calcext:value-type="float">
            <text:p>10550</text:p>
          </table:table-cell>
          <table:table-cell table:formula="of:=IF(AND(NOT([.B118]=&quot;niedziela&quot;);NOT([.B118]=&quot;sobota&quot;));ROUNDDOWN(VLOOKUP([.C118];[.$M$1:.$N$4];2;0) * [.J118];0);0)" office:value-type="float" office:value="5" calcext:value-type="float">
            <text:p>5</text:p>
          </table:table-cell>
          <table:table-cell table:formula="of:=[.F118]*[.$N$8]" office:value-type="float" office:value="150" calcext:value-type="float">
            <text:p>150</text:p>
          </table:table-cell>
          <table:table-cell table:formula="of:=[.G118]+[.H117]" office:value-type="float" office:value="7560" calcext:value-type="float">
            <text:p>7560</text:p>
          </table:table-cell>
          <table:table-cell table:formula="of:=[.H118]-[.E118]" office:value-type="float" office:value="-2990" calcext:value-type="float">
            <text:p>-29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28" calcext:value-type="date">
            <text:p>28.04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19] = &quot;niedziela&quot;;[.$N$7]*[.J119];0)" office:value-type="float" office:value="0" calcext:value-type="float">
            <text:p>0</text:p>
          </table:table-cell>
          <table:table-cell table:formula="of:=[.E118]+[.D119]" office:value-type="float" office:value="10550" calcext:value-type="float">
            <text:p>10550</text:p>
          </table:table-cell>
          <table:table-cell table:formula="of:=IF(AND(NOT([.B119]=&quot;niedziela&quot;);NOT([.B119]=&quot;sobota&quot;));ROUNDDOWN(VLOOKUP([.C119];[.$M$1:.$N$4];2;0) * [.J119];0);0)" office:value-type="float" office:value="5" calcext:value-type="float">
            <text:p>5</text:p>
          </table:table-cell>
          <table:table-cell table:formula="of:=[.F119]*[.$N$8]" office:value-type="float" office:value="150" calcext:value-type="float">
            <text:p>150</text:p>
          </table:table-cell>
          <table:table-cell table:formula="of:=[.G119]+[.H118]" office:value-type="float" office:value="7710" calcext:value-type="float">
            <text:p>7710</text:p>
          </table:table-cell>
          <table:table-cell table:formula="of:=[.H119]-[.E119]" office:value-type="float" office:value="-2840" calcext:value-type="float">
            <text:p>-28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29" calcext:value-type="date">
            <text:p>29.04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20] = &quot;niedziela&quot;;[.$N$7]*[.J120];0)" office:value-type="float" office:value="0" calcext:value-type="float">
            <text:p>0</text:p>
          </table:table-cell>
          <table:table-cell table:formula="of:=[.E119]+[.D120]" office:value-type="float" office:value="10550" calcext:value-type="float">
            <text:p>10550</text:p>
          </table:table-cell>
          <table:table-cell table:formula="of:=IF(AND(NOT([.B120]=&quot;niedziela&quot;);NOT([.B120]=&quot;sobota&quot;));ROUNDDOWN(VLOOKUP([.C120];[.$M$1:.$N$4];2;0) * [.J120];0);0)" office:value-type="float" office:value="0" calcext:value-type="float">
            <text:p>0</text:p>
          </table:table-cell>
          <table:table-cell table:formula="of:=[.F120]*[.$N$8]" office:value-type="float" office:value="0" calcext:value-type="float">
            <text:p>0</text:p>
          </table:table-cell>
          <table:table-cell table:formula="of:=[.G120]+[.H119]" office:value-type="float" office:value="7710" calcext:value-type="float">
            <text:p>7710</text:p>
          </table:table-cell>
          <table:table-cell table:formula="of:=[.H120]-[.E120]" office:value-type="float" office:value="-2840" calcext:value-type="float">
            <text:p>-28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4-30" calcext:value-type="date">
            <text:p>30.04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21] = &quot;niedziela&quot;;[.$N$7]*[.J121];0)" office:value-type="float" office:value="150" calcext:value-type="float">
            <text:p>150</text:p>
          </table:table-cell>
          <table:table-cell table:formula="of:=[.E120]+[.D121]" office:value-type="float" office:value="10700" calcext:value-type="float">
            <text:p>10700</text:p>
          </table:table-cell>
          <table:table-cell table:formula="of:=IF(AND(NOT([.B121]=&quot;niedziela&quot;);NOT([.B121]=&quot;sobota&quot;));ROUNDDOWN(VLOOKUP([.C121];[.$M$1:.$N$4];2;0) * [.J121];0);0)" office:value-type="float" office:value="0" calcext:value-type="float">
            <text:p>0</text:p>
          </table:table-cell>
          <table:table-cell table:formula="of:=[.F121]*[.$N$8]" office:value-type="float" office:value="0" calcext:value-type="float">
            <text:p>0</text:p>
          </table:table-cell>
          <table:table-cell table:formula="of:=[.G121]+[.H120]" office:value-type="float" office:value="7710" calcext:value-type="float">
            <text:p>7710</text:p>
          </table:table-cell>
          <table:table-cell table:formula="of:=[.H121]-[.E121]" office:value-type="float" office:value="-2990" calcext:value-type="float">
            <text:p>-29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01" calcext:value-type="date">
            <text:p>1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22] = &quot;niedziela&quot;;[.$N$7]*[.J122];0)" office:value-type="float" office:value="0" calcext:value-type="float">
            <text:p>0</text:p>
          </table:table-cell>
          <table:table-cell table:formula="of:=[.E121]+[.D122]" office:value-type="float" office:value="10700" calcext:value-type="float">
            <text:p>10700</text:p>
          </table:table-cell>
          <table:table-cell table:formula="of:=IF(AND(NOT([.B122]=&quot;niedziela&quot;);NOT([.B122]=&quot;sobota&quot;));ROUNDDOWN(VLOOKUP([.C122];[.$M$1:.$N$4];2;0) * [.J122];0);0)" office:value-type="float" office:value="5" calcext:value-type="float">
            <text:p>5</text:p>
          </table:table-cell>
          <table:table-cell table:formula="of:=[.F122]*[.$N$8]" office:value-type="float" office:value="150" calcext:value-type="float">
            <text:p>150</text:p>
          </table:table-cell>
          <table:table-cell table:formula="of:=[.G122]+[.H121]" office:value-type="float" office:value="7860" calcext:value-type="float">
            <text:p>7860</text:p>
          </table:table-cell>
          <table:table-cell table:formula="of:=[.H122]-[.E122]" office:value-type="float" office:value="-2840" calcext:value-type="float">
            <text:p>-28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02" calcext:value-type="date">
            <text:p>2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23] = &quot;niedziela&quot;;[.$N$7]*[.J123];0)" office:value-type="float" office:value="0" calcext:value-type="float">
            <text:p>0</text:p>
          </table:table-cell>
          <table:table-cell table:formula="of:=[.E122]+[.D123]" office:value-type="float" office:value="10700" calcext:value-type="float">
            <text:p>10700</text:p>
          </table:table-cell>
          <table:table-cell table:formula="of:=IF(AND(NOT([.B123]=&quot;niedziela&quot;);NOT([.B123]=&quot;sobota&quot;));ROUNDDOWN(VLOOKUP([.C123];[.$M$1:.$N$4];2;0) * [.J123];0);0)" office:value-type="float" office:value="5" calcext:value-type="float">
            <text:p>5</text:p>
          </table:table-cell>
          <table:table-cell table:formula="of:=[.F123]*[.$N$8]" office:value-type="float" office:value="150" calcext:value-type="float">
            <text:p>150</text:p>
          </table:table-cell>
          <table:table-cell table:formula="of:=[.G123]+[.H122]" office:value-type="float" office:value="8010" calcext:value-type="float">
            <text:p>8010</text:p>
          </table:table-cell>
          <table:table-cell table:formula="of:=[.H123]-[.E123]" office:value-type="float" office:value="-2690" calcext:value-type="float">
            <text:p>-26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03" calcext:value-type="date">
            <text:p>3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24] = &quot;niedziela&quot;;[.$N$7]*[.J124];0)" office:value-type="float" office:value="0" calcext:value-type="float">
            <text:p>0</text:p>
          </table:table-cell>
          <table:table-cell table:formula="of:=[.E123]+[.D124]" office:value-type="float" office:value="10700" calcext:value-type="float">
            <text:p>10700</text:p>
          </table:table-cell>
          <table:table-cell table:formula="of:=IF(AND(NOT([.B124]=&quot;niedziela&quot;);NOT([.B124]=&quot;sobota&quot;));ROUNDDOWN(VLOOKUP([.C124];[.$M$1:.$N$4];2;0) * [.J124];0);0)" office:value-type="float" office:value="5" calcext:value-type="float">
            <text:p>5</text:p>
          </table:table-cell>
          <table:table-cell table:formula="of:=[.F124]*[.$N$8]" office:value-type="float" office:value="150" calcext:value-type="float">
            <text:p>150</text:p>
          </table:table-cell>
          <table:table-cell table:formula="of:=[.G124]+[.H123]" office:value-type="float" office:value="8160" calcext:value-type="float">
            <text:p>8160</text:p>
          </table:table-cell>
          <table:table-cell table:formula="of:=[.H124]-[.E124]" office:value-type="float" office:value="-2540" calcext:value-type="float">
            <text:p>-25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04" calcext:value-type="date">
            <text:p>4.05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25] = &quot;niedziela&quot;;[.$N$7]*[.J125];0)" office:value-type="float" office:value="0" calcext:value-type="float">
            <text:p>0</text:p>
          </table:table-cell>
          <table:table-cell table:formula="of:=[.E124]+[.D125]" office:value-type="float" office:value="10700" calcext:value-type="float">
            <text:p>10700</text:p>
          </table:table-cell>
          <table:table-cell table:formula="of:=IF(AND(NOT([.B125]=&quot;niedziela&quot;);NOT([.B125]=&quot;sobota&quot;));ROUNDDOWN(VLOOKUP([.C125];[.$M$1:.$N$4];2;0) * [.J125];0);0)" office:value-type="float" office:value="5" calcext:value-type="float">
            <text:p>5</text:p>
          </table:table-cell>
          <table:table-cell table:formula="of:=[.F125]*[.$N$8]" office:value-type="float" office:value="150" calcext:value-type="float">
            <text:p>150</text:p>
          </table:table-cell>
          <table:table-cell table:formula="of:=[.G125]+[.H124]" office:value-type="float" office:value="8310" calcext:value-type="float">
            <text:p>8310</text:p>
          </table:table-cell>
          <table:table-cell table:formula="of:=[.H125]-[.E125]" office:value-type="float" office:value="-2390" calcext:value-type="float">
            <text:p>-23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05" calcext:value-type="date">
            <text:p>5.05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26] = &quot;niedziela&quot;;[.$N$7]*[.J126];0)" office:value-type="float" office:value="0" calcext:value-type="float">
            <text:p>0</text:p>
          </table:table-cell>
          <table:table-cell table:formula="of:=[.E125]+[.D126]" office:value-type="float" office:value="10700" calcext:value-type="float">
            <text:p>10700</text:p>
          </table:table-cell>
          <table:table-cell table:formula="of:=IF(AND(NOT([.B126]=&quot;niedziela&quot;);NOT([.B126]=&quot;sobota&quot;));ROUNDDOWN(VLOOKUP([.C126];[.$M$1:.$N$4];2;0) * [.J126];0);0)" office:value-type="float" office:value="5" calcext:value-type="float">
            <text:p>5</text:p>
          </table:table-cell>
          <table:table-cell table:formula="of:=[.F126]*[.$N$8]" office:value-type="float" office:value="150" calcext:value-type="float">
            <text:p>150</text:p>
          </table:table-cell>
          <table:table-cell table:formula="of:=[.G126]+[.H125]" office:value-type="float" office:value="8460" calcext:value-type="float">
            <text:p>8460</text:p>
          </table:table-cell>
          <table:table-cell table:formula="of:=[.H126]-[.E126]" office:value-type="float" office:value="-2240" calcext:value-type="float">
            <text:p>-22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06" calcext:value-type="date">
            <text:p>6.05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27] = &quot;niedziela&quot;;[.$N$7]*[.J127];0)" office:value-type="float" office:value="0" calcext:value-type="float">
            <text:p>0</text:p>
          </table:table-cell>
          <table:table-cell table:formula="of:=[.E126]+[.D127]" office:value-type="float" office:value="10700" calcext:value-type="float">
            <text:p>10700</text:p>
          </table:table-cell>
          <table:table-cell table:formula="of:=IF(AND(NOT([.B127]=&quot;niedziela&quot;);NOT([.B127]=&quot;sobota&quot;));ROUNDDOWN(VLOOKUP([.C127];[.$M$1:.$N$4];2;0) * [.J127];0);0)" office:value-type="float" office:value="0" calcext:value-type="float">
            <text:p>0</text:p>
          </table:table-cell>
          <table:table-cell table:formula="of:=[.F127]*[.$N$8]" office:value-type="float" office:value="0" calcext:value-type="float">
            <text:p>0</text:p>
          </table:table-cell>
          <table:table-cell table:formula="of:=[.G127]+[.H126]" office:value-type="float" office:value="8460" calcext:value-type="float">
            <text:p>8460</text:p>
          </table:table-cell>
          <table:table-cell table:formula="of:=[.H127]-[.E127]" office:value-type="float" office:value="-2240" calcext:value-type="float">
            <text:p>-22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07" calcext:value-type="date">
            <text:p>7.05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28] = &quot;niedziela&quot;;[.$N$7]*[.J128];0)" office:value-type="float" office:value="150" calcext:value-type="float">
            <text:p>150</text:p>
          </table:table-cell>
          <table:table-cell table:formula="of:=[.E127]+[.D128]" office:value-type="float" office:value="10850" calcext:value-type="float">
            <text:p>10850</text:p>
          </table:table-cell>
          <table:table-cell table:formula="of:=IF(AND(NOT([.B128]=&quot;niedziela&quot;);NOT([.B128]=&quot;sobota&quot;));ROUNDDOWN(VLOOKUP([.C128];[.$M$1:.$N$4];2;0) * [.J128];0);0)" office:value-type="float" office:value="0" calcext:value-type="float">
            <text:p>0</text:p>
          </table:table-cell>
          <table:table-cell table:formula="of:=[.F128]*[.$N$8]" office:value-type="float" office:value="0" calcext:value-type="float">
            <text:p>0</text:p>
          </table:table-cell>
          <table:table-cell table:formula="of:=[.G128]+[.H127]" office:value-type="float" office:value="8460" calcext:value-type="float">
            <text:p>8460</text:p>
          </table:table-cell>
          <table:table-cell table:formula="of:=[.H128]-[.E128]" office:value-type="float" office:value="-2390" calcext:value-type="float">
            <text:p>-23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08" calcext:value-type="date">
            <text:p>8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29] = &quot;niedziela&quot;;[.$N$7]*[.J129];0)" office:value-type="float" office:value="0" calcext:value-type="float">
            <text:p>0</text:p>
          </table:table-cell>
          <table:table-cell table:formula="of:=[.E128]+[.D129]" office:value-type="float" office:value="10850" calcext:value-type="float">
            <text:p>10850</text:p>
          </table:table-cell>
          <table:table-cell table:formula="of:=IF(AND(NOT([.B129]=&quot;niedziela&quot;);NOT([.B129]=&quot;sobota&quot;));ROUNDDOWN(VLOOKUP([.C129];[.$M$1:.$N$4];2;0) * [.J129];0);0)" office:value-type="float" office:value="5" calcext:value-type="float">
            <text:p>5</text:p>
          </table:table-cell>
          <table:table-cell table:formula="of:=[.F129]*[.$N$8]" office:value-type="float" office:value="150" calcext:value-type="float">
            <text:p>150</text:p>
          </table:table-cell>
          <table:table-cell table:formula="of:=[.G129]+[.H128]" office:value-type="float" office:value="8610" calcext:value-type="float">
            <text:p>8610</text:p>
          </table:table-cell>
          <table:table-cell table:formula="of:=[.H129]-[.E129]" office:value-type="float" office:value="-2240" calcext:value-type="float">
            <text:p>-22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09" calcext:value-type="date">
            <text:p>9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30] = &quot;niedziela&quot;;[.$N$7]*[.J130];0)" office:value-type="float" office:value="0" calcext:value-type="float">
            <text:p>0</text:p>
          </table:table-cell>
          <table:table-cell table:formula="of:=[.E129]+[.D130]" office:value-type="float" office:value="10850" calcext:value-type="float">
            <text:p>10850</text:p>
          </table:table-cell>
          <table:table-cell table:formula="of:=IF(AND(NOT([.B130]=&quot;niedziela&quot;);NOT([.B130]=&quot;sobota&quot;));ROUNDDOWN(VLOOKUP([.C130];[.$M$1:.$N$4];2;0) * [.J130];0);0)" office:value-type="float" office:value="5" calcext:value-type="float">
            <text:p>5</text:p>
          </table:table-cell>
          <table:table-cell table:formula="of:=[.F130]*[.$N$8]" office:value-type="float" office:value="150" calcext:value-type="float">
            <text:p>150</text:p>
          </table:table-cell>
          <table:table-cell table:formula="of:=[.G130]+[.H129]" office:value-type="float" office:value="8760" calcext:value-type="float">
            <text:p>8760</text:p>
          </table:table-cell>
          <table:table-cell table:formula="of:=[.H130]-[.E130]" office:value-type="float" office:value="-2090" calcext:value-type="float">
            <text:p>-20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10" calcext:value-type="date">
            <text:p>10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31] = &quot;niedziela&quot;;[.$N$7]*[.J131];0)" office:value-type="float" office:value="0" calcext:value-type="float">
            <text:p>0</text:p>
          </table:table-cell>
          <table:table-cell table:formula="of:=[.E130]+[.D131]" office:value-type="float" office:value="10850" calcext:value-type="float">
            <text:p>10850</text:p>
          </table:table-cell>
          <table:table-cell table:formula="of:=IF(AND(NOT([.B131]=&quot;niedziela&quot;);NOT([.B131]=&quot;sobota&quot;));ROUNDDOWN(VLOOKUP([.C131];[.$M$1:.$N$4];2;0) * [.J131];0);0)" office:value-type="float" office:value="5" calcext:value-type="float">
            <text:p>5</text:p>
          </table:table-cell>
          <table:table-cell table:formula="of:=[.F131]*[.$N$8]" office:value-type="float" office:value="150" calcext:value-type="float">
            <text:p>150</text:p>
          </table:table-cell>
          <table:table-cell table:formula="of:=[.G131]+[.H130]" office:value-type="float" office:value="8910" calcext:value-type="float">
            <text:p>8910</text:p>
          </table:table-cell>
          <table:table-cell table:formula="of:=[.H131]-[.E131]" office:value-type="float" office:value="-1940" calcext:value-type="float">
            <text:p>-19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11" calcext:value-type="date">
            <text:p>11.05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32] = &quot;niedziela&quot;;[.$N$7]*[.J132];0)" office:value-type="float" office:value="0" calcext:value-type="float">
            <text:p>0</text:p>
          </table:table-cell>
          <table:table-cell table:formula="of:=[.E131]+[.D132]" office:value-type="float" office:value="10850" calcext:value-type="float">
            <text:p>10850</text:p>
          </table:table-cell>
          <table:table-cell table:formula="of:=IF(AND(NOT([.B132]=&quot;niedziela&quot;);NOT([.B132]=&quot;sobota&quot;));ROUNDDOWN(VLOOKUP([.C132];[.$M$1:.$N$4];2;0) * [.J132];0);0)" office:value-type="float" office:value="5" calcext:value-type="float">
            <text:p>5</text:p>
          </table:table-cell>
          <table:table-cell table:formula="of:=[.F132]*[.$N$8]" office:value-type="float" office:value="150" calcext:value-type="float">
            <text:p>150</text:p>
          </table:table-cell>
          <table:table-cell table:formula="of:=[.G132]+[.H131]" office:value-type="float" office:value="9060" calcext:value-type="float">
            <text:p>9060</text:p>
          </table:table-cell>
          <table:table-cell table:formula="of:=[.H132]-[.E132]" office:value-type="float" office:value="-1790" calcext:value-type="float">
            <text:p>-17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12" calcext:value-type="date">
            <text:p>12.05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33] = &quot;niedziela&quot;;[.$N$7]*[.J133];0)" office:value-type="float" office:value="0" calcext:value-type="float">
            <text:p>0</text:p>
          </table:table-cell>
          <table:table-cell table:formula="of:=[.E132]+[.D133]" office:value-type="float" office:value="10850" calcext:value-type="float">
            <text:p>10850</text:p>
          </table:table-cell>
          <table:table-cell table:formula="of:=IF(AND(NOT([.B133]=&quot;niedziela&quot;);NOT([.B133]=&quot;sobota&quot;));ROUNDDOWN(VLOOKUP([.C133];[.$M$1:.$N$4];2;0) * [.J133];0);0)" office:value-type="float" office:value="5" calcext:value-type="float">
            <text:p>5</text:p>
          </table:table-cell>
          <table:table-cell table:formula="of:=[.F133]*[.$N$8]" office:value-type="float" office:value="150" calcext:value-type="float">
            <text:p>150</text:p>
          </table:table-cell>
          <table:table-cell table:formula="of:=[.G133]+[.H132]" office:value-type="float" office:value="9210" calcext:value-type="float">
            <text:p>9210</text:p>
          </table:table-cell>
          <table:table-cell table:formula="of:=[.H133]-[.E133]" office:value-type="float" office:value="-1640" calcext:value-type="float">
            <text:p>-16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13" calcext:value-type="date">
            <text:p>13.05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34] = &quot;niedziela&quot;;[.$N$7]*[.J134];0)" office:value-type="float" office:value="0" calcext:value-type="float">
            <text:p>0</text:p>
          </table:table-cell>
          <table:table-cell table:formula="of:=[.E133]+[.D134]" office:value-type="float" office:value="10850" calcext:value-type="float">
            <text:p>10850</text:p>
          </table:table-cell>
          <table:table-cell table:formula="of:=IF(AND(NOT([.B134]=&quot;niedziela&quot;);NOT([.B134]=&quot;sobota&quot;));ROUNDDOWN(VLOOKUP([.C134];[.$M$1:.$N$4];2;0) * [.J134];0);0)" office:value-type="float" office:value="0" calcext:value-type="float">
            <text:p>0</text:p>
          </table:table-cell>
          <table:table-cell table:formula="of:=[.F134]*[.$N$8]" office:value-type="float" office:value="0" calcext:value-type="float">
            <text:p>0</text:p>
          </table:table-cell>
          <table:table-cell table:formula="of:=[.G134]+[.H133]" office:value-type="float" office:value="9210" calcext:value-type="float">
            <text:p>9210</text:p>
          </table:table-cell>
          <table:table-cell table:formula="of:=[.H134]-[.E134]" office:value-type="float" office:value="-1640" calcext:value-type="float">
            <text:p>-16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14" calcext:value-type="date">
            <text:p>14.05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35] = &quot;niedziela&quot;;[.$N$7]*[.J135];0)" office:value-type="float" office:value="150" calcext:value-type="float">
            <text:p>150</text:p>
          </table:table-cell>
          <table:table-cell table:formula="of:=[.E134]+[.D135]" office:value-type="float" office:value="11000" calcext:value-type="float">
            <text:p>11000</text:p>
          </table:table-cell>
          <table:table-cell table:formula="of:=IF(AND(NOT([.B135]=&quot;niedziela&quot;);NOT([.B135]=&quot;sobota&quot;));ROUNDDOWN(VLOOKUP([.C135];[.$M$1:.$N$4];2;0) * [.J135];0);0)" office:value-type="float" office:value="0" calcext:value-type="float">
            <text:p>0</text:p>
          </table:table-cell>
          <table:table-cell table:formula="of:=[.F135]*[.$N$8]" office:value-type="float" office:value="0" calcext:value-type="float">
            <text:p>0</text:p>
          </table:table-cell>
          <table:table-cell table:formula="of:=[.G135]+[.H134]" office:value-type="float" office:value="9210" calcext:value-type="float">
            <text:p>9210</text:p>
          </table:table-cell>
          <table:table-cell table:formula="of:=[.H135]-[.E135]" office:value-type="float" office:value="-1790" calcext:value-type="float">
            <text:p>-17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15" calcext:value-type="date">
            <text:p>15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36] = &quot;niedziela&quot;;[.$N$7]*[.J136];0)" office:value-type="float" office:value="0" calcext:value-type="float">
            <text:p>0</text:p>
          </table:table-cell>
          <table:table-cell table:formula="of:=[.E135]+[.D136]" office:value-type="float" office:value="11000" calcext:value-type="float">
            <text:p>11000</text:p>
          </table:table-cell>
          <table:table-cell table:formula="of:=IF(AND(NOT([.B136]=&quot;niedziela&quot;);NOT([.B136]=&quot;sobota&quot;));ROUNDDOWN(VLOOKUP([.C136];[.$M$1:.$N$4];2;0) * [.J136];0);0)" office:value-type="float" office:value="5" calcext:value-type="float">
            <text:p>5</text:p>
          </table:table-cell>
          <table:table-cell table:formula="of:=[.F136]*[.$N$8]" office:value-type="float" office:value="150" calcext:value-type="float">
            <text:p>150</text:p>
          </table:table-cell>
          <table:table-cell table:formula="of:=[.G136]+[.H135]" office:value-type="float" office:value="9360" calcext:value-type="float">
            <text:p>9360</text:p>
          </table:table-cell>
          <table:table-cell table:formula="of:=[.H136]-[.E136]" office:value-type="float" office:value="-1640" calcext:value-type="float">
            <text:p>-16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16" calcext:value-type="date">
            <text:p>16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37] = &quot;niedziela&quot;;[.$N$7]*[.J137];0)" office:value-type="float" office:value="0" calcext:value-type="float">
            <text:p>0</text:p>
          </table:table-cell>
          <table:table-cell table:formula="of:=[.E136]+[.D137]" office:value-type="float" office:value="11000" calcext:value-type="float">
            <text:p>11000</text:p>
          </table:table-cell>
          <table:table-cell table:formula="of:=IF(AND(NOT([.B137]=&quot;niedziela&quot;);NOT([.B137]=&quot;sobota&quot;));ROUNDDOWN(VLOOKUP([.C137];[.$M$1:.$N$4];2;0) * [.J137];0);0)" office:value-type="float" office:value="5" calcext:value-type="float">
            <text:p>5</text:p>
          </table:table-cell>
          <table:table-cell table:formula="of:=[.F137]*[.$N$8]" office:value-type="float" office:value="150" calcext:value-type="float">
            <text:p>150</text:p>
          </table:table-cell>
          <table:table-cell table:formula="of:=[.G137]+[.H136]" office:value-type="float" office:value="9510" calcext:value-type="float">
            <text:p>9510</text:p>
          </table:table-cell>
          <table:table-cell table:formula="of:=[.H137]-[.E137]" office:value-type="float" office:value="-1490" calcext:value-type="float">
            <text:p>-14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17" calcext:value-type="date">
            <text:p>17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38] = &quot;niedziela&quot;;[.$N$7]*[.J138];0)" office:value-type="float" office:value="0" calcext:value-type="float">
            <text:p>0</text:p>
          </table:table-cell>
          <table:table-cell table:formula="of:=[.E137]+[.D138]" office:value-type="float" office:value="11000" calcext:value-type="float">
            <text:p>11000</text:p>
          </table:table-cell>
          <table:table-cell table:formula="of:=IF(AND(NOT([.B138]=&quot;niedziela&quot;);NOT([.B138]=&quot;sobota&quot;));ROUNDDOWN(VLOOKUP([.C138];[.$M$1:.$N$4];2;0) * [.J138];0);0)" office:value-type="float" office:value="5" calcext:value-type="float">
            <text:p>5</text:p>
          </table:table-cell>
          <table:table-cell table:formula="of:=[.F138]*[.$N$8]" office:value-type="float" office:value="150" calcext:value-type="float">
            <text:p>150</text:p>
          </table:table-cell>
          <table:table-cell table:formula="of:=[.G138]+[.H137]" office:value-type="float" office:value="9660" calcext:value-type="float">
            <text:p>9660</text:p>
          </table:table-cell>
          <table:table-cell table:formula="of:=[.H138]-[.E138]" office:value-type="float" office:value="-1340" calcext:value-type="float">
            <text:p>-13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18" calcext:value-type="date">
            <text:p>18.05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39] = &quot;niedziela&quot;;[.$N$7]*[.J139];0)" office:value-type="float" office:value="0" calcext:value-type="float">
            <text:p>0</text:p>
          </table:table-cell>
          <table:table-cell table:formula="of:=[.E138]+[.D139]" office:value-type="float" office:value="11000" calcext:value-type="float">
            <text:p>11000</text:p>
          </table:table-cell>
          <table:table-cell table:formula="of:=IF(AND(NOT([.B139]=&quot;niedziela&quot;);NOT([.B139]=&quot;sobota&quot;));ROUNDDOWN(VLOOKUP([.C139];[.$M$1:.$N$4];2;0) * [.J139];0);0)" office:value-type="float" office:value="5" calcext:value-type="float">
            <text:p>5</text:p>
          </table:table-cell>
          <table:table-cell table:formula="of:=[.F139]*[.$N$8]" office:value-type="float" office:value="150" calcext:value-type="float">
            <text:p>150</text:p>
          </table:table-cell>
          <table:table-cell table:formula="of:=[.G139]+[.H138]" office:value-type="float" office:value="9810" calcext:value-type="float">
            <text:p>9810</text:p>
          </table:table-cell>
          <table:table-cell table:formula="of:=[.H139]-[.E139]" office:value-type="float" office:value="-1190" calcext:value-type="float">
            <text:p>-11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19" calcext:value-type="date">
            <text:p>19.05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40] = &quot;niedziela&quot;;[.$N$7]*[.J140];0)" office:value-type="float" office:value="0" calcext:value-type="float">
            <text:p>0</text:p>
          </table:table-cell>
          <table:table-cell table:formula="of:=[.E139]+[.D140]" office:value-type="float" office:value="11000" calcext:value-type="float">
            <text:p>11000</text:p>
          </table:table-cell>
          <table:table-cell table:formula="of:=IF(AND(NOT([.B140]=&quot;niedziela&quot;);NOT([.B140]=&quot;sobota&quot;));ROUNDDOWN(VLOOKUP([.C140];[.$M$1:.$N$4];2;0) * [.J140];0);0)" office:value-type="float" office:value="5" calcext:value-type="float">
            <text:p>5</text:p>
          </table:table-cell>
          <table:table-cell table:formula="of:=[.F140]*[.$N$8]" office:value-type="float" office:value="150" calcext:value-type="float">
            <text:p>150</text:p>
          </table:table-cell>
          <table:table-cell table:formula="of:=[.G140]+[.H139]" office:value-type="float" office:value="9960" calcext:value-type="float">
            <text:p>9960</text:p>
          </table:table-cell>
          <table:table-cell table:formula="of:=[.H140]-[.E140]" office:value-type="float" office:value="-1040" calcext:value-type="float">
            <text:p>-10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20" calcext:value-type="date">
            <text:p>20.05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41] = &quot;niedziela&quot;;[.$N$7]*[.J141];0)" office:value-type="float" office:value="0" calcext:value-type="float">
            <text:p>0</text:p>
          </table:table-cell>
          <table:table-cell table:formula="of:=[.E140]+[.D141]" office:value-type="float" office:value="11000" calcext:value-type="float">
            <text:p>11000</text:p>
          </table:table-cell>
          <table:table-cell table:formula="of:=IF(AND(NOT([.B141]=&quot;niedziela&quot;);NOT([.B141]=&quot;sobota&quot;));ROUNDDOWN(VLOOKUP([.C141];[.$M$1:.$N$4];2;0) * [.J141];0);0)" office:value-type="float" office:value="0" calcext:value-type="float">
            <text:p>0</text:p>
          </table:table-cell>
          <table:table-cell table:formula="of:=[.F141]*[.$N$8]" office:value-type="float" office:value="0" calcext:value-type="float">
            <text:p>0</text:p>
          </table:table-cell>
          <table:table-cell table:formula="of:=[.G141]+[.H140]" office:value-type="float" office:value="9960" calcext:value-type="float">
            <text:p>9960</text:p>
          </table:table-cell>
          <table:table-cell table:formula="of:=[.H141]-[.E141]" office:value-type="float" office:value="-1040" calcext:value-type="float">
            <text:p>-10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21" calcext:value-type="date">
            <text:p>21.05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42] = &quot;niedziela&quot;;[.$N$7]*[.J142];0)" office:value-type="float" office:value="150" calcext:value-type="float">
            <text:p>150</text:p>
          </table:table-cell>
          <table:table-cell table:formula="of:=[.E141]+[.D142]" office:value-type="float" office:value="11150" calcext:value-type="float">
            <text:p>11150</text:p>
          </table:table-cell>
          <table:table-cell table:formula="of:=IF(AND(NOT([.B142]=&quot;niedziela&quot;);NOT([.B142]=&quot;sobota&quot;));ROUNDDOWN(VLOOKUP([.C142];[.$M$1:.$N$4];2;0) * [.J142];0);0)" office:value-type="float" office:value="0" calcext:value-type="float">
            <text:p>0</text:p>
          </table:table-cell>
          <table:table-cell table:formula="of:=[.F142]*[.$N$8]" office:value-type="float" office:value="0" calcext:value-type="float">
            <text:p>0</text:p>
          </table:table-cell>
          <table:table-cell table:formula="of:=[.G142]+[.H141]" office:value-type="float" office:value="9960" calcext:value-type="float">
            <text:p>9960</text:p>
          </table:table-cell>
          <table:table-cell table:formula="of:=[.H142]-[.E142]" office:value-type="float" office:value="-1190" calcext:value-type="float">
            <text:p>-11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22" calcext:value-type="date">
            <text:p>22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43] = &quot;niedziela&quot;;[.$N$7]*[.J143];0)" office:value-type="float" office:value="0" calcext:value-type="float">
            <text:p>0</text:p>
          </table:table-cell>
          <table:table-cell table:formula="of:=[.E142]+[.D143]" office:value-type="float" office:value="11150" calcext:value-type="float">
            <text:p>11150</text:p>
          </table:table-cell>
          <table:table-cell table:formula="of:=IF(AND(NOT([.B143]=&quot;niedziela&quot;);NOT([.B143]=&quot;sobota&quot;));ROUNDDOWN(VLOOKUP([.C143];[.$M$1:.$N$4];2;0) * [.J143];0);0)" office:value-type="float" office:value="5" calcext:value-type="float">
            <text:p>5</text:p>
          </table:table-cell>
          <table:table-cell table:formula="of:=[.F143]*[.$N$8]" office:value-type="float" office:value="150" calcext:value-type="float">
            <text:p>150</text:p>
          </table:table-cell>
          <table:table-cell table:formula="of:=[.G143]+[.H142]" office:value-type="float" office:value="10110" calcext:value-type="float">
            <text:p>10110</text:p>
          </table:table-cell>
          <table:table-cell table:formula="of:=[.H143]-[.E143]" office:value-type="float" office:value="-1040" calcext:value-type="float">
            <text:p>-10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23" calcext:value-type="date">
            <text:p>23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44] = &quot;niedziela&quot;;[.$N$7]*[.J144];0)" office:value-type="float" office:value="0" calcext:value-type="float">
            <text:p>0</text:p>
          </table:table-cell>
          <table:table-cell table:formula="of:=[.E143]+[.D144]" office:value-type="float" office:value="11150" calcext:value-type="float">
            <text:p>11150</text:p>
          </table:table-cell>
          <table:table-cell table:formula="of:=IF(AND(NOT([.B144]=&quot;niedziela&quot;);NOT([.B144]=&quot;sobota&quot;));ROUNDDOWN(VLOOKUP([.C144];[.$M$1:.$N$4];2;0) * [.J144];0);0)" office:value-type="float" office:value="5" calcext:value-type="float">
            <text:p>5</text:p>
          </table:table-cell>
          <table:table-cell table:formula="of:=[.F144]*[.$N$8]" office:value-type="float" office:value="150" calcext:value-type="float">
            <text:p>150</text:p>
          </table:table-cell>
          <table:table-cell table:formula="of:=[.G144]+[.H143]" office:value-type="float" office:value="10260" calcext:value-type="float">
            <text:p>10260</text:p>
          </table:table-cell>
          <table:table-cell table:formula="of:=[.H144]-[.E144]" office:value-type="float" office:value="-890" calcext:value-type="float">
            <text:p>-8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24" calcext:value-type="date">
            <text:p>24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45] = &quot;niedziela&quot;;[.$N$7]*[.J145];0)" office:value-type="float" office:value="0" calcext:value-type="float">
            <text:p>0</text:p>
          </table:table-cell>
          <table:table-cell table:formula="of:=[.E144]+[.D145]" office:value-type="float" office:value="11150" calcext:value-type="float">
            <text:p>11150</text:p>
          </table:table-cell>
          <table:table-cell table:formula="of:=IF(AND(NOT([.B145]=&quot;niedziela&quot;);NOT([.B145]=&quot;sobota&quot;));ROUNDDOWN(VLOOKUP([.C145];[.$M$1:.$N$4];2;0) * [.J145];0);0)" office:value-type="float" office:value="5" calcext:value-type="float">
            <text:p>5</text:p>
          </table:table-cell>
          <table:table-cell table:formula="of:=[.F145]*[.$N$8]" office:value-type="float" office:value="150" calcext:value-type="float">
            <text:p>150</text:p>
          </table:table-cell>
          <table:table-cell table:formula="of:=[.G145]+[.H144]" office:value-type="float" office:value="10410" calcext:value-type="float">
            <text:p>10410</text:p>
          </table:table-cell>
          <table:table-cell table:formula="of:=[.H145]-[.E145]" office:value-type="float" office:value="-740" calcext:value-type="float">
            <text:p>-7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25" calcext:value-type="date">
            <text:p>25.05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46] = &quot;niedziela&quot;;[.$N$7]*[.J146];0)" office:value-type="float" office:value="0" calcext:value-type="float">
            <text:p>0</text:p>
          </table:table-cell>
          <table:table-cell table:formula="of:=[.E145]+[.D146]" office:value-type="float" office:value="11150" calcext:value-type="float">
            <text:p>11150</text:p>
          </table:table-cell>
          <table:table-cell table:formula="of:=IF(AND(NOT([.B146]=&quot;niedziela&quot;);NOT([.B146]=&quot;sobota&quot;));ROUNDDOWN(VLOOKUP([.C146];[.$M$1:.$N$4];2;0) * [.J146];0);0)" office:value-type="float" office:value="5" calcext:value-type="float">
            <text:p>5</text:p>
          </table:table-cell>
          <table:table-cell table:formula="of:=[.F146]*[.$N$8]" office:value-type="float" office:value="150" calcext:value-type="float">
            <text:p>150</text:p>
          </table:table-cell>
          <table:table-cell table:formula="of:=[.G146]+[.H145]" office:value-type="float" office:value="10560" calcext:value-type="float">
            <text:p>10560</text:p>
          </table:table-cell>
          <table:table-cell table:formula="of:=[.H146]-[.E146]" office:value-type="float" office:value="-590" calcext:value-type="float">
            <text:p>-5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26" calcext:value-type="date">
            <text:p>26.05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47] = &quot;niedziela&quot;;[.$N$7]*[.J147];0)" office:value-type="float" office:value="0" calcext:value-type="float">
            <text:p>0</text:p>
          </table:table-cell>
          <table:table-cell table:formula="of:=[.E146]+[.D147]" office:value-type="float" office:value="11150" calcext:value-type="float">
            <text:p>11150</text:p>
          </table:table-cell>
          <table:table-cell table:formula="of:=IF(AND(NOT([.B147]=&quot;niedziela&quot;);NOT([.B147]=&quot;sobota&quot;));ROUNDDOWN(VLOOKUP([.C147];[.$M$1:.$N$4];2;0) * [.J147];0);0)" office:value-type="float" office:value="5" calcext:value-type="float">
            <text:p>5</text:p>
          </table:table-cell>
          <table:table-cell table:formula="of:=[.F147]*[.$N$8]" office:value-type="float" office:value="150" calcext:value-type="float">
            <text:p>150</text:p>
          </table:table-cell>
          <table:table-cell table:formula="of:=[.G147]+[.H146]" office:value-type="float" office:value="10710" calcext:value-type="float">
            <text:p>10710</text:p>
          </table:table-cell>
          <table:table-cell table:formula="of:=[.H147]-[.E147]" office:value-type="float" office:value="-440" calcext:value-type="float">
            <text:p>-4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27" calcext:value-type="date">
            <text:p>27.05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48] = &quot;niedziela&quot;;[.$N$7]*[.J148];0)" office:value-type="float" office:value="0" calcext:value-type="float">
            <text:p>0</text:p>
          </table:table-cell>
          <table:table-cell table:formula="of:=[.E147]+[.D148]" office:value-type="float" office:value="11150" calcext:value-type="float">
            <text:p>11150</text:p>
          </table:table-cell>
          <table:table-cell table:formula="of:=IF(AND(NOT([.B148]=&quot;niedziela&quot;);NOT([.B148]=&quot;sobota&quot;));ROUNDDOWN(VLOOKUP([.C148];[.$M$1:.$N$4];2;0) * [.J148];0);0)" office:value-type="float" office:value="0" calcext:value-type="float">
            <text:p>0</text:p>
          </table:table-cell>
          <table:table-cell table:formula="of:=[.F148]*[.$N$8]" office:value-type="float" office:value="0" calcext:value-type="float">
            <text:p>0</text:p>
          </table:table-cell>
          <table:table-cell table:formula="of:=[.G148]+[.H147]" office:value-type="float" office:value="10710" calcext:value-type="float">
            <text:p>10710</text:p>
          </table:table-cell>
          <table:table-cell table:formula="of:=[.H148]-[.E148]" office:value-type="float" office:value="-440" calcext:value-type="float">
            <text:p>-4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28" calcext:value-type="date">
            <text:p>28.05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49] = &quot;niedziela&quot;;[.$N$7]*[.J149];0)" office:value-type="float" office:value="150" calcext:value-type="float">
            <text:p>150</text:p>
          </table:table-cell>
          <table:table-cell table:formula="of:=[.E148]+[.D149]" office:value-type="float" office:value="11300" calcext:value-type="float">
            <text:p>11300</text:p>
          </table:table-cell>
          <table:table-cell table:formula="of:=IF(AND(NOT([.B149]=&quot;niedziela&quot;);NOT([.B149]=&quot;sobota&quot;));ROUNDDOWN(VLOOKUP([.C149];[.$M$1:.$N$4];2;0) * [.J149];0);0)" office:value-type="float" office:value="0" calcext:value-type="float">
            <text:p>0</text:p>
          </table:table-cell>
          <table:table-cell table:formula="of:=[.F149]*[.$N$8]" office:value-type="float" office:value="0" calcext:value-type="float">
            <text:p>0</text:p>
          </table:table-cell>
          <table:table-cell table:formula="of:=[.G149]+[.H148]" office:value-type="float" office:value="10710" calcext:value-type="float">
            <text:p>10710</text:p>
          </table:table-cell>
          <table:table-cell table:formula="of:=[.H149]-[.E149]" office:value-type="float" office:value="-590" calcext:value-type="float">
            <text:p>-5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29" calcext:value-type="date">
            <text:p>29.05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50] = &quot;niedziela&quot;;[.$N$7]*[.J150];0)" office:value-type="float" office:value="0" calcext:value-type="float">
            <text:p>0</text:p>
          </table:table-cell>
          <table:table-cell table:formula="of:=[.E149]+[.D150]" office:value-type="float" office:value="11300" calcext:value-type="float">
            <text:p>11300</text:p>
          </table:table-cell>
          <table:table-cell table:formula="of:=IF(AND(NOT([.B150]=&quot;niedziela&quot;);NOT([.B150]=&quot;sobota&quot;));ROUNDDOWN(VLOOKUP([.C150];[.$M$1:.$N$4];2;0) * [.J150];0);0)" office:value-type="float" office:value="5" calcext:value-type="float">
            <text:p>5</text:p>
          </table:table-cell>
          <table:table-cell table:formula="of:=[.F150]*[.$N$8]" office:value-type="float" office:value="150" calcext:value-type="float">
            <text:p>150</text:p>
          </table:table-cell>
          <table:table-cell table:formula="of:=[.G150]+[.H149]" office:value-type="float" office:value="10860" calcext:value-type="float">
            <text:p>10860</text:p>
          </table:table-cell>
          <table:table-cell table:formula="of:=[.H150]-[.E150]" office:value-type="float" office:value="-440" calcext:value-type="float">
            <text:p>-4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30" calcext:value-type="date">
            <text:p>30.05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51] = &quot;niedziela&quot;;[.$N$7]*[.J151];0)" office:value-type="float" office:value="0" calcext:value-type="float">
            <text:p>0</text:p>
          </table:table-cell>
          <table:table-cell table:formula="of:=[.E150]+[.D151]" office:value-type="float" office:value="11300" calcext:value-type="float">
            <text:p>11300</text:p>
          </table:table-cell>
          <table:table-cell table:formula="of:=IF(AND(NOT([.B151]=&quot;niedziela&quot;);NOT([.B151]=&quot;sobota&quot;));ROUNDDOWN(VLOOKUP([.C151];[.$M$1:.$N$4];2;0) * [.J151];0);0)" office:value-type="float" office:value="5" calcext:value-type="float">
            <text:p>5</text:p>
          </table:table-cell>
          <table:table-cell table:formula="of:=[.F151]*[.$N$8]" office:value-type="float" office:value="150" calcext:value-type="float">
            <text:p>150</text:p>
          </table:table-cell>
          <table:table-cell table:formula="of:=[.G151]+[.H150]" office:value-type="float" office:value="11010" calcext:value-type="float">
            <text:p>11010</text:p>
          </table:table-cell>
          <table:table-cell table:formula="of:=[.H151]-[.E151]" office:value-type="float" office:value="-290" calcext:value-type="float">
            <text:p>-2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5-31" calcext:value-type="date">
            <text:p>31.05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52] = &quot;niedziela&quot;;[.$N$7]*[.J152];0)" office:value-type="float" office:value="0" calcext:value-type="float">
            <text:p>0</text:p>
          </table:table-cell>
          <table:table-cell table:formula="of:=[.E151]+[.D152]" office:value-type="float" office:value="11300" calcext:value-type="float">
            <text:p>11300</text:p>
          </table:table-cell>
          <table:table-cell table:formula="of:=IF(AND(NOT([.B152]=&quot;niedziela&quot;);NOT([.B152]=&quot;sobota&quot;));ROUNDDOWN(VLOOKUP([.C152];[.$M$1:.$N$4];2;0) * [.J152];0);0)" office:value-type="float" office:value="5" calcext:value-type="float">
            <text:p>5</text:p>
          </table:table-cell>
          <table:table-cell table:formula="of:=[.F152]*[.$N$8]" office:value-type="float" office:value="150" calcext:value-type="float">
            <text:p>150</text:p>
          </table:table-cell>
          <table:table-cell table:formula="of:=[.G152]+[.H151]" office:value-type="float" office:value="11160" calcext:value-type="float">
            <text:p>11160</text:p>
          </table:table-cell>
          <table:table-cell table:formula="of:=[.H152]-[.E152]" office:value-type="float" office:value="-140" calcext:value-type="float">
            <text:p>-1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01" calcext:value-type="date">
            <text:p>1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53] = &quot;niedziela&quot;;[.$N$7]*[.J153];0)" office:value-type="float" office:value="0" calcext:value-type="float">
            <text:p>0</text:p>
          </table:table-cell>
          <table:table-cell table:formula="of:=[.E152]+[.D153]" office:value-type="float" office:value="11300" calcext:value-type="float">
            <text:p>11300</text:p>
          </table:table-cell>
          <table:table-cell table:formula="of:=IF(AND(NOT([.B153]=&quot;niedziela&quot;);NOT([.B153]=&quot;sobota&quot;));ROUNDDOWN(VLOOKUP([.C153];[.$M$1:.$N$4];2;0) * [.J153];0);0)" office:value-type="float" office:value="5" calcext:value-type="float">
            <text:p>5</text:p>
          </table:table-cell>
          <table:table-cell table:formula="of:=[.F153]*[.$N$8]" office:value-type="float" office:value="150" calcext:value-type="float">
            <text:p>150</text:p>
          </table:table-cell>
          <table:table-cell table:formula="of:=[.G153]+[.H152]" office:value-type="float" office:value="11310" calcext:value-type="float">
            <text:p>11310</text:p>
          </table:table-cell>
          <table:table-cell table:formula="of:=[.H153]-[.E153]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02" calcext:value-type="date">
            <text:p>2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54] = &quot;niedziela&quot;;[.$N$7]*[.J154];0)" office:value-type="float" office:value="0" calcext:value-type="float">
            <text:p>0</text:p>
          </table:table-cell>
          <table:table-cell table:formula="of:=[.E153]+[.D154]" office:value-type="float" office:value="11300" calcext:value-type="float">
            <text:p>11300</text:p>
          </table:table-cell>
          <table:table-cell table:formula="of:=IF(AND(NOT([.B154]=&quot;niedziela&quot;);NOT([.B154]=&quot;sobota&quot;));ROUNDDOWN(VLOOKUP([.C154];[.$M$1:.$N$4];2;0) * [.J154];0);0)" office:value-type="float" office:value="5" calcext:value-type="float">
            <text:p>5</text:p>
          </table:table-cell>
          <table:table-cell table:formula="of:=[.F154]*[.$N$8]" office:value-type="float" office:value="150" calcext:value-type="float">
            <text:p>150</text:p>
          </table:table-cell>
          <table:table-cell table:formula="of:=[.G154]+[.H153]" office:value-type="float" office:value="11460" calcext:value-type="float">
            <text:p>11460</text:p>
          </table:table-cell>
          <table:table-cell table:formula="of:=[.H154]-[.E154]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03" calcext:value-type="date">
            <text:p>3.06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55] = &quot;niedziela&quot;;[.$N$7]*[.J155];0)" office:value-type="float" office:value="0" calcext:value-type="float">
            <text:p>0</text:p>
          </table:table-cell>
          <table:table-cell table:formula="of:=[.E154]+[.D155]" office:value-type="float" office:value="11300" calcext:value-type="float">
            <text:p>11300</text:p>
          </table:table-cell>
          <table:table-cell table:formula="of:=IF(AND(NOT([.B155]=&quot;niedziela&quot;);NOT([.B155]=&quot;sobota&quot;));ROUNDDOWN(VLOOKUP([.C155];[.$M$1:.$N$4];2;0) * [.J155];0);0)" office:value-type="float" office:value="0" calcext:value-type="float">
            <text:p>0</text:p>
          </table:table-cell>
          <table:table-cell table:formula="of:=[.F155]*[.$N$8]" office:value-type="float" office:value="0" calcext:value-type="float">
            <text:p>0</text:p>
          </table:table-cell>
          <table:table-cell table:formula="of:=[.G155]+[.H154]" office:value-type="float" office:value="11460" calcext:value-type="float">
            <text:p>11460</text:p>
          </table:table-cell>
          <table:table-cell table:formula="of:=[.H155]-[.E155]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04" calcext:value-type="date">
            <text:p>4.06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56] = &quot;niedziela&quot;;[.$N$7]*[.J156];0)" office:value-type="float" office:value="150" calcext:value-type="float">
            <text:p>150</text:p>
          </table:table-cell>
          <table:table-cell table:formula="of:=[.E155]+[.D156]" office:value-type="float" office:value="11450" calcext:value-type="float">
            <text:p>11450</text:p>
          </table:table-cell>
          <table:table-cell table:formula="of:=IF(AND(NOT([.B156]=&quot;niedziela&quot;);NOT([.B156]=&quot;sobota&quot;));ROUNDDOWN(VLOOKUP([.C156];[.$M$1:.$N$4];2;0) * [.J156];0);0)" office:value-type="float" office:value="0" calcext:value-type="float">
            <text:p>0</text:p>
          </table:table-cell>
          <table:table-cell table:formula="of:=[.F156]*[.$N$8]" office:value-type="float" office:value="0" calcext:value-type="float">
            <text:p>0</text:p>
          </table:table-cell>
          <table:table-cell table:formula="of:=[.G156]+[.H155]" office:value-type="float" office:value="11460" calcext:value-type="float">
            <text:p>11460</text:p>
          </table:table-cell>
          <table:table-cell table:formula="of:=[.H156]-[.E156]" office:value-type="float" office:value="10" calcext:value-type="float">
            <text:p>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05" calcext:value-type="date">
            <text:p>5.06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57] = &quot;niedziela&quot;;[.$N$7]*[.J157];0)" office:value-type="float" office:value="0" calcext:value-type="float">
            <text:p>0</text:p>
          </table:table-cell>
          <table:table-cell table:formula="of:=[.E156]+[.D157]" office:value-type="float" office:value="11450" calcext:value-type="float">
            <text:p>11450</text:p>
          </table:table-cell>
          <table:table-cell table:formula="of:=IF(AND(NOT([.B157]=&quot;niedziela&quot;);NOT([.B157]=&quot;sobota&quot;));ROUNDDOWN(VLOOKUP([.C157];[.$M$1:.$N$4];2;0) * [.J157];0);0)" office:value-type="float" office:value="5" calcext:value-type="float">
            <text:p>5</text:p>
          </table:table-cell>
          <table:table-cell table:formula="of:=[.F157]*[.$N$8]" office:value-type="float" office:value="150" calcext:value-type="float">
            <text:p>150</text:p>
          </table:table-cell>
          <table:table-cell table:formula="of:=[.G157]+[.H156]" office:value-type="float" office:value="11610" calcext:value-type="float">
            <text:p>11610</text:p>
          </table:table-cell>
          <table:table-cell table:formula="of:=[.H157]-[.E157]" office:value-type="float" office:value="160" calcext:value-type="float">
            <text:p>1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06" calcext:value-type="date">
            <text:p>6.06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58] = &quot;niedziela&quot;;[.$N$7]*[.J158];0)" office:value-type="float" office:value="0" calcext:value-type="float">
            <text:p>0</text:p>
          </table:table-cell>
          <table:table-cell table:formula="of:=[.E157]+[.D158]" office:value-type="float" office:value="11450" calcext:value-type="float">
            <text:p>11450</text:p>
          </table:table-cell>
          <table:table-cell table:formula="of:=IF(AND(NOT([.B158]=&quot;niedziela&quot;);NOT([.B158]=&quot;sobota&quot;));ROUNDDOWN(VLOOKUP([.C158];[.$M$1:.$N$4];2;0) * [.J158];0);0)" office:value-type="float" office:value="5" calcext:value-type="float">
            <text:p>5</text:p>
          </table:table-cell>
          <table:table-cell table:formula="of:=[.F158]*[.$N$8]" office:value-type="float" office:value="150" calcext:value-type="float">
            <text:p>150</text:p>
          </table:table-cell>
          <table:table-cell table:formula="of:=[.G158]+[.H157]" office:value-type="float" office:value="11760" calcext:value-type="float">
            <text:p>11760</text:p>
          </table:table-cell>
          <table:table-cell table:formula="of:=[.H158]-[.E158]" office:value-type="float" office:value="310" calcext:value-type="float">
            <text:p>3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07" calcext:value-type="date">
            <text:p>7.06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59] = &quot;niedziela&quot;;[.$N$7]*[.J159];0)" office:value-type="float" office:value="0" calcext:value-type="float">
            <text:p>0</text:p>
          </table:table-cell>
          <table:table-cell table:formula="of:=[.E158]+[.D159]" office:value-type="float" office:value="11450" calcext:value-type="float">
            <text:p>11450</text:p>
          </table:table-cell>
          <table:table-cell table:formula="of:=IF(AND(NOT([.B159]=&quot;niedziela&quot;);NOT([.B159]=&quot;sobota&quot;));ROUNDDOWN(VLOOKUP([.C159];[.$M$1:.$N$4];2;0) * [.J159];0);0)" office:value-type="float" office:value="5" calcext:value-type="float">
            <text:p>5</text:p>
          </table:table-cell>
          <table:table-cell table:formula="of:=[.F159]*[.$N$8]" office:value-type="float" office:value="150" calcext:value-type="float">
            <text:p>150</text:p>
          </table:table-cell>
          <table:table-cell table:formula="of:=[.G159]+[.H158]" office:value-type="float" office:value="11910" calcext:value-type="float">
            <text:p>11910</text:p>
          </table:table-cell>
          <table:table-cell table:formula="of:=[.H159]-[.E159]" office:value-type="float" office:value="460" calcext:value-type="float">
            <text:p>4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08" calcext:value-type="date">
            <text:p>8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60] = &quot;niedziela&quot;;[.$N$7]*[.J160];0)" office:value-type="float" office:value="0" calcext:value-type="float">
            <text:p>0</text:p>
          </table:table-cell>
          <table:table-cell table:formula="of:=[.E159]+[.D160]" office:value-type="float" office:value="11450" calcext:value-type="float">
            <text:p>11450</text:p>
          </table:table-cell>
          <table:table-cell table:formula="of:=IF(AND(NOT([.B160]=&quot;niedziela&quot;);NOT([.B160]=&quot;sobota&quot;));ROUNDDOWN(VLOOKUP([.C160];[.$M$1:.$N$4];2;0) * [.J160];0);0)" office:value-type="float" office:value="5" calcext:value-type="float">
            <text:p>5</text:p>
          </table:table-cell>
          <table:table-cell table:formula="of:=[.F160]*[.$N$8]" office:value-type="float" office:value="150" calcext:value-type="float">
            <text:p>150</text:p>
          </table:table-cell>
          <table:table-cell table:formula="of:=[.G160]+[.H159]" office:value-type="float" office:value="12060" calcext:value-type="float">
            <text:p>12060</text:p>
          </table:table-cell>
          <table:table-cell table:formula="of:=[.H160]-[.E160]" office:value-type="float" office:value="610" calcext:value-type="float">
            <text:p>6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09" calcext:value-type="date">
            <text:p>9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61] = &quot;niedziela&quot;;[.$N$7]*[.J161];0)" office:value-type="float" office:value="0" calcext:value-type="float">
            <text:p>0</text:p>
          </table:table-cell>
          <table:table-cell table:formula="of:=[.E160]+[.D161]" office:value-type="float" office:value="11450" calcext:value-type="float">
            <text:p>11450</text:p>
          </table:table-cell>
          <table:table-cell table:formula="of:=IF(AND(NOT([.B161]=&quot;niedziela&quot;);NOT([.B161]=&quot;sobota&quot;));ROUNDDOWN(VLOOKUP([.C161];[.$M$1:.$N$4];2;0) * [.J161];0);0)" office:value-type="float" office:value="5" calcext:value-type="float">
            <text:p>5</text:p>
          </table:table-cell>
          <table:table-cell table:formula="of:=[.F161]*[.$N$8]" office:value-type="float" office:value="150" calcext:value-type="float">
            <text:p>150</text:p>
          </table:table-cell>
          <table:table-cell table:formula="of:=[.G161]+[.H160]" office:value-type="float" office:value="12210" calcext:value-type="float">
            <text:p>12210</text:p>
          </table:table-cell>
          <table:table-cell table:formula="of:=[.H161]-[.E161]" office:value-type="float" office:value="760" calcext:value-type="float">
            <text:p>7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10" calcext:value-type="date">
            <text:p>10.06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62] = &quot;niedziela&quot;;[.$N$7]*[.J162];0)" office:value-type="float" office:value="0" calcext:value-type="float">
            <text:p>0</text:p>
          </table:table-cell>
          <table:table-cell table:formula="of:=[.E161]+[.D162]" office:value-type="float" office:value="11450" calcext:value-type="float">
            <text:p>11450</text:p>
          </table:table-cell>
          <table:table-cell table:formula="of:=IF(AND(NOT([.B162]=&quot;niedziela&quot;);NOT([.B162]=&quot;sobota&quot;));ROUNDDOWN(VLOOKUP([.C162];[.$M$1:.$N$4];2;0) * [.J162];0);0)" office:value-type="float" office:value="0" calcext:value-type="float">
            <text:p>0</text:p>
          </table:table-cell>
          <table:table-cell table:formula="of:=[.F162]*[.$N$8]" office:value-type="float" office:value="0" calcext:value-type="float">
            <text:p>0</text:p>
          </table:table-cell>
          <table:table-cell table:formula="of:=[.G162]+[.H161]" office:value-type="float" office:value="12210" calcext:value-type="float">
            <text:p>12210</text:p>
          </table:table-cell>
          <table:table-cell table:formula="of:=[.H162]-[.E162]" office:value-type="float" office:value="760" calcext:value-type="float">
            <text:p>7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11" calcext:value-type="date">
            <text:p>11.06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63] = &quot;niedziela&quot;;[.$N$7]*[.J163];0)" office:value-type="float" office:value="150" calcext:value-type="float">
            <text:p>150</text:p>
          </table:table-cell>
          <table:table-cell table:formula="of:=[.E162]+[.D163]" office:value-type="float" office:value="11600" calcext:value-type="float">
            <text:p>11600</text:p>
          </table:table-cell>
          <table:table-cell table:formula="of:=IF(AND(NOT([.B163]=&quot;niedziela&quot;);NOT([.B163]=&quot;sobota&quot;));ROUNDDOWN(VLOOKUP([.C163];[.$M$1:.$N$4];2;0) * [.J163];0);0)" office:value-type="float" office:value="0" calcext:value-type="float">
            <text:p>0</text:p>
          </table:table-cell>
          <table:table-cell table:formula="of:=[.F163]*[.$N$8]" office:value-type="float" office:value="0" calcext:value-type="float">
            <text:p>0</text:p>
          </table:table-cell>
          <table:table-cell table:formula="of:=[.G163]+[.H162]" office:value-type="float" office:value="12210" calcext:value-type="float">
            <text:p>12210</text:p>
          </table:table-cell>
          <table:table-cell table:formula="of:=[.H163]-[.E163]" office:value-type="float" office:value="610" calcext:value-type="float">
            <text:p>6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12" calcext:value-type="date">
            <text:p>12.06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64] = &quot;niedziela&quot;;[.$N$7]*[.J164];0)" office:value-type="float" office:value="0" calcext:value-type="float">
            <text:p>0</text:p>
          </table:table-cell>
          <table:table-cell table:formula="of:=[.E163]+[.D164]" office:value-type="float" office:value="11600" calcext:value-type="float">
            <text:p>11600</text:p>
          </table:table-cell>
          <table:table-cell table:formula="of:=IF(AND(NOT([.B164]=&quot;niedziela&quot;);NOT([.B164]=&quot;sobota&quot;));ROUNDDOWN(VLOOKUP([.C164];[.$M$1:.$N$4];2;0) * [.J164];0);0)" office:value-type="float" office:value="5" calcext:value-type="float">
            <text:p>5</text:p>
          </table:table-cell>
          <table:table-cell table:formula="of:=[.F164]*[.$N$8]" office:value-type="float" office:value="150" calcext:value-type="float">
            <text:p>150</text:p>
          </table:table-cell>
          <table:table-cell table:formula="of:=[.G164]+[.H163]" office:value-type="float" office:value="12360" calcext:value-type="float">
            <text:p>12360</text:p>
          </table:table-cell>
          <table:table-cell table:formula="of:=[.H164]-[.E164]" office:value-type="float" office:value="760" calcext:value-type="float">
            <text:p>7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13" calcext:value-type="date">
            <text:p>13.06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65] = &quot;niedziela&quot;;[.$N$7]*[.J165];0)" office:value-type="float" office:value="0" calcext:value-type="float">
            <text:p>0</text:p>
          </table:table-cell>
          <table:table-cell table:formula="of:=[.E164]+[.D165]" office:value-type="float" office:value="11600" calcext:value-type="float">
            <text:p>11600</text:p>
          </table:table-cell>
          <table:table-cell table:formula="of:=IF(AND(NOT([.B165]=&quot;niedziela&quot;);NOT([.B165]=&quot;sobota&quot;));ROUNDDOWN(VLOOKUP([.C165];[.$M$1:.$N$4];2;0) * [.J165];0);0)" office:value-type="float" office:value="5" calcext:value-type="float">
            <text:p>5</text:p>
          </table:table-cell>
          <table:table-cell table:formula="of:=[.F165]*[.$N$8]" office:value-type="float" office:value="150" calcext:value-type="float">
            <text:p>150</text:p>
          </table:table-cell>
          <table:table-cell table:formula="of:=[.G165]+[.H164]" office:value-type="float" office:value="12510" calcext:value-type="float">
            <text:p>12510</text:p>
          </table:table-cell>
          <table:table-cell table:formula="of:=[.H165]-[.E165]" office:value-type="float" office:value="910" calcext:value-type="float">
            <text:p>9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14" calcext:value-type="date">
            <text:p>14.06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166] = &quot;niedziela&quot;;[.$N$7]*[.J166];0)" office:value-type="float" office:value="0" calcext:value-type="float">
            <text:p>0</text:p>
          </table:table-cell>
          <table:table-cell table:formula="of:=[.E165]+[.D166]" office:value-type="float" office:value="11600" calcext:value-type="float">
            <text:p>11600</text:p>
          </table:table-cell>
          <table:table-cell table:formula="of:=IF(AND(NOT([.B166]=&quot;niedziela&quot;);NOT([.B166]=&quot;sobota&quot;));ROUNDDOWN(VLOOKUP([.C166];[.$M$1:.$N$4];2;0) * [.J166];0);0)" office:value-type="float" office:value="5" calcext:value-type="float">
            <text:p>5</text:p>
          </table:table-cell>
          <table:table-cell table:formula="of:=[.F166]*[.$N$8]" office:value-type="float" office:value="150" calcext:value-type="float">
            <text:p>150</text:p>
          </table:table-cell>
          <table:table-cell table:formula="of:=[.G166]+[.H165]" office:value-type="float" office:value="12660" calcext:value-type="float">
            <text:p>12660</text:p>
          </table:table-cell>
          <table:table-cell table:formula="of:=[.H166]-[.E166]" office:value-type="float" office:value="1060" calcext:value-type="float">
            <text:p>10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15" calcext:value-type="date">
            <text:p>15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167] = &quot;niedziela&quot;;[.$N$7]*[.J167];0)" office:value-type="float" office:value="0" calcext:value-type="float">
            <text:p>0</text:p>
          </table:table-cell>
          <table:table-cell table:formula="of:=[.E166]+[.D167]" office:value-type="float" office:value="11600" calcext:value-type="float">
            <text:p>11600</text:p>
          </table:table-cell>
          <table:table-cell table:formula="of:=IF(AND(NOT([.B167]=&quot;niedziela&quot;);NOT([.B167]=&quot;sobota&quot;));ROUNDDOWN(VLOOKUP([.C167];[.$M$1:.$N$4];2;0) * [.J167];0);0)" office:value-type="float" office:value="5" calcext:value-type="float">
            <text:p>5</text:p>
          </table:table-cell>
          <table:table-cell table:formula="of:=[.F167]*[.$N$8]" office:value-type="float" office:value="150" calcext:value-type="float">
            <text:p>150</text:p>
          </table:table-cell>
          <table:table-cell table:formula="of:=[.G167]+[.H166]" office:value-type="float" office:value="12810" calcext:value-type="float">
            <text:p>12810</text:p>
          </table:table-cell>
          <table:table-cell table:formula="of:=[.H167]-[.E167]" office:value-type="float" office:value="1210" calcext:value-type="float">
            <text:p>12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16" calcext:value-type="date">
            <text:p>16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168] = &quot;niedziela&quot;;[.$N$7]*[.J168];0)" office:value-type="float" office:value="0" calcext:value-type="float">
            <text:p>0</text:p>
          </table:table-cell>
          <table:table-cell table:formula="of:=[.E167]+[.D168]" office:value-type="float" office:value="11600" calcext:value-type="float">
            <text:p>11600</text:p>
          </table:table-cell>
          <table:table-cell table:formula="of:=IF(AND(NOT([.B168]=&quot;niedziela&quot;);NOT([.B168]=&quot;sobota&quot;));ROUNDDOWN(VLOOKUP([.C168];[.$M$1:.$N$4];2;0) * [.J168];0);0)" office:value-type="float" office:value="5" calcext:value-type="float">
            <text:p>5</text:p>
          </table:table-cell>
          <table:table-cell table:formula="of:=[.F168]*[.$N$8]" office:value-type="float" office:value="150" calcext:value-type="float">
            <text:p>150</text:p>
          </table:table-cell>
          <table:table-cell table:formula="of:=[.G168]+[.H167]" office:value-type="float" office:value="12960" calcext:value-type="float">
            <text:p>12960</text:p>
          </table:table-cell>
          <table:table-cell table:formula="of:=[.H168]-[.E168]" office:value-type="float" office:value="1360" calcext:value-type="float">
            <text:p>13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17" calcext:value-type="date">
            <text:p>17.06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169] = &quot;niedziela&quot;;[.$N$7]*[.J169];0)" office:value-type="float" office:value="0" calcext:value-type="float">
            <text:p>0</text:p>
          </table:table-cell>
          <table:table-cell table:formula="of:=[.E168]+[.D169]" office:value-type="float" office:value="11600" calcext:value-type="float">
            <text:p>11600</text:p>
          </table:table-cell>
          <table:table-cell table:formula="of:=IF(AND(NOT([.B169]=&quot;niedziela&quot;);NOT([.B169]=&quot;sobota&quot;));ROUNDDOWN(VLOOKUP([.C169];[.$M$1:.$N$4];2;0) * [.J169];0);0)" office:value-type="float" office:value="0" calcext:value-type="float">
            <text:p>0</text:p>
          </table:table-cell>
          <table:table-cell table:formula="of:=[.F169]*[.$N$8]" office:value-type="float" office:value="0" calcext:value-type="float">
            <text:p>0</text:p>
          </table:table-cell>
          <table:table-cell table:formula="of:=[.G169]+[.H168]" office:value-type="float" office:value="12960" calcext:value-type="float">
            <text:p>12960</text:p>
          </table:table-cell>
          <table:table-cell table:formula="of:=[.H169]-[.E169]" office:value-type="float" office:value="1360" calcext:value-type="float">
            <text:p>13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18" calcext:value-type="date">
            <text:p>18.06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170] = &quot;niedziela&quot;;[.$N$7]*[.J170];0)" office:value-type="float" office:value="150" calcext:value-type="float">
            <text:p>150</text:p>
          </table:table-cell>
          <table:table-cell table:formula="of:=[.E169]+[.D170]" office:value-type="float" office:value="11750" calcext:value-type="float">
            <text:p>11750</text:p>
          </table:table-cell>
          <table:table-cell table:formula="of:=IF(AND(NOT([.B170]=&quot;niedziela&quot;);NOT([.B170]=&quot;sobota&quot;));ROUNDDOWN(VLOOKUP([.C170];[.$M$1:.$N$4];2;0) * [.J170];0);0)" office:value-type="float" office:value="0" calcext:value-type="float">
            <text:p>0</text:p>
          </table:table-cell>
          <table:table-cell table:formula="of:=[.F170]*[.$N$8]" office:value-type="float" office:value="0" calcext:value-type="float">
            <text:p>0</text:p>
          </table:table-cell>
          <table:table-cell table:formula="of:=[.G170]+[.H169]" office:value-type="float" office:value="12960" calcext:value-type="float">
            <text:p>12960</text:p>
          </table:table-cell>
          <table:table-cell table:formula="of:=[.H170]-[.E170]" office:value-type="float" office:value="1210" calcext:value-type="float">
            <text:p>12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19" calcext:value-type="date">
            <text:p>19.06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171] = &quot;niedziela&quot;;[.$N$7]*[.J171];0)" office:value-type="float" office:value="0" calcext:value-type="float">
            <text:p>0</text:p>
          </table:table-cell>
          <table:table-cell table:formula="of:=[.E170]+[.D171]" office:value-type="float" office:value="11750" calcext:value-type="float">
            <text:p>11750</text:p>
          </table:table-cell>
          <table:table-cell table:formula="of:=IF(AND(NOT([.B171]=&quot;niedziela&quot;);NOT([.B171]=&quot;sobota&quot;));ROUNDDOWN(VLOOKUP([.C171];[.$M$1:.$N$4];2;0) * [.J171];0);0)" office:value-type="float" office:value="5" calcext:value-type="float">
            <text:p>5</text:p>
          </table:table-cell>
          <table:table-cell table:formula="of:=[.F171]*[.$N$8]" office:value-type="float" office:value="150" calcext:value-type="float">
            <text:p>150</text:p>
          </table:table-cell>
          <table:table-cell table:formula="of:=[.G171]+[.H170]" office:value-type="float" office:value="13110" calcext:value-type="float">
            <text:p>13110</text:p>
          </table:table-cell>
          <table:table-cell table:formula="of:=[.H171]-[.E171]" office:value-type="float" office:value="1360" calcext:value-type="float">
            <text:p>13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20" calcext:value-type="date">
            <text:p>20.06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172] = &quot;niedziela&quot;;[.$N$7]*[.J172];0)" office:value-type="float" office:value="0" calcext:value-type="float">
            <text:p>0</text:p>
          </table:table-cell>
          <table:table-cell table:formula="of:=[.E171]+[.D172]" office:value-type="float" office:value="11750" calcext:value-type="float">
            <text:p>11750</text:p>
          </table:table-cell>
          <table:table-cell table:formula="of:=IF(AND(NOT([.B172]=&quot;niedziela&quot;);NOT([.B172]=&quot;sobota&quot;));ROUNDDOWN(VLOOKUP([.C172];[.$M$1:.$N$4];2;0) * [.J172];0);0)" office:value-type="float" office:value="5" calcext:value-type="float">
            <text:p>5</text:p>
          </table:table-cell>
          <table:table-cell table:formula="of:=[.F172]*[.$N$8]" office:value-type="float" office:value="150" calcext:value-type="float">
            <text:p>150</text:p>
          </table:table-cell>
          <table:table-cell table:formula="of:=[.G172]+[.H171]" office:value-type="float" office:value="13260" calcext:value-type="float">
            <text:p>13260</text:p>
          </table:table-cell>
          <table:table-cell table:formula="of:=[.H172]-[.E172]" office:value-type="float" office:value="1510" calcext:value-type="float">
            <text:p>15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21" calcext:value-type="date">
            <text:p>21.06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173] = &quot;niedziela&quot;;[.$N$7]*[.J173];0)" office:value-type="float" office:value="0" calcext:value-type="float">
            <text:p>0</text:p>
          </table:table-cell>
          <table:table-cell table:formula="of:=[.E172]+[.D173]" office:value-type="float" office:value="11750" calcext:value-type="float">
            <text:p>11750</text:p>
          </table:table-cell>
          <table:table-cell table:formula="of:=IF(AND(NOT([.B173]=&quot;niedziela&quot;);NOT([.B173]=&quot;sobota&quot;));ROUNDDOWN(VLOOKUP([.C173];[.$M$1:.$N$4];2;0) * [.J173];0);0)" office:value-type="float" office:value="9" calcext:value-type="float">
            <text:p>9</text:p>
          </table:table-cell>
          <table:table-cell table:formula="of:=[.F173]*[.$N$8]" office:value-type="float" office:value="270" calcext:value-type="float">
            <text:p>270</text:p>
          </table:table-cell>
          <table:table-cell table:formula="of:=[.G173]+[.H172]" office:value-type="float" office:value="13530" calcext:value-type="float">
            <text:p>13530</text:p>
          </table:table-cell>
          <table:table-cell table:formula="of:=[.H173]-[.E173]" office:value-type="float" office:value="1780" calcext:value-type="float">
            <text:p>1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22" calcext:value-type="date">
            <text:p>22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174] = &quot;niedziela&quot;;[.$N$7]*[.J174];0)" office:value-type="float" office:value="0" calcext:value-type="float">
            <text:p>0</text:p>
          </table:table-cell>
          <table:table-cell table:formula="of:=[.E173]+[.D174]" office:value-type="float" office:value="11750" calcext:value-type="float">
            <text:p>11750</text:p>
          </table:table-cell>
          <table:table-cell table:formula="of:=IF(AND(NOT([.B174]=&quot;niedziela&quot;);NOT([.B174]=&quot;sobota&quot;));ROUNDDOWN(VLOOKUP([.C174];[.$M$1:.$N$4];2;0) * [.J174];0);0)" office:value-type="float" office:value="9" calcext:value-type="float">
            <text:p>9</text:p>
          </table:table-cell>
          <table:table-cell table:formula="of:=[.F174]*[.$N$8]" office:value-type="float" office:value="270" calcext:value-type="float">
            <text:p>270</text:p>
          </table:table-cell>
          <table:table-cell table:formula="of:=[.G174]+[.H173]" office:value-type="float" office:value="13800" calcext:value-type="float">
            <text:p>13800</text:p>
          </table:table-cell>
          <table:table-cell table:formula="of:=[.H174]-[.E174]" office:value-type="float" office:value="2050" calcext:value-type="float">
            <text:p>20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23" calcext:value-type="date">
            <text:p>23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175] = &quot;niedziela&quot;;[.$N$7]*[.J175];0)" office:value-type="float" office:value="0" calcext:value-type="float">
            <text:p>0</text:p>
          </table:table-cell>
          <table:table-cell table:formula="of:=[.E174]+[.D175]" office:value-type="float" office:value="11750" calcext:value-type="float">
            <text:p>11750</text:p>
          </table:table-cell>
          <table:table-cell table:formula="of:=IF(AND(NOT([.B175]=&quot;niedziela&quot;);NOT([.B175]=&quot;sobota&quot;));ROUNDDOWN(VLOOKUP([.C175];[.$M$1:.$N$4];2;0) * [.J175];0);0)" office:value-type="float" office:value="9" calcext:value-type="float">
            <text:p>9</text:p>
          </table:table-cell>
          <table:table-cell table:formula="of:=[.F175]*[.$N$8]" office:value-type="float" office:value="270" calcext:value-type="float">
            <text:p>270</text:p>
          </table:table-cell>
          <table:table-cell table:formula="of:=[.G175]+[.H174]" office:value-type="float" office:value="14070" calcext:value-type="float">
            <text:p>14070</text:p>
          </table:table-cell>
          <table:table-cell table:formula="of:=[.H175]-[.E175]" office:value-type="float" office:value="2320" calcext:value-type="float">
            <text:p>23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24" calcext:value-type="date">
            <text:p>24.06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176] = &quot;niedziela&quot;;[.$N$7]*[.J176];0)" office:value-type="float" office:value="0" calcext:value-type="float">
            <text:p>0</text:p>
          </table:table-cell>
          <table:table-cell table:formula="of:=[.E175]+[.D176]" office:value-type="float" office:value="11750" calcext:value-type="float">
            <text:p>11750</text:p>
          </table:table-cell>
          <table:table-cell table:formula="of:=IF(AND(NOT([.B176]=&quot;niedziela&quot;);NOT([.B176]=&quot;sobota&quot;));ROUNDDOWN(VLOOKUP([.C176];[.$M$1:.$N$4];2;0) * [.J176];0);0)" office:value-type="float" office:value="0" calcext:value-type="float">
            <text:p>0</text:p>
          </table:table-cell>
          <table:table-cell table:formula="of:=[.F176]*[.$N$8]" office:value-type="float" office:value="0" calcext:value-type="float">
            <text:p>0</text:p>
          </table:table-cell>
          <table:table-cell table:formula="of:=[.G176]+[.H175]" office:value-type="float" office:value="14070" calcext:value-type="float">
            <text:p>14070</text:p>
          </table:table-cell>
          <table:table-cell table:formula="of:=[.H176]-[.E176]" office:value-type="float" office:value="2320" calcext:value-type="float">
            <text:p>23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25" calcext:value-type="date">
            <text:p>25.06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177] = &quot;niedziela&quot;;[.$N$7]*[.J177];0)" office:value-type="float" office:value="150" calcext:value-type="float">
            <text:p>150</text:p>
          </table:table-cell>
          <table:table-cell table:formula="of:=[.E176]+[.D177]" office:value-type="float" office:value="11900" calcext:value-type="float">
            <text:p>11900</text:p>
          </table:table-cell>
          <table:table-cell table:formula="of:=IF(AND(NOT([.B177]=&quot;niedziela&quot;);NOT([.B177]=&quot;sobota&quot;));ROUNDDOWN(VLOOKUP([.C177];[.$M$1:.$N$4];2;0) * [.J177];0);0)" office:value-type="float" office:value="0" calcext:value-type="float">
            <text:p>0</text:p>
          </table:table-cell>
          <table:table-cell table:formula="of:=[.F177]*[.$N$8]" office:value-type="float" office:value="0" calcext:value-type="float">
            <text:p>0</text:p>
          </table:table-cell>
          <table:table-cell table:formula="of:=[.G177]+[.H176]" office:value-type="float" office:value="14070" calcext:value-type="float">
            <text:p>14070</text:p>
          </table:table-cell>
          <table:table-cell table:formula="of:=[.H177]-[.E177]" office:value-type="float" office:value="2170" calcext:value-type="float">
            <text:p>21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26" calcext:value-type="date">
            <text:p>26.06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178] = &quot;niedziela&quot;;[.$N$7]*[.J178];0)" office:value-type="float" office:value="0" calcext:value-type="float">
            <text:p>0</text:p>
          </table:table-cell>
          <table:table-cell table:formula="of:=[.E177]+[.D178]" office:value-type="float" office:value="11900" calcext:value-type="float">
            <text:p>11900</text:p>
          </table:table-cell>
          <table:table-cell table:formula="of:=IF(AND(NOT([.B178]=&quot;niedziela&quot;);NOT([.B178]=&quot;sobota&quot;));ROUNDDOWN(VLOOKUP([.C178];[.$M$1:.$N$4];2;0) * [.J178];0);0)" office:value-type="float" office:value="9" calcext:value-type="float">
            <text:p>9</text:p>
          </table:table-cell>
          <table:table-cell table:formula="of:=[.F178]*[.$N$8]" office:value-type="float" office:value="270" calcext:value-type="float">
            <text:p>270</text:p>
          </table:table-cell>
          <table:table-cell table:formula="of:=[.G178]+[.H177]" office:value-type="float" office:value="14340" calcext:value-type="float">
            <text:p>14340</text:p>
          </table:table-cell>
          <table:table-cell table:formula="of:=[.H178]-[.E178]" office:value-type="float" office:value="2440" calcext:value-type="float">
            <text:p>24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27" calcext:value-type="date">
            <text:p>27.06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179] = &quot;niedziela&quot;;[.$N$7]*[.J179];0)" office:value-type="float" office:value="0" calcext:value-type="float">
            <text:p>0</text:p>
          </table:table-cell>
          <table:table-cell table:formula="of:=[.E178]+[.D179]" office:value-type="float" office:value="11900" calcext:value-type="float">
            <text:p>11900</text:p>
          </table:table-cell>
          <table:table-cell table:formula="of:=IF(AND(NOT([.B179]=&quot;niedziela&quot;);NOT([.B179]=&quot;sobota&quot;));ROUNDDOWN(VLOOKUP([.C179];[.$M$1:.$N$4];2;0) * [.J179];0);0)" office:value-type="float" office:value="9" calcext:value-type="float">
            <text:p>9</text:p>
          </table:table-cell>
          <table:table-cell table:formula="of:=[.F179]*[.$N$8]" office:value-type="float" office:value="270" calcext:value-type="float">
            <text:p>270</text:p>
          </table:table-cell>
          <table:table-cell table:formula="of:=[.G179]+[.H178]" office:value-type="float" office:value="14610" calcext:value-type="float">
            <text:p>14610</text:p>
          </table:table-cell>
          <table:table-cell table:formula="of:=[.H179]-[.E179]" office:value-type="float" office:value="2710" calcext:value-type="float">
            <text:p>27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28" calcext:value-type="date">
            <text:p>28.06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180] = &quot;niedziela&quot;;[.$N$7]*[.J180];0)" office:value-type="float" office:value="0" calcext:value-type="float">
            <text:p>0</text:p>
          </table:table-cell>
          <table:table-cell table:formula="of:=[.E179]+[.D180]" office:value-type="float" office:value="11900" calcext:value-type="float">
            <text:p>11900</text:p>
          </table:table-cell>
          <table:table-cell table:formula="of:=IF(AND(NOT([.B180]=&quot;niedziela&quot;);NOT([.B180]=&quot;sobota&quot;));ROUNDDOWN(VLOOKUP([.C180];[.$M$1:.$N$4];2;0) * [.J180];0);0)" office:value-type="float" office:value="9" calcext:value-type="float">
            <text:p>9</text:p>
          </table:table-cell>
          <table:table-cell table:formula="of:=[.F180]*[.$N$8]" office:value-type="float" office:value="270" calcext:value-type="float">
            <text:p>270</text:p>
          </table:table-cell>
          <table:table-cell table:formula="of:=[.G180]+[.H179]" office:value-type="float" office:value="14880" calcext:value-type="float">
            <text:p>14880</text:p>
          </table:table-cell>
          <table:table-cell table:formula="of:=[.H180]-[.E180]" office:value-type="float" office:value="2980" calcext:value-type="float">
            <text:p>2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29" calcext:value-type="date">
            <text:p>29.06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181] = &quot;niedziela&quot;;[.$N$7]*[.J181];0)" office:value-type="float" office:value="0" calcext:value-type="float">
            <text:p>0</text:p>
          </table:table-cell>
          <table:table-cell table:formula="of:=[.E180]+[.D181]" office:value-type="float" office:value="11900" calcext:value-type="float">
            <text:p>11900</text:p>
          </table:table-cell>
          <table:table-cell table:formula="of:=IF(AND(NOT([.B181]=&quot;niedziela&quot;);NOT([.B181]=&quot;sobota&quot;));ROUNDDOWN(VLOOKUP([.C181];[.$M$1:.$N$4];2;0) * [.J181];0);0)" office:value-type="float" office:value="9" calcext:value-type="float">
            <text:p>9</text:p>
          </table:table-cell>
          <table:table-cell table:formula="of:=[.F181]*[.$N$8]" office:value-type="float" office:value="270" calcext:value-type="float">
            <text:p>270</text:p>
          </table:table-cell>
          <table:table-cell table:formula="of:=[.G181]+[.H180]" office:value-type="float" office:value="15150" calcext:value-type="float">
            <text:p>15150</text:p>
          </table:table-cell>
          <table:table-cell table:formula="of:=[.H181]-[.E181]" office:value-type="float" office:value="3250" calcext:value-type="float">
            <text:p>32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6-30" calcext:value-type="date">
            <text:p>30.06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182] = &quot;niedziela&quot;;[.$N$7]*[.J182];0)" office:value-type="float" office:value="0" calcext:value-type="float">
            <text:p>0</text:p>
          </table:table-cell>
          <table:table-cell table:formula="of:=[.E181]+[.D182]" office:value-type="float" office:value="11900" calcext:value-type="float">
            <text:p>11900</text:p>
          </table:table-cell>
          <table:table-cell table:formula="of:=IF(AND(NOT([.B182]=&quot;niedziela&quot;);NOT([.B182]=&quot;sobota&quot;));ROUNDDOWN(VLOOKUP([.C182];[.$M$1:.$N$4];2;0) * [.J182];0);0)" office:value-type="float" office:value="9" calcext:value-type="float">
            <text:p>9</text:p>
          </table:table-cell>
          <table:table-cell table:formula="of:=[.F182]*[.$N$8]" office:value-type="float" office:value="270" calcext:value-type="float">
            <text:p>270</text:p>
          </table:table-cell>
          <table:table-cell table:formula="of:=[.G182]+[.H181]" office:value-type="float" office:value="15420" calcext:value-type="float">
            <text:p>15420</text:p>
          </table:table-cell>
          <table:table-cell table:formula="of:=[.H182]-[.E182]" office:value-type="float" office:value="3520" calcext:value-type="float">
            <text:p>35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01" calcext:value-type="date">
            <text:p>1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183] = &quot;niedziela&quot;;[.$N$7]*[.J183];0)" office:value-type="float" office:value="0" calcext:value-type="float">
            <text:p>0</text:p>
          </table:table-cell>
          <table:table-cell table:formula="of:=[.E182]+[.D183]" office:value-type="float" office:value="11900" calcext:value-type="float">
            <text:p>11900</text:p>
          </table:table-cell>
          <table:table-cell table:formula="of:=IF(AND(NOT([.B183]=&quot;niedziela&quot;);NOT([.B183]=&quot;sobota&quot;));ROUNDDOWN(VLOOKUP([.C183];[.$M$1:.$N$4];2;0) * [.J183];0);0)" office:value-type="float" office:value="0" calcext:value-type="float">
            <text:p>0</text:p>
          </table:table-cell>
          <table:table-cell table:formula="of:=[.F183]*[.$N$8]" office:value-type="float" office:value="0" calcext:value-type="float">
            <text:p>0</text:p>
          </table:table-cell>
          <table:table-cell table:formula="of:=[.G183]+[.H182]" office:value-type="float" office:value="15420" calcext:value-type="float">
            <text:p>15420</text:p>
          </table:table-cell>
          <table:table-cell table:formula="of:=[.H183]-[.E183]" office:value-type="float" office:value="3520" calcext:value-type="float">
            <text:p>35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02" calcext:value-type="date">
            <text:p>2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184] = &quot;niedziela&quot;;[.$N$7]*[.J184];0)" office:value-type="float" office:value="150" calcext:value-type="float">
            <text:p>150</text:p>
          </table:table-cell>
          <table:table-cell table:formula="of:=[.E183]+[.D184]" office:value-type="float" office:value="12050" calcext:value-type="float">
            <text:p>12050</text:p>
          </table:table-cell>
          <table:table-cell table:formula="of:=IF(AND(NOT([.B184]=&quot;niedziela&quot;);NOT([.B184]=&quot;sobota&quot;));ROUNDDOWN(VLOOKUP([.C184];[.$M$1:.$N$4];2;0) * [.J184];0);0)" office:value-type="float" office:value="0" calcext:value-type="float">
            <text:p>0</text:p>
          </table:table-cell>
          <table:table-cell table:formula="of:=[.F184]*[.$N$8]" office:value-type="float" office:value="0" calcext:value-type="float">
            <text:p>0</text:p>
          </table:table-cell>
          <table:table-cell table:formula="of:=[.G184]+[.H183]" office:value-type="float" office:value="15420" calcext:value-type="float">
            <text:p>15420</text:p>
          </table:table-cell>
          <table:table-cell table:formula="of:=[.H184]-[.E184]" office:value-type="float" office:value="3370" calcext:value-type="float">
            <text:p>33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03" calcext:value-type="date">
            <text:p>3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185] = &quot;niedziela&quot;;[.$N$7]*[.J185];0)" office:value-type="float" office:value="0" calcext:value-type="float">
            <text:p>0</text:p>
          </table:table-cell>
          <table:table-cell table:formula="of:=[.E184]+[.D185]" office:value-type="float" office:value="12050" calcext:value-type="float">
            <text:p>12050</text:p>
          </table:table-cell>
          <table:table-cell table:formula="of:=IF(AND(NOT([.B185]=&quot;niedziela&quot;);NOT([.B185]=&quot;sobota&quot;));ROUNDDOWN(VLOOKUP([.C185];[.$M$1:.$N$4];2;0) * [.J185];0);0)" office:value-type="float" office:value="9" calcext:value-type="float">
            <text:p>9</text:p>
          </table:table-cell>
          <table:table-cell table:formula="of:=[.F185]*[.$N$8]" office:value-type="float" office:value="270" calcext:value-type="float">
            <text:p>270</text:p>
          </table:table-cell>
          <table:table-cell table:formula="of:=[.G185]+[.H184]" office:value-type="float" office:value="15690" calcext:value-type="float">
            <text:p>15690</text:p>
          </table:table-cell>
          <table:table-cell table:formula="of:=[.H185]-[.E185]" office:value-type="float" office:value="3640" calcext:value-type="float">
            <text:p>36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04" calcext:value-type="date">
            <text:p>4.07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186] = &quot;niedziela&quot;;[.$N$7]*[.J186];0)" office:value-type="float" office:value="0" calcext:value-type="float">
            <text:p>0</text:p>
          </table:table-cell>
          <table:table-cell table:formula="of:=[.E185]+[.D186]" office:value-type="float" office:value="12050" calcext:value-type="float">
            <text:p>12050</text:p>
          </table:table-cell>
          <table:table-cell table:formula="of:=IF(AND(NOT([.B186]=&quot;niedziela&quot;);NOT([.B186]=&quot;sobota&quot;));ROUNDDOWN(VLOOKUP([.C186];[.$M$1:.$N$4];2;0) * [.J186];0);0)" office:value-type="float" office:value="9" calcext:value-type="float">
            <text:p>9</text:p>
          </table:table-cell>
          <table:table-cell table:formula="of:=[.F186]*[.$N$8]" office:value-type="float" office:value="270" calcext:value-type="float">
            <text:p>270</text:p>
          </table:table-cell>
          <table:table-cell table:formula="of:=[.G186]+[.H185]" office:value-type="float" office:value="15960" calcext:value-type="float">
            <text:p>15960</text:p>
          </table:table-cell>
          <table:table-cell table:formula="of:=[.H186]-[.E186]" office:value-type="float" office:value="3910" calcext:value-type="float">
            <text:p>39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05" calcext:value-type="date">
            <text:p>5.07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187] = &quot;niedziela&quot;;[.$N$7]*[.J187];0)" office:value-type="float" office:value="0" calcext:value-type="float">
            <text:p>0</text:p>
          </table:table-cell>
          <table:table-cell table:formula="of:=[.E186]+[.D187]" office:value-type="float" office:value="12050" calcext:value-type="float">
            <text:p>12050</text:p>
          </table:table-cell>
          <table:table-cell table:formula="of:=IF(AND(NOT([.B187]=&quot;niedziela&quot;);NOT([.B187]=&quot;sobota&quot;));ROUNDDOWN(VLOOKUP([.C187];[.$M$1:.$N$4];2;0) * [.J187];0);0)" office:value-type="float" office:value="9" calcext:value-type="float">
            <text:p>9</text:p>
          </table:table-cell>
          <table:table-cell table:formula="of:=[.F187]*[.$N$8]" office:value-type="float" office:value="270" calcext:value-type="float">
            <text:p>270</text:p>
          </table:table-cell>
          <table:table-cell table:formula="of:=[.G187]+[.H186]" office:value-type="float" office:value="16230" calcext:value-type="float">
            <text:p>16230</text:p>
          </table:table-cell>
          <table:table-cell table:formula="of:=[.H187]-[.E187]" office:value-type="float" office:value="4180" calcext:value-type="float">
            <text:p>41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06" calcext:value-type="date">
            <text:p>6.07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188] = &quot;niedziela&quot;;[.$N$7]*[.J188];0)" office:value-type="float" office:value="0" calcext:value-type="float">
            <text:p>0</text:p>
          </table:table-cell>
          <table:table-cell table:formula="of:=[.E187]+[.D188]" office:value-type="float" office:value="12050" calcext:value-type="float">
            <text:p>12050</text:p>
          </table:table-cell>
          <table:table-cell table:formula="of:=IF(AND(NOT([.B188]=&quot;niedziela&quot;);NOT([.B188]=&quot;sobota&quot;));ROUNDDOWN(VLOOKUP([.C188];[.$M$1:.$N$4];2;0) * [.J188];0);0)" office:value-type="float" office:value="9" calcext:value-type="float">
            <text:p>9</text:p>
          </table:table-cell>
          <table:table-cell table:formula="of:=[.F188]*[.$N$8]" office:value-type="float" office:value="270" calcext:value-type="float">
            <text:p>270</text:p>
          </table:table-cell>
          <table:table-cell table:formula="of:=[.G188]+[.H187]" office:value-type="float" office:value="16500" calcext:value-type="float">
            <text:p>16500</text:p>
          </table:table-cell>
          <table:table-cell table:formula="of:=[.H188]-[.E188]" office:value-type="float" office:value="4450" calcext:value-type="float">
            <text:p>44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07" calcext:value-type="date">
            <text:p>7.07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189] = &quot;niedziela&quot;;[.$N$7]*[.J189];0)" office:value-type="float" office:value="0" calcext:value-type="float">
            <text:p>0</text:p>
          </table:table-cell>
          <table:table-cell table:formula="of:=[.E188]+[.D189]" office:value-type="float" office:value="12050" calcext:value-type="float">
            <text:p>12050</text:p>
          </table:table-cell>
          <table:table-cell table:formula="of:=IF(AND(NOT([.B189]=&quot;niedziela&quot;);NOT([.B189]=&quot;sobota&quot;));ROUNDDOWN(VLOOKUP([.C189];[.$M$1:.$N$4];2;0) * [.J189];0);0)" office:value-type="float" office:value="9" calcext:value-type="float">
            <text:p>9</text:p>
          </table:table-cell>
          <table:table-cell table:formula="of:=[.F189]*[.$N$8]" office:value-type="float" office:value="270" calcext:value-type="float">
            <text:p>270</text:p>
          </table:table-cell>
          <table:table-cell table:formula="of:=[.G189]+[.H188]" office:value-type="float" office:value="16770" calcext:value-type="float">
            <text:p>16770</text:p>
          </table:table-cell>
          <table:table-cell table:formula="of:=[.H189]-[.E189]" office:value-type="float" office:value="4720" calcext:value-type="float">
            <text:p>47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08" calcext:value-type="date">
            <text:p>8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190] = &quot;niedziela&quot;;[.$N$7]*[.J190];0)" office:value-type="float" office:value="0" calcext:value-type="float">
            <text:p>0</text:p>
          </table:table-cell>
          <table:table-cell table:formula="of:=[.E189]+[.D190]" office:value-type="float" office:value="12050" calcext:value-type="float">
            <text:p>12050</text:p>
          </table:table-cell>
          <table:table-cell table:formula="of:=IF(AND(NOT([.B190]=&quot;niedziela&quot;);NOT([.B190]=&quot;sobota&quot;));ROUNDDOWN(VLOOKUP([.C190];[.$M$1:.$N$4];2;0) * [.J190];0);0)" office:value-type="float" office:value="0" calcext:value-type="float">
            <text:p>0</text:p>
          </table:table-cell>
          <table:table-cell table:formula="of:=[.F190]*[.$N$8]" office:value-type="float" office:value="0" calcext:value-type="float">
            <text:p>0</text:p>
          </table:table-cell>
          <table:table-cell table:formula="of:=[.G190]+[.H189]" office:value-type="float" office:value="16770" calcext:value-type="float">
            <text:p>16770</text:p>
          </table:table-cell>
          <table:table-cell table:formula="of:=[.H190]-[.E190]" office:value-type="float" office:value="4720" calcext:value-type="float">
            <text:p>47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09" calcext:value-type="date">
            <text:p>9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191] = &quot;niedziela&quot;;[.$N$7]*[.J191];0)" office:value-type="float" office:value="150" calcext:value-type="float">
            <text:p>150</text:p>
          </table:table-cell>
          <table:table-cell table:formula="of:=[.E190]+[.D191]" office:value-type="float" office:value="12200" calcext:value-type="float">
            <text:p>12200</text:p>
          </table:table-cell>
          <table:table-cell table:formula="of:=IF(AND(NOT([.B191]=&quot;niedziela&quot;);NOT([.B191]=&quot;sobota&quot;));ROUNDDOWN(VLOOKUP([.C191];[.$M$1:.$N$4];2;0) * [.J191];0);0)" office:value-type="float" office:value="0" calcext:value-type="float">
            <text:p>0</text:p>
          </table:table-cell>
          <table:table-cell table:formula="of:=[.F191]*[.$N$8]" office:value-type="float" office:value="0" calcext:value-type="float">
            <text:p>0</text:p>
          </table:table-cell>
          <table:table-cell table:formula="of:=[.G191]+[.H190]" office:value-type="float" office:value="16770" calcext:value-type="float">
            <text:p>16770</text:p>
          </table:table-cell>
          <table:table-cell table:formula="of:=[.H191]-[.E191]" office:value-type="float" office:value="4570" calcext:value-type="float">
            <text:p>45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10" calcext:value-type="date">
            <text:p>10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192] = &quot;niedziela&quot;;[.$N$7]*[.J192];0)" office:value-type="float" office:value="0" calcext:value-type="float">
            <text:p>0</text:p>
          </table:table-cell>
          <table:table-cell table:formula="of:=[.E191]+[.D192]" office:value-type="float" office:value="12200" calcext:value-type="float">
            <text:p>12200</text:p>
          </table:table-cell>
          <table:table-cell table:formula="of:=IF(AND(NOT([.B192]=&quot;niedziela&quot;);NOT([.B192]=&quot;sobota&quot;));ROUNDDOWN(VLOOKUP([.C192];[.$M$1:.$N$4];2;0) * [.J192];0);0)" office:value-type="float" office:value="9" calcext:value-type="float">
            <text:p>9</text:p>
          </table:table-cell>
          <table:table-cell table:formula="of:=[.F192]*[.$N$8]" office:value-type="float" office:value="270" calcext:value-type="float">
            <text:p>270</text:p>
          </table:table-cell>
          <table:table-cell table:formula="of:=[.G192]+[.H191]" office:value-type="float" office:value="17040" calcext:value-type="float">
            <text:p>17040</text:p>
          </table:table-cell>
          <table:table-cell table:formula="of:=[.H192]-[.E192]" office:value-type="float" office:value="4840" calcext:value-type="float">
            <text:p>48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11" calcext:value-type="date">
            <text:p>11.07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193] = &quot;niedziela&quot;;[.$N$7]*[.J193];0)" office:value-type="float" office:value="0" calcext:value-type="float">
            <text:p>0</text:p>
          </table:table-cell>
          <table:table-cell table:formula="of:=[.E192]+[.D193]" office:value-type="float" office:value="12200" calcext:value-type="float">
            <text:p>12200</text:p>
          </table:table-cell>
          <table:table-cell table:formula="of:=IF(AND(NOT([.B193]=&quot;niedziela&quot;);NOT([.B193]=&quot;sobota&quot;));ROUNDDOWN(VLOOKUP([.C193];[.$M$1:.$N$4];2;0) * [.J193];0);0)" office:value-type="float" office:value="9" calcext:value-type="float">
            <text:p>9</text:p>
          </table:table-cell>
          <table:table-cell table:formula="of:=[.F193]*[.$N$8]" office:value-type="float" office:value="270" calcext:value-type="float">
            <text:p>270</text:p>
          </table:table-cell>
          <table:table-cell table:formula="of:=[.G193]+[.H192]" office:value-type="float" office:value="17310" calcext:value-type="float">
            <text:p>17310</text:p>
          </table:table-cell>
          <table:table-cell table:formula="of:=[.H193]-[.E193]" office:value-type="float" office:value="5110" calcext:value-type="float">
            <text:p>51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12" calcext:value-type="date">
            <text:p>12.07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194] = &quot;niedziela&quot;;[.$N$7]*[.J194];0)" office:value-type="float" office:value="0" calcext:value-type="float">
            <text:p>0</text:p>
          </table:table-cell>
          <table:table-cell table:formula="of:=[.E193]+[.D194]" office:value-type="float" office:value="12200" calcext:value-type="float">
            <text:p>12200</text:p>
          </table:table-cell>
          <table:table-cell table:formula="of:=IF(AND(NOT([.B194]=&quot;niedziela&quot;);NOT([.B194]=&quot;sobota&quot;));ROUNDDOWN(VLOOKUP([.C194];[.$M$1:.$N$4];2;0) * [.J194];0);0)" office:value-type="float" office:value="9" calcext:value-type="float">
            <text:p>9</text:p>
          </table:table-cell>
          <table:table-cell table:formula="of:=[.F194]*[.$N$8]" office:value-type="float" office:value="270" calcext:value-type="float">
            <text:p>270</text:p>
          </table:table-cell>
          <table:table-cell table:formula="of:=[.G194]+[.H193]" office:value-type="float" office:value="17580" calcext:value-type="float">
            <text:p>17580</text:p>
          </table:table-cell>
          <table:table-cell table:formula="of:=[.H194]-[.E194]" office:value-type="float" office:value="5380" calcext:value-type="float">
            <text:p>5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13" calcext:value-type="date">
            <text:p>13.07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195] = &quot;niedziela&quot;;[.$N$7]*[.J195];0)" office:value-type="float" office:value="0" calcext:value-type="float">
            <text:p>0</text:p>
          </table:table-cell>
          <table:table-cell table:formula="of:=[.E194]+[.D195]" office:value-type="float" office:value="12200" calcext:value-type="float">
            <text:p>12200</text:p>
          </table:table-cell>
          <table:table-cell table:formula="of:=IF(AND(NOT([.B195]=&quot;niedziela&quot;);NOT([.B195]=&quot;sobota&quot;));ROUNDDOWN(VLOOKUP([.C195];[.$M$1:.$N$4];2;0) * [.J195];0);0)" office:value-type="float" office:value="9" calcext:value-type="float">
            <text:p>9</text:p>
          </table:table-cell>
          <table:table-cell table:formula="of:=[.F195]*[.$N$8]" office:value-type="float" office:value="270" calcext:value-type="float">
            <text:p>270</text:p>
          </table:table-cell>
          <table:table-cell table:formula="of:=[.G195]+[.H194]" office:value-type="float" office:value="17850" calcext:value-type="float">
            <text:p>17850</text:p>
          </table:table-cell>
          <table:table-cell table:formula="of:=[.H195]-[.E195]" office:value-type="float" office:value="5650" calcext:value-type="float">
            <text:p>56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14" calcext:value-type="date">
            <text:p>14.07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196] = &quot;niedziela&quot;;[.$N$7]*[.J196];0)" office:value-type="float" office:value="0" calcext:value-type="float">
            <text:p>0</text:p>
          </table:table-cell>
          <table:table-cell table:formula="of:=[.E195]+[.D196]" office:value-type="float" office:value="12200" calcext:value-type="float">
            <text:p>12200</text:p>
          </table:table-cell>
          <table:table-cell table:formula="of:=IF(AND(NOT([.B196]=&quot;niedziela&quot;);NOT([.B196]=&quot;sobota&quot;));ROUNDDOWN(VLOOKUP([.C196];[.$M$1:.$N$4];2;0) * [.J196];0);0)" office:value-type="float" office:value="9" calcext:value-type="float">
            <text:p>9</text:p>
          </table:table-cell>
          <table:table-cell table:formula="of:=[.F196]*[.$N$8]" office:value-type="float" office:value="270" calcext:value-type="float">
            <text:p>270</text:p>
          </table:table-cell>
          <table:table-cell table:formula="of:=[.G196]+[.H195]" office:value-type="float" office:value="18120" calcext:value-type="float">
            <text:p>18120</text:p>
          </table:table-cell>
          <table:table-cell table:formula="of:=[.H196]-[.E196]" office:value-type="float" office:value="5920" calcext:value-type="float">
            <text:p>59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15" calcext:value-type="date">
            <text:p>15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197] = &quot;niedziela&quot;;[.$N$7]*[.J197];0)" office:value-type="float" office:value="0" calcext:value-type="float">
            <text:p>0</text:p>
          </table:table-cell>
          <table:table-cell table:formula="of:=[.E196]+[.D197]" office:value-type="float" office:value="12200" calcext:value-type="float">
            <text:p>12200</text:p>
          </table:table-cell>
          <table:table-cell table:formula="of:=IF(AND(NOT([.B197]=&quot;niedziela&quot;);NOT([.B197]=&quot;sobota&quot;));ROUNDDOWN(VLOOKUP([.C197];[.$M$1:.$N$4];2;0) * [.J197];0);0)" office:value-type="float" office:value="0" calcext:value-type="float">
            <text:p>0</text:p>
          </table:table-cell>
          <table:table-cell table:formula="of:=[.F197]*[.$N$8]" office:value-type="float" office:value="0" calcext:value-type="float">
            <text:p>0</text:p>
          </table:table-cell>
          <table:table-cell table:formula="of:=[.G197]+[.H196]" office:value-type="float" office:value="18120" calcext:value-type="float">
            <text:p>18120</text:p>
          </table:table-cell>
          <table:table-cell table:formula="of:=[.H197]-[.E197]" office:value-type="float" office:value="5920" calcext:value-type="float">
            <text:p>59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16" calcext:value-type="date">
            <text:p>16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198] = &quot;niedziela&quot;;[.$N$7]*[.J198];0)" office:value-type="float" office:value="150" calcext:value-type="float">
            <text:p>150</text:p>
          </table:table-cell>
          <table:table-cell table:formula="of:=[.E197]+[.D198]" office:value-type="float" office:value="12350" calcext:value-type="float">
            <text:p>12350</text:p>
          </table:table-cell>
          <table:table-cell table:formula="of:=IF(AND(NOT([.B198]=&quot;niedziela&quot;);NOT([.B198]=&quot;sobota&quot;));ROUNDDOWN(VLOOKUP([.C198];[.$M$1:.$N$4];2;0) * [.J198];0);0)" office:value-type="float" office:value="0" calcext:value-type="float">
            <text:p>0</text:p>
          </table:table-cell>
          <table:table-cell table:formula="of:=[.F198]*[.$N$8]" office:value-type="float" office:value="0" calcext:value-type="float">
            <text:p>0</text:p>
          </table:table-cell>
          <table:table-cell table:formula="of:=[.G198]+[.H197]" office:value-type="float" office:value="18120" calcext:value-type="float">
            <text:p>18120</text:p>
          </table:table-cell>
          <table:table-cell table:formula="of:=[.H198]-[.E198]" office:value-type="float" office:value="5770" calcext:value-type="float">
            <text:p>57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17" calcext:value-type="date">
            <text:p>17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199] = &quot;niedziela&quot;;[.$N$7]*[.J199];0)" office:value-type="float" office:value="0" calcext:value-type="float">
            <text:p>0</text:p>
          </table:table-cell>
          <table:table-cell table:formula="of:=[.E198]+[.D199]" office:value-type="float" office:value="12350" calcext:value-type="float">
            <text:p>12350</text:p>
          </table:table-cell>
          <table:table-cell table:formula="of:=IF(AND(NOT([.B199]=&quot;niedziela&quot;);NOT([.B199]=&quot;sobota&quot;));ROUNDDOWN(VLOOKUP([.C199];[.$M$1:.$N$4];2;0) * [.J199];0);0)" office:value-type="float" office:value="9" calcext:value-type="float">
            <text:p>9</text:p>
          </table:table-cell>
          <table:table-cell table:formula="of:=[.F199]*[.$N$8]" office:value-type="float" office:value="270" calcext:value-type="float">
            <text:p>270</text:p>
          </table:table-cell>
          <table:table-cell table:formula="of:=[.G199]+[.H198]" office:value-type="float" office:value="18390" calcext:value-type="float">
            <text:p>18390</text:p>
          </table:table-cell>
          <table:table-cell table:formula="of:=[.H199]-[.E199]" office:value-type="float" office:value="6040" calcext:value-type="float">
            <text:p>60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18" calcext:value-type="date">
            <text:p>18.07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00] = &quot;niedziela&quot;;[.$N$7]*[.J200];0)" office:value-type="float" office:value="0" calcext:value-type="float">
            <text:p>0</text:p>
          </table:table-cell>
          <table:table-cell table:formula="of:=[.E199]+[.D200]" office:value-type="float" office:value="12350" calcext:value-type="float">
            <text:p>12350</text:p>
          </table:table-cell>
          <table:table-cell table:formula="of:=IF(AND(NOT([.B200]=&quot;niedziela&quot;);NOT([.B200]=&quot;sobota&quot;));ROUNDDOWN(VLOOKUP([.C200];[.$M$1:.$N$4];2;0) * [.J200];0);0)" office:value-type="float" office:value="9" calcext:value-type="float">
            <text:p>9</text:p>
          </table:table-cell>
          <table:table-cell table:formula="of:=[.F200]*[.$N$8]" office:value-type="float" office:value="270" calcext:value-type="float">
            <text:p>270</text:p>
          </table:table-cell>
          <table:table-cell table:formula="of:=[.G200]+[.H199]" office:value-type="float" office:value="18660" calcext:value-type="float">
            <text:p>18660</text:p>
          </table:table-cell>
          <table:table-cell table:formula="of:=[.H200]-[.E200]" office:value-type="float" office:value="6310" calcext:value-type="float">
            <text:p>63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19" calcext:value-type="date">
            <text:p>19.07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01] = &quot;niedziela&quot;;[.$N$7]*[.J201];0)" office:value-type="float" office:value="0" calcext:value-type="float">
            <text:p>0</text:p>
          </table:table-cell>
          <table:table-cell table:formula="of:=[.E200]+[.D201]" office:value-type="float" office:value="12350" calcext:value-type="float">
            <text:p>12350</text:p>
          </table:table-cell>
          <table:table-cell table:formula="of:=IF(AND(NOT([.B201]=&quot;niedziela&quot;);NOT([.B201]=&quot;sobota&quot;));ROUNDDOWN(VLOOKUP([.C201];[.$M$1:.$N$4];2;0) * [.J201];0);0)" office:value-type="float" office:value="9" calcext:value-type="float">
            <text:p>9</text:p>
          </table:table-cell>
          <table:table-cell table:formula="of:=[.F201]*[.$N$8]" office:value-type="float" office:value="270" calcext:value-type="float">
            <text:p>270</text:p>
          </table:table-cell>
          <table:table-cell table:formula="of:=[.G201]+[.H200]" office:value-type="float" office:value="18930" calcext:value-type="float">
            <text:p>18930</text:p>
          </table:table-cell>
          <table:table-cell table:formula="of:=[.H201]-[.E201]" office:value-type="float" office:value="6580" calcext:value-type="float">
            <text:p>65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20" calcext:value-type="date">
            <text:p>20.07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02] = &quot;niedziela&quot;;[.$N$7]*[.J202];0)" office:value-type="float" office:value="0" calcext:value-type="float">
            <text:p>0</text:p>
          </table:table-cell>
          <table:table-cell table:formula="of:=[.E201]+[.D202]" office:value-type="float" office:value="12350" calcext:value-type="float">
            <text:p>12350</text:p>
          </table:table-cell>
          <table:table-cell table:formula="of:=IF(AND(NOT([.B202]=&quot;niedziela&quot;);NOT([.B202]=&quot;sobota&quot;));ROUNDDOWN(VLOOKUP([.C202];[.$M$1:.$N$4];2;0) * [.J202];0);0)" office:value-type="float" office:value="9" calcext:value-type="float">
            <text:p>9</text:p>
          </table:table-cell>
          <table:table-cell table:formula="of:=[.F202]*[.$N$8]" office:value-type="float" office:value="270" calcext:value-type="float">
            <text:p>270</text:p>
          </table:table-cell>
          <table:table-cell table:formula="of:=[.G202]+[.H201]" office:value-type="float" office:value="19200" calcext:value-type="float">
            <text:p>19200</text:p>
          </table:table-cell>
          <table:table-cell table:formula="of:=[.H202]-[.E202]" office:value-type="float" office:value="6850" calcext:value-type="float">
            <text:p>68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21" calcext:value-type="date">
            <text:p>21.07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03] = &quot;niedziela&quot;;[.$N$7]*[.J203];0)" office:value-type="float" office:value="0" calcext:value-type="float">
            <text:p>0</text:p>
          </table:table-cell>
          <table:table-cell table:formula="of:=[.E202]+[.D203]" office:value-type="float" office:value="12350" calcext:value-type="float">
            <text:p>12350</text:p>
          </table:table-cell>
          <table:table-cell table:formula="of:=IF(AND(NOT([.B203]=&quot;niedziela&quot;);NOT([.B203]=&quot;sobota&quot;));ROUNDDOWN(VLOOKUP([.C203];[.$M$1:.$N$4];2;0) * [.J203];0);0)" office:value-type="float" office:value="9" calcext:value-type="float">
            <text:p>9</text:p>
          </table:table-cell>
          <table:table-cell table:formula="of:=[.F203]*[.$N$8]" office:value-type="float" office:value="270" calcext:value-type="float">
            <text:p>270</text:p>
          </table:table-cell>
          <table:table-cell table:formula="of:=[.G203]+[.H202]" office:value-type="float" office:value="19470" calcext:value-type="float">
            <text:p>19470</text:p>
          </table:table-cell>
          <table:table-cell table:formula="of:=[.H203]-[.E203]" office:value-type="float" office:value="7120" calcext:value-type="float">
            <text:p>71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22" calcext:value-type="date">
            <text:p>22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04] = &quot;niedziela&quot;;[.$N$7]*[.J204];0)" office:value-type="float" office:value="0" calcext:value-type="float">
            <text:p>0</text:p>
          </table:table-cell>
          <table:table-cell table:formula="of:=[.E203]+[.D204]" office:value-type="float" office:value="12350" calcext:value-type="float">
            <text:p>12350</text:p>
          </table:table-cell>
          <table:table-cell table:formula="of:=IF(AND(NOT([.B204]=&quot;niedziela&quot;);NOT([.B204]=&quot;sobota&quot;));ROUNDDOWN(VLOOKUP([.C204];[.$M$1:.$N$4];2;0) * [.J204];0);0)" office:value-type="float" office:value="0" calcext:value-type="float">
            <text:p>0</text:p>
          </table:table-cell>
          <table:table-cell table:formula="of:=[.F204]*[.$N$8]" office:value-type="float" office:value="0" calcext:value-type="float">
            <text:p>0</text:p>
          </table:table-cell>
          <table:table-cell table:formula="of:=[.G204]+[.H203]" office:value-type="float" office:value="19470" calcext:value-type="float">
            <text:p>19470</text:p>
          </table:table-cell>
          <table:table-cell table:formula="of:=[.H204]-[.E204]" office:value-type="float" office:value="7120" calcext:value-type="float">
            <text:p>71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23" calcext:value-type="date">
            <text:p>23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05] = &quot;niedziela&quot;;[.$N$7]*[.J205];0)" office:value-type="float" office:value="150" calcext:value-type="float">
            <text:p>150</text:p>
          </table:table-cell>
          <table:table-cell table:formula="of:=[.E204]+[.D205]" office:value-type="float" office:value="12500" calcext:value-type="float">
            <text:p>12500</text:p>
          </table:table-cell>
          <table:table-cell table:formula="of:=IF(AND(NOT([.B205]=&quot;niedziela&quot;);NOT([.B205]=&quot;sobota&quot;));ROUNDDOWN(VLOOKUP([.C205];[.$M$1:.$N$4];2;0) * [.J205];0);0)" office:value-type="float" office:value="0" calcext:value-type="float">
            <text:p>0</text:p>
          </table:table-cell>
          <table:table-cell table:formula="of:=[.F205]*[.$N$8]" office:value-type="float" office:value="0" calcext:value-type="float">
            <text:p>0</text:p>
          </table:table-cell>
          <table:table-cell table:formula="of:=[.G205]+[.H204]" office:value-type="float" office:value="19470" calcext:value-type="float">
            <text:p>19470</text:p>
          </table:table-cell>
          <table:table-cell table:formula="of:=[.H205]-[.E205]" office:value-type="float" office:value="6970" calcext:value-type="float">
            <text:p>69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24" calcext:value-type="date">
            <text:p>24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06] = &quot;niedziela&quot;;[.$N$7]*[.J206];0)" office:value-type="float" office:value="0" calcext:value-type="float">
            <text:p>0</text:p>
          </table:table-cell>
          <table:table-cell table:formula="of:=[.E205]+[.D206]" office:value-type="float" office:value="12500" calcext:value-type="float">
            <text:p>12500</text:p>
          </table:table-cell>
          <table:table-cell table:formula="of:=IF(AND(NOT([.B206]=&quot;niedziela&quot;);NOT([.B206]=&quot;sobota&quot;));ROUNDDOWN(VLOOKUP([.C206];[.$M$1:.$N$4];2;0) * [.J206];0);0)" office:value-type="float" office:value="9" calcext:value-type="float">
            <text:p>9</text:p>
          </table:table-cell>
          <table:table-cell table:formula="of:=[.F206]*[.$N$8]" office:value-type="float" office:value="270" calcext:value-type="float">
            <text:p>270</text:p>
          </table:table-cell>
          <table:table-cell table:formula="of:=[.G206]+[.H205]" office:value-type="float" office:value="19740" calcext:value-type="float">
            <text:p>19740</text:p>
          </table:table-cell>
          <table:table-cell table:formula="of:=[.H206]-[.E206]" office:value-type="float" office:value="7240" calcext:value-type="float">
            <text:p>72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25" calcext:value-type="date">
            <text:p>25.07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07] = &quot;niedziela&quot;;[.$N$7]*[.J207];0)" office:value-type="float" office:value="0" calcext:value-type="float">
            <text:p>0</text:p>
          </table:table-cell>
          <table:table-cell table:formula="of:=[.E206]+[.D207]" office:value-type="float" office:value="12500" calcext:value-type="float">
            <text:p>12500</text:p>
          </table:table-cell>
          <table:table-cell table:formula="of:=IF(AND(NOT([.B207]=&quot;niedziela&quot;);NOT([.B207]=&quot;sobota&quot;));ROUNDDOWN(VLOOKUP([.C207];[.$M$1:.$N$4];2;0) * [.J207];0);0)" office:value-type="float" office:value="9" calcext:value-type="float">
            <text:p>9</text:p>
          </table:table-cell>
          <table:table-cell table:formula="of:=[.F207]*[.$N$8]" office:value-type="float" office:value="270" calcext:value-type="float">
            <text:p>270</text:p>
          </table:table-cell>
          <table:table-cell table:formula="of:=[.G207]+[.H206]" office:value-type="float" office:value="20010" calcext:value-type="float">
            <text:p>20010</text:p>
          </table:table-cell>
          <table:table-cell table:formula="of:=[.H207]-[.E207]" office:value-type="float" office:value="7510" calcext:value-type="float">
            <text:p>75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26" calcext:value-type="date">
            <text:p>26.07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08] = &quot;niedziela&quot;;[.$N$7]*[.J208];0)" office:value-type="float" office:value="0" calcext:value-type="float">
            <text:p>0</text:p>
          </table:table-cell>
          <table:table-cell table:formula="of:=[.E207]+[.D208]" office:value-type="float" office:value="12500" calcext:value-type="float">
            <text:p>12500</text:p>
          </table:table-cell>
          <table:table-cell table:formula="of:=IF(AND(NOT([.B208]=&quot;niedziela&quot;);NOT([.B208]=&quot;sobota&quot;));ROUNDDOWN(VLOOKUP([.C208];[.$M$1:.$N$4];2;0) * [.J208];0);0)" office:value-type="float" office:value="9" calcext:value-type="float">
            <text:p>9</text:p>
          </table:table-cell>
          <table:table-cell table:formula="of:=[.F208]*[.$N$8]" office:value-type="float" office:value="270" calcext:value-type="float">
            <text:p>270</text:p>
          </table:table-cell>
          <table:table-cell table:formula="of:=[.G208]+[.H207]" office:value-type="float" office:value="20280" calcext:value-type="float">
            <text:p>20280</text:p>
          </table:table-cell>
          <table:table-cell table:formula="of:=[.H208]-[.E208]" office:value-type="float" office:value="7780" calcext:value-type="float">
            <text:p>7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27" calcext:value-type="date">
            <text:p>27.07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09] = &quot;niedziela&quot;;[.$N$7]*[.J209];0)" office:value-type="float" office:value="0" calcext:value-type="float">
            <text:p>0</text:p>
          </table:table-cell>
          <table:table-cell table:formula="of:=[.E208]+[.D209]" office:value-type="float" office:value="12500" calcext:value-type="float">
            <text:p>12500</text:p>
          </table:table-cell>
          <table:table-cell table:formula="of:=IF(AND(NOT([.B209]=&quot;niedziela&quot;);NOT([.B209]=&quot;sobota&quot;));ROUNDDOWN(VLOOKUP([.C209];[.$M$1:.$N$4];2;0) * [.J209];0);0)" office:value-type="float" office:value="9" calcext:value-type="float">
            <text:p>9</text:p>
          </table:table-cell>
          <table:table-cell table:formula="of:=[.F209]*[.$N$8]" office:value-type="float" office:value="270" calcext:value-type="float">
            <text:p>270</text:p>
          </table:table-cell>
          <table:table-cell table:formula="of:=[.G209]+[.H208]" office:value-type="float" office:value="20550" calcext:value-type="float">
            <text:p>20550</text:p>
          </table:table-cell>
          <table:table-cell table:formula="of:=[.H209]-[.E209]" office:value-type="float" office:value="8050" calcext:value-type="float">
            <text:p>80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28" calcext:value-type="date">
            <text:p>28.07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10] = &quot;niedziela&quot;;[.$N$7]*[.J210];0)" office:value-type="float" office:value="0" calcext:value-type="float">
            <text:p>0</text:p>
          </table:table-cell>
          <table:table-cell table:formula="of:=[.E209]+[.D210]" office:value-type="float" office:value="12500" calcext:value-type="float">
            <text:p>12500</text:p>
          </table:table-cell>
          <table:table-cell table:formula="of:=IF(AND(NOT([.B210]=&quot;niedziela&quot;);NOT([.B210]=&quot;sobota&quot;));ROUNDDOWN(VLOOKUP([.C210];[.$M$1:.$N$4];2;0) * [.J210];0);0)" office:value-type="float" office:value="9" calcext:value-type="float">
            <text:p>9</text:p>
          </table:table-cell>
          <table:table-cell table:formula="of:=[.F210]*[.$N$8]" office:value-type="float" office:value="270" calcext:value-type="float">
            <text:p>270</text:p>
          </table:table-cell>
          <table:table-cell table:formula="of:=[.G210]+[.H209]" office:value-type="float" office:value="20820" calcext:value-type="float">
            <text:p>20820</text:p>
          </table:table-cell>
          <table:table-cell table:formula="of:=[.H210]-[.E210]" office:value-type="float" office:value="8320" calcext:value-type="float">
            <text:p>83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29" calcext:value-type="date">
            <text:p>29.07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11] = &quot;niedziela&quot;;[.$N$7]*[.J211];0)" office:value-type="float" office:value="0" calcext:value-type="float">
            <text:p>0</text:p>
          </table:table-cell>
          <table:table-cell table:formula="of:=[.E210]+[.D211]" office:value-type="float" office:value="12500" calcext:value-type="float">
            <text:p>12500</text:p>
          </table:table-cell>
          <table:table-cell table:formula="of:=IF(AND(NOT([.B211]=&quot;niedziela&quot;);NOT([.B211]=&quot;sobota&quot;));ROUNDDOWN(VLOOKUP([.C211];[.$M$1:.$N$4];2;0) * [.J211];0);0)" office:value-type="float" office:value="0" calcext:value-type="float">
            <text:p>0</text:p>
          </table:table-cell>
          <table:table-cell table:formula="of:=[.F211]*[.$N$8]" office:value-type="float" office:value="0" calcext:value-type="float">
            <text:p>0</text:p>
          </table:table-cell>
          <table:table-cell table:formula="of:=[.G211]+[.H210]" office:value-type="float" office:value="20820" calcext:value-type="float">
            <text:p>20820</text:p>
          </table:table-cell>
          <table:table-cell table:formula="of:=[.H211]-[.E211]" office:value-type="float" office:value="8320" calcext:value-type="float">
            <text:p>83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30" calcext:value-type="date">
            <text:p>30.07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12] = &quot;niedziela&quot;;[.$N$7]*[.J212];0)" office:value-type="float" office:value="150" calcext:value-type="float">
            <text:p>150</text:p>
          </table:table-cell>
          <table:table-cell table:formula="of:=[.E211]+[.D212]" office:value-type="float" office:value="12650" calcext:value-type="float">
            <text:p>12650</text:p>
          </table:table-cell>
          <table:table-cell table:formula="of:=IF(AND(NOT([.B212]=&quot;niedziela&quot;);NOT([.B212]=&quot;sobota&quot;));ROUNDDOWN(VLOOKUP([.C212];[.$M$1:.$N$4];2;0) * [.J212];0);0)" office:value-type="float" office:value="0" calcext:value-type="float">
            <text:p>0</text:p>
          </table:table-cell>
          <table:table-cell table:formula="of:=[.F212]*[.$N$8]" office:value-type="float" office:value="0" calcext:value-type="float">
            <text:p>0</text:p>
          </table:table-cell>
          <table:table-cell table:formula="of:=[.G212]+[.H211]" office:value-type="float" office:value="20820" calcext:value-type="float">
            <text:p>20820</text:p>
          </table:table-cell>
          <table:table-cell table:formula="of:=[.H212]-[.E212]" office:value-type="float" office:value="8170" calcext:value-type="float">
            <text:p>81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7-31" calcext:value-type="date">
            <text:p>31.07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13] = &quot;niedziela&quot;;[.$N$7]*[.J213];0)" office:value-type="float" office:value="0" calcext:value-type="float">
            <text:p>0</text:p>
          </table:table-cell>
          <table:table-cell table:formula="of:=[.E212]+[.D213]" office:value-type="float" office:value="12650" calcext:value-type="float">
            <text:p>12650</text:p>
          </table:table-cell>
          <table:table-cell table:formula="of:=IF(AND(NOT([.B213]=&quot;niedziela&quot;);NOT([.B213]=&quot;sobota&quot;));ROUNDDOWN(VLOOKUP([.C213];[.$M$1:.$N$4];2;0) * [.J213];0);0)" office:value-type="float" office:value="9" calcext:value-type="float">
            <text:p>9</text:p>
          </table:table-cell>
          <table:table-cell table:formula="of:=[.F213]*[.$N$8]" office:value-type="float" office:value="270" calcext:value-type="float">
            <text:p>270</text:p>
          </table:table-cell>
          <table:table-cell table:formula="of:=[.G213]+[.H212]" office:value-type="float" office:value="21090" calcext:value-type="float">
            <text:p>21090</text:p>
          </table:table-cell>
          <table:table-cell table:formula="of:=[.H213]-[.E213]" office:value-type="float" office:value="8440" calcext:value-type="float">
            <text:p>84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01" calcext:value-type="date">
            <text:p>1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14] = &quot;niedziela&quot;;[.$N$7]*[.J214];0)" office:value-type="float" office:value="0" calcext:value-type="float">
            <text:p>0</text:p>
          </table:table-cell>
          <table:table-cell table:formula="of:=[.E213]+[.D214]" office:value-type="float" office:value="12650" calcext:value-type="float">
            <text:p>12650</text:p>
          </table:table-cell>
          <table:table-cell table:formula="of:=IF(AND(NOT([.B214]=&quot;niedziela&quot;);NOT([.B214]=&quot;sobota&quot;));ROUNDDOWN(VLOOKUP([.C214];[.$M$1:.$N$4];2;0) * [.J214];0);0)" office:value-type="float" office:value="9" calcext:value-type="float">
            <text:p>9</text:p>
          </table:table-cell>
          <table:table-cell table:formula="of:=[.F214]*[.$N$8]" office:value-type="float" office:value="270" calcext:value-type="float">
            <text:p>270</text:p>
          </table:table-cell>
          <table:table-cell table:formula="of:=[.G214]+[.H213]" office:value-type="float" office:value="21360" calcext:value-type="float">
            <text:p>21360</text:p>
          </table:table-cell>
          <table:table-cell table:formula="of:=[.H214]-[.E214]" office:value-type="float" office:value="8710" calcext:value-type="float">
            <text:p>87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02" calcext:value-type="date">
            <text:p>2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15] = &quot;niedziela&quot;;[.$N$7]*[.J215];0)" office:value-type="float" office:value="0" calcext:value-type="float">
            <text:p>0</text:p>
          </table:table-cell>
          <table:table-cell table:formula="of:=[.E214]+[.D215]" office:value-type="float" office:value="12650" calcext:value-type="float">
            <text:p>12650</text:p>
          </table:table-cell>
          <table:table-cell table:formula="of:=IF(AND(NOT([.B215]=&quot;niedziela&quot;);NOT([.B215]=&quot;sobota&quot;));ROUNDDOWN(VLOOKUP([.C215];[.$M$1:.$N$4];2;0) * [.J215];0);0)" office:value-type="float" office:value="9" calcext:value-type="float">
            <text:p>9</text:p>
          </table:table-cell>
          <table:table-cell table:formula="of:=[.F215]*[.$N$8]" office:value-type="float" office:value="270" calcext:value-type="float">
            <text:p>270</text:p>
          </table:table-cell>
          <table:table-cell table:formula="of:=[.G215]+[.H214]" office:value-type="float" office:value="21630" calcext:value-type="float">
            <text:p>21630</text:p>
          </table:table-cell>
          <table:table-cell table:formula="of:=[.H215]-[.E215]" office:value-type="float" office:value="8980" calcext:value-type="float">
            <text:p>8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03" calcext:value-type="date">
            <text:p>3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16] = &quot;niedziela&quot;;[.$N$7]*[.J216];0)" office:value-type="float" office:value="0" calcext:value-type="float">
            <text:p>0</text:p>
          </table:table-cell>
          <table:table-cell table:formula="of:=[.E215]+[.D216]" office:value-type="float" office:value="12650" calcext:value-type="float">
            <text:p>12650</text:p>
          </table:table-cell>
          <table:table-cell table:formula="of:=IF(AND(NOT([.B216]=&quot;niedziela&quot;);NOT([.B216]=&quot;sobota&quot;));ROUNDDOWN(VLOOKUP([.C216];[.$M$1:.$N$4];2;0) * [.J216];0);0)" office:value-type="float" office:value="9" calcext:value-type="float">
            <text:p>9</text:p>
          </table:table-cell>
          <table:table-cell table:formula="of:=[.F216]*[.$N$8]" office:value-type="float" office:value="270" calcext:value-type="float">
            <text:p>270</text:p>
          </table:table-cell>
          <table:table-cell table:formula="of:=[.G216]+[.H215]" office:value-type="float" office:value="21900" calcext:value-type="float">
            <text:p>21900</text:p>
          </table:table-cell>
          <table:table-cell table:formula="of:=[.H216]-[.E216]" office:value-type="float" office:value="9250" calcext:value-type="float">
            <text:p>92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04" calcext:value-type="date">
            <text:p>4.08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17] = &quot;niedziela&quot;;[.$N$7]*[.J217];0)" office:value-type="float" office:value="0" calcext:value-type="float">
            <text:p>0</text:p>
          </table:table-cell>
          <table:table-cell table:formula="of:=[.E216]+[.D217]" office:value-type="float" office:value="12650" calcext:value-type="float">
            <text:p>12650</text:p>
          </table:table-cell>
          <table:table-cell table:formula="of:=IF(AND(NOT([.B217]=&quot;niedziela&quot;);NOT([.B217]=&quot;sobota&quot;));ROUNDDOWN(VLOOKUP([.C217];[.$M$1:.$N$4];2;0) * [.J217];0);0)" office:value-type="float" office:value="9" calcext:value-type="float">
            <text:p>9</text:p>
          </table:table-cell>
          <table:table-cell table:formula="of:=[.F217]*[.$N$8]" office:value-type="float" office:value="270" calcext:value-type="float">
            <text:p>270</text:p>
          </table:table-cell>
          <table:table-cell table:formula="of:=[.G217]+[.H216]" office:value-type="float" office:value="22170" calcext:value-type="float">
            <text:p>22170</text:p>
          </table:table-cell>
          <table:table-cell table:formula="of:=[.H217]-[.E217]" office:value-type="float" office:value="9520" calcext:value-type="float">
            <text:p>95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05" calcext:value-type="date">
            <text:p>5.08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18] = &quot;niedziela&quot;;[.$N$7]*[.J218];0)" office:value-type="float" office:value="0" calcext:value-type="float">
            <text:p>0</text:p>
          </table:table-cell>
          <table:table-cell table:formula="of:=[.E217]+[.D218]" office:value-type="float" office:value="12650" calcext:value-type="float">
            <text:p>12650</text:p>
          </table:table-cell>
          <table:table-cell table:formula="of:=IF(AND(NOT([.B218]=&quot;niedziela&quot;);NOT([.B218]=&quot;sobota&quot;));ROUNDDOWN(VLOOKUP([.C218];[.$M$1:.$N$4];2;0) * [.J218];0);0)" office:value-type="float" office:value="0" calcext:value-type="float">
            <text:p>0</text:p>
          </table:table-cell>
          <table:table-cell table:formula="of:=[.F218]*[.$N$8]" office:value-type="float" office:value="0" calcext:value-type="float">
            <text:p>0</text:p>
          </table:table-cell>
          <table:table-cell table:formula="of:=[.G218]+[.H217]" office:value-type="float" office:value="22170" calcext:value-type="float">
            <text:p>22170</text:p>
          </table:table-cell>
          <table:table-cell table:formula="of:=[.H218]-[.E218]" office:value-type="float" office:value="9520" calcext:value-type="float">
            <text:p>95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06" calcext:value-type="date">
            <text:p>6.08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19] = &quot;niedziela&quot;;[.$N$7]*[.J219];0)" office:value-type="float" office:value="150" calcext:value-type="float">
            <text:p>150</text:p>
          </table:table-cell>
          <table:table-cell table:formula="of:=[.E218]+[.D219]" office:value-type="float" office:value="12800" calcext:value-type="float">
            <text:p>12800</text:p>
          </table:table-cell>
          <table:table-cell table:formula="of:=IF(AND(NOT([.B219]=&quot;niedziela&quot;);NOT([.B219]=&quot;sobota&quot;));ROUNDDOWN(VLOOKUP([.C219];[.$M$1:.$N$4];2;0) * [.J219];0);0)" office:value-type="float" office:value="0" calcext:value-type="float">
            <text:p>0</text:p>
          </table:table-cell>
          <table:table-cell table:formula="of:=[.F219]*[.$N$8]" office:value-type="float" office:value="0" calcext:value-type="float">
            <text:p>0</text:p>
          </table:table-cell>
          <table:table-cell table:formula="of:=[.G219]+[.H218]" office:value-type="float" office:value="22170" calcext:value-type="float">
            <text:p>22170</text:p>
          </table:table-cell>
          <table:table-cell table:formula="of:=[.H219]-[.E219]" office:value-type="float" office:value="9370" calcext:value-type="float">
            <text:p>93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07" calcext:value-type="date">
            <text:p>7.08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20] = &quot;niedziela&quot;;[.$N$7]*[.J220];0)" office:value-type="float" office:value="0" calcext:value-type="float">
            <text:p>0</text:p>
          </table:table-cell>
          <table:table-cell table:formula="of:=[.E219]+[.D220]" office:value-type="float" office:value="12800" calcext:value-type="float">
            <text:p>12800</text:p>
          </table:table-cell>
          <table:table-cell table:formula="of:=IF(AND(NOT([.B220]=&quot;niedziela&quot;);NOT([.B220]=&quot;sobota&quot;));ROUNDDOWN(VLOOKUP([.C220];[.$M$1:.$N$4];2;0) * [.J220];0);0)" office:value-type="float" office:value="9" calcext:value-type="float">
            <text:p>9</text:p>
          </table:table-cell>
          <table:table-cell table:formula="of:=[.F220]*[.$N$8]" office:value-type="float" office:value="270" calcext:value-type="float">
            <text:p>270</text:p>
          </table:table-cell>
          <table:table-cell table:formula="of:=[.G220]+[.H219]" office:value-type="float" office:value="22440" calcext:value-type="float">
            <text:p>22440</text:p>
          </table:table-cell>
          <table:table-cell table:formula="of:=[.H220]-[.E220]" office:value-type="float" office:value="9640" calcext:value-type="float">
            <text:p>96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08" calcext:value-type="date">
            <text:p>8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21] = &quot;niedziela&quot;;[.$N$7]*[.J221];0)" office:value-type="float" office:value="0" calcext:value-type="float">
            <text:p>0</text:p>
          </table:table-cell>
          <table:table-cell table:formula="of:=[.E220]+[.D221]" office:value-type="float" office:value="12800" calcext:value-type="float">
            <text:p>12800</text:p>
          </table:table-cell>
          <table:table-cell table:formula="of:=IF(AND(NOT([.B221]=&quot;niedziela&quot;);NOT([.B221]=&quot;sobota&quot;));ROUNDDOWN(VLOOKUP([.C221];[.$M$1:.$N$4];2;0) * [.J221];0);0)" office:value-type="float" office:value="9" calcext:value-type="float">
            <text:p>9</text:p>
          </table:table-cell>
          <table:table-cell table:formula="of:=[.F221]*[.$N$8]" office:value-type="float" office:value="270" calcext:value-type="float">
            <text:p>270</text:p>
          </table:table-cell>
          <table:table-cell table:formula="of:=[.G221]+[.H220]" office:value-type="float" office:value="22710" calcext:value-type="float">
            <text:p>22710</text:p>
          </table:table-cell>
          <table:table-cell table:formula="of:=[.H221]-[.E221]" office:value-type="float" office:value="9910" calcext:value-type="float">
            <text:p>99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09" calcext:value-type="date">
            <text:p>9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22] = &quot;niedziela&quot;;[.$N$7]*[.J222];0)" office:value-type="float" office:value="0" calcext:value-type="float">
            <text:p>0</text:p>
          </table:table-cell>
          <table:table-cell table:formula="of:=[.E221]+[.D222]" office:value-type="float" office:value="12800" calcext:value-type="float">
            <text:p>12800</text:p>
          </table:table-cell>
          <table:table-cell table:formula="of:=IF(AND(NOT([.B222]=&quot;niedziela&quot;);NOT([.B222]=&quot;sobota&quot;));ROUNDDOWN(VLOOKUP([.C222];[.$M$1:.$N$4];2;0) * [.J222];0);0)" office:value-type="float" office:value="9" calcext:value-type="float">
            <text:p>9</text:p>
          </table:table-cell>
          <table:table-cell table:formula="of:=[.F222]*[.$N$8]" office:value-type="float" office:value="270" calcext:value-type="float">
            <text:p>270</text:p>
          </table:table-cell>
          <table:table-cell table:formula="of:=[.G222]+[.H221]" office:value-type="float" office:value="22980" calcext:value-type="float">
            <text:p>22980</text:p>
          </table:table-cell>
          <table:table-cell table:formula="of:=[.H222]-[.E222]" office:value-type="float" office:value="10180" calcext:value-type="float">
            <text:p>101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10" calcext:value-type="date">
            <text:p>10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23] = &quot;niedziela&quot;;[.$N$7]*[.J223];0)" office:value-type="float" office:value="0" calcext:value-type="float">
            <text:p>0</text:p>
          </table:table-cell>
          <table:table-cell table:formula="of:=[.E222]+[.D223]" office:value-type="float" office:value="12800" calcext:value-type="float">
            <text:p>12800</text:p>
          </table:table-cell>
          <table:table-cell table:formula="of:=IF(AND(NOT([.B223]=&quot;niedziela&quot;);NOT([.B223]=&quot;sobota&quot;));ROUNDDOWN(VLOOKUP([.C223];[.$M$1:.$N$4];2;0) * [.J223];0);0)" office:value-type="float" office:value="9" calcext:value-type="float">
            <text:p>9</text:p>
          </table:table-cell>
          <table:table-cell table:formula="of:=[.F223]*[.$N$8]" office:value-type="float" office:value="270" calcext:value-type="float">
            <text:p>270</text:p>
          </table:table-cell>
          <table:table-cell table:formula="of:=[.G223]+[.H222]" office:value-type="float" office:value="23250" calcext:value-type="float">
            <text:p>23250</text:p>
          </table:table-cell>
          <table:table-cell table:formula="of:=[.H223]-[.E223]" office:value-type="float" office:value="10450" calcext:value-type="float">
            <text:p>104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11" calcext:value-type="date">
            <text:p>11.08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24] = &quot;niedziela&quot;;[.$N$7]*[.J224];0)" office:value-type="float" office:value="0" calcext:value-type="float">
            <text:p>0</text:p>
          </table:table-cell>
          <table:table-cell table:formula="of:=[.E223]+[.D224]" office:value-type="float" office:value="12800" calcext:value-type="float">
            <text:p>12800</text:p>
          </table:table-cell>
          <table:table-cell table:formula="of:=IF(AND(NOT([.B224]=&quot;niedziela&quot;);NOT([.B224]=&quot;sobota&quot;));ROUNDDOWN(VLOOKUP([.C224];[.$M$1:.$N$4];2;0) * [.J224];0);0)" office:value-type="float" office:value="9" calcext:value-type="float">
            <text:p>9</text:p>
          </table:table-cell>
          <table:table-cell table:formula="of:=[.F224]*[.$N$8]" office:value-type="float" office:value="270" calcext:value-type="float">
            <text:p>270</text:p>
          </table:table-cell>
          <table:table-cell table:formula="of:=[.G224]+[.H223]" office:value-type="float" office:value="23520" calcext:value-type="float">
            <text:p>23520</text:p>
          </table:table-cell>
          <table:table-cell table:formula="of:=[.H224]-[.E224]" office:value-type="float" office:value="10720" calcext:value-type="float">
            <text:p>107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12" calcext:value-type="date">
            <text:p>12.08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25] = &quot;niedziela&quot;;[.$N$7]*[.J225];0)" office:value-type="float" office:value="0" calcext:value-type="float">
            <text:p>0</text:p>
          </table:table-cell>
          <table:table-cell table:formula="of:=[.E224]+[.D225]" office:value-type="float" office:value="12800" calcext:value-type="float">
            <text:p>12800</text:p>
          </table:table-cell>
          <table:table-cell table:formula="of:=IF(AND(NOT([.B225]=&quot;niedziela&quot;);NOT([.B225]=&quot;sobota&quot;));ROUNDDOWN(VLOOKUP([.C225];[.$M$1:.$N$4];2;0) * [.J225];0);0)" office:value-type="float" office:value="0" calcext:value-type="float">
            <text:p>0</text:p>
          </table:table-cell>
          <table:table-cell table:formula="of:=[.F225]*[.$N$8]" office:value-type="float" office:value="0" calcext:value-type="float">
            <text:p>0</text:p>
          </table:table-cell>
          <table:table-cell table:formula="of:=[.G225]+[.H224]" office:value-type="float" office:value="23520" calcext:value-type="float">
            <text:p>23520</text:p>
          </table:table-cell>
          <table:table-cell table:formula="of:=[.H225]-[.E225]" office:value-type="float" office:value="10720" calcext:value-type="float">
            <text:p>107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13" calcext:value-type="date">
            <text:p>13.08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26] = &quot;niedziela&quot;;[.$N$7]*[.J226];0)" office:value-type="float" office:value="150" calcext:value-type="float">
            <text:p>150</text:p>
          </table:table-cell>
          <table:table-cell table:formula="of:=[.E225]+[.D226]" office:value-type="float" office:value="12950" calcext:value-type="float">
            <text:p>12950</text:p>
          </table:table-cell>
          <table:table-cell table:formula="of:=IF(AND(NOT([.B226]=&quot;niedziela&quot;);NOT([.B226]=&quot;sobota&quot;));ROUNDDOWN(VLOOKUP([.C226];[.$M$1:.$N$4];2;0) * [.J226];0);0)" office:value-type="float" office:value="0" calcext:value-type="float">
            <text:p>0</text:p>
          </table:table-cell>
          <table:table-cell table:formula="of:=[.F226]*[.$N$8]" office:value-type="float" office:value="0" calcext:value-type="float">
            <text:p>0</text:p>
          </table:table-cell>
          <table:table-cell table:formula="of:=[.G226]+[.H225]" office:value-type="float" office:value="23520" calcext:value-type="float">
            <text:p>23520</text:p>
          </table:table-cell>
          <table:table-cell table:formula="of:=[.H226]-[.E226]" office:value-type="float" office:value="10570" calcext:value-type="float">
            <text:p>105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14" calcext:value-type="date">
            <text:p>14.08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27] = &quot;niedziela&quot;;[.$N$7]*[.J227];0)" office:value-type="float" office:value="0" calcext:value-type="float">
            <text:p>0</text:p>
          </table:table-cell>
          <table:table-cell table:formula="of:=[.E226]+[.D227]" office:value-type="float" office:value="12950" calcext:value-type="float">
            <text:p>12950</text:p>
          </table:table-cell>
          <table:table-cell table:formula="of:=IF(AND(NOT([.B227]=&quot;niedziela&quot;);NOT([.B227]=&quot;sobota&quot;));ROUNDDOWN(VLOOKUP([.C227];[.$M$1:.$N$4];2;0) * [.J227];0);0)" office:value-type="float" office:value="9" calcext:value-type="float">
            <text:p>9</text:p>
          </table:table-cell>
          <table:table-cell table:formula="of:=[.F227]*[.$N$8]" office:value-type="float" office:value="270" calcext:value-type="float">
            <text:p>270</text:p>
          </table:table-cell>
          <table:table-cell table:formula="of:=[.G227]+[.H226]" office:value-type="float" office:value="23790" calcext:value-type="float">
            <text:p>23790</text:p>
          </table:table-cell>
          <table:table-cell table:formula="of:=[.H227]-[.E227]" office:value-type="float" office:value="10840" calcext:value-type="float">
            <text:p>108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15" calcext:value-type="date">
            <text:p>15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28] = &quot;niedziela&quot;;[.$N$7]*[.J228];0)" office:value-type="float" office:value="0" calcext:value-type="float">
            <text:p>0</text:p>
          </table:table-cell>
          <table:table-cell table:formula="of:=[.E227]+[.D228]" office:value-type="float" office:value="12950" calcext:value-type="float">
            <text:p>12950</text:p>
          </table:table-cell>
          <table:table-cell table:formula="of:=IF(AND(NOT([.B228]=&quot;niedziela&quot;);NOT([.B228]=&quot;sobota&quot;));ROUNDDOWN(VLOOKUP([.C228];[.$M$1:.$N$4];2;0) * [.J228];0);0)" office:value-type="float" office:value="9" calcext:value-type="float">
            <text:p>9</text:p>
          </table:table-cell>
          <table:table-cell table:formula="of:=[.F228]*[.$N$8]" office:value-type="float" office:value="270" calcext:value-type="float">
            <text:p>270</text:p>
          </table:table-cell>
          <table:table-cell table:formula="of:=[.G228]+[.H227]" office:value-type="float" office:value="24060" calcext:value-type="float">
            <text:p>24060</text:p>
          </table:table-cell>
          <table:table-cell table:formula="of:=[.H228]-[.E228]" office:value-type="float" office:value="11110" calcext:value-type="float">
            <text:p>111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16" calcext:value-type="date">
            <text:p>16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29] = &quot;niedziela&quot;;[.$N$7]*[.J229];0)" office:value-type="float" office:value="0" calcext:value-type="float">
            <text:p>0</text:p>
          </table:table-cell>
          <table:table-cell table:formula="of:=[.E228]+[.D229]" office:value-type="float" office:value="12950" calcext:value-type="float">
            <text:p>12950</text:p>
          </table:table-cell>
          <table:table-cell table:formula="of:=IF(AND(NOT([.B229]=&quot;niedziela&quot;);NOT([.B229]=&quot;sobota&quot;));ROUNDDOWN(VLOOKUP([.C229];[.$M$1:.$N$4];2;0) * [.J229];0);0)" office:value-type="float" office:value="9" calcext:value-type="float">
            <text:p>9</text:p>
          </table:table-cell>
          <table:table-cell table:formula="of:=[.F229]*[.$N$8]" office:value-type="float" office:value="270" calcext:value-type="float">
            <text:p>270</text:p>
          </table:table-cell>
          <table:table-cell table:formula="of:=[.G229]+[.H228]" office:value-type="float" office:value="24330" calcext:value-type="float">
            <text:p>24330</text:p>
          </table:table-cell>
          <table:table-cell table:formula="of:=[.H229]-[.E229]" office:value-type="float" office:value="11380" calcext:value-type="float">
            <text:p>11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17" calcext:value-type="date">
            <text:p>17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30] = &quot;niedziela&quot;;[.$N$7]*[.J230];0)" office:value-type="float" office:value="0" calcext:value-type="float">
            <text:p>0</text:p>
          </table:table-cell>
          <table:table-cell table:formula="of:=[.E229]+[.D230]" office:value-type="float" office:value="12950" calcext:value-type="float">
            <text:p>12950</text:p>
          </table:table-cell>
          <table:table-cell table:formula="of:=IF(AND(NOT([.B230]=&quot;niedziela&quot;);NOT([.B230]=&quot;sobota&quot;));ROUNDDOWN(VLOOKUP([.C230];[.$M$1:.$N$4];2;0) * [.J230];0);0)" office:value-type="float" office:value="9" calcext:value-type="float">
            <text:p>9</text:p>
          </table:table-cell>
          <table:table-cell table:formula="of:=[.F230]*[.$N$8]" office:value-type="float" office:value="270" calcext:value-type="float">
            <text:p>270</text:p>
          </table:table-cell>
          <table:table-cell table:formula="of:=[.G230]+[.H229]" office:value-type="float" office:value="24600" calcext:value-type="float">
            <text:p>24600</text:p>
          </table:table-cell>
          <table:table-cell table:formula="of:=[.H230]-[.E230]" office:value-type="float" office:value="11650" calcext:value-type="float">
            <text:p>116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18" calcext:value-type="date">
            <text:p>18.08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31] = &quot;niedziela&quot;;[.$N$7]*[.J231];0)" office:value-type="float" office:value="0" calcext:value-type="float">
            <text:p>0</text:p>
          </table:table-cell>
          <table:table-cell table:formula="of:=[.E230]+[.D231]" office:value-type="float" office:value="12950" calcext:value-type="float">
            <text:p>12950</text:p>
          </table:table-cell>
          <table:table-cell table:formula="of:=IF(AND(NOT([.B231]=&quot;niedziela&quot;);NOT([.B231]=&quot;sobota&quot;));ROUNDDOWN(VLOOKUP([.C231];[.$M$1:.$N$4];2;0) * [.J231];0);0)" office:value-type="float" office:value="9" calcext:value-type="float">
            <text:p>9</text:p>
          </table:table-cell>
          <table:table-cell table:formula="of:=[.F231]*[.$N$8]" office:value-type="float" office:value="270" calcext:value-type="float">
            <text:p>270</text:p>
          </table:table-cell>
          <table:table-cell table:formula="of:=[.G231]+[.H230]" office:value-type="float" office:value="24870" calcext:value-type="float">
            <text:p>24870</text:p>
          </table:table-cell>
          <table:table-cell table:formula="of:=[.H231]-[.E231]" office:value-type="float" office:value="11920" calcext:value-type="float">
            <text:p>119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19" calcext:value-type="date">
            <text:p>19.08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32] = &quot;niedziela&quot;;[.$N$7]*[.J232];0)" office:value-type="float" office:value="0" calcext:value-type="float">
            <text:p>0</text:p>
          </table:table-cell>
          <table:table-cell table:formula="of:=[.E231]+[.D232]" office:value-type="float" office:value="12950" calcext:value-type="float">
            <text:p>12950</text:p>
          </table:table-cell>
          <table:table-cell table:formula="of:=IF(AND(NOT([.B232]=&quot;niedziela&quot;);NOT([.B232]=&quot;sobota&quot;));ROUNDDOWN(VLOOKUP([.C232];[.$M$1:.$N$4];2;0) * [.J232];0);0)" office:value-type="float" office:value="0" calcext:value-type="float">
            <text:p>0</text:p>
          </table:table-cell>
          <table:table-cell table:formula="of:=[.F232]*[.$N$8]" office:value-type="float" office:value="0" calcext:value-type="float">
            <text:p>0</text:p>
          </table:table-cell>
          <table:table-cell table:formula="of:=[.G232]+[.H231]" office:value-type="float" office:value="24870" calcext:value-type="float">
            <text:p>24870</text:p>
          </table:table-cell>
          <table:table-cell table:formula="of:=[.H232]-[.E232]" office:value-type="float" office:value="11920" calcext:value-type="float">
            <text:p>119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20" calcext:value-type="date">
            <text:p>20.08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33] = &quot;niedziela&quot;;[.$N$7]*[.J233];0)" office:value-type="float" office:value="150" calcext:value-type="float">
            <text:p>150</text:p>
          </table:table-cell>
          <table:table-cell table:formula="of:=[.E232]+[.D233]" office:value-type="float" office:value="13100" calcext:value-type="float">
            <text:p>13100</text:p>
          </table:table-cell>
          <table:table-cell table:formula="of:=IF(AND(NOT([.B233]=&quot;niedziela&quot;);NOT([.B233]=&quot;sobota&quot;));ROUNDDOWN(VLOOKUP([.C233];[.$M$1:.$N$4];2;0) * [.J233];0);0)" office:value-type="float" office:value="0" calcext:value-type="float">
            <text:p>0</text:p>
          </table:table-cell>
          <table:table-cell table:formula="of:=[.F233]*[.$N$8]" office:value-type="float" office:value="0" calcext:value-type="float">
            <text:p>0</text:p>
          </table:table-cell>
          <table:table-cell table:formula="of:=[.G233]+[.H232]" office:value-type="float" office:value="24870" calcext:value-type="float">
            <text:p>24870</text:p>
          </table:table-cell>
          <table:table-cell table:formula="of:=[.H233]-[.E233]" office:value-type="float" office:value="11770" calcext:value-type="float">
            <text:p>117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21" calcext:value-type="date">
            <text:p>21.08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34] = &quot;niedziela&quot;;[.$N$7]*[.J234];0)" office:value-type="float" office:value="0" calcext:value-type="float">
            <text:p>0</text:p>
          </table:table-cell>
          <table:table-cell table:formula="of:=[.E233]+[.D234]" office:value-type="float" office:value="13100" calcext:value-type="float">
            <text:p>13100</text:p>
          </table:table-cell>
          <table:table-cell table:formula="of:=IF(AND(NOT([.B234]=&quot;niedziela&quot;);NOT([.B234]=&quot;sobota&quot;));ROUNDDOWN(VLOOKUP([.C234];[.$M$1:.$N$4];2;0) * [.J234];0);0)" office:value-type="float" office:value="9" calcext:value-type="float">
            <text:p>9</text:p>
          </table:table-cell>
          <table:table-cell table:formula="of:=[.F234]*[.$N$8]" office:value-type="float" office:value="270" calcext:value-type="float">
            <text:p>270</text:p>
          </table:table-cell>
          <table:table-cell table:formula="of:=[.G234]+[.H233]" office:value-type="float" office:value="25140" calcext:value-type="float">
            <text:p>25140</text:p>
          </table:table-cell>
          <table:table-cell table:formula="of:=[.H234]-[.E234]" office:value-type="float" office:value="12040" calcext:value-type="float">
            <text:p>120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22" calcext:value-type="date">
            <text:p>22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35] = &quot;niedziela&quot;;[.$N$7]*[.J235];0)" office:value-type="float" office:value="0" calcext:value-type="float">
            <text:p>0</text:p>
          </table:table-cell>
          <table:table-cell table:formula="of:=[.E234]+[.D235]" office:value-type="float" office:value="13100" calcext:value-type="float">
            <text:p>13100</text:p>
          </table:table-cell>
          <table:table-cell table:formula="of:=IF(AND(NOT([.B235]=&quot;niedziela&quot;);NOT([.B235]=&quot;sobota&quot;));ROUNDDOWN(VLOOKUP([.C235];[.$M$1:.$N$4];2;0) * [.J235];0);0)" office:value-type="float" office:value="9" calcext:value-type="float">
            <text:p>9</text:p>
          </table:table-cell>
          <table:table-cell table:formula="of:=[.F235]*[.$N$8]" office:value-type="float" office:value="270" calcext:value-type="float">
            <text:p>270</text:p>
          </table:table-cell>
          <table:table-cell table:formula="of:=[.G235]+[.H234]" office:value-type="float" office:value="25410" calcext:value-type="float">
            <text:p>25410</text:p>
          </table:table-cell>
          <table:table-cell table:formula="of:=[.H235]-[.E235]" office:value-type="float" office:value="12310" calcext:value-type="float">
            <text:p>123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23" calcext:value-type="date">
            <text:p>23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36] = &quot;niedziela&quot;;[.$N$7]*[.J236];0)" office:value-type="float" office:value="0" calcext:value-type="float">
            <text:p>0</text:p>
          </table:table-cell>
          <table:table-cell table:formula="of:=[.E235]+[.D236]" office:value-type="float" office:value="13100" calcext:value-type="float">
            <text:p>13100</text:p>
          </table:table-cell>
          <table:table-cell table:formula="of:=IF(AND(NOT([.B236]=&quot;niedziela&quot;);NOT([.B236]=&quot;sobota&quot;));ROUNDDOWN(VLOOKUP([.C236];[.$M$1:.$N$4];2;0) * [.J236];0);0)" office:value-type="float" office:value="9" calcext:value-type="float">
            <text:p>9</text:p>
          </table:table-cell>
          <table:table-cell table:formula="of:=[.F236]*[.$N$8]" office:value-type="float" office:value="270" calcext:value-type="float">
            <text:p>270</text:p>
          </table:table-cell>
          <table:table-cell table:formula="of:=[.G236]+[.H235]" office:value-type="float" office:value="25680" calcext:value-type="float">
            <text:p>25680</text:p>
          </table:table-cell>
          <table:table-cell table:formula="of:=[.H236]-[.E236]" office:value-type="float" office:value="12580" calcext:value-type="float">
            <text:p>125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24" calcext:value-type="date">
            <text:p>24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37] = &quot;niedziela&quot;;[.$N$7]*[.J237];0)" office:value-type="float" office:value="0" calcext:value-type="float">
            <text:p>0</text:p>
          </table:table-cell>
          <table:table-cell table:formula="of:=[.E236]+[.D237]" office:value-type="float" office:value="13100" calcext:value-type="float">
            <text:p>13100</text:p>
          </table:table-cell>
          <table:table-cell table:formula="of:=IF(AND(NOT([.B237]=&quot;niedziela&quot;);NOT([.B237]=&quot;sobota&quot;));ROUNDDOWN(VLOOKUP([.C237];[.$M$1:.$N$4];2;0) * [.J237];0);0)" office:value-type="float" office:value="9" calcext:value-type="float">
            <text:p>9</text:p>
          </table:table-cell>
          <table:table-cell table:formula="of:=[.F237]*[.$N$8]" office:value-type="float" office:value="270" calcext:value-type="float">
            <text:p>270</text:p>
          </table:table-cell>
          <table:table-cell table:formula="of:=[.G237]+[.H236]" office:value-type="float" office:value="25950" calcext:value-type="float">
            <text:p>25950</text:p>
          </table:table-cell>
          <table:table-cell table:formula="of:=[.H237]-[.E237]" office:value-type="float" office:value="12850" calcext:value-type="float">
            <text:p>128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25" calcext:value-type="date">
            <text:p>25.08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38] = &quot;niedziela&quot;;[.$N$7]*[.J238];0)" office:value-type="float" office:value="0" calcext:value-type="float">
            <text:p>0</text:p>
          </table:table-cell>
          <table:table-cell table:formula="of:=[.E237]+[.D238]" office:value-type="float" office:value="13100" calcext:value-type="float">
            <text:p>13100</text:p>
          </table:table-cell>
          <table:table-cell table:formula="of:=IF(AND(NOT([.B238]=&quot;niedziela&quot;);NOT([.B238]=&quot;sobota&quot;));ROUNDDOWN(VLOOKUP([.C238];[.$M$1:.$N$4];2;0) * [.J238];0);0)" office:value-type="float" office:value="9" calcext:value-type="float">
            <text:p>9</text:p>
          </table:table-cell>
          <table:table-cell table:formula="of:=[.F238]*[.$N$8]" office:value-type="float" office:value="270" calcext:value-type="float">
            <text:p>270</text:p>
          </table:table-cell>
          <table:table-cell table:formula="of:=[.G238]+[.H237]" office:value-type="float" office:value="26220" calcext:value-type="float">
            <text:p>26220</text:p>
          </table:table-cell>
          <table:table-cell table:formula="of:=[.H238]-[.E238]" office:value-type="float" office:value="13120" calcext:value-type="float">
            <text:p>131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26" calcext:value-type="date">
            <text:p>26.08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39] = &quot;niedziela&quot;;[.$N$7]*[.J239];0)" office:value-type="float" office:value="0" calcext:value-type="float">
            <text:p>0</text:p>
          </table:table-cell>
          <table:table-cell table:formula="of:=[.E238]+[.D239]" office:value-type="float" office:value="13100" calcext:value-type="float">
            <text:p>13100</text:p>
          </table:table-cell>
          <table:table-cell table:formula="of:=IF(AND(NOT([.B239]=&quot;niedziela&quot;);NOT([.B239]=&quot;sobota&quot;));ROUNDDOWN(VLOOKUP([.C239];[.$M$1:.$N$4];2;0) * [.J239];0);0)" office:value-type="float" office:value="0" calcext:value-type="float">
            <text:p>0</text:p>
          </table:table-cell>
          <table:table-cell table:formula="of:=[.F239]*[.$N$8]" office:value-type="float" office:value="0" calcext:value-type="float">
            <text:p>0</text:p>
          </table:table-cell>
          <table:table-cell table:formula="of:=[.G239]+[.H238]" office:value-type="float" office:value="26220" calcext:value-type="float">
            <text:p>26220</text:p>
          </table:table-cell>
          <table:table-cell table:formula="of:=[.H239]-[.E239]" office:value-type="float" office:value="13120" calcext:value-type="float">
            <text:p>131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27" calcext:value-type="date">
            <text:p>27.08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40] = &quot;niedziela&quot;;[.$N$7]*[.J240];0)" office:value-type="float" office:value="150" calcext:value-type="float">
            <text:p>150</text:p>
          </table:table-cell>
          <table:table-cell table:formula="of:=[.E239]+[.D240]" office:value-type="float" office:value="13250" calcext:value-type="float">
            <text:p>13250</text:p>
          </table:table-cell>
          <table:table-cell table:formula="of:=IF(AND(NOT([.B240]=&quot;niedziela&quot;);NOT([.B240]=&quot;sobota&quot;));ROUNDDOWN(VLOOKUP([.C240];[.$M$1:.$N$4];2;0) * [.J240];0);0)" office:value-type="float" office:value="0" calcext:value-type="float">
            <text:p>0</text:p>
          </table:table-cell>
          <table:table-cell table:formula="of:=[.F240]*[.$N$8]" office:value-type="float" office:value="0" calcext:value-type="float">
            <text:p>0</text:p>
          </table:table-cell>
          <table:table-cell table:formula="of:=[.G240]+[.H239]" office:value-type="float" office:value="26220" calcext:value-type="float">
            <text:p>26220</text:p>
          </table:table-cell>
          <table:table-cell table:formula="of:=[.H240]-[.E240]" office:value-type="float" office:value="12970" calcext:value-type="float">
            <text:p>129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28" calcext:value-type="date">
            <text:p>28.08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41] = &quot;niedziela&quot;;[.$N$7]*[.J241];0)" office:value-type="float" office:value="0" calcext:value-type="float">
            <text:p>0</text:p>
          </table:table-cell>
          <table:table-cell table:formula="of:=[.E240]+[.D241]" office:value-type="float" office:value="13250" calcext:value-type="float">
            <text:p>13250</text:p>
          </table:table-cell>
          <table:table-cell table:formula="of:=IF(AND(NOT([.B241]=&quot;niedziela&quot;);NOT([.B241]=&quot;sobota&quot;));ROUNDDOWN(VLOOKUP([.C241];[.$M$1:.$N$4];2;0) * [.J241];0);0)" office:value-type="float" office:value="9" calcext:value-type="float">
            <text:p>9</text:p>
          </table:table-cell>
          <table:table-cell table:formula="of:=[.F241]*[.$N$8]" office:value-type="float" office:value="270" calcext:value-type="float">
            <text:p>270</text:p>
          </table:table-cell>
          <table:table-cell table:formula="of:=[.G241]+[.H240]" office:value-type="float" office:value="26490" calcext:value-type="float">
            <text:p>26490</text:p>
          </table:table-cell>
          <table:table-cell table:formula="of:=[.H241]-[.E241]" office:value-type="float" office:value="13240" calcext:value-type="float">
            <text:p>132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29" calcext:value-type="date">
            <text:p>29.08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42] = &quot;niedziela&quot;;[.$N$7]*[.J242];0)" office:value-type="float" office:value="0" calcext:value-type="float">
            <text:p>0</text:p>
          </table:table-cell>
          <table:table-cell table:formula="of:=[.E241]+[.D242]" office:value-type="float" office:value="13250" calcext:value-type="float">
            <text:p>13250</text:p>
          </table:table-cell>
          <table:table-cell table:formula="of:=IF(AND(NOT([.B242]=&quot;niedziela&quot;);NOT([.B242]=&quot;sobota&quot;));ROUNDDOWN(VLOOKUP([.C242];[.$M$1:.$N$4];2;0) * [.J242];0);0)" office:value-type="float" office:value="9" calcext:value-type="float">
            <text:p>9</text:p>
          </table:table-cell>
          <table:table-cell table:formula="of:=[.F242]*[.$N$8]" office:value-type="float" office:value="270" calcext:value-type="float">
            <text:p>270</text:p>
          </table:table-cell>
          <table:table-cell table:formula="of:=[.G242]+[.H241]" office:value-type="float" office:value="26760" calcext:value-type="float">
            <text:p>26760</text:p>
          </table:table-cell>
          <table:table-cell table:formula="of:=[.H242]-[.E242]" office:value-type="float" office:value="13510" calcext:value-type="float">
            <text:p>135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30" calcext:value-type="date">
            <text:p>30.08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43] = &quot;niedziela&quot;;[.$N$7]*[.J243];0)" office:value-type="float" office:value="0" calcext:value-type="float">
            <text:p>0</text:p>
          </table:table-cell>
          <table:table-cell table:formula="of:=[.E242]+[.D243]" office:value-type="float" office:value="13250" calcext:value-type="float">
            <text:p>13250</text:p>
          </table:table-cell>
          <table:table-cell table:formula="of:=IF(AND(NOT([.B243]=&quot;niedziela&quot;);NOT([.B243]=&quot;sobota&quot;));ROUNDDOWN(VLOOKUP([.C243];[.$M$1:.$N$4];2;0) * [.J243];0);0)" office:value-type="float" office:value="9" calcext:value-type="float">
            <text:p>9</text:p>
          </table:table-cell>
          <table:table-cell table:formula="of:=[.F243]*[.$N$8]" office:value-type="float" office:value="270" calcext:value-type="float">
            <text:p>270</text:p>
          </table:table-cell>
          <table:table-cell table:formula="of:=[.G243]+[.H242]" office:value-type="float" office:value="27030" calcext:value-type="float">
            <text:p>27030</text:p>
          </table:table-cell>
          <table:table-cell table:formula="of:=[.H243]-[.E243]" office:value-type="float" office:value="13780" calcext:value-type="float">
            <text:p>13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8-31" calcext:value-type="date">
            <text:p>31.08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44] = &quot;niedziela&quot;;[.$N$7]*[.J244];0)" office:value-type="float" office:value="0" calcext:value-type="float">
            <text:p>0</text:p>
          </table:table-cell>
          <table:table-cell table:formula="of:=[.E243]+[.D244]" office:value-type="float" office:value="13250" calcext:value-type="float">
            <text:p>13250</text:p>
          </table:table-cell>
          <table:table-cell table:formula="of:=IF(AND(NOT([.B244]=&quot;niedziela&quot;);NOT([.B244]=&quot;sobota&quot;));ROUNDDOWN(VLOOKUP([.C244];[.$M$1:.$N$4];2;0) * [.J244];0);0)" office:value-type="float" office:value="9" calcext:value-type="float">
            <text:p>9</text:p>
          </table:table-cell>
          <table:table-cell table:formula="of:=[.F244]*[.$N$8]" office:value-type="float" office:value="270" calcext:value-type="float">
            <text:p>270</text:p>
          </table:table-cell>
          <table:table-cell table:formula="of:=[.G244]+[.H243]" office:value-type="float" office:value="27300" calcext:value-type="float">
            <text:p>27300</text:p>
          </table:table-cell>
          <table:table-cell table:formula="of:=[.H244]-[.E244]" office:value-type="float" office:value="14050" calcext:value-type="float">
            <text:p>140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01" calcext:value-type="date">
            <text:p>1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45] = &quot;niedziela&quot;;[.$N$7]*[.J245];0)" office:value-type="float" office:value="0" calcext:value-type="float">
            <text:p>0</text:p>
          </table:table-cell>
          <table:table-cell table:formula="of:=[.E244]+[.D245]" office:value-type="float" office:value="13250" calcext:value-type="float">
            <text:p>13250</text:p>
          </table:table-cell>
          <table:table-cell table:formula="of:=IF(AND(NOT([.B245]=&quot;niedziela&quot;);NOT([.B245]=&quot;sobota&quot;));ROUNDDOWN(VLOOKUP([.C245];[.$M$1:.$N$4];2;0) * [.J245];0);0)" office:value-type="float" office:value="9" calcext:value-type="float">
            <text:p>9</text:p>
          </table:table-cell>
          <table:table-cell table:formula="of:=[.F245]*[.$N$8]" office:value-type="float" office:value="270" calcext:value-type="float">
            <text:p>270</text:p>
          </table:table-cell>
          <table:table-cell table:formula="of:=[.G245]+[.H244]" office:value-type="float" office:value="27570" calcext:value-type="float">
            <text:p>27570</text:p>
          </table:table-cell>
          <table:table-cell table:formula="of:=[.H245]-[.E245]" office:value-type="float" office:value="14320" calcext:value-type="float">
            <text:p>143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02" calcext:value-type="date">
            <text:p>2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46] = &quot;niedziela&quot;;[.$N$7]*[.J246];0)" office:value-type="float" office:value="0" calcext:value-type="float">
            <text:p>0</text:p>
          </table:table-cell>
          <table:table-cell table:formula="of:=[.E245]+[.D246]" office:value-type="float" office:value="13250" calcext:value-type="float">
            <text:p>13250</text:p>
          </table:table-cell>
          <table:table-cell table:formula="of:=IF(AND(NOT([.B246]=&quot;niedziela&quot;);NOT([.B246]=&quot;sobota&quot;));ROUNDDOWN(VLOOKUP([.C246];[.$M$1:.$N$4];2;0) * [.J246];0);0)" office:value-type="float" office:value="0" calcext:value-type="float">
            <text:p>0</text:p>
          </table:table-cell>
          <table:table-cell table:formula="of:=[.F246]*[.$N$8]" office:value-type="float" office:value="0" calcext:value-type="float">
            <text:p>0</text:p>
          </table:table-cell>
          <table:table-cell table:formula="of:=[.G246]+[.H245]" office:value-type="float" office:value="27570" calcext:value-type="float">
            <text:p>27570</text:p>
          </table:table-cell>
          <table:table-cell table:formula="of:=[.H246]-[.E246]" office:value-type="float" office:value="14320" calcext:value-type="float">
            <text:p>143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03" calcext:value-type="date">
            <text:p>3.09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47] = &quot;niedziela&quot;;[.$N$7]*[.J247];0)" office:value-type="float" office:value="150" calcext:value-type="float">
            <text:p>150</text:p>
          </table:table-cell>
          <table:table-cell table:formula="of:=[.E246]+[.D247]" office:value-type="float" office:value="13400" calcext:value-type="float">
            <text:p>13400</text:p>
          </table:table-cell>
          <table:table-cell table:formula="of:=IF(AND(NOT([.B247]=&quot;niedziela&quot;);NOT([.B247]=&quot;sobota&quot;));ROUNDDOWN(VLOOKUP([.C247];[.$M$1:.$N$4];2;0) * [.J247];0);0)" office:value-type="float" office:value="0" calcext:value-type="float">
            <text:p>0</text:p>
          </table:table-cell>
          <table:table-cell table:formula="of:=[.F247]*[.$N$8]" office:value-type="float" office:value="0" calcext:value-type="float">
            <text:p>0</text:p>
          </table:table-cell>
          <table:table-cell table:formula="of:=[.G247]+[.H246]" office:value-type="float" office:value="27570" calcext:value-type="float">
            <text:p>27570</text:p>
          </table:table-cell>
          <table:table-cell table:formula="of:=[.H247]-[.E247]" office:value-type="float" office:value="14170" calcext:value-type="float">
            <text:p>141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04" calcext:value-type="date">
            <text:p>4.09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48] = &quot;niedziela&quot;;[.$N$7]*[.J248];0)" office:value-type="float" office:value="0" calcext:value-type="float">
            <text:p>0</text:p>
          </table:table-cell>
          <table:table-cell table:formula="of:=[.E247]+[.D248]" office:value-type="float" office:value="13400" calcext:value-type="float">
            <text:p>13400</text:p>
          </table:table-cell>
          <table:table-cell table:formula="of:=IF(AND(NOT([.B248]=&quot;niedziela&quot;);NOT([.B248]=&quot;sobota&quot;));ROUNDDOWN(VLOOKUP([.C248];[.$M$1:.$N$4];2;0) * [.J248];0);0)" office:value-type="float" office:value="9" calcext:value-type="float">
            <text:p>9</text:p>
          </table:table-cell>
          <table:table-cell table:formula="of:=[.F248]*[.$N$8]" office:value-type="float" office:value="270" calcext:value-type="float">
            <text:p>270</text:p>
          </table:table-cell>
          <table:table-cell table:formula="of:=[.G248]+[.H247]" office:value-type="float" office:value="27840" calcext:value-type="float">
            <text:p>27840</text:p>
          </table:table-cell>
          <table:table-cell table:formula="of:=[.H248]-[.E248]" office:value-type="float" office:value="14440" calcext:value-type="float">
            <text:p>144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05" calcext:value-type="date">
            <text:p>5.09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49] = &quot;niedziela&quot;;[.$N$7]*[.J249];0)" office:value-type="float" office:value="0" calcext:value-type="float">
            <text:p>0</text:p>
          </table:table-cell>
          <table:table-cell table:formula="of:=[.E248]+[.D249]" office:value-type="float" office:value="13400" calcext:value-type="float">
            <text:p>13400</text:p>
          </table:table-cell>
          <table:table-cell table:formula="of:=IF(AND(NOT([.B249]=&quot;niedziela&quot;);NOT([.B249]=&quot;sobota&quot;));ROUNDDOWN(VLOOKUP([.C249];[.$M$1:.$N$4];2;0) * [.J249];0);0)" office:value-type="float" office:value="9" calcext:value-type="float">
            <text:p>9</text:p>
          </table:table-cell>
          <table:table-cell table:formula="of:=[.F249]*[.$N$8]" office:value-type="float" office:value="270" calcext:value-type="float">
            <text:p>270</text:p>
          </table:table-cell>
          <table:table-cell table:formula="of:=[.G249]+[.H248]" office:value-type="float" office:value="28110" calcext:value-type="float">
            <text:p>28110</text:p>
          </table:table-cell>
          <table:table-cell table:formula="of:=[.H249]-[.E249]" office:value-type="float" office:value="14710" calcext:value-type="float">
            <text:p>147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06" calcext:value-type="date">
            <text:p>6.09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50] = &quot;niedziela&quot;;[.$N$7]*[.J250];0)" office:value-type="float" office:value="0" calcext:value-type="float">
            <text:p>0</text:p>
          </table:table-cell>
          <table:table-cell table:formula="of:=[.E249]+[.D250]" office:value-type="float" office:value="13400" calcext:value-type="float">
            <text:p>13400</text:p>
          </table:table-cell>
          <table:table-cell table:formula="of:=IF(AND(NOT([.B250]=&quot;niedziela&quot;);NOT([.B250]=&quot;sobota&quot;));ROUNDDOWN(VLOOKUP([.C250];[.$M$1:.$N$4];2;0) * [.J250];0);0)" office:value-type="float" office:value="9" calcext:value-type="float">
            <text:p>9</text:p>
          </table:table-cell>
          <table:table-cell table:formula="of:=[.F250]*[.$N$8]" office:value-type="float" office:value="270" calcext:value-type="float">
            <text:p>270</text:p>
          </table:table-cell>
          <table:table-cell table:formula="of:=[.G250]+[.H249]" office:value-type="float" office:value="28380" calcext:value-type="float">
            <text:p>28380</text:p>
          </table:table-cell>
          <table:table-cell table:formula="of:=[.H250]-[.E250]" office:value-type="float" office:value="14980" calcext:value-type="float">
            <text:p>14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07" calcext:value-type="date">
            <text:p>7.09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51] = &quot;niedziela&quot;;[.$N$7]*[.J251];0)" office:value-type="float" office:value="0" calcext:value-type="float">
            <text:p>0</text:p>
          </table:table-cell>
          <table:table-cell table:formula="of:=[.E250]+[.D251]" office:value-type="float" office:value="13400" calcext:value-type="float">
            <text:p>13400</text:p>
          </table:table-cell>
          <table:table-cell table:formula="of:=IF(AND(NOT([.B251]=&quot;niedziela&quot;);NOT([.B251]=&quot;sobota&quot;));ROUNDDOWN(VLOOKUP([.C251];[.$M$1:.$N$4];2;0) * [.J251];0);0)" office:value-type="float" office:value="9" calcext:value-type="float">
            <text:p>9</text:p>
          </table:table-cell>
          <table:table-cell table:formula="of:=[.F251]*[.$N$8]" office:value-type="float" office:value="270" calcext:value-type="float">
            <text:p>270</text:p>
          </table:table-cell>
          <table:table-cell table:formula="of:=[.G251]+[.H250]" office:value-type="float" office:value="28650" calcext:value-type="float">
            <text:p>28650</text:p>
          </table:table-cell>
          <table:table-cell table:formula="of:=[.H251]-[.E251]" office:value-type="float" office:value="15250" calcext:value-type="float">
            <text:p>152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08" calcext:value-type="date">
            <text:p>8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52] = &quot;niedziela&quot;;[.$N$7]*[.J252];0)" office:value-type="float" office:value="0" calcext:value-type="float">
            <text:p>0</text:p>
          </table:table-cell>
          <table:table-cell table:formula="of:=[.E251]+[.D252]" office:value-type="float" office:value="13400" calcext:value-type="float">
            <text:p>13400</text:p>
          </table:table-cell>
          <table:table-cell table:formula="of:=IF(AND(NOT([.B252]=&quot;niedziela&quot;);NOT([.B252]=&quot;sobota&quot;));ROUNDDOWN(VLOOKUP([.C252];[.$M$1:.$N$4];2;0) * [.J252];0);0)" office:value-type="float" office:value="9" calcext:value-type="float">
            <text:p>9</text:p>
          </table:table-cell>
          <table:table-cell table:formula="of:=[.F252]*[.$N$8]" office:value-type="float" office:value="270" calcext:value-type="float">
            <text:p>270</text:p>
          </table:table-cell>
          <table:table-cell table:formula="of:=[.G252]+[.H251]" office:value-type="float" office:value="28920" calcext:value-type="float">
            <text:p>28920</text:p>
          </table:table-cell>
          <table:table-cell table:formula="of:=[.H252]-[.E252]" office:value-type="float" office:value="15520" calcext:value-type="float">
            <text:p>155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09" calcext:value-type="date">
            <text:p>9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53] = &quot;niedziela&quot;;[.$N$7]*[.J253];0)" office:value-type="float" office:value="0" calcext:value-type="float">
            <text:p>0</text:p>
          </table:table-cell>
          <table:table-cell table:formula="of:=[.E252]+[.D253]" office:value-type="float" office:value="13400" calcext:value-type="float">
            <text:p>13400</text:p>
          </table:table-cell>
          <table:table-cell table:formula="of:=IF(AND(NOT([.B253]=&quot;niedziela&quot;);NOT([.B253]=&quot;sobota&quot;));ROUNDDOWN(VLOOKUP([.C253];[.$M$1:.$N$4];2;0) * [.J253];0);0)" office:value-type="float" office:value="0" calcext:value-type="float">
            <text:p>0</text:p>
          </table:table-cell>
          <table:table-cell table:formula="of:=[.F253]*[.$N$8]" office:value-type="float" office:value="0" calcext:value-type="float">
            <text:p>0</text:p>
          </table:table-cell>
          <table:table-cell table:formula="of:=[.G253]+[.H252]" office:value-type="float" office:value="28920" calcext:value-type="float">
            <text:p>28920</text:p>
          </table:table-cell>
          <table:table-cell table:formula="of:=[.H253]-[.E253]" office:value-type="float" office:value="15520" calcext:value-type="float">
            <text:p>155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10" calcext:value-type="date">
            <text:p>10.09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54] = &quot;niedziela&quot;;[.$N$7]*[.J254];0)" office:value-type="float" office:value="150" calcext:value-type="float">
            <text:p>150</text:p>
          </table:table-cell>
          <table:table-cell table:formula="of:=[.E253]+[.D254]" office:value-type="float" office:value="13550" calcext:value-type="float">
            <text:p>13550</text:p>
          </table:table-cell>
          <table:table-cell table:formula="of:=IF(AND(NOT([.B254]=&quot;niedziela&quot;);NOT([.B254]=&quot;sobota&quot;));ROUNDDOWN(VLOOKUP([.C254];[.$M$1:.$N$4];2;0) * [.J254];0);0)" office:value-type="float" office:value="0" calcext:value-type="float">
            <text:p>0</text:p>
          </table:table-cell>
          <table:table-cell table:formula="of:=[.F254]*[.$N$8]" office:value-type="float" office:value="0" calcext:value-type="float">
            <text:p>0</text:p>
          </table:table-cell>
          <table:table-cell table:formula="of:=[.G254]+[.H253]" office:value-type="float" office:value="28920" calcext:value-type="float">
            <text:p>28920</text:p>
          </table:table-cell>
          <table:table-cell table:formula="of:=[.H254]-[.E254]" office:value-type="float" office:value="15370" calcext:value-type="float">
            <text:p>153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11" calcext:value-type="date">
            <text:p>11.09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55] = &quot;niedziela&quot;;[.$N$7]*[.J255];0)" office:value-type="float" office:value="0" calcext:value-type="float">
            <text:p>0</text:p>
          </table:table-cell>
          <table:table-cell table:formula="of:=[.E254]+[.D255]" office:value-type="float" office:value="13550" calcext:value-type="float">
            <text:p>13550</text:p>
          </table:table-cell>
          <table:table-cell table:formula="of:=IF(AND(NOT([.B255]=&quot;niedziela&quot;);NOT([.B255]=&quot;sobota&quot;));ROUNDDOWN(VLOOKUP([.C255];[.$M$1:.$N$4];2;0) * [.J255];0);0)" office:value-type="float" office:value="9" calcext:value-type="float">
            <text:p>9</text:p>
          </table:table-cell>
          <table:table-cell table:formula="of:=[.F255]*[.$N$8]" office:value-type="float" office:value="270" calcext:value-type="float">
            <text:p>270</text:p>
          </table:table-cell>
          <table:table-cell table:formula="of:=[.G255]+[.H254]" office:value-type="float" office:value="29190" calcext:value-type="float">
            <text:p>29190</text:p>
          </table:table-cell>
          <table:table-cell table:formula="of:=[.H255]-[.E255]" office:value-type="float" office:value="15640" calcext:value-type="float">
            <text:p>156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12" calcext:value-type="date">
            <text:p>12.09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56] = &quot;niedziela&quot;;[.$N$7]*[.J256];0)" office:value-type="float" office:value="0" calcext:value-type="float">
            <text:p>0</text:p>
          </table:table-cell>
          <table:table-cell table:formula="of:=[.E255]+[.D256]" office:value-type="float" office:value="13550" calcext:value-type="float">
            <text:p>13550</text:p>
          </table:table-cell>
          <table:table-cell table:formula="of:=IF(AND(NOT([.B256]=&quot;niedziela&quot;);NOT([.B256]=&quot;sobota&quot;));ROUNDDOWN(VLOOKUP([.C256];[.$M$1:.$N$4];2;0) * [.J256];0);0)" office:value-type="float" office:value="9" calcext:value-type="float">
            <text:p>9</text:p>
          </table:table-cell>
          <table:table-cell table:formula="of:=[.F256]*[.$N$8]" office:value-type="float" office:value="270" calcext:value-type="float">
            <text:p>270</text:p>
          </table:table-cell>
          <table:table-cell table:formula="of:=[.G256]+[.H255]" office:value-type="float" office:value="29460" calcext:value-type="float">
            <text:p>29460</text:p>
          </table:table-cell>
          <table:table-cell table:formula="of:=[.H256]-[.E256]" office:value-type="float" office:value="15910" calcext:value-type="float">
            <text:p>159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13" calcext:value-type="date">
            <text:p>13.09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57] = &quot;niedziela&quot;;[.$N$7]*[.J257];0)" office:value-type="float" office:value="0" calcext:value-type="float">
            <text:p>0</text:p>
          </table:table-cell>
          <table:table-cell table:formula="of:=[.E256]+[.D257]" office:value-type="float" office:value="13550" calcext:value-type="float">
            <text:p>13550</text:p>
          </table:table-cell>
          <table:table-cell table:formula="of:=IF(AND(NOT([.B257]=&quot;niedziela&quot;);NOT([.B257]=&quot;sobota&quot;));ROUNDDOWN(VLOOKUP([.C257];[.$M$1:.$N$4];2;0) * [.J257];0);0)" office:value-type="float" office:value="9" calcext:value-type="float">
            <text:p>9</text:p>
          </table:table-cell>
          <table:table-cell table:formula="of:=[.F257]*[.$N$8]" office:value-type="float" office:value="270" calcext:value-type="float">
            <text:p>270</text:p>
          </table:table-cell>
          <table:table-cell table:formula="of:=[.G257]+[.H256]" office:value-type="float" office:value="29730" calcext:value-type="float">
            <text:p>29730</text:p>
          </table:table-cell>
          <table:table-cell table:formula="of:=[.H257]-[.E257]" office:value-type="float" office:value="16180" calcext:value-type="float">
            <text:p>161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14" calcext:value-type="date">
            <text:p>14.09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58] = &quot;niedziela&quot;;[.$N$7]*[.J258];0)" office:value-type="float" office:value="0" calcext:value-type="float">
            <text:p>0</text:p>
          </table:table-cell>
          <table:table-cell table:formula="of:=[.E257]+[.D258]" office:value-type="float" office:value="13550" calcext:value-type="float">
            <text:p>13550</text:p>
          </table:table-cell>
          <table:table-cell table:formula="of:=IF(AND(NOT([.B258]=&quot;niedziela&quot;);NOT([.B258]=&quot;sobota&quot;));ROUNDDOWN(VLOOKUP([.C258];[.$M$1:.$N$4];2;0) * [.J258];0);0)" office:value-type="float" office:value="9" calcext:value-type="float">
            <text:p>9</text:p>
          </table:table-cell>
          <table:table-cell table:formula="of:=[.F258]*[.$N$8]" office:value-type="float" office:value="270" calcext:value-type="float">
            <text:p>270</text:p>
          </table:table-cell>
          <table:table-cell table:formula="of:=[.G258]+[.H257]" office:value-type="float" office:value="30000" calcext:value-type="float">
            <text:p>30000</text:p>
          </table:table-cell>
          <table:table-cell table:formula="of:=[.H258]-[.E258]" office:value-type="float" office:value="16450" calcext:value-type="float">
            <text:p>164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15" calcext:value-type="date">
            <text:p>15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59] = &quot;niedziela&quot;;[.$N$7]*[.J259];0)" office:value-type="float" office:value="0" calcext:value-type="float">
            <text:p>0</text:p>
          </table:table-cell>
          <table:table-cell table:formula="of:=[.E258]+[.D259]" office:value-type="float" office:value="13550" calcext:value-type="float">
            <text:p>13550</text:p>
          </table:table-cell>
          <table:table-cell table:formula="of:=IF(AND(NOT([.B259]=&quot;niedziela&quot;);NOT([.B259]=&quot;sobota&quot;));ROUNDDOWN(VLOOKUP([.C259];[.$M$1:.$N$4];2;0) * [.J259];0);0)" office:value-type="float" office:value="9" calcext:value-type="float">
            <text:p>9</text:p>
          </table:table-cell>
          <table:table-cell table:formula="of:=[.F259]*[.$N$8]" office:value-type="float" office:value="270" calcext:value-type="float">
            <text:p>270</text:p>
          </table:table-cell>
          <table:table-cell table:formula="of:=[.G259]+[.H258]" office:value-type="float" office:value="30270" calcext:value-type="float">
            <text:p>30270</text:p>
          </table:table-cell>
          <table:table-cell table:formula="of:=[.H259]-[.E259]" office:value-type="float" office:value="16720" calcext:value-type="float">
            <text:p>167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16" calcext:value-type="date">
            <text:p>16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260] = &quot;niedziela&quot;;[.$N$7]*[.J260];0)" office:value-type="float" office:value="0" calcext:value-type="float">
            <text:p>0</text:p>
          </table:table-cell>
          <table:table-cell table:formula="of:=[.E259]+[.D260]" office:value-type="float" office:value="13550" calcext:value-type="float">
            <text:p>13550</text:p>
          </table:table-cell>
          <table:table-cell table:formula="of:=IF(AND(NOT([.B260]=&quot;niedziela&quot;);NOT([.B260]=&quot;sobota&quot;));ROUNDDOWN(VLOOKUP([.C260];[.$M$1:.$N$4];2;0) * [.J260];0);0)" office:value-type="float" office:value="0" calcext:value-type="float">
            <text:p>0</text:p>
          </table:table-cell>
          <table:table-cell table:formula="of:=[.F260]*[.$N$8]" office:value-type="float" office:value="0" calcext:value-type="float">
            <text:p>0</text:p>
          </table:table-cell>
          <table:table-cell table:formula="of:=[.G260]+[.H259]" office:value-type="float" office:value="30270" calcext:value-type="float">
            <text:p>30270</text:p>
          </table:table-cell>
          <table:table-cell table:formula="of:=[.H260]-[.E260]" office:value-type="float" office:value="16720" calcext:value-type="float">
            <text:p>167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17" calcext:value-type="date">
            <text:p>17.09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261] = &quot;niedziela&quot;;[.$N$7]*[.J261];0)" office:value-type="float" office:value="150" calcext:value-type="float">
            <text:p>150</text:p>
          </table:table-cell>
          <table:table-cell table:formula="of:=[.E260]+[.D261]" office:value-type="float" office:value="13700" calcext:value-type="float">
            <text:p>13700</text:p>
          </table:table-cell>
          <table:table-cell table:formula="of:=IF(AND(NOT([.B261]=&quot;niedziela&quot;);NOT([.B261]=&quot;sobota&quot;));ROUNDDOWN(VLOOKUP([.C261];[.$M$1:.$N$4];2;0) * [.J261];0);0)" office:value-type="float" office:value="0" calcext:value-type="float">
            <text:p>0</text:p>
          </table:table-cell>
          <table:table-cell table:formula="of:=[.F261]*[.$N$8]" office:value-type="float" office:value="0" calcext:value-type="float">
            <text:p>0</text:p>
          </table:table-cell>
          <table:table-cell table:formula="of:=[.G261]+[.H260]" office:value-type="float" office:value="30270" calcext:value-type="float">
            <text:p>30270</text:p>
          </table:table-cell>
          <table:table-cell table:formula="of:=[.H261]-[.E261]" office:value-type="float" office:value="16570" calcext:value-type="float">
            <text:p>165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18" calcext:value-type="date">
            <text:p>18.09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262] = &quot;niedziela&quot;;[.$N$7]*[.J262];0)" office:value-type="float" office:value="0" calcext:value-type="float">
            <text:p>0</text:p>
          </table:table-cell>
          <table:table-cell table:formula="of:=[.E261]+[.D262]" office:value-type="float" office:value="13700" calcext:value-type="float">
            <text:p>13700</text:p>
          </table:table-cell>
          <table:table-cell table:formula="of:=IF(AND(NOT([.B262]=&quot;niedziela&quot;);NOT([.B262]=&quot;sobota&quot;));ROUNDDOWN(VLOOKUP([.C262];[.$M$1:.$N$4];2;0) * [.J262];0);0)" office:value-type="float" office:value="9" calcext:value-type="float">
            <text:p>9</text:p>
          </table:table-cell>
          <table:table-cell table:formula="of:=[.F262]*[.$N$8]" office:value-type="float" office:value="270" calcext:value-type="float">
            <text:p>270</text:p>
          </table:table-cell>
          <table:table-cell table:formula="of:=[.G262]+[.H261]" office:value-type="float" office:value="30540" calcext:value-type="float">
            <text:p>30540</text:p>
          </table:table-cell>
          <table:table-cell table:formula="of:=[.H262]-[.E262]" office:value-type="float" office:value="16840" calcext:value-type="float">
            <text:p>168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19" calcext:value-type="date">
            <text:p>19.09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263] = &quot;niedziela&quot;;[.$N$7]*[.J263];0)" office:value-type="float" office:value="0" calcext:value-type="float">
            <text:p>0</text:p>
          </table:table-cell>
          <table:table-cell table:formula="of:=[.E262]+[.D263]" office:value-type="float" office:value="13700" calcext:value-type="float">
            <text:p>13700</text:p>
          </table:table-cell>
          <table:table-cell table:formula="of:=IF(AND(NOT([.B263]=&quot;niedziela&quot;);NOT([.B263]=&quot;sobota&quot;));ROUNDDOWN(VLOOKUP([.C263];[.$M$1:.$N$4];2;0) * [.J263];0);0)" office:value-type="float" office:value="9" calcext:value-type="float">
            <text:p>9</text:p>
          </table:table-cell>
          <table:table-cell table:formula="of:=[.F263]*[.$N$8]" office:value-type="float" office:value="270" calcext:value-type="float">
            <text:p>270</text:p>
          </table:table-cell>
          <table:table-cell table:formula="of:=[.G263]+[.H262]" office:value-type="float" office:value="30810" calcext:value-type="float">
            <text:p>30810</text:p>
          </table:table-cell>
          <table:table-cell table:formula="of:=[.H263]-[.E263]" office:value-type="float" office:value="17110" calcext:value-type="float">
            <text:p>171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20" calcext:value-type="date">
            <text:p>20.09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264] = &quot;niedziela&quot;;[.$N$7]*[.J264];0)" office:value-type="float" office:value="0" calcext:value-type="float">
            <text:p>0</text:p>
          </table:table-cell>
          <table:table-cell table:formula="of:=[.E263]+[.D264]" office:value-type="float" office:value="13700" calcext:value-type="float">
            <text:p>13700</text:p>
          </table:table-cell>
          <table:table-cell table:formula="of:=IF(AND(NOT([.B264]=&quot;niedziela&quot;);NOT([.B264]=&quot;sobota&quot;));ROUNDDOWN(VLOOKUP([.C264];[.$M$1:.$N$4];2;0) * [.J264];0);0)" office:value-type="float" office:value="9" calcext:value-type="float">
            <text:p>9</text:p>
          </table:table-cell>
          <table:table-cell table:formula="of:=[.F264]*[.$N$8]" office:value-type="float" office:value="270" calcext:value-type="float">
            <text:p>270</text:p>
          </table:table-cell>
          <table:table-cell table:formula="of:=[.G264]+[.H263]" office:value-type="float" office:value="31080" calcext:value-type="float">
            <text:p>31080</text:p>
          </table:table-cell>
          <table:table-cell table:formula="of:=[.H264]-[.E264]" office:value-type="float" office:value="17380" calcext:value-type="float">
            <text:p>17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21" calcext:value-type="date">
            <text:p>21.09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265] = &quot;niedziela&quot;;[.$N$7]*[.J265];0)" office:value-type="float" office:value="0" calcext:value-type="float">
            <text:p>0</text:p>
          </table:table-cell>
          <table:table-cell table:formula="of:=[.E264]+[.D265]" office:value-type="float" office:value="13700" calcext:value-type="float">
            <text:p>13700</text:p>
          </table:table-cell>
          <table:table-cell table:formula="of:=IF(AND(NOT([.B265]=&quot;niedziela&quot;);NOT([.B265]=&quot;sobota&quot;));ROUNDDOWN(VLOOKUP([.C265];[.$M$1:.$N$4];2;0) * [.J265];0);0)" office:value-type="float" office:value="9" calcext:value-type="float">
            <text:p>9</text:p>
          </table:table-cell>
          <table:table-cell table:formula="of:=[.F265]*[.$N$8]" office:value-type="float" office:value="270" calcext:value-type="float">
            <text:p>270</text:p>
          </table:table-cell>
          <table:table-cell table:formula="of:=[.G265]+[.H264]" office:value-type="float" office:value="31350" calcext:value-type="float">
            <text:p>31350</text:p>
          </table:table-cell>
          <table:table-cell table:formula="of:=[.H265]-[.E265]" office:value-type="float" office:value="17650" calcext:value-type="float">
            <text:p>176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22" calcext:value-type="date">
            <text:p>22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266] = &quot;niedziela&quot;;[.$N$7]*[.J266];0)" office:value-type="float" office:value="0" calcext:value-type="float">
            <text:p>0</text:p>
          </table:table-cell>
          <table:table-cell table:formula="of:=[.E265]+[.D266]" office:value-type="float" office:value="13700" calcext:value-type="float">
            <text:p>13700</text:p>
          </table:table-cell>
          <table:table-cell table:formula="of:=IF(AND(NOT([.B266]=&quot;niedziela&quot;);NOT([.B266]=&quot;sobota&quot;));ROUNDDOWN(VLOOKUP([.C266];[.$M$1:.$N$4];2;0) * [.J266];0);0)" office:value-type="float" office:value="9" calcext:value-type="float">
            <text:p>9</text:p>
          </table:table-cell>
          <table:table-cell table:formula="of:=[.F266]*[.$N$8]" office:value-type="float" office:value="270" calcext:value-type="float">
            <text:p>270</text:p>
          </table:table-cell>
          <table:table-cell table:formula="of:=[.G266]+[.H265]" office:value-type="float" office:value="31620" calcext:value-type="float">
            <text:p>31620</text:p>
          </table:table-cell>
          <table:table-cell table:formula="of:=[.H266]-[.E266]" office:value-type="float" office:value="17920" calcext:value-type="float">
            <text:p>179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23" calcext:value-type="date">
            <text:p>23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67] = &quot;niedziela&quot;;[.$N$7]*[.J267];0)" office:value-type="float" office:value="0" calcext:value-type="float">
            <text:p>0</text:p>
          </table:table-cell>
          <table:table-cell table:formula="of:=[.E266]+[.D267]" office:value-type="float" office:value="13700" calcext:value-type="float">
            <text:p>13700</text:p>
          </table:table-cell>
          <table:table-cell table:formula="of:=IF(AND(NOT([.B267]=&quot;niedziela&quot;);NOT([.B267]=&quot;sobota&quot;));ROUNDDOWN(VLOOKUP([.C267];[.$M$1:.$N$4];2;0) * [.J267];0);0)" office:value-type="float" office:value="0" calcext:value-type="float">
            <text:p>0</text:p>
          </table:table-cell>
          <table:table-cell table:formula="of:=[.F267]*[.$N$8]" office:value-type="float" office:value="0" calcext:value-type="float">
            <text:p>0</text:p>
          </table:table-cell>
          <table:table-cell table:formula="of:=[.G267]+[.H266]" office:value-type="float" office:value="31620" calcext:value-type="float">
            <text:p>31620</text:p>
          </table:table-cell>
          <table:table-cell table:formula="of:=[.H267]-[.E267]" office:value-type="float" office:value="17920" calcext:value-type="float">
            <text:p>179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24" calcext:value-type="date">
            <text:p>24.09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68] = &quot;niedziela&quot;;[.$N$7]*[.J268];0)" office:value-type="float" office:value="150" calcext:value-type="float">
            <text:p>150</text:p>
          </table:table-cell>
          <table:table-cell table:formula="of:=[.E267]+[.D268]" office:value-type="float" office:value="13850" calcext:value-type="float">
            <text:p>13850</text:p>
          </table:table-cell>
          <table:table-cell table:formula="of:=IF(AND(NOT([.B268]=&quot;niedziela&quot;);NOT([.B268]=&quot;sobota&quot;));ROUNDDOWN(VLOOKUP([.C268];[.$M$1:.$N$4];2;0) * [.J268];0);0)" office:value-type="float" office:value="0" calcext:value-type="float">
            <text:p>0</text:p>
          </table:table-cell>
          <table:table-cell table:formula="of:=[.F268]*[.$N$8]" office:value-type="float" office:value="0" calcext:value-type="float">
            <text:p>0</text:p>
          </table:table-cell>
          <table:table-cell table:formula="of:=[.G268]+[.H267]" office:value-type="float" office:value="31620" calcext:value-type="float">
            <text:p>31620</text:p>
          </table:table-cell>
          <table:table-cell table:formula="of:=[.H268]-[.E268]" office:value-type="float" office:value="17770" calcext:value-type="float">
            <text:p>177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25" calcext:value-type="date">
            <text:p>25.09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69] = &quot;niedziela&quot;;[.$N$7]*[.J269];0)" office:value-type="float" office:value="0" calcext:value-type="float">
            <text:p>0</text:p>
          </table:table-cell>
          <table:table-cell table:formula="of:=[.E268]+[.D269]" office:value-type="float" office:value="13850" calcext:value-type="float">
            <text:p>13850</text:p>
          </table:table-cell>
          <table:table-cell table:formula="of:=IF(AND(NOT([.B269]=&quot;niedziela&quot;);NOT([.B269]=&quot;sobota&quot;));ROUNDDOWN(VLOOKUP([.C269];[.$M$1:.$N$4];2;0) * [.J269];0);0)" office:value-type="float" office:value="4" calcext:value-type="float">
            <text:p>4</text:p>
          </table:table-cell>
          <table:table-cell table:formula="of:=[.F269]*[.$N$8]" office:value-type="float" office:value="120" calcext:value-type="float">
            <text:p>120</text:p>
          </table:table-cell>
          <table:table-cell table:formula="of:=[.G269]+[.H268]" office:value-type="float" office:value="31740" calcext:value-type="float">
            <text:p>31740</text:p>
          </table:table-cell>
          <table:table-cell table:formula="of:=[.H269]-[.E269]" office:value-type="float" office:value="17890" calcext:value-type="float">
            <text:p>178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26" calcext:value-type="date">
            <text:p>26.09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70] = &quot;niedziela&quot;;[.$N$7]*[.J270];0)" office:value-type="float" office:value="0" calcext:value-type="float">
            <text:p>0</text:p>
          </table:table-cell>
          <table:table-cell table:formula="of:=[.E269]+[.D270]" office:value-type="float" office:value="13850" calcext:value-type="float">
            <text:p>13850</text:p>
          </table:table-cell>
          <table:table-cell table:formula="of:=IF(AND(NOT([.B270]=&quot;niedziela&quot;);NOT([.B270]=&quot;sobota&quot;));ROUNDDOWN(VLOOKUP([.C270];[.$M$1:.$N$4];2;0) * [.J270];0);0)" office:value-type="float" office:value="4" calcext:value-type="float">
            <text:p>4</text:p>
          </table:table-cell>
          <table:table-cell table:formula="of:=[.F270]*[.$N$8]" office:value-type="float" office:value="120" calcext:value-type="float">
            <text:p>120</text:p>
          </table:table-cell>
          <table:table-cell table:formula="of:=[.G270]+[.H269]" office:value-type="float" office:value="31860" calcext:value-type="float">
            <text:p>31860</text:p>
          </table:table-cell>
          <table:table-cell table:formula="of:=[.H270]-[.E270]" office:value-type="float" office:value="18010" calcext:value-type="float">
            <text:p>180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27" calcext:value-type="date">
            <text:p>27.09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71] = &quot;niedziela&quot;;[.$N$7]*[.J271];0)" office:value-type="float" office:value="0" calcext:value-type="float">
            <text:p>0</text:p>
          </table:table-cell>
          <table:table-cell table:formula="of:=[.E270]+[.D271]" office:value-type="float" office:value="13850" calcext:value-type="float">
            <text:p>13850</text:p>
          </table:table-cell>
          <table:table-cell table:formula="of:=IF(AND(NOT([.B271]=&quot;niedziela&quot;);NOT([.B271]=&quot;sobota&quot;));ROUNDDOWN(VLOOKUP([.C271];[.$M$1:.$N$4];2;0) * [.J271];0);0)" office:value-type="float" office:value="4" calcext:value-type="float">
            <text:p>4</text:p>
          </table:table-cell>
          <table:table-cell table:formula="of:=[.F271]*[.$N$8]" office:value-type="float" office:value="120" calcext:value-type="float">
            <text:p>120</text:p>
          </table:table-cell>
          <table:table-cell table:formula="of:=[.G271]+[.H270]" office:value-type="float" office:value="31980" calcext:value-type="float">
            <text:p>31980</text:p>
          </table:table-cell>
          <table:table-cell table:formula="of:=[.H271]-[.E271]" office:value-type="float" office:value="18130" calcext:value-type="float">
            <text:p>181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28" calcext:value-type="date">
            <text:p>28.09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272] = &quot;niedziela&quot;;[.$N$7]*[.J272];0)" office:value-type="float" office:value="0" calcext:value-type="float">
            <text:p>0</text:p>
          </table:table-cell>
          <table:table-cell table:formula="of:=[.E271]+[.D272]" office:value-type="float" office:value="13850" calcext:value-type="float">
            <text:p>13850</text:p>
          </table:table-cell>
          <table:table-cell table:formula="of:=IF(AND(NOT([.B272]=&quot;niedziela&quot;);NOT([.B272]=&quot;sobota&quot;));ROUNDDOWN(VLOOKUP([.C272];[.$M$1:.$N$4];2;0) * [.J272];0);0)" office:value-type="float" office:value="4" calcext:value-type="float">
            <text:p>4</text:p>
          </table:table-cell>
          <table:table-cell table:formula="of:=[.F272]*[.$N$8]" office:value-type="float" office:value="120" calcext:value-type="float">
            <text:p>120</text:p>
          </table:table-cell>
          <table:table-cell table:formula="of:=[.G272]+[.H271]" office:value-type="float" office:value="32100" calcext:value-type="float">
            <text:p>32100</text:p>
          </table:table-cell>
          <table:table-cell table:formula="of:=[.H272]-[.E272]" office:value-type="float" office:value="18250" calcext:value-type="float">
            <text:p>182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29" calcext:value-type="date">
            <text:p>29.09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273] = &quot;niedziela&quot;;[.$N$7]*[.J273];0)" office:value-type="float" office:value="0" calcext:value-type="float">
            <text:p>0</text:p>
          </table:table-cell>
          <table:table-cell table:formula="of:=[.E272]+[.D273]" office:value-type="float" office:value="13850" calcext:value-type="float">
            <text:p>13850</text:p>
          </table:table-cell>
          <table:table-cell table:formula="of:=IF(AND(NOT([.B273]=&quot;niedziela&quot;);NOT([.B273]=&quot;sobota&quot;));ROUNDDOWN(VLOOKUP([.C273];[.$M$1:.$N$4];2;0) * [.J273];0);0)" office:value-type="float" office:value="4" calcext:value-type="float">
            <text:p>4</text:p>
          </table:table-cell>
          <table:table-cell table:formula="of:=[.F273]*[.$N$8]" office:value-type="float" office:value="120" calcext:value-type="float">
            <text:p>120</text:p>
          </table:table-cell>
          <table:table-cell table:formula="of:=[.G273]+[.H272]" office:value-type="float" office:value="32220" calcext:value-type="float">
            <text:p>32220</text:p>
          </table:table-cell>
          <table:table-cell table:formula="of:=[.H273]-[.E273]" office:value-type="float" office:value="18370" calcext:value-type="float">
            <text:p>183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09-30" calcext:value-type="date">
            <text:p>30.09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74] = &quot;niedziela&quot;;[.$N$7]*[.J274];0)" office:value-type="float" office:value="0" calcext:value-type="float">
            <text:p>0</text:p>
          </table:table-cell>
          <table:table-cell table:formula="of:=[.E273]+[.D274]" office:value-type="float" office:value="13850" calcext:value-type="float">
            <text:p>13850</text:p>
          </table:table-cell>
          <table:table-cell table:formula="of:=IF(AND(NOT([.B274]=&quot;niedziela&quot;);NOT([.B274]=&quot;sobota&quot;));ROUNDDOWN(VLOOKUP([.C274];[.$M$1:.$N$4];2;0) * [.J274];0);0)" office:value-type="float" office:value="0" calcext:value-type="float">
            <text:p>0</text:p>
          </table:table-cell>
          <table:table-cell table:formula="of:=[.F274]*[.$N$8]" office:value-type="float" office:value="0" calcext:value-type="float">
            <text:p>0</text:p>
          </table:table-cell>
          <table:table-cell table:formula="of:=[.G274]+[.H273]" office:value-type="float" office:value="32220" calcext:value-type="float">
            <text:p>32220</text:p>
          </table:table-cell>
          <table:table-cell table:formula="of:=[.H274]-[.E274]" office:value-type="float" office:value="18370" calcext:value-type="float">
            <text:p>183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01" calcext:value-type="date">
            <text:p>1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75] = &quot;niedziela&quot;;[.$N$7]*[.J275];0)" office:value-type="float" office:value="150" calcext:value-type="float">
            <text:p>150</text:p>
          </table:table-cell>
          <table:table-cell table:formula="of:=[.E274]+[.D275]" office:value-type="float" office:value="14000" calcext:value-type="float">
            <text:p>14000</text:p>
          </table:table-cell>
          <table:table-cell table:formula="of:=IF(AND(NOT([.B275]=&quot;niedziela&quot;);NOT([.B275]=&quot;sobota&quot;));ROUNDDOWN(VLOOKUP([.C275];[.$M$1:.$N$4];2;0) * [.J275];0);0)" office:value-type="float" office:value="0" calcext:value-type="float">
            <text:p>0</text:p>
          </table:table-cell>
          <table:table-cell table:formula="of:=[.F275]*[.$N$8]" office:value-type="float" office:value="0" calcext:value-type="float">
            <text:p>0</text:p>
          </table:table-cell>
          <table:table-cell table:formula="of:=[.G275]+[.H274]" office:value-type="float" office:value="32220" calcext:value-type="float">
            <text:p>32220</text:p>
          </table:table-cell>
          <table:table-cell table:formula="of:=[.H275]-[.E275]" office:value-type="float" office:value="18220" calcext:value-type="float">
            <text:p>182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02" calcext:value-type="date">
            <text:p>2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76] = &quot;niedziela&quot;;[.$N$7]*[.J276];0)" office:value-type="float" office:value="0" calcext:value-type="float">
            <text:p>0</text:p>
          </table:table-cell>
          <table:table-cell table:formula="of:=[.E275]+[.D276]" office:value-type="float" office:value="14000" calcext:value-type="float">
            <text:p>14000</text:p>
          </table:table-cell>
          <table:table-cell table:formula="of:=IF(AND(NOT([.B276]=&quot;niedziela&quot;);NOT([.B276]=&quot;sobota&quot;));ROUNDDOWN(VLOOKUP([.C276];[.$M$1:.$N$4];2;0) * [.J276];0);0)" office:value-type="float" office:value="4" calcext:value-type="float">
            <text:p>4</text:p>
          </table:table-cell>
          <table:table-cell table:formula="of:=[.F276]*[.$N$8]" office:value-type="float" office:value="120" calcext:value-type="float">
            <text:p>120</text:p>
          </table:table-cell>
          <table:table-cell table:formula="of:=[.G276]+[.H275]" office:value-type="float" office:value="32340" calcext:value-type="float">
            <text:p>32340</text:p>
          </table:table-cell>
          <table:table-cell table:formula="of:=[.H276]-[.E276]" office:value-type="float" office:value="18340" calcext:value-type="float">
            <text:p>183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03" calcext:value-type="date">
            <text:p>3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77] = &quot;niedziela&quot;;[.$N$7]*[.J277];0)" office:value-type="float" office:value="0" calcext:value-type="float">
            <text:p>0</text:p>
          </table:table-cell>
          <table:table-cell table:formula="of:=[.E276]+[.D277]" office:value-type="float" office:value="14000" calcext:value-type="float">
            <text:p>14000</text:p>
          </table:table-cell>
          <table:table-cell table:formula="of:=IF(AND(NOT([.B277]=&quot;niedziela&quot;);NOT([.B277]=&quot;sobota&quot;));ROUNDDOWN(VLOOKUP([.C277];[.$M$1:.$N$4];2;0) * [.J277];0);0)" office:value-type="float" office:value="4" calcext:value-type="float">
            <text:p>4</text:p>
          </table:table-cell>
          <table:table-cell table:formula="of:=[.F277]*[.$N$8]" office:value-type="float" office:value="120" calcext:value-type="float">
            <text:p>120</text:p>
          </table:table-cell>
          <table:table-cell table:formula="of:=[.G277]+[.H276]" office:value-type="float" office:value="32460" calcext:value-type="float">
            <text:p>32460</text:p>
          </table:table-cell>
          <table:table-cell table:formula="of:=[.H277]-[.E277]" office:value-type="float" office:value="18460" calcext:value-type="float">
            <text:p>184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04" calcext:value-type="date">
            <text:p>4.10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78] = &quot;niedziela&quot;;[.$N$7]*[.J278];0)" office:value-type="float" office:value="0" calcext:value-type="float">
            <text:p>0</text:p>
          </table:table-cell>
          <table:table-cell table:formula="of:=[.E277]+[.D278]" office:value-type="float" office:value="14000" calcext:value-type="float">
            <text:p>14000</text:p>
          </table:table-cell>
          <table:table-cell table:formula="of:=IF(AND(NOT([.B278]=&quot;niedziela&quot;);NOT([.B278]=&quot;sobota&quot;));ROUNDDOWN(VLOOKUP([.C278];[.$M$1:.$N$4];2;0) * [.J278];0);0)" office:value-type="float" office:value="4" calcext:value-type="float">
            <text:p>4</text:p>
          </table:table-cell>
          <table:table-cell table:formula="of:=[.F278]*[.$N$8]" office:value-type="float" office:value="120" calcext:value-type="float">
            <text:p>120</text:p>
          </table:table-cell>
          <table:table-cell table:formula="of:=[.G278]+[.H277]" office:value-type="float" office:value="32580" calcext:value-type="float">
            <text:p>32580</text:p>
          </table:table-cell>
          <table:table-cell table:formula="of:=[.H278]-[.E278]" office:value-type="float" office:value="18580" calcext:value-type="float">
            <text:p>185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05" calcext:value-type="date">
            <text:p>5.10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279] = &quot;niedziela&quot;;[.$N$7]*[.J279];0)" office:value-type="float" office:value="0" calcext:value-type="float">
            <text:p>0</text:p>
          </table:table-cell>
          <table:table-cell table:formula="of:=[.E278]+[.D279]" office:value-type="float" office:value="14000" calcext:value-type="float">
            <text:p>14000</text:p>
          </table:table-cell>
          <table:table-cell table:formula="of:=IF(AND(NOT([.B279]=&quot;niedziela&quot;);NOT([.B279]=&quot;sobota&quot;));ROUNDDOWN(VLOOKUP([.C279];[.$M$1:.$N$4];2;0) * [.J279];0);0)" office:value-type="float" office:value="4" calcext:value-type="float">
            <text:p>4</text:p>
          </table:table-cell>
          <table:table-cell table:formula="of:=[.F279]*[.$N$8]" office:value-type="float" office:value="120" calcext:value-type="float">
            <text:p>120</text:p>
          </table:table-cell>
          <table:table-cell table:formula="of:=[.G279]+[.H278]" office:value-type="float" office:value="32700" calcext:value-type="float">
            <text:p>32700</text:p>
          </table:table-cell>
          <table:table-cell table:formula="of:=[.H279]-[.E279]" office:value-type="float" office:value="18700" calcext:value-type="float">
            <text:p>18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06" calcext:value-type="date">
            <text:p>6.10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280] = &quot;niedziela&quot;;[.$N$7]*[.J280];0)" office:value-type="float" office:value="0" calcext:value-type="float">
            <text:p>0</text:p>
          </table:table-cell>
          <table:table-cell table:formula="of:=[.E279]+[.D280]" office:value-type="float" office:value="14000" calcext:value-type="float">
            <text:p>14000</text:p>
          </table:table-cell>
          <table:table-cell table:formula="of:=IF(AND(NOT([.B280]=&quot;niedziela&quot;);NOT([.B280]=&quot;sobota&quot;));ROUNDDOWN(VLOOKUP([.C280];[.$M$1:.$N$4];2;0) * [.J280];0);0)" office:value-type="float" office:value="4" calcext:value-type="float">
            <text:p>4</text:p>
          </table:table-cell>
          <table:table-cell table:formula="of:=[.F280]*[.$N$8]" office:value-type="float" office:value="120" calcext:value-type="float">
            <text:p>120</text:p>
          </table:table-cell>
          <table:table-cell table:formula="of:=[.G280]+[.H279]" office:value-type="float" office:value="32820" calcext:value-type="float">
            <text:p>32820</text:p>
          </table:table-cell>
          <table:table-cell table:formula="of:=[.H280]-[.E280]" office:value-type="float" office:value="18820" calcext:value-type="float">
            <text:p>188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07" calcext:value-type="date">
            <text:p>7.10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81] = &quot;niedziela&quot;;[.$N$7]*[.J281];0)" office:value-type="float" office:value="0" calcext:value-type="float">
            <text:p>0</text:p>
          </table:table-cell>
          <table:table-cell table:formula="of:=[.E280]+[.D281]" office:value-type="float" office:value="14000" calcext:value-type="float">
            <text:p>14000</text:p>
          </table:table-cell>
          <table:table-cell table:formula="of:=IF(AND(NOT([.B281]=&quot;niedziela&quot;);NOT([.B281]=&quot;sobota&quot;));ROUNDDOWN(VLOOKUP([.C281];[.$M$1:.$N$4];2;0) * [.J281];0);0)" office:value-type="float" office:value="0" calcext:value-type="float">
            <text:p>0</text:p>
          </table:table-cell>
          <table:table-cell table:formula="of:=[.F281]*[.$N$8]" office:value-type="float" office:value="0" calcext:value-type="float">
            <text:p>0</text:p>
          </table:table-cell>
          <table:table-cell table:formula="of:=[.G281]+[.H280]" office:value-type="float" office:value="32820" calcext:value-type="float">
            <text:p>32820</text:p>
          </table:table-cell>
          <table:table-cell table:formula="of:=[.H281]-[.E281]" office:value-type="float" office:value="18820" calcext:value-type="float">
            <text:p>188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08" calcext:value-type="date">
            <text:p>8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82] = &quot;niedziela&quot;;[.$N$7]*[.J282];0)" office:value-type="float" office:value="150" calcext:value-type="float">
            <text:p>150</text:p>
          </table:table-cell>
          <table:table-cell table:formula="of:=[.E281]+[.D282]" office:value-type="float" office:value="14150" calcext:value-type="float">
            <text:p>14150</text:p>
          </table:table-cell>
          <table:table-cell table:formula="of:=IF(AND(NOT([.B282]=&quot;niedziela&quot;);NOT([.B282]=&quot;sobota&quot;));ROUNDDOWN(VLOOKUP([.C282];[.$M$1:.$N$4];2;0) * [.J282];0);0)" office:value-type="float" office:value="0" calcext:value-type="float">
            <text:p>0</text:p>
          </table:table-cell>
          <table:table-cell table:formula="of:=[.F282]*[.$N$8]" office:value-type="float" office:value="0" calcext:value-type="float">
            <text:p>0</text:p>
          </table:table-cell>
          <table:table-cell table:formula="of:=[.G282]+[.H281]" office:value-type="float" office:value="32820" calcext:value-type="float">
            <text:p>32820</text:p>
          </table:table-cell>
          <table:table-cell table:formula="of:=[.H282]-[.E282]" office:value-type="float" office:value="18670" calcext:value-type="float">
            <text:p>186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09" calcext:value-type="date">
            <text:p>9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83] = &quot;niedziela&quot;;[.$N$7]*[.J283];0)" office:value-type="float" office:value="0" calcext:value-type="float">
            <text:p>0</text:p>
          </table:table-cell>
          <table:table-cell table:formula="of:=[.E282]+[.D283]" office:value-type="float" office:value="14150" calcext:value-type="float">
            <text:p>14150</text:p>
          </table:table-cell>
          <table:table-cell table:formula="of:=IF(AND(NOT([.B283]=&quot;niedziela&quot;);NOT([.B283]=&quot;sobota&quot;));ROUNDDOWN(VLOOKUP([.C283];[.$M$1:.$N$4];2;0) * [.J283];0);0)" office:value-type="float" office:value="4" calcext:value-type="float">
            <text:p>4</text:p>
          </table:table-cell>
          <table:table-cell table:formula="of:=[.F283]*[.$N$8]" office:value-type="float" office:value="120" calcext:value-type="float">
            <text:p>120</text:p>
          </table:table-cell>
          <table:table-cell table:formula="of:=[.G283]+[.H282]" office:value-type="float" office:value="32940" calcext:value-type="float">
            <text:p>32940</text:p>
          </table:table-cell>
          <table:table-cell table:formula="of:=[.H283]-[.E283]" office:value-type="float" office:value="18790" calcext:value-type="float">
            <text:p>187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10" calcext:value-type="date">
            <text:p>10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84] = &quot;niedziela&quot;;[.$N$7]*[.J284];0)" office:value-type="float" office:value="0" calcext:value-type="float">
            <text:p>0</text:p>
          </table:table-cell>
          <table:table-cell table:formula="of:=[.E283]+[.D284]" office:value-type="float" office:value="14150" calcext:value-type="float">
            <text:p>14150</text:p>
          </table:table-cell>
          <table:table-cell table:formula="of:=IF(AND(NOT([.B284]=&quot;niedziela&quot;);NOT([.B284]=&quot;sobota&quot;));ROUNDDOWN(VLOOKUP([.C284];[.$M$1:.$N$4];2;0) * [.J284];0);0)" office:value-type="float" office:value="4" calcext:value-type="float">
            <text:p>4</text:p>
          </table:table-cell>
          <table:table-cell table:formula="of:=[.F284]*[.$N$8]" office:value-type="float" office:value="120" calcext:value-type="float">
            <text:p>120</text:p>
          </table:table-cell>
          <table:table-cell table:formula="of:=[.G284]+[.H283]" office:value-type="float" office:value="33060" calcext:value-type="float">
            <text:p>33060</text:p>
          </table:table-cell>
          <table:table-cell table:formula="of:=[.H284]-[.E284]" office:value-type="float" office:value="18910" calcext:value-type="float">
            <text:p>189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11" calcext:value-type="date">
            <text:p>11.10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85] = &quot;niedziela&quot;;[.$N$7]*[.J285];0)" office:value-type="float" office:value="0" calcext:value-type="float">
            <text:p>0</text:p>
          </table:table-cell>
          <table:table-cell table:formula="of:=[.E284]+[.D285]" office:value-type="float" office:value="14150" calcext:value-type="float">
            <text:p>14150</text:p>
          </table:table-cell>
          <table:table-cell table:formula="of:=IF(AND(NOT([.B285]=&quot;niedziela&quot;);NOT([.B285]=&quot;sobota&quot;));ROUNDDOWN(VLOOKUP([.C285];[.$M$1:.$N$4];2;0) * [.J285];0);0)" office:value-type="float" office:value="4" calcext:value-type="float">
            <text:p>4</text:p>
          </table:table-cell>
          <table:table-cell table:formula="of:=[.F285]*[.$N$8]" office:value-type="float" office:value="120" calcext:value-type="float">
            <text:p>120</text:p>
          </table:table-cell>
          <table:table-cell table:formula="of:=[.G285]+[.H284]" office:value-type="float" office:value="33180" calcext:value-type="float">
            <text:p>33180</text:p>
          </table:table-cell>
          <table:table-cell table:formula="of:=[.H285]-[.E285]" office:value-type="float" office:value="19030" calcext:value-type="float">
            <text:p>190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12" calcext:value-type="date">
            <text:p>12.10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286] = &quot;niedziela&quot;;[.$N$7]*[.J286];0)" office:value-type="float" office:value="0" calcext:value-type="float">
            <text:p>0</text:p>
          </table:table-cell>
          <table:table-cell table:formula="of:=[.E285]+[.D286]" office:value-type="float" office:value="14150" calcext:value-type="float">
            <text:p>14150</text:p>
          </table:table-cell>
          <table:table-cell table:formula="of:=IF(AND(NOT([.B286]=&quot;niedziela&quot;);NOT([.B286]=&quot;sobota&quot;));ROUNDDOWN(VLOOKUP([.C286];[.$M$1:.$N$4];2;0) * [.J286];0);0)" office:value-type="float" office:value="4" calcext:value-type="float">
            <text:p>4</text:p>
          </table:table-cell>
          <table:table-cell table:formula="of:=[.F286]*[.$N$8]" office:value-type="float" office:value="120" calcext:value-type="float">
            <text:p>120</text:p>
          </table:table-cell>
          <table:table-cell table:formula="of:=[.G286]+[.H285]" office:value-type="float" office:value="33300" calcext:value-type="float">
            <text:p>33300</text:p>
          </table:table-cell>
          <table:table-cell table:formula="of:=[.H286]-[.E286]" office:value-type="float" office:value="19150" calcext:value-type="float">
            <text:p>191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13" calcext:value-type="date">
            <text:p>13.10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287] = &quot;niedziela&quot;;[.$N$7]*[.J287];0)" office:value-type="float" office:value="0" calcext:value-type="float">
            <text:p>0</text:p>
          </table:table-cell>
          <table:table-cell table:formula="of:=[.E286]+[.D287]" office:value-type="float" office:value="14150" calcext:value-type="float">
            <text:p>14150</text:p>
          </table:table-cell>
          <table:table-cell table:formula="of:=IF(AND(NOT([.B287]=&quot;niedziela&quot;);NOT([.B287]=&quot;sobota&quot;));ROUNDDOWN(VLOOKUP([.C287];[.$M$1:.$N$4];2;0) * [.J287];0);0)" office:value-type="float" office:value="4" calcext:value-type="float">
            <text:p>4</text:p>
          </table:table-cell>
          <table:table-cell table:formula="of:=[.F287]*[.$N$8]" office:value-type="float" office:value="120" calcext:value-type="float">
            <text:p>120</text:p>
          </table:table-cell>
          <table:table-cell table:formula="of:=[.G287]+[.H286]" office:value-type="float" office:value="33420" calcext:value-type="float">
            <text:p>33420</text:p>
          </table:table-cell>
          <table:table-cell table:formula="of:=[.H287]-[.E287]" office:value-type="float" office:value="19270" calcext:value-type="float">
            <text:p>192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14" calcext:value-type="date">
            <text:p>14.10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88] = &quot;niedziela&quot;;[.$N$7]*[.J288];0)" office:value-type="float" office:value="0" calcext:value-type="float">
            <text:p>0</text:p>
          </table:table-cell>
          <table:table-cell table:formula="of:=[.E287]+[.D288]" office:value-type="float" office:value="14150" calcext:value-type="float">
            <text:p>14150</text:p>
          </table:table-cell>
          <table:table-cell table:formula="of:=IF(AND(NOT([.B288]=&quot;niedziela&quot;);NOT([.B288]=&quot;sobota&quot;));ROUNDDOWN(VLOOKUP([.C288];[.$M$1:.$N$4];2;0) * [.J288];0);0)" office:value-type="float" office:value="0" calcext:value-type="float">
            <text:p>0</text:p>
          </table:table-cell>
          <table:table-cell table:formula="of:=[.F288]*[.$N$8]" office:value-type="float" office:value="0" calcext:value-type="float">
            <text:p>0</text:p>
          </table:table-cell>
          <table:table-cell table:formula="of:=[.G288]+[.H287]" office:value-type="float" office:value="33420" calcext:value-type="float">
            <text:p>33420</text:p>
          </table:table-cell>
          <table:table-cell table:formula="of:=[.H288]-[.E288]" office:value-type="float" office:value="19270" calcext:value-type="float">
            <text:p>192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15" calcext:value-type="date">
            <text:p>15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89] = &quot;niedziela&quot;;[.$N$7]*[.J289];0)" office:value-type="float" office:value="150" calcext:value-type="float">
            <text:p>150</text:p>
          </table:table-cell>
          <table:table-cell table:formula="of:=[.E288]+[.D289]" office:value-type="float" office:value="14300" calcext:value-type="float">
            <text:p>14300</text:p>
          </table:table-cell>
          <table:table-cell table:formula="of:=IF(AND(NOT([.B289]=&quot;niedziela&quot;);NOT([.B289]=&quot;sobota&quot;));ROUNDDOWN(VLOOKUP([.C289];[.$M$1:.$N$4];2;0) * [.J289];0);0)" office:value-type="float" office:value="0" calcext:value-type="float">
            <text:p>0</text:p>
          </table:table-cell>
          <table:table-cell table:formula="of:=[.F289]*[.$N$8]" office:value-type="float" office:value="0" calcext:value-type="float">
            <text:p>0</text:p>
          </table:table-cell>
          <table:table-cell table:formula="of:=[.G289]+[.H288]" office:value-type="float" office:value="33420" calcext:value-type="float">
            <text:p>33420</text:p>
          </table:table-cell>
          <table:table-cell table:formula="of:=[.H289]-[.E289]" office:value-type="float" office:value="19120" calcext:value-type="float">
            <text:p>191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16" calcext:value-type="date">
            <text:p>16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90] = &quot;niedziela&quot;;[.$N$7]*[.J290];0)" office:value-type="float" office:value="0" calcext:value-type="float">
            <text:p>0</text:p>
          </table:table-cell>
          <table:table-cell table:formula="of:=[.E289]+[.D290]" office:value-type="float" office:value="14300" calcext:value-type="float">
            <text:p>14300</text:p>
          </table:table-cell>
          <table:table-cell table:formula="of:=IF(AND(NOT([.B290]=&quot;niedziela&quot;);NOT([.B290]=&quot;sobota&quot;));ROUNDDOWN(VLOOKUP([.C290];[.$M$1:.$N$4];2;0) * [.J290];0);0)" office:value-type="float" office:value="4" calcext:value-type="float">
            <text:p>4</text:p>
          </table:table-cell>
          <table:table-cell table:formula="of:=[.F290]*[.$N$8]" office:value-type="float" office:value="120" calcext:value-type="float">
            <text:p>120</text:p>
          </table:table-cell>
          <table:table-cell table:formula="of:=[.G290]+[.H289]" office:value-type="float" office:value="33540" calcext:value-type="float">
            <text:p>33540</text:p>
          </table:table-cell>
          <table:table-cell table:formula="of:=[.H290]-[.E290]" office:value-type="float" office:value="19240" calcext:value-type="float">
            <text:p>192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17" calcext:value-type="date">
            <text:p>17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91] = &quot;niedziela&quot;;[.$N$7]*[.J291];0)" office:value-type="float" office:value="0" calcext:value-type="float">
            <text:p>0</text:p>
          </table:table-cell>
          <table:table-cell table:formula="of:=[.E290]+[.D291]" office:value-type="float" office:value="14300" calcext:value-type="float">
            <text:p>14300</text:p>
          </table:table-cell>
          <table:table-cell table:formula="of:=IF(AND(NOT([.B291]=&quot;niedziela&quot;);NOT([.B291]=&quot;sobota&quot;));ROUNDDOWN(VLOOKUP([.C291];[.$M$1:.$N$4];2;0) * [.J291];0);0)" office:value-type="float" office:value="4" calcext:value-type="float">
            <text:p>4</text:p>
          </table:table-cell>
          <table:table-cell table:formula="of:=[.F291]*[.$N$8]" office:value-type="float" office:value="120" calcext:value-type="float">
            <text:p>120</text:p>
          </table:table-cell>
          <table:table-cell table:formula="of:=[.G291]+[.H290]" office:value-type="float" office:value="33660" calcext:value-type="float">
            <text:p>33660</text:p>
          </table:table-cell>
          <table:table-cell table:formula="of:=[.H291]-[.E291]" office:value-type="float" office:value="19360" calcext:value-type="float">
            <text:p>193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18" calcext:value-type="date">
            <text:p>18.10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92] = &quot;niedziela&quot;;[.$N$7]*[.J292];0)" office:value-type="float" office:value="0" calcext:value-type="float">
            <text:p>0</text:p>
          </table:table-cell>
          <table:table-cell table:formula="of:=[.E291]+[.D292]" office:value-type="float" office:value="14300" calcext:value-type="float">
            <text:p>14300</text:p>
          </table:table-cell>
          <table:table-cell table:formula="of:=IF(AND(NOT([.B292]=&quot;niedziela&quot;);NOT([.B292]=&quot;sobota&quot;));ROUNDDOWN(VLOOKUP([.C292];[.$M$1:.$N$4];2;0) * [.J292];0);0)" office:value-type="float" office:value="4" calcext:value-type="float">
            <text:p>4</text:p>
          </table:table-cell>
          <table:table-cell table:formula="of:=[.F292]*[.$N$8]" office:value-type="float" office:value="120" calcext:value-type="float">
            <text:p>120</text:p>
          </table:table-cell>
          <table:table-cell table:formula="of:=[.G292]+[.H291]" office:value-type="float" office:value="33780" calcext:value-type="float">
            <text:p>33780</text:p>
          </table:table-cell>
          <table:table-cell table:formula="of:=[.H292]-[.E292]" office:value-type="float" office:value="19480" calcext:value-type="float">
            <text:p>194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19" calcext:value-type="date">
            <text:p>19.10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293] = &quot;niedziela&quot;;[.$N$7]*[.J293];0)" office:value-type="float" office:value="0" calcext:value-type="float">
            <text:p>0</text:p>
          </table:table-cell>
          <table:table-cell table:formula="of:=[.E292]+[.D293]" office:value-type="float" office:value="14300" calcext:value-type="float">
            <text:p>14300</text:p>
          </table:table-cell>
          <table:table-cell table:formula="of:=IF(AND(NOT([.B293]=&quot;niedziela&quot;);NOT([.B293]=&quot;sobota&quot;));ROUNDDOWN(VLOOKUP([.C293];[.$M$1:.$N$4];2;0) * [.J293];0);0)" office:value-type="float" office:value="4" calcext:value-type="float">
            <text:p>4</text:p>
          </table:table-cell>
          <table:table-cell table:formula="of:=[.F293]*[.$N$8]" office:value-type="float" office:value="120" calcext:value-type="float">
            <text:p>120</text:p>
          </table:table-cell>
          <table:table-cell table:formula="of:=[.G293]+[.H292]" office:value-type="float" office:value="33900" calcext:value-type="float">
            <text:p>33900</text:p>
          </table:table-cell>
          <table:table-cell table:formula="of:=[.H293]-[.E293]" office:value-type="float" office:value="19600" calcext:value-type="float">
            <text:p>196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20" calcext:value-type="date">
            <text:p>20.10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294] = &quot;niedziela&quot;;[.$N$7]*[.J294];0)" office:value-type="float" office:value="0" calcext:value-type="float">
            <text:p>0</text:p>
          </table:table-cell>
          <table:table-cell table:formula="of:=[.E293]+[.D294]" office:value-type="float" office:value="14300" calcext:value-type="float">
            <text:p>14300</text:p>
          </table:table-cell>
          <table:table-cell table:formula="of:=IF(AND(NOT([.B294]=&quot;niedziela&quot;);NOT([.B294]=&quot;sobota&quot;));ROUNDDOWN(VLOOKUP([.C294];[.$M$1:.$N$4];2;0) * [.J294];0);0)" office:value-type="float" office:value="4" calcext:value-type="float">
            <text:p>4</text:p>
          </table:table-cell>
          <table:table-cell table:formula="of:=[.F294]*[.$N$8]" office:value-type="float" office:value="120" calcext:value-type="float">
            <text:p>120</text:p>
          </table:table-cell>
          <table:table-cell table:formula="of:=[.G294]+[.H293]" office:value-type="float" office:value="34020" calcext:value-type="float">
            <text:p>34020</text:p>
          </table:table-cell>
          <table:table-cell table:formula="of:=[.H294]-[.E294]" office:value-type="float" office:value="19720" calcext:value-type="float">
            <text:p>197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21" calcext:value-type="date">
            <text:p>21.10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295] = &quot;niedziela&quot;;[.$N$7]*[.J295];0)" office:value-type="float" office:value="0" calcext:value-type="float">
            <text:p>0</text:p>
          </table:table-cell>
          <table:table-cell table:formula="of:=[.E294]+[.D295]" office:value-type="float" office:value="14300" calcext:value-type="float">
            <text:p>14300</text:p>
          </table:table-cell>
          <table:table-cell table:formula="of:=IF(AND(NOT([.B295]=&quot;niedziela&quot;);NOT([.B295]=&quot;sobota&quot;));ROUNDDOWN(VLOOKUP([.C295];[.$M$1:.$N$4];2;0) * [.J295];0);0)" office:value-type="float" office:value="0" calcext:value-type="float">
            <text:p>0</text:p>
          </table:table-cell>
          <table:table-cell table:formula="of:=[.F295]*[.$N$8]" office:value-type="float" office:value="0" calcext:value-type="float">
            <text:p>0</text:p>
          </table:table-cell>
          <table:table-cell table:formula="of:=[.G295]+[.H294]" office:value-type="float" office:value="34020" calcext:value-type="float">
            <text:p>34020</text:p>
          </table:table-cell>
          <table:table-cell table:formula="of:=[.H295]-[.E295]" office:value-type="float" office:value="19720" calcext:value-type="float">
            <text:p>197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22" calcext:value-type="date">
            <text:p>22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296] = &quot;niedziela&quot;;[.$N$7]*[.J296];0)" office:value-type="float" office:value="150" calcext:value-type="float">
            <text:p>150</text:p>
          </table:table-cell>
          <table:table-cell table:formula="of:=[.E295]+[.D296]" office:value-type="float" office:value="14450" calcext:value-type="float">
            <text:p>14450</text:p>
          </table:table-cell>
          <table:table-cell table:formula="of:=IF(AND(NOT([.B296]=&quot;niedziela&quot;);NOT([.B296]=&quot;sobota&quot;));ROUNDDOWN(VLOOKUP([.C296];[.$M$1:.$N$4];2;0) * [.J296];0);0)" office:value-type="float" office:value="0" calcext:value-type="float">
            <text:p>0</text:p>
          </table:table-cell>
          <table:table-cell table:formula="of:=[.F296]*[.$N$8]" office:value-type="float" office:value="0" calcext:value-type="float">
            <text:p>0</text:p>
          </table:table-cell>
          <table:table-cell table:formula="of:=[.G296]+[.H295]" office:value-type="float" office:value="34020" calcext:value-type="float">
            <text:p>34020</text:p>
          </table:table-cell>
          <table:table-cell table:formula="of:=[.H296]-[.E296]" office:value-type="float" office:value="19570" calcext:value-type="float">
            <text:p>195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23" calcext:value-type="date">
            <text:p>23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297] = &quot;niedziela&quot;;[.$N$7]*[.J297];0)" office:value-type="float" office:value="0" calcext:value-type="float">
            <text:p>0</text:p>
          </table:table-cell>
          <table:table-cell table:formula="of:=[.E296]+[.D297]" office:value-type="float" office:value="14450" calcext:value-type="float">
            <text:p>14450</text:p>
          </table:table-cell>
          <table:table-cell table:formula="of:=IF(AND(NOT([.B297]=&quot;niedziela&quot;);NOT([.B297]=&quot;sobota&quot;));ROUNDDOWN(VLOOKUP([.C297];[.$M$1:.$N$4];2;0) * [.J297];0);0)" office:value-type="float" office:value="4" calcext:value-type="float">
            <text:p>4</text:p>
          </table:table-cell>
          <table:table-cell table:formula="of:=[.F297]*[.$N$8]" office:value-type="float" office:value="120" calcext:value-type="float">
            <text:p>120</text:p>
          </table:table-cell>
          <table:table-cell table:formula="of:=[.G297]+[.H296]" office:value-type="float" office:value="34140" calcext:value-type="float">
            <text:p>34140</text:p>
          </table:table-cell>
          <table:table-cell table:formula="of:=[.H297]-[.E297]" office:value-type="float" office:value="19690" calcext:value-type="float">
            <text:p>196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24" calcext:value-type="date">
            <text:p>24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298] = &quot;niedziela&quot;;[.$N$7]*[.J298];0)" office:value-type="float" office:value="0" calcext:value-type="float">
            <text:p>0</text:p>
          </table:table-cell>
          <table:table-cell table:formula="of:=[.E297]+[.D298]" office:value-type="float" office:value="14450" calcext:value-type="float">
            <text:p>14450</text:p>
          </table:table-cell>
          <table:table-cell table:formula="of:=IF(AND(NOT([.B298]=&quot;niedziela&quot;);NOT([.B298]=&quot;sobota&quot;));ROUNDDOWN(VLOOKUP([.C298];[.$M$1:.$N$4];2;0) * [.J298];0);0)" office:value-type="float" office:value="4" calcext:value-type="float">
            <text:p>4</text:p>
          </table:table-cell>
          <table:table-cell table:formula="of:=[.F298]*[.$N$8]" office:value-type="float" office:value="120" calcext:value-type="float">
            <text:p>120</text:p>
          </table:table-cell>
          <table:table-cell table:formula="of:=[.G298]+[.H297]" office:value-type="float" office:value="34260" calcext:value-type="float">
            <text:p>34260</text:p>
          </table:table-cell>
          <table:table-cell table:formula="of:=[.H298]-[.E298]" office:value-type="float" office:value="19810" calcext:value-type="float">
            <text:p>198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25" calcext:value-type="date">
            <text:p>25.10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299] = &quot;niedziela&quot;;[.$N$7]*[.J299];0)" office:value-type="float" office:value="0" calcext:value-type="float">
            <text:p>0</text:p>
          </table:table-cell>
          <table:table-cell table:formula="of:=[.E298]+[.D299]" office:value-type="float" office:value="14450" calcext:value-type="float">
            <text:p>14450</text:p>
          </table:table-cell>
          <table:table-cell table:formula="of:=IF(AND(NOT([.B299]=&quot;niedziela&quot;);NOT([.B299]=&quot;sobota&quot;));ROUNDDOWN(VLOOKUP([.C299];[.$M$1:.$N$4];2;0) * [.J299];0);0)" office:value-type="float" office:value="4" calcext:value-type="float">
            <text:p>4</text:p>
          </table:table-cell>
          <table:table-cell table:formula="of:=[.F299]*[.$N$8]" office:value-type="float" office:value="120" calcext:value-type="float">
            <text:p>120</text:p>
          </table:table-cell>
          <table:table-cell table:formula="of:=[.G299]+[.H298]" office:value-type="float" office:value="34380" calcext:value-type="float">
            <text:p>34380</text:p>
          </table:table-cell>
          <table:table-cell table:formula="of:=[.H299]-[.E299]" office:value-type="float" office:value="19930" calcext:value-type="float">
            <text:p>199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26" calcext:value-type="date">
            <text:p>26.10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00] = &quot;niedziela&quot;;[.$N$7]*[.J300];0)" office:value-type="float" office:value="0" calcext:value-type="float">
            <text:p>0</text:p>
          </table:table-cell>
          <table:table-cell table:formula="of:=[.E299]+[.D300]" office:value-type="float" office:value="14450" calcext:value-type="float">
            <text:p>14450</text:p>
          </table:table-cell>
          <table:table-cell table:formula="of:=IF(AND(NOT([.B300]=&quot;niedziela&quot;);NOT([.B300]=&quot;sobota&quot;));ROUNDDOWN(VLOOKUP([.C300];[.$M$1:.$N$4];2;0) * [.J300];0);0)" office:value-type="float" office:value="4" calcext:value-type="float">
            <text:p>4</text:p>
          </table:table-cell>
          <table:table-cell table:formula="of:=[.F300]*[.$N$8]" office:value-type="float" office:value="120" calcext:value-type="float">
            <text:p>120</text:p>
          </table:table-cell>
          <table:table-cell table:formula="of:=[.G300]+[.H299]" office:value-type="float" office:value="34500" calcext:value-type="float">
            <text:p>34500</text:p>
          </table:table-cell>
          <table:table-cell table:formula="of:=[.H300]-[.E300]" office:value-type="float" office:value="20050" calcext:value-type="float">
            <text:p>200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27" calcext:value-type="date">
            <text:p>27.10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01] = &quot;niedziela&quot;;[.$N$7]*[.J301];0)" office:value-type="float" office:value="0" calcext:value-type="float">
            <text:p>0</text:p>
          </table:table-cell>
          <table:table-cell table:formula="of:=[.E300]+[.D301]" office:value-type="float" office:value="14450" calcext:value-type="float">
            <text:p>14450</text:p>
          </table:table-cell>
          <table:table-cell table:formula="of:=IF(AND(NOT([.B301]=&quot;niedziela&quot;);NOT([.B301]=&quot;sobota&quot;));ROUNDDOWN(VLOOKUP([.C301];[.$M$1:.$N$4];2;0) * [.J301];0);0)" office:value-type="float" office:value="4" calcext:value-type="float">
            <text:p>4</text:p>
          </table:table-cell>
          <table:table-cell table:formula="of:=[.F301]*[.$N$8]" office:value-type="float" office:value="120" calcext:value-type="float">
            <text:p>120</text:p>
          </table:table-cell>
          <table:table-cell table:formula="of:=[.G301]+[.H300]" office:value-type="float" office:value="34620" calcext:value-type="float">
            <text:p>34620</text:p>
          </table:table-cell>
          <table:table-cell table:formula="of:=[.H301]-[.E301]" office:value-type="float" office:value="20170" calcext:value-type="float">
            <text:p>201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28" calcext:value-type="date">
            <text:p>28.10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02] = &quot;niedziela&quot;;[.$N$7]*[.J302];0)" office:value-type="float" office:value="0" calcext:value-type="float">
            <text:p>0</text:p>
          </table:table-cell>
          <table:table-cell table:formula="of:=[.E301]+[.D302]" office:value-type="float" office:value="14450" calcext:value-type="float">
            <text:p>14450</text:p>
          </table:table-cell>
          <table:table-cell table:formula="of:=IF(AND(NOT([.B302]=&quot;niedziela&quot;);NOT([.B302]=&quot;sobota&quot;));ROUNDDOWN(VLOOKUP([.C302];[.$M$1:.$N$4];2;0) * [.J302];0);0)" office:value-type="float" office:value="0" calcext:value-type="float">
            <text:p>0</text:p>
          </table:table-cell>
          <table:table-cell table:formula="of:=[.F302]*[.$N$8]" office:value-type="float" office:value="0" calcext:value-type="float">
            <text:p>0</text:p>
          </table:table-cell>
          <table:table-cell table:formula="of:=[.G302]+[.H301]" office:value-type="float" office:value="34620" calcext:value-type="float">
            <text:p>34620</text:p>
          </table:table-cell>
          <table:table-cell table:formula="of:=[.H302]-[.E302]" office:value-type="float" office:value="20170" calcext:value-type="float">
            <text:p>201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29" calcext:value-type="date">
            <text:p>29.10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03] = &quot;niedziela&quot;;[.$N$7]*[.J303];0)" office:value-type="float" office:value="150" calcext:value-type="float">
            <text:p>150</text:p>
          </table:table-cell>
          <table:table-cell table:formula="of:=[.E302]+[.D303]" office:value-type="float" office:value="14600" calcext:value-type="float">
            <text:p>14600</text:p>
          </table:table-cell>
          <table:table-cell table:formula="of:=IF(AND(NOT([.B303]=&quot;niedziela&quot;);NOT([.B303]=&quot;sobota&quot;));ROUNDDOWN(VLOOKUP([.C303];[.$M$1:.$N$4];2;0) * [.J303];0);0)" office:value-type="float" office:value="0" calcext:value-type="float">
            <text:p>0</text:p>
          </table:table-cell>
          <table:table-cell table:formula="of:=[.F303]*[.$N$8]" office:value-type="float" office:value="0" calcext:value-type="float">
            <text:p>0</text:p>
          </table:table-cell>
          <table:table-cell table:formula="of:=[.G303]+[.H302]" office:value-type="float" office:value="34620" calcext:value-type="float">
            <text:p>34620</text:p>
          </table:table-cell>
          <table:table-cell table:formula="of:=[.H303]-[.E303]" office:value-type="float" office:value="20020" calcext:value-type="float">
            <text:p>200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30" calcext:value-type="date">
            <text:p>30.10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04] = &quot;niedziela&quot;;[.$N$7]*[.J304];0)" office:value-type="float" office:value="0" calcext:value-type="float">
            <text:p>0</text:p>
          </table:table-cell>
          <table:table-cell table:formula="of:=[.E303]+[.D304]" office:value-type="float" office:value="14600" calcext:value-type="float">
            <text:p>14600</text:p>
          </table:table-cell>
          <table:table-cell table:formula="of:=IF(AND(NOT([.B304]=&quot;niedziela&quot;);NOT([.B304]=&quot;sobota&quot;));ROUNDDOWN(VLOOKUP([.C304];[.$M$1:.$N$4];2;0) * [.J304];0);0)" office:value-type="float" office:value="4" calcext:value-type="float">
            <text:p>4</text:p>
          </table:table-cell>
          <table:table-cell table:formula="of:=[.F304]*[.$N$8]" office:value-type="float" office:value="120" calcext:value-type="float">
            <text:p>120</text:p>
          </table:table-cell>
          <table:table-cell table:formula="of:=[.G304]+[.H303]" office:value-type="float" office:value="34740" calcext:value-type="float">
            <text:p>34740</text:p>
          </table:table-cell>
          <table:table-cell table:formula="of:=[.H304]-[.E304]" office:value-type="float" office:value="20140" calcext:value-type="float">
            <text:p>201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0-31" calcext:value-type="date">
            <text:p>31.10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05] = &quot;niedziela&quot;;[.$N$7]*[.J305];0)" office:value-type="float" office:value="0" calcext:value-type="float">
            <text:p>0</text:p>
          </table:table-cell>
          <table:table-cell table:formula="of:=[.E304]+[.D305]" office:value-type="float" office:value="14600" calcext:value-type="float">
            <text:p>14600</text:p>
          </table:table-cell>
          <table:table-cell table:formula="of:=IF(AND(NOT([.B305]=&quot;niedziela&quot;);NOT([.B305]=&quot;sobota&quot;));ROUNDDOWN(VLOOKUP([.C305];[.$M$1:.$N$4];2;0) * [.J305];0);0)" office:value-type="float" office:value="4" calcext:value-type="float">
            <text:p>4</text:p>
          </table:table-cell>
          <table:table-cell table:formula="of:=[.F305]*[.$N$8]" office:value-type="float" office:value="120" calcext:value-type="float">
            <text:p>120</text:p>
          </table:table-cell>
          <table:table-cell table:formula="of:=[.G305]+[.H304]" office:value-type="float" office:value="34860" calcext:value-type="float">
            <text:p>34860</text:p>
          </table:table-cell>
          <table:table-cell table:formula="of:=[.H305]-[.E305]" office:value-type="float" office:value="20260" calcext:value-type="float">
            <text:p>202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01" calcext:value-type="date">
            <text:p>1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06] = &quot;niedziela&quot;;[.$N$7]*[.J306];0)" office:value-type="float" office:value="0" calcext:value-type="float">
            <text:p>0</text:p>
          </table:table-cell>
          <table:table-cell table:formula="of:=[.E305]+[.D306]" office:value-type="float" office:value="14600" calcext:value-type="float">
            <text:p>14600</text:p>
          </table:table-cell>
          <table:table-cell table:formula="of:=IF(AND(NOT([.B306]=&quot;niedziela&quot;);NOT([.B306]=&quot;sobota&quot;));ROUNDDOWN(VLOOKUP([.C306];[.$M$1:.$N$4];2;0) * [.J306];0);0)" office:value-type="float" office:value="4" calcext:value-type="float">
            <text:p>4</text:p>
          </table:table-cell>
          <table:table-cell table:formula="of:=[.F306]*[.$N$8]" office:value-type="float" office:value="120" calcext:value-type="float">
            <text:p>120</text:p>
          </table:table-cell>
          <table:table-cell table:formula="of:=[.G306]+[.H305]" office:value-type="float" office:value="34980" calcext:value-type="float">
            <text:p>34980</text:p>
          </table:table-cell>
          <table:table-cell table:formula="of:=[.H306]-[.E306]" office:value-type="float" office:value="20380" calcext:value-type="float">
            <text:p>20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02" calcext:value-type="date">
            <text:p>2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07] = &quot;niedziela&quot;;[.$N$7]*[.J307];0)" office:value-type="float" office:value="0" calcext:value-type="float">
            <text:p>0</text:p>
          </table:table-cell>
          <table:table-cell table:formula="of:=[.E306]+[.D307]" office:value-type="float" office:value="14600" calcext:value-type="float">
            <text:p>14600</text:p>
          </table:table-cell>
          <table:table-cell table:formula="of:=IF(AND(NOT([.B307]=&quot;niedziela&quot;);NOT([.B307]=&quot;sobota&quot;));ROUNDDOWN(VLOOKUP([.C307];[.$M$1:.$N$4];2;0) * [.J307];0);0)" office:value-type="float" office:value="4" calcext:value-type="float">
            <text:p>4</text:p>
          </table:table-cell>
          <table:table-cell table:formula="of:=[.F307]*[.$N$8]" office:value-type="float" office:value="120" calcext:value-type="float">
            <text:p>120</text:p>
          </table:table-cell>
          <table:table-cell table:formula="of:=[.G307]+[.H306]" office:value-type="float" office:value="35100" calcext:value-type="float">
            <text:p>35100</text:p>
          </table:table-cell>
          <table:table-cell table:formula="of:=[.H307]-[.E307]" office:value-type="float" office:value="20500" calcext:value-type="float">
            <text:p>205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03" calcext:value-type="date">
            <text:p>3.1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08] = &quot;niedziela&quot;;[.$N$7]*[.J308];0)" office:value-type="float" office:value="0" calcext:value-type="float">
            <text:p>0</text:p>
          </table:table-cell>
          <table:table-cell table:formula="of:=[.E307]+[.D308]" office:value-type="float" office:value="14600" calcext:value-type="float">
            <text:p>14600</text:p>
          </table:table-cell>
          <table:table-cell table:formula="of:=IF(AND(NOT([.B308]=&quot;niedziela&quot;);NOT([.B308]=&quot;sobota&quot;));ROUNDDOWN(VLOOKUP([.C308];[.$M$1:.$N$4];2;0) * [.J308];0);0)" office:value-type="float" office:value="4" calcext:value-type="float">
            <text:p>4</text:p>
          </table:table-cell>
          <table:table-cell table:formula="of:=[.F308]*[.$N$8]" office:value-type="float" office:value="120" calcext:value-type="float">
            <text:p>120</text:p>
          </table:table-cell>
          <table:table-cell table:formula="of:=[.G308]+[.H307]" office:value-type="float" office:value="35220" calcext:value-type="float">
            <text:p>35220</text:p>
          </table:table-cell>
          <table:table-cell table:formula="of:=[.H308]-[.E308]" office:value-type="float" office:value="20620" calcext:value-type="float">
            <text:p>206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04" calcext:value-type="date">
            <text:p>4.1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09] = &quot;niedziela&quot;;[.$N$7]*[.J309];0)" office:value-type="float" office:value="0" calcext:value-type="float">
            <text:p>0</text:p>
          </table:table-cell>
          <table:table-cell table:formula="of:=[.E308]+[.D309]" office:value-type="float" office:value="14600" calcext:value-type="float">
            <text:p>14600</text:p>
          </table:table-cell>
          <table:table-cell table:formula="of:=IF(AND(NOT([.B309]=&quot;niedziela&quot;);NOT([.B309]=&quot;sobota&quot;));ROUNDDOWN(VLOOKUP([.C309];[.$M$1:.$N$4];2;0) * [.J309];0);0)" office:value-type="float" office:value="0" calcext:value-type="float">
            <text:p>0</text:p>
          </table:table-cell>
          <table:table-cell table:formula="of:=[.F309]*[.$N$8]" office:value-type="float" office:value="0" calcext:value-type="float">
            <text:p>0</text:p>
          </table:table-cell>
          <table:table-cell table:formula="of:=[.G309]+[.H308]" office:value-type="float" office:value="35220" calcext:value-type="float">
            <text:p>35220</text:p>
          </table:table-cell>
          <table:table-cell table:formula="of:=[.H309]-[.E309]" office:value-type="float" office:value="20620" calcext:value-type="float">
            <text:p>206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05" calcext:value-type="date">
            <text:p>5.1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10] = &quot;niedziela&quot;;[.$N$7]*[.J310];0)" office:value-type="float" office:value="150" calcext:value-type="float">
            <text:p>150</text:p>
          </table:table-cell>
          <table:table-cell table:formula="of:=[.E309]+[.D310]" office:value-type="float" office:value="14750" calcext:value-type="float">
            <text:p>14750</text:p>
          </table:table-cell>
          <table:table-cell table:formula="of:=IF(AND(NOT([.B310]=&quot;niedziela&quot;);NOT([.B310]=&quot;sobota&quot;));ROUNDDOWN(VLOOKUP([.C310];[.$M$1:.$N$4];2;0) * [.J310];0);0)" office:value-type="float" office:value="0" calcext:value-type="float">
            <text:p>0</text:p>
          </table:table-cell>
          <table:table-cell table:formula="of:=[.F310]*[.$N$8]" office:value-type="float" office:value="0" calcext:value-type="float">
            <text:p>0</text:p>
          </table:table-cell>
          <table:table-cell table:formula="of:=[.G310]+[.H309]" office:value-type="float" office:value="35220" calcext:value-type="float">
            <text:p>35220</text:p>
          </table:table-cell>
          <table:table-cell table:formula="of:=[.H310]-[.E310]" office:value-type="float" office:value="20470" calcext:value-type="float">
            <text:p>204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06" calcext:value-type="date">
            <text:p>6.1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11] = &quot;niedziela&quot;;[.$N$7]*[.J311];0)" office:value-type="float" office:value="0" calcext:value-type="float">
            <text:p>0</text:p>
          </table:table-cell>
          <table:table-cell table:formula="of:=[.E310]+[.D311]" office:value-type="float" office:value="14750" calcext:value-type="float">
            <text:p>14750</text:p>
          </table:table-cell>
          <table:table-cell table:formula="of:=IF(AND(NOT([.B311]=&quot;niedziela&quot;);NOT([.B311]=&quot;sobota&quot;));ROUNDDOWN(VLOOKUP([.C311];[.$M$1:.$N$4];2;0) * [.J311];0);0)" office:value-type="float" office:value="4" calcext:value-type="float">
            <text:p>4</text:p>
          </table:table-cell>
          <table:table-cell table:formula="of:=[.F311]*[.$N$8]" office:value-type="float" office:value="120" calcext:value-type="float">
            <text:p>120</text:p>
          </table:table-cell>
          <table:table-cell table:formula="of:=[.G311]+[.H310]" office:value-type="float" office:value="35340" calcext:value-type="float">
            <text:p>35340</text:p>
          </table:table-cell>
          <table:table-cell table:formula="of:=[.H311]-[.E311]" office:value-type="float" office:value="20590" calcext:value-type="float">
            <text:p>205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07" calcext:value-type="date">
            <text:p>7.1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12] = &quot;niedziela&quot;;[.$N$7]*[.J312];0)" office:value-type="float" office:value="0" calcext:value-type="float">
            <text:p>0</text:p>
          </table:table-cell>
          <table:table-cell table:formula="of:=[.E311]+[.D312]" office:value-type="float" office:value="14750" calcext:value-type="float">
            <text:p>14750</text:p>
          </table:table-cell>
          <table:table-cell table:formula="of:=IF(AND(NOT([.B312]=&quot;niedziela&quot;);NOT([.B312]=&quot;sobota&quot;));ROUNDDOWN(VLOOKUP([.C312];[.$M$1:.$N$4];2;0) * [.J312];0);0)" office:value-type="float" office:value="4" calcext:value-type="float">
            <text:p>4</text:p>
          </table:table-cell>
          <table:table-cell table:formula="of:=[.F312]*[.$N$8]" office:value-type="float" office:value="120" calcext:value-type="float">
            <text:p>120</text:p>
          </table:table-cell>
          <table:table-cell table:formula="of:=[.G312]+[.H311]" office:value-type="float" office:value="35460" calcext:value-type="float">
            <text:p>35460</text:p>
          </table:table-cell>
          <table:table-cell table:formula="of:=[.H312]-[.E312]" office:value-type="float" office:value="20710" calcext:value-type="float">
            <text:p>207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08" calcext:value-type="date">
            <text:p>8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13] = &quot;niedziela&quot;;[.$N$7]*[.J313];0)" office:value-type="float" office:value="0" calcext:value-type="float">
            <text:p>0</text:p>
          </table:table-cell>
          <table:table-cell table:formula="of:=[.E312]+[.D313]" office:value-type="float" office:value="14750" calcext:value-type="float">
            <text:p>14750</text:p>
          </table:table-cell>
          <table:table-cell table:formula="of:=IF(AND(NOT([.B313]=&quot;niedziela&quot;);NOT([.B313]=&quot;sobota&quot;));ROUNDDOWN(VLOOKUP([.C313];[.$M$1:.$N$4];2;0) * [.J313];0);0)" office:value-type="float" office:value="4" calcext:value-type="float">
            <text:p>4</text:p>
          </table:table-cell>
          <table:table-cell table:formula="of:=[.F313]*[.$N$8]" office:value-type="float" office:value="120" calcext:value-type="float">
            <text:p>120</text:p>
          </table:table-cell>
          <table:table-cell table:formula="of:=[.G313]+[.H312]" office:value-type="float" office:value="35580" calcext:value-type="float">
            <text:p>35580</text:p>
          </table:table-cell>
          <table:table-cell table:formula="of:=[.H313]-[.E313]" office:value-type="float" office:value="20830" calcext:value-type="float">
            <text:p>208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09" calcext:value-type="date">
            <text:p>9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14] = &quot;niedziela&quot;;[.$N$7]*[.J314];0)" office:value-type="float" office:value="0" calcext:value-type="float">
            <text:p>0</text:p>
          </table:table-cell>
          <table:table-cell table:formula="of:=[.E313]+[.D314]" office:value-type="float" office:value="14750" calcext:value-type="float">
            <text:p>14750</text:p>
          </table:table-cell>
          <table:table-cell table:formula="of:=IF(AND(NOT([.B314]=&quot;niedziela&quot;);NOT([.B314]=&quot;sobota&quot;));ROUNDDOWN(VLOOKUP([.C314];[.$M$1:.$N$4];2;0) * [.J314];0);0)" office:value-type="float" office:value="4" calcext:value-type="float">
            <text:p>4</text:p>
          </table:table-cell>
          <table:table-cell table:formula="of:=[.F314]*[.$N$8]" office:value-type="float" office:value="120" calcext:value-type="float">
            <text:p>120</text:p>
          </table:table-cell>
          <table:table-cell table:formula="of:=[.G314]+[.H313]" office:value-type="float" office:value="35700" calcext:value-type="float">
            <text:p>35700</text:p>
          </table:table-cell>
          <table:table-cell table:formula="of:=[.H314]-[.E314]" office:value-type="float" office:value="20950" calcext:value-type="float">
            <text:p>209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10" calcext:value-type="date">
            <text:p>10.1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15] = &quot;niedziela&quot;;[.$N$7]*[.J315];0)" office:value-type="float" office:value="0" calcext:value-type="float">
            <text:p>0</text:p>
          </table:table-cell>
          <table:table-cell table:formula="of:=[.E314]+[.D315]" office:value-type="float" office:value="14750" calcext:value-type="float">
            <text:p>14750</text:p>
          </table:table-cell>
          <table:table-cell table:formula="of:=IF(AND(NOT([.B315]=&quot;niedziela&quot;);NOT([.B315]=&quot;sobota&quot;));ROUNDDOWN(VLOOKUP([.C315];[.$M$1:.$N$4];2;0) * [.J315];0);0)" office:value-type="float" office:value="4" calcext:value-type="float">
            <text:p>4</text:p>
          </table:table-cell>
          <table:table-cell table:formula="of:=[.F315]*[.$N$8]" office:value-type="float" office:value="120" calcext:value-type="float">
            <text:p>120</text:p>
          </table:table-cell>
          <table:table-cell table:formula="of:=[.G315]+[.H314]" office:value-type="float" office:value="35820" calcext:value-type="float">
            <text:p>35820</text:p>
          </table:table-cell>
          <table:table-cell table:formula="of:=[.H315]-[.E315]" office:value-type="float" office:value="21070" calcext:value-type="float">
            <text:p>210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11" calcext:value-type="date">
            <text:p>11.1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16] = &quot;niedziela&quot;;[.$N$7]*[.J316];0)" office:value-type="float" office:value="0" calcext:value-type="float">
            <text:p>0</text:p>
          </table:table-cell>
          <table:table-cell table:formula="of:=[.E315]+[.D316]" office:value-type="float" office:value="14750" calcext:value-type="float">
            <text:p>14750</text:p>
          </table:table-cell>
          <table:table-cell table:formula="of:=IF(AND(NOT([.B316]=&quot;niedziela&quot;);NOT([.B316]=&quot;sobota&quot;));ROUNDDOWN(VLOOKUP([.C316];[.$M$1:.$N$4];2;0) * [.J316];0);0)" office:value-type="float" office:value="0" calcext:value-type="float">
            <text:p>0</text:p>
          </table:table-cell>
          <table:table-cell table:formula="of:=[.F316]*[.$N$8]" office:value-type="float" office:value="0" calcext:value-type="float">
            <text:p>0</text:p>
          </table:table-cell>
          <table:table-cell table:formula="of:=[.G316]+[.H315]" office:value-type="float" office:value="35820" calcext:value-type="float">
            <text:p>35820</text:p>
          </table:table-cell>
          <table:table-cell table:formula="of:=[.H316]-[.E316]" office:value-type="float" office:value="21070" calcext:value-type="float">
            <text:p>210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12" calcext:value-type="date">
            <text:p>12.1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17] = &quot;niedziela&quot;;[.$N$7]*[.J317];0)" office:value-type="float" office:value="150" calcext:value-type="float">
            <text:p>150</text:p>
          </table:table-cell>
          <table:table-cell table:formula="of:=[.E316]+[.D317]" office:value-type="float" office:value="14900" calcext:value-type="float">
            <text:p>14900</text:p>
          </table:table-cell>
          <table:table-cell table:formula="of:=IF(AND(NOT([.B317]=&quot;niedziela&quot;);NOT([.B317]=&quot;sobota&quot;));ROUNDDOWN(VLOOKUP([.C317];[.$M$1:.$N$4];2;0) * [.J317];0);0)" office:value-type="float" office:value="0" calcext:value-type="float">
            <text:p>0</text:p>
          </table:table-cell>
          <table:table-cell table:formula="of:=[.F317]*[.$N$8]" office:value-type="float" office:value="0" calcext:value-type="float">
            <text:p>0</text:p>
          </table:table-cell>
          <table:table-cell table:formula="of:=[.G317]+[.H316]" office:value-type="float" office:value="35820" calcext:value-type="float">
            <text:p>35820</text:p>
          </table:table-cell>
          <table:table-cell table:formula="of:=[.H317]-[.E317]" office:value-type="float" office:value="20920" calcext:value-type="float">
            <text:p>209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13" calcext:value-type="date">
            <text:p>13.1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18] = &quot;niedziela&quot;;[.$N$7]*[.J318];0)" office:value-type="float" office:value="0" calcext:value-type="float">
            <text:p>0</text:p>
          </table:table-cell>
          <table:table-cell table:formula="of:=[.E317]+[.D318]" office:value-type="float" office:value="14900" calcext:value-type="float">
            <text:p>14900</text:p>
          </table:table-cell>
          <table:table-cell table:formula="of:=IF(AND(NOT([.B318]=&quot;niedziela&quot;);NOT([.B318]=&quot;sobota&quot;));ROUNDDOWN(VLOOKUP([.C318];[.$M$1:.$N$4];2;0) * [.J318];0);0)" office:value-type="float" office:value="4" calcext:value-type="float">
            <text:p>4</text:p>
          </table:table-cell>
          <table:table-cell table:formula="of:=[.F318]*[.$N$8]" office:value-type="float" office:value="120" calcext:value-type="float">
            <text:p>120</text:p>
          </table:table-cell>
          <table:table-cell table:formula="of:=[.G318]+[.H317]" office:value-type="float" office:value="35940" calcext:value-type="float">
            <text:p>35940</text:p>
          </table:table-cell>
          <table:table-cell table:formula="of:=[.H318]-[.E318]" office:value-type="float" office:value="21040" calcext:value-type="float">
            <text:p>210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14" calcext:value-type="date">
            <text:p>14.1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19] = &quot;niedziela&quot;;[.$N$7]*[.J319];0)" office:value-type="float" office:value="0" calcext:value-type="float">
            <text:p>0</text:p>
          </table:table-cell>
          <table:table-cell table:formula="of:=[.E318]+[.D319]" office:value-type="float" office:value="14900" calcext:value-type="float">
            <text:p>14900</text:p>
          </table:table-cell>
          <table:table-cell table:formula="of:=IF(AND(NOT([.B319]=&quot;niedziela&quot;);NOT([.B319]=&quot;sobota&quot;));ROUNDDOWN(VLOOKUP([.C319];[.$M$1:.$N$4];2;0) * [.J319];0);0)" office:value-type="float" office:value="4" calcext:value-type="float">
            <text:p>4</text:p>
          </table:table-cell>
          <table:table-cell table:formula="of:=[.F319]*[.$N$8]" office:value-type="float" office:value="120" calcext:value-type="float">
            <text:p>120</text:p>
          </table:table-cell>
          <table:table-cell table:formula="of:=[.G319]+[.H318]" office:value-type="float" office:value="36060" calcext:value-type="float">
            <text:p>36060</text:p>
          </table:table-cell>
          <table:table-cell table:formula="of:=[.H319]-[.E319]" office:value-type="float" office:value="21160" calcext:value-type="float">
            <text:p>211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15" calcext:value-type="date">
            <text:p>15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20] = &quot;niedziela&quot;;[.$N$7]*[.J320];0)" office:value-type="float" office:value="0" calcext:value-type="float">
            <text:p>0</text:p>
          </table:table-cell>
          <table:table-cell table:formula="of:=[.E319]+[.D320]" office:value-type="float" office:value="14900" calcext:value-type="float">
            <text:p>14900</text:p>
          </table:table-cell>
          <table:table-cell table:formula="of:=IF(AND(NOT([.B320]=&quot;niedziela&quot;);NOT([.B320]=&quot;sobota&quot;));ROUNDDOWN(VLOOKUP([.C320];[.$M$1:.$N$4];2;0) * [.J320];0);0)" office:value-type="float" office:value="4" calcext:value-type="float">
            <text:p>4</text:p>
          </table:table-cell>
          <table:table-cell table:formula="of:=[.F320]*[.$N$8]" office:value-type="float" office:value="120" calcext:value-type="float">
            <text:p>120</text:p>
          </table:table-cell>
          <table:table-cell table:formula="of:=[.G320]+[.H319]" office:value-type="float" office:value="36180" calcext:value-type="float">
            <text:p>36180</text:p>
          </table:table-cell>
          <table:table-cell table:formula="of:=[.H320]-[.E320]" office:value-type="float" office:value="21280" calcext:value-type="float">
            <text:p>212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16" calcext:value-type="date">
            <text:p>16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21] = &quot;niedziela&quot;;[.$N$7]*[.J321];0)" office:value-type="float" office:value="0" calcext:value-type="float">
            <text:p>0</text:p>
          </table:table-cell>
          <table:table-cell table:formula="of:=[.E320]+[.D321]" office:value-type="float" office:value="14900" calcext:value-type="float">
            <text:p>14900</text:p>
          </table:table-cell>
          <table:table-cell table:formula="of:=IF(AND(NOT([.B321]=&quot;niedziela&quot;);NOT([.B321]=&quot;sobota&quot;));ROUNDDOWN(VLOOKUP([.C321];[.$M$1:.$N$4];2;0) * [.J321];0);0)" office:value-type="float" office:value="4" calcext:value-type="float">
            <text:p>4</text:p>
          </table:table-cell>
          <table:table-cell table:formula="of:=[.F321]*[.$N$8]" office:value-type="float" office:value="120" calcext:value-type="float">
            <text:p>120</text:p>
          </table:table-cell>
          <table:table-cell table:formula="of:=[.G321]+[.H320]" office:value-type="float" office:value="36300" calcext:value-type="float">
            <text:p>36300</text:p>
          </table:table-cell>
          <table:table-cell table:formula="of:=[.H321]-[.E321]" office:value-type="float" office:value="21400" calcext:value-type="float">
            <text:p>214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17" calcext:value-type="date">
            <text:p>17.1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22] = &quot;niedziela&quot;;[.$N$7]*[.J322];0)" office:value-type="float" office:value="0" calcext:value-type="float">
            <text:p>0</text:p>
          </table:table-cell>
          <table:table-cell table:formula="of:=[.E321]+[.D322]" office:value-type="float" office:value="14900" calcext:value-type="float">
            <text:p>14900</text:p>
          </table:table-cell>
          <table:table-cell table:formula="of:=IF(AND(NOT([.B322]=&quot;niedziela&quot;);NOT([.B322]=&quot;sobota&quot;));ROUNDDOWN(VLOOKUP([.C322];[.$M$1:.$N$4];2;0) * [.J322];0);0)" office:value-type="float" office:value="4" calcext:value-type="float">
            <text:p>4</text:p>
          </table:table-cell>
          <table:table-cell table:formula="of:=[.F322]*[.$N$8]" office:value-type="float" office:value="120" calcext:value-type="float">
            <text:p>120</text:p>
          </table:table-cell>
          <table:table-cell table:formula="of:=[.G322]+[.H321]" office:value-type="float" office:value="36420" calcext:value-type="float">
            <text:p>36420</text:p>
          </table:table-cell>
          <table:table-cell table:formula="of:=[.H322]-[.E322]" office:value-type="float" office:value="21520" calcext:value-type="float">
            <text:p>215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18" calcext:value-type="date">
            <text:p>18.1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23] = &quot;niedziela&quot;;[.$N$7]*[.J323];0)" office:value-type="float" office:value="0" calcext:value-type="float">
            <text:p>0</text:p>
          </table:table-cell>
          <table:table-cell table:formula="of:=[.E322]+[.D323]" office:value-type="float" office:value="14900" calcext:value-type="float">
            <text:p>14900</text:p>
          </table:table-cell>
          <table:table-cell table:formula="of:=IF(AND(NOT([.B323]=&quot;niedziela&quot;);NOT([.B323]=&quot;sobota&quot;));ROUNDDOWN(VLOOKUP([.C323];[.$M$1:.$N$4];2;0) * [.J323];0);0)" office:value-type="float" office:value="0" calcext:value-type="float">
            <text:p>0</text:p>
          </table:table-cell>
          <table:table-cell table:formula="of:=[.F323]*[.$N$8]" office:value-type="float" office:value="0" calcext:value-type="float">
            <text:p>0</text:p>
          </table:table-cell>
          <table:table-cell table:formula="of:=[.G323]+[.H322]" office:value-type="float" office:value="36420" calcext:value-type="float">
            <text:p>36420</text:p>
          </table:table-cell>
          <table:table-cell table:formula="of:=[.H323]-[.E323]" office:value-type="float" office:value="21520" calcext:value-type="float">
            <text:p>215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19" calcext:value-type="date">
            <text:p>19.1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24] = &quot;niedziela&quot;;[.$N$7]*[.J324];0)" office:value-type="float" office:value="150" calcext:value-type="float">
            <text:p>150</text:p>
          </table:table-cell>
          <table:table-cell table:formula="of:=[.E323]+[.D324]" office:value-type="float" office:value="15050" calcext:value-type="float">
            <text:p>15050</text:p>
          </table:table-cell>
          <table:table-cell table:formula="of:=IF(AND(NOT([.B324]=&quot;niedziela&quot;);NOT([.B324]=&quot;sobota&quot;));ROUNDDOWN(VLOOKUP([.C324];[.$M$1:.$N$4];2;0) * [.J324];0);0)" office:value-type="float" office:value="0" calcext:value-type="float">
            <text:p>0</text:p>
          </table:table-cell>
          <table:table-cell table:formula="of:=[.F324]*[.$N$8]" office:value-type="float" office:value="0" calcext:value-type="float">
            <text:p>0</text:p>
          </table:table-cell>
          <table:table-cell table:formula="of:=[.G324]+[.H323]" office:value-type="float" office:value="36420" calcext:value-type="float">
            <text:p>36420</text:p>
          </table:table-cell>
          <table:table-cell table:formula="of:=[.H324]-[.E324]" office:value-type="float" office:value="21370" calcext:value-type="float">
            <text:p>213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20" calcext:value-type="date">
            <text:p>20.1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25] = &quot;niedziela&quot;;[.$N$7]*[.J325];0)" office:value-type="float" office:value="0" calcext:value-type="float">
            <text:p>0</text:p>
          </table:table-cell>
          <table:table-cell table:formula="of:=[.E324]+[.D325]" office:value-type="float" office:value="15050" calcext:value-type="float">
            <text:p>15050</text:p>
          </table:table-cell>
          <table:table-cell table:formula="of:=IF(AND(NOT([.B325]=&quot;niedziela&quot;);NOT([.B325]=&quot;sobota&quot;));ROUNDDOWN(VLOOKUP([.C325];[.$M$1:.$N$4];2;0) * [.J325];0);0)" office:value-type="float" office:value="4" calcext:value-type="float">
            <text:p>4</text:p>
          </table:table-cell>
          <table:table-cell table:formula="of:=[.F325]*[.$N$8]" office:value-type="float" office:value="120" calcext:value-type="float">
            <text:p>120</text:p>
          </table:table-cell>
          <table:table-cell table:formula="of:=[.G325]+[.H324]" office:value-type="float" office:value="36540" calcext:value-type="float">
            <text:p>36540</text:p>
          </table:table-cell>
          <table:table-cell table:formula="of:=[.H325]-[.E325]" office:value-type="float" office:value="21490" calcext:value-type="float">
            <text:p>214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21" calcext:value-type="date">
            <text:p>21.1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26] = &quot;niedziela&quot;;[.$N$7]*[.J326];0)" office:value-type="float" office:value="0" calcext:value-type="float">
            <text:p>0</text:p>
          </table:table-cell>
          <table:table-cell table:formula="of:=[.E325]+[.D326]" office:value-type="float" office:value="15050" calcext:value-type="float">
            <text:p>15050</text:p>
          </table:table-cell>
          <table:table-cell table:formula="of:=IF(AND(NOT([.B326]=&quot;niedziela&quot;);NOT([.B326]=&quot;sobota&quot;));ROUNDDOWN(VLOOKUP([.C326];[.$M$1:.$N$4];2;0) * [.J326];0);0)" office:value-type="float" office:value="4" calcext:value-type="float">
            <text:p>4</text:p>
          </table:table-cell>
          <table:table-cell table:formula="of:=[.F326]*[.$N$8]" office:value-type="float" office:value="120" calcext:value-type="float">
            <text:p>120</text:p>
          </table:table-cell>
          <table:table-cell table:formula="of:=[.G326]+[.H325]" office:value-type="float" office:value="36660" calcext:value-type="float">
            <text:p>36660</text:p>
          </table:table-cell>
          <table:table-cell table:formula="of:=[.H326]-[.E326]" office:value-type="float" office:value="21610" calcext:value-type="float">
            <text:p>216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22" calcext:value-type="date">
            <text:p>22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27] = &quot;niedziela&quot;;[.$N$7]*[.J327];0)" office:value-type="float" office:value="0" calcext:value-type="float">
            <text:p>0</text:p>
          </table:table-cell>
          <table:table-cell table:formula="of:=[.E326]+[.D327]" office:value-type="float" office:value="15050" calcext:value-type="float">
            <text:p>15050</text:p>
          </table:table-cell>
          <table:table-cell table:formula="of:=IF(AND(NOT([.B327]=&quot;niedziela&quot;);NOT([.B327]=&quot;sobota&quot;));ROUNDDOWN(VLOOKUP([.C327];[.$M$1:.$N$4];2;0) * [.J327];0);0)" office:value-type="float" office:value="4" calcext:value-type="float">
            <text:p>4</text:p>
          </table:table-cell>
          <table:table-cell table:formula="of:=[.F327]*[.$N$8]" office:value-type="float" office:value="120" calcext:value-type="float">
            <text:p>120</text:p>
          </table:table-cell>
          <table:table-cell table:formula="of:=[.G327]+[.H326]" office:value-type="float" office:value="36780" calcext:value-type="float">
            <text:p>36780</text:p>
          </table:table-cell>
          <table:table-cell table:formula="of:=[.H327]-[.E327]" office:value-type="float" office:value="21730" calcext:value-type="float">
            <text:p>217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23" calcext:value-type="date">
            <text:p>23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28] = &quot;niedziela&quot;;[.$N$7]*[.J328];0)" office:value-type="float" office:value="0" calcext:value-type="float">
            <text:p>0</text:p>
          </table:table-cell>
          <table:table-cell table:formula="of:=[.E327]+[.D328]" office:value-type="float" office:value="15050" calcext:value-type="float">
            <text:p>15050</text:p>
          </table:table-cell>
          <table:table-cell table:formula="of:=IF(AND(NOT([.B328]=&quot;niedziela&quot;);NOT([.B328]=&quot;sobota&quot;));ROUNDDOWN(VLOOKUP([.C328];[.$M$1:.$N$4];2;0) * [.J328];0);0)" office:value-type="float" office:value="4" calcext:value-type="float">
            <text:p>4</text:p>
          </table:table-cell>
          <table:table-cell table:formula="of:=[.F328]*[.$N$8]" office:value-type="float" office:value="120" calcext:value-type="float">
            <text:p>120</text:p>
          </table:table-cell>
          <table:table-cell table:formula="of:=[.G328]+[.H327]" office:value-type="float" office:value="36900" calcext:value-type="float">
            <text:p>36900</text:p>
          </table:table-cell>
          <table:table-cell table:formula="of:=[.H328]-[.E328]" office:value-type="float" office:value="21850" calcext:value-type="float">
            <text:p>218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24" calcext:value-type="date">
            <text:p>24.11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29] = &quot;niedziela&quot;;[.$N$7]*[.J329];0)" office:value-type="float" office:value="0" calcext:value-type="float">
            <text:p>0</text:p>
          </table:table-cell>
          <table:table-cell table:formula="of:=[.E328]+[.D329]" office:value-type="float" office:value="15050" calcext:value-type="float">
            <text:p>15050</text:p>
          </table:table-cell>
          <table:table-cell table:formula="of:=IF(AND(NOT([.B329]=&quot;niedziela&quot;);NOT([.B329]=&quot;sobota&quot;));ROUNDDOWN(VLOOKUP([.C329];[.$M$1:.$N$4];2;0) * [.J329];0);0)" office:value-type="float" office:value="4" calcext:value-type="float">
            <text:p>4</text:p>
          </table:table-cell>
          <table:table-cell table:formula="of:=[.F329]*[.$N$8]" office:value-type="float" office:value="120" calcext:value-type="float">
            <text:p>120</text:p>
          </table:table-cell>
          <table:table-cell table:formula="of:=[.G329]+[.H328]" office:value-type="float" office:value="37020" calcext:value-type="float">
            <text:p>37020</text:p>
          </table:table-cell>
          <table:table-cell table:formula="of:=[.H329]-[.E329]" office:value-type="float" office:value="21970" calcext:value-type="float">
            <text:p>219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25" calcext:value-type="date">
            <text:p>25.11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30] = &quot;niedziela&quot;;[.$N$7]*[.J330];0)" office:value-type="float" office:value="0" calcext:value-type="float">
            <text:p>0</text:p>
          </table:table-cell>
          <table:table-cell table:formula="of:=[.E329]+[.D330]" office:value-type="float" office:value="15050" calcext:value-type="float">
            <text:p>15050</text:p>
          </table:table-cell>
          <table:table-cell table:formula="of:=IF(AND(NOT([.B330]=&quot;niedziela&quot;);NOT([.B330]=&quot;sobota&quot;));ROUNDDOWN(VLOOKUP([.C330];[.$M$1:.$N$4];2;0) * [.J330];0);0)" office:value-type="float" office:value="0" calcext:value-type="float">
            <text:p>0</text:p>
          </table:table-cell>
          <table:table-cell table:formula="of:=[.F330]*[.$N$8]" office:value-type="float" office:value="0" calcext:value-type="float">
            <text:p>0</text:p>
          </table:table-cell>
          <table:table-cell table:formula="of:=[.G330]+[.H329]" office:value-type="float" office:value="37020" calcext:value-type="float">
            <text:p>37020</text:p>
          </table:table-cell>
          <table:table-cell table:formula="of:=[.H330]-[.E330]" office:value-type="float" office:value="21970" calcext:value-type="float">
            <text:p>219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26" calcext:value-type="date">
            <text:p>26.11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31] = &quot;niedziela&quot;;[.$N$7]*[.J331];0)" office:value-type="float" office:value="150" calcext:value-type="float">
            <text:p>150</text:p>
          </table:table-cell>
          <table:table-cell table:formula="of:=[.E330]+[.D331]" office:value-type="float" office:value="15200" calcext:value-type="float">
            <text:p>15200</text:p>
          </table:table-cell>
          <table:table-cell table:formula="of:=IF(AND(NOT([.B331]=&quot;niedziela&quot;);NOT([.B331]=&quot;sobota&quot;));ROUNDDOWN(VLOOKUP([.C331];[.$M$1:.$N$4];2;0) * [.J331];0);0)" office:value-type="float" office:value="0" calcext:value-type="float">
            <text:p>0</text:p>
          </table:table-cell>
          <table:table-cell table:formula="of:=[.F331]*[.$N$8]" office:value-type="float" office:value="0" calcext:value-type="float">
            <text:p>0</text:p>
          </table:table-cell>
          <table:table-cell table:formula="of:=[.G331]+[.H330]" office:value-type="float" office:value="37020" calcext:value-type="float">
            <text:p>37020</text:p>
          </table:table-cell>
          <table:table-cell table:formula="of:=[.H331]-[.E331]" office:value-type="float" office:value="21820" calcext:value-type="float">
            <text:p>218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27" calcext:value-type="date">
            <text:p>27.11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32] = &quot;niedziela&quot;;[.$N$7]*[.J332];0)" office:value-type="float" office:value="0" calcext:value-type="float">
            <text:p>0</text:p>
          </table:table-cell>
          <table:table-cell table:formula="of:=[.E331]+[.D332]" office:value-type="float" office:value="15200" calcext:value-type="float">
            <text:p>15200</text:p>
          </table:table-cell>
          <table:table-cell table:formula="of:=IF(AND(NOT([.B332]=&quot;niedziela&quot;);NOT([.B332]=&quot;sobota&quot;));ROUNDDOWN(VLOOKUP([.C332];[.$M$1:.$N$4];2;0) * [.J332];0);0)" office:value-type="float" office:value="4" calcext:value-type="float">
            <text:p>4</text:p>
          </table:table-cell>
          <table:table-cell table:formula="of:=[.F332]*[.$N$8]" office:value-type="float" office:value="120" calcext:value-type="float">
            <text:p>120</text:p>
          </table:table-cell>
          <table:table-cell table:formula="of:=[.G332]+[.H331]" office:value-type="float" office:value="37140" calcext:value-type="float">
            <text:p>37140</text:p>
          </table:table-cell>
          <table:table-cell table:formula="of:=[.H332]-[.E332]" office:value-type="float" office:value="21940" calcext:value-type="float">
            <text:p>219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28" calcext:value-type="date">
            <text:p>28.11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33] = &quot;niedziela&quot;;[.$N$7]*[.J333];0)" office:value-type="float" office:value="0" calcext:value-type="float">
            <text:p>0</text:p>
          </table:table-cell>
          <table:table-cell table:formula="of:=[.E332]+[.D333]" office:value-type="float" office:value="15200" calcext:value-type="float">
            <text:p>15200</text:p>
          </table:table-cell>
          <table:table-cell table:formula="of:=IF(AND(NOT([.B333]=&quot;niedziela&quot;);NOT([.B333]=&quot;sobota&quot;));ROUNDDOWN(VLOOKUP([.C333];[.$M$1:.$N$4];2;0) * [.J333];0);0)" office:value-type="float" office:value="4" calcext:value-type="float">
            <text:p>4</text:p>
          </table:table-cell>
          <table:table-cell table:formula="of:=[.F333]*[.$N$8]" office:value-type="float" office:value="120" calcext:value-type="float">
            <text:p>120</text:p>
          </table:table-cell>
          <table:table-cell table:formula="of:=[.G333]+[.H332]" office:value-type="float" office:value="37260" calcext:value-type="float">
            <text:p>37260</text:p>
          </table:table-cell>
          <table:table-cell table:formula="of:=[.H333]-[.E333]" office:value-type="float" office:value="22060" calcext:value-type="float">
            <text:p>220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29" calcext:value-type="date">
            <text:p>29.11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34] = &quot;niedziela&quot;;[.$N$7]*[.J334];0)" office:value-type="float" office:value="0" calcext:value-type="float">
            <text:p>0</text:p>
          </table:table-cell>
          <table:table-cell table:formula="of:=[.E333]+[.D334]" office:value-type="float" office:value="15200" calcext:value-type="float">
            <text:p>15200</text:p>
          </table:table-cell>
          <table:table-cell table:formula="of:=IF(AND(NOT([.B334]=&quot;niedziela&quot;);NOT([.B334]=&quot;sobota&quot;));ROUNDDOWN(VLOOKUP([.C334];[.$M$1:.$N$4];2;0) * [.J334];0);0)" office:value-type="float" office:value="4" calcext:value-type="float">
            <text:p>4</text:p>
          </table:table-cell>
          <table:table-cell table:formula="of:=[.F334]*[.$N$8]" office:value-type="float" office:value="120" calcext:value-type="float">
            <text:p>120</text:p>
          </table:table-cell>
          <table:table-cell table:formula="of:=[.G334]+[.H333]" office:value-type="float" office:value="37380" calcext:value-type="float">
            <text:p>37380</text:p>
          </table:table-cell>
          <table:table-cell table:formula="of:=[.H334]-[.E334]" office:value-type="float" office:value="22180" calcext:value-type="float">
            <text:p>221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1-30" calcext:value-type="date">
            <text:p>30.11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35] = &quot;niedziela&quot;;[.$N$7]*[.J335];0)" office:value-type="float" office:value="0" calcext:value-type="float">
            <text:p>0</text:p>
          </table:table-cell>
          <table:table-cell table:formula="of:=[.E334]+[.D335]" office:value-type="float" office:value="15200" calcext:value-type="float">
            <text:p>15200</text:p>
          </table:table-cell>
          <table:table-cell table:formula="of:=IF(AND(NOT([.B335]=&quot;niedziela&quot;);NOT([.B335]=&quot;sobota&quot;));ROUNDDOWN(VLOOKUP([.C335];[.$M$1:.$N$4];2;0) * [.J335];0);0)" office:value-type="float" office:value="4" calcext:value-type="float">
            <text:p>4</text:p>
          </table:table-cell>
          <table:table-cell table:formula="of:=[.F335]*[.$N$8]" office:value-type="float" office:value="120" calcext:value-type="float">
            <text:p>120</text:p>
          </table:table-cell>
          <table:table-cell table:formula="of:=[.G335]+[.H334]" office:value-type="float" office:value="37500" calcext:value-type="float">
            <text:p>37500</text:p>
          </table:table-cell>
          <table:table-cell table:formula="of:=[.H335]-[.E335]" office:value-type="float" office:value="22300" calcext:value-type="float">
            <text:p>22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01" calcext:value-type="date">
            <text:p>1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36] = &quot;niedziela&quot;;[.$N$7]*[.J336];0)" office:value-type="float" office:value="0" calcext:value-type="float">
            <text:p>0</text:p>
          </table:table-cell>
          <table:table-cell table:formula="of:=[.E335]+[.D336]" office:value-type="float" office:value="15200" calcext:value-type="float">
            <text:p>15200</text:p>
          </table:table-cell>
          <table:table-cell table:formula="of:=IF(AND(NOT([.B336]=&quot;niedziela&quot;);NOT([.B336]=&quot;sobota&quot;));ROUNDDOWN(VLOOKUP([.C336];[.$M$1:.$N$4];2;0) * [.J336];0);0)" office:value-type="float" office:value="4" calcext:value-type="float">
            <text:p>4</text:p>
          </table:table-cell>
          <table:table-cell table:formula="of:=[.F336]*[.$N$8]" office:value-type="float" office:value="120" calcext:value-type="float">
            <text:p>120</text:p>
          </table:table-cell>
          <table:table-cell table:formula="of:=[.G336]+[.H335]" office:value-type="float" office:value="37620" calcext:value-type="float">
            <text:p>37620</text:p>
          </table:table-cell>
          <table:table-cell table:formula="of:=[.H336]-[.E336]" office:value-type="float" office:value="22420" calcext:value-type="float">
            <text:p>224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02" calcext:value-type="date">
            <text:p>2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37] = &quot;niedziela&quot;;[.$N$7]*[.J337];0)" office:value-type="float" office:value="0" calcext:value-type="float">
            <text:p>0</text:p>
          </table:table-cell>
          <table:table-cell table:formula="of:=[.E336]+[.D337]" office:value-type="float" office:value="15200" calcext:value-type="float">
            <text:p>15200</text:p>
          </table:table-cell>
          <table:table-cell table:formula="of:=IF(AND(NOT([.B337]=&quot;niedziela&quot;);NOT([.B337]=&quot;sobota&quot;));ROUNDDOWN(VLOOKUP([.C337];[.$M$1:.$N$4];2;0) * [.J337];0);0)" office:value-type="float" office:value="0" calcext:value-type="float">
            <text:p>0</text:p>
          </table:table-cell>
          <table:table-cell table:formula="of:=[.F337]*[.$N$8]" office:value-type="float" office:value="0" calcext:value-type="float">
            <text:p>0</text:p>
          </table:table-cell>
          <table:table-cell table:formula="of:=[.G337]+[.H336]" office:value-type="float" office:value="37620" calcext:value-type="float">
            <text:p>37620</text:p>
          </table:table-cell>
          <table:table-cell table:formula="of:=[.H337]-[.E337]" office:value-type="float" office:value="22420" calcext:value-type="float">
            <text:p>224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03" calcext:value-type="date">
            <text:p>3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38] = &quot;niedziela&quot;;[.$N$7]*[.J338];0)" office:value-type="float" office:value="150" calcext:value-type="float">
            <text:p>150</text:p>
          </table:table-cell>
          <table:table-cell table:formula="of:=[.E337]+[.D338]" office:value-type="float" office:value="15350" calcext:value-type="float">
            <text:p>15350</text:p>
          </table:table-cell>
          <table:table-cell table:formula="of:=IF(AND(NOT([.B338]=&quot;niedziela&quot;);NOT([.B338]=&quot;sobota&quot;));ROUNDDOWN(VLOOKUP([.C338];[.$M$1:.$N$4];2;0) * [.J338];0);0)" office:value-type="float" office:value="0" calcext:value-type="float">
            <text:p>0</text:p>
          </table:table-cell>
          <table:table-cell table:formula="of:=[.F338]*[.$N$8]" office:value-type="float" office:value="0" calcext:value-type="float">
            <text:p>0</text:p>
          </table:table-cell>
          <table:table-cell table:formula="of:=[.G338]+[.H337]" office:value-type="float" office:value="37620" calcext:value-type="float">
            <text:p>37620</text:p>
          </table:table-cell>
          <table:table-cell table:formula="of:=[.H338]-[.E338]" office:value-type="float" office:value="22270" calcext:value-type="float">
            <text:p>222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04" calcext:value-type="date">
            <text:p>4.1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39] = &quot;niedziela&quot;;[.$N$7]*[.J339];0)" office:value-type="float" office:value="0" calcext:value-type="float">
            <text:p>0</text:p>
          </table:table-cell>
          <table:table-cell table:formula="of:=[.E338]+[.D339]" office:value-type="float" office:value="15350" calcext:value-type="float">
            <text:p>15350</text:p>
          </table:table-cell>
          <table:table-cell table:formula="of:=IF(AND(NOT([.B339]=&quot;niedziela&quot;);NOT([.B339]=&quot;sobota&quot;));ROUNDDOWN(VLOOKUP([.C339];[.$M$1:.$N$4];2;0) * [.J339];0);0)" office:value-type="float" office:value="4" calcext:value-type="float">
            <text:p>4</text:p>
          </table:table-cell>
          <table:table-cell table:formula="of:=[.F339]*[.$N$8]" office:value-type="float" office:value="120" calcext:value-type="float">
            <text:p>120</text:p>
          </table:table-cell>
          <table:table-cell table:formula="of:=[.G339]+[.H338]" office:value-type="float" office:value="37740" calcext:value-type="float">
            <text:p>37740</text:p>
          </table:table-cell>
          <table:table-cell table:formula="of:=[.H339]-[.E339]" office:value-type="float" office:value="22390" calcext:value-type="float">
            <text:p>223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05" calcext:value-type="date">
            <text:p>5.1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40] = &quot;niedziela&quot;;[.$N$7]*[.J340];0)" office:value-type="float" office:value="0" calcext:value-type="float">
            <text:p>0</text:p>
          </table:table-cell>
          <table:table-cell table:formula="of:=[.E339]+[.D340]" office:value-type="float" office:value="15350" calcext:value-type="float">
            <text:p>15350</text:p>
          </table:table-cell>
          <table:table-cell table:formula="of:=IF(AND(NOT([.B340]=&quot;niedziela&quot;);NOT([.B340]=&quot;sobota&quot;));ROUNDDOWN(VLOOKUP([.C340];[.$M$1:.$N$4];2;0) * [.J340];0);0)" office:value-type="float" office:value="4" calcext:value-type="float">
            <text:p>4</text:p>
          </table:table-cell>
          <table:table-cell table:formula="of:=[.F340]*[.$N$8]" office:value-type="float" office:value="120" calcext:value-type="float">
            <text:p>120</text:p>
          </table:table-cell>
          <table:table-cell table:formula="of:=[.G340]+[.H339]" office:value-type="float" office:value="37860" calcext:value-type="float">
            <text:p>37860</text:p>
          </table:table-cell>
          <table:table-cell table:formula="of:=[.H340]-[.E340]" office:value-type="float" office:value="22510" calcext:value-type="float">
            <text:p>225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06" calcext:value-type="date">
            <text:p>6.1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41] = &quot;niedziela&quot;;[.$N$7]*[.J341];0)" office:value-type="float" office:value="0" calcext:value-type="float">
            <text:p>0</text:p>
          </table:table-cell>
          <table:table-cell table:formula="of:=[.E340]+[.D341]" office:value-type="float" office:value="15350" calcext:value-type="float">
            <text:p>15350</text:p>
          </table:table-cell>
          <table:table-cell table:formula="of:=IF(AND(NOT([.B341]=&quot;niedziela&quot;);NOT([.B341]=&quot;sobota&quot;));ROUNDDOWN(VLOOKUP([.C341];[.$M$1:.$N$4];2;0) * [.J341];0);0)" office:value-type="float" office:value="4" calcext:value-type="float">
            <text:p>4</text:p>
          </table:table-cell>
          <table:table-cell table:formula="of:=[.F341]*[.$N$8]" office:value-type="float" office:value="120" calcext:value-type="float">
            <text:p>120</text:p>
          </table:table-cell>
          <table:table-cell table:formula="of:=[.G341]+[.H340]" office:value-type="float" office:value="37980" calcext:value-type="float">
            <text:p>37980</text:p>
          </table:table-cell>
          <table:table-cell table:formula="of:=[.H341]-[.E341]" office:value-type="float" office:value="22630" calcext:value-type="float">
            <text:p>226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07" calcext:value-type="date">
            <text:p>7.1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42] = &quot;niedziela&quot;;[.$N$7]*[.J342];0)" office:value-type="float" office:value="0" calcext:value-type="float">
            <text:p>0</text:p>
          </table:table-cell>
          <table:table-cell table:formula="of:=[.E341]+[.D342]" office:value-type="float" office:value="15350" calcext:value-type="float">
            <text:p>15350</text:p>
          </table:table-cell>
          <table:table-cell table:formula="of:=IF(AND(NOT([.B342]=&quot;niedziela&quot;);NOT([.B342]=&quot;sobota&quot;));ROUNDDOWN(VLOOKUP([.C342];[.$M$1:.$N$4];2;0) * [.J342];0);0)" office:value-type="float" office:value="4" calcext:value-type="float">
            <text:p>4</text:p>
          </table:table-cell>
          <table:table-cell table:formula="of:=[.F342]*[.$N$8]" office:value-type="float" office:value="120" calcext:value-type="float">
            <text:p>120</text:p>
          </table:table-cell>
          <table:table-cell table:formula="of:=[.G342]+[.H341]" office:value-type="float" office:value="38100" calcext:value-type="float">
            <text:p>38100</text:p>
          </table:table-cell>
          <table:table-cell table:formula="of:=[.H342]-[.E342]" office:value-type="float" office:value="22750" calcext:value-type="float">
            <text:p>227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08" calcext:value-type="date">
            <text:p>8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43] = &quot;niedziela&quot;;[.$N$7]*[.J343];0)" office:value-type="float" office:value="0" calcext:value-type="float">
            <text:p>0</text:p>
          </table:table-cell>
          <table:table-cell table:formula="of:=[.E342]+[.D343]" office:value-type="float" office:value="15350" calcext:value-type="float">
            <text:p>15350</text:p>
          </table:table-cell>
          <table:table-cell table:formula="of:=IF(AND(NOT([.B343]=&quot;niedziela&quot;);NOT([.B343]=&quot;sobota&quot;));ROUNDDOWN(VLOOKUP([.C343];[.$M$1:.$N$4];2;0) * [.J343];0);0)" office:value-type="float" office:value="4" calcext:value-type="float">
            <text:p>4</text:p>
          </table:table-cell>
          <table:table-cell table:formula="of:=[.F343]*[.$N$8]" office:value-type="float" office:value="120" calcext:value-type="float">
            <text:p>120</text:p>
          </table:table-cell>
          <table:table-cell table:formula="of:=[.G343]+[.H342]" office:value-type="float" office:value="38220" calcext:value-type="float">
            <text:p>38220</text:p>
          </table:table-cell>
          <table:table-cell table:formula="of:=[.H343]-[.E343]" office:value-type="float" office:value="22870" calcext:value-type="float">
            <text:p>228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09" calcext:value-type="date">
            <text:p>9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44] = &quot;niedziela&quot;;[.$N$7]*[.J344];0)" office:value-type="float" office:value="0" calcext:value-type="float">
            <text:p>0</text:p>
          </table:table-cell>
          <table:table-cell table:formula="of:=[.E343]+[.D344]" office:value-type="float" office:value="15350" calcext:value-type="float">
            <text:p>15350</text:p>
          </table:table-cell>
          <table:table-cell table:formula="of:=IF(AND(NOT([.B344]=&quot;niedziela&quot;);NOT([.B344]=&quot;sobota&quot;));ROUNDDOWN(VLOOKUP([.C344];[.$M$1:.$N$4];2;0) * [.J344];0);0)" office:value-type="float" office:value="0" calcext:value-type="float">
            <text:p>0</text:p>
          </table:table-cell>
          <table:table-cell table:formula="of:=[.F344]*[.$N$8]" office:value-type="float" office:value="0" calcext:value-type="float">
            <text:p>0</text:p>
          </table:table-cell>
          <table:table-cell table:formula="of:=[.G344]+[.H343]" office:value-type="float" office:value="38220" calcext:value-type="float">
            <text:p>38220</text:p>
          </table:table-cell>
          <table:table-cell table:formula="of:=[.H344]-[.E344]" office:value-type="float" office:value="22870" calcext:value-type="float">
            <text:p>228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10" calcext:value-type="date">
            <text:p>10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45] = &quot;niedziela&quot;;[.$N$7]*[.J345];0)" office:value-type="float" office:value="150" calcext:value-type="float">
            <text:p>150</text:p>
          </table:table-cell>
          <table:table-cell table:formula="of:=[.E344]+[.D345]" office:value-type="float" office:value="15500" calcext:value-type="float">
            <text:p>15500</text:p>
          </table:table-cell>
          <table:table-cell table:formula="of:=IF(AND(NOT([.B345]=&quot;niedziela&quot;);NOT([.B345]=&quot;sobota&quot;));ROUNDDOWN(VLOOKUP([.C345];[.$M$1:.$N$4];2;0) * [.J345];0);0)" office:value-type="float" office:value="0" calcext:value-type="float">
            <text:p>0</text:p>
          </table:table-cell>
          <table:table-cell table:formula="of:=[.F345]*[.$N$8]" office:value-type="float" office:value="0" calcext:value-type="float">
            <text:p>0</text:p>
          </table:table-cell>
          <table:table-cell table:formula="of:=[.G345]+[.H344]" office:value-type="float" office:value="38220" calcext:value-type="float">
            <text:p>38220</text:p>
          </table:table-cell>
          <table:table-cell table:formula="of:=[.H345]-[.E345]" office:value-type="float" office:value="22720" calcext:value-type="float">
            <text:p>227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11" calcext:value-type="date">
            <text:p>11.1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46] = &quot;niedziela&quot;;[.$N$7]*[.J346];0)" office:value-type="float" office:value="0" calcext:value-type="float">
            <text:p>0</text:p>
          </table:table-cell>
          <table:table-cell table:formula="of:=[.E345]+[.D346]" office:value-type="float" office:value="15500" calcext:value-type="float">
            <text:p>15500</text:p>
          </table:table-cell>
          <table:table-cell table:formula="of:=IF(AND(NOT([.B346]=&quot;niedziela&quot;);NOT([.B346]=&quot;sobota&quot;));ROUNDDOWN(VLOOKUP([.C346];[.$M$1:.$N$4];2;0) * [.J346];0);0)" office:value-type="float" office:value="4" calcext:value-type="float">
            <text:p>4</text:p>
          </table:table-cell>
          <table:table-cell table:formula="of:=[.F346]*[.$N$8]" office:value-type="float" office:value="120" calcext:value-type="float">
            <text:p>120</text:p>
          </table:table-cell>
          <table:table-cell table:formula="of:=[.G346]+[.H345]" office:value-type="float" office:value="38340" calcext:value-type="float">
            <text:p>38340</text:p>
          </table:table-cell>
          <table:table-cell table:formula="of:=[.H346]-[.E346]" office:value-type="float" office:value="22840" calcext:value-type="float">
            <text:p>228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12" calcext:value-type="date">
            <text:p>12.1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47] = &quot;niedziela&quot;;[.$N$7]*[.J347];0)" office:value-type="float" office:value="0" calcext:value-type="float">
            <text:p>0</text:p>
          </table:table-cell>
          <table:table-cell table:formula="of:=[.E346]+[.D347]" office:value-type="float" office:value="15500" calcext:value-type="float">
            <text:p>15500</text:p>
          </table:table-cell>
          <table:table-cell table:formula="of:=IF(AND(NOT([.B347]=&quot;niedziela&quot;);NOT([.B347]=&quot;sobota&quot;));ROUNDDOWN(VLOOKUP([.C347];[.$M$1:.$N$4];2;0) * [.J347];0);0)" office:value-type="float" office:value="4" calcext:value-type="float">
            <text:p>4</text:p>
          </table:table-cell>
          <table:table-cell table:formula="of:=[.F347]*[.$N$8]" office:value-type="float" office:value="120" calcext:value-type="float">
            <text:p>120</text:p>
          </table:table-cell>
          <table:table-cell table:formula="of:=[.G347]+[.H346]" office:value-type="float" office:value="38460" calcext:value-type="float">
            <text:p>38460</text:p>
          </table:table-cell>
          <table:table-cell table:formula="of:=[.H347]-[.E347]" office:value-type="float" office:value="22960" calcext:value-type="float">
            <text:p>229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13" calcext:value-type="date">
            <text:p>13.1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48] = &quot;niedziela&quot;;[.$N$7]*[.J348];0)" office:value-type="float" office:value="0" calcext:value-type="float">
            <text:p>0</text:p>
          </table:table-cell>
          <table:table-cell table:formula="of:=[.E347]+[.D348]" office:value-type="float" office:value="15500" calcext:value-type="float">
            <text:p>15500</text:p>
          </table:table-cell>
          <table:table-cell table:formula="of:=IF(AND(NOT([.B348]=&quot;niedziela&quot;);NOT([.B348]=&quot;sobota&quot;));ROUNDDOWN(VLOOKUP([.C348];[.$M$1:.$N$4];2;0) * [.J348];0);0)" office:value-type="float" office:value="4" calcext:value-type="float">
            <text:p>4</text:p>
          </table:table-cell>
          <table:table-cell table:formula="of:=[.F348]*[.$N$8]" office:value-type="float" office:value="120" calcext:value-type="float">
            <text:p>120</text:p>
          </table:table-cell>
          <table:table-cell table:formula="of:=[.G348]+[.H347]" office:value-type="float" office:value="38580" calcext:value-type="float">
            <text:p>38580</text:p>
          </table:table-cell>
          <table:table-cell table:formula="of:=[.H348]-[.E348]" office:value-type="float" office:value="23080" calcext:value-type="float">
            <text:p>230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14" calcext:value-type="date">
            <text:p>14.1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349] = &quot;niedziela&quot;;[.$N$7]*[.J349];0)" office:value-type="float" office:value="0" calcext:value-type="float">
            <text:p>0</text:p>
          </table:table-cell>
          <table:table-cell table:formula="of:=[.E348]+[.D349]" office:value-type="float" office:value="15500" calcext:value-type="float">
            <text:p>15500</text:p>
          </table:table-cell>
          <table:table-cell table:formula="of:=IF(AND(NOT([.B349]=&quot;niedziela&quot;);NOT([.B349]=&quot;sobota&quot;));ROUNDDOWN(VLOOKUP([.C349];[.$M$1:.$N$4];2;0) * [.J349];0);0)" office:value-type="float" office:value="4" calcext:value-type="float">
            <text:p>4</text:p>
          </table:table-cell>
          <table:table-cell table:formula="of:=[.F349]*[.$N$8]" office:value-type="float" office:value="120" calcext:value-type="float">
            <text:p>120</text:p>
          </table:table-cell>
          <table:table-cell table:formula="of:=[.G349]+[.H348]" office:value-type="float" office:value="38700" calcext:value-type="float">
            <text:p>38700</text:p>
          </table:table-cell>
          <table:table-cell table:formula="of:=[.H349]-[.E349]" office:value-type="float" office:value="23200" calcext:value-type="float">
            <text:p>232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15" calcext:value-type="date">
            <text:p>15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350] = &quot;niedziela&quot;;[.$N$7]*[.J350];0)" office:value-type="float" office:value="0" calcext:value-type="float">
            <text:p>0</text:p>
          </table:table-cell>
          <table:table-cell table:formula="of:=[.E349]+[.D350]" office:value-type="float" office:value="15500" calcext:value-type="float">
            <text:p>15500</text:p>
          </table:table-cell>
          <table:table-cell table:formula="of:=IF(AND(NOT([.B350]=&quot;niedziela&quot;);NOT([.B350]=&quot;sobota&quot;));ROUNDDOWN(VLOOKUP([.C350];[.$M$1:.$N$4];2;0) * [.J350];0);0)" office:value-type="float" office:value="4" calcext:value-type="float">
            <text:p>4</text:p>
          </table:table-cell>
          <table:table-cell table:formula="of:=[.F350]*[.$N$8]" office:value-type="float" office:value="120" calcext:value-type="float">
            <text:p>120</text:p>
          </table:table-cell>
          <table:table-cell table:formula="of:=[.G350]+[.H349]" office:value-type="float" office:value="38820" calcext:value-type="float">
            <text:p>38820</text:p>
          </table:table-cell>
          <table:table-cell table:formula="of:=[.H350]-[.E350]" office:value-type="float" office:value="23320" calcext:value-type="float">
            <text:p>233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16" calcext:value-type="date">
            <text:p>16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351] = &quot;niedziela&quot;;[.$N$7]*[.J351];0)" office:value-type="float" office:value="0" calcext:value-type="float">
            <text:p>0</text:p>
          </table:table-cell>
          <table:table-cell table:formula="of:=[.E350]+[.D351]" office:value-type="float" office:value="15500" calcext:value-type="float">
            <text:p>15500</text:p>
          </table:table-cell>
          <table:table-cell table:formula="of:=IF(AND(NOT([.B351]=&quot;niedziela&quot;);NOT([.B351]=&quot;sobota&quot;));ROUNDDOWN(VLOOKUP([.C351];[.$M$1:.$N$4];2;0) * [.J351];0);0)" office:value-type="float" office:value="0" calcext:value-type="float">
            <text:p>0</text:p>
          </table:table-cell>
          <table:table-cell table:formula="of:=[.F351]*[.$N$8]" office:value-type="float" office:value="0" calcext:value-type="float">
            <text:p>0</text:p>
          </table:table-cell>
          <table:table-cell table:formula="of:=[.G351]+[.H350]" office:value-type="float" office:value="38820" calcext:value-type="float">
            <text:p>38820</text:p>
          </table:table-cell>
          <table:table-cell table:formula="of:=[.H351]-[.E351]" office:value-type="float" office:value="23320" calcext:value-type="float">
            <text:p>233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17" calcext:value-type="date">
            <text:p>17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352] = &quot;niedziela&quot;;[.$N$7]*[.J352];0)" office:value-type="float" office:value="150" calcext:value-type="float">
            <text:p>150</text:p>
          </table:table-cell>
          <table:table-cell table:formula="of:=[.E351]+[.D352]" office:value-type="float" office:value="15650" calcext:value-type="float">
            <text:p>15650</text:p>
          </table:table-cell>
          <table:table-cell table:formula="of:=IF(AND(NOT([.B352]=&quot;niedziela&quot;);NOT([.B352]=&quot;sobota&quot;));ROUNDDOWN(VLOOKUP([.C352];[.$M$1:.$N$4];2;0) * [.J352];0);0)" office:value-type="float" office:value="0" calcext:value-type="float">
            <text:p>0</text:p>
          </table:table-cell>
          <table:table-cell table:formula="of:=[.F352]*[.$N$8]" office:value-type="float" office:value="0" calcext:value-type="float">
            <text:p>0</text:p>
          </table:table-cell>
          <table:table-cell table:formula="of:=[.G352]+[.H351]" office:value-type="float" office:value="38820" calcext:value-type="float">
            <text:p>38820</text:p>
          </table:table-cell>
          <table:table-cell table:formula="of:=[.H352]-[.E352]" office:value-type="float" office:value="23170" calcext:value-type="float">
            <text:p>231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18" calcext:value-type="date">
            <text:p>18.1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353] = &quot;niedziela&quot;;[.$N$7]*[.J353];0)" office:value-type="float" office:value="0" calcext:value-type="float">
            <text:p>0</text:p>
          </table:table-cell>
          <table:table-cell table:formula="of:=[.E352]+[.D353]" office:value-type="float" office:value="15650" calcext:value-type="float">
            <text:p>15650</text:p>
          </table:table-cell>
          <table:table-cell table:formula="of:=IF(AND(NOT([.B353]=&quot;niedziela&quot;);NOT([.B353]=&quot;sobota&quot;));ROUNDDOWN(VLOOKUP([.C353];[.$M$1:.$N$4];2;0) * [.J353];0);0)" office:value-type="float" office:value="4" calcext:value-type="float">
            <text:p>4</text:p>
          </table:table-cell>
          <table:table-cell table:formula="of:=[.F353]*[.$N$8]" office:value-type="float" office:value="120" calcext:value-type="float">
            <text:p>120</text:p>
          </table:table-cell>
          <table:table-cell table:formula="of:=[.G353]+[.H352]" office:value-type="float" office:value="38940" calcext:value-type="float">
            <text:p>38940</text:p>
          </table:table-cell>
          <table:table-cell table:formula="of:=[.H353]-[.E353]" office:value-type="float" office:value="23290" calcext:value-type="float">
            <text:p>232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19" calcext:value-type="date">
            <text:p>19.1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354] = &quot;niedziela&quot;;[.$N$7]*[.J354];0)" office:value-type="float" office:value="0" calcext:value-type="float">
            <text:p>0</text:p>
          </table:table-cell>
          <table:table-cell table:formula="of:=[.E353]+[.D354]" office:value-type="float" office:value="15650" calcext:value-type="float">
            <text:p>15650</text:p>
          </table:table-cell>
          <table:table-cell table:formula="of:=IF(AND(NOT([.B354]=&quot;niedziela&quot;);NOT([.B354]=&quot;sobota&quot;));ROUNDDOWN(VLOOKUP([.C354];[.$M$1:.$N$4];2;0) * [.J354];0);0)" office:value-type="float" office:value="4" calcext:value-type="float">
            <text:p>4</text:p>
          </table:table-cell>
          <table:table-cell table:formula="of:=[.F354]*[.$N$8]" office:value-type="float" office:value="120" calcext:value-type="float">
            <text:p>120</text:p>
          </table:table-cell>
          <table:table-cell table:formula="of:=[.G354]+[.H353]" office:value-type="float" office:value="39060" calcext:value-type="float">
            <text:p>39060</text:p>
          </table:table-cell>
          <table:table-cell table:formula="of:=[.H354]-[.E354]" office:value-type="float" office:value="23410" calcext:value-type="float">
            <text:p>234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20" calcext:value-type="date">
            <text:p>20.1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355] = &quot;niedziela&quot;;[.$N$7]*[.J355];0)" office:value-type="float" office:value="0" calcext:value-type="float">
            <text:p>0</text:p>
          </table:table-cell>
          <table:table-cell table:formula="of:=[.E354]+[.D355]" office:value-type="float" office:value="15650" calcext:value-type="float">
            <text:p>15650</text:p>
          </table:table-cell>
          <table:table-cell table:formula="of:=IF(AND(NOT([.B355]=&quot;niedziela&quot;);NOT([.B355]=&quot;sobota&quot;));ROUNDDOWN(VLOOKUP([.C355];[.$M$1:.$N$4];2;0) * [.J355];0);0)" office:value-type="float" office:value="4" calcext:value-type="float">
            <text:p>4</text:p>
          </table:table-cell>
          <table:table-cell table:formula="of:=[.F355]*[.$N$8]" office:value-type="float" office:value="120" calcext:value-type="float">
            <text:p>120</text:p>
          </table:table-cell>
          <table:table-cell table:formula="of:=[.G355]+[.H354]" office:value-type="float" office:value="39180" calcext:value-type="float">
            <text:p>39180</text:p>
          </table:table-cell>
          <table:table-cell table:formula="of:=[.H355]-[.E355]" office:value-type="float" office:value="23530" calcext:value-type="float">
            <text:p>235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21" calcext:value-type="date">
            <text:p>21.1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56] = &quot;niedziela&quot;;[.$N$7]*[.J356];0)" office:value-type="float" office:value="0" calcext:value-type="float">
            <text:p>0</text:p>
          </table:table-cell>
          <table:table-cell table:formula="of:=[.E355]+[.D356]" office:value-type="float" office:value="15650" calcext:value-type="float">
            <text:p>15650</text:p>
          </table:table-cell>
          <table:table-cell table:formula="of:=IF(AND(NOT([.B356]=&quot;niedziela&quot;);NOT([.B356]=&quot;sobota&quot;));ROUNDDOWN(VLOOKUP([.C356];[.$M$1:.$N$4];2;0) * [.J356];0);0)" office:value-type="float" office:value="2" calcext:value-type="float">
            <text:p>2</text:p>
          </table:table-cell>
          <table:table-cell table:formula="of:=[.F356]*[.$N$8]" office:value-type="float" office:value="60" calcext:value-type="float">
            <text:p>60</text:p>
          </table:table-cell>
          <table:table-cell table:formula="of:=[.G356]+[.H355]" office:value-type="float" office:value="39240" calcext:value-type="float">
            <text:p>39240</text:p>
          </table:table-cell>
          <table:table-cell table:formula="of:=[.H356]-[.E356]" office:value-type="float" office:value="23590" calcext:value-type="float">
            <text:p>235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22" calcext:value-type="date">
            <text:p>22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57] = &quot;niedziela&quot;;[.$N$7]*[.J357];0)" office:value-type="float" office:value="0" calcext:value-type="float">
            <text:p>0</text:p>
          </table:table-cell>
          <table:table-cell table:formula="of:=[.E356]+[.D357]" office:value-type="float" office:value="15650" calcext:value-type="float">
            <text:p>15650</text:p>
          </table:table-cell>
          <table:table-cell table:formula="of:=IF(AND(NOT([.B357]=&quot;niedziela&quot;);NOT([.B357]=&quot;sobota&quot;));ROUNDDOWN(VLOOKUP([.C357];[.$M$1:.$N$4];2;0) * [.J357];0);0)" office:value-type="float" office:value="2" calcext:value-type="float">
            <text:p>2</text:p>
          </table:table-cell>
          <table:table-cell table:formula="of:=[.F357]*[.$N$8]" office:value-type="float" office:value="60" calcext:value-type="float">
            <text:p>60</text:p>
          </table:table-cell>
          <table:table-cell table:formula="of:=[.G357]+[.H356]" office:value-type="float" office:value="39300" calcext:value-type="float">
            <text:p>39300</text:p>
          </table:table-cell>
          <table:table-cell table:formula="of:=[.H357]-[.E357]" office:value-type="float" office:value="23650" calcext:value-type="float">
            <text:p>236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23" calcext:value-type="date">
            <text:p>23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58] = &quot;niedziela&quot;;[.$N$7]*[.J358];0)" office:value-type="float" office:value="0" calcext:value-type="float">
            <text:p>0</text:p>
          </table:table-cell>
          <table:table-cell table:formula="of:=[.E357]+[.D358]" office:value-type="float" office:value="15650" calcext:value-type="float">
            <text:p>15650</text:p>
          </table:table-cell>
          <table:table-cell table:formula="of:=IF(AND(NOT([.B358]=&quot;niedziela&quot;);NOT([.B358]=&quot;sobota&quot;));ROUNDDOWN(VLOOKUP([.C358];[.$M$1:.$N$4];2;0) * [.J358];0);0)" office:value-type="float" office:value="0" calcext:value-type="float">
            <text:p>0</text:p>
          </table:table-cell>
          <table:table-cell table:formula="of:=[.F358]*[.$N$8]" office:value-type="float" office:value="0" calcext:value-type="float">
            <text:p>0</text:p>
          </table:table-cell>
          <table:table-cell table:formula="of:=[.G358]+[.H357]" office:value-type="float" office:value="39300" calcext:value-type="float">
            <text:p>39300</text:p>
          </table:table-cell>
          <table:table-cell table:formula="of:=[.H358]-[.E358]" office:value-type="float" office:value="23650" calcext:value-type="float">
            <text:p>236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24" calcext:value-type="date">
            <text:p>24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59] = &quot;niedziela&quot;;[.$N$7]*[.J359];0)" office:value-type="float" office:value="150" calcext:value-type="float">
            <text:p>150</text:p>
          </table:table-cell>
          <table:table-cell table:formula="of:=[.E358]+[.D359]" office:value-type="float" office:value="15800" calcext:value-type="float">
            <text:p>15800</text:p>
          </table:table-cell>
          <table:table-cell table:formula="of:=IF(AND(NOT([.B359]=&quot;niedziela&quot;);NOT([.B359]=&quot;sobota&quot;));ROUNDDOWN(VLOOKUP([.C359];[.$M$1:.$N$4];2;0) * [.J359];0);0)" office:value-type="float" office:value="0" calcext:value-type="float">
            <text:p>0</text:p>
          </table:table-cell>
          <table:table-cell table:formula="of:=[.F359]*[.$N$8]" office:value-type="float" office:value="0" calcext:value-type="float">
            <text:p>0</text:p>
          </table:table-cell>
          <table:table-cell table:formula="of:=[.G359]+[.H358]" office:value-type="float" office:value="39300" calcext:value-type="float">
            <text:p>39300</text:p>
          </table:table-cell>
          <table:table-cell table:formula="of:=[.H359]-[.E359]" office:value-type="float" office:value="23500" calcext:value-type="float">
            <text:p>235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25" calcext:value-type="date">
            <text:p>25.12.2023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60] = &quot;niedziela&quot;;[.$N$7]*[.J360];0)" office:value-type="float" office:value="0" calcext:value-type="float">
            <text:p>0</text:p>
          </table:table-cell>
          <table:table-cell table:formula="of:=[.E359]+[.D360]" office:value-type="float" office:value="15800" calcext:value-type="float">
            <text:p>15800</text:p>
          </table:table-cell>
          <table:table-cell table:formula="of:=IF(AND(NOT([.B360]=&quot;niedziela&quot;);NOT([.B360]=&quot;sobota&quot;));ROUNDDOWN(VLOOKUP([.C360];[.$M$1:.$N$4];2;0) * [.J360];0);0)" office:value-type="float" office:value="2" calcext:value-type="float">
            <text:p>2</text:p>
          </table:table-cell>
          <table:table-cell table:formula="of:=[.F360]*[.$N$8]" office:value-type="float" office:value="60" calcext:value-type="float">
            <text:p>60</text:p>
          </table:table-cell>
          <table:table-cell table:formula="of:=[.G360]+[.H359]" office:value-type="float" office:value="39360" calcext:value-type="float">
            <text:p>39360</text:p>
          </table:table-cell>
          <table:table-cell table:formula="of:=[.H360]-[.E360]" office:value-type="float" office:value="23560" calcext:value-type="float">
            <text:p>235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26" calcext:value-type="date">
            <text:p>26.12.2023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61] = &quot;niedziela&quot;;[.$N$7]*[.J361];0)" office:value-type="float" office:value="0" calcext:value-type="float">
            <text:p>0</text:p>
          </table:table-cell>
          <table:table-cell table:formula="of:=[.E360]+[.D361]" office:value-type="float" office:value="15800" calcext:value-type="float">
            <text:p>15800</text:p>
          </table:table-cell>
          <table:table-cell table:formula="of:=IF(AND(NOT([.B361]=&quot;niedziela&quot;);NOT([.B361]=&quot;sobota&quot;));ROUNDDOWN(VLOOKUP([.C361];[.$M$1:.$N$4];2;0) * [.J361];0);0)" office:value-type="float" office:value="2" calcext:value-type="float">
            <text:p>2</text:p>
          </table:table-cell>
          <table:table-cell table:formula="of:=[.F361]*[.$N$8]" office:value-type="float" office:value="60" calcext:value-type="float">
            <text:p>60</text:p>
          </table:table-cell>
          <table:table-cell table:formula="of:=[.G361]+[.H360]" office:value-type="float" office:value="39420" calcext:value-type="float">
            <text:p>39420</text:p>
          </table:table-cell>
          <table:table-cell table:formula="of:=[.H361]-[.E361]" office:value-type="float" office:value="23620" calcext:value-type="float">
            <text:p>236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27" calcext:value-type="date">
            <text:p>27.12.2023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62] = &quot;niedziela&quot;;[.$N$7]*[.J362];0)" office:value-type="float" office:value="0" calcext:value-type="float">
            <text:p>0</text:p>
          </table:table-cell>
          <table:table-cell table:formula="of:=[.E361]+[.D362]" office:value-type="float" office:value="15800" calcext:value-type="float">
            <text:p>15800</text:p>
          </table:table-cell>
          <table:table-cell table:formula="of:=IF(AND(NOT([.B362]=&quot;niedziela&quot;);NOT([.B362]=&quot;sobota&quot;));ROUNDDOWN(VLOOKUP([.C362];[.$M$1:.$N$4];2;0) * [.J362];0);0)" office:value-type="float" office:value="2" calcext:value-type="float">
            <text:p>2</text:p>
          </table:table-cell>
          <table:table-cell table:formula="of:=[.F362]*[.$N$8]" office:value-type="float" office:value="60" calcext:value-type="float">
            <text:p>60</text:p>
          </table:table-cell>
          <table:table-cell table:formula="of:=[.G362]+[.H361]" office:value-type="float" office:value="39480" calcext:value-type="float">
            <text:p>39480</text:p>
          </table:table-cell>
          <table:table-cell table:formula="of:=[.H362]-[.E362]" office:value-type="float" office:value="23680" calcext:value-type="float">
            <text:p>236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28" calcext:value-type="date">
            <text:p>28.12.2023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63] = &quot;niedziela&quot;;[.$N$7]*[.J363];0)" office:value-type="float" office:value="0" calcext:value-type="float">
            <text:p>0</text:p>
          </table:table-cell>
          <table:table-cell table:formula="of:=[.E362]+[.D363]" office:value-type="float" office:value="15800" calcext:value-type="float">
            <text:p>15800</text:p>
          </table:table-cell>
          <table:table-cell table:formula="of:=IF(AND(NOT([.B363]=&quot;niedziela&quot;);NOT([.B363]=&quot;sobota&quot;));ROUNDDOWN(VLOOKUP([.C363];[.$M$1:.$N$4];2;0) * [.J363];0);0)" office:value-type="float" office:value="2" calcext:value-type="float">
            <text:p>2</text:p>
          </table:table-cell>
          <table:table-cell table:formula="of:=[.F363]*[.$N$8]" office:value-type="float" office:value="60" calcext:value-type="float">
            <text:p>60</text:p>
          </table:table-cell>
          <table:table-cell table:formula="of:=[.G363]+[.H362]" office:value-type="float" office:value="39540" calcext:value-type="float">
            <text:p>39540</text:p>
          </table:table-cell>
          <table:table-cell table:formula="of:=[.H363]-[.E363]" office:value-type="float" office:value="23740" calcext:value-type="float">
            <text:p>237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29" calcext:value-type="date">
            <text:p>29.12.2023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64] = &quot;niedziela&quot;;[.$N$7]*[.J364];0)" office:value-type="float" office:value="0" calcext:value-type="float">
            <text:p>0</text:p>
          </table:table-cell>
          <table:table-cell table:formula="of:=[.E363]+[.D364]" office:value-type="float" office:value="15800" calcext:value-type="float">
            <text:p>15800</text:p>
          </table:table-cell>
          <table:table-cell table:formula="of:=IF(AND(NOT([.B364]=&quot;niedziela&quot;);NOT([.B364]=&quot;sobota&quot;));ROUNDDOWN(VLOOKUP([.C364];[.$M$1:.$N$4];2;0) * [.J364];0);0)" office:value-type="float" office:value="2" calcext:value-type="float">
            <text:p>2</text:p>
          </table:table-cell>
          <table:table-cell table:formula="of:=[.F364]*[.$N$8]" office:value-type="float" office:value="60" calcext:value-type="float">
            <text:p>60</text:p>
          </table:table-cell>
          <table:table-cell table:formula="of:=[.G364]+[.H363]" office:value-type="float" office:value="39600" calcext:value-type="float">
            <text:p>39600</text:p>
          </table:table-cell>
          <table:table-cell table:formula="of:=[.H364]-[.E364]" office:value-type="float" office:value="23800" calcext:value-type="float">
            <text:p>238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30" calcext:value-type="date">
            <text:p>30.12.2023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65] = &quot;niedziela&quot;;[.$N$7]*[.J365];0)" office:value-type="float" office:value="0" calcext:value-type="float">
            <text:p>0</text:p>
          </table:table-cell>
          <table:table-cell table:formula="of:=[.E364]+[.D365]" office:value-type="float" office:value="15800" calcext:value-type="float">
            <text:p>15800</text:p>
          </table:table-cell>
          <table:table-cell table:formula="of:=IF(AND(NOT([.B365]=&quot;niedziela&quot;);NOT([.B365]=&quot;sobota&quot;));ROUNDDOWN(VLOOKUP([.C365];[.$M$1:.$N$4];2;0) * [.J365];0);0)" office:value-type="float" office:value="0" calcext:value-type="float">
            <text:p>0</text:p>
          </table:table-cell>
          <table:table-cell table:formula="of:=[.F365]*[.$N$8]" office:value-type="float" office:value="0" calcext:value-type="float">
            <text:p>0</text:p>
          </table:table-cell>
          <table:table-cell table:formula="of:=[.G365]+[.H364]" office:value-type="float" office:value="39600" calcext:value-type="float">
            <text:p>39600</text:p>
          </table:table-cell>
          <table:table-cell table:formula="of:=[.H365]-[.E365]" office:value-type="float" office:value="23800" calcext:value-type="float">
            <text:p>238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3-12-31" calcext:value-type="date">
            <text:p>31.12.2023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66] = &quot;niedziela&quot;;[.$N$7]*[.J366];0)" office:value-type="float" office:value="150" calcext:value-type="float">
            <text:p>150</text:p>
          </table:table-cell>
          <table:table-cell table:formula="of:=[.E365]+[.D366]" office:value-type="float" office:value="15950" calcext:value-type="float">
            <text:p>15950</text:p>
          </table:table-cell>
          <table:table-cell table:formula="of:=IF(AND(NOT([.B366]=&quot;niedziela&quot;);NOT([.B366]=&quot;sobota&quot;));ROUNDDOWN(VLOOKUP([.C366];[.$M$1:.$N$4];2;0) * [.J366];0);0)" office:value-type="float" office:value="0" calcext:value-type="float">
            <text:p>0</text:p>
          </table:table-cell>
          <table:table-cell table:formula="of:=[.F366]*[.$N$8]" office:value-type="float" office:value="0" calcext:value-type="float">
            <text:p>0</text:p>
          </table:table-cell>
          <table:table-cell table:formula="of:=[.G366]+[.H365]" office:value-type="float" office:value="39600" calcext:value-type="float">
            <text:p>39600</text:p>
          </table:table-cell>
          <table:table-cell table:formula="of:=[.H366]-[.E366]" office:value-type="float" office:value="23650" calcext:value-type="float">
            <text:p>236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01" calcext:value-type="date">
            <text:p>1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67] = &quot;niedziela&quot;;[.$N$7]*[.J367];0)" office:value-type="float" office:value="0" calcext:value-type="float">
            <text:p>0</text:p>
          </table:table-cell>
          <table:table-cell table:formula="of:=[.E366]+[.D367]" office:value-type="float" office:value="15950" calcext:value-type="float">
            <text:p>15950</text:p>
          </table:table-cell>
          <table:table-cell table:formula="of:=IF(AND(NOT([.B367]=&quot;niedziela&quot;);NOT([.B367]=&quot;sobota&quot;));ROUNDDOWN(VLOOKUP([.C367];[.$M$1:.$N$4];2;0) * [.J367];0);0)" office:value-type="float" office:value="2" calcext:value-type="float">
            <text:p>2</text:p>
          </table:table-cell>
          <table:table-cell table:formula="of:=[.F367]*[.$N$8]" office:value-type="float" office:value="60" calcext:value-type="float">
            <text:p>60</text:p>
          </table:table-cell>
          <table:table-cell table:formula="of:=[.G367]+[.H366]" office:value-type="float" office:value="39660" calcext:value-type="float">
            <text:p>39660</text:p>
          </table:table-cell>
          <table:table-cell table:formula="of:=[.H367]-[.E367]" office:value-type="float" office:value="23710" calcext:value-type="float">
            <text:p>237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02" calcext:value-type="date">
            <text:p>2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68] = &quot;niedziela&quot;;[.$N$7]*[.J368];0)" office:value-type="float" office:value="0" calcext:value-type="float">
            <text:p>0</text:p>
          </table:table-cell>
          <table:table-cell table:formula="of:=[.E367]+[.D368]" office:value-type="float" office:value="15950" calcext:value-type="float">
            <text:p>15950</text:p>
          </table:table-cell>
          <table:table-cell table:formula="of:=IF(AND(NOT([.B368]=&quot;niedziela&quot;);NOT([.B368]=&quot;sobota&quot;));ROUNDDOWN(VLOOKUP([.C368];[.$M$1:.$N$4];2;0) * [.J368];0);0)" office:value-type="float" office:value="2" calcext:value-type="float">
            <text:p>2</text:p>
          </table:table-cell>
          <table:table-cell table:formula="of:=[.F368]*[.$N$8]" office:value-type="float" office:value="60" calcext:value-type="float">
            <text:p>60</text:p>
          </table:table-cell>
          <table:table-cell table:formula="of:=[.G368]+[.H367]" office:value-type="float" office:value="39720" calcext:value-type="float">
            <text:p>39720</text:p>
          </table:table-cell>
          <table:table-cell table:formula="of:=[.H368]-[.E368]" office:value-type="float" office:value="23770" calcext:value-type="float">
            <text:p>237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03" calcext:value-type="date">
            <text:p>3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69] = &quot;niedziela&quot;;[.$N$7]*[.J369];0)" office:value-type="float" office:value="0" calcext:value-type="float">
            <text:p>0</text:p>
          </table:table-cell>
          <table:table-cell table:formula="of:=[.E368]+[.D369]" office:value-type="float" office:value="15950" calcext:value-type="float">
            <text:p>15950</text:p>
          </table:table-cell>
          <table:table-cell table:formula="of:=IF(AND(NOT([.B369]=&quot;niedziela&quot;);NOT([.B369]=&quot;sobota&quot;));ROUNDDOWN(VLOOKUP([.C369];[.$M$1:.$N$4];2;0) * [.J369];0);0)" office:value-type="float" office:value="2" calcext:value-type="float">
            <text:p>2</text:p>
          </table:table-cell>
          <table:table-cell table:formula="of:=[.F369]*[.$N$8]" office:value-type="float" office:value="60" calcext:value-type="float">
            <text:p>60</text:p>
          </table:table-cell>
          <table:table-cell table:formula="of:=[.G369]+[.H368]" office:value-type="float" office:value="39780" calcext:value-type="float">
            <text:p>39780</text:p>
          </table:table-cell>
          <table:table-cell table:formula="of:=[.H369]-[.E369]" office:value-type="float" office:value="23830" calcext:value-type="float">
            <text:p>238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04" calcext:value-type="date">
            <text:p>4.0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70] = &quot;niedziela&quot;;[.$N$7]*[.J370];0)" office:value-type="float" office:value="0" calcext:value-type="float">
            <text:p>0</text:p>
          </table:table-cell>
          <table:table-cell table:formula="of:=[.E369]+[.D370]" office:value-type="float" office:value="15950" calcext:value-type="float">
            <text:p>15950</text:p>
          </table:table-cell>
          <table:table-cell table:formula="of:=IF(AND(NOT([.B370]=&quot;niedziela&quot;);NOT([.B370]=&quot;sobota&quot;));ROUNDDOWN(VLOOKUP([.C370];[.$M$1:.$N$4];2;0) * [.J370];0);0)" office:value-type="float" office:value="2" calcext:value-type="float">
            <text:p>2</text:p>
          </table:table-cell>
          <table:table-cell table:formula="of:=[.F370]*[.$N$8]" office:value-type="float" office:value="60" calcext:value-type="float">
            <text:p>60</text:p>
          </table:table-cell>
          <table:table-cell table:formula="of:=[.G370]+[.H369]" office:value-type="float" office:value="39840" calcext:value-type="float">
            <text:p>39840</text:p>
          </table:table-cell>
          <table:table-cell table:formula="of:=[.H370]-[.E370]" office:value-type="float" office:value="23890" calcext:value-type="float">
            <text:p>238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05" calcext:value-type="date">
            <text:p>5.0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71] = &quot;niedziela&quot;;[.$N$7]*[.J371];0)" office:value-type="float" office:value="0" calcext:value-type="float">
            <text:p>0</text:p>
          </table:table-cell>
          <table:table-cell table:formula="of:=[.E370]+[.D371]" office:value-type="float" office:value="15950" calcext:value-type="float">
            <text:p>15950</text:p>
          </table:table-cell>
          <table:table-cell table:formula="of:=IF(AND(NOT([.B371]=&quot;niedziela&quot;);NOT([.B371]=&quot;sobota&quot;));ROUNDDOWN(VLOOKUP([.C371];[.$M$1:.$N$4];2;0) * [.J371];0);0)" office:value-type="float" office:value="2" calcext:value-type="float">
            <text:p>2</text:p>
          </table:table-cell>
          <table:table-cell table:formula="of:=[.F371]*[.$N$8]" office:value-type="float" office:value="60" calcext:value-type="float">
            <text:p>60</text:p>
          </table:table-cell>
          <table:table-cell table:formula="of:=[.G371]+[.H370]" office:value-type="float" office:value="39900" calcext:value-type="float">
            <text:p>39900</text:p>
          </table:table-cell>
          <table:table-cell table:formula="of:=[.H371]-[.E371]" office:value-type="float" office:value="23950" calcext:value-type="float">
            <text:p>239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06" calcext:value-type="date">
            <text:p>6.0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72] = &quot;niedziela&quot;;[.$N$7]*[.J372];0)" office:value-type="float" office:value="0" calcext:value-type="float">
            <text:p>0</text:p>
          </table:table-cell>
          <table:table-cell table:formula="of:=[.E371]+[.D372]" office:value-type="float" office:value="15950" calcext:value-type="float">
            <text:p>15950</text:p>
          </table:table-cell>
          <table:table-cell table:formula="of:=IF(AND(NOT([.B372]=&quot;niedziela&quot;);NOT([.B372]=&quot;sobota&quot;));ROUNDDOWN(VLOOKUP([.C372];[.$M$1:.$N$4];2;0) * [.J372];0);0)" office:value-type="float" office:value="0" calcext:value-type="float">
            <text:p>0</text:p>
          </table:table-cell>
          <table:table-cell table:formula="of:=[.F372]*[.$N$8]" office:value-type="float" office:value="0" calcext:value-type="float">
            <text:p>0</text:p>
          </table:table-cell>
          <table:table-cell table:formula="of:=[.G372]+[.H371]" office:value-type="float" office:value="39900" calcext:value-type="float">
            <text:p>39900</text:p>
          </table:table-cell>
          <table:table-cell table:formula="of:=[.H372]-[.E372]" office:value-type="float" office:value="23950" calcext:value-type="float">
            <text:p>239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07" calcext:value-type="date">
            <text:p>7.0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73] = &quot;niedziela&quot;;[.$N$7]*[.J373];0)" office:value-type="float" office:value="150" calcext:value-type="float">
            <text:p>150</text:p>
          </table:table-cell>
          <table:table-cell table:formula="of:=[.E372]+[.D373]" office:value-type="float" office:value="16100" calcext:value-type="float">
            <text:p>16100</text:p>
          </table:table-cell>
          <table:table-cell table:formula="of:=IF(AND(NOT([.B373]=&quot;niedziela&quot;);NOT([.B373]=&quot;sobota&quot;));ROUNDDOWN(VLOOKUP([.C373];[.$M$1:.$N$4];2;0) * [.J373];0);0)" office:value-type="float" office:value="0" calcext:value-type="float">
            <text:p>0</text:p>
          </table:table-cell>
          <table:table-cell table:formula="of:=[.F373]*[.$N$8]" office:value-type="float" office:value="0" calcext:value-type="float">
            <text:p>0</text:p>
          </table:table-cell>
          <table:table-cell table:formula="of:=[.G373]+[.H372]" office:value-type="float" office:value="39900" calcext:value-type="float">
            <text:p>39900</text:p>
          </table:table-cell>
          <table:table-cell table:formula="of:=[.H373]-[.E373]" office:value-type="float" office:value="23800" calcext:value-type="float">
            <text:p>238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08" calcext:value-type="date">
            <text:p>8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74] = &quot;niedziela&quot;;[.$N$7]*[.J374];0)" office:value-type="float" office:value="0" calcext:value-type="float">
            <text:p>0</text:p>
          </table:table-cell>
          <table:table-cell table:formula="of:=[.E373]+[.D374]" office:value-type="float" office:value="16100" calcext:value-type="float">
            <text:p>16100</text:p>
          </table:table-cell>
          <table:table-cell table:formula="of:=IF(AND(NOT([.B374]=&quot;niedziela&quot;);NOT([.B374]=&quot;sobota&quot;));ROUNDDOWN(VLOOKUP([.C374];[.$M$1:.$N$4];2;0) * [.J374];0);0)" office:value-type="float" office:value="2" calcext:value-type="float">
            <text:p>2</text:p>
          </table:table-cell>
          <table:table-cell table:formula="of:=[.F374]*[.$N$8]" office:value-type="float" office:value="60" calcext:value-type="float">
            <text:p>60</text:p>
          </table:table-cell>
          <table:table-cell table:formula="of:=[.G374]+[.H373]" office:value-type="float" office:value="39960" calcext:value-type="float">
            <text:p>39960</text:p>
          </table:table-cell>
          <table:table-cell table:formula="of:=[.H374]-[.E374]" office:value-type="float" office:value="23860" calcext:value-type="float">
            <text:p>238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09" calcext:value-type="date">
            <text:p>9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75] = &quot;niedziela&quot;;[.$N$7]*[.J375];0)" office:value-type="float" office:value="0" calcext:value-type="float">
            <text:p>0</text:p>
          </table:table-cell>
          <table:table-cell table:formula="of:=[.E374]+[.D375]" office:value-type="float" office:value="16100" calcext:value-type="float">
            <text:p>16100</text:p>
          </table:table-cell>
          <table:table-cell table:formula="of:=IF(AND(NOT([.B375]=&quot;niedziela&quot;);NOT([.B375]=&quot;sobota&quot;));ROUNDDOWN(VLOOKUP([.C375];[.$M$1:.$N$4];2;0) * [.J375];0);0)" office:value-type="float" office:value="2" calcext:value-type="float">
            <text:p>2</text:p>
          </table:table-cell>
          <table:table-cell table:formula="of:=[.F375]*[.$N$8]" office:value-type="float" office:value="60" calcext:value-type="float">
            <text:p>60</text:p>
          </table:table-cell>
          <table:table-cell table:formula="of:=[.G375]+[.H374]" office:value-type="float" office:value="40020" calcext:value-type="float">
            <text:p>40020</text:p>
          </table:table-cell>
          <table:table-cell table:formula="of:=[.H375]-[.E375]" office:value-type="float" office:value="23920" calcext:value-type="float">
            <text:p>239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10" calcext:value-type="date">
            <text:p>10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76] = &quot;niedziela&quot;;[.$N$7]*[.J376];0)" office:value-type="float" office:value="0" calcext:value-type="float">
            <text:p>0</text:p>
          </table:table-cell>
          <table:table-cell table:formula="of:=[.E375]+[.D376]" office:value-type="float" office:value="16100" calcext:value-type="float">
            <text:p>16100</text:p>
          </table:table-cell>
          <table:table-cell table:formula="of:=IF(AND(NOT([.B376]=&quot;niedziela&quot;);NOT([.B376]=&quot;sobota&quot;));ROUNDDOWN(VLOOKUP([.C376];[.$M$1:.$N$4];2;0) * [.J376];0);0)" office:value-type="float" office:value="2" calcext:value-type="float">
            <text:p>2</text:p>
          </table:table-cell>
          <table:table-cell table:formula="of:=[.F376]*[.$N$8]" office:value-type="float" office:value="60" calcext:value-type="float">
            <text:p>60</text:p>
          </table:table-cell>
          <table:table-cell table:formula="of:=[.G376]+[.H375]" office:value-type="float" office:value="40080" calcext:value-type="float">
            <text:p>40080</text:p>
          </table:table-cell>
          <table:table-cell table:formula="of:=[.H376]-[.E376]" office:value-type="float" office:value="23980" calcext:value-type="float">
            <text:p>23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11" calcext:value-type="date">
            <text:p>11.0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77] = &quot;niedziela&quot;;[.$N$7]*[.J377];0)" office:value-type="float" office:value="0" calcext:value-type="float">
            <text:p>0</text:p>
          </table:table-cell>
          <table:table-cell table:formula="of:=[.E376]+[.D377]" office:value-type="float" office:value="16100" calcext:value-type="float">
            <text:p>16100</text:p>
          </table:table-cell>
          <table:table-cell table:formula="of:=IF(AND(NOT([.B377]=&quot;niedziela&quot;);NOT([.B377]=&quot;sobota&quot;));ROUNDDOWN(VLOOKUP([.C377];[.$M$1:.$N$4];2;0) * [.J377];0);0)" office:value-type="float" office:value="2" calcext:value-type="float">
            <text:p>2</text:p>
          </table:table-cell>
          <table:table-cell table:formula="of:=[.F377]*[.$N$8]" office:value-type="float" office:value="60" calcext:value-type="float">
            <text:p>60</text:p>
          </table:table-cell>
          <table:table-cell table:formula="of:=[.G377]+[.H376]" office:value-type="float" office:value="40140" calcext:value-type="float">
            <text:p>40140</text:p>
          </table:table-cell>
          <table:table-cell table:formula="of:=[.H377]-[.E377]" office:value-type="float" office:value="24040" calcext:value-type="float">
            <text:p>240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12" calcext:value-type="date">
            <text:p>12.0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78] = &quot;niedziela&quot;;[.$N$7]*[.J378];0)" office:value-type="float" office:value="0" calcext:value-type="float">
            <text:p>0</text:p>
          </table:table-cell>
          <table:table-cell table:formula="of:=[.E377]+[.D378]" office:value-type="float" office:value="16100" calcext:value-type="float">
            <text:p>16100</text:p>
          </table:table-cell>
          <table:table-cell table:formula="of:=IF(AND(NOT([.B378]=&quot;niedziela&quot;);NOT([.B378]=&quot;sobota&quot;));ROUNDDOWN(VLOOKUP([.C378];[.$M$1:.$N$4];2;0) * [.J378];0);0)" office:value-type="float" office:value="2" calcext:value-type="float">
            <text:p>2</text:p>
          </table:table-cell>
          <table:table-cell table:formula="of:=[.F378]*[.$N$8]" office:value-type="float" office:value="60" calcext:value-type="float">
            <text:p>60</text:p>
          </table:table-cell>
          <table:table-cell table:formula="of:=[.G378]+[.H377]" office:value-type="float" office:value="40200" calcext:value-type="float">
            <text:p>40200</text:p>
          </table:table-cell>
          <table:table-cell table:formula="of:=[.H378]-[.E378]" office:value-type="float" office:value="24100" calcext:value-type="float">
            <text:p>24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13" calcext:value-type="date">
            <text:p>13.0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79] = &quot;niedziela&quot;;[.$N$7]*[.J379];0)" office:value-type="float" office:value="0" calcext:value-type="float">
            <text:p>0</text:p>
          </table:table-cell>
          <table:table-cell table:formula="of:=[.E378]+[.D379]" office:value-type="float" office:value="16100" calcext:value-type="float">
            <text:p>16100</text:p>
          </table:table-cell>
          <table:table-cell table:formula="of:=IF(AND(NOT([.B379]=&quot;niedziela&quot;);NOT([.B379]=&quot;sobota&quot;));ROUNDDOWN(VLOOKUP([.C379];[.$M$1:.$N$4];2;0) * [.J379];0);0)" office:value-type="float" office:value="0" calcext:value-type="float">
            <text:p>0</text:p>
          </table:table-cell>
          <table:table-cell table:formula="of:=[.F379]*[.$N$8]" office:value-type="float" office:value="0" calcext:value-type="float">
            <text:p>0</text:p>
          </table:table-cell>
          <table:table-cell table:formula="of:=[.G379]+[.H378]" office:value-type="float" office:value="40200" calcext:value-type="float">
            <text:p>40200</text:p>
          </table:table-cell>
          <table:table-cell table:formula="of:=[.H379]-[.E379]" office:value-type="float" office:value="24100" calcext:value-type="float">
            <text:p>24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14" calcext:value-type="date">
            <text:p>14.0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80] = &quot;niedziela&quot;;[.$N$7]*[.J380];0)" office:value-type="float" office:value="150" calcext:value-type="float">
            <text:p>150</text:p>
          </table:table-cell>
          <table:table-cell table:formula="of:=[.E379]+[.D380]" office:value-type="float" office:value="16250" calcext:value-type="float">
            <text:p>16250</text:p>
          </table:table-cell>
          <table:table-cell table:formula="of:=IF(AND(NOT([.B380]=&quot;niedziela&quot;);NOT([.B380]=&quot;sobota&quot;));ROUNDDOWN(VLOOKUP([.C380];[.$M$1:.$N$4];2;0) * [.J380];0);0)" office:value-type="float" office:value="0" calcext:value-type="float">
            <text:p>0</text:p>
          </table:table-cell>
          <table:table-cell table:formula="of:=[.F380]*[.$N$8]" office:value-type="float" office:value="0" calcext:value-type="float">
            <text:p>0</text:p>
          </table:table-cell>
          <table:table-cell table:formula="of:=[.G380]+[.H379]" office:value-type="float" office:value="40200" calcext:value-type="float">
            <text:p>40200</text:p>
          </table:table-cell>
          <table:table-cell table:formula="of:=[.H380]-[.E380]" office:value-type="float" office:value="23950" calcext:value-type="float">
            <text:p>239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15" calcext:value-type="date">
            <text:p>15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81] = &quot;niedziela&quot;;[.$N$7]*[.J381];0)" office:value-type="float" office:value="0" calcext:value-type="float">
            <text:p>0</text:p>
          </table:table-cell>
          <table:table-cell table:formula="of:=[.E380]+[.D381]" office:value-type="float" office:value="16250" calcext:value-type="float">
            <text:p>16250</text:p>
          </table:table-cell>
          <table:table-cell table:formula="of:=IF(AND(NOT([.B381]=&quot;niedziela&quot;);NOT([.B381]=&quot;sobota&quot;));ROUNDDOWN(VLOOKUP([.C381];[.$M$1:.$N$4];2;0) * [.J381];0);0)" office:value-type="float" office:value="2" calcext:value-type="float">
            <text:p>2</text:p>
          </table:table-cell>
          <table:table-cell table:formula="of:=[.F381]*[.$N$8]" office:value-type="float" office:value="60" calcext:value-type="float">
            <text:p>60</text:p>
          </table:table-cell>
          <table:table-cell table:formula="of:=[.G381]+[.H380]" office:value-type="float" office:value="40260" calcext:value-type="float">
            <text:p>40260</text:p>
          </table:table-cell>
          <table:table-cell table:formula="of:=[.H381]-[.E381]" office:value-type="float" office:value="24010" calcext:value-type="float">
            <text:p>240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16" calcext:value-type="date">
            <text:p>16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82] = &quot;niedziela&quot;;[.$N$7]*[.J382];0)" office:value-type="float" office:value="0" calcext:value-type="float">
            <text:p>0</text:p>
          </table:table-cell>
          <table:table-cell table:formula="of:=[.E381]+[.D382]" office:value-type="float" office:value="16250" calcext:value-type="float">
            <text:p>16250</text:p>
          </table:table-cell>
          <table:table-cell table:formula="of:=IF(AND(NOT([.B382]=&quot;niedziela&quot;);NOT([.B382]=&quot;sobota&quot;));ROUNDDOWN(VLOOKUP([.C382];[.$M$1:.$N$4];2;0) * [.J382];0);0)" office:value-type="float" office:value="2" calcext:value-type="float">
            <text:p>2</text:p>
          </table:table-cell>
          <table:table-cell table:formula="of:=[.F382]*[.$N$8]" office:value-type="float" office:value="60" calcext:value-type="float">
            <text:p>60</text:p>
          </table:table-cell>
          <table:table-cell table:formula="of:=[.G382]+[.H381]" office:value-type="float" office:value="40320" calcext:value-type="float">
            <text:p>40320</text:p>
          </table:table-cell>
          <table:table-cell table:formula="of:=[.H382]-[.E382]" office:value-type="float" office:value="24070" calcext:value-type="float">
            <text:p>240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17" calcext:value-type="date">
            <text:p>17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83] = &quot;niedziela&quot;;[.$N$7]*[.J383];0)" office:value-type="float" office:value="0" calcext:value-type="float">
            <text:p>0</text:p>
          </table:table-cell>
          <table:table-cell table:formula="of:=[.E382]+[.D383]" office:value-type="float" office:value="16250" calcext:value-type="float">
            <text:p>16250</text:p>
          </table:table-cell>
          <table:table-cell table:formula="of:=IF(AND(NOT([.B383]=&quot;niedziela&quot;);NOT([.B383]=&quot;sobota&quot;));ROUNDDOWN(VLOOKUP([.C383];[.$M$1:.$N$4];2;0) * [.J383];0);0)" office:value-type="float" office:value="2" calcext:value-type="float">
            <text:p>2</text:p>
          </table:table-cell>
          <table:table-cell table:formula="of:=[.F383]*[.$N$8]" office:value-type="float" office:value="60" calcext:value-type="float">
            <text:p>60</text:p>
          </table:table-cell>
          <table:table-cell table:formula="of:=[.G383]+[.H382]" office:value-type="float" office:value="40380" calcext:value-type="float">
            <text:p>40380</text:p>
          </table:table-cell>
          <table:table-cell table:formula="of:=[.H383]-[.E383]" office:value-type="float" office:value="24130" calcext:value-type="float">
            <text:p>241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18" calcext:value-type="date">
            <text:p>18.0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84] = &quot;niedziela&quot;;[.$N$7]*[.J384];0)" office:value-type="float" office:value="0" calcext:value-type="float">
            <text:p>0</text:p>
          </table:table-cell>
          <table:table-cell table:formula="of:=[.E383]+[.D384]" office:value-type="float" office:value="16250" calcext:value-type="float">
            <text:p>16250</text:p>
          </table:table-cell>
          <table:table-cell table:formula="of:=IF(AND(NOT([.B384]=&quot;niedziela&quot;);NOT([.B384]=&quot;sobota&quot;));ROUNDDOWN(VLOOKUP([.C384];[.$M$1:.$N$4];2;0) * [.J384];0);0)" office:value-type="float" office:value="2" calcext:value-type="float">
            <text:p>2</text:p>
          </table:table-cell>
          <table:table-cell table:formula="of:=[.F384]*[.$N$8]" office:value-type="float" office:value="60" calcext:value-type="float">
            <text:p>60</text:p>
          </table:table-cell>
          <table:table-cell table:formula="of:=[.G384]+[.H383]" office:value-type="float" office:value="40440" calcext:value-type="float">
            <text:p>40440</text:p>
          </table:table-cell>
          <table:table-cell table:formula="of:=[.H384]-[.E384]" office:value-type="float" office:value="24190" calcext:value-type="float">
            <text:p>241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19" calcext:value-type="date">
            <text:p>19.0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85] = &quot;niedziela&quot;;[.$N$7]*[.J385];0)" office:value-type="float" office:value="0" calcext:value-type="float">
            <text:p>0</text:p>
          </table:table-cell>
          <table:table-cell table:formula="of:=[.E384]+[.D385]" office:value-type="float" office:value="16250" calcext:value-type="float">
            <text:p>16250</text:p>
          </table:table-cell>
          <table:table-cell table:formula="of:=IF(AND(NOT([.B385]=&quot;niedziela&quot;);NOT([.B385]=&quot;sobota&quot;));ROUNDDOWN(VLOOKUP([.C385];[.$M$1:.$N$4];2;0) * [.J385];0);0)" office:value-type="float" office:value="2" calcext:value-type="float">
            <text:p>2</text:p>
          </table:table-cell>
          <table:table-cell table:formula="of:=[.F385]*[.$N$8]" office:value-type="float" office:value="60" calcext:value-type="float">
            <text:p>60</text:p>
          </table:table-cell>
          <table:table-cell table:formula="of:=[.G385]+[.H384]" office:value-type="float" office:value="40500" calcext:value-type="float">
            <text:p>40500</text:p>
          </table:table-cell>
          <table:table-cell table:formula="of:=[.H385]-[.E385]" office:value-type="float" office:value="24250" calcext:value-type="float">
            <text:p>242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20" calcext:value-type="date">
            <text:p>20.0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86] = &quot;niedziela&quot;;[.$N$7]*[.J386];0)" office:value-type="float" office:value="0" calcext:value-type="float">
            <text:p>0</text:p>
          </table:table-cell>
          <table:table-cell table:formula="of:=[.E385]+[.D386]" office:value-type="float" office:value="16250" calcext:value-type="float">
            <text:p>16250</text:p>
          </table:table-cell>
          <table:table-cell table:formula="of:=IF(AND(NOT([.B386]=&quot;niedziela&quot;);NOT([.B386]=&quot;sobota&quot;));ROUNDDOWN(VLOOKUP([.C386];[.$M$1:.$N$4];2;0) * [.J386];0);0)" office:value-type="float" office:value="0" calcext:value-type="float">
            <text:p>0</text:p>
          </table:table-cell>
          <table:table-cell table:formula="of:=[.F386]*[.$N$8]" office:value-type="float" office:value="0" calcext:value-type="float">
            <text:p>0</text:p>
          </table:table-cell>
          <table:table-cell table:formula="of:=[.G386]+[.H385]" office:value-type="float" office:value="40500" calcext:value-type="float">
            <text:p>40500</text:p>
          </table:table-cell>
          <table:table-cell table:formula="of:=[.H386]-[.E386]" office:value-type="float" office:value="24250" calcext:value-type="float">
            <text:p>242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21" calcext:value-type="date">
            <text:p>21.0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87] = &quot;niedziela&quot;;[.$N$7]*[.J387];0)" office:value-type="float" office:value="150" calcext:value-type="float">
            <text:p>150</text:p>
          </table:table-cell>
          <table:table-cell table:formula="of:=[.E386]+[.D387]" office:value-type="float" office:value="16400" calcext:value-type="float">
            <text:p>16400</text:p>
          </table:table-cell>
          <table:table-cell table:formula="of:=IF(AND(NOT([.B387]=&quot;niedziela&quot;);NOT([.B387]=&quot;sobota&quot;));ROUNDDOWN(VLOOKUP([.C387];[.$M$1:.$N$4];2;0) * [.J387];0);0)" office:value-type="float" office:value="0" calcext:value-type="float">
            <text:p>0</text:p>
          </table:table-cell>
          <table:table-cell table:formula="of:=[.F387]*[.$N$8]" office:value-type="float" office:value="0" calcext:value-type="float">
            <text:p>0</text:p>
          </table:table-cell>
          <table:table-cell table:formula="of:=[.G387]+[.H386]" office:value-type="float" office:value="40500" calcext:value-type="float">
            <text:p>40500</text:p>
          </table:table-cell>
          <table:table-cell table:formula="of:=[.H387]-[.E387]" office:value-type="float" office:value="24100" calcext:value-type="float">
            <text:p>24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22" calcext:value-type="date">
            <text:p>22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88] = &quot;niedziela&quot;;[.$N$7]*[.J388];0)" office:value-type="float" office:value="0" calcext:value-type="float">
            <text:p>0</text:p>
          </table:table-cell>
          <table:table-cell table:formula="of:=[.E387]+[.D388]" office:value-type="float" office:value="16400" calcext:value-type="float">
            <text:p>16400</text:p>
          </table:table-cell>
          <table:table-cell table:formula="of:=IF(AND(NOT([.B388]=&quot;niedziela&quot;);NOT([.B388]=&quot;sobota&quot;));ROUNDDOWN(VLOOKUP([.C388];[.$M$1:.$N$4];2;0) * [.J388];0);0)" office:value-type="float" office:value="2" calcext:value-type="float">
            <text:p>2</text:p>
          </table:table-cell>
          <table:table-cell table:formula="of:=[.F388]*[.$N$8]" office:value-type="float" office:value="60" calcext:value-type="float">
            <text:p>60</text:p>
          </table:table-cell>
          <table:table-cell table:formula="of:=[.G388]+[.H387]" office:value-type="float" office:value="40560" calcext:value-type="float">
            <text:p>40560</text:p>
          </table:table-cell>
          <table:table-cell table:formula="of:=[.H388]-[.E388]" office:value-type="float" office:value="24160" calcext:value-type="float">
            <text:p>241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23" calcext:value-type="date">
            <text:p>23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89] = &quot;niedziela&quot;;[.$N$7]*[.J389];0)" office:value-type="float" office:value="0" calcext:value-type="float">
            <text:p>0</text:p>
          </table:table-cell>
          <table:table-cell table:formula="of:=[.E388]+[.D389]" office:value-type="float" office:value="16400" calcext:value-type="float">
            <text:p>16400</text:p>
          </table:table-cell>
          <table:table-cell table:formula="of:=IF(AND(NOT([.B389]=&quot;niedziela&quot;);NOT([.B389]=&quot;sobota&quot;));ROUNDDOWN(VLOOKUP([.C389];[.$M$1:.$N$4];2;0) * [.J389];0);0)" office:value-type="float" office:value="2" calcext:value-type="float">
            <text:p>2</text:p>
          </table:table-cell>
          <table:table-cell table:formula="of:=[.F389]*[.$N$8]" office:value-type="float" office:value="60" calcext:value-type="float">
            <text:p>60</text:p>
          </table:table-cell>
          <table:table-cell table:formula="of:=[.G389]+[.H388]" office:value-type="float" office:value="40620" calcext:value-type="float">
            <text:p>40620</text:p>
          </table:table-cell>
          <table:table-cell table:formula="of:=[.H389]-[.E389]" office:value-type="float" office:value="24220" calcext:value-type="float">
            <text:p>242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24" calcext:value-type="date">
            <text:p>24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90] = &quot;niedziela&quot;;[.$N$7]*[.J390];0)" office:value-type="float" office:value="0" calcext:value-type="float">
            <text:p>0</text:p>
          </table:table-cell>
          <table:table-cell table:formula="of:=[.E389]+[.D390]" office:value-type="float" office:value="16400" calcext:value-type="float">
            <text:p>16400</text:p>
          </table:table-cell>
          <table:table-cell table:formula="of:=IF(AND(NOT([.B390]=&quot;niedziela&quot;);NOT([.B390]=&quot;sobota&quot;));ROUNDDOWN(VLOOKUP([.C390];[.$M$1:.$N$4];2;0) * [.J390];0);0)" office:value-type="float" office:value="2" calcext:value-type="float">
            <text:p>2</text:p>
          </table:table-cell>
          <table:table-cell table:formula="of:=[.F390]*[.$N$8]" office:value-type="float" office:value="60" calcext:value-type="float">
            <text:p>60</text:p>
          </table:table-cell>
          <table:table-cell table:formula="of:=[.G390]+[.H389]" office:value-type="float" office:value="40680" calcext:value-type="float">
            <text:p>40680</text:p>
          </table:table-cell>
          <table:table-cell table:formula="of:=[.H390]-[.E390]" office:value-type="float" office:value="24280" calcext:value-type="float">
            <text:p>242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25" calcext:value-type="date">
            <text:p>25.0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91] = &quot;niedziela&quot;;[.$N$7]*[.J391];0)" office:value-type="float" office:value="0" calcext:value-type="float">
            <text:p>0</text:p>
          </table:table-cell>
          <table:table-cell table:formula="of:=[.E390]+[.D391]" office:value-type="float" office:value="16400" calcext:value-type="float">
            <text:p>16400</text:p>
          </table:table-cell>
          <table:table-cell table:formula="of:=IF(AND(NOT([.B391]=&quot;niedziela&quot;);NOT([.B391]=&quot;sobota&quot;));ROUNDDOWN(VLOOKUP([.C391];[.$M$1:.$N$4];2;0) * [.J391];0);0)" office:value-type="float" office:value="2" calcext:value-type="float">
            <text:p>2</text:p>
          </table:table-cell>
          <table:table-cell table:formula="of:=[.F391]*[.$N$8]" office:value-type="float" office:value="60" calcext:value-type="float">
            <text:p>60</text:p>
          </table:table-cell>
          <table:table-cell table:formula="of:=[.G391]+[.H390]" office:value-type="float" office:value="40740" calcext:value-type="float">
            <text:p>40740</text:p>
          </table:table-cell>
          <table:table-cell table:formula="of:=[.H391]-[.E391]" office:value-type="float" office:value="24340" calcext:value-type="float">
            <text:p>243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26" calcext:value-type="date">
            <text:p>26.0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92] = &quot;niedziela&quot;;[.$N$7]*[.J392];0)" office:value-type="float" office:value="0" calcext:value-type="float">
            <text:p>0</text:p>
          </table:table-cell>
          <table:table-cell table:formula="of:=[.E391]+[.D392]" office:value-type="float" office:value="16400" calcext:value-type="float">
            <text:p>16400</text:p>
          </table:table-cell>
          <table:table-cell table:formula="of:=IF(AND(NOT([.B392]=&quot;niedziela&quot;);NOT([.B392]=&quot;sobota&quot;));ROUNDDOWN(VLOOKUP([.C392];[.$M$1:.$N$4];2;0) * [.J392];0);0)" office:value-type="float" office:value="2" calcext:value-type="float">
            <text:p>2</text:p>
          </table:table-cell>
          <table:table-cell table:formula="of:=[.F392]*[.$N$8]" office:value-type="float" office:value="60" calcext:value-type="float">
            <text:p>60</text:p>
          </table:table-cell>
          <table:table-cell table:formula="of:=[.G392]+[.H391]" office:value-type="float" office:value="40800" calcext:value-type="float">
            <text:p>40800</text:p>
          </table:table-cell>
          <table:table-cell table:formula="of:=[.H392]-[.E392]" office:value-type="float" office:value="24400" calcext:value-type="float">
            <text:p>244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27" calcext:value-type="date">
            <text:p>27.0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393] = &quot;niedziela&quot;;[.$N$7]*[.J393];0)" office:value-type="float" office:value="0" calcext:value-type="float">
            <text:p>0</text:p>
          </table:table-cell>
          <table:table-cell table:formula="of:=[.E392]+[.D393]" office:value-type="float" office:value="16400" calcext:value-type="float">
            <text:p>16400</text:p>
          </table:table-cell>
          <table:table-cell table:formula="of:=IF(AND(NOT([.B393]=&quot;niedziela&quot;);NOT([.B393]=&quot;sobota&quot;));ROUNDDOWN(VLOOKUP([.C393];[.$M$1:.$N$4];2;0) * [.J393];0);0)" office:value-type="float" office:value="0" calcext:value-type="float">
            <text:p>0</text:p>
          </table:table-cell>
          <table:table-cell table:formula="of:=[.F393]*[.$N$8]" office:value-type="float" office:value="0" calcext:value-type="float">
            <text:p>0</text:p>
          </table:table-cell>
          <table:table-cell table:formula="of:=[.G393]+[.H392]" office:value-type="float" office:value="40800" calcext:value-type="float">
            <text:p>40800</text:p>
          </table:table-cell>
          <table:table-cell table:formula="of:=[.H393]-[.E393]" office:value-type="float" office:value="24400" calcext:value-type="float">
            <text:p>244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28" calcext:value-type="date">
            <text:p>28.0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394] = &quot;niedziela&quot;;[.$N$7]*[.J394];0)" office:value-type="float" office:value="150" calcext:value-type="float">
            <text:p>150</text:p>
          </table:table-cell>
          <table:table-cell table:formula="of:=[.E393]+[.D394]" office:value-type="float" office:value="16550" calcext:value-type="float">
            <text:p>16550</text:p>
          </table:table-cell>
          <table:table-cell table:formula="of:=IF(AND(NOT([.B394]=&quot;niedziela&quot;);NOT([.B394]=&quot;sobota&quot;));ROUNDDOWN(VLOOKUP([.C394];[.$M$1:.$N$4];2;0) * [.J394];0);0)" office:value-type="float" office:value="0" calcext:value-type="float">
            <text:p>0</text:p>
          </table:table-cell>
          <table:table-cell table:formula="of:=[.F394]*[.$N$8]" office:value-type="float" office:value="0" calcext:value-type="float">
            <text:p>0</text:p>
          </table:table-cell>
          <table:table-cell table:formula="of:=[.G394]+[.H393]" office:value-type="float" office:value="40800" calcext:value-type="float">
            <text:p>40800</text:p>
          </table:table-cell>
          <table:table-cell table:formula="of:=[.H394]-[.E394]" office:value-type="float" office:value="24250" calcext:value-type="float">
            <text:p>242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29" calcext:value-type="date">
            <text:p>29.0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395] = &quot;niedziela&quot;;[.$N$7]*[.J395];0)" office:value-type="float" office:value="0" calcext:value-type="float">
            <text:p>0</text:p>
          </table:table-cell>
          <table:table-cell table:formula="of:=[.E394]+[.D395]" office:value-type="float" office:value="16550" calcext:value-type="float">
            <text:p>16550</text:p>
          </table:table-cell>
          <table:table-cell table:formula="of:=IF(AND(NOT([.B395]=&quot;niedziela&quot;);NOT([.B395]=&quot;sobota&quot;));ROUNDDOWN(VLOOKUP([.C395];[.$M$1:.$N$4];2;0) * [.J395];0);0)" office:value-type="float" office:value="2" calcext:value-type="float">
            <text:p>2</text:p>
          </table:table-cell>
          <table:table-cell table:formula="of:=[.F395]*[.$N$8]" office:value-type="float" office:value="60" calcext:value-type="float">
            <text:p>60</text:p>
          </table:table-cell>
          <table:table-cell table:formula="of:=[.G395]+[.H394]" office:value-type="float" office:value="40860" calcext:value-type="float">
            <text:p>40860</text:p>
          </table:table-cell>
          <table:table-cell table:formula="of:=[.H395]-[.E395]" office:value-type="float" office:value="24310" calcext:value-type="float">
            <text:p>243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30" calcext:value-type="date">
            <text:p>30.0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396] = &quot;niedziela&quot;;[.$N$7]*[.J396];0)" office:value-type="float" office:value="0" calcext:value-type="float">
            <text:p>0</text:p>
          </table:table-cell>
          <table:table-cell table:formula="of:=[.E395]+[.D396]" office:value-type="float" office:value="16550" calcext:value-type="float">
            <text:p>16550</text:p>
          </table:table-cell>
          <table:table-cell table:formula="of:=IF(AND(NOT([.B396]=&quot;niedziela&quot;);NOT([.B396]=&quot;sobota&quot;));ROUNDDOWN(VLOOKUP([.C396];[.$M$1:.$N$4];2;0) * [.J396];0);0)" office:value-type="float" office:value="2" calcext:value-type="float">
            <text:p>2</text:p>
          </table:table-cell>
          <table:table-cell table:formula="of:=[.F396]*[.$N$8]" office:value-type="float" office:value="60" calcext:value-type="float">
            <text:p>60</text:p>
          </table:table-cell>
          <table:table-cell table:formula="of:=[.G396]+[.H395]" office:value-type="float" office:value="40920" calcext:value-type="float">
            <text:p>40920</text:p>
          </table:table-cell>
          <table:table-cell table:formula="of:=[.H396]-[.E396]" office:value-type="float" office:value="24370" calcext:value-type="float">
            <text:p>243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1-31" calcext:value-type="date">
            <text:p>31.0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397] = &quot;niedziela&quot;;[.$N$7]*[.J397];0)" office:value-type="float" office:value="0" calcext:value-type="float">
            <text:p>0</text:p>
          </table:table-cell>
          <table:table-cell table:formula="of:=[.E396]+[.D397]" office:value-type="float" office:value="16550" calcext:value-type="float">
            <text:p>16550</text:p>
          </table:table-cell>
          <table:table-cell table:formula="of:=IF(AND(NOT([.B397]=&quot;niedziela&quot;);NOT([.B397]=&quot;sobota&quot;));ROUNDDOWN(VLOOKUP([.C397];[.$M$1:.$N$4];2;0) * [.J397];0);0)" office:value-type="float" office:value="2" calcext:value-type="float">
            <text:p>2</text:p>
          </table:table-cell>
          <table:table-cell table:formula="of:=[.F397]*[.$N$8]" office:value-type="float" office:value="60" calcext:value-type="float">
            <text:p>60</text:p>
          </table:table-cell>
          <table:table-cell table:formula="of:=[.G397]+[.H396]" office:value-type="float" office:value="40980" calcext:value-type="float">
            <text:p>40980</text:p>
          </table:table-cell>
          <table:table-cell table:formula="of:=[.H397]-[.E397]" office:value-type="float" office:value="24430" calcext:value-type="float">
            <text:p>244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01" calcext:value-type="date">
            <text:p>1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398] = &quot;niedziela&quot;;[.$N$7]*[.J398];0)" office:value-type="float" office:value="0" calcext:value-type="float">
            <text:p>0</text:p>
          </table:table-cell>
          <table:table-cell table:formula="of:=[.E397]+[.D398]" office:value-type="float" office:value="16550" calcext:value-type="float">
            <text:p>16550</text:p>
          </table:table-cell>
          <table:table-cell table:formula="of:=IF(AND(NOT([.B398]=&quot;niedziela&quot;);NOT([.B398]=&quot;sobota&quot;));ROUNDDOWN(VLOOKUP([.C398];[.$M$1:.$N$4];2;0) * [.J398];0);0)" office:value-type="float" office:value="2" calcext:value-type="float">
            <text:p>2</text:p>
          </table:table-cell>
          <table:table-cell table:formula="of:=[.F398]*[.$N$8]" office:value-type="float" office:value="60" calcext:value-type="float">
            <text:p>60</text:p>
          </table:table-cell>
          <table:table-cell table:formula="of:=[.G398]+[.H397]" office:value-type="float" office:value="41040" calcext:value-type="float">
            <text:p>41040</text:p>
          </table:table-cell>
          <table:table-cell table:formula="of:=[.H398]-[.E398]" office:value-type="float" office:value="24490" calcext:value-type="float">
            <text:p>244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02" calcext:value-type="date">
            <text:p>2.0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399] = &quot;niedziela&quot;;[.$N$7]*[.J399];0)" office:value-type="float" office:value="0" calcext:value-type="float">
            <text:p>0</text:p>
          </table:table-cell>
          <table:table-cell table:formula="of:=[.E398]+[.D399]" office:value-type="float" office:value="16550" calcext:value-type="float">
            <text:p>16550</text:p>
          </table:table-cell>
          <table:table-cell table:formula="of:=IF(AND(NOT([.B399]=&quot;niedziela&quot;);NOT([.B399]=&quot;sobota&quot;));ROUNDDOWN(VLOOKUP([.C399];[.$M$1:.$N$4];2;0) * [.J399];0);0)" office:value-type="float" office:value="2" calcext:value-type="float">
            <text:p>2</text:p>
          </table:table-cell>
          <table:table-cell table:formula="of:=[.F399]*[.$N$8]" office:value-type="float" office:value="60" calcext:value-type="float">
            <text:p>60</text:p>
          </table:table-cell>
          <table:table-cell table:formula="of:=[.G399]+[.H398]" office:value-type="float" office:value="41100" calcext:value-type="float">
            <text:p>41100</text:p>
          </table:table-cell>
          <table:table-cell table:formula="of:=[.H399]-[.E399]" office:value-type="float" office:value="24550" calcext:value-type="float">
            <text:p>245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03" calcext:value-type="date">
            <text:p>3.0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00] = &quot;niedziela&quot;;[.$N$7]*[.J400];0)" office:value-type="float" office:value="0" calcext:value-type="float">
            <text:p>0</text:p>
          </table:table-cell>
          <table:table-cell table:formula="of:=[.E399]+[.D400]" office:value-type="float" office:value="16550" calcext:value-type="float">
            <text:p>16550</text:p>
          </table:table-cell>
          <table:table-cell table:formula="of:=IF(AND(NOT([.B400]=&quot;niedziela&quot;);NOT([.B400]=&quot;sobota&quot;));ROUNDDOWN(VLOOKUP([.C400];[.$M$1:.$N$4];2;0) * [.J400];0);0)" office:value-type="float" office:value="0" calcext:value-type="float">
            <text:p>0</text:p>
          </table:table-cell>
          <table:table-cell table:formula="of:=[.F400]*[.$N$8]" office:value-type="float" office:value="0" calcext:value-type="float">
            <text:p>0</text:p>
          </table:table-cell>
          <table:table-cell table:formula="of:=[.G400]+[.H399]" office:value-type="float" office:value="41100" calcext:value-type="float">
            <text:p>41100</text:p>
          </table:table-cell>
          <table:table-cell table:formula="of:=[.H400]-[.E400]" office:value-type="float" office:value="24550" calcext:value-type="float">
            <text:p>245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04" calcext:value-type="date">
            <text:p>4.0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01] = &quot;niedziela&quot;;[.$N$7]*[.J401];0)" office:value-type="float" office:value="150" calcext:value-type="float">
            <text:p>150</text:p>
          </table:table-cell>
          <table:table-cell table:formula="of:=[.E400]+[.D401]" office:value-type="float" office:value="16700" calcext:value-type="float">
            <text:p>16700</text:p>
          </table:table-cell>
          <table:table-cell table:formula="of:=IF(AND(NOT([.B401]=&quot;niedziela&quot;);NOT([.B401]=&quot;sobota&quot;));ROUNDDOWN(VLOOKUP([.C401];[.$M$1:.$N$4];2;0) * [.J401];0);0)" office:value-type="float" office:value="0" calcext:value-type="float">
            <text:p>0</text:p>
          </table:table-cell>
          <table:table-cell table:formula="of:=[.F401]*[.$N$8]" office:value-type="float" office:value="0" calcext:value-type="float">
            <text:p>0</text:p>
          </table:table-cell>
          <table:table-cell table:formula="of:=[.G401]+[.H400]" office:value-type="float" office:value="41100" calcext:value-type="float">
            <text:p>41100</text:p>
          </table:table-cell>
          <table:table-cell table:formula="of:=[.H401]-[.E401]" office:value-type="float" office:value="24400" calcext:value-type="float">
            <text:p>244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05" calcext:value-type="date">
            <text:p>5.0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02] = &quot;niedziela&quot;;[.$N$7]*[.J402];0)" office:value-type="float" office:value="0" calcext:value-type="float">
            <text:p>0</text:p>
          </table:table-cell>
          <table:table-cell table:formula="of:=[.E401]+[.D402]" office:value-type="float" office:value="16700" calcext:value-type="float">
            <text:p>16700</text:p>
          </table:table-cell>
          <table:table-cell table:formula="of:=IF(AND(NOT([.B402]=&quot;niedziela&quot;);NOT([.B402]=&quot;sobota&quot;));ROUNDDOWN(VLOOKUP([.C402];[.$M$1:.$N$4];2;0) * [.J402];0);0)" office:value-type="float" office:value="2" calcext:value-type="float">
            <text:p>2</text:p>
          </table:table-cell>
          <table:table-cell table:formula="of:=[.F402]*[.$N$8]" office:value-type="float" office:value="60" calcext:value-type="float">
            <text:p>60</text:p>
          </table:table-cell>
          <table:table-cell table:formula="of:=[.G402]+[.H401]" office:value-type="float" office:value="41160" calcext:value-type="float">
            <text:p>41160</text:p>
          </table:table-cell>
          <table:table-cell table:formula="of:=[.H402]-[.E402]" office:value-type="float" office:value="24460" calcext:value-type="float">
            <text:p>244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06" calcext:value-type="date">
            <text:p>6.0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03] = &quot;niedziela&quot;;[.$N$7]*[.J403];0)" office:value-type="float" office:value="0" calcext:value-type="float">
            <text:p>0</text:p>
          </table:table-cell>
          <table:table-cell table:formula="of:=[.E402]+[.D403]" office:value-type="float" office:value="16700" calcext:value-type="float">
            <text:p>16700</text:p>
          </table:table-cell>
          <table:table-cell table:formula="of:=IF(AND(NOT([.B403]=&quot;niedziela&quot;);NOT([.B403]=&quot;sobota&quot;));ROUNDDOWN(VLOOKUP([.C403];[.$M$1:.$N$4];2;0) * [.J403];0);0)" office:value-type="float" office:value="2" calcext:value-type="float">
            <text:p>2</text:p>
          </table:table-cell>
          <table:table-cell table:formula="of:=[.F403]*[.$N$8]" office:value-type="float" office:value="60" calcext:value-type="float">
            <text:p>60</text:p>
          </table:table-cell>
          <table:table-cell table:formula="of:=[.G403]+[.H402]" office:value-type="float" office:value="41220" calcext:value-type="float">
            <text:p>41220</text:p>
          </table:table-cell>
          <table:table-cell table:formula="of:=[.H403]-[.E403]" office:value-type="float" office:value="24520" calcext:value-type="float">
            <text:p>245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07" calcext:value-type="date">
            <text:p>7.0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04] = &quot;niedziela&quot;;[.$N$7]*[.J404];0)" office:value-type="float" office:value="0" calcext:value-type="float">
            <text:p>0</text:p>
          </table:table-cell>
          <table:table-cell table:formula="of:=[.E403]+[.D404]" office:value-type="float" office:value="16700" calcext:value-type="float">
            <text:p>16700</text:p>
          </table:table-cell>
          <table:table-cell table:formula="of:=IF(AND(NOT([.B404]=&quot;niedziela&quot;);NOT([.B404]=&quot;sobota&quot;));ROUNDDOWN(VLOOKUP([.C404];[.$M$1:.$N$4];2;0) * [.J404];0);0)" office:value-type="float" office:value="2" calcext:value-type="float">
            <text:p>2</text:p>
          </table:table-cell>
          <table:table-cell table:formula="of:=[.F404]*[.$N$8]" office:value-type="float" office:value="60" calcext:value-type="float">
            <text:p>60</text:p>
          </table:table-cell>
          <table:table-cell table:formula="of:=[.G404]+[.H403]" office:value-type="float" office:value="41280" calcext:value-type="float">
            <text:p>41280</text:p>
          </table:table-cell>
          <table:table-cell table:formula="of:=[.H404]-[.E404]" office:value-type="float" office:value="24580" calcext:value-type="float">
            <text:p>245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08" calcext:value-type="date">
            <text:p>8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05] = &quot;niedziela&quot;;[.$N$7]*[.J405];0)" office:value-type="float" office:value="0" calcext:value-type="float">
            <text:p>0</text:p>
          </table:table-cell>
          <table:table-cell table:formula="of:=[.E404]+[.D405]" office:value-type="float" office:value="16700" calcext:value-type="float">
            <text:p>16700</text:p>
          </table:table-cell>
          <table:table-cell table:formula="of:=IF(AND(NOT([.B405]=&quot;niedziela&quot;);NOT([.B405]=&quot;sobota&quot;));ROUNDDOWN(VLOOKUP([.C405];[.$M$1:.$N$4];2;0) * [.J405];0);0)" office:value-type="float" office:value="2" calcext:value-type="float">
            <text:p>2</text:p>
          </table:table-cell>
          <table:table-cell table:formula="of:=[.F405]*[.$N$8]" office:value-type="float" office:value="60" calcext:value-type="float">
            <text:p>60</text:p>
          </table:table-cell>
          <table:table-cell table:formula="of:=[.G405]+[.H404]" office:value-type="float" office:value="41340" calcext:value-type="float">
            <text:p>41340</text:p>
          </table:table-cell>
          <table:table-cell table:formula="of:=[.H405]-[.E405]" office:value-type="float" office:value="24640" calcext:value-type="float">
            <text:p>246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09" calcext:value-type="date">
            <text:p>9.0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06] = &quot;niedziela&quot;;[.$N$7]*[.J406];0)" office:value-type="float" office:value="0" calcext:value-type="float">
            <text:p>0</text:p>
          </table:table-cell>
          <table:table-cell table:formula="of:=[.E405]+[.D406]" office:value-type="float" office:value="16700" calcext:value-type="float">
            <text:p>16700</text:p>
          </table:table-cell>
          <table:table-cell table:formula="of:=IF(AND(NOT([.B406]=&quot;niedziela&quot;);NOT([.B406]=&quot;sobota&quot;));ROUNDDOWN(VLOOKUP([.C406];[.$M$1:.$N$4];2;0) * [.J406];0);0)" office:value-type="float" office:value="2" calcext:value-type="float">
            <text:p>2</text:p>
          </table:table-cell>
          <table:table-cell table:formula="of:=[.F406]*[.$N$8]" office:value-type="float" office:value="60" calcext:value-type="float">
            <text:p>60</text:p>
          </table:table-cell>
          <table:table-cell table:formula="of:=[.G406]+[.H405]" office:value-type="float" office:value="41400" calcext:value-type="float">
            <text:p>41400</text:p>
          </table:table-cell>
          <table:table-cell table:formula="of:=[.H406]-[.E406]" office:value-type="float" office:value="24700" calcext:value-type="float">
            <text:p>24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10" calcext:value-type="date">
            <text:p>10.0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07] = &quot;niedziela&quot;;[.$N$7]*[.J407];0)" office:value-type="float" office:value="0" calcext:value-type="float">
            <text:p>0</text:p>
          </table:table-cell>
          <table:table-cell table:formula="of:=[.E406]+[.D407]" office:value-type="float" office:value="16700" calcext:value-type="float">
            <text:p>16700</text:p>
          </table:table-cell>
          <table:table-cell table:formula="of:=IF(AND(NOT([.B407]=&quot;niedziela&quot;);NOT([.B407]=&quot;sobota&quot;));ROUNDDOWN(VLOOKUP([.C407];[.$M$1:.$N$4];2;0) * [.J407];0);0)" office:value-type="float" office:value="0" calcext:value-type="float">
            <text:p>0</text:p>
          </table:table-cell>
          <table:table-cell table:formula="of:=[.F407]*[.$N$8]" office:value-type="float" office:value="0" calcext:value-type="float">
            <text:p>0</text:p>
          </table:table-cell>
          <table:table-cell table:formula="of:=[.G407]+[.H406]" office:value-type="float" office:value="41400" calcext:value-type="float">
            <text:p>41400</text:p>
          </table:table-cell>
          <table:table-cell table:formula="of:=[.H407]-[.E407]" office:value-type="float" office:value="24700" calcext:value-type="float">
            <text:p>24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11" calcext:value-type="date">
            <text:p>11.0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08] = &quot;niedziela&quot;;[.$N$7]*[.J408];0)" office:value-type="float" office:value="150" calcext:value-type="float">
            <text:p>150</text:p>
          </table:table-cell>
          <table:table-cell table:formula="of:=[.E407]+[.D408]" office:value-type="float" office:value="16850" calcext:value-type="float">
            <text:p>16850</text:p>
          </table:table-cell>
          <table:table-cell table:formula="of:=IF(AND(NOT([.B408]=&quot;niedziela&quot;);NOT([.B408]=&quot;sobota&quot;));ROUNDDOWN(VLOOKUP([.C408];[.$M$1:.$N$4];2;0) * [.J408];0);0)" office:value-type="float" office:value="0" calcext:value-type="float">
            <text:p>0</text:p>
          </table:table-cell>
          <table:table-cell table:formula="of:=[.F408]*[.$N$8]" office:value-type="float" office:value="0" calcext:value-type="float">
            <text:p>0</text:p>
          </table:table-cell>
          <table:table-cell table:formula="of:=[.G408]+[.H407]" office:value-type="float" office:value="41400" calcext:value-type="float">
            <text:p>41400</text:p>
          </table:table-cell>
          <table:table-cell table:formula="of:=[.H408]-[.E408]" office:value-type="float" office:value="24550" calcext:value-type="float">
            <text:p>245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12" calcext:value-type="date">
            <text:p>12.0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09] = &quot;niedziela&quot;;[.$N$7]*[.J409];0)" office:value-type="float" office:value="0" calcext:value-type="float">
            <text:p>0</text:p>
          </table:table-cell>
          <table:table-cell table:formula="of:=[.E408]+[.D409]" office:value-type="float" office:value="16850" calcext:value-type="float">
            <text:p>16850</text:p>
          </table:table-cell>
          <table:table-cell table:formula="of:=IF(AND(NOT([.B409]=&quot;niedziela&quot;);NOT([.B409]=&quot;sobota&quot;));ROUNDDOWN(VLOOKUP([.C409];[.$M$1:.$N$4];2;0) * [.J409];0);0)" office:value-type="float" office:value="2" calcext:value-type="float">
            <text:p>2</text:p>
          </table:table-cell>
          <table:table-cell table:formula="of:=[.F409]*[.$N$8]" office:value-type="float" office:value="60" calcext:value-type="float">
            <text:p>60</text:p>
          </table:table-cell>
          <table:table-cell table:formula="of:=[.G409]+[.H408]" office:value-type="float" office:value="41460" calcext:value-type="float">
            <text:p>41460</text:p>
          </table:table-cell>
          <table:table-cell table:formula="of:=[.H409]-[.E409]" office:value-type="float" office:value="24610" calcext:value-type="float">
            <text:p>246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13" calcext:value-type="date">
            <text:p>13.0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10] = &quot;niedziela&quot;;[.$N$7]*[.J410];0)" office:value-type="float" office:value="0" calcext:value-type="float">
            <text:p>0</text:p>
          </table:table-cell>
          <table:table-cell table:formula="of:=[.E409]+[.D410]" office:value-type="float" office:value="16850" calcext:value-type="float">
            <text:p>16850</text:p>
          </table:table-cell>
          <table:table-cell table:formula="of:=IF(AND(NOT([.B410]=&quot;niedziela&quot;);NOT([.B410]=&quot;sobota&quot;));ROUNDDOWN(VLOOKUP([.C410];[.$M$1:.$N$4];2;0) * [.J410];0);0)" office:value-type="float" office:value="2" calcext:value-type="float">
            <text:p>2</text:p>
          </table:table-cell>
          <table:table-cell table:formula="of:=[.F410]*[.$N$8]" office:value-type="float" office:value="60" calcext:value-type="float">
            <text:p>60</text:p>
          </table:table-cell>
          <table:table-cell table:formula="of:=[.G410]+[.H409]" office:value-type="float" office:value="41520" calcext:value-type="float">
            <text:p>41520</text:p>
          </table:table-cell>
          <table:table-cell table:formula="of:=[.H410]-[.E410]" office:value-type="float" office:value="24670" calcext:value-type="float">
            <text:p>246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14" calcext:value-type="date">
            <text:p>14.0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11] = &quot;niedziela&quot;;[.$N$7]*[.J411];0)" office:value-type="float" office:value="0" calcext:value-type="float">
            <text:p>0</text:p>
          </table:table-cell>
          <table:table-cell table:formula="of:=[.E410]+[.D411]" office:value-type="float" office:value="16850" calcext:value-type="float">
            <text:p>16850</text:p>
          </table:table-cell>
          <table:table-cell table:formula="of:=IF(AND(NOT([.B411]=&quot;niedziela&quot;);NOT([.B411]=&quot;sobota&quot;));ROUNDDOWN(VLOOKUP([.C411];[.$M$1:.$N$4];2;0) * [.J411];0);0)" office:value-type="float" office:value="2" calcext:value-type="float">
            <text:p>2</text:p>
          </table:table-cell>
          <table:table-cell table:formula="of:=[.F411]*[.$N$8]" office:value-type="float" office:value="60" calcext:value-type="float">
            <text:p>60</text:p>
          </table:table-cell>
          <table:table-cell table:formula="of:=[.G411]+[.H410]" office:value-type="float" office:value="41580" calcext:value-type="float">
            <text:p>41580</text:p>
          </table:table-cell>
          <table:table-cell table:formula="of:=[.H411]-[.E411]" office:value-type="float" office:value="24730" calcext:value-type="float">
            <text:p>247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15" calcext:value-type="date">
            <text:p>15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12] = &quot;niedziela&quot;;[.$N$7]*[.J412];0)" office:value-type="float" office:value="0" calcext:value-type="float">
            <text:p>0</text:p>
          </table:table-cell>
          <table:table-cell table:formula="of:=[.E411]+[.D412]" office:value-type="float" office:value="16850" calcext:value-type="float">
            <text:p>16850</text:p>
          </table:table-cell>
          <table:table-cell table:formula="of:=IF(AND(NOT([.B412]=&quot;niedziela&quot;);NOT([.B412]=&quot;sobota&quot;));ROUNDDOWN(VLOOKUP([.C412];[.$M$1:.$N$4];2;0) * [.J412];0);0)" office:value-type="float" office:value="2" calcext:value-type="float">
            <text:p>2</text:p>
          </table:table-cell>
          <table:table-cell table:formula="of:=[.F412]*[.$N$8]" office:value-type="float" office:value="60" calcext:value-type="float">
            <text:p>60</text:p>
          </table:table-cell>
          <table:table-cell table:formula="of:=[.G412]+[.H411]" office:value-type="float" office:value="41640" calcext:value-type="float">
            <text:p>41640</text:p>
          </table:table-cell>
          <table:table-cell table:formula="of:=[.H412]-[.E412]" office:value-type="float" office:value="24790" calcext:value-type="float">
            <text:p>247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16" calcext:value-type="date">
            <text:p>16.0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13] = &quot;niedziela&quot;;[.$N$7]*[.J413];0)" office:value-type="float" office:value="0" calcext:value-type="float">
            <text:p>0</text:p>
          </table:table-cell>
          <table:table-cell table:formula="of:=[.E412]+[.D413]" office:value-type="float" office:value="16850" calcext:value-type="float">
            <text:p>16850</text:p>
          </table:table-cell>
          <table:table-cell table:formula="of:=IF(AND(NOT([.B413]=&quot;niedziela&quot;);NOT([.B413]=&quot;sobota&quot;));ROUNDDOWN(VLOOKUP([.C413];[.$M$1:.$N$4];2;0) * [.J413];0);0)" office:value-type="float" office:value="2" calcext:value-type="float">
            <text:p>2</text:p>
          </table:table-cell>
          <table:table-cell table:formula="of:=[.F413]*[.$N$8]" office:value-type="float" office:value="60" calcext:value-type="float">
            <text:p>60</text:p>
          </table:table-cell>
          <table:table-cell table:formula="of:=[.G413]+[.H412]" office:value-type="float" office:value="41700" calcext:value-type="float">
            <text:p>41700</text:p>
          </table:table-cell>
          <table:table-cell table:formula="of:=[.H413]-[.E413]" office:value-type="float" office:value="24850" calcext:value-type="float">
            <text:p>248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17" calcext:value-type="date">
            <text:p>17.0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14] = &quot;niedziela&quot;;[.$N$7]*[.J414];0)" office:value-type="float" office:value="0" calcext:value-type="float">
            <text:p>0</text:p>
          </table:table-cell>
          <table:table-cell table:formula="of:=[.E413]+[.D414]" office:value-type="float" office:value="16850" calcext:value-type="float">
            <text:p>16850</text:p>
          </table:table-cell>
          <table:table-cell table:formula="of:=IF(AND(NOT([.B414]=&quot;niedziela&quot;);NOT([.B414]=&quot;sobota&quot;));ROUNDDOWN(VLOOKUP([.C414];[.$M$1:.$N$4];2;0) * [.J414];0);0)" office:value-type="float" office:value="0" calcext:value-type="float">
            <text:p>0</text:p>
          </table:table-cell>
          <table:table-cell table:formula="of:=[.F414]*[.$N$8]" office:value-type="float" office:value="0" calcext:value-type="float">
            <text:p>0</text:p>
          </table:table-cell>
          <table:table-cell table:formula="of:=[.G414]+[.H413]" office:value-type="float" office:value="41700" calcext:value-type="float">
            <text:p>41700</text:p>
          </table:table-cell>
          <table:table-cell table:formula="of:=[.H414]-[.E414]" office:value-type="float" office:value="24850" calcext:value-type="float">
            <text:p>248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18" calcext:value-type="date">
            <text:p>18.0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15] = &quot;niedziela&quot;;[.$N$7]*[.J415];0)" office:value-type="float" office:value="150" calcext:value-type="float">
            <text:p>150</text:p>
          </table:table-cell>
          <table:table-cell table:formula="of:=[.E414]+[.D415]" office:value-type="float" office:value="17000" calcext:value-type="float">
            <text:p>17000</text:p>
          </table:table-cell>
          <table:table-cell table:formula="of:=IF(AND(NOT([.B415]=&quot;niedziela&quot;);NOT([.B415]=&quot;sobota&quot;));ROUNDDOWN(VLOOKUP([.C415];[.$M$1:.$N$4];2;0) * [.J415];0);0)" office:value-type="float" office:value="0" calcext:value-type="float">
            <text:p>0</text:p>
          </table:table-cell>
          <table:table-cell table:formula="of:=[.F415]*[.$N$8]" office:value-type="float" office:value="0" calcext:value-type="float">
            <text:p>0</text:p>
          </table:table-cell>
          <table:table-cell table:formula="of:=[.G415]+[.H414]" office:value-type="float" office:value="41700" calcext:value-type="float">
            <text:p>41700</text:p>
          </table:table-cell>
          <table:table-cell table:formula="of:=[.H415]-[.E415]" office:value-type="float" office:value="24700" calcext:value-type="float">
            <text:p>24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19" calcext:value-type="date">
            <text:p>19.0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16] = &quot;niedziela&quot;;[.$N$7]*[.J416];0)" office:value-type="float" office:value="0" calcext:value-type="float">
            <text:p>0</text:p>
          </table:table-cell>
          <table:table-cell table:formula="of:=[.E415]+[.D416]" office:value-type="float" office:value="17000" calcext:value-type="float">
            <text:p>17000</text:p>
          </table:table-cell>
          <table:table-cell table:formula="of:=IF(AND(NOT([.B416]=&quot;niedziela&quot;);NOT([.B416]=&quot;sobota&quot;));ROUNDDOWN(VLOOKUP([.C416];[.$M$1:.$N$4];2;0) * [.J416];0);0)" office:value-type="float" office:value="2" calcext:value-type="float">
            <text:p>2</text:p>
          </table:table-cell>
          <table:table-cell table:formula="of:=[.F416]*[.$N$8]" office:value-type="float" office:value="60" calcext:value-type="float">
            <text:p>60</text:p>
          </table:table-cell>
          <table:table-cell table:formula="of:=[.G416]+[.H415]" office:value-type="float" office:value="41760" calcext:value-type="float">
            <text:p>41760</text:p>
          </table:table-cell>
          <table:table-cell table:formula="of:=[.H416]-[.E416]" office:value-type="float" office:value="24760" calcext:value-type="float">
            <text:p>247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20" calcext:value-type="date">
            <text:p>20.0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17] = &quot;niedziela&quot;;[.$N$7]*[.J417];0)" office:value-type="float" office:value="0" calcext:value-type="float">
            <text:p>0</text:p>
          </table:table-cell>
          <table:table-cell table:formula="of:=[.E416]+[.D417]" office:value-type="float" office:value="17000" calcext:value-type="float">
            <text:p>17000</text:p>
          </table:table-cell>
          <table:table-cell table:formula="of:=IF(AND(NOT([.B417]=&quot;niedziela&quot;);NOT([.B417]=&quot;sobota&quot;));ROUNDDOWN(VLOOKUP([.C417];[.$M$1:.$N$4];2;0) * [.J417];0);0)" office:value-type="float" office:value="2" calcext:value-type="float">
            <text:p>2</text:p>
          </table:table-cell>
          <table:table-cell table:formula="of:=[.F417]*[.$N$8]" office:value-type="float" office:value="60" calcext:value-type="float">
            <text:p>60</text:p>
          </table:table-cell>
          <table:table-cell table:formula="of:=[.G417]+[.H416]" office:value-type="float" office:value="41820" calcext:value-type="float">
            <text:p>41820</text:p>
          </table:table-cell>
          <table:table-cell table:formula="of:=[.H417]-[.E417]" office:value-type="float" office:value="24820" calcext:value-type="float">
            <text:p>248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21" calcext:value-type="date">
            <text:p>21.0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18] = &quot;niedziela&quot;;[.$N$7]*[.J418];0)" office:value-type="float" office:value="0" calcext:value-type="float">
            <text:p>0</text:p>
          </table:table-cell>
          <table:table-cell table:formula="of:=[.E417]+[.D418]" office:value-type="float" office:value="17000" calcext:value-type="float">
            <text:p>17000</text:p>
          </table:table-cell>
          <table:table-cell table:formula="of:=IF(AND(NOT([.B418]=&quot;niedziela&quot;);NOT([.B418]=&quot;sobota&quot;));ROUNDDOWN(VLOOKUP([.C418];[.$M$1:.$N$4];2;0) * [.J418];0);0)" office:value-type="float" office:value="2" calcext:value-type="float">
            <text:p>2</text:p>
          </table:table-cell>
          <table:table-cell table:formula="of:=[.F418]*[.$N$8]" office:value-type="float" office:value="60" calcext:value-type="float">
            <text:p>60</text:p>
          </table:table-cell>
          <table:table-cell table:formula="of:=[.G418]+[.H417]" office:value-type="float" office:value="41880" calcext:value-type="float">
            <text:p>41880</text:p>
          </table:table-cell>
          <table:table-cell table:formula="of:=[.H418]-[.E418]" office:value-type="float" office:value="24880" calcext:value-type="float">
            <text:p>248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22" calcext:value-type="date">
            <text:p>22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19] = &quot;niedziela&quot;;[.$N$7]*[.J419];0)" office:value-type="float" office:value="0" calcext:value-type="float">
            <text:p>0</text:p>
          </table:table-cell>
          <table:table-cell table:formula="of:=[.E418]+[.D419]" office:value-type="float" office:value="17000" calcext:value-type="float">
            <text:p>17000</text:p>
          </table:table-cell>
          <table:table-cell table:formula="of:=IF(AND(NOT([.B419]=&quot;niedziela&quot;);NOT([.B419]=&quot;sobota&quot;));ROUNDDOWN(VLOOKUP([.C419];[.$M$1:.$N$4];2;0) * [.J419];0);0)" office:value-type="float" office:value="2" calcext:value-type="float">
            <text:p>2</text:p>
          </table:table-cell>
          <table:table-cell table:formula="of:=[.F419]*[.$N$8]" office:value-type="float" office:value="60" calcext:value-type="float">
            <text:p>60</text:p>
          </table:table-cell>
          <table:table-cell table:formula="of:=[.G419]+[.H418]" office:value-type="float" office:value="41940" calcext:value-type="float">
            <text:p>41940</text:p>
          </table:table-cell>
          <table:table-cell table:formula="of:=[.H419]-[.E419]" office:value-type="float" office:value="24940" calcext:value-type="float">
            <text:p>249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23" calcext:value-type="date">
            <text:p>23.0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20] = &quot;niedziela&quot;;[.$N$7]*[.J420];0)" office:value-type="float" office:value="0" calcext:value-type="float">
            <text:p>0</text:p>
          </table:table-cell>
          <table:table-cell table:formula="of:=[.E419]+[.D420]" office:value-type="float" office:value="17000" calcext:value-type="float">
            <text:p>17000</text:p>
          </table:table-cell>
          <table:table-cell table:formula="of:=IF(AND(NOT([.B420]=&quot;niedziela&quot;);NOT([.B420]=&quot;sobota&quot;));ROUNDDOWN(VLOOKUP([.C420];[.$M$1:.$N$4];2;0) * [.J420];0);0)" office:value-type="float" office:value="2" calcext:value-type="float">
            <text:p>2</text:p>
          </table:table-cell>
          <table:table-cell table:formula="of:=[.F420]*[.$N$8]" office:value-type="float" office:value="60" calcext:value-type="float">
            <text:p>60</text:p>
          </table:table-cell>
          <table:table-cell table:formula="of:=[.G420]+[.H419]" office:value-type="float" office:value="42000" calcext:value-type="float">
            <text:p>42000</text:p>
          </table:table-cell>
          <table:table-cell table:formula="of:=[.H420]-[.E420]" office:value-type="float" office:value="25000" calcext:value-type="float">
            <text:p>250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24" calcext:value-type="date">
            <text:p>24.0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21] = &quot;niedziela&quot;;[.$N$7]*[.J421];0)" office:value-type="float" office:value="0" calcext:value-type="float">
            <text:p>0</text:p>
          </table:table-cell>
          <table:table-cell table:formula="of:=[.E420]+[.D421]" office:value-type="float" office:value="17000" calcext:value-type="float">
            <text:p>17000</text:p>
          </table:table-cell>
          <table:table-cell table:formula="of:=IF(AND(NOT([.B421]=&quot;niedziela&quot;);NOT([.B421]=&quot;sobota&quot;));ROUNDDOWN(VLOOKUP([.C421];[.$M$1:.$N$4];2;0) * [.J421];0);0)" office:value-type="float" office:value="0" calcext:value-type="float">
            <text:p>0</text:p>
          </table:table-cell>
          <table:table-cell table:formula="of:=[.F421]*[.$N$8]" office:value-type="float" office:value="0" calcext:value-type="float">
            <text:p>0</text:p>
          </table:table-cell>
          <table:table-cell table:formula="of:=[.G421]+[.H420]" office:value-type="float" office:value="42000" calcext:value-type="float">
            <text:p>42000</text:p>
          </table:table-cell>
          <table:table-cell table:formula="of:=[.H421]-[.E421]" office:value-type="float" office:value="25000" calcext:value-type="float">
            <text:p>250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25" calcext:value-type="date">
            <text:p>25.0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22] = &quot;niedziela&quot;;[.$N$7]*[.J422];0)" office:value-type="float" office:value="150" calcext:value-type="float">
            <text:p>150</text:p>
          </table:table-cell>
          <table:table-cell table:formula="of:=[.E421]+[.D422]" office:value-type="float" office:value="17150" calcext:value-type="float">
            <text:p>17150</text:p>
          </table:table-cell>
          <table:table-cell table:formula="of:=IF(AND(NOT([.B422]=&quot;niedziela&quot;);NOT([.B422]=&quot;sobota&quot;));ROUNDDOWN(VLOOKUP([.C422];[.$M$1:.$N$4];2;0) * [.J422];0);0)" office:value-type="float" office:value="0" calcext:value-type="float">
            <text:p>0</text:p>
          </table:table-cell>
          <table:table-cell table:formula="of:=[.F422]*[.$N$8]" office:value-type="float" office:value="0" calcext:value-type="float">
            <text:p>0</text:p>
          </table:table-cell>
          <table:table-cell table:formula="of:=[.G422]+[.H421]" office:value-type="float" office:value="42000" calcext:value-type="float">
            <text:p>42000</text:p>
          </table:table-cell>
          <table:table-cell table:formula="of:=[.H422]-[.E422]" office:value-type="float" office:value="24850" calcext:value-type="float">
            <text:p>248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26" calcext:value-type="date">
            <text:p>26.0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23] = &quot;niedziela&quot;;[.$N$7]*[.J423];0)" office:value-type="float" office:value="0" calcext:value-type="float">
            <text:p>0</text:p>
          </table:table-cell>
          <table:table-cell table:formula="of:=[.E422]+[.D423]" office:value-type="float" office:value="17150" calcext:value-type="float">
            <text:p>17150</text:p>
          </table:table-cell>
          <table:table-cell table:formula="of:=IF(AND(NOT([.B423]=&quot;niedziela&quot;);NOT([.B423]=&quot;sobota&quot;));ROUNDDOWN(VLOOKUP([.C423];[.$M$1:.$N$4];2;0) * [.J423];0);0)" office:value-type="float" office:value="2" calcext:value-type="float">
            <text:p>2</text:p>
          </table:table-cell>
          <table:table-cell table:formula="of:=[.F423]*[.$N$8]" office:value-type="float" office:value="60" calcext:value-type="float">
            <text:p>60</text:p>
          </table:table-cell>
          <table:table-cell table:formula="of:=[.G423]+[.H422]" office:value-type="float" office:value="42060" calcext:value-type="float">
            <text:p>42060</text:p>
          </table:table-cell>
          <table:table-cell table:formula="of:=[.H423]-[.E423]" office:value-type="float" office:value="24910" calcext:value-type="float">
            <text:p>249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27" calcext:value-type="date">
            <text:p>27.0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24] = &quot;niedziela&quot;;[.$N$7]*[.J424];0)" office:value-type="float" office:value="0" calcext:value-type="float">
            <text:p>0</text:p>
          </table:table-cell>
          <table:table-cell table:formula="of:=[.E423]+[.D424]" office:value-type="float" office:value="17150" calcext:value-type="float">
            <text:p>17150</text:p>
          </table:table-cell>
          <table:table-cell table:formula="of:=IF(AND(NOT([.B424]=&quot;niedziela&quot;);NOT([.B424]=&quot;sobota&quot;));ROUNDDOWN(VLOOKUP([.C424];[.$M$1:.$N$4];2;0) * [.J424];0);0)" office:value-type="float" office:value="2" calcext:value-type="float">
            <text:p>2</text:p>
          </table:table-cell>
          <table:table-cell table:formula="of:=[.F424]*[.$N$8]" office:value-type="float" office:value="60" calcext:value-type="float">
            <text:p>60</text:p>
          </table:table-cell>
          <table:table-cell table:formula="of:=[.G424]+[.H423]" office:value-type="float" office:value="42120" calcext:value-type="float">
            <text:p>42120</text:p>
          </table:table-cell>
          <table:table-cell table:formula="of:=[.H424]-[.E424]" office:value-type="float" office:value="24970" calcext:value-type="float">
            <text:p>249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28" calcext:value-type="date">
            <text:p>28.0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25] = &quot;niedziela&quot;;[.$N$7]*[.J425];0)" office:value-type="float" office:value="0" calcext:value-type="float">
            <text:p>0</text:p>
          </table:table-cell>
          <table:table-cell table:formula="of:=[.E424]+[.D425]" office:value-type="float" office:value="17150" calcext:value-type="float">
            <text:p>17150</text:p>
          </table:table-cell>
          <table:table-cell table:formula="of:=IF(AND(NOT([.B425]=&quot;niedziela&quot;);NOT([.B425]=&quot;sobota&quot;));ROUNDDOWN(VLOOKUP([.C425];[.$M$1:.$N$4];2;0) * [.J425];0);0)" office:value-type="float" office:value="2" calcext:value-type="float">
            <text:p>2</text:p>
          </table:table-cell>
          <table:table-cell table:formula="of:=[.F425]*[.$N$8]" office:value-type="float" office:value="60" calcext:value-type="float">
            <text:p>60</text:p>
          </table:table-cell>
          <table:table-cell table:formula="of:=[.G425]+[.H424]" office:value-type="float" office:value="42180" calcext:value-type="float">
            <text:p>42180</text:p>
          </table:table-cell>
          <table:table-cell table:formula="of:=[.H425]-[.E425]" office:value-type="float" office:value="25030" calcext:value-type="float">
            <text:p>250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2-29" calcext:value-type="date">
            <text:p>29.0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26] = &quot;niedziela&quot;;[.$N$7]*[.J426];0)" office:value-type="float" office:value="0" calcext:value-type="float">
            <text:p>0</text:p>
          </table:table-cell>
          <table:table-cell table:formula="of:=[.E425]+[.D426]" office:value-type="float" office:value="17150" calcext:value-type="float">
            <text:p>17150</text:p>
          </table:table-cell>
          <table:table-cell table:formula="of:=IF(AND(NOT([.B426]=&quot;niedziela&quot;);NOT([.B426]=&quot;sobota&quot;));ROUNDDOWN(VLOOKUP([.C426];[.$M$1:.$N$4];2;0) * [.J426];0);0)" office:value-type="float" office:value="2" calcext:value-type="float">
            <text:p>2</text:p>
          </table:table-cell>
          <table:table-cell table:formula="of:=[.F426]*[.$N$8]" office:value-type="float" office:value="60" calcext:value-type="float">
            <text:p>60</text:p>
          </table:table-cell>
          <table:table-cell table:formula="of:=[.G426]+[.H425]" office:value-type="float" office:value="42240" calcext:value-type="float">
            <text:p>42240</text:p>
          </table:table-cell>
          <table:table-cell table:formula="of:=[.H426]-[.E426]" office:value-type="float" office:value="25090" calcext:value-type="float">
            <text:p>250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01" calcext:value-type="date">
            <text:p>1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27] = &quot;niedziela&quot;;[.$N$7]*[.J427];0)" office:value-type="float" office:value="0" calcext:value-type="float">
            <text:p>0</text:p>
          </table:table-cell>
          <table:table-cell table:formula="of:=[.E426]+[.D427]" office:value-type="float" office:value="17150" calcext:value-type="float">
            <text:p>17150</text:p>
          </table:table-cell>
          <table:table-cell table:formula="of:=IF(AND(NOT([.B427]=&quot;niedziela&quot;);NOT([.B427]=&quot;sobota&quot;));ROUNDDOWN(VLOOKUP([.C427];[.$M$1:.$N$4];2;0) * [.J427];0);0)" office:value-type="float" office:value="2" calcext:value-type="float">
            <text:p>2</text:p>
          </table:table-cell>
          <table:table-cell table:formula="of:=[.F427]*[.$N$8]" office:value-type="float" office:value="60" calcext:value-type="float">
            <text:p>60</text:p>
          </table:table-cell>
          <table:table-cell table:formula="of:=[.G427]+[.H426]" office:value-type="float" office:value="42300" calcext:value-type="float">
            <text:p>42300</text:p>
          </table:table-cell>
          <table:table-cell table:formula="of:=[.H427]-[.E427]" office:value-type="float" office:value="25150" calcext:value-type="float">
            <text:p>251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02" calcext:value-type="date">
            <text:p>2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28] = &quot;niedziela&quot;;[.$N$7]*[.J428];0)" office:value-type="float" office:value="0" calcext:value-type="float">
            <text:p>0</text:p>
          </table:table-cell>
          <table:table-cell table:formula="of:=[.E427]+[.D428]" office:value-type="float" office:value="17150" calcext:value-type="float">
            <text:p>17150</text:p>
          </table:table-cell>
          <table:table-cell table:formula="of:=IF(AND(NOT([.B428]=&quot;niedziela&quot;);NOT([.B428]=&quot;sobota&quot;));ROUNDDOWN(VLOOKUP([.C428];[.$M$1:.$N$4];2;0) * [.J428];0);0)" office:value-type="float" office:value="0" calcext:value-type="float">
            <text:p>0</text:p>
          </table:table-cell>
          <table:table-cell table:formula="of:=[.F428]*[.$N$8]" office:value-type="float" office:value="0" calcext:value-type="float">
            <text:p>0</text:p>
          </table:table-cell>
          <table:table-cell table:formula="of:=[.G428]+[.H427]" office:value-type="float" office:value="42300" calcext:value-type="float">
            <text:p>42300</text:p>
          </table:table-cell>
          <table:table-cell table:formula="of:=[.H428]-[.E428]" office:value-type="float" office:value="25150" calcext:value-type="float">
            <text:p>251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03" calcext:value-type="date">
            <text:p>3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29] = &quot;niedziela&quot;;[.$N$7]*[.J429];0)" office:value-type="float" office:value="150" calcext:value-type="float">
            <text:p>150</text:p>
          </table:table-cell>
          <table:table-cell table:formula="of:=[.E428]+[.D429]" office:value-type="float" office:value="17300" calcext:value-type="float">
            <text:p>17300</text:p>
          </table:table-cell>
          <table:table-cell table:formula="of:=IF(AND(NOT([.B429]=&quot;niedziela&quot;);NOT([.B429]=&quot;sobota&quot;));ROUNDDOWN(VLOOKUP([.C429];[.$M$1:.$N$4];2;0) * [.J429];0);0)" office:value-type="float" office:value="0" calcext:value-type="float">
            <text:p>0</text:p>
          </table:table-cell>
          <table:table-cell table:formula="of:=[.F429]*[.$N$8]" office:value-type="float" office:value="0" calcext:value-type="float">
            <text:p>0</text:p>
          </table:table-cell>
          <table:table-cell table:formula="of:=[.G429]+[.H428]" office:value-type="float" office:value="42300" calcext:value-type="float">
            <text:p>42300</text:p>
          </table:table-cell>
          <table:table-cell table:formula="of:=[.H429]-[.E429]" office:value-type="float" office:value="25000" calcext:value-type="float">
            <text:p>250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04" calcext:value-type="date">
            <text:p>4.03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30] = &quot;niedziela&quot;;[.$N$7]*[.J430];0)" office:value-type="float" office:value="0" calcext:value-type="float">
            <text:p>0</text:p>
          </table:table-cell>
          <table:table-cell table:formula="of:=[.E429]+[.D430]" office:value-type="float" office:value="17300" calcext:value-type="float">
            <text:p>17300</text:p>
          </table:table-cell>
          <table:table-cell table:formula="of:=IF(AND(NOT([.B430]=&quot;niedziela&quot;);NOT([.B430]=&quot;sobota&quot;));ROUNDDOWN(VLOOKUP([.C430];[.$M$1:.$N$4];2;0) * [.J430];0);0)" office:value-type="float" office:value="2" calcext:value-type="float">
            <text:p>2</text:p>
          </table:table-cell>
          <table:table-cell table:formula="of:=[.F430]*[.$N$8]" office:value-type="float" office:value="60" calcext:value-type="float">
            <text:p>60</text:p>
          </table:table-cell>
          <table:table-cell table:formula="of:=[.G430]+[.H429]" office:value-type="float" office:value="42360" calcext:value-type="float">
            <text:p>42360</text:p>
          </table:table-cell>
          <table:table-cell table:formula="of:=[.H430]-[.E430]" office:value-type="float" office:value="25060" calcext:value-type="float">
            <text:p>250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05" calcext:value-type="date">
            <text:p>5.03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31] = &quot;niedziela&quot;;[.$N$7]*[.J431];0)" office:value-type="float" office:value="0" calcext:value-type="float">
            <text:p>0</text:p>
          </table:table-cell>
          <table:table-cell table:formula="of:=[.E430]+[.D431]" office:value-type="float" office:value="17300" calcext:value-type="float">
            <text:p>17300</text:p>
          </table:table-cell>
          <table:table-cell table:formula="of:=IF(AND(NOT([.B431]=&quot;niedziela&quot;);NOT([.B431]=&quot;sobota&quot;));ROUNDDOWN(VLOOKUP([.C431];[.$M$1:.$N$4];2;0) * [.J431];0);0)" office:value-type="float" office:value="2" calcext:value-type="float">
            <text:p>2</text:p>
          </table:table-cell>
          <table:table-cell table:formula="of:=[.F431]*[.$N$8]" office:value-type="float" office:value="60" calcext:value-type="float">
            <text:p>60</text:p>
          </table:table-cell>
          <table:table-cell table:formula="of:=[.G431]+[.H430]" office:value-type="float" office:value="42420" calcext:value-type="float">
            <text:p>42420</text:p>
          </table:table-cell>
          <table:table-cell table:formula="of:=[.H431]-[.E431]" office:value-type="float" office:value="25120" calcext:value-type="float">
            <text:p>251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06" calcext:value-type="date">
            <text:p>6.03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32] = &quot;niedziela&quot;;[.$N$7]*[.J432];0)" office:value-type="float" office:value="0" calcext:value-type="float">
            <text:p>0</text:p>
          </table:table-cell>
          <table:table-cell table:formula="of:=[.E431]+[.D432]" office:value-type="float" office:value="17300" calcext:value-type="float">
            <text:p>17300</text:p>
          </table:table-cell>
          <table:table-cell table:formula="of:=IF(AND(NOT([.B432]=&quot;niedziela&quot;);NOT([.B432]=&quot;sobota&quot;));ROUNDDOWN(VLOOKUP([.C432];[.$M$1:.$N$4];2;0) * [.J432];0);0)" office:value-type="float" office:value="2" calcext:value-type="float">
            <text:p>2</text:p>
          </table:table-cell>
          <table:table-cell table:formula="of:=[.F432]*[.$N$8]" office:value-type="float" office:value="60" calcext:value-type="float">
            <text:p>60</text:p>
          </table:table-cell>
          <table:table-cell table:formula="of:=[.G432]+[.H431]" office:value-type="float" office:value="42480" calcext:value-type="float">
            <text:p>42480</text:p>
          </table:table-cell>
          <table:table-cell table:formula="of:=[.H432]-[.E432]" office:value-type="float" office:value="25180" calcext:value-type="float">
            <text:p>251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07" calcext:value-type="date">
            <text:p>7.03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33] = &quot;niedziela&quot;;[.$N$7]*[.J433];0)" office:value-type="float" office:value="0" calcext:value-type="float">
            <text:p>0</text:p>
          </table:table-cell>
          <table:table-cell table:formula="of:=[.E432]+[.D433]" office:value-type="float" office:value="17300" calcext:value-type="float">
            <text:p>17300</text:p>
          </table:table-cell>
          <table:table-cell table:formula="of:=IF(AND(NOT([.B433]=&quot;niedziela&quot;);NOT([.B433]=&quot;sobota&quot;));ROUNDDOWN(VLOOKUP([.C433];[.$M$1:.$N$4];2;0) * [.J433];0);0)" office:value-type="float" office:value="2" calcext:value-type="float">
            <text:p>2</text:p>
          </table:table-cell>
          <table:table-cell table:formula="of:=[.F433]*[.$N$8]" office:value-type="float" office:value="60" calcext:value-type="float">
            <text:p>60</text:p>
          </table:table-cell>
          <table:table-cell table:formula="of:=[.G433]+[.H432]" office:value-type="float" office:value="42540" calcext:value-type="float">
            <text:p>42540</text:p>
          </table:table-cell>
          <table:table-cell table:formula="of:=[.H433]-[.E433]" office:value-type="float" office:value="25240" calcext:value-type="float">
            <text:p>252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08" calcext:value-type="date">
            <text:p>8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34] = &quot;niedziela&quot;;[.$N$7]*[.J434];0)" office:value-type="float" office:value="0" calcext:value-type="float">
            <text:p>0</text:p>
          </table:table-cell>
          <table:table-cell table:formula="of:=[.E433]+[.D434]" office:value-type="float" office:value="17300" calcext:value-type="float">
            <text:p>17300</text:p>
          </table:table-cell>
          <table:table-cell table:formula="of:=IF(AND(NOT([.B434]=&quot;niedziela&quot;);NOT([.B434]=&quot;sobota&quot;));ROUNDDOWN(VLOOKUP([.C434];[.$M$1:.$N$4];2;0) * [.J434];0);0)" office:value-type="float" office:value="2" calcext:value-type="float">
            <text:p>2</text:p>
          </table:table-cell>
          <table:table-cell table:formula="of:=[.F434]*[.$N$8]" office:value-type="float" office:value="60" calcext:value-type="float">
            <text:p>60</text:p>
          </table:table-cell>
          <table:table-cell table:formula="of:=[.G434]+[.H433]" office:value-type="float" office:value="42600" calcext:value-type="float">
            <text:p>42600</text:p>
          </table:table-cell>
          <table:table-cell table:formula="of:=[.H434]-[.E434]" office:value-type="float" office:value="25300" calcext:value-type="float">
            <text:p>25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09" calcext:value-type="date">
            <text:p>9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35] = &quot;niedziela&quot;;[.$N$7]*[.J435];0)" office:value-type="float" office:value="0" calcext:value-type="float">
            <text:p>0</text:p>
          </table:table-cell>
          <table:table-cell table:formula="of:=[.E434]+[.D435]" office:value-type="float" office:value="17300" calcext:value-type="float">
            <text:p>17300</text:p>
          </table:table-cell>
          <table:table-cell table:formula="of:=IF(AND(NOT([.B435]=&quot;niedziela&quot;);NOT([.B435]=&quot;sobota&quot;));ROUNDDOWN(VLOOKUP([.C435];[.$M$1:.$N$4];2;0) * [.J435];0);0)" office:value-type="float" office:value="0" calcext:value-type="float">
            <text:p>0</text:p>
          </table:table-cell>
          <table:table-cell table:formula="of:=[.F435]*[.$N$8]" office:value-type="float" office:value="0" calcext:value-type="float">
            <text:p>0</text:p>
          </table:table-cell>
          <table:table-cell table:formula="of:=[.G435]+[.H434]" office:value-type="float" office:value="42600" calcext:value-type="float">
            <text:p>42600</text:p>
          </table:table-cell>
          <table:table-cell table:formula="of:=[.H435]-[.E435]" office:value-type="float" office:value="25300" calcext:value-type="float">
            <text:p>25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10" calcext:value-type="date">
            <text:p>10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36] = &quot;niedziela&quot;;[.$N$7]*[.J436];0)" office:value-type="float" office:value="150" calcext:value-type="float">
            <text:p>150</text:p>
          </table:table-cell>
          <table:table-cell table:formula="of:=[.E435]+[.D436]" office:value-type="float" office:value="17450" calcext:value-type="float">
            <text:p>17450</text:p>
          </table:table-cell>
          <table:table-cell table:formula="of:=IF(AND(NOT([.B436]=&quot;niedziela&quot;);NOT([.B436]=&quot;sobota&quot;));ROUNDDOWN(VLOOKUP([.C436];[.$M$1:.$N$4];2;0) * [.J436];0);0)" office:value-type="float" office:value="0" calcext:value-type="float">
            <text:p>0</text:p>
          </table:table-cell>
          <table:table-cell table:formula="of:=[.F436]*[.$N$8]" office:value-type="float" office:value="0" calcext:value-type="float">
            <text:p>0</text:p>
          </table:table-cell>
          <table:table-cell table:formula="of:=[.G436]+[.H435]" office:value-type="float" office:value="42600" calcext:value-type="float">
            <text:p>42600</text:p>
          </table:table-cell>
          <table:table-cell table:formula="of:=[.H436]-[.E436]" office:value-type="float" office:value="25150" calcext:value-type="float">
            <text:p>251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11" calcext:value-type="date">
            <text:p>11.03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37] = &quot;niedziela&quot;;[.$N$7]*[.J437];0)" office:value-type="float" office:value="0" calcext:value-type="float">
            <text:p>0</text:p>
          </table:table-cell>
          <table:table-cell table:formula="of:=[.E436]+[.D437]" office:value-type="float" office:value="17450" calcext:value-type="float">
            <text:p>17450</text:p>
          </table:table-cell>
          <table:table-cell table:formula="of:=IF(AND(NOT([.B437]=&quot;niedziela&quot;);NOT([.B437]=&quot;sobota&quot;));ROUNDDOWN(VLOOKUP([.C437];[.$M$1:.$N$4];2;0) * [.J437];0);0)" office:value-type="float" office:value="2" calcext:value-type="float">
            <text:p>2</text:p>
          </table:table-cell>
          <table:table-cell table:formula="of:=[.F437]*[.$N$8]" office:value-type="float" office:value="60" calcext:value-type="float">
            <text:p>60</text:p>
          </table:table-cell>
          <table:table-cell table:formula="of:=[.G437]+[.H436]" office:value-type="float" office:value="42660" calcext:value-type="float">
            <text:p>42660</text:p>
          </table:table-cell>
          <table:table-cell table:formula="of:=[.H437]-[.E437]" office:value-type="float" office:value="25210" calcext:value-type="float">
            <text:p>252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12" calcext:value-type="date">
            <text:p>12.03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38] = &quot;niedziela&quot;;[.$N$7]*[.J438];0)" office:value-type="float" office:value="0" calcext:value-type="float">
            <text:p>0</text:p>
          </table:table-cell>
          <table:table-cell table:formula="of:=[.E437]+[.D438]" office:value-type="float" office:value="17450" calcext:value-type="float">
            <text:p>17450</text:p>
          </table:table-cell>
          <table:table-cell table:formula="of:=IF(AND(NOT([.B438]=&quot;niedziela&quot;);NOT([.B438]=&quot;sobota&quot;));ROUNDDOWN(VLOOKUP([.C438];[.$M$1:.$N$4];2;0) * [.J438];0);0)" office:value-type="float" office:value="2" calcext:value-type="float">
            <text:p>2</text:p>
          </table:table-cell>
          <table:table-cell table:formula="of:=[.F438]*[.$N$8]" office:value-type="float" office:value="60" calcext:value-type="float">
            <text:p>60</text:p>
          </table:table-cell>
          <table:table-cell table:formula="of:=[.G438]+[.H437]" office:value-type="float" office:value="42720" calcext:value-type="float">
            <text:p>42720</text:p>
          </table:table-cell>
          <table:table-cell table:formula="of:=[.H438]-[.E438]" office:value-type="float" office:value="25270" calcext:value-type="float">
            <text:p>252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13" calcext:value-type="date">
            <text:p>13.03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39] = &quot;niedziela&quot;;[.$N$7]*[.J439];0)" office:value-type="float" office:value="0" calcext:value-type="float">
            <text:p>0</text:p>
          </table:table-cell>
          <table:table-cell table:formula="of:=[.E438]+[.D439]" office:value-type="float" office:value="17450" calcext:value-type="float">
            <text:p>17450</text:p>
          </table:table-cell>
          <table:table-cell table:formula="of:=IF(AND(NOT([.B439]=&quot;niedziela&quot;);NOT([.B439]=&quot;sobota&quot;));ROUNDDOWN(VLOOKUP([.C439];[.$M$1:.$N$4];2;0) * [.J439];0);0)" office:value-type="float" office:value="2" calcext:value-type="float">
            <text:p>2</text:p>
          </table:table-cell>
          <table:table-cell table:formula="of:=[.F439]*[.$N$8]" office:value-type="float" office:value="60" calcext:value-type="float">
            <text:p>60</text:p>
          </table:table-cell>
          <table:table-cell table:formula="of:=[.G439]+[.H438]" office:value-type="float" office:value="42780" calcext:value-type="float">
            <text:p>42780</text:p>
          </table:table-cell>
          <table:table-cell table:formula="of:=[.H439]-[.E439]" office:value-type="float" office:value="25330" calcext:value-type="float">
            <text:p>253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14" calcext:value-type="date">
            <text:p>14.03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440] = &quot;niedziela&quot;;[.$N$7]*[.J440];0)" office:value-type="float" office:value="0" calcext:value-type="float">
            <text:p>0</text:p>
          </table:table-cell>
          <table:table-cell table:formula="of:=[.E439]+[.D440]" office:value-type="float" office:value="17450" calcext:value-type="float">
            <text:p>17450</text:p>
          </table:table-cell>
          <table:table-cell table:formula="of:=IF(AND(NOT([.B440]=&quot;niedziela&quot;);NOT([.B440]=&quot;sobota&quot;));ROUNDDOWN(VLOOKUP([.C440];[.$M$1:.$N$4];2;0) * [.J440];0);0)" office:value-type="float" office:value="2" calcext:value-type="float">
            <text:p>2</text:p>
          </table:table-cell>
          <table:table-cell table:formula="of:=[.F440]*[.$N$8]" office:value-type="float" office:value="60" calcext:value-type="float">
            <text:p>60</text:p>
          </table:table-cell>
          <table:table-cell table:formula="of:=[.G440]+[.H439]" office:value-type="float" office:value="42840" calcext:value-type="float">
            <text:p>42840</text:p>
          </table:table-cell>
          <table:table-cell table:formula="of:=[.H440]-[.E440]" office:value-type="float" office:value="25390" calcext:value-type="float">
            <text:p>253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15" calcext:value-type="date">
            <text:p>15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441] = &quot;niedziela&quot;;[.$N$7]*[.J441];0)" office:value-type="float" office:value="0" calcext:value-type="float">
            <text:p>0</text:p>
          </table:table-cell>
          <table:table-cell table:formula="of:=[.E440]+[.D441]" office:value-type="float" office:value="17450" calcext:value-type="float">
            <text:p>17450</text:p>
          </table:table-cell>
          <table:table-cell table:formula="of:=IF(AND(NOT([.B441]=&quot;niedziela&quot;);NOT([.B441]=&quot;sobota&quot;));ROUNDDOWN(VLOOKUP([.C441];[.$M$1:.$N$4];2;0) * [.J441];0);0)" office:value-type="float" office:value="2" calcext:value-type="float">
            <text:p>2</text:p>
          </table:table-cell>
          <table:table-cell table:formula="of:=[.F441]*[.$N$8]" office:value-type="float" office:value="60" calcext:value-type="float">
            <text:p>60</text:p>
          </table:table-cell>
          <table:table-cell table:formula="of:=[.G441]+[.H440]" office:value-type="float" office:value="42900" calcext:value-type="float">
            <text:p>42900</text:p>
          </table:table-cell>
          <table:table-cell table:formula="of:=[.H441]-[.E441]" office:value-type="float" office:value="25450" calcext:value-type="float">
            <text:p>254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16" calcext:value-type="date">
            <text:p>16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442] = &quot;niedziela&quot;;[.$N$7]*[.J442];0)" office:value-type="float" office:value="0" calcext:value-type="float">
            <text:p>0</text:p>
          </table:table-cell>
          <table:table-cell table:formula="of:=[.E441]+[.D442]" office:value-type="float" office:value="17450" calcext:value-type="float">
            <text:p>17450</text:p>
          </table:table-cell>
          <table:table-cell table:formula="of:=IF(AND(NOT([.B442]=&quot;niedziela&quot;);NOT([.B442]=&quot;sobota&quot;));ROUNDDOWN(VLOOKUP([.C442];[.$M$1:.$N$4];2;0) * [.J442];0);0)" office:value-type="float" office:value="0" calcext:value-type="float">
            <text:p>0</text:p>
          </table:table-cell>
          <table:table-cell table:formula="of:=[.F442]*[.$N$8]" office:value-type="float" office:value="0" calcext:value-type="float">
            <text:p>0</text:p>
          </table:table-cell>
          <table:table-cell table:formula="of:=[.G442]+[.H441]" office:value-type="float" office:value="42900" calcext:value-type="float">
            <text:p>42900</text:p>
          </table:table-cell>
          <table:table-cell table:formula="of:=[.H442]-[.E442]" office:value-type="float" office:value="25450" calcext:value-type="float">
            <text:p>254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17" calcext:value-type="date">
            <text:p>17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443] = &quot;niedziela&quot;;[.$N$7]*[.J443];0)" office:value-type="float" office:value="150" calcext:value-type="float">
            <text:p>150</text:p>
          </table:table-cell>
          <table:table-cell table:formula="of:=[.E442]+[.D443]" office:value-type="float" office:value="17600" calcext:value-type="float">
            <text:p>17600</text:p>
          </table:table-cell>
          <table:table-cell table:formula="of:=IF(AND(NOT([.B443]=&quot;niedziela&quot;);NOT([.B443]=&quot;sobota&quot;));ROUNDDOWN(VLOOKUP([.C443];[.$M$1:.$N$4];2;0) * [.J443];0);0)" office:value-type="float" office:value="0" calcext:value-type="float">
            <text:p>0</text:p>
          </table:table-cell>
          <table:table-cell table:formula="of:=[.F443]*[.$N$8]" office:value-type="float" office:value="0" calcext:value-type="float">
            <text:p>0</text:p>
          </table:table-cell>
          <table:table-cell table:formula="of:=[.G443]+[.H442]" office:value-type="float" office:value="42900" calcext:value-type="float">
            <text:p>42900</text:p>
          </table:table-cell>
          <table:table-cell table:formula="of:=[.H443]-[.E443]" office:value-type="float" office:value="25300" calcext:value-type="float">
            <text:p>25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18" calcext:value-type="date">
            <text:p>18.03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444] = &quot;niedziela&quot;;[.$N$7]*[.J444];0)" office:value-type="float" office:value="0" calcext:value-type="float">
            <text:p>0</text:p>
          </table:table-cell>
          <table:table-cell table:formula="of:=[.E443]+[.D444]" office:value-type="float" office:value="17600" calcext:value-type="float">
            <text:p>17600</text:p>
          </table:table-cell>
          <table:table-cell table:formula="of:=IF(AND(NOT([.B444]=&quot;niedziela&quot;);NOT([.B444]=&quot;sobota&quot;));ROUNDDOWN(VLOOKUP([.C444];[.$M$1:.$N$4];2;0) * [.J444];0);0)" office:value-type="float" office:value="2" calcext:value-type="float">
            <text:p>2</text:p>
          </table:table-cell>
          <table:table-cell table:formula="of:=[.F444]*[.$N$8]" office:value-type="float" office:value="60" calcext:value-type="float">
            <text:p>60</text:p>
          </table:table-cell>
          <table:table-cell table:formula="of:=[.G444]+[.H443]" office:value-type="float" office:value="42960" calcext:value-type="float">
            <text:p>42960</text:p>
          </table:table-cell>
          <table:table-cell table:formula="of:=[.H444]-[.E444]" office:value-type="float" office:value="25360" calcext:value-type="float">
            <text:p>253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19" calcext:value-type="date">
            <text:p>19.03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445] = &quot;niedziela&quot;;[.$N$7]*[.J445];0)" office:value-type="float" office:value="0" calcext:value-type="float">
            <text:p>0</text:p>
          </table:table-cell>
          <table:table-cell table:formula="of:=[.E444]+[.D445]" office:value-type="float" office:value="17600" calcext:value-type="float">
            <text:p>17600</text:p>
          </table:table-cell>
          <table:table-cell table:formula="of:=IF(AND(NOT([.B445]=&quot;niedziela&quot;);NOT([.B445]=&quot;sobota&quot;));ROUNDDOWN(VLOOKUP([.C445];[.$M$1:.$N$4];2;0) * [.J445];0);0)" office:value-type="float" office:value="2" calcext:value-type="float">
            <text:p>2</text:p>
          </table:table-cell>
          <table:table-cell table:formula="of:=[.F445]*[.$N$8]" office:value-type="float" office:value="60" calcext:value-type="float">
            <text:p>60</text:p>
          </table:table-cell>
          <table:table-cell table:formula="of:=[.G445]+[.H444]" office:value-type="float" office:value="43020" calcext:value-type="float">
            <text:p>43020</text:p>
          </table:table-cell>
          <table:table-cell table:formula="of:=[.H445]-[.E445]" office:value-type="float" office:value="25420" calcext:value-type="float">
            <text:p>254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20" calcext:value-type="date">
            <text:p>20.03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446] = &quot;niedziela&quot;;[.$N$7]*[.J446];0)" office:value-type="float" office:value="0" calcext:value-type="float">
            <text:p>0</text:p>
          </table:table-cell>
          <table:table-cell table:formula="of:=[.E445]+[.D446]" office:value-type="float" office:value="17600" calcext:value-type="float">
            <text:p>17600</text:p>
          </table:table-cell>
          <table:table-cell table:formula="of:=IF(AND(NOT([.B446]=&quot;niedziela&quot;);NOT([.B446]=&quot;sobota&quot;));ROUNDDOWN(VLOOKUP([.C446];[.$M$1:.$N$4];2;0) * [.J446];0);0)" office:value-type="float" office:value="2" calcext:value-type="float">
            <text:p>2</text:p>
          </table:table-cell>
          <table:table-cell table:formula="of:=[.F446]*[.$N$8]" office:value-type="float" office:value="60" calcext:value-type="float">
            <text:p>60</text:p>
          </table:table-cell>
          <table:table-cell table:formula="of:=[.G446]+[.H445]" office:value-type="float" office:value="43080" calcext:value-type="float">
            <text:p>43080</text:p>
          </table:table-cell>
          <table:table-cell table:formula="of:=[.H446]-[.E446]" office:value-type="float" office:value="25480" calcext:value-type="float">
            <text:p>254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21" calcext:value-type="date">
            <text:p>21.03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47] = &quot;niedziela&quot;;[.$N$7]*[.J447];0)" office:value-type="float" office:value="0" calcext:value-type="float">
            <text:p>0</text:p>
          </table:table-cell>
          <table:table-cell table:formula="of:=[.E446]+[.D447]" office:value-type="float" office:value="17600" calcext:value-type="float">
            <text:p>17600</text:p>
          </table:table-cell>
          <table:table-cell table:formula="of:=IF(AND(NOT([.B447]=&quot;niedziela&quot;);NOT([.B447]=&quot;sobota&quot;));ROUNDDOWN(VLOOKUP([.C447];[.$M$1:.$N$4];2;0) * [.J447];0);0)" office:value-type="float" office:value="5" calcext:value-type="float">
            <text:p>5</text:p>
          </table:table-cell>
          <table:table-cell table:formula="of:=[.F447]*[.$N$8]" office:value-type="float" office:value="150" calcext:value-type="float">
            <text:p>150</text:p>
          </table:table-cell>
          <table:table-cell table:formula="of:=[.G447]+[.H446]" office:value-type="float" office:value="43230" calcext:value-type="float">
            <text:p>43230</text:p>
          </table:table-cell>
          <table:table-cell table:formula="of:=[.H447]-[.E447]" office:value-type="float" office:value="25630" calcext:value-type="float">
            <text:p>256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22" calcext:value-type="date">
            <text:p>22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48] = &quot;niedziela&quot;;[.$N$7]*[.J448];0)" office:value-type="float" office:value="0" calcext:value-type="float">
            <text:p>0</text:p>
          </table:table-cell>
          <table:table-cell table:formula="of:=[.E447]+[.D448]" office:value-type="float" office:value="17600" calcext:value-type="float">
            <text:p>17600</text:p>
          </table:table-cell>
          <table:table-cell table:formula="of:=IF(AND(NOT([.B448]=&quot;niedziela&quot;);NOT([.B448]=&quot;sobota&quot;));ROUNDDOWN(VLOOKUP([.C448];[.$M$1:.$N$4];2;0) * [.J448];0);0)" office:value-type="float" office:value="5" calcext:value-type="float">
            <text:p>5</text:p>
          </table:table-cell>
          <table:table-cell table:formula="of:=[.F448]*[.$N$8]" office:value-type="float" office:value="150" calcext:value-type="float">
            <text:p>150</text:p>
          </table:table-cell>
          <table:table-cell table:formula="of:=[.G448]+[.H447]" office:value-type="float" office:value="43380" calcext:value-type="float">
            <text:p>43380</text:p>
          </table:table-cell>
          <table:table-cell table:formula="of:=[.H448]-[.E448]" office:value-type="float" office:value="25780" calcext:value-type="float">
            <text:p>25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23" calcext:value-type="date">
            <text:p>23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49] = &quot;niedziela&quot;;[.$N$7]*[.J449];0)" office:value-type="float" office:value="0" calcext:value-type="float">
            <text:p>0</text:p>
          </table:table-cell>
          <table:table-cell table:formula="of:=[.E448]+[.D449]" office:value-type="float" office:value="17600" calcext:value-type="float">
            <text:p>17600</text:p>
          </table:table-cell>
          <table:table-cell table:formula="of:=IF(AND(NOT([.B449]=&quot;niedziela&quot;);NOT([.B449]=&quot;sobota&quot;));ROUNDDOWN(VLOOKUP([.C449];[.$M$1:.$N$4];2;0) * [.J449];0);0)" office:value-type="float" office:value="0" calcext:value-type="float">
            <text:p>0</text:p>
          </table:table-cell>
          <table:table-cell table:formula="of:=[.F449]*[.$N$8]" office:value-type="float" office:value="0" calcext:value-type="float">
            <text:p>0</text:p>
          </table:table-cell>
          <table:table-cell table:formula="of:=[.G449]+[.H448]" office:value-type="float" office:value="43380" calcext:value-type="float">
            <text:p>43380</text:p>
          </table:table-cell>
          <table:table-cell table:formula="of:=[.H449]-[.E449]" office:value-type="float" office:value="25780" calcext:value-type="float">
            <text:p>25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24" calcext:value-type="date">
            <text:p>24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50] = &quot;niedziela&quot;;[.$N$7]*[.J450];0)" office:value-type="float" office:value="150" calcext:value-type="float">
            <text:p>150</text:p>
          </table:table-cell>
          <table:table-cell table:formula="of:=[.E449]+[.D450]" office:value-type="float" office:value="17750" calcext:value-type="float">
            <text:p>17750</text:p>
          </table:table-cell>
          <table:table-cell table:formula="of:=IF(AND(NOT([.B450]=&quot;niedziela&quot;);NOT([.B450]=&quot;sobota&quot;));ROUNDDOWN(VLOOKUP([.C450];[.$M$1:.$N$4];2;0) * [.J450];0);0)" office:value-type="float" office:value="0" calcext:value-type="float">
            <text:p>0</text:p>
          </table:table-cell>
          <table:table-cell table:formula="of:=[.F450]*[.$N$8]" office:value-type="float" office:value="0" calcext:value-type="float">
            <text:p>0</text:p>
          </table:table-cell>
          <table:table-cell table:formula="of:=[.G450]+[.H449]" office:value-type="float" office:value="43380" calcext:value-type="float">
            <text:p>43380</text:p>
          </table:table-cell>
          <table:table-cell table:formula="of:=[.H450]-[.E450]" office:value-type="float" office:value="25630" calcext:value-type="float">
            <text:p>256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25" calcext:value-type="date">
            <text:p>25.03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51] = &quot;niedziela&quot;;[.$N$7]*[.J451];0)" office:value-type="float" office:value="0" calcext:value-type="float">
            <text:p>0</text:p>
          </table:table-cell>
          <table:table-cell table:formula="of:=[.E450]+[.D451]" office:value-type="float" office:value="17750" calcext:value-type="float">
            <text:p>17750</text:p>
          </table:table-cell>
          <table:table-cell table:formula="of:=IF(AND(NOT([.B451]=&quot;niedziela&quot;);NOT([.B451]=&quot;sobota&quot;));ROUNDDOWN(VLOOKUP([.C451];[.$M$1:.$N$4];2;0) * [.J451];0);0)" office:value-type="float" office:value="5" calcext:value-type="float">
            <text:p>5</text:p>
          </table:table-cell>
          <table:table-cell table:formula="of:=[.F451]*[.$N$8]" office:value-type="float" office:value="150" calcext:value-type="float">
            <text:p>150</text:p>
          </table:table-cell>
          <table:table-cell table:formula="of:=[.G451]+[.H450]" office:value-type="float" office:value="43530" calcext:value-type="float">
            <text:p>43530</text:p>
          </table:table-cell>
          <table:table-cell table:formula="of:=[.H451]-[.E451]" office:value-type="float" office:value="25780" calcext:value-type="float">
            <text:p>25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26" calcext:value-type="date">
            <text:p>26.03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52] = &quot;niedziela&quot;;[.$N$7]*[.J452];0)" office:value-type="float" office:value="0" calcext:value-type="float">
            <text:p>0</text:p>
          </table:table-cell>
          <table:table-cell table:formula="of:=[.E451]+[.D452]" office:value-type="float" office:value="17750" calcext:value-type="float">
            <text:p>17750</text:p>
          </table:table-cell>
          <table:table-cell table:formula="of:=IF(AND(NOT([.B452]=&quot;niedziela&quot;);NOT([.B452]=&quot;sobota&quot;));ROUNDDOWN(VLOOKUP([.C452];[.$M$1:.$N$4];2;0) * [.J452];0);0)" office:value-type="float" office:value="5" calcext:value-type="float">
            <text:p>5</text:p>
          </table:table-cell>
          <table:table-cell table:formula="of:=[.F452]*[.$N$8]" office:value-type="float" office:value="150" calcext:value-type="float">
            <text:p>150</text:p>
          </table:table-cell>
          <table:table-cell table:formula="of:=[.G452]+[.H451]" office:value-type="float" office:value="43680" calcext:value-type="float">
            <text:p>43680</text:p>
          </table:table-cell>
          <table:table-cell table:formula="of:=[.H452]-[.E452]" office:value-type="float" office:value="25930" calcext:value-type="float">
            <text:p>259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27" calcext:value-type="date">
            <text:p>27.03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53] = &quot;niedziela&quot;;[.$N$7]*[.J453];0)" office:value-type="float" office:value="0" calcext:value-type="float">
            <text:p>0</text:p>
          </table:table-cell>
          <table:table-cell table:formula="of:=[.E452]+[.D453]" office:value-type="float" office:value="17750" calcext:value-type="float">
            <text:p>17750</text:p>
          </table:table-cell>
          <table:table-cell table:formula="of:=IF(AND(NOT([.B453]=&quot;niedziela&quot;);NOT([.B453]=&quot;sobota&quot;));ROUNDDOWN(VLOOKUP([.C453];[.$M$1:.$N$4];2;0) * [.J453];0);0)" office:value-type="float" office:value="5" calcext:value-type="float">
            <text:p>5</text:p>
          </table:table-cell>
          <table:table-cell table:formula="of:=[.F453]*[.$N$8]" office:value-type="float" office:value="150" calcext:value-type="float">
            <text:p>150</text:p>
          </table:table-cell>
          <table:table-cell table:formula="of:=[.G453]+[.H452]" office:value-type="float" office:value="43830" calcext:value-type="float">
            <text:p>43830</text:p>
          </table:table-cell>
          <table:table-cell table:formula="of:=[.H453]-[.E453]" office:value-type="float" office:value="26080" calcext:value-type="float">
            <text:p>260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28" calcext:value-type="date">
            <text:p>28.03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54] = &quot;niedziela&quot;;[.$N$7]*[.J454];0)" office:value-type="float" office:value="0" calcext:value-type="float">
            <text:p>0</text:p>
          </table:table-cell>
          <table:table-cell table:formula="of:=[.E453]+[.D454]" office:value-type="float" office:value="17750" calcext:value-type="float">
            <text:p>17750</text:p>
          </table:table-cell>
          <table:table-cell table:formula="of:=IF(AND(NOT([.B454]=&quot;niedziela&quot;);NOT([.B454]=&quot;sobota&quot;));ROUNDDOWN(VLOOKUP([.C454];[.$M$1:.$N$4];2;0) * [.J454];0);0)" office:value-type="float" office:value="5" calcext:value-type="float">
            <text:p>5</text:p>
          </table:table-cell>
          <table:table-cell table:formula="of:=[.F454]*[.$N$8]" office:value-type="float" office:value="150" calcext:value-type="float">
            <text:p>150</text:p>
          </table:table-cell>
          <table:table-cell table:formula="of:=[.G454]+[.H453]" office:value-type="float" office:value="43980" calcext:value-type="float">
            <text:p>43980</text:p>
          </table:table-cell>
          <table:table-cell table:formula="of:=[.H454]-[.E454]" office:value-type="float" office:value="26230" calcext:value-type="float">
            <text:p>262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29" calcext:value-type="date">
            <text:p>29.03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55] = &quot;niedziela&quot;;[.$N$7]*[.J455];0)" office:value-type="float" office:value="0" calcext:value-type="float">
            <text:p>0</text:p>
          </table:table-cell>
          <table:table-cell table:formula="of:=[.E454]+[.D455]" office:value-type="float" office:value="17750" calcext:value-type="float">
            <text:p>17750</text:p>
          </table:table-cell>
          <table:table-cell table:formula="of:=IF(AND(NOT([.B455]=&quot;niedziela&quot;);NOT([.B455]=&quot;sobota&quot;));ROUNDDOWN(VLOOKUP([.C455];[.$M$1:.$N$4];2;0) * [.J455];0);0)" office:value-type="float" office:value="5" calcext:value-type="float">
            <text:p>5</text:p>
          </table:table-cell>
          <table:table-cell table:formula="of:=[.F455]*[.$N$8]" office:value-type="float" office:value="150" calcext:value-type="float">
            <text:p>150</text:p>
          </table:table-cell>
          <table:table-cell table:formula="of:=[.G455]+[.H454]" office:value-type="float" office:value="44130" calcext:value-type="float">
            <text:p>44130</text:p>
          </table:table-cell>
          <table:table-cell table:formula="of:=[.H455]-[.E455]" office:value-type="float" office:value="26380" calcext:value-type="float">
            <text:p>26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30" calcext:value-type="date">
            <text:p>30.03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56] = &quot;niedziela&quot;;[.$N$7]*[.J456];0)" office:value-type="float" office:value="0" calcext:value-type="float">
            <text:p>0</text:p>
          </table:table-cell>
          <table:table-cell table:formula="of:=[.E455]+[.D456]" office:value-type="float" office:value="17750" calcext:value-type="float">
            <text:p>17750</text:p>
          </table:table-cell>
          <table:table-cell table:formula="of:=IF(AND(NOT([.B456]=&quot;niedziela&quot;);NOT([.B456]=&quot;sobota&quot;));ROUNDDOWN(VLOOKUP([.C456];[.$M$1:.$N$4];2;0) * [.J456];0);0)" office:value-type="float" office:value="0" calcext:value-type="float">
            <text:p>0</text:p>
          </table:table-cell>
          <table:table-cell table:formula="of:=[.F456]*[.$N$8]" office:value-type="float" office:value="0" calcext:value-type="float">
            <text:p>0</text:p>
          </table:table-cell>
          <table:table-cell table:formula="of:=[.G456]+[.H455]" office:value-type="float" office:value="44130" calcext:value-type="float">
            <text:p>44130</text:p>
          </table:table-cell>
          <table:table-cell table:formula="of:=[.H456]-[.E456]" office:value-type="float" office:value="26380" calcext:value-type="float">
            <text:p>26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3-31" calcext:value-type="date">
            <text:p>31.03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57] = &quot;niedziela&quot;;[.$N$7]*[.J457];0)" office:value-type="float" office:value="150" calcext:value-type="float">
            <text:p>150</text:p>
          </table:table-cell>
          <table:table-cell table:formula="of:=[.E456]+[.D457]" office:value-type="float" office:value="17900" calcext:value-type="float">
            <text:p>17900</text:p>
          </table:table-cell>
          <table:table-cell table:formula="of:=IF(AND(NOT([.B457]=&quot;niedziela&quot;);NOT([.B457]=&quot;sobota&quot;));ROUNDDOWN(VLOOKUP([.C457];[.$M$1:.$N$4];2;0) * [.J457];0);0)" office:value-type="float" office:value="0" calcext:value-type="float">
            <text:p>0</text:p>
          </table:table-cell>
          <table:table-cell table:formula="of:=[.F457]*[.$N$8]" office:value-type="float" office:value="0" calcext:value-type="float">
            <text:p>0</text:p>
          </table:table-cell>
          <table:table-cell table:formula="of:=[.G457]+[.H456]" office:value-type="float" office:value="44130" calcext:value-type="float">
            <text:p>44130</text:p>
          </table:table-cell>
          <table:table-cell table:formula="of:=[.H457]-[.E457]" office:value-type="float" office:value="26230" calcext:value-type="float">
            <text:p>262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01" calcext:value-type="date">
            <text:p>1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58] = &quot;niedziela&quot;;[.$N$7]*[.J458];0)" office:value-type="float" office:value="0" calcext:value-type="float">
            <text:p>0</text:p>
          </table:table-cell>
          <table:table-cell table:formula="of:=[.E457]+[.D458]" office:value-type="float" office:value="17900" calcext:value-type="float">
            <text:p>17900</text:p>
          </table:table-cell>
          <table:table-cell table:formula="of:=IF(AND(NOT([.B458]=&quot;niedziela&quot;);NOT([.B458]=&quot;sobota&quot;));ROUNDDOWN(VLOOKUP([.C458];[.$M$1:.$N$4];2;0) * [.J458];0);0)" office:value-type="float" office:value="5" calcext:value-type="float">
            <text:p>5</text:p>
          </table:table-cell>
          <table:table-cell table:formula="of:=[.F458]*[.$N$8]" office:value-type="float" office:value="150" calcext:value-type="float">
            <text:p>150</text:p>
          </table:table-cell>
          <table:table-cell table:formula="of:=[.G458]+[.H457]" office:value-type="float" office:value="44280" calcext:value-type="float">
            <text:p>44280</text:p>
          </table:table-cell>
          <table:table-cell table:formula="of:=[.H458]-[.E458]" office:value-type="float" office:value="26380" calcext:value-type="float">
            <text:p>26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02" calcext:value-type="date">
            <text:p>2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59] = &quot;niedziela&quot;;[.$N$7]*[.J459];0)" office:value-type="float" office:value="0" calcext:value-type="float">
            <text:p>0</text:p>
          </table:table-cell>
          <table:table-cell table:formula="of:=[.E458]+[.D459]" office:value-type="float" office:value="17900" calcext:value-type="float">
            <text:p>17900</text:p>
          </table:table-cell>
          <table:table-cell table:formula="of:=IF(AND(NOT([.B459]=&quot;niedziela&quot;);NOT([.B459]=&quot;sobota&quot;));ROUNDDOWN(VLOOKUP([.C459];[.$M$1:.$N$4];2;0) * [.J459];0);0)" office:value-type="float" office:value="5" calcext:value-type="float">
            <text:p>5</text:p>
          </table:table-cell>
          <table:table-cell table:formula="of:=[.F459]*[.$N$8]" office:value-type="float" office:value="150" calcext:value-type="float">
            <text:p>150</text:p>
          </table:table-cell>
          <table:table-cell table:formula="of:=[.G459]+[.H458]" office:value-type="float" office:value="44430" calcext:value-type="float">
            <text:p>44430</text:p>
          </table:table-cell>
          <table:table-cell table:formula="of:=[.H459]-[.E459]" office:value-type="float" office:value="26530" calcext:value-type="float">
            <text:p>265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03" calcext:value-type="date">
            <text:p>3.04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60] = &quot;niedziela&quot;;[.$N$7]*[.J460];0)" office:value-type="float" office:value="0" calcext:value-type="float">
            <text:p>0</text:p>
          </table:table-cell>
          <table:table-cell table:formula="of:=[.E459]+[.D460]" office:value-type="float" office:value="17900" calcext:value-type="float">
            <text:p>17900</text:p>
          </table:table-cell>
          <table:table-cell table:formula="of:=IF(AND(NOT([.B460]=&quot;niedziela&quot;);NOT([.B460]=&quot;sobota&quot;));ROUNDDOWN(VLOOKUP([.C460];[.$M$1:.$N$4];2;0) * [.J460];0);0)" office:value-type="float" office:value="5" calcext:value-type="float">
            <text:p>5</text:p>
          </table:table-cell>
          <table:table-cell table:formula="of:=[.F460]*[.$N$8]" office:value-type="float" office:value="150" calcext:value-type="float">
            <text:p>150</text:p>
          </table:table-cell>
          <table:table-cell table:formula="of:=[.G460]+[.H459]" office:value-type="float" office:value="44580" calcext:value-type="float">
            <text:p>44580</text:p>
          </table:table-cell>
          <table:table-cell table:formula="of:=[.H460]-[.E460]" office:value-type="float" office:value="26680" calcext:value-type="float">
            <text:p>266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04" calcext:value-type="date">
            <text:p>4.04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61] = &quot;niedziela&quot;;[.$N$7]*[.J461];0)" office:value-type="float" office:value="0" calcext:value-type="float">
            <text:p>0</text:p>
          </table:table-cell>
          <table:table-cell table:formula="of:=[.E460]+[.D461]" office:value-type="float" office:value="17900" calcext:value-type="float">
            <text:p>17900</text:p>
          </table:table-cell>
          <table:table-cell table:formula="of:=IF(AND(NOT([.B461]=&quot;niedziela&quot;);NOT([.B461]=&quot;sobota&quot;));ROUNDDOWN(VLOOKUP([.C461];[.$M$1:.$N$4];2;0) * [.J461];0);0)" office:value-type="float" office:value="5" calcext:value-type="float">
            <text:p>5</text:p>
          </table:table-cell>
          <table:table-cell table:formula="of:=[.F461]*[.$N$8]" office:value-type="float" office:value="150" calcext:value-type="float">
            <text:p>150</text:p>
          </table:table-cell>
          <table:table-cell table:formula="of:=[.G461]+[.H460]" office:value-type="float" office:value="44730" calcext:value-type="float">
            <text:p>44730</text:p>
          </table:table-cell>
          <table:table-cell table:formula="of:=[.H461]-[.E461]" office:value-type="float" office:value="26830" calcext:value-type="float">
            <text:p>268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05" calcext:value-type="date">
            <text:p>5.04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62] = &quot;niedziela&quot;;[.$N$7]*[.J462];0)" office:value-type="float" office:value="0" calcext:value-type="float">
            <text:p>0</text:p>
          </table:table-cell>
          <table:table-cell table:formula="of:=[.E461]+[.D462]" office:value-type="float" office:value="17900" calcext:value-type="float">
            <text:p>17900</text:p>
          </table:table-cell>
          <table:table-cell table:formula="of:=IF(AND(NOT([.B462]=&quot;niedziela&quot;);NOT([.B462]=&quot;sobota&quot;));ROUNDDOWN(VLOOKUP([.C462];[.$M$1:.$N$4];2;0) * [.J462];0);0)" office:value-type="float" office:value="5" calcext:value-type="float">
            <text:p>5</text:p>
          </table:table-cell>
          <table:table-cell table:formula="of:=[.F462]*[.$N$8]" office:value-type="float" office:value="150" calcext:value-type="float">
            <text:p>150</text:p>
          </table:table-cell>
          <table:table-cell table:formula="of:=[.G462]+[.H461]" office:value-type="float" office:value="44880" calcext:value-type="float">
            <text:p>44880</text:p>
          </table:table-cell>
          <table:table-cell table:formula="of:=[.H462]-[.E462]" office:value-type="float" office:value="26980" calcext:value-type="float">
            <text:p>26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06" calcext:value-type="date">
            <text:p>6.04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63] = &quot;niedziela&quot;;[.$N$7]*[.J463];0)" office:value-type="float" office:value="0" calcext:value-type="float">
            <text:p>0</text:p>
          </table:table-cell>
          <table:table-cell table:formula="of:=[.E462]+[.D463]" office:value-type="float" office:value="17900" calcext:value-type="float">
            <text:p>17900</text:p>
          </table:table-cell>
          <table:table-cell table:formula="of:=IF(AND(NOT([.B463]=&quot;niedziela&quot;);NOT([.B463]=&quot;sobota&quot;));ROUNDDOWN(VLOOKUP([.C463];[.$M$1:.$N$4];2;0) * [.J463];0);0)" office:value-type="float" office:value="0" calcext:value-type="float">
            <text:p>0</text:p>
          </table:table-cell>
          <table:table-cell table:formula="of:=[.F463]*[.$N$8]" office:value-type="float" office:value="0" calcext:value-type="float">
            <text:p>0</text:p>
          </table:table-cell>
          <table:table-cell table:formula="of:=[.G463]+[.H462]" office:value-type="float" office:value="44880" calcext:value-type="float">
            <text:p>44880</text:p>
          </table:table-cell>
          <table:table-cell table:formula="of:=[.H463]-[.E463]" office:value-type="float" office:value="26980" calcext:value-type="float">
            <text:p>26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07" calcext:value-type="date">
            <text:p>7.04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64] = &quot;niedziela&quot;;[.$N$7]*[.J464];0)" office:value-type="float" office:value="150" calcext:value-type="float">
            <text:p>150</text:p>
          </table:table-cell>
          <table:table-cell table:formula="of:=[.E463]+[.D464]" office:value-type="float" office:value="18050" calcext:value-type="float">
            <text:p>18050</text:p>
          </table:table-cell>
          <table:table-cell table:formula="of:=IF(AND(NOT([.B464]=&quot;niedziela&quot;);NOT([.B464]=&quot;sobota&quot;));ROUNDDOWN(VLOOKUP([.C464];[.$M$1:.$N$4];2;0) * [.J464];0);0)" office:value-type="float" office:value="0" calcext:value-type="float">
            <text:p>0</text:p>
          </table:table-cell>
          <table:table-cell table:formula="of:=[.F464]*[.$N$8]" office:value-type="float" office:value="0" calcext:value-type="float">
            <text:p>0</text:p>
          </table:table-cell>
          <table:table-cell table:formula="of:=[.G464]+[.H463]" office:value-type="float" office:value="44880" calcext:value-type="float">
            <text:p>44880</text:p>
          </table:table-cell>
          <table:table-cell table:formula="of:=[.H464]-[.E464]" office:value-type="float" office:value="26830" calcext:value-type="float">
            <text:p>268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08" calcext:value-type="date">
            <text:p>8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65] = &quot;niedziela&quot;;[.$N$7]*[.J465];0)" office:value-type="float" office:value="0" calcext:value-type="float">
            <text:p>0</text:p>
          </table:table-cell>
          <table:table-cell table:formula="of:=[.E464]+[.D465]" office:value-type="float" office:value="18050" calcext:value-type="float">
            <text:p>18050</text:p>
          </table:table-cell>
          <table:table-cell table:formula="of:=IF(AND(NOT([.B465]=&quot;niedziela&quot;);NOT([.B465]=&quot;sobota&quot;));ROUNDDOWN(VLOOKUP([.C465];[.$M$1:.$N$4];2;0) * [.J465];0);0)" office:value-type="float" office:value="5" calcext:value-type="float">
            <text:p>5</text:p>
          </table:table-cell>
          <table:table-cell table:formula="of:=[.F465]*[.$N$8]" office:value-type="float" office:value="150" calcext:value-type="float">
            <text:p>150</text:p>
          </table:table-cell>
          <table:table-cell table:formula="of:=[.G465]+[.H464]" office:value-type="float" office:value="45030" calcext:value-type="float">
            <text:p>45030</text:p>
          </table:table-cell>
          <table:table-cell table:formula="of:=[.H465]-[.E465]" office:value-type="float" office:value="26980" calcext:value-type="float">
            <text:p>26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09" calcext:value-type="date">
            <text:p>9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66] = &quot;niedziela&quot;;[.$N$7]*[.J466];0)" office:value-type="float" office:value="0" calcext:value-type="float">
            <text:p>0</text:p>
          </table:table-cell>
          <table:table-cell table:formula="of:=[.E465]+[.D466]" office:value-type="float" office:value="18050" calcext:value-type="float">
            <text:p>18050</text:p>
          </table:table-cell>
          <table:table-cell table:formula="of:=IF(AND(NOT([.B466]=&quot;niedziela&quot;);NOT([.B466]=&quot;sobota&quot;));ROUNDDOWN(VLOOKUP([.C466];[.$M$1:.$N$4];2;0) * [.J466];0);0)" office:value-type="float" office:value="5" calcext:value-type="float">
            <text:p>5</text:p>
          </table:table-cell>
          <table:table-cell table:formula="of:=[.F466]*[.$N$8]" office:value-type="float" office:value="150" calcext:value-type="float">
            <text:p>150</text:p>
          </table:table-cell>
          <table:table-cell table:formula="of:=[.G466]+[.H465]" office:value-type="float" office:value="45180" calcext:value-type="float">
            <text:p>45180</text:p>
          </table:table-cell>
          <table:table-cell table:formula="of:=[.H466]-[.E466]" office:value-type="float" office:value="27130" calcext:value-type="float">
            <text:p>271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10" calcext:value-type="date">
            <text:p>10.04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67] = &quot;niedziela&quot;;[.$N$7]*[.J467];0)" office:value-type="float" office:value="0" calcext:value-type="float">
            <text:p>0</text:p>
          </table:table-cell>
          <table:table-cell table:formula="of:=[.E466]+[.D467]" office:value-type="float" office:value="18050" calcext:value-type="float">
            <text:p>18050</text:p>
          </table:table-cell>
          <table:table-cell table:formula="of:=IF(AND(NOT([.B467]=&quot;niedziela&quot;);NOT([.B467]=&quot;sobota&quot;));ROUNDDOWN(VLOOKUP([.C467];[.$M$1:.$N$4];2;0) * [.J467];0);0)" office:value-type="float" office:value="5" calcext:value-type="float">
            <text:p>5</text:p>
          </table:table-cell>
          <table:table-cell table:formula="of:=[.F467]*[.$N$8]" office:value-type="float" office:value="150" calcext:value-type="float">
            <text:p>150</text:p>
          </table:table-cell>
          <table:table-cell table:formula="of:=[.G467]+[.H466]" office:value-type="float" office:value="45330" calcext:value-type="float">
            <text:p>45330</text:p>
          </table:table-cell>
          <table:table-cell table:formula="of:=[.H467]-[.E467]" office:value-type="float" office:value="27280" calcext:value-type="float">
            <text:p>272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11" calcext:value-type="date">
            <text:p>11.04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68] = &quot;niedziela&quot;;[.$N$7]*[.J468];0)" office:value-type="float" office:value="0" calcext:value-type="float">
            <text:p>0</text:p>
          </table:table-cell>
          <table:table-cell table:formula="of:=[.E467]+[.D468]" office:value-type="float" office:value="18050" calcext:value-type="float">
            <text:p>18050</text:p>
          </table:table-cell>
          <table:table-cell table:formula="of:=IF(AND(NOT([.B468]=&quot;niedziela&quot;);NOT([.B468]=&quot;sobota&quot;));ROUNDDOWN(VLOOKUP([.C468];[.$M$1:.$N$4];2;0) * [.J468];0);0)" office:value-type="float" office:value="5" calcext:value-type="float">
            <text:p>5</text:p>
          </table:table-cell>
          <table:table-cell table:formula="of:=[.F468]*[.$N$8]" office:value-type="float" office:value="150" calcext:value-type="float">
            <text:p>150</text:p>
          </table:table-cell>
          <table:table-cell table:formula="of:=[.G468]+[.H467]" office:value-type="float" office:value="45480" calcext:value-type="float">
            <text:p>45480</text:p>
          </table:table-cell>
          <table:table-cell table:formula="of:=[.H468]-[.E468]" office:value-type="float" office:value="27430" calcext:value-type="float">
            <text:p>274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12" calcext:value-type="date">
            <text:p>12.04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69] = &quot;niedziela&quot;;[.$N$7]*[.J469];0)" office:value-type="float" office:value="0" calcext:value-type="float">
            <text:p>0</text:p>
          </table:table-cell>
          <table:table-cell table:formula="of:=[.E468]+[.D469]" office:value-type="float" office:value="18050" calcext:value-type="float">
            <text:p>18050</text:p>
          </table:table-cell>
          <table:table-cell table:formula="of:=IF(AND(NOT([.B469]=&quot;niedziela&quot;);NOT([.B469]=&quot;sobota&quot;));ROUNDDOWN(VLOOKUP([.C469];[.$M$1:.$N$4];2;0) * [.J469];0);0)" office:value-type="float" office:value="5" calcext:value-type="float">
            <text:p>5</text:p>
          </table:table-cell>
          <table:table-cell table:formula="of:=[.F469]*[.$N$8]" office:value-type="float" office:value="150" calcext:value-type="float">
            <text:p>150</text:p>
          </table:table-cell>
          <table:table-cell table:formula="of:=[.G469]+[.H468]" office:value-type="float" office:value="45630" calcext:value-type="float">
            <text:p>45630</text:p>
          </table:table-cell>
          <table:table-cell table:formula="of:=[.H469]-[.E469]" office:value-type="float" office:value="27580" calcext:value-type="float">
            <text:p>275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13" calcext:value-type="date">
            <text:p>13.04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70] = &quot;niedziela&quot;;[.$N$7]*[.J470];0)" office:value-type="float" office:value="0" calcext:value-type="float">
            <text:p>0</text:p>
          </table:table-cell>
          <table:table-cell table:formula="of:=[.E469]+[.D470]" office:value-type="float" office:value="18050" calcext:value-type="float">
            <text:p>18050</text:p>
          </table:table-cell>
          <table:table-cell table:formula="of:=IF(AND(NOT([.B470]=&quot;niedziela&quot;);NOT([.B470]=&quot;sobota&quot;));ROUNDDOWN(VLOOKUP([.C470];[.$M$1:.$N$4];2;0) * [.J470];0);0)" office:value-type="float" office:value="0" calcext:value-type="float">
            <text:p>0</text:p>
          </table:table-cell>
          <table:table-cell table:formula="of:=[.F470]*[.$N$8]" office:value-type="float" office:value="0" calcext:value-type="float">
            <text:p>0</text:p>
          </table:table-cell>
          <table:table-cell table:formula="of:=[.G470]+[.H469]" office:value-type="float" office:value="45630" calcext:value-type="float">
            <text:p>45630</text:p>
          </table:table-cell>
          <table:table-cell table:formula="of:=[.H470]-[.E470]" office:value-type="float" office:value="27580" calcext:value-type="float">
            <text:p>275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14" calcext:value-type="date">
            <text:p>14.04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71] = &quot;niedziela&quot;;[.$N$7]*[.J471];0)" office:value-type="float" office:value="150" calcext:value-type="float">
            <text:p>150</text:p>
          </table:table-cell>
          <table:table-cell table:formula="of:=[.E470]+[.D471]" office:value-type="float" office:value="18200" calcext:value-type="float">
            <text:p>18200</text:p>
          </table:table-cell>
          <table:table-cell table:formula="of:=IF(AND(NOT([.B471]=&quot;niedziela&quot;);NOT([.B471]=&quot;sobota&quot;));ROUNDDOWN(VLOOKUP([.C471];[.$M$1:.$N$4];2;0) * [.J471];0);0)" office:value-type="float" office:value="0" calcext:value-type="float">
            <text:p>0</text:p>
          </table:table-cell>
          <table:table-cell table:formula="of:=[.F471]*[.$N$8]" office:value-type="float" office:value="0" calcext:value-type="float">
            <text:p>0</text:p>
          </table:table-cell>
          <table:table-cell table:formula="of:=[.G471]+[.H470]" office:value-type="float" office:value="45630" calcext:value-type="float">
            <text:p>45630</text:p>
          </table:table-cell>
          <table:table-cell table:formula="of:=[.H471]-[.E471]" office:value-type="float" office:value="27430" calcext:value-type="float">
            <text:p>274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15" calcext:value-type="date">
            <text:p>15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72] = &quot;niedziela&quot;;[.$N$7]*[.J472];0)" office:value-type="float" office:value="0" calcext:value-type="float">
            <text:p>0</text:p>
          </table:table-cell>
          <table:table-cell table:formula="of:=[.E471]+[.D472]" office:value-type="float" office:value="18200" calcext:value-type="float">
            <text:p>18200</text:p>
          </table:table-cell>
          <table:table-cell table:formula="of:=IF(AND(NOT([.B472]=&quot;niedziela&quot;);NOT([.B472]=&quot;sobota&quot;));ROUNDDOWN(VLOOKUP([.C472];[.$M$1:.$N$4];2;0) * [.J472];0);0)" office:value-type="float" office:value="5" calcext:value-type="float">
            <text:p>5</text:p>
          </table:table-cell>
          <table:table-cell table:formula="of:=[.F472]*[.$N$8]" office:value-type="float" office:value="150" calcext:value-type="float">
            <text:p>150</text:p>
          </table:table-cell>
          <table:table-cell table:formula="of:=[.G472]+[.H471]" office:value-type="float" office:value="45780" calcext:value-type="float">
            <text:p>45780</text:p>
          </table:table-cell>
          <table:table-cell table:formula="of:=[.H472]-[.E472]" office:value-type="float" office:value="27580" calcext:value-type="float">
            <text:p>275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16" calcext:value-type="date">
            <text:p>16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73] = &quot;niedziela&quot;;[.$N$7]*[.J473];0)" office:value-type="float" office:value="0" calcext:value-type="float">
            <text:p>0</text:p>
          </table:table-cell>
          <table:table-cell table:formula="of:=[.E472]+[.D473]" office:value-type="float" office:value="18200" calcext:value-type="float">
            <text:p>18200</text:p>
          </table:table-cell>
          <table:table-cell table:formula="of:=IF(AND(NOT([.B473]=&quot;niedziela&quot;);NOT([.B473]=&quot;sobota&quot;));ROUNDDOWN(VLOOKUP([.C473];[.$M$1:.$N$4];2;0) * [.J473];0);0)" office:value-type="float" office:value="5" calcext:value-type="float">
            <text:p>5</text:p>
          </table:table-cell>
          <table:table-cell table:formula="of:=[.F473]*[.$N$8]" office:value-type="float" office:value="150" calcext:value-type="float">
            <text:p>150</text:p>
          </table:table-cell>
          <table:table-cell table:formula="of:=[.G473]+[.H472]" office:value-type="float" office:value="45930" calcext:value-type="float">
            <text:p>45930</text:p>
          </table:table-cell>
          <table:table-cell table:formula="of:=[.H473]-[.E473]" office:value-type="float" office:value="27730" calcext:value-type="float">
            <text:p>277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17" calcext:value-type="date">
            <text:p>17.04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74] = &quot;niedziela&quot;;[.$N$7]*[.J474];0)" office:value-type="float" office:value="0" calcext:value-type="float">
            <text:p>0</text:p>
          </table:table-cell>
          <table:table-cell table:formula="of:=[.E473]+[.D474]" office:value-type="float" office:value="18200" calcext:value-type="float">
            <text:p>18200</text:p>
          </table:table-cell>
          <table:table-cell table:formula="of:=IF(AND(NOT([.B474]=&quot;niedziela&quot;);NOT([.B474]=&quot;sobota&quot;));ROUNDDOWN(VLOOKUP([.C474];[.$M$1:.$N$4];2;0) * [.J474];0);0)" office:value-type="float" office:value="5" calcext:value-type="float">
            <text:p>5</text:p>
          </table:table-cell>
          <table:table-cell table:formula="of:=[.F474]*[.$N$8]" office:value-type="float" office:value="150" calcext:value-type="float">
            <text:p>150</text:p>
          </table:table-cell>
          <table:table-cell table:formula="of:=[.G474]+[.H473]" office:value-type="float" office:value="46080" calcext:value-type="float">
            <text:p>46080</text:p>
          </table:table-cell>
          <table:table-cell table:formula="of:=[.H474]-[.E474]" office:value-type="float" office:value="27880" calcext:value-type="float">
            <text:p>278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18" calcext:value-type="date">
            <text:p>18.04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75] = &quot;niedziela&quot;;[.$N$7]*[.J475];0)" office:value-type="float" office:value="0" calcext:value-type="float">
            <text:p>0</text:p>
          </table:table-cell>
          <table:table-cell table:formula="of:=[.E474]+[.D475]" office:value-type="float" office:value="18200" calcext:value-type="float">
            <text:p>18200</text:p>
          </table:table-cell>
          <table:table-cell table:formula="of:=IF(AND(NOT([.B475]=&quot;niedziela&quot;);NOT([.B475]=&quot;sobota&quot;));ROUNDDOWN(VLOOKUP([.C475];[.$M$1:.$N$4];2;0) * [.J475];0);0)" office:value-type="float" office:value="5" calcext:value-type="float">
            <text:p>5</text:p>
          </table:table-cell>
          <table:table-cell table:formula="of:=[.F475]*[.$N$8]" office:value-type="float" office:value="150" calcext:value-type="float">
            <text:p>150</text:p>
          </table:table-cell>
          <table:table-cell table:formula="of:=[.G475]+[.H474]" office:value-type="float" office:value="46230" calcext:value-type="float">
            <text:p>46230</text:p>
          </table:table-cell>
          <table:table-cell table:formula="of:=[.H475]-[.E475]" office:value-type="float" office:value="28030" calcext:value-type="float">
            <text:p>280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19" calcext:value-type="date">
            <text:p>19.04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76] = &quot;niedziela&quot;;[.$N$7]*[.J476];0)" office:value-type="float" office:value="0" calcext:value-type="float">
            <text:p>0</text:p>
          </table:table-cell>
          <table:table-cell table:formula="of:=[.E475]+[.D476]" office:value-type="float" office:value="18200" calcext:value-type="float">
            <text:p>18200</text:p>
          </table:table-cell>
          <table:table-cell table:formula="of:=IF(AND(NOT([.B476]=&quot;niedziela&quot;);NOT([.B476]=&quot;sobota&quot;));ROUNDDOWN(VLOOKUP([.C476];[.$M$1:.$N$4];2;0) * [.J476];0);0)" office:value-type="float" office:value="5" calcext:value-type="float">
            <text:p>5</text:p>
          </table:table-cell>
          <table:table-cell table:formula="of:=[.F476]*[.$N$8]" office:value-type="float" office:value="150" calcext:value-type="float">
            <text:p>150</text:p>
          </table:table-cell>
          <table:table-cell table:formula="of:=[.G476]+[.H475]" office:value-type="float" office:value="46380" calcext:value-type="float">
            <text:p>46380</text:p>
          </table:table-cell>
          <table:table-cell table:formula="of:=[.H476]-[.E476]" office:value-type="float" office:value="28180" calcext:value-type="float">
            <text:p>281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20" calcext:value-type="date">
            <text:p>20.04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77] = &quot;niedziela&quot;;[.$N$7]*[.J477];0)" office:value-type="float" office:value="0" calcext:value-type="float">
            <text:p>0</text:p>
          </table:table-cell>
          <table:table-cell table:formula="of:=[.E476]+[.D477]" office:value-type="float" office:value="18200" calcext:value-type="float">
            <text:p>18200</text:p>
          </table:table-cell>
          <table:table-cell table:formula="of:=IF(AND(NOT([.B477]=&quot;niedziela&quot;);NOT([.B477]=&quot;sobota&quot;));ROUNDDOWN(VLOOKUP([.C477];[.$M$1:.$N$4];2;0) * [.J477];0);0)" office:value-type="float" office:value="0" calcext:value-type="float">
            <text:p>0</text:p>
          </table:table-cell>
          <table:table-cell table:formula="of:=[.F477]*[.$N$8]" office:value-type="float" office:value="0" calcext:value-type="float">
            <text:p>0</text:p>
          </table:table-cell>
          <table:table-cell table:formula="of:=[.G477]+[.H476]" office:value-type="float" office:value="46380" calcext:value-type="float">
            <text:p>46380</text:p>
          </table:table-cell>
          <table:table-cell table:formula="of:=[.H477]-[.E477]" office:value-type="float" office:value="28180" calcext:value-type="float">
            <text:p>281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21" calcext:value-type="date">
            <text:p>21.04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78] = &quot;niedziela&quot;;[.$N$7]*[.J478];0)" office:value-type="float" office:value="150" calcext:value-type="float">
            <text:p>150</text:p>
          </table:table-cell>
          <table:table-cell table:formula="of:=[.E477]+[.D478]" office:value-type="float" office:value="18350" calcext:value-type="float">
            <text:p>18350</text:p>
          </table:table-cell>
          <table:table-cell table:formula="of:=IF(AND(NOT([.B478]=&quot;niedziela&quot;);NOT([.B478]=&quot;sobota&quot;));ROUNDDOWN(VLOOKUP([.C478];[.$M$1:.$N$4];2;0) * [.J478];0);0)" office:value-type="float" office:value="0" calcext:value-type="float">
            <text:p>0</text:p>
          </table:table-cell>
          <table:table-cell table:formula="of:=[.F478]*[.$N$8]" office:value-type="float" office:value="0" calcext:value-type="float">
            <text:p>0</text:p>
          </table:table-cell>
          <table:table-cell table:formula="of:=[.G478]+[.H477]" office:value-type="float" office:value="46380" calcext:value-type="float">
            <text:p>46380</text:p>
          </table:table-cell>
          <table:table-cell table:formula="of:=[.H478]-[.E478]" office:value-type="float" office:value="28030" calcext:value-type="float">
            <text:p>280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22" calcext:value-type="date">
            <text:p>22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79] = &quot;niedziela&quot;;[.$N$7]*[.J479];0)" office:value-type="float" office:value="0" calcext:value-type="float">
            <text:p>0</text:p>
          </table:table-cell>
          <table:table-cell table:formula="of:=[.E478]+[.D479]" office:value-type="float" office:value="18350" calcext:value-type="float">
            <text:p>18350</text:p>
          </table:table-cell>
          <table:table-cell table:formula="of:=IF(AND(NOT([.B479]=&quot;niedziela&quot;);NOT([.B479]=&quot;sobota&quot;));ROUNDDOWN(VLOOKUP([.C479];[.$M$1:.$N$4];2;0) * [.J479];0);0)" office:value-type="float" office:value="5" calcext:value-type="float">
            <text:p>5</text:p>
          </table:table-cell>
          <table:table-cell table:formula="of:=[.F479]*[.$N$8]" office:value-type="float" office:value="150" calcext:value-type="float">
            <text:p>150</text:p>
          </table:table-cell>
          <table:table-cell table:formula="of:=[.G479]+[.H478]" office:value-type="float" office:value="46530" calcext:value-type="float">
            <text:p>46530</text:p>
          </table:table-cell>
          <table:table-cell table:formula="of:=[.H479]-[.E479]" office:value-type="float" office:value="28180" calcext:value-type="float">
            <text:p>281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23" calcext:value-type="date">
            <text:p>23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80] = &quot;niedziela&quot;;[.$N$7]*[.J480];0)" office:value-type="float" office:value="0" calcext:value-type="float">
            <text:p>0</text:p>
          </table:table-cell>
          <table:table-cell table:formula="of:=[.E479]+[.D480]" office:value-type="float" office:value="18350" calcext:value-type="float">
            <text:p>18350</text:p>
          </table:table-cell>
          <table:table-cell table:formula="of:=IF(AND(NOT([.B480]=&quot;niedziela&quot;);NOT([.B480]=&quot;sobota&quot;));ROUNDDOWN(VLOOKUP([.C480];[.$M$1:.$N$4];2;0) * [.J480];0);0)" office:value-type="float" office:value="5" calcext:value-type="float">
            <text:p>5</text:p>
          </table:table-cell>
          <table:table-cell table:formula="of:=[.F480]*[.$N$8]" office:value-type="float" office:value="150" calcext:value-type="float">
            <text:p>150</text:p>
          </table:table-cell>
          <table:table-cell table:formula="of:=[.G480]+[.H479]" office:value-type="float" office:value="46680" calcext:value-type="float">
            <text:p>46680</text:p>
          </table:table-cell>
          <table:table-cell table:formula="of:=[.H480]-[.E480]" office:value-type="float" office:value="28330" calcext:value-type="float">
            <text:p>283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24" calcext:value-type="date">
            <text:p>24.04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81] = &quot;niedziela&quot;;[.$N$7]*[.J481];0)" office:value-type="float" office:value="0" calcext:value-type="float">
            <text:p>0</text:p>
          </table:table-cell>
          <table:table-cell table:formula="of:=[.E480]+[.D481]" office:value-type="float" office:value="18350" calcext:value-type="float">
            <text:p>18350</text:p>
          </table:table-cell>
          <table:table-cell table:formula="of:=IF(AND(NOT([.B481]=&quot;niedziela&quot;);NOT([.B481]=&quot;sobota&quot;));ROUNDDOWN(VLOOKUP([.C481];[.$M$1:.$N$4];2;0) * [.J481];0);0)" office:value-type="float" office:value="5" calcext:value-type="float">
            <text:p>5</text:p>
          </table:table-cell>
          <table:table-cell table:formula="of:=[.F481]*[.$N$8]" office:value-type="float" office:value="150" calcext:value-type="float">
            <text:p>150</text:p>
          </table:table-cell>
          <table:table-cell table:formula="of:=[.G481]+[.H480]" office:value-type="float" office:value="46830" calcext:value-type="float">
            <text:p>46830</text:p>
          </table:table-cell>
          <table:table-cell table:formula="of:=[.H481]-[.E481]" office:value-type="float" office:value="28480" calcext:value-type="float">
            <text:p>284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25" calcext:value-type="date">
            <text:p>25.04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82] = &quot;niedziela&quot;;[.$N$7]*[.J482];0)" office:value-type="float" office:value="0" calcext:value-type="float">
            <text:p>0</text:p>
          </table:table-cell>
          <table:table-cell table:formula="of:=[.E481]+[.D482]" office:value-type="float" office:value="18350" calcext:value-type="float">
            <text:p>18350</text:p>
          </table:table-cell>
          <table:table-cell table:formula="of:=IF(AND(NOT([.B482]=&quot;niedziela&quot;);NOT([.B482]=&quot;sobota&quot;));ROUNDDOWN(VLOOKUP([.C482];[.$M$1:.$N$4];2;0) * [.J482];0);0)" office:value-type="float" office:value="5" calcext:value-type="float">
            <text:p>5</text:p>
          </table:table-cell>
          <table:table-cell table:formula="of:=[.F482]*[.$N$8]" office:value-type="float" office:value="150" calcext:value-type="float">
            <text:p>150</text:p>
          </table:table-cell>
          <table:table-cell table:formula="of:=[.G482]+[.H481]" office:value-type="float" office:value="46980" calcext:value-type="float">
            <text:p>46980</text:p>
          </table:table-cell>
          <table:table-cell table:formula="of:=[.H482]-[.E482]" office:value-type="float" office:value="28630" calcext:value-type="float">
            <text:p>286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26" calcext:value-type="date">
            <text:p>26.04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83] = &quot;niedziela&quot;;[.$N$7]*[.J483];0)" office:value-type="float" office:value="0" calcext:value-type="float">
            <text:p>0</text:p>
          </table:table-cell>
          <table:table-cell table:formula="of:=[.E482]+[.D483]" office:value-type="float" office:value="18350" calcext:value-type="float">
            <text:p>18350</text:p>
          </table:table-cell>
          <table:table-cell table:formula="of:=IF(AND(NOT([.B483]=&quot;niedziela&quot;);NOT([.B483]=&quot;sobota&quot;));ROUNDDOWN(VLOOKUP([.C483];[.$M$1:.$N$4];2;0) * [.J483];0);0)" office:value-type="float" office:value="5" calcext:value-type="float">
            <text:p>5</text:p>
          </table:table-cell>
          <table:table-cell table:formula="of:=[.F483]*[.$N$8]" office:value-type="float" office:value="150" calcext:value-type="float">
            <text:p>150</text:p>
          </table:table-cell>
          <table:table-cell table:formula="of:=[.G483]+[.H482]" office:value-type="float" office:value="47130" calcext:value-type="float">
            <text:p>47130</text:p>
          </table:table-cell>
          <table:table-cell table:formula="of:=[.H483]-[.E483]" office:value-type="float" office:value="28780" calcext:value-type="float">
            <text:p>28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27" calcext:value-type="date">
            <text:p>27.04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84] = &quot;niedziela&quot;;[.$N$7]*[.J484];0)" office:value-type="float" office:value="0" calcext:value-type="float">
            <text:p>0</text:p>
          </table:table-cell>
          <table:table-cell table:formula="of:=[.E483]+[.D484]" office:value-type="float" office:value="18350" calcext:value-type="float">
            <text:p>18350</text:p>
          </table:table-cell>
          <table:table-cell table:formula="of:=IF(AND(NOT([.B484]=&quot;niedziela&quot;);NOT([.B484]=&quot;sobota&quot;));ROUNDDOWN(VLOOKUP([.C484];[.$M$1:.$N$4];2;0) * [.J484];0);0)" office:value-type="float" office:value="0" calcext:value-type="float">
            <text:p>0</text:p>
          </table:table-cell>
          <table:table-cell table:formula="of:=[.F484]*[.$N$8]" office:value-type="float" office:value="0" calcext:value-type="float">
            <text:p>0</text:p>
          </table:table-cell>
          <table:table-cell table:formula="of:=[.G484]+[.H483]" office:value-type="float" office:value="47130" calcext:value-type="float">
            <text:p>47130</text:p>
          </table:table-cell>
          <table:table-cell table:formula="of:=[.H484]-[.E484]" office:value-type="float" office:value="28780" calcext:value-type="float">
            <text:p>28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28" calcext:value-type="date">
            <text:p>28.04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85] = &quot;niedziela&quot;;[.$N$7]*[.J485];0)" office:value-type="float" office:value="150" calcext:value-type="float">
            <text:p>150</text:p>
          </table:table-cell>
          <table:table-cell table:formula="of:=[.E484]+[.D485]" office:value-type="float" office:value="18500" calcext:value-type="float">
            <text:p>18500</text:p>
          </table:table-cell>
          <table:table-cell table:formula="of:=IF(AND(NOT([.B485]=&quot;niedziela&quot;);NOT([.B485]=&quot;sobota&quot;));ROUNDDOWN(VLOOKUP([.C485];[.$M$1:.$N$4];2;0) * [.J485];0);0)" office:value-type="float" office:value="0" calcext:value-type="float">
            <text:p>0</text:p>
          </table:table-cell>
          <table:table-cell table:formula="of:=[.F485]*[.$N$8]" office:value-type="float" office:value="0" calcext:value-type="float">
            <text:p>0</text:p>
          </table:table-cell>
          <table:table-cell table:formula="of:=[.G485]+[.H484]" office:value-type="float" office:value="47130" calcext:value-type="float">
            <text:p>47130</text:p>
          </table:table-cell>
          <table:table-cell table:formula="of:=[.H485]-[.E485]" office:value-type="float" office:value="28630" calcext:value-type="float">
            <text:p>286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29" calcext:value-type="date">
            <text:p>29.04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86] = &quot;niedziela&quot;;[.$N$7]*[.J486];0)" office:value-type="float" office:value="0" calcext:value-type="float">
            <text:p>0</text:p>
          </table:table-cell>
          <table:table-cell table:formula="of:=[.E485]+[.D486]" office:value-type="float" office:value="18500" calcext:value-type="float">
            <text:p>18500</text:p>
          </table:table-cell>
          <table:table-cell table:formula="of:=IF(AND(NOT([.B486]=&quot;niedziela&quot;);NOT([.B486]=&quot;sobota&quot;));ROUNDDOWN(VLOOKUP([.C486];[.$M$1:.$N$4];2;0) * [.J486];0);0)" office:value-type="float" office:value="5" calcext:value-type="float">
            <text:p>5</text:p>
          </table:table-cell>
          <table:table-cell table:formula="of:=[.F486]*[.$N$8]" office:value-type="float" office:value="150" calcext:value-type="float">
            <text:p>150</text:p>
          </table:table-cell>
          <table:table-cell table:formula="of:=[.G486]+[.H485]" office:value-type="float" office:value="47280" calcext:value-type="float">
            <text:p>47280</text:p>
          </table:table-cell>
          <table:table-cell table:formula="of:=[.H486]-[.E486]" office:value-type="float" office:value="28780" calcext:value-type="float">
            <text:p>28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4-30" calcext:value-type="date">
            <text:p>30.04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87] = &quot;niedziela&quot;;[.$N$7]*[.J487];0)" office:value-type="float" office:value="0" calcext:value-type="float">
            <text:p>0</text:p>
          </table:table-cell>
          <table:table-cell table:formula="of:=[.E486]+[.D487]" office:value-type="float" office:value="18500" calcext:value-type="float">
            <text:p>18500</text:p>
          </table:table-cell>
          <table:table-cell table:formula="of:=IF(AND(NOT([.B487]=&quot;niedziela&quot;);NOT([.B487]=&quot;sobota&quot;));ROUNDDOWN(VLOOKUP([.C487];[.$M$1:.$N$4];2;0) * [.J487];0);0)" office:value-type="float" office:value="5" calcext:value-type="float">
            <text:p>5</text:p>
          </table:table-cell>
          <table:table-cell table:formula="of:=[.F487]*[.$N$8]" office:value-type="float" office:value="150" calcext:value-type="float">
            <text:p>150</text:p>
          </table:table-cell>
          <table:table-cell table:formula="of:=[.G487]+[.H486]" office:value-type="float" office:value="47430" calcext:value-type="float">
            <text:p>47430</text:p>
          </table:table-cell>
          <table:table-cell table:formula="of:=[.H487]-[.E487]" office:value-type="float" office:value="28930" calcext:value-type="float">
            <text:p>289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01" calcext:value-type="date">
            <text:p>1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88] = &quot;niedziela&quot;;[.$N$7]*[.J488];0)" office:value-type="float" office:value="0" calcext:value-type="float">
            <text:p>0</text:p>
          </table:table-cell>
          <table:table-cell table:formula="of:=[.E487]+[.D488]" office:value-type="float" office:value="18500" calcext:value-type="float">
            <text:p>18500</text:p>
          </table:table-cell>
          <table:table-cell table:formula="of:=IF(AND(NOT([.B488]=&quot;niedziela&quot;);NOT([.B488]=&quot;sobota&quot;));ROUNDDOWN(VLOOKUP([.C488];[.$M$1:.$N$4];2;0) * [.J488];0);0)" office:value-type="float" office:value="5" calcext:value-type="float">
            <text:p>5</text:p>
          </table:table-cell>
          <table:table-cell table:formula="of:=[.F488]*[.$N$8]" office:value-type="float" office:value="150" calcext:value-type="float">
            <text:p>150</text:p>
          </table:table-cell>
          <table:table-cell table:formula="of:=[.G488]+[.H487]" office:value-type="float" office:value="47580" calcext:value-type="float">
            <text:p>47580</text:p>
          </table:table-cell>
          <table:table-cell table:formula="of:=[.H488]-[.E488]" office:value-type="float" office:value="29080" calcext:value-type="float">
            <text:p>290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02" calcext:value-type="date">
            <text:p>2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89] = &quot;niedziela&quot;;[.$N$7]*[.J489];0)" office:value-type="float" office:value="0" calcext:value-type="float">
            <text:p>0</text:p>
          </table:table-cell>
          <table:table-cell table:formula="of:=[.E488]+[.D489]" office:value-type="float" office:value="18500" calcext:value-type="float">
            <text:p>18500</text:p>
          </table:table-cell>
          <table:table-cell table:formula="of:=IF(AND(NOT([.B489]=&quot;niedziela&quot;);NOT([.B489]=&quot;sobota&quot;));ROUNDDOWN(VLOOKUP([.C489];[.$M$1:.$N$4];2;0) * [.J489];0);0)" office:value-type="float" office:value="5" calcext:value-type="float">
            <text:p>5</text:p>
          </table:table-cell>
          <table:table-cell table:formula="of:=[.F489]*[.$N$8]" office:value-type="float" office:value="150" calcext:value-type="float">
            <text:p>150</text:p>
          </table:table-cell>
          <table:table-cell table:formula="of:=[.G489]+[.H488]" office:value-type="float" office:value="47730" calcext:value-type="float">
            <text:p>47730</text:p>
          </table:table-cell>
          <table:table-cell table:formula="of:=[.H489]-[.E489]" office:value-type="float" office:value="29230" calcext:value-type="float">
            <text:p>292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03" calcext:value-type="date">
            <text:p>3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90] = &quot;niedziela&quot;;[.$N$7]*[.J490];0)" office:value-type="float" office:value="0" calcext:value-type="float">
            <text:p>0</text:p>
          </table:table-cell>
          <table:table-cell table:formula="of:=[.E489]+[.D490]" office:value-type="float" office:value="18500" calcext:value-type="float">
            <text:p>18500</text:p>
          </table:table-cell>
          <table:table-cell table:formula="of:=IF(AND(NOT([.B490]=&quot;niedziela&quot;);NOT([.B490]=&quot;sobota&quot;));ROUNDDOWN(VLOOKUP([.C490];[.$M$1:.$N$4];2;0) * [.J490];0);0)" office:value-type="float" office:value="5" calcext:value-type="float">
            <text:p>5</text:p>
          </table:table-cell>
          <table:table-cell table:formula="of:=[.F490]*[.$N$8]" office:value-type="float" office:value="150" calcext:value-type="float">
            <text:p>150</text:p>
          </table:table-cell>
          <table:table-cell table:formula="of:=[.G490]+[.H489]" office:value-type="float" office:value="47880" calcext:value-type="float">
            <text:p>47880</text:p>
          </table:table-cell>
          <table:table-cell table:formula="of:=[.H490]-[.E490]" office:value-type="float" office:value="29380" calcext:value-type="float">
            <text:p>29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04" calcext:value-type="date">
            <text:p>4.05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91] = &quot;niedziela&quot;;[.$N$7]*[.J491];0)" office:value-type="float" office:value="0" calcext:value-type="float">
            <text:p>0</text:p>
          </table:table-cell>
          <table:table-cell table:formula="of:=[.E490]+[.D491]" office:value-type="float" office:value="18500" calcext:value-type="float">
            <text:p>18500</text:p>
          </table:table-cell>
          <table:table-cell table:formula="of:=IF(AND(NOT([.B491]=&quot;niedziela&quot;);NOT([.B491]=&quot;sobota&quot;));ROUNDDOWN(VLOOKUP([.C491];[.$M$1:.$N$4];2;0) * [.J491];0);0)" office:value-type="float" office:value="0" calcext:value-type="float">
            <text:p>0</text:p>
          </table:table-cell>
          <table:table-cell table:formula="of:=[.F491]*[.$N$8]" office:value-type="float" office:value="0" calcext:value-type="float">
            <text:p>0</text:p>
          </table:table-cell>
          <table:table-cell table:formula="of:=[.G491]+[.H490]" office:value-type="float" office:value="47880" calcext:value-type="float">
            <text:p>47880</text:p>
          </table:table-cell>
          <table:table-cell table:formula="of:=[.H491]-[.E491]" office:value-type="float" office:value="29380" calcext:value-type="float">
            <text:p>29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05" calcext:value-type="date">
            <text:p>5.05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92] = &quot;niedziela&quot;;[.$N$7]*[.J492];0)" office:value-type="float" office:value="150" calcext:value-type="float">
            <text:p>150</text:p>
          </table:table-cell>
          <table:table-cell table:formula="of:=[.E491]+[.D492]" office:value-type="float" office:value="18650" calcext:value-type="float">
            <text:p>18650</text:p>
          </table:table-cell>
          <table:table-cell table:formula="of:=IF(AND(NOT([.B492]=&quot;niedziela&quot;);NOT([.B492]=&quot;sobota&quot;));ROUNDDOWN(VLOOKUP([.C492];[.$M$1:.$N$4];2;0) * [.J492];0);0)" office:value-type="float" office:value="0" calcext:value-type="float">
            <text:p>0</text:p>
          </table:table-cell>
          <table:table-cell table:formula="of:=[.F492]*[.$N$8]" office:value-type="float" office:value="0" calcext:value-type="float">
            <text:p>0</text:p>
          </table:table-cell>
          <table:table-cell table:formula="of:=[.G492]+[.H491]" office:value-type="float" office:value="47880" calcext:value-type="float">
            <text:p>47880</text:p>
          </table:table-cell>
          <table:table-cell table:formula="of:=[.H492]-[.E492]" office:value-type="float" office:value="29230" calcext:value-type="float">
            <text:p>292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06" calcext:value-type="date">
            <text:p>6.05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493] = &quot;niedziela&quot;;[.$N$7]*[.J493];0)" office:value-type="float" office:value="0" calcext:value-type="float">
            <text:p>0</text:p>
          </table:table-cell>
          <table:table-cell table:formula="of:=[.E492]+[.D493]" office:value-type="float" office:value="18650" calcext:value-type="float">
            <text:p>18650</text:p>
          </table:table-cell>
          <table:table-cell table:formula="of:=IF(AND(NOT([.B493]=&quot;niedziela&quot;);NOT([.B493]=&quot;sobota&quot;));ROUNDDOWN(VLOOKUP([.C493];[.$M$1:.$N$4];2;0) * [.J493];0);0)" office:value-type="float" office:value="5" calcext:value-type="float">
            <text:p>5</text:p>
          </table:table-cell>
          <table:table-cell table:formula="of:=[.F493]*[.$N$8]" office:value-type="float" office:value="150" calcext:value-type="float">
            <text:p>150</text:p>
          </table:table-cell>
          <table:table-cell table:formula="of:=[.G493]+[.H492]" office:value-type="float" office:value="48030" calcext:value-type="float">
            <text:p>48030</text:p>
          </table:table-cell>
          <table:table-cell table:formula="of:=[.H493]-[.E493]" office:value-type="float" office:value="29380" calcext:value-type="float">
            <text:p>29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07" calcext:value-type="date">
            <text:p>7.05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494] = &quot;niedziela&quot;;[.$N$7]*[.J494];0)" office:value-type="float" office:value="0" calcext:value-type="float">
            <text:p>0</text:p>
          </table:table-cell>
          <table:table-cell table:formula="of:=[.E493]+[.D494]" office:value-type="float" office:value="18650" calcext:value-type="float">
            <text:p>18650</text:p>
          </table:table-cell>
          <table:table-cell table:formula="of:=IF(AND(NOT([.B494]=&quot;niedziela&quot;);NOT([.B494]=&quot;sobota&quot;));ROUNDDOWN(VLOOKUP([.C494];[.$M$1:.$N$4];2;0) * [.J494];0);0)" office:value-type="float" office:value="5" calcext:value-type="float">
            <text:p>5</text:p>
          </table:table-cell>
          <table:table-cell table:formula="of:=[.F494]*[.$N$8]" office:value-type="float" office:value="150" calcext:value-type="float">
            <text:p>150</text:p>
          </table:table-cell>
          <table:table-cell table:formula="of:=[.G494]+[.H493]" office:value-type="float" office:value="48180" calcext:value-type="float">
            <text:p>48180</text:p>
          </table:table-cell>
          <table:table-cell table:formula="of:=[.H494]-[.E494]" office:value-type="float" office:value="29530" calcext:value-type="float">
            <text:p>295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08" calcext:value-type="date">
            <text:p>8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495] = &quot;niedziela&quot;;[.$N$7]*[.J495];0)" office:value-type="float" office:value="0" calcext:value-type="float">
            <text:p>0</text:p>
          </table:table-cell>
          <table:table-cell table:formula="of:=[.E494]+[.D495]" office:value-type="float" office:value="18650" calcext:value-type="float">
            <text:p>18650</text:p>
          </table:table-cell>
          <table:table-cell table:formula="of:=IF(AND(NOT([.B495]=&quot;niedziela&quot;);NOT([.B495]=&quot;sobota&quot;));ROUNDDOWN(VLOOKUP([.C495];[.$M$1:.$N$4];2;0) * [.J495];0);0)" office:value-type="float" office:value="5" calcext:value-type="float">
            <text:p>5</text:p>
          </table:table-cell>
          <table:table-cell table:formula="of:=[.F495]*[.$N$8]" office:value-type="float" office:value="150" calcext:value-type="float">
            <text:p>150</text:p>
          </table:table-cell>
          <table:table-cell table:formula="of:=[.G495]+[.H494]" office:value-type="float" office:value="48330" calcext:value-type="float">
            <text:p>48330</text:p>
          </table:table-cell>
          <table:table-cell table:formula="of:=[.H495]-[.E495]" office:value-type="float" office:value="29680" calcext:value-type="float">
            <text:p>296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09" calcext:value-type="date">
            <text:p>9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496] = &quot;niedziela&quot;;[.$N$7]*[.J496];0)" office:value-type="float" office:value="0" calcext:value-type="float">
            <text:p>0</text:p>
          </table:table-cell>
          <table:table-cell table:formula="of:=[.E495]+[.D496]" office:value-type="float" office:value="18650" calcext:value-type="float">
            <text:p>18650</text:p>
          </table:table-cell>
          <table:table-cell table:formula="of:=IF(AND(NOT([.B496]=&quot;niedziela&quot;);NOT([.B496]=&quot;sobota&quot;));ROUNDDOWN(VLOOKUP([.C496];[.$M$1:.$N$4];2;0) * [.J496];0);0)" office:value-type="float" office:value="5" calcext:value-type="float">
            <text:p>5</text:p>
          </table:table-cell>
          <table:table-cell table:formula="of:=[.F496]*[.$N$8]" office:value-type="float" office:value="150" calcext:value-type="float">
            <text:p>150</text:p>
          </table:table-cell>
          <table:table-cell table:formula="of:=[.G496]+[.H495]" office:value-type="float" office:value="48480" calcext:value-type="float">
            <text:p>48480</text:p>
          </table:table-cell>
          <table:table-cell table:formula="of:=[.H496]-[.E496]" office:value-type="float" office:value="29830" calcext:value-type="float">
            <text:p>298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10" calcext:value-type="date">
            <text:p>10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497] = &quot;niedziela&quot;;[.$N$7]*[.J497];0)" office:value-type="float" office:value="0" calcext:value-type="float">
            <text:p>0</text:p>
          </table:table-cell>
          <table:table-cell table:formula="of:=[.E496]+[.D497]" office:value-type="float" office:value="18650" calcext:value-type="float">
            <text:p>18650</text:p>
          </table:table-cell>
          <table:table-cell table:formula="of:=IF(AND(NOT([.B497]=&quot;niedziela&quot;);NOT([.B497]=&quot;sobota&quot;));ROUNDDOWN(VLOOKUP([.C497];[.$M$1:.$N$4];2;0) * [.J497];0);0)" office:value-type="float" office:value="5" calcext:value-type="float">
            <text:p>5</text:p>
          </table:table-cell>
          <table:table-cell table:formula="of:=[.F497]*[.$N$8]" office:value-type="float" office:value="150" calcext:value-type="float">
            <text:p>150</text:p>
          </table:table-cell>
          <table:table-cell table:formula="of:=[.G497]+[.H496]" office:value-type="float" office:value="48630" calcext:value-type="float">
            <text:p>48630</text:p>
          </table:table-cell>
          <table:table-cell table:formula="of:=[.H497]-[.E497]" office:value-type="float" office:value="29980" calcext:value-type="float">
            <text:p>29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11" calcext:value-type="date">
            <text:p>11.05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498] = &quot;niedziela&quot;;[.$N$7]*[.J498];0)" office:value-type="float" office:value="0" calcext:value-type="float">
            <text:p>0</text:p>
          </table:table-cell>
          <table:table-cell table:formula="of:=[.E497]+[.D498]" office:value-type="float" office:value="18650" calcext:value-type="float">
            <text:p>18650</text:p>
          </table:table-cell>
          <table:table-cell table:formula="of:=IF(AND(NOT([.B498]=&quot;niedziela&quot;);NOT([.B498]=&quot;sobota&quot;));ROUNDDOWN(VLOOKUP([.C498];[.$M$1:.$N$4];2;0) * [.J498];0);0)" office:value-type="float" office:value="0" calcext:value-type="float">
            <text:p>0</text:p>
          </table:table-cell>
          <table:table-cell table:formula="of:=[.F498]*[.$N$8]" office:value-type="float" office:value="0" calcext:value-type="float">
            <text:p>0</text:p>
          </table:table-cell>
          <table:table-cell table:formula="of:=[.G498]+[.H497]" office:value-type="float" office:value="48630" calcext:value-type="float">
            <text:p>48630</text:p>
          </table:table-cell>
          <table:table-cell table:formula="of:=[.H498]-[.E498]" office:value-type="float" office:value="29980" calcext:value-type="float">
            <text:p>29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12" calcext:value-type="date">
            <text:p>12.05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499] = &quot;niedziela&quot;;[.$N$7]*[.J499];0)" office:value-type="float" office:value="150" calcext:value-type="float">
            <text:p>150</text:p>
          </table:table-cell>
          <table:table-cell table:formula="of:=[.E498]+[.D499]" office:value-type="float" office:value="18800" calcext:value-type="float">
            <text:p>18800</text:p>
          </table:table-cell>
          <table:table-cell table:formula="of:=IF(AND(NOT([.B499]=&quot;niedziela&quot;);NOT([.B499]=&quot;sobota&quot;));ROUNDDOWN(VLOOKUP([.C499];[.$M$1:.$N$4];2;0) * [.J499];0);0)" office:value-type="float" office:value="0" calcext:value-type="float">
            <text:p>0</text:p>
          </table:table-cell>
          <table:table-cell table:formula="of:=[.F499]*[.$N$8]" office:value-type="float" office:value="0" calcext:value-type="float">
            <text:p>0</text:p>
          </table:table-cell>
          <table:table-cell table:formula="of:=[.G499]+[.H498]" office:value-type="float" office:value="48630" calcext:value-type="float">
            <text:p>48630</text:p>
          </table:table-cell>
          <table:table-cell table:formula="of:=[.H499]-[.E499]" office:value-type="float" office:value="29830" calcext:value-type="float">
            <text:p>298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13" calcext:value-type="date">
            <text:p>13.05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00] = &quot;niedziela&quot;;[.$N$7]*[.J500];0)" office:value-type="float" office:value="0" calcext:value-type="float">
            <text:p>0</text:p>
          </table:table-cell>
          <table:table-cell table:formula="of:=[.E499]+[.D500]" office:value-type="float" office:value="18800" calcext:value-type="float">
            <text:p>18800</text:p>
          </table:table-cell>
          <table:table-cell table:formula="of:=IF(AND(NOT([.B500]=&quot;niedziela&quot;);NOT([.B500]=&quot;sobota&quot;));ROUNDDOWN(VLOOKUP([.C500];[.$M$1:.$N$4];2;0) * [.J500];0);0)" office:value-type="float" office:value="5" calcext:value-type="float">
            <text:p>5</text:p>
          </table:table-cell>
          <table:table-cell table:formula="of:=[.F500]*[.$N$8]" office:value-type="float" office:value="150" calcext:value-type="float">
            <text:p>150</text:p>
          </table:table-cell>
          <table:table-cell table:formula="of:=[.G500]+[.H499]" office:value-type="float" office:value="48780" calcext:value-type="float">
            <text:p>48780</text:p>
          </table:table-cell>
          <table:table-cell table:formula="of:=[.H500]-[.E500]" office:value-type="float" office:value="29980" calcext:value-type="float">
            <text:p>29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14" calcext:value-type="date">
            <text:p>14.05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01] = &quot;niedziela&quot;;[.$N$7]*[.J501];0)" office:value-type="float" office:value="0" calcext:value-type="float">
            <text:p>0</text:p>
          </table:table-cell>
          <table:table-cell table:formula="of:=[.E500]+[.D501]" office:value-type="float" office:value="18800" calcext:value-type="float">
            <text:p>18800</text:p>
          </table:table-cell>
          <table:table-cell table:formula="of:=IF(AND(NOT([.B501]=&quot;niedziela&quot;);NOT([.B501]=&quot;sobota&quot;));ROUNDDOWN(VLOOKUP([.C501];[.$M$1:.$N$4];2;0) * [.J501];0);0)" office:value-type="float" office:value="5" calcext:value-type="float">
            <text:p>5</text:p>
          </table:table-cell>
          <table:table-cell table:formula="of:=[.F501]*[.$N$8]" office:value-type="float" office:value="150" calcext:value-type="float">
            <text:p>150</text:p>
          </table:table-cell>
          <table:table-cell table:formula="of:=[.G501]+[.H500]" office:value-type="float" office:value="48930" calcext:value-type="float">
            <text:p>48930</text:p>
          </table:table-cell>
          <table:table-cell table:formula="of:=[.H501]-[.E501]" office:value-type="float" office:value="30130" calcext:value-type="float">
            <text:p>301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15" calcext:value-type="date">
            <text:p>15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02] = &quot;niedziela&quot;;[.$N$7]*[.J502];0)" office:value-type="float" office:value="0" calcext:value-type="float">
            <text:p>0</text:p>
          </table:table-cell>
          <table:table-cell table:formula="of:=[.E501]+[.D502]" office:value-type="float" office:value="18800" calcext:value-type="float">
            <text:p>18800</text:p>
          </table:table-cell>
          <table:table-cell table:formula="of:=IF(AND(NOT([.B502]=&quot;niedziela&quot;);NOT([.B502]=&quot;sobota&quot;));ROUNDDOWN(VLOOKUP([.C502];[.$M$1:.$N$4];2;0) * [.J502];0);0)" office:value-type="float" office:value="5" calcext:value-type="float">
            <text:p>5</text:p>
          </table:table-cell>
          <table:table-cell table:formula="of:=[.F502]*[.$N$8]" office:value-type="float" office:value="150" calcext:value-type="float">
            <text:p>150</text:p>
          </table:table-cell>
          <table:table-cell table:formula="of:=[.G502]+[.H501]" office:value-type="float" office:value="49080" calcext:value-type="float">
            <text:p>49080</text:p>
          </table:table-cell>
          <table:table-cell table:formula="of:=[.H502]-[.E502]" office:value-type="float" office:value="30280" calcext:value-type="float">
            <text:p>302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16" calcext:value-type="date">
            <text:p>16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03] = &quot;niedziela&quot;;[.$N$7]*[.J503];0)" office:value-type="float" office:value="0" calcext:value-type="float">
            <text:p>0</text:p>
          </table:table-cell>
          <table:table-cell table:formula="of:=[.E502]+[.D503]" office:value-type="float" office:value="18800" calcext:value-type="float">
            <text:p>18800</text:p>
          </table:table-cell>
          <table:table-cell table:formula="of:=IF(AND(NOT([.B503]=&quot;niedziela&quot;);NOT([.B503]=&quot;sobota&quot;));ROUNDDOWN(VLOOKUP([.C503];[.$M$1:.$N$4];2;0) * [.J503];0);0)" office:value-type="float" office:value="5" calcext:value-type="float">
            <text:p>5</text:p>
          </table:table-cell>
          <table:table-cell table:formula="of:=[.F503]*[.$N$8]" office:value-type="float" office:value="150" calcext:value-type="float">
            <text:p>150</text:p>
          </table:table-cell>
          <table:table-cell table:formula="of:=[.G503]+[.H502]" office:value-type="float" office:value="49230" calcext:value-type="float">
            <text:p>49230</text:p>
          </table:table-cell>
          <table:table-cell table:formula="of:=[.H503]-[.E503]" office:value-type="float" office:value="30430" calcext:value-type="float">
            <text:p>304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17" calcext:value-type="date">
            <text:p>17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04] = &quot;niedziela&quot;;[.$N$7]*[.J504];0)" office:value-type="float" office:value="0" calcext:value-type="float">
            <text:p>0</text:p>
          </table:table-cell>
          <table:table-cell table:formula="of:=[.E503]+[.D504]" office:value-type="float" office:value="18800" calcext:value-type="float">
            <text:p>18800</text:p>
          </table:table-cell>
          <table:table-cell table:formula="of:=IF(AND(NOT([.B504]=&quot;niedziela&quot;);NOT([.B504]=&quot;sobota&quot;));ROUNDDOWN(VLOOKUP([.C504];[.$M$1:.$N$4];2;0) * [.J504];0);0)" office:value-type="float" office:value="5" calcext:value-type="float">
            <text:p>5</text:p>
          </table:table-cell>
          <table:table-cell table:formula="of:=[.F504]*[.$N$8]" office:value-type="float" office:value="150" calcext:value-type="float">
            <text:p>150</text:p>
          </table:table-cell>
          <table:table-cell table:formula="of:=[.G504]+[.H503]" office:value-type="float" office:value="49380" calcext:value-type="float">
            <text:p>49380</text:p>
          </table:table-cell>
          <table:table-cell table:formula="of:=[.H504]-[.E504]" office:value-type="float" office:value="30580" calcext:value-type="float">
            <text:p>305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18" calcext:value-type="date">
            <text:p>18.05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05] = &quot;niedziela&quot;;[.$N$7]*[.J505];0)" office:value-type="float" office:value="0" calcext:value-type="float">
            <text:p>0</text:p>
          </table:table-cell>
          <table:table-cell table:formula="of:=[.E504]+[.D505]" office:value-type="float" office:value="18800" calcext:value-type="float">
            <text:p>18800</text:p>
          </table:table-cell>
          <table:table-cell table:formula="of:=IF(AND(NOT([.B505]=&quot;niedziela&quot;);NOT([.B505]=&quot;sobota&quot;));ROUNDDOWN(VLOOKUP([.C505];[.$M$1:.$N$4];2;0) * [.J505];0);0)" office:value-type="float" office:value="0" calcext:value-type="float">
            <text:p>0</text:p>
          </table:table-cell>
          <table:table-cell table:formula="of:=[.F505]*[.$N$8]" office:value-type="float" office:value="0" calcext:value-type="float">
            <text:p>0</text:p>
          </table:table-cell>
          <table:table-cell table:formula="of:=[.G505]+[.H504]" office:value-type="float" office:value="49380" calcext:value-type="float">
            <text:p>49380</text:p>
          </table:table-cell>
          <table:table-cell table:formula="of:=[.H505]-[.E505]" office:value-type="float" office:value="30580" calcext:value-type="float">
            <text:p>305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19" calcext:value-type="date">
            <text:p>19.05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06] = &quot;niedziela&quot;;[.$N$7]*[.J506];0)" office:value-type="float" office:value="150" calcext:value-type="float">
            <text:p>150</text:p>
          </table:table-cell>
          <table:table-cell table:formula="of:=[.E505]+[.D506]" office:value-type="float" office:value="18950" calcext:value-type="float">
            <text:p>18950</text:p>
          </table:table-cell>
          <table:table-cell table:formula="of:=IF(AND(NOT([.B506]=&quot;niedziela&quot;);NOT([.B506]=&quot;sobota&quot;));ROUNDDOWN(VLOOKUP([.C506];[.$M$1:.$N$4];2;0) * [.J506];0);0)" office:value-type="float" office:value="0" calcext:value-type="float">
            <text:p>0</text:p>
          </table:table-cell>
          <table:table-cell table:formula="of:=[.F506]*[.$N$8]" office:value-type="float" office:value="0" calcext:value-type="float">
            <text:p>0</text:p>
          </table:table-cell>
          <table:table-cell table:formula="of:=[.G506]+[.H505]" office:value-type="float" office:value="49380" calcext:value-type="float">
            <text:p>49380</text:p>
          </table:table-cell>
          <table:table-cell table:formula="of:=[.H506]-[.E506]" office:value-type="float" office:value="30430" calcext:value-type="float">
            <text:p>304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20" calcext:value-type="date">
            <text:p>20.05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07] = &quot;niedziela&quot;;[.$N$7]*[.J507];0)" office:value-type="float" office:value="0" calcext:value-type="float">
            <text:p>0</text:p>
          </table:table-cell>
          <table:table-cell table:formula="of:=[.E506]+[.D507]" office:value-type="float" office:value="18950" calcext:value-type="float">
            <text:p>18950</text:p>
          </table:table-cell>
          <table:table-cell table:formula="of:=IF(AND(NOT([.B507]=&quot;niedziela&quot;);NOT([.B507]=&quot;sobota&quot;));ROUNDDOWN(VLOOKUP([.C507];[.$M$1:.$N$4];2;0) * [.J507];0);0)" office:value-type="float" office:value="5" calcext:value-type="float">
            <text:p>5</text:p>
          </table:table-cell>
          <table:table-cell table:formula="of:=[.F507]*[.$N$8]" office:value-type="float" office:value="150" calcext:value-type="float">
            <text:p>150</text:p>
          </table:table-cell>
          <table:table-cell table:formula="of:=[.G507]+[.H506]" office:value-type="float" office:value="49530" calcext:value-type="float">
            <text:p>49530</text:p>
          </table:table-cell>
          <table:table-cell table:formula="of:=[.H507]-[.E507]" office:value-type="float" office:value="30580" calcext:value-type="float">
            <text:p>305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21" calcext:value-type="date">
            <text:p>21.05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08] = &quot;niedziela&quot;;[.$N$7]*[.J508];0)" office:value-type="float" office:value="0" calcext:value-type="float">
            <text:p>0</text:p>
          </table:table-cell>
          <table:table-cell table:formula="of:=[.E507]+[.D508]" office:value-type="float" office:value="18950" calcext:value-type="float">
            <text:p>18950</text:p>
          </table:table-cell>
          <table:table-cell table:formula="of:=IF(AND(NOT([.B508]=&quot;niedziela&quot;);NOT([.B508]=&quot;sobota&quot;));ROUNDDOWN(VLOOKUP([.C508];[.$M$1:.$N$4];2;0) * [.J508];0);0)" office:value-type="float" office:value="5" calcext:value-type="float">
            <text:p>5</text:p>
          </table:table-cell>
          <table:table-cell table:formula="of:=[.F508]*[.$N$8]" office:value-type="float" office:value="150" calcext:value-type="float">
            <text:p>150</text:p>
          </table:table-cell>
          <table:table-cell table:formula="of:=[.G508]+[.H507]" office:value-type="float" office:value="49680" calcext:value-type="float">
            <text:p>49680</text:p>
          </table:table-cell>
          <table:table-cell table:formula="of:=[.H508]-[.E508]" office:value-type="float" office:value="30730" calcext:value-type="float">
            <text:p>307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22" calcext:value-type="date">
            <text:p>22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09] = &quot;niedziela&quot;;[.$N$7]*[.J509];0)" office:value-type="float" office:value="0" calcext:value-type="float">
            <text:p>0</text:p>
          </table:table-cell>
          <table:table-cell table:formula="of:=[.E508]+[.D509]" office:value-type="float" office:value="18950" calcext:value-type="float">
            <text:p>18950</text:p>
          </table:table-cell>
          <table:table-cell table:formula="of:=IF(AND(NOT([.B509]=&quot;niedziela&quot;);NOT([.B509]=&quot;sobota&quot;));ROUNDDOWN(VLOOKUP([.C509];[.$M$1:.$N$4];2;0) * [.J509];0);0)" office:value-type="float" office:value="5" calcext:value-type="float">
            <text:p>5</text:p>
          </table:table-cell>
          <table:table-cell table:formula="of:=[.F509]*[.$N$8]" office:value-type="float" office:value="150" calcext:value-type="float">
            <text:p>150</text:p>
          </table:table-cell>
          <table:table-cell table:formula="of:=[.G509]+[.H508]" office:value-type="float" office:value="49830" calcext:value-type="float">
            <text:p>49830</text:p>
          </table:table-cell>
          <table:table-cell table:formula="of:=[.H509]-[.E509]" office:value-type="float" office:value="30880" calcext:value-type="float">
            <text:p>308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23" calcext:value-type="date">
            <text:p>23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10] = &quot;niedziela&quot;;[.$N$7]*[.J510];0)" office:value-type="float" office:value="0" calcext:value-type="float">
            <text:p>0</text:p>
          </table:table-cell>
          <table:table-cell table:formula="of:=[.E509]+[.D510]" office:value-type="float" office:value="18950" calcext:value-type="float">
            <text:p>18950</text:p>
          </table:table-cell>
          <table:table-cell table:formula="of:=IF(AND(NOT([.B510]=&quot;niedziela&quot;);NOT([.B510]=&quot;sobota&quot;));ROUNDDOWN(VLOOKUP([.C510];[.$M$1:.$N$4];2;0) * [.J510];0);0)" office:value-type="float" office:value="5" calcext:value-type="float">
            <text:p>5</text:p>
          </table:table-cell>
          <table:table-cell table:formula="of:=[.F510]*[.$N$8]" office:value-type="float" office:value="150" calcext:value-type="float">
            <text:p>150</text:p>
          </table:table-cell>
          <table:table-cell table:formula="of:=[.G510]+[.H509]" office:value-type="float" office:value="49980" calcext:value-type="float">
            <text:p>49980</text:p>
          </table:table-cell>
          <table:table-cell table:formula="of:=[.H510]-[.E510]" office:value-type="float" office:value="31030" calcext:value-type="float">
            <text:p>310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24" calcext:value-type="date">
            <text:p>24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11] = &quot;niedziela&quot;;[.$N$7]*[.J511];0)" office:value-type="float" office:value="0" calcext:value-type="float">
            <text:p>0</text:p>
          </table:table-cell>
          <table:table-cell table:formula="of:=[.E510]+[.D511]" office:value-type="float" office:value="18950" calcext:value-type="float">
            <text:p>18950</text:p>
          </table:table-cell>
          <table:table-cell table:formula="of:=IF(AND(NOT([.B511]=&quot;niedziela&quot;);NOT([.B511]=&quot;sobota&quot;));ROUNDDOWN(VLOOKUP([.C511];[.$M$1:.$N$4];2;0) * [.J511];0);0)" office:value-type="float" office:value="5" calcext:value-type="float">
            <text:p>5</text:p>
          </table:table-cell>
          <table:table-cell table:formula="of:=[.F511]*[.$N$8]" office:value-type="float" office:value="150" calcext:value-type="float">
            <text:p>150</text:p>
          </table:table-cell>
          <table:table-cell table:formula="of:=[.G511]+[.H510]" office:value-type="float" office:value="50130" calcext:value-type="float">
            <text:p>50130</text:p>
          </table:table-cell>
          <table:table-cell table:formula="of:=[.H511]-[.E511]" office:value-type="float" office:value="31180" calcext:value-type="float">
            <text:p>311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25" calcext:value-type="date">
            <text:p>25.05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12] = &quot;niedziela&quot;;[.$N$7]*[.J512];0)" office:value-type="float" office:value="0" calcext:value-type="float">
            <text:p>0</text:p>
          </table:table-cell>
          <table:table-cell table:formula="of:=[.E511]+[.D512]" office:value-type="float" office:value="18950" calcext:value-type="float">
            <text:p>18950</text:p>
          </table:table-cell>
          <table:table-cell table:formula="of:=IF(AND(NOT([.B512]=&quot;niedziela&quot;);NOT([.B512]=&quot;sobota&quot;));ROUNDDOWN(VLOOKUP([.C512];[.$M$1:.$N$4];2;0) * [.J512];0);0)" office:value-type="float" office:value="0" calcext:value-type="float">
            <text:p>0</text:p>
          </table:table-cell>
          <table:table-cell table:formula="of:=[.F512]*[.$N$8]" office:value-type="float" office:value="0" calcext:value-type="float">
            <text:p>0</text:p>
          </table:table-cell>
          <table:table-cell table:formula="of:=[.G512]+[.H511]" office:value-type="float" office:value="50130" calcext:value-type="float">
            <text:p>50130</text:p>
          </table:table-cell>
          <table:table-cell table:formula="of:=[.H512]-[.E512]" office:value-type="float" office:value="31180" calcext:value-type="float">
            <text:p>311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26" calcext:value-type="date">
            <text:p>26.05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13] = &quot;niedziela&quot;;[.$N$7]*[.J513];0)" office:value-type="float" office:value="150" calcext:value-type="float">
            <text:p>150</text:p>
          </table:table-cell>
          <table:table-cell table:formula="of:=[.E512]+[.D513]" office:value-type="float" office:value="19100" calcext:value-type="float">
            <text:p>19100</text:p>
          </table:table-cell>
          <table:table-cell table:formula="of:=IF(AND(NOT([.B513]=&quot;niedziela&quot;);NOT([.B513]=&quot;sobota&quot;));ROUNDDOWN(VLOOKUP([.C513];[.$M$1:.$N$4];2;0) * [.J513];0);0)" office:value-type="float" office:value="0" calcext:value-type="float">
            <text:p>0</text:p>
          </table:table-cell>
          <table:table-cell table:formula="of:=[.F513]*[.$N$8]" office:value-type="float" office:value="0" calcext:value-type="float">
            <text:p>0</text:p>
          </table:table-cell>
          <table:table-cell table:formula="of:=[.G513]+[.H512]" office:value-type="float" office:value="50130" calcext:value-type="float">
            <text:p>50130</text:p>
          </table:table-cell>
          <table:table-cell table:formula="of:=[.H513]-[.E513]" office:value-type="float" office:value="31030" calcext:value-type="float">
            <text:p>310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27" calcext:value-type="date">
            <text:p>27.05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14] = &quot;niedziela&quot;;[.$N$7]*[.J514];0)" office:value-type="float" office:value="0" calcext:value-type="float">
            <text:p>0</text:p>
          </table:table-cell>
          <table:table-cell table:formula="of:=[.E513]+[.D514]" office:value-type="float" office:value="19100" calcext:value-type="float">
            <text:p>19100</text:p>
          </table:table-cell>
          <table:table-cell table:formula="of:=IF(AND(NOT([.B514]=&quot;niedziela&quot;);NOT([.B514]=&quot;sobota&quot;));ROUNDDOWN(VLOOKUP([.C514];[.$M$1:.$N$4];2;0) * [.J514];0);0)" office:value-type="float" office:value="5" calcext:value-type="float">
            <text:p>5</text:p>
          </table:table-cell>
          <table:table-cell table:formula="of:=[.F514]*[.$N$8]" office:value-type="float" office:value="150" calcext:value-type="float">
            <text:p>150</text:p>
          </table:table-cell>
          <table:table-cell table:formula="of:=[.G514]+[.H513]" office:value-type="float" office:value="50280" calcext:value-type="float">
            <text:p>50280</text:p>
          </table:table-cell>
          <table:table-cell table:formula="of:=[.H514]-[.E514]" office:value-type="float" office:value="31180" calcext:value-type="float">
            <text:p>311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28" calcext:value-type="date">
            <text:p>28.05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15] = &quot;niedziela&quot;;[.$N$7]*[.J515];0)" office:value-type="float" office:value="0" calcext:value-type="float">
            <text:p>0</text:p>
          </table:table-cell>
          <table:table-cell table:formula="of:=[.E514]+[.D515]" office:value-type="float" office:value="19100" calcext:value-type="float">
            <text:p>19100</text:p>
          </table:table-cell>
          <table:table-cell table:formula="of:=IF(AND(NOT([.B515]=&quot;niedziela&quot;);NOT([.B515]=&quot;sobota&quot;));ROUNDDOWN(VLOOKUP([.C515];[.$M$1:.$N$4];2;0) * [.J515];0);0)" office:value-type="float" office:value="5" calcext:value-type="float">
            <text:p>5</text:p>
          </table:table-cell>
          <table:table-cell table:formula="of:=[.F515]*[.$N$8]" office:value-type="float" office:value="150" calcext:value-type="float">
            <text:p>150</text:p>
          </table:table-cell>
          <table:table-cell table:formula="of:=[.G515]+[.H514]" office:value-type="float" office:value="50430" calcext:value-type="float">
            <text:p>50430</text:p>
          </table:table-cell>
          <table:table-cell table:formula="of:=[.H515]-[.E515]" office:value-type="float" office:value="31330" calcext:value-type="float">
            <text:p>313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29" calcext:value-type="date">
            <text:p>29.05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16] = &quot;niedziela&quot;;[.$N$7]*[.J516];0)" office:value-type="float" office:value="0" calcext:value-type="float">
            <text:p>0</text:p>
          </table:table-cell>
          <table:table-cell table:formula="of:=[.E515]+[.D516]" office:value-type="float" office:value="19100" calcext:value-type="float">
            <text:p>19100</text:p>
          </table:table-cell>
          <table:table-cell table:formula="of:=IF(AND(NOT([.B516]=&quot;niedziela&quot;);NOT([.B516]=&quot;sobota&quot;));ROUNDDOWN(VLOOKUP([.C516];[.$M$1:.$N$4];2;0) * [.J516];0);0)" office:value-type="float" office:value="5" calcext:value-type="float">
            <text:p>5</text:p>
          </table:table-cell>
          <table:table-cell table:formula="of:=[.F516]*[.$N$8]" office:value-type="float" office:value="150" calcext:value-type="float">
            <text:p>150</text:p>
          </table:table-cell>
          <table:table-cell table:formula="of:=[.G516]+[.H515]" office:value-type="float" office:value="50580" calcext:value-type="float">
            <text:p>50580</text:p>
          </table:table-cell>
          <table:table-cell table:formula="of:=[.H516]-[.E516]" office:value-type="float" office:value="31480" calcext:value-type="float">
            <text:p>314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30" calcext:value-type="date">
            <text:p>30.05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17] = &quot;niedziela&quot;;[.$N$7]*[.J517];0)" office:value-type="float" office:value="0" calcext:value-type="float">
            <text:p>0</text:p>
          </table:table-cell>
          <table:table-cell table:formula="of:=[.E516]+[.D517]" office:value-type="float" office:value="19100" calcext:value-type="float">
            <text:p>19100</text:p>
          </table:table-cell>
          <table:table-cell table:formula="of:=IF(AND(NOT([.B517]=&quot;niedziela&quot;);NOT([.B517]=&quot;sobota&quot;));ROUNDDOWN(VLOOKUP([.C517];[.$M$1:.$N$4];2;0) * [.J517];0);0)" office:value-type="float" office:value="5" calcext:value-type="float">
            <text:p>5</text:p>
          </table:table-cell>
          <table:table-cell table:formula="of:=[.F517]*[.$N$8]" office:value-type="float" office:value="150" calcext:value-type="float">
            <text:p>150</text:p>
          </table:table-cell>
          <table:table-cell table:formula="of:=[.G517]+[.H516]" office:value-type="float" office:value="50730" calcext:value-type="float">
            <text:p>50730</text:p>
          </table:table-cell>
          <table:table-cell table:formula="of:=[.H517]-[.E517]" office:value-type="float" office:value="31630" calcext:value-type="float">
            <text:p>316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5-31" calcext:value-type="date">
            <text:p>31.05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18] = &quot;niedziela&quot;;[.$N$7]*[.J518];0)" office:value-type="float" office:value="0" calcext:value-type="float">
            <text:p>0</text:p>
          </table:table-cell>
          <table:table-cell table:formula="of:=[.E517]+[.D518]" office:value-type="float" office:value="19100" calcext:value-type="float">
            <text:p>19100</text:p>
          </table:table-cell>
          <table:table-cell table:formula="of:=IF(AND(NOT([.B518]=&quot;niedziela&quot;);NOT([.B518]=&quot;sobota&quot;));ROUNDDOWN(VLOOKUP([.C518];[.$M$1:.$N$4];2;0) * [.J518];0);0)" office:value-type="float" office:value="5" calcext:value-type="float">
            <text:p>5</text:p>
          </table:table-cell>
          <table:table-cell table:formula="of:=[.F518]*[.$N$8]" office:value-type="float" office:value="150" calcext:value-type="float">
            <text:p>150</text:p>
          </table:table-cell>
          <table:table-cell table:formula="of:=[.G518]+[.H517]" office:value-type="float" office:value="50880" calcext:value-type="float">
            <text:p>50880</text:p>
          </table:table-cell>
          <table:table-cell table:formula="of:=[.H518]-[.E518]" office:value-type="float" office:value="31780" calcext:value-type="float">
            <text:p>31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01" calcext:value-type="date">
            <text:p>1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19] = &quot;niedziela&quot;;[.$N$7]*[.J519];0)" office:value-type="float" office:value="0" calcext:value-type="float">
            <text:p>0</text:p>
          </table:table-cell>
          <table:table-cell table:formula="of:=[.E518]+[.D519]" office:value-type="float" office:value="19100" calcext:value-type="float">
            <text:p>19100</text:p>
          </table:table-cell>
          <table:table-cell table:formula="of:=IF(AND(NOT([.B519]=&quot;niedziela&quot;);NOT([.B519]=&quot;sobota&quot;));ROUNDDOWN(VLOOKUP([.C519];[.$M$1:.$N$4];2;0) * [.J519];0);0)" office:value-type="float" office:value="0" calcext:value-type="float">
            <text:p>0</text:p>
          </table:table-cell>
          <table:table-cell table:formula="of:=[.F519]*[.$N$8]" office:value-type="float" office:value="0" calcext:value-type="float">
            <text:p>0</text:p>
          </table:table-cell>
          <table:table-cell table:formula="of:=[.G519]+[.H518]" office:value-type="float" office:value="50880" calcext:value-type="float">
            <text:p>50880</text:p>
          </table:table-cell>
          <table:table-cell table:formula="of:=[.H519]-[.E519]" office:value-type="float" office:value="31780" calcext:value-type="float">
            <text:p>31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02" calcext:value-type="date">
            <text:p>2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20] = &quot;niedziela&quot;;[.$N$7]*[.J520];0)" office:value-type="float" office:value="150" calcext:value-type="float">
            <text:p>150</text:p>
          </table:table-cell>
          <table:table-cell table:formula="of:=[.E519]+[.D520]" office:value-type="float" office:value="19250" calcext:value-type="float">
            <text:p>19250</text:p>
          </table:table-cell>
          <table:table-cell table:formula="of:=IF(AND(NOT([.B520]=&quot;niedziela&quot;);NOT([.B520]=&quot;sobota&quot;));ROUNDDOWN(VLOOKUP([.C520];[.$M$1:.$N$4];2;0) * [.J520];0);0)" office:value-type="float" office:value="0" calcext:value-type="float">
            <text:p>0</text:p>
          </table:table-cell>
          <table:table-cell table:formula="of:=[.F520]*[.$N$8]" office:value-type="float" office:value="0" calcext:value-type="float">
            <text:p>0</text:p>
          </table:table-cell>
          <table:table-cell table:formula="of:=[.G520]+[.H519]" office:value-type="float" office:value="50880" calcext:value-type="float">
            <text:p>50880</text:p>
          </table:table-cell>
          <table:table-cell table:formula="of:=[.H520]-[.E520]" office:value-type="float" office:value="31630" calcext:value-type="float">
            <text:p>316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03" calcext:value-type="date">
            <text:p>3.06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21] = &quot;niedziela&quot;;[.$N$7]*[.J521];0)" office:value-type="float" office:value="0" calcext:value-type="float">
            <text:p>0</text:p>
          </table:table-cell>
          <table:table-cell table:formula="of:=[.E520]+[.D521]" office:value-type="float" office:value="19250" calcext:value-type="float">
            <text:p>19250</text:p>
          </table:table-cell>
          <table:table-cell table:formula="of:=IF(AND(NOT([.B521]=&quot;niedziela&quot;);NOT([.B521]=&quot;sobota&quot;));ROUNDDOWN(VLOOKUP([.C521];[.$M$1:.$N$4];2;0) * [.J521];0);0)" office:value-type="float" office:value="5" calcext:value-type="float">
            <text:p>5</text:p>
          </table:table-cell>
          <table:table-cell table:formula="of:=[.F521]*[.$N$8]" office:value-type="float" office:value="150" calcext:value-type="float">
            <text:p>150</text:p>
          </table:table-cell>
          <table:table-cell table:formula="of:=[.G521]+[.H520]" office:value-type="float" office:value="51030" calcext:value-type="float">
            <text:p>51030</text:p>
          </table:table-cell>
          <table:table-cell table:formula="of:=[.H521]-[.E521]" office:value-type="float" office:value="31780" calcext:value-type="float">
            <text:p>31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04" calcext:value-type="date">
            <text:p>4.06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22] = &quot;niedziela&quot;;[.$N$7]*[.J522];0)" office:value-type="float" office:value="0" calcext:value-type="float">
            <text:p>0</text:p>
          </table:table-cell>
          <table:table-cell table:formula="of:=[.E521]+[.D522]" office:value-type="float" office:value="19250" calcext:value-type="float">
            <text:p>19250</text:p>
          </table:table-cell>
          <table:table-cell table:formula="of:=IF(AND(NOT([.B522]=&quot;niedziela&quot;);NOT([.B522]=&quot;sobota&quot;));ROUNDDOWN(VLOOKUP([.C522];[.$M$1:.$N$4];2;0) * [.J522];0);0)" office:value-type="float" office:value="5" calcext:value-type="float">
            <text:p>5</text:p>
          </table:table-cell>
          <table:table-cell table:formula="of:=[.F522]*[.$N$8]" office:value-type="float" office:value="150" calcext:value-type="float">
            <text:p>150</text:p>
          </table:table-cell>
          <table:table-cell table:formula="of:=[.G522]+[.H521]" office:value-type="float" office:value="51180" calcext:value-type="float">
            <text:p>51180</text:p>
          </table:table-cell>
          <table:table-cell table:formula="of:=[.H522]-[.E522]" office:value-type="float" office:value="31930" calcext:value-type="float">
            <text:p>319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05" calcext:value-type="date">
            <text:p>5.06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23] = &quot;niedziela&quot;;[.$N$7]*[.J523];0)" office:value-type="float" office:value="0" calcext:value-type="float">
            <text:p>0</text:p>
          </table:table-cell>
          <table:table-cell table:formula="of:=[.E522]+[.D523]" office:value-type="float" office:value="19250" calcext:value-type="float">
            <text:p>19250</text:p>
          </table:table-cell>
          <table:table-cell table:formula="of:=IF(AND(NOT([.B523]=&quot;niedziela&quot;);NOT([.B523]=&quot;sobota&quot;));ROUNDDOWN(VLOOKUP([.C523];[.$M$1:.$N$4];2;0) * [.J523];0);0)" office:value-type="float" office:value="5" calcext:value-type="float">
            <text:p>5</text:p>
          </table:table-cell>
          <table:table-cell table:formula="of:=[.F523]*[.$N$8]" office:value-type="float" office:value="150" calcext:value-type="float">
            <text:p>150</text:p>
          </table:table-cell>
          <table:table-cell table:formula="of:=[.G523]+[.H522]" office:value-type="float" office:value="51330" calcext:value-type="float">
            <text:p>51330</text:p>
          </table:table-cell>
          <table:table-cell table:formula="of:=[.H523]-[.E523]" office:value-type="float" office:value="32080" calcext:value-type="float">
            <text:p>320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06" calcext:value-type="date">
            <text:p>6.06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24] = &quot;niedziela&quot;;[.$N$7]*[.J524];0)" office:value-type="float" office:value="0" calcext:value-type="float">
            <text:p>0</text:p>
          </table:table-cell>
          <table:table-cell table:formula="of:=[.E523]+[.D524]" office:value-type="float" office:value="19250" calcext:value-type="float">
            <text:p>19250</text:p>
          </table:table-cell>
          <table:table-cell table:formula="of:=IF(AND(NOT([.B524]=&quot;niedziela&quot;);NOT([.B524]=&quot;sobota&quot;));ROUNDDOWN(VLOOKUP([.C524];[.$M$1:.$N$4];2;0) * [.J524];0);0)" office:value-type="float" office:value="5" calcext:value-type="float">
            <text:p>5</text:p>
          </table:table-cell>
          <table:table-cell table:formula="of:=[.F524]*[.$N$8]" office:value-type="float" office:value="150" calcext:value-type="float">
            <text:p>150</text:p>
          </table:table-cell>
          <table:table-cell table:formula="of:=[.G524]+[.H523]" office:value-type="float" office:value="51480" calcext:value-type="float">
            <text:p>51480</text:p>
          </table:table-cell>
          <table:table-cell table:formula="of:=[.H524]-[.E524]" office:value-type="float" office:value="32230" calcext:value-type="float">
            <text:p>322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07" calcext:value-type="date">
            <text:p>7.06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25] = &quot;niedziela&quot;;[.$N$7]*[.J525];0)" office:value-type="float" office:value="0" calcext:value-type="float">
            <text:p>0</text:p>
          </table:table-cell>
          <table:table-cell table:formula="of:=[.E524]+[.D525]" office:value-type="float" office:value="19250" calcext:value-type="float">
            <text:p>19250</text:p>
          </table:table-cell>
          <table:table-cell table:formula="of:=IF(AND(NOT([.B525]=&quot;niedziela&quot;);NOT([.B525]=&quot;sobota&quot;));ROUNDDOWN(VLOOKUP([.C525];[.$M$1:.$N$4];2;0) * [.J525];0);0)" office:value-type="float" office:value="5" calcext:value-type="float">
            <text:p>5</text:p>
          </table:table-cell>
          <table:table-cell table:formula="of:=[.F525]*[.$N$8]" office:value-type="float" office:value="150" calcext:value-type="float">
            <text:p>150</text:p>
          </table:table-cell>
          <table:table-cell table:formula="of:=[.G525]+[.H524]" office:value-type="float" office:value="51630" calcext:value-type="float">
            <text:p>51630</text:p>
          </table:table-cell>
          <table:table-cell table:formula="of:=[.H525]-[.E525]" office:value-type="float" office:value="32380" calcext:value-type="float">
            <text:p>32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08" calcext:value-type="date">
            <text:p>8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26] = &quot;niedziela&quot;;[.$N$7]*[.J526];0)" office:value-type="float" office:value="0" calcext:value-type="float">
            <text:p>0</text:p>
          </table:table-cell>
          <table:table-cell table:formula="of:=[.E525]+[.D526]" office:value-type="float" office:value="19250" calcext:value-type="float">
            <text:p>19250</text:p>
          </table:table-cell>
          <table:table-cell table:formula="of:=IF(AND(NOT([.B526]=&quot;niedziela&quot;);NOT([.B526]=&quot;sobota&quot;));ROUNDDOWN(VLOOKUP([.C526];[.$M$1:.$N$4];2;0) * [.J526];0);0)" office:value-type="float" office:value="0" calcext:value-type="float">
            <text:p>0</text:p>
          </table:table-cell>
          <table:table-cell table:formula="of:=[.F526]*[.$N$8]" office:value-type="float" office:value="0" calcext:value-type="float">
            <text:p>0</text:p>
          </table:table-cell>
          <table:table-cell table:formula="of:=[.G526]+[.H525]" office:value-type="float" office:value="51630" calcext:value-type="float">
            <text:p>51630</text:p>
          </table:table-cell>
          <table:table-cell table:formula="of:=[.H526]-[.E526]" office:value-type="float" office:value="32380" calcext:value-type="float">
            <text:p>32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09" calcext:value-type="date">
            <text:p>9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27] = &quot;niedziela&quot;;[.$N$7]*[.J527];0)" office:value-type="float" office:value="150" calcext:value-type="float">
            <text:p>150</text:p>
          </table:table-cell>
          <table:table-cell table:formula="of:=[.E526]+[.D527]" office:value-type="float" office:value="19400" calcext:value-type="float">
            <text:p>19400</text:p>
          </table:table-cell>
          <table:table-cell table:formula="of:=IF(AND(NOT([.B527]=&quot;niedziela&quot;);NOT([.B527]=&quot;sobota&quot;));ROUNDDOWN(VLOOKUP([.C527];[.$M$1:.$N$4];2;0) * [.J527];0);0)" office:value-type="float" office:value="0" calcext:value-type="float">
            <text:p>0</text:p>
          </table:table-cell>
          <table:table-cell table:formula="of:=[.F527]*[.$N$8]" office:value-type="float" office:value="0" calcext:value-type="float">
            <text:p>0</text:p>
          </table:table-cell>
          <table:table-cell table:formula="of:=[.G527]+[.H526]" office:value-type="float" office:value="51630" calcext:value-type="float">
            <text:p>51630</text:p>
          </table:table-cell>
          <table:table-cell table:formula="of:=[.H527]-[.E527]" office:value-type="float" office:value="32230" calcext:value-type="float">
            <text:p>322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10" calcext:value-type="date">
            <text:p>10.06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28] = &quot;niedziela&quot;;[.$N$7]*[.J528];0)" office:value-type="float" office:value="0" calcext:value-type="float">
            <text:p>0</text:p>
          </table:table-cell>
          <table:table-cell table:formula="of:=[.E527]+[.D528]" office:value-type="float" office:value="19400" calcext:value-type="float">
            <text:p>19400</text:p>
          </table:table-cell>
          <table:table-cell table:formula="of:=IF(AND(NOT([.B528]=&quot;niedziela&quot;);NOT([.B528]=&quot;sobota&quot;));ROUNDDOWN(VLOOKUP([.C528];[.$M$1:.$N$4];2;0) * [.J528];0);0)" office:value-type="float" office:value="5" calcext:value-type="float">
            <text:p>5</text:p>
          </table:table-cell>
          <table:table-cell table:formula="of:=[.F528]*[.$N$8]" office:value-type="float" office:value="150" calcext:value-type="float">
            <text:p>150</text:p>
          </table:table-cell>
          <table:table-cell table:formula="of:=[.G528]+[.H527]" office:value-type="float" office:value="51780" calcext:value-type="float">
            <text:p>51780</text:p>
          </table:table-cell>
          <table:table-cell table:formula="of:=[.H528]-[.E528]" office:value-type="float" office:value="32380" calcext:value-type="float">
            <text:p>323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11" calcext:value-type="date">
            <text:p>11.06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29] = &quot;niedziela&quot;;[.$N$7]*[.J529];0)" office:value-type="float" office:value="0" calcext:value-type="float">
            <text:p>0</text:p>
          </table:table-cell>
          <table:table-cell table:formula="of:=[.E528]+[.D529]" office:value-type="float" office:value="19400" calcext:value-type="float">
            <text:p>19400</text:p>
          </table:table-cell>
          <table:table-cell table:formula="of:=IF(AND(NOT([.B529]=&quot;niedziela&quot;);NOT([.B529]=&quot;sobota&quot;));ROUNDDOWN(VLOOKUP([.C529];[.$M$1:.$N$4];2;0) * [.J529];0);0)" office:value-type="float" office:value="5" calcext:value-type="float">
            <text:p>5</text:p>
          </table:table-cell>
          <table:table-cell table:formula="of:=[.F529]*[.$N$8]" office:value-type="float" office:value="150" calcext:value-type="float">
            <text:p>150</text:p>
          </table:table-cell>
          <table:table-cell table:formula="of:=[.G529]+[.H528]" office:value-type="float" office:value="51930" calcext:value-type="float">
            <text:p>51930</text:p>
          </table:table-cell>
          <table:table-cell table:formula="of:=[.H529]-[.E529]" office:value-type="float" office:value="32530" calcext:value-type="float">
            <text:p>325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12" calcext:value-type="date">
            <text:p>12.06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30] = &quot;niedziela&quot;;[.$N$7]*[.J530];0)" office:value-type="float" office:value="0" calcext:value-type="float">
            <text:p>0</text:p>
          </table:table-cell>
          <table:table-cell table:formula="of:=[.E529]+[.D530]" office:value-type="float" office:value="19400" calcext:value-type="float">
            <text:p>19400</text:p>
          </table:table-cell>
          <table:table-cell table:formula="of:=IF(AND(NOT([.B530]=&quot;niedziela&quot;);NOT([.B530]=&quot;sobota&quot;));ROUNDDOWN(VLOOKUP([.C530];[.$M$1:.$N$4];2;0) * [.J530];0);0)" office:value-type="float" office:value="5" calcext:value-type="float">
            <text:p>5</text:p>
          </table:table-cell>
          <table:table-cell table:formula="of:=[.F530]*[.$N$8]" office:value-type="float" office:value="150" calcext:value-type="float">
            <text:p>150</text:p>
          </table:table-cell>
          <table:table-cell table:formula="of:=[.G530]+[.H529]" office:value-type="float" office:value="52080" calcext:value-type="float">
            <text:p>52080</text:p>
          </table:table-cell>
          <table:table-cell table:formula="of:=[.H530]-[.E530]" office:value-type="float" office:value="32680" calcext:value-type="float">
            <text:p>326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13" calcext:value-type="date">
            <text:p>13.06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31] = &quot;niedziela&quot;;[.$N$7]*[.J531];0)" office:value-type="float" office:value="0" calcext:value-type="float">
            <text:p>0</text:p>
          </table:table-cell>
          <table:table-cell table:formula="of:=[.E530]+[.D531]" office:value-type="float" office:value="19400" calcext:value-type="float">
            <text:p>19400</text:p>
          </table:table-cell>
          <table:table-cell table:formula="of:=IF(AND(NOT([.B531]=&quot;niedziela&quot;);NOT([.B531]=&quot;sobota&quot;));ROUNDDOWN(VLOOKUP([.C531];[.$M$1:.$N$4];2;0) * [.J531];0);0)" office:value-type="float" office:value="5" calcext:value-type="float">
            <text:p>5</text:p>
          </table:table-cell>
          <table:table-cell table:formula="of:=[.F531]*[.$N$8]" office:value-type="float" office:value="150" calcext:value-type="float">
            <text:p>150</text:p>
          </table:table-cell>
          <table:table-cell table:formula="of:=[.G531]+[.H530]" office:value-type="float" office:value="52230" calcext:value-type="float">
            <text:p>52230</text:p>
          </table:table-cell>
          <table:table-cell table:formula="of:=[.H531]-[.E531]" office:value-type="float" office:value="32830" calcext:value-type="float">
            <text:p>328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14" calcext:value-type="date">
            <text:p>14.06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wiosna</text:p>
          </table:table-cell>
          <table:table-cell table:formula="of:=IF([.B532] = &quot;niedziela&quot;;[.$N$7]*[.J532];0)" office:value-type="float" office:value="0" calcext:value-type="float">
            <text:p>0</text:p>
          </table:table-cell>
          <table:table-cell table:formula="of:=[.E531]+[.D532]" office:value-type="float" office:value="19400" calcext:value-type="float">
            <text:p>19400</text:p>
          </table:table-cell>
          <table:table-cell table:formula="of:=IF(AND(NOT([.B532]=&quot;niedziela&quot;);NOT([.B532]=&quot;sobota&quot;));ROUNDDOWN(VLOOKUP([.C532];[.$M$1:.$N$4];2;0) * [.J532];0);0)" office:value-type="float" office:value="5" calcext:value-type="float">
            <text:p>5</text:p>
          </table:table-cell>
          <table:table-cell table:formula="of:=[.F532]*[.$N$8]" office:value-type="float" office:value="150" calcext:value-type="float">
            <text:p>150</text:p>
          </table:table-cell>
          <table:table-cell table:formula="of:=[.G532]+[.H531]" office:value-type="float" office:value="52380" calcext:value-type="float">
            <text:p>52380</text:p>
          </table:table-cell>
          <table:table-cell table:formula="of:=[.H532]-[.E532]" office:value-type="float" office:value="32980" calcext:value-type="float">
            <text:p>32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15" calcext:value-type="date">
            <text:p>15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wiosna</text:p>
          </table:table-cell>
          <table:table-cell table:formula="of:=IF([.B533] = &quot;niedziela&quot;;[.$N$7]*[.J533];0)" office:value-type="float" office:value="0" calcext:value-type="float">
            <text:p>0</text:p>
          </table:table-cell>
          <table:table-cell table:formula="of:=[.E532]+[.D533]" office:value-type="float" office:value="19400" calcext:value-type="float">
            <text:p>19400</text:p>
          </table:table-cell>
          <table:table-cell table:formula="of:=IF(AND(NOT([.B533]=&quot;niedziela&quot;);NOT([.B533]=&quot;sobota&quot;));ROUNDDOWN(VLOOKUP([.C533];[.$M$1:.$N$4];2;0) * [.J533];0);0)" office:value-type="float" office:value="0" calcext:value-type="float">
            <text:p>0</text:p>
          </table:table-cell>
          <table:table-cell table:formula="of:=[.F533]*[.$N$8]" office:value-type="float" office:value="0" calcext:value-type="float">
            <text:p>0</text:p>
          </table:table-cell>
          <table:table-cell table:formula="of:=[.G533]+[.H532]" office:value-type="float" office:value="52380" calcext:value-type="float">
            <text:p>52380</text:p>
          </table:table-cell>
          <table:table-cell table:formula="of:=[.H533]-[.E533]" office:value-type="float" office:value="32980" calcext:value-type="float">
            <text:p>32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16" calcext:value-type="date">
            <text:p>16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wiosna</text:p>
          </table:table-cell>
          <table:table-cell table:formula="of:=IF([.B534] = &quot;niedziela&quot;;[.$N$7]*[.J534];0)" office:value-type="float" office:value="150" calcext:value-type="float">
            <text:p>150</text:p>
          </table:table-cell>
          <table:table-cell table:formula="of:=[.E533]+[.D534]" office:value-type="float" office:value="19550" calcext:value-type="float">
            <text:p>19550</text:p>
          </table:table-cell>
          <table:table-cell table:formula="of:=IF(AND(NOT([.B534]=&quot;niedziela&quot;);NOT([.B534]=&quot;sobota&quot;));ROUNDDOWN(VLOOKUP([.C534];[.$M$1:.$N$4];2;0) * [.J534];0);0)" office:value-type="float" office:value="0" calcext:value-type="float">
            <text:p>0</text:p>
          </table:table-cell>
          <table:table-cell table:formula="of:=[.F534]*[.$N$8]" office:value-type="float" office:value="0" calcext:value-type="float">
            <text:p>0</text:p>
          </table:table-cell>
          <table:table-cell table:formula="of:=[.G534]+[.H533]" office:value-type="float" office:value="52380" calcext:value-type="float">
            <text:p>52380</text:p>
          </table:table-cell>
          <table:table-cell table:formula="of:=[.H534]-[.E534]" office:value-type="float" office:value="32830" calcext:value-type="float">
            <text:p>328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17" calcext:value-type="date">
            <text:p>17.06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wiosna</text:p>
          </table:table-cell>
          <table:table-cell table:formula="of:=IF([.B535] = &quot;niedziela&quot;;[.$N$7]*[.J535];0)" office:value-type="float" office:value="0" calcext:value-type="float">
            <text:p>0</text:p>
          </table:table-cell>
          <table:table-cell table:formula="of:=[.E534]+[.D535]" office:value-type="float" office:value="19550" calcext:value-type="float">
            <text:p>19550</text:p>
          </table:table-cell>
          <table:table-cell table:formula="of:=IF(AND(NOT([.B535]=&quot;niedziela&quot;);NOT([.B535]=&quot;sobota&quot;));ROUNDDOWN(VLOOKUP([.C535];[.$M$1:.$N$4];2;0) * [.J535];0);0)" office:value-type="float" office:value="5" calcext:value-type="float">
            <text:p>5</text:p>
          </table:table-cell>
          <table:table-cell table:formula="of:=[.F535]*[.$N$8]" office:value-type="float" office:value="150" calcext:value-type="float">
            <text:p>150</text:p>
          </table:table-cell>
          <table:table-cell table:formula="of:=[.G535]+[.H534]" office:value-type="float" office:value="52530" calcext:value-type="float">
            <text:p>52530</text:p>
          </table:table-cell>
          <table:table-cell table:formula="of:=[.H535]-[.E535]" office:value-type="float" office:value="32980" calcext:value-type="float">
            <text:p>32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18" calcext:value-type="date">
            <text:p>18.06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wiosna</text:p>
          </table:table-cell>
          <table:table-cell table:formula="of:=IF([.B536] = &quot;niedziela&quot;;[.$N$7]*[.J536];0)" office:value-type="float" office:value="0" calcext:value-type="float">
            <text:p>0</text:p>
          </table:table-cell>
          <table:table-cell table:formula="of:=[.E535]+[.D536]" office:value-type="float" office:value="19550" calcext:value-type="float">
            <text:p>19550</text:p>
          </table:table-cell>
          <table:table-cell table:formula="of:=IF(AND(NOT([.B536]=&quot;niedziela&quot;);NOT([.B536]=&quot;sobota&quot;));ROUNDDOWN(VLOOKUP([.C536];[.$M$1:.$N$4];2;0) * [.J536];0);0)" office:value-type="float" office:value="5" calcext:value-type="float">
            <text:p>5</text:p>
          </table:table-cell>
          <table:table-cell table:formula="of:=[.F536]*[.$N$8]" office:value-type="float" office:value="150" calcext:value-type="float">
            <text:p>150</text:p>
          </table:table-cell>
          <table:table-cell table:formula="of:=[.G536]+[.H535]" office:value-type="float" office:value="52680" calcext:value-type="float">
            <text:p>52680</text:p>
          </table:table-cell>
          <table:table-cell table:formula="of:=[.H536]-[.E536]" office:value-type="float" office:value="33130" calcext:value-type="float">
            <text:p>331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19" calcext:value-type="date">
            <text:p>19.06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wiosna</text:p>
          </table:table-cell>
          <table:table-cell table:formula="of:=IF([.B537] = &quot;niedziela&quot;;[.$N$7]*[.J537];0)" office:value-type="float" office:value="0" calcext:value-type="float">
            <text:p>0</text:p>
          </table:table-cell>
          <table:table-cell table:formula="of:=[.E536]+[.D537]" office:value-type="float" office:value="19550" calcext:value-type="float">
            <text:p>19550</text:p>
          </table:table-cell>
          <table:table-cell table:formula="of:=IF(AND(NOT([.B537]=&quot;niedziela&quot;);NOT([.B537]=&quot;sobota&quot;));ROUNDDOWN(VLOOKUP([.C537];[.$M$1:.$N$4];2;0) * [.J537];0);0)" office:value-type="float" office:value="5" calcext:value-type="float">
            <text:p>5</text:p>
          </table:table-cell>
          <table:table-cell table:formula="of:=[.F537]*[.$N$8]" office:value-type="float" office:value="150" calcext:value-type="float">
            <text:p>150</text:p>
          </table:table-cell>
          <table:table-cell table:formula="of:=[.G537]+[.H536]" office:value-type="float" office:value="52830" calcext:value-type="float">
            <text:p>52830</text:p>
          </table:table-cell>
          <table:table-cell table:formula="of:=[.H537]-[.E537]" office:value-type="float" office:value="33280" calcext:value-type="float">
            <text:p>332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20" calcext:value-type="date">
            <text:p>20.06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wiosna</text:p>
          </table:table-cell>
          <table:table-cell table:formula="of:=IF([.B538] = &quot;niedziela&quot;;[.$N$7]*[.J538];0)" office:value-type="float" office:value="0" calcext:value-type="float">
            <text:p>0</text:p>
          </table:table-cell>
          <table:table-cell table:formula="of:=[.E537]+[.D538]" office:value-type="float" office:value="19550" calcext:value-type="float">
            <text:p>19550</text:p>
          </table:table-cell>
          <table:table-cell table:formula="of:=IF(AND(NOT([.B538]=&quot;niedziela&quot;);NOT([.B538]=&quot;sobota&quot;));ROUNDDOWN(VLOOKUP([.C538];[.$M$1:.$N$4];2;0) * [.J538];0);0)" office:value-type="float" office:value="5" calcext:value-type="float">
            <text:p>5</text:p>
          </table:table-cell>
          <table:table-cell table:formula="of:=[.F538]*[.$N$8]" office:value-type="float" office:value="150" calcext:value-type="float">
            <text:p>150</text:p>
          </table:table-cell>
          <table:table-cell table:formula="of:=[.G538]+[.H537]" office:value-type="float" office:value="52980" calcext:value-type="float">
            <text:p>52980</text:p>
          </table:table-cell>
          <table:table-cell table:formula="of:=[.H538]-[.E538]" office:value-type="float" office:value="33430" calcext:value-type="float">
            <text:p>334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21" calcext:value-type="date">
            <text:p>21.06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39] = &quot;niedziela&quot;;[.$N$7]*[.J539];0)" office:value-type="float" office:value="0" calcext:value-type="float">
            <text:p>0</text:p>
          </table:table-cell>
          <table:table-cell table:formula="of:=[.E538]+[.D539]" office:value-type="float" office:value="19550" calcext:value-type="float">
            <text:p>19550</text:p>
          </table:table-cell>
          <table:table-cell table:formula="of:=IF(AND(NOT([.B539]=&quot;niedziela&quot;);NOT([.B539]=&quot;sobota&quot;));ROUNDDOWN(VLOOKUP([.C539];[.$M$1:.$N$4];2;0) * [.J539];0);0)" office:value-type="float" office:value="9" calcext:value-type="float">
            <text:p>9</text:p>
          </table:table-cell>
          <table:table-cell table:formula="of:=[.F539]*[.$N$8]" office:value-type="float" office:value="270" calcext:value-type="float">
            <text:p>270</text:p>
          </table:table-cell>
          <table:table-cell table:formula="of:=[.G539]+[.H538]" office:value-type="float" office:value="53250" calcext:value-type="float">
            <text:p>53250</text:p>
          </table:table-cell>
          <table:table-cell table:formula="of:=[.H539]-[.E539]" office:value-type="float" office:value="33700" calcext:value-type="float">
            <text:p>33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22" calcext:value-type="date">
            <text:p>22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40] = &quot;niedziela&quot;;[.$N$7]*[.J540];0)" office:value-type="float" office:value="0" calcext:value-type="float">
            <text:p>0</text:p>
          </table:table-cell>
          <table:table-cell table:formula="of:=[.E539]+[.D540]" office:value-type="float" office:value="19550" calcext:value-type="float">
            <text:p>19550</text:p>
          </table:table-cell>
          <table:table-cell table:formula="of:=IF(AND(NOT([.B540]=&quot;niedziela&quot;);NOT([.B540]=&quot;sobota&quot;));ROUNDDOWN(VLOOKUP([.C540];[.$M$1:.$N$4];2;0) * [.J540];0);0)" office:value-type="float" office:value="0" calcext:value-type="float">
            <text:p>0</text:p>
          </table:table-cell>
          <table:table-cell table:formula="of:=[.F540]*[.$N$8]" office:value-type="float" office:value="0" calcext:value-type="float">
            <text:p>0</text:p>
          </table:table-cell>
          <table:table-cell table:formula="of:=[.G540]+[.H539]" office:value-type="float" office:value="53250" calcext:value-type="float">
            <text:p>53250</text:p>
          </table:table-cell>
          <table:table-cell table:formula="of:=[.H540]-[.E540]" office:value-type="float" office:value="33700" calcext:value-type="float">
            <text:p>33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23" calcext:value-type="date">
            <text:p>23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41] = &quot;niedziela&quot;;[.$N$7]*[.J541];0)" office:value-type="float" office:value="150" calcext:value-type="float">
            <text:p>150</text:p>
          </table:table-cell>
          <table:table-cell table:formula="of:=[.E540]+[.D541]" office:value-type="float" office:value="19700" calcext:value-type="float">
            <text:p>19700</text:p>
          </table:table-cell>
          <table:table-cell table:formula="of:=IF(AND(NOT([.B541]=&quot;niedziela&quot;);NOT([.B541]=&quot;sobota&quot;));ROUNDDOWN(VLOOKUP([.C541];[.$M$1:.$N$4];2;0) * [.J541];0);0)" office:value-type="float" office:value="0" calcext:value-type="float">
            <text:p>0</text:p>
          </table:table-cell>
          <table:table-cell table:formula="of:=[.F541]*[.$N$8]" office:value-type="float" office:value="0" calcext:value-type="float">
            <text:p>0</text:p>
          </table:table-cell>
          <table:table-cell table:formula="of:=[.G541]+[.H540]" office:value-type="float" office:value="53250" calcext:value-type="float">
            <text:p>53250</text:p>
          </table:table-cell>
          <table:table-cell table:formula="of:=[.H541]-[.E541]" office:value-type="float" office:value="33550" calcext:value-type="float">
            <text:p>335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24" calcext:value-type="date">
            <text:p>24.06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42] = &quot;niedziela&quot;;[.$N$7]*[.J542];0)" office:value-type="float" office:value="0" calcext:value-type="float">
            <text:p>0</text:p>
          </table:table-cell>
          <table:table-cell table:formula="of:=[.E541]+[.D542]" office:value-type="float" office:value="19700" calcext:value-type="float">
            <text:p>19700</text:p>
          </table:table-cell>
          <table:table-cell table:formula="of:=IF(AND(NOT([.B542]=&quot;niedziela&quot;);NOT([.B542]=&quot;sobota&quot;));ROUNDDOWN(VLOOKUP([.C542];[.$M$1:.$N$4];2;0) * [.J542];0);0)" office:value-type="float" office:value="9" calcext:value-type="float">
            <text:p>9</text:p>
          </table:table-cell>
          <table:table-cell table:formula="of:=[.F542]*[.$N$8]" office:value-type="float" office:value="270" calcext:value-type="float">
            <text:p>270</text:p>
          </table:table-cell>
          <table:table-cell table:formula="of:=[.G542]+[.H541]" office:value-type="float" office:value="53520" calcext:value-type="float">
            <text:p>53520</text:p>
          </table:table-cell>
          <table:table-cell table:formula="of:=[.H542]-[.E542]" office:value-type="float" office:value="33820" calcext:value-type="float">
            <text:p>338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25" calcext:value-type="date">
            <text:p>25.06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43] = &quot;niedziela&quot;;[.$N$7]*[.J543];0)" office:value-type="float" office:value="0" calcext:value-type="float">
            <text:p>0</text:p>
          </table:table-cell>
          <table:table-cell table:formula="of:=[.E542]+[.D543]" office:value-type="float" office:value="19700" calcext:value-type="float">
            <text:p>19700</text:p>
          </table:table-cell>
          <table:table-cell table:formula="of:=IF(AND(NOT([.B543]=&quot;niedziela&quot;);NOT([.B543]=&quot;sobota&quot;));ROUNDDOWN(VLOOKUP([.C543];[.$M$1:.$N$4];2;0) * [.J543];0);0)" office:value-type="float" office:value="9" calcext:value-type="float">
            <text:p>9</text:p>
          </table:table-cell>
          <table:table-cell table:formula="of:=[.F543]*[.$N$8]" office:value-type="float" office:value="270" calcext:value-type="float">
            <text:p>270</text:p>
          </table:table-cell>
          <table:table-cell table:formula="of:=[.G543]+[.H542]" office:value-type="float" office:value="53790" calcext:value-type="float">
            <text:p>53790</text:p>
          </table:table-cell>
          <table:table-cell table:formula="of:=[.H543]-[.E543]" office:value-type="float" office:value="34090" calcext:value-type="float">
            <text:p>340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26" calcext:value-type="date">
            <text:p>26.06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44] = &quot;niedziela&quot;;[.$N$7]*[.J544];0)" office:value-type="float" office:value="0" calcext:value-type="float">
            <text:p>0</text:p>
          </table:table-cell>
          <table:table-cell table:formula="of:=[.E543]+[.D544]" office:value-type="float" office:value="19700" calcext:value-type="float">
            <text:p>19700</text:p>
          </table:table-cell>
          <table:table-cell table:formula="of:=IF(AND(NOT([.B544]=&quot;niedziela&quot;);NOT([.B544]=&quot;sobota&quot;));ROUNDDOWN(VLOOKUP([.C544];[.$M$1:.$N$4];2;0) * [.J544];0);0)" office:value-type="float" office:value="9" calcext:value-type="float">
            <text:p>9</text:p>
          </table:table-cell>
          <table:table-cell table:formula="of:=[.F544]*[.$N$8]" office:value-type="float" office:value="270" calcext:value-type="float">
            <text:p>270</text:p>
          </table:table-cell>
          <table:table-cell table:formula="of:=[.G544]+[.H543]" office:value-type="float" office:value="54060" calcext:value-type="float">
            <text:p>54060</text:p>
          </table:table-cell>
          <table:table-cell table:formula="of:=[.H544]-[.E544]" office:value-type="float" office:value="34360" calcext:value-type="float">
            <text:p>343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27" calcext:value-type="date">
            <text:p>27.06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45] = &quot;niedziela&quot;;[.$N$7]*[.J545];0)" office:value-type="float" office:value="0" calcext:value-type="float">
            <text:p>0</text:p>
          </table:table-cell>
          <table:table-cell table:formula="of:=[.E544]+[.D545]" office:value-type="float" office:value="19700" calcext:value-type="float">
            <text:p>19700</text:p>
          </table:table-cell>
          <table:table-cell table:formula="of:=IF(AND(NOT([.B545]=&quot;niedziela&quot;);NOT([.B545]=&quot;sobota&quot;));ROUNDDOWN(VLOOKUP([.C545];[.$M$1:.$N$4];2;0) * [.J545];0);0)" office:value-type="float" office:value="9" calcext:value-type="float">
            <text:p>9</text:p>
          </table:table-cell>
          <table:table-cell table:formula="of:=[.F545]*[.$N$8]" office:value-type="float" office:value="270" calcext:value-type="float">
            <text:p>270</text:p>
          </table:table-cell>
          <table:table-cell table:formula="of:=[.G545]+[.H544]" office:value-type="float" office:value="54330" calcext:value-type="float">
            <text:p>54330</text:p>
          </table:table-cell>
          <table:table-cell table:formula="of:=[.H545]-[.E545]" office:value-type="float" office:value="34630" calcext:value-type="float">
            <text:p>346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28" calcext:value-type="date">
            <text:p>28.06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46] = &quot;niedziela&quot;;[.$N$7]*[.J546];0)" office:value-type="float" office:value="0" calcext:value-type="float">
            <text:p>0</text:p>
          </table:table-cell>
          <table:table-cell table:formula="of:=[.E545]+[.D546]" office:value-type="float" office:value="19700" calcext:value-type="float">
            <text:p>19700</text:p>
          </table:table-cell>
          <table:table-cell table:formula="of:=IF(AND(NOT([.B546]=&quot;niedziela&quot;);NOT([.B546]=&quot;sobota&quot;));ROUNDDOWN(VLOOKUP([.C546];[.$M$1:.$N$4];2;0) * [.J546];0);0)" office:value-type="float" office:value="9" calcext:value-type="float">
            <text:p>9</text:p>
          </table:table-cell>
          <table:table-cell table:formula="of:=[.F546]*[.$N$8]" office:value-type="float" office:value="270" calcext:value-type="float">
            <text:p>270</text:p>
          </table:table-cell>
          <table:table-cell table:formula="of:=[.G546]+[.H545]" office:value-type="float" office:value="54600" calcext:value-type="float">
            <text:p>54600</text:p>
          </table:table-cell>
          <table:table-cell table:formula="of:=[.H546]-[.E546]" office:value-type="float" office:value="34900" calcext:value-type="float">
            <text:p>349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29" calcext:value-type="date">
            <text:p>29.06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47] = &quot;niedziela&quot;;[.$N$7]*[.J547];0)" office:value-type="float" office:value="0" calcext:value-type="float">
            <text:p>0</text:p>
          </table:table-cell>
          <table:table-cell table:formula="of:=[.E546]+[.D547]" office:value-type="float" office:value="19700" calcext:value-type="float">
            <text:p>19700</text:p>
          </table:table-cell>
          <table:table-cell table:formula="of:=IF(AND(NOT([.B547]=&quot;niedziela&quot;);NOT([.B547]=&quot;sobota&quot;));ROUNDDOWN(VLOOKUP([.C547];[.$M$1:.$N$4];2;0) * [.J547];0);0)" office:value-type="float" office:value="0" calcext:value-type="float">
            <text:p>0</text:p>
          </table:table-cell>
          <table:table-cell table:formula="of:=[.F547]*[.$N$8]" office:value-type="float" office:value="0" calcext:value-type="float">
            <text:p>0</text:p>
          </table:table-cell>
          <table:table-cell table:formula="of:=[.G547]+[.H546]" office:value-type="float" office:value="54600" calcext:value-type="float">
            <text:p>54600</text:p>
          </table:table-cell>
          <table:table-cell table:formula="of:=[.H547]-[.E547]" office:value-type="float" office:value="34900" calcext:value-type="float">
            <text:p>349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6-30" calcext:value-type="date">
            <text:p>30.06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48] = &quot;niedziela&quot;;[.$N$7]*[.J548];0)" office:value-type="float" office:value="150" calcext:value-type="float">
            <text:p>150</text:p>
          </table:table-cell>
          <table:table-cell table:formula="of:=[.E547]+[.D548]" office:value-type="float" office:value="19850" calcext:value-type="float">
            <text:p>19850</text:p>
          </table:table-cell>
          <table:table-cell table:formula="of:=IF(AND(NOT([.B548]=&quot;niedziela&quot;);NOT([.B548]=&quot;sobota&quot;));ROUNDDOWN(VLOOKUP([.C548];[.$M$1:.$N$4];2;0) * [.J548];0);0)" office:value-type="float" office:value="0" calcext:value-type="float">
            <text:p>0</text:p>
          </table:table-cell>
          <table:table-cell table:formula="of:=[.F548]*[.$N$8]" office:value-type="float" office:value="0" calcext:value-type="float">
            <text:p>0</text:p>
          </table:table-cell>
          <table:table-cell table:formula="of:=[.G548]+[.H547]" office:value-type="float" office:value="54600" calcext:value-type="float">
            <text:p>54600</text:p>
          </table:table-cell>
          <table:table-cell table:formula="of:=[.H548]-[.E548]" office:value-type="float" office:value="34750" calcext:value-type="float">
            <text:p>347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01" calcext:value-type="date">
            <text:p>1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49] = &quot;niedziela&quot;;[.$N$7]*[.J549];0)" office:value-type="float" office:value="0" calcext:value-type="float">
            <text:p>0</text:p>
          </table:table-cell>
          <table:table-cell table:formula="of:=[.E548]+[.D549]" office:value-type="float" office:value="19850" calcext:value-type="float">
            <text:p>19850</text:p>
          </table:table-cell>
          <table:table-cell table:formula="of:=IF(AND(NOT([.B549]=&quot;niedziela&quot;);NOT([.B549]=&quot;sobota&quot;));ROUNDDOWN(VLOOKUP([.C549];[.$M$1:.$N$4];2;0) * [.J549];0);0)" office:value-type="float" office:value="9" calcext:value-type="float">
            <text:p>9</text:p>
          </table:table-cell>
          <table:table-cell table:formula="of:=[.F549]*[.$N$8]" office:value-type="float" office:value="270" calcext:value-type="float">
            <text:p>270</text:p>
          </table:table-cell>
          <table:table-cell table:formula="of:=[.G549]+[.H548]" office:value-type="float" office:value="54870" calcext:value-type="float">
            <text:p>54870</text:p>
          </table:table-cell>
          <table:table-cell table:formula="of:=[.H549]-[.E549]" office:value-type="float" office:value="35020" calcext:value-type="float">
            <text:p>350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02" calcext:value-type="date">
            <text:p>2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50] = &quot;niedziela&quot;;[.$N$7]*[.J550];0)" office:value-type="float" office:value="0" calcext:value-type="float">
            <text:p>0</text:p>
          </table:table-cell>
          <table:table-cell table:formula="of:=[.E549]+[.D550]" office:value-type="float" office:value="19850" calcext:value-type="float">
            <text:p>19850</text:p>
          </table:table-cell>
          <table:table-cell table:formula="of:=IF(AND(NOT([.B550]=&quot;niedziela&quot;);NOT([.B550]=&quot;sobota&quot;));ROUNDDOWN(VLOOKUP([.C550];[.$M$1:.$N$4];2;0) * [.J550];0);0)" office:value-type="float" office:value="9" calcext:value-type="float">
            <text:p>9</text:p>
          </table:table-cell>
          <table:table-cell table:formula="of:=[.F550]*[.$N$8]" office:value-type="float" office:value="270" calcext:value-type="float">
            <text:p>270</text:p>
          </table:table-cell>
          <table:table-cell table:formula="of:=[.G550]+[.H549]" office:value-type="float" office:value="55140" calcext:value-type="float">
            <text:p>55140</text:p>
          </table:table-cell>
          <table:table-cell table:formula="of:=[.H550]-[.E550]" office:value-type="float" office:value="35290" calcext:value-type="float">
            <text:p>352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03" calcext:value-type="date">
            <text:p>3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51] = &quot;niedziela&quot;;[.$N$7]*[.J551];0)" office:value-type="float" office:value="0" calcext:value-type="float">
            <text:p>0</text:p>
          </table:table-cell>
          <table:table-cell table:formula="of:=[.E550]+[.D551]" office:value-type="float" office:value="19850" calcext:value-type="float">
            <text:p>19850</text:p>
          </table:table-cell>
          <table:table-cell table:formula="of:=IF(AND(NOT([.B551]=&quot;niedziela&quot;);NOT([.B551]=&quot;sobota&quot;));ROUNDDOWN(VLOOKUP([.C551];[.$M$1:.$N$4];2;0) * [.J551];0);0)" office:value-type="float" office:value="9" calcext:value-type="float">
            <text:p>9</text:p>
          </table:table-cell>
          <table:table-cell table:formula="of:=[.F551]*[.$N$8]" office:value-type="float" office:value="270" calcext:value-type="float">
            <text:p>270</text:p>
          </table:table-cell>
          <table:table-cell table:formula="of:=[.G551]+[.H550]" office:value-type="float" office:value="55410" calcext:value-type="float">
            <text:p>55410</text:p>
          </table:table-cell>
          <table:table-cell table:formula="of:=[.H551]-[.E551]" office:value-type="float" office:value="35560" calcext:value-type="float">
            <text:p>355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04" calcext:value-type="date">
            <text:p>4.07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52] = &quot;niedziela&quot;;[.$N$7]*[.J552];0)" office:value-type="float" office:value="0" calcext:value-type="float">
            <text:p>0</text:p>
          </table:table-cell>
          <table:table-cell table:formula="of:=[.E551]+[.D552]" office:value-type="float" office:value="19850" calcext:value-type="float">
            <text:p>19850</text:p>
          </table:table-cell>
          <table:table-cell table:formula="of:=IF(AND(NOT([.B552]=&quot;niedziela&quot;);NOT([.B552]=&quot;sobota&quot;));ROUNDDOWN(VLOOKUP([.C552];[.$M$1:.$N$4];2;0) * [.J552];0);0)" office:value-type="float" office:value="9" calcext:value-type="float">
            <text:p>9</text:p>
          </table:table-cell>
          <table:table-cell table:formula="of:=[.F552]*[.$N$8]" office:value-type="float" office:value="270" calcext:value-type="float">
            <text:p>270</text:p>
          </table:table-cell>
          <table:table-cell table:formula="of:=[.G552]+[.H551]" office:value-type="float" office:value="55680" calcext:value-type="float">
            <text:p>55680</text:p>
          </table:table-cell>
          <table:table-cell table:formula="of:=[.H552]-[.E552]" office:value-type="float" office:value="35830" calcext:value-type="float">
            <text:p>358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05" calcext:value-type="date">
            <text:p>5.07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53] = &quot;niedziela&quot;;[.$N$7]*[.J553];0)" office:value-type="float" office:value="0" calcext:value-type="float">
            <text:p>0</text:p>
          </table:table-cell>
          <table:table-cell table:formula="of:=[.E552]+[.D553]" office:value-type="float" office:value="19850" calcext:value-type="float">
            <text:p>19850</text:p>
          </table:table-cell>
          <table:table-cell table:formula="of:=IF(AND(NOT([.B553]=&quot;niedziela&quot;);NOT([.B553]=&quot;sobota&quot;));ROUNDDOWN(VLOOKUP([.C553];[.$M$1:.$N$4];2;0) * [.J553];0);0)" office:value-type="float" office:value="9" calcext:value-type="float">
            <text:p>9</text:p>
          </table:table-cell>
          <table:table-cell table:formula="of:=[.F553]*[.$N$8]" office:value-type="float" office:value="270" calcext:value-type="float">
            <text:p>270</text:p>
          </table:table-cell>
          <table:table-cell table:formula="of:=[.G553]+[.H552]" office:value-type="float" office:value="55950" calcext:value-type="float">
            <text:p>55950</text:p>
          </table:table-cell>
          <table:table-cell table:formula="of:=[.H553]-[.E553]" office:value-type="float" office:value="36100" calcext:value-type="float">
            <text:p>36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06" calcext:value-type="date">
            <text:p>6.07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54] = &quot;niedziela&quot;;[.$N$7]*[.J554];0)" office:value-type="float" office:value="0" calcext:value-type="float">
            <text:p>0</text:p>
          </table:table-cell>
          <table:table-cell table:formula="of:=[.E553]+[.D554]" office:value-type="float" office:value="19850" calcext:value-type="float">
            <text:p>19850</text:p>
          </table:table-cell>
          <table:table-cell table:formula="of:=IF(AND(NOT([.B554]=&quot;niedziela&quot;);NOT([.B554]=&quot;sobota&quot;));ROUNDDOWN(VLOOKUP([.C554];[.$M$1:.$N$4];2;0) * [.J554];0);0)" office:value-type="float" office:value="0" calcext:value-type="float">
            <text:p>0</text:p>
          </table:table-cell>
          <table:table-cell table:formula="of:=[.F554]*[.$N$8]" office:value-type="float" office:value="0" calcext:value-type="float">
            <text:p>0</text:p>
          </table:table-cell>
          <table:table-cell table:formula="of:=[.G554]+[.H553]" office:value-type="float" office:value="55950" calcext:value-type="float">
            <text:p>55950</text:p>
          </table:table-cell>
          <table:table-cell table:formula="of:=[.H554]-[.E554]" office:value-type="float" office:value="36100" calcext:value-type="float">
            <text:p>36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07" calcext:value-type="date">
            <text:p>7.07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55] = &quot;niedziela&quot;;[.$N$7]*[.J555];0)" office:value-type="float" office:value="150" calcext:value-type="float">
            <text:p>150</text:p>
          </table:table-cell>
          <table:table-cell table:formula="of:=[.E554]+[.D555]" office:value-type="float" office:value="20000" calcext:value-type="float">
            <text:p>20000</text:p>
          </table:table-cell>
          <table:table-cell table:formula="of:=IF(AND(NOT([.B555]=&quot;niedziela&quot;);NOT([.B555]=&quot;sobota&quot;));ROUNDDOWN(VLOOKUP([.C555];[.$M$1:.$N$4];2;0) * [.J555];0);0)" office:value-type="float" office:value="0" calcext:value-type="float">
            <text:p>0</text:p>
          </table:table-cell>
          <table:table-cell table:formula="of:=[.F555]*[.$N$8]" office:value-type="float" office:value="0" calcext:value-type="float">
            <text:p>0</text:p>
          </table:table-cell>
          <table:table-cell table:formula="of:=[.G555]+[.H554]" office:value-type="float" office:value="55950" calcext:value-type="float">
            <text:p>55950</text:p>
          </table:table-cell>
          <table:table-cell table:formula="of:=[.H555]-[.E555]" office:value-type="float" office:value="35950" calcext:value-type="float">
            <text:p>359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08" calcext:value-type="date">
            <text:p>8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56] = &quot;niedziela&quot;;[.$N$7]*[.J556];0)" office:value-type="float" office:value="0" calcext:value-type="float">
            <text:p>0</text:p>
          </table:table-cell>
          <table:table-cell table:formula="of:=[.E555]+[.D556]" office:value-type="float" office:value="20000" calcext:value-type="float">
            <text:p>20000</text:p>
          </table:table-cell>
          <table:table-cell table:formula="of:=IF(AND(NOT([.B556]=&quot;niedziela&quot;);NOT([.B556]=&quot;sobota&quot;));ROUNDDOWN(VLOOKUP([.C556];[.$M$1:.$N$4];2;0) * [.J556];0);0)" office:value-type="float" office:value="9" calcext:value-type="float">
            <text:p>9</text:p>
          </table:table-cell>
          <table:table-cell table:formula="of:=[.F556]*[.$N$8]" office:value-type="float" office:value="270" calcext:value-type="float">
            <text:p>270</text:p>
          </table:table-cell>
          <table:table-cell table:formula="of:=[.G556]+[.H555]" office:value-type="float" office:value="56220" calcext:value-type="float">
            <text:p>56220</text:p>
          </table:table-cell>
          <table:table-cell table:formula="of:=[.H556]-[.E556]" office:value-type="float" office:value="36220" calcext:value-type="float">
            <text:p>362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09" calcext:value-type="date">
            <text:p>9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57] = &quot;niedziela&quot;;[.$N$7]*[.J557];0)" office:value-type="float" office:value="0" calcext:value-type="float">
            <text:p>0</text:p>
          </table:table-cell>
          <table:table-cell table:formula="of:=[.E556]+[.D557]" office:value-type="float" office:value="20000" calcext:value-type="float">
            <text:p>20000</text:p>
          </table:table-cell>
          <table:table-cell table:formula="of:=IF(AND(NOT([.B557]=&quot;niedziela&quot;);NOT([.B557]=&quot;sobota&quot;));ROUNDDOWN(VLOOKUP([.C557];[.$M$1:.$N$4];2;0) * [.J557];0);0)" office:value-type="float" office:value="9" calcext:value-type="float">
            <text:p>9</text:p>
          </table:table-cell>
          <table:table-cell table:formula="of:=[.F557]*[.$N$8]" office:value-type="float" office:value="270" calcext:value-type="float">
            <text:p>270</text:p>
          </table:table-cell>
          <table:table-cell table:formula="of:=[.G557]+[.H556]" office:value-type="float" office:value="56490" calcext:value-type="float">
            <text:p>56490</text:p>
          </table:table-cell>
          <table:table-cell table:formula="of:=[.H557]-[.E557]" office:value-type="float" office:value="36490" calcext:value-type="float">
            <text:p>364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10" calcext:value-type="date">
            <text:p>10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58] = &quot;niedziela&quot;;[.$N$7]*[.J558];0)" office:value-type="float" office:value="0" calcext:value-type="float">
            <text:p>0</text:p>
          </table:table-cell>
          <table:table-cell table:formula="of:=[.E557]+[.D558]" office:value-type="float" office:value="20000" calcext:value-type="float">
            <text:p>20000</text:p>
          </table:table-cell>
          <table:table-cell table:formula="of:=IF(AND(NOT([.B558]=&quot;niedziela&quot;);NOT([.B558]=&quot;sobota&quot;));ROUNDDOWN(VLOOKUP([.C558];[.$M$1:.$N$4];2;0) * [.J558];0);0)" office:value-type="float" office:value="9" calcext:value-type="float">
            <text:p>9</text:p>
          </table:table-cell>
          <table:table-cell table:formula="of:=[.F558]*[.$N$8]" office:value-type="float" office:value="270" calcext:value-type="float">
            <text:p>270</text:p>
          </table:table-cell>
          <table:table-cell table:formula="of:=[.G558]+[.H557]" office:value-type="float" office:value="56760" calcext:value-type="float">
            <text:p>56760</text:p>
          </table:table-cell>
          <table:table-cell table:formula="of:=[.H558]-[.E558]" office:value-type="float" office:value="36760" calcext:value-type="float">
            <text:p>367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11" calcext:value-type="date">
            <text:p>11.07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59] = &quot;niedziela&quot;;[.$N$7]*[.J559];0)" office:value-type="float" office:value="0" calcext:value-type="float">
            <text:p>0</text:p>
          </table:table-cell>
          <table:table-cell table:formula="of:=[.E558]+[.D559]" office:value-type="float" office:value="20000" calcext:value-type="float">
            <text:p>20000</text:p>
          </table:table-cell>
          <table:table-cell table:formula="of:=IF(AND(NOT([.B559]=&quot;niedziela&quot;);NOT([.B559]=&quot;sobota&quot;));ROUNDDOWN(VLOOKUP([.C559];[.$M$1:.$N$4];2;0) * [.J559];0);0)" office:value-type="float" office:value="9" calcext:value-type="float">
            <text:p>9</text:p>
          </table:table-cell>
          <table:table-cell table:formula="of:=[.F559]*[.$N$8]" office:value-type="float" office:value="270" calcext:value-type="float">
            <text:p>270</text:p>
          </table:table-cell>
          <table:table-cell table:formula="of:=[.G559]+[.H558]" office:value-type="float" office:value="57030" calcext:value-type="float">
            <text:p>57030</text:p>
          </table:table-cell>
          <table:table-cell table:formula="of:=[.H559]-[.E559]" office:value-type="float" office:value="37030" calcext:value-type="float">
            <text:p>370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12" calcext:value-type="date">
            <text:p>12.07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60] = &quot;niedziela&quot;;[.$N$7]*[.J560];0)" office:value-type="float" office:value="0" calcext:value-type="float">
            <text:p>0</text:p>
          </table:table-cell>
          <table:table-cell table:formula="of:=[.E559]+[.D560]" office:value-type="float" office:value="20000" calcext:value-type="float">
            <text:p>20000</text:p>
          </table:table-cell>
          <table:table-cell table:formula="of:=IF(AND(NOT([.B560]=&quot;niedziela&quot;);NOT([.B560]=&quot;sobota&quot;));ROUNDDOWN(VLOOKUP([.C560];[.$M$1:.$N$4];2;0) * [.J560];0);0)" office:value-type="float" office:value="9" calcext:value-type="float">
            <text:p>9</text:p>
          </table:table-cell>
          <table:table-cell table:formula="of:=[.F560]*[.$N$8]" office:value-type="float" office:value="270" calcext:value-type="float">
            <text:p>270</text:p>
          </table:table-cell>
          <table:table-cell table:formula="of:=[.G560]+[.H559]" office:value-type="float" office:value="57300" calcext:value-type="float">
            <text:p>57300</text:p>
          </table:table-cell>
          <table:table-cell table:formula="of:=[.H560]-[.E560]" office:value-type="float" office:value="37300" calcext:value-type="float">
            <text:p>37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13" calcext:value-type="date">
            <text:p>13.07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61] = &quot;niedziela&quot;;[.$N$7]*[.J561];0)" office:value-type="float" office:value="0" calcext:value-type="float">
            <text:p>0</text:p>
          </table:table-cell>
          <table:table-cell table:formula="of:=[.E560]+[.D561]" office:value-type="float" office:value="20000" calcext:value-type="float">
            <text:p>20000</text:p>
          </table:table-cell>
          <table:table-cell table:formula="of:=IF(AND(NOT([.B561]=&quot;niedziela&quot;);NOT([.B561]=&quot;sobota&quot;));ROUNDDOWN(VLOOKUP([.C561];[.$M$1:.$N$4];2;0) * [.J561];0);0)" office:value-type="float" office:value="0" calcext:value-type="float">
            <text:p>0</text:p>
          </table:table-cell>
          <table:table-cell table:formula="of:=[.F561]*[.$N$8]" office:value-type="float" office:value="0" calcext:value-type="float">
            <text:p>0</text:p>
          </table:table-cell>
          <table:table-cell table:formula="of:=[.G561]+[.H560]" office:value-type="float" office:value="57300" calcext:value-type="float">
            <text:p>57300</text:p>
          </table:table-cell>
          <table:table-cell table:formula="of:=[.H561]-[.E561]" office:value-type="float" office:value="37300" calcext:value-type="float">
            <text:p>37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14" calcext:value-type="date">
            <text:p>14.07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62] = &quot;niedziela&quot;;[.$N$7]*[.J562];0)" office:value-type="float" office:value="150" calcext:value-type="float">
            <text:p>150</text:p>
          </table:table-cell>
          <table:table-cell table:formula="of:=[.E561]+[.D562]" office:value-type="float" office:value="20150" calcext:value-type="float">
            <text:p>20150</text:p>
          </table:table-cell>
          <table:table-cell table:formula="of:=IF(AND(NOT([.B562]=&quot;niedziela&quot;);NOT([.B562]=&quot;sobota&quot;));ROUNDDOWN(VLOOKUP([.C562];[.$M$1:.$N$4];2;0) * [.J562];0);0)" office:value-type="float" office:value="0" calcext:value-type="float">
            <text:p>0</text:p>
          </table:table-cell>
          <table:table-cell table:formula="of:=[.F562]*[.$N$8]" office:value-type="float" office:value="0" calcext:value-type="float">
            <text:p>0</text:p>
          </table:table-cell>
          <table:table-cell table:formula="of:=[.G562]+[.H561]" office:value-type="float" office:value="57300" calcext:value-type="float">
            <text:p>57300</text:p>
          </table:table-cell>
          <table:table-cell table:formula="of:=[.H562]-[.E562]" office:value-type="float" office:value="37150" calcext:value-type="float">
            <text:p>371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15" calcext:value-type="date">
            <text:p>15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63] = &quot;niedziela&quot;;[.$N$7]*[.J563];0)" office:value-type="float" office:value="0" calcext:value-type="float">
            <text:p>0</text:p>
          </table:table-cell>
          <table:table-cell table:formula="of:=[.E562]+[.D563]" office:value-type="float" office:value="20150" calcext:value-type="float">
            <text:p>20150</text:p>
          </table:table-cell>
          <table:table-cell table:formula="of:=IF(AND(NOT([.B563]=&quot;niedziela&quot;);NOT([.B563]=&quot;sobota&quot;));ROUNDDOWN(VLOOKUP([.C563];[.$M$1:.$N$4];2;0) * [.J563];0);0)" office:value-type="float" office:value="9" calcext:value-type="float">
            <text:p>9</text:p>
          </table:table-cell>
          <table:table-cell table:formula="of:=[.F563]*[.$N$8]" office:value-type="float" office:value="270" calcext:value-type="float">
            <text:p>270</text:p>
          </table:table-cell>
          <table:table-cell table:formula="of:=[.G563]+[.H562]" office:value-type="float" office:value="57570" calcext:value-type="float">
            <text:p>57570</text:p>
          </table:table-cell>
          <table:table-cell table:formula="of:=[.H563]-[.E563]" office:value-type="float" office:value="37420" calcext:value-type="float">
            <text:p>374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16" calcext:value-type="date">
            <text:p>16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64] = &quot;niedziela&quot;;[.$N$7]*[.J564];0)" office:value-type="float" office:value="0" calcext:value-type="float">
            <text:p>0</text:p>
          </table:table-cell>
          <table:table-cell table:formula="of:=[.E563]+[.D564]" office:value-type="float" office:value="20150" calcext:value-type="float">
            <text:p>20150</text:p>
          </table:table-cell>
          <table:table-cell table:formula="of:=IF(AND(NOT([.B564]=&quot;niedziela&quot;);NOT([.B564]=&quot;sobota&quot;));ROUNDDOWN(VLOOKUP([.C564];[.$M$1:.$N$4];2;0) * [.J564];0);0)" office:value-type="float" office:value="9" calcext:value-type="float">
            <text:p>9</text:p>
          </table:table-cell>
          <table:table-cell table:formula="of:=[.F564]*[.$N$8]" office:value-type="float" office:value="270" calcext:value-type="float">
            <text:p>270</text:p>
          </table:table-cell>
          <table:table-cell table:formula="of:=[.G564]+[.H563]" office:value-type="float" office:value="57840" calcext:value-type="float">
            <text:p>57840</text:p>
          </table:table-cell>
          <table:table-cell table:formula="of:=[.H564]-[.E564]" office:value-type="float" office:value="37690" calcext:value-type="float">
            <text:p>376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17" calcext:value-type="date">
            <text:p>17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65] = &quot;niedziela&quot;;[.$N$7]*[.J565];0)" office:value-type="float" office:value="0" calcext:value-type="float">
            <text:p>0</text:p>
          </table:table-cell>
          <table:table-cell table:formula="of:=[.E564]+[.D565]" office:value-type="float" office:value="20150" calcext:value-type="float">
            <text:p>20150</text:p>
          </table:table-cell>
          <table:table-cell table:formula="of:=IF(AND(NOT([.B565]=&quot;niedziela&quot;);NOT([.B565]=&quot;sobota&quot;));ROUNDDOWN(VLOOKUP([.C565];[.$M$1:.$N$4];2;0) * [.J565];0);0)" office:value-type="float" office:value="9" calcext:value-type="float">
            <text:p>9</text:p>
          </table:table-cell>
          <table:table-cell table:formula="of:=[.F565]*[.$N$8]" office:value-type="float" office:value="270" calcext:value-type="float">
            <text:p>270</text:p>
          </table:table-cell>
          <table:table-cell table:formula="of:=[.G565]+[.H564]" office:value-type="float" office:value="58110" calcext:value-type="float">
            <text:p>58110</text:p>
          </table:table-cell>
          <table:table-cell table:formula="of:=[.H565]-[.E565]" office:value-type="float" office:value="37960" calcext:value-type="float">
            <text:p>379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18" calcext:value-type="date">
            <text:p>18.07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66] = &quot;niedziela&quot;;[.$N$7]*[.J566];0)" office:value-type="float" office:value="0" calcext:value-type="float">
            <text:p>0</text:p>
          </table:table-cell>
          <table:table-cell table:formula="of:=[.E565]+[.D566]" office:value-type="float" office:value="20150" calcext:value-type="float">
            <text:p>20150</text:p>
          </table:table-cell>
          <table:table-cell table:formula="of:=IF(AND(NOT([.B566]=&quot;niedziela&quot;);NOT([.B566]=&quot;sobota&quot;));ROUNDDOWN(VLOOKUP([.C566];[.$M$1:.$N$4];2;0) * [.J566];0);0)" office:value-type="float" office:value="9" calcext:value-type="float">
            <text:p>9</text:p>
          </table:table-cell>
          <table:table-cell table:formula="of:=[.F566]*[.$N$8]" office:value-type="float" office:value="270" calcext:value-type="float">
            <text:p>270</text:p>
          </table:table-cell>
          <table:table-cell table:formula="of:=[.G566]+[.H565]" office:value-type="float" office:value="58380" calcext:value-type="float">
            <text:p>58380</text:p>
          </table:table-cell>
          <table:table-cell table:formula="of:=[.H566]-[.E566]" office:value-type="float" office:value="38230" calcext:value-type="float">
            <text:p>382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19" calcext:value-type="date">
            <text:p>19.07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67] = &quot;niedziela&quot;;[.$N$7]*[.J567];0)" office:value-type="float" office:value="0" calcext:value-type="float">
            <text:p>0</text:p>
          </table:table-cell>
          <table:table-cell table:formula="of:=[.E566]+[.D567]" office:value-type="float" office:value="20150" calcext:value-type="float">
            <text:p>20150</text:p>
          </table:table-cell>
          <table:table-cell table:formula="of:=IF(AND(NOT([.B567]=&quot;niedziela&quot;);NOT([.B567]=&quot;sobota&quot;));ROUNDDOWN(VLOOKUP([.C567];[.$M$1:.$N$4];2;0) * [.J567];0);0)" office:value-type="float" office:value="9" calcext:value-type="float">
            <text:p>9</text:p>
          </table:table-cell>
          <table:table-cell table:formula="of:=[.F567]*[.$N$8]" office:value-type="float" office:value="270" calcext:value-type="float">
            <text:p>270</text:p>
          </table:table-cell>
          <table:table-cell table:formula="of:=[.G567]+[.H566]" office:value-type="float" office:value="58650" calcext:value-type="float">
            <text:p>58650</text:p>
          </table:table-cell>
          <table:table-cell table:formula="of:=[.H567]-[.E567]" office:value-type="float" office:value="38500" calcext:value-type="float">
            <text:p>385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20" calcext:value-type="date">
            <text:p>20.07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68] = &quot;niedziela&quot;;[.$N$7]*[.J568];0)" office:value-type="float" office:value="0" calcext:value-type="float">
            <text:p>0</text:p>
          </table:table-cell>
          <table:table-cell table:formula="of:=[.E567]+[.D568]" office:value-type="float" office:value="20150" calcext:value-type="float">
            <text:p>20150</text:p>
          </table:table-cell>
          <table:table-cell table:formula="of:=IF(AND(NOT([.B568]=&quot;niedziela&quot;);NOT([.B568]=&quot;sobota&quot;));ROUNDDOWN(VLOOKUP([.C568];[.$M$1:.$N$4];2;0) * [.J568];0);0)" office:value-type="float" office:value="0" calcext:value-type="float">
            <text:p>0</text:p>
          </table:table-cell>
          <table:table-cell table:formula="of:=[.F568]*[.$N$8]" office:value-type="float" office:value="0" calcext:value-type="float">
            <text:p>0</text:p>
          </table:table-cell>
          <table:table-cell table:formula="of:=[.G568]+[.H567]" office:value-type="float" office:value="58650" calcext:value-type="float">
            <text:p>58650</text:p>
          </table:table-cell>
          <table:table-cell table:formula="of:=[.H568]-[.E568]" office:value-type="float" office:value="38500" calcext:value-type="float">
            <text:p>385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21" calcext:value-type="date">
            <text:p>21.07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69] = &quot;niedziela&quot;;[.$N$7]*[.J569];0)" office:value-type="float" office:value="150" calcext:value-type="float">
            <text:p>150</text:p>
          </table:table-cell>
          <table:table-cell table:formula="of:=[.E568]+[.D569]" office:value-type="float" office:value="20300" calcext:value-type="float">
            <text:p>20300</text:p>
          </table:table-cell>
          <table:table-cell table:formula="of:=IF(AND(NOT([.B569]=&quot;niedziela&quot;);NOT([.B569]=&quot;sobota&quot;));ROUNDDOWN(VLOOKUP([.C569];[.$M$1:.$N$4];2;0) * [.J569];0);0)" office:value-type="float" office:value="0" calcext:value-type="float">
            <text:p>0</text:p>
          </table:table-cell>
          <table:table-cell table:formula="of:=[.F569]*[.$N$8]" office:value-type="float" office:value="0" calcext:value-type="float">
            <text:p>0</text:p>
          </table:table-cell>
          <table:table-cell table:formula="of:=[.G569]+[.H568]" office:value-type="float" office:value="58650" calcext:value-type="float">
            <text:p>58650</text:p>
          </table:table-cell>
          <table:table-cell table:formula="of:=[.H569]-[.E569]" office:value-type="float" office:value="38350" calcext:value-type="float">
            <text:p>383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22" calcext:value-type="date">
            <text:p>22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70] = &quot;niedziela&quot;;[.$N$7]*[.J570];0)" office:value-type="float" office:value="0" calcext:value-type="float">
            <text:p>0</text:p>
          </table:table-cell>
          <table:table-cell table:formula="of:=[.E569]+[.D570]" office:value-type="float" office:value="20300" calcext:value-type="float">
            <text:p>20300</text:p>
          </table:table-cell>
          <table:table-cell table:formula="of:=IF(AND(NOT([.B570]=&quot;niedziela&quot;);NOT([.B570]=&quot;sobota&quot;));ROUNDDOWN(VLOOKUP([.C570];[.$M$1:.$N$4];2;0) * [.J570];0);0)" office:value-type="float" office:value="9" calcext:value-type="float">
            <text:p>9</text:p>
          </table:table-cell>
          <table:table-cell table:formula="of:=[.F570]*[.$N$8]" office:value-type="float" office:value="270" calcext:value-type="float">
            <text:p>270</text:p>
          </table:table-cell>
          <table:table-cell table:formula="of:=[.G570]+[.H569]" office:value-type="float" office:value="58920" calcext:value-type="float">
            <text:p>58920</text:p>
          </table:table-cell>
          <table:table-cell table:formula="of:=[.H570]-[.E570]" office:value-type="float" office:value="38620" calcext:value-type="float">
            <text:p>386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23" calcext:value-type="date">
            <text:p>23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71] = &quot;niedziela&quot;;[.$N$7]*[.J571];0)" office:value-type="float" office:value="0" calcext:value-type="float">
            <text:p>0</text:p>
          </table:table-cell>
          <table:table-cell table:formula="of:=[.E570]+[.D571]" office:value-type="float" office:value="20300" calcext:value-type="float">
            <text:p>20300</text:p>
          </table:table-cell>
          <table:table-cell table:formula="of:=IF(AND(NOT([.B571]=&quot;niedziela&quot;);NOT([.B571]=&quot;sobota&quot;));ROUNDDOWN(VLOOKUP([.C571];[.$M$1:.$N$4];2;0) * [.J571];0);0)" office:value-type="float" office:value="9" calcext:value-type="float">
            <text:p>9</text:p>
          </table:table-cell>
          <table:table-cell table:formula="of:=[.F571]*[.$N$8]" office:value-type="float" office:value="270" calcext:value-type="float">
            <text:p>270</text:p>
          </table:table-cell>
          <table:table-cell table:formula="of:=[.G571]+[.H570]" office:value-type="float" office:value="59190" calcext:value-type="float">
            <text:p>59190</text:p>
          </table:table-cell>
          <table:table-cell table:formula="of:=[.H571]-[.E571]" office:value-type="float" office:value="38890" calcext:value-type="float">
            <text:p>388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24" calcext:value-type="date">
            <text:p>24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72] = &quot;niedziela&quot;;[.$N$7]*[.J572];0)" office:value-type="float" office:value="0" calcext:value-type="float">
            <text:p>0</text:p>
          </table:table-cell>
          <table:table-cell table:formula="of:=[.E571]+[.D572]" office:value-type="float" office:value="20300" calcext:value-type="float">
            <text:p>20300</text:p>
          </table:table-cell>
          <table:table-cell table:formula="of:=IF(AND(NOT([.B572]=&quot;niedziela&quot;);NOT([.B572]=&quot;sobota&quot;));ROUNDDOWN(VLOOKUP([.C572];[.$M$1:.$N$4];2;0) * [.J572];0);0)" office:value-type="float" office:value="9" calcext:value-type="float">
            <text:p>9</text:p>
          </table:table-cell>
          <table:table-cell table:formula="of:=[.F572]*[.$N$8]" office:value-type="float" office:value="270" calcext:value-type="float">
            <text:p>270</text:p>
          </table:table-cell>
          <table:table-cell table:formula="of:=[.G572]+[.H571]" office:value-type="float" office:value="59460" calcext:value-type="float">
            <text:p>59460</text:p>
          </table:table-cell>
          <table:table-cell table:formula="of:=[.H572]-[.E572]" office:value-type="float" office:value="39160" calcext:value-type="float">
            <text:p>391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25" calcext:value-type="date">
            <text:p>25.07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73] = &quot;niedziela&quot;;[.$N$7]*[.J573];0)" office:value-type="float" office:value="0" calcext:value-type="float">
            <text:p>0</text:p>
          </table:table-cell>
          <table:table-cell table:formula="of:=[.E572]+[.D573]" office:value-type="float" office:value="20300" calcext:value-type="float">
            <text:p>20300</text:p>
          </table:table-cell>
          <table:table-cell table:formula="of:=IF(AND(NOT([.B573]=&quot;niedziela&quot;);NOT([.B573]=&quot;sobota&quot;));ROUNDDOWN(VLOOKUP([.C573];[.$M$1:.$N$4];2;0) * [.J573];0);0)" office:value-type="float" office:value="9" calcext:value-type="float">
            <text:p>9</text:p>
          </table:table-cell>
          <table:table-cell table:formula="of:=[.F573]*[.$N$8]" office:value-type="float" office:value="270" calcext:value-type="float">
            <text:p>270</text:p>
          </table:table-cell>
          <table:table-cell table:formula="of:=[.G573]+[.H572]" office:value-type="float" office:value="59730" calcext:value-type="float">
            <text:p>59730</text:p>
          </table:table-cell>
          <table:table-cell table:formula="of:=[.H573]-[.E573]" office:value-type="float" office:value="39430" calcext:value-type="float">
            <text:p>394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26" calcext:value-type="date">
            <text:p>26.07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74] = &quot;niedziela&quot;;[.$N$7]*[.J574];0)" office:value-type="float" office:value="0" calcext:value-type="float">
            <text:p>0</text:p>
          </table:table-cell>
          <table:table-cell table:formula="of:=[.E573]+[.D574]" office:value-type="float" office:value="20300" calcext:value-type="float">
            <text:p>20300</text:p>
          </table:table-cell>
          <table:table-cell table:formula="of:=IF(AND(NOT([.B574]=&quot;niedziela&quot;);NOT([.B574]=&quot;sobota&quot;));ROUNDDOWN(VLOOKUP([.C574];[.$M$1:.$N$4];2;0) * [.J574];0);0)" office:value-type="float" office:value="9" calcext:value-type="float">
            <text:p>9</text:p>
          </table:table-cell>
          <table:table-cell table:formula="of:=[.F574]*[.$N$8]" office:value-type="float" office:value="270" calcext:value-type="float">
            <text:p>270</text:p>
          </table:table-cell>
          <table:table-cell table:formula="of:=[.G574]+[.H573]" office:value-type="float" office:value="60000" calcext:value-type="float">
            <text:p>60000</text:p>
          </table:table-cell>
          <table:table-cell table:formula="of:=[.H574]-[.E574]" office:value-type="float" office:value="39700" calcext:value-type="float">
            <text:p>39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27" calcext:value-type="date">
            <text:p>27.07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75] = &quot;niedziela&quot;;[.$N$7]*[.J575];0)" office:value-type="float" office:value="0" calcext:value-type="float">
            <text:p>0</text:p>
          </table:table-cell>
          <table:table-cell table:formula="of:=[.E574]+[.D575]" office:value-type="float" office:value="20300" calcext:value-type="float">
            <text:p>20300</text:p>
          </table:table-cell>
          <table:table-cell table:formula="of:=IF(AND(NOT([.B575]=&quot;niedziela&quot;);NOT([.B575]=&quot;sobota&quot;));ROUNDDOWN(VLOOKUP([.C575];[.$M$1:.$N$4];2;0) * [.J575];0);0)" office:value-type="float" office:value="0" calcext:value-type="float">
            <text:p>0</text:p>
          </table:table-cell>
          <table:table-cell table:formula="of:=[.F575]*[.$N$8]" office:value-type="float" office:value="0" calcext:value-type="float">
            <text:p>0</text:p>
          </table:table-cell>
          <table:table-cell table:formula="of:=[.G575]+[.H574]" office:value-type="float" office:value="60000" calcext:value-type="float">
            <text:p>60000</text:p>
          </table:table-cell>
          <table:table-cell table:formula="of:=[.H575]-[.E575]" office:value-type="float" office:value="39700" calcext:value-type="float">
            <text:p>39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28" calcext:value-type="date">
            <text:p>28.07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76] = &quot;niedziela&quot;;[.$N$7]*[.J576];0)" office:value-type="float" office:value="150" calcext:value-type="float">
            <text:p>150</text:p>
          </table:table-cell>
          <table:table-cell table:formula="of:=[.E575]+[.D576]" office:value-type="float" office:value="20450" calcext:value-type="float">
            <text:p>20450</text:p>
          </table:table-cell>
          <table:table-cell table:formula="of:=IF(AND(NOT([.B576]=&quot;niedziela&quot;);NOT([.B576]=&quot;sobota&quot;));ROUNDDOWN(VLOOKUP([.C576];[.$M$1:.$N$4];2;0) * [.J576];0);0)" office:value-type="float" office:value="0" calcext:value-type="float">
            <text:p>0</text:p>
          </table:table-cell>
          <table:table-cell table:formula="of:=[.F576]*[.$N$8]" office:value-type="float" office:value="0" calcext:value-type="float">
            <text:p>0</text:p>
          </table:table-cell>
          <table:table-cell table:formula="of:=[.G576]+[.H575]" office:value-type="float" office:value="60000" calcext:value-type="float">
            <text:p>60000</text:p>
          </table:table-cell>
          <table:table-cell table:formula="of:=[.H576]-[.E576]" office:value-type="float" office:value="39550" calcext:value-type="float">
            <text:p>395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29" calcext:value-type="date">
            <text:p>29.07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77] = &quot;niedziela&quot;;[.$N$7]*[.J577];0)" office:value-type="float" office:value="0" calcext:value-type="float">
            <text:p>0</text:p>
          </table:table-cell>
          <table:table-cell table:formula="of:=[.E576]+[.D577]" office:value-type="float" office:value="20450" calcext:value-type="float">
            <text:p>20450</text:p>
          </table:table-cell>
          <table:table-cell table:formula="of:=IF(AND(NOT([.B577]=&quot;niedziela&quot;);NOT([.B577]=&quot;sobota&quot;));ROUNDDOWN(VLOOKUP([.C577];[.$M$1:.$N$4];2;0) * [.J577];0);0)" office:value-type="float" office:value="9" calcext:value-type="float">
            <text:p>9</text:p>
          </table:table-cell>
          <table:table-cell table:formula="of:=[.F577]*[.$N$8]" office:value-type="float" office:value="270" calcext:value-type="float">
            <text:p>270</text:p>
          </table:table-cell>
          <table:table-cell table:formula="of:=[.G577]+[.H576]" office:value-type="float" office:value="60270" calcext:value-type="float">
            <text:p>60270</text:p>
          </table:table-cell>
          <table:table-cell table:formula="of:=[.H577]-[.E577]" office:value-type="float" office:value="39820" calcext:value-type="float">
            <text:p>398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30" calcext:value-type="date">
            <text:p>30.07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78] = &quot;niedziela&quot;;[.$N$7]*[.J578];0)" office:value-type="float" office:value="0" calcext:value-type="float">
            <text:p>0</text:p>
          </table:table-cell>
          <table:table-cell table:formula="of:=[.E577]+[.D578]" office:value-type="float" office:value="20450" calcext:value-type="float">
            <text:p>20450</text:p>
          </table:table-cell>
          <table:table-cell table:formula="of:=IF(AND(NOT([.B578]=&quot;niedziela&quot;);NOT([.B578]=&quot;sobota&quot;));ROUNDDOWN(VLOOKUP([.C578];[.$M$1:.$N$4];2;0) * [.J578];0);0)" office:value-type="float" office:value="9" calcext:value-type="float">
            <text:p>9</text:p>
          </table:table-cell>
          <table:table-cell table:formula="of:=[.F578]*[.$N$8]" office:value-type="float" office:value="270" calcext:value-type="float">
            <text:p>270</text:p>
          </table:table-cell>
          <table:table-cell table:formula="of:=[.G578]+[.H577]" office:value-type="float" office:value="60540" calcext:value-type="float">
            <text:p>60540</text:p>
          </table:table-cell>
          <table:table-cell table:formula="of:=[.H578]-[.E578]" office:value-type="float" office:value="40090" calcext:value-type="float">
            <text:p>400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7-31" calcext:value-type="date">
            <text:p>31.07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79] = &quot;niedziela&quot;;[.$N$7]*[.J579];0)" office:value-type="float" office:value="0" calcext:value-type="float">
            <text:p>0</text:p>
          </table:table-cell>
          <table:table-cell table:formula="of:=[.E578]+[.D579]" office:value-type="float" office:value="20450" calcext:value-type="float">
            <text:p>20450</text:p>
          </table:table-cell>
          <table:table-cell table:formula="of:=IF(AND(NOT([.B579]=&quot;niedziela&quot;);NOT([.B579]=&quot;sobota&quot;));ROUNDDOWN(VLOOKUP([.C579];[.$M$1:.$N$4];2;0) * [.J579];0);0)" office:value-type="float" office:value="9" calcext:value-type="float">
            <text:p>9</text:p>
          </table:table-cell>
          <table:table-cell table:formula="of:=[.F579]*[.$N$8]" office:value-type="float" office:value="270" calcext:value-type="float">
            <text:p>270</text:p>
          </table:table-cell>
          <table:table-cell table:formula="of:=[.G579]+[.H578]" office:value-type="float" office:value="60810" calcext:value-type="float">
            <text:p>60810</text:p>
          </table:table-cell>
          <table:table-cell table:formula="of:=[.H579]-[.E579]" office:value-type="float" office:value="40360" calcext:value-type="float">
            <text:p>403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01" calcext:value-type="date">
            <text:p>1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80] = &quot;niedziela&quot;;[.$N$7]*[.J580];0)" office:value-type="float" office:value="0" calcext:value-type="float">
            <text:p>0</text:p>
          </table:table-cell>
          <table:table-cell table:formula="of:=[.E579]+[.D580]" office:value-type="float" office:value="20450" calcext:value-type="float">
            <text:p>20450</text:p>
          </table:table-cell>
          <table:table-cell table:formula="of:=IF(AND(NOT([.B580]=&quot;niedziela&quot;);NOT([.B580]=&quot;sobota&quot;));ROUNDDOWN(VLOOKUP([.C580];[.$M$1:.$N$4];2;0) * [.J580];0);0)" office:value-type="float" office:value="9" calcext:value-type="float">
            <text:p>9</text:p>
          </table:table-cell>
          <table:table-cell table:formula="of:=[.F580]*[.$N$8]" office:value-type="float" office:value="270" calcext:value-type="float">
            <text:p>270</text:p>
          </table:table-cell>
          <table:table-cell table:formula="of:=[.G580]+[.H579]" office:value-type="float" office:value="61080" calcext:value-type="float">
            <text:p>61080</text:p>
          </table:table-cell>
          <table:table-cell table:formula="of:=[.H580]-[.E580]" office:value-type="float" office:value="40630" calcext:value-type="float">
            <text:p>406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02" calcext:value-type="date">
            <text:p>2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81] = &quot;niedziela&quot;;[.$N$7]*[.J581];0)" office:value-type="float" office:value="0" calcext:value-type="float">
            <text:p>0</text:p>
          </table:table-cell>
          <table:table-cell table:formula="of:=[.E580]+[.D581]" office:value-type="float" office:value="20450" calcext:value-type="float">
            <text:p>20450</text:p>
          </table:table-cell>
          <table:table-cell table:formula="of:=IF(AND(NOT([.B581]=&quot;niedziela&quot;);NOT([.B581]=&quot;sobota&quot;));ROUNDDOWN(VLOOKUP([.C581];[.$M$1:.$N$4];2;0) * [.J581];0);0)" office:value-type="float" office:value="9" calcext:value-type="float">
            <text:p>9</text:p>
          </table:table-cell>
          <table:table-cell table:formula="of:=[.F581]*[.$N$8]" office:value-type="float" office:value="270" calcext:value-type="float">
            <text:p>270</text:p>
          </table:table-cell>
          <table:table-cell table:formula="of:=[.G581]+[.H580]" office:value-type="float" office:value="61350" calcext:value-type="float">
            <text:p>61350</text:p>
          </table:table-cell>
          <table:table-cell table:formula="of:=[.H581]-[.E581]" office:value-type="float" office:value="40900" calcext:value-type="float">
            <text:p>409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03" calcext:value-type="date">
            <text:p>3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82] = &quot;niedziela&quot;;[.$N$7]*[.J582];0)" office:value-type="float" office:value="0" calcext:value-type="float">
            <text:p>0</text:p>
          </table:table-cell>
          <table:table-cell table:formula="of:=[.E581]+[.D582]" office:value-type="float" office:value="20450" calcext:value-type="float">
            <text:p>20450</text:p>
          </table:table-cell>
          <table:table-cell table:formula="of:=IF(AND(NOT([.B582]=&quot;niedziela&quot;);NOT([.B582]=&quot;sobota&quot;));ROUNDDOWN(VLOOKUP([.C582];[.$M$1:.$N$4];2;0) * [.J582];0);0)" office:value-type="float" office:value="0" calcext:value-type="float">
            <text:p>0</text:p>
          </table:table-cell>
          <table:table-cell table:formula="of:=[.F582]*[.$N$8]" office:value-type="float" office:value="0" calcext:value-type="float">
            <text:p>0</text:p>
          </table:table-cell>
          <table:table-cell table:formula="of:=[.G582]+[.H581]" office:value-type="float" office:value="61350" calcext:value-type="float">
            <text:p>61350</text:p>
          </table:table-cell>
          <table:table-cell table:formula="of:=[.H582]-[.E582]" office:value-type="float" office:value="40900" calcext:value-type="float">
            <text:p>409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04" calcext:value-type="date">
            <text:p>4.08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83] = &quot;niedziela&quot;;[.$N$7]*[.J583];0)" office:value-type="float" office:value="150" calcext:value-type="float">
            <text:p>150</text:p>
          </table:table-cell>
          <table:table-cell table:formula="of:=[.E582]+[.D583]" office:value-type="float" office:value="20600" calcext:value-type="float">
            <text:p>20600</text:p>
          </table:table-cell>
          <table:table-cell table:formula="of:=IF(AND(NOT([.B583]=&quot;niedziela&quot;);NOT([.B583]=&quot;sobota&quot;));ROUNDDOWN(VLOOKUP([.C583];[.$M$1:.$N$4];2;0) * [.J583];0);0)" office:value-type="float" office:value="0" calcext:value-type="float">
            <text:p>0</text:p>
          </table:table-cell>
          <table:table-cell table:formula="of:=[.F583]*[.$N$8]" office:value-type="float" office:value="0" calcext:value-type="float">
            <text:p>0</text:p>
          </table:table-cell>
          <table:table-cell table:formula="of:=[.G583]+[.H582]" office:value-type="float" office:value="61350" calcext:value-type="float">
            <text:p>61350</text:p>
          </table:table-cell>
          <table:table-cell table:formula="of:=[.H583]-[.E583]" office:value-type="float" office:value="40750" calcext:value-type="float">
            <text:p>407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05" calcext:value-type="date">
            <text:p>5.08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84] = &quot;niedziela&quot;;[.$N$7]*[.J584];0)" office:value-type="float" office:value="0" calcext:value-type="float">
            <text:p>0</text:p>
          </table:table-cell>
          <table:table-cell table:formula="of:=[.E583]+[.D584]" office:value-type="float" office:value="20600" calcext:value-type="float">
            <text:p>20600</text:p>
          </table:table-cell>
          <table:table-cell table:formula="of:=IF(AND(NOT([.B584]=&quot;niedziela&quot;);NOT([.B584]=&quot;sobota&quot;));ROUNDDOWN(VLOOKUP([.C584];[.$M$1:.$N$4];2;0) * [.J584];0);0)" office:value-type="float" office:value="9" calcext:value-type="float">
            <text:p>9</text:p>
          </table:table-cell>
          <table:table-cell table:formula="of:=[.F584]*[.$N$8]" office:value-type="float" office:value="270" calcext:value-type="float">
            <text:p>270</text:p>
          </table:table-cell>
          <table:table-cell table:formula="of:=[.G584]+[.H583]" office:value-type="float" office:value="61620" calcext:value-type="float">
            <text:p>61620</text:p>
          </table:table-cell>
          <table:table-cell table:formula="of:=[.H584]-[.E584]" office:value-type="float" office:value="41020" calcext:value-type="float">
            <text:p>410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06" calcext:value-type="date">
            <text:p>6.08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85] = &quot;niedziela&quot;;[.$N$7]*[.J585];0)" office:value-type="float" office:value="0" calcext:value-type="float">
            <text:p>0</text:p>
          </table:table-cell>
          <table:table-cell table:formula="of:=[.E584]+[.D585]" office:value-type="float" office:value="20600" calcext:value-type="float">
            <text:p>20600</text:p>
          </table:table-cell>
          <table:table-cell table:formula="of:=IF(AND(NOT([.B585]=&quot;niedziela&quot;);NOT([.B585]=&quot;sobota&quot;));ROUNDDOWN(VLOOKUP([.C585];[.$M$1:.$N$4];2;0) * [.J585];0);0)" office:value-type="float" office:value="9" calcext:value-type="float">
            <text:p>9</text:p>
          </table:table-cell>
          <table:table-cell table:formula="of:=[.F585]*[.$N$8]" office:value-type="float" office:value="270" calcext:value-type="float">
            <text:p>270</text:p>
          </table:table-cell>
          <table:table-cell table:formula="of:=[.G585]+[.H584]" office:value-type="float" office:value="61890" calcext:value-type="float">
            <text:p>61890</text:p>
          </table:table-cell>
          <table:table-cell table:formula="of:=[.H585]-[.E585]" office:value-type="float" office:value="41290" calcext:value-type="float">
            <text:p>412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07" calcext:value-type="date">
            <text:p>7.08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86] = &quot;niedziela&quot;;[.$N$7]*[.J586];0)" office:value-type="float" office:value="0" calcext:value-type="float">
            <text:p>0</text:p>
          </table:table-cell>
          <table:table-cell table:formula="of:=[.E585]+[.D586]" office:value-type="float" office:value="20600" calcext:value-type="float">
            <text:p>20600</text:p>
          </table:table-cell>
          <table:table-cell table:formula="of:=IF(AND(NOT([.B586]=&quot;niedziela&quot;);NOT([.B586]=&quot;sobota&quot;));ROUNDDOWN(VLOOKUP([.C586];[.$M$1:.$N$4];2;0) * [.J586];0);0)" office:value-type="float" office:value="9" calcext:value-type="float">
            <text:p>9</text:p>
          </table:table-cell>
          <table:table-cell table:formula="of:=[.F586]*[.$N$8]" office:value-type="float" office:value="270" calcext:value-type="float">
            <text:p>270</text:p>
          </table:table-cell>
          <table:table-cell table:formula="of:=[.G586]+[.H585]" office:value-type="float" office:value="62160" calcext:value-type="float">
            <text:p>62160</text:p>
          </table:table-cell>
          <table:table-cell table:formula="of:=[.H586]-[.E586]" office:value-type="float" office:value="41560" calcext:value-type="float">
            <text:p>415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08" calcext:value-type="date">
            <text:p>8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87] = &quot;niedziela&quot;;[.$N$7]*[.J587];0)" office:value-type="float" office:value="0" calcext:value-type="float">
            <text:p>0</text:p>
          </table:table-cell>
          <table:table-cell table:formula="of:=[.E586]+[.D587]" office:value-type="float" office:value="20600" calcext:value-type="float">
            <text:p>20600</text:p>
          </table:table-cell>
          <table:table-cell table:formula="of:=IF(AND(NOT([.B587]=&quot;niedziela&quot;);NOT([.B587]=&quot;sobota&quot;));ROUNDDOWN(VLOOKUP([.C587];[.$M$1:.$N$4];2;0) * [.J587];0);0)" office:value-type="float" office:value="9" calcext:value-type="float">
            <text:p>9</text:p>
          </table:table-cell>
          <table:table-cell table:formula="of:=[.F587]*[.$N$8]" office:value-type="float" office:value="270" calcext:value-type="float">
            <text:p>270</text:p>
          </table:table-cell>
          <table:table-cell table:formula="of:=[.G587]+[.H586]" office:value-type="float" office:value="62430" calcext:value-type="float">
            <text:p>62430</text:p>
          </table:table-cell>
          <table:table-cell table:formula="of:=[.H587]-[.E587]" office:value-type="float" office:value="41830" calcext:value-type="float">
            <text:p>418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09" calcext:value-type="date">
            <text:p>9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88] = &quot;niedziela&quot;;[.$N$7]*[.J588];0)" office:value-type="float" office:value="0" calcext:value-type="float">
            <text:p>0</text:p>
          </table:table-cell>
          <table:table-cell table:formula="of:=[.E587]+[.D588]" office:value-type="float" office:value="20600" calcext:value-type="float">
            <text:p>20600</text:p>
          </table:table-cell>
          <table:table-cell table:formula="of:=IF(AND(NOT([.B588]=&quot;niedziela&quot;);NOT([.B588]=&quot;sobota&quot;));ROUNDDOWN(VLOOKUP([.C588];[.$M$1:.$N$4];2;0) * [.J588];0);0)" office:value-type="float" office:value="9" calcext:value-type="float">
            <text:p>9</text:p>
          </table:table-cell>
          <table:table-cell table:formula="of:=[.F588]*[.$N$8]" office:value-type="float" office:value="270" calcext:value-type="float">
            <text:p>270</text:p>
          </table:table-cell>
          <table:table-cell table:formula="of:=[.G588]+[.H587]" office:value-type="float" office:value="62700" calcext:value-type="float">
            <text:p>62700</text:p>
          </table:table-cell>
          <table:table-cell table:formula="of:=[.H588]-[.E588]" office:value-type="float" office:value="42100" calcext:value-type="float">
            <text:p>42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10" calcext:value-type="date">
            <text:p>10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89] = &quot;niedziela&quot;;[.$N$7]*[.J589];0)" office:value-type="float" office:value="0" calcext:value-type="float">
            <text:p>0</text:p>
          </table:table-cell>
          <table:table-cell table:formula="of:=[.E588]+[.D589]" office:value-type="float" office:value="20600" calcext:value-type="float">
            <text:p>20600</text:p>
          </table:table-cell>
          <table:table-cell table:formula="of:=IF(AND(NOT([.B589]=&quot;niedziela&quot;);NOT([.B589]=&quot;sobota&quot;));ROUNDDOWN(VLOOKUP([.C589];[.$M$1:.$N$4];2;0) * [.J589];0);0)" office:value-type="float" office:value="0" calcext:value-type="float">
            <text:p>0</text:p>
          </table:table-cell>
          <table:table-cell table:formula="of:=[.F589]*[.$N$8]" office:value-type="float" office:value="0" calcext:value-type="float">
            <text:p>0</text:p>
          </table:table-cell>
          <table:table-cell table:formula="of:=[.G589]+[.H588]" office:value-type="float" office:value="62700" calcext:value-type="float">
            <text:p>62700</text:p>
          </table:table-cell>
          <table:table-cell table:formula="of:=[.H589]-[.E589]" office:value-type="float" office:value="42100" calcext:value-type="float">
            <text:p>42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11" calcext:value-type="date">
            <text:p>11.08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90] = &quot;niedziela&quot;;[.$N$7]*[.J590];0)" office:value-type="float" office:value="150" calcext:value-type="float">
            <text:p>150</text:p>
          </table:table-cell>
          <table:table-cell table:formula="of:=[.E589]+[.D590]" office:value-type="float" office:value="20750" calcext:value-type="float">
            <text:p>20750</text:p>
          </table:table-cell>
          <table:table-cell table:formula="of:=IF(AND(NOT([.B590]=&quot;niedziela&quot;);NOT([.B590]=&quot;sobota&quot;));ROUNDDOWN(VLOOKUP([.C590];[.$M$1:.$N$4];2;0) * [.J590];0);0)" office:value-type="float" office:value="0" calcext:value-type="float">
            <text:p>0</text:p>
          </table:table-cell>
          <table:table-cell table:formula="of:=[.F590]*[.$N$8]" office:value-type="float" office:value="0" calcext:value-type="float">
            <text:p>0</text:p>
          </table:table-cell>
          <table:table-cell table:formula="of:=[.G590]+[.H589]" office:value-type="float" office:value="62700" calcext:value-type="float">
            <text:p>62700</text:p>
          </table:table-cell>
          <table:table-cell table:formula="of:=[.H590]-[.E590]" office:value-type="float" office:value="41950" calcext:value-type="float">
            <text:p>419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12" calcext:value-type="date">
            <text:p>12.08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91] = &quot;niedziela&quot;;[.$N$7]*[.J591];0)" office:value-type="float" office:value="0" calcext:value-type="float">
            <text:p>0</text:p>
          </table:table-cell>
          <table:table-cell table:formula="of:=[.E590]+[.D591]" office:value-type="float" office:value="20750" calcext:value-type="float">
            <text:p>20750</text:p>
          </table:table-cell>
          <table:table-cell table:formula="of:=IF(AND(NOT([.B591]=&quot;niedziela&quot;);NOT([.B591]=&quot;sobota&quot;));ROUNDDOWN(VLOOKUP([.C591];[.$M$1:.$N$4];2;0) * [.J591];0);0)" office:value-type="float" office:value="9" calcext:value-type="float">
            <text:p>9</text:p>
          </table:table-cell>
          <table:table-cell table:formula="of:=[.F591]*[.$N$8]" office:value-type="float" office:value="270" calcext:value-type="float">
            <text:p>270</text:p>
          </table:table-cell>
          <table:table-cell table:formula="of:=[.G591]+[.H590]" office:value-type="float" office:value="62970" calcext:value-type="float">
            <text:p>62970</text:p>
          </table:table-cell>
          <table:table-cell table:formula="of:=[.H591]-[.E591]" office:value-type="float" office:value="42220" calcext:value-type="float">
            <text:p>422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13" calcext:value-type="date">
            <text:p>13.08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92] = &quot;niedziela&quot;;[.$N$7]*[.J592];0)" office:value-type="float" office:value="0" calcext:value-type="float">
            <text:p>0</text:p>
          </table:table-cell>
          <table:table-cell table:formula="of:=[.E591]+[.D592]" office:value-type="float" office:value="20750" calcext:value-type="float">
            <text:p>20750</text:p>
          </table:table-cell>
          <table:table-cell table:formula="of:=IF(AND(NOT([.B592]=&quot;niedziela&quot;);NOT([.B592]=&quot;sobota&quot;));ROUNDDOWN(VLOOKUP([.C592];[.$M$1:.$N$4];2;0) * [.J592];0);0)" office:value-type="float" office:value="9" calcext:value-type="float">
            <text:p>9</text:p>
          </table:table-cell>
          <table:table-cell table:formula="of:=[.F592]*[.$N$8]" office:value-type="float" office:value="270" calcext:value-type="float">
            <text:p>270</text:p>
          </table:table-cell>
          <table:table-cell table:formula="of:=[.G592]+[.H591]" office:value-type="float" office:value="63240" calcext:value-type="float">
            <text:p>63240</text:p>
          </table:table-cell>
          <table:table-cell table:formula="of:=[.H592]-[.E592]" office:value-type="float" office:value="42490" calcext:value-type="float">
            <text:p>424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14" calcext:value-type="date">
            <text:p>14.08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593] = &quot;niedziela&quot;;[.$N$7]*[.J593];0)" office:value-type="float" office:value="0" calcext:value-type="float">
            <text:p>0</text:p>
          </table:table-cell>
          <table:table-cell table:formula="of:=[.E592]+[.D593]" office:value-type="float" office:value="20750" calcext:value-type="float">
            <text:p>20750</text:p>
          </table:table-cell>
          <table:table-cell table:formula="of:=IF(AND(NOT([.B593]=&quot;niedziela&quot;);NOT([.B593]=&quot;sobota&quot;));ROUNDDOWN(VLOOKUP([.C593];[.$M$1:.$N$4];2;0) * [.J593];0);0)" office:value-type="float" office:value="9" calcext:value-type="float">
            <text:p>9</text:p>
          </table:table-cell>
          <table:table-cell table:formula="of:=[.F593]*[.$N$8]" office:value-type="float" office:value="270" calcext:value-type="float">
            <text:p>270</text:p>
          </table:table-cell>
          <table:table-cell table:formula="of:=[.G593]+[.H592]" office:value-type="float" office:value="63510" calcext:value-type="float">
            <text:p>63510</text:p>
          </table:table-cell>
          <table:table-cell table:formula="of:=[.H593]-[.E593]" office:value-type="float" office:value="42760" calcext:value-type="float">
            <text:p>427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15" calcext:value-type="date">
            <text:p>15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594] = &quot;niedziela&quot;;[.$N$7]*[.J594];0)" office:value-type="float" office:value="0" calcext:value-type="float">
            <text:p>0</text:p>
          </table:table-cell>
          <table:table-cell table:formula="of:=[.E593]+[.D594]" office:value-type="float" office:value="20750" calcext:value-type="float">
            <text:p>20750</text:p>
          </table:table-cell>
          <table:table-cell table:formula="of:=IF(AND(NOT([.B594]=&quot;niedziela&quot;);NOT([.B594]=&quot;sobota&quot;));ROUNDDOWN(VLOOKUP([.C594];[.$M$1:.$N$4];2;0) * [.J594];0);0)" office:value-type="float" office:value="9" calcext:value-type="float">
            <text:p>9</text:p>
          </table:table-cell>
          <table:table-cell table:formula="of:=[.F594]*[.$N$8]" office:value-type="float" office:value="270" calcext:value-type="float">
            <text:p>270</text:p>
          </table:table-cell>
          <table:table-cell table:formula="of:=[.G594]+[.H593]" office:value-type="float" office:value="63780" calcext:value-type="float">
            <text:p>63780</text:p>
          </table:table-cell>
          <table:table-cell table:formula="of:=[.H594]-[.E594]" office:value-type="float" office:value="43030" calcext:value-type="float">
            <text:p>430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16" calcext:value-type="date">
            <text:p>16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595] = &quot;niedziela&quot;;[.$N$7]*[.J595];0)" office:value-type="float" office:value="0" calcext:value-type="float">
            <text:p>0</text:p>
          </table:table-cell>
          <table:table-cell table:formula="of:=[.E594]+[.D595]" office:value-type="float" office:value="20750" calcext:value-type="float">
            <text:p>20750</text:p>
          </table:table-cell>
          <table:table-cell table:formula="of:=IF(AND(NOT([.B595]=&quot;niedziela&quot;);NOT([.B595]=&quot;sobota&quot;));ROUNDDOWN(VLOOKUP([.C595];[.$M$1:.$N$4];2;0) * [.J595];0);0)" office:value-type="float" office:value="9" calcext:value-type="float">
            <text:p>9</text:p>
          </table:table-cell>
          <table:table-cell table:formula="of:=[.F595]*[.$N$8]" office:value-type="float" office:value="270" calcext:value-type="float">
            <text:p>270</text:p>
          </table:table-cell>
          <table:table-cell table:formula="of:=[.G595]+[.H594]" office:value-type="float" office:value="64050" calcext:value-type="float">
            <text:p>64050</text:p>
          </table:table-cell>
          <table:table-cell table:formula="of:=[.H595]-[.E595]" office:value-type="float" office:value="43300" calcext:value-type="float">
            <text:p>43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17" calcext:value-type="date">
            <text:p>17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596] = &quot;niedziela&quot;;[.$N$7]*[.J596];0)" office:value-type="float" office:value="0" calcext:value-type="float">
            <text:p>0</text:p>
          </table:table-cell>
          <table:table-cell table:formula="of:=[.E595]+[.D596]" office:value-type="float" office:value="20750" calcext:value-type="float">
            <text:p>20750</text:p>
          </table:table-cell>
          <table:table-cell table:formula="of:=IF(AND(NOT([.B596]=&quot;niedziela&quot;);NOT([.B596]=&quot;sobota&quot;));ROUNDDOWN(VLOOKUP([.C596];[.$M$1:.$N$4];2;0) * [.J596];0);0)" office:value-type="float" office:value="0" calcext:value-type="float">
            <text:p>0</text:p>
          </table:table-cell>
          <table:table-cell table:formula="of:=[.F596]*[.$N$8]" office:value-type="float" office:value="0" calcext:value-type="float">
            <text:p>0</text:p>
          </table:table-cell>
          <table:table-cell table:formula="of:=[.G596]+[.H595]" office:value-type="float" office:value="64050" calcext:value-type="float">
            <text:p>64050</text:p>
          </table:table-cell>
          <table:table-cell table:formula="of:=[.H596]-[.E596]" office:value-type="float" office:value="43300" calcext:value-type="float">
            <text:p>43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18" calcext:value-type="date">
            <text:p>18.08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597] = &quot;niedziela&quot;;[.$N$7]*[.J597];0)" office:value-type="float" office:value="150" calcext:value-type="float">
            <text:p>150</text:p>
          </table:table-cell>
          <table:table-cell table:formula="of:=[.E596]+[.D597]" office:value-type="float" office:value="20900" calcext:value-type="float">
            <text:p>20900</text:p>
          </table:table-cell>
          <table:table-cell table:formula="of:=IF(AND(NOT([.B597]=&quot;niedziela&quot;);NOT([.B597]=&quot;sobota&quot;));ROUNDDOWN(VLOOKUP([.C597];[.$M$1:.$N$4];2;0) * [.J597];0);0)" office:value-type="float" office:value="0" calcext:value-type="float">
            <text:p>0</text:p>
          </table:table-cell>
          <table:table-cell table:formula="of:=[.F597]*[.$N$8]" office:value-type="float" office:value="0" calcext:value-type="float">
            <text:p>0</text:p>
          </table:table-cell>
          <table:table-cell table:formula="of:=[.G597]+[.H596]" office:value-type="float" office:value="64050" calcext:value-type="float">
            <text:p>64050</text:p>
          </table:table-cell>
          <table:table-cell table:formula="of:=[.H597]-[.E597]" office:value-type="float" office:value="43150" calcext:value-type="float">
            <text:p>431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19" calcext:value-type="date">
            <text:p>19.08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598] = &quot;niedziela&quot;;[.$N$7]*[.J598];0)" office:value-type="float" office:value="0" calcext:value-type="float">
            <text:p>0</text:p>
          </table:table-cell>
          <table:table-cell table:formula="of:=[.E597]+[.D598]" office:value-type="float" office:value="20900" calcext:value-type="float">
            <text:p>20900</text:p>
          </table:table-cell>
          <table:table-cell table:formula="of:=IF(AND(NOT([.B598]=&quot;niedziela&quot;);NOT([.B598]=&quot;sobota&quot;));ROUNDDOWN(VLOOKUP([.C598];[.$M$1:.$N$4];2;0) * [.J598];0);0)" office:value-type="float" office:value="9" calcext:value-type="float">
            <text:p>9</text:p>
          </table:table-cell>
          <table:table-cell table:formula="of:=[.F598]*[.$N$8]" office:value-type="float" office:value="270" calcext:value-type="float">
            <text:p>270</text:p>
          </table:table-cell>
          <table:table-cell table:formula="of:=[.G598]+[.H597]" office:value-type="float" office:value="64320" calcext:value-type="float">
            <text:p>64320</text:p>
          </table:table-cell>
          <table:table-cell table:formula="of:=[.H598]-[.E598]" office:value-type="float" office:value="43420" calcext:value-type="float">
            <text:p>434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20" calcext:value-type="date">
            <text:p>20.08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599] = &quot;niedziela&quot;;[.$N$7]*[.J599];0)" office:value-type="float" office:value="0" calcext:value-type="float">
            <text:p>0</text:p>
          </table:table-cell>
          <table:table-cell table:formula="of:=[.E598]+[.D599]" office:value-type="float" office:value="20900" calcext:value-type="float">
            <text:p>20900</text:p>
          </table:table-cell>
          <table:table-cell table:formula="of:=IF(AND(NOT([.B599]=&quot;niedziela&quot;);NOT([.B599]=&quot;sobota&quot;));ROUNDDOWN(VLOOKUP([.C599];[.$M$1:.$N$4];2;0) * [.J599];0);0)" office:value-type="float" office:value="9" calcext:value-type="float">
            <text:p>9</text:p>
          </table:table-cell>
          <table:table-cell table:formula="of:=[.F599]*[.$N$8]" office:value-type="float" office:value="270" calcext:value-type="float">
            <text:p>270</text:p>
          </table:table-cell>
          <table:table-cell table:formula="of:=[.G599]+[.H598]" office:value-type="float" office:value="64590" calcext:value-type="float">
            <text:p>64590</text:p>
          </table:table-cell>
          <table:table-cell table:formula="of:=[.H599]-[.E599]" office:value-type="float" office:value="43690" calcext:value-type="float">
            <text:p>436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21" calcext:value-type="date">
            <text:p>21.08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00] = &quot;niedziela&quot;;[.$N$7]*[.J600];0)" office:value-type="float" office:value="0" calcext:value-type="float">
            <text:p>0</text:p>
          </table:table-cell>
          <table:table-cell table:formula="of:=[.E599]+[.D600]" office:value-type="float" office:value="20900" calcext:value-type="float">
            <text:p>20900</text:p>
          </table:table-cell>
          <table:table-cell table:formula="of:=IF(AND(NOT([.B600]=&quot;niedziela&quot;);NOT([.B600]=&quot;sobota&quot;));ROUNDDOWN(VLOOKUP([.C600];[.$M$1:.$N$4];2;0) * [.J600];0);0)" office:value-type="float" office:value="9" calcext:value-type="float">
            <text:p>9</text:p>
          </table:table-cell>
          <table:table-cell table:formula="of:=[.F600]*[.$N$8]" office:value-type="float" office:value="270" calcext:value-type="float">
            <text:p>270</text:p>
          </table:table-cell>
          <table:table-cell table:formula="of:=[.G600]+[.H599]" office:value-type="float" office:value="64860" calcext:value-type="float">
            <text:p>64860</text:p>
          </table:table-cell>
          <table:table-cell table:formula="of:=[.H600]-[.E600]" office:value-type="float" office:value="43960" calcext:value-type="float">
            <text:p>439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22" calcext:value-type="date">
            <text:p>22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01] = &quot;niedziela&quot;;[.$N$7]*[.J601];0)" office:value-type="float" office:value="0" calcext:value-type="float">
            <text:p>0</text:p>
          </table:table-cell>
          <table:table-cell table:formula="of:=[.E600]+[.D601]" office:value-type="float" office:value="20900" calcext:value-type="float">
            <text:p>20900</text:p>
          </table:table-cell>
          <table:table-cell table:formula="of:=IF(AND(NOT([.B601]=&quot;niedziela&quot;);NOT([.B601]=&quot;sobota&quot;));ROUNDDOWN(VLOOKUP([.C601];[.$M$1:.$N$4];2;0) * [.J601];0);0)" office:value-type="float" office:value="9" calcext:value-type="float">
            <text:p>9</text:p>
          </table:table-cell>
          <table:table-cell table:formula="of:=[.F601]*[.$N$8]" office:value-type="float" office:value="270" calcext:value-type="float">
            <text:p>270</text:p>
          </table:table-cell>
          <table:table-cell table:formula="of:=[.G601]+[.H600]" office:value-type="float" office:value="65130" calcext:value-type="float">
            <text:p>65130</text:p>
          </table:table-cell>
          <table:table-cell table:formula="of:=[.H601]-[.E601]" office:value-type="float" office:value="44230" calcext:value-type="float">
            <text:p>442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23" calcext:value-type="date">
            <text:p>23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02] = &quot;niedziela&quot;;[.$N$7]*[.J602];0)" office:value-type="float" office:value="0" calcext:value-type="float">
            <text:p>0</text:p>
          </table:table-cell>
          <table:table-cell table:formula="of:=[.E601]+[.D602]" office:value-type="float" office:value="20900" calcext:value-type="float">
            <text:p>20900</text:p>
          </table:table-cell>
          <table:table-cell table:formula="of:=IF(AND(NOT([.B602]=&quot;niedziela&quot;);NOT([.B602]=&quot;sobota&quot;));ROUNDDOWN(VLOOKUP([.C602];[.$M$1:.$N$4];2;0) * [.J602];0);0)" office:value-type="float" office:value="9" calcext:value-type="float">
            <text:p>9</text:p>
          </table:table-cell>
          <table:table-cell table:formula="of:=[.F602]*[.$N$8]" office:value-type="float" office:value="270" calcext:value-type="float">
            <text:p>270</text:p>
          </table:table-cell>
          <table:table-cell table:formula="of:=[.G602]+[.H601]" office:value-type="float" office:value="65400" calcext:value-type="float">
            <text:p>65400</text:p>
          </table:table-cell>
          <table:table-cell table:formula="of:=[.H602]-[.E602]" office:value-type="float" office:value="44500" calcext:value-type="float">
            <text:p>445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24" calcext:value-type="date">
            <text:p>24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03] = &quot;niedziela&quot;;[.$N$7]*[.J603];0)" office:value-type="float" office:value="0" calcext:value-type="float">
            <text:p>0</text:p>
          </table:table-cell>
          <table:table-cell table:formula="of:=[.E602]+[.D603]" office:value-type="float" office:value="20900" calcext:value-type="float">
            <text:p>20900</text:p>
          </table:table-cell>
          <table:table-cell table:formula="of:=IF(AND(NOT([.B603]=&quot;niedziela&quot;);NOT([.B603]=&quot;sobota&quot;));ROUNDDOWN(VLOOKUP([.C603];[.$M$1:.$N$4];2;0) * [.J603];0);0)" office:value-type="float" office:value="0" calcext:value-type="float">
            <text:p>0</text:p>
          </table:table-cell>
          <table:table-cell table:formula="of:=[.F603]*[.$N$8]" office:value-type="float" office:value="0" calcext:value-type="float">
            <text:p>0</text:p>
          </table:table-cell>
          <table:table-cell table:formula="of:=[.G603]+[.H602]" office:value-type="float" office:value="65400" calcext:value-type="float">
            <text:p>65400</text:p>
          </table:table-cell>
          <table:table-cell table:formula="of:=[.H603]-[.E603]" office:value-type="float" office:value="44500" calcext:value-type="float">
            <text:p>445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25" calcext:value-type="date">
            <text:p>25.08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04] = &quot;niedziela&quot;;[.$N$7]*[.J604];0)" office:value-type="float" office:value="150" calcext:value-type="float">
            <text:p>150</text:p>
          </table:table-cell>
          <table:table-cell table:formula="of:=[.E603]+[.D604]" office:value-type="float" office:value="21050" calcext:value-type="float">
            <text:p>21050</text:p>
          </table:table-cell>
          <table:table-cell table:formula="of:=IF(AND(NOT([.B604]=&quot;niedziela&quot;);NOT([.B604]=&quot;sobota&quot;));ROUNDDOWN(VLOOKUP([.C604];[.$M$1:.$N$4];2;0) * [.J604];0);0)" office:value-type="float" office:value="0" calcext:value-type="float">
            <text:p>0</text:p>
          </table:table-cell>
          <table:table-cell table:formula="of:=[.F604]*[.$N$8]" office:value-type="float" office:value="0" calcext:value-type="float">
            <text:p>0</text:p>
          </table:table-cell>
          <table:table-cell table:formula="of:=[.G604]+[.H603]" office:value-type="float" office:value="65400" calcext:value-type="float">
            <text:p>65400</text:p>
          </table:table-cell>
          <table:table-cell table:formula="of:=[.H604]-[.E604]" office:value-type="float" office:value="44350" calcext:value-type="float">
            <text:p>443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26" calcext:value-type="date">
            <text:p>26.08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605] = &quot;niedziela&quot;;[.$N$7]*[.J605];0)" office:value-type="float" office:value="0" calcext:value-type="float">
            <text:p>0</text:p>
          </table:table-cell>
          <table:table-cell table:formula="of:=[.E604]+[.D605]" office:value-type="float" office:value="21050" calcext:value-type="float">
            <text:p>21050</text:p>
          </table:table-cell>
          <table:table-cell table:formula="of:=IF(AND(NOT([.B605]=&quot;niedziela&quot;);NOT([.B605]=&quot;sobota&quot;));ROUNDDOWN(VLOOKUP([.C605];[.$M$1:.$N$4];2;0) * [.J605];0);0)" office:value-type="float" office:value="9" calcext:value-type="float">
            <text:p>9</text:p>
          </table:table-cell>
          <table:table-cell table:formula="of:=[.F605]*[.$N$8]" office:value-type="float" office:value="270" calcext:value-type="float">
            <text:p>270</text:p>
          </table:table-cell>
          <table:table-cell table:formula="of:=[.G605]+[.H604]" office:value-type="float" office:value="65670" calcext:value-type="float">
            <text:p>65670</text:p>
          </table:table-cell>
          <table:table-cell table:formula="of:=[.H605]-[.E605]" office:value-type="float" office:value="44620" calcext:value-type="float">
            <text:p>446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27" calcext:value-type="date">
            <text:p>27.08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606] = &quot;niedziela&quot;;[.$N$7]*[.J606];0)" office:value-type="float" office:value="0" calcext:value-type="float">
            <text:p>0</text:p>
          </table:table-cell>
          <table:table-cell table:formula="of:=[.E605]+[.D606]" office:value-type="float" office:value="21050" calcext:value-type="float">
            <text:p>21050</text:p>
          </table:table-cell>
          <table:table-cell table:formula="of:=IF(AND(NOT([.B606]=&quot;niedziela&quot;);NOT([.B606]=&quot;sobota&quot;));ROUNDDOWN(VLOOKUP([.C606];[.$M$1:.$N$4];2;0) * [.J606];0);0)" office:value-type="float" office:value="9" calcext:value-type="float">
            <text:p>9</text:p>
          </table:table-cell>
          <table:table-cell table:formula="of:=[.F606]*[.$N$8]" office:value-type="float" office:value="270" calcext:value-type="float">
            <text:p>270</text:p>
          </table:table-cell>
          <table:table-cell table:formula="of:=[.G606]+[.H605]" office:value-type="float" office:value="65940" calcext:value-type="float">
            <text:p>65940</text:p>
          </table:table-cell>
          <table:table-cell table:formula="of:=[.H606]-[.E606]" office:value-type="float" office:value="44890" calcext:value-type="float">
            <text:p>448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28" calcext:value-type="date">
            <text:p>28.08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07] = &quot;niedziela&quot;;[.$N$7]*[.J607];0)" office:value-type="float" office:value="0" calcext:value-type="float">
            <text:p>0</text:p>
          </table:table-cell>
          <table:table-cell table:formula="of:=[.E606]+[.D607]" office:value-type="float" office:value="21050" calcext:value-type="float">
            <text:p>21050</text:p>
          </table:table-cell>
          <table:table-cell table:formula="of:=IF(AND(NOT([.B607]=&quot;niedziela&quot;);NOT([.B607]=&quot;sobota&quot;));ROUNDDOWN(VLOOKUP([.C607];[.$M$1:.$N$4];2;0) * [.J607];0);0)" office:value-type="float" office:value="9" calcext:value-type="float">
            <text:p>9</text:p>
          </table:table-cell>
          <table:table-cell table:formula="of:=[.F607]*[.$N$8]" office:value-type="float" office:value="270" calcext:value-type="float">
            <text:p>270</text:p>
          </table:table-cell>
          <table:table-cell table:formula="of:=[.G607]+[.H606]" office:value-type="float" office:value="66210" calcext:value-type="float">
            <text:p>66210</text:p>
          </table:table-cell>
          <table:table-cell table:formula="of:=[.H607]-[.E607]" office:value-type="float" office:value="45160" calcext:value-type="float">
            <text:p>451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29" calcext:value-type="date">
            <text:p>29.08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08] = &quot;niedziela&quot;;[.$N$7]*[.J608];0)" office:value-type="float" office:value="0" calcext:value-type="float">
            <text:p>0</text:p>
          </table:table-cell>
          <table:table-cell table:formula="of:=[.E607]+[.D608]" office:value-type="float" office:value="21050" calcext:value-type="float">
            <text:p>21050</text:p>
          </table:table-cell>
          <table:table-cell table:formula="of:=IF(AND(NOT([.B608]=&quot;niedziela&quot;);NOT([.B608]=&quot;sobota&quot;));ROUNDDOWN(VLOOKUP([.C608];[.$M$1:.$N$4];2;0) * [.J608];0);0)" office:value-type="float" office:value="9" calcext:value-type="float">
            <text:p>9</text:p>
          </table:table-cell>
          <table:table-cell table:formula="of:=[.F608]*[.$N$8]" office:value-type="float" office:value="270" calcext:value-type="float">
            <text:p>270</text:p>
          </table:table-cell>
          <table:table-cell table:formula="of:=[.G608]+[.H607]" office:value-type="float" office:value="66480" calcext:value-type="float">
            <text:p>66480</text:p>
          </table:table-cell>
          <table:table-cell table:formula="of:=[.H608]-[.E608]" office:value-type="float" office:value="45430" calcext:value-type="float">
            <text:p>454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30" calcext:value-type="date">
            <text:p>30.08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09] = &quot;niedziela&quot;;[.$N$7]*[.J609];0)" office:value-type="float" office:value="0" calcext:value-type="float">
            <text:p>0</text:p>
          </table:table-cell>
          <table:table-cell table:formula="of:=[.E608]+[.D609]" office:value-type="float" office:value="21050" calcext:value-type="float">
            <text:p>21050</text:p>
          </table:table-cell>
          <table:table-cell table:formula="of:=IF(AND(NOT([.B609]=&quot;niedziela&quot;);NOT([.B609]=&quot;sobota&quot;));ROUNDDOWN(VLOOKUP([.C609];[.$M$1:.$N$4];2;0) * [.J609];0);0)" office:value-type="float" office:value="9" calcext:value-type="float">
            <text:p>9</text:p>
          </table:table-cell>
          <table:table-cell table:formula="of:=[.F609]*[.$N$8]" office:value-type="float" office:value="270" calcext:value-type="float">
            <text:p>270</text:p>
          </table:table-cell>
          <table:table-cell table:formula="of:=[.G609]+[.H608]" office:value-type="float" office:value="66750" calcext:value-type="float">
            <text:p>66750</text:p>
          </table:table-cell>
          <table:table-cell table:formula="of:=[.H609]-[.E609]" office:value-type="float" office:value="45700" calcext:value-type="float">
            <text:p>45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8-31" calcext:value-type="date">
            <text:p>31.08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10] = &quot;niedziela&quot;;[.$N$7]*[.J610];0)" office:value-type="float" office:value="0" calcext:value-type="float">
            <text:p>0</text:p>
          </table:table-cell>
          <table:table-cell table:formula="of:=[.E609]+[.D610]" office:value-type="float" office:value="21050" calcext:value-type="float">
            <text:p>21050</text:p>
          </table:table-cell>
          <table:table-cell table:formula="of:=IF(AND(NOT([.B610]=&quot;niedziela&quot;);NOT([.B610]=&quot;sobota&quot;));ROUNDDOWN(VLOOKUP([.C610];[.$M$1:.$N$4];2;0) * [.J610];0);0)" office:value-type="float" office:value="0" calcext:value-type="float">
            <text:p>0</text:p>
          </table:table-cell>
          <table:table-cell table:formula="of:=[.F610]*[.$N$8]" office:value-type="float" office:value="0" calcext:value-type="float">
            <text:p>0</text:p>
          </table:table-cell>
          <table:table-cell table:formula="of:=[.G610]+[.H609]" office:value-type="float" office:value="66750" calcext:value-type="float">
            <text:p>66750</text:p>
          </table:table-cell>
          <table:table-cell table:formula="of:=[.H610]-[.E610]" office:value-type="float" office:value="45700" calcext:value-type="float">
            <text:p>45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01" calcext:value-type="date">
            <text:p>1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11] = &quot;niedziela&quot;;[.$N$7]*[.J611];0)" office:value-type="float" office:value="150" calcext:value-type="float">
            <text:p>150</text:p>
          </table:table-cell>
          <table:table-cell table:formula="of:=[.E610]+[.D611]" office:value-type="float" office:value="21200" calcext:value-type="float">
            <text:p>21200</text:p>
          </table:table-cell>
          <table:table-cell table:formula="of:=IF(AND(NOT([.B611]=&quot;niedziela&quot;);NOT([.B611]=&quot;sobota&quot;));ROUNDDOWN(VLOOKUP([.C611];[.$M$1:.$N$4];2;0) * [.J611];0);0)" office:value-type="float" office:value="0" calcext:value-type="float">
            <text:p>0</text:p>
          </table:table-cell>
          <table:table-cell table:formula="of:=[.F611]*[.$N$8]" office:value-type="float" office:value="0" calcext:value-type="float">
            <text:p>0</text:p>
          </table:table-cell>
          <table:table-cell table:formula="of:=[.G611]+[.H610]" office:value-type="float" office:value="66750" calcext:value-type="float">
            <text:p>66750</text:p>
          </table:table-cell>
          <table:table-cell table:formula="of:=[.H611]-[.E611]" office:value-type="float" office:value="45550" calcext:value-type="float">
            <text:p>455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02" calcext:value-type="date">
            <text:p>2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612] = &quot;niedziela&quot;;[.$N$7]*[.J612];0)" office:value-type="float" office:value="0" calcext:value-type="float">
            <text:p>0</text:p>
          </table:table-cell>
          <table:table-cell table:formula="of:=[.E611]+[.D612]" office:value-type="float" office:value="21200" calcext:value-type="float">
            <text:p>21200</text:p>
          </table:table-cell>
          <table:table-cell table:formula="of:=IF(AND(NOT([.B612]=&quot;niedziela&quot;);NOT([.B612]=&quot;sobota&quot;));ROUNDDOWN(VLOOKUP([.C612];[.$M$1:.$N$4];2;0) * [.J612];0);0)" office:value-type="float" office:value="9" calcext:value-type="float">
            <text:p>9</text:p>
          </table:table-cell>
          <table:table-cell table:formula="of:=[.F612]*[.$N$8]" office:value-type="float" office:value="270" calcext:value-type="float">
            <text:p>270</text:p>
          </table:table-cell>
          <table:table-cell table:formula="of:=[.G612]+[.H611]" office:value-type="float" office:value="67020" calcext:value-type="float">
            <text:p>67020</text:p>
          </table:table-cell>
          <table:table-cell table:formula="of:=[.H612]-[.E612]" office:value-type="float" office:value="45820" calcext:value-type="float">
            <text:p>458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03" calcext:value-type="date">
            <text:p>3.09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613] = &quot;niedziela&quot;;[.$N$7]*[.J613];0)" office:value-type="float" office:value="0" calcext:value-type="float">
            <text:p>0</text:p>
          </table:table-cell>
          <table:table-cell table:formula="of:=[.E612]+[.D613]" office:value-type="float" office:value="21200" calcext:value-type="float">
            <text:p>21200</text:p>
          </table:table-cell>
          <table:table-cell table:formula="of:=IF(AND(NOT([.B613]=&quot;niedziela&quot;);NOT([.B613]=&quot;sobota&quot;));ROUNDDOWN(VLOOKUP([.C613];[.$M$1:.$N$4];2;0) * [.J613];0);0)" office:value-type="float" office:value="9" calcext:value-type="float">
            <text:p>9</text:p>
          </table:table-cell>
          <table:table-cell table:formula="of:=[.F613]*[.$N$8]" office:value-type="float" office:value="270" calcext:value-type="float">
            <text:p>270</text:p>
          </table:table-cell>
          <table:table-cell table:formula="of:=[.G613]+[.H612]" office:value-type="float" office:value="67290" calcext:value-type="float">
            <text:p>67290</text:p>
          </table:table-cell>
          <table:table-cell table:formula="of:=[.H613]-[.E613]" office:value-type="float" office:value="46090" calcext:value-type="float">
            <text:p>460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04" calcext:value-type="date">
            <text:p>4.09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14] = &quot;niedziela&quot;;[.$N$7]*[.J614];0)" office:value-type="float" office:value="0" calcext:value-type="float">
            <text:p>0</text:p>
          </table:table-cell>
          <table:table-cell table:formula="of:=[.E613]+[.D614]" office:value-type="float" office:value="21200" calcext:value-type="float">
            <text:p>21200</text:p>
          </table:table-cell>
          <table:table-cell table:formula="of:=IF(AND(NOT([.B614]=&quot;niedziela&quot;);NOT([.B614]=&quot;sobota&quot;));ROUNDDOWN(VLOOKUP([.C614];[.$M$1:.$N$4];2;0) * [.J614];0);0)" office:value-type="float" office:value="9" calcext:value-type="float">
            <text:p>9</text:p>
          </table:table-cell>
          <table:table-cell table:formula="of:=[.F614]*[.$N$8]" office:value-type="float" office:value="270" calcext:value-type="float">
            <text:p>270</text:p>
          </table:table-cell>
          <table:table-cell table:formula="of:=[.G614]+[.H613]" office:value-type="float" office:value="67560" calcext:value-type="float">
            <text:p>67560</text:p>
          </table:table-cell>
          <table:table-cell table:formula="of:=[.H614]-[.E614]" office:value-type="float" office:value="46360" calcext:value-type="float">
            <text:p>463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05" calcext:value-type="date">
            <text:p>5.09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15] = &quot;niedziela&quot;;[.$N$7]*[.J615];0)" office:value-type="float" office:value="0" calcext:value-type="float">
            <text:p>0</text:p>
          </table:table-cell>
          <table:table-cell table:formula="of:=[.E614]+[.D615]" office:value-type="float" office:value="21200" calcext:value-type="float">
            <text:p>21200</text:p>
          </table:table-cell>
          <table:table-cell table:formula="of:=IF(AND(NOT([.B615]=&quot;niedziela&quot;);NOT([.B615]=&quot;sobota&quot;));ROUNDDOWN(VLOOKUP([.C615];[.$M$1:.$N$4];2;0) * [.J615];0);0)" office:value-type="float" office:value="9" calcext:value-type="float">
            <text:p>9</text:p>
          </table:table-cell>
          <table:table-cell table:formula="of:=[.F615]*[.$N$8]" office:value-type="float" office:value="270" calcext:value-type="float">
            <text:p>270</text:p>
          </table:table-cell>
          <table:table-cell table:formula="of:=[.G615]+[.H614]" office:value-type="float" office:value="67830" calcext:value-type="float">
            <text:p>67830</text:p>
          </table:table-cell>
          <table:table-cell table:formula="of:=[.H615]-[.E615]" office:value-type="float" office:value="46630" calcext:value-type="float">
            <text:p>466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06" calcext:value-type="date">
            <text:p>6.09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16] = &quot;niedziela&quot;;[.$N$7]*[.J616];0)" office:value-type="float" office:value="0" calcext:value-type="float">
            <text:p>0</text:p>
          </table:table-cell>
          <table:table-cell table:formula="of:=[.E615]+[.D616]" office:value-type="float" office:value="21200" calcext:value-type="float">
            <text:p>21200</text:p>
          </table:table-cell>
          <table:table-cell table:formula="of:=IF(AND(NOT([.B616]=&quot;niedziela&quot;);NOT([.B616]=&quot;sobota&quot;));ROUNDDOWN(VLOOKUP([.C616];[.$M$1:.$N$4];2;0) * [.J616];0);0)" office:value-type="float" office:value="9" calcext:value-type="float">
            <text:p>9</text:p>
          </table:table-cell>
          <table:table-cell table:formula="of:=[.F616]*[.$N$8]" office:value-type="float" office:value="270" calcext:value-type="float">
            <text:p>270</text:p>
          </table:table-cell>
          <table:table-cell table:formula="of:=[.G616]+[.H615]" office:value-type="float" office:value="68100" calcext:value-type="float">
            <text:p>68100</text:p>
          </table:table-cell>
          <table:table-cell table:formula="of:=[.H616]-[.E616]" office:value-type="float" office:value="46900" calcext:value-type="float">
            <text:p>469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07" calcext:value-type="date">
            <text:p>7.09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17] = &quot;niedziela&quot;;[.$N$7]*[.J617];0)" office:value-type="float" office:value="0" calcext:value-type="float">
            <text:p>0</text:p>
          </table:table-cell>
          <table:table-cell table:formula="of:=[.E616]+[.D617]" office:value-type="float" office:value="21200" calcext:value-type="float">
            <text:p>21200</text:p>
          </table:table-cell>
          <table:table-cell table:formula="of:=IF(AND(NOT([.B617]=&quot;niedziela&quot;);NOT([.B617]=&quot;sobota&quot;));ROUNDDOWN(VLOOKUP([.C617];[.$M$1:.$N$4];2;0) * [.J617];0);0)" office:value-type="float" office:value="0" calcext:value-type="float">
            <text:p>0</text:p>
          </table:table-cell>
          <table:table-cell table:formula="of:=[.F617]*[.$N$8]" office:value-type="float" office:value="0" calcext:value-type="float">
            <text:p>0</text:p>
          </table:table-cell>
          <table:table-cell table:formula="of:=[.G617]+[.H616]" office:value-type="float" office:value="68100" calcext:value-type="float">
            <text:p>68100</text:p>
          </table:table-cell>
          <table:table-cell table:formula="of:=[.H617]-[.E617]" office:value-type="float" office:value="46900" calcext:value-type="float">
            <text:p>469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08" calcext:value-type="date">
            <text:p>8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18] = &quot;niedziela&quot;;[.$N$7]*[.J618];0)" office:value-type="float" office:value="150" calcext:value-type="float">
            <text:p>150</text:p>
          </table:table-cell>
          <table:table-cell table:formula="of:=[.E617]+[.D618]" office:value-type="float" office:value="21350" calcext:value-type="float">
            <text:p>21350</text:p>
          </table:table-cell>
          <table:table-cell table:formula="of:=IF(AND(NOT([.B618]=&quot;niedziela&quot;);NOT([.B618]=&quot;sobota&quot;));ROUNDDOWN(VLOOKUP([.C618];[.$M$1:.$N$4];2;0) * [.J618];0);0)" office:value-type="float" office:value="0" calcext:value-type="float">
            <text:p>0</text:p>
          </table:table-cell>
          <table:table-cell table:formula="of:=[.F618]*[.$N$8]" office:value-type="float" office:value="0" calcext:value-type="float">
            <text:p>0</text:p>
          </table:table-cell>
          <table:table-cell table:formula="of:=[.G618]+[.H617]" office:value-type="float" office:value="68100" calcext:value-type="float">
            <text:p>68100</text:p>
          </table:table-cell>
          <table:table-cell table:formula="of:=[.H618]-[.E618]" office:value-type="float" office:value="46750" calcext:value-type="float">
            <text:p>467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09" calcext:value-type="date">
            <text:p>9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619] = &quot;niedziela&quot;;[.$N$7]*[.J619];0)" office:value-type="float" office:value="0" calcext:value-type="float">
            <text:p>0</text:p>
          </table:table-cell>
          <table:table-cell table:formula="of:=[.E618]+[.D619]" office:value-type="float" office:value="21350" calcext:value-type="float">
            <text:p>21350</text:p>
          </table:table-cell>
          <table:table-cell table:formula="of:=IF(AND(NOT([.B619]=&quot;niedziela&quot;);NOT([.B619]=&quot;sobota&quot;));ROUNDDOWN(VLOOKUP([.C619];[.$M$1:.$N$4];2;0) * [.J619];0);0)" office:value-type="float" office:value="9" calcext:value-type="float">
            <text:p>9</text:p>
          </table:table-cell>
          <table:table-cell table:formula="of:=[.F619]*[.$N$8]" office:value-type="float" office:value="270" calcext:value-type="float">
            <text:p>270</text:p>
          </table:table-cell>
          <table:table-cell table:formula="of:=[.G619]+[.H618]" office:value-type="float" office:value="68370" calcext:value-type="float">
            <text:p>68370</text:p>
          </table:table-cell>
          <table:table-cell table:formula="of:=[.H619]-[.E619]" office:value-type="float" office:value="47020" calcext:value-type="float">
            <text:p>470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10" calcext:value-type="date">
            <text:p>10.09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620] = &quot;niedziela&quot;;[.$N$7]*[.J620];0)" office:value-type="float" office:value="0" calcext:value-type="float">
            <text:p>0</text:p>
          </table:table-cell>
          <table:table-cell table:formula="of:=[.E619]+[.D620]" office:value-type="float" office:value="21350" calcext:value-type="float">
            <text:p>21350</text:p>
          </table:table-cell>
          <table:table-cell table:formula="of:=IF(AND(NOT([.B620]=&quot;niedziela&quot;);NOT([.B620]=&quot;sobota&quot;));ROUNDDOWN(VLOOKUP([.C620];[.$M$1:.$N$4];2;0) * [.J620];0);0)" office:value-type="float" office:value="9" calcext:value-type="float">
            <text:p>9</text:p>
          </table:table-cell>
          <table:table-cell table:formula="of:=[.F620]*[.$N$8]" office:value-type="float" office:value="270" calcext:value-type="float">
            <text:p>270</text:p>
          </table:table-cell>
          <table:table-cell table:formula="of:=[.G620]+[.H619]" office:value-type="float" office:value="68640" calcext:value-type="float">
            <text:p>68640</text:p>
          </table:table-cell>
          <table:table-cell table:formula="of:=[.H620]-[.E620]" office:value-type="float" office:value="47290" calcext:value-type="float">
            <text:p>472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11" calcext:value-type="date">
            <text:p>11.09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21] = &quot;niedziela&quot;;[.$N$7]*[.J621];0)" office:value-type="float" office:value="0" calcext:value-type="float">
            <text:p>0</text:p>
          </table:table-cell>
          <table:table-cell table:formula="of:=[.E620]+[.D621]" office:value-type="float" office:value="21350" calcext:value-type="float">
            <text:p>21350</text:p>
          </table:table-cell>
          <table:table-cell table:formula="of:=IF(AND(NOT([.B621]=&quot;niedziela&quot;);NOT([.B621]=&quot;sobota&quot;));ROUNDDOWN(VLOOKUP([.C621];[.$M$1:.$N$4];2;0) * [.J621];0);0)" office:value-type="float" office:value="9" calcext:value-type="float">
            <text:p>9</text:p>
          </table:table-cell>
          <table:table-cell table:formula="of:=[.F621]*[.$N$8]" office:value-type="float" office:value="270" calcext:value-type="float">
            <text:p>270</text:p>
          </table:table-cell>
          <table:table-cell table:formula="of:=[.G621]+[.H620]" office:value-type="float" office:value="68910" calcext:value-type="float">
            <text:p>68910</text:p>
          </table:table-cell>
          <table:table-cell table:formula="of:=[.H621]-[.E621]" office:value-type="float" office:value="47560" calcext:value-type="float">
            <text:p>475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12" calcext:value-type="date">
            <text:p>12.09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22] = &quot;niedziela&quot;;[.$N$7]*[.J622];0)" office:value-type="float" office:value="0" calcext:value-type="float">
            <text:p>0</text:p>
          </table:table-cell>
          <table:table-cell table:formula="of:=[.E621]+[.D622]" office:value-type="float" office:value="21350" calcext:value-type="float">
            <text:p>21350</text:p>
          </table:table-cell>
          <table:table-cell table:formula="of:=IF(AND(NOT([.B622]=&quot;niedziela&quot;);NOT([.B622]=&quot;sobota&quot;));ROUNDDOWN(VLOOKUP([.C622];[.$M$1:.$N$4];2;0) * [.J622];0);0)" office:value-type="float" office:value="9" calcext:value-type="float">
            <text:p>9</text:p>
          </table:table-cell>
          <table:table-cell table:formula="of:=[.F622]*[.$N$8]" office:value-type="float" office:value="270" calcext:value-type="float">
            <text:p>270</text:p>
          </table:table-cell>
          <table:table-cell table:formula="of:=[.G622]+[.H621]" office:value-type="float" office:value="69180" calcext:value-type="float">
            <text:p>69180</text:p>
          </table:table-cell>
          <table:table-cell table:formula="of:=[.H622]-[.E622]" office:value-type="float" office:value="47830" calcext:value-type="float">
            <text:p>478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13" calcext:value-type="date">
            <text:p>13.09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23] = &quot;niedziela&quot;;[.$N$7]*[.J623];0)" office:value-type="float" office:value="0" calcext:value-type="float">
            <text:p>0</text:p>
          </table:table-cell>
          <table:table-cell table:formula="of:=[.E622]+[.D623]" office:value-type="float" office:value="21350" calcext:value-type="float">
            <text:p>21350</text:p>
          </table:table-cell>
          <table:table-cell table:formula="of:=IF(AND(NOT([.B623]=&quot;niedziela&quot;);NOT([.B623]=&quot;sobota&quot;));ROUNDDOWN(VLOOKUP([.C623];[.$M$1:.$N$4];2;0) * [.J623];0);0)" office:value-type="float" office:value="9" calcext:value-type="float">
            <text:p>9</text:p>
          </table:table-cell>
          <table:table-cell table:formula="of:=[.F623]*[.$N$8]" office:value-type="float" office:value="270" calcext:value-type="float">
            <text:p>270</text:p>
          </table:table-cell>
          <table:table-cell table:formula="of:=[.G623]+[.H622]" office:value-type="float" office:value="69450" calcext:value-type="float">
            <text:p>69450</text:p>
          </table:table-cell>
          <table:table-cell table:formula="of:=[.H623]-[.E623]" office:value-type="float" office:value="48100" calcext:value-type="float">
            <text:p>48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14" calcext:value-type="date">
            <text:p>14.09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24] = &quot;niedziela&quot;;[.$N$7]*[.J624];0)" office:value-type="float" office:value="0" calcext:value-type="float">
            <text:p>0</text:p>
          </table:table-cell>
          <table:table-cell table:formula="of:=[.E623]+[.D624]" office:value-type="float" office:value="21350" calcext:value-type="float">
            <text:p>21350</text:p>
          </table:table-cell>
          <table:table-cell table:formula="of:=IF(AND(NOT([.B624]=&quot;niedziela&quot;);NOT([.B624]=&quot;sobota&quot;));ROUNDDOWN(VLOOKUP([.C624];[.$M$1:.$N$4];2;0) * [.J624];0);0)" office:value-type="float" office:value="0" calcext:value-type="float">
            <text:p>0</text:p>
          </table:table-cell>
          <table:table-cell table:formula="of:=[.F624]*[.$N$8]" office:value-type="float" office:value="0" calcext:value-type="float">
            <text:p>0</text:p>
          </table:table-cell>
          <table:table-cell table:formula="of:=[.G624]+[.H623]" office:value-type="float" office:value="69450" calcext:value-type="float">
            <text:p>69450</text:p>
          </table:table-cell>
          <table:table-cell table:formula="of:=[.H624]-[.E624]" office:value-type="float" office:value="48100" calcext:value-type="float">
            <text:p>48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15" calcext:value-type="date">
            <text:p>15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25] = &quot;niedziela&quot;;[.$N$7]*[.J625];0)" office:value-type="float" office:value="150" calcext:value-type="float">
            <text:p>150</text:p>
          </table:table-cell>
          <table:table-cell table:formula="of:=[.E624]+[.D625]" office:value-type="float" office:value="21500" calcext:value-type="float">
            <text:p>21500</text:p>
          </table:table-cell>
          <table:table-cell table:formula="of:=IF(AND(NOT([.B625]=&quot;niedziela&quot;);NOT([.B625]=&quot;sobota&quot;));ROUNDDOWN(VLOOKUP([.C625];[.$M$1:.$N$4];2;0) * [.J625];0);0)" office:value-type="float" office:value="0" calcext:value-type="float">
            <text:p>0</text:p>
          </table:table-cell>
          <table:table-cell table:formula="of:=[.F625]*[.$N$8]" office:value-type="float" office:value="0" calcext:value-type="float">
            <text:p>0</text:p>
          </table:table-cell>
          <table:table-cell table:formula="of:=[.G625]+[.H624]" office:value-type="float" office:value="69450" calcext:value-type="float">
            <text:p>69450</text:p>
          </table:table-cell>
          <table:table-cell table:formula="of:=[.H625]-[.E625]" office:value-type="float" office:value="47950" calcext:value-type="float">
            <text:p>479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16" calcext:value-type="date">
            <text:p>16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lato </text:p>
          </table:table-cell>
          <table:table-cell table:formula="of:=IF([.B626] = &quot;niedziela&quot;;[.$N$7]*[.J626];0)" office:value-type="float" office:value="0" calcext:value-type="float">
            <text:p>0</text:p>
          </table:table-cell>
          <table:table-cell table:formula="of:=[.E625]+[.D626]" office:value-type="float" office:value="21500" calcext:value-type="float">
            <text:p>21500</text:p>
          </table:table-cell>
          <table:table-cell table:formula="of:=IF(AND(NOT([.B626]=&quot;niedziela&quot;);NOT([.B626]=&quot;sobota&quot;));ROUNDDOWN(VLOOKUP([.C626];[.$M$1:.$N$4];2;0) * [.J626];0);0)" office:value-type="float" office:value="9" calcext:value-type="float">
            <text:p>9</text:p>
          </table:table-cell>
          <table:table-cell table:formula="of:=[.F626]*[.$N$8]" office:value-type="float" office:value="270" calcext:value-type="float">
            <text:p>270</text:p>
          </table:table-cell>
          <table:table-cell table:formula="of:=[.G626]+[.H625]" office:value-type="float" office:value="69720" calcext:value-type="float">
            <text:p>69720</text:p>
          </table:table-cell>
          <table:table-cell table:formula="of:=[.H626]-[.E626]" office:value-type="float" office:value="48220" calcext:value-type="float">
            <text:p>482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17" calcext:value-type="date">
            <text:p>17.09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lato </text:p>
          </table:table-cell>
          <table:table-cell table:formula="of:=IF([.B627] = &quot;niedziela&quot;;[.$N$7]*[.J627];0)" office:value-type="float" office:value="0" calcext:value-type="float">
            <text:p>0</text:p>
          </table:table-cell>
          <table:table-cell table:formula="of:=[.E626]+[.D627]" office:value-type="float" office:value="21500" calcext:value-type="float">
            <text:p>21500</text:p>
          </table:table-cell>
          <table:table-cell table:formula="of:=IF(AND(NOT([.B627]=&quot;niedziela&quot;);NOT([.B627]=&quot;sobota&quot;));ROUNDDOWN(VLOOKUP([.C627];[.$M$1:.$N$4];2;0) * [.J627];0);0)" office:value-type="float" office:value="9" calcext:value-type="float">
            <text:p>9</text:p>
          </table:table-cell>
          <table:table-cell table:formula="of:=[.F627]*[.$N$8]" office:value-type="float" office:value="270" calcext:value-type="float">
            <text:p>270</text:p>
          </table:table-cell>
          <table:table-cell table:formula="of:=[.G627]+[.H626]" office:value-type="float" office:value="69990" calcext:value-type="float">
            <text:p>69990</text:p>
          </table:table-cell>
          <table:table-cell table:formula="of:=[.H627]-[.E627]" office:value-type="float" office:value="48490" calcext:value-type="float">
            <text:p>484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18" calcext:value-type="date">
            <text:p>18.09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lato </text:p>
          </table:table-cell>
          <table:table-cell table:formula="of:=IF([.B628] = &quot;niedziela&quot;;[.$N$7]*[.J628];0)" office:value-type="float" office:value="0" calcext:value-type="float">
            <text:p>0</text:p>
          </table:table-cell>
          <table:table-cell table:formula="of:=[.E627]+[.D628]" office:value-type="float" office:value="21500" calcext:value-type="float">
            <text:p>21500</text:p>
          </table:table-cell>
          <table:table-cell table:formula="of:=IF(AND(NOT([.B628]=&quot;niedziela&quot;);NOT([.B628]=&quot;sobota&quot;));ROUNDDOWN(VLOOKUP([.C628];[.$M$1:.$N$4];2;0) * [.J628];0);0)" office:value-type="float" office:value="9" calcext:value-type="float">
            <text:p>9</text:p>
          </table:table-cell>
          <table:table-cell table:formula="of:=[.F628]*[.$N$8]" office:value-type="float" office:value="270" calcext:value-type="float">
            <text:p>270</text:p>
          </table:table-cell>
          <table:table-cell table:formula="of:=[.G628]+[.H627]" office:value-type="float" office:value="70260" calcext:value-type="float">
            <text:p>70260</text:p>
          </table:table-cell>
          <table:table-cell table:formula="of:=[.H628]-[.E628]" office:value-type="float" office:value="48760" calcext:value-type="float">
            <text:p>487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19" calcext:value-type="date">
            <text:p>19.09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lato </text:p>
          </table:table-cell>
          <table:table-cell table:formula="of:=IF([.B629] = &quot;niedziela&quot;;[.$N$7]*[.J629];0)" office:value-type="float" office:value="0" calcext:value-type="float">
            <text:p>0</text:p>
          </table:table-cell>
          <table:table-cell table:formula="of:=[.E628]+[.D629]" office:value-type="float" office:value="21500" calcext:value-type="float">
            <text:p>21500</text:p>
          </table:table-cell>
          <table:table-cell table:formula="of:=IF(AND(NOT([.B629]=&quot;niedziela&quot;);NOT([.B629]=&quot;sobota&quot;));ROUNDDOWN(VLOOKUP([.C629];[.$M$1:.$N$4];2;0) * [.J629];0);0)" office:value-type="float" office:value="9" calcext:value-type="float">
            <text:p>9</text:p>
          </table:table-cell>
          <table:table-cell table:formula="of:=[.F629]*[.$N$8]" office:value-type="float" office:value="270" calcext:value-type="float">
            <text:p>270</text:p>
          </table:table-cell>
          <table:table-cell table:formula="of:=[.G629]+[.H628]" office:value-type="float" office:value="70530" calcext:value-type="float">
            <text:p>70530</text:p>
          </table:table-cell>
          <table:table-cell table:formula="of:=[.H629]-[.E629]" office:value-type="float" office:value="49030" calcext:value-type="float">
            <text:p>490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20" calcext:value-type="date">
            <text:p>20.09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lato </text:p>
          </table:table-cell>
          <table:table-cell table:formula="of:=IF([.B630] = &quot;niedziela&quot;;[.$N$7]*[.J630];0)" office:value-type="float" office:value="0" calcext:value-type="float">
            <text:p>0</text:p>
          </table:table-cell>
          <table:table-cell table:formula="of:=[.E629]+[.D630]" office:value-type="float" office:value="21500" calcext:value-type="float">
            <text:p>21500</text:p>
          </table:table-cell>
          <table:table-cell table:formula="of:=IF(AND(NOT([.B630]=&quot;niedziela&quot;);NOT([.B630]=&quot;sobota&quot;));ROUNDDOWN(VLOOKUP([.C630];[.$M$1:.$N$4];2;0) * [.J630];0);0)" office:value-type="float" office:value="9" calcext:value-type="float">
            <text:p>9</text:p>
          </table:table-cell>
          <table:table-cell table:formula="of:=[.F630]*[.$N$8]" office:value-type="float" office:value="270" calcext:value-type="float">
            <text:p>270</text:p>
          </table:table-cell>
          <table:table-cell table:formula="of:=[.G630]+[.H629]" office:value-type="float" office:value="70800" calcext:value-type="float">
            <text:p>70800</text:p>
          </table:table-cell>
          <table:table-cell table:formula="of:=[.H630]-[.E630]" office:value-type="float" office:value="49300" calcext:value-type="float">
            <text:p>49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21" calcext:value-type="date">
            <text:p>21.09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lato </text:p>
          </table:table-cell>
          <table:table-cell table:formula="of:=IF([.B631] = &quot;niedziela&quot;;[.$N$7]*[.J631];0)" office:value-type="float" office:value="0" calcext:value-type="float">
            <text:p>0</text:p>
          </table:table-cell>
          <table:table-cell table:formula="of:=[.E630]+[.D631]" office:value-type="float" office:value="21500" calcext:value-type="float">
            <text:p>21500</text:p>
          </table:table-cell>
          <table:table-cell table:formula="of:=IF(AND(NOT([.B631]=&quot;niedziela&quot;);NOT([.B631]=&quot;sobota&quot;));ROUNDDOWN(VLOOKUP([.C631];[.$M$1:.$N$4];2;0) * [.J631];0);0)" office:value-type="float" office:value="0" calcext:value-type="float">
            <text:p>0</text:p>
          </table:table-cell>
          <table:table-cell table:formula="of:=[.F631]*[.$N$8]" office:value-type="float" office:value="0" calcext:value-type="float">
            <text:p>0</text:p>
          </table:table-cell>
          <table:table-cell table:formula="of:=[.G631]+[.H630]" office:value-type="float" office:value="70800" calcext:value-type="float">
            <text:p>70800</text:p>
          </table:table-cell>
          <table:table-cell table:formula="of:=[.H631]-[.E631]" office:value-type="float" office:value="49300" calcext:value-type="float">
            <text:p>49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22" calcext:value-type="date">
            <text:p>22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lato </text:p>
          </table:table-cell>
          <table:table-cell table:formula="of:=IF([.B632] = &quot;niedziela&quot;;[.$N$7]*[.J632];0)" office:value-type="float" office:value="150" calcext:value-type="float">
            <text:p>150</text:p>
          </table:table-cell>
          <table:table-cell table:formula="of:=[.E631]+[.D632]" office:value-type="float" office:value="21650" calcext:value-type="float">
            <text:p>21650</text:p>
          </table:table-cell>
          <table:table-cell table:formula="of:=IF(AND(NOT([.B632]=&quot;niedziela&quot;);NOT([.B632]=&quot;sobota&quot;));ROUNDDOWN(VLOOKUP([.C632];[.$M$1:.$N$4];2;0) * [.J632];0);0)" office:value-type="float" office:value="0" calcext:value-type="float">
            <text:p>0</text:p>
          </table:table-cell>
          <table:table-cell table:formula="of:=[.F632]*[.$N$8]" office:value-type="float" office:value="0" calcext:value-type="float">
            <text:p>0</text:p>
          </table:table-cell>
          <table:table-cell table:formula="of:=[.G632]+[.H631]" office:value-type="float" office:value="70800" calcext:value-type="float">
            <text:p>70800</text:p>
          </table:table-cell>
          <table:table-cell table:formula="of:=[.H632]-[.E632]" office:value-type="float" office:value="49150" calcext:value-type="float">
            <text:p>491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23" calcext:value-type="date">
            <text:p>23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33] = &quot;niedziela&quot;;[.$N$7]*[.J633];0)" office:value-type="float" office:value="0" calcext:value-type="float">
            <text:p>0</text:p>
          </table:table-cell>
          <table:table-cell table:formula="of:=[.E632]+[.D633]" office:value-type="float" office:value="21650" calcext:value-type="float">
            <text:p>21650</text:p>
          </table:table-cell>
          <table:table-cell table:formula="of:=IF(AND(NOT([.B633]=&quot;niedziela&quot;);NOT([.B633]=&quot;sobota&quot;));ROUNDDOWN(VLOOKUP([.C633];[.$M$1:.$N$4];2;0) * [.J633];0);0)" office:value-type="float" office:value="4" calcext:value-type="float">
            <text:p>4</text:p>
          </table:table-cell>
          <table:table-cell table:formula="of:=[.F633]*[.$N$8]" office:value-type="float" office:value="120" calcext:value-type="float">
            <text:p>120</text:p>
          </table:table-cell>
          <table:table-cell table:formula="of:=[.G633]+[.H632]" office:value-type="float" office:value="70920" calcext:value-type="float">
            <text:p>70920</text:p>
          </table:table-cell>
          <table:table-cell table:formula="of:=[.H633]-[.E633]" office:value-type="float" office:value="49270" calcext:value-type="float">
            <text:p>492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24" calcext:value-type="date">
            <text:p>24.09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34] = &quot;niedziela&quot;;[.$N$7]*[.J634];0)" office:value-type="float" office:value="0" calcext:value-type="float">
            <text:p>0</text:p>
          </table:table-cell>
          <table:table-cell table:formula="of:=[.E633]+[.D634]" office:value-type="float" office:value="21650" calcext:value-type="float">
            <text:p>21650</text:p>
          </table:table-cell>
          <table:table-cell table:formula="of:=IF(AND(NOT([.B634]=&quot;niedziela&quot;);NOT([.B634]=&quot;sobota&quot;));ROUNDDOWN(VLOOKUP([.C634];[.$M$1:.$N$4];2;0) * [.J634];0);0)" office:value-type="float" office:value="4" calcext:value-type="float">
            <text:p>4</text:p>
          </table:table-cell>
          <table:table-cell table:formula="of:=[.F634]*[.$N$8]" office:value-type="float" office:value="120" calcext:value-type="float">
            <text:p>120</text:p>
          </table:table-cell>
          <table:table-cell table:formula="of:=[.G634]+[.H633]" office:value-type="float" office:value="71040" calcext:value-type="float">
            <text:p>71040</text:p>
          </table:table-cell>
          <table:table-cell table:formula="of:=[.H634]-[.E634]" office:value-type="float" office:value="49390" calcext:value-type="float">
            <text:p>493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25" calcext:value-type="date">
            <text:p>25.09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35] = &quot;niedziela&quot;;[.$N$7]*[.J635];0)" office:value-type="float" office:value="0" calcext:value-type="float">
            <text:p>0</text:p>
          </table:table-cell>
          <table:table-cell table:formula="of:=[.E634]+[.D635]" office:value-type="float" office:value="21650" calcext:value-type="float">
            <text:p>21650</text:p>
          </table:table-cell>
          <table:table-cell table:formula="of:=IF(AND(NOT([.B635]=&quot;niedziela&quot;);NOT([.B635]=&quot;sobota&quot;));ROUNDDOWN(VLOOKUP([.C635];[.$M$1:.$N$4];2;0) * [.J635];0);0)" office:value-type="float" office:value="4" calcext:value-type="float">
            <text:p>4</text:p>
          </table:table-cell>
          <table:table-cell table:formula="of:=[.F635]*[.$N$8]" office:value-type="float" office:value="120" calcext:value-type="float">
            <text:p>120</text:p>
          </table:table-cell>
          <table:table-cell table:formula="of:=[.G635]+[.H634]" office:value-type="float" office:value="71160" calcext:value-type="float">
            <text:p>71160</text:p>
          </table:table-cell>
          <table:table-cell table:formula="of:=[.H635]-[.E635]" office:value-type="float" office:value="49510" calcext:value-type="float">
            <text:p>495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26" calcext:value-type="date">
            <text:p>26.09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36] = &quot;niedziela&quot;;[.$N$7]*[.J636];0)" office:value-type="float" office:value="0" calcext:value-type="float">
            <text:p>0</text:p>
          </table:table-cell>
          <table:table-cell table:formula="of:=[.E635]+[.D636]" office:value-type="float" office:value="21650" calcext:value-type="float">
            <text:p>21650</text:p>
          </table:table-cell>
          <table:table-cell table:formula="of:=IF(AND(NOT([.B636]=&quot;niedziela&quot;);NOT([.B636]=&quot;sobota&quot;));ROUNDDOWN(VLOOKUP([.C636];[.$M$1:.$N$4];2;0) * [.J636];0);0)" office:value-type="float" office:value="4" calcext:value-type="float">
            <text:p>4</text:p>
          </table:table-cell>
          <table:table-cell table:formula="of:=[.F636]*[.$N$8]" office:value-type="float" office:value="120" calcext:value-type="float">
            <text:p>120</text:p>
          </table:table-cell>
          <table:table-cell table:formula="of:=[.G636]+[.H635]" office:value-type="float" office:value="71280" calcext:value-type="float">
            <text:p>71280</text:p>
          </table:table-cell>
          <table:table-cell table:formula="of:=[.H636]-[.E636]" office:value-type="float" office:value="49630" calcext:value-type="float">
            <text:p>496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27" calcext:value-type="date">
            <text:p>27.09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37] = &quot;niedziela&quot;;[.$N$7]*[.J637];0)" office:value-type="float" office:value="0" calcext:value-type="float">
            <text:p>0</text:p>
          </table:table-cell>
          <table:table-cell table:formula="of:=[.E636]+[.D637]" office:value-type="float" office:value="21650" calcext:value-type="float">
            <text:p>21650</text:p>
          </table:table-cell>
          <table:table-cell table:formula="of:=IF(AND(NOT([.B637]=&quot;niedziela&quot;);NOT([.B637]=&quot;sobota&quot;));ROUNDDOWN(VLOOKUP([.C637];[.$M$1:.$N$4];2;0) * [.J637];0);0)" office:value-type="float" office:value="4" calcext:value-type="float">
            <text:p>4</text:p>
          </table:table-cell>
          <table:table-cell table:formula="of:=[.F637]*[.$N$8]" office:value-type="float" office:value="120" calcext:value-type="float">
            <text:p>120</text:p>
          </table:table-cell>
          <table:table-cell table:formula="of:=[.G637]+[.H636]" office:value-type="float" office:value="71400" calcext:value-type="float">
            <text:p>71400</text:p>
          </table:table-cell>
          <table:table-cell table:formula="of:=[.H637]-[.E637]" office:value-type="float" office:value="49750" calcext:value-type="float">
            <text:p>497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28" calcext:value-type="date">
            <text:p>28.09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38] = &quot;niedziela&quot;;[.$N$7]*[.J638];0)" office:value-type="float" office:value="0" calcext:value-type="float">
            <text:p>0</text:p>
          </table:table-cell>
          <table:table-cell table:formula="of:=[.E637]+[.D638]" office:value-type="float" office:value="21650" calcext:value-type="float">
            <text:p>21650</text:p>
          </table:table-cell>
          <table:table-cell table:formula="of:=IF(AND(NOT([.B638]=&quot;niedziela&quot;);NOT([.B638]=&quot;sobota&quot;));ROUNDDOWN(VLOOKUP([.C638];[.$M$1:.$N$4];2;0) * [.J638];0);0)" office:value-type="float" office:value="0" calcext:value-type="float">
            <text:p>0</text:p>
          </table:table-cell>
          <table:table-cell table:formula="of:=[.F638]*[.$N$8]" office:value-type="float" office:value="0" calcext:value-type="float">
            <text:p>0</text:p>
          </table:table-cell>
          <table:table-cell table:formula="of:=[.G638]+[.H637]" office:value-type="float" office:value="71400" calcext:value-type="float">
            <text:p>71400</text:p>
          </table:table-cell>
          <table:table-cell table:formula="of:=[.H638]-[.E638]" office:value-type="float" office:value="49750" calcext:value-type="float">
            <text:p>497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29" calcext:value-type="date">
            <text:p>29.09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39] = &quot;niedziela&quot;;[.$N$7]*[.J639];0)" office:value-type="float" office:value="150" calcext:value-type="float">
            <text:p>150</text:p>
          </table:table-cell>
          <table:table-cell table:formula="of:=[.E638]+[.D639]" office:value-type="float" office:value="21800" calcext:value-type="float">
            <text:p>21800</text:p>
          </table:table-cell>
          <table:table-cell table:formula="of:=IF(AND(NOT([.B639]=&quot;niedziela&quot;);NOT([.B639]=&quot;sobota&quot;));ROUNDDOWN(VLOOKUP([.C639];[.$M$1:.$N$4];2;0) * [.J639];0);0)" office:value-type="float" office:value="0" calcext:value-type="float">
            <text:p>0</text:p>
          </table:table-cell>
          <table:table-cell table:formula="of:=[.F639]*[.$N$8]" office:value-type="float" office:value="0" calcext:value-type="float">
            <text:p>0</text:p>
          </table:table-cell>
          <table:table-cell table:formula="of:=[.G639]+[.H638]" office:value-type="float" office:value="71400" calcext:value-type="float">
            <text:p>71400</text:p>
          </table:table-cell>
          <table:table-cell table:formula="of:=[.H639]-[.E639]" office:value-type="float" office:value="49600" calcext:value-type="float">
            <text:p>496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09-30" calcext:value-type="date">
            <text:p>30.09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40] = &quot;niedziela&quot;;[.$N$7]*[.J640];0)" office:value-type="float" office:value="0" calcext:value-type="float">
            <text:p>0</text:p>
          </table:table-cell>
          <table:table-cell table:formula="of:=[.E639]+[.D640]" office:value-type="float" office:value="21800" calcext:value-type="float">
            <text:p>21800</text:p>
          </table:table-cell>
          <table:table-cell table:formula="of:=IF(AND(NOT([.B640]=&quot;niedziela&quot;);NOT([.B640]=&quot;sobota&quot;));ROUNDDOWN(VLOOKUP([.C640];[.$M$1:.$N$4];2;0) * [.J640];0);0)" office:value-type="float" office:value="4" calcext:value-type="float">
            <text:p>4</text:p>
          </table:table-cell>
          <table:table-cell table:formula="of:=[.F640]*[.$N$8]" office:value-type="float" office:value="120" calcext:value-type="float">
            <text:p>120</text:p>
          </table:table-cell>
          <table:table-cell table:formula="of:=[.G640]+[.H639]" office:value-type="float" office:value="71520" calcext:value-type="float">
            <text:p>71520</text:p>
          </table:table-cell>
          <table:table-cell table:formula="of:=[.H640]-[.E640]" office:value-type="float" office:value="49720" calcext:value-type="float">
            <text:p>497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01" calcext:value-type="date">
            <text:p>1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41] = &quot;niedziela&quot;;[.$N$7]*[.J641];0)" office:value-type="float" office:value="0" calcext:value-type="float">
            <text:p>0</text:p>
          </table:table-cell>
          <table:table-cell table:formula="of:=[.E640]+[.D641]" office:value-type="float" office:value="21800" calcext:value-type="float">
            <text:p>21800</text:p>
          </table:table-cell>
          <table:table-cell table:formula="of:=IF(AND(NOT([.B641]=&quot;niedziela&quot;);NOT([.B641]=&quot;sobota&quot;));ROUNDDOWN(VLOOKUP([.C641];[.$M$1:.$N$4];2;0) * [.J641];0);0)" office:value-type="float" office:value="4" calcext:value-type="float">
            <text:p>4</text:p>
          </table:table-cell>
          <table:table-cell table:formula="of:=[.F641]*[.$N$8]" office:value-type="float" office:value="120" calcext:value-type="float">
            <text:p>120</text:p>
          </table:table-cell>
          <table:table-cell table:formula="of:=[.G641]+[.H640]" office:value-type="float" office:value="71640" calcext:value-type="float">
            <text:p>71640</text:p>
          </table:table-cell>
          <table:table-cell table:formula="of:=[.H641]-[.E641]" office:value-type="float" office:value="49840" calcext:value-type="float">
            <text:p>498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02" calcext:value-type="date">
            <text:p>2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42] = &quot;niedziela&quot;;[.$N$7]*[.J642];0)" office:value-type="float" office:value="0" calcext:value-type="float">
            <text:p>0</text:p>
          </table:table-cell>
          <table:table-cell table:formula="of:=[.E641]+[.D642]" office:value-type="float" office:value="21800" calcext:value-type="float">
            <text:p>21800</text:p>
          </table:table-cell>
          <table:table-cell table:formula="of:=IF(AND(NOT([.B642]=&quot;niedziela&quot;);NOT([.B642]=&quot;sobota&quot;));ROUNDDOWN(VLOOKUP([.C642];[.$M$1:.$N$4];2;0) * [.J642];0);0)" office:value-type="float" office:value="4" calcext:value-type="float">
            <text:p>4</text:p>
          </table:table-cell>
          <table:table-cell table:formula="of:=[.F642]*[.$N$8]" office:value-type="float" office:value="120" calcext:value-type="float">
            <text:p>120</text:p>
          </table:table-cell>
          <table:table-cell table:formula="of:=[.G642]+[.H641]" office:value-type="float" office:value="71760" calcext:value-type="float">
            <text:p>71760</text:p>
          </table:table-cell>
          <table:table-cell table:formula="of:=[.H642]-[.E642]" office:value-type="float" office:value="49960" calcext:value-type="float">
            <text:p>499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03" calcext:value-type="date">
            <text:p>3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43] = &quot;niedziela&quot;;[.$N$7]*[.J643];0)" office:value-type="float" office:value="0" calcext:value-type="float">
            <text:p>0</text:p>
          </table:table-cell>
          <table:table-cell table:formula="of:=[.E642]+[.D643]" office:value-type="float" office:value="21800" calcext:value-type="float">
            <text:p>21800</text:p>
          </table:table-cell>
          <table:table-cell table:formula="of:=IF(AND(NOT([.B643]=&quot;niedziela&quot;);NOT([.B643]=&quot;sobota&quot;));ROUNDDOWN(VLOOKUP([.C643];[.$M$1:.$N$4];2;0) * [.J643];0);0)" office:value-type="float" office:value="4" calcext:value-type="float">
            <text:p>4</text:p>
          </table:table-cell>
          <table:table-cell table:formula="of:=[.F643]*[.$N$8]" office:value-type="float" office:value="120" calcext:value-type="float">
            <text:p>120</text:p>
          </table:table-cell>
          <table:table-cell table:formula="of:=[.G643]+[.H642]" office:value-type="float" office:value="71880" calcext:value-type="float">
            <text:p>71880</text:p>
          </table:table-cell>
          <table:table-cell table:formula="of:=[.H643]-[.E643]" office:value-type="float" office:value="50080" calcext:value-type="float">
            <text:p>500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04" calcext:value-type="date">
            <text:p>4.10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44] = &quot;niedziela&quot;;[.$N$7]*[.J644];0)" office:value-type="float" office:value="0" calcext:value-type="float">
            <text:p>0</text:p>
          </table:table-cell>
          <table:table-cell table:formula="of:=[.E643]+[.D644]" office:value-type="float" office:value="21800" calcext:value-type="float">
            <text:p>21800</text:p>
          </table:table-cell>
          <table:table-cell table:formula="of:=IF(AND(NOT([.B644]=&quot;niedziela&quot;);NOT([.B644]=&quot;sobota&quot;));ROUNDDOWN(VLOOKUP([.C644];[.$M$1:.$N$4];2;0) * [.J644];0);0)" office:value-type="float" office:value="4" calcext:value-type="float">
            <text:p>4</text:p>
          </table:table-cell>
          <table:table-cell table:formula="of:=[.F644]*[.$N$8]" office:value-type="float" office:value="120" calcext:value-type="float">
            <text:p>120</text:p>
          </table:table-cell>
          <table:table-cell table:formula="of:=[.G644]+[.H643]" office:value-type="float" office:value="72000" calcext:value-type="float">
            <text:p>72000</text:p>
          </table:table-cell>
          <table:table-cell table:formula="of:=[.H644]-[.E644]" office:value-type="float" office:value="50200" calcext:value-type="float">
            <text:p>502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05" calcext:value-type="date">
            <text:p>5.10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45] = &quot;niedziela&quot;;[.$N$7]*[.J645];0)" office:value-type="float" office:value="0" calcext:value-type="float">
            <text:p>0</text:p>
          </table:table-cell>
          <table:table-cell table:formula="of:=[.E644]+[.D645]" office:value-type="float" office:value="21800" calcext:value-type="float">
            <text:p>21800</text:p>
          </table:table-cell>
          <table:table-cell table:formula="of:=IF(AND(NOT([.B645]=&quot;niedziela&quot;);NOT([.B645]=&quot;sobota&quot;));ROUNDDOWN(VLOOKUP([.C645];[.$M$1:.$N$4];2;0) * [.J645];0);0)" office:value-type="float" office:value="0" calcext:value-type="float">
            <text:p>0</text:p>
          </table:table-cell>
          <table:table-cell table:formula="of:=[.F645]*[.$N$8]" office:value-type="float" office:value="0" calcext:value-type="float">
            <text:p>0</text:p>
          </table:table-cell>
          <table:table-cell table:formula="of:=[.G645]+[.H644]" office:value-type="float" office:value="72000" calcext:value-type="float">
            <text:p>72000</text:p>
          </table:table-cell>
          <table:table-cell table:formula="of:=[.H645]-[.E645]" office:value-type="float" office:value="50200" calcext:value-type="float">
            <text:p>502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06" calcext:value-type="date">
            <text:p>6.10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46] = &quot;niedziela&quot;;[.$N$7]*[.J646];0)" office:value-type="float" office:value="150" calcext:value-type="float">
            <text:p>150</text:p>
          </table:table-cell>
          <table:table-cell table:formula="of:=[.E645]+[.D646]" office:value-type="float" office:value="21950" calcext:value-type="float">
            <text:p>21950</text:p>
          </table:table-cell>
          <table:table-cell table:formula="of:=IF(AND(NOT([.B646]=&quot;niedziela&quot;);NOT([.B646]=&quot;sobota&quot;));ROUNDDOWN(VLOOKUP([.C646];[.$M$1:.$N$4];2;0) * [.J646];0);0)" office:value-type="float" office:value="0" calcext:value-type="float">
            <text:p>0</text:p>
          </table:table-cell>
          <table:table-cell table:formula="of:=[.F646]*[.$N$8]" office:value-type="float" office:value="0" calcext:value-type="float">
            <text:p>0</text:p>
          </table:table-cell>
          <table:table-cell table:formula="of:=[.G646]+[.H645]" office:value-type="float" office:value="72000" calcext:value-type="float">
            <text:p>72000</text:p>
          </table:table-cell>
          <table:table-cell table:formula="of:=[.H646]-[.E646]" office:value-type="float" office:value="50050" calcext:value-type="float">
            <text:p>500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07" calcext:value-type="date">
            <text:p>7.10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47] = &quot;niedziela&quot;;[.$N$7]*[.J647];0)" office:value-type="float" office:value="0" calcext:value-type="float">
            <text:p>0</text:p>
          </table:table-cell>
          <table:table-cell table:formula="of:=[.E646]+[.D647]" office:value-type="float" office:value="21950" calcext:value-type="float">
            <text:p>21950</text:p>
          </table:table-cell>
          <table:table-cell table:formula="of:=IF(AND(NOT([.B647]=&quot;niedziela&quot;);NOT([.B647]=&quot;sobota&quot;));ROUNDDOWN(VLOOKUP([.C647];[.$M$1:.$N$4];2;0) * [.J647];0);0)" office:value-type="float" office:value="4" calcext:value-type="float">
            <text:p>4</text:p>
          </table:table-cell>
          <table:table-cell table:formula="of:=[.F647]*[.$N$8]" office:value-type="float" office:value="120" calcext:value-type="float">
            <text:p>120</text:p>
          </table:table-cell>
          <table:table-cell table:formula="of:=[.G647]+[.H646]" office:value-type="float" office:value="72120" calcext:value-type="float">
            <text:p>72120</text:p>
          </table:table-cell>
          <table:table-cell table:formula="of:=[.H647]-[.E647]" office:value-type="float" office:value="50170" calcext:value-type="float">
            <text:p>501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08" calcext:value-type="date">
            <text:p>8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48] = &quot;niedziela&quot;;[.$N$7]*[.J648];0)" office:value-type="float" office:value="0" calcext:value-type="float">
            <text:p>0</text:p>
          </table:table-cell>
          <table:table-cell table:formula="of:=[.E647]+[.D648]" office:value-type="float" office:value="21950" calcext:value-type="float">
            <text:p>21950</text:p>
          </table:table-cell>
          <table:table-cell table:formula="of:=IF(AND(NOT([.B648]=&quot;niedziela&quot;);NOT([.B648]=&quot;sobota&quot;));ROUNDDOWN(VLOOKUP([.C648];[.$M$1:.$N$4];2;0) * [.J648];0);0)" office:value-type="float" office:value="4" calcext:value-type="float">
            <text:p>4</text:p>
          </table:table-cell>
          <table:table-cell table:formula="of:=[.F648]*[.$N$8]" office:value-type="float" office:value="120" calcext:value-type="float">
            <text:p>120</text:p>
          </table:table-cell>
          <table:table-cell table:formula="of:=[.G648]+[.H647]" office:value-type="float" office:value="72240" calcext:value-type="float">
            <text:p>72240</text:p>
          </table:table-cell>
          <table:table-cell table:formula="of:=[.H648]-[.E648]" office:value-type="float" office:value="50290" calcext:value-type="float">
            <text:p>502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09" calcext:value-type="date">
            <text:p>9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49] = &quot;niedziela&quot;;[.$N$7]*[.J649];0)" office:value-type="float" office:value="0" calcext:value-type="float">
            <text:p>0</text:p>
          </table:table-cell>
          <table:table-cell table:formula="of:=[.E648]+[.D649]" office:value-type="float" office:value="21950" calcext:value-type="float">
            <text:p>21950</text:p>
          </table:table-cell>
          <table:table-cell table:formula="of:=IF(AND(NOT([.B649]=&quot;niedziela&quot;);NOT([.B649]=&quot;sobota&quot;));ROUNDDOWN(VLOOKUP([.C649];[.$M$1:.$N$4];2;0) * [.J649];0);0)" office:value-type="float" office:value="4" calcext:value-type="float">
            <text:p>4</text:p>
          </table:table-cell>
          <table:table-cell table:formula="of:=[.F649]*[.$N$8]" office:value-type="float" office:value="120" calcext:value-type="float">
            <text:p>120</text:p>
          </table:table-cell>
          <table:table-cell table:formula="of:=[.G649]+[.H648]" office:value-type="float" office:value="72360" calcext:value-type="float">
            <text:p>72360</text:p>
          </table:table-cell>
          <table:table-cell table:formula="of:=[.H649]-[.E649]" office:value-type="float" office:value="50410" calcext:value-type="float">
            <text:p>504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10" calcext:value-type="date">
            <text:p>10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50] = &quot;niedziela&quot;;[.$N$7]*[.J650];0)" office:value-type="float" office:value="0" calcext:value-type="float">
            <text:p>0</text:p>
          </table:table-cell>
          <table:table-cell table:formula="of:=[.E649]+[.D650]" office:value-type="float" office:value="21950" calcext:value-type="float">
            <text:p>21950</text:p>
          </table:table-cell>
          <table:table-cell table:formula="of:=IF(AND(NOT([.B650]=&quot;niedziela&quot;);NOT([.B650]=&quot;sobota&quot;));ROUNDDOWN(VLOOKUP([.C650];[.$M$1:.$N$4];2;0) * [.J650];0);0)" office:value-type="float" office:value="4" calcext:value-type="float">
            <text:p>4</text:p>
          </table:table-cell>
          <table:table-cell table:formula="of:=[.F650]*[.$N$8]" office:value-type="float" office:value="120" calcext:value-type="float">
            <text:p>120</text:p>
          </table:table-cell>
          <table:table-cell table:formula="of:=[.G650]+[.H649]" office:value-type="float" office:value="72480" calcext:value-type="float">
            <text:p>72480</text:p>
          </table:table-cell>
          <table:table-cell table:formula="of:=[.H650]-[.E650]" office:value-type="float" office:value="50530" calcext:value-type="float">
            <text:p>505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11" calcext:value-type="date">
            <text:p>11.10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51] = &quot;niedziela&quot;;[.$N$7]*[.J651];0)" office:value-type="float" office:value="0" calcext:value-type="float">
            <text:p>0</text:p>
          </table:table-cell>
          <table:table-cell table:formula="of:=[.E650]+[.D651]" office:value-type="float" office:value="21950" calcext:value-type="float">
            <text:p>21950</text:p>
          </table:table-cell>
          <table:table-cell table:formula="of:=IF(AND(NOT([.B651]=&quot;niedziela&quot;);NOT([.B651]=&quot;sobota&quot;));ROUNDDOWN(VLOOKUP([.C651];[.$M$1:.$N$4];2;0) * [.J651];0);0)" office:value-type="float" office:value="4" calcext:value-type="float">
            <text:p>4</text:p>
          </table:table-cell>
          <table:table-cell table:formula="of:=[.F651]*[.$N$8]" office:value-type="float" office:value="120" calcext:value-type="float">
            <text:p>120</text:p>
          </table:table-cell>
          <table:table-cell table:formula="of:=[.G651]+[.H650]" office:value-type="float" office:value="72600" calcext:value-type="float">
            <text:p>72600</text:p>
          </table:table-cell>
          <table:table-cell table:formula="of:=[.H651]-[.E651]" office:value-type="float" office:value="50650" calcext:value-type="float">
            <text:p>506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12" calcext:value-type="date">
            <text:p>12.10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52] = &quot;niedziela&quot;;[.$N$7]*[.J652];0)" office:value-type="float" office:value="0" calcext:value-type="float">
            <text:p>0</text:p>
          </table:table-cell>
          <table:table-cell table:formula="of:=[.E651]+[.D652]" office:value-type="float" office:value="21950" calcext:value-type="float">
            <text:p>21950</text:p>
          </table:table-cell>
          <table:table-cell table:formula="of:=IF(AND(NOT([.B652]=&quot;niedziela&quot;);NOT([.B652]=&quot;sobota&quot;));ROUNDDOWN(VLOOKUP([.C652];[.$M$1:.$N$4];2;0) * [.J652];0);0)" office:value-type="float" office:value="0" calcext:value-type="float">
            <text:p>0</text:p>
          </table:table-cell>
          <table:table-cell table:formula="of:=[.F652]*[.$N$8]" office:value-type="float" office:value="0" calcext:value-type="float">
            <text:p>0</text:p>
          </table:table-cell>
          <table:table-cell table:formula="of:=[.G652]+[.H651]" office:value-type="float" office:value="72600" calcext:value-type="float">
            <text:p>72600</text:p>
          </table:table-cell>
          <table:table-cell table:formula="of:=[.H652]-[.E652]" office:value-type="float" office:value="50650" calcext:value-type="float">
            <text:p>506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13" calcext:value-type="date">
            <text:p>13.10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53] = &quot;niedziela&quot;;[.$N$7]*[.J653];0)" office:value-type="float" office:value="150" calcext:value-type="float">
            <text:p>150</text:p>
          </table:table-cell>
          <table:table-cell table:formula="of:=[.E652]+[.D653]" office:value-type="float" office:value="22100" calcext:value-type="float">
            <text:p>22100</text:p>
          </table:table-cell>
          <table:table-cell table:formula="of:=IF(AND(NOT([.B653]=&quot;niedziela&quot;);NOT([.B653]=&quot;sobota&quot;));ROUNDDOWN(VLOOKUP([.C653];[.$M$1:.$N$4];2;0) * [.J653];0);0)" office:value-type="float" office:value="0" calcext:value-type="float">
            <text:p>0</text:p>
          </table:table-cell>
          <table:table-cell table:formula="of:=[.F653]*[.$N$8]" office:value-type="float" office:value="0" calcext:value-type="float">
            <text:p>0</text:p>
          </table:table-cell>
          <table:table-cell table:formula="of:=[.G653]+[.H652]" office:value-type="float" office:value="72600" calcext:value-type="float">
            <text:p>72600</text:p>
          </table:table-cell>
          <table:table-cell table:formula="of:=[.H653]-[.E653]" office:value-type="float" office:value="50500" calcext:value-type="float">
            <text:p>505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14" calcext:value-type="date">
            <text:p>14.10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54] = &quot;niedziela&quot;;[.$N$7]*[.J654];0)" office:value-type="float" office:value="0" calcext:value-type="float">
            <text:p>0</text:p>
          </table:table-cell>
          <table:table-cell table:formula="of:=[.E653]+[.D654]" office:value-type="float" office:value="22100" calcext:value-type="float">
            <text:p>22100</text:p>
          </table:table-cell>
          <table:table-cell table:formula="of:=IF(AND(NOT([.B654]=&quot;niedziela&quot;);NOT([.B654]=&quot;sobota&quot;));ROUNDDOWN(VLOOKUP([.C654];[.$M$1:.$N$4];2;0) * [.J654];0);0)" office:value-type="float" office:value="4" calcext:value-type="float">
            <text:p>4</text:p>
          </table:table-cell>
          <table:table-cell table:formula="of:=[.F654]*[.$N$8]" office:value-type="float" office:value="120" calcext:value-type="float">
            <text:p>120</text:p>
          </table:table-cell>
          <table:table-cell table:formula="of:=[.G654]+[.H653]" office:value-type="float" office:value="72720" calcext:value-type="float">
            <text:p>72720</text:p>
          </table:table-cell>
          <table:table-cell table:formula="of:=[.H654]-[.E654]" office:value-type="float" office:value="50620" calcext:value-type="float">
            <text:p>506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15" calcext:value-type="date">
            <text:p>15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55] = &quot;niedziela&quot;;[.$N$7]*[.J655];0)" office:value-type="float" office:value="0" calcext:value-type="float">
            <text:p>0</text:p>
          </table:table-cell>
          <table:table-cell table:formula="of:=[.E654]+[.D655]" office:value-type="float" office:value="22100" calcext:value-type="float">
            <text:p>22100</text:p>
          </table:table-cell>
          <table:table-cell table:formula="of:=IF(AND(NOT([.B655]=&quot;niedziela&quot;);NOT([.B655]=&quot;sobota&quot;));ROUNDDOWN(VLOOKUP([.C655];[.$M$1:.$N$4];2;0) * [.J655];0);0)" office:value-type="float" office:value="4" calcext:value-type="float">
            <text:p>4</text:p>
          </table:table-cell>
          <table:table-cell table:formula="of:=[.F655]*[.$N$8]" office:value-type="float" office:value="120" calcext:value-type="float">
            <text:p>120</text:p>
          </table:table-cell>
          <table:table-cell table:formula="of:=[.G655]+[.H654]" office:value-type="float" office:value="72840" calcext:value-type="float">
            <text:p>72840</text:p>
          </table:table-cell>
          <table:table-cell table:formula="of:=[.H655]-[.E655]" office:value-type="float" office:value="50740" calcext:value-type="float">
            <text:p>507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16" calcext:value-type="date">
            <text:p>16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56] = &quot;niedziela&quot;;[.$N$7]*[.J656];0)" office:value-type="float" office:value="0" calcext:value-type="float">
            <text:p>0</text:p>
          </table:table-cell>
          <table:table-cell table:formula="of:=[.E655]+[.D656]" office:value-type="float" office:value="22100" calcext:value-type="float">
            <text:p>22100</text:p>
          </table:table-cell>
          <table:table-cell table:formula="of:=IF(AND(NOT([.B656]=&quot;niedziela&quot;);NOT([.B656]=&quot;sobota&quot;));ROUNDDOWN(VLOOKUP([.C656];[.$M$1:.$N$4];2;0) * [.J656];0);0)" office:value-type="float" office:value="4" calcext:value-type="float">
            <text:p>4</text:p>
          </table:table-cell>
          <table:table-cell table:formula="of:=[.F656]*[.$N$8]" office:value-type="float" office:value="120" calcext:value-type="float">
            <text:p>120</text:p>
          </table:table-cell>
          <table:table-cell table:formula="of:=[.G656]+[.H655]" office:value-type="float" office:value="72960" calcext:value-type="float">
            <text:p>72960</text:p>
          </table:table-cell>
          <table:table-cell table:formula="of:=[.H656]-[.E656]" office:value-type="float" office:value="50860" calcext:value-type="float">
            <text:p>508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17" calcext:value-type="date">
            <text:p>17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57] = &quot;niedziela&quot;;[.$N$7]*[.J657];0)" office:value-type="float" office:value="0" calcext:value-type="float">
            <text:p>0</text:p>
          </table:table-cell>
          <table:table-cell table:formula="of:=[.E656]+[.D657]" office:value-type="float" office:value="22100" calcext:value-type="float">
            <text:p>22100</text:p>
          </table:table-cell>
          <table:table-cell table:formula="of:=IF(AND(NOT([.B657]=&quot;niedziela&quot;);NOT([.B657]=&quot;sobota&quot;));ROUNDDOWN(VLOOKUP([.C657];[.$M$1:.$N$4];2;0) * [.J657];0);0)" office:value-type="float" office:value="4" calcext:value-type="float">
            <text:p>4</text:p>
          </table:table-cell>
          <table:table-cell table:formula="of:=[.F657]*[.$N$8]" office:value-type="float" office:value="120" calcext:value-type="float">
            <text:p>120</text:p>
          </table:table-cell>
          <table:table-cell table:formula="of:=[.G657]+[.H656]" office:value-type="float" office:value="73080" calcext:value-type="float">
            <text:p>73080</text:p>
          </table:table-cell>
          <table:table-cell table:formula="of:=[.H657]-[.E657]" office:value-type="float" office:value="50980" calcext:value-type="float">
            <text:p>509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18" calcext:value-type="date">
            <text:p>18.10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58] = &quot;niedziela&quot;;[.$N$7]*[.J658];0)" office:value-type="float" office:value="0" calcext:value-type="float">
            <text:p>0</text:p>
          </table:table-cell>
          <table:table-cell table:formula="of:=[.E657]+[.D658]" office:value-type="float" office:value="22100" calcext:value-type="float">
            <text:p>22100</text:p>
          </table:table-cell>
          <table:table-cell table:formula="of:=IF(AND(NOT([.B658]=&quot;niedziela&quot;);NOT([.B658]=&quot;sobota&quot;));ROUNDDOWN(VLOOKUP([.C658];[.$M$1:.$N$4];2;0) * [.J658];0);0)" office:value-type="float" office:value="4" calcext:value-type="float">
            <text:p>4</text:p>
          </table:table-cell>
          <table:table-cell table:formula="of:=[.F658]*[.$N$8]" office:value-type="float" office:value="120" calcext:value-type="float">
            <text:p>120</text:p>
          </table:table-cell>
          <table:table-cell table:formula="of:=[.G658]+[.H657]" office:value-type="float" office:value="73200" calcext:value-type="float">
            <text:p>73200</text:p>
          </table:table-cell>
          <table:table-cell table:formula="of:=[.H658]-[.E658]" office:value-type="float" office:value="51100" calcext:value-type="float">
            <text:p>51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19" calcext:value-type="date">
            <text:p>19.10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59] = &quot;niedziela&quot;;[.$N$7]*[.J659];0)" office:value-type="float" office:value="0" calcext:value-type="float">
            <text:p>0</text:p>
          </table:table-cell>
          <table:table-cell table:formula="of:=[.E658]+[.D659]" office:value-type="float" office:value="22100" calcext:value-type="float">
            <text:p>22100</text:p>
          </table:table-cell>
          <table:table-cell table:formula="of:=IF(AND(NOT([.B659]=&quot;niedziela&quot;);NOT([.B659]=&quot;sobota&quot;));ROUNDDOWN(VLOOKUP([.C659];[.$M$1:.$N$4];2;0) * [.J659];0);0)" office:value-type="float" office:value="0" calcext:value-type="float">
            <text:p>0</text:p>
          </table:table-cell>
          <table:table-cell table:formula="of:=[.F659]*[.$N$8]" office:value-type="float" office:value="0" calcext:value-type="float">
            <text:p>0</text:p>
          </table:table-cell>
          <table:table-cell table:formula="of:=[.G659]+[.H658]" office:value-type="float" office:value="73200" calcext:value-type="float">
            <text:p>73200</text:p>
          </table:table-cell>
          <table:table-cell table:formula="of:=[.H659]-[.E659]" office:value-type="float" office:value="51100" calcext:value-type="float">
            <text:p>51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20" calcext:value-type="date">
            <text:p>20.10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60] = &quot;niedziela&quot;;[.$N$7]*[.J660];0)" office:value-type="float" office:value="150" calcext:value-type="float">
            <text:p>150</text:p>
          </table:table-cell>
          <table:table-cell table:formula="of:=[.E659]+[.D660]" office:value-type="float" office:value="22250" calcext:value-type="float">
            <text:p>22250</text:p>
          </table:table-cell>
          <table:table-cell table:formula="of:=IF(AND(NOT([.B660]=&quot;niedziela&quot;);NOT([.B660]=&quot;sobota&quot;));ROUNDDOWN(VLOOKUP([.C660];[.$M$1:.$N$4];2;0) * [.J660];0);0)" office:value-type="float" office:value="0" calcext:value-type="float">
            <text:p>0</text:p>
          </table:table-cell>
          <table:table-cell table:formula="of:=[.F660]*[.$N$8]" office:value-type="float" office:value="0" calcext:value-type="float">
            <text:p>0</text:p>
          </table:table-cell>
          <table:table-cell table:formula="of:=[.G660]+[.H659]" office:value-type="float" office:value="73200" calcext:value-type="float">
            <text:p>73200</text:p>
          </table:table-cell>
          <table:table-cell table:formula="of:=[.H660]-[.E660]" office:value-type="float" office:value="50950" calcext:value-type="float">
            <text:p>509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21" calcext:value-type="date">
            <text:p>21.10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61] = &quot;niedziela&quot;;[.$N$7]*[.J661];0)" office:value-type="float" office:value="0" calcext:value-type="float">
            <text:p>0</text:p>
          </table:table-cell>
          <table:table-cell table:formula="of:=[.E660]+[.D661]" office:value-type="float" office:value="22250" calcext:value-type="float">
            <text:p>22250</text:p>
          </table:table-cell>
          <table:table-cell table:formula="of:=IF(AND(NOT([.B661]=&quot;niedziela&quot;);NOT([.B661]=&quot;sobota&quot;));ROUNDDOWN(VLOOKUP([.C661];[.$M$1:.$N$4];2;0) * [.J661];0);0)" office:value-type="float" office:value="4" calcext:value-type="float">
            <text:p>4</text:p>
          </table:table-cell>
          <table:table-cell table:formula="of:=[.F661]*[.$N$8]" office:value-type="float" office:value="120" calcext:value-type="float">
            <text:p>120</text:p>
          </table:table-cell>
          <table:table-cell table:formula="of:=[.G661]+[.H660]" office:value-type="float" office:value="73320" calcext:value-type="float">
            <text:p>73320</text:p>
          </table:table-cell>
          <table:table-cell table:formula="of:=[.H661]-[.E661]" office:value-type="float" office:value="51070" calcext:value-type="float">
            <text:p>510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22" calcext:value-type="date">
            <text:p>22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62] = &quot;niedziela&quot;;[.$N$7]*[.J662];0)" office:value-type="float" office:value="0" calcext:value-type="float">
            <text:p>0</text:p>
          </table:table-cell>
          <table:table-cell table:formula="of:=[.E661]+[.D662]" office:value-type="float" office:value="22250" calcext:value-type="float">
            <text:p>22250</text:p>
          </table:table-cell>
          <table:table-cell table:formula="of:=IF(AND(NOT([.B662]=&quot;niedziela&quot;);NOT([.B662]=&quot;sobota&quot;));ROUNDDOWN(VLOOKUP([.C662];[.$M$1:.$N$4];2;0) * [.J662];0);0)" office:value-type="float" office:value="4" calcext:value-type="float">
            <text:p>4</text:p>
          </table:table-cell>
          <table:table-cell table:formula="of:=[.F662]*[.$N$8]" office:value-type="float" office:value="120" calcext:value-type="float">
            <text:p>120</text:p>
          </table:table-cell>
          <table:table-cell table:formula="of:=[.G662]+[.H661]" office:value-type="float" office:value="73440" calcext:value-type="float">
            <text:p>73440</text:p>
          </table:table-cell>
          <table:table-cell table:formula="of:=[.H662]-[.E662]" office:value-type="float" office:value="51190" calcext:value-type="float">
            <text:p>511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23" calcext:value-type="date">
            <text:p>23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63] = &quot;niedziela&quot;;[.$N$7]*[.J663];0)" office:value-type="float" office:value="0" calcext:value-type="float">
            <text:p>0</text:p>
          </table:table-cell>
          <table:table-cell table:formula="of:=[.E662]+[.D663]" office:value-type="float" office:value="22250" calcext:value-type="float">
            <text:p>22250</text:p>
          </table:table-cell>
          <table:table-cell table:formula="of:=IF(AND(NOT([.B663]=&quot;niedziela&quot;);NOT([.B663]=&quot;sobota&quot;));ROUNDDOWN(VLOOKUP([.C663];[.$M$1:.$N$4];2;0) * [.J663];0);0)" office:value-type="float" office:value="4" calcext:value-type="float">
            <text:p>4</text:p>
          </table:table-cell>
          <table:table-cell table:formula="of:=[.F663]*[.$N$8]" office:value-type="float" office:value="120" calcext:value-type="float">
            <text:p>120</text:p>
          </table:table-cell>
          <table:table-cell table:formula="of:=[.G663]+[.H662]" office:value-type="float" office:value="73560" calcext:value-type="float">
            <text:p>73560</text:p>
          </table:table-cell>
          <table:table-cell table:formula="of:=[.H663]-[.E663]" office:value-type="float" office:value="51310" calcext:value-type="float">
            <text:p>513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24" calcext:value-type="date">
            <text:p>24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64] = &quot;niedziela&quot;;[.$N$7]*[.J664];0)" office:value-type="float" office:value="0" calcext:value-type="float">
            <text:p>0</text:p>
          </table:table-cell>
          <table:table-cell table:formula="of:=[.E663]+[.D664]" office:value-type="float" office:value="22250" calcext:value-type="float">
            <text:p>22250</text:p>
          </table:table-cell>
          <table:table-cell table:formula="of:=IF(AND(NOT([.B664]=&quot;niedziela&quot;);NOT([.B664]=&quot;sobota&quot;));ROUNDDOWN(VLOOKUP([.C664];[.$M$1:.$N$4];2;0) * [.J664];0);0)" office:value-type="float" office:value="4" calcext:value-type="float">
            <text:p>4</text:p>
          </table:table-cell>
          <table:table-cell table:formula="of:=[.F664]*[.$N$8]" office:value-type="float" office:value="120" calcext:value-type="float">
            <text:p>120</text:p>
          </table:table-cell>
          <table:table-cell table:formula="of:=[.G664]+[.H663]" office:value-type="float" office:value="73680" calcext:value-type="float">
            <text:p>73680</text:p>
          </table:table-cell>
          <table:table-cell table:formula="of:=[.H664]-[.E664]" office:value-type="float" office:value="51430" calcext:value-type="float">
            <text:p>514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25" calcext:value-type="date">
            <text:p>25.10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65] = &quot;niedziela&quot;;[.$N$7]*[.J665];0)" office:value-type="float" office:value="0" calcext:value-type="float">
            <text:p>0</text:p>
          </table:table-cell>
          <table:table-cell table:formula="of:=[.E664]+[.D665]" office:value-type="float" office:value="22250" calcext:value-type="float">
            <text:p>22250</text:p>
          </table:table-cell>
          <table:table-cell table:formula="of:=IF(AND(NOT([.B665]=&quot;niedziela&quot;);NOT([.B665]=&quot;sobota&quot;));ROUNDDOWN(VLOOKUP([.C665];[.$M$1:.$N$4];2;0) * [.J665];0);0)" office:value-type="float" office:value="4" calcext:value-type="float">
            <text:p>4</text:p>
          </table:table-cell>
          <table:table-cell table:formula="of:=[.F665]*[.$N$8]" office:value-type="float" office:value="120" calcext:value-type="float">
            <text:p>120</text:p>
          </table:table-cell>
          <table:table-cell table:formula="of:=[.G665]+[.H664]" office:value-type="float" office:value="73800" calcext:value-type="float">
            <text:p>73800</text:p>
          </table:table-cell>
          <table:table-cell table:formula="of:=[.H665]-[.E665]" office:value-type="float" office:value="51550" calcext:value-type="float">
            <text:p>515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26" calcext:value-type="date">
            <text:p>26.10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66] = &quot;niedziela&quot;;[.$N$7]*[.J666];0)" office:value-type="float" office:value="0" calcext:value-type="float">
            <text:p>0</text:p>
          </table:table-cell>
          <table:table-cell table:formula="of:=[.E665]+[.D666]" office:value-type="float" office:value="22250" calcext:value-type="float">
            <text:p>22250</text:p>
          </table:table-cell>
          <table:table-cell table:formula="of:=IF(AND(NOT([.B666]=&quot;niedziela&quot;);NOT([.B666]=&quot;sobota&quot;));ROUNDDOWN(VLOOKUP([.C666];[.$M$1:.$N$4];2;0) * [.J666];0);0)" office:value-type="float" office:value="0" calcext:value-type="float">
            <text:p>0</text:p>
          </table:table-cell>
          <table:table-cell table:formula="of:=[.F666]*[.$N$8]" office:value-type="float" office:value="0" calcext:value-type="float">
            <text:p>0</text:p>
          </table:table-cell>
          <table:table-cell table:formula="of:=[.G666]+[.H665]" office:value-type="float" office:value="73800" calcext:value-type="float">
            <text:p>73800</text:p>
          </table:table-cell>
          <table:table-cell table:formula="of:=[.H666]-[.E666]" office:value-type="float" office:value="51550" calcext:value-type="float">
            <text:p>515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27" calcext:value-type="date">
            <text:p>27.10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67] = &quot;niedziela&quot;;[.$N$7]*[.J667];0)" office:value-type="float" office:value="150" calcext:value-type="float">
            <text:p>150</text:p>
          </table:table-cell>
          <table:table-cell table:formula="of:=[.E666]+[.D667]" office:value-type="float" office:value="22400" calcext:value-type="float">
            <text:p>22400</text:p>
          </table:table-cell>
          <table:table-cell table:formula="of:=IF(AND(NOT([.B667]=&quot;niedziela&quot;);NOT([.B667]=&quot;sobota&quot;));ROUNDDOWN(VLOOKUP([.C667];[.$M$1:.$N$4];2;0) * [.J667];0);0)" office:value-type="float" office:value="0" calcext:value-type="float">
            <text:p>0</text:p>
          </table:table-cell>
          <table:table-cell table:formula="of:=[.F667]*[.$N$8]" office:value-type="float" office:value="0" calcext:value-type="float">
            <text:p>0</text:p>
          </table:table-cell>
          <table:table-cell table:formula="of:=[.G667]+[.H666]" office:value-type="float" office:value="73800" calcext:value-type="float">
            <text:p>73800</text:p>
          </table:table-cell>
          <table:table-cell table:formula="of:=[.H667]-[.E667]" office:value-type="float" office:value="51400" calcext:value-type="float">
            <text:p>514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28" calcext:value-type="date">
            <text:p>28.10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68] = &quot;niedziela&quot;;[.$N$7]*[.J668];0)" office:value-type="float" office:value="0" calcext:value-type="float">
            <text:p>0</text:p>
          </table:table-cell>
          <table:table-cell table:formula="of:=[.E667]+[.D668]" office:value-type="float" office:value="22400" calcext:value-type="float">
            <text:p>22400</text:p>
          </table:table-cell>
          <table:table-cell table:formula="of:=IF(AND(NOT([.B668]=&quot;niedziela&quot;);NOT([.B668]=&quot;sobota&quot;));ROUNDDOWN(VLOOKUP([.C668];[.$M$1:.$N$4];2;0) * [.J668];0);0)" office:value-type="float" office:value="4" calcext:value-type="float">
            <text:p>4</text:p>
          </table:table-cell>
          <table:table-cell table:formula="of:=[.F668]*[.$N$8]" office:value-type="float" office:value="120" calcext:value-type="float">
            <text:p>120</text:p>
          </table:table-cell>
          <table:table-cell table:formula="of:=[.G668]+[.H667]" office:value-type="float" office:value="73920" calcext:value-type="float">
            <text:p>73920</text:p>
          </table:table-cell>
          <table:table-cell table:formula="of:=[.H668]-[.E668]" office:value-type="float" office:value="51520" calcext:value-type="float">
            <text:p>515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29" calcext:value-type="date">
            <text:p>29.10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69] = &quot;niedziela&quot;;[.$N$7]*[.J669];0)" office:value-type="float" office:value="0" calcext:value-type="float">
            <text:p>0</text:p>
          </table:table-cell>
          <table:table-cell table:formula="of:=[.E668]+[.D669]" office:value-type="float" office:value="22400" calcext:value-type="float">
            <text:p>22400</text:p>
          </table:table-cell>
          <table:table-cell table:formula="of:=IF(AND(NOT([.B669]=&quot;niedziela&quot;);NOT([.B669]=&quot;sobota&quot;));ROUNDDOWN(VLOOKUP([.C669];[.$M$1:.$N$4];2;0) * [.J669];0);0)" office:value-type="float" office:value="4" calcext:value-type="float">
            <text:p>4</text:p>
          </table:table-cell>
          <table:table-cell table:formula="of:=[.F669]*[.$N$8]" office:value-type="float" office:value="120" calcext:value-type="float">
            <text:p>120</text:p>
          </table:table-cell>
          <table:table-cell table:formula="of:=[.G669]+[.H668]" office:value-type="float" office:value="74040" calcext:value-type="float">
            <text:p>74040</text:p>
          </table:table-cell>
          <table:table-cell table:formula="of:=[.H669]-[.E669]" office:value-type="float" office:value="51640" calcext:value-type="float">
            <text:p>516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30" calcext:value-type="date">
            <text:p>30.10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70] = &quot;niedziela&quot;;[.$N$7]*[.J670];0)" office:value-type="float" office:value="0" calcext:value-type="float">
            <text:p>0</text:p>
          </table:table-cell>
          <table:table-cell table:formula="of:=[.E669]+[.D670]" office:value-type="float" office:value="22400" calcext:value-type="float">
            <text:p>22400</text:p>
          </table:table-cell>
          <table:table-cell table:formula="of:=IF(AND(NOT([.B670]=&quot;niedziela&quot;);NOT([.B670]=&quot;sobota&quot;));ROUNDDOWN(VLOOKUP([.C670];[.$M$1:.$N$4];2;0) * [.J670];0);0)" office:value-type="float" office:value="4" calcext:value-type="float">
            <text:p>4</text:p>
          </table:table-cell>
          <table:table-cell table:formula="of:=[.F670]*[.$N$8]" office:value-type="float" office:value="120" calcext:value-type="float">
            <text:p>120</text:p>
          </table:table-cell>
          <table:table-cell table:formula="of:=[.G670]+[.H669]" office:value-type="float" office:value="74160" calcext:value-type="float">
            <text:p>74160</text:p>
          </table:table-cell>
          <table:table-cell table:formula="of:=[.H670]-[.E670]" office:value-type="float" office:value="51760" calcext:value-type="float">
            <text:p>517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0-31" calcext:value-type="date">
            <text:p>31.10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71] = &quot;niedziela&quot;;[.$N$7]*[.J671];0)" office:value-type="float" office:value="0" calcext:value-type="float">
            <text:p>0</text:p>
          </table:table-cell>
          <table:table-cell table:formula="of:=[.E670]+[.D671]" office:value-type="float" office:value="22400" calcext:value-type="float">
            <text:p>22400</text:p>
          </table:table-cell>
          <table:table-cell table:formula="of:=IF(AND(NOT([.B671]=&quot;niedziela&quot;);NOT([.B671]=&quot;sobota&quot;));ROUNDDOWN(VLOOKUP([.C671];[.$M$1:.$N$4];2;0) * [.J671];0);0)" office:value-type="float" office:value="4" calcext:value-type="float">
            <text:p>4</text:p>
          </table:table-cell>
          <table:table-cell table:formula="of:=[.F671]*[.$N$8]" office:value-type="float" office:value="120" calcext:value-type="float">
            <text:p>120</text:p>
          </table:table-cell>
          <table:table-cell table:formula="of:=[.G671]+[.H670]" office:value-type="float" office:value="74280" calcext:value-type="float">
            <text:p>74280</text:p>
          </table:table-cell>
          <table:table-cell table:formula="of:=[.H671]-[.E671]" office:value-type="float" office:value="51880" calcext:value-type="float">
            <text:p>518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01" calcext:value-type="date">
            <text:p>1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72] = &quot;niedziela&quot;;[.$N$7]*[.J672];0)" office:value-type="float" office:value="0" calcext:value-type="float">
            <text:p>0</text:p>
          </table:table-cell>
          <table:table-cell table:formula="of:=[.E671]+[.D672]" office:value-type="float" office:value="22400" calcext:value-type="float">
            <text:p>22400</text:p>
          </table:table-cell>
          <table:table-cell table:formula="of:=IF(AND(NOT([.B672]=&quot;niedziela&quot;);NOT([.B672]=&quot;sobota&quot;));ROUNDDOWN(VLOOKUP([.C672];[.$M$1:.$N$4];2;0) * [.J672];0);0)" office:value-type="float" office:value="4" calcext:value-type="float">
            <text:p>4</text:p>
          </table:table-cell>
          <table:table-cell table:formula="of:=[.F672]*[.$N$8]" office:value-type="float" office:value="120" calcext:value-type="float">
            <text:p>120</text:p>
          </table:table-cell>
          <table:table-cell table:formula="of:=[.G672]+[.H671]" office:value-type="float" office:value="74400" calcext:value-type="float">
            <text:p>74400</text:p>
          </table:table-cell>
          <table:table-cell table:formula="of:=[.H672]-[.E672]" office:value-type="float" office:value="52000" calcext:value-type="float">
            <text:p>520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02" calcext:value-type="date">
            <text:p>2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73] = &quot;niedziela&quot;;[.$N$7]*[.J673];0)" office:value-type="float" office:value="0" calcext:value-type="float">
            <text:p>0</text:p>
          </table:table-cell>
          <table:table-cell table:formula="of:=[.E672]+[.D673]" office:value-type="float" office:value="22400" calcext:value-type="float">
            <text:p>22400</text:p>
          </table:table-cell>
          <table:table-cell table:formula="of:=IF(AND(NOT([.B673]=&quot;niedziela&quot;);NOT([.B673]=&quot;sobota&quot;));ROUNDDOWN(VLOOKUP([.C673];[.$M$1:.$N$4];2;0) * [.J673];0);0)" office:value-type="float" office:value="0" calcext:value-type="float">
            <text:p>0</text:p>
          </table:table-cell>
          <table:table-cell table:formula="of:=[.F673]*[.$N$8]" office:value-type="float" office:value="0" calcext:value-type="float">
            <text:p>0</text:p>
          </table:table-cell>
          <table:table-cell table:formula="of:=[.G673]+[.H672]" office:value-type="float" office:value="74400" calcext:value-type="float">
            <text:p>74400</text:p>
          </table:table-cell>
          <table:table-cell table:formula="of:=[.H673]-[.E673]" office:value-type="float" office:value="52000" calcext:value-type="float">
            <text:p>520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03" calcext:value-type="date">
            <text:p>3.1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74] = &quot;niedziela&quot;;[.$N$7]*[.J674];0)" office:value-type="float" office:value="150" calcext:value-type="float">
            <text:p>150</text:p>
          </table:table-cell>
          <table:table-cell table:formula="of:=[.E673]+[.D674]" office:value-type="float" office:value="22550" calcext:value-type="float">
            <text:p>22550</text:p>
          </table:table-cell>
          <table:table-cell table:formula="of:=IF(AND(NOT([.B674]=&quot;niedziela&quot;);NOT([.B674]=&quot;sobota&quot;));ROUNDDOWN(VLOOKUP([.C674];[.$M$1:.$N$4];2;0) * [.J674];0);0)" office:value-type="float" office:value="0" calcext:value-type="float">
            <text:p>0</text:p>
          </table:table-cell>
          <table:table-cell table:formula="of:=[.F674]*[.$N$8]" office:value-type="float" office:value="0" calcext:value-type="float">
            <text:p>0</text:p>
          </table:table-cell>
          <table:table-cell table:formula="of:=[.G674]+[.H673]" office:value-type="float" office:value="74400" calcext:value-type="float">
            <text:p>74400</text:p>
          </table:table-cell>
          <table:table-cell table:formula="of:=[.H674]-[.E674]" office:value-type="float" office:value="51850" calcext:value-type="float">
            <text:p>518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04" calcext:value-type="date">
            <text:p>4.1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75] = &quot;niedziela&quot;;[.$N$7]*[.J675];0)" office:value-type="float" office:value="0" calcext:value-type="float">
            <text:p>0</text:p>
          </table:table-cell>
          <table:table-cell table:formula="of:=[.E674]+[.D675]" office:value-type="float" office:value="22550" calcext:value-type="float">
            <text:p>22550</text:p>
          </table:table-cell>
          <table:table-cell table:formula="of:=IF(AND(NOT([.B675]=&quot;niedziela&quot;);NOT([.B675]=&quot;sobota&quot;));ROUNDDOWN(VLOOKUP([.C675];[.$M$1:.$N$4];2;0) * [.J675];0);0)" office:value-type="float" office:value="4" calcext:value-type="float">
            <text:p>4</text:p>
          </table:table-cell>
          <table:table-cell table:formula="of:=[.F675]*[.$N$8]" office:value-type="float" office:value="120" calcext:value-type="float">
            <text:p>120</text:p>
          </table:table-cell>
          <table:table-cell table:formula="of:=[.G675]+[.H674]" office:value-type="float" office:value="74520" calcext:value-type="float">
            <text:p>74520</text:p>
          </table:table-cell>
          <table:table-cell table:formula="of:=[.H675]-[.E675]" office:value-type="float" office:value="51970" calcext:value-type="float">
            <text:p>519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05" calcext:value-type="date">
            <text:p>5.1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76] = &quot;niedziela&quot;;[.$N$7]*[.J676];0)" office:value-type="float" office:value="0" calcext:value-type="float">
            <text:p>0</text:p>
          </table:table-cell>
          <table:table-cell table:formula="of:=[.E675]+[.D676]" office:value-type="float" office:value="22550" calcext:value-type="float">
            <text:p>22550</text:p>
          </table:table-cell>
          <table:table-cell table:formula="of:=IF(AND(NOT([.B676]=&quot;niedziela&quot;);NOT([.B676]=&quot;sobota&quot;));ROUNDDOWN(VLOOKUP([.C676];[.$M$1:.$N$4];2;0) * [.J676];0);0)" office:value-type="float" office:value="4" calcext:value-type="float">
            <text:p>4</text:p>
          </table:table-cell>
          <table:table-cell table:formula="of:=[.F676]*[.$N$8]" office:value-type="float" office:value="120" calcext:value-type="float">
            <text:p>120</text:p>
          </table:table-cell>
          <table:table-cell table:formula="of:=[.G676]+[.H675]" office:value-type="float" office:value="74640" calcext:value-type="float">
            <text:p>74640</text:p>
          </table:table-cell>
          <table:table-cell table:formula="of:=[.H676]-[.E676]" office:value-type="float" office:value="52090" calcext:value-type="float">
            <text:p>520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06" calcext:value-type="date">
            <text:p>6.1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77] = &quot;niedziela&quot;;[.$N$7]*[.J677];0)" office:value-type="float" office:value="0" calcext:value-type="float">
            <text:p>0</text:p>
          </table:table-cell>
          <table:table-cell table:formula="of:=[.E676]+[.D677]" office:value-type="float" office:value="22550" calcext:value-type="float">
            <text:p>22550</text:p>
          </table:table-cell>
          <table:table-cell table:formula="of:=IF(AND(NOT([.B677]=&quot;niedziela&quot;);NOT([.B677]=&quot;sobota&quot;));ROUNDDOWN(VLOOKUP([.C677];[.$M$1:.$N$4];2;0) * [.J677];0);0)" office:value-type="float" office:value="4" calcext:value-type="float">
            <text:p>4</text:p>
          </table:table-cell>
          <table:table-cell table:formula="of:=[.F677]*[.$N$8]" office:value-type="float" office:value="120" calcext:value-type="float">
            <text:p>120</text:p>
          </table:table-cell>
          <table:table-cell table:formula="of:=[.G677]+[.H676]" office:value-type="float" office:value="74760" calcext:value-type="float">
            <text:p>74760</text:p>
          </table:table-cell>
          <table:table-cell table:formula="of:=[.H677]-[.E677]" office:value-type="float" office:value="52210" calcext:value-type="float">
            <text:p>522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07" calcext:value-type="date">
            <text:p>7.1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78] = &quot;niedziela&quot;;[.$N$7]*[.J678];0)" office:value-type="float" office:value="0" calcext:value-type="float">
            <text:p>0</text:p>
          </table:table-cell>
          <table:table-cell table:formula="of:=[.E677]+[.D678]" office:value-type="float" office:value="22550" calcext:value-type="float">
            <text:p>22550</text:p>
          </table:table-cell>
          <table:table-cell table:formula="of:=IF(AND(NOT([.B678]=&quot;niedziela&quot;);NOT([.B678]=&quot;sobota&quot;));ROUNDDOWN(VLOOKUP([.C678];[.$M$1:.$N$4];2;0) * [.J678];0);0)" office:value-type="float" office:value="4" calcext:value-type="float">
            <text:p>4</text:p>
          </table:table-cell>
          <table:table-cell table:formula="of:=[.F678]*[.$N$8]" office:value-type="float" office:value="120" calcext:value-type="float">
            <text:p>120</text:p>
          </table:table-cell>
          <table:table-cell table:formula="of:=[.G678]+[.H677]" office:value-type="float" office:value="74880" calcext:value-type="float">
            <text:p>74880</text:p>
          </table:table-cell>
          <table:table-cell table:formula="of:=[.H678]-[.E678]" office:value-type="float" office:value="52330" calcext:value-type="float">
            <text:p>523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08" calcext:value-type="date">
            <text:p>8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79] = &quot;niedziela&quot;;[.$N$7]*[.J679];0)" office:value-type="float" office:value="0" calcext:value-type="float">
            <text:p>0</text:p>
          </table:table-cell>
          <table:table-cell table:formula="of:=[.E678]+[.D679]" office:value-type="float" office:value="22550" calcext:value-type="float">
            <text:p>22550</text:p>
          </table:table-cell>
          <table:table-cell table:formula="of:=IF(AND(NOT([.B679]=&quot;niedziela&quot;);NOT([.B679]=&quot;sobota&quot;));ROUNDDOWN(VLOOKUP([.C679];[.$M$1:.$N$4];2;0) * [.J679];0);0)" office:value-type="float" office:value="4" calcext:value-type="float">
            <text:p>4</text:p>
          </table:table-cell>
          <table:table-cell table:formula="of:=[.F679]*[.$N$8]" office:value-type="float" office:value="120" calcext:value-type="float">
            <text:p>120</text:p>
          </table:table-cell>
          <table:table-cell table:formula="of:=[.G679]+[.H678]" office:value-type="float" office:value="75000" calcext:value-type="float">
            <text:p>75000</text:p>
          </table:table-cell>
          <table:table-cell table:formula="of:=[.H679]-[.E679]" office:value-type="float" office:value="52450" calcext:value-type="float">
            <text:p>524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09" calcext:value-type="date">
            <text:p>9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80] = &quot;niedziela&quot;;[.$N$7]*[.J680];0)" office:value-type="float" office:value="0" calcext:value-type="float">
            <text:p>0</text:p>
          </table:table-cell>
          <table:table-cell table:formula="of:=[.E679]+[.D680]" office:value-type="float" office:value="22550" calcext:value-type="float">
            <text:p>22550</text:p>
          </table:table-cell>
          <table:table-cell table:formula="of:=IF(AND(NOT([.B680]=&quot;niedziela&quot;);NOT([.B680]=&quot;sobota&quot;));ROUNDDOWN(VLOOKUP([.C680];[.$M$1:.$N$4];2;0) * [.J680];0);0)" office:value-type="float" office:value="0" calcext:value-type="float">
            <text:p>0</text:p>
          </table:table-cell>
          <table:table-cell table:formula="of:=[.F680]*[.$N$8]" office:value-type="float" office:value="0" calcext:value-type="float">
            <text:p>0</text:p>
          </table:table-cell>
          <table:table-cell table:formula="of:=[.G680]+[.H679]" office:value-type="float" office:value="75000" calcext:value-type="float">
            <text:p>75000</text:p>
          </table:table-cell>
          <table:table-cell table:formula="of:=[.H680]-[.E680]" office:value-type="float" office:value="52450" calcext:value-type="float">
            <text:p>524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10" calcext:value-type="date">
            <text:p>10.1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81] = &quot;niedziela&quot;;[.$N$7]*[.J681];0)" office:value-type="float" office:value="150" calcext:value-type="float">
            <text:p>150</text:p>
          </table:table-cell>
          <table:table-cell table:formula="of:=[.E680]+[.D681]" office:value-type="float" office:value="22700" calcext:value-type="float">
            <text:p>22700</text:p>
          </table:table-cell>
          <table:table-cell table:formula="of:=IF(AND(NOT([.B681]=&quot;niedziela&quot;);NOT([.B681]=&quot;sobota&quot;));ROUNDDOWN(VLOOKUP([.C681];[.$M$1:.$N$4];2;0) * [.J681];0);0)" office:value-type="float" office:value="0" calcext:value-type="float">
            <text:p>0</text:p>
          </table:table-cell>
          <table:table-cell table:formula="of:=[.F681]*[.$N$8]" office:value-type="float" office:value="0" calcext:value-type="float">
            <text:p>0</text:p>
          </table:table-cell>
          <table:table-cell table:formula="of:=[.G681]+[.H680]" office:value-type="float" office:value="75000" calcext:value-type="float">
            <text:p>75000</text:p>
          </table:table-cell>
          <table:table-cell table:formula="of:=[.H681]-[.E681]" office:value-type="float" office:value="52300" calcext:value-type="float">
            <text:p>52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11" calcext:value-type="date">
            <text:p>11.1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82] = &quot;niedziela&quot;;[.$N$7]*[.J682];0)" office:value-type="float" office:value="0" calcext:value-type="float">
            <text:p>0</text:p>
          </table:table-cell>
          <table:table-cell table:formula="of:=[.E681]+[.D682]" office:value-type="float" office:value="22700" calcext:value-type="float">
            <text:p>22700</text:p>
          </table:table-cell>
          <table:table-cell table:formula="of:=IF(AND(NOT([.B682]=&quot;niedziela&quot;);NOT([.B682]=&quot;sobota&quot;));ROUNDDOWN(VLOOKUP([.C682];[.$M$1:.$N$4];2;0) * [.J682];0);0)" office:value-type="float" office:value="4" calcext:value-type="float">
            <text:p>4</text:p>
          </table:table-cell>
          <table:table-cell table:formula="of:=[.F682]*[.$N$8]" office:value-type="float" office:value="120" calcext:value-type="float">
            <text:p>120</text:p>
          </table:table-cell>
          <table:table-cell table:formula="of:=[.G682]+[.H681]" office:value-type="float" office:value="75120" calcext:value-type="float">
            <text:p>75120</text:p>
          </table:table-cell>
          <table:table-cell table:formula="of:=[.H682]-[.E682]" office:value-type="float" office:value="52420" calcext:value-type="float">
            <text:p>524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12" calcext:value-type="date">
            <text:p>12.1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83] = &quot;niedziela&quot;;[.$N$7]*[.J683];0)" office:value-type="float" office:value="0" calcext:value-type="float">
            <text:p>0</text:p>
          </table:table-cell>
          <table:table-cell table:formula="of:=[.E682]+[.D683]" office:value-type="float" office:value="22700" calcext:value-type="float">
            <text:p>22700</text:p>
          </table:table-cell>
          <table:table-cell table:formula="of:=IF(AND(NOT([.B683]=&quot;niedziela&quot;);NOT([.B683]=&quot;sobota&quot;));ROUNDDOWN(VLOOKUP([.C683];[.$M$1:.$N$4];2;0) * [.J683];0);0)" office:value-type="float" office:value="4" calcext:value-type="float">
            <text:p>4</text:p>
          </table:table-cell>
          <table:table-cell table:formula="of:=[.F683]*[.$N$8]" office:value-type="float" office:value="120" calcext:value-type="float">
            <text:p>120</text:p>
          </table:table-cell>
          <table:table-cell table:formula="of:=[.G683]+[.H682]" office:value-type="float" office:value="75240" calcext:value-type="float">
            <text:p>75240</text:p>
          </table:table-cell>
          <table:table-cell table:formula="of:=[.H683]-[.E683]" office:value-type="float" office:value="52540" calcext:value-type="float">
            <text:p>525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13" calcext:value-type="date">
            <text:p>13.1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84] = &quot;niedziela&quot;;[.$N$7]*[.J684];0)" office:value-type="float" office:value="0" calcext:value-type="float">
            <text:p>0</text:p>
          </table:table-cell>
          <table:table-cell table:formula="of:=[.E683]+[.D684]" office:value-type="float" office:value="22700" calcext:value-type="float">
            <text:p>22700</text:p>
          </table:table-cell>
          <table:table-cell table:formula="of:=IF(AND(NOT([.B684]=&quot;niedziela&quot;);NOT([.B684]=&quot;sobota&quot;));ROUNDDOWN(VLOOKUP([.C684];[.$M$1:.$N$4];2;0) * [.J684];0);0)" office:value-type="float" office:value="4" calcext:value-type="float">
            <text:p>4</text:p>
          </table:table-cell>
          <table:table-cell table:formula="of:=[.F684]*[.$N$8]" office:value-type="float" office:value="120" calcext:value-type="float">
            <text:p>120</text:p>
          </table:table-cell>
          <table:table-cell table:formula="of:=[.G684]+[.H683]" office:value-type="float" office:value="75360" calcext:value-type="float">
            <text:p>75360</text:p>
          </table:table-cell>
          <table:table-cell table:formula="of:=[.H684]-[.E684]" office:value-type="float" office:value="52660" calcext:value-type="float">
            <text:p>526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14" calcext:value-type="date">
            <text:p>14.1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85] = &quot;niedziela&quot;;[.$N$7]*[.J685];0)" office:value-type="float" office:value="0" calcext:value-type="float">
            <text:p>0</text:p>
          </table:table-cell>
          <table:table-cell table:formula="of:=[.E684]+[.D685]" office:value-type="float" office:value="22700" calcext:value-type="float">
            <text:p>22700</text:p>
          </table:table-cell>
          <table:table-cell table:formula="of:=IF(AND(NOT([.B685]=&quot;niedziela&quot;);NOT([.B685]=&quot;sobota&quot;));ROUNDDOWN(VLOOKUP([.C685];[.$M$1:.$N$4];2;0) * [.J685];0);0)" office:value-type="float" office:value="4" calcext:value-type="float">
            <text:p>4</text:p>
          </table:table-cell>
          <table:table-cell table:formula="of:=[.F685]*[.$N$8]" office:value-type="float" office:value="120" calcext:value-type="float">
            <text:p>120</text:p>
          </table:table-cell>
          <table:table-cell table:formula="of:=[.G685]+[.H684]" office:value-type="float" office:value="75480" calcext:value-type="float">
            <text:p>75480</text:p>
          </table:table-cell>
          <table:table-cell table:formula="of:=[.H685]-[.E685]" office:value-type="float" office:value="52780" calcext:value-type="float">
            <text:p>527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15" calcext:value-type="date">
            <text:p>15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86] = &quot;niedziela&quot;;[.$N$7]*[.J686];0)" office:value-type="float" office:value="0" calcext:value-type="float">
            <text:p>0</text:p>
          </table:table-cell>
          <table:table-cell table:formula="of:=[.E685]+[.D686]" office:value-type="float" office:value="22700" calcext:value-type="float">
            <text:p>22700</text:p>
          </table:table-cell>
          <table:table-cell table:formula="of:=IF(AND(NOT([.B686]=&quot;niedziela&quot;);NOT([.B686]=&quot;sobota&quot;));ROUNDDOWN(VLOOKUP([.C686];[.$M$1:.$N$4];2;0) * [.J686];0);0)" office:value-type="float" office:value="4" calcext:value-type="float">
            <text:p>4</text:p>
          </table:table-cell>
          <table:table-cell table:formula="of:=[.F686]*[.$N$8]" office:value-type="float" office:value="120" calcext:value-type="float">
            <text:p>120</text:p>
          </table:table-cell>
          <table:table-cell table:formula="of:=[.G686]+[.H685]" office:value-type="float" office:value="75600" calcext:value-type="float">
            <text:p>75600</text:p>
          </table:table-cell>
          <table:table-cell table:formula="of:=[.H686]-[.E686]" office:value-type="float" office:value="52900" calcext:value-type="float">
            <text:p>529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16" calcext:value-type="date">
            <text:p>16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87] = &quot;niedziela&quot;;[.$N$7]*[.J687];0)" office:value-type="float" office:value="0" calcext:value-type="float">
            <text:p>0</text:p>
          </table:table-cell>
          <table:table-cell table:formula="of:=[.E686]+[.D687]" office:value-type="float" office:value="22700" calcext:value-type="float">
            <text:p>22700</text:p>
          </table:table-cell>
          <table:table-cell table:formula="of:=IF(AND(NOT([.B687]=&quot;niedziela&quot;);NOT([.B687]=&quot;sobota&quot;));ROUNDDOWN(VLOOKUP([.C687];[.$M$1:.$N$4];2;0) * [.J687];0);0)" office:value-type="float" office:value="0" calcext:value-type="float">
            <text:p>0</text:p>
          </table:table-cell>
          <table:table-cell table:formula="of:=[.F687]*[.$N$8]" office:value-type="float" office:value="0" calcext:value-type="float">
            <text:p>0</text:p>
          </table:table-cell>
          <table:table-cell table:formula="of:=[.G687]+[.H686]" office:value-type="float" office:value="75600" calcext:value-type="float">
            <text:p>75600</text:p>
          </table:table-cell>
          <table:table-cell table:formula="of:=[.H687]-[.E687]" office:value-type="float" office:value="52900" calcext:value-type="float">
            <text:p>529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17" calcext:value-type="date">
            <text:p>17.1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88] = &quot;niedziela&quot;;[.$N$7]*[.J688];0)" office:value-type="float" office:value="150" calcext:value-type="float">
            <text:p>150</text:p>
          </table:table-cell>
          <table:table-cell table:formula="of:=[.E687]+[.D688]" office:value-type="float" office:value="22850" calcext:value-type="float">
            <text:p>22850</text:p>
          </table:table-cell>
          <table:table-cell table:formula="of:=IF(AND(NOT([.B688]=&quot;niedziela&quot;);NOT([.B688]=&quot;sobota&quot;));ROUNDDOWN(VLOOKUP([.C688];[.$M$1:.$N$4];2;0) * [.J688];0);0)" office:value-type="float" office:value="0" calcext:value-type="float">
            <text:p>0</text:p>
          </table:table-cell>
          <table:table-cell table:formula="of:=[.F688]*[.$N$8]" office:value-type="float" office:value="0" calcext:value-type="float">
            <text:p>0</text:p>
          </table:table-cell>
          <table:table-cell table:formula="of:=[.G688]+[.H687]" office:value-type="float" office:value="75600" calcext:value-type="float">
            <text:p>75600</text:p>
          </table:table-cell>
          <table:table-cell table:formula="of:=[.H688]-[.E688]" office:value-type="float" office:value="52750" calcext:value-type="float">
            <text:p>527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18" calcext:value-type="date">
            <text:p>18.1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89] = &quot;niedziela&quot;;[.$N$7]*[.J689];0)" office:value-type="float" office:value="0" calcext:value-type="float">
            <text:p>0</text:p>
          </table:table-cell>
          <table:table-cell table:formula="of:=[.E688]+[.D689]" office:value-type="float" office:value="22850" calcext:value-type="float">
            <text:p>22850</text:p>
          </table:table-cell>
          <table:table-cell table:formula="of:=IF(AND(NOT([.B689]=&quot;niedziela&quot;);NOT([.B689]=&quot;sobota&quot;));ROUNDDOWN(VLOOKUP([.C689];[.$M$1:.$N$4];2;0) * [.J689];0);0)" office:value-type="float" office:value="4" calcext:value-type="float">
            <text:p>4</text:p>
          </table:table-cell>
          <table:table-cell table:formula="of:=[.F689]*[.$N$8]" office:value-type="float" office:value="120" calcext:value-type="float">
            <text:p>120</text:p>
          </table:table-cell>
          <table:table-cell table:formula="of:=[.G689]+[.H688]" office:value-type="float" office:value="75720" calcext:value-type="float">
            <text:p>75720</text:p>
          </table:table-cell>
          <table:table-cell table:formula="of:=[.H689]-[.E689]" office:value-type="float" office:value="52870" calcext:value-type="float">
            <text:p>528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19" calcext:value-type="date">
            <text:p>19.1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90] = &quot;niedziela&quot;;[.$N$7]*[.J690];0)" office:value-type="float" office:value="0" calcext:value-type="float">
            <text:p>0</text:p>
          </table:table-cell>
          <table:table-cell table:formula="of:=[.E689]+[.D690]" office:value-type="float" office:value="22850" calcext:value-type="float">
            <text:p>22850</text:p>
          </table:table-cell>
          <table:table-cell table:formula="of:=IF(AND(NOT([.B690]=&quot;niedziela&quot;);NOT([.B690]=&quot;sobota&quot;));ROUNDDOWN(VLOOKUP([.C690];[.$M$1:.$N$4];2;0) * [.J690];0);0)" office:value-type="float" office:value="4" calcext:value-type="float">
            <text:p>4</text:p>
          </table:table-cell>
          <table:table-cell table:formula="of:=[.F690]*[.$N$8]" office:value-type="float" office:value="120" calcext:value-type="float">
            <text:p>120</text:p>
          </table:table-cell>
          <table:table-cell table:formula="of:=[.G690]+[.H689]" office:value-type="float" office:value="75840" calcext:value-type="float">
            <text:p>75840</text:p>
          </table:table-cell>
          <table:table-cell table:formula="of:=[.H690]-[.E690]" office:value-type="float" office:value="52990" calcext:value-type="float">
            <text:p>529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20" calcext:value-type="date">
            <text:p>20.1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91] = &quot;niedziela&quot;;[.$N$7]*[.J691];0)" office:value-type="float" office:value="0" calcext:value-type="float">
            <text:p>0</text:p>
          </table:table-cell>
          <table:table-cell table:formula="of:=[.E690]+[.D691]" office:value-type="float" office:value="22850" calcext:value-type="float">
            <text:p>22850</text:p>
          </table:table-cell>
          <table:table-cell table:formula="of:=IF(AND(NOT([.B691]=&quot;niedziela&quot;);NOT([.B691]=&quot;sobota&quot;));ROUNDDOWN(VLOOKUP([.C691];[.$M$1:.$N$4];2;0) * [.J691];0);0)" office:value-type="float" office:value="4" calcext:value-type="float">
            <text:p>4</text:p>
          </table:table-cell>
          <table:table-cell table:formula="of:=[.F691]*[.$N$8]" office:value-type="float" office:value="120" calcext:value-type="float">
            <text:p>120</text:p>
          </table:table-cell>
          <table:table-cell table:formula="of:=[.G691]+[.H690]" office:value-type="float" office:value="75960" calcext:value-type="float">
            <text:p>75960</text:p>
          </table:table-cell>
          <table:table-cell table:formula="of:=[.H691]-[.E691]" office:value-type="float" office:value="53110" calcext:value-type="float">
            <text:p>531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21" calcext:value-type="date">
            <text:p>21.1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92] = &quot;niedziela&quot;;[.$N$7]*[.J692];0)" office:value-type="float" office:value="0" calcext:value-type="float">
            <text:p>0</text:p>
          </table:table-cell>
          <table:table-cell table:formula="of:=[.E691]+[.D692]" office:value-type="float" office:value="22850" calcext:value-type="float">
            <text:p>22850</text:p>
          </table:table-cell>
          <table:table-cell table:formula="of:=IF(AND(NOT([.B692]=&quot;niedziela&quot;);NOT([.B692]=&quot;sobota&quot;));ROUNDDOWN(VLOOKUP([.C692];[.$M$1:.$N$4];2;0) * [.J692];0);0)" office:value-type="float" office:value="4" calcext:value-type="float">
            <text:p>4</text:p>
          </table:table-cell>
          <table:table-cell table:formula="of:=[.F692]*[.$N$8]" office:value-type="float" office:value="120" calcext:value-type="float">
            <text:p>120</text:p>
          </table:table-cell>
          <table:table-cell table:formula="of:=[.G692]+[.H691]" office:value-type="float" office:value="76080" calcext:value-type="float">
            <text:p>76080</text:p>
          </table:table-cell>
          <table:table-cell table:formula="of:=[.H692]-[.E692]" office:value-type="float" office:value="53230" calcext:value-type="float">
            <text:p>532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22" calcext:value-type="date">
            <text:p>22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693] = &quot;niedziela&quot;;[.$N$7]*[.J693];0)" office:value-type="float" office:value="0" calcext:value-type="float">
            <text:p>0</text:p>
          </table:table-cell>
          <table:table-cell table:formula="of:=[.E692]+[.D693]" office:value-type="float" office:value="22850" calcext:value-type="float">
            <text:p>22850</text:p>
          </table:table-cell>
          <table:table-cell table:formula="of:=IF(AND(NOT([.B693]=&quot;niedziela&quot;);NOT([.B693]=&quot;sobota&quot;));ROUNDDOWN(VLOOKUP([.C693];[.$M$1:.$N$4];2;0) * [.J693];0);0)" office:value-type="float" office:value="4" calcext:value-type="float">
            <text:p>4</text:p>
          </table:table-cell>
          <table:table-cell table:formula="of:=[.F693]*[.$N$8]" office:value-type="float" office:value="120" calcext:value-type="float">
            <text:p>120</text:p>
          </table:table-cell>
          <table:table-cell table:formula="of:=[.G693]+[.H692]" office:value-type="float" office:value="76200" calcext:value-type="float">
            <text:p>76200</text:p>
          </table:table-cell>
          <table:table-cell table:formula="of:=[.H693]-[.E693]" office:value-type="float" office:value="53350" calcext:value-type="float">
            <text:p>533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23" calcext:value-type="date">
            <text:p>23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694] = &quot;niedziela&quot;;[.$N$7]*[.J694];0)" office:value-type="float" office:value="0" calcext:value-type="float">
            <text:p>0</text:p>
          </table:table-cell>
          <table:table-cell table:formula="of:=[.E693]+[.D694]" office:value-type="float" office:value="22850" calcext:value-type="float">
            <text:p>22850</text:p>
          </table:table-cell>
          <table:table-cell table:formula="of:=IF(AND(NOT([.B694]=&quot;niedziela&quot;);NOT([.B694]=&quot;sobota&quot;));ROUNDDOWN(VLOOKUP([.C694];[.$M$1:.$N$4];2;0) * [.J694];0);0)" office:value-type="float" office:value="0" calcext:value-type="float">
            <text:p>0</text:p>
          </table:table-cell>
          <table:table-cell table:formula="of:=[.F694]*[.$N$8]" office:value-type="float" office:value="0" calcext:value-type="float">
            <text:p>0</text:p>
          </table:table-cell>
          <table:table-cell table:formula="of:=[.G694]+[.H693]" office:value-type="float" office:value="76200" calcext:value-type="float">
            <text:p>76200</text:p>
          </table:table-cell>
          <table:table-cell table:formula="of:=[.H694]-[.E694]" office:value-type="float" office:value="53350" calcext:value-type="float">
            <text:p>533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24" calcext:value-type="date">
            <text:p>24.11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695] = &quot;niedziela&quot;;[.$N$7]*[.J695];0)" office:value-type="float" office:value="150" calcext:value-type="float">
            <text:p>150</text:p>
          </table:table-cell>
          <table:table-cell table:formula="of:=[.E694]+[.D695]" office:value-type="float" office:value="23000" calcext:value-type="float">
            <text:p>23000</text:p>
          </table:table-cell>
          <table:table-cell table:formula="of:=IF(AND(NOT([.B695]=&quot;niedziela&quot;);NOT([.B695]=&quot;sobota&quot;));ROUNDDOWN(VLOOKUP([.C695];[.$M$1:.$N$4];2;0) * [.J695];0);0)" office:value-type="float" office:value="0" calcext:value-type="float">
            <text:p>0</text:p>
          </table:table-cell>
          <table:table-cell table:formula="of:=[.F695]*[.$N$8]" office:value-type="float" office:value="0" calcext:value-type="float">
            <text:p>0</text:p>
          </table:table-cell>
          <table:table-cell table:formula="of:=[.G695]+[.H694]" office:value-type="float" office:value="76200" calcext:value-type="float">
            <text:p>76200</text:p>
          </table:table-cell>
          <table:table-cell table:formula="of:=[.H695]-[.E695]" office:value-type="float" office:value="53200" calcext:value-type="float">
            <text:p>532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25" calcext:value-type="date">
            <text:p>25.11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696] = &quot;niedziela&quot;;[.$N$7]*[.J696];0)" office:value-type="float" office:value="0" calcext:value-type="float">
            <text:p>0</text:p>
          </table:table-cell>
          <table:table-cell table:formula="of:=[.E695]+[.D696]" office:value-type="float" office:value="23000" calcext:value-type="float">
            <text:p>23000</text:p>
          </table:table-cell>
          <table:table-cell table:formula="of:=IF(AND(NOT([.B696]=&quot;niedziela&quot;);NOT([.B696]=&quot;sobota&quot;));ROUNDDOWN(VLOOKUP([.C696];[.$M$1:.$N$4];2;0) * [.J696];0);0)" office:value-type="float" office:value="4" calcext:value-type="float">
            <text:p>4</text:p>
          </table:table-cell>
          <table:table-cell table:formula="of:=[.F696]*[.$N$8]" office:value-type="float" office:value="120" calcext:value-type="float">
            <text:p>120</text:p>
          </table:table-cell>
          <table:table-cell table:formula="of:=[.G696]+[.H695]" office:value-type="float" office:value="76320" calcext:value-type="float">
            <text:p>76320</text:p>
          </table:table-cell>
          <table:table-cell table:formula="of:=[.H696]-[.E696]" office:value-type="float" office:value="53320" calcext:value-type="float">
            <text:p>533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26" calcext:value-type="date">
            <text:p>26.11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697] = &quot;niedziela&quot;;[.$N$7]*[.J697];0)" office:value-type="float" office:value="0" calcext:value-type="float">
            <text:p>0</text:p>
          </table:table-cell>
          <table:table-cell table:formula="of:=[.E696]+[.D697]" office:value-type="float" office:value="23000" calcext:value-type="float">
            <text:p>23000</text:p>
          </table:table-cell>
          <table:table-cell table:formula="of:=IF(AND(NOT([.B697]=&quot;niedziela&quot;);NOT([.B697]=&quot;sobota&quot;));ROUNDDOWN(VLOOKUP([.C697];[.$M$1:.$N$4];2;0) * [.J697];0);0)" office:value-type="float" office:value="4" calcext:value-type="float">
            <text:p>4</text:p>
          </table:table-cell>
          <table:table-cell table:formula="of:=[.F697]*[.$N$8]" office:value-type="float" office:value="120" calcext:value-type="float">
            <text:p>120</text:p>
          </table:table-cell>
          <table:table-cell table:formula="of:=[.G697]+[.H696]" office:value-type="float" office:value="76440" calcext:value-type="float">
            <text:p>76440</text:p>
          </table:table-cell>
          <table:table-cell table:formula="of:=[.H697]-[.E697]" office:value-type="float" office:value="53440" calcext:value-type="float">
            <text:p>534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27" calcext:value-type="date">
            <text:p>27.11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698] = &quot;niedziela&quot;;[.$N$7]*[.J698];0)" office:value-type="float" office:value="0" calcext:value-type="float">
            <text:p>0</text:p>
          </table:table-cell>
          <table:table-cell table:formula="of:=[.E697]+[.D698]" office:value-type="float" office:value="23000" calcext:value-type="float">
            <text:p>23000</text:p>
          </table:table-cell>
          <table:table-cell table:formula="of:=IF(AND(NOT([.B698]=&quot;niedziela&quot;);NOT([.B698]=&quot;sobota&quot;));ROUNDDOWN(VLOOKUP([.C698];[.$M$1:.$N$4];2;0) * [.J698];0);0)" office:value-type="float" office:value="4" calcext:value-type="float">
            <text:p>4</text:p>
          </table:table-cell>
          <table:table-cell table:formula="of:=[.F698]*[.$N$8]" office:value-type="float" office:value="120" calcext:value-type="float">
            <text:p>120</text:p>
          </table:table-cell>
          <table:table-cell table:formula="of:=[.G698]+[.H697]" office:value-type="float" office:value="76560" calcext:value-type="float">
            <text:p>76560</text:p>
          </table:table-cell>
          <table:table-cell table:formula="of:=[.H698]-[.E698]" office:value-type="float" office:value="53560" calcext:value-type="float">
            <text:p>535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28" calcext:value-type="date">
            <text:p>28.11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699] = &quot;niedziela&quot;;[.$N$7]*[.J699];0)" office:value-type="float" office:value="0" calcext:value-type="float">
            <text:p>0</text:p>
          </table:table-cell>
          <table:table-cell table:formula="of:=[.E698]+[.D699]" office:value-type="float" office:value="23000" calcext:value-type="float">
            <text:p>23000</text:p>
          </table:table-cell>
          <table:table-cell table:formula="of:=IF(AND(NOT([.B699]=&quot;niedziela&quot;);NOT([.B699]=&quot;sobota&quot;));ROUNDDOWN(VLOOKUP([.C699];[.$M$1:.$N$4];2;0) * [.J699];0);0)" office:value-type="float" office:value="4" calcext:value-type="float">
            <text:p>4</text:p>
          </table:table-cell>
          <table:table-cell table:formula="of:=[.F699]*[.$N$8]" office:value-type="float" office:value="120" calcext:value-type="float">
            <text:p>120</text:p>
          </table:table-cell>
          <table:table-cell table:formula="of:=[.G699]+[.H698]" office:value-type="float" office:value="76680" calcext:value-type="float">
            <text:p>76680</text:p>
          </table:table-cell>
          <table:table-cell table:formula="of:=[.H699]-[.E699]" office:value-type="float" office:value="53680" calcext:value-type="float">
            <text:p>536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29" calcext:value-type="date">
            <text:p>29.11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700] = &quot;niedziela&quot;;[.$N$7]*[.J700];0)" office:value-type="float" office:value="0" calcext:value-type="float">
            <text:p>0</text:p>
          </table:table-cell>
          <table:table-cell table:formula="of:=[.E699]+[.D700]" office:value-type="float" office:value="23000" calcext:value-type="float">
            <text:p>23000</text:p>
          </table:table-cell>
          <table:table-cell table:formula="of:=IF(AND(NOT([.B700]=&quot;niedziela&quot;);NOT([.B700]=&quot;sobota&quot;));ROUNDDOWN(VLOOKUP([.C700];[.$M$1:.$N$4];2;0) * [.J700];0);0)" office:value-type="float" office:value="4" calcext:value-type="float">
            <text:p>4</text:p>
          </table:table-cell>
          <table:table-cell table:formula="of:=[.F700]*[.$N$8]" office:value-type="float" office:value="120" calcext:value-type="float">
            <text:p>120</text:p>
          </table:table-cell>
          <table:table-cell table:formula="of:=[.G700]+[.H699]" office:value-type="float" office:value="76800" calcext:value-type="float">
            <text:p>76800</text:p>
          </table:table-cell>
          <table:table-cell table:formula="of:=[.H700]-[.E700]" office:value-type="float" office:value="53800" calcext:value-type="float">
            <text:p>538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1-30" calcext:value-type="date">
            <text:p>30.11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701] = &quot;niedziela&quot;;[.$N$7]*[.J701];0)" office:value-type="float" office:value="0" calcext:value-type="float">
            <text:p>0</text:p>
          </table:table-cell>
          <table:table-cell table:formula="of:=[.E700]+[.D701]" office:value-type="float" office:value="23000" calcext:value-type="float">
            <text:p>23000</text:p>
          </table:table-cell>
          <table:table-cell table:formula="of:=IF(AND(NOT([.B701]=&quot;niedziela&quot;);NOT([.B701]=&quot;sobota&quot;));ROUNDDOWN(VLOOKUP([.C701];[.$M$1:.$N$4];2;0) * [.J701];0);0)" office:value-type="float" office:value="0" calcext:value-type="float">
            <text:p>0</text:p>
          </table:table-cell>
          <table:table-cell table:formula="of:=[.F701]*[.$N$8]" office:value-type="float" office:value="0" calcext:value-type="float">
            <text:p>0</text:p>
          </table:table-cell>
          <table:table-cell table:formula="of:=[.G701]+[.H700]" office:value-type="float" office:value="76800" calcext:value-type="float">
            <text:p>76800</text:p>
          </table:table-cell>
          <table:table-cell table:formula="of:=[.H701]-[.E701]" office:value-type="float" office:value="53800" calcext:value-type="float">
            <text:p>538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1" calcext:value-type="date">
            <text:p>1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702] = &quot;niedziela&quot;;[.$N$7]*[.J702];0)" office:value-type="float" office:value="150" calcext:value-type="float">
            <text:p>150</text:p>
          </table:table-cell>
          <table:table-cell table:formula="of:=[.E701]+[.D702]" office:value-type="float" office:value="23150" calcext:value-type="float">
            <text:p>23150</text:p>
          </table:table-cell>
          <table:table-cell table:formula="of:=IF(AND(NOT([.B702]=&quot;niedziela&quot;);NOT([.B702]=&quot;sobota&quot;));ROUNDDOWN(VLOOKUP([.C702];[.$M$1:.$N$4];2;0) * [.J702];0);0)" office:value-type="float" office:value="0" calcext:value-type="float">
            <text:p>0</text:p>
          </table:table-cell>
          <table:table-cell table:formula="of:=[.F702]*[.$N$8]" office:value-type="float" office:value="0" calcext:value-type="float">
            <text:p>0</text:p>
          </table:table-cell>
          <table:table-cell table:formula="of:=[.G702]+[.H701]" office:value-type="float" office:value="76800" calcext:value-type="float">
            <text:p>76800</text:p>
          </table:table-cell>
          <table:table-cell table:formula="of:=[.H702]-[.E702]" office:value-type="float" office:value="53650" calcext:value-type="float">
            <text:p>536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2" calcext:value-type="date">
            <text:p>2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703] = &quot;niedziela&quot;;[.$N$7]*[.J703];0)" office:value-type="float" office:value="0" calcext:value-type="float">
            <text:p>0</text:p>
          </table:table-cell>
          <table:table-cell table:formula="of:=[.E702]+[.D703]" office:value-type="float" office:value="23150" calcext:value-type="float">
            <text:p>23150</text:p>
          </table:table-cell>
          <table:table-cell table:formula="of:=IF(AND(NOT([.B703]=&quot;niedziela&quot;);NOT([.B703]=&quot;sobota&quot;));ROUNDDOWN(VLOOKUP([.C703];[.$M$1:.$N$4];2;0) * [.J703];0);0)" office:value-type="float" office:value="4" calcext:value-type="float">
            <text:p>4</text:p>
          </table:table-cell>
          <table:table-cell table:formula="of:=[.F703]*[.$N$8]" office:value-type="float" office:value="120" calcext:value-type="float">
            <text:p>120</text:p>
          </table:table-cell>
          <table:table-cell table:formula="of:=[.G703]+[.H702]" office:value-type="float" office:value="76920" calcext:value-type="float">
            <text:p>76920</text:p>
          </table:table-cell>
          <table:table-cell table:formula="of:=[.H703]-[.E703]" office:value-type="float" office:value="53770" calcext:value-type="float">
            <text:p>537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3" calcext:value-type="date">
            <text:p>3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704] = &quot;niedziela&quot;;[.$N$7]*[.J704];0)" office:value-type="float" office:value="0" calcext:value-type="float">
            <text:p>0</text:p>
          </table:table-cell>
          <table:table-cell table:formula="of:=[.E703]+[.D704]" office:value-type="float" office:value="23150" calcext:value-type="float">
            <text:p>23150</text:p>
          </table:table-cell>
          <table:table-cell table:formula="of:=IF(AND(NOT([.B704]=&quot;niedziela&quot;);NOT([.B704]=&quot;sobota&quot;));ROUNDDOWN(VLOOKUP([.C704];[.$M$1:.$N$4];2;0) * [.J704];0);0)" office:value-type="float" office:value="4" calcext:value-type="float">
            <text:p>4</text:p>
          </table:table-cell>
          <table:table-cell table:formula="of:=[.F704]*[.$N$8]" office:value-type="float" office:value="120" calcext:value-type="float">
            <text:p>120</text:p>
          </table:table-cell>
          <table:table-cell table:formula="of:=[.G704]+[.H703]" office:value-type="float" office:value="77040" calcext:value-type="float">
            <text:p>77040</text:p>
          </table:table-cell>
          <table:table-cell table:formula="of:=[.H704]-[.E704]" office:value-type="float" office:value="53890" calcext:value-type="float">
            <text:p>538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4" calcext:value-type="date">
            <text:p>4.1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705] = &quot;niedziela&quot;;[.$N$7]*[.J705];0)" office:value-type="float" office:value="0" calcext:value-type="float">
            <text:p>0</text:p>
          </table:table-cell>
          <table:table-cell table:formula="of:=[.E704]+[.D705]" office:value-type="float" office:value="23150" calcext:value-type="float">
            <text:p>23150</text:p>
          </table:table-cell>
          <table:table-cell table:formula="of:=IF(AND(NOT([.B705]=&quot;niedziela&quot;);NOT([.B705]=&quot;sobota&quot;));ROUNDDOWN(VLOOKUP([.C705];[.$M$1:.$N$4];2;0) * [.J705];0);0)" office:value-type="float" office:value="4" calcext:value-type="float">
            <text:p>4</text:p>
          </table:table-cell>
          <table:table-cell table:formula="of:=[.F705]*[.$N$8]" office:value-type="float" office:value="120" calcext:value-type="float">
            <text:p>120</text:p>
          </table:table-cell>
          <table:table-cell table:formula="of:=[.G705]+[.H704]" office:value-type="float" office:value="77160" calcext:value-type="float">
            <text:p>77160</text:p>
          </table:table-cell>
          <table:table-cell table:formula="of:=[.H705]-[.E705]" office:value-type="float" office:value="54010" calcext:value-type="float">
            <text:p>540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5" calcext:value-type="date">
            <text:p>5.1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706] = &quot;niedziela&quot;;[.$N$7]*[.J706];0)" office:value-type="float" office:value="0" calcext:value-type="float">
            <text:p>0</text:p>
          </table:table-cell>
          <table:table-cell table:formula="of:=[.E705]+[.D706]" office:value-type="float" office:value="23150" calcext:value-type="float">
            <text:p>23150</text:p>
          </table:table-cell>
          <table:table-cell table:formula="of:=IF(AND(NOT([.B706]=&quot;niedziela&quot;);NOT([.B706]=&quot;sobota&quot;));ROUNDDOWN(VLOOKUP([.C706];[.$M$1:.$N$4];2;0) * [.J706];0);0)" office:value-type="float" office:value="4" calcext:value-type="float">
            <text:p>4</text:p>
          </table:table-cell>
          <table:table-cell table:formula="of:=[.F706]*[.$N$8]" office:value-type="float" office:value="120" calcext:value-type="float">
            <text:p>120</text:p>
          </table:table-cell>
          <table:table-cell table:formula="of:=[.G706]+[.H705]" office:value-type="float" office:value="77280" calcext:value-type="float">
            <text:p>77280</text:p>
          </table:table-cell>
          <table:table-cell table:formula="of:=[.H706]-[.E706]" office:value-type="float" office:value="54130" calcext:value-type="float">
            <text:p>541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6" calcext:value-type="date">
            <text:p>6.1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707] = &quot;niedziela&quot;;[.$N$7]*[.J707];0)" office:value-type="float" office:value="0" calcext:value-type="float">
            <text:p>0</text:p>
          </table:table-cell>
          <table:table-cell table:formula="of:=[.E706]+[.D707]" office:value-type="float" office:value="23150" calcext:value-type="float">
            <text:p>23150</text:p>
          </table:table-cell>
          <table:table-cell table:formula="of:=IF(AND(NOT([.B707]=&quot;niedziela&quot;);NOT([.B707]=&quot;sobota&quot;));ROUNDDOWN(VLOOKUP([.C707];[.$M$1:.$N$4];2;0) * [.J707];0);0)" office:value-type="float" office:value="4" calcext:value-type="float">
            <text:p>4</text:p>
          </table:table-cell>
          <table:table-cell table:formula="of:=[.F707]*[.$N$8]" office:value-type="float" office:value="120" calcext:value-type="float">
            <text:p>120</text:p>
          </table:table-cell>
          <table:table-cell table:formula="of:=[.G707]+[.H706]" office:value-type="float" office:value="77400" calcext:value-type="float">
            <text:p>77400</text:p>
          </table:table-cell>
          <table:table-cell table:formula="of:=[.H707]-[.E707]" office:value-type="float" office:value="54250" calcext:value-type="float">
            <text:p>542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7" calcext:value-type="date">
            <text:p>7.1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708] = &quot;niedziela&quot;;[.$N$7]*[.J708];0)" office:value-type="float" office:value="0" calcext:value-type="float">
            <text:p>0</text:p>
          </table:table-cell>
          <table:table-cell table:formula="of:=[.E707]+[.D708]" office:value-type="float" office:value="23150" calcext:value-type="float">
            <text:p>23150</text:p>
          </table:table-cell>
          <table:table-cell table:formula="of:=IF(AND(NOT([.B708]=&quot;niedziela&quot;);NOT([.B708]=&quot;sobota&quot;));ROUNDDOWN(VLOOKUP([.C708];[.$M$1:.$N$4];2;0) * [.J708];0);0)" office:value-type="float" office:value="0" calcext:value-type="float">
            <text:p>0</text:p>
          </table:table-cell>
          <table:table-cell table:formula="of:=[.F708]*[.$N$8]" office:value-type="float" office:value="0" calcext:value-type="float">
            <text:p>0</text:p>
          </table:table-cell>
          <table:table-cell table:formula="of:=[.G708]+[.H707]" office:value-type="float" office:value="77400" calcext:value-type="float">
            <text:p>77400</text:p>
          </table:table-cell>
          <table:table-cell table:formula="of:=[.H708]-[.E708]" office:value-type="float" office:value="54250" calcext:value-type="float">
            <text:p>542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8" calcext:value-type="date">
            <text:p>8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709] = &quot;niedziela&quot;;[.$N$7]*[.J709];0)" office:value-type="float" office:value="150" calcext:value-type="float">
            <text:p>150</text:p>
          </table:table-cell>
          <table:table-cell table:formula="of:=[.E708]+[.D709]" office:value-type="float" office:value="23300" calcext:value-type="float">
            <text:p>23300</text:p>
          </table:table-cell>
          <table:table-cell table:formula="of:=IF(AND(NOT([.B709]=&quot;niedziela&quot;);NOT([.B709]=&quot;sobota&quot;));ROUNDDOWN(VLOOKUP([.C709];[.$M$1:.$N$4];2;0) * [.J709];0);0)" office:value-type="float" office:value="0" calcext:value-type="float">
            <text:p>0</text:p>
          </table:table-cell>
          <table:table-cell table:formula="of:=[.F709]*[.$N$8]" office:value-type="float" office:value="0" calcext:value-type="float">
            <text:p>0</text:p>
          </table:table-cell>
          <table:table-cell table:formula="of:=[.G709]+[.H708]" office:value-type="float" office:value="77400" calcext:value-type="float">
            <text:p>77400</text:p>
          </table:table-cell>
          <table:table-cell table:formula="of:=[.H709]-[.E709]" office:value-type="float" office:value="54100" calcext:value-type="float">
            <text:p>541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09" calcext:value-type="date">
            <text:p>9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710] = &quot;niedziela&quot;;[.$N$7]*[.J710];0)" office:value-type="float" office:value="0" calcext:value-type="float">
            <text:p>0</text:p>
          </table:table-cell>
          <table:table-cell table:formula="of:=[.E709]+[.D710]" office:value-type="float" office:value="23300" calcext:value-type="float">
            <text:p>23300</text:p>
          </table:table-cell>
          <table:table-cell table:formula="of:=IF(AND(NOT([.B710]=&quot;niedziela&quot;);NOT([.B710]=&quot;sobota&quot;));ROUNDDOWN(VLOOKUP([.C710];[.$M$1:.$N$4];2;0) * [.J710];0);0)" office:value-type="float" office:value="4" calcext:value-type="float">
            <text:p>4</text:p>
          </table:table-cell>
          <table:table-cell table:formula="of:=[.F710]*[.$N$8]" office:value-type="float" office:value="120" calcext:value-type="float">
            <text:p>120</text:p>
          </table:table-cell>
          <table:table-cell table:formula="of:=[.G710]+[.H709]" office:value-type="float" office:value="77520" calcext:value-type="float">
            <text:p>77520</text:p>
          </table:table-cell>
          <table:table-cell table:formula="of:=[.H710]-[.E710]" office:value-type="float" office:value="54220" calcext:value-type="float">
            <text:p>542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0" calcext:value-type="date">
            <text:p>10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711] = &quot;niedziela&quot;;[.$N$7]*[.J711];0)" office:value-type="float" office:value="0" calcext:value-type="float">
            <text:p>0</text:p>
          </table:table-cell>
          <table:table-cell table:formula="of:=[.E710]+[.D711]" office:value-type="float" office:value="23300" calcext:value-type="float">
            <text:p>23300</text:p>
          </table:table-cell>
          <table:table-cell table:formula="of:=IF(AND(NOT([.B711]=&quot;niedziela&quot;);NOT([.B711]=&quot;sobota&quot;));ROUNDDOWN(VLOOKUP([.C711];[.$M$1:.$N$4];2;0) * [.J711];0);0)" office:value-type="float" office:value="4" calcext:value-type="float">
            <text:p>4</text:p>
          </table:table-cell>
          <table:table-cell table:formula="of:=[.F711]*[.$N$8]" office:value-type="float" office:value="120" calcext:value-type="float">
            <text:p>120</text:p>
          </table:table-cell>
          <table:table-cell table:formula="of:=[.G711]+[.H710]" office:value-type="float" office:value="77640" calcext:value-type="float">
            <text:p>77640</text:p>
          </table:table-cell>
          <table:table-cell table:formula="of:=[.H711]-[.E711]" office:value-type="float" office:value="54340" calcext:value-type="float">
            <text:p>543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1" calcext:value-type="date">
            <text:p>11.1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712] = &quot;niedziela&quot;;[.$N$7]*[.J712];0)" office:value-type="float" office:value="0" calcext:value-type="float">
            <text:p>0</text:p>
          </table:table-cell>
          <table:table-cell table:formula="of:=[.E711]+[.D712]" office:value-type="float" office:value="23300" calcext:value-type="float">
            <text:p>23300</text:p>
          </table:table-cell>
          <table:table-cell table:formula="of:=IF(AND(NOT([.B712]=&quot;niedziela&quot;);NOT([.B712]=&quot;sobota&quot;));ROUNDDOWN(VLOOKUP([.C712];[.$M$1:.$N$4];2;0) * [.J712];0);0)" office:value-type="float" office:value="4" calcext:value-type="float">
            <text:p>4</text:p>
          </table:table-cell>
          <table:table-cell table:formula="of:=[.F712]*[.$N$8]" office:value-type="float" office:value="120" calcext:value-type="float">
            <text:p>120</text:p>
          </table:table-cell>
          <table:table-cell table:formula="of:=[.G712]+[.H711]" office:value-type="float" office:value="77760" calcext:value-type="float">
            <text:p>77760</text:p>
          </table:table-cell>
          <table:table-cell table:formula="of:=[.H712]-[.E712]" office:value-type="float" office:value="54460" calcext:value-type="float">
            <text:p>544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2" calcext:value-type="date">
            <text:p>12.1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713] = &quot;niedziela&quot;;[.$N$7]*[.J713];0)" office:value-type="float" office:value="0" calcext:value-type="float">
            <text:p>0</text:p>
          </table:table-cell>
          <table:table-cell table:formula="of:=[.E712]+[.D713]" office:value-type="float" office:value="23300" calcext:value-type="float">
            <text:p>23300</text:p>
          </table:table-cell>
          <table:table-cell table:formula="of:=IF(AND(NOT([.B713]=&quot;niedziela&quot;);NOT([.B713]=&quot;sobota&quot;));ROUNDDOWN(VLOOKUP([.C713];[.$M$1:.$N$4];2;0) * [.J713];0);0)" office:value-type="float" office:value="4" calcext:value-type="float">
            <text:p>4</text:p>
          </table:table-cell>
          <table:table-cell table:formula="of:=[.F713]*[.$N$8]" office:value-type="float" office:value="120" calcext:value-type="float">
            <text:p>120</text:p>
          </table:table-cell>
          <table:table-cell table:formula="of:=[.G713]+[.H712]" office:value-type="float" office:value="77880" calcext:value-type="float">
            <text:p>77880</text:p>
          </table:table-cell>
          <table:table-cell table:formula="of:=[.H713]-[.E713]" office:value-type="float" office:value="54580" calcext:value-type="float">
            <text:p>545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3" calcext:value-type="date">
            <text:p>13.1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714] = &quot;niedziela&quot;;[.$N$7]*[.J714];0)" office:value-type="float" office:value="0" calcext:value-type="float">
            <text:p>0</text:p>
          </table:table-cell>
          <table:table-cell table:formula="of:=[.E713]+[.D714]" office:value-type="float" office:value="23300" calcext:value-type="float">
            <text:p>23300</text:p>
          </table:table-cell>
          <table:table-cell table:formula="of:=IF(AND(NOT([.B714]=&quot;niedziela&quot;);NOT([.B714]=&quot;sobota&quot;));ROUNDDOWN(VLOOKUP([.C714];[.$M$1:.$N$4];2;0) * [.J714];0);0)" office:value-type="float" office:value="4" calcext:value-type="float">
            <text:p>4</text:p>
          </table:table-cell>
          <table:table-cell table:formula="of:=[.F714]*[.$N$8]" office:value-type="float" office:value="120" calcext:value-type="float">
            <text:p>120</text:p>
          </table:table-cell>
          <table:table-cell table:formula="of:=[.G714]+[.H713]" office:value-type="float" office:value="78000" calcext:value-type="float">
            <text:p>78000</text:p>
          </table:table-cell>
          <table:table-cell table:formula="of:=[.H714]-[.E714]" office:value-type="float" office:value="54700" calcext:value-type="float">
            <text:p>54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4" calcext:value-type="date">
            <text:p>14.1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jesień</text:p>
          </table:table-cell>
          <table:table-cell table:formula="of:=IF([.B715] = &quot;niedziela&quot;;[.$N$7]*[.J715];0)" office:value-type="float" office:value="0" calcext:value-type="float">
            <text:p>0</text:p>
          </table:table-cell>
          <table:table-cell table:formula="of:=[.E714]+[.D715]" office:value-type="float" office:value="23300" calcext:value-type="float">
            <text:p>23300</text:p>
          </table:table-cell>
          <table:table-cell table:formula="of:=IF(AND(NOT([.B715]=&quot;niedziela&quot;);NOT([.B715]=&quot;sobota&quot;));ROUNDDOWN(VLOOKUP([.C715];[.$M$1:.$N$4];2;0) * [.J715];0);0)" office:value-type="float" office:value="0" calcext:value-type="float">
            <text:p>0</text:p>
          </table:table-cell>
          <table:table-cell table:formula="of:=[.F715]*[.$N$8]" office:value-type="float" office:value="0" calcext:value-type="float">
            <text:p>0</text:p>
          </table:table-cell>
          <table:table-cell table:formula="of:=[.G715]+[.H714]" office:value-type="float" office:value="78000" calcext:value-type="float">
            <text:p>78000</text:p>
          </table:table-cell>
          <table:table-cell table:formula="of:=[.H715]-[.E715]" office:value-type="float" office:value="54700" calcext:value-type="float">
            <text:p>547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5" calcext:value-type="date">
            <text:p>15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jesień</text:p>
          </table:table-cell>
          <table:table-cell table:formula="of:=IF([.B716] = &quot;niedziela&quot;;[.$N$7]*[.J716];0)" office:value-type="float" office:value="150" calcext:value-type="float">
            <text:p>150</text:p>
          </table:table-cell>
          <table:table-cell table:formula="of:=[.E715]+[.D716]" office:value-type="float" office:value="23450" calcext:value-type="float">
            <text:p>23450</text:p>
          </table:table-cell>
          <table:table-cell table:formula="of:=IF(AND(NOT([.B716]=&quot;niedziela&quot;);NOT([.B716]=&quot;sobota&quot;));ROUNDDOWN(VLOOKUP([.C716];[.$M$1:.$N$4];2;0) * [.J716];0);0)" office:value-type="float" office:value="0" calcext:value-type="float">
            <text:p>0</text:p>
          </table:table-cell>
          <table:table-cell table:formula="of:=[.F716]*[.$N$8]" office:value-type="float" office:value="0" calcext:value-type="float">
            <text:p>0</text:p>
          </table:table-cell>
          <table:table-cell table:formula="of:=[.G716]+[.H715]" office:value-type="float" office:value="78000" calcext:value-type="float">
            <text:p>78000</text:p>
          </table:table-cell>
          <table:table-cell table:formula="of:=[.H716]-[.E716]" office:value-type="float" office:value="54550" calcext:value-type="float">
            <text:p>545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6" calcext:value-type="date">
            <text:p>16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jesień</text:p>
          </table:table-cell>
          <table:table-cell table:formula="of:=IF([.B717] = &quot;niedziela&quot;;[.$N$7]*[.J717];0)" office:value-type="float" office:value="0" calcext:value-type="float">
            <text:p>0</text:p>
          </table:table-cell>
          <table:table-cell table:formula="of:=[.E716]+[.D717]" office:value-type="float" office:value="23450" calcext:value-type="float">
            <text:p>23450</text:p>
          </table:table-cell>
          <table:table-cell table:formula="of:=IF(AND(NOT([.B717]=&quot;niedziela&quot;);NOT([.B717]=&quot;sobota&quot;));ROUNDDOWN(VLOOKUP([.C717];[.$M$1:.$N$4];2;0) * [.J717];0);0)" office:value-type="float" office:value="4" calcext:value-type="float">
            <text:p>4</text:p>
          </table:table-cell>
          <table:table-cell table:formula="of:=[.F717]*[.$N$8]" office:value-type="float" office:value="120" calcext:value-type="float">
            <text:p>120</text:p>
          </table:table-cell>
          <table:table-cell table:formula="of:=[.G717]+[.H716]" office:value-type="float" office:value="78120" calcext:value-type="float">
            <text:p>78120</text:p>
          </table:table-cell>
          <table:table-cell table:formula="of:=[.H717]-[.E717]" office:value-type="float" office:value="54670" calcext:value-type="float">
            <text:p>546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7" calcext:value-type="date">
            <text:p>17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jesień</text:p>
          </table:table-cell>
          <table:table-cell table:formula="of:=IF([.B718] = &quot;niedziela&quot;;[.$N$7]*[.J718];0)" office:value-type="float" office:value="0" calcext:value-type="float">
            <text:p>0</text:p>
          </table:table-cell>
          <table:table-cell table:formula="of:=[.E717]+[.D718]" office:value-type="float" office:value="23450" calcext:value-type="float">
            <text:p>23450</text:p>
          </table:table-cell>
          <table:table-cell table:formula="of:=IF(AND(NOT([.B718]=&quot;niedziela&quot;);NOT([.B718]=&quot;sobota&quot;));ROUNDDOWN(VLOOKUP([.C718];[.$M$1:.$N$4];2;0) * [.J718];0);0)" office:value-type="float" office:value="4" calcext:value-type="float">
            <text:p>4</text:p>
          </table:table-cell>
          <table:table-cell table:formula="of:=[.F718]*[.$N$8]" office:value-type="float" office:value="120" calcext:value-type="float">
            <text:p>120</text:p>
          </table:table-cell>
          <table:table-cell table:formula="of:=[.G718]+[.H717]" office:value-type="float" office:value="78240" calcext:value-type="float">
            <text:p>78240</text:p>
          </table:table-cell>
          <table:table-cell table:formula="of:=[.H718]-[.E718]" office:value-type="float" office:value="54790" calcext:value-type="float">
            <text:p>5479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8" calcext:value-type="date">
            <text:p>18.1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jesień</text:p>
          </table:table-cell>
          <table:table-cell table:formula="of:=IF([.B719] = &quot;niedziela&quot;;[.$N$7]*[.J719];0)" office:value-type="float" office:value="0" calcext:value-type="float">
            <text:p>0</text:p>
          </table:table-cell>
          <table:table-cell table:formula="of:=[.E718]+[.D719]" office:value-type="float" office:value="23450" calcext:value-type="float">
            <text:p>23450</text:p>
          </table:table-cell>
          <table:table-cell table:formula="of:=IF(AND(NOT([.B719]=&quot;niedziela&quot;);NOT([.B719]=&quot;sobota&quot;));ROUNDDOWN(VLOOKUP([.C719];[.$M$1:.$N$4];2;0) * [.J719];0);0)" office:value-type="float" office:value="4" calcext:value-type="float">
            <text:p>4</text:p>
          </table:table-cell>
          <table:table-cell table:formula="of:=[.F719]*[.$N$8]" office:value-type="float" office:value="120" calcext:value-type="float">
            <text:p>120</text:p>
          </table:table-cell>
          <table:table-cell table:formula="of:=[.G719]+[.H718]" office:value-type="float" office:value="78360" calcext:value-type="float">
            <text:p>78360</text:p>
          </table:table-cell>
          <table:table-cell table:formula="of:=[.H719]-[.E719]" office:value-type="float" office:value="54910" calcext:value-type="float">
            <text:p>549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19" calcext:value-type="date">
            <text:p>19.1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jesień</text:p>
          </table:table-cell>
          <table:table-cell table:formula="of:=IF([.B720] = &quot;niedziela&quot;;[.$N$7]*[.J720];0)" office:value-type="float" office:value="0" calcext:value-type="float">
            <text:p>0</text:p>
          </table:table-cell>
          <table:table-cell table:formula="of:=[.E719]+[.D720]" office:value-type="float" office:value="23450" calcext:value-type="float">
            <text:p>23450</text:p>
          </table:table-cell>
          <table:table-cell table:formula="of:=IF(AND(NOT([.B720]=&quot;niedziela&quot;);NOT([.B720]=&quot;sobota&quot;));ROUNDDOWN(VLOOKUP([.C720];[.$M$1:.$N$4];2;0) * [.J720];0);0)" office:value-type="float" office:value="4" calcext:value-type="float">
            <text:p>4</text:p>
          </table:table-cell>
          <table:table-cell table:formula="of:=[.F720]*[.$N$8]" office:value-type="float" office:value="120" calcext:value-type="float">
            <text:p>120</text:p>
          </table:table-cell>
          <table:table-cell table:formula="of:=[.G720]+[.H719]" office:value-type="float" office:value="78480" calcext:value-type="float">
            <text:p>78480</text:p>
          </table:table-cell>
          <table:table-cell table:formula="of:=[.H720]-[.E720]" office:value-type="float" office:value="55030" calcext:value-type="float">
            <text:p>5503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0" calcext:value-type="date">
            <text:p>20.1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jesień</text:p>
          </table:table-cell>
          <table:table-cell table:formula="of:=IF([.B721] = &quot;niedziela&quot;;[.$N$7]*[.J721];0)" office:value-type="float" office:value="0" calcext:value-type="float">
            <text:p>0</text:p>
          </table:table-cell>
          <table:table-cell table:formula="of:=[.E720]+[.D721]" office:value-type="float" office:value="23450" calcext:value-type="float">
            <text:p>23450</text:p>
          </table:table-cell>
          <table:table-cell table:formula="of:=IF(AND(NOT([.B721]=&quot;niedziela&quot;);NOT([.B721]=&quot;sobota&quot;));ROUNDDOWN(VLOOKUP([.C721];[.$M$1:.$N$4];2;0) * [.J721];0);0)" office:value-type="float" office:value="4" calcext:value-type="float">
            <text:p>4</text:p>
          </table:table-cell>
          <table:table-cell table:formula="of:=[.F721]*[.$N$8]" office:value-type="float" office:value="120" calcext:value-type="float">
            <text:p>120</text:p>
          </table:table-cell>
          <table:table-cell table:formula="of:=[.G721]+[.H720]" office:value-type="float" office:value="78600" calcext:value-type="float">
            <text:p>78600</text:p>
          </table:table-cell>
          <table:table-cell table:formula="of:=[.H721]-[.E721]" office:value-type="float" office:value="55150" calcext:value-type="float">
            <text:p>551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1" calcext:value-type="date">
            <text:p>21.1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722] = &quot;niedziela&quot;;[.$N$7]*[.J722];0)" office:value-type="float" office:value="0" calcext:value-type="float">
            <text:p>0</text:p>
          </table:table-cell>
          <table:table-cell table:formula="of:=[.E721]+[.D722]" office:value-type="float" office:value="23450" calcext:value-type="float">
            <text:p>23450</text:p>
          </table:table-cell>
          <table:table-cell table:formula="of:=IF(AND(NOT([.B722]=&quot;niedziela&quot;);NOT([.B722]=&quot;sobota&quot;));ROUNDDOWN(VLOOKUP([.C722];[.$M$1:.$N$4];2;0) * [.J722];0);0)" office:value-type="float" office:value="0" calcext:value-type="float">
            <text:p>0</text:p>
          </table:table-cell>
          <table:table-cell table:formula="of:=[.F722]*[.$N$8]" office:value-type="float" office:value="0" calcext:value-type="float">
            <text:p>0</text:p>
          </table:table-cell>
          <table:table-cell table:formula="of:=[.G722]+[.H721]" office:value-type="float" office:value="78600" calcext:value-type="float">
            <text:p>78600</text:p>
          </table:table-cell>
          <table:table-cell table:formula="of:=[.H722]-[.E722]" office:value-type="float" office:value="55150" calcext:value-type="float">
            <text:p>551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2" calcext:value-type="date">
            <text:p>22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723] = &quot;niedziela&quot;;[.$N$7]*[.J723];0)" office:value-type="float" office:value="150" calcext:value-type="float">
            <text:p>150</text:p>
          </table:table-cell>
          <table:table-cell table:formula="of:=[.E722]+[.D723]" office:value-type="float" office:value="23600" calcext:value-type="float">
            <text:p>23600</text:p>
          </table:table-cell>
          <table:table-cell table:formula="of:=IF(AND(NOT([.B723]=&quot;niedziela&quot;);NOT([.B723]=&quot;sobota&quot;));ROUNDDOWN(VLOOKUP([.C723];[.$M$1:.$N$4];2;0) * [.J723];0);0)" office:value-type="float" office:value="0" calcext:value-type="float">
            <text:p>0</text:p>
          </table:table-cell>
          <table:table-cell table:formula="of:=[.F723]*[.$N$8]" office:value-type="float" office:value="0" calcext:value-type="float">
            <text:p>0</text:p>
          </table:table-cell>
          <table:table-cell table:formula="of:=[.G723]+[.H722]" office:value-type="float" office:value="78600" calcext:value-type="float">
            <text:p>78600</text:p>
          </table:table-cell>
          <table:table-cell table:formula="of:=[.H723]-[.E723]" office:value-type="float" office:value="55000" calcext:value-type="float">
            <text:p>550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3" calcext:value-type="date">
            <text:p>23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724] = &quot;niedziela&quot;;[.$N$7]*[.J724];0)" office:value-type="float" office:value="0" calcext:value-type="float">
            <text:p>0</text:p>
          </table:table-cell>
          <table:table-cell table:formula="of:=[.E723]+[.D724]" office:value-type="float" office:value="23600" calcext:value-type="float">
            <text:p>23600</text:p>
          </table:table-cell>
          <table:table-cell table:formula="of:=IF(AND(NOT([.B724]=&quot;niedziela&quot;);NOT([.B724]=&quot;sobota&quot;));ROUNDDOWN(VLOOKUP([.C724];[.$M$1:.$N$4];2;0) * [.J724];0);0)" office:value-type="float" office:value="2" calcext:value-type="float">
            <text:p>2</text:p>
          </table:table-cell>
          <table:table-cell table:formula="of:=[.F724]*[.$N$8]" office:value-type="float" office:value="60" calcext:value-type="float">
            <text:p>60</text:p>
          </table:table-cell>
          <table:table-cell table:formula="of:=[.G724]+[.H723]" office:value-type="float" office:value="78660" calcext:value-type="float">
            <text:p>78660</text:p>
          </table:table-cell>
          <table:table-cell table:formula="of:=[.H724]-[.E724]" office:value-type="float" office:value="55060" calcext:value-type="float">
            <text:p>5506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4" calcext:value-type="date">
            <text:p>24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725] = &quot;niedziela&quot;;[.$N$7]*[.J725];0)" office:value-type="float" office:value="0" calcext:value-type="float">
            <text:p>0</text:p>
          </table:table-cell>
          <table:table-cell table:formula="of:=[.E724]+[.D725]" office:value-type="float" office:value="23600" calcext:value-type="float">
            <text:p>23600</text:p>
          </table:table-cell>
          <table:table-cell table:formula="of:=IF(AND(NOT([.B725]=&quot;niedziela&quot;);NOT([.B725]=&quot;sobota&quot;));ROUNDDOWN(VLOOKUP([.C725];[.$M$1:.$N$4];2;0) * [.J725];0);0)" office:value-type="float" office:value="2" calcext:value-type="float">
            <text:p>2</text:p>
          </table:table-cell>
          <table:table-cell table:formula="of:=[.F725]*[.$N$8]" office:value-type="float" office:value="60" calcext:value-type="float">
            <text:p>60</text:p>
          </table:table-cell>
          <table:table-cell table:formula="of:=[.G725]+[.H724]" office:value-type="float" office:value="78720" calcext:value-type="float">
            <text:p>78720</text:p>
          </table:table-cell>
          <table:table-cell table:formula="of:=[.H725]-[.E725]" office:value-type="float" office:value="55120" calcext:value-type="float">
            <text:p>5512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5" calcext:value-type="date">
            <text:p>25.12.2024</text:p>
          </table:table-cell>
          <table:table-cell office:value-type="string" calcext:value-type="string">
            <text:p>środa</text:p>
          </table:table-cell>
          <table:table-cell office:value-type="string" calcext:value-type="string">
            <text:p>zima</text:p>
          </table:table-cell>
          <table:table-cell table:formula="of:=IF([.B726] = &quot;niedziela&quot;;[.$N$7]*[.J726];0)" office:value-type="float" office:value="0" calcext:value-type="float">
            <text:p>0</text:p>
          </table:table-cell>
          <table:table-cell table:formula="of:=[.E725]+[.D726]" office:value-type="float" office:value="23600" calcext:value-type="float">
            <text:p>23600</text:p>
          </table:table-cell>
          <table:table-cell table:formula="of:=IF(AND(NOT([.B726]=&quot;niedziela&quot;);NOT([.B726]=&quot;sobota&quot;));ROUNDDOWN(VLOOKUP([.C726];[.$M$1:.$N$4];2;0) * [.J726];0);0)" office:value-type="float" office:value="2" calcext:value-type="float">
            <text:p>2</text:p>
          </table:table-cell>
          <table:table-cell table:formula="of:=[.F726]*[.$N$8]" office:value-type="float" office:value="60" calcext:value-type="float">
            <text:p>60</text:p>
          </table:table-cell>
          <table:table-cell table:formula="of:=[.G726]+[.H725]" office:value-type="float" office:value="78780" calcext:value-type="float">
            <text:p>78780</text:p>
          </table:table-cell>
          <table:table-cell table:formula="of:=[.H726]-[.E726]" office:value-type="float" office:value="55180" calcext:value-type="float">
            <text:p>5518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6" calcext:value-type="date">
            <text:p>26.12.2024</text:p>
          </table:table-cell>
          <table:table-cell office:value-type="string" calcext:value-type="string">
            <text:p>czwartek</text:p>
          </table:table-cell>
          <table:table-cell office:value-type="string" calcext:value-type="string">
            <text:p>zima</text:p>
          </table:table-cell>
          <table:table-cell table:formula="of:=IF([.B727] = &quot;niedziela&quot;;[.$N$7]*[.J727];0)" office:value-type="float" office:value="0" calcext:value-type="float">
            <text:p>0</text:p>
          </table:table-cell>
          <table:table-cell table:formula="of:=[.E726]+[.D727]" office:value-type="float" office:value="23600" calcext:value-type="float">
            <text:p>23600</text:p>
          </table:table-cell>
          <table:table-cell table:formula="of:=IF(AND(NOT([.B727]=&quot;niedziela&quot;);NOT([.B727]=&quot;sobota&quot;));ROUNDDOWN(VLOOKUP([.C727];[.$M$1:.$N$4];2;0) * [.J727];0);0)" office:value-type="float" office:value="2" calcext:value-type="float">
            <text:p>2</text:p>
          </table:table-cell>
          <table:table-cell table:formula="of:=[.F727]*[.$N$8]" office:value-type="float" office:value="60" calcext:value-type="float">
            <text:p>60</text:p>
          </table:table-cell>
          <table:table-cell table:formula="of:=[.G727]+[.H726]" office:value-type="float" office:value="78840" calcext:value-type="float">
            <text:p>78840</text:p>
          </table:table-cell>
          <table:table-cell table:formula="of:=[.H727]-[.E727]" office:value-type="float" office:value="55240" calcext:value-type="float">
            <text:p>5524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7" calcext:value-type="date">
            <text:p>27.12.2024</text:p>
          </table:table-cell>
          <table:table-cell office:value-type="string" calcext:value-type="string">
            <text:p>piątek</text:p>
          </table:table-cell>
          <table:table-cell office:value-type="string" calcext:value-type="string">
            <text:p>zima</text:p>
          </table:table-cell>
          <table:table-cell table:formula="of:=IF([.B728] = &quot;niedziela&quot;;[.$N$7]*[.J728];0)" office:value-type="float" office:value="0" calcext:value-type="float">
            <text:p>0</text:p>
          </table:table-cell>
          <table:table-cell table:formula="of:=[.E727]+[.D728]" office:value-type="float" office:value="23600" calcext:value-type="float">
            <text:p>23600</text:p>
          </table:table-cell>
          <table:table-cell table:formula="of:=IF(AND(NOT([.B728]=&quot;niedziela&quot;);NOT([.B728]=&quot;sobota&quot;));ROUNDDOWN(VLOOKUP([.C728];[.$M$1:.$N$4];2;0) * [.J728];0);0)" office:value-type="float" office:value="2" calcext:value-type="float">
            <text:p>2</text:p>
          </table:table-cell>
          <table:table-cell table:formula="of:=[.F728]*[.$N$8]" office:value-type="float" office:value="60" calcext:value-type="float">
            <text:p>60</text:p>
          </table:table-cell>
          <table:table-cell table:formula="of:=[.G728]+[.H727]" office:value-type="float" office:value="78900" calcext:value-type="float">
            <text:p>78900</text:p>
          </table:table-cell>
          <table:table-cell table:formula="of:=[.H728]-[.E728]" office:value-type="float" office:value="55300" calcext:value-type="float">
            <text:p>55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8" calcext:value-type="date">
            <text:p>28.12.2024</text:p>
          </table:table-cell>
          <table:table-cell office:value-type="string" calcext:value-type="string">
            <text:p>sobota</text:p>
          </table:table-cell>
          <table:table-cell office:value-type="string" calcext:value-type="string">
            <text:p>zima</text:p>
          </table:table-cell>
          <table:table-cell table:formula="of:=IF([.B729] = &quot;niedziela&quot;;[.$N$7]*[.J729];0)" office:value-type="float" office:value="0" calcext:value-type="float">
            <text:p>0</text:p>
          </table:table-cell>
          <table:table-cell table:formula="of:=[.E728]+[.D729]" office:value-type="float" office:value="23600" calcext:value-type="float">
            <text:p>23600</text:p>
          </table:table-cell>
          <table:table-cell table:formula="of:=IF(AND(NOT([.B729]=&quot;niedziela&quot;);NOT([.B729]=&quot;sobota&quot;));ROUNDDOWN(VLOOKUP([.C729];[.$M$1:.$N$4];2;0) * [.J729];0);0)" office:value-type="float" office:value="0" calcext:value-type="float">
            <text:p>0</text:p>
          </table:table-cell>
          <table:table-cell table:formula="of:=[.F729]*[.$N$8]" office:value-type="float" office:value="0" calcext:value-type="float">
            <text:p>0</text:p>
          </table:table-cell>
          <table:table-cell table:formula="of:=[.G729]+[.H728]" office:value-type="float" office:value="78900" calcext:value-type="float">
            <text:p>78900</text:p>
          </table:table-cell>
          <table:table-cell table:formula="of:=[.H729]-[.E729]" office:value-type="float" office:value="55300" calcext:value-type="float">
            <text:p>5530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29" calcext:value-type="date">
            <text:p>29.12.2024</text:p>
          </table:table-cell>
          <table:table-cell office:value-type="string" calcext:value-type="string">
            <text:p>niedziela</text:p>
          </table:table-cell>
          <table:table-cell office:value-type="string" calcext:value-type="string">
            <text:p>zima</text:p>
          </table:table-cell>
          <table:table-cell table:formula="of:=IF([.B730] = &quot;niedziela&quot;;[.$N$7]*[.J730];0)" office:value-type="float" office:value="150" calcext:value-type="float">
            <text:p>150</text:p>
          </table:table-cell>
          <table:table-cell table:formula="of:=[.E729]+[.D730]" office:value-type="float" office:value="23750" calcext:value-type="float">
            <text:p>23750</text:p>
          </table:table-cell>
          <table:table-cell table:formula="of:=IF(AND(NOT([.B730]=&quot;niedziela&quot;);NOT([.B730]=&quot;sobota&quot;));ROUNDDOWN(VLOOKUP([.C730];[.$M$1:.$N$4];2;0) * [.J730];0);0)" office:value-type="float" office:value="0" calcext:value-type="float">
            <text:p>0</text:p>
          </table:table-cell>
          <table:table-cell table:formula="of:=[.F730]*[.$N$8]" office:value-type="float" office:value="0" calcext:value-type="float">
            <text:p>0</text:p>
          </table:table-cell>
          <table:table-cell table:formula="of:=[.G730]+[.H729]" office:value-type="float" office:value="78900" calcext:value-type="float">
            <text:p>78900</text:p>
          </table:table-cell>
          <table:table-cell table:formula="of:=[.H730]-[.E730]" office:value-type="float" office:value="55150" calcext:value-type="float">
            <text:p>5515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30" calcext:value-type="date">
            <text:p>30.12.2024</text:p>
          </table:table-cell>
          <table:table-cell office:value-type="string" calcext:value-type="string">
            <text:p>poniedziałek</text:p>
          </table:table-cell>
          <table:table-cell office:value-type="string" calcext:value-type="string">
            <text:p>zima</text:p>
          </table:table-cell>
          <table:table-cell table:formula="of:=IF([.B731] = &quot;niedziela&quot;;[.$N$7]*[.J731];0)" office:value-type="float" office:value="0" calcext:value-type="float">
            <text:p>0</text:p>
          </table:table-cell>
          <table:table-cell table:formula="of:=[.E730]+[.D731]" office:value-type="float" office:value="23750" calcext:value-type="float">
            <text:p>23750</text:p>
          </table:table-cell>
          <table:table-cell table:formula="of:=IF(AND(NOT([.B731]=&quot;niedziela&quot;);NOT([.B731]=&quot;sobota&quot;));ROUNDDOWN(VLOOKUP([.C731];[.$M$1:.$N$4];2;0) * [.J731];0);0)" office:value-type="float" office:value="2" calcext:value-type="float">
            <text:p>2</text:p>
          </table:table-cell>
          <table:table-cell table:formula="of:=[.F731]*[.$N$8]" office:value-type="float" office:value="60" calcext:value-type="float">
            <text:p>60</text:p>
          </table:table-cell>
          <table:table-cell table:formula="of:=[.G731]+[.H730]" office:value-type="float" office:value="78960" calcext:value-type="float">
            <text:p>78960</text:p>
          </table:table-cell>
          <table:table-cell table:formula="of:=[.H731]-[.E731]" office:value-type="float" office:value="55210" calcext:value-type="float">
            <text:p>5521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style-name="ce1" office:value-type="date" office:date-value="2024-12-31" calcext:value-type="date">
            <text:p>31.12.2024</text:p>
          </table:table-cell>
          <table:table-cell office:value-type="string" calcext:value-type="string">
            <text:p>wtorek</text:p>
          </table:table-cell>
          <table:table-cell office:value-type="string" calcext:value-type="string">
            <text:p>zima</text:p>
          </table:table-cell>
          <table:table-cell table:formula="of:=IF([.B732] = &quot;niedziela&quot;;[.$N$7]*[.J732];0)" office:value-type="float" office:value="0" calcext:value-type="float">
            <text:p>0</text:p>
          </table:table-cell>
          <table:table-cell table:formula="of:=[.E731]+[.D732]" office:value-type="float" office:value="23750" calcext:value-type="float">
            <text:p>23750</text:p>
          </table:table-cell>
          <table:table-cell table:formula="of:=IF(AND(NOT([.B732]=&quot;niedziela&quot;);NOT([.B732]=&quot;sobota&quot;));ROUNDDOWN(VLOOKUP([.C732];[.$M$1:.$N$4];2;0) * [.J732];0);0)" office:value-type="float" office:value="2" calcext:value-type="float">
            <text:p>2</text:p>
          </table:table-cell>
          <table:table-cell table:formula="of:=[.F732]*[.$N$8]" office:value-type="float" office:value="60" calcext:value-type="float">
            <text:p>60</text:p>
          </table:table-cell>
          <table:table-cell table:formula="of:=[.G732]+[.H731]" office:value-type="float" office:value="79020" calcext:value-type="float">
            <text:p>79020</text:p>
          </table:table-cell>
          <table:table-cell table:formula="of:=[.H732]-[.E732]" office:value-type="float" office:value="55270" calcext:value-type="float">
            <text:p>55270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1047843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/>
    </number:number-style>
    <number:number-style style:name="N107">
      <style:text-properties fo:color="#ff0000"/>
      <number:text>-</number:text>
      <number:number number:decimal-places="0" number:min-decimal-places="0" number:min-integer-digits="1"/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06">00.00.0000</text:date>, <text:time style:data-style-name="N2" text:time-value="17:09:03.538000000">00:00:00</text:time></text:p>
        </style:region-right>
      </style:header>
      <style:header-left style:display="false"/>
      <style:header-first style:display="false"/>
      <style:footer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2-06T18:39:36.180000000</dc:date>
    <meta:editing-duration>PT8M25S</meta:editing-duration>
    <meta:editing-cycles>4</meta:editing-cycles>
    <meta:generator>LibreOffice/7.3.0.3$Windows_X86_64 LibreOffice_project/0f246aa12d0eee4a0f7adcefbf7c878fc2238db3</meta:generator>
    <meta:document-statistic meta:table-count="3" meta:cell-count="16912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3cm" svg:height="9.001cm" xlink:href=".." xlink:type="simple" chart:class="chart:bar" chart:style-name="ch1">
        <chart:title svg:x="5.864cm" svg:y="0.316cm" chart:style-name="ch2">
          <text:p>Dochód miesięczny </text:p>
        </chart:title>
        <chart:subtitle svg:x="5.34cm" svg:y="1.271cm" chart:style-name="ch3">
          <text:p>dla pierwszego roku symulacji</text:p>
        </chart:subtitle>
        <chart:plot-area chart:style-name="ch4" table:cell-range-address="Arkusz4.A1:Arkusz4.B13" chart:data-source-has-labels="both" svg:x="1.308cm" svg:y="2.138cm" svg:width="14.366cm" svg:height="5.724cm">
          <chart:coordinate-region svg:x="2.663cm" svg:y="2.336cm" svg:width="13.011cm" svg:height="5.329cm"/>
          <chart:axis chart:dimension="x" chart:name="primary-x" chart:style-name="ch5" chartooo:axis-type="auto">
            <chartooo:date-scale/>
            <chart:title svg:x="7.882cm" svg:y="8.042cm" chart:style-name="ch6">
              <text:p>miesiąc</text:p>
            </chart:title>
            <chart:categories table:cell-range-address="Arkusz4.A2:Arkusz4.A13"/>
          </chart:axis>
          <chart:axis chart:dimension="y" chart:name="primary-y" chart:style-name="ch7">
            <chart:title svg:x="0.451cm" svg:y="5.851cm" chart:style-name="ch8">
              <text:p>dochód [zł]</text:p>
            </chart:title>
            <chart:grid chart:style-name="ch9" chart:class="major"/>
          </chart:axis>
          <chart:series chart:style-name="ch10" chart:values-cell-range-address="Arkusz4.B2:Arkusz4.B13" chart:label-cell-address="Arkusz4.B1:Arkusz4.B1" chart:class="chart:bar">
            <chart:data-point chart:repeated="12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ochód miesięczny</text:p>
                <draw:g>
                  <svg:desc>Arkusz4.B1:Arkusz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tyczeń</text:p>
                <draw:g>
                  <svg:desc>Arkusz4.A2:Arkusz4.A13</svg:desc>
                </draw:g>
              </table:table-cell>
              <table:table-cell office:value-type="float" office:value="-7430">
                <text:p>-7430</text:p>
                <draw:g>
                  <svg:desc>Arkusz4.B2:Arkusz4.B13</svg:desc>
                </draw:g>
              </table:table-cell>
            </table:table-row>
            <table:table-row>
              <table:table-cell office:value-type="string">
                <text:p>luty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string">
                <text:p>marzec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kwiecień</text:p>
              </table:table-cell>
              <table:table-cell office:value-type="float" office:value="2250">
                <text:p>2250</text:p>
              </table:table-cell>
            </table:table-row>
            <table:table-row>
              <table:table-cell office:value-type="string">
                <text:p>maj</text:p>
              </table:table-cell>
              <table:table-cell office:value-type="float" office:value="2850">
                <text:p>2850</text:p>
              </table:table-cell>
            </table:table-row>
            <table:table-row>
              <table:table-cell office:value-type="string">
                <text:p>czerwiec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lipiec</text:p>
              </table:table-cell>
              <table:table-cell office:value-type="float" office:value="4920">
                <text:p>4920</text:p>
              </table:table-cell>
            </table:table-row>
            <table:table-row>
              <table:table-cell office:value-type="string">
                <text:p>sierpień</text:p>
              </table:table-cell>
              <table:table-cell office:value-type="float" office:value="5610">
                <text:p>5610</text:p>
              </table:table-cell>
            </table:table-row>
            <table:table-row>
              <table:table-cell office:value-type="string">
                <text:p>wrzesień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październik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listopad</text:p>
              </table:table-cell>
              <table:table-cell office:value-type="float" office:value="2040">
                <text:p>2040</text:p>
              </table:table-cell>
            </table:table-row>
            <table:table-row>
              <table:table-cell office:value-type="string">
                <text:p>grudzień</text:p>
              </table:table-cell>
              <table:table-cell office:value-type="float" office:value="1350">
                <text:p>13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0.3$Windows_X86_64 LibreOffice_project/0f246aa12d0eee4a0f7adcefbf7c878fc2238db3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